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11.38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1.169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2.859cm"/>
    </style:style>
    <style:style style:name="co16" style:family="table-column">
      <style:table-column-properties fo:break-before="auto" style:column-width="0.788cm"/>
    </style:style>
    <style:style style:name="co17" style:family="table-column">
      <style:table-column-properties fo:break-before="auto" style:column-width="3.567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2.424cm"/>
    </style:style>
    <style:style style:name="co22" style:family="table-column">
      <style:table-column-properties fo:break-before="auto" style:column-width="4.392cm"/>
    </style:style>
    <style:style style:name="co23" style:family="table-column">
      <style:table-column-properties fo:break-before="auto" style:column-width="3.249cm"/>
    </style:style>
    <style:style style:name="co24" style:family="table-column">
      <style:table-column-properties fo:break-before="auto" style:column-width="3.14cm"/>
    </style:style>
    <style:style style:name="co25" style:family="table-column">
      <style:table-column-properties fo:break-before="auto" style:column-width="3.676cm"/>
    </style:style>
    <style:style style:name="co26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fo:background-color="#ffff00"/>
    </style:style>
    <style:style style:name="ce11" style:family="table-cell" style:parent-style-name="Default" style:data-style-name="N108">
      <style:table-cell-properties fo:background-color="transparent"/>
    </style:style>
    <style:style style:name="ce8" style:family="table-cell" style:parent-style-name="Default">
      <style:table-cell-properties fo:padding-bottom="0.035cm" fo:padding-left="0.199cm" fo:padding-right="0.035cm" fo:padding-top="0.035cm"/>
    </style:style>
    <style:style style:name="ce14" style:family="table-cell" style:parent-style-name="Default">
      <style:table-cell-properties fo:background-color="#ffff00" fo:padding-bottom="0.035cm" fo:padding-left="0.199cm" fo:padding-right="0.035cm" fo:padding-top="0.035cm"/>
    </style:style>
    <style:style style:name="ce16" style:family="table-cell" style:parent-style-name="Default">
      <style:table-cell-properties fo:background-color="transparent" fo:padding-bottom="0.035cm" fo:padding-left="0.199cm" fo:padding-right="0.035cm" fo:padding-top="0.035cm"/>
    </style:style>
    <style:style style:name="ce5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41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 style:data-style-name="N41"/>
    <style:style style:name="ce73" style:family="table-cell" style:parent-style-name="Default" style:data-style-name="N108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4" style:family="table-cell" style:parent-style-name="Default" style:data-style-name="N108">
      <style:table-cell-properties fo:background-color="transparent" fo:padding-bottom="0.035cm" fo:padding-left="0.049cm" fo:padding-right="0.035cm" fo:padding-top="0.035cm"/>
    </style:style>
    <style:style style:name="ce75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6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78" style:family="table-cell" style:parent-style-name="Default" style:data-style-name="N109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9" style:family="table-cell" style:parent-style-name="Default" style:data-style-name="N109">
      <style:table-cell-properties fo:background-color="transparent" fo:padding-bottom="0.035cm" fo:padding-left="0.049cm" fo:padding-right="0.035cm" fo:padding-top="0.035cm"/>
    </style:style>
    <style:style style:name="ce80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81" style:family="table-cell" style:parent-style-name="Default" style:data-style-name="N41">
      <style:table-cell-properties fo:background-color="transparent" fo:padding-bottom="0.035cm" fo:padding-left="0.049cm" fo:padding-right="0.035cm" fo:padding-top="0.035cm"/>
    </style:style>
    <style:style style:name="ce82" style:family="table-cell" style:parent-style-name="Default" style:data-style-name="N109">
      <style:table-cell-properties fo:background-color="#dddddd" fo:padding-bottom="0.035cm" fo:padding-left="0.049cm" fo:padding-right="0.035cm" fo:padding-top="0.035cm"/>
    </style:style>
    <style:style style:name="ce83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84" style:family="table-cell" style:parent-style-name="Default" style:data-style-name="N112">
      <style:table-cell-properties fo:background-color="transparent" fo:padding-bottom="0.035cm" fo:padding-left="0.049cm" fo:padding-right="0.035cm" fo:padding-top="0.035cm"/>
    </style:style>
    <style:style style:name="ce85" style:family="table-cell" style:parent-style-name="Default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86" style:family="table-cell" style:parent-style-name="Default">
      <style:table-cell-properties fo:padding-bottom="0.035cm" fo:padding-left="0.049cm" fo:padding-right="0.035cm" fo:padding-top="0.035cm"/>
    </style:style>
    <style:style style:name="ce87" style:family="table-cell" style:parent-style-name="Default" style:data-style-name="N112">
      <style:table-cell-properties fo:padding-bottom="0.035cm" fo:padding-left="0.049cm" fo:padding-right="0.035cm" fo:padding-top="0.035cm"/>
    </style:style>
    <style:style style:name="ce88" style:family="table-cell" style:parent-style-name="Default" style:data-style-name="N1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89" style:family="table-cell" style:parent-style-name="Default" style:data-style-name="N1">
      <style:table-cell-properties fo:background-color="transparent" fo:padding-bottom="0.035cm" fo:padding-left="0.049cm" fo:padding-right="0.035cm" fo:padding-top="0.035cm"/>
    </style:style>
    <style:style style:name="ce90" style:family="table-cell" style:parent-style-name="Default" style:data-style-name="N1">
      <style:table-cell-properties fo:padding-bottom="0.035cm" fo:padding-left="0.049cm" fo:padding-right="0.035cm" fo:padding-top="0.035cm"/>
    </style:style>
    <style:style style:name="ce91" style:family="table-cell" style:parent-style-name="Default" style:data-style-name="N107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92" style:family="table-cell" style:parent-style-name="Default" style:data-style-name="N107">
      <style:table-cell-properties fo:padding-bottom="0.035cm" fo:padding-left="0.049cm" fo:padding-right="0.035cm" fo:padding-top="0.035cm"/>
    </style:style>
    <style:style style:name="ce93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9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 3.1 Edit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number-columns-repeated="2" table:default-cell-style-name="ce5"/>
        <table:table-column table:style-name="co1" table:default-cell-style-name="ce6"/>
        <table:table-column table:style-name="co4" table:default-cell-style-name="Default"/>
        <table:table-column table:style-name="co3" table:number-columns-repeated="2" table:default-cell-style-name="ce5"/>
        <table:table-column table:style-name="co1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Run Descrip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C?</text:p>
          </table:table-cell>
          <table:table-cell office:value-type="string" calcext:value-type="string">
            <text:p>Source start</text:p>
          </table:table-cell>
          <table:table-cell office:value-type="string" calcext:value-type="string">
            <text:p>Source end</text:p>
          </table:table-cell>
          <table:table-cell/>
          <table:table-cell office:value-type="string" calcext:value-type="string">
            <text:p>Run Length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table:style-name="ce4"/>
          <table:table-cell office:value-type="string" calcext:value-type="string">
            <text:p>-&gt; background color indicates extra editing, either in text or durations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-&gt; switch between the extended edition and theatrical cu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vie 1</text:p>
          </table:table-cell>
          <table:table-cell table:number-columns-repeated="10"/>
        </table:table-row>
        <table:table-row table:style-name="ro1">
          <table:table-cell table:style-name="ce11" office:value-type="float" office:value="1" calcext:value-type="float">
            <text:p>001</text:p>
          </table:table-cell>
          <table:table-cell office:value-type="string" calcext:value-type="string">
            <text:p>Old Bilbo starts writing</text:p>
          </table:table-cell>
          <table:table-cell table:formula="of:=VLOOKUP([.$A5];RUNOFFSETSv31;3;1)" office:value-type="time" office:time-value="PT00H01M05.026S" calcext:value-type="time">
            <text:p>00:01:05,026</text:p>
          </table:table-cell>
          <table:table-cell table:formula="of:=VLOOKUP([.$A5];RUNOFFSETSv31;4;1)" office:value-type="time" office:time-value="PT00H01M51.155S" calcext:value-type="time">
            <text:p>00:01:51,1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];RUNOFFSETSv31;6;1)" office:value-type="time" office:time-value="PT00H01M04.773S" calcext:value-type="time">
            <text:p>00:01:04,773</text:p>
          </table:table-cell>
          <table:table-cell table:formula="of:=VLOOKUP([.$A5];RUNOFFSETSv31;7;1)" office:value-type="time" office:time-value="PT00H01M50.902S" calcext:value-type="time">
            <text:p>00:01:50,902</text:p>
          </table:table-cell>
          <table:table-cell/>
          <table:table-cell table:style-name="ce5" table:formula="of:=VLOOKUP([.$A5];RUNOFFSETSv31;5;1)" office:value-type="time" office:time-value="PT00H00M46.129S" calcext:value-type="time">
            <text:p>00:00:46,129</text:p>
          </table:table-cell>
          <table:table-cell table:number-columns-repeated="2"/>
        </table:table-row>
        <table:table-row table:style-name="ro1">
          <table:table-cell table:style-name="ce11" office:value-type="float" office:value="2" calcext:value-type="float">
            <text:p>002</text:p>
          </table:table-cell>
          <table:table-cell table:style-name="ce14" office:value-type="string" calcext:value-type="string">
            <text:p>Writes story in Hobbitton</text:p>
          </table:table-cell>
          <table:table-cell table:formula="of:=VLOOKUP([.$A6];RUNOFFSETSv31;3;1)" office:value-type="time" office:time-value="PT00H01M54.079S" calcext:value-type="time">
            <text:p>00:01:54,079</text:p>
          </table:table-cell>
          <table:table-cell table:formula="of:=VLOOKUP([.$A6];RUNOFFSETSv31;4;1)" office:value-type="time" office:time-value="PT00H02M22.857S" calcext:value-type="time">
            <text:p>00:02:22,8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];RUNOFFSETSv31;6;1)" office:value-type="time" office:time-value="PT00H09M08.339S" calcext:value-type="time">
            <text:p>00:09:08,339</text:p>
          </table:table-cell>
          <table:table-cell table:formula="of:=VLOOKUP([.$A6];RUNOFFSETSv31;7;1)" office:value-type="time" office:time-value="PT00H09M37.117S" calcext:value-type="time">
            <text:p>00:09:37,117</text:p>
          </table:table-cell>
          <table:table-cell/>
          <table:table-cell table:style-name="ce5" table:formula="of:=VLOOKUP([.$A6];RUNOFFSETSv31;5;1)" office:value-type="time" office:time-value="PT00H00M28.778S" calcext:value-type="time">
            <text:p>00:00:28,778</text:p>
          </table:table-cell>
          <table:table-cell/>
          <table:table-cell office:value-type="string" calcext:value-type="string">
            <text:p>Last line needs to be short enough, e.g. 2.5s or max 3.5s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Dinner at Bilbo’s and so on until Moria flashback</text:p>
          </table:table-cell>
          <table:table-cell table:formula="of:=VLOOKUP([.$A7];RUNOFFSETSv31;3;1)" office:value-type="time" office:time-value="PT00H02M23.241S" calcext:value-type="time">
            <text:p>00:02:23,241</text:p>
          </table:table-cell>
          <table:table-cell table:formula="of:=VLOOKUP([.$A7];RUNOFFSETSv31;4;1)" office:value-type="time" office:time-value="PT00H39M30.757S" calcext:value-type="time">
            <text:p>00:39:30,7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7];RUNOFFSETSv31;6;1)" office:value-type="time" office:time-value="PT00H12M34.128S" calcext:value-type="time">
            <text:p>00:12:34,128</text:p>
          </table:table-cell>
          <table:table-cell table:formula="of:=VLOOKUP([.$A7];RUNOFFSETSv31;7;1)" office:value-type="time" office:time-value="PT00H49M41.644S" calcext:value-type="time">
            <text:p>00:49:41,644</text:p>
          </table:table-cell>
          <table:table-cell/>
          <table:table-cell table:style-name="ce5" table:formula="of:=VLOOKUP([.$A7];RUNOFFSETSv31;5;1)" office:value-type="time" office:time-value="PT00H37M07.516S" calcext:value-type="time">
            <text:p>00:37:07,5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Rainy day</text:p>
          </table:table-cell>
          <table:table-cell table:formula="of:=VLOOKUP([.$A8];RUNOFFSETSv31;3;1)" office:value-type="time" office:time-value="PT00H39M57.041S" calcext:value-type="time">
            <text:p>00:39:57,041</text:p>
          </table:table-cell>
          <table:table-cell table:formula="of:=VLOOKUP([.$A8];RUNOFFSETSv31;4;1)" office:value-type="time" office:time-value="PT00H40M13.177S" calcext:value-type="time">
            <text:p>00:40:13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8];RUNOFFSETSv31;6;1)" office:value-type="time" office:time-value="PT00H50M27.733S" calcext:value-type="time">
            <text:p>00:50:27,733</text:p>
          </table:table-cell>
          <table:table-cell table:formula="of:=VLOOKUP([.$A8];RUNOFFSETSv31;7;1)" office:value-type="time" office:time-value="PT00H50M43.869S" calcext:value-type="time">
            <text:p>00:50:43,869</text:p>
          </table:table-cell>
          <table:table-cell/>
          <table:table-cell table:style-name="ce5" table:formula="of:=VLOOKUP([.$A8];RUNOFFSETSv31;5;1)" office:value-type="time" office:time-value="PT00H00M16.136S" calcext:value-type="time">
            <text:p>00:00:16,1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Camping near the trolls</text:p>
          </table:table-cell>
          <table:table-cell table:formula="of:=VLOOKUP([.$A9];RUNOFFSETSv31;3;1)" office:value-type="time" office:time-value="PT00H40M26.111S" calcext:value-type="time">
            <text:p>00:40:26,111</text:p>
          </table:table-cell>
          <table:table-cell table:formula="of:=VLOOKUP([.$A9];RUNOFFSETSv31;4;1)" office:value-type="time" office:time-value="PT00H48M13.869S" calcext:value-type="time">
            <text:p>00:48:13,86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9];RUNOFFSETSv31;6;1)" office:value-type="time" office:time-value="PT00H55M29.951S" calcext:value-type="time">
            <text:p>00:55:29,951</text:p>
          </table:table-cell>
          <table:table-cell table:formula="of:=VLOOKUP([.$A9];RUNOFFSETSv31;7;1)" office:value-type="time" office:time-value="PT01H03M17.709S" calcext:value-type="time">
            <text:p>01:03:17,709</text:p>
          </table:table-cell>
          <table:table-cell/>
          <table:table-cell table:style-name="ce5" table:formula="of:=VLOOKUP([.$A9];RUNOFFSETSv31;5;1)" office:value-type="time" office:time-value="PT00H07M47.758S" calcext:value-type="time">
            <text:p>00:07:47,758</text:p>
          </table:table-cell>
          <table:table-cell/>
          <table:table-cell office:value-type="string" calcext:value-type="string">
            <text:p>Ends with closed captions, other languages might end sooner</text:p>
          </table:table-cell>
        </table:table-row>
        <table:table-row table:style-name="ro1">
          <table:table-cell table:style-name="ce11" office:value-type="float" office:value="6" calcext:value-type="float">
            <text:p>006</text:p>
          </table:table-cell>
          <table:table-cell office:value-type="string" calcext:value-type="string">
            <text:p>Fighting, Bilbo releases the ponies</text:p>
          </table:table-cell>
          <table:table-cell table:formula="of:=VLOOKUP([.$A10];RUNOFFSETSv31;3;1)" office:value-type="time" office:time-value="PT00H48M16.328S" calcext:value-type="time">
            <text:p>00:48:16,328</text:p>
          </table:table-cell>
          <table:table-cell table:formula="of:=VLOOKUP([.$A10];RUNOFFSETSv31;4;1)" office:value-type="time" office:time-value="PT00H48M17.912S" calcext:value-type="time">
            <text:p>00:48:17,912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];RUNOFFSETSv31;6;1)" office:value-type="time" office:time-value="PT01H03M26.093S" calcext:value-type="time">
            <text:p>01:03:26,093</text:p>
          </table:table-cell>
          <table:table-cell table:formula="of:=VLOOKUP([.$A10];RUNOFFSETSv31;7;1)" office:value-type="time" office:time-value="PT01H03M27.677S" calcext:value-type="time">
            <text:p>01:03:27,677</text:p>
          </table:table-cell>
          <table:table-cell/>
          <table:table-cell table:style-name="ce5" table:formula="of:=VLOOKUP([.$A10];RUNOFFSETSv31;5;1)" office:value-type="time" office:time-value="PT00H00M01.584S" calcext:value-type="time">
            <text:p>00:00:01,58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7" calcext:value-type="float">
            <text:p>007</text:p>
          </table:table-cell>
          <table:table-cell office:value-type="string" calcext:value-type="string">
            <text:p>Fighting Tom the troll</text:p>
          </table:table-cell>
          <table:table-cell table:formula="of:=VLOOKUP([.$A11];RUNOFFSETSv31;3;1)" office:value-type="time" office:time-value="PT00H48M21.831S" calcext:value-type="time">
            <text:p>00:48:21,831</text:p>
          </table:table-cell>
          <table:table-cell table:formula="of:=VLOOKUP([.$A11];RUNOFFSETSv31;4;1)" office:value-type="time" office:time-value="PT00H48M23.29S" calcext:value-type="time">
            <text:p>00:48:23,290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1];RUNOFFSETSv31;6;1)" office:value-type="time" office:time-value="PT01H03M47.323S" calcext:value-type="time">
            <text:p>01:03:47,323</text:p>
          </table:table-cell>
          <table:table-cell table:formula="of:=VLOOKUP([.$A11];RUNOFFSETSv31;7;1)" office:value-type="time" office:time-value="PT01H03M48.782S" calcext:value-type="time">
            <text:p>01:03:48,782</text:p>
          </table:table-cell>
          <table:table-cell/>
          <table:table-cell table:style-name="ce5" table:formula="of:=VLOOKUP([.$A11];RUNOFFSETSv31;5;1)" office:value-type="time" office:time-value="PT00H00M01.459S" calcext:value-type="time">
            <text:p>00:00:01,459</text:p>
          </table:table-cell>
          <table:table-cell/>
          <table:table-cell office:value-type="string" calcext:value-type="string">
            <text:p>Single line of dialog, not really useful in other languages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Standoff, then capture &amp; aftermath</text:p>
          </table:table-cell>
          <table:table-cell table:formula="of:=VLOOKUP([.$A12];RUNOFFSETSv31;3;1)" office:value-type="time" office:time-value="PT00H48M24.66S" calcext:value-type="time">
            <text:p>00:48:24,660</text:p>
          </table:table-cell>
          <table:table-cell table:formula="of:=VLOOKUP([.$A12];RUNOFFSETSv31;4;1)" office:value-type="time" office:time-value="PT00H52M31.655S" calcext:value-type="time">
            <text:p>00:52:31,6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2];RUNOFFSETSv31;6;1)" office:value-type="time" office:time-value="PT01H04M14.392S" calcext:value-type="time">
            <text:p>01:04:14,392</text:p>
          </table:table-cell>
          <table:table-cell table:formula="of:=VLOOKUP([.$A12];RUNOFFSETSv31;7;1)" office:value-type="time" office:time-value="PT01H08M21.387S" calcext:value-type="time">
            <text:p>01:08:21,387</text:p>
          </table:table-cell>
          <table:table-cell/>
          <table:table-cell table:style-name="ce5" table:formula="of:=VLOOKUP([.$A12];RUNOFFSETSv31;5;1)" office:value-type="time" office:time-value="PT00H04M06.995S" calcext:value-type="time">
            <text:p>00:04:06,99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The troll cave</text:p>
          </table:table-cell>
          <table:table-cell table:formula="of:=VLOOKUP([.$A13];RUNOFFSETSv31;3;1)" office:value-type="time" office:time-value="PT00H52M35.373S" calcext:value-type="time">
            <text:p>00:52:35,373</text:p>
          </table:table-cell>
          <table:table-cell table:formula="of:=VLOOKUP([.$A13];RUNOFFSETSv31;4;1)" office:value-type="time" office:time-value="PT00H55M41.475S" calcext:value-type="time">
            <text:p>00:55:41,47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3];RUNOFFSETSv31;6;1)" office:value-type="time" office:time-value="PT01H08M41.7S" calcext:value-type="time">
            <text:p>01:08:41,700</text:p>
          </table:table-cell>
          <table:table-cell table:formula="of:=VLOOKUP([.$A13];RUNOFFSETSv31;7;1)" office:value-type="time" office:time-value="PT01H11M47.802S" calcext:value-type="time">
            <text:p>01:11:47,802</text:p>
          </table:table-cell>
          <table:table-cell/>
          <table:table-cell table:style-name="ce5" table:formula="of:=VLOOKUP([.$A13];RUNOFFSETSv31;5;1)" office:value-type="time" office:time-value="PT00H03M06.102S" calcext:value-type="time">
            <text:p>00:03:06,1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Journey to Imladris</text:p>
          </table:table-cell>
          <table:table-cell table:formula="of:=VLOOKUP([.$A14];RUNOFFSETSv31;3;1)" office:value-type="time" office:time-value="PT00H56M32.91S" calcext:value-type="time">
            <text:p>00:56:32,910</text:p>
          </table:table-cell>
          <table:table-cell table:formula="of:=VLOOKUP([.$A14];RUNOFFSETSv31;4;1)" office:value-type="time" office:time-value="PT00H59M38.177S" calcext:value-type="time">
            <text:p>00:59:38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4];RUNOFFSETSv31;6;1)" office:value-type="time" office:time-value="PT01H23M01.685S" calcext:value-type="time">
            <text:p>01:23:01,685</text:p>
          </table:table-cell>
          <table:table-cell table:formula="of:=VLOOKUP([.$A14];RUNOFFSETSv31;7;1)" office:value-type="time" office:time-value="PT01H26M06.952S" calcext:value-type="time">
            <text:p>01:26:06,952</text:p>
          </table:table-cell>
          <table:table-cell/>
          <table:table-cell table:style-name="ce5" table:formula="of:=VLOOKUP([.$A14];RUNOFFSETSv31;5;1)" office:value-type="time" office:time-value="PT00H03M05.267S" calcext:value-type="time">
            <text:p>00:03:05,2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Dinner at Elrond’s, checking swords</text:p>
          </table:table-cell>
          <table:table-cell table:formula="of:=VLOOKUP([.$A15];RUNOFFSETSv31;3;1)" office:value-type="time" office:time-value="PT00H59M47.002S" calcext:value-type="time">
            <text:p>00:59:47,002</text:p>
          </table:table-cell>
          <table:table-cell table:formula="of:=VLOOKUP([.$A15];RUNOFFSETSv31;4;1)" office:value-type="time" office:time-value="PT01H01M56.13S" calcext:value-type="time">
            <text:p>01:01:56,13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5];RUNOFFSETSv31;6;1)" office:value-type="time" office:time-value="PT01H26M31.144S" calcext:value-type="time">
            <text:p>01:26:31,144</text:p>
          </table:table-cell>
          <table:table-cell table:formula="of:=VLOOKUP([.$A15];RUNOFFSETSv31;7;1)" office:value-type="time" office:time-value="PT01H28M40.272S" calcext:value-type="time">
            <text:p>01:28:40,272</text:p>
          </table:table-cell>
          <table:table-cell/>
          <table:table-cell table:style-name="ce5" table:formula="of:=VLOOKUP([.$A15];RUNOFFSETSv31;5;1)" office:value-type="time" office:time-value="PT00H02M09.128S" calcext:value-type="time">
            <text:p>00:02:09,1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Elrond asking what they were doing</text:p>
          </table:table-cell>
          <table:table-cell table:formula="of:=VLOOKUP([.$A16];RUNOFFSETSv31;3;1)" office:value-type="time" office:time-value="PT01H01M57.299S" calcext:value-type="time">
            <text:p>01:01:57,299</text:p>
          </table:table-cell>
          <table:table-cell table:formula="of:=VLOOKUP([.$A16];RUNOFFSETSv31;4;1)" office:value-type="time" office:time-value="PT01H02M01.886S" calcext:value-type="time">
            <text:p>01:02:01,88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6];RUNOFFSETSv31;6;1)" office:value-type="time" office:time-value="PT01H28M44.569S" calcext:value-type="time">
            <text:p>01:28:44,569</text:p>
          </table:table-cell>
          <table:table-cell table:formula="of:=VLOOKUP([.$A16];RUNOFFSETSv31;7;1)" office:value-type="time" office:time-value="PT01H28M49.156S" calcext:value-type="time">
            <text:p>01:28:49,156</text:p>
          </table:table-cell>
          <table:table-cell/>
          <table:table-cell table:style-name="ce5" table:formula="of:=VLOOKUP([.$A16];RUNOFFSETSv31;5;1)" office:value-type="time" office:time-value="PT00H00M04.587S" calcext:value-type="time">
            <text:p>00:00:04,58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13" calcext:value-type="float">
            <text:p>013</text:p>
          </table:table-cell>
          <table:table-cell office:value-type="string" calcext:value-type="string">
            <text:p>Seeing Sauron mural</text:p>
          </table:table-cell>
          <table:table-cell table:number-columns-repeated="2"/>
          <table:table-cell table:style-name="ce7" office:value-type="string" calcext:value-type="string">
            <text:p>DEL</text:p>
          </table:table-cell>
          <table:table-cell table:number-columns-repeated="4"/>
          <table:table-cell table:style-name="ce5" table:formula="of:=VLOOKUP([.$A17];RUNOFFSETSv31;5;1)" office:value-type="time" office:time-value="PT00H00M00S" calcext:value-type="time">
            <text:p/>
          </table:table-cell>
          <table:table-cell/>
          <table:table-cell office:value-type="string" calcext:value-type="string">
            <text:p>No captions yet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Deciphering moon-runes</text:p>
          </table:table-cell>
          <table:table-cell table:formula="of:=VLOOKUP([.$A18];RUNOFFSETSv31;3;1)" office:value-type="time" office:time-value="PT01H02M52.6S" calcext:value-type="time">
            <text:p>01:02:52,600</text:p>
          </table:table-cell>
          <table:table-cell table:formula="of:=VLOOKUP([.$A18];RUNOFFSETSv31;4;1)" office:value-type="time" office:time-value="PT01H06M01.245S" calcext:value-type="time">
            <text:p>01:06:01,24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8];RUNOFFSETSv31;6;1)" office:value-type="time" office:time-value="PT01H28M50.325S" calcext:value-type="time">
            <text:p>01:28:50,325</text:p>
          </table:table-cell>
          <table:table-cell table:formula="of:=VLOOKUP([.$A18];RUNOFFSETSv31;7;1)" office:value-type="time" office:time-value="PT01H31M58.97S" calcext:value-type="time">
            <text:p>01:31:58,970</text:p>
          </table:table-cell>
          <table:table-cell/>
          <table:table-cell table:style-name="ce5" table:formula="of:=VLOOKUP([.$A18];RUNOFFSETSv31;5;1)" office:value-type="time" office:time-value="PT00H03M08.645S" calcext:value-type="time">
            <text:p>00:03:08,6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Meanwhile…</text:p>
          </table:table-cell>
          <table:table-cell table:formula="of:=VLOOKUP([.$A19];RUNOFFSETSv31;3;1)" office:value-type="time" office:time-value="PT01H06M02.193S" calcext:value-type="time">
            <text:p>01:06:02,193</text:p>
          </table:table-cell>
          <table:table-cell table:formula="of:=VLOOKUP([.$A19];RUNOFFSETSv31;4;1)" office:value-type="time" office:time-value="PT01H06M04.194S" calcext:value-type="time">
            <text:p>01:06:04,194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9];RUNOFFSETSv31;6;1)" office:value-type="time" office:time-value="PT01H33M43.534S" calcext:value-type="time">
            <text:p>01:33:43,534</text:p>
          </table:table-cell>
          <table:table-cell table:formula="of:=VLOOKUP([.$A19];RUNOFFSETSv31;7;1)" office:value-type="time" office:time-value="PT01H33M45.535S" calcext:value-type="time">
            <text:p>01:33:45,535</text:p>
          </table:table-cell>
          <table:table-cell/>
          <table:table-cell table:style-name="ce5" table:formula="of:=VLOOKUP([.$A19];RUNOFFSETSv31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Dwarves doing their own cooking</text:p>
          </table:table-cell>
          <table:table-cell table:formula="of:=VLOOKUP([.$A20];RUNOFFSETSv31;3;1)" office:value-type="time" office:time-value="PT01H06M07.956S" calcext:value-type="time">
            <text:p>01:06:07,956</text:p>
          </table:table-cell>
          <table:table-cell table:formula="of:=VLOOKUP([.$A20];RUNOFFSETSv31;4;1)" office:value-type="time" office:time-value="PT01H06M26.184S" calcext:value-type="time">
            <text:p>01:06:26,18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0];RUNOFFSETSv31;6;1)" office:value-type="time" office:time-value="PT01H33M49.707S" calcext:value-type="time">
            <text:p>01:33:49,707</text:p>
          </table:table-cell>
          <table:table-cell table:formula="of:=VLOOKUP([.$A20];RUNOFFSETSv31;7;1)" office:value-type="time" office:time-value="PT01H34M07.935S" calcext:value-type="time">
            <text:p>01:34:07,935</text:p>
          </table:table-cell>
          <table:table-cell/>
          <table:table-cell table:style-name="ce5" table:formula="of:=VLOOKUP([.$A20];RUNOFFSETSv31;5;1)" office:value-type="time" office:time-value="PT00H00M18.228S" calcext:value-type="time">
            <text:p>00:00:18,22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Bilbo admiring Imladris</text:p>
          </table:table-cell>
          <table:table-cell table:formula="of:=VLOOKUP([.$A21];RUNOFFSETSv31;3;1)" office:value-type="time" office:time-value="PT01H06M48.88S" calcext:value-type="time">
            <text:p>01:06:48,880</text:p>
          </table:table-cell>
          <table:table-cell table:formula="of:=VLOOKUP([.$A21];RUNOFFSETSv31;4;1)" office:value-type="time" office:time-value="PT01H07M47.434S" calcext:value-type="time">
            <text:p>01:07:47,434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21];RUNOFFSETSv31;6;1)" office:value-type="time" office:time-value="PT01H40M18.76S" calcext:value-type="time">
            <text:p>01:40:18,760</text:p>
          </table:table-cell>
          <table:table-cell table:formula="of:=VLOOKUP([.$A21];RUNOFFSETSv31;7;1)" office:value-type="time" office:time-value="PT01H41M17.314S" calcext:value-type="time">
            <text:p>01:41:17,314</text:p>
          </table:table-cell>
          <table:table-cell/>
          <table:table-cell table:style-name="ce5" table:formula="of:=VLOOKUP([.$A21];RUNOFFSETSv31;5;1)" office:value-type="time" office:time-value="PT00H00M58.554S" calcext:value-type="time">
            <text:p>00:00:58,55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Leaving Imladris</text:p>
          </table:table-cell>
          <table:table-cell table:formula="of:=VLOOKUP([.$A22];RUNOFFSETSv31;3;1)" office:value-type="time" office:time-value="PT01H07M54.479S" calcext:value-type="time">
            <text:p>01:07:54,479</text:p>
          </table:table-cell>
          <table:table-cell table:formula="of:=VLOOKUP([.$A22];RUNOFFSETSv31;4;1)" office:value-type="time" office:time-value="PT01H08M13.705S" calcext:value-type="time">
            <text:p>01:08:13,70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2];RUNOFFSETSv31;6;1)" office:value-type="time" office:time-value="PT01H40M34.737S" calcext:value-type="time">
            <text:p>01:40:34,737</text:p>
          </table:table-cell>
          <table:table-cell table:formula="of:=VLOOKUP([.$A22];RUNOFFSETSv31;7;1)" office:value-type="time" office:time-value="PT01H40M53.963S" calcext:value-type="time">
            <text:p>01:40:53,963</text:p>
          </table:table-cell>
          <table:table-cell/>
          <table:table-cell table:style-name="ce5" table:formula="of:=VLOOKUP([.$A22];RUNOFFSETSv31;5;1)" office:value-type="time" office:time-value="PT00H00M19.226S" calcext:value-type="time">
            <text:p>00:00:19,226</text:p>
          </table:table-cell>
          <table:table-cell table:number-columns-repeated="2"/>
        </table:table-row>
        <table:table-row table:style-name="ro1">
          <table:table-cell table:style-name="ce11" office:value-type="float" office:value="19" calcext:value-type="float">
            <text:p>019</text:p>
          </table:table-cell>
          <table:table-cell office:value-type="string" calcext:value-type="string">
            <text:p>Giants</text:p>
          </table:table-cell>
          <table:table-cell table:formula="of:=VLOOKUP([.$A23];RUNOFFSETSv31;3;1)" office:value-type="time" office:time-value="PT01H09M44.195S" calcext:value-type="time">
            <text:p>01:09:44,195</text:p>
          </table:table-cell>
          <table:table-cell table:formula="of:=VLOOKUP([.$A23];RUNOFFSETSv31;4;1)" office:value-type="time" office:time-value="PT01H10M47.299S" calcext:value-type="time">
            <text:p>01:10:47,2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3];RUNOFFSETSv31;6;1)" office:value-type="time" office:time-value="PT01H44M24.466S" calcext:value-type="time">
            <text:p>01:44:24,466</text:p>
          </table:table-cell>
          <table:table-cell table:formula="of:=VLOOKUP([.$A23];RUNOFFSETSv31;7;1)" office:value-type="time" office:time-value="PT01H45M27.57S" calcext:value-type="time">
            <text:p>01:45:27,570</text:p>
          </table:table-cell>
          <table:table-cell/>
          <table:table-cell table:style-name="ce5" table:formula="of:=VLOOKUP([.$A23];RUNOFFSETSv31;5;1)" office:value-type="time" office:time-value="PT00H01M03.104S" calcext:value-type="time">
            <text:p>00:01:03,104</text:p>
          </table:table-cell>
          <table:table-cell table:number-columns-repeated="2"/>
        </table:table-row>
        <table:table-row table:style-name="ro1">
          <table:table-cell table:style-name="ce11" office:value-type="float" office:value="20" calcext:value-type="float">
            <text:p>020</text:p>
          </table:table-cell>
          <table:table-cell office:value-type="string" calcext:value-type="string">
            <text:p>Giants 2</text:p>
          </table:table-cell>
          <table:table-cell table:formula="of:=VLOOKUP([.$A24];RUNOFFSETSv31;3;1)" office:value-type="time" office:time-value="PT01H10M54.937S" calcext:value-type="time">
            <text:p>01:10:54,937</text:p>
          </table:table-cell>
          <table:table-cell table:formula="of:=VLOOKUP([.$A24];RUNOFFSETSv31;4;1)" office:value-type="time" office:time-value="PT01H10M57.939S" calcext:value-type="time">
            <text:p>01:10:57,93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4];RUNOFFSETSv31;6;1)" office:value-type="time" office:time-value="PT01H46M02.23S" calcext:value-type="time">
            <text:p>01:46:02,230</text:p>
          </table:table-cell>
          <table:table-cell table:formula="of:=VLOOKUP([.$A24];RUNOFFSETSv31;7;1)" office:value-type="time" office:time-value="PT01H46M05.232S" calcext:value-type="time">
            <text:p>01:46:05,232</text:p>
          </table:table-cell>
          <table:table-cell/>
          <table:table-cell table:style-name="ce5" table:formula="of:=VLOOKUP([.$A24];RUNOFFSETSv31;5;1)" office:value-type="time" office:time-value="PT00H00M03.002S" calcext:value-type="time">
            <text:p>00:00:03,002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Giants 3</text:p>
          </table:table-cell>
          <table:table-cell table:formula="of:=VLOOKUP([.$A25];RUNOFFSETSv31;3;1)" office:value-type="time" office:time-value="PT01H11M02.596S" calcext:value-type="time">
            <text:p>01:11:02,596</text:p>
          </table:table-cell>
          <table:table-cell table:formula="of:=VLOOKUP([.$A25];RUNOFFSETSv31;4;1)" office:value-type="time" office:time-value="PT01H11M04.013S" calcext:value-type="time">
            <text:p>01:11:04,013</text:p>
          </table:table-cell>
          <table:table-cell office:value-type="string" calcext:value-type="string">
            <text:p>THE</text:p>
          </table:table-cell>
          <table:table-cell/>
          <table:table-cell table:formula="of:=VLOOKUP([.$A25];RUNOFFSETSv31;6;1)" office:value-type="time" office:time-value="PT01H46M17.204S" calcext:value-type="time">
            <text:p>01:46:17,204</text:p>
          </table:table-cell>
          <table:table-cell table:formula="of:=VLOOKUP([.$A25];RUNOFFSETSv31;7;1)" office:value-type="time" office:time-value="PT01H46M18.621S" calcext:value-type="time">
            <text:p>01:46:18,621</text:p>
          </table:table-cell>
          <table:table-cell/>
          <table:table-cell table:style-name="ce5" table:formula="of:=VLOOKUP([.$A25];RUNOFFSETSv31;5;1)" office:value-type="time" office:time-value="PT00H00M01.417S" calcext:value-type="time">
            <text:p>00:00:01,41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Giants 4 &amp; The cave</text:p>
          </table:table-cell>
          <table:table-cell table:formula="of:=VLOOKUP([.$A26];RUNOFFSETSv31;3;1)" office:value-type="time" office:time-value="PT01H11M26.186S" calcext:value-type="time">
            <text:p>01:11:26,186</text:p>
          </table:table-cell>
          <table:table-cell table:formula="of:=VLOOKUP([.$A26];RUNOFFSETSv31;4;1)" office:value-type="time" office:time-value="PT01H12M57.985S" calcext:value-type="time">
            <text:p>01:12:57,98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6];RUNOFFSETSv31;6;1)" office:value-type="time" office:time-value="PT01H47M20.475S" calcext:value-type="time">
            <text:p>01:47:20,475</text:p>
          </table:table-cell>
          <table:table-cell table:formula="of:=VLOOKUP([.$A26];RUNOFFSETSv31;7;1)" office:value-type="time" office:time-value="PT01H48M52.274S" calcext:value-type="time">
            <text:p>01:48:52,274</text:p>
          </table:table-cell>
          <table:table-cell/>
          <table:table-cell table:style-name="ce5" table:formula="of:=VLOOKUP([.$A26];RUNOFFSETSv31;5;1)" office:value-type="time" office:time-value="PT00H01M31.799S" calcext:value-type="time">
            <text:p>00:01:31,79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Dwarves Snoring</text:p>
          </table:table-cell>
          <table:table-cell table:formula="of:=VLOOKUP([.$A27];RUNOFFSETSv31;3;1)" office:value-type="time" office:time-value="PT01H12M58.199S" calcext:value-type="time">
            <text:p>01:12:58,199</text:p>
          </table:table-cell>
          <table:table-cell table:formula="of:=VLOOKUP([.$A27];RUNOFFSETSv31;4;1)" office:value-type="time" office:time-value="PT01H13M00.2S" calcext:value-type="time">
            <text:p>01:13:00,20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27];RUNOFFSETSv31;6;1)" office:value-type="time" office:time-value="PT01H49M13.171S" calcext:value-type="time">
            <text:p>01:49:13,171</text:p>
          </table:table-cell>
          <table:table-cell table:formula="of:=VLOOKUP([.$A27];RUNOFFSETSv31;7;1)" office:value-type="time" office:time-value="PT01H49M15.172S" calcext:value-type="time">
            <text:p>01:49:15,172</text:p>
          </table:table-cell>
          <table:table-cell/>
          <table:table-cell table:style-name="ce5" table:formula="of:=VLOOKUP([.$A27];RUNOFFSETSv31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Bilbo tries to sneak away, all fall in goblin trap</text:p>
          </table:table-cell>
          <table:table-cell table:formula="of:=VLOOKUP([.$A28];RUNOFFSETSv31;3;1)" office:value-type="time" office:time-value="PT01H13M51.519S" calcext:value-type="time">
            <text:p>01:13:51,519</text:p>
          </table:table-cell>
          <table:table-cell table:formula="of:=VLOOKUP([.$A28];RUNOFFSETSv31;4;1)" office:value-type="time" office:time-value="PT01H19M13.548S" calcext:value-type="time">
            <text:p>01:19:13,548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8];RUNOFFSETSv31;6;1)" office:value-type="time" office:time-value="PT01H50M06.641S" calcext:value-type="time">
            <text:p>01:50:06,641</text:p>
          </table:table-cell>
          <table:table-cell table:formula="of:=VLOOKUP([.$A28];RUNOFFSETSv31;7;1)" office:value-type="time" office:time-value="PT01H55M28.67S" calcext:value-type="time">
            <text:p>01:55:28,670</text:p>
          </table:table-cell>
          <table:table-cell/>
          <table:table-cell table:style-name="ce5" table:formula="of:=VLOOKUP([.$A28];RUNOFFSETSv31;5;1)" office:value-type="time" office:time-value="PT00H05M22.029S" calcext:value-type="time">
            <text:p>00:05:22,02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In The Hall Of The Goblin King</text:p>
          </table:table-cell>
          <table:table-cell table:formula="of:=VLOOKUP([.$A29];RUNOFFSETSv31;3;1)" office:value-type="time" office:time-value="PT01H19M14.683S" calcext:value-type="time">
            <text:p>01:19:14,683</text:p>
          </table:table-cell>
          <table:table-cell table:formula="of:=VLOOKUP([.$A29];RUNOFFSETSv31;4;1)" office:value-type="time" office:time-value="PT01H19M48.799S" calcext:value-type="time">
            <text:p>01:19:48,7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9];RUNOFFSETSv31;6;1)" office:value-type="time" office:time-value="PT02H10M29.071S" calcext:value-type="time">
            <text:p>02:10:29,071</text:p>
          </table:table-cell>
          <table:table-cell table:formula="of:=VLOOKUP([.$A29];RUNOFFSETSv31;7;1)" office:value-type="time" office:time-value="PT02H11M03.187S" calcext:value-type="time">
            <text:p>02:11:03,187</text:p>
          </table:table-cell>
          <table:table-cell/>
          <table:table-cell table:style-name="ce5" table:formula="of:=VLOOKUP([.$A29];RUNOFFSETSv31;5;1)" office:value-type="time" office:time-value="PT00H00M34.116S" calcext:value-type="time">
            <text:p>00:00:34,1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Gandalf to the rescue</text:p>
          </table:table-cell>
          <table:table-cell table:formula="of:=VLOOKUP([.$A30];RUNOFFSETSv31;3;1)" office:value-type="time" office:time-value="PT01H20M18.741S" calcext:value-type="time">
            <text:p>01:20:18,741</text:p>
          </table:table-cell>
          <table:table-cell table:formula="of:=VLOOKUP([.$A30];RUNOFFSETSv31;4;1)" office:value-type="time" office:time-value="PT01H20M48.436S" calcext:value-type="time">
            <text:p>01:20:48,43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0];RUNOFFSETSv31;6;1)" office:value-type="time" office:time-value="PT02H11M35.095S" calcext:value-type="time">
            <text:p>02:11:35,095</text:p>
          </table:table-cell>
          <table:table-cell table:formula="of:=VLOOKUP([.$A30];RUNOFFSETSv31;7;1)" office:value-type="time" office:time-value="PT02H12M04.79S" calcext:value-type="time">
            <text:p>02:12:04,790</text:p>
          </table:table-cell>
          <table:table-cell/>
          <table:table-cell table:style-name="ce5" table:formula="of:=VLOOKUP([.$A30];RUNOFFSETSv31;5;1)" office:value-type="time" office:time-value="PT00H00M29.695S" calcext:value-type="time">
            <text:p>00:00:29,69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Running from kings court</text:p>
          </table:table-cell>
          <table:table-cell table:formula="of:=VLOOKUP([.$A31];RUNOFFSETSv31;3;1)" office:value-type="time" office:time-value="PT01H20M56.336S" calcext:value-type="time">
            <text:p>01:20:56,336</text:p>
          </table:table-cell>
          <table:table-cell table:formula="of:=VLOOKUP([.$A31];RUNOFFSETSv31;4;1)" office:value-type="time" office:time-value="PT01H21M03.342S" calcext:value-type="time">
            <text:p>01:21:03,3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1];RUNOFFSETSv31;6;1)" office:value-type="time" office:time-value="PT02H12M18.221S" calcext:value-type="time">
            <text:p>02:12:18,221</text:p>
          </table:table-cell>
          <table:table-cell table:formula="of:=VLOOKUP([.$A31];RUNOFFSETSv31;7;1)" office:value-type="time" office:time-value="PT02H12M25.227S" calcext:value-type="time">
            <text:p>02:12:25,227</text:p>
          </table:table-cell>
          <table:table-cell/>
          <table:table-cell table:style-name="ce5" table:formula="of:=VLOOKUP([.$A31];RUNOFFSETSv31;5;1)" office:value-type="time" office:time-value="PT00H00M07.006S" calcext:value-type="time">
            <text:p>00:00:07,0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Gollum 1</text:p>
          </table:table-cell>
          <table:table-cell table:formula="of:=VLOOKUP([.$A32];RUNOFFSETSv31;3;1)" office:value-type="time" office:time-value="PT01H21M33.085S" calcext:value-type="time">
            <text:p>01:21:33,085</text:p>
          </table:table-cell>
          <table:table-cell table:formula="of:=VLOOKUP([.$A32];RUNOFFSETSv31;4;1)" office:value-type="time" office:time-value="PT01H21M34.826S" calcext:value-type="time">
            <text:p>01:21:34,826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32];RUNOFFSETSv31;6;1)" office:value-type="time" office:time-value="PT01H58M04.368S" calcext:value-type="time">
            <text:p>01:58:04,368</text:p>
          </table:table-cell>
          <table:table-cell table:formula="of:=VLOOKUP([.$A32];RUNOFFSETSv31;7;1)" office:value-type="time" office:time-value="PT01H58M06.109S" calcext:value-type="time">
            <text:p>01:58:06,109</text:p>
          </table:table-cell>
          <table:table-cell/>
          <table:table-cell table:style-name="ce5" table:formula="of:=VLOOKUP([.$A32];RUNOFFSETSv31;5;1)" office:value-type="time" office:time-value="PT00H00M01.741S" calcext:value-type="time">
            <text:p>00:00:01,74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Gollum 2</text:p>
          </table:table-cell>
          <table:table-cell table:formula="of:=VLOOKUP([.$A33];RUNOFFSETSv31;3;1)" office:value-type="time" office:time-value="PT01H21M34.706S" calcext:value-type="time">
            <text:p>01:21:34,706</text:p>
          </table:table-cell>
          <table:table-cell table:formula="of:=VLOOKUP([.$A33];RUNOFFSETSv31;4;1)" office:value-type="time" office:time-value="PT01H33M12.527S" calcext:value-type="time">
            <text:p>01:33:12,52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3];RUNOFFSETSv31;6;1)" office:value-type="time" office:time-value="PT01H58M45.576S" calcext:value-type="time">
            <text:p>01:58:45,576</text:p>
          </table:table-cell>
          <table:table-cell table:formula="of:=VLOOKUP([.$A33];RUNOFFSETSv31;7;1)" office:value-type="time" office:time-value="PT02H10M23.397S" calcext:value-type="time">
            <text:p>02:10:23,397</text:p>
          </table:table-cell>
          <table:table-cell/>
          <table:table-cell table:style-name="ce5" table:formula="of:=VLOOKUP([.$A33];RUNOFFSETSv31;5;1)" office:value-type="time" office:time-value="PT00H11M37.821S" calcext:value-type="time">
            <text:p>00:11:37,8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Fight to the exit 1</text:p>
          </table:table-cell>
          <table:table-cell table:formula="of:=VLOOKUP([.$A34];RUNOFFSETSv31;3;1)" office:value-type="time" office:time-value="PT01H33M24.426S" calcext:value-type="time">
            <text:p>01:33:24,426</text:p>
          </table:table-cell>
          <table:table-cell table:formula="of:=VLOOKUP([.$A34];RUNOFFSETSv31;4;1)" office:value-type="time" office:time-value="PT01H34M49.093S" calcext:value-type="time">
            <text:p>01:34:49,0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4];RUNOFFSETSv31;6;1)" office:value-type="time" office:time-value="PT02H12M33.528S" calcext:value-type="time">
            <text:p>02:12:33,528</text:p>
          </table:table-cell>
          <table:table-cell table:formula="of:=VLOOKUP([.$A34];RUNOFFSETSv31;7;1)" office:value-type="time" office:time-value="PT02H13M58.195S" calcext:value-type="time">
            <text:p>02:13:58,195</text:p>
          </table:table-cell>
          <table:table-cell/>
          <table:table-cell table:style-name="ce5" table:formula="of:=VLOOKUP([.$A34];RUNOFFSETSv31;5;1)" office:value-type="time" office:time-value="PT00H01M24.667S" calcext:value-type="time">
            <text:p>00:01:24,6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Fight to the exit 2</text:p>
          </table:table-cell>
          <table:table-cell table:formula="of:=VLOOKUP([.$A35];RUNOFFSETSv31;3;1)" office:value-type="time" office:time-value="PT01H35M21.912S" calcext:value-type="time">
            <text:p>01:35:21,912</text:p>
          </table:table-cell>
          <table:table-cell table:formula="of:=VLOOKUP([.$A35];RUNOFFSETSv31;4;1)" office:value-type="time" office:time-value="PT01H35M35.925S" calcext:value-type="time">
            <text:p>01:35:35,9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5];RUNOFFSETSv31;6;1)" office:value-type="time" office:time-value="PT02H15M19.444S" calcext:value-type="time">
            <text:p>02:15:19,444</text:p>
          </table:table-cell>
          <table:table-cell table:formula="of:=VLOOKUP([.$A35];RUNOFFSETSv31;7;1)" office:value-type="time" office:time-value="PT02H15M33.457S" calcext:value-type="time">
            <text:p>02:15:33,457</text:p>
          </table:table-cell>
          <table:table-cell/>
          <table:table-cell table:style-name="ce5" table:formula="of:=VLOOKUP([.$A35];RUNOFFSETSv31;5;1)" office:value-type="time" office:time-value="PT00H00M14.013S" calcext:value-type="time">
            <text:p>00:00:14,0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Fight to the exit 3</text:p>
          </table:table-cell>
          <table:table-cell table:formula="of:=VLOOKUP([.$A36];RUNOFFSETSv31;3;1)" office:value-type="time" office:time-value="PT01H35M45.043S" calcext:value-type="time">
            <text:p>01:35:45,043</text:p>
          </table:table-cell>
          <table:table-cell table:formula="of:=VLOOKUP([.$A36];RUNOFFSETSv31;4;1)" office:value-type="time" office:time-value="PT01H36M10.859S" calcext:value-type="time">
            <text:p>01:36:10,85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6];RUNOFFSETSv31;6;1)" office:value-type="time" office:time-value="PT02H15M53.979S" calcext:value-type="time">
            <text:p>02:15:53,979</text:p>
          </table:table-cell>
          <table:table-cell table:formula="of:=VLOOKUP([.$A36];RUNOFFSETSv31;7;1)" office:value-type="time" office:time-value="PT02H16M19.795S" calcext:value-type="time">
            <text:p>02:16:19,795</text:p>
          </table:table-cell>
          <table:table-cell/>
          <table:table-cell table:style-name="ce5" table:formula="of:=VLOOKUP([.$A36];RUNOFFSETSv31;5;1)" office:value-type="time" office:time-value="PT00H00M25.816S" calcext:value-type="time">
            <text:p>00:00:25,816</text:p>
          </table:table-cell>
          <table:table-cell table:number-columns-repeated="2"/>
        </table:table-row>
        <table:table-row table:style-name="ro1">
          <table:table-cell table:style-name="ce11" office:value-type="float" office:value="33" calcext:value-type="float">
            <text:p>033</text:p>
          </table:table-cell>
          <table:table-cell office:value-type="string" calcext:value-type="string">
            <text:p>Gollum at the exit, Bilbo convinces Thorin</text:p>
          </table:table-cell>
          <table:table-cell table:formula="of:=VLOOKUP([.$A37];RUNOFFSETSv31;3;1)" office:value-type="time" office:time-value="PT01H36M18.951S" calcext:value-type="time">
            <text:p>01:36:18,951</text:p>
          </table:table-cell>
          <table:table-cell table:formula="of:=VLOOKUP([.$A37];RUNOFFSETSv31;4;1)" office:value-type="time" office:time-value="PT01H40M54.309S" calcext:value-type="time">
            <text:p>01:40:54,30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7];RUNOFFSETSv31;6;1)" office:value-type="time" office:time-value="PT02H18M01.231S" calcext:value-type="time">
            <text:p>02:18:01,231</text:p>
          </table:table-cell>
          <table:table-cell table:formula="of:=VLOOKUP([.$A37];RUNOFFSETSv31;7;1)" office:value-type="time" office:time-value="PT02H22M36.589S" calcext:value-type="time">
            <text:p>02:22:36,589</text:p>
          </table:table-cell>
          <table:table-cell/>
          <table:table-cell table:style-name="ce5" table:formula="of:=VLOOKUP([.$A37];RUNOFFSETSv31;5;1)" office:value-type="time" office:time-value="PT00H04M35.358S" calcext:value-type="time">
            <text:p>00:04:35,35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Wargs close in</text:p>
          </table:table-cell>
          <table:table-cell table:formula="of:=VLOOKUP([.$A38];RUNOFFSETSv31;3;1)" office:value-type="time" office:time-value="PT01H41M15.1S" calcext:value-type="time">
            <text:p>01:41:15,100</text:p>
          </table:table-cell>
          <table:table-cell table:formula="of:=VLOOKUP([.$A38];RUNOFFSETSv31;4;1)" office:value-type="time" office:time-value="PT01H41M37.955S" calcext:value-type="time">
            <text:p>01:41:37,9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8];RUNOFFSETSv31;6;1)" office:value-type="time" office:time-value="PT02H23M12.625S" calcext:value-type="time">
            <text:p>02:23:12,625</text:p>
          </table:table-cell>
          <table:table-cell table:formula="of:=VLOOKUP([.$A38];RUNOFFSETSv31;7;1)" office:value-type="time" office:time-value="PT02H23M35.48S" calcext:value-type="time">
            <text:p>02:23:35,480</text:p>
          </table:table-cell>
          <table:table-cell/>
          <table:table-cell table:style-name="ce5" table:formula="of:=VLOOKUP([.$A38];RUNOFFSETSv31;5;1)" office:value-type="time" office:time-value="PT00H00M22.855S" calcext:value-type="time">
            <text:p>00:00:22,855</text:p>
          </table:table-cell>
          <table:table-cell table:number-columns-repeated="2"/>
        </table:table-row>
        <table:table-row table:style-name="ro1">
          <table:table-cell table:style-name="ce11" office:value-type="float" office:value="35" calcext:value-type="float">
            <text:p>035</text:p>
          </table:table-cell>
          <table:table-cell office:value-type="string" calcext:value-type="string">
            <text:p>Into the trees 1</text:p>
          </table:table-cell>
          <table:table-cell table:formula="of:=VLOOKUP([.$A39];RUNOFFSETSv31;3;1)" office:value-type="time" office:time-value="PT01H41M48.23S" calcext:value-type="time">
            <text:p>01:41:48,230</text:p>
          </table:table-cell>
          <table:table-cell table:formula="of:=VLOOKUP([.$A39];RUNOFFSETSv31;4;1)" office:value-type="time" office:time-value="PT01H41M54.61S" calcext:value-type="time">
            <text:p>01:41:54,61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9];RUNOFFSETSv31;6;1)" office:value-type="time" office:time-value="PT02H24M02.008S" calcext:value-type="time">
            <text:p>02:24:02,008</text:p>
          </table:table-cell>
          <table:table-cell table:formula="of:=VLOOKUP([.$A39];RUNOFFSETSv31;7;1)" office:value-type="time" office:time-value="PT02H24M08.388S" calcext:value-type="time">
            <text:p>02:24:08,388</text:p>
          </table:table-cell>
          <table:table-cell/>
          <table:table-cell table:style-name="ce5" table:formula="of:=VLOOKUP([.$A39];RUNOFFSETSv31;5;1)" office:value-type="time" office:time-value="PT00H00M06.38S" calcext:value-type="time">
            <text:p>00:00:06,38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14" office:value-type="string" calcext:value-type="string">
            <text:p>Into the trees 2</text:p>
          </table:table-cell>
          <table:table-cell table:formula="of:=VLOOKUP([.$A40];RUNOFFSETSv31;3;1)" office:value-type="time" office:time-value="PT01H41M58.314S" calcext:value-type="time">
            <text:p>01:41:58,314</text:p>
          </table:table-cell>
          <table:table-cell table:formula="of:=VLOOKUP([.$A40];RUNOFFSETSv31;4;1)" office:value-type="time" office:time-value="PT01H41M59.756S" calcext:value-type="time">
            <text:p>01:41:59,75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0];RUNOFFSETSv31;6;1)" office:value-type="time" office:time-value="PT02H24M18.107S" calcext:value-type="time">
            <text:p>02:24:18,107</text:p>
          </table:table-cell>
          <table:table-cell table:formula="of:=VLOOKUP([.$A40];RUNOFFSETSv31;7;1)" office:value-type="time" office:time-value="PT02H24M19.549S" calcext:value-type="time">
            <text:p>02:24:19,549</text:p>
          </table:table-cell>
          <table:table-cell/>
          <table:table-cell table:style-name="ce5" table:formula="of:=VLOOKUP([.$A40];RUNOFFSETSv31;5;1)" office:value-type="time" office:time-value="PT00H00M01.442S" calcext:value-type="time">
            <text:p>00:00:01,442</text:p>
          </table:table-cell>
          <table:table-cell/>
          <table:table-cell office:value-type="string" calcext:value-type="string">
            <text:p>Single line of dialog, too short to timebox shout</text:p>
          </table:table-cell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Into the trees 3</text:p>
          </table:table-cell>
          <table:table-cell table:formula="of:=VLOOKUP([.$A41];RUNOFFSETSv31;3;1)" office:value-type="time" office:time-value="PT01H42M31.671S" calcext:value-type="time">
            <text:p>01:42:31,671</text:p>
          </table:table-cell>
          <table:table-cell table:formula="of:=VLOOKUP([.$A41];RUNOFFSETSv31;4;1)" office:value-type="time" office:time-value="PT01H42M32.713S" calcext:value-type="time">
            <text:p>01:42:32,713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1];RUNOFFSETSv31;6;1)" office:value-type="time" office:time-value="PT02H24M56.437S" calcext:value-type="time">
            <text:p>02:24:56,437</text:p>
          </table:table-cell>
          <table:table-cell table:formula="of:=VLOOKUP([.$A41];RUNOFFSETSv31;7;1)" office:value-type="time" office:time-value="PT02H24M57.479S" calcext:value-type="time">
            <text:p>02:24:57,479</text:p>
          </table:table-cell>
          <table:table-cell/>
          <table:table-cell table:style-name="ce5" table:formula="of:=VLOOKUP([.$A41];RUNOFFSETSv31;5;1)" office:value-type="time" office:time-value="PT00H00M01.042S" calcext:value-type="time">
            <text:p>00:00:01,042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Into the trees 4</text:p>
          </table:table-cell>
          <table:table-cell table:formula="of:=VLOOKUP([.$A42];RUNOFFSETSv31;3;1)" office:value-type="time" office:time-value="PT01H42M32.881S" calcext:value-type="time">
            <text:p>01:42:32,881</text:p>
          </table:table-cell>
          <table:table-cell table:formula="of:=VLOOKUP([.$A42];RUNOFFSETSv31;4;1)" office:value-type="time" office:time-value="PT01H42M48.02S" calcext:value-type="time">
            <text:p>01:42:48,02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2];RUNOFFSETSv31;6;1)" office:value-type="time" office:time-value="PT02H24M57.647S" calcext:value-type="time">
            <text:p>02:24:57,647</text:p>
          </table:table-cell>
          <table:table-cell table:formula="of:=VLOOKUP([.$A42];RUNOFFSETSv31;7;1)" office:value-type="time" office:time-value="PT02H25M12.786S" calcext:value-type="time">
            <text:p>02:25:12,786</text:p>
          </table:table-cell>
          <table:table-cell/>
          <table:table-cell table:style-name="ce5" table:formula="of:=VLOOKUP([.$A42];RUNOFFSETSv31;5;1)" office:value-type="time" office:time-value="PT00H00M15.139S" calcext:value-type="time">
            <text:p>00:00:15,13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Into the trees 5</text:p>
          </table:table-cell>
          <table:table-cell table:formula="of:=VLOOKUP([.$A43];RUNOFFSETSv31;3;1)" office:value-type="time" office:time-value="PT01H43M19.504S" calcext:value-type="time">
            <text:p>01:43:19,504</text:p>
          </table:table-cell>
          <table:table-cell table:formula="of:=VLOOKUP([.$A43];RUNOFFSETSv31;4;1)" office:value-type="time" office:time-value="PT01H43M22.923S" calcext:value-type="time">
            <text:p>01:43:22,92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3];RUNOFFSETSv31;6;1)" office:value-type="time" office:time-value="PT02H26M43.628S" calcext:value-type="time">
            <text:p>02:26:43,628</text:p>
          </table:table-cell>
          <table:table-cell table:formula="of:=VLOOKUP([.$A43];RUNOFFSETSv31;7;1)" office:value-type="time" office:time-value="PT02H26M47.047S" calcext:value-type="time">
            <text:p>02:26:47,047</text:p>
          </table:table-cell>
          <table:table-cell/>
          <table:table-cell table:style-name="ce5" table:formula="of:=VLOOKUP([.$A43];RUNOFFSETSv31;5;1)" office:value-type="time" office:time-value="PT00H00M03.419S" calcext:value-type="time">
            <text:p>00:00:03,419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Lighting a fire 1</text:p>
          </table:table-cell>
          <table:table-cell table:formula="of:=VLOOKUP([.$A44];RUNOFFSETSv31;3;1)" office:value-type="time" office:time-value="PT01H44M04.252S" calcext:value-type="time">
            <text:p>01:44:04,252</text:p>
          </table:table-cell>
          <table:table-cell table:formula="of:=VLOOKUP([.$A44];RUNOFFSETSv31;4;1)" office:value-type="time" office:time-value="PT01H44M19.642S" calcext:value-type="time">
            <text:p>01:44:19,6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4];RUNOFFSETSv31;6;1)" office:value-type="time" office:time-value="PT02H27M35.304S" calcext:value-type="time">
            <text:p>02:27:35,304</text:p>
          </table:table-cell>
          <table:table-cell table:formula="of:=VLOOKUP([.$A44];RUNOFFSETSv31;7;1)" office:value-type="time" office:time-value="PT02H27M50.694S" calcext:value-type="time">
            <text:p>02:27:50,694</text:p>
          </table:table-cell>
          <table:table-cell/>
          <table:table-cell table:style-name="ce5" table:formula="of:=VLOOKUP([.$A44];RUNOFFSETSv31;5;1)" office:value-type="time" office:time-value="PT00H00M15.39S" calcext:value-type="time">
            <text:p>00:00:15,39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Lighting a fire 2</text:p>
          </table:table-cell>
          <table:table-cell table:formula="of:=VLOOKUP([.$A45];RUNOFFSETSv31;3;1)" office:value-type="time" office:time-value="PT01H44M23.481S" calcext:value-type="time">
            <text:p>01:44:23,481</text:p>
          </table:table-cell>
          <table:table-cell table:formula="of:=VLOOKUP([.$A45];RUNOFFSETSv31;4;1)" office:value-type="time" office:time-value="PT01H44M56.347S" calcext:value-type="time">
            <text:p>01:44:56,34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5];RUNOFFSETSv31;6;1)" office:value-type="time" office:time-value="PT02H28M01.163S" calcext:value-type="time">
            <text:p>02:28:01,163</text:p>
          </table:table-cell>
          <table:table-cell table:formula="of:=VLOOKUP([.$A45];RUNOFFSETSv31;7;1)" office:value-type="time" office:time-value="PT02H28M34.029S" calcext:value-type="time">
            <text:p>02:28:34,029</text:p>
          </table:table-cell>
          <table:table-cell/>
          <table:table-cell table:style-name="ce5" table:formula="of:=VLOOKUP([.$A45];RUNOFFSETSv31;5;1)" office:value-type="time" office:time-value="PT00H00M32.866S" calcext:value-type="time">
            <text:p>00:00:32,86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Eagle rescue 1</text:p>
          </table:table-cell>
          <table:table-cell table:formula="of:=VLOOKUP([.$A46];RUNOFFSETSv31;3;1)" office:value-type="time" office:time-value="PT01H44M59.306S" calcext:value-type="time">
            <text:p>01:44:59,306</text:p>
          </table:table-cell>
          <table:table-cell table:formula="of:=VLOOKUP([.$A46];RUNOFFSETSv31;4;1)" office:value-type="time" office:time-value="PT01H45M00.806S" calcext:value-type="time">
            <text:p>01:45:00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6];RUNOFFSETSv31;6;1)" office:value-type="time" office:time-value="PT02H29M45.059S" calcext:value-type="time">
            <text:p>02:29:45,059</text:p>
          </table:table-cell>
          <table:table-cell table:formula="of:=VLOOKUP([.$A46];RUNOFFSETSv31;7;1)" office:value-type="time" office:time-value="PT02H29M46.559S" calcext:value-type="time">
            <text:p>02:29:46,559</text:p>
          </table:table-cell>
          <table:table-cell/>
          <table:table-cell table:style-name="ce5" table:formula="of:=VLOOKUP([.$A46];RUNOFFSETSv31;5;1)" office:value-type="time" office:time-value="PT00H00M01.5S" calcext:value-type="time">
            <text:p>00:00:01,50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Eagle rescue 2</text:p>
          </table:table-cell>
          <table:table-cell table:formula="of:=VLOOKUP([.$A47];RUNOFFSETSv31;3;1)" office:value-type="time" office:time-value="PT01H45M09.401S" calcext:value-type="time">
            <text:p>01:45:09,401</text:p>
          </table:table-cell>
          <table:table-cell table:formula="of:=VLOOKUP([.$A47];RUNOFFSETSv31;4;1)" office:value-type="time" office:time-value="PT01H45M14.78S" calcext:value-type="time">
            <text:p>01:45:14,78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7];RUNOFFSETSv31;6;1)" office:value-type="time" office:time-value="PT02H32M13.791S" calcext:value-type="time">
            <text:p>02:32:13,791</text:p>
          </table:table-cell>
          <table:table-cell table:formula="of:=VLOOKUP([.$A47];RUNOFFSETSv31;7;1)" office:value-type="time" office:time-value="PT02H32M19.17S" calcext:value-type="time">
            <text:p>02:32:19,170</text:p>
          </table:table-cell>
          <table:table-cell/>
          <table:table-cell table:style-name="ce5" table:formula="of:=VLOOKUP([.$A47];RUNOFFSETSv31;5;1)" office:value-type="time" office:time-value="PT00H00M05.379S" calcext:value-type="time">
            <text:p>00:00:05,379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Eagle rescue 3</text:p>
          </table:table-cell>
          <table:table-cell table:formula="of:=VLOOKUP([.$A48];RUNOFFSETSv31;3;1)" office:value-type="time" office:time-value="PT01H47M20.693S" calcext:value-type="time">
            <text:p>01:47:20,693</text:p>
          </table:table-cell>
          <table:table-cell table:formula="of:=VLOOKUP([.$A48];RUNOFFSETSv31;4;1)" office:value-type="time" office:time-value="PT01H47M46.966S" calcext:value-type="time">
            <text:p>01:47:46,96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8];RUNOFFSETSv31;6;1)" office:value-type="time" office:time-value="PT02H37M19.721S" calcext:value-type="time">
            <text:p>02:37:19,721</text:p>
          </table:table-cell>
          <table:table-cell table:formula="of:=VLOOKUP([.$A48];RUNOFFSETSv31;7;1)" office:value-type="time" office:time-value="PT02H37M45.994S" calcext:value-type="time">
            <text:p>02:37:45,994</text:p>
          </table:table-cell>
          <table:table-cell/>
          <table:table-cell table:style-name="ce5" table:formula="of:=VLOOKUP([.$A48];RUNOFFSETSv31;5;1)" office:value-type="time" office:time-value="PT00H00M26.273S" calcext:value-type="time">
            <text:p>00:00:26,273</text:p>
          </table:table-cell>
          <table:table-cell/>
          <table:table-cell office:value-type="string" calcext:value-type="string">
            <text:p>Last line should end before 01:47:48,194</text:p>
          </table:table-cell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ovie 2</text:p>
          </table:table-cell>
          <table:table-cell table:number-columns-repeated="2"/>
          <table:table-cell table:style-name="ce7"/>
          <table:table-cell table:number-columns-repeated="7"/>
        </table:table-row>
        <table:table-row table:style-name="ro1">
          <table:table-cell table:style-name="ce11" office:value-type="float" office:value="45" calcext:value-type="float">
            <text:p>045</text:p>
          </table:table-cell>
          <table:table-cell table:style-name="ce14" office:value-type="string" calcext:value-type="string">
            <text:p>Discussing Beorn 1</text:p>
          </table:table-cell>
          <table:table-cell table:formula="of:=VLOOKUP([.$A52];RUNOFFSETSv31;3;1)" office:value-type="time" office:time-value="PT01H47M48.194S" calcext:value-type="time">
            <text:p>01:47:48,194</text:p>
          </table:table-cell>
          <table:table-cell table:formula="of:=VLOOKUP([.$A52];RUNOFFSETSv31;4;1)" office:value-type="time" office:time-value="PT01H47M55.534S" calcext:value-type="time">
            <text:p>01:47:55,53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2];RUNOFFSETSv31;6;1)" office:value-type="time" office:time-value="PT00H07M24.654S" calcext:value-type="time">
            <text:p>00:07:24,654</text:p>
          </table:table-cell>
          <table:table-cell table:formula="of:=VLOOKUP([.$A52];RUNOFFSETSv31;7;1)" office:value-type="time" office:time-value="PT00H07M31.994S" calcext:value-type="time">
            <text:p>00:07:31,994</text:p>
          </table:table-cell>
          <table:table-cell/>
          <table:table-cell table:style-name="ce5" table:formula="of:=VLOOKUP([.$A52];RUNOFFSETSv31;5;1)" office:value-type="time" office:time-value="PT00H00M07.34S" calcext:value-type="time">
            <text:p>00:00:07,340</text:p>
          </table:table-cell>
          <table:table-cell/>
          <table:table-cell office:value-type="string" calcext:value-type="string">
            <text:p>Gandalf acts as narrator, needs italics</text:p>
          </table:table-cell>
        </table:table-row>
        <table:table-row table:style-name="ro1">
          <table:table-cell table:style-name="ce11" office:value-type="float" office:value="46" calcext:value-type="float">
            <text:p>046</text:p>
          </table:table-cell>
          <table:table-cell table:style-name="ce14" office:value-type="string" calcext:value-type="string">
            <text:p>Discussing Beorn 2</text:p>
          </table:table-cell>
          <table:table-cell table:formula="of:=VLOOKUP([.$A53];RUNOFFSETSv31;3;1)" office:value-type="time" office:time-value="PT01H47M58.244S" calcext:value-type="time">
            <text:p>01:47:58,244</text:p>
          </table:table-cell>
          <table:table-cell table:formula="of:=VLOOKUP([.$A53];RUNOFFSETSv31;4;1)" office:value-type="time" office:time-value="PT01H48M00.412S" calcext:value-type="time">
            <text:p>01:48:00,41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3];RUNOFFSETSv31;6;1)" office:value-type="time" office:time-value="PT00H09M19.769S" calcext:value-type="time">
            <text:p>00:09:19,769</text:p>
          </table:table-cell>
          <table:table-cell table:formula="of:=VLOOKUP([.$A53];RUNOFFSETSv31;7;1)" office:value-type="time" office:time-value="PT00H09M21.937S" calcext:value-type="time">
            <text:p>00:09:21,937</text:p>
          </table:table-cell>
          <table:table-cell/>
          <table:table-cell table:style-name="ce5" table:formula="of:=VLOOKUP([.$A53];RUNOFFSETSv31;5;1)" office:value-type="time" office:time-value="PT00H00M02.168S" calcext:value-type="time">
            <text:p>00:00:02,168</text:p>
          </table:table-cell>
          <table:table-cell/>
          <table:table-cell office:value-type="string" calcext:value-type="string">
            <text:p>See above</text:p>
          </table:table-cell>
        </table:table-row>
        <table:table-row table:style-name="ro1">
          <table:table-cell table:style-name="ce11" office:value-type="float" office:value="47" calcext:value-type="float">
            <text:p>047</text:p>
          </table:table-cell>
          <table:table-cell table:style-name="ce16" office:value-type="string" calcext:value-type="string">
            <text:p>Camping at Beorn’s</text:p>
          </table:table-cell>
          <table:table-cell table:formula="of:=VLOOKUP([.$A54];RUNOFFSETSv31;3;1)" office:value-type="time" office:time-value="PT01H48M11.861S" calcext:value-type="time">
            <text:p>01:48:11,861</text:p>
          </table:table-cell>
          <table:table-cell table:formula="of:=VLOOKUP([.$A54];RUNOFFSETSv31;4;1)" office:value-type="time" office:time-value="PT01H48M42.701S" calcext:value-type="time">
            <text:p>01:48:42,701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54];RUNOFFSETSv31;6;1)" office:value-type="time" office:time-value="PT00H11M27.354S" calcext:value-type="time">
            <text:p>00:11:27,354</text:p>
          </table:table-cell>
          <table:table-cell table:formula="of:=VLOOKUP([.$A54];RUNOFFSETSv31;7;1)" office:value-type="time" office:time-value="PT00H11M58.194S" calcext:value-type="time">
            <text:p>00:11:58,194</text:p>
          </table:table-cell>
          <table:table-cell/>
          <table:table-cell table:style-name="ce5" table:formula="of:=VLOOKUP([.$A54];RUNOFFSETSv31;5;1)" office:value-type="time" office:time-value="PT00H00M30.84S" calcext:value-type="time">
            <text:p>00:00:30,84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8" calcext:value-type="float">
            <text:p>048</text:p>
          </table:table-cell>
          <table:table-cell table:style-name="ce16" office:value-type="string" calcext:value-type="string">
            <text:p>Beorn shifting back to biped</text:p>
          </table:table-cell>
          <table:table-cell table:formula="of:=VLOOKUP([.$A55];RUNOFFSETSv31;3;1)" office:value-type="time" office:time-value="PT01H48M50.76S" calcext:value-type="time">
            <text:p>01:48:50,760</text:p>
          </table:table-cell>
          <table:table-cell table:formula="of:=VLOOKUP([.$A55];RUNOFFSETSv31;4;1)" office:value-type="time" office:time-value="PT01H49M09.487S" calcext:value-type="time">
            <text:p>01:49:09,487</text:p>
          </table:table-cell>
          <table:table-cell table:style-name="ce15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55];RUNOFFSETSv31;6;1)" office:value-type="time" office:time-value="PT00H15M46.92S" calcext:value-type="time">
            <text:p>00:15:46,920</text:p>
          </table:table-cell>
          <table:table-cell table:formula="of:=VLOOKUP([.$A55];RUNOFFSETSv31;7;1)" office:value-type="time" office:time-value="PT00H16M05.647S" calcext:value-type="time">
            <text:p>00:16:05,647</text:p>
          </table:table-cell>
          <table:table-cell/>
          <table:table-cell table:style-name="ce5" table:formula="of:=VLOOKUP([.$A55];RUNOFFSETSv31;5;1)" office:value-type="time" office:time-value="PT00H00M18.727S" calcext:value-type="time">
            <text:p>00:00:18,72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9" calcext:value-type="float">
            <text:p>049</text:p>
          </table:table-cell>
          <table:table-cell table:style-name="ce16" office:value-type="string" calcext:value-type="string">
            <text:p>Bilbo wakes up by ongoing argument</text:p>
          </table:table-cell>
          <table:table-cell table:formula="of:=VLOOKUP([.$A56];RUNOFFSETSv31;3;1)" office:value-type="time" office:time-value="PT01H49M19.241S" calcext:value-type="time">
            <text:p>01:49:19,241</text:p>
          </table:table-cell>
          <table:table-cell table:formula="of:=VLOOKUP([.$A56];RUNOFFSETSv31;4;1)" office:value-type="time" office:time-value="PT01H49M27.321S" calcext:value-type="time">
            <text:p>01:49:27,32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6];RUNOFFSETSv31;6;1)" office:value-type="time" office:time-value="PT00H16M15.84S" calcext:value-type="time">
            <text:p>00:16:15,840</text:p>
          </table:table-cell>
          <table:table-cell table:formula="of:=VLOOKUP([.$A56];RUNOFFSETSv31;7;1)" office:value-type="time" office:time-value="PT00H16M23.92S" calcext:value-type="time">
            <text:p>00:16:23,920</text:p>
          </table:table-cell>
          <table:table-cell/>
          <table:table-cell table:style-name="ce5" table:formula="of:=VLOOKUP([.$A56];RUNOFFSETSv31;5;1)" office:value-type="time" office:time-value="PT00H00M08.08S" calcext:value-type="time">
            <text:p>00:00:08,080</text:p>
          </table:table-cell>
          <table:table-cell/>
          <table:table-cell office:value-type="string" calcext:value-type="string">
            <text:p>Background conversation might need editing</text:p>
          </table:table-cell>
        </table:table-row>
        <table:table-row table:style-name="ro1">
          <table:table-cell table:style-name="ce11" office:value-type="float" office:value="50" calcext:value-type="float">
            <text:p>050</text:p>
          </table:table-cell>
          <table:table-cell office:value-type="string" calcext:value-type="string">
            <text:p>Tactful introduction</text:p>
          </table:table-cell>
          <table:table-cell table:formula="of:=VLOOKUP([.$A57];RUNOFFSETSv31;3;1)" office:value-type="time" office:time-value="PT01H49M31.115S" calcext:value-type="time">
            <text:p>01:49:31,115</text:p>
          </table:table-cell>
          <table:table-cell table:formula="of:=VLOOKUP([.$A57];RUNOFFSETSv31;4;1)" office:value-type="time" office:time-value="PT01H53M51.761S" calcext:value-type="time">
            <text:p>01:53:51,76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7];RUNOFFSETSv31;6;1)" office:value-type="time" office:time-value="PT00H16M43.12S" calcext:value-type="time">
            <text:p>00:16:43,120</text:p>
          </table:table-cell>
          <table:table-cell table:formula="of:=VLOOKUP([.$A57];RUNOFFSETSv31;7;1)" office:value-type="time" office:time-value="PT00H21M03.766S" calcext:value-type="time">
            <text:p>00:21:03,766</text:p>
          </table:table-cell>
          <table:table-cell/>
          <table:table-cell table:style-name="ce5" table:formula="of:=VLOOKUP([.$A57];RUNOFFSETSv31;5;1)" office:value-type="time" office:time-value="PT00H04M20.646S" calcext:value-type="time">
            <text:p>00:04:20,646</text:p>
          </table:table-cell>
          <table:table-cell table:number-columns-repeated="2"/>
        </table:table-row>
        <table:table-row table:style-name="ro1">
          <table:table-cell table:style-name="ce11" office:value-type="float" office:value="51" calcext:value-type="float">
            <text:p>051</text:p>
          </table:table-cell>
          <table:table-cell office:value-type="string" calcext:value-type="string">
            <text:p>Beorn’s lunch conversation 1</text:p>
          </table:table-cell>
          <table:table-cell table:formula="of:=VLOOKUP([.$A58];RUNOFFSETSv31;3;1)" office:value-type="time" office:time-value="PT01H53M53.176S" calcext:value-type="time">
            <text:p>01:53:53,176</text:p>
          </table:table-cell>
          <table:table-cell table:formula="of:=VLOOKUP([.$A58];RUNOFFSETSv31;4;1)" office:value-type="time" office:time-value="PT01H53M57.806S" calcext:value-type="time">
            <text:p>01:53:57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8];RUNOFFSETSv31;6;1)" office:value-type="time" office:time-value="PT00H15M30.305S" calcext:value-type="time">
            <text:p>00:15:30,305</text:p>
          </table:table-cell>
          <table:table-cell table:formula="of:=VLOOKUP([.$A58];RUNOFFSETSv31;7;1)" office:value-type="time" office:time-value="PT00H15M34.935S" calcext:value-type="time">
            <text:p>00:15:34,935</text:p>
          </table:table-cell>
          <table:table-cell/>
          <table:table-cell table:style-name="ce5" table:formula="of:=VLOOKUP([.$A58];RUNOFFSETSv31;5;1)" office:value-type="time" office:time-value="PT00H00M04.63S" calcext:value-type="time">
            <text:p>00:00:04,630</text:p>
          </table:table-cell>
          <table:table-cell table:number-columns-repeated="2"/>
        </table:table-row>
        <table:table-row table:style-name="ro1">
          <table:table-cell table:style-name="ce11" office:value-type="float" office:value="52" calcext:value-type="float">
            <text:p>052</text:p>
          </table:table-cell>
          <table:table-cell office:value-type="string" calcext:value-type="string">
            <text:p>Beorn’s lunch conversation 2</text:p>
          </table:table-cell>
          <table:table-cell table:formula="of:=VLOOKUP([.$A59];RUNOFFSETSv31;3;1)" office:value-type="time" office:time-value="PT01H53M59.447S" calcext:value-type="time">
            <text:p>01:53:59,447</text:p>
          </table:table-cell>
          <table:table-cell table:formula="of:=VLOOKUP([.$A59];RUNOFFSETSv31;4;1)" office:value-type="time" office:time-value="PT01H55M41.591S" calcext:value-type="time">
            <text:p>01:55:41,591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9];RUNOFFSETSv31;6;1)" office:value-type="time" office:time-value="PT00H15M38.438S" calcext:value-type="time">
            <text:p>00:15:38,438</text:p>
          </table:table-cell>
          <table:table-cell table:formula="of:=VLOOKUP([.$A59];RUNOFFSETSv31;7;1)" office:value-type="time" office:time-value="PT00H17M20.582S" calcext:value-type="time">
            <text:p>00:17:20,582</text:p>
          </table:table-cell>
          <table:table-cell/>
          <table:table-cell table:style-name="ce5" table:formula="of:=VLOOKUP([.$A59];RUNOFFSETSv31;5;1)" office:value-type="time" office:time-value="PT00H01M42.144S" calcext:value-type="time">
            <text:p>00:01:42,144</text:p>
          </table:table-cell>
          <table:table-cell table:number-columns-repeated="2"/>
        </table:table-row>
        <table:table-row table:style-name="ro1">
          <table:table-cell table:style-name="ce11" office:value-type="float" office:value="53" calcext:value-type="float">
            <text:p>053</text:p>
          </table:table-cell>
          <table:table-cell office:value-type="string" calcext:value-type="string">
            <text:p>Elven gate</text:p>
          </table:table-cell>
          <table:table-cell table:formula="of:=VLOOKUP([.$A60];RUNOFFSETSv31;3;1)" office:value-type="time" office:time-value="PT01H56M05.392S" calcext:value-type="time">
            <text:p>01:56:05,392</text:p>
          </table:table-cell>
          <table:table-cell table:formula="of:=VLOOKUP([.$A60];RUNOFFSETSv31;4;1)" office:value-type="time" office:time-value="PT01H57M07.913S" calcext:value-type="time">
            <text:p>01:57:07,91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0];RUNOFFSETSv31;6;1)" office:value-type="time" office:time-value="PT00H17M47.484S" calcext:value-type="time">
            <text:p>00:17:47,484</text:p>
          </table:table-cell>
          <table:table-cell table:formula="of:=VLOOKUP([.$A60];RUNOFFSETSv31;7;1)" office:value-type="time" office:time-value="PT00H18M50.005S" calcext:value-type="time">
            <text:p>00:18:50,005</text:p>
          </table:table-cell>
          <table:table-cell/>
          <table:table-cell table:style-name="ce5" table:formula="of:=VLOOKUP([.$A60];RUNOFFSETSv31;5;1)" office:value-type="time" office:time-value="PT00H01M02.521S" calcext:value-type="time">
            <text:p>00:01:02,521</text:p>
          </table:table-cell>
          <table:table-cell table:number-columns-repeated="2"/>
        </table:table-row>
        <table:table-row table:style-name="ro1">
          <table:table-cell table:style-name="ce11" office:value-type="float" office:value="54" calcext:value-type="float">
            <text:p>054</text:p>
          </table:table-cell>
          <table:table-cell office:value-type="string" calcext:value-type="string">
            <text:p>Company goes in without Gandalf, finds spiders</text:p>
          </table:table-cell>
          <table:table-cell table:formula="of:=VLOOKUP([.$A61];RUNOFFSETSv31;3;1)" office:value-type="time" office:time-value="PT01H57M32.618S" calcext:value-type="time">
            <text:p>01:57:32,618</text:p>
          </table:table-cell>
          <table:table-cell table:formula="of:=VLOOKUP([.$A61];RUNOFFSETSv31;4;1)" office:value-type="time" office:time-value="PT02H07M48.025S" calcext:value-type="time">
            <text:p>02:07:48,0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1];RUNOFFSETSv31;6;1)" office:value-type="time" office:time-value="PT00H19M38.261S" calcext:value-type="time">
            <text:p>00:19:38,261</text:p>
          </table:table-cell>
          <table:table-cell table:formula="of:=VLOOKUP([.$A61];RUNOFFSETSv31;7;1)" office:value-type="time" office:time-value="PT00H29M53.668S" calcext:value-type="time">
            <text:p>00:29:53,668</text:p>
          </table:table-cell>
          <table:table-cell/>
          <table:table-cell table:style-name="ce5" table:formula="of:=VLOOKUP([.$A61];RUNOFFSETSv31;5;1)" office:value-type="time" office:time-value="PT00H10M15.407S" calcext:value-type="time">
            <text:p>00:10:15,407</text:p>
          </table:table-cell>
          <table:table-cell table:number-columns-repeated="2"/>
        </table:table-row>
        <table:table-row table:style-name="ro1">
          <table:table-cell table:style-name="ce11" office:value-type="float" office:value="55" calcext:value-type="float">
            <text:p>055</text:p>
          </table:table-cell>
          <table:table-cell office:value-type="string" calcext:value-type="string">
            <text:p>Bilbo fighting baby critter</text:p>
          </table:table-cell>
          <table:table-cell table:formula="of:=VLOOKUP([.$A62];RUNOFFSETSv31;3;1)" office:value-type="time" office:time-value="PT02H07M56.917S" calcext:value-type="time">
            <text:p>02:07:56,917</text:p>
          </table:table-cell>
          <table:table-cell table:formula="of:=VLOOKUP([.$A62];RUNOFFSETSv31;4;1)" office:value-type="time" office:time-value="PT02H08M25.904S" calcext:value-type="time">
            <text:p>02:08:25,90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2];RUNOFFSETSv31;6;1)" office:value-type="time" office:time-value="PT00H30M15.273S" calcext:value-type="time">
            <text:p>00:30:15,273</text:p>
          </table:table-cell>
          <table:table-cell table:formula="of:=VLOOKUP([.$A62];RUNOFFSETSv31;7;1)" office:value-type="time" office:time-value="PT00H30M44.26S" calcext:value-type="time">
            <text:p>00:30:44,260</text:p>
          </table:table-cell>
          <table:table-cell/>
          <table:table-cell table:style-name="ce5" table:formula="of:=VLOOKUP([.$A62];RUNOFFSETSv31;5;1)" office:value-type="time" office:time-value="PT00H00M28.987S" calcext:value-type="time">
            <text:p>00:00:28,987</text:p>
          </table:table-cell>
          <table:table-cell table:number-columns-repeated="2"/>
        </table:table-row>
        <table:table-row table:style-name="ro1">
          <table:table-cell table:style-name="ce11" office:value-type="float" office:value="56" calcext:value-type="float">
            <text:p>056</text:p>
          </table:table-cell>
          <table:table-cell office:value-type="string" calcext:value-type="string">
            <text:p>Bilbo catching his breath</text:p>
          </table:table-cell>
          <table:table-cell table:formula="of:=VLOOKUP([.$A63];RUNOFFSETSv31;3;1)" office:value-type="time" office:time-value="PT02H08M38.278S" calcext:value-type="time">
            <text:p>02:08:38,278</text:p>
          </table:table-cell>
          <table:table-cell table:formula="of:=VLOOKUP([.$A63];RUNOFFSETSv31;4;1)" office:value-type="time" office:time-value="PT02H08M40.197S" calcext:value-type="time">
            <text:p>02:08:40,197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3];RUNOFFSETSv31;6;1)" office:value-type="time" office:time-value="PT00H31M10.411S" calcext:value-type="time">
            <text:p>00:31:10,411</text:p>
          </table:table-cell>
          <table:table-cell table:formula="of:=VLOOKUP([.$A63];RUNOFFSETSv31;7;1)" office:value-type="time" office:time-value="PT00H31M12.33S" calcext:value-type="time">
            <text:p>00:31:12,330</text:p>
          </table:table-cell>
          <table:table-cell/>
          <table:table-cell table:style-name="ce5" table:formula="of:=VLOOKUP([.$A63];RUNOFFSETSv31;5;1)" office:value-type="time" office:time-value="PT00H00M01.919S" calcext:value-type="time">
            <text:p>00:00:01,919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57" calcext:value-type="float">
            <text:p>057</text:p>
          </table:table-cell>
          <table:table-cell office:value-type="string" calcext:value-type="string">
            <text:p>Bilbo being disgusted, here come the elves</text:p>
          </table:table-cell>
          <table:table-cell table:formula="of:=VLOOKUP([.$A64];RUNOFFSETSv31;3;1)" office:value-type="time" office:time-value="PT02H08M47.713S" calcext:value-type="time">
            <text:p>02:08:47,713</text:p>
          </table:table-cell>
          <table:table-cell table:formula="of:=VLOOKUP([.$A64];RUNOFFSETSv31;4;1)" office:value-type="time" office:time-value="PT02H09M51.693S" calcext:value-type="time">
            <text:p>02:09:51,6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4];RUNOFFSETSv31;6;1)" office:value-type="time" office:time-value="PT00H31M20.046S" calcext:value-type="time">
            <text:p>00:31:20,046</text:p>
          </table:table-cell>
          <table:table-cell table:formula="of:=VLOOKUP([.$A64];RUNOFFSETSv31;7;1)" office:value-type="time" office:time-value="PT00H32M24.026S" calcext:value-type="time">
            <text:p>00:32:24,026</text:p>
          </table:table-cell>
          <table:table-cell/>
          <table:table-cell table:style-name="ce5" table:formula="of:=VLOOKUP([.$A64];RUNOFFSETSv31;5;1)" office:value-type="time" office:time-value="PT00H01M03.98S" calcext:value-type="time">
            <text:p>00:01:03,980</text:p>
          </table:table-cell>
          <table:table-cell table:number-columns-repeated="2"/>
        </table:table-row>
        <table:table-row table:style-name="ro1">
          <table:table-cell table:style-name="ce11" office:value-type="float" office:value="58" calcext:value-type="float">
            <text:p>058</text:p>
          </table:table-cell>
          <table:table-cell table:style-name="ce16" office:value-type="string" calcext:value-type="string">
            <text:p>Elves take prisoners</text:p>
          </table:table-cell>
          <table:table-cell table:formula="of:=VLOOKUP([.$A65];RUNOFFSETSv31;3;1)" office:value-type="time" office:time-value="PT02H09M52.116S" calcext:value-type="time">
            <text:p>02:09:52,116</text:p>
          </table:table-cell>
          <table:table-cell table:formula="of:=VLOOKUP([.$A65];RUNOFFSETSv31;4;1)" office:value-type="time" office:time-value="PT02H12M13.757S" calcext:value-type="time">
            <text:p>02:12:13,757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5];RUNOFFSETSv31;6;1)" office:value-type="time" office:time-value="PT00H33M03.441S" calcext:value-type="time">
            <text:p>00:33:03,441</text:p>
          </table:table-cell>
          <table:table-cell table:formula="of:=VLOOKUP([.$A65];RUNOFFSETSv31;7;1)" office:value-type="time" office:time-value="PT00H35M25.082S" calcext:value-type="time">
            <text:p>00:35:25,082</text:p>
          </table:table-cell>
          <table:table-cell/>
          <table:table-cell table:style-name="ce5" table:formula="of:=VLOOKUP([.$A65];RUNOFFSETSv31;5;1)" office:value-type="time" office:time-value="PT00H02M21.641S" calcext:value-type="time">
            <text:p>00:02:21,641</text:p>
          </table:table-cell>
          <table:table-cell/>
          <table:table-cell office:value-type="string" calcext:value-type="string">
            <text:p>Subtitle at end might need to be edited</text:p>
          </table:table-cell>
        </table:table-row>
        <table:table-row table:style-name="ro1">
          <table:table-cell table:style-name="ce11" office:value-type="float" office:value="59" calcext:value-type="float">
            <text:p>059</text:p>
          </table:table-cell>
          <table:table-cell office:value-type="string" calcext:value-type="string">
            <text:p>In the king’s hold</text:p>
          </table:table-cell>
          <table:table-cell table:formula="of:=VLOOKUP([.$A66];RUNOFFSETSv31;3;1)" office:value-type="time" office:time-value="PT02H12M23.95S" calcext:value-type="time">
            <text:p>02:12:23,950</text:p>
          </table:table-cell>
          <table:table-cell table:formula="of:=VLOOKUP([.$A66];RUNOFFSETSv31;4;1)" office:value-type="time" office:time-value="PT02H15M44.901S" calcext:value-type="time">
            <text:p>02:15:44,90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6];RUNOFFSETSv31;6;1)" office:value-type="time" office:time-value="PT00H36M12.338S" calcext:value-type="time">
            <text:p>00:36:12,338</text:p>
          </table:table-cell>
          <table:table-cell table:formula="of:=VLOOKUP([.$A66];RUNOFFSETSv31;7;1)" office:value-type="time" office:time-value="PT00H39M33.289S" calcext:value-type="time">
            <text:p>00:39:33,289</text:p>
          </table:table-cell>
          <table:table-cell/>
          <table:table-cell table:style-name="ce5" table:formula="of:=VLOOKUP([.$A66];RUNOFFSETSv31;5;1)" office:value-type="time" office:time-value="PT00H03M20.951S" calcext:value-type="time">
            <text:p>00:03:20,951</text:p>
          </table:table-cell>
          <table:table-cell table:number-columns-repeated="2"/>
        </table:table-row>
        <table:table-row table:style-name="ro1">
          <table:table-cell table:style-name="ce11" office:value-type="float" office:value="60" calcext:value-type="float">
            <text:p>060</text:p>
          </table:table-cell>
          <table:table-cell office:value-type="string" calcext:value-type="string">
            <text:p>Bilbo frees dwarves</text:p>
          </table:table-cell>
          <table:table-cell table:formula="of:=VLOOKUP([.$A67];RUNOFFSETSv31;3;1)" office:value-type="time" office:time-value="PT02H15M48.784S" calcext:value-type="time">
            <text:p>02:15:48,784</text:p>
          </table:table-cell>
          <table:table-cell table:formula="of:=VLOOKUP([.$A67];RUNOFFSETSv31;4;1)" office:value-type="time" office:time-value="PT02H17M22.461S" calcext:value-type="time">
            <text:p>02:17:22,46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7];RUNOFFSETSv31;6;1)" office:value-type="time" office:time-value="PT00H44M28.333S" calcext:value-type="time">
            <text:p>00:44:28,333</text:p>
          </table:table-cell>
          <table:table-cell table:formula="of:=VLOOKUP([.$A67];RUNOFFSETSv31;7;1)" office:value-type="time" office:time-value="PT00H46M02.01S" calcext:value-type="time">
            <text:p>00:46:02,010</text:p>
          </table:table-cell>
          <table:table-cell/>
          <table:table-cell table:style-name="ce5" table:formula="of:=VLOOKUP([.$A67];RUNOFFSETSv31;5;1)" office:value-type="time" office:time-value="PT00H01M33.677S" calcext:value-type="time">
            <text:p>00:01:33,677</text:p>
          </table:table-cell>
          <table:table-cell table:number-columns-repeated="2"/>
        </table:table-row>
        <table:table-row table:style-name="ro1">
          <table:table-cell table:style-name="ce11" office:value-type="float" office:value="61" calcext:value-type="float">
            <text:p>061</text:p>
          </table:table-cell>
          <table:table-cell office:value-type="string" calcext:value-type="string">
            <text:p>Guard discovers missing dwarves</text:p>
          </table:table-cell>
          <table:table-cell table:formula="of:=VLOOKUP([.$A68];RUNOFFSETSv31;3;1)" office:value-type="time" office:time-value="PT02H17M25.785S" calcext:value-type="time">
            <text:p>02:17:25,785</text:p>
          </table:table-cell>
          <table:table-cell table:formula="of:=VLOOKUP([.$A68];RUNOFFSETSv31;4;1)" office:value-type="time" office:time-value="PT02H17M27.036S" calcext:value-type="time">
            <text:p>02:17:27,036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8];RUNOFFSETSv31;6;1)" office:value-type="time" office:time-value="PT00H46M17.025S" calcext:value-type="time">
            <text:p>00:46:17,025</text:p>
          </table:table-cell>
          <table:table-cell table:formula="of:=VLOOKUP([.$A68];RUNOFFSETSv31;7;1)" office:value-type="time" office:time-value="PT00H46M18.276S" calcext:value-type="time">
            <text:p>00:46:18,276</text:p>
          </table:table-cell>
          <table:table-cell/>
          <table:table-cell table:style-name="ce5" table:formula="of:=VLOOKUP([.$A68];RUNOFFSETSv31;5;1)" office:value-type="time" office:time-value="PT00H00M01.251S" calcext:value-type="time">
            <text:p>00:00:01,25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2" calcext:value-type="float">
            <text:p>062</text:p>
          </table:table-cell>
          <table:table-cell office:value-type="string" calcext:value-type="string">
            <text:p>The big escape</text:p>
          </table:table-cell>
          <table:table-cell table:formula="of:=VLOOKUP([.$A69];RUNOFFSETSv31;3;1)" office:value-type="time" office:time-value="PT02H17M27.472S" calcext:value-type="time">
            <text:p>02:17:27,472</text:p>
          </table:table-cell>
          <table:table-cell table:formula="of:=VLOOKUP([.$A69];RUNOFFSETSv31;4;1)" office:value-type="time" office:time-value="PT02H19M41.439S" calcext:value-type="time">
            <text:p>02:19:41,439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9];RUNOFFSETSv31;6;1)" office:value-type="time" office:time-value="PT00H46M18.902S" calcext:value-type="time">
            <text:p>00:46:18,902</text:p>
          </table:table-cell>
          <table:table-cell table:formula="of:=VLOOKUP([.$A69];RUNOFFSETSv31;7;1)" office:value-type="time" office:time-value="PT00H48M32.869S" calcext:value-type="time">
            <text:p>00:48:32,869</text:p>
          </table:table-cell>
          <table:table-cell/>
          <table:table-cell table:style-name="ce5" table:formula="of:=VLOOKUP([.$A69];RUNOFFSETSv31;5;1)" office:value-type="time" office:time-value="PT00H02M13.967S" calcext:value-type="time">
            <text:p>00:02:13,967</text:p>
          </table:table-cell>
          <table:table-cell table:number-columns-repeated="2"/>
        </table:table-row>
        <table:table-row table:style-name="ro1">
          <table:table-cell table:style-name="ce11" office:value-type="float" office:value="63" calcext:value-type="float">
            <text:p>063</text:p>
          </table:table-cell>
          <table:table-cell office:value-type="string" calcext:value-type="string">
            <text:p>Getting ashore</text:p>
          </table:table-cell>
          <table:table-cell table:formula="of:=VLOOKUP([.$A70];RUNOFFSETSv31;3;1)" office:value-type="time" office:time-value="PT02H20M06.018S" calcext:value-type="time">
            <text:p>02:20:06,018</text:p>
          </table:table-cell>
          <table:table-cell table:formula="of:=VLOOKUP([.$A70];RUNOFFSETSv31;4;1)" office:value-type="time" office:time-value="PT02H20M19.49S" calcext:value-type="time">
            <text:p>02:20:19,490</text:p>
          </table:table-cell>
          <table:table-cell office:value-type="string" calcext:value-type="string">
            <text:p>THE</text:p>
          </table:table-cell>
          <table:table-cell/>
          <table:table-cell table:formula="of:=VLOOKUP([.$A70];RUNOFFSETSv31;6;1)" office:value-type="time" office:time-value="PT00H58M56.701S" calcext:value-type="time">
            <text:p>00:58:56,701</text:p>
          </table:table-cell>
          <table:table-cell table:formula="of:=VLOOKUP([.$A70];RUNOFFSETSv31;7;1)" office:value-type="time" office:time-value="PT00H59M10.173S" calcext:value-type="time">
            <text:p>00:59:10,173</text:p>
          </table:table-cell>
          <table:table-cell/>
          <table:table-cell table:style-name="ce5" table:formula="of:=VLOOKUP([.$A70];RUNOFFSETSv31;5;1)" office:value-type="time" office:time-value="PT00H00M13.472S" calcext:value-type="time">
            <text:p>00:00:13,472</text:p>
          </table:table-cell>
          <table:table-cell table:number-columns-repeated="2"/>
        </table:table-row>
        <table:table-row table:style-name="ro1">
          <table:table-cell table:style-name="ce11" office:value-type="float" office:value="64" calcext:value-type="float">
            <text:p>064</text:p>
          </table:table-cell>
          <table:table-cell office:value-type="string" calcext:value-type="string">
            <text:p>Meet Bard</text:p>
          </table:table-cell>
          <table:table-cell table:formula="of:=VLOOKUP([.$A71];RUNOFFSETSv31;3;1)" office:value-type="time" office:time-value="PT02H20M40.132S" calcext:value-type="time">
            <text:p>02:20:40,132</text:p>
          </table:table-cell>
          <table:table-cell table:formula="of:=VLOOKUP([.$A71];RUNOFFSETSv31;4;1)" office:value-type="time" office:time-value="PT02H22M34.205S" calcext:value-type="time">
            <text:p>02:22:34,205</text:p>
          </table:table-cell>
          <table:table-cell office:value-type="string" calcext:value-type="string">
            <text:p>THE</text:p>
          </table:table-cell>
          <table:table-cell/>
          <table:table-cell table:formula="of:=VLOOKUP([.$A71];RUNOFFSETSv31;6;1)" office:value-type="time" office:time-value="PT01H00M07.271S" calcext:value-type="time">
            <text:p>01:00:07,271</text:p>
          </table:table-cell>
          <table:table-cell table:formula="of:=VLOOKUP([.$A71];RUNOFFSETSv31;7;1)" office:value-type="time" office:time-value="PT01H02M01.344S" calcext:value-type="time">
            <text:p>01:02:01,344</text:p>
          </table:table-cell>
          <table:table-cell/>
          <table:table-cell table:style-name="ce5" table:formula="of:=VLOOKUP([.$A71];RUNOFFSETSv31;5;1)" office:value-type="time" office:time-value="PT00H01M54.073S" calcext:value-type="time">
            <text:p>00:01:54,073</text:p>
          </table:table-cell>
          <table:table-cell table:number-columns-repeated="2"/>
        </table:table-row>
        <table:table-row table:style-name="ro1">
          <table:table-cell table:style-name="ce11" office:value-type="float" office:value="65" calcext:value-type="float">
            <text:p>065</text:p>
          </table:table-cell>
          <table:table-cell office:value-type="string" calcext:value-type="string">
            <text:p>Smuggled into Lake Town</text:p>
          </table:table-cell>
          <table:table-cell table:formula="of:=VLOOKUP([.$A72];RUNOFFSETSv31;3;1)" office:value-type="time" office:time-value="PT02H22M53.414S" calcext:value-type="time">
            <text:p>02:22:53,414</text:p>
          </table:table-cell>
          <table:table-cell table:formula="of:=VLOOKUP([.$A72];RUNOFFSETSv31;4;1)" office:value-type="time" office:time-value="PT02H26M05.189S" calcext:value-type="time">
            <text:p>02:26:05,189</text:p>
          </table:table-cell>
          <table:table-cell office:value-type="string" calcext:value-type="string">
            <text:p>THE</text:p>
          </table:table-cell>
          <table:table-cell/>
          <table:table-cell table:formula="of:=VLOOKUP([.$A72];RUNOFFSETSv31;6;1)" office:value-type="time" office:time-value="PT01H06M27.902S" calcext:value-type="time">
            <text:p>01:06:27,902</text:p>
          </table:table-cell>
          <table:table-cell table:formula="of:=VLOOKUP([.$A72];RUNOFFSETSv31;7;1)" office:value-type="time" office:time-value="PT01H09M39.677S" calcext:value-type="time">
            <text:p>01:09:39,677</text:p>
          </table:table-cell>
          <table:table-cell/>
          <table:table-cell table:style-name="ce5" table:formula="of:=VLOOKUP([.$A72];RUNOFFSETSv31;5;1)" office:value-type="time" office:time-value="PT00H03M11.775S" calcext:value-type="time">
            <text:p>00:03:11,775</text:p>
          </table:table-cell>
          <table:table-cell table:number-columns-repeated="2"/>
        </table:table-row>
        <table:table-row table:style-name="ro1">
          <table:table-cell table:style-name="ce11" office:value-type="float" office:value="66" calcext:value-type="float">
            <text:p>066</text:p>
          </table:table-cell>
          <table:table-cell office:value-type="string" calcext:value-type="string">
            <text:p>Raise the gate</text:p>
          </table:table-cell>
          <table:table-cell table:formula="of:=VLOOKUP([.$A73];RUNOFFSETSv31;3;1)" office:value-type="time" office:time-value="PT02H26M05.513S" calcext:value-type="time">
            <text:p>02:26:05,513</text:p>
          </table:table-cell>
          <table:table-cell table:formula="of:=VLOOKUP([.$A73];RUNOFFSETSv31;4;1)" office:value-type="time" office:time-value="PT02H26M06.639S" calcext:value-type="time">
            <text:p>02:26:06,639</text:p>
          </table:table-cell>
          <table:table-cell office:value-type="string" calcext:value-type="string">
            <text:p>THE</text:p>
          </table:table-cell>
          <table:table-cell/>
          <table:table-cell table:formula="of:=VLOOKUP([.$A73];RUNOFFSETSv31;6;1)" office:value-type="time" office:time-value="PT01H11M01.842S" calcext:value-type="time">
            <text:p>01:11:01,842</text:p>
          </table:table-cell>
          <table:table-cell table:formula="of:=VLOOKUP([.$A73];RUNOFFSETSv31;7;1)" office:value-type="time" office:time-value="PT01H11M02.968S" calcext:value-type="time">
            <text:p>01:11:02,968</text:p>
          </table:table-cell>
          <table:table-cell/>
          <table:table-cell table:style-name="ce5" table:formula="of:=VLOOKUP([.$A73];RUNOFFSETSv31;5;1)" office:value-type="time" office:time-value="PT00H00M01.126S" calcext:value-type="time">
            <text:p>00:00:01,126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67" calcext:value-type="float">
            <text:p>067</text:p>
          </table:table-cell>
          <table:table-cell office:value-type="string" calcext:value-type="string">
            <text:p>Dwarves gagging on fish</text:p>
          </table:table-cell>
          <table:table-cell table:formula="of:=VLOOKUP([.$A74];RUNOFFSETSv31;3;1)" office:value-type="time" office:time-value="PT02H26M11.519S" calcext:value-type="time">
            <text:p>02:26:11,519</text:p>
          </table:table-cell>
          <table:table-cell table:formula="of:=VLOOKUP([.$A74];RUNOFFSETSv31;4;1)" office:value-type="time" office:time-value="PT02H26M12.853S" calcext:value-type="time">
            <text:p>02:26:12,85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74];RUNOFFSETSv31;6;1)" office:value-type="time" office:time-value="PT01H13M12.89S" calcext:value-type="time">
            <text:p>01:13:12,890</text:p>
          </table:table-cell>
          <table:table-cell table:formula="of:=VLOOKUP([.$A74];RUNOFFSETSv31;7;1)" office:value-type="time" office:time-value="PT01H13M14.224S" calcext:value-type="time">
            <text:p>01:13:14,224</text:p>
          </table:table-cell>
          <table:table-cell/>
          <table:table-cell table:style-name="ce5" table:formula="of:=VLOOKUP([.$A74];RUNOFFSETSv31;5;1)" office:value-type="time" office:time-value="PT00H00M01.334S" calcext:value-type="time">
            <text:p>00:00:01,33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8" calcext:value-type="float">
            <text:p>068</text:p>
          </table:table-cell>
          <table:table-cell office:value-type="string" calcext:value-type="string">
            <text:p>Barrel surprise</text:p>
          </table:table-cell>
          <table:table-cell table:formula="of:=VLOOKUP([.$A75];RUNOFFSETSv31;3;1)" office:value-type="time" office:time-value="PT02H26M16.575S" calcext:value-type="time">
            <text:p>02:26:16,575</text:p>
          </table:table-cell>
          <table:table-cell table:formula="of:=VLOOKUP([.$A75];RUNOFFSETSv31;4;1)" office:value-type="time" office:time-value="PT02H26M34.426S" calcext:value-type="time">
            <text:p>02:26:34,426</text:p>
          </table:table-cell>
          <table:table-cell office:value-type="string" calcext:value-type="string">
            <text:p>THE</text:p>
          </table:table-cell>
          <table:table-cell/>
          <table:table-cell table:formula="of:=VLOOKUP([.$A75];RUNOFFSETSv31;6;1)" office:value-type="time" office:time-value="PT01H13M17.936S" calcext:value-type="time">
            <text:p>01:13:17,936</text:p>
          </table:table-cell>
          <table:table-cell table:formula="of:=VLOOKUP([.$A75];RUNOFFSETSv31;7;1)" office:value-type="time" office:time-value="PT01H13M35.787S" calcext:value-type="time">
            <text:p>01:13:35,787</text:p>
          </table:table-cell>
          <table:table-cell/>
          <table:table-cell table:style-name="ce5" table:formula="of:=VLOOKUP([.$A75];RUNOFFSETSv31;5;1)" office:value-type="time" office:time-value="PT00H00M17.851S" calcext:value-type="time">
            <text:p>00:00:17,851</text:p>
          </table:table-cell>
          <table:table-cell table:number-columns-repeated="2"/>
        </table:table-row>
        <table:table-row table:style-name="ro1">
          <table:table-cell table:style-name="ce11" office:value-type="float" office:value="69" calcext:value-type="float">
            <text:p>069</text:p>
          </table:table-cell>
          <table:table-cell office:value-type="string" calcext:value-type="string">
            <text:p>Smuggled into Bard’s house</text:p>
          </table:table-cell>
          <table:table-cell table:formula="of:=VLOOKUP([.$A76];RUNOFFSETSv31;3;1)" office:value-type="time" office:time-value="PT02H26M35.541S" calcext:value-type="time">
            <text:p>02:26:35,541</text:p>
          </table:table-cell>
          <table:table-cell table:formula="of:=VLOOKUP([.$A76];RUNOFFSETSv31;4;1)" office:value-type="time" office:time-value="PT02H29M08.444S" calcext:value-type="time">
            <text:p>02:29:08,444</text:p>
          </table:table-cell>
          <table:table-cell office:value-type="string" calcext:value-type="string">
            <text:p>THE</text:p>
          </table:table-cell>
          <table:table-cell/>
          <table:table-cell table:formula="of:=VLOOKUP([.$A76];RUNOFFSETSv31;6;1)" office:value-type="time" office:time-value="PT01H14M28.131S" calcext:value-type="time">
            <text:p>01:14:28,131</text:p>
          </table:table-cell>
          <table:table-cell table:formula="of:=VLOOKUP([.$A76];RUNOFFSETSv31;7;1)" office:value-type="time" office:time-value="PT01H17M01.034S" calcext:value-type="time">
            <text:p>01:17:01,034</text:p>
          </table:table-cell>
          <table:table-cell/>
          <table:table-cell table:style-name="ce5" table:formula="of:=VLOOKUP([.$A76];RUNOFFSETSv31;5;1)" office:value-type="time" office:time-value="PT00H02M32.903S" calcext:value-type="time">
            <text:p>00:02:32,903</text:p>
          </table:table-cell>
          <table:table-cell table:number-columns-repeated="2"/>
        </table:table-row>
        <table:table-row table:style-name="ro1">
          <table:table-cell table:style-name="ce11" office:value-type="float" office:value="70" calcext:value-type="float">
            <text:p>070</text:p>
          </table:table-cell>
          <table:table-cell office:value-type="string" calcext:value-type="string">
            <text:p>Raiding the armoury, talking to the master</text:p>
          </table:table-cell>
          <table:table-cell table:formula="of:=VLOOKUP([.$A77];RUNOFFSETSv31;3;1)" office:value-type="time" office:time-value="PT02H29M14.917S" calcext:value-type="time">
            <text:p>02:29:14,917</text:p>
          </table:table-cell>
          <table:table-cell table:formula="of:=VLOOKUP([.$A77];RUNOFFSETSv31;4;1)" office:value-type="time" office:time-value="PT02H34M01.828S" calcext:value-type="time">
            <text:p>02:34:01,828</text:p>
          </table:table-cell>
          <table:table-cell office:value-type="string" calcext:value-type="string">
            <text:p>THE</text:p>
          </table:table-cell>
          <table:table-cell/>
          <table:table-cell table:formula="of:=VLOOKUP([.$A77];RUNOFFSETSv31;6;1)" office:value-type="time" office:time-value="PT01H22M13.555S" calcext:value-type="time">
            <text:p>01:22:13,555</text:p>
          </table:table-cell>
          <table:table-cell table:formula="of:=VLOOKUP([.$A77];RUNOFFSETSv31;7;1)" office:value-type="time" office:time-value="PT01H27M00.466S" calcext:value-type="time">
            <text:p>01:27:00,466</text:p>
          </table:table-cell>
          <table:table-cell/>
          <table:table-cell table:style-name="ce5" table:formula="of:=VLOOKUP([.$A77];RUNOFFSETSv31;5;1)" office:value-type="time" office:time-value="PT00H04M46.911S" calcext:value-type="time">
            <text:p>00:04:46,911</text:p>
          </table:table-cell>
          <table:table-cell table:number-columns-repeated="2"/>
        </table:table-row>
        <table:table-row table:style-name="ro1">
          <table:table-cell table:style-name="ce11" office:value-type="float" office:value="71" calcext:value-type="float">
            <text:p>071</text:p>
          </table:table-cell>
          <table:table-cell office:value-type="string" calcext:value-type="string">
            <text:p>Looking upon Dale</text:p>
          </table:table-cell>
          <table:table-cell table:formula="of:=VLOOKUP([.$A78];RUNOFFSETSv31;3;1)" office:value-type="time" office:time-value="PT02H34M56.481S" calcext:value-type="time">
            <text:p>02:34:56,481</text:p>
          </table:table-cell>
          <table:table-cell table:formula="of:=VLOOKUP([.$A78];RUNOFFSETSv31;4;1)" office:value-type="time" office:time-value="PT02H35M22.883S" calcext:value-type="time">
            <text:p>02:35:22,883</text:p>
          </table:table-cell>
          <table:table-cell office:value-type="string" calcext:value-type="string">
            <text:p>THE</text:p>
          </table:table-cell>
          <table:table-cell/>
          <table:table-cell table:formula="of:=VLOOKUP([.$A78];RUNOFFSETSv31;6;1)" office:value-type="time" office:time-value="PT01H30M13.367S" calcext:value-type="time">
            <text:p>01:30:13,367</text:p>
          </table:table-cell>
          <table:table-cell table:formula="of:=VLOOKUP([.$A78];RUNOFFSETSv31;7;1)" office:value-type="time" office:time-value="PT01H30M39.769S" calcext:value-type="time">
            <text:p>01:30:39,769</text:p>
          </table:table-cell>
          <table:table-cell/>
          <table:table-cell table:style-name="ce5" table:formula="of:=VLOOKUP([.$A78];RUNOFFSETSv31;5;1)" office:value-type="time" office:time-value="PT00H00M26.402S" calcext:value-type="time">
            <text:p>00:00:26,402</text:p>
          </table:table-cell>
          <table:table-cell table:number-columns-repeated="2"/>
        </table:table-row>
        <table:table-row table:style-name="ro1">
          <table:table-cell table:style-name="ce11" office:value-type="float" office:value="72" calcext:value-type="float">
            <text:p>072</text:p>
          </table:table-cell>
          <table:table-cell office:value-type="string" calcext:value-type="string">
            <text:p>Finding the hidden stairs and door</text:p>
          </table:table-cell>
          <table:table-cell table:formula="of:=VLOOKUP([.$A79];RUNOFFSETSv31;3;1)" office:value-type="time" office:time-value="PT02H35M31.789S" calcext:value-type="time">
            <text:p>02:35:31,789</text:p>
          </table:table-cell>
          <table:table-cell table:formula="of:=VLOOKUP([.$A79];RUNOFFSETSv31;4;1)" office:value-type="time" office:time-value="PT02H43M43.53S" calcext:value-type="time">
            <text:p>02:43:43,530</text:p>
          </table:table-cell>
          <table:table-cell office:value-type="string" calcext:value-type="string">
            <text:p>THE</text:p>
          </table:table-cell>
          <table:table-cell/>
          <table:table-cell table:formula="of:=VLOOKUP([.$A79];RUNOFFSETSv31;6;1)" office:value-type="time" office:time-value="PT01H33M33.067S" calcext:value-type="time">
            <text:p>01:33:33,067</text:p>
          </table:table-cell>
          <table:table-cell table:formula="of:=VLOOKUP([.$A79];RUNOFFSETSv31;7;1)" office:value-type="time" office:time-value="PT01H41M44.808S" calcext:value-type="time">
            <text:p>01:41:44,808</text:p>
          </table:table-cell>
          <table:table-cell/>
          <table:table-cell table:style-name="ce5" table:formula="of:=VLOOKUP([.$A79];RUNOFFSETSv31;5;1)" office:value-type="time" office:time-value="PT00H08M11.741S" calcext:value-type="time">
            <text:p>00:08:11,741</text:p>
          </table:table-cell>
          <table:table-cell table:number-columns-repeated="2"/>
        </table:table-row>
        <table:table-row table:style-name="ro1">
          <table:table-cell table:style-name="ce11" office:value-type="float" office:value="73" calcext:value-type="float">
            <text:p>073</text:p>
          </table:table-cell>
          <table:table-cell office:value-type="string" calcext:value-type="string">
            <text:p>Balin’s advice</text:p>
          </table:table-cell>
          <table:table-cell table:formula="of:=VLOOKUP([.$A80];RUNOFFSETSv31;3;1)" office:value-type="time" office:time-value="PT02H43M44.871S" calcext:value-type="time">
            <text:p>02:43:44,871</text:p>
          </table:table-cell>
          <table:table-cell table:formula="of:=VLOOKUP([.$A80];RUNOFFSETSv31;4;1)" office:value-type="time" office:time-value="PT02H45M07.495S" calcext:value-type="time">
            <text:p>02:45:07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80];RUNOFFSETSv31;6;1)" office:value-type="time" office:time-value="PT01H42M25.557S" calcext:value-type="time">
            <text:p>01:42:25,557</text:p>
          </table:table-cell>
          <table:table-cell table:formula="of:=VLOOKUP([.$A80];RUNOFFSETSv31;7;1)" office:value-type="time" office:time-value="PT01H43M48.181S" calcext:value-type="time">
            <text:p>01:43:48,181</text:p>
          </table:table-cell>
          <table:table-cell/>
          <table:table-cell table:style-name="ce5" table:formula="of:=VLOOKUP([.$A80];RUNOFFSETSv31;5;1)" office:value-type="time" office:time-value="PT00H01M22.624S" calcext:value-type="time">
            <text:p>00:01:22,624</text:p>
          </table:table-cell>
          <table:table-cell table:number-columns-repeated="2"/>
        </table:table-row>
        <table:table-row table:style-name="ro1">
          <table:table-cell table:style-name="ce11" office:value-type="float" office:value="74" calcext:value-type="float">
            <text:p>074</text:p>
          </table:table-cell>
          <table:table-cell office:value-type="string" calcext:value-type="string">
            <text:p>Flattering Smaug</text:p>
          </table:table-cell>
          <table:table-cell table:formula="of:=VLOOKUP([.$A81];RUNOFFSETSv31;3;1)" office:value-type="time" office:time-value="PT02H45M40.349S" calcext:value-type="time">
            <text:p>02:45:40,349</text:p>
          </table:table-cell>
          <table:table-cell table:formula="of:=VLOOKUP([.$A81];RUNOFFSETSv31;4;1)" office:value-type="time" office:time-value="PT02H54M22.041S" calcext:value-type="time">
            <text:p>02:54:22,04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81];RUNOFFSETSv31;6;1)" office:value-type="time" office:time-value="PT02H13M03.56S" calcext:value-type="time">
            <text:p>02:13:03,560</text:p>
          </table:table-cell>
          <table:table-cell table:formula="of:=VLOOKUP([.$A81];RUNOFFSETSv31;7;1)" office:value-type="time" office:time-value="PT02H21M45.252S" calcext:value-type="time">
            <text:p>02:21:45,252</text:p>
          </table:table-cell>
          <table:table-cell/>
          <table:table-cell table:style-name="ce5" table:formula="of:=VLOOKUP([.$A81];RUNOFFSETSv31;5;1)" office:value-type="time" office:time-value="PT00H08M41.692S" calcext:value-type="time">
            <text:p>00:08:41,692</text:p>
          </table:table-cell>
          <table:table-cell table:number-columns-repeated="2"/>
        </table:table-row>
        <table:table-row table:style-name="ro1">
          <table:table-cell table:style-name="ce11" office:value-type="float" office:value="75" calcext:value-type="float">
            <text:p>075</text:p>
          </table:table-cell>
          <table:table-cell office:value-type="string" calcext:value-type="string">
            <text:p>Smaug chasing Bilbo</text:p>
          </table:table-cell>
          <table:table-cell table:formula="of:=VLOOKUP([.$A82];RUNOFFSETSv31;3;1)" office:value-type="time" office:time-value="PT02H54M23.593S" calcext:value-type="time">
            <text:p>02:54:23,593</text:p>
          </table:table-cell>
          <table:table-cell table:formula="of:=VLOOKUP([.$A82];RUNOFFSETSv31;4;1)" office:value-type="time" office:time-value="PT02H54M57.456S" calcext:value-type="time">
            <text:p>02:54:57,456</text:p>
          </table:table-cell>
          <table:table-cell office:value-type="string" calcext:value-type="string">
            <text:p>THE</text:p>
          </table:table-cell>
          <table:table-cell/>
          <table:table-cell table:formula="of:=VLOOKUP([.$A82];RUNOFFSETSv31;6;1)" office:value-type="time" office:time-value="PT01H57M29.418S" calcext:value-type="time">
            <text:p>01:57:29,418</text:p>
          </table:table-cell>
          <table:table-cell table:formula="of:=VLOOKUP([.$A82];RUNOFFSETSv31;7;1)" office:value-type="time" office:time-value="PT01H58M03.281S" calcext:value-type="time">
            <text:p>01:58:03,281</text:p>
          </table:table-cell>
          <table:table-cell/>
          <table:table-cell table:style-name="ce5" table:formula="of:=VLOOKUP([.$A82];RUNOFFSETSv31;5;1)" office:value-type="time" office:time-value="PT00H00M33.863S" calcext:value-type="time">
            <text:p>00:00:33,863</text:p>
          </table:table-cell>
          <table:table-cell table:number-columns-repeated="2"/>
        </table:table-row>
        <table:table-row table:style-name="ro1">
          <table:table-cell table:style-name="ce11" office:value-type="float" office:value="76" calcext:value-type="float">
            <text:p>076</text:p>
          </table:table-cell>
          <table:table-cell office:value-type="string" calcext:value-type="string">
            <text:p>Smaug boasting</text:p>
          </table:table-cell>
          <table:table-cell table:formula="of:=VLOOKUP([.$A83];RUNOFFSETSv31;3;1)" office:value-type="time" office:time-value="PT02H55M00.099S" calcext:value-type="time">
            <text:p>02:55:00,099</text:p>
          </table:table-cell>
          <table:table-cell table:formula="of:=VLOOKUP([.$A83];RUNOFFSETSv31;4;1)" office:value-type="time" office:time-value="PT02H55M52.943S" calcext:value-type="time">
            <text:p>02:55:52,943</text:p>
          </table:table-cell>
          <table:table-cell office:value-type="string" calcext:value-type="string">
            <text:p>THE</text:p>
          </table:table-cell>
          <table:table-cell/>
          <table:table-cell table:formula="of:=VLOOKUP([.$A83];RUNOFFSETSv31;6;1)" office:value-type="time" office:time-value="PT02H02M17.081S" calcext:value-type="time">
            <text:p>02:02:17,081</text:p>
          </table:table-cell>
          <table:table-cell table:formula="of:=VLOOKUP([.$A83];RUNOFFSETSv31;7;1)" office:value-type="time" office:time-value="PT02H03M09.925S" calcext:value-type="time">
            <text:p>02:03:09,925</text:p>
          </table:table-cell>
          <table:table-cell/>
          <table:table-cell table:style-name="ce5" table:formula="of:=VLOOKUP([.$A83];RUNOFFSETSv31;5;1)" office:value-type="time" office:time-value="PT00H00M52.844S" calcext:value-type="time">
            <text:p>00:00:52,844</text:p>
          </table:table-cell>
          <table:table-cell/>
          <table:table-cell office:value-type="string" calcext:value-type="string">
            <text:p>This run should not include the line about “Oakenshield”</text:p>
          </table:table-cell>
        </table:table-row>
        <table:table-row table:style-name="ro1">
          <table:table-cell table:style-name="ce11" office:value-type="float" office:value="77" calcext:value-type="float">
            <text:p>077</text:p>
          </table:table-cell>
          <table:table-cell office:value-type="string" calcext:value-type="string">
            <text:p>Smaug gets fired up</text:p>
          </table:table-cell>
          <table:table-cell table:formula="of:=VLOOKUP([.$A84];RUNOFFSETSv31;3;1)" office:value-type="time" office:time-value="PT02H55M56.234S" calcext:value-type="time">
            <text:p>02:55:56,234</text:p>
          </table:table-cell>
          <table:table-cell table:formula="of:=VLOOKUP([.$A84];RUNOFFSETSv31;4;1)" office:value-type="time" office:time-value="PT02H56M18.423S" calcext:value-type="time">
            <text:p>02:56:18,423</text:p>
          </table:table-cell>
          <table:table-cell office:value-type="string" calcext:value-type="string">
            <text:p>THE</text:p>
          </table:table-cell>
          <table:table-cell/>
          <table:table-cell table:formula="of:=VLOOKUP([.$A84];RUNOFFSETSv31;6;1)" office:value-type="time" office:time-value="PT02H03M27.401S" calcext:value-type="time">
            <text:p>02:03:27,401</text:p>
          </table:table-cell>
          <table:table-cell table:formula="of:=VLOOKUP([.$A84];RUNOFFSETSv31;7;1)" office:value-type="time" office:time-value="PT02H03M49.59S" calcext:value-type="time">
            <text:p>02:03:49,590</text:p>
          </table:table-cell>
          <table:table-cell/>
          <table:table-cell table:style-name="ce5" table:formula="of:=VLOOKUP([.$A84];RUNOFFSETSv31;5;1)" office:value-type="time" office:time-value="PT00H00M22.189S" calcext:value-type="time">
            <text:p>00:00:22,189</text:p>
          </table:table-cell>
          <table:table-cell table:number-columns-repeated="2"/>
        </table:table-row>
        <table:table-row table:style-name="ro1">
          <table:table-cell table:style-name="ce11" office:value-type="float" office:value="78" calcext:value-type="float">
            <text:p>078</text:p>
          </table:table-cell>
          <table:table-cell office:value-type="string" calcext:value-type="string">
            <text:p>Meanwhile outside</text:p>
          </table:table-cell>
          <table:table-cell table:formula="of:=VLOOKUP([.$A85];RUNOFFSETSv31;3;1)" office:value-type="time" office:time-value="PT02H56M35.695S" calcext:value-type="time">
            <text:p>02:56:35,695</text:p>
          </table:table-cell>
          <table:table-cell table:formula="of:=VLOOKUP([.$A85];RUNOFFSETSv31;4;1)" office:value-type="time" office:time-value="PT02H57M14.233S" calcext:value-type="time">
            <text:p>02:57:14,233</text:p>
          </table:table-cell>
          <table:table-cell office:value-type="string" calcext:value-type="string">
            <text:p>THE</text:p>
          </table:table-cell>
          <table:table-cell/>
          <table:table-cell table:formula="of:=VLOOKUP([.$A85];RUNOFFSETSv31;6;1)" office:value-type="time" office:time-value="PT01H59M45.471S" calcext:value-type="time">
            <text:p>01:59:45,471</text:p>
          </table:table-cell>
          <table:table-cell table:formula="of:=VLOOKUP([.$A85];RUNOFFSETSv31;7;1)" office:value-type="time" office:time-value="PT02H00M24.009S" calcext:value-type="time">
            <text:p>02:00:24,009</text:p>
          </table:table-cell>
          <table:table-cell/>
          <table:table-cell table:style-name="ce5" table:formula="of:=VLOOKUP([.$A85];RUNOFFSETSv31;5;1)" office:value-type="time" office:time-value="PT00H00M38.538S" calcext:value-type="time">
            <text:p>00:00:38,538</text:p>
          </table:table-cell>
          <table:table-cell table:number-columns-repeated="2"/>
        </table:table-row>
        <table:table-row table:style-name="ro1">
          <table:table-cell table:style-name="ce11" office:value-type="float" office:value="79" calcext:value-type="float">
            <text:p>079</text:p>
          </table:table-cell>
          <table:table-cell office:value-type="string" calcext:value-type="string">
            <text:p>Smaug suspects Lake Town</text:p>
          </table:table-cell>
          <table:table-cell table:formula="of:=VLOOKUP([.$A86];RUNOFFSETSv31;3;1)" office:value-type="time" office:time-value="PT02H57M39.504S" calcext:value-type="time">
            <text:p>02:57:39,504</text:p>
          </table:table-cell>
          <table:table-cell table:formula="of:=VLOOKUP([.$A86];RUNOFFSETSv31;4;1)" office:value-type="time" office:time-value="PT02H58M29.679S" calcext:value-type="time">
            <text:p>02:58:29,679</text:p>
          </table:table-cell>
          <table:table-cell office:value-type="string" calcext:value-type="string">
            <text:p>THE</text:p>
          </table:table-cell>
          <table:table-cell/>
          <table:table-cell table:formula="of:=VLOOKUP([.$A86];RUNOFFSETSv31;6;1)" office:value-type="time" office:time-value="PT02H26M20.69S" calcext:value-type="time">
            <text:p>02:26:20,690</text:p>
          </table:table-cell>
          <table:table-cell table:formula="of:=VLOOKUP([.$A86];RUNOFFSETSv31;7;1)" office:value-type="time" office:time-value="PT02H27M10.865S" calcext:value-type="time">
            <text:p>02:27:10,865</text:p>
          </table:table-cell>
          <table:table-cell/>
          <table:table-cell table:style-name="ce5" table:formula="of:=VLOOKUP([.$A86];RUNOFFSETSv31;5;1)" office:value-type="time" office:time-value="PT00H00M50.175S" calcext:value-type="time">
            <text:p>00:00:50,175</text:p>
          </table:table-cell>
          <table:table-cell table:number-columns-repeated="2"/>
        </table:table-row>
        <table:table-row table:style-name="ro1">
          <table:table-cell table:style-name="ce11" office:value-type="float" office:value="80" calcext:value-type="float">
            <text:p>080</text:p>
          </table:table-cell>
          <table:table-cell office:value-type="string" calcext:value-type="string">
            <text:p>The dwarves feel Smaug exiting</text:p>
          </table:table-cell>
          <table:table-cell table:formula="of:=VLOOKUP([.$A87];RUNOFFSETSv31;3;1)" office:value-type="time" office:time-value="PT02H58M41.764S" calcext:value-type="time">
            <text:p>02:58:41,764</text:p>
          </table:table-cell>
          <table:table-cell table:formula="of:=VLOOKUP([.$A87];RUNOFFSETSv31;4;1)" office:value-type="time" office:time-value="PT02H58M52.441S" calcext:value-type="time">
            <text:p>02:58:52,441</text:p>
          </table:table-cell>
          <table:table-cell office:value-type="string" calcext:value-type="string">
            <text:p>THE</text:p>
          </table:table-cell>
          <table:table-cell/>
          <table:table-cell table:formula="of:=VLOOKUP([.$A87];RUNOFFSETSv31;6;1)" office:value-type="time" office:time-value="PT01H56M35.198S" calcext:value-type="time">
            <text:p>01:56:35,198</text:p>
          </table:table-cell>
          <table:table-cell table:formula="of:=VLOOKUP([.$A87];RUNOFFSETSv31;7;1)" office:value-type="time" office:time-value="PT01H56M45.875S" calcext:value-type="time">
            <text:p>01:56:45,875</text:p>
          </table:table-cell>
          <table:table-cell/>
          <table:table-cell table:style-name="ce5" table:formula="of:=VLOOKUP([.$A87];RUNOFFSETSv31;5;1)" office:value-type="time" office:time-value="PT00H00M10.677S" calcext:value-type="time">
            <text:p>00:00:10,677</text:p>
          </table:table-cell>
          <table:table-cell table:number-columns-repeated="2"/>
        </table:table-row>
        <table:table-row table:style-name="ro1">
          <table:table-cell table:style-name="ce11" office:value-type="float" office:value="81" calcext:value-type="float">
            <text:p>081</text:p>
          </table:table-cell>
          <table:table-cell table:style-name="ce16" office:value-type="string" calcext:value-type="string">
            <text:p>Meanwhile at Bard’s place</text:p>
          </table:table-cell>
          <table:table-cell table:formula="of:=VLOOKUP([.$A88];RUNOFFSETSv31;3;1)" office:value-type="time" office:time-value="PT02H58M55.121S" calcext:value-type="time">
            <text:p>02:58:55,121</text:p>
          </table:table-cell>
          <table:table-cell table:formula="of:=VLOOKUP([.$A88];RUNOFFSETSv31;4;1)" office:value-type="time" office:time-value="PT02H58M57.832S" calcext:value-type="time">
            <text:p>02:58:57,832</text:p>
          </table:table-cell>
          <table:table-cell office:value-type="string" calcext:value-type="string">
            <text:p>THE</text:p>
          </table:table-cell>
          <table:table-cell/>
          <table:table-cell table:formula="of:=VLOOKUP([.$A88];RUNOFFSETSv31;6;1)" office:value-type="time" office:time-value="PT01H56M51.756S" calcext:value-type="time">
            <text:p>01:56:51,756</text:p>
          </table:table-cell>
          <table:table-cell table:formula="of:=VLOOKUP([.$A88];RUNOFFSETSv31;7;1)" office:value-type="time" office:time-value="PT01H56M54.467S" calcext:value-type="time">
            <text:p>01:56:54,467</text:p>
          </table:table-cell>
          <table:table-cell/>
          <table:table-cell table:style-name="ce5" table:formula="of:=VLOOKUP([.$A88];RUNOFFSETSv31;5;1)" office:value-type="time" office:time-value="PT00H00M02.711S" calcext:value-type="time">
            <text:p>00:00:02,711</text:p>
          </table:table-cell>
          <table:table-cell/>
          <table:table-cell office:value-type="string" calcext:value-type="string">
            <text:p>Last line should only be 2s long so it doesn’t clash with next run</text:p>
          </table:table-cell>
        </table:table-row>
        <table:table-row table:style-name="ro1">
          <table:table-cell table:style-name="ce11" office:value-type="float" office:value="82" calcext:value-type="float">
            <text:p>082</text:p>
          </table:table-cell>
          <table:table-cell office:value-type="string" calcext:value-type="string">
            <text:p>Bard vows to kill Smaug</text:p>
          </table:table-cell>
          <table:table-cell table:formula="of:=VLOOKUP([.$A89];RUNOFFSETSv31;3;1)" office:value-type="time" office:time-value="PT02H58M58.091S" calcext:value-type="time">
            <text:p>02:58:58,091</text:p>
          </table:table-cell>
          <table:table-cell table:formula="of:=VLOOKUP([.$A89];RUNOFFSETSv31;4;1)" office:value-type="time" office:time-value="PT02H59M17.861S" calcext:value-type="time">
            <text:p>02:59:17,861</text:p>
          </table:table-cell>
          <table:table-cell office:value-type="string" calcext:value-type="string">
            <text:p>THE</text:p>
          </table:table-cell>
          <table:table-cell/>
          <table:table-cell table:formula="of:=VLOOKUP([.$A89];RUNOFFSETSv31;6;1)" office:value-type="time" office:time-value="PT01H57M08.189S" calcext:value-type="time">
            <text:p>01:57:08,189</text:p>
          </table:table-cell>
          <table:table-cell table:formula="of:=VLOOKUP([.$A89];RUNOFFSETSv31;7;1)" office:value-type="time" office:time-value="PT01H57M27.959S" calcext:value-type="time">
            <text:p>01:57:27,959</text:p>
          </table:table-cell>
          <table:table-cell/>
          <table:table-cell table:style-name="ce5" table:formula="of:=VLOOKUP([.$A89];RUNOFFSETSv31;5;1)" office:value-type="time" office:time-value="PT00H00M19.77S" calcext:value-type="time">
            <text:p>00:00:19,770</text:p>
          </table:table-cell>
          <table:table-cell table:number-columns-repeated="2"/>
        </table:table-row>
        <table:table-row table:style-name="ro1">
          <table:table-cell table:style-name="ce11" office:value-type="float" office:value="83" calcext:value-type="float">
            <text:p>083</text:p>
          </table:table-cell>
          <table:table-cell office:value-type="string" calcext:value-type="string">
            <text:p>Smaug boasting again</text:p>
          </table:table-cell>
          <table:table-cell table:formula="of:=VLOOKUP([.$A90];RUNOFFSETSv31;3;1)" office:value-type="time" office:time-value="PT02H59M33.765S" calcext:value-type="time">
            <text:p>02:59:33,765</text:p>
          </table:table-cell>
          <table:table-cell table:formula="of:=VLOOKUP([.$A90];RUNOFFSETSv31;4;1)" office:value-type="time" office:time-value="PT02H59M55.662S" calcext:value-type="time">
            <text:p>02:59:55,662</text:p>
          </table:table-cell>
          <table:table-cell office:value-type="string" calcext:value-type="string">
            <text:p>THE</text:p>
          </table:table-cell>
          <table:table-cell/>
          <table:table-cell table:formula="of:=VLOOKUP([.$A90];RUNOFFSETSv31;6;1)" office:value-type="time" office:time-value="PT02H30M23.641S" calcext:value-type="time">
            <text:p>02:30:23,641</text:p>
          </table:table-cell>
          <table:table-cell table:formula="of:=VLOOKUP([.$A90];RUNOFFSETSv31;7;1)" office:value-type="time" office:time-value="PT02H30M45.538S" calcext:value-type="time">
            <text:p>02:30:45,538</text:p>
          </table:table-cell>
          <table:table-cell/>
          <table:table-cell table:style-name="ce5" table:formula="of:=VLOOKUP([.$A90];RUNOFFSETSv31;5;1)" office:value-type="time" office:time-value="PT00H00M21.897S" calcext:value-type="time">
            <text:p>00:00:21,897</text:p>
          </table:table-cell>
          <table:table-cell table:number-columns-repeated="2"/>
        </table:table-row>
        <table:table-row table:style-name="ro1" table:number-rows-repeated="2">
          <table:table-cell table:style-name="ce11"/>
          <table:table-cell table:number-columns-repeated="11"/>
        </table:table-row>
        <table:table-row table:style-name="ro1">
          <table:table-cell table:style-name="ce11"/>
          <table:table-cell office:value-type="string" calcext:value-type="string">
            <text:p>Movie 3</text:p>
          </table:table-cell>
          <table:table-cell table:number-columns-repeated="10"/>
        </table:table-row>
        <table:table-row table:style-name="ro1">
          <table:table-cell table:style-name="ce11" office:value-type="float" office:value="84" calcext:value-type="float">
            <text:p>084</text:p>
          </table:table-cell>
          <table:table-cell office:value-type="string" calcext:value-type="string">
            <text:p>Shot of lake town in distress</text:p>
          </table:table-cell>
          <table:table-cell table:formula="of:=VLOOKUP([.$A94];RUNOFFSETSv31;3;1)" office:value-type="time" office:time-value="PT02H59M55.593S" calcext:value-type="time">
            <text:p>02:59:55,593</text:p>
          </table:table-cell>
          <table:table-cell table:formula="of:=VLOOKUP([.$A94];RUNOFFSETSv31;4;1)" office:value-type="time" office:time-value="PT03H00M02.183S" calcext:value-type="time">
            <text:p>03:00:02,18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94];RUNOFFSETSv31;6;1)" office:value-type="time" office:time-value="PT00H01M05.041S" calcext:value-type="time">
            <text:p>00:01:05,041</text:p>
          </table:table-cell>
          <table:table-cell table:formula="of:=VLOOKUP([.$A94];RUNOFFSETSv31;7;1)" office:value-type="time" office:time-value="PT00H01M11.631S" calcext:value-type="time">
            <text:p>00:01:11,631</text:p>
          </table:table-cell>
          <table:table-cell/>
          <table:table-cell table:style-name="ce5" table:formula="of:=VLOOKUP([.$A94];RUNOFFSETSv31;5;1)" office:value-type="time" office:time-value="PT00H00M06.59S" calcext:value-type="time">
            <text:p>00:00:06,59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85" calcext:value-type="float">
            <text:p>085</text:p>
          </table:table-cell>
          <table:table-cell office:value-type="string" calcext:value-type="string">
            <text:p>Villagers panicking</text:p>
          </table:table-cell>
          <table:table-cell table:formula="of:=VLOOKUP([.$A95];RUNOFFSETSv31;3;1)" office:value-type="time" office:time-value="PT03H00M04.859S" calcext:value-type="time">
            <text:p>03:00:04,859</text:p>
          </table:table-cell>
          <table:table-cell table:formula="of:=VLOOKUP([.$A95];RUNOFFSETSv31;4;1)" office:value-type="time" office:time-value="PT03H00M12.283S" calcext:value-type="time">
            <text:p>03:00:12,283</text:p>
          </table:table-cell>
          <table:table-cell office:value-type="string" calcext:value-type="string">
            <text:p>THE</text:p>
          </table:table-cell>
          <table:table-cell/>
          <table:table-cell table:formula="of:=VLOOKUP([.$A95];RUNOFFSETSv31;6;1)" office:value-type="time" office:time-value="PT00H01M39.326S" calcext:value-type="time">
            <text:p>00:01:39,326</text:p>
          </table:table-cell>
          <table:table-cell table:formula="of:=VLOOKUP([.$A95];RUNOFFSETSv31;7;1)" office:value-type="time" office:time-value="PT00H01M46.75S" calcext:value-type="time">
            <text:p>00:01:46,750</text:p>
          </table:table-cell>
          <table:table-cell/>
          <table:table-cell table:style-name="ce5" table:formula="of:=VLOOKUP([.$A95];RUNOFFSETSv31;5;1)" office:value-type="time" office:time-value="PT00H00M07.424S" calcext:value-type="time">
            <text:p>00:00:07,424</text:p>
          </table:table-cell>
          <table:table-cell table:number-columns-repeated="2"/>
        </table:table-row>
        <table:table-row table:style-name="ro1">
          <table:table-cell table:style-name="ce11" office:value-type="float" office:value="86" calcext:value-type="float">
            <text:p>086</text:p>
          </table:table-cell>
          <table:table-cell office:value-type="string" calcext:value-type="string">
            <text:p>Master fleeing</text:p>
          </table:table-cell>
          <table:table-cell table:formula="of:=VLOOKUP([.$A96];RUNOFFSETSv31;3;1)" office:value-type="time" office:time-value="PT03H00M34.887S" calcext:value-type="time">
            <text:p>03:00:34,887</text:p>
          </table:table-cell>
          <table:table-cell table:formula="of:=VLOOKUP([.$A96];RUNOFFSETSv31;4;1)" office:value-type="time" office:time-value="PT03H00M41.811S" calcext:value-type="time">
            <text:p>03:00:41,811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96];RUNOFFSETSv31;6;1)" office:value-type="time" office:time-value="PT00H03M23.513S" calcext:value-type="time">
            <text:p>00:03:23,513</text:p>
          </table:table-cell>
          <table:table-cell table:formula="of:=VLOOKUP([.$A96];RUNOFFSETSv31;7;1)" office:value-type="time" office:time-value="PT00H03M30.437S" calcext:value-type="time">
            <text:p>00:03:30,437</text:p>
          </table:table-cell>
          <table:table-cell/>
          <table:table-cell table:style-name="ce5" table:formula="of:=VLOOKUP([.$A96];RUNOFFSETSv31;5;1)" office:value-type="time" office:time-value="PT00H00M06.924S" calcext:value-type="time">
            <text:p>00:00:06,924</text:p>
          </table:table-cell>
          <table:table-cell table:number-columns-repeated="2"/>
        </table:table-row>
        <table:table-row table:style-name="ro1">
          <table:table-cell table:style-name="ce11" office:value-type="float" office:value="87" calcext:value-type="float">
            <text:p>087</text:p>
          </table:table-cell>
          <table:table-cell table:style-name="ce16" office:value-type="string" calcext:value-type="string">
            <text:p>Dwarves sympathizing</text:p>
          </table:table-cell>
          <table:table-cell table:formula="of:=VLOOKUP([.$A97];RUNOFFSETSv31;3;1)" office:value-type="time" office:time-value="PT03H01M46.912S" calcext:value-type="time">
            <text:p>03:01:46,912</text:p>
          </table:table-cell>
          <table:table-cell table:formula="of:=VLOOKUP([.$A97];RUNOFFSETSv31;4;1)" office:value-type="time" office:time-value="PT03H02M21.488S" calcext:value-type="time">
            <text:p>03:02:21,488</text:p>
          </table:table-cell>
          <table:table-cell office:value-type="string" calcext:value-type="string">
            <text:p>THE</text:p>
          </table:table-cell>
          <table:table-cell/>
          <table:table-cell table:formula="of:=VLOOKUP([.$A97];RUNOFFSETSv31;6;1)" office:value-type="time" office:time-value="PT00H05M28.513S" calcext:value-type="time">
            <text:p>00:05:28,513</text:p>
          </table:table-cell>
          <table:table-cell table:formula="of:=VLOOKUP([.$A97];RUNOFFSETSv31;7;1)" office:value-type="time" office:time-value="PT00H06M03.089S" calcext:value-type="time">
            <text:p>00:06:03,089</text:p>
          </table:table-cell>
          <table:table-cell/>
          <table:table-cell table:style-name="ce5" table:formula="of:=VLOOKUP([.$A97];RUNOFFSETSv31;5;1)" office:value-type="time" office:time-value="PT00H00M34.576S" calcext:value-type="time">
            <text:p>00:00:34,576</text:p>
          </table:table-cell>
          <table:table-cell table:number-columns-repeated="2"/>
        </table:table-row>
        <table:table-row table:style-name="ro1">
          <table:table-cell table:style-name="ce11" office:value-type="float" office:value="88" calcext:value-type="float">
            <text:p>088</text:p>
          </table:table-cell>
          <table:table-cell office:value-type="string" calcext:value-type="string">
            <text:p>Smaug mocks Bard</text:p>
          </table:table-cell>
          <table:table-cell table:formula="of:=VLOOKUP([.$A98];RUNOFFSETSv31;3;1)" office:value-type="time" office:time-value="PT03H03M38.03S" calcext:value-type="time">
            <text:p>03:03:38,030</text:p>
          </table:table-cell>
          <table:table-cell table:formula="of:=VLOOKUP([.$A98];RUNOFFSETSv31;4;1)" office:value-type="time" office:time-value="PT03H04M03.389S" calcext:value-type="time">
            <text:p>03:04:03,389</text:p>
          </table:table-cell>
          <table:table-cell office:value-type="string" calcext:value-type="string">
            <text:p>THE</text:p>
          </table:table-cell>
          <table:table-cell/>
          <table:table-cell table:formula="of:=VLOOKUP([.$A98];RUNOFFSETSv31;6;1)" office:value-type="time" office:time-value="PT00H08M46.127S" calcext:value-type="time">
            <text:p>00:08:46,127</text:p>
          </table:table-cell>
          <table:table-cell table:formula="of:=VLOOKUP([.$A98];RUNOFFSETSv31;7;1)" office:value-type="time" office:time-value="PT00H09M11.486S" calcext:value-type="time">
            <text:p>00:09:11,486</text:p>
          </table:table-cell>
          <table:table-cell/>
          <table:table-cell table:style-name="ce5" table:formula="of:=VLOOKUP([.$A98];RUNOFFSETSv31;5;1)" office:value-type="time" office:time-value="PT00H00M25.359S" calcext:value-type="time">
            <text:p>00:00:25,359</text:p>
          </table:table-cell>
          <table:table-cell table:number-columns-repeated="2"/>
        </table:table-row>
        <table:table-row table:style-name="ro1">
          <table:table-cell table:style-name="ce11" office:value-type="float" office:value="89" calcext:value-type="float">
            <text:p>089</text:p>
          </table:table-cell>
          <table:table-cell office:value-type="string" calcext:value-type="string">
            <text:p>Smaug charges and gets killed</text:p>
          </table:table-cell>
          <table:table-cell table:formula="of:=VLOOKUP([.$A99];RUNOFFSETSv31;3;1)" office:value-type="time" office:time-value="PT03H04M21.322S" calcext:value-type="time">
            <text:p>03:04:21,322</text:p>
          </table:table-cell>
          <table:table-cell table:formula="of:=VLOOKUP([.$A99];RUNOFFSETSv31;4;1)" office:value-type="time" office:time-value="PT03H04M30.331S" calcext:value-type="time">
            <text:p>03:04:30,331</text:p>
          </table:table-cell>
          <table:table-cell office:value-type="string" calcext:value-type="string">
            <text:p>THE</text:p>
          </table:table-cell>
          <table:table-cell/>
          <table:table-cell table:formula="of:=VLOOKUP([.$A99];RUNOFFSETSv31;6;1)" office:value-type="time" office:time-value="PT00H10M08.709S" calcext:value-type="time">
            <text:p>00:10:08,709</text:p>
          </table:table-cell>
          <table:table-cell table:formula="of:=VLOOKUP([.$A99];RUNOFFSETSv31;7;1)" office:value-type="time" office:time-value="PT00H10M17.718S" calcext:value-type="time">
            <text:p>00:10:17,718</text:p>
          </table:table-cell>
          <table:table-cell/>
          <table:table-cell table:style-name="ce5" table:formula="of:=VLOOKUP([.$A99];RUNOFFSETSv31;5;1)" office:value-type="time" office:time-value="PT00H00M09.009S" calcext:value-type="time">
            <text:p>00:00:09,00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090</text:p>
          </table:table-cell>
          <table:table-cell table:style-name="ce14" office:value-type="string" calcext:value-type="string">
            <text:p>Smaug’s swansong</text:p>
          </table:table-cell>
          <table:table-cell table:formula="of:=VLOOKUP([.$A100];RUNOFFSETSv31;3;1)" office:value-type="time" office:time-value="PT03H04M48.238S" calcext:value-type="time">
            <text:p>03:04:48,238</text:p>
          </table:table-cell>
          <table:table-cell table:formula="of:=VLOOKUP([.$A100];RUNOFFSETSv31;4;1)" office:value-type="time" office:time-value="PT03H04M53.238S" calcext:value-type="time">
            <text:p>03:04:53,23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0];RUNOFFSETSv31;6;1)" office:value-type="time" office:time-value="PT00H10M58.009S" calcext:value-type="time">
            <text:p>00:10:58,009</text:p>
          </table:table-cell>
          <table:table-cell table:formula="of:=VLOOKUP([.$A100];RUNOFFSETSv31;7;1)" office:value-type="time" office:time-value="PT00H11M03.009S" calcext:value-type="time">
            <text:p>00:11:03,009</text:p>
          </table:table-cell>
          <table:table-cell/>
          <table:table-cell table:style-name="ce5" table:formula="of:=VLOOKUP([.$A100];RUNOFFSETSv31;5;1)" office:value-type="time" office:time-value="PT00H00M05S" calcext:value-type="time">
            <text:p>00:00:05,000</text:p>
          </table:table-cell>
          <table:table-cell/>
          <table:table-cell office:value-type="string" calcext:value-type="string">
            <text:p>Only for closed captions, line must be long enough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Dwarves rejoice</text:p>
          </table:table-cell>
          <table:table-cell table:formula="of:=VLOOKUP([.$A101];RUNOFFSETSv31;3;1)" office:value-type="time" office:time-value="PT03H05M26.741S" calcext:value-type="time">
            <text:p>03:05:26,741</text:p>
          </table:table-cell>
          <table:table-cell table:formula="of:=VLOOKUP([.$A101];RUNOFFSETSv31;4;1)" office:value-type="time" office:time-value="PT03H06M06.495S" calcext:value-type="time">
            <text:p>03:06:06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101];RUNOFFSETSv31;6;1)" office:value-type="time" office:time-value="PT00H11M32.335S" calcext:value-type="time">
            <text:p>00:11:32,335</text:p>
          </table:table-cell>
          <table:table-cell table:formula="of:=VLOOKUP([.$A101];RUNOFFSETSv31;7;1)" office:value-type="time" office:time-value="PT00H12M12.089S" calcext:value-type="time">
            <text:p>00:12:12,089</text:p>
          </table:table-cell>
          <table:table-cell/>
          <table:table-cell table:style-name="ce5" table:formula="of:=VLOOKUP([.$A101];RUNOFFSETSv31;5;1)" office:value-type="time" office:time-value="PT00H00M39.754S" calcext:value-type="time">
            <text:p>00:00:39,75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092</text:p>
          </table:table-cell>
          <table:table-cell table:style-name="ce14" office:value-type="string" calcext:value-type="string">
            <text:p>Meanwhile on long lake’s edge</text:p>
          </table:table-cell>
          <table:table-cell table:formula="of:=VLOOKUP([.$A102];RUNOFFSETSv31;3;1)" office:value-type="time" office:time-value="PT03H06M13.311S" calcext:value-type="time">
            <text:p>03:06:13,311</text:p>
          </table:table-cell>
          <table:table-cell table:formula="of:=VLOOKUP([.$A102];RUNOFFSETSv31;4;1)" office:value-type="time" office:time-value="PT03H06M13.311S" calcext:value-type="time">
            <text:p>03:06:13,31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2];RUNOFFSETSv31;6;1)" office:value-type="time" office:time-value="PT00H12M58.796S" calcext:value-type="time">
            <text:p>00:12:58,796</text:p>
          </table:table-cell>
          <table:table-cell table:formula="of:=VLOOKUP([.$A102];RUNOFFSETSv31;7;1)" office:value-type="time" office:time-value="PT00H12M58.796S" calcext:value-type="time">
            <text:p>00:12:58,796</text:p>
          </table:table-cell>
          <table:table-cell/>
          <table:table-cell table:style-name="ce5" table:formula="of:=VLOOKUP([.$A102];RUNOFFSETSv31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Survivors wash ashore</text:p>
          </table:table-cell>
          <table:table-cell table:formula="of:=VLOOKUP([.$A103];RUNOFFSETSv31;3;1)" office:value-type="time" office:time-value="PT03H06M18.983S" calcext:value-type="time">
            <text:p>03:06:18,983</text:p>
          </table:table-cell>
          <table:table-cell table:formula="of:=VLOOKUP([.$A103];RUNOFFSETSv31;4;1)" office:value-type="time" office:time-value="PT03H06M25.073S" calcext:value-type="time">
            <text:p>03:06:25,073</text:p>
          </table:table-cell>
          <table:table-cell office:value-type="string" calcext:value-type="string">
            <text:p>THE</text:p>
          </table:table-cell>
          <table:table-cell/>
          <table:table-cell table:formula="of:=VLOOKUP([.$A103];RUNOFFSETSv31;6;1)" office:value-type="time" office:time-value="PT00H13M04.468S" calcext:value-type="time">
            <text:p>00:13:04,468</text:p>
          </table:table-cell>
          <table:table-cell table:formula="of:=VLOOKUP([.$A103];RUNOFFSETSv31;7;1)" office:value-type="time" office:time-value="PT00H13M10.558S" calcext:value-type="time">
            <text:p>00:13:10,558</text:p>
          </table:table-cell>
          <table:table-cell/>
          <table:table-cell table:style-name="ce5" table:formula="of:=VLOOKUP([.$A103];RUNOFFSETSv31;5;1)" office:value-type="time" office:time-value="PT00H00M06.09S" calcext:value-type="time">
            <text:p>00:00:06,09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Bard’s children rejoice</text:p>
          </table:table-cell>
          <table:table-cell table:formula="of:=VLOOKUP([.$A104];RUNOFFSETSv31;3;1)" office:value-type="time" office:time-value="PT03H06M34.457S" calcext:value-type="time">
            <text:p>03:06:34,457</text:p>
          </table:table-cell>
          <table:table-cell table:formula="of:=VLOOKUP([.$A104];RUNOFFSETSv31;4;1)" office:value-type="time" office:time-value="PT03H07M01.192S" calcext:value-type="time">
            <text:p>03:07:01,192</text:p>
          </table:table-cell>
          <table:table-cell office:value-type="string" calcext:value-type="string">
            <text:p>THE</text:p>
          </table:table-cell>
          <table:table-cell/>
          <table:table-cell table:formula="of:=VLOOKUP([.$A104];RUNOFFSETSv31;6;1)" office:value-type="time" office:time-value="PT00H16M16.744S" calcext:value-type="time">
            <text:p>00:16:16,744</text:p>
          </table:table-cell>
          <table:table-cell table:formula="of:=VLOOKUP([.$A104];RUNOFFSETSv31;7;1)" office:value-type="time" office:time-value="PT00H16M43.479S" calcext:value-type="time">
            <text:p>00:16:43,479</text:p>
          </table:table-cell>
          <table:table-cell/>
          <table:table-cell table:style-name="ce5" table:formula="of:=VLOOKUP([.$A104];RUNOFFSETSv31;5;1)" office:value-type="time" office:time-value="PT00H00M26.735S" calcext:value-type="time">
            <text:p>00:00:26,73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Bard sets priorities</text:p>
          </table:table-cell>
          <table:table-cell table:formula="of:=VLOOKUP([.$A105];RUNOFFSETSv31;3;1)" office:value-type="time" office:time-value="PT03H07M02.169S" calcext:value-type="time">
            <text:p>03:07:02,169</text:p>
          </table:table-cell>
          <table:table-cell table:formula="of:=VLOOKUP([.$A105];RUNOFFSETSv31;4;1)" office:value-type="time" office:time-value="PT03H07M22.147S" calcext:value-type="time">
            <text:p>03:07:22,147</text:p>
          </table:table-cell>
          <table:table-cell office:value-type="string" calcext:value-type="string">
            <text:p>THE</text:p>
          </table:table-cell>
          <table:table-cell/>
          <table:table-cell table:formula="of:=VLOOKUP([.$A105];RUNOFFSETSv31;6;1)" office:value-type="time" office:time-value="PT00H18M11.859S" calcext:value-type="time">
            <text:p>00:18:11,859</text:p>
          </table:table-cell>
          <table:table-cell table:formula="of:=VLOOKUP([.$A105];RUNOFFSETSv31;7;1)" office:value-type="time" office:time-value="PT00H18M31.837S" calcext:value-type="time">
            <text:p>00:18:31,837</text:p>
          </table:table-cell>
          <table:table-cell/>
          <table:table-cell table:style-name="ce5" table:formula="of:=VLOOKUP([.$A105];RUNOFFSETSv31;5;1)" office:value-type="time" office:time-value="PT00H00M19.978S" calcext:value-type="time">
            <text:p>00:00:19,97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Looking for the Arkenstone</text:p>
          </table:table-cell>
          <table:table-cell table:formula="of:=VLOOKUP([.$A106];RUNOFFSETSv31;3;1)" office:value-type="time" office:time-value="PT03H07M24.033S" calcext:value-type="time">
            <text:p>03:07:24,033</text:p>
          </table:table-cell>
          <table:table-cell table:formula="of:=VLOOKUP([.$A106];RUNOFFSETSv31;4;1)" office:value-type="time" office:time-value="PT03H07M40.216S" calcext:value-type="time">
            <text:p>03:07:40,216</text:p>
          </table:table-cell>
          <table:table-cell office:value-type="string" calcext:value-type="string">
            <text:p>THE</text:p>
          </table:table-cell>
          <table:table-cell/>
          <table:table-cell table:formula="of:=VLOOKUP([.$A106];RUNOFFSETSv31;6;1)" office:value-type="time" office:time-value="PT00H21M46.49S" calcext:value-type="time">
            <text:p>00:21:46,490</text:p>
          </table:table-cell>
          <table:table-cell table:formula="of:=VLOOKUP([.$A106];RUNOFFSETSv31;7;1)" office:value-type="time" office:time-value="PT00H22M02.673S" calcext:value-type="time">
            <text:p>00:22:02,673</text:p>
          </table:table-cell>
          <table:table-cell/>
          <table:table-cell table:style-name="ce5" table:formula="of:=VLOOKUP([.$A106];RUNOFFSETSv31;5;1)" office:value-type="time" office:time-value="PT00H00M16.183S" calcext:value-type="time">
            <text:p>00:00:16,18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097</text:p>
          </table:table-cell>
          <table:table-cell table:style-name="ce14" office:value-type="string" calcext:value-type="string">
            <text:p>Dragon sickness and Dale</text:p>
          </table:table-cell>
          <table:table-cell table:formula="of:=VLOOKUP([.$A107];RUNOFFSETSv31;3;1)" office:value-type="time" office:time-value="PT03H08M22.493S" calcext:value-type="time">
            <text:p>03:08:22,493</text:p>
          </table:table-cell>
          <table:table-cell table:formula="of:=VLOOKUP([.$A107];RUNOFFSETSv31;4;1)" office:value-type="time" office:time-value="PT03H12M50.303S" calcext:value-type="time">
            <text:p>03:12:50,303</text:p>
          </table:table-cell>
          <table:table-cell office:value-type="string" calcext:value-type="string">
            <text:p>THE</text:p>
          </table:table-cell>
          <table:table-cell/>
          <table:table-cell table:formula="of:=VLOOKUP([.$A107];RUNOFFSETSv31;6;1)" office:value-type="time" office:time-value="PT00H34M32.463S" calcext:value-type="time">
            <text:p>00:34:32,463</text:p>
          </table:table-cell>
          <table:table-cell table:formula="of:=VLOOKUP([.$A107];RUNOFFSETSv31;7;1)" office:value-type="time" office:time-value="PT00H39M00.273S" calcext:value-type="time">
            <text:p>00:39:00,273</text:p>
          </table:table-cell>
          <table:table-cell/>
          <table:table-cell table:style-name="ce5" table:formula="of:=VLOOKUP([.$A107];RUNOFFSETSv31;5;1)" office:value-type="time" office:time-value="PT00H04M27.81S" calcext:value-type="time">
            <text:p>00:04:27,810</text:p>
          </table:table-cell>
          <table:table-cell/>
          <table:table-cell office:value-type="string" calcext:value-type="string">
            <text:p>Alfrid has no part in this run so last line needs editing to omit “Sire!”</text:p>
          </table:table-cell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Fortifying Erebor</text:p>
          </table:table-cell>
          <table:table-cell table:formula="of:=VLOOKUP([.$A108];RUNOFFSETSv31;3;1)" office:value-type="time" office:time-value="PT03H12M54.27S" calcext:value-type="time">
            <text:p>03:12:54,270</text:p>
          </table:table-cell>
          <table:table-cell table:formula="of:=VLOOKUP([.$A108];RUNOFFSETSv31;4;1)" office:value-type="time" office:time-value="PT03H13M45.655S" calcext:value-type="time">
            <text:p>03:13:45,655</text:p>
          </table:table-cell>
          <table:table-cell office:value-type="string" calcext:value-type="string">
            <text:p>THE</text:p>
          </table:table-cell>
          <table:table-cell/>
          <table:table-cell table:formula="of:=VLOOKUP([.$A108];RUNOFFSETSv31;6;1)" office:value-type="time" office:time-value="PT00H39M51.574S" calcext:value-type="time">
            <text:p>00:39:51,574</text:p>
          </table:table-cell>
          <table:table-cell table:formula="of:=VLOOKUP([.$A108];RUNOFFSETSv31;7;1)" office:value-type="time" office:time-value="PT00H40M42.959S" calcext:value-type="time">
            <text:p>00:40:42,959</text:p>
          </table:table-cell>
          <table:table-cell/>
          <table:table-cell table:style-name="ce5" table:formula="of:=VLOOKUP([.$A108];RUNOFFSETSv31;5;1)" office:value-type="time" office:time-value="PT00H00M51.385S" calcext:value-type="time">
            <text:p>00:00:51,38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Azog calls reinforcements</text:p>
          </table:table-cell>
          <table:table-cell table:formula="of:=VLOOKUP([.$A109];RUNOFFSETSv31;3;1)" office:value-type="time" office:time-value="PT03H14M22S" calcext:value-type="time">
            <text:p>03:14:22,000</text:p>
          </table:table-cell>
          <table:table-cell table:formula="of:=VLOOKUP([.$A109];RUNOFFSETSv31;4;1)" office:value-type="time" office:time-value="PT03H14M44S" calcext:value-type="time">
            <text:p>03:14:44,000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109];RUNOFFSETSv31;6;1)" office:value-type="time" office:time-value="PT00H25M17.642S" calcext:value-type="time">
            <text:p>00:25:17,642</text:p>
          </table:table-cell>
          <table:table-cell table:formula="of:=VLOOKUP([.$A109];RUNOFFSETSv31;7;1)" office:value-type="time" office:time-value="PT00H25M39.642S" calcext:value-type="time">
            <text:p>00:25:39,642</text:p>
          </table:table-cell>
          <table:table-cell/>
          <table:table-cell table:style-name="ce5" table:formula="of:=VLOOKUP([.$A109];RUNOFFSETSv31;5;1)" office:value-type="time" office:time-value="PT00H00M22S" calcext:value-type="time">
            <text:p>00:00:22,000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urvivors of Dale and Thranduil want to cash in</text:p>
          </table:table-cell>
          <table:table-cell table:formula="of:=VLOOKUP([.$A110];RUNOFFSETSv31;3;1)" office:value-type="time" office:time-value="PT03H14M53.219S" calcext:value-type="time">
            <text:p>03:14:53,219</text:p>
          </table:table-cell>
          <table:table-cell table:formula="of:=VLOOKUP([.$A110];RUNOFFSETSv31;4;1)" office:value-type="time" office:time-value="PT03H20M19.545S" calcext:value-type="time">
            <text:p>03:20:19,545</text:p>
          </table:table-cell>
          <table:table-cell office:value-type="string" calcext:value-type="string">
            <text:p>THE</text:p>
          </table:table-cell>
          <table:table-cell/>
          <table:table-cell table:formula="of:=VLOOKUP([.$A110];RUNOFFSETSv31;6;1)" office:value-type="time" office:time-value="PT00H41M03.312S" calcext:value-type="time">
            <text:p>00:41:03,312</text:p>
          </table:table-cell>
          <table:table-cell table:formula="of:=VLOOKUP([.$A110];RUNOFFSETSv31;7;1)" office:value-type="time" office:time-value="PT00H46M29.638S" calcext:value-type="time">
            <text:p>00:46:29,638</text:p>
          </table:table-cell>
          <table:table-cell/>
          <table:table-cell table:style-name="ce5" table:formula="of:=VLOOKUP([.$A110];RUNOFFSETSv31;5;1)" office:value-type="time" office:time-value="PT00H05M26.326S" calcext:value-type="time">
            <text:p>00:05:26,326</text:p>
          </table:table-cell>
          <table:table-cell/>
          <table:table-cell office:value-type="string" calcext:value-type="string">
            <text:p>Run must end because Bard’s “dragon slayer” nickname is cut from the fil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6" office:value-type="string" calcext:value-type="string">
            <text:p>Dwarves defend Erebor</text:p>
          </table:table-cell>
          <table:table-cell table:formula="of:=VLOOKUP([.$A111];RUNOFFSETSv31;3;1)" office:value-type="time" office:time-value="PT03H20M20.978S" calcext:value-type="time">
            <text:p>03:20:20,978</text:p>
          </table:table-cell>
          <table:table-cell table:formula="of:=VLOOKUP([.$A111];RUNOFFSETSv31;4;1)" office:value-type="time" office:time-value="PT03H26M13.747S" calcext:value-type="time">
            <text:p>03:26:13,747</text:p>
          </table:table-cell>
          <table:table-cell office:value-type="string" calcext:value-type="string">
            <text:p>THE</text:p>
          </table:table-cell>
          <table:table-cell/>
          <table:table-cell table:formula="of:=VLOOKUP([.$A111];RUNOFFSETSv31;6;1)" office:value-type="time" office:time-value="PT00H46M33.309S" calcext:value-type="time">
            <text:p>00:46:33,309</text:p>
          </table:table-cell>
          <table:table-cell table:formula="of:=VLOOKUP([.$A111];RUNOFFSETSv31;7;1)" office:value-type="time" office:time-value="PT00H52M26.078S" calcext:value-type="time">
            <text:p>00:52:26,078</text:p>
          </table:table-cell>
          <table:table-cell/>
          <table:table-cell table:style-name="ce5" table:formula="of:=VLOOKUP([.$A111];RUNOFFSETSv31;5;1)" office:value-type="time" office:time-value="PT00H05M52.769S" calcext:value-type="time">
            <text:p>00:05:52,76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4" office:value-type="string" calcext:value-type="string">
            <text:p>Gandalf arrives in Dale 1</text:p>
          </table:table-cell>
          <table:table-cell table:formula="of:=VLOOKUP([.$A112];RUNOFFSETSv31;3;1)" office:value-type="time" office:time-value="PT03H26M29.339S" calcext:value-type="time">
            <text:p>03:26:29,339</text:p>
          </table:table-cell>
          <table:table-cell table:formula="of:=VLOOKUP([.$A112];RUNOFFSETSv31;4;1)" office:value-type="time" office:time-value="PT03H26M31.8S" calcext:value-type="time">
            <text:p>03:26:31,800</text:p>
          </table:table-cell>
          <table:table-cell office:value-type="string" calcext:value-type="string">
            <text:p>THE</text:p>
          </table:table-cell>
          <table:table-cell/>
          <table:table-cell table:formula="of:=VLOOKUP([.$A112];RUNOFFSETSv31;6;1)" office:value-type="time" office:time-value="PT00H53M57.419S" calcext:value-type="time">
            <text:p>00:53:57,419</text:p>
          </table:table-cell>
          <table:table-cell table:formula="of:=VLOOKUP([.$A112];RUNOFFSETSv31;7;1)" office:value-type="time" office:time-value="PT00H53M59.88S" calcext:value-type="time">
            <text:p>00:53:59,880</text:p>
          </table:table-cell>
          <table:table-cell/>
          <table:table-cell table:style-name="ce5" table:formula="of:=VLOOKUP([.$A112];RUNOFFSETSv31;5;1)" office:value-type="time" office:time-value="PT00H00M02.461S" calcext:value-type="time">
            <text:p>00:00:02,461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ndalf arrives in Dale 2</text:p>
          </table:table-cell>
          <table:table-cell table:formula="of:=VLOOKUP([.$A113];RUNOFFSETSv31;3;1)" office:value-type="time" office:time-value="PT03H26M32.033S" calcext:value-type="time">
            <text:p>03:26:32,033</text:p>
          </table:table-cell>
          <table:table-cell table:formula="of:=VLOOKUP([.$A113];RUNOFFSETSv31;4;1)" office:value-type="time" office:time-value="PT03H26M38.665S" calcext:value-type="time">
            <text:p>03:26:38,665</text:p>
          </table:table-cell>
          <table:table-cell office:value-type="string" calcext:value-type="string">
            <text:p>THE</text:p>
          </table:table-cell>
          <table:table-cell/>
          <table:table-cell table:formula="of:=VLOOKUP([.$A113];RUNOFFSETSv31;6;1)" office:value-type="time" office:time-value="PT00H54M01.256S" calcext:value-type="time">
            <text:p>00:54:01,256</text:p>
          </table:table-cell>
          <table:table-cell table:formula="of:=VLOOKUP([.$A113];RUNOFFSETSv31;7;1)" office:value-type="time" office:time-value="PT00H54M07.888S" calcext:value-type="time">
            <text:p>00:54:07,888</text:p>
          </table:table-cell>
          <table:table-cell/>
          <table:table-cell table:style-name="ce5" table:formula="of:=VLOOKUP([.$A113];RUNOFFSETSv31;5;1)" office:value-type="time" office:time-value="PT00H00M06.632S" calcext:value-type="time">
            <text:p>00:00:06,632</text:p>
          </table:table-cell>
          <table:table-cell/>
          <table:table-cell office:value-type="string" calcext:value-type="string">
            <text:p>Single line of dialog with some captions adde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andalf’s warning</text:p>
          </table:table-cell>
          <table:table-cell table:formula="of:=VLOOKUP([.$A114];RUNOFFSETSv31;3;1)" office:value-type="time" office:time-value="PT03H26M48.556S" calcext:value-type="time">
            <text:p>03:26:48,556</text:p>
          </table:table-cell>
          <table:table-cell table:formula="of:=VLOOKUP([.$A114];RUNOFFSETSv31;4;1)" office:value-type="time" office:time-value="PT03H27M34.686S" calcext:value-type="time">
            <text:p>03:27:34,686</text:p>
          </table:table-cell>
          <table:table-cell office:value-type="string" calcext:value-type="string">
            <text:p>THE</text:p>
          </table:table-cell>
          <table:table-cell/>
          <table:table-cell table:formula="of:=VLOOKUP([.$A114];RUNOFFSETSv31;6;1)" office:value-type="time" office:time-value="PT00H54M44.257S" calcext:value-type="time">
            <text:p>00:54:44,257</text:p>
          </table:table-cell>
          <table:table-cell table:formula="of:=VLOOKUP([.$A114];RUNOFFSETSv31;7;1)" office:value-type="time" office:time-value="PT00H55M30.387S" calcext:value-type="time">
            <text:p>00:55:30,387</text:p>
          </table:table-cell>
          <table:table-cell/>
          <table:table-cell table:style-name="ce5" table:formula="of:=VLOOKUP([.$A114];RUNOFFSETSv31;5;1)" office:value-type="time" office:time-value="PT00H00M46.13S" calcext:value-type="time">
            <text:p>00:00:46,13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ndalf’s prediction &amp; the wereworms</text:p>
          </table:table-cell>
          <table:table-cell table:formula="of:=VLOOKUP([.$A115];RUNOFFSETSv31;3;1)" office:value-type="time" office:time-value="PT03H27M35.268S" calcext:value-type="time">
            <text:p>03:27:35,268</text:p>
          </table:table-cell>
          <table:table-cell table:formula="of:=VLOOKUP([.$A115];RUNOFFSETSv31;4;1)" office:value-type="time" office:time-value="PT03H28M29.864S" calcext:value-type="time">
            <text:p>03:28:29,864</text:p>
          </table:table-cell>
          <table:table-cell office:value-type="string" calcext:value-type="string">
            <text:p>THE</text:p>
          </table:table-cell>
          <table:table-cell/>
          <table:table-cell table:formula="of:=VLOOKUP([.$A115];RUNOFFSETSv31;6;1)" office:value-type="time" office:time-value="PT00H55M40.272S" calcext:value-type="time">
            <text:p>00:55:40,272</text:p>
          </table:table-cell>
          <table:table-cell table:formula="of:=VLOOKUP([.$A115];RUNOFFSETSv31;7;1)" office:value-type="time" office:time-value="PT00H56M34.868S" calcext:value-type="time">
            <text:p>00:56:34,868</text:p>
          </table:table-cell>
          <table:table-cell/>
          <table:table-cell table:style-name="ce5" table:formula="of:=VLOOKUP([.$A115];RUNOFFSETSv31;5;1)" office:value-type="time" office:time-value="PT00H00M54.596S" calcext:value-type="time">
            <text:p>00:00:54,59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anwhile in Gundabad</text:p>
          </table:table-cell>
          <table:table-cell table:formula="of:=VLOOKUP([.$A116];RUNOFFSETSv31;3;1)" office:value-type="time" office:time-value="PT03H28M33.337S" calcext:value-type="time">
            <text:p>03:28:33,337</text:p>
          </table:table-cell>
          <table:table-cell table:formula="of:=VLOOKUP([.$A116];RUNOFFSETSv31;4;1)" office:value-type="time" office:time-value="PT03H28M33.337S" calcext:value-type="time">
            <text:p>03:28:33,33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16];RUNOFFSETSv31;6;1)" office:value-type="time" office:time-value="PT00H57M24.042S" calcext:value-type="time">
            <text:p>00:57:24,042</text:p>
          </table:table-cell>
          <table:table-cell table:formula="of:=VLOOKUP([.$A116];RUNOFFSETSv31;7;1)" office:value-type="time" office:time-value="PT00H57M24.042S" calcext:value-type="time">
            <text:p>00:57:24,042</text:p>
          </table:table-cell>
          <table:table-cell/>
          <table:table-cell table:style-name="ce5" table:formula="of:=VLOOKUP([.$A116];RUNOFFSETSv31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randuil starts siege, Bilbo gives Arkenstone</text:p>
          </table:table-cell>
          <table:table-cell table:formula="of:=VLOOKUP([.$A117];RUNOFFSETSv31;3;1)" office:value-type="time" office:time-value="PT03H29M08.741S" calcext:value-type="time">
            <text:p>03:29:08,741</text:p>
          </table:table-cell>
          <table:table-cell table:formula="of:=VLOOKUP([.$A117];RUNOFFSETSv31;4;1)" office:value-type="time" office:time-value="PT03H32M30.442S" calcext:value-type="time">
            <text:p>03:32:30,442</text:p>
          </table:table-cell>
          <table:table-cell office:value-type="string" calcext:value-type="string">
            <text:p>THE</text:p>
          </table:table-cell>
          <table:table-cell/>
          <table:table-cell table:formula="of:=VLOOKUP([.$A117];RUNOFFSETSv31;6;1)" office:value-type="time" office:time-value="PT00H58M08.545S" calcext:value-type="time">
            <text:p>00:58:08,545</text:p>
          </table:table-cell>
          <table:table-cell table:formula="of:=VLOOKUP([.$A117];RUNOFFSETSv31;7;1)" office:value-type="time" office:time-value="PT01H01M30.246S" calcext:value-type="time">
            <text:p>01:01:30,246</text:p>
          </table:table-cell>
          <table:table-cell/>
          <table:table-cell table:style-name="ce5" table:formula="of:=VLOOKUP([.$A117];RUNOFFSETSv31;5;1)" office:value-type="time" office:time-value="PT00H03M21.701S" calcext:value-type="time">
            <text:p>00:03:21,7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6" office:value-type="string" calcext:value-type="string">
            <text:p>Ransoming the stone</text:p>
          </table:table-cell>
          <table:table-cell table:formula="of:=VLOOKUP([.$A118];RUNOFFSETSv31;3;1)" office:value-type="time" office:time-value="PT03H33M24.62S" calcext:value-type="time">
            <text:p>03:33:24,620</text:p>
          </table:table-cell>
          <table:table-cell table:formula="of:=VLOOKUP([.$A118];RUNOFFSETSv31;4;1)" office:value-type="time" office:time-value="PT03H37M45.673S" calcext:value-type="time">
            <text:p>03:37:45,673</text:p>
          </table:table-cell>
          <table:table-cell office:value-type="string" calcext:value-type="string">
            <text:p>THE</text:p>
          </table:table-cell>
          <table:table-cell/>
          <table:table-cell table:formula="of:=VLOOKUP([.$A118];RUNOFFSETSv31;6;1)" office:value-type="time" office:time-value="PT01H02M55.498S" calcext:value-type="time">
            <text:p>01:02:55,498</text:p>
          </table:table-cell>
          <table:table-cell table:formula="of:=VLOOKUP([.$A118];RUNOFFSETSv31;7;1)" office:value-type="time" office:time-value="PT01H07M16.551S" calcext:value-type="time">
            <text:p>01:07:16,551</text:p>
          </table:table-cell>
          <table:table-cell/>
          <table:table-cell table:style-name="ce5" table:formula="of:=VLOOKUP([.$A118];RUNOFFSETSv31;5;1)" office:value-type="time" office:time-value="PT00H04M21.053S" calcext:value-type="time">
            <text:p>00:04:21,053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ronfoot escalates things</text:p>
          </table:table-cell>
          <table:table-cell table:formula="of:=VLOOKUP([.$A119];RUNOFFSETSv31;3;1)" office:value-type="time" office:time-value="PT03H37M53.712S" calcext:value-type="time">
            <text:p>03:37:53,712</text:p>
          </table:table-cell>
          <table:table-cell table:formula="of:=VLOOKUP([.$A119];RUNOFFSETSv31;4;1)" office:value-type="time" office:time-value="PT03H40M59.064S" calcext:value-type="time">
            <text:p>03:40:59,06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19];RUNOFFSETSv31;6;1)" office:value-type="time" office:time-value="PT01H12M34.892S" calcext:value-type="time">
            <text:p>01:12:34,892</text:p>
          </table:table-cell>
          <table:table-cell table:formula="of:=VLOOKUP([.$A119];RUNOFFSETSv31;7;1)" office:value-type="time" office:time-value="PT01H15M40.244S" calcext:value-type="time">
            <text:p>01:15:40,244</text:p>
          </table:table-cell>
          <table:table-cell/>
          <table:table-cell table:style-name="ce5" table:formula="of:=VLOOKUP([.$A119];RUNOFFSETSv31;5;1)" office:value-type="time" office:time-value="PT00H03M05.352S" calcext:value-type="time">
            <text:p>00:03:05,35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rchers and twirley-whirlies</text:p>
          </table:table-cell>
          <table:table-cell table:formula="of:=VLOOKUP([.$A120];RUNOFFSETSv31;3;1)" office:value-type="time" office:time-value="PT03H41M03.747S" calcext:value-type="time">
            <text:p>03:41:03,747</text:p>
          </table:table-cell>
          <table:table-cell table:formula="of:=VLOOKUP([.$A120];RUNOFFSETSv31;4;1)" office:value-type="time" office:time-value="PT03H41M22.181S" calcext:value-type="time">
            <text:p>03:41:22,181</text:p>
          </table:table-cell>
          <table:table-cell table:style-name="ce17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120];RUNOFFSETSv31;6;1)" office:value-type="time" office:time-value="PT01H15M47.209S" calcext:value-type="time">
            <text:p>01:15:47,209</text:p>
          </table:table-cell>
          <table:table-cell table:formula="of:=VLOOKUP([.$A120];RUNOFFSETSv31;7;1)" office:value-type="time" office:time-value="PT01H16M05.643S" calcext:value-type="time">
            <text:p>01:16:05,643</text:p>
          </table:table-cell>
          <table:table-cell/>
          <table:table-cell table:style-name="ce5" table:formula="of:=VLOOKUP([.$A120];RUNOFFSETSv31;5;1)" office:value-type="time" office:time-value="PT00H00M18.434S" calcext:value-type="time">
            <text:p>00:00:18,434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ore salvos, orc army enters stage</text:p>
          </table:table-cell>
          <table:table-cell table:formula="of:=VLOOKUP([.$A121];RUNOFFSETSv31;3;1)" office:value-type="time" office:time-value="PT03H41M26.186S" calcext:value-type="time">
            <text:p>03:41:26,186</text:p>
          </table:table-cell>
          <table:table-cell table:formula="of:=VLOOKUP([.$A121];RUNOFFSETSv31;4;1)" office:value-type="time" office:time-value="PT03H43M08.662S" calcext:value-type="time">
            <text:p>03:43:08,662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1];RUNOFFSETSv31;6;1)" office:value-type="time" office:time-value="PT01H16M09.648S" calcext:value-type="time">
            <text:p>01:16:09,648</text:p>
          </table:table-cell>
          <table:table-cell table:formula="of:=VLOOKUP([.$A121];RUNOFFSETSv31;7;1)" office:value-type="time" office:time-value="PT01H17M52.124S" calcext:value-type="time">
            <text:p>01:17:52,124</text:p>
          </table:table-cell>
          <table:table-cell/>
          <table:table-cell table:style-name="ce5" table:formula="of:=VLOOKUP([.$A121];RUNOFFSETSv31;5;1)" office:value-type="time" office:time-value="PT00H01M42.476S" calcext:value-type="time">
            <text:p>00:01:42,47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warves counter</text:p>
          </table:table-cell>
          <table:table-cell table:formula="of:=VLOOKUP([.$A122];RUNOFFSETSv31;3;1)" office:value-type="time" office:time-value="PT03H43M16.676S" calcext:value-type="time">
            <text:p>03:43:16,676</text:p>
          </table:table-cell>
          <table:table-cell table:formula="of:=VLOOKUP([.$A122];RUNOFFSETSv31;4;1)" office:value-type="time" office:time-value="PT03H43M43.091S" calcext:value-type="time">
            <text:p>03:43:43,09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2];RUNOFFSETSv31;6;1)" office:value-type="time" office:time-value="PT01H18M02.094S" calcext:value-type="time">
            <text:p>01:18:02,094</text:p>
          </table:table-cell>
          <table:table-cell table:formula="of:=VLOOKUP([.$A122];RUNOFFSETSv31;7;1)" office:value-type="time" office:time-value="PT01H18M28.509S" calcext:value-type="time">
            <text:p>01:18:28,509</text:p>
          </table:table-cell>
          <table:table-cell/>
          <table:table-cell table:style-name="ce5" table:formula="of:=VLOOKUP([.$A122];RUNOFFSETSv31;5;1)" office:value-type="time" office:time-value="PT00H00M26.415S" calcext:value-type="time">
            <text:p>00:00:26,41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 elves spring into action</text:p>
          </table:table-cell>
          <table:table-cell table:formula="of:=VLOOKUP([.$A123];RUNOFFSETSv31;3;1)" office:value-type="time" office:time-value="PT03H43M45.672S" calcext:value-type="time">
            <text:p>03:43:45,672</text:p>
          </table:table-cell>
          <table:table-cell table:formula="of:=VLOOKUP([.$A123];RUNOFFSETSv31;4;1)" office:value-type="time" office:time-value="PT03H44M52.531S" calcext:value-type="time">
            <text:p>03:44:52,531</text:p>
          </table:table-cell>
          <table:table-cell office:value-type="string" calcext:value-type="string">
            <text:p>THE</text:p>
          </table:table-cell>
          <table:table-cell/>
          <table:table-cell table:formula="of:=VLOOKUP([.$A123];RUNOFFSETSv31;6;1)" office:value-type="time" office:time-value="PT01H11M05.696S" calcext:value-type="time">
            <text:p>01:11:05,696</text:p>
          </table:table-cell>
          <table:table-cell table:formula="of:=VLOOKUP([.$A123];RUNOFFSETSv31;7;1)" office:value-type="time" office:time-value="PT01H12M12.555S" calcext:value-type="time">
            <text:p>01:12:12,555</text:p>
          </table:table-cell>
          <table:table-cell/>
          <table:table-cell table:style-name="ce5" table:formula="of:=VLOOKUP([.$A123];RUNOFFSETSv31;5;1)" office:value-type="time" office:time-value="PT00H01M06.859S" calcext:value-type="time">
            <text:p>00:01:06,85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latter from the battle</text:p>
          </table:table-cell>
          <table:table-cell table:formula="of:=VLOOKUP([.$A124];RUNOFFSETSv31;3;1)" office:value-type="time" office:time-value="PT03H44M53.031S" calcext:value-type="time">
            <text:p>03:44:53,031</text:p>
          </table:table-cell>
          <table:table-cell table:formula="of:=VLOOKUP([.$A124];RUNOFFSETSv31;4;1)" office:value-type="time" office:time-value="PT03H45M05.168S" calcext:value-type="time">
            <text:p>03:45:05,16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24];RUNOFFSETSv31;6;1)" office:value-type="time" office:time-value="PT01H12M15.766S" calcext:value-type="time">
            <text:p>01:12:15,766</text:p>
          </table:table-cell>
          <table:table-cell table:formula="of:=VLOOKUP([.$A124];RUNOFFSETSv31;7;1)" office:value-type="time" office:time-value="PT01H12M27.903S" calcext:value-type="time">
            <text:p>01:12:27,903</text:p>
          </table:table-cell>
          <table:table-cell/>
          <table:table-cell table:style-name="ce5" table:formula="of:=VLOOKUP([.$A124];RUNOFFSETSv31;5;1)" office:value-type="time" office:time-value="PT00H00M12.137S" calcext:value-type="time">
            <text:p>00:00:12,13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zog’s next move</text:p>
          </table:table-cell>
          <table:table-cell table:formula="of:=VLOOKUP([.$A125];RUNOFFSETSv31;3;1)" office:value-type="time" office:time-value="PT03H45M07.3S" calcext:value-type="time">
            <text:p>03:45:07,300</text:p>
          </table:table-cell>
          <table:table-cell table:formula="of:=VLOOKUP([.$A125];RUNOFFSETSv31;4;1)" office:value-type="time" office:time-value="PT03H45M25.322S" calcext:value-type="time">
            <text:p>03:45:25,322</text:p>
          </table:table-cell>
          <table:table-cell office:value-type="string" calcext:value-type="string">
            <text:p>THE</text:p>
          </table:table-cell>
          <table:table-cell/>
          <table:table-cell table:formula="of:=VLOOKUP([.$A125];RUNOFFSETSv31;6;1)" office:value-type="time" office:time-value="PT01H12M30.36S" calcext:value-type="time">
            <text:p>01:12:30,360</text:p>
          </table:table-cell>
          <table:table-cell table:formula="of:=VLOOKUP([.$A125];RUNOFFSETSv31;7;1)" office:value-type="time" office:time-value="PT01H12M48.382S" calcext:value-type="time">
            <text:p>01:12:48,382</text:p>
          </table:table-cell>
          <table:table-cell/>
          <table:table-cell table:style-name="ce5" table:formula="of:=VLOOKUP([.$A125];RUNOFFSETSv31;5;1)" office:value-type="time" office:time-value="PT00H00M18.022S" calcext:value-type="time">
            <text:p>00:00:18,022</text:p>
          </table:table-cell>
          <table:table-cell/>
          <table:table-cell office:value-type="string" calcext:value-type="string">
            <text:p>There’s English subtitles in the film, but other languages need actual lines in the subtitle file. Edited so that [In Black Speech] title is first one – in the original film this caption was earlier because Azog has more screen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rd ordering retreat</text:p>
          </table:table-cell>
          <table:table-cell table:formula="of:=VLOOKUP([.$A126];RUNOFFSETSv31;3;1)" office:value-type="time" office:time-value="PT03H45M36.435S" calcext:value-type="time">
            <text:p>03:45:36,435</text:p>
          </table:table-cell>
          <table:table-cell table:formula="of:=VLOOKUP([.$A126];RUNOFFSETSv31;4;1)" office:value-type="time" office:time-value="PT03H46M43.952S" calcext:value-type="time">
            <text:p>03:46:43,952</text:p>
          </table:table-cell>
          <table:table-cell office:value-type="string" calcext:value-type="string">
            <text:p>THE</text:p>
          </table:table-cell>
          <table:table-cell/>
          <table:table-cell table:formula="of:=VLOOKUP([.$A126];RUNOFFSETSv31;6;1)" office:value-type="time" office:time-value="PT01H13M04.773S" calcext:value-type="time">
            <text:p>01:13:04,773</text:p>
          </table:table-cell>
          <table:table-cell table:formula="of:=VLOOKUP([.$A126];RUNOFFSETSv31;7;1)" office:value-type="time" office:time-value="PT01H14M12.29S" calcext:value-type="time">
            <text:p>01:14:12,290</text:p>
          </table:table-cell>
          <table:table-cell/>
          <table:table-cell table:style-name="ce5" table:formula="of:=VLOOKUP([.$A126];RUNOFFSETSv31;5;1)" office:value-type="time" office:time-value="PT00H01M07.517S" calcext:value-type="time">
            <text:p>00:01:07,51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ard looking for children</text:p>
          </table:table-cell>
          <table:table-cell table:formula="of:=VLOOKUP([.$A127];RUNOFFSETSv31;3;1)" office:value-type="time" office:time-value="PT03H46M56.981S" calcext:value-type="time">
            <text:p>03:46:56,981</text:p>
          </table:table-cell>
          <table:table-cell table:formula="of:=VLOOKUP([.$A127];RUNOFFSETSv31;4;1)" office:value-type="time" office:time-value="PT03H47M37.646S" calcext:value-type="time">
            <text:p>03:47:37,646</text:p>
          </table:table-cell>
          <table:table-cell office:value-type="string" calcext:value-type="string">
            <text:p>THE</text:p>
          </table:table-cell>
          <table:table-cell/>
          <table:table-cell table:formula="of:=VLOOKUP([.$A127];RUNOFFSETSv31;6;1)" office:value-type="time" office:time-value="PT01H14M39.535S" calcext:value-type="time">
            <text:p>01:14:39,535</text:p>
          </table:table-cell>
          <table:table-cell table:formula="of:=VLOOKUP([.$A127];RUNOFFSETSv31;7;1)" office:value-type="time" office:time-value="PT01H15M20.2S" calcext:value-type="time">
            <text:p>01:15:20,200</text:p>
          </table:table-cell>
          <table:table-cell/>
          <table:table-cell table:style-name="ce5" table:formula="of:=VLOOKUP([.$A127];RUNOFFSETSv31;5;1)" office:value-type="time" office:time-value="PT00H00M40.665S" calcext:value-type="time">
            <text:p>00:00:40,66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zog pondering next move</text:p>
          </table:table-cell>
          <table:table-cell table:formula="of:=VLOOKUP([.$A128];RUNOFFSETSv31;3;1)" office:value-type="time" office:time-value="PT03H48M05.4S" calcext:value-type="time">
            <text:p>03:48:05,400</text:p>
          </table:table-cell>
          <table:table-cell table:formula="of:=VLOOKUP([.$A128];RUNOFFSETSv31;4;1)" office:value-type="time" office:time-value="PT03H48M12.572S" calcext:value-type="time">
            <text:p>03:48:12,572</text:p>
          </table:table-cell>
          <table:table-cell office:value-type="string" calcext:value-type="string">
            <text:p>THE</text:p>
          </table:table-cell>
          <table:table-cell/>
          <table:table-cell table:formula="of:=VLOOKUP([.$A128];RUNOFFSETSv31;6;1)" office:value-type="time" office:time-value="PT01H18M51.36S" calcext:value-type="time">
            <text:p>01:18:51,360</text:p>
          </table:table-cell>
          <table:table-cell table:formula="of:=VLOOKUP([.$A128];RUNOFFSETSv31;7;1)" office:value-type="time" office:time-value="PT01H18M58.532S" calcext:value-type="time">
            <text:p>01:18:58,532</text:p>
          </table:table-cell>
          <table:table-cell/>
          <table:table-cell table:style-name="ce5" table:formula="of:=VLOOKUP([.$A128];RUNOFFSETSv31;5;1)" office:value-type="time" office:time-value="PT00H00M07.172S" calcext:value-type="time">
            <text:p>00:00:07,172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ard falls back, Thorin battles his demons</text:p>
          </table:table-cell>
          <table:table-cell table:formula="of:=VLOOKUP([.$A129];RUNOFFSETSv31;3;1)" office:value-type="time" office:time-value="PT03H48M22.033S" calcext:value-type="time">
            <text:p>03:48:22,033</text:p>
          </table:table-cell>
          <table:table-cell table:formula="of:=VLOOKUP([.$A129];RUNOFFSETSv31;4;1)" office:value-type="time" office:time-value="PT03H52M14.807S" calcext:value-type="time">
            <text:p>03:52:14,807</text:p>
          </table:table-cell>
          <table:table-cell office:value-type="string" calcext:value-type="string">
            <text:p>THE</text:p>
          </table:table-cell>
          <table:table-cell/>
          <table:table-cell table:formula="of:=VLOOKUP([.$A129];RUNOFFSETSv31;6;1)" office:value-type="time" office:time-value="PT01H19M36.957S" calcext:value-type="time">
            <text:p>01:19:36,957</text:p>
          </table:table-cell>
          <table:table-cell table:formula="of:=VLOOKUP([.$A129];RUNOFFSETSv31;7;1)" office:value-type="time" office:time-value="PT01H23M29.731S" calcext:value-type="time">
            <text:p>01:23:29,731</text:p>
          </table:table-cell>
          <table:table-cell/>
          <table:table-cell table:style-name="ce5" table:formula="of:=VLOOKUP([.$A129];RUNOFFSETSv31;5;1)" office:value-type="time" office:time-value="PT00H03M52.774S" calcext:value-type="time">
            <text:p>00:03:52,77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orin changed his mind</text:p>
          </table:table-cell>
          <table:table-cell table:formula="of:=VLOOKUP([.$A130];RUNOFFSETSv31;3;1)" office:value-type="time" office:time-value="PT03H52M29.671S" calcext:value-type="time">
            <text:p>03:52:29,671</text:p>
          </table:table-cell>
          <table:table-cell table:formula="of:=VLOOKUP([.$A130];RUNOFFSETSv31;4;1)" office:value-type="time" office:time-value="PT03H54M48.434S" calcext:value-type="time">
            <text:p>03:54:48,434</text:p>
          </table:table-cell>
          <table:table-cell office:value-type="string" calcext:value-type="string">
            <text:p>THE</text:p>
          </table:table-cell>
          <table:table-cell/>
          <table:table-cell table:formula="of:=VLOOKUP([.$A130];RUNOFFSETSv31;6;1)" office:value-type="time" office:time-value="PT01H24M28.123S" calcext:value-type="time">
            <text:p>01:24:28,123</text:p>
          </table:table-cell>
          <table:table-cell table:formula="of:=VLOOKUP([.$A130];RUNOFFSETSv31;7;1)" office:value-type="time" office:time-value="PT01H26M46.886S" calcext:value-type="time">
            <text:p>01:26:46,886</text:p>
          </table:table-cell>
          <table:table-cell/>
          <table:table-cell table:style-name="ce5" table:formula="of:=VLOOKUP([.$A130];RUNOFFSETSv31;5;1)" office:value-type="time" office:time-value="PT00H02M18.763S" calcext:value-type="time">
            <text:p>00:02:18,76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zog starts the final attack, Thorin emerges</text:p>
          </table:table-cell>
          <table:table-cell table:formula="of:=VLOOKUP([.$A131];RUNOFFSETSv31;3;1)" office:value-type="time" office:time-value="PT03H54M51.48S" calcext:value-type="time">
            <text:p>03:54:51,480</text:p>
          </table:table-cell>
          <table:table-cell table:formula="of:=VLOOKUP([.$A131];RUNOFFSETSv31;4;1)" office:value-type="time" office:time-value="PT03H56M12.698S" calcext:value-type="time">
            <text:p>03:56:12,698</text:p>
          </table:table-cell>
          <table:table-cell office:value-type="string" calcext:value-type="string">
            <text:p>THE</text:p>
          </table:table-cell>
          <table:table-cell/>
          <table:table-cell table:formula="of:=VLOOKUP([.$A131];RUNOFFSETSv31;6;1)" office:value-type="time" office:time-value="PT01H26M53.84S" calcext:value-type="time">
            <text:p>01:26:53,840</text:p>
          </table:table-cell>
          <table:table-cell table:formula="of:=VLOOKUP([.$A131];RUNOFFSETSv31;7;1)" office:value-type="time" office:time-value="PT01H28M15.058S" calcext:value-type="time">
            <text:p>01:28:15,058</text:p>
          </table:table-cell>
          <table:table-cell/>
          <table:table-cell table:style-name="ce5" table:formula="of:=VLOOKUP([.$A131];RUNOFFSETSv31;5;1)" office:value-type="time" office:time-value="PT00H01M21.218S" calcext:value-type="time">
            <text:p>00:01:21,218</text:p>
          </table:table-cell>
          <table:table-cell/>
          <table:table-cell office:value-type="string" calcext:value-type="string">
            <text:p>English version doesn’t have Azog’s lines so it might need editin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ain and Thorin meet</text:p>
          </table:table-cell>
          <table:table-cell table:formula="of:=VLOOKUP([.$A132];RUNOFFSETSv31;3;1)" office:value-type="time" office:time-value="PT03H56M18.899S" calcext:value-type="time">
            <text:p>03:56:18,899</text:p>
          </table:table-cell>
          <table:table-cell table:formula="of:=VLOOKUP([.$A132];RUNOFFSETSv31;4;1)" office:value-type="time" office:time-value="PT03H56M38.961S" calcext:value-type="time">
            <text:p>03:56:38,961</text:p>
          </table:table-cell>
          <table:table-cell office:value-type="string" calcext:value-type="string">
            <text:p>THE</text:p>
          </table:table-cell>
          <table:table-cell/>
          <table:table-cell table:formula="of:=VLOOKUP([.$A132];RUNOFFSETSv31;6;1)" office:value-type="time" office:time-value="PT01H29M21.04S" calcext:value-type="time">
            <text:p>01:29:21,040</text:p>
          </table:table-cell>
          <table:table-cell table:formula="of:=VLOOKUP([.$A132];RUNOFFSETSv31;7;1)" office:value-type="time" office:time-value="PT01H29M41.102S" calcext:value-type="time">
            <text:p>01:29:41,102</text:p>
          </table:table-cell>
          <table:table-cell/>
          <table:table-cell table:style-name="ce5" table:formula="of:=VLOOKUP([.$A132];RUNOFFSETSv31;5;1)" office:value-type="time" office:time-value="PT00H00M20.062S" calcext:value-type="time">
            <text:p>00:00:20,06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in and Thorin discuss the plan</text:p>
          </table:table-cell>
          <table:table-cell table:formula="of:=VLOOKUP([.$A133];RUNOFFSETSv31;3;1)" office:value-type="time" office:time-value="PT03H56M40.454S" calcext:value-type="time">
            <text:p>03:56:40,454</text:p>
          </table:table-cell>
          <table:table-cell table:formula="of:=VLOOKUP([.$A133];RUNOFFSETSv31;4;1)" office:value-type="time" office:time-value="PT03H56M49.964S" calcext:value-type="time">
            <text:p>03:56:49,964</text:p>
          </table:table-cell>
          <table:table-cell office:value-type="string" calcext:value-type="string">
            <text:p>THE</text:p>
          </table:table-cell>
          <table:table-cell/>
          <table:table-cell table:formula="of:=VLOOKUP([.$A133];RUNOFFSETSv31;6;1)" office:value-type="time" office:time-value="PT01H29M44.105S" calcext:value-type="time">
            <text:p>01:29:44,105</text:p>
          </table:table-cell>
          <table:table-cell table:formula="of:=VLOOKUP([.$A133];RUNOFFSETSv31;7;1)" office:value-type="time" office:time-value="PT01H29M53.615S" calcext:value-type="time">
            <text:p>01:29:53,615</text:p>
          </table:table-cell>
          <table:table-cell/>
          <table:table-cell table:style-name="ce5" table:formula="of:=VLOOKUP([.$A133];RUNOFFSETSv31;5;1)" office:value-type="time" office:time-value="PT00H00M09.51S" calcext:value-type="time">
            <text:p>00:00:09,51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re comes the cavalry</text:p>
          </table:table-cell>
          <table:table-cell table:formula="of:=VLOOKUP([.$A134];RUNOFFSETSv31;3;1)" office:value-type="time" office:time-value="PT03H56M53.289S" calcext:value-type="time">
            <text:p>03:56:53,289</text:p>
          </table:table-cell>
          <table:table-cell table:formula="of:=VLOOKUP([.$A134];RUNOFFSETSv31;4;1)" office:value-type="time" office:time-value="PT03H58M01.856S" calcext:value-type="time">
            <text:p>03:58:01,85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4];RUNOFFSETSv31;6;1)" office:value-type="time" office:time-value="PT01H40M23.1S" calcext:value-type="time">
            <text:p>01:40:23,100</text:p>
          </table:table-cell>
          <table:table-cell table:formula="of:=VLOOKUP([.$A134];RUNOFFSETSv31;7;1)" office:value-type="time" office:time-value="PT01H41M31.667S" calcext:value-type="time">
            <text:p>01:41:31,667</text:p>
          </table:table-cell>
          <table:table-cell/>
          <table:table-cell table:style-name="ce5" table:formula="of:=VLOOKUP([.$A134];RUNOFFSETSv31;5;1)" office:value-type="time" office:time-value="PT00H01M08.567S" calcext:value-type="time">
            <text:p>00:01:08,56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rt goes onto the ice</text:p>
          </table:table-cell>
          <table:table-cell table:formula="of:=VLOOKUP([.$A135];RUNOFFSETSv31;3;1)" office:value-type="time" office:time-value="PT03H58M10.915S" calcext:value-type="time">
            <text:p>03:58:10,915</text:p>
          </table:table-cell>
          <table:table-cell table:formula="of:=VLOOKUP([.$A135];RUNOFFSETSv31;4;1)" office:value-type="time" office:time-value="PT03H58M12.749S" calcext:value-type="time">
            <text:p>03:58:12,749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5];RUNOFFSETSv31;6;1)" office:value-type="time" office:time-value="PT01H42M01.657S" calcext:value-type="time">
            <text:p>01:42:01,657</text:p>
          </table:table-cell>
          <table:table-cell table:formula="of:=VLOOKUP([.$A135];RUNOFFSETSv31;7;1)" office:value-type="time" office:time-value="PT01H42M03.491S" calcext:value-type="time">
            <text:p>01:42:03,491</text:p>
          </table:table-cell>
          <table:table-cell/>
          <table:table-cell table:style-name="ce5" table:formula="of:=VLOOKUP([.$A135];RUNOFFSETSv31;5;1)" office:value-type="time" office:time-value="PT00H00M01.834S" calcext:value-type="time">
            <text:p>00:00:01,834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4" office:value-type="string" calcext:value-type="string">
            <text:p>Shooting bridgetroll</text:p>
          </table:table-cell>
          <table:table-cell table:formula="of:=VLOOKUP([.$A136];RUNOFFSETSv31;3;1)" office:value-type="time" office:time-value="PT03H58M20.433S" calcext:value-type="time">
            <text:p>03:58:20,433</text:p>
          </table:table-cell>
          <table:table-cell table:formula="of:=VLOOKUP([.$A136];RUNOFFSETSv31;4;1)" office:value-type="time" office:time-value="PT03H58M40.286S" calcext:value-type="time">
            <text:p>03:58:40,28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6];RUNOFFSETSv31;6;1)" office:value-type="time" office:time-value="PT01H42M58.462S" calcext:value-type="time">
            <text:p>01:42:58,462</text:p>
          </table:table-cell>
          <table:table-cell table:formula="of:=VLOOKUP([.$A136];RUNOFFSETSv31;7;1)" office:value-type="time" office:time-value="PT01H43M18.315S" calcext:value-type="time">
            <text:p>01:43:18,315</text:p>
          </table:table-cell>
          <table:table-cell/>
          <table:table-cell table:style-name="ce5" table:formula="of:=VLOOKUP([.$A136];RUNOFFSETSv31;5;1)" office:value-type="time" office:time-value="PT00H00M19.853S" calcext:value-type="time">
            <text:p>00:00:19,853</text:p>
          </table:table-cell>
          <table:table-cell/>
          <table:table-cell office:value-type="string" calcext:value-type="string">
            <text:p>The last line needs to be short enough not to clash with next run, e.g. 1 secon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load the cart</text:p>
          </table:table-cell>
          <table:table-cell table:formula="of:=VLOOKUP([.$A137];RUNOFFSETSv31;3;1)" office:value-type="time" office:time-value="PT03H58M40.397S" calcext:value-type="time">
            <text:p>03:58:40,397</text:p>
          </table:table-cell>
          <table:table-cell table:formula="of:=VLOOKUP([.$A137];RUNOFFSETSv31;4;1)" office:value-type="time" office:time-value="PT03H58M42.25S" calcext:value-type="time">
            <text:p>03:58:42,250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7];RUNOFFSETSv31;6;1)" office:value-type="time" office:time-value="PT01H42M09.957S" calcext:value-type="time">
            <text:p>01:42:09,957</text:p>
          </table:table-cell>
          <table:table-cell table:formula="of:=VLOOKUP([.$A137];RUNOFFSETSv31;7;1)" office:value-type="time" office:time-value="PT01H42M11.81S" calcext:value-type="time">
            <text:p>01:42:11,810</text:p>
          </table:table-cell>
          <table:table-cell/>
          <table:table-cell table:style-name="ce5" table:formula="of:=VLOOKUP([.$A137];RUNOFFSETSv31;5;1)" office:value-type="time" office:time-value="PT00H00M01.853S" calcext:value-type="time">
            <text:p>00:00:01,853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bandon cart</text:p>
          </table:table-cell>
          <table:table-cell table:formula="of:=VLOOKUP([.$A138];RUNOFFSETSv31;3;1)" office:value-type="time" office:time-value="PT03H59M00.148S" calcext:value-type="time">
            <text:p>03:59:00,148</text:p>
          </table:table-cell>
          <table:table-cell table:formula="of:=VLOOKUP([.$A138];RUNOFFSETSv31;4;1)" office:value-type="time" office:time-value="PT03H59M40.104S" calcext:value-type="time">
            <text:p>03:59:40,10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8];RUNOFFSETSv31;6;1)" office:value-type="time" office:time-value="PT01H43M33.707S" calcext:value-type="time">
            <text:p>01:43:33,707</text:p>
          </table:table-cell>
          <table:table-cell table:formula="of:=VLOOKUP([.$A138];RUNOFFSETSv31;7;1)" office:value-type="time" office:time-value="PT01H44M13.663S" calcext:value-type="time">
            <text:p>01:44:13,663</text:p>
          </table:table-cell>
          <table:table-cell/>
          <table:table-cell table:style-name="ce5" table:formula="of:=VLOOKUP([.$A138];RUNOFFSETSv31;5;1)" office:value-type="time" office:time-value="PT00H00M39.956S" calcext:value-type="time">
            <text:p>00:00:39,95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horin leads on</text:p>
          </table:table-cell>
          <table:table-cell table:formula="of:=VLOOKUP([.$A139];RUNOFFSETSv31;3;1)" office:value-type="time" office:time-value="PT04H00M07.034S" calcext:value-type="time">
            <text:p>04:00:07,034</text:p>
          </table:table-cell>
          <table:table-cell table:formula="of:=VLOOKUP([.$A139];RUNOFFSETSv31;4;1)" office:value-type="time" office:time-value="PT04H00M16.125S" calcext:value-type="time">
            <text:p>04:00:16,12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9];RUNOFFSETSv31;6;1)" office:value-type="time" office:time-value="PT01H44M42.4S" calcext:value-type="time">
            <text:p>01:44:42,400</text:p>
          </table:table-cell>
          <table:table-cell table:formula="of:=VLOOKUP([.$A139];RUNOFFSETSv31;7;1)" office:value-type="time" office:time-value="PT01H44M51.491S" calcext:value-type="time">
            <text:p>01:44:51,491</text:p>
          </table:table-cell>
          <table:table-cell/>
          <table:table-cell table:style-name="ce5" table:formula="of:=VLOOKUP([.$A139];RUNOFFSETSv31;5;1)" office:value-type="time" office:time-value="PT00H00M09.091S" calcext:value-type="time">
            <text:p>00:00:09,09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andalf regains hope</text:p>
          </table:table-cell>
          <table:table-cell table:formula="of:=VLOOKUP([.$A140];RUNOFFSETSv31;3;1)" office:value-type="time" office:time-value="PT04H00M30.015S" calcext:value-type="time">
            <text:p>04:00:30,015</text:p>
          </table:table-cell>
          <table:table-cell table:formula="of:=VLOOKUP([.$A140];RUNOFFSETSv31;4;1)" office:value-type="time" office:time-value="PT04H00M38.44S" calcext:value-type="time">
            <text:p>04:00:38,440</text:p>
          </table:table-cell>
          <table:table-cell office:value-type="string" calcext:value-type="string">
            <text:p>THE</text:p>
          </table:table-cell>
          <table:table-cell/>
          <table:table-cell table:formula="of:=VLOOKUP([.$A140];RUNOFFSETSv31;6;1)" office:value-type="time" office:time-value="PT01H30M13.801S" calcext:value-type="time">
            <text:p>01:30:13,801</text:p>
          </table:table-cell>
          <table:table-cell table:formula="of:=VLOOKUP([.$A140];RUNOFFSETSv31;7;1)" office:value-type="time" office:time-value="PT01H30M22.226S" calcext:value-type="time">
            <text:p>01:30:22,226</text:p>
          </table:table-cell>
          <table:table-cell/>
          <table:table-cell table:style-name="ce5" table:formula="of:=VLOOKUP([.$A140];RUNOFFSETSv31;5;1)" office:value-type="time" office:time-value="PT00H00M08.425S" calcext:value-type="time">
            <text:p>00:00:08,42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egolas tells of Bolg’s army</text:p>
          </table:table-cell>
          <table:table-cell table:formula="of:=VLOOKUP([.$A141];RUNOFFSETSv31;3;1)" office:value-type="time" office:time-value="PT04H00M42.129S" calcext:value-type="time">
            <text:p>04:00:42,129</text:p>
          </table:table-cell>
          <table:table-cell table:formula="of:=VLOOKUP([.$A141];RUNOFFSETSv31;4;1)" office:value-type="time" office:time-value="PT04H02M09.967S" calcext:value-type="time">
            <text:p>04:02:09,967</text:p>
          </table:table-cell>
          <table:table-cell office:value-type="string" calcext:value-type="string">
            <text:p>THE</text:p>
          </table:table-cell>
          <table:table-cell/>
          <table:table-cell table:formula="of:=VLOOKUP([.$A141];RUNOFFSETSv31;6;1)" office:value-type="time" office:time-value="PT01H30M30.193S" calcext:value-type="time">
            <text:p>01:30:30,193</text:p>
          </table:table-cell>
          <table:table-cell table:formula="of:=VLOOKUP([.$A141];RUNOFFSETSv31;7;1)" office:value-type="time" office:time-value="PT01H31M58.031S" calcext:value-type="time">
            <text:p>01:31:58,031</text:p>
          </table:table-cell>
          <table:table-cell/>
          <table:table-cell table:style-name="ce5" table:formula="of:=VLOOKUP([.$A141];RUNOFFSETSv31;5;1)" office:value-type="time" office:time-value="PT00H01M27.838S" calcext:value-type="time">
            <text:p>00:01:27,83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elves retreat</text:p>
          </table:table-cell>
          <table:table-cell table:formula="of:=VLOOKUP([.$A142];RUNOFFSETSv31;3;1)" office:value-type="time" office:time-value="PT04H02M31.142S" calcext:value-type="time">
            <text:p>04:02:31,142</text:p>
          </table:table-cell>
          <table:table-cell table:formula="of:=VLOOKUP([.$A142];RUNOFFSETSv31;4;1)" office:value-type="time" office:time-value="PT04H03M16.438S" calcext:value-type="time">
            <text:p>04:03:16,438</text:p>
          </table:table-cell>
          <table:table-cell office:value-type="string" calcext:value-type="string">
            <text:p>THE</text:p>
          </table:table-cell>
          <table:table-cell/>
          <table:table-cell table:formula="of:=VLOOKUP([.$A142];RUNOFFSETSv31;6;1)" office:value-type="time" office:time-value="PT01H33M22.698S" calcext:value-type="time">
            <text:p>01:33:22,698</text:p>
          </table:table-cell>
          <table:table-cell table:formula="of:=VLOOKUP([.$A142];RUNOFFSETSv31;7;1)" office:value-type="time" office:time-value="PT01H34M07.994S" calcext:value-type="time">
            <text:p>01:34:07,994</text:p>
          </table:table-cell>
          <table:table-cell/>
          <table:table-cell table:style-name="ce5" table:formula="of:=VLOOKUP([.$A142];RUNOFFSETSv31;5;1)" office:value-type="time" office:time-value="PT00H00M45.296S" calcext:value-type="time">
            <text:p>00:00:45,29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4" office:value-type="string" calcext:value-type="string">
            <text:p>Bilbo reaches Ravenhill</text:p>
          </table:table-cell>
          <table:table-cell table:formula="of:=VLOOKUP([.$A143];RUNOFFSETSv31;3;1)" office:value-type="time" office:time-value="PT04H03M53.303S" calcext:value-type="time">
            <text:p>04:03:53,303</text:p>
          </table:table-cell>
          <table:table-cell table:formula="of:=VLOOKUP([.$A143];RUNOFFSETSv31;4;1)" office:value-type="time" office:time-value="PT04H04M00.394S" calcext:value-type="time">
            <text:p>04:04:00,394</text:p>
          </table:table-cell>
          <table:table-cell office:value-type="string" calcext:value-type="string">
            <text:p>THE</text:p>
          </table:table-cell>
          <table:table-cell/>
          <table:table-cell table:formula="of:=VLOOKUP([.$A143];RUNOFFSETSv31;6;1)" office:value-type="time" office:time-value="PT01H37M13.929S" calcext:value-type="time">
            <text:p>01:37:13,929</text:p>
          </table:table-cell>
          <table:table-cell table:formula="of:=VLOOKUP([.$A143];RUNOFFSETSv31;7;1)" office:value-type="time" office:time-value="PT01H37M21.02S" calcext:value-type="time">
            <text:p>01:37:21,020</text:p>
          </table:table-cell>
          <table:table-cell/>
          <table:table-cell table:style-name="ce5" table:formula="of:=VLOOKUP([.$A143];RUNOFFSETSv31;5;1)" office:value-type="time" office:time-value="PT00H00M07.091S" calcext:value-type="time">
            <text:p>00:00:07,091</text:p>
          </table:table-cell>
          <table:table-cell/>
          <table:table-cell office:value-type="string" calcext:value-type="string">
            <text:p>Lines where characters say each other’s names need to be just 1 second lon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4" office:value-type="string" calcext:value-type="string">
            <text:p>Bilbo warns of Bolg’s army</text:p>
          </table:table-cell>
          <table:table-cell table:formula="of:=VLOOKUP([.$A144];RUNOFFSETSv31;3;1)" office:value-type="time" office:time-value="PT04H04M00.3S" calcext:value-type="time">
            <text:p>04:04:00,300</text:p>
          </table:table-cell>
          <table:table-cell table:formula="of:=VLOOKUP([.$A144];RUNOFFSETSv31;4;1)" office:value-type="time" office:time-value="PT04H04M04.717S" calcext:value-type="time">
            <text:p>04:04:04,717</text:p>
          </table:table-cell>
          <table:table-cell office:value-type="string" calcext:value-type="string">
            <text:p>THE</text:p>
          </table:table-cell>
          <table:table-cell/>
          <table:table-cell table:formula="of:=VLOOKUP([.$A144];RUNOFFSETSv31;6;1)" office:value-type="time" office:time-value="PT01H37M23.147S" calcext:value-type="time">
            <text:p>01:37:23,147</text:p>
          </table:table-cell>
          <table:table-cell table:formula="of:=VLOOKUP([.$A144];RUNOFFSETSv31;7;1)" office:value-type="time" office:time-value="PT01H37M27.564S" calcext:value-type="time">
            <text:p>01:37:27,564</text:p>
          </table:table-cell>
          <table:table-cell/>
          <table:table-cell table:style-name="ce5" table:formula="of:=VLOOKUP([.$A144];RUNOFFSETSv31;5;1)" office:value-type="time" office:time-value="PT00H00M04.417S" calcext:value-type="time">
            <text:p>00:00:04,417</text:p>
          </table:table-cell>
          <table:table-cell/>
          <table:table-cell office:value-type="string" calcext:value-type="string">
            <text:p>Both first line and last line need editing to make dwarves seem unaware of Azo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orin calls back his fighters</text:p>
          </table:table-cell>
          <table:table-cell table:formula="of:=VLOOKUP([.$A145];RUNOFFSETSv31;3;1)" office:value-type="time" office:time-value="PT04H04M04.719S" calcext:value-type="time">
            <text:p>04:04:04,719</text:p>
          </table:table-cell>
          <table:table-cell table:formula="of:=VLOOKUP([.$A145];RUNOFFSETSv31;4;1)" office:value-type="time" office:time-value="PT04H04M13.06S" calcext:value-type="time">
            <text:p>04:04:13,060</text:p>
          </table:table-cell>
          <table:table-cell office:value-type="string" calcext:value-type="string">
            <text:p>THE</text:p>
          </table:table-cell>
          <table:table-cell/>
          <table:table-cell table:formula="of:=VLOOKUP([.$A145];RUNOFFSETSv31;6;1)" office:value-type="time" office:time-value="PT01H37M55.388S" calcext:value-type="time">
            <text:p>01:37:55,388</text:p>
          </table:table-cell>
          <table:table-cell table:formula="of:=VLOOKUP([.$A145];RUNOFFSETSv31;7;1)" office:value-type="time" office:time-value="PT01H38M03.729S" calcext:value-type="time">
            <text:p>01:38:03,729</text:p>
          </table:table-cell>
          <table:table-cell/>
          <table:table-cell table:style-name="ce5" table:formula="of:=VLOOKUP([.$A145];RUNOFFSETSv31;5;1)" office:value-type="time" office:time-value="PT00H00M08.341S" calcext:value-type="time">
            <text:p>00:00:08,34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olg arrives on Ravenhill</text:p>
          </table:table-cell>
          <table:table-cell table:formula="of:=VLOOKUP([.$A146];RUNOFFSETSv31;3;1)" office:value-type="time" office:time-value="PT04H04M14.142S" calcext:value-type="time">
            <text:p>04:04:14,142</text:p>
          </table:table-cell>
          <table:table-cell table:formula="of:=VLOOKUP([.$A146];RUNOFFSETSv31;4;1)" office:value-type="time" office:time-value="PT04H04M38.542S" calcext:value-type="time">
            <text:p>04:04:38,542</text:p>
          </table:table-cell>
          <table:table-cell office:value-type="string" calcext:value-type="string">
            <text:p>THE</text:p>
          </table:table-cell>
          <table:table-cell/>
          <table:table-cell table:formula="of:=VLOOKUP([.$A146];RUNOFFSETSv31;6;1)" office:value-type="time" office:time-value="PT01H40M18.28S" calcext:value-type="time">
            <text:p>01:40:18,280</text:p>
          </table:table-cell>
          <table:table-cell table:formula="of:=VLOOKUP([.$A146];RUNOFFSETSv31;7;1)" office:value-type="time" office:time-value="PT01H40M42.68S" calcext:value-type="time">
            <text:p>01:40:42,680</text:p>
          </table:table-cell>
          <table:table-cell/>
          <table:table-cell table:style-name="ce5" table:formula="of:=VLOOKUP([.$A146];RUNOFFSETSv31;5;1)" office:value-type="time" office:time-value="PT00H00M24.4S" calcext:value-type="time">
            <text:p>00:00:24,400</text:p>
          </table:table-cell>
          <table:table-cell/>
          <table:table-cell office:value-type="string" calcext:value-type="string">
            <text:p>Black speech translations and caption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6" office:value-type="string" calcext:value-type="string">
            <text:p>Thorin says farewell to Bilbo</text:p>
          </table:table-cell>
          <table:table-cell table:formula="of:=VLOOKUP([.$A147];RUNOFFSETSv31;3;1)" office:value-type="time" office:time-value="PT04H05M27.688S" calcext:value-type="time">
            <text:p>04:05:27,688</text:p>
          </table:table-cell>
          <table:table-cell table:formula="of:=VLOOKUP([.$A147];RUNOFFSETSv31;4;1)" office:value-type="time" office:time-value="PT04H08M28.577S" calcext:value-type="time">
            <text:p>04:08:28,577</text:p>
          </table:table-cell>
          <table:table-cell office:value-type="string" calcext:value-type="string">
            <text:p>THE</text:p>
          </table:table-cell>
          <table:table-cell/>
          <table:table-cell table:formula="of:=VLOOKUP([.$A147];RUNOFFSETSv31;6;1)" office:value-type="time" office:time-value="PT01H54M28.088S" calcext:value-type="time">
            <text:p>01:54:28,088</text:p>
          </table:table-cell>
          <table:table-cell table:formula="of:=VLOOKUP([.$A147];RUNOFFSETSv31;7;1)" office:value-type="time" office:time-value="PT01H57M28.977S" calcext:value-type="time">
            <text:p>01:57:28,977</text:p>
          </table:table-cell>
          <table:table-cell/>
          <table:table-cell table:style-name="ce5" table:formula="of:=VLOOKUP([.$A147];RUNOFFSETSv31;5;1)" office:value-type="time" office:time-value="PT00H03M00.889S" calcext:value-type="time">
            <text:p>00:03:00,88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6" office:value-type="string" calcext:value-type="string">
            <text:p>Bilbo and Gandalf &amp; the aftermath</text:p>
          </table:table-cell>
          <table:table-cell table:formula="of:=VLOOKUP([.$A148];RUNOFFSETSv31;3;1)" office:value-type="time" office:time-value="PT04H10M06.324S" calcext:value-type="time">
            <text:p>04:10:06,324</text:p>
          </table:table-cell>
          <table:table-cell table:formula="of:=VLOOKUP([.$A148];RUNOFFSETSv31;4;1)" office:value-type="time" office:time-value="PT04H10M08.034S" calcext:value-type="time">
            <text:p>04:10:08,03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48];RUNOFFSETSv31;6;1)" office:value-type="time" office:time-value="PT02H02M25.69S" calcext:value-type="time">
            <text:p>02:02:25,690</text:p>
          </table:table-cell>
          <table:table-cell table:formula="of:=VLOOKUP([.$A148];RUNOFFSETSv31;7;1)" office:value-type="time" office:time-value="PT02H02M27.4S" calcext:value-type="time">
            <text:p>02:02:27,400</text:p>
          </table:table-cell>
          <table:table-cell/>
          <table:table-cell table:style-name="ce5" table:formula="of:=VLOOKUP([.$A148];RUNOFFSETSv31;5;1)" office:value-type="time" office:time-value="PT00H00M01.71S" calcext:value-type="time">
            <text:p>00:00:01,71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horin’s funeral, Dain’s crowning</text:p>
          </table:table-cell>
          <table:table-cell table:formula="of:=VLOOKUP([.$A149];RUNOFFSETSv31;3;1)" office:value-type="time" office:time-value="PT04H12M03.774S" calcext:value-type="time">
            <text:p>04:12:03,774</text:p>
          </table:table-cell>
          <table:table-cell table:formula="of:=VLOOKUP([.$A149];RUNOFFSETSv31;4;1)" office:value-type="time" office:time-value="PT04H12M11.865S" calcext:value-type="time">
            <text:p>04:12:11,86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49];RUNOFFSETSv31;6;1)" office:value-type="time" office:time-value="PT02H22M13.441S" calcext:value-type="time">
            <text:p>02:22:13,441</text:p>
          </table:table-cell>
          <table:table-cell table:formula="of:=VLOOKUP([.$A149];RUNOFFSETSv31;7;1)" office:value-type="time" office:time-value="PT02H22M21.532S" calcext:value-type="time">
            <text:p>02:22:21,532</text:p>
          </table:table-cell>
          <table:table-cell/>
          <table:table-cell table:style-name="ce5" table:formula="of:=VLOOKUP([.$A149];RUNOFFSETSv31;5;1)" office:value-type="time" office:time-value="PT00H00M08.091S" calcext:value-type="time">
            <text:p>00:00:08,09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re and back again</text:p>
          </table:table-cell>
          <table:table-cell table:formula="of:=VLOOKUP([.$A150];RUNOFFSETSv31;3;1)" office:value-type="time" office:time-value="PT04H12M18.211S" calcext:value-type="time">
            <text:p>04:12:18,211</text:p>
          </table:table-cell>
          <table:table-cell table:formula="of:=VLOOKUP([.$A150];RUNOFFSETSv31;4;1)" office:value-type="time" office:time-value="PT04H20M38.127S" calcext:value-type="time">
            <text:p>04:20:38,127</text:p>
          </table:table-cell>
          <table:table-cell office:value-type="string" calcext:value-type="string">
            <text:p>THE</text:p>
          </table:table-cell>
          <table:table-cell/>
          <table:table-cell table:formula="of:=VLOOKUP([.$A150];RUNOFFSETSv31;6;1)" office:value-type="time" office:time-value="PT02H03M06.23S" calcext:value-type="time">
            <text:p>02:03:06,230</text:p>
          </table:table-cell>
          <table:table-cell table:formula="of:=VLOOKUP([.$A150];RUNOFFSETSv31;7;1)" office:value-type="time" office:time-value="PT02H11M26.146S" calcext:value-type="time">
            <text:p>02:11:26,146</text:p>
          </table:table-cell>
          <table:table-cell/>
          <table:table-cell table:style-name="ce5" table:formula="of:=VLOOKUP([.$A150];RUNOFFSETSv31;5;1)" office:value-type="time" office:time-value="PT00H08M19.916S" calcext:value-type="time">
            <text:p>00:08:19,91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title notes – original sources of subtitles, version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table:formula="of:=[.G154]+[.J154]" office:value-type="time" office:time-value="PT00H00M00S" calcext:value-type="time">
            <text:p>00:00:00,000</text:p>
          </table:table-cell>
          <table:table-cell/>
          <table:table-cell table:formula="of:=[.D154]-[.C15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10484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ffset Data and Math 3.1 Ed" table:style-name="ta1">
        <office:forms form:automatic-focus="false" form:apply-design-mode="false"/>
        <table:table-column table:style-name="co1" table:default-cell-style-name="ce74"/>
        <table:table-column table:style-name="co1" table:default-cell-style-name="ce77"/>
        <table:table-column table:style-name="co9" table:default-cell-style-name="ce79"/>
        <table:table-column table:style-name="co10" table:default-cell-style-name="ce79"/>
        <table:table-column table:style-name="co11" table:default-cell-style-name="ce81"/>
        <table:table-column table:style-name="co3" table:number-columns-repeated="2" table:default-cell-style-name="ce79"/>
        <table:table-column table:style-name="co12" table:default-cell-style-name="ce79"/>
        <table:table-column table:style-name="co13" table:default-cell-style-name="ce74"/>
        <table:table-column table:style-name="co14" table:default-cell-style-name="ce74"/>
        <table:table-column table:style-name="co15" table:default-cell-style-name="ce84"/>
        <table:table-column table:style-name="co16" table:default-cell-style-name="ce86"/>
        <table:table-column table:style-name="co15" table:number-columns-repeated="3" table:default-cell-style-name="ce86"/>
        <table:table-column table:style-name="co17" table:default-cell-style-name="ce86"/>
        <table:table-column table:style-name="co18" table:default-cell-style-name="ce90"/>
        <table:table-column table:style-name="co15" table:default-cell-style-name="ce92"/>
        <table:table-column table:style-name="co11" table:default-cell-style-name="ce92"/>
        <table:table-column table:style-name="co19" table:default-cell-style-name="ce86"/>
        <table:table-column table:style-name="co20" table:default-cell-style-name="ce86"/>
        <table:table-column table:style-name="co15" table:number-columns-repeated="2" table:default-cell-style-name="ce86"/>
        <table:table-column table:style-name="co21" table:default-cell-style-name="ce86"/>
        <table:table-column table:style-name="co22" table:default-cell-style-name="ce86"/>
        <table:table-column table:style-name="co8" table:number-columns-repeated="39" table:default-cell-style-name="ce86"/>
        <table:table-row table:style-name="ro1">
          <table:table-cell table:style-name="ce73" office:value-type="string" calcext:value-type="string">
            <text:p>Run #</text:p>
          </table:table-cell>
          <table:table-cell table:style-name="ce75" office:value-type="string" calcext:value-type="string">
            <text:p>Source</text:p>
          </table:table-cell>
          <table:table-cell table:style-name="ce78" office:value-type="string" calcext:value-type="string">
            <text:p>BBE Start</text:p>
          </table:table-cell>
          <table:table-cell table:style-name="ce78" office:value-type="string" calcext:value-type="string">
            <text:p>BBE End</text:p>
          </table:table-cell>
          <table:table-cell table:style-name="ce80" office:value-type="string" calcext:value-type="string">
            <text:p>Run Length</text:p>
          </table:table-cell>
          <table:table-cell table:style-name="ce78" office:value-type="string" calcext:value-type="string">
            <text:p>Src SRT Start</text:p>
          </table:table-cell>
          <table:table-cell table:style-name="ce78" office:value-type="string" calcext:value-type="string">
            <text:p>Src SRT End</text:p>
          </table:table-cell>
          <table:table-cell table:style-name="ce78"/>
          <table:table-cell table:style-name="ce73" office:value-type="string" calcext:value-type="string">
            <text:p>Sound BBE Sync</text:p>
          </table:table-cell>
          <table:table-cell table:style-name="ce73" office:value-type="string" calcext:value-type="string">
            <text:p>Sound Src Sync</text:p>
          </table:table-cell>
          <table:table-cell table:style-name="ce83" office:value-type="string" calcext:value-type="string">
            <text:p>Snd Shift Offset</text:p>
          </table:table-cell>
          <table:table-cell table:style-name="ce85"/>
          <table:table-cell table:style-name="ce85" office:value-type="string" calcext:value-type="string">
            <text:p>Vis BBE Sync</text:p>
          </table:table-cell>
          <table:table-cell table:style-name="ce85" office:value-type="string" calcext:value-type="string">
            <text:p>Vis Src Sync</text:p>
          </table:table-cell>
          <table:table-cell table:style-name="ce85" office:value-type="string" calcext:value-type="string">
            <text:p>Vis Shift Offset</text:p>
          </table:table-cell>
          <table:table-cell table:style-name="ce85" office:value-type="string" calcext:value-type="string">
            <text:p>“Out of sync” Diff</text:p>
          </table:table-cell>
          <table:table-cell table:style-name="ce88" office:value-type="string" calcext:value-type="string">
            <text:p>Out of sync fix (ms)</text:p>
          </table:table-cell>
          <table:table-cell table:style-name="ce91" office:value-type="string" calcext:value-type="string">
            <text:p>Helper formula</text:p>
          </table:table-cell>
          <table:table-cell table:style-name="ce91" office:value-type="string" calcext:value-type="string">
            <text:p>Final OoS Diff</text:p>
          </table:table-cell>
          <table:table-cell table:style-name="ce85" office:value-type="string" calcext:value-type="string">
            <text:p>Final Shift Offset</text:p>
          </table:table-cell>
          <table:table-cell table:style-name="ce85"/>
          <table:table-cell table:style-name="ce85" office:value-type="string" calcext:value-type="string">
            <text:p>EN-CC Offset</text:p>
          </table:table-cell>
          <table:table-cell table:style-name="ce85" office:value-type="string" calcext:value-type="string">
            <office:annotation draw:style-name="gr1" draw:text-style-name="P2" svg:width="2.899cm" svg:height="1.799cm" svg:x="58.522cm" svg:y="0cm" draw:caption-point-x="-0.61cm" draw:caption-point-y="0.01cm">
              <dc:date>2020-02-09T00:00:00</dc:date>
              <text:p text:style-name="P1"><text:span text:style-name="T1">How many seconds from BBE start to sync point</text:span></text:p>
            </office:annotation>
            <text:p>EN-CC Sync Diff</text:p>
          </table:table-cell>
          <table:table-cell table:style-name="ce85" office:value-type="string" calcext:value-type="string">
            <text:p>Src Sync Diff</text:p>
          </table:table-cell>
          <table:table-cell table:style-name="ce85" office:value-type="string" calcext:value-type="string">
            <text:p>Diff EN-CC vs Src by Snd</text:p>
          </table:table-cell>
          <table:table-cell table:style-name="ce85" table:number-columns-repeated="39"/>
        </table:table-row>
        <table:table-row table:style-name="ro1">
          <table:table-cell office:value-type="float" office:value="1" calcext:value-type="float">
            <text:p>00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style-name="ce79" table:formula="of:=[.D2]-[.C2]" office:value-type="time" office:time-value="PT00H00M46.129S" calcext:value-type="time">
            <text:p>00:00:46,129</text:p>
          </table:table-cell>
          <table:table-cell office:value-type="time" office:time-value="PT00H01M04.773S" calcext:value-type="time">
            <text:p>00:01:04,773</text:p>
          </table:table-cell>
          <table:table-cell table:formula="of:=[.F2]+[.E2]" office:value-type="time" office:time-value="PT00H01M50.902S" calcext:value-type="time">
            <text:p>00:01:50,902</text:p>
          </table:table-cell>
          <table:table-cell/>
          <table:table-cell table:style-name="ce79" office:value-type="time" office:time-value="PT00H01M05.24S" calcext:value-type="time">
            <text:p>00:01:05,240</text:p>
          </table:table-cell>
          <table:table-cell table:style-name="ce79" office:value-type="time" office:time-value="PT00H01M04.984S" calcext:value-type="time">
            <text:p>00:01:04,984</text:p>
          </table:table-cell>
          <table:table-cell table:formula="of:=[.I2]-[.J2]" office:value-type="time" office:time-value="PT00H00M00.256S" calcext:value-type="time">
            <text:p>00:00:00,256</text:p>
          </table:table-cell>
          <table:table-cell/>
          <table:table-cell table:style-name="ce79" office:value-type="time" office:time-value="PT00H01M14.7S" calcext:value-type="time">
            <text:p>00:01:14,700</text:p>
          </table:table-cell>
          <table:table-cell table:style-name="ce79" office:value-type="time" office:time-value="PT00H01M14.831S" calcext:value-type="time">
            <text:p>00:01:14,831</text:p>
          </table:table-cell>
          <table:table-cell table:style-name="ce84" table:formula="of:=[.M2]-[.N2]" office:value-type="time" office:time-value="-PT00H00M00.131S" calcext:value-type="time">
            <text:p>-00:00:00,131</text:p>
          </table:table-cell>
          <table:table-cell table:style-name="ce84" table:formula="of:=[.K2]-[.O2]" office:value-type="time" office:time-value="PT00H00M00.387S" calcext:value-type="time">
            <text:p>00:00:00,387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2]&lt;0;-TIME(0;0;ABS([.Q2])/1000);TIME(0;0;[.Q2]/1000))" office:value-type="time" office:time-value="-PT00H00M00.2S" calcext:value-type="time">
            <text:p>-00:00:00,200</text:p>
          </table:table-cell>
          <table:table-cell table:style-name="ce84" table:formula="of:=[.P2]+[.R2]" office:value-type="time" office:time-value="PT00H00M00.187S" calcext:value-type="time">
            <text:p>00:00:00,187</text:p>
          </table:table-cell>
          <table:table-cell table:style-name="ce84" table:formula="of:=[.K2]+[.R2]" office:value-type="time" office:time-value="PT00H00M00.056S" calcext:value-type="time">
            <text:p>00:00:00,056</text:p>
          </table:table-cell>
          <table:table-cell table:style-name="ce84"/>
          <table:table-cell table:style-name="ce84" table:formula="of:=[.C2]-[.F2]" office:value-type="time" office:time-value="PT00H00M00.253S" calcext:value-type="time">
            <text:p>00:00:00,253</text:p>
          </table:table-cell>
          <table:table-cell table:style-name="ce84" table:formula="of:=[.I2]-[.C2]" office:value-type="time" office:time-value="PT00H00M00.214S" calcext:value-type="time">
            <text:p>00:00:00,214</text:p>
          </table:table-cell>
          <table:table-cell table:style-name="ce84" table:formula="of:=[.J2]-[.F2]" office:value-type="time" office:time-value="PT00H00M00.211S" calcext:value-type="time">
            <text:p>00:00:00,211</text:p>
          </table:table-cell>
          <table:table-cell table:style-name="ce84" table:formula="of:=[.X2]-[.W2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00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01M54.079S" calcext:value-type="time">
            <text:p>00:01:54,079</text:p>
          </table:table-cell>
          <table:table-cell office:value-type="time" office:time-value="PT00H02M22.857S" calcext:value-type="time">
            <text:p>00:02:22,857</text:p>
          </table:table-cell>
          <table:table-cell table:style-name="ce79" table:formula="of:=[.D3]-[.C3]" office:value-type="time" office:time-value="PT00H00M28.778S" calcext:value-type="time">
            <text:p>00:00:28,778</text:p>
          </table:table-cell>
          <table:table-cell office:value-type="time" office:time-value="PT00H09M08.339S" calcext:value-type="time">
            <text:p>00:09:08,339</text:p>
          </table:table-cell>
          <table:table-cell table:formula="of:=[.F3]+[.E3]" office:value-type="time" office:time-value="PT00H09M37.117S" calcext:value-type="time">
            <text:p>00:09:37,117</text:p>
          </table:table-cell>
          <table:table-cell/>
          <table:table-cell table:style-name="ce79" office:value-type="time" office:time-value="PT00H01M54.352S" calcext:value-type="time">
            <text:p>00:01:54,352</text:p>
          </table:table-cell>
          <table:table-cell table:style-name="ce79" office:value-type="time" office:time-value="PT00H09M08.511S" calcext:value-type="time">
            <text:p>00:09:08,511</text:p>
          </table:table-cell>
          <table:table-cell table:formula="of:=[.I3]-[.J3]" office:value-type="time" office:time-value="-PT00H07M14.159S" calcext:value-type="time">
            <text:p>-00:07:14,159</text:p>
          </table:table-cell>
          <table:table-cell/>
          <table:table-cell table:style-name="ce79" office:value-type="time" office:time-value="PT00H01M57.872S" calcext:value-type="time">
            <text:p>00:01:57,872</text:p>
          </table:table-cell>
          <table:table-cell table:style-name="ce79" office:value-type="time" office:time-value="PT00H09M12.434S" calcext:value-type="time">
            <text:p>00:09:12,434</text:p>
          </table:table-cell>
          <table:table-cell table:style-name="ce84" table:formula="of:=[.M3]-[.N3]" office:value-type="time" office:time-value="-PT00H07M14.562S" calcext:value-type="time">
            <text:p>-00:07:14,562</text:p>
          </table:table-cell>
          <table:table-cell table:style-name="ce84" table:formula="of:=[.K3]-[.O3]" office:value-type="time" office:time-value="PT00H00M00.403S" calcext:value-type="time">
            <text:p>00:00:00,403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3]&lt;0;-TIME(0;0;ABS([.Q3])/1000);TIME(0;0;[.Q3]/1000))" office:value-type="time" office:time-value="-PT00H00M00.2S" calcext:value-type="time">
            <text:p>-00:00:00,200</text:p>
          </table:table-cell>
          <table:table-cell table:style-name="ce84" table:formula="of:=[.P3]+[.R3]" office:value-type="time" office:time-value="PT00H00M00.203S" calcext:value-type="time">
            <text:p>00:00:00,203</text:p>
          </table:table-cell>
          <table:table-cell table:style-name="ce84" table:formula="of:=[.K3]+[.R3]" office:value-type="time" office:time-value="-PT00H07M14.359S" calcext:value-type="time">
            <text:p>-00:07:14,359</text:p>
          </table:table-cell>
          <table:table-cell table:style-name="ce84"/>
          <table:table-cell table:style-name="ce84" table:formula="of:=[.C3]-[.F3]" office:value-type="time" office:time-value="-PT00H07M14.26S" calcext:value-type="time">
            <text:p>-00:07:14,260</text:p>
          </table:table-cell>
          <table:table-cell table:style-name="ce84" table:formula="of:=[.I3]-[.C3]" office:value-type="time" office:time-value="PT00H00M00.273S" calcext:value-type="time">
            <text:p>00:00:00,273</text:p>
          </table:table-cell>
          <table:table-cell table:style-name="ce84" table:formula="of:=[.J3]-[.F3]" office:value-type="time" office:time-value="PT00H00M00.172S" calcext:value-type="time">
            <text:p>00:00:00,172</text:p>
          </table:table-cell>
          <table:table-cell table:style-name="ce84" table:formula="of:=[.X3]-[.W3]" office:value-type="time" office:time-value="-PT00H00M00.101S" calcext:value-type="time">
            <text:p>-00:00:00,101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00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02M23.241S" calcext:value-type="time">
            <text:p>00:02:23,241</text:p>
          </table:table-cell>
          <table:table-cell office:value-type="time" office:time-value="PT00H39M30.757S" calcext:value-type="time">
            <text:p>00:39:30,757</text:p>
          </table:table-cell>
          <table:table-cell table:style-name="ce79" table:formula="of:=[.D4]-[.C4]" office:value-type="time" office:time-value="PT00H37M07.516S" calcext:value-type="time">
            <text:p>00:37:07,516</text:p>
          </table:table-cell>
          <table:table-cell office:value-type="time" office:time-value="PT00H12M34.128S" calcext:value-type="time">
            <text:p>00:12:34,128</text:p>
          </table:table-cell>
          <table:table-cell table:formula="of:=[.F4]+[.E4]" office:value-type="time" office:time-value="PT00H49M41.644S" calcext:value-type="time">
            <text:p>00:49:41,644</text:p>
          </table:table-cell>
          <table:table-cell/>
          <table:table-cell table:style-name="ce79" office:value-type="time" office:time-value="PT00H02M25.332S" calcext:value-type="time">
            <text:p>00:02:25,332</text:p>
          </table:table-cell>
          <table:table-cell table:style-name="ce79" office:value-type="time" office:time-value="PT00H12M35.937S" calcext:value-type="time">
            <text:p>00:12:35,937</text:p>
          </table:table-cell>
          <table:table-cell table:formula="of:=[.I4]-[.J4]" office:value-type="time" office:time-value="-PT00H10M10.605S" calcext:value-type="time">
            <text:p>-00:10:10,605</text:p>
          </table:table-cell>
          <table:table-cell/>
          <table:table-cell table:style-name="ce79" office:value-type="time" office:time-value="PT00H02M37.535S" calcext:value-type="time">
            <text:p>00:02:37,535</text:p>
          </table:table-cell>
          <table:table-cell table:style-name="ce79" office:value-type="time" office:time-value="PT00H12M48.52S" calcext:value-type="time">
            <text:p>00:12:48,520</text:p>
          </table:table-cell>
          <table:table-cell table:style-name="ce84" table:formula="of:=[.M4]-[.N4]" office:value-type="time" office:time-value="-PT00H10M10.985S" calcext:value-type="time">
            <text:p>-00:10:10,985</text:p>
          </table:table-cell>
          <table:table-cell table:style-name="ce84" table:formula="of:=[.K4]-[.O4]" office:value-type="time" office:time-value="PT00H00M00.38S" calcext:value-type="time">
            <text:p>00:00:00,380</text:p>
          </table:table-cell>
          <table:table-cell table:style-name="ce89" office:value-type="float" office:value="-190" calcext:value-type="float">
            <text:p>-190</text:p>
          </table:table-cell>
          <table:table-cell table:style-name="ce84" table:formula="of:=IF([.Q4]&lt;0;-TIME(0;0;ABS([.Q4])/1000);TIME(0;0;[.Q4]/1000))" office:value-type="time" office:time-value="-PT00H00M00.19S" calcext:value-type="time">
            <text:p>-00:00:00,190</text:p>
          </table:table-cell>
          <table:table-cell table:style-name="ce84" table:formula="of:=[.P4]+[.R4]" office:value-type="time" office:time-value="PT00H00M00.19S" calcext:value-type="time">
            <text:p>00:00:00,190</text:p>
          </table:table-cell>
          <table:table-cell table:style-name="ce84" table:formula="of:=[.K4]+[.R4]" office:value-type="time" office:time-value="-PT00H10M10.795S" calcext:value-type="time">
            <text:p>-00:10:10,795</text:p>
          </table:table-cell>
          <table:table-cell table:style-name="ce84"/>
          <table:table-cell table:style-name="ce84" table:formula="of:=[.C4]-[.F4]" office:value-type="time" office:time-value="-PT00H10M10.887S" calcext:value-type="time">
            <text:p>-00:10:10,887</text:p>
          </table:table-cell>
          <table:table-cell table:style-name="ce84" table:formula="of:=[.I4]-[.C4]" office:value-type="time" office:time-value="PT00H00M02.091S" calcext:value-type="time">
            <text:p>00:00:02,091</text:p>
          </table:table-cell>
          <table:table-cell table:style-name="ce84" table:formula="of:=[.J4]-[.F4]" office:value-type="time" office:time-value="PT00H00M01.809S" calcext:value-type="time">
            <text:p>00:00:01,809</text:p>
          </table:table-cell>
          <table:table-cell table:style-name="ce84" table:formula="of:=[.X4]-[.W4]" office:value-type="time" office:time-value="-PT00H00M00.282S" calcext:value-type="time">
            <text:p>-00:00:00,282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00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39M57.041S" calcext:value-type="time">
            <text:p>00:39:57,041</text:p>
          </table:table-cell>
          <table:table-cell office:value-type="time" office:time-value="PT00H40M13.177S" calcext:value-type="time">
            <text:p>00:40:13,177</text:p>
          </table:table-cell>
          <table:table-cell table:style-name="ce79" table:formula="of:=[.D5]-[.C5]" office:value-type="time" office:time-value="PT00H00M16.136S" calcext:value-type="time">
            <text:p>00:00:16,136</text:p>
          </table:table-cell>
          <table:table-cell office:value-type="time" office:time-value="PT00H50M27.733S" calcext:value-type="time">
            <text:p>00:50:27,733</text:p>
          </table:table-cell>
          <table:table-cell table:formula="of:=[.F5]+[.E5]" office:value-type="time" office:time-value="PT00H50M43.869S" calcext:value-type="time">
            <text:p>00:50:43,869</text:p>
          </table:table-cell>
          <table:table-cell/>
          <table:table-cell table:style-name="ce79" office:value-type="time" office:time-value="PT00H39M57.867S" calcext:value-type="time">
            <text:p>00:39:57,867</text:p>
          </table:table-cell>
          <table:table-cell table:style-name="ce79" office:value-type="time" office:time-value="PT00H50M28.498S" calcext:value-type="time">
            <text:p>00:50:28,498</text:p>
          </table:table-cell>
          <table:table-cell table:formula="of:=[.I5]-[.J5]" office:value-type="time" office:time-value="-PT00H10M30.631S" calcext:value-type="time">
            <text:p>-00:10:30,631</text:p>
          </table:table-cell>
          <table:table-cell/>
          <table:table-cell table:style-name="ce79" office:value-type="time" office:time-value="PT00H39M58.44S" calcext:value-type="time">
            <text:p>00:39:58,440</text:p>
          </table:table-cell>
          <table:table-cell table:style-name="ce79" office:value-type="time" office:time-value="PT00H50M29.53S" calcext:value-type="time">
            <text:p>00:50:29,530</text:p>
          </table:table-cell>
          <table:table-cell table:style-name="ce84" table:formula="of:=[.M5]-[.N5]" office:value-type="time" office:time-value="-PT00H10M31.09S" calcext:value-type="time">
            <text:p>-00:10:31,090</text:p>
          </table:table-cell>
          <table:table-cell table:style-name="ce84" table:formula="of:=[.K5]-[.O5]" office:value-type="time" office:time-value="PT00H00M00.459S" calcext:value-type="time">
            <text:p>00:00:00,459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5]&lt;0;-TIME(0;0;ABS([.Q5])/1000);TIME(0;0;[.Q5]/1000))" office:value-type="time" office:time-value="PT00H00M00S" calcext:value-type="time">
            <text:p>00:00:00,000</text:p>
          </table:table-cell>
          <table:table-cell table:style-name="ce84" table:formula="of:=[.P5]+[.R5]" office:value-type="time" office:time-value="PT00H00M00.459S" calcext:value-type="time">
            <text:p>00:00:00,459</text:p>
          </table:table-cell>
          <table:table-cell table:style-name="ce84" table:formula="of:=[.K5]+[.R5]" office:value-type="time" office:time-value="-PT00H10M30.631S" calcext:value-type="time">
            <text:p>-00:10:30,631</text:p>
          </table:table-cell>
          <table:table-cell table:style-name="ce84"/>
          <table:table-cell table:style-name="ce84" table:formula="of:=[.C5]-[.F5]" office:value-type="time" office:time-value="-PT00H10M30.692S" calcext:value-type="time">
            <text:p>-00:10:30,692</text:p>
          </table:table-cell>
          <table:table-cell table:style-name="ce84" table:formula="of:=[.I5]-[.C5]" office:value-type="time" office:time-value="PT00H00M00.826S" calcext:value-type="time">
            <text:p>00:00:00,826</text:p>
          </table:table-cell>
          <table:table-cell table:style-name="ce84" table:formula="of:=[.J5]-[.F5]" office:value-type="time" office:time-value="PT00H00M00.765S" calcext:value-type="time">
            <text:p>00:00:00,765</text:p>
          </table:table-cell>
          <table:table-cell table:style-name="ce84" table:formula="of:=[.X5]-[.W5]" office:value-type="time" office:time-value="-PT00H00M00.061S" calcext:value-type="time">
            <text:p>-00:00:00,061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00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40M26.111S" calcext:value-type="time">
            <text:p>00:40:26,111</text:p>
          </table:table-cell>
          <table:table-cell office:value-type="time" office:time-value="PT00H48M13.869S" calcext:value-type="time">
            <text:p>00:48:13,869</text:p>
          </table:table-cell>
          <table:table-cell table:style-name="ce79" table:formula="of:=[.D6]-[.C6]" office:value-type="time" office:time-value="PT00H07M47.758S" calcext:value-type="time">
            <text:p>00:07:47,758</text:p>
          </table:table-cell>
          <table:table-cell office:value-type="time" office:time-value="PT00H55M29.951S" calcext:value-type="time">
            <text:p>00:55:29,951</text:p>
          </table:table-cell>
          <table:table-cell table:formula="of:=[.F6]+[.E6]" office:value-type="time" office:time-value="PT01H03M17.709S" calcext:value-type="time">
            <text:p>01:03:17,709</text:p>
          </table:table-cell>
          <table:table-cell/>
          <table:table-cell table:style-name="ce79" office:value-type="time" office:time-value="PT00H40M28.82S" calcext:value-type="time">
            <text:p>00:40:28,820</text:p>
          </table:table-cell>
          <table:table-cell table:style-name="ce79" office:value-type="time" office:time-value="PT00H55M32.386S" calcext:value-type="time">
            <text:p>00:55:32,386</text:p>
          </table:table-cell>
          <table:table-cell table:formula="of:=[.I6]-[.J6]" office:value-type="time" office:time-value="-PT00H15M03.566S" calcext:value-type="time">
            <text:p>-00:15:03,566</text:p>
          </table:table-cell>
          <table:table-cell/>
          <table:table-cell table:style-name="ce79" office:value-type="time" office:time-value="PT00H40M28.011S" calcext:value-type="time">
            <text:p>00:40:28,011</text:p>
          </table:table-cell>
          <table:table-cell table:style-name="ce79" office:value-type="time" office:time-value="PT00H55M31.999S" calcext:value-type="time">
            <text:p>00:55:31,999</text:p>
          </table:table-cell>
          <table:table-cell table:style-name="ce84" table:formula="of:=[.M6]-[.N6]" office:value-type="time" office:time-value="-PT00H15M03.988S" calcext:value-type="time">
            <text:p>-00:15:03,988</text:p>
          </table:table-cell>
          <table:table-cell table:style-name="ce84" table:formula="of:=[.K6]-[.O6]" office:value-type="time" office:time-value="PT00H00M00.422S" calcext:value-type="time">
            <text:p>00:00:00,422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6]&lt;0;-TIME(0;0;ABS([.Q6])/1000);TIME(0;0;[.Q6]/1000))" office:value-type="time" office:time-value="-PT00H00M00.26S" calcext:value-type="time">
            <text:p>-00:00:00,260</text:p>
          </table:table-cell>
          <table:table-cell table:style-name="ce84" table:formula="of:=[.P6]+[.R6]" office:value-type="time" office:time-value="PT00H00M00.162S" calcext:value-type="time">
            <text:p>00:00:00,162</text:p>
          </table:table-cell>
          <table:table-cell table:style-name="ce84" table:formula="of:=[.K6]+[.R6]" office:value-type="time" office:time-value="-PT00H15M03.826S" calcext:value-type="time">
            <text:p>-00:15:03,826</text:p>
          </table:table-cell>
          <table:table-cell table:style-name="ce84"/>
          <table:table-cell table:style-name="ce84" table:formula="of:=[.C6]-[.F6]" office:value-type="time" office:time-value="-PT00H15M03.84S" calcext:value-type="time">
            <text:p>-00:15:03,840</text:p>
          </table:table-cell>
          <table:table-cell table:style-name="ce84" table:formula="of:=[.I6]-[.C6]" office:value-type="time" office:time-value="PT00H00M02.709S" calcext:value-type="time">
            <text:p>00:00:02,709</text:p>
          </table:table-cell>
          <table:table-cell table:style-name="ce84" table:formula="of:=[.J6]-[.F6]" office:value-type="time" office:time-value="PT00H00M02.435S" calcext:value-type="time">
            <text:p>00:00:02,435</text:p>
          </table:table-cell>
          <table:table-cell table:style-name="ce84" table:formula="of:=[.X6]-[.W6]" office:value-type="time" office:time-value="-PT00H00M00.274S" calcext:value-type="time">
            <text:p>-00:00:00,274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00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style-name="ce79" table:formula="of:=[.D7]-[.C7]" office:value-type="time" office:time-value="PT00H00M01.584S" calcext:value-type="time">
            <text:p>00:00:01,584</text:p>
          </table:table-cell>
          <table:table-cell office:value-type="time" office:time-value="PT01H03M26.093S" calcext:value-type="time">
            <text:p>01:03:26,093</text:p>
          </table:table-cell>
          <table:table-cell table:formula="of:=[.F7]+[.E7]" office:value-type="time" office:time-value="PT01H03M27.677S" calcext:value-type="time">
            <text:p>01:03:27,677</text:p>
          </table:table-cell>
          <table:table-cell/>
          <table:table-cell table:style-name="ce82" office:value-type="time" office:time-value="PT00H48M16.328S" calcext:value-type="time">
            <text:p>00:48:16,328</text:p>
          </table:table-cell>
          <table:table-cell table:style-name="ce82" office:value-type="time" office:time-value="PT01H03M26.093S" calcext:value-type="time">
            <text:p>01:03:26,093</text:p>
          </table:table-cell>
          <table:table-cell table:formula="of:=[.I7]-[.J7]" office:value-type="time" office:time-value="-PT00H15M09.765S" calcext:value-type="time">
            <text:p>-00:15:09,765</text:p>
          </table:table-cell>
          <table:table-cell/>
          <table:table-cell table:style-name="ce82" office:value-type="time" office:time-value="PT00H48M16.328S" calcext:value-type="time">
            <text:p>00:48:16,328</text:p>
          </table:table-cell>
          <table:table-cell table:style-name="ce82" office:value-type="time" office:time-value="PT01H03M26.093S" calcext:value-type="time">
            <text:p>01:03:26,093</text:p>
          </table:table-cell>
          <table:table-cell table:style-name="ce84" table:formula="of:=[.M7]-[.N7]" office:value-type="time" office:time-value="-PT00H15M09.765S" calcext:value-type="time">
            <text:p>-00:15:09,765</text:p>
          </table:table-cell>
          <table:table-cell table:style-name="ce84" table:formula="of:=[.K7]-[.O7]" office:value-type="time" office:time-value="PT00H00M00S" calcext:value-type="time">
            <text:p>00:00:00,00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7]&lt;0;-TIME(0;0;ABS([.Q7])/1000);TIME(0;0;[.Q7]/1000))" office:value-type="time" office:time-value="PT00H00M00S" calcext:value-type="time">
            <text:p>00:00:00,000</text:p>
          </table:table-cell>
          <table:table-cell table:style-name="ce84" table:formula="of:=[.P7]+[.R7]" office:value-type="time" office:time-value="PT00H00M00S" calcext:value-type="time">
            <text:p>00:00:00,000</text:p>
          </table:table-cell>
          <table:table-cell table:style-name="ce84" table:formula="of:=[.K7]+[.R7]" office:value-type="time" office:time-value="-PT00H15M09.765S" calcext:value-type="time">
            <text:p>-00:15:09,765</text:p>
          </table:table-cell>
          <table:table-cell table:style-name="ce84"/>
          <table:table-cell table:style-name="ce84" table:formula="of:=[.C7]-[.F7]" office:value-type="time" office:time-value="-PT00H15M09.765S" calcext:value-type="time">
            <text:p>-00:15:09,765</text:p>
          </table:table-cell>
          <table:table-cell table:style-name="ce84" table:formula="of:=[.I7]-[.C7]" office:value-type="time" office:time-value="PT00H00M00S" calcext:value-type="time">
            <text:p>00:00:00,000</text:p>
          </table:table-cell>
          <table:table-cell table:style-name="ce84" table:formula="of:=[.J7]-[.F7]" office:value-type="time" office:time-value="PT00H00M00S" calcext:value-type="time">
            <text:p>00:00:00,000</text:p>
          </table:table-cell>
          <table:table-cell table:style-name="ce84" table:formula="of:=[.X7]-[.W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00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style-name="ce79" table:formula="of:=[.D8]-[.C8]" office:value-type="time" office:time-value="PT00H00M01.459S" calcext:value-type="time">
            <text:p>00:00:01,459</text:p>
          </table:table-cell>
          <table:table-cell office:value-type="time" office:time-value="PT01H03M47.323S" calcext:value-type="time">
            <text:p>01:03:47,323</text:p>
          </table:table-cell>
          <table:table-cell table:formula="of:=[.F8]+[.E8]" office:value-type="time" office:time-value="PT01H03M48.782S" calcext:value-type="time">
            <text:p>01:03:48,782</text:p>
          </table:table-cell>
          <table:table-cell/>
          <table:table-cell table:style-name="ce82" office:value-type="time" office:time-value="PT00H48M21.831S" calcext:value-type="time">
            <text:p>00:48:21,831</text:p>
          </table:table-cell>
          <table:table-cell table:style-name="ce82" office:value-type="time" office:time-value="PT01H03M47.323S" calcext:value-type="time">
            <text:p>01:03:47,323</text:p>
          </table:table-cell>
          <table:table-cell table:formula="of:=[.I8]-[.J8]" office:value-type="time" office:time-value="-PT00H15M25.492S" calcext:value-type="time">
            <text:p>-00:15:25,492</text:p>
          </table:table-cell>
          <table:table-cell/>
          <table:table-cell table:style-name="ce82" office:value-type="time" office:time-value="PT00H48M21.831S" calcext:value-type="time">
            <text:p>00:48:21,831</text:p>
          </table:table-cell>
          <table:table-cell table:style-name="ce82" office:value-type="time" office:time-value="PT01H03M47.323S" calcext:value-type="time">
            <text:p>01:03:47,323</text:p>
          </table:table-cell>
          <table:table-cell table:style-name="ce84" table:formula="of:=[.M8]-[.N8]" office:value-type="time" office:time-value="-PT00H15M25.492S" calcext:value-type="time">
            <text:p>-00:15:25,492</text:p>
          </table:table-cell>
          <table:table-cell table:style-name="ce84" table:formula="of:=[.K8]-[.O8]" office:value-type="time" office:time-value="PT00H00M00S" calcext:value-type="time">
            <text:p>00:00:00,00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]&lt;0;-TIME(0;0;ABS([.Q8])/1000);TIME(0;0;[.Q8]/1000))" office:value-type="time" office:time-value="PT00H00M00S" calcext:value-type="time">
            <text:p>00:00:00,000</text:p>
          </table:table-cell>
          <table:table-cell table:style-name="ce84" table:formula="of:=[.P8]+[.R8]" office:value-type="time" office:time-value="PT00H00M00S" calcext:value-type="time">
            <text:p>00:00:00,000</text:p>
          </table:table-cell>
          <table:table-cell table:style-name="ce84" table:formula="of:=[.K8]+[.R8]" office:value-type="time" office:time-value="-PT00H15M25.492S" calcext:value-type="time">
            <text:p>-00:15:25,492</text:p>
          </table:table-cell>
          <table:table-cell table:style-name="ce84"/>
          <table:table-cell table:style-name="ce84" table:formula="of:=[.C8]-[.F8]" office:value-type="time" office:time-value="-PT00H15M25.492S" calcext:value-type="time">
            <text:p>-00:15:25,492</text:p>
          </table:table-cell>
          <table:table-cell table:style-name="ce84" table:formula="of:=[.I8]-[.C8]" office:value-type="time" office:time-value="PT00H00M00S" calcext:value-type="time">
            <text:p>00:00:00,000</text:p>
          </table:table-cell>
          <table:table-cell table:style-name="ce84" table:formula="of:=[.J8]-[.F8]" office:value-type="time" office:time-value="PT00H00M00S" calcext:value-type="time">
            <text:p>00:00:00,000</text:p>
          </table:table-cell>
          <table:table-cell table:style-name="ce84" table:formula="of:=[.X8]-[.W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00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style-name="ce79" table:formula="of:=[.D9]-[.C9]" office:value-type="time" office:time-value="PT00H04M06.995S" calcext:value-type="time">
            <text:p>00:04:06,995</text:p>
          </table:table-cell>
          <table:table-cell office:value-type="time" office:time-value="PT01H04M14.392S" calcext:value-type="time">
            <text:p>01:04:14,392</text:p>
          </table:table-cell>
          <table:table-cell table:formula="of:=[.F9]+[.E9]" office:value-type="time" office:time-value="PT01H08M21.387S" calcext:value-type="time">
            <text:p>01:08:21,387</text:p>
          </table:table-cell>
          <table:table-cell/>
          <table:table-cell table:style-name="ce79" office:value-type="time" office:time-value="PT00H48M30.051S" calcext:value-type="time">
            <text:p>00:48:30,051</text:p>
          </table:table-cell>
          <table:table-cell table:style-name="ce79" office:value-type="time" office:time-value="PT01H04M19.875S" calcext:value-type="time">
            <text:p>01:04:19,875</text:p>
          </table:table-cell>
          <table:table-cell table:formula="of:=[.I9]-[.J9]" office:value-type="time" office:time-value="-PT00H15M49.824S" calcext:value-type="time">
            <text:p>-00:15:49,824</text:p>
          </table:table-cell>
          <table:table-cell/>
          <table:table-cell table:style-name="ce79" office:value-type="time" office:time-value="PT00H48M25.076S" calcext:value-type="time">
            <text:p>00:48:25,076</text:p>
          </table:table-cell>
          <table:table-cell table:style-name="ce79" office:value-type="time" office:time-value="PT01H04M15.276S" calcext:value-type="time">
            <text:p>01:04:15,276</text:p>
          </table:table-cell>
          <table:table-cell table:style-name="ce84" table:formula="of:=[.M9]-[.N9]" office:value-type="time" office:time-value="-PT00H15M50.2S" calcext:value-type="time">
            <text:p>-00:15:50,200</text:p>
          </table:table-cell>
          <table:table-cell table:style-name="ce84" table:formula="of:=[.K9]-[.O9]" office:value-type="time" office:time-value="PT00H00M00.376S" calcext:value-type="time">
            <text:p>00:00:00,376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9]&lt;0;-TIME(0;0;ABS([.Q9])/1000);TIME(0;0;[.Q9]/1000))" office:value-type="time" office:time-value="-PT00H00M00.26S" calcext:value-type="time">
            <text:p>-00:00:00,260</text:p>
          </table:table-cell>
          <table:table-cell table:style-name="ce84" table:formula="of:=[.P9]+[.R9]" office:value-type="time" office:time-value="PT00H00M00.116S" calcext:value-type="time">
            <text:p>00:00:00,116</text:p>
          </table:table-cell>
          <table:table-cell table:style-name="ce84" table:formula="of:=[.K9]+[.R9]" office:value-type="time" office:time-value="-PT00H15M50.084S" calcext:value-type="time">
            <text:p>-00:15:50,084</text:p>
          </table:table-cell>
          <table:table-cell table:style-name="ce84"/>
          <table:table-cell table:style-name="ce84" table:formula="of:=[.C9]-[.F9]" office:value-type="time" office:time-value="-PT00H15M49.732S" calcext:value-type="time">
            <text:p>-00:15:49,732</text:p>
          </table:table-cell>
          <table:table-cell table:style-name="ce84" table:formula="of:=[.I9]-[.C9]" office:value-type="time" office:time-value="PT00H00M05.391S" calcext:value-type="time">
            <text:p>00:00:05,391</text:p>
          </table:table-cell>
          <table:table-cell table:style-name="ce84" table:formula="of:=[.J9]-[.F9]" office:value-type="time" office:time-value="PT00H00M05.483S" calcext:value-type="time">
            <text:p>00:00:05,483</text:p>
          </table:table-cell>
          <table:table-cell table:style-name="ce84" table:formula="of:=[.X9]-[.W9]" office:value-type="time" office:time-value="PT00H00M00.092S" calcext:value-type="time">
            <text:p>00:00:00,092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00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52M35.373S" calcext:value-type="time">
            <text:p>00:52:35,373</text:p>
          </table:table-cell>
          <table:table-cell office:value-type="time" office:time-value="PT00H55M41.475S" calcext:value-type="time">
            <text:p>00:55:41,475</text:p>
          </table:table-cell>
          <table:table-cell table:style-name="ce79" table:formula="of:=[.D10]-[.C10]" office:value-type="time" office:time-value="PT00H03M06.102S" calcext:value-type="time">
            <text:p>00:03:06,102</text:p>
          </table:table-cell>
          <table:table-cell office:value-type="time" office:time-value="PT01H08M41.7S" calcext:value-type="time">
            <text:p>01:08:41,700</text:p>
          </table:table-cell>
          <table:table-cell table:formula="of:=[.F10]+[.E10]" office:value-type="time" office:time-value="PT01H11M47.802S" calcext:value-type="time">
            <text:p>01:11:47,802</text:p>
          </table:table-cell>
          <table:table-cell/>
          <table:table-cell table:style-name="ce79" office:value-type="time" office:time-value="PT00H52M39.664S" calcext:value-type="time">
            <text:p>00:52:39,664</text:p>
          </table:table-cell>
          <table:table-cell table:style-name="ce79" office:value-type="time" office:time-value="PT01H08M45.973S" calcext:value-type="time">
            <text:p>01:08:45,973</text:p>
          </table:table-cell>
          <table:table-cell table:formula="of:=[.I10]-[.J10]" office:value-type="time" office:time-value="-PT00H16M06.309S" calcext:value-type="time">
            <text:p>-00:16:06,309</text:p>
          </table:table-cell>
          <table:table-cell/>
          <table:table-cell table:style-name="ce79" office:value-type="time" office:time-value="PT00H52M42.875S" calcext:value-type="time">
            <text:p>00:52:42,875</text:p>
          </table:table-cell>
          <table:table-cell table:style-name="ce79" office:value-type="time" office:time-value="PT01H08M49.468S" calcext:value-type="time">
            <text:p>01:08:49,468</text:p>
          </table:table-cell>
          <table:table-cell table:style-name="ce84" table:formula="of:=[.M10]-[.N10]" office:value-type="time" office:time-value="-PT00H16M06.593S" calcext:value-type="time">
            <text:p>-00:16:06,593</text:p>
          </table:table-cell>
          <table:table-cell table:style-name="ce84" table:formula="of:=[.K10]-[.O10]" office:value-type="time" office:time-value="PT00H00M00.284S" calcext:value-type="time">
            <text:p>00:00:00,284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0]&lt;0;-TIME(0;0;ABS([.Q10])/1000);TIME(0;0;[.Q10]/1000))" office:value-type="time" office:time-value="PT00H00M00S" calcext:value-type="time">
            <text:p>00:00:00,000</text:p>
          </table:table-cell>
          <table:table-cell table:style-name="ce84" table:formula="of:=[.P10]+[.R10]" office:value-type="time" office:time-value="PT00H00M00.284S" calcext:value-type="time">
            <text:p>00:00:00,284</text:p>
          </table:table-cell>
          <table:table-cell table:style-name="ce84" table:formula="of:=[.K10]+[.R10]" office:value-type="time" office:time-value="-PT00H16M06.309S" calcext:value-type="time">
            <text:p>-00:16:06,309</text:p>
          </table:table-cell>
          <table:table-cell table:style-name="ce84"/>
          <table:table-cell table:style-name="ce84" table:formula="of:=[.C10]-[.F10]" office:value-type="time" office:time-value="-PT00H16M06.327S" calcext:value-type="time">
            <text:p>-00:16:06,327</text:p>
          </table:table-cell>
          <table:table-cell table:style-name="ce84" table:formula="of:=[.I10]-[.C10]" office:value-type="time" office:time-value="PT00H00M04.291S" calcext:value-type="time">
            <text:p>00:00:04,291</text:p>
          </table:table-cell>
          <table:table-cell table:style-name="ce84" table:formula="of:=[.J10]-[.F10]" office:value-type="time" office:time-value="PT00H00M04.273S" calcext:value-type="time">
            <text:p>00:00:04,273</text:p>
          </table:table-cell>
          <table:table-cell table:style-name="ce84" table:formula="of:=[.X10]-[.W10]" office:value-type="time" office:time-value="-PT00H00M00.018S" calcext:value-type="time">
            <text:p>-00:00:00,018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01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56M32.91S" calcext:value-type="time">
            <text:p>00:56:32,910</text:p>
          </table:table-cell>
          <table:table-cell office:value-type="time" office:time-value="PT00H59M38.177S" calcext:value-type="time">
            <text:p>00:59:38,177</text:p>
          </table:table-cell>
          <table:table-cell table:style-name="ce79" table:formula="of:=[.D11]-[.C11]" office:value-type="time" office:time-value="PT00H03M05.267S" calcext:value-type="time">
            <text:p>00:03:05,267</text:p>
          </table:table-cell>
          <table:table-cell office:value-type="time" office:time-value="PT01H23M01.685S" calcext:value-type="time">
            <text:p>01:23:01,685</text:p>
          </table:table-cell>
          <table:table-cell table:formula="of:=[.F11]+[.E11]" office:value-type="time" office:time-value="PT01H26M06.952S" calcext:value-type="time">
            <text:p>01:26:06,952</text:p>
          </table:table-cell>
          <table:table-cell/>
          <table:table-cell table:style-name="ce79" office:value-type="time" office:time-value="PT00H56M41.434S" calcext:value-type="time">
            <text:p>00:56:41,434</text:p>
          </table:table-cell>
          <table:table-cell table:style-name="ce79" office:value-type="time" office:time-value="PT01H23M09.999S" calcext:value-type="time">
            <text:p>01:23:09,999</text:p>
          </table:table-cell>
          <table:table-cell table:formula="of:=[.I11]-[.J11]" office:value-type="time" office:time-value="-PT00H26M28.565S" calcext:value-type="time">
            <text:p>-00:26:28,565</text:p>
          </table:table-cell>
          <table:table-cell/>
          <table:table-cell table:style-name="ce79" office:value-type="time" office:time-value="PT00H56M32.058S" calcext:value-type="time">
            <text:p>00:56:32,058</text:p>
          </table:table-cell>
          <table:table-cell table:style-name="ce79" office:value-type="time" office:time-value="PT01H23M01.148S" calcext:value-type="time">
            <text:p>01:23:01,148</text:p>
          </table:table-cell>
          <table:table-cell table:style-name="ce84" table:formula="of:=[.M11]-[.N11]" office:value-type="time" office:time-value="-PT00H26M29.09S" calcext:value-type="time">
            <text:p>-00:26:29,090</text:p>
          </table:table-cell>
          <table:table-cell table:style-name="ce84" table:formula="of:=[.K11]-[.O11]" office:value-type="time" office:time-value="PT00H00M00.525S" calcext:value-type="time">
            <text:p>00:00:00,525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11]&lt;0;-TIME(0;0;ABS([.Q11])/1000);TIME(0;0;[.Q11]/1000))" office:value-type="time" office:time-value="-PT00H00M00.2S" calcext:value-type="time">
            <text:p>-00:00:00,200</text:p>
          </table:table-cell>
          <table:table-cell table:style-name="ce84" table:formula="of:=[.P11]+[.R11]" office:value-type="time" office:time-value="PT00H00M00.325S" calcext:value-type="time">
            <text:p>00:00:00,325</text:p>
          </table:table-cell>
          <table:table-cell table:style-name="ce84" table:formula="of:=[.K11]+[.R11]" office:value-type="time" office:time-value="-PT00H26M28.765S" calcext:value-type="time">
            <text:p>-00:26:28,765</text:p>
          </table:table-cell>
          <table:table-cell table:style-name="ce84"/>
          <table:table-cell table:style-name="ce84" table:formula="of:=[.C11]-[.F11]" office:value-type="time" office:time-value="-PT00H26M28.775S" calcext:value-type="time">
            <text:p>-00:26:28,775</text:p>
          </table:table-cell>
          <table:table-cell table:style-name="ce84" table:formula="of:=[.I11]-[.C11]" office:value-type="time" office:time-value="PT00H00M08.524S" calcext:value-type="time">
            <text:p>00:00:08,524</text:p>
          </table:table-cell>
          <table:table-cell table:style-name="ce84" table:formula="of:=[.J11]-[.F11]" office:value-type="time" office:time-value="PT00H00M08.314S" calcext:value-type="time">
            <text:p>00:00:08,314</text:p>
          </table:table-cell>
          <table:table-cell table:style-name="ce84" table:formula="of:=[.X11]-[.W11]" office:value-type="time" office:time-value="-PT00H00M00.21S" calcext:value-type="time">
            <text:p>-00:00:00,210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01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59M47.002S" calcext:value-type="time">
            <text:p>00:59:47,002</text:p>
          </table:table-cell>
          <table:table-cell office:value-type="time" office:time-value="PT01H01M56.13S" calcext:value-type="time">
            <text:p>01:01:56,130</text:p>
          </table:table-cell>
          <table:table-cell table:style-name="ce79" table:formula="of:=[.D12]-[.C12]" office:value-type="time" office:time-value="PT00H02M09.128S" calcext:value-type="time">
            <text:p>00:02:09,128</text:p>
          </table:table-cell>
          <table:table-cell office:value-type="time" office:time-value="PT01H26M31.144S" calcext:value-type="time">
            <text:p>01:26:31,144</text:p>
          </table:table-cell>
          <table:table-cell table:formula="of:=[.F12]+[.E12]" office:value-type="time" office:time-value="PT01H28M40.272S" calcext:value-type="time">
            <text:p>01:28:40,272</text:p>
          </table:table-cell>
          <table:table-cell/>
          <table:table-cell table:style-name="ce79" office:value-type="time" office:time-value="PT00H59M49.379S" calcext:value-type="time">
            <text:p>00:59:49,379</text:p>
          </table:table-cell>
          <table:table-cell table:style-name="ce79" office:value-type="time" office:time-value="PT01H26M33.249S" calcext:value-type="time">
            <text:p>01:26:33,249</text:p>
          </table:table-cell>
          <table:table-cell table:formula="of:=[.I12]-[.J12]" office:value-type="time" office:time-value="-PT00H26M43.87S" calcext:value-type="time">
            <text:p>-00:26:43,870</text:p>
          </table:table-cell>
          <table:table-cell/>
          <table:table-cell table:style-name="ce79" office:value-type="time" office:time-value="PT00H59M50.299S" calcext:value-type="time">
            <text:p>00:59:50,299</text:p>
          </table:table-cell>
          <table:table-cell table:style-name="ce79" office:value-type="time" office:time-value="PT01H26M34.735S" calcext:value-type="time">
            <text:p>01:26:34,735</text:p>
          </table:table-cell>
          <table:table-cell table:style-name="ce84" table:formula="of:=[.M12]-[.N12]" office:value-type="time" office:time-value="-PT00H26M44.436S" calcext:value-type="time">
            <text:p>-00:26:44,436</text:p>
          </table:table-cell>
          <table:table-cell table:style-name="ce84" table:formula="of:=[.K12]-[.O12]" office:value-type="time" office:time-value="PT00H00M00.566S" calcext:value-type="time">
            <text:p>00:00:00,566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12]&lt;0;-TIME(0;0;ABS([.Q12])/1000);TIME(0;0;[.Q12]/1000))" office:value-type="time" office:time-value="-PT00H00M00.25S" calcext:value-type="time">
            <text:p>-00:00:00,250</text:p>
          </table:table-cell>
          <table:table-cell table:style-name="ce84" table:formula="of:=[.P12]+[.R12]" office:value-type="time" office:time-value="PT00H00M00.316S" calcext:value-type="time">
            <text:p>00:00:00,316</text:p>
          </table:table-cell>
          <table:table-cell table:style-name="ce84" table:formula="of:=[.K12]+[.R12]" office:value-type="time" office:time-value="-PT00H26M44.12S" calcext:value-type="time">
            <text:p>-00:26:44,120</text:p>
          </table:table-cell>
          <table:table-cell table:style-name="ce84"/>
          <table:table-cell table:style-name="ce84" table:formula="of:=[.C12]-[.F12]" office:value-type="time" office:time-value="-PT00H26M44.142S" calcext:value-type="time">
            <text:p>-00:26:44,142</text:p>
          </table:table-cell>
          <table:table-cell table:style-name="ce84" table:formula="of:=[.I12]-[.C12]" office:value-type="time" office:time-value="PT00H00M02.377S" calcext:value-type="time">
            <text:p>00:00:02,377</text:p>
          </table:table-cell>
          <table:table-cell table:style-name="ce84" table:formula="of:=[.J12]-[.F12]" office:value-type="time" office:time-value="PT00H00M02.105S" calcext:value-type="time">
            <text:p>00:00:02,105</text:p>
          </table:table-cell>
          <table:table-cell table:style-name="ce84" table:formula="of:=[.X12]-[.W12]" office:value-type="time" office:time-value="-PT00H00M00.272S" calcext:value-type="time">
            <text:p>-00:00:00,272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01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style-name="ce79" table:formula="of:=[.D13]-[.C13]" office:value-type="time" office:time-value="PT00H00M04.587S" calcext:value-type="time">
            <text:p>00:00:04,587</text:p>
          </table:table-cell>
          <table:table-cell office:value-type="time" office:time-value="PT01H28M44.569S" calcext:value-type="time">
            <text:p>01:28:44,569</text:p>
          </table:table-cell>
          <table:table-cell table:formula="of:=[.F13]+[.E13]" office:value-type="time" office:time-value="PT01H28M49.156S" calcext:value-type="time">
            <text:p>01:28:49,156</text:p>
          </table:table-cell>
          <table:table-cell/>
          <table:table-cell table:style-name="ce79" office:value-type="time" office:time-value="PT01H01M58.285S" calcext:value-type="time">
            <text:p>01:01:58,285</text:p>
          </table:table-cell>
          <table:table-cell table:style-name="ce79" office:value-type="time" office:time-value="PT01H28M45.71S" calcext:value-type="time">
            <text:p>01:28:45,710</text:p>
          </table:table-cell>
          <table:table-cell table:formula="of:=[.I13]-[.J13]" office:value-type="time" office:time-value="-PT00H26M47.425S" calcext:value-type="time">
            <text:p>-00:26:47,425</text:p>
          </table:table-cell>
          <table:table-cell/>
          <table:table-cell table:style-name="ce79" office:value-type="time" office:time-value="PT01H01M59.471S" calcext:value-type="time">
            <text:p>01:01:59,471</text:p>
          </table:table-cell>
          <table:table-cell table:style-name="ce79" office:value-type="time" office:time-value="PT01H28M47.454S" calcext:value-type="time">
            <text:p>01:28:47,454</text:p>
          </table:table-cell>
          <table:table-cell table:style-name="ce84" table:formula="of:=[.M13]-[.N13]" office:value-type="time" office:time-value="-PT00H26M47.983S" calcext:value-type="time">
            <text:p>-00:26:47,983</text:p>
          </table:table-cell>
          <table:table-cell table:style-name="ce84" table:formula="of:=[.K13]-[.O13]" office:value-type="time" office:time-value="PT00H00M00.558S" calcext:value-type="time">
            <text:p>00:00:00,558</text:p>
          </table:table-cell>
          <table:table-cell table:style-name="ce89" office:value-type="float" office:value="150" calcext:value-type="float">
            <text:p>150</text:p>
          </table:table-cell>
          <table:table-cell table:style-name="ce84" table:formula="of:=IF([.Q13]&lt;0;-TIME(0;0;ABS([.Q13])/1000);TIME(0;0;[.Q13]/1000))" office:value-type="time" office:time-value="PT00H00M00.15S" calcext:value-type="time">
            <text:p>00:00:00,150</text:p>
          </table:table-cell>
          <table:table-cell table:style-name="ce84" table:formula="of:=[.P13]+[.R13]" office:value-type="time" office:time-value="PT00H00M00.708S" calcext:value-type="time">
            <text:p>00:00:00,708</text:p>
          </table:table-cell>
          <table:table-cell table:style-name="ce84" table:formula="of:=[.K13]+[.R13]" office:value-type="time" office:time-value="-PT00H26M47.275S" calcext:value-type="time">
            <text:p>-00:26:47,275</text:p>
          </table:table-cell>
          <table:table-cell table:style-name="ce84"/>
          <table:table-cell table:style-name="ce84" table:formula="of:=[.C13]-[.F13]" office:value-type="time" office:time-value="-PT00H26M47.27S" calcext:value-type="time">
            <text:p>-00:26:47,270</text:p>
          </table:table-cell>
          <table:table-cell table:style-name="ce84" table:formula="of:=[.I13]-[.C13]" office:value-type="time" office:time-value="PT00H00M00.986S" calcext:value-type="time">
            <text:p>00:00:00,986</text:p>
          </table:table-cell>
          <table:table-cell table:style-name="ce84" table:formula="of:=[.J13]-[.F13]" office:value-type="time" office:time-value="PT00H00M01.141S" calcext:value-type="time">
            <text:p>00:00:01,141</text:p>
          </table:table-cell>
          <table:table-cell table:style-name="ce84" table:formula="of:=[.X13]-[.W13]" office:value-type="time" office:time-value="PT00H00M00.155S" calcext:value-type="time">
            <text:p>00:00:00,155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013</text:p>
          </table:table-cell>
          <table:table-cell table:style-name="ce76"/>
          <table:table-cell table:number-columns-repeated="2"/>
          <table:table-cell table:style-name="ce79"/>
          <table:table-cell table:number-columns-repeated="3"/>
          <table:table-cell table:style-name="ce79" table:number-columns-repeated="2"/>
          <table:table-cell table:formula="of:=[.I14]-[.J14]" office:value-type="time" office:time-value="PT00H00M00S" calcext:value-type="time">
            <text:p>00:00:00,000</text:p>
          </table:table-cell>
          <table:table-cell/>
          <table:table-cell table:style-name="ce79" table:number-columns-repeated="2"/>
          <table:table-cell table:style-name="ce84" table:formula="of:=[.M14]-[.N14]" office:value-type="time" office:time-value="PT00H00M00S" calcext:value-type="time">
            <text:p>00:00:00,000</text:p>
          </table:table-cell>
          <table:table-cell table:style-name="ce84" table:formula="of:=[.K14]-[.O14]" office:value-type="time" office:time-value="PT00H00M00S" calcext:value-type="time">
            <text:p>00:00:00,00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4]&lt;0;-TIME(0;0;ABS([.Q14])/1000);TIME(0;0;[.Q14]/1000))" office:value-type="time" office:time-value="PT00H00M00S" calcext:value-type="time">
            <text:p>00:00:00,000</text:p>
          </table:table-cell>
          <table:table-cell table:style-name="ce84" table:formula="of:=[.P14]+[.R14]" office:value-type="time" office:time-value="PT00H00M00S" calcext:value-type="time">
            <text:p>00:00:00,000</text:p>
          </table:table-cell>
          <table:table-cell table:style-name="ce84" table:formula="of:=[.K14]+[.R14]" office:value-type="time" office:time-value="PT00H00M00S" calcext:value-type="time">
            <text:p>00:00:00,000</text:p>
          </table:table-cell>
          <table:table-cell table:style-name="ce84"/>
          <table:table-cell table:style-name="ce84" table:formula="of:=[.C14]-[.F14]" office:value-type="time" office:time-value="PT00H00M00S" calcext:value-type="time">
            <text:p>00:00:00,000</text:p>
          </table:table-cell>
          <table:table-cell table:style-name="ce84" table:formula="of:=[.I14]-[.C14]" office:value-type="time" office:time-value="PT00H00M00S" calcext:value-type="time">
            <text:p>00:00:00,000</text:p>
          </table:table-cell>
          <table:table-cell table:style-name="ce84" table:formula="of:=[.J14]-[.F14]" office:value-type="time" office:time-value="PT00H00M00S" calcext:value-type="time">
            <text:p>00:00:00,000</text:p>
          </table:table-cell>
          <table:table-cell table:style-name="ce84" table:formula="of:=[.X14]-[.W14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01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2M52.6S" calcext:value-type="time">
            <text:p>01:02:52,600</text:p>
          </table:table-cell>
          <table:table-cell office:value-type="time" office:time-value="PT01H06M01.245S" calcext:value-type="time">
            <text:p>01:06:01,245</text:p>
          </table:table-cell>
          <table:table-cell table:style-name="ce79" table:formula="of:=[.D15]-[.C15]" office:value-type="time" office:time-value="PT00H03M08.645S" calcext:value-type="time">
            <text:p>00:03:08,645</text:p>
          </table:table-cell>
          <table:table-cell office:value-type="time" office:time-value="PT01H28M50.325S" calcext:value-type="time">
            <text:p>01:28:50,325</text:p>
          </table:table-cell>
          <table:table-cell table:formula="of:=[.F15]+[.E15]" office:value-type="time" office:time-value="PT01H31M58.97S" calcext:value-type="time">
            <text:p>01:31:58,970</text:p>
          </table:table-cell>
          <table:table-cell/>
          <table:table-cell table:style-name="ce79" office:value-type="time" office:time-value="PT01H02M52.96S" calcext:value-type="time">
            <text:p>01:02:52,960</text:p>
          </table:table-cell>
          <table:table-cell table:style-name="ce79" office:value-type="time" office:time-value="PT01H28M50.524S" calcext:value-type="time">
            <text:p>01:28:50,524</text:p>
          </table:table-cell>
          <table:table-cell table:formula="of:=[.I15]-[.J15]" office:value-type="time" office:time-value="-PT00H25M57.564S" calcext:value-type="time">
            <text:p>-00:25:57,564</text:p>
          </table:table-cell>
          <table:table-cell/>
          <table:table-cell table:style-name="ce79" office:value-type="time" office:time-value="PT01H02M56.406S" calcext:value-type="time">
            <text:p>01:02:56,406</text:p>
          </table:table-cell>
          <table:table-cell table:style-name="ce79" office:value-type="time" office:time-value="PT01H28M54.419S" calcext:value-type="time">
            <text:p>01:28:54,419</text:p>
          </table:table-cell>
          <table:table-cell table:style-name="ce84" table:formula="of:=[.M15]-[.N15]" office:value-type="time" office:time-value="-PT00H25M58.013S" calcext:value-type="time">
            <text:p>-00:25:58,013</text:p>
          </table:table-cell>
          <table:table-cell table:style-name="ce84" table:formula="of:=[.K15]-[.O15]" office:value-type="time" office:time-value="PT00H00M00.449S" calcext:value-type="time">
            <text:p>00:00:00,449</text:p>
          </table:table-cell>
          <table:table-cell table:style-name="ce89" office:value-type="float" office:value="-160" calcext:value-type="float">
            <text:p>-160</text:p>
          </table:table-cell>
          <table:table-cell table:style-name="ce84" table:formula="of:=IF([.Q15]&lt;0;-TIME(0;0;ABS([.Q15])/1000);TIME(0;0;[.Q15]/1000))" office:value-type="time" office:time-value="-PT00H00M00.16S" calcext:value-type="time">
            <text:p>-00:00:00,160</text:p>
          </table:table-cell>
          <table:table-cell table:style-name="ce84" table:formula="of:=[.P15]+[.R15]" office:value-type="time" office:time-value="PT00H00M00.289S" calcext:value-type="time">
            <text:p>00:00:00,289</text:p>
          </table:table-cell>
          <table:table-cell table:style-name="ce84" table:formula="of:=[.K15]+[.R15]" office:value-type="time" office:time-value="-PT00H25M57.724S" calcext:value-type="time">
            <text:p>-00:25:57,724</text:p>
          </table:table-cell>
          <table:table-cell table:style-name="ce84"/>
          <table:table-cell table:style-name="ce84" table:formula="of:=[.C15]-[.F15]" office:value-type="time" office:time-value="-PT00H25M57.725S" calcext:value-type="time">
            <text:p>-00:25:57,725</text:p>
          </table:table-cell>
          <table:table-cell table:style-name="ce84" table:formula="of:=[.I15]-[.C15]" office:value-type="time" office:time-value="PT00H00M00.36S" calcext:value-type="time">
            <text:p>00:00:00,360</text:p>
          </table:table-cell>
          <table:table-cell table:style-name="ce84" table:formula="of:=[.J15]-[.F15]" office:value-type="time" office:time-value="PT00H00M00.199S" calcext:value-type="time">
            <text:p>00:00:00,199</text:p>
          </table:table-cell>
          <table:table-cell table:style-name="ce84" table:formula="of:=[.X15]-[.W15]" office:value-type="time" office:time-value="-PT00H00M00.161S" calcext:value-type="time">
            <text:p>-00:00:00,161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01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style-name="ce79" table:formula="of:=[.D16]-[.C16]" office:value-type="time" office:time-value="PT00H00M02.001S" calcext:value-type="time">
            <text:p>00:00:02,001</text:p>
          </table:table-cell>
          <table:table-cell office:value-type="time" office:time-value="PT01H33M43.534S" calcext:value-type="time">
            <text:p>01:33:43,534</text:p>
          </table:table-cell>
          <table:table-cell table:formula="of:=[.F16]+[.E16]" office:value-type="time" office:time-value="PT01H33M45.535S" calcext:value-type="time">
            <text:p>01:33:45,535</text:p>
          </table:table-cell>
          <table:table-cell/>
          <table:table-cell table:style-name="ce79" office:value-type="time" office:time-value="PT01H06M11.231S" calcext:value-type="time">
            <text:p>01:06:11,231</text:p>
          </table:table-cell>
          <table:table-cell table:style-name="ce79" office:value-type="time" office:time-value="PT01H33M52.7S" calcext:value-type="time">
            <text:p>01:33:52,700</text:p>
          </table:table-cell>
          <table:table-cell table:formula="of:=[.I16]-[.J16]" office:value-type="time" office:time-value="-PT00H27M41.469S" calcext:value-type="time">
            <text:p>-00:27:41,469</text:p>
          </table:table-cell>
          <table:table-cell/>
          <table:table-cell table:style-name="ce79" office:value-type="time" office:time-value="PT01H06M04.594S" calcext:value-type="time">
            <text:p>01:06:04,594</text:p>
          </table:table-cell>
          <table:table-cell table:style-name="ce79" office:value-type="time" office:time-value="PT01H33M46.622S" calcext:value-type="time">
            <text:p>01:33:46,622</text:p>
          </table:table-cell>
          <table:table-cell table:style-name="ce84" table:formula="of:=[.M16]-[.N16]" office:value-type="time" office:time-value="-PT00H27M42.028S" calcext:value-type="time">
            <text:p>-00:27:42,028</text:p>
          </table:table-cell>
          <table:table-cell table:style-name="ce84" table:formula="of:=[.K16]-[.O16]" office:value-type="time" office:time-value="PT00H00M00.559S" calcext:value-type="time">
            <text:p>00:00:00,559</text:p>
          </table:table-cell>
          <table:table-cell table:style-name="ce89" office:value-type="float" office:value="110" calcext:value-type="float">
            <text:p>110</text:p>
          </table:table-cell>
          <table:table-cell table:style-name="ce84" table:formula="of:=IF([.Q16]&lt;0;-TIME(0;0;ABS([.Q16])/1000);TIME(0;0;[.Q16]/1000))" office:value-type="time" office:time-value="PT00H00M00.11S" calcext:value-type="time">
            <text:p>00:00:00,110</text:p>
          </table:table-cell>
          <table:table-cell table:style-name="ce84" table:formula="of:=[.P16]+[.R16]" office:value-type="time" office:time-value="PT00H00M00.669S" calcext:value-type="time">
            <text:p>00:00:00,669</text:p>
          </table:table-cell>
          <table:table-cell table:style-name="ce84" table:formula="of:=[.K16]+[.R16]" office:value-type="time" office:time-value="-PT00H27M41.359S" calcext:value-type="time">
            <text:p>-00:27:41,359</text:p>
          </table:table-cell>
          <table:table-cell table:style-name="ce84"/>
          <table:table-cell table:style-name="ce84" table:formula="of:=[.C16]-[.F16]" office:value-type="time" office:time-value="-PT00H27M41.341S" calcext:value-type="time">
            <text:p>-00:27:41,341</text:p>
          </table:table-cell>
          <table:table-cell table:style-name="ce84" table:formula="of:=[.I16]-[.C16]" office:value-type="time" office:time-value="PT00H00M09.038S" calcext:value-type="time">
            <text:p>00:00:09,038</text:p>
          </table:table-cell>
          <table:table-cell table:style-name="ce84" table:formula="of:=[.J16]-[.F16]" office:value-type="time" office:time-value="PT00H00M09.166S" calcext:value-type="time">
            <text:p>00:00:09,166</text:p>
          </table:table-cell>
          <table:table-cell table:style-name="ce84" table:formula="of:=[.X16]-[.W16]" office:value-type="time" office:time-value="PT00H00M00.128S" calcext:value-type="time">
            <text:p>00:00:00,128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01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6M07.956S" calcext:value-type="time">
            <text:p>01:06:07,956</text:p>
          </table:table-cell>
          <table:table-cell office:value-type="time" office:time-value="PT01H06M26.184S" calcext:value-type="time">
            <text:p>01:06:26,184</text:p>
          </table:table-cell>
          <table:table-cell table:style-name="ce79" table:formula="of:=[.D17]-[.C17]" office:value-type="time" office:time-value="PT00H00M18.228S" calcext:value-type="time">
            <text:p>00:00:18,228</text:p>
          </table:table-cell>
          <table:table-cell office:value-type="time" office:time-value="PT01H33M49.707S" calcext:value-type="time">
            <text:p>01:33:49,707</text:p>
          </table:table-cell>
          <table:table-cell table:formula="of:=[.F17]+[.E17]" office:value-type="time" office:time-value="PT01H34M07.935S" calcext:value-type="time">
            <text:p>01:34:07,935</text:p>
          </table:table-cell>
          <table:table-cell/>
          <table:table-cell table:style-name="ce79" office:value-type="time" office:time-value="PT01H06M11.231S" calcext:value-type="time">
            <text:p>01:06:11,231</text:p>
          </table:table-cell>
          <table:table-cell table:style-name="ce79" office:value-type="time" office:time-value="PT01H33M52.7S" calcext:value-type="time">
            <text:p>01:33:52,700</text:p>
          </table:table-cell>
          <table:table-cell table:formula="of:=[.I17]-[.J17]" office:value-type="time" office:time-value="-PT00H27M41.469S" calcext:value-type="time">
            <text:p>-00:27:41,469</text:p>
          </table:table-cell>
          <table:table-cell/>
          <table:table-cell table:style-name="ce79" office:value-type="time" office:time-value="PT01H06M04.594S" calcext:value-type="time">
            <text:p>01:06:04,594</text:p>
          </table:table-cell>
          <table:table-cell table:style-name="ce79" office:value-type="time" office:time-value="PT01H33M46.622S" calcext:value-type="time">
            <text:p>01:33:46,622</text:p>
          </table:table-cell>
          <table:table-cell table:style-name="ce84" table:formula="of:=[.M17]-[.N17]" office:value-type="time" office:time-value="-PT00H27M42.028S" calcext:value-type="time">
            <text:p>-00:27:42,028</text:p>
          </table:table-cell>
          <table:table-cell table:style-name="ce84" table:formula="of:=[.K17]-[.O17]" office:value-type="time" office:time-value="PT00H00M00.559S" calcext:value-type="time">
            <text:p>00:00:00,559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17]&lt;0;-TIME(0;0;ABS([.Q17])/1000);TIME(0;0;[.Q17]/1000))" office:value-type="time" office:time-value="-PT00H00M00.3S" calcext:value-type="time">
            <text:p>-00:00:00,300</text:p>
          </table:table-cell>
          <table:table-cell table:style-name="ce84" table:formula="of:=[.P17]+[.R17]" office:value-type="time" office:time-value="PT00H00M00.259S" calcext:value-type="time">
            <text:p>00:00:00,259</text:p>
          </table:table-cell>
          <table:table-cell table:style-name="ce84" table:formula="of:=[.K17]+[.R17]" office:value-type="time" office:time-value="-PT00H27M41.769S" calcext:value-type="time">
            <text:p>-00:27:41,769</text:p>
          </table:table-cell>
          <table:table-cell table:style-name="ce84"/>
          <table:table-cell table:style-name="ce84" table:formula="of:=[.C17]-[.F17]" office:value-type="time" office:time-value="-PT00H27M41.751S" calcext:value-type="time">
            <text:p>-00:27:41,751</text:p>
          </table:table-cell>
          <table:table-cell table:style-name="ce84" table:formula="of:=[.I17]-[.C17]" office:value-type="time" office:time-value="PT00H00M03.275S" calcext:value-type="time">
            <text:p>00:00:03,275</text:p>
          </table:table-cell>
          <table:table-cell table:style-name="ce84" table:formula="of:=[.J17]-[.F17]" office:value-type="time" office:time-value="PT00H00M02.993S" calcext:value-type="time">
            <text:p>00:00:02,993</text:p>
          </table:table-cell>
          <table:table-cell table:style-name="ce84" table:formula="of:=[.X17]-[.W17]" office:value-type="time" office:time-value="-PT00H00M00.282S" calcext:value-type="time">
            <text:p>-00:00:00,282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017</text:p>
          </table:table-cell>
          <table:table-cell table:style-name="ce76" office:value-type="string" calcext:value-type="string">
            <text:p>EXT</text:p>
          </table:table-cell>
          <table:table-cell office:value-type="time" office:time-value="PT01H06M48.88S" calcext:value-type="time">
            <text:p>01:06:48,880</text:p>
          </table:table-cell>
          <table:table-cell office:value-type="time" office:time-value="PT01H07M47.434S" calcext:value-type="time">
            <text:p>01:07:47,434</text:p>
          </table:table-cell>
          <table:table-cell table:style-name="ce79" table:formula="of:=[.D18]-[.C18]" office:value-type="time" office:time-value="PT00H00M58.554S" calcext:value-type="time">
            <text:p>00:00:58,554</text:p>
          </table:table-cell>
          <table:table-cell office:value-type="time" office:time-value="PT01H40M18.76S" calcext:value-type="time">
            <text:p>01:40:18,760</text:p>
          </table:table-cell>
          <table:table-cell table:formula="of:=[.F18]+[.E18]" office:value-type="time" office:time-value="PT01H41M17.314S" calcext:value-type="time">
            <text:p>01:41:17,314</text:p>
          </table:table-cell>
          <table:table-cell/>
          <table:table-cell table:style-name="ce79" office:value-type="time" office:time-value="PT01H07M00.519S" calcext:value-type="time">
            <text:p>01:07:00,519</text:p>
          </table:table-cell>
          <table:table-cell table:style-name="ce79" office:value-type="time" office:time-value="PT01H40M30.254S" calcext:value-type="time">
            <text:p>01:40:30,254</text:p>
          </table:table-cell>
          <table:table-cell table:formula="of:=[.I18]-[.J18]" office:value-type="time" office:time-value="-PT00H33M29.735S" calcext:value-type="time">
            <text:p>-00:33:29,735</text:p>
          </table:table-cell>
          <table:table-cell/>
          <table:table-cell table:style-name="ce79" office:value-type="time" office:time-value="PT01H06M55.432S" calcext:value-type="time">
            <text:p>01:06:55,432</text:p>
          </table:table-cell>
          <table:table-cell table:style-name="ce79" office:value-type="time" office:time-value="PT01H40M25.695S" calcext:value-type="time">
            <text:p>01:40:25,695</text:p>
          </table:table-cell>
          <table:table-cell table:style-name="ce84" table:formula="of:=[.M18]-[.N18]" office:value-type="time" office:time-value="-PT00H33M30.263S" calcext:value-type="time">
            <text:p>-00:33:30,263</text:p>
          </table:table-cell>
          <table:table-cell table:style-name="ce84" table:formula="of:=[.K18]-[.O18]" office:value-type="time" office:time-value="PT00H00M00.528S" calcext:value-type="time">
            <text:p>00:00:00,528</text:p>
          </table:table-cell>
          <table:table-cell table:style-name="ce89" office:value-type="float" office:value="-160" calcext:value-type="float">
            <text:p>-160</text:p>
          </table:table-cell>
          <table:table-cell table:style-name="ce84" table:formula="of:=IF([.Q18]&lt;0;-TIME(0;0;ABS([.Q18])/1000);TIME(0;0;[.Q18]/1000))" office:value-type="time" office:time-value="-PT00H00M00.16S" calcext:value-type="time">
            <text:p>-00:00:00,160</text:p>
          </table:table-cell>
          <table:table-cell table:style-name="ce84" table:formula="of:=[.P18]+[.R18]" office:value-type="time" office:time-value="PT00H00M00.368S" calcext:value-type="time">
            <text:p>00:00:00,368</text:p>
          </table:table-cell>
          <table:table-cell table:style-name="ce84" table:formula="of:=[.K18]+[.R18]" office:value-type="time" office:time-value="-PT00H33M29.895S" calcext:value-type="time">
            <text:p>-00:33:29,895</text:p>
          </table:table-cell>
          <table:table-cell table:style-name="ce84"/>
          <table:table-cell table:style-name="ce84" table:formula="of:=[.C18]-[.F18]" office:value-type="time" office:time-value="-PT00H33M29.88S" calcext:value-type="time">
            <text:p>-00:33:29,880</text:p>
          </table:table-cell>
          <table:table-cell table:style-name="ce84" table:formula="of:=[.I18]-[.C18]" office:value-type="time" office:time-value="PT00H00M11.639S" calcext:value-type="time">
            <text:p>00:00:11,639</text:p>
          </table:table-cell>
          <table:table-cell table:style-name="ce84" table:formula="of:=[.J18]-[.F18]" office:value-type="time" office:time-value="PT00H00M11.494S" calcext:value-type="time">
            <text:p>00:00:11,494</text:p>
          </table:table-cell>
          <table:table-cell table:style-name="ce84" table:formula="of:=[.X18]-[.W18]" office:value-type="time" office:time-value="-PT00H00M00.145S" calcext:value-type="time">
            <text:p>-00:00:00,145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01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7M54.479S" calcext:value-type="time">
            <text:p>01:07:54,479</text:p>
          </table:table-cell>
          <table:table-cell office:value-type="time" office:time-value="PT01H08M13.705S" calcext:value-type="time">
            <text:p>01:08:13,705</text:p>
          </table:table-cell>
          <table:table-cell table:style-name="ce79" table:formula="of:=[.D19]-[.C19]" office:value-type="time" office:time-value="PT00H00M19.226S" calcext:value-type="time">
            <text:p>00:00:19,226</text:p>
          </table:table-cell>
          <table:table-cell office:value-type="time" office:time-value="PT01H40M34.737S" calcext:value-type="time">
            <text:p>01:40:34,737</text:p>
          </table:table-cell>
          <table:table-cell table:formula="of:=[.F19]+[.E19]" office:value-type="time" office:time-value="PT01H40M53.963S" calcext:value-type="time">
            <text:p>01:40:53,963</text:p>
          </table:table-cell>
          <table:table-cell/>
          <table:table-cell table:style-name="ce79" office:value-type="time" office:time-value="PT01H07M55.101S" calcext:value-type="time">
            <text:p>01:07:55,101</text:p>
          </table:table-cell>
          <table:table-cell table:style-name="ce79" office:value-type="time" office:time-value="PT01H40M35.359S" calcext:value-type="time">
            <text:p>01:40:35,359</text:p>
          </table:table-cell>
          <table:table-cell table:formula="of:=[.I19]-[.J19]" office:value-type="time" office:time-value="-PT00H32M40.258S" calcext:value-type="time">
            <text:p>-00:32:40,258</text:p>
          </table:table-cell>
          <table:table-cell/>
          <table:table-cell table:style-name="ce79" office:value-type="time" office:time-value="PT01H07M58.621S" calcext:value-type="time">
            <text:p>01:07:58,621</text:p>
          </table:table-cell>
          <table:table-cell table:style-name="ce79" office:value-type="time" office:time-value="PT01H40M39.456S" calcext:value-type="time">
            <text:p>01:40:39,456</text:p>
          </table:table-cell>
          <table:table-cell table:style-name="ce84" table:formula="of:=[.M19]-[.N19]" office:value-type="time" office:time-value="-PT00H32M40.835S" calcext:value-type="time">
            <text:p>-00:32:40,835</text:p>
          </table:table-cell>
          <table:table-cell table:style-name="ce84" table:formula="of:=[.K19]-[.O19]" office:value-type="time" office:time-value="PT00H00M00.577S" calcext:value-type="time">
            <text:p>00:00:00,57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9]&lt;0;-TIME(0;0;ABS([.Q19])/1000);TIME(0;0;[.Q19]/1000))" office:value-type="time" office:time-value="PT00H00M00S" calcext:value-type="time">
            <text:p>00:00:00,000</text:p>
          </table:table-cell>
          <table:table-cell table:style-name="ce84" table:formula="of:=[.P19]+[.R19]" office:value-type="time" office:time-value="PT00H00M00.577S" calcext:value-type="time">
            <text:p>00:00:00,577</text:p>
          </table:table-cell>
          <table:table-cell table:style-name="ce84" table:formula="of:=[.K19]+[.R19]" office:value-type="time" office:time-value="-PT00H32M40.258S" calcext:value-type="time">
            <text:p>-00:32:40,258</text:p>
          </table:table-cell>
          <table:table-cell table:style-name="ce84"/>
          <table:table-cell table:style-name="ce84" table:formula="of:=[.C19]-[.F19]" office:value-type="time" office:time-value="-PT00H32M40.258S" calcext:value-type="time">
            <text:p>-00:32:40,258</text:p>
          </table:table-cell>
          <table:table-cell table:style-name="ce84" table:formula="of:=[.I19]-[.C19]" office:value-type="time" office:time-value="PT00H00M00.622S" calcext:value-type="time">
            <text:p>00:00:00,622</text:p>
          </table:table-cell>
          <table:table-cell table:style-name="ce84" table:formula="of:=[.J19]-[.F19]" office:value-type="time" office:time-value="PT00H00M00.622S" calcext:value-type="time">
            <text:p>00:00:00,622</text:p>
          </table:table-cell>
          <table:table-cell table:style-name="ce84" table:formula="of:=[.X19]-[.W1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01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9M44.195S" calcext:value-type="time">
            <text:p>01:09:44,195</text:p>
          </table:table-cell>
          <table:table-cell office:value-type="time" office:time-value="PT01H10M47.299S" calcext:value-type="time">
            <text:p>01:10:47,299</text:p>
          </table:table-cell>
          <table:table-cell table:style-name="ce79" table:formula="of:=[.D20]-[.C20]" office:value-type="time" office:time-value="PT00H01M03.104S" calcext:value-type="time">
            <text:p>00:01:03,104</text:p>
          </table:table-cell>
          <table:table-cell office:value-type="time" office:time-value="PT01H44M24.466S" calcext:value-type="time">
            <text:p>01:44:24,466</text:p>
          </table:table-cell>
          <table:table-cell table:formula="of:=[.F20]+[.E20]" office:value-type="time" office:time-value="PT01H45M27.57S" calcext:value-type="time">
            <text:p>01:45:27,570</text:p>
          </table:table-cell>
          <table:table-cell/>
          <table:table-cell table:style-name="ce79" office:value-type="time" office:time-value="PT01H09M47.655S" calcext:value-type="time">
            <text:p>01:09:47,655</text:p>
          </table:table-cell>
          <table:table-cell table:style-name="ce79" office:value-type="time" office:time-value="PT01H44M27.636S" calcext:value-type="time">
            <text:p>01:44:27,636</text:p>
          </table:table-cell>
          <table:table-cell table:formula="of:=[.I20]-[.J20]" office:value-type="time" office:time-value="-PT00H34M39.981S" calcext:value-type="time">
            <text:p>-00:34:39,981</text:p>
          </table:table-cell>
          <table:table-cell/>
          <table:table-cell table:style-name="ce79" office:value-type="time" office:time-value="PT01H09M47.77S" calcext:value-type="time">
            <text:p>01:09:47,770</text:p>
          </table:table-cell>
          <table:table-cell table:style-name="ce79" office:value-type="time" office:time-value="PT01H44M28.352S" calcext:value-type="time">
            <text:p>01:44:28,352</text:p>
          </table:table-cell>
          <table:table-cell table:style-name="ce84" table:formula="of:=[.M20]-[.N20]" office:value-type="time" office:time-value="-PT00H34M40.582S" calcext:value-type="time">
            <text:p>-00:34:40,582</text:p>
          </table:table-cell>
          <table:table-cell table:style-name="ce84" table:formula="of:=[.K20]-[.O20]" office:value-type="time" office:time-value="PT00H00M00.601S" calcext:value-type="time">
            <text:p>00:00:00,601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20]&lt;0;-TIME(0;0;ABS([.Q20])/1000);TIME(0;0;[.Q20]/1000))" office:value-type="time" office:time-value="-PT00H00M00.3S" calcext:value-type="time">
            <text:p>-00:00:00,300</text:p>
          </table:table-cell>
          <table:table-cell table:style-name="ce84" table:formula="of:=[.P20]+[.R20]" office:value-type="time" office:time-value="PT00H00M00.301S" calcext:value-type="time">
            <text:p>00:00:00,301</text:p>
          </table:table-cell>
          <table:table-cell table:style-name="ce84" table:formula="of:=[.K20]+[.R20]" office:value-type="time" office:time-value="-PT00H34M40.281S" calcext:value-type="time">
            <text:p>-00:34:40,281</text:p>
          </table:table-cell>
          <table:table-cell table:style-name="ce84"/>
          <table:table-cell table:style-name="ce84" table:formula="of:=[.C20]-[.F20]" office:value-type="time" office:time-value="-PT00H34M40.271S" calcext:value-type="time">
            <text:p>-00:34:40,271</text:p>
          </table:table-cell>
          <table:table-cell table:style-name="ce84" table:formula="of:=[.I20]-[.C20]" office:value-type="time" office:time-value="PT00H00M03.46S" calcext:value-type="time">
            <text:p>00:00:03,460</text:p>
          </table:table-cell>
          <table:table-cell table:style-name="ce84" table:formula="of:=[.J20]-[.F20]" office:value-type="time" office:time-value="PT00H00M03.17S" calcext:value-type="time">
            <text:p>00:00:03,170</text:p>
          </table:table-cell>
          <table:table-cell table:style-name="ce84" table:formula="of:=[.X20]-[.W20]" office:value-type="time" office:time-value="-PT00H00M00.29S" calcext:value-type="time">
            <text:p>-00:00:00,290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02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9S" calcext:value-type="time">
            <text:p>01:10:57,939</text:p>
          </table:table-cell>
          <table:table-cell table:style-name="ce79" table:formula="of:=[.D21]-[.C21]" office:value-type="time" office:time-value="PT00H00M03.002S" calcext:value-type="time">
            <text:p>00:00:03,002</text:p>
          </table:table-cell>
          <table:table-cell office:value-type="time" office:time-value="PT01H46M02.23S" calcext:value-type="time">
            <text:p>01:46:02,230</text:p>
          </table:table-cell>
          <table:table-cell table:formula="of:=[.F21]+[.E21]" office:value-type="time" office:time-value="PT01H46M05.232S" calcext:value-type="time">
            <text:p>01:46:05,232</text:p>
          </table:table-cell>
          <table:table-cell/>
          <table:table-cell table:style-name="ce79" office:value-type="time" office:time-value="PT01H10M54.293S" calcext:value-type="time">
            <text:p>01:10:54,293</text:p>
          </table:table-cell>
          <table:table-cell table:style-name="ce79" office:value-type="time" office:time-value="PT01H46M01.495S" calcext:value-type="time">
            <text:p>01:46:01,495</text:p>
          </table:table-cell>
          <table:table-cell table:formula="of:=[.I21]-[.J21]" office:value-type="time" office:time-value="-PT00H35M07.202S" calcext:value-type="time">
            <text:p>-00:35:07,202</text:p>
          </table:table-cell>
          <table:table-cell/>
          <table:table-cell table:style-name="ce79" office:value-type="time" office:time-value="PT01H10M55.591S" calcext:value-type="time">
            <text:p>01:10:55,591</text:p>
          </table:table-cell>
          <table:table-cell table:style-name="ce79" office:value-type="time" office:time-value="PT01H46M03.572S" calcext:value-type="time">
            <text:p>01:46:03,572</text:p>
          </table:table-cell>
          <table:table-cell table:style-name="ce84" table:formula="of:=[.M21]-[.N21]" office:value-type="time" office:time-value="-PT00H35M07.981S" calcext:value-type="time">
            <text:p>-00:35:07,981</text:p>
          </table:table-cell>
          <table:table-cell table:style-name="ce84" table:formula="of:=[.K21]-[.O21]" office:value-type="time" office:time-value="PT00H00M00.779S" calcext:value-type="time">
            <text:p>00:00:00,779</text:p>
          </table:table-cell>
          <table:table-cell table:style-name="ce89" office:value-type="float" office:value="-70" calcext:value-type="float">
            <text:p>-70</text:p>
          </table:table-cell>
          <table:table-cell table:style-name="ce84" table:formula="of:=IF([.Q21]&lt;0;-TIME(0;0;ABS([.Q21])/1000);TIME(0;0;[.Q21]/1000))" office:value-type="time" office:time-value="-PT00H00M00.07S" calcext:value-type="time">
            <text:p>-00:00:00,070</text:p>
          </table:table-cell>
          <table:table-cell table:style-name="ce84" table:formula="of:=[.P21]+[.R21]" office:value-type="time" office:time-value="PT00H00M00.709S" calcext:value-type="time">
            <text:p>00:00:00,709</text:p>
          </table:table-cell>
          <table:table-cell table:style-name="ce84" table:formula="of:=[.K21]+[.R21]" office:value-type="time" office:time-value="-PT00H35M07.272S" calcext:value-type="time">
            <text:p>-00:35:07,272</text:p>
          </table:table-cell>
          <table:table-cell table:style-name="ce84"/>
          <table:table-cell table:style-name="ce84" table:formula="of:=[.C21]-[.F21]" office:value-type="time" office:time-value="-PT00H35M07.293S" calcext:value-type="time">
            <text:p>-00:35:07,293</text:p>
          </table:table-cell>
          <table:table-cell table:style-name="ce84" table:formula="of:=[.I21]-[.C21]" office:value-type="time" office:time-value="-PT00H00M00.644S" calcext:value-type="time">
            <text:p>-00:00:00,644</text:p>
          </table:table-cell>
          <table:table-cell table:style-name="ce84" table:formula="of:=[.J21]-[.F21]" office:value-type="time" office:time-value="-PT00H00M00.735S" calcext:value-type="time">
            <text:p>-00:00:00,735</text:p>
          </table:table-cell>
          <table:table-cell table:style-name="ce84" table:formula="of:=[.X21]-[.W21]" office:value-type="time" office:time-value="-PT00H00M00.091S" calcext:value-type="time">
            <text:p>-00:00:00,091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THE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table:style-name="ce79" table:formula="of:=[.D22]-[.C22]" office:value-type="time" office:time-value="PT00H00M01.417S" calcext:value-type="time">
            <text:p>00:00:01,417</text:p>
          </table:table-cell>
          <table:table-cell office:value-type="time" office:time-value="PT01H46M17.204S" calcext:value-type="time">
            <text:p>01:46:17,204</text:p>
          </table:table-cell>
          <table:table-cell table:formula="of:=[.F22]+[.E22]" office:value-type="time" office:time-value="PT01H46M18.621S" calcext:value-type="time">
            <text:p>01:46:18,621</text:p>
          </table:table-cell>
          <table:table-cell/>
          <table:table-cell table:style-name="ce79" office:value-type="time" office:time-value="PT01H11M02.43S" calcext:value-type="time">
            <text:p>01:11:02,430</text:p>
          </table:table-cell>
          <table:table-cell table:style-name="ce79" office:value-type="time" office:time-value="PT01H46M16.85S" calcext:value-type="time">
            <text:p>01:46:16,850</text:p>
          </table:table-cell>
          <table:table-cell table:formula="of:=[.I22]-[.J22]" office:value-type="time" office:time-value="-PT00H35M14.42S" calcext:value-type="time">
            <text:p>-00:35:14,420</text:p>
          </table:table-cell>
          <table:table-cell/>
          <table:table-cell table:style-name="ce79" office:value-type="time" office:time-value="PT01H11M04.602S" calcext:value-type="time">
            <text:p>01:11:04,602</text:p>
          </table:table-cell>
          <table:table-cell table:style-name="ce79" office:value-type="time" office:time-value="PT01H46M19.795S" calcext:value-type="time">
            <text:p>01:46:19,795</text:p>
          </table:table-cell>
          <table:table-cell table:style-name="ce84" table:formula="of:=[.M22]-[.N22]" office:value-type="time" office:time-value="-PT00H35M15.193S" calcext:value-type="time">
            <text:p>-00:35:15,193</text:p>
          </table:table-cell>
          <table:table-cell table:style-name="ce84" table:formula="of:=[.K22]-[.O22]" office:value-type="time" office:time-value="PT00H00M00.773S" calcext:value-type="time">
            <text:p>00:00:00,773</text:p>
          </table:table-cell>
          <table:table-cell table:style-name="ce89" office:value-type="float" office:value="-130" calcext:value-type="float">
            <text:p>-130</text:p>
          </table:table-cell>
          <table:table-cell table:style-name="ce84" table:formula="of:=IF([.Q22]&lt;0;-TIME(0;0;ABS([.Q22])/1000);TIME(0;0;[.Q22]/1000))" office:value-type="time" office:time-value="-PT00H00M00.13S" calcext:value-type="time">
            <text:p>-00:00:00,130</text:p>
          </table:table-cell>
          <table:table-cell table:style-name="ce84" table:formula="of:=[.P22]+[.R22]" office:value-type="time" office:time-value="PT00H00M00.643S" calcext:value-type="time">
            <text:p>00:00:00,643</text:p>
          </table:table-cell>
          <table:table-cell table:style-name="ce84" table:formula="of:=[.K22]+[.R22]" office:value-type="time" office:time-value="-PT00H35M14.55S" calcext:value-type="time">
            <text:p>-00:35:14,550</text:p>
          </table:table-cell>
          <table:table-cell table:style-name="ce84"/>
          <table:table-cell table:style-name="ce84" table:formula="of:=[.C22]-[.F22]" office:value-type="time" office:time-value="-PT00H35M14.608S" calcext:value-type="time">
            <text:p>-00:35:14,608</text:p>
          </table:table-cell>
          <table:table-cell table:style-name="ce84" table:formula="of:=[.I22]-[.C22]" office:value-type="time" office:time-value="-PT00H00M00.166S" calcext:value-type="time">
            <text:p>-00:00:00,166</text:p>
          </table:table-cell>
          <table:table-cell table:style-name="ce84" table:formula="of:=[.J22]-[.F22]" office:value-type="time" office:time-value="-PT00H00M00.354S" calcext:value-type="time">
            <text:p>-00:00:00,354</text:p>
          </table:table-cell>
          <table:table-cell table:style-name="ce84" table:formula="of:=[.X22]-[.W22]" office:value-type="time" office:time-value="-PT00H00M00.188S" calcext:value-type="time">
            <text:p>-00:00:00,188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02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1M26.186S" calcext:value-type="time">
            <text:p>01:11:26,186</text:p>
          </table:table-cell>
          <table:table-cell office:value-type="time" office:time-value="PT01H12M57.985S" calcext:value-type="time">
            <text:p>01:12:57,985</text:p>
          </table:table-cell>
          <table:table-cell table:style-name="ce79" table:formula="of:=[.D23]-[.C23]" office:value-type="time" office:time-value="PT00H01M31.799S" calcext:value-type="time">
            <text:p>00:01:31,799</text:p>
          </table:table-cell>
          <table:table-cell office:value-type="time" office:time-value="PT01H47M20.475S" calcext:value-type="time">
            <text:p>01:47:20,475</text:p>
          </table:table-cell>
          <table:table-cell table:formula="of:=[.F23]+[.E23]" office:value-type="time" office:time-value="PT01H48M52.274S" calcext:value-type="time">
            <text:p>01:48:52,274</text:p>
          </table:table-cell>
          <table:table-cell/>
          <table:table-cell table:style-name="ce79" office:value-type="time" office:time-value="PT01H11M30.829S" calcext:value-type="time">
            <text:p>01:11:30,829</text:p>
          </table:table-cell>
          <table:table-cell table:style-name="ce79" office:value-type="time" office:time-value="PT01H47M24.934S" calcext:value-type="time">
            <text:p>01:47:24,934</text:p>
          </table:table-cell>
          <table:table-cell table:formula="of:=[.I23]-[.J23]" office:value-type="time" office:time-value="-PT00H35M54.105S" calcext:value-type="time">
            <text:p>-00:35:54,105</text:p>
          </table:table-cell>
          <table:table-cell/>
          <table:table-cell table:style-name="ce79" office:value-type="time" office:time-value="PT01H11M32.962S" calcext:value-type="time">
            <text:p>01:11:32,962</text:p>
          </table:table-cell>
          <table:table-cell table:style-name="ce79" office:value-type="time" office:time-value="PT01H47M27.448S" calcext:value-type="time">
            <text:p>01:47:27,448</text:p>
          </table:table-cell>
          <table:table-cell table:style-name="ce84" table:formula="of:=[.M23]-[.N23]" office:value-type="time" office:time-value="-PT00H35M54.486S" calcext:value-type="time">
            <text:p>-00:35:54,486</text:p>
          </table:table-cell>
          <table:table-cell table:style-name="ce84" table:formula="of:=[.K23]-[.O23]" office:value-type="time" office:time-value="PT00H00M00.381S" calcext:value-type="time">
            <text:p>00:00:00,381</text:p>
          </table:table-cell>
          <table:table-cell table:style-name="ce89" office:value-type="float" office:value="-180" calcext:value-type="float">
            <text:p>-180</text:p>
          </table:table-cell>
          <table:table-cell table:style-name="ce84" table:formula="of:=IF([.Q23]&lt;0;-TIME(0;0;ABS([.Q23])/1000);TIME(0;0;[.Q23]/1000))" office:value-type="time" office:time-value="-PT00H00M00.18S" calcext:value-type="time">
            <text:p>-00:00:00,180</text:p>
          </table:table-cell>
          <table:table-cell table:style-name="ce84" table:formula="of:=[.P23]+[.R23]" office:value-type="time" office:time-value="PT00H00M00.201S" calcext:value-type="time">
            <text:p>00:00:00,201</text:p>
          </table:table-cell>
          <table:table-cell table:style-name="ce84" table:formula="of:=[.K23]+[.R23]" office:value-type="time" office:time-value="-PT00H35M54.285S" calcext:value-type="time">
            <text:p>-00:35:54,285</text:p>
          </table:table-cell>
          <table:table-cell table:style-name="ce84"/>
          <table:table-cell table:style-name="ce84" table:formula="of:=[.C23]-[.F23]" office:value-type="time" office:time-value="-PT00H35M54.289S" calcext:value-type="time">
            <text:p>-00:35:54,289</text:p>
          </table:table-cell>
          <table:table-cell table:style-name="ce84" table:formula="of:=[.I23]-[.C23]" office:value-type="time" office:time-value="PT00H00M04.643S" calcext:value-type="time">
            <text:p>00:00:04,643</text:p>
          </table:table-cell>
          <table:table-cell table:style-name="ce84" table:formula="of:=[.J23]-[.F23]" office:value-type="time" office:time-value="PT00H00M04.459S" calcext:value-type="time">
            <text:p>00:00:04,459</text:p>
          </table:table-cell>
          <table:table-cell table:style-name="ce84" table:formula="of:=[.X23]-[.W23]" office:value-type="time" office:time-value="-PT00H00M00.184S" calcext:value-type="time">
            <text:p>-00:00:00,184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02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2M58.199S" calcext:value-type="time">
            <text:p>01:12:58,199</text:p>
          </table:table-cell>
          <table:table-cell office:value-type="time" office:time-value="PT01H13M00.2S" calcext:value-type="time">
            <text:p>01:13:00,200</text:p>
          </table:table-cell>
          <table:table-cell table:style-name="ce79" table:formula="of:=[.D24]-[.C24]" office:value-type="time" office:time-value="PT00H00M02.001S" calcext:value-type="time">
            <text:p>00:00:02,001</text:p>
          </table:table-cell>
          <table:table-cell office:value-type="time" office:time-value="PT01H49M13.171S" calcext:value-type="time">
            <text:p>01:49:13,171</text:p>
          </table:table-cell>
          <table:table-cell table:formula="of:=[.F24]+[.E24]" office:value-type="time" office:time-value="PT01H49M15.172S" calcext:value-type="time">
            <text:p>01:49:15,172</text:p>
          </table:table-cell>
          <table:table-cell/>
          <table:table-cell table:style-name="ce79" office:value-type="time" office:time-value="PT01H13M22.383S" calcext:value-type="time">
            <text:p>01:13:22,383</text:p>
          </table:table-cell>
          <table:table-cell table:style-name="ce79" office:value-type="time" office:time-value="PT01H49M37.344S" calcext:value-type="time">
            <text:p>01:49:37,344</text:p>
          </table:table-cell>
          <table:table-cell table:formula="of:=[.I24]-[.J24]" office:value-type="time" office:time-value="-PT00H36M14.961S" calcext:value-type="time">
            <text:p>-00:36:14,961</text:p>
          </table:table-cell>
          <table:table-cell/>
          <table:table-cell table:style-name="ce79" office:value-type="time" office:time-value="PT01H13M24.868S" calcext:value-type="time">
            <text:p>01:13:24,868</text:p>
          </table:table-cell>
          <table:table-cell table:style-name="ce79" office:value-type="time" office:time-value="PT01H49M40.29S" calcext:value-type="time">
            <text:p>01:49:40,290</text:p>
          </table:table-cell>
          <table:table-cell table:style-name="ce84" table:formula="of:=[.M24]-[.N24]" office:value-type="time" office:time-value="-PT00H36M15.422S" calcext:value-type="time">
            <text:p>-00:36:15,422</text:p>
          </table:table-cell>
          <table:table-cell table:style-name="ce84" table:formula="of:=[.K24]-[.O24]" office:value-type="time" office:time-value="PT00H00M00.461S" calcext:value-type="time">
            <text:p>00:00:00,461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24]&lt;0;-TIME(0;0;ABS([.Q24])/1000);TIME(0;0;[.Q24]/1000))" office:value-type="time" office:time-value="PT00H00M00S" calcext:value-type="time">
            <text:p>00:00:00,000</text:p>
          </table:table-cell>
          <table:table-cell table:style-name="ce84" table:formula="of:=[.P24]+[.R24]" office:value-type="time" office:time-value="PT00H00M00.461S" calcext:value-type="time">
            <text:p>00:00:00,461</text:p>
          </table:table-cell>
          <table:table-cell table:style-name="ce84" table:formula="of:=[.K24]+[.R24]" office:value-type="time" office:time-value="-PT00H36M14.961S" calcext:value-type="time">
            <text:p>-00:36:14,961</text:p>
          </table:table-cell>
          <table:table-cell table:style-name="ce84"/>
          <table:table-cell table:style-name="ce84" table:formula="of:=[.C24]-[.F24]" office:value-type="time" office:time-value="-PT00H36M14.972S" calcext:value-type="time">
            <text:p>-00:36:14,972</text:p>
          </table:table-cell>
          <table:table-cell table:style-name="ce84" table:formula="of:=[.I24]-[.C24]" office:value-type="time" office:time-value="PT00H00M24.184S" calcext:value-type="time">
            <text:p>00:00:24,184</text:p>
          </table:table-cell>
          <table:table-cell table:style-name="ce84" table:formula="of:=[.J24]-[.F24]" office:value-type="time" office:time-value="PT00H00M24.173S" calcext:value-type="time">
            <text:p>00:00:24,173</text:p>
          </table:table-cell>
          <table:table-cell table:style-name="ce84" table:formula="of:=[.X24]-[.W24]" office:value-type="time" office:time-value="-PT00H00M00.011S" calcext:value-type="time">
            <text:p>-00:00:00,011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02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3M51.519S" calcext:value-type="time">
            <text:p>01:13:51,519</text:p>
          </table:table-cell>
          <table:table-cell office:value-type="time" office:time-value="PT01H19M13.548S" calcext:value-type="time">
            <text:p>01:19:13,548</text:p>
          </table:table-cell>
          <table:table-cell table:style-name="ce79" table:formula="of:=[.D25]-[.C25]" office:value-type="time" office:time-value="PT00H05M22.029S" calcext:value-type="time">
            <text:p>00:05:22,029</text:p>
          </table:table-cell>
          <table:table-cell office:value-type="time" office:time-value="PT01H50M06.641S" calcext:value-type="time">
            <text:p>01:50:06,641</text:p>
          </table:table-cell>
          <table:table-cell table:formula="of:=[.F25]+[.E25]" office:value-type="time" office:time-value="PT01H55M28.67S" calcext:value-type="time">
            <text:p>01:55:28,670</text:p>
          </table:table-cell>
          <table:table-cell/>
          <table:table-cell table:style-name="ce79" office:value-type="time" office:time-value="PT01H13M51.9S" calcext:value-type="time">
            <text:p>01:13:51,900</text:p>
          </table:table-cell>
          <table:table-cell table:style-name="ce79" office:value-type="time" office:time-value="PT01H50M06.821S" calcext:value-type="time">
            <text:p>01:50:06,821</text:p>
          </table:table-cell>
          <table:table-cell table:formula="of:=[.I25]-[.J25]" office:value-type="time" office:time-value="-PT00H36M14.921S" calcext:value-type="time">
            <text:p>-00:36:14,921</text:p>
          </table:table-cell>
          <table:table-cell/>
          <table:table-cell table:style-name="ce79" office:value-type="time" office:time-value="PT01H13M51.893S" calcext:value-type="time">
            <text:p>01:13:51,893</text:p>
          </table:table-cell>
          <table:table-cell table:style-name="ce79" office:value-type="time" office:time-value="PT01H50M07.314S" calcext:value-type="time">
            <text:p>01:50:07,314</text:p>
          </table:table-cell>
          <table:table-cell table:style-name="ce84" table:formula="of:=[.M25]-[.N25]" office:value-type="time" office:time-value="-PT00H36M15.421S" calcext:value-type="time">
            <text:p>-00:36:15,421</text:p>
          </table:table-cell>
          <table:table-cell table:style-name="ce84" table:formula="of:=[.K25]-[.O25]" office:value-type="time" office:time-value="PT00H00M00.5S" calcext:value-type="time">
            <text:p>00:00:00,500</text:p>
          </table:table-cell>
          <table:table-cell table:style-name="ce89" office:value-type="float" office:value="-180" calcext:value-type="float">
            <text:p>-180</text:p>
          </table:table-cell>
          <table:table-cell table:style-name="ce84" table:formula="of:=IF([.Q25]&lt;0;-TIME(0;0;ABS([.Q25])/1000);TIME(0;0;[.Q25]/1000))" office:value-type="time" office:time-value="-PT00H00M00.18S" calcext:value-type="time">
            <text:p>-00:00:00,180</text:p>
          </table:table-cell>
          <table:table-cell table:style-name="ce84" table:formula="of:=[.P25]+[.R25]" office:value-type="time" office:time-value="PT00H00M00.32S" calcext:value-type="time">
            <text:p>00:00:00,320</text:p>
          </table:table-cell>
          <table:table-cell table:style-name="ce84" table:formula="of:=[.K25]+[.R25]" office:value-type="time" office:time-value="-PT00H36M15.101S" calcext:value-type="time">
            <text:p>-00:36:15,101</text:p>
          </table:table-cell>
          <table:table-cell table:style-name="ce84"/>
          <table:table-cell table:style-name="ce84" table:formula="of:=[.C25]-[.F25]" office:value-type="time" office:time-value="-PT00H36M15.122S" calcext:value-type="time">
            <text:p>-00:36:15,122</text:p>
          </table:table-cell>
          <table:table-cell table:style-name="ce84" table:formula="of:=[.I25]-[.C25]" office:value-type="time" office:time-value="PT00H00M00.381S" calcext:value-type="time">
            <text:p>00:00:00,381</text:p>
          </table:table-cell>
          <table:table-cell table:style-name="ce84" table:formula="of:=[.J25]-[.F25]" office:value-type="time" office:time-value="PT00H00M00.18S" calcext:value-type="time">
            <text:p>00:00:00,180</text:p>
          </table:table-cell>
          <table:table-cell table:style-name="ce84" table:formula="of:=[.X25]-[.W25]" office:value-type="time" office:time-value="-PT00H00M00.201S" calcext:value-type="time">
            <text:p>-00:00:00,201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02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9M14.683S" calcext:value-type="time">
            <text:p>01:19:14,683</text:p>
          </table:table-cell>
          <table:table-cell office:value-type="time" office:time-value="PT01H19M48.799S" calcext:value-type="time">
            <text:p>01:19:48,799</text:p>
          </table:table-cell>
          <table:table-cell table:style-name="ce79" table:formula="of:=[.D26]-[.C26]" office:value-type="time" office:time-value="PT00H00M34.116S" calcext:value-type="time">
            <text:p>00:00:34,116</text:p>
          </table:table-cell>
          <table:table-cell office:value-type="time" office:time-value="PT02H10M29.071S" calcext:value-type="time">
            <text:p>02:10:29,071</text:p>
          </table:table-cell>
          <table:table-cell table:formula="of:=[.F26]+[.E26]" office:value-type="time" office:time-value="PT02H11M03.187S" calcext:value-type="time">
            <text:p>02:11:03,187</text:p>
          </table:table-cell>
          <table:table-cell/>
          <table:table-cell table:style-name="ce79" office:value-type="time" office:time-value="PT01H19M16.035S" calcext:value-type="time">
            <text:p>01:19:16,035</text:p>
          </table:table-cell>
          <table:table-cell table:style-name="ce79" office:value-type="time" office:time-value="PT02H10M30.182S" calcext:value-type="time">
            <text:p>02:10:30,182</text:p>
          </table:table-cell>
          <table:table-cell table:formula="of:=[.I26]-[.J26]" office:value-type="time" office:time-value="-PT00H51M14.147S" calcext:value-type="time">
            <text:p>-00:51:14,147</text:p>
          </table:table-cell>
          <table:table-cell/>
          <table:table-cell table:style-name="ce79" office:value-type="time" office:time-value="PT01H19M19.173S" calcext:value-type="time">
            <text:p>01:19:19,173</text:p>
          </table:table-cell>
          <table:table-cell table:style-name="ce79" office:value-type="time" office:time-value="PT02H10M33.87S" calcext:value-type="time">
            <text:p>02:10:33,870</text:p>
          </table:table-cell>
          <table:table-cell table:style-name="ce84" table:formula="of:=[.M26]-[.N26]" office:value-type="time" office:time-value="-PT00H51M14.697S" calcext:value-type="time">
            <text:p>-00:51:14,697</text:p>
          </table:table-cell>
          <table:table-cell table:style-name="ce84" table:formula="of:=[.K26]-[.O26]" office:value-type="time" office:time-value="PT00H00M00.55S" calcext:value-type="time">
            <text:p>00:00:00,550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26]&lt;0;-TIME(0;0;ABS([.Q26])/1000);TIME(0;0;[.Q26]/1000))" office:value-type="time" office:time-value="-PT00H00M00.25S" calcext:value-type="time">
            <text:p>-00:00:00,250</text:p>
          </table:table-cell>
          <table:table-cell table:style-name="ce84" table:formula="of:=[.P26]+[.R26]" office:value-type="time" office:time-value="PT00H00M00.3S" calcext:value-type="time">
            <text:p>00:00:00,300</text:p>
          </table:table-cell>
          <table:table-cell table:style-name="ce84" table:formula="of:=[.K26]+[.R26]" office:value-type="time" office:time-value="-PT00H51M14.397S" calcext:value-type="time">
            <text:p>-00:51:14,397</text:p>
          </table:table-cell>
          <table:table-cell table:style-name="ce84"/>
          <table:table-cell table:style-name="ce84" table:formula="of:=[.C26]-[.F26]" office:value-type="time" office:time-value="-PT00H51M14.388S" calcext:value-type="time">
            <text:p>-00:51:14,388</text:p>
          </table:table-cell>
          <table:table-cell table:style-name="ce84" table:formula="of:=[.I26]-[.C26]" office:value-type="time" office:time-value="PT00H00M01.352S" calcext:value-type="time">
            <text:p>00:00:01,352</text:p>
          </table:table-cell>
          <table:table-cell table:style-name="ce84" table:formula="of:=[.J26]-[.F26]" office:value-type="time" office:time-value="PT00H00M01.111S" calcext:value-type="time">
            <text:p>00:00:01,111</text:p>
          </table:table-cell>
          <table:table-cell table:style-name="ce84" table:formula="of:=[.X26]-[.W26]" office:value-type="time" office:time-value="-PT00H00M00.241S" calcext:value-type="time">
            <text:p>-00:00:00,241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02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20M18.741S" calcext:value-type="time">
            <text:p>01:20:18,741</text:p>
          </table:table-cell>
          <table:table-cell office:value-type="time" office:time-value="PT01H20M48.436S" calcext:value-type="time">
            <text:p>01:20:48,436</text:p>
          </table:table-cell>
          <table:table-cell table:style-name="ce79" table:formula="of:=[.D27]-[.C27]" office:value-type="time" office:time-value="PT00H00M29.695S" calcext:value-type="time">
            <text:p>00:00:29,695</text:p>
          </table:table-cell>
          <table:table-cell office:value-type="time" office:time-value="PT02H11M35.095S" calcext:value-type="time">
            <text:p>02:11:35,095</text:p>
          </table:table-cell>
          <table:table-cell table:formula="of:=[.F27]+[.E27]" office:value-type="time" office:time-value="PT02H12M04.79S" calcext:value-type="time">
            <text:p>02:12:04,790</text:p>
          </table:table-cell>
          <table:table-cell/>
          <table:table-cell table:style-name="ce79" office:value-type="time" office:time-value="PT01H20M35.259S" calcext:value-type="time">
            <text:p>01:20:35,259</text:p>
          </table:table-cell>
          <table:table-cell table:style-name="ce79" office:value-type="time" office:time-value="PT02H11M51.325S" calcext:value-type="time">
            <text:p>02:11:51,325</text:p>
          </table:table-cell>
          <table:table-cell table:formula="of:=[.I27]-[.J27]" office:value-type="time" office:time-value="-PT00H51M16.066S" calcext:value-type="time">
            <text:p>-00:51:16,066</text:p>
          </table:table-cell>
          <table:table-cell/>
          <table:table-cell table:style-name="ce79" office:value-type="time" office:time-value="PT01H20M25.535S" calcext:value-type="time">
            <text:p>01:20:25,535</text:p>
          </table:table-cell>
          <table:table-cell table:style-name="ce79" office:value-type="time" office:time-value="PT02H11M42.193S" calcext:value-type="time">
            <text:p>02:11:42,193</text:p>
          </table:table-cell>
          <table:table-cell table:style-name="ce84" table:formula="of:=[.M27]-[.N27]" office:value-type="time" office:time-value="-PT00H51M16.658S" calcext:value-type="time">
            <text:p>-00:51:16,658</text:p>
          </table:table-cell>
          <table:table-cell table:style-name="ce84" table:formula="of:=[.K27]-[.O27]" office:value-type="time" office:time-value="PT00H00M00.592S" calcext:value-type="time">
            <text:p>00:00:00,592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27]&lt;0;-TIME(0;0;ABS([.Q27])/1000);TIME(0;0;[.Q27]/1000))" office:value-type="time" office:time-value="-PT00H00M00.3S" calcext:value-type="time">
            <text:p>-00:00:00,300</text:p>
          </table:table-cell>
          <table:table-cell table:style-name="ce84" table:formula="of:=[.P27]+[.R27]" office:value-type="time" office:time-value="PT00H00M00.292S" calcext:value-type="time">
            <text:p>00:00:00,292</text:p>
          </table:table-cell>
          <table:table-cell table:style-name="ce84" table:formula="of:=[.K27]+[.R27]" office:value-type="time" office:time-value="-PT00H51M16.366S" calcext:value-type="time">
            <text:p>-00:51:16,366</text:p>
          </table:table-cell>
          <table:table-cell table:style-name="ce84"/>
          <table:table-cell table:style-name="ce84" table:formula="of:=[.C27]-[.F27]" office:value-type="time" office:time-value="-PT00H51M16.354S" calcext:value-type="time">
            <text:p>-00:51:16,354</text:p>
          </table:table-cell>
          <table:table-cell table:style-name="ce84" table:formula="of:=[.I27]-[.C27]" office:value-type="time" office:time-value="PT00H00M16.518S" calcext:value-type="time">
            <text:p>00:00:16,518</text:p>
          </table:table-cell>
          <table:table-cell table:style-name="ce84" table:formula="of:=[.J27]-[.F27]" office:value-type="time" office:time-value="PT00H00M16.23S" calcext:value-type="time">
            <text:p>00:00:16,230</text:p>
          </table:table-cell>
          <table:table-cell table:style-name="ce84" table:formula="of:=[.X27]-[.W27]" office:value-type="time" office:time-value="-PT00H00M00.288S" calcext:value-type="time">
            <text:p>-00:00:00,288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02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20M56.336S" calcext:value-type="time">
            <text:p>01:20:56,336</text:p>
          </table:table-cell>
          <table:table-cell office:value-type="time" office:time-value="PT01H21M03.342S" calcext:value-type="time">
            <text:p>01:21:03,342</text:p>
          </table:table-cell>
          <table:table-cell table:style-name="ce79" table:formula="of:=[.D28]-[.C28]" office:value-type="time" office:time-value="PT00H00M07.006S" calcext:value-type="time">
            <text:p>00:00:07,006</text:p>
          </table:table-cell>
          <table:table-cell office:value-type="time" office:time-value="PT02H12M18.221S" calcext:value-type="time">
            <text:p>02:12:18,221</text:p>
          </table:table-cell>
          <table:table-cell table:formula="of:=[.F28]+[.E28]" office:value-type="time" office:time-value="PT02H12M25.227S" calcext:value-type="time">
            <text:p>02:12:25,227</text:p>
          </table:table-cell>
          <table:table-cell/>
          <table:table-cell table:style-name="ce79" office:value-type="time" office:time-value="PT01H20M58.627S" calcext:value-type="time">
            <text:p>01:20:58,627</text:p>
          </table:table-cell>
          <table:table-cell table:style-name="ce79" office:value-type="time" office:time-value="PT02H12M20.244S" calcext:value-type="time">
            <text:p>02:12:20,244</text:p>
          </table:table-cell>
          <table:table-cell table:formula="of:=[.I28]-[.J28]" office:value-type="time" office:time-value="-PT00H51M21.617S" calcext:value-type="time">
            <text:p>-00:51:21,617</text:p>
          </table:table-cell>
          <table:table-cell/>
          <table:table-cell table:style-name="ce79" office:value-type="time" office:time-value="PT01H21M00.612S" calcext:value-type="time">
            <text:p>01:21:00,612</text:p>
          </table:table-cell>
          <table:table-cell table:style-name="ce79" office:value-type="time" office:time-value="PT02H12M22.652S" calcext:value-type="time">
            <text:p>02:12:22,652</text:p>
          </table:table-cell>
          <table:table-cell table:style-name="ce84" table:formula="of:=[.M28]-[.N28]" office:value-type="time" office:time-value="-PT00H51M22.04S" calcext:value-type="time">
            <text:p>-00:51:22,040</text:p>
          </table:table-cell>
          <table:table-cell table:style-name="ce84" table:formula="of:=[.K28]-[.O28]" office:value-type="time" office:time-value="PT00H00M00.423S" calcext:value-type="time">
            <text:p>00:00:00,423</text:p>
          </table:table-cell>
          <table:table-cell table:style-name="ce89" office:value-type="float" office:value="-270" calcext:value-type="float">
            <text:p>-270</text:p>
          </table:table-cell>
          <table:table-cell table:style-name="ce84" table:formula="of:=IF([.Q28]&lt;0;-TIME(0;0;ABS([.Q28])/1000);TIME(0;0;[.Q28]/1000))" office:value-type="time" office:time-value="-PT00H00M00.27S" calcext:value-type="time">
            <text:p>-00:00:00,270</text:p>
          </table:table-cell>
          <table:table-cell table:style-name="ce84" table:formula="of:=[.P28]+[.R28]" office:value-type="time" office:time-value="PT00H00M00.153S" calcext:value-type="time">
            <text:p>00:00:00,153</text:p>
          </table:table-cell>
          <table:table-cell table:style-name="ce84" table:formula="of:=[.K28]+[.R28]" office:value-type="time" office:time-value="-PT00H51M21.887S" calcext:value-type="time">
            <text:p>-00:51:21,887</text:p>
          </table:table-cell>
          <table:table-cell table:style-name="ce84"/>
          <table:table-cell table:style-name="ce84" table:formula="of:=[.C28]-[.F28]" office:value-type="time" office:time-value="-PT00H51M21.885S" calcext:value-type="time">
            <text:p>-00:51:21,885</text:p>
          </table:table-cell>
          <table:table-cell table:style-name="ce84" table:formula="of:=[.I28]-[.C28]" office:value-type="time" office:time-value="PT00H00M02.291S" calcext:value-type="time">
            <text:p>00:00:02,291</text:p>
          </table:table-cell>
          <table:table-cell table:style-name="ce84" table:formula="of:=[.J28]-[.F28]" office:value-type="time" office:time-value="PT00H00M02.023S" calcext:value-type="time">
            <text:p>00:00:02,023</text:p>
          </table:table-cell>
          <table:table-cell table:style-name="ce84" table:formula="of:=[.X28]-[.W28]" office:value-type="time" office:time-value="-PT00H00M00.268S" calcext:value-type="time">
            <text:p>-00:00:00,268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02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79" table:formula="of:=[.D29]-[.C29]" office:value-type="time" office:time-value="PT00H00M01.741S" calcext:value-type="time">
            <text:p>00:00:01,741</text:p>
          </table:table-cell>
          <table:table-cell office:value-type="time" office:time-value="PT01H58M04.368S" calcext:value-type="time">
            <text:p>01:58:04,368</text:p>
          </table:table-cell>
          <table:table-cell table:formula="of:=[.F29]+[.E29]" office:value-type="time" office:time-value="PT01H58M06.109S" calcext:value-type="time">
            <text:p>01:58:06,109</text:p>
          </table:table-cell>
          <table:table-cell/>
          <table:table-cell table:style-name="ce82" office:value-type="time" office:time-value="PT01H21M33.085S" calcext:value-type="time">
            <text:p>01:21:33,085</text:p>
          </table:table-cell>
          <table:table-cell table:style-name="ce82" office:value-type="time" office:time-value="PT01H58M04.368S" calcext:value-type="time">
            <text:p>01:58:04,368</text:p>
          </table:table-cell>
          <table:table-cell table:formula="of:=[.I29]-[.J29]" office:value-type="time" office:time-value="-PT00H36M31.283S" calcext:value-type="time">
            <text:p>-00:36:31,283</text:p>
          </table:table-cell>
          <table:table-cell/>
          <table:table-cell table:style-name="ce82" office:value-type="time" office:time-value="PT01H21M33.085S" calcext:value-type="time">
            <text:p>01:21:33,085</text:p>
          </table:table-cell>
          <table:table-cell table:style-name="ce82" office:value-type="time" office:time-value="PT01H58M04.368S" calcext:value-type="time">
            <text:p>01:58:04,368</text:p>
          </table:table-cell>
          <table:table-cell table:style-name="ce84" table:formula="of:=[.M29]-[.N29]" office:value-type="time" office:time-value="-PT00H36M31.283S" calcext:value-type="time">
            <text:p>-00:36:31,283</text:p>
          </table:table-cell>
          <table:table-cell table:style-name="ce84" table:formula="of:=[.K29]-[.O29]" office:value-type="time" office:time-value="PT00H00M00S" calcext:value-type="time">
            <text:p>00:00:00,00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29]&lt;0;-TIME(0;0;ABS([.Q29])/1000);TIME(0;0;[.Q29]/1000))" office:value-type="time" office:time-value="PT00H00M00S" calcext:value-type="time">
            <text:p>00:00:00,000</text:p>
          </table:table-cell>
          <table:table-cell table:style-name="ce84" table:formula="of:=[.P29]+[.R29]" office:value-type="time" office:time-value="PT00H00M00S" calcext:value-type="time">
            <text:p>00:00:00,000</text:p>
          </table:table-cell>
          <table:table-cell table:style-name="ce84" table:formula="of:=[.K29]+[.R29]" office:value-type="time" office:time-value="-PT00H36M31.283S" calcext:value-type="time">
            <text:p>-00:36:31,283</text:p>
          </table:table-cell>
          <table:table-cell table:style-name="ce84"/>
          <table:table-cell table:style-name="ce84" table:formula="of:=[.C29]-[.F29]" office:value-type="time" office:time-value="-PT00H36M31.283S" calcext:value-type="time">
            <text:p>-00:36:31,283</text:p>
          </table:table-cell>
          <table:table-cell table:style-name="ce84" table:formula="of:=[.I29]-[.C29]" office:value-type="time" office:time-value="PT00H00M00S" calcext:value-type="time">
            <text:p>00:00:00,000</text:p>
          </table:table-cell>
          <table:table-cell table:style-name="ce84" table:formula="of:=[.J29]-[.F29]" office:value-type="time" office:time-value="PT00H00M00S" calcext:value-type="time">
            <text:p>00:00:00,000</text:p>
          </table:table-cell>
          <table:table-cell table:style-name="ce84" table:formula="of:=[.X29]-[.W2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02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21M34.706S" calcext:value-type="time">
            <text:p>01:21:34,706</text:p>
          </table:table-cell>
          <table:table-cell office:value-type="time" office:time-value="PT01H33M12.527S" calcext:value-type="time">
            <text:p>01:33:12,527</text:p>
          </table:table-cell>
          <table:table-cell table:style-name="ce79" table:formula="of:=[.D30]-[.C30]" office:value-type="time" office:time-value="PT00H11M37.821S" calcext:value-type="time">
            <text:p>00:11:37,821</text:p>
          </table:table-cell>
          <table:table-cell office:value-type="time" office:time-value="PT01H58M45.576S" calcext:value-type="time">
            <text:p>01:58:45,576</text:p>
          </table:table-cell>
          <table:table-cell table:formula="of:=[.F30]+[.E30]" office:value-type="time" office:time-value="PT02H10M23.397S" calcext:value-type="time">
            <text:p>02:10:23,397</text:p>
          </table:table-cell>
          <table:table-cell/>
          <table:table-cell table:style-name="ce79" office:value-type="time" office:time-value="PT01H21M53.956S" calcext:value-type="time">
            <text:p>01:21:53,956</text:p>
          </table:table-cell>
          <table:table-cell table:style-name="ce79" office:value-type="time" office:time-value="PT01H59M04.557S" calcext:value-type="time">
            <text:p>01:59:04,557</text:p>
          </table:table-cell>
          <table:table-cell table:formula="of:=[.I30]-[.J30]" office:value-type="time" office:time-value="-PT00H37M10.601S" calcext:value-type="time">
            <text:p>-00:37:10,601</text:p>
          </table:table-cell>
          <table:table-cell/>
          <table:table-cell table:style-name="ce79" office:value-type="time" office:time-value="PT01H21M45.151S" calcext:value-type="time">
            <text:p>01:21:45,151</text:p>
          </table:table-cell>
          <table:table-cell table:style-name="ce79" office:value-type="time" office:time-value="PT01H58M56.138S" calcext:value-type="time">
            <text:p>01:58:56,138</text:p>
          </table:table-cell>
          <table:table-cell table:style-name="ce84" table:formula="of:=[.M30]-[.N30]" office:value-type="time" office:time-value="-PT00H37M10.987S" calcext:value-type="time">
            <text:p>-00:37:10,987</text:p>
          </table:table-cell>
          <table:table-cell table:style-name="ce84" table:formula="of:=[.K30]-[.O30]" office:value-type="time" office:time-value="PT00H00M00.386S" calcext:value-type="time">
            <text:p>00:00:00,386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30]&lt;0;-TIME(0;0;ABS([.Q30])/1000);TIME(0;0;[.Q30]/1000))" office:value-type="time" office:time-value="-PT00H00M00.25S" calcext:value-type="time">
            <text:p>-00:00:00,250</text:p>
          </table:table-cell>
          <table:table-cell table:style-name="ce84" table:formula="of:=[.P30]+[.R30]" office:value-type="time" office:time-value="PT00H00M00.136S" calcext:value-type="time">
            <text:p>00:00:00,136</text:p>
          </table:table-cell>
          <table:table-cell table:style-name="ce84" table:formula="of:=[.K30]+[.R30]" office:value-type="time" office:time-value="-PT00H37M10.851S" calcext:value-type="time">
            <text:p>-00:37:10,851</text:p>
          </table:table-cell>
          <table:table-cell table:style-name="ce84"/>
          <table:table-cell table:style-name="ce84" table:formula="of:=[.C30]-[.F30]" office:value-type="time" office:time-value="-PT00H37M10.87S" calcext:value-type="time">
            <text:p>-00:37:10,870</text:p>
          </table:table-cell>
          <table:table-cell table:style-name="ce84" table:formula="of:=[.I30]-[.C30]" office:value-type="time" office:time-value="PT00H00M19.25S" calcext:value-type="time">
            <text:p>00:00:19,250</text:p>
          </table:table-cell>
          <table:table-cell table:style-name="ce84" table:formula="of:=[.J30]-[.F30]" office:value-type="time" office:time-value="PT00H00M18.981S" calcext:value-type="time">
            <text:p>00:00:18,981</text:p>
          </table:table-cell>
          <table:table-cell table:style-name="ce84" table:formula="of:=[.X30]-[.W30]" office:value-type="time" office:time-value="-PT00H00M00.269S" calcext:value-type="time">
            <text:p>-00:00:00,269</text:p>
          </table:table-cell>
          <table:table-cell table:number-columns-repeated="39"/>
        </table:table-row>
        <table:table-row table:style-name="ro1">
          <table:table-cell office:value-type="float" office:value="30" calcext:value-type="float">
            <text:p>03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33M24.426S" calcext:value-type="time">
            <text:p>01:33:24,426</text:p>
          </table:table-cell>
          <table:table-cell office:value-type="time" office:time-value="PT01H34M49.093S" calcext:value-type="time">
            <text:p>01:34:49,093</text:p>
          </table:table-cell>
          <table:table-cell table:style-name="ce79" table:formula="of:=[.D31]-[.C31]" office:value-type="time" office:time-value="PT00H01M24.667S" calcext:value-type="time">
            <text:p>00:01:24,667</text:p>
          </table:table-cell>
          <table:table-cell office:value-type="time" office:time-value="PT02H12M33.528S" calcext:value-type="time">
            <text:p>02:12:33,528</text:p>
          </table:table-cell>
          <table:table-cell table:formula="of:=[.F31]+[.E31]" office:value-type="time" office:time-value="PT02H13M58.195S" calcext:value-type="time">
            <text:p>02:13:58,195</text:p>
          </table:table-cell>
          <table:table-cell/>
          <table:table-cell table:style-name="ce79" office:value-type="time" office:time-value="PT01H33M43.165S" calcext:value-type="time">
            <text:p>01:33:43,165</text:p>
          </table:table-cell>
          <table:table-cell table:style-name="ce79" office:value-type="time" office:time-value="PT02H12M52.17S" calcext:value-type="time">
            <text:p>02:12:52,170</text:p>
          </table:table-cell>
          <table:table-cell table:formula="of:=[.I31]-[.J31]" office:value-type="time" office:time-value="-PT00H39M09.005S" calcext:value-type="time">
            <text:p>-00:39:09,005</text:p>
          </table:table-cell>
          <table:table-cell/>
          <table:table-cell table:style-name="ce79" office:value-type="time" office:time-value="PT01H33M32.571S" calcext:value-type="time">
            <text:p>01:33:32,571</text:p>
          </table:table-cell>
          <table:table-cell table:style-name="ce79" office:value-type="time" office:time-value="PT02H12M41.963S" calcext:value-type="time">
            <text:p>02:12:41,963</text:p>
          </table:table-cell>
          <table:table-cell table:style-name="ce84" table:formula="of:=[.M31]-[.N31]" office:value-type="time" office:time-value="-PT00H39M09.392S" calcext:value-type="time">
            <text:p>-00:39:09,392</text:p>
          </table:table-cell>
          <table:table-cell table:style-name="ce84" table:formula="of:=[.K31]-[.O31]" office:value-type="time" office:time-value="PT00H00M00.387S" calcext:value-type="time">
            <text:p>00:00:00,387</text:p>
          </table:table-cell>
          <table:table-cell table:style-name="ce89" office:value-type="float" office:value="-100" calcext:value-type="float">
            <text:p>-100</text:p>
          </table:table-cell>
          <table:table-cell table:style-name="ce84" table:formula="of:=IF([.Q31]&lt;0;-TIME(0;0;ABS([.Q31])/1000);TIME(0;0;[.Q31]/1000))" office:value-type="time" office:time-value="-PT00H00M00.1S" calcext:value-type="time">
            <text:p>-00:00:00,100</text:p>
          </table:table-cell>
          <table:table-cell table:style-name="ce84" table:formula="of:=[.P31]+[.R31]" office:value-type="time" office:time-value="PT00H00M00.287S" calcext:value-type="time">
            <text:p>00:00:00,287</text:p>
          </table:table-cell>
          <table:table-cell table:style-name="ce84" table:formula="of:=[.K31]+[.R31]" office:value-type="time" office:time-value="-PT00H39M09.105S" calcext:value-type="time">
            <text:p>-00:39:09,105</text:p>
          </table:table-cell>
          <table:table-cell table:style-name="ce84"/>
          <table:table-cell table:style-name="ce84" table:formula="of:=[.C31]-[.F31]" office:value-type="time" office:time-value="-PT00H39M09.102S" calcext:value-type="time">
            <text:p>-00:39:09,102</text:p>
          </table:table-cell>
          <table:table-cell table:style-name="ce84" table:formula="of:=[.I31]-[.C31]" office:value-type="time" office:time-value="PT00H00M18.739S" calcext:value-type="time">
            <text:p>00:00:18,739</text:p>
          </table:table-cell>
          <table:table-cell table:style-name="ce84" table:formula="of:=[.J31]-[.F31]" office:value-type="time" office:time-value="PT00H00M18.642S" calcext:value-type="time">
            <text:p>00:00:18,642</text:p>
          </table:table-cell>
          <table:table-cell table:style-name="ce84" table:formula="of:=[.X31]-[.W31]" office:value-type="time" office:time-value="-PT00H00M00.097S" calcext:value-type="time">
            <text:p>-00:00:00,097</text:p>
          </table:table-cell>
          <table:table-cell table:number-columns-repeated="39"/>
        </table:table-row>
        <table:table-row table:style-name="ro1">
          <table:table-cell office:value-type="float" office:value="31" calcext:value-type="float">
            <text:p>03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35M21.912S" calcext:value-type="time">
            <text:p>01:35:21,912</text:p>
          </table:table-cell>
          <table:table-cell office:value-type="time" office:time-value="PT01H35M35.925S" calcext:value-type="time">
            <text:p>01:35:35,925</text:p>
          </table:table-cell>
          <table:table-cell table:style-name="ce79" table:formula="of:=[.D32]-[.C32]" office:value-type="time" office:time-value="PT00H00M14.013S" calcext:value-type="time">
            <text:p>00:00:14,013</text:p>
          </table:table-cell>
          <table:table-cell office:value-type="time" office:time-value="PT02H15M19.444S" calcext:value-type="time">
            <text:p>02:15:19,444</text:p>
          </table:table-cell>
          <table:table-cell table:formula="of:=[.F32]+[.E32]" office:value-type="time" office:time-value="PT02H15M33.457S" calcext:value-type="time">
            <text:p>02:15:33,457</text:p>
          </table:table-cell>
          <table:table-cell/>
          <table:table-cell table:style-name="ce79" office:value-type="time" office:time-value="PT01H35M35.95S" calcext:value-type="time">
            <text:p>01:35:35,950</text:p>
          </table:table-cell>
          <table:table-cell table:style-name="ce79" office:value-type="time" office:time-value="PT02H15M33.464S" calcext:value-type="time">
            <text:p>02:15:33,464</text:p>
          </table:table-cell>
          <table:table-cell table:formula="of:=[.I32]-[.J32]" office:value-type="time" office:time-value="-PT00H39M57.514S" calcext:value-type="time">
            <text:p>-00:39:57,514</text:p>
          </table:table-cell>
          <table:table-cell/>
          <table:table-cell table:style-name="ce79" office:value-type="time" office:time-value="PT01H35M21.511S" calcext:value-type="time">
            <text:p>01:35:21,511</text:p>
          </table:table-cell>
          <table:table-cell table:style-name="ce79" office:value-type="time" office:time-value="PT02H15M19.579S" calcext:value-type="time">
            <text:p>02:15:19,579</text:p>
          </table:table-cell>
          <table:table-cell table:style-name="ce84" table:formula="of:=[.M32]-[.N32]" office:value-type="time" office:time-value="-PT00H39M58.068S" calcext:value-type="time">
            <text:p>-00:39:58,068</text:p>
          </table:table-cell>
          <table:table-cell table:style-name="ce84" table:formula="of:=[.K32]-[.O32]" office:value-type="time" office:time-value="PT00H00M00.554S" calcext:value-type="time">
            <text:p>00:00:00,554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32]&lt;0;-TIME(0;0;ABS([.Q32])/1000);TIME(0;0;[.Q32]/1000))" office:value-type="time" office:time-value="PT00H00M00S" calcext:value-type="time">
            <text:p>00:00:00,000</text:p>
          </table:table-cell>
          <table:table-cell table:style-name="ce84" table:formula="of:=[.P32]+[.R32]" office:value-type="time" office:time-value="PT00H00M00.554S" calcext:value-type="time">
            <text:p>00:00:00,554</text:p>
          </table:table-cell>
          <table:table-cell table:style-name="ce84" table:formula="of:=[.K32]+[.R32]" office:value-type="time" office:time-value="-PT00H39M57.514S" calcext:value-type="time">
            <text:p>-00:39:57,514</text:p>
          </table:table-cell>
          <table:table-cell table:style-name="ce84"/>
          <table:table-cell table:style-name="ce84" table:formula="of:=[.C32]-[.F32]" office:value-type="time" office:time-value="-PT00H39M57.532S" calcext:value-type="time">
            <text:p>-00:39:57,532</text:p>
          </table:table-cell>
          <table:table-cell table:style-name="ce84" table:formula="of:=[.I32]-[.C32]" office:value-type="time" office:time-value="PT00H00M14.038S" calcext:value-type="time">
            <text:p>00:00:14,038</text:p>
          </table:table-cell>
          <table:table-cell table:style-name="ce84" table:formula="of:=[.J32]-[.F32]" office:value-type="time" office:time-value="PT00H00M14.02S" calcext:value-type="time">
            <text:p>00:00:14,020</text:p>
          </table:table-cell>
          <table:table-cell table:style-name="ce84" table:formula="of:=[.X32]-[.W32]" office:value-type="time" office:time-value="-PT00H00M00.018S" calcext:value-type="time">
            <text:p>-00:00:00,018</text:p>
          </table:table-cell>
          <table:table-cell table:number-columns-repeated="39"/>
        </table:table-row>
        <table:table-row table:style-name="ro1">
          <table:table-cell office:value-type="float" office:value="32" calcext:value-type="float">
            <text:p>03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35M45.043S" calcext:value-type="time">
            <text:p>01:35:45,043</text:p>
          </table:table-cell>
          <table:table-cell office:value-type="time" office:time-value="PT01H36M10.859S" calcext:value-type="time">
            <text:p>01:36:10,859</text:p>
          </table:table-cell>
          <table:table-cell table:style-name="ce79" table:formula="of:=[.D33]-[.C33]" office:value-type="time" office:time-value="PT00H00M25.816S" calcext:value-type="time">
            <text:p>00:00:25,816</text:p>
          </table:table-cell>
          <table:table-cell office:value-type="time" office:time-value="PT02H15M53.979S" calcext:value-type="time">
            <text:p>02:15:53,979</text:p>
          </table:table-cell>
          <table:table-cell table:formula="of:=[.F33]+[.E33]" office:value-type="time" office:time-value="PT02H16M19.795S" calcext:value-type="time">
            <text:p>02:16:19,795</text:p>
          </table:table-cell>
          <table:table-cell/>
          <table:table-cell table:style-name="ce79" office:value-type="time" office:time-value="PT01H35M47.065S" calcext:value-type="time">
            <text:p>01:35:47,065</text:p>
          </table:table-cell>
          <table:table-cell table:style-name="ce79" office:value-type="time" office:time-value="PT02H15M55.753S" calcext:value-type="time">
            <text:p>02:15:55,753</text:p>
          </table:table-cell>
          <table:table-cell table:formula="of:=[.I33]-[.J33]" office:value-type="time" office:time-value="-PT00H40M08.688S" calcext:value-type="time">
            <text:p>-00:40:08,688</text:p>
          </table:table-cell>
          <table:table-cell/>
          <table:table-cell table:style-name="ce79" office:value-type="time" office:time-value="PT01H35M46.04S" calcext:value-type="time">
            <text:p>01:35:46,040</text:p>
          </table:table-cell>
          <table:table-cell table:style-name="ce79" office:value-type="time" office:time-value="PT02H15M55.273S" calcext:value-type="time">
            <text:p>02:15:55,273</text:p>
          </table:table-cell>
          <table:table-cell table:style-name="ce84" table:formula="of:=[.M33]-[.N33]" office:value-type="time" office:time-value="-PT00H40M09.233S" calcext:value-type="time">
            <text:p>-00:40:09,233</text:p>
          </table:table-cell>
          <table:table-cell table:style-name="ce84" table:formula="of:=[.K33]-[.O33]" office:value-type="time" office:time-value="PT00H00M00.545S" calcext:value-type="time">
            <text:p>00:00:00,545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33]&lt;0;-TIME(0;0;ABS([.Q33])/1000);TIME(0;0;[.Q33]/1000))" office:value-type="time" office:time-value="-PT00H00M00.25S" calcext:value-type="time">
            <text:p>-00:00:00,250</text:p>
          </table:table-cell>
          <table:table-cell table:style-name="ce84" table:formula="of:=[.P33]+[.R33]" office:value-type="time" office:time-value="PT00H00M00.295S" calcext:value-type="time">
            <text:p>00:00:00,295</text:p>
          </table:table-cell>
          <table:table-cell table:style-name="ce84" table:formula="of:=[.K33]+[.R33]" office:value-type="time" office:time-value="-PT00H40M08.938S" calcext:value-type="time">
            <text:p>-00:40:08,938</text:p>
          </table:table-cell>
          <table:table-cell table:style-name="ce84"/>
          <table:table-cell table:style-name="ce84" table:formula="of:=[.C33]-[.F33]" office:value-type="time" office:time-value="-PT00H40M08.936S" calcext:value-type="time">
            <text:p>-00:40:08,936</text:p>
          </table:table-cell>
          <table:table-cell table:style-name="ce84" table:formula="of:=[.I33]-[.C33]" office:value-type="time" office:time-value="PT00H00M02.022S" calcext:value-type="time">
            <text:p>00:00:02,022</text:p>
          </table:table-cell>
          <table:table-cell table:style-name="ce84" table:formula="of:=[.J33]-[.F33]" office:value-type="time" office:time-value="PT00H00M01.774S" calcext:value-type="time">
            <text:p>00:00:01,774</text:p>
          </table:table-cell>
          <table:table-cell table:style-name="ce84" table:formula="of:=[.X33]-[.W33]" office:value-type="time" office:time-value="-PT00H00M00.248S" calcext:value-type="time">
            <text:p>-00:00:00,248</text:p>
          </table:table-cell>
          <table:table-cell table:number-columns-repeated="39"/>
        </table:table-row>
        <table:table-row table:style-name="ro1">
          <table:table-cell office:value-type="float" office:value="33" calcext:value-type="float">
            <text:p>03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36M18.951S" calcext:value-type="time">
            <text:p>01:36:18,951</text:p>
          </table:table-cell>
          <table:table-cell office:value-type="time" office:time-value="PT01H40M54.309S" calcext:value-type="time">
            <text:p>01:40:54,309</text:p>
          </table:table-cell>
          <table:table-cell table:style-name="ce79" table:formula="of:=[.D34]-[.C34]" office:value-type="time" office:time-value="PT00H04M35.358S" calcext:value-type="time">
            <text:p>00:04:35,358</text:p>
          </table:table-cell>
          <table:table-cell office:value-type="time" office:time-value="PT02H18M01.231S" calcext:value-type="time">
            <text:p>02:18:01,231</text:p>
          </table:table-cell>
          <table:table-cell table:formula="of:=[.F34]+[.E34]" office:value-type="time" office:time-value="PT02H22M36.589S" calcext:value-type="time">
            <text:p>02:22:36,589</text:p>
          </table:table-cell>
          <table:table-cell/>
          <table:table-cell table:style-name="ce79" office:value-type="time" office:time-value="PT01H36M19.161S" calcext:value-type="time">
            <text:p>01:36:19,161</text:p>
          </table:table-cell>
          <table:table-cell table:style-name="ce79" office:value-type="time" office:time-value="PT02H18M01.324S" calcext:value-type="time">
            <text:p>02:18:01,324</text:p>
          </table:table-cell>
          <table:table-cell table:formula="of:=[.I34]-[.J34]" office:value-type="time" office:time-value="-PT00H41M42.163S" calcext:value-type="time">
            <text:p>-00:41:42,163</text:p>
          </table:table-cell>
          <table:table-cell/>
          <table:table-cell table:style-name="ce79" office:value-type="time" office:time-value="PT01H36M20.488S" calcext:value-type="time">
            <text:p>01:36:20,488</text:p>
          </table:table-cell>
          <table:table-cell table:style-name="ce79" office:value-type="time" office:time-value="PT02H18M03.074S" calcext:value-type="time">
            <text:p>02:18:03,074</text:p>
          </table:table-cell>
          <table:table-cell table:style-name="ce84" table:formula="of:=[.M34]-[.N34]" office:value-type="time" office:time-value="-PT00H41M42.586S" calcext:value-type="time">
            <text:p>-00:41:42,586</text:p>
          </table:table-cell>
          <table:table-cell table:style-name="ce84" table:formula="of:=[.K34]-[.O34]" office:value-type="time" office:time-value="PT00H00M00.423S" calcext:value-type="time">
            <text:p>00:00:00,423</text:p>
          </table:table-cell>
          <table:table-cell table:style-name="ce89" office:value-type="float" office:value="-120" calcext:value-type="float">
            <text:p>-120</text:p>
          </table:table-cell>
          <table:table-cell table:style-name="ce84" table:formula="of:=IF([.Q34]&lt;0;-TIME(0;0;ABS([.Q34])/1000);TIME(0;0;[.Q34]/1000))" office:value-type="time" office:time-value="-PT00H00M00.12S" calcext:value-type="time">
            <text:p>-00:00:00,120</text:p>
          </table:table-cell>
          <table:table-cell table:style-name="ce84" table:formula="of:=[.P34]+[.R34]" office:value-type="time" office:time-value="PT00H00M00.303S" calcext:value-type="time">
            <text:p>00:00:00,303</text:p>
          </table:table-cell>
          <table:table-cell table:style-name="ce84" table:formula="of:=[.K34]+[.R34]" office:value-type="time" office:time-value="-PT00H41M42.283S" calcext:value-type="time">
            <text:p>-00:41:42,283</text:p>
          </table:table-cell>
          <table:table-cell table:style-name="ce84"/>
          <table:table-cell table:style-name="ce84" table:formula="of:=[.C34]-[.F34]" office:value-type="time" office:time-value="-PT00H41M42.28S" calcext:value-type="time">
            <text:p>-00:41:42,280</text:p>
          </table:table-cell>
          <table:table-cell table:style-name="ce84" table:formula="of:=[.I34]-[.C34]" office:value-type="time" office:time-value="PT00H00M00.21S" calcext:value-type="time">
            <text:p>00:00:00,210</text:p>
          </table:table-cell>
          <table:table-cell table:style-name="ce84" table:formula="of:=[.J34]-[.F34]" office:value-type="time" office:time-value="PT00H00M00.093S" calcext:value-type="time">
            <text:p>00:00:00,093</text:p>
          </table:table-cell>
          <table:table-cell table:style-name="ce84" table:formula="of:=[.X34]-[.W34]" office:value-type="time" office:time-value="-PT00H00M00.117S" calcext:value-type="time">
            <text:p>-00:00:00,117</text:p>
          </table:table-cell>
          <table:table-cell table:number-columns-repeated="39"/>
        </table:table-row>
        <table:table-row table:style-name="ro1">
          <table:table-cell office:value-type="float" office:value="34" calcext:value-type="float">
            <text:p>03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1M15.1S" calcext:value-type="time">
            <text:p>01:41:15,100</text:p>
          </table:table-cell>
          <table:table-cell office:value-type="time" office:time-value="PT01H41M37.955S" calcext:value-type="time">
            <text:p>01:41:37,955</text:p>
          </table:table-cell>
          <table:table-cell table:style-name="ce79" table:formula="of:=[.D35]-[.C35]" office:value-type="time" office:time-value="PT00H00M22.855S" calcext:value-type="time">
            <text:p>00:00:22,855</text:p>
          </table:table-cell>
          <table:table-cell office:value-type="time" office:time-value="PT02H23M12.625S" calcext:value-type="time">
            <text:p>02:23:12,625</text:p>
          </table:table-cell>
          <table:table-cell table:formula="of:=[.F35]+[.E35]" office:value-type="time" office:time-value="PT02H23M35.48S" calcext:value-type="time">
            <text:p>02:23:35,480</text:p>
          </table:table-cell>
          <table:table-cell/>
          <table:table-cell table:style-name="ce79" office:value-type="time" office:time-value="PT01H41M19.341S" calcext:value-type="time">
            <text:p>01:41:19,341</text:p>
          </table:table-cell>
          <table:table-cell table:style-name="ce79" office:value-type="time" office:time-value="PT02H23M16.595S" calcext:value-type="time">
            <text:p>02:23:16,595</text:p>
          </table:table-cell>
          <table:table-cell table:formula="of:=[.I35]-[.J35]" office:value-type="time" office:time-value="-PT00H41M57.254S" calcext:value-type="time">
            <text:p>-00:41:57,254</text:p>
          </table:table-cell>
          <table:table-cell/>
          <table:table-cell table:style-name="ce79" office:value-type="time" office:time-value="PT01H41M16.535S" calcext:value-type="time">
            <text:p>01:41:16,535</text:p>
          </table:table-cell>
          <table:table-cell table:style-name="ce79" office:value-type="time" office:time-value="PT02H23M14.337S" calcext:value-type="time">
            <text:p>02:23:14,337</text:p>
          </table:table-cell>
          <table:table-cell table:style-name="ce84" table:formula="of:=[.M35]-[.N35]" office:value-type="time" office:time-value="-PT00H41M57.802S" calcext:value-type="time">
            <text:p>-00:41:57,802</text:p>
          </table:table-cell>
          <table:table-cell table:style-name="ce84" table:formula="of:=[.K35]-[.O35]" office:value-type="time" office:time-value="PT00H00M00.548S" calcext:value-type="time">
            <text:p>00:00:00,548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35]&lt;0;-TIME(0;0;ABS([.Q35])/1000);TIME(0;0;[.Q35]/1000))" office:value-type="time" office:time-value="-PT00H00M00.26S" calcext:value-type="time">
            <text:p>-00:00:00,260</text:p>
          </table:table-cell>
          <table:table-cell table:style-name="ce84" table:formula="of:=[.P35]+[.R35]" office:value-type="time" office:time-value="PT00H00M00.288S" calcext:value-type="time">
            <text:p>00:00:00,288</text:p>
          </table:table-cell>
          <table:table-cell table:style-name="ce84" table:formula="of:=[.K35]+[.R35]" office:value-type="time" office:time-value="-PT00H41M57.514S" calcext:value-type="time">
            <text:p>-00:41:57,514</text:p>
          </table:table-cell>
          <table:table-cell table:style-name="ce84"/>
          <table:table-cell table:style-name="ce84" table:formula="of:=[.C35]-[.F35]" office:value-type="time" office:time-value="-PT00H41M57.525S" calcext:value-type="time">
            <text:p>-00:41:57,525</text:p>
          </table:table-cell>
          <table:table-cell table:style-name="ce84" table:formula="of:=[.I35]-[.C35]" office:value-type="time" office:time-value="PT00H00M04.241S" calcext:value-type="time">
            <text:p>00:00:04,241</text:p>
          </table:table-cell>
          <table:table-cell table:style-name="ce84" table:formula="of:=[.J35]-[.F35]" office:value-type="time" office:time-value="PT00H00M03.97S" calcext:value-type="time">
            <text:p>00:00:03,970</text:p>
          </table:table-cell>
          <table:table-cell table:style-name="ce84" table:formula="of:=[.X35]-[.W35]" office:value-type="time" office:time-value="-PT00H00M00.271S" calcext:value-type="time">
            <text:p>-00:00:00,271</text:p>
          </table:table-cell>
          <table:table-cell table:number-columns-repeated="39"/>
        </table:table-row>
        <table:table-row table:style-name="ro1">
          <table:table-cell office:value-type="float" office:value="35" calcext:value-type="float">
            <text:p>03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1M48.23S" calcext:value-type="time">
            <text:p>01:41:48,230</text:p>
          </table:table-cell>
          <table:table-cell office:value-type="time" office:time-value="PT01H41M54.61S" calcext:value-type="time">
            <text:p>01:41:54,610</text:p>
          </table:table-cell>
          <table:table-cell table:style-name="ce79" table:formula="of:=[.D36]-[.C36]" office:value-type="time" office:time-value="PT00H00M06.38S" calcext:value-type="time">
            <text:p>00:00:06,380</text:p>
          </table:table-cell>
          <table:table-cell office:value-type="time" office:time-value="PT02H24M02.008S" calcext:value-type="time">
            <text:p>02:24:02,008</text:p>
          </table:table-cell>
          <table:table-cell table:formula="of:=[.F36]+[.E36]" office:value-type="time" office:time-value="PT02H24M08.388S" calcext:value-type="time">
            <text:p>02:24:08,388</text:p>
          </table:table-cell>
          <table:table-cell/>
          <table:table-cell table:style-name="ce79" office:value-type="time" office:time-value="PT01H41M48.76S" calcext:value-type="time">
            <text:p>01:41:48,760</text:p>
          </table:table-cell>
          <table:table-cell table:style-name="ce79" office:value-type="time" office:time-value="PT02H24M02.238S" calcext:value-type="time">
            <text:p>02:24:02,238</text:p>
          </table:table-cell>
          <table:table-cell table:formula="of:=[.I36]-[.J36]" office:value-type="time" office:time-value="-PT00H42M13.478S" calcext:value-type="time">
            <text:p>-00:42:13,478</text:p>
          </table:table-cell>
          <table:table-cell/>
          <table:table-cell table:style-name="ce79" office:value-type="time" office:time-value="PT01H41M48.854S" calcext:value-type="time">
            <text:p>01:41:48,854</text:p>
          </table:table-cell>
          <table:table-cell table:style-name="ce79" office:value-type="time" office:time-value="PT02H24M02.767S" calcext:value-type="time">
            <text:p>02:24:02,767</text:p>
          </table:table-cell>
          <table:table-cell table:style-name="ce84" table:formula="of:=[.M36]-[.N36]" office:value-type="time" office:time-value="-PT00H42M13.913S" calcext:value-type="time">
            <text:p>-00:42:13,913</text:p>
          </table:table-cell>
          <table:table-cell table:style-name="ce84" table:formula="of:=[.K36]-[.O36]" office:value-type="time" office:time-value="PT00H00M00.435S" calcext:value-type="time">
            <text:p>00:00:00,435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36]&lt;0;-TIME(0;0;ABS([.Q36])/1000);TIME(0;0;[.Q36]/1000))" office:value-type="time" office:time-value="-PT00H00M00.3S" calcext:value-type="time">
            <text:p>-00:00:00,300</text:p>
          </table:table-cell>
          <table:table-cell table:style-name="ce84" table:formula="of:=[.P36]+[.R36]" office:value-type="time" office:time-value="PT00H00M00.135S" calcext:value-type="time">
            <text:p>00:00:00,135</text:p>
          </table:table-cell>
          <table:table-cell table:style-name="ce84" table:formula="of:=[.K36]+[.R36]" office:value-type="time" office:time-value="-PT00H42M13.778S" calcext:value-type="time">
            <text:p>-00:42:13,778</text:p>
          </table:table-cell>
          <table:table-cell table:style-name="ce84"/>
          <table:table-cell table:style-name="ce84" table:formula="of:=[.C36]-[.F36]" office:value-type="time" office:time-value="-PT00H42M13.778S" calcext:value-type="time">
            <text:p>-00:42:13,778</text:p>
          </table:table-cell>
          <table:table-cell table:style-name="ce84" table:formula="of:=[.I36]-[.C36]" office:value-type="time" office:time-value="PT00H00M00.53S" calcext:value-type="time">
            <text:p>00:00:00,530</text:p>
          </table:table-cell>
          <table:table-cell table:style-name="ce84" table:formula="of:=[.J36]-[.F36]" office:value-type="time" office:time-value="PT00H00M00.23S" calcext:value-type="time">
            <text:p>00:00:00,230</text:p>
          </table:table-cell>
          <table:table-cell table:style-name="ce84" table:formula="of:=[.X36]-[.W36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1M58.314S" calcext:value-type="time">
            <text:p>01:41:58,314</text:p>
          </table:table-cell>
          <table:table-cell office:value-type="time" office:time-value="PT01H41M59.756S" calcext:value-type="time">
            <text:p>01:41:59,756</text:p>
          </table:table-cell>
          <table:table-cell table:style-name="ce79" table:formula="of:=[.D37]-[.C37]" office:value-type="time" office:time-value="PT00H00M01.442S" calcext:value-type="time">
            <text:p>00:00:01,442</text:p>
          </table:table-cell>
          <table:table-cell office:value-type="time" office:time-value="PT02H24M18.107S" calcext:value-type="time">
            <text:p>02:24:18,107</text:p>
          </table:table-cell>
          <table:table-cell table:formula="of:=[.F37]+[.E37]" office:value-type="time" office:time-value="PT02H24M19.549S" calcext:value-type="time">
            <text:p>02:24:19,549</text:p>
          </table:table-cell>
          <table:table-cell/>
          <table:table-cell table:style-name="ce79" office:value-type="time" office:time-value="PT01H42M00.281S" calcext:value-type="time">
            <text:p>01:42:00,281</text:p>
          </table:table-cell>
          <table:table-cell table:style-name="ce79" office:value-type="time" office:time-value="PT02H24M19.672S" calcext:value-type="time">
            <text:p>02:24:19,672</text:p>
          </table:table-cell>
          <table:table-cell table:formula="of:=[.I37]-[.J37]" office:value-type="time" office:time-value="-PT00H42M19.391S" calcext:value-type="time">
            <text:p>-00:42:19,391</text:p>
          </table:table-cell>
          <table:table-cell/>
          <table:table-cell table:style-name="ce79" office:value-type="time" office:time-value="PT01H42M00.618S" calcext:value-type="time">
            <text:p>01:42:00,618</text:p>
          </table:table-cell>
          <table:table-cell table:style-name="ce79" office:value-type="time" office:time-value="PT02H24M20.45S" calcext:value-type="time">
            <text:p>02:24:20,450</text:p>
          </table:table-cell>
          <table:table-cell table:style-name="ce84" table:formula="of:=[.M37]-[.N37]" office:value-type="time" office:time-value="-PT00H42M19.832S" calcext:value-type="time">
            <text:p>-00:42:19,832</text:p>
          </table:table-cell>
          <table:table-cell table:style-name="ce84" table:formula="of:=[.K37]-[.O37]" office:value-type="time" office:time-value="PT00H00M00.441S" calcext:value-type="time">
            <text:p>00:00:00,441</text:p>
          </table:table-cell>
          <table:table-cell table:style-name="ce89" office:value-type="float" office:value="-390" calcext:value-type="float">
            <text:p>-390</text:p>
          </table:table-cell>
          <table:table-cell table:style-name="ce84" table:formula="of:=IF([.Q37]&lt;0;-TIME(0;0;ABS([.Q37])/1000);TIME(0;0;[.Q37]/1000))" office:value-type="time" office:time-value="-PT00H00M00.39S" calcext:value-type="time">
            <text:p>-00:00:00,390</text:p>
          </table:table-cell>
          <table:table-cell table:style-name="ce84" table:formula="of:=[.P37]+[.R37]" office:value-type="time" office:time-value="PT00H00M00.051S" calcext:value-type="time">
            <text:p>00:00:00,051</text:p>
          </table:table-cell>
          <table:table-cell table:style-name="ce84" table:formula="of:=[.K37]+[.R37]" office:value-type="time" office:time-value="-PT00H42M19.781S" calcext:value-type="time">
            <text:p>-00:42:19,781</text:p>
          </table:table-cell>
          <table:table-cell table:style-name="ce84"/>
          <table:table-cell table:style-name="ce84" table:formula="of:=[.C37]-[.F37]" office:value-type="time" office:time-value="-PT00H42M19.793S" calcext:value-type="time">
            <text:p>-00:42:19,793</text:p>
          </table:table-cell>
          <table:table-cell table:style-name="ce84" table:formula="of:=[.I37]-[.C37]" office:value-type="time" office:time-value="PT00H00M01.967S" calcext:value-type="time">
            <text:p>00:00:01,967</text:p>
          </table:table-cell>
          <table:table-cell table:style-name="ce84" table:formula="of:=[.J37]-[.F37]" office:value-type="time" office:time-value="PT00H00M01.565S" calcext:value-type="time">
            <text:p>00:00:01,565</text:p>
          </table:table-cell>
          <table:table-cell table:style-name="ce84" table:formula="of:=[.X37]-[.W37]" office:value-type="time" office:time-value="-PT00H00M00.402S" calcext:value-type="time">
            <text:p>-00:00:00,402</text:p>
          </table:table-cell>
          <table:table-cell table:number-columns-repeated="39"/>
        </table:table-row>
        <table:table-row table:style-name="ro1">
          <table:table-cell office:value-type="float" office:value="37" calcext:value-type="float">
            <text:p>03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style-name="ce79" table:formula="of:=[.D38]-[.C38]" office:value-type="time" office:time-value="PT00H00M01.042S" calcext:value-type="time">
            <text:p>00:00:01,042</text:p>
          </table:table-cell>
          <table:table-cell office:value-type="time" office:time-value="PT02H24M56.437S" calcext:value-type="time">
            <text:p>02:24:56,437</text:p>
          </table:table-cell>
          <table:table-cell table:formula="of:=[.F38]+[.E38]" office:value-type="time" office:time-value="PT02H24M57.479S" calcext:value-type="time">
            <text:p>02:24:57,479</text:p>
          </table:table-cell>
          <table:table-cell/>
          <table:table-cell table:style-name="ce79" office:value-type="time" office:time-value="PT01H42M32.111S" calcext:value-type="time">
            <text:p>01:42:32,111</text:p>
          </table:table-cell>
          <table:table-cell table:style-name="ce79" office:value-type="time" office:time-value="PT02H24M56.596S" calcext:value-type="time">
            <text:p>02:24:56,596</text:p>
          </table:table-cell>
          <table:table-cell table:formula="of:=[.I38]-[.J38]" office:value-type="time" office:time-value="-PT00H42M24.485S" calcext:value-type="time">
            <text:p>-00:42:24,485</text:p>
          </table:table-cell>
          <table:table-cell/>
          <table:table-cell table:style-name="ce79" office:value-type="time" office:time-value="PT01H42M34.657S" calcext:value-type="time">
            <text:p>01:42:34,657</text:p>
          </table:table-cell>
          <table:table-cell table:style-name="ce79" office:value-type="time" office:time-value="PT02H24M59.654S" calcext:value-type="time">
            <text:p>02:24:59,654</text:p>
          </table:table-cell>
          <table:table-cell table:style-name="ce84" table:formula="of:=[.M38]-[.N38]" office:value-type="time" office:time-value="-PT00H42M24.997S" calcext:value-type="time">
            <text:p>-00:42:24,997</text:p>
          </table:table-cell>
          <table:table-cell table:style-name="ce84" table:formula="of:=[.K38]-[.O38]" office:value-type="time" office:time-value="PT00H00M00.512S" calcext:value-type="time">
            <text:p>00:00:00,512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38]&lt;0;-TIME(0;0;ABS([.Q38])/1000);TIME(0;0;[.Q38]/1000))" office:value-type="time" office:time-value="PT00H00M00S" calcext:value-type="time">
            <text:p>00:00:00,000</text:p>
          </table:table-cell>
          <table:table-cell table:style-name="ce84" table:formula="of:=[.P38]+[.R38]" office:value-type="time" office:time-value="PT00H00M00.512S" calcext:value-type="time">
            <text:p>00:00:00,512</text:p>
          </table:table-cell>
          <table:table-cell table:style-name="ce84" table:formula="of:=[.K38]+[.R38]" office:value-type="time" office:time-value="-PT00H42M24.485S" calcext:value-type="time">
            <text:p>-00:42:24,485</text:p>
          </table:table-cell>
          <table:table-cell table:style-name="ce84"/>
          <table:table-cell table:style-name="ce84" table:formula="of:=[.C38]-[.F38]" office:value-type="time" office:time-value="-PT00H42M24.766S" calcext:value-type="time">
            <text:p>-00:42:24,766</text:p>
          </table:table-cell>
          <table:table-cell table:style-name="ce84" table:formula="of:=[.I38]-[.C38]" office:value-type="time" office:time-value="PT00H00M00.44S" calcext:value-type="time">
            <text:p>00:00:00,440</text:p>
          </table:table-cell>
          <table:table-cell table:style-name="ce84" table:formula="of:=[.J38]-[.F38]" office:value-type="time" office:time-value="PT00H00M00.159S" calcext:value-type="time">
            <text:p>00:00:00,159</text:p>
          </table:table-cell>
          <table:table-cell table:style-name="ce84" table:formula="of:=[.X38]-[.W38]" office:value-type="time" office:time-value="-PT00H00M00.281S" calcext:value-type="time">
            <text:p>-00:00:00,281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03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style-name="ce79" table:formula="of:=[.D39]-[.C39]" office:value-type="time" office:time-value="PT00H00M15.139S" calcext:value-type="time">
            <text:p>00:00:15,139</text:p>
          </table:table-cell>
          <table:table-cell office:value-type="time" office:time-value="PT02H24M57.647S" calcext:value-type="time">
            <text:p>02:24:57,647</text:p>
          </table:table-cell>
          <table:table-cell table:formula="of:=[.F39]+[.E39]" office:value-type="time" office:time-value="PT02H25M12.786S" calcext:value-type="time">
            <text:p>02:25:12,786</text:p>
          </table:table-cell>
          <table:table-cell/>
          <table:table-cell table:style-name="ce79" office:value-type="time" office:time-value="PT01H42M33.489S" calcext:value-type="time">
            <text:p>01:42:33,489</text:p>
          </table:table-cell>
          <table:table-cell table:style-name="ce79" office:value-type="time" office:time-value="PT02H24M57.978S" calcext:value-type="time">
            <text:p>02:24:57,978</text:p>
          </table:table-cell>
          <table:table-cell table:formula="of:=[.I39]-[.J39]" office:value-type="time" office:time-value="-PT00H42M24.489S" calcext:value-type="time">
            <text:p>-00:42:24,489</text:p>
          </table:table-cell>
          <table:table-cell/>
          <table:table-cell table:style-name="ce79" office:value-type="time" office:time-value="PT01H42M34.657S" calcext:value-type="time">
            <text:p>01:42:34,657</text:p>
          </table:table-cell>
          <table:table-cell table:style-name="ce79" office:value-type="time" office:time-value="PT02H24M59.654S" calcext:value-type="time">
            <text:p>02:24:59,654</text:p>
          </table:table-cell>
          <table:table-cell table:style-name="ce84" table:formula="of:=[.M39]-[.N39]" office:value-type="time" office:time-value="-PT00H42M24.997S" calcext:value-type="time">
            <text:p>-00:42:24,997</text:p>
          </table:table-cell>
          <table:table-cell table:style-name="ce84" table:formula="of:=[.K39]-[.O39]" office:value-type="time" office:time-value="PT00H00M00.508S" calcext:value-type="time">
            <text:p>00:00:00,508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39]&lt;0;-TIME(0;0;ABS([.Q39])/1000);TIME(0;0;[.Q39]/1000))" office:value-type="time" office:time-value="PT00H00M00S" calcext:value-type="time">
            <text:p>00:00:00,000</text:p>
          </table:table-cell>
          <table:table-cell table:style-name="ce84" table:formula="of:=[.P39]+[.R39]" office:value-type="time" office:time-value="PT00H00M00.508S" calcext:value-type="time">
            <text:p>00:00:00,508</text:p>
          </table:table-cell>
          <table:table-cell table:style-name="ce84" table:formula="of:=[.K39]+[.R39]" office:value-type="time" office:time-value="-PT00H42M24.489S" calcext:value-type="time">
            <text:p>-00:42:24,489</text:p>
          </table:table-cell>
          <table:table-cell table:style-name="ce84"/>
          <table:table-cell table:style-name="ce84" table:formula="of:=[.C39]-[.F39]" office:value-type="time" office:time-value="-PT00H42M24.766S" calcext:value-type="time">
            <text:p>-00:42:24,766</text:p>
          </table:table-cell>
          <table:table-cell table:style-name="ce84" table:formula="of:=[.I39]-[.C39]" office:value-type="time" office:time-value="PT00H00M00.608S" calcext:value-type="time">
            <text:p>00:00:00,608</text:p>
          </table:table-cell>
          <table:table-cell table:style-name="ce84" table:formula="of:=[.J39]-[.F39]" office:value-type="time" office:time-value="PT00H00M00.331S" calcext:value-type="time">
            <text:p>00:00:00,331</text:p>
          </table:table-cell>
          <table:table-cell table:style-name="ce84" table:formula="of:=[.X39]-[.W39]" office:value-type="time" office:time-value="-PT00H00M00.277S" calcext:value-type="time">
            <text:p>-00:00:00,277</text:p>
          </table:table-cell>
          <table:table-cell table:number-columns-repeated="39"/>
        </table:table-row>
        <table:table-row table:style-name="ro1">
          <table:table-cell office:value-type="float" office:value="39" calcext:value-type="float">
            <text:p>03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3M19.504S" calcext:value-type="time">
            <text:p>01:43:19,504</text:p>
          </table:table-cell>
          <table:table-cell office:value-type="time" office:time-value="PT01H43M22.923S" calcext:value-type="time">
            <text:p>01:43:22,923</text:p>
          </table:table-cell>
          <table:table-cell table:style-name="ce79" table:formula="of:=[.D40]-[.C40]" office:value-type="time" office:time-value="PT00H00M03.419S" calcext:value-type="time">
            <text:p>00:00:03,419</text:p>
          </table:table-cell>
          <table:table-cell office:value-type="time" office:time-value="PT02H26M43.628S" calcext:value-type="time">
            <text:p>02:26:43,628</text:p>
          </table:table-cell>
          <table:table-cell table:formula="of:=[.F40]+[.E40]" office:value-type="time" office:time-value="PT02H26M47.047S" calcext:value-type="time">
            <text:p>02:26:47,047</text:p>
          </table:table-cell>
          <table:table-cell/>
          <table:table-cell table:style-name="ce79" office:value-type="time" office:time-value="PT01H43M38.473S" calcext:value-type="time">
            <text:p>01:43:38,473</text:p>
          </table:table-cell>
          <table:table-cell table:style-name="ce79" office:value-type="time" office:time-value="PT02H27M02.599S" calcext:value-type="time">
            <text:p>02:27:02,599</text:p>
          </table:table-cell>
          <table:table-cell table:formula="of:=[.I40]-[.J40]" office:value-type="time" office:time-value="-PT00H43M24.126S" calcext:value-type="time">
            <text:p>-00:43:24,126</text:p>
          </table:table-cell>
          <table:table-cell/>
          <table:table-cell table:style-name="ce79" office:value-type="time" office:time-value="PT01H43M23.661S" calcext:value-type="time">
            <text:p>01:43:23,661</text:p>
          </table:table-cell>
          <table:table-cell table:style-name="ce79" office:value-type="time" office:time-value="PT02H26M48.217S" calcext:value-type="time">
            <text:p>02:26:48,217</text:p>
          </table:table-cell>
          <table:table-cell table:style-name="ce84" table:formula="of:=[.M40]-[.N40]" office:value-type="time" office:time-value="-PT00H43M24.556S" calcext:value-type="time">
            <text:p>-00:43:24,556</text:p>
          </table:table-cell>
          <table:table-cell table:style-name="ce84" table:formula="of:=[.K40]-[.O40]" office:value-type="time" office:time-value="PT00H00M00.43S" calcext:value-type="time">
            <text:p>00:00:00,43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40]&lt;0;-TIME(0;0;ABS([.Q40])/1000);TIME(0;0;[.Q40]/1000))" office:value-type="time" office:time-value="PT00H00M00S" calcext:value-type="time">
            <text:p>00:00:00,000</text:p>
          </table:table-cell>
          <table:table-cell table:style-name="ce84" table:formula="of:=[.P40]+[.R40]" office:value-type="time" office:time-value="PT00H00M00.43S" calcext:value-type="time">
            <text:p>00:00:00,430</text:p>
          </table:table-cell>
          <table:table-cell table:style-name="ce84" table:formula="of:=[.K40]+[.R40]" office:value-type="time" office:time-value="-PT00H43M24.126S" calcext:value-type="time">
            <text:p>-00:43:24,126</text:p>
          </table:table-cell>
          <table:table-cell table:style-name="ce84"/>
          <table:table-cell table:style-name="ce84" table:formula="of:=[.C40]-[.F40]" office:value-type="time" office:time-value="-PT00H43M24.124S" calcext:value-type="time">
            <text:p>-00:43:24,124</text:p>
          </table:table-cell>
          <table:table-cell table:style-name="ce84" table:formula="of:=[.I40]-[.C40]" office:value-type="time" office:time-value="PT00H00M18.969S" calcext:value-type="time">
            <text:p>00:00:18,969</text:p>
          </table:table-cell>
          <table:table-cell table:style-name="ce84" table:formula="of:=[.J40]-[.F40]" office:value-type="time" office:time-value="PT00H00M18.971S" calcext:value-type="time">
            <text:p>00:00:18,971</text:p>
          </table:table-cell>
          <table:table-cell table:style-name="ce84" table:formula="of:=[.X40]-[.W40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40" calcext:value-type="float">
            <text:p>04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style-name="ce79" table:formula="of:=[.D41]-[.C41]" office:value-type="time" office:time-value="PT00H00M15.39S" calcext:value-type="time">
            <text:p>00:00:15,390</text:p>
          </table:table-cell>
          <table:table-cell office:value-type="time" office:time-value="PT02H27M35.304S" calcext:value-type="time">
            <text:p>02:27:35,304</text:p>
          </table:table-cell>
          <table:table-cell table:formula="of:=[.F41]+[.E41]" office:value-type="time" office:time-value="PT02H27M50.694S" calcext:value-type="time">
            <text:p>02:27:50,694</text:p>
          </table:table-cell>
          <table:table-cell/>
          <table:table-cell table:style-name="ce79" office:value-type="time" office:time-value="PT01H44M04.765S" calcext:value-type="time">
            <text:p>01:44:04,765</text:p>
          </table:table-cell>
          <table:table-cell table:style-name="ce79" office:value-type="time" office:time-value="PT02H27M35.601S" calcext:value-type="time">
            <text:p>02:27:35,601</text:p>
          </table:table-cell>
          <table:table-cell table:formula="of:=[.I41]-[.J41]" office:value-type="time" office:time-value="-PT00H43M30.836S" calcext:value-type="time">
            <text:p>-00:43:30,836</text:p>
          </table:table-cell>
          <table:table-cell/>
          <table:table-cell table:style-name="ce79" office:value-type="time" office:time-value="PT01H44M05.454S" calcext:value-type="time">
            <text:p>01:44:05,454</text:p>
          </table:table-cell>
          <table:table-cell table:style-name="ce79" office:value-type="time" office:time-value="PT02H27M36.854S" calcext:value-type="time">
            <text:p>02:27:36,854</text:p>
          </table:table-cell>
          <table:table-cell table:style-name="ce84" table:formula="of:=[.M41]-[.N41]" office:value-type="time" office:time-value="-PT00H43M31.4S" calcext:value-type="time">
            <text:p>-00:43:31,400</text:p>
          </table:table-cell>
          <table:table-cell table:style-name="ce84" table:formula="of:=[.K41]-[.O41]" office:value-type="time" office:time-value="PT00H00M00.564S" calcext:value-type="time">
            <text:p>00:00:00,564</text:p>
          </table:table-cell>
          <table:table-cell table:style-name="ce89" office:value-type="float" office:value="-220" calcext:value-type="float">
            <text:p>-220</text:p>
          </table:table-cell>
          <table:table-cell table:style-name="ce84" table:formula="of:=IF([.Q41]&lt;0;-TIME(0;0;ABS([.Q41])/1000);TIME(0;0;[.Q41]/1000))" office:value-type="time" office:time-value="-PT00H00M00.22S" calcext:value-type="time">
            <text:p>-00:00:00,220</text:p>
          </table:table-cell>
          <table:table-cell table:style-name="ce84" table:formula="of:=[.P41]+[.R41]" office:value-type="time" office:time-value="PT00H00M00.344S" calcext:value-type="time">
            <text:p>00:00:00,344</text:p>
          </table:table-cell>
          <table:table-cell table:style-name="ce84" table:formula="of:=[.K41]+[.R41]" office:value-type="time" office:time-value="-PT00H43M31.056S" calcext:value-type="time">
            <text:p>-00:43:31,056</text:p>
          </table:table-cell>
          <table:table-cell table:style-name="ce84"/>
          <table:table-cell table:style-name="ce84" table:formula="of:=[.C41]-[.F41]" office:value-type="time" office:time-value="-PT00H43M31.052S" calcext:value-type="time">
            <text:p>-00:43:31,052</text:p>
          </table:table-cell>
          <table:table-cell table:style-name="ce84" table:formula="of:=[.I41]-[.C41]" office:value-type="time" office:time-value="PT00H00M00.513S" calcext:value-type="time">
            <text:p>00:00:00,513</text:p>
          </table:table-cell>
          <table:table-cell table:style-name="ce84" table:formula="of:=[.J41]-[.F41]" office:value-type="time" office:time-value="PT00H00M00.297S" calcext:value-type="time">
            <text:p>00:00:00,297</text:p>
          </table:table-cell>
          <table:table-cell table:style-name="ce84" table:formula="of:=[.X41]-[.W41]" office:value-type="time" office:time-value="-PT00H00M00.216S" calcext:value-type="time">
            <text:p>-00:00:00,216</text:p>
          </table:table-cell>
          <table:table-cell table:number-columns-repeated="39"/>
        </table:table-row>
        <table:table-row table:style-name="ro1">
          <table:table-cell office:value-type="float" office:value="41" calcext:value-type="float">
            <text:p>04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4M23.481S" calcext:value-type="time">
            <text:p>01:44:23,481</text:p>
          </table:table-cell>
          <table:table-cell office:value-type="time" office:time-value="PT01H44M56.347S" calcext:value-type="time">
            <text:p>01:44:56,347</text:p>
          </table:table-cell>
          <table:table-cell table:style-name="ce79" table:formula="of:=[.D42]-[.C42]" office:value-type="time" office:time-value="PT00H00M32.866S" calcext:value-type="time">
            <text:p>00:00:32,866</text:p>
          </table:table-cell>
          <table:table-cell office:value-type="time" office:time-value="PT02H28M01.163S" calcext:value-type="time">
            <text:p>02:28:01,163</text:p>
          </table:table-cell>
          <table:table-cell table:formula="of:=[.F42]+[.E42]" office:value-type="time" office:time-value="PT02H28M34.029S" calcext:value-type="time">
            <text:p>02:28:34,029</text:p>
          </table:table-cell>
          <table:table-cell/>
          <table:table-cell table:style-name="ce79" office:value-type="time" office:time-value="PT01H44M23.76S" calcext:value-type="time">
            <text:p>01:44:23,760</text:p>
          </table:table-cell>
          <table:table-cell table:style-name="ce79" office:value-type="time" office:time-value="PT02H28M01.402S" calcext:value-type="time">
            <text:p>02:28:01,402</text:p>
          </table:table-cell>
          <table:table-cell table:formula="of:=[.I42]-[.J42]" office:value-type="time" office:time-value="-PT00H43M37.642S" calcext:value-type="time">
            <text:p>-00:43:37,642</text:p>
          </table:table-cell>
          <table:table-cell/>
          <table:table-cell table:style-name="ce79" office:value-type="time" office:time-value="PT01H44M24.307S" calcext:value-type="time">
            <text:p>01:44:24,307</text:p>
          </table:table-cell>
          <table:table-cell table:style-name="ce79" office:value-type="time" office:time-value="PT02H28M02.546S" calcext:value-type="time">
            <text:p>02:28:02,546</text:p>
          </table:table-cell>
          <table:table-cell table:style-name="ce84" table:formula="of:=[.M42]-[.N42]" office:value-type="time" office:time-value="-PT00H43M38.239S" calcext:value-type="time">
            <text:p>-00:43:38,239</text:p>
          </table:table-cell>
          <table:table-cell table:style-name="ce84" table:formula="of:=[.K42]-[.O42]" office:value-type="time" office:time-value="PT00H00M00.597S" calcext:value-type="time">
            <text:p>00:00:00,597</text:p>
          </table:table-cell>
          <table:table-cell table:style-name="ce89" office:value-type="float" office:value="-40" calcext:value-type="float">
            <text:p>-40</text:p>
          </table:table-cell>
          <table:table-cell table:style-name="ce84" table:formula="of:=IF([.Q42]&lt;0;-TIME(0;0;ABS([.Q42])/1000);TIME(0;0;[.Q42]/1000))" office:value-type="time" office:time-value="-PT00H00M00.04S" calcext:value-type="time">
            <text:p>-00:00:00,040</text:p>
          </table:table-cell>
          <table:table-cell table:style-name="ce84" table:formula="of:=[.P42]+[.R42]" office:value-type="time" office:time-value="PT00H00M00.557S" calcext:value-type="time">
            <text:p>00:00:00,557</text:p>
          </table:table-cell>
          <table:table-cell table:style-name="ce84" table:formula="of:=[.K42]+[.R42]" office:value-type="time" office:time-value="-PT00H43M37.682S" calcext:value-type="time">
            <text:p>-00:43:37,682</text:p>
          </table:table-cell>
          <table:table-cell table:style-name="ce84"/>
          <table:table-cell table:style-name="ce84" table:formula="of:=[.C42]-[.F42]" office:value-type="time" office:time-value="-PT00H43M37.682S" calcext:value-type="time">
            <text:p>-00:43:37,682</text:p>
          </table:table-cell>
          <table:table-cell table:style-name="ce84" table:formula="of:=[.I42]-[.C42]" office:value-type="time" office:time-value="PT00H00M00.279S" calcext:value-type="time">
            <text:p>00:00:00,279</text:p>
          </table:table-cell>
          <table:table-cell table:style-name="ce84" table:formula="of:=[.J42]-[.F42]" office:value-type="time" office:time-value="PT00H00M00.239S" calcext:value-type="time">
            <text:p>00:00:00,239</text:p>
          </table:table-cell>
          <table:table-cell table:style-name="ce84" table:formula="of:=[.X42]-[.W42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42" calcext:value-type="float">
            <text:p>04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4M59.306S" calcext:value-type="time">
            <text:p>01:44:59,306</text:p>
          </table:table-cell>
          <table:table-cell office:value-type="time" office:time-value="PT01H45M00.806S" calcext:value-type="time">
            <text:p>01:45:00,806</text:p>
          </table:table-cell>
          <table:table-cell table:style-name="ce79" table:formula="of:=[.D43]-[.C43]" office:value-type="time" office:time-value="PT00H00M01.5S" calcext:value-type="time">
            <text:p>00:00:01,500</text:p>
          </table:table-cell>
          <table:table-cell office:value-type="time" office:time-value="PT02H29M45.059S" calcext:value-type="time">
            <text:p>02:29:45,059</text:p>
          </table:table-cell>
          <table:table-cell table:formula="of:=[.F43]+[.E43]" office:value-type="time" office:time-value="PT02H29M46.559S" calcext:value-type="time">
            <text:p>02:29:46,559</text:p>
          </table:table-cell>
          <table:table-cell/>
          <table:table-cell table:style-name="ce79" office:value-type="time" office:time-value="PT01H45M01.094S" calcext:value-type="time">
            <text:p>01:45:01,094</text:p>
          </table:table-cell>
          <table:table-cell table:style-name="ce79" office:value-type="time" office:time-value="PT02H29M46.835S" calcext:value-type="time">
            <text:p>02:29:46,835</text:p>
          </table:table-cell>
          <table:table-cell table:formula="of:=[.I43]-[.J43]" office:value-type="time" office:time-value="-PT00H44M45.741S" calcext:value-type="time">
            <text:p>-00:44:45,741</text:p>
          </table:table-cell>
          <table:table-cell/>
          <table:table-cell table:style-name="ce79" office:value-type="time" office:time-value="PT01H44M59.585S" calcext:value-type="time">
            <text:p>01:44:59,585</text:p>
          </table:table-cell>
          <table:table-cell table:style-name="ce79" office:value-type="time" office:time-value="PT02H29M45.9S" calcext:value-type="time">
            <text:p>02:29:45,900</text:p>
          </table:table-cell>
          <table:table-cell table:style-name="ce84" table:formula="of:=[.M43]-[.N43]" office:value-type="time" office:time-value="-PT00H44M46.315S" calcext:value-type="time">
            <text:p>-00:44:46,315</text:p>
          </table:table-cell>
          <table:table-cell table:style-name="ce84" table:formula="of:=[.K43]-[.O43]" office:value-type="time" office:time-value="PT00H00M00.574S" calcext:value-type="time">
            <text:p>00:00:00,574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43]&lt;0;-TIME(0;0;ABS([.Q43])/1000);TIME(0;0;[.Q43]/1000))" office:value-type="time" office:time-value="PT00H00M00S" calcext:value-type="time">
            <text:p>00:00:00,000</text:p>
          </table:table-cell>
          <table:table-cell table:style-name="ce84" table:formula="of:=[.P43]+[.R43]" office:value-type="time" office:time-value="PT00H00M00.574S" calcext:value-type="time">
            <text:p>00:00:00,574</text:p>
          </table:table-cell>
          <table:table-cell table:style-name="ce84" table:formula="of:=[.K43]+[.R43]" office:value-type="time" office:time-value="-PT00H44M45.741S" calcext:value-type="time">
            <text:p>-00:44:45,741</text:p>
          </table:table-cell>
          <table:table-cell table:style-name="ce84"/>
          <table:table-cell table:style-name="ce84" table:formula="of:=[.C43]-[.F43]" office:value-type="time" office:time-value="-PT00H44M45.753S" calcext:value-type="time">
            <text:p>-00:44:45,753</text:p>
          </table:table-cell>
          <table:table-cell table:style-name="ce84" table:formula="of:=[.I43]-[.C43]" office:value-type="time" office:time-value="PT00H00M01.788S" calcext:value-type="time">
            <text:p>00:00:01,788</text:p>
          </table:table-cell>
          <table:table-cell table:style-name="ce84" table:formula="of:=[.J43]-[.F43]" office:value-type="time" office:time-value="PT00H00M01.776S" calcext:value-type="time">
            <text:p>00:00:01,776</text:p>
          </table:table-cell>
          <table:table-cell table:style-name="ce84" table:formula="of:=[.X43]-[.W43]" office:value-type="time" office:time-value="-PT00H00M00.012S" calcext:value-type="time">
            <text:p>-00:00:00,012</text:p>
          </table:table-cell>
          <table:table-cell table:number-columns-repeated="39"/>
        </table:table-row>
        <table:table-row table:style-name="ro1">
          <table:table-cell office:value-type="float" office:value="43" calcext:value-type="float">
            <text:p>04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5M09.401S" calcext:value-type="time">
            <text:p>01:45:09,401</text:p>
          </table:table-cell>
          <table:table-cell office:value-type="time" office:time-value="PT01H45M14.78S" calcext:value-type="time">
            <text:p>01:45:14,780</text:p>
          </table:table-cell>
          <table:table-cell table:style-name="ce79" table:formula="of:=[.D44]-[.C44]" office:value-type="time" office:time-value="PT00H00M05.379S" calcext:value-type="time">
            <text:p>00:00:05,379</text:p>
          </table:table-cell>
          <table:table-cell office:value-type="time" office:time-value="PT02H32M13.791S" calcext:value-type="time">
            <text:p>02:32:13,791</text:p>
          </table:table-cell>
          <table:table-cell table:formula="of:=[.F44]+[.E44]" office:value-type="time" office:time-value="PT02H32M19.17S" calcext:value-type="time">
            <text:p>02:32:19,170</text:p>
          </table:table-cell>
          <table:table-cell/>
          <table:table-cell table:style-name="ce79" office:value-type="time" office:time-value="PT01H45M05.939S" calcext:value-type="time">
            <text:p>01:45:05,939</text:p>
          </table:table-cell>
          <table:table-cell table:style-name="ce79" office:value-type="time" office:time-value="PT02H32M10.276S" calcext:value-type="time">
            <text:p>02:32:10,276</text:p>
          </table:table-cell>
          <table:table-cell table:formula="of:=[.I44]-[.J44]" office:value-type="time" office:time-value="-PT00H47M04.337S" calcext:value-type="time">
            <text:p>-00:47:04,337</text:p>
          </table:table-cell>
          <table:table-cell/>
          <table:table-cell table:style-name="ce79" office:value-type="time" office:time-value="PT01H45M06.635S" calcext:value-type="time">
            <text:p>01:45:06,635</text:p>
          </table:table-cell>
          <table:table-cell table:style-name="ce79" office:value-type="time" office:time-value="PT02H32M11.378S" calcext:value-type="time">
            <text:p>02:32:11,378</text:p>
          </table:table-cell>
          <table:table-cell table:style-name="ce84" table:formula="of:=[.M44]-[.N44]" office:value-type="time" office:time-value="-PT00H47M04.743S" calcext:value-type="time">
            <text:p>-00:47:04,743</text:p>
          </table:table-cell>
          <table:table-cell table:style-name="ce84" table:formula="of:=[.K44]-[.O44]" office:value-type="time" office:time-value="PT00H00M00.406S" calcext:value-type="time">
            <text:p>00:00:00,406</text:p>
          </table:table-cell>
          <table:table-cell table:style-name="ce89" office:value-type="float" office:value="-50" calcext:value-type="float">
            <text:p>-50</text:p>
          </table:table-cell>
          <table:table-cell table:style-name="ce84" table:formula="of:=IF([.Q44]&lt;0;-TIME(0;0;ABS([.Q44])/1000);TIME(0;0;[.Q44]/1000))" office:value-type="time" office:time-value="-PT00H00M00.05S" calcext:value-type="time">
            <text:p>-00:00:00,050</text:p>
          </table:table-cell>
          <table:table-cell table:style-name="ce84" table:formula="of:=[.P44]+[.R44]" office:value-type="time" office:time-value="PT00H00M00.356S" calcext:value-type="time">
            <text:p>00:00:00,356</text:p>
          </table:table-cell>
          <table:table-cell table:style-name="ce84" table:formula="of:=[.K44]+[.R44]" office:value-type="time" office:time-value="-PT00H47M04.387S" calcext:value-type="time">
            <text:p>-00:47:04,387</text:p>
          </table:table-cell>
          <table:table-cell table:style-name="ce84"/>
          <table:table-cell table:style-name="ce84" table:formula="of:=[.C44]-[.F44]" office:value-type="time" office:time-value="-PT00H47M04.39S" calcext:value-type="time">
            <text:p>-00:47:04,390</text:p>
          </table:table-cell>
          <table:table-cell table:style-name="ce84" table:formula="of:=[.I44]-[.C44]" office:value-type="time" office:time-value="-PT00H00M03.462S" calcext:value-type="time">
            <text:p>-00:00:03,462</text:p>
          </table:table-cell>
          <table:table-cell table:style-name="ce84" table:formula="of:=[.J44]-[.F44]" office:value-type="time" office:time-value="-PT00H00M03.515S" calcext:value-type="time">
            <text:p>-00:00:03,515</text:p>
          </table:table-cell>
          <table:table-cell table:style-name="ce84" table:formula="of:=[.X44]-[.W44]" office:value-type="time" office:time-value="-PT00H00M00.053S" calcext:value-type="time">
            <text:p>-00:00:00,053</text:p>
          </table:table-cell>
          <table:table-cell table:number-columns-repeated="39"/>
        </table:table-row>
        <table:table-row table:style-name="ro1">
          <table:table-cell office:value-type="float" office:value="44" calcext:value-type="float">
            <text:p>04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7M20.693S" calcext:value-type="time">
            <text:p>01:47:20,693</text:p>
          </table:table-cell>
          <table:table-cell office:value-type="time" office:time-value="PT01H47M46.966S" calcext:value-type="time">
            <text:p>01:47:46,966</text:p>
          </table:table-cell>
          <table:table-cell table:style-name="ce79" table:formula="of:=[.D45]-[.C45]" office:value-type="time" office:time-value="PT00H00M26.273S" calcext:value-type="time">
            <text:p>00:00:26,273</text:p>
          </table:table-cell>
          <table:table-cell office:value-type="time" office:time-value="PT02H37M19.721S" calcext:value-type="time">
            <text:p>02:37:19,721</text:p>
          </table:table-cell>
          <table:table-cell table:formula="of:=[.F45]+[.E45]" office:value-type="time" office:time-value="PT02H37M45.994S" calcext:value-type="time">
            <text:p>02:37:45,994</text:p>
          </table:table-cell>
          <table:table-cell/>
          <table:table-cell table:style-name="ce79" office:value-type="time" office:time-value="PT01H47M38.7S" calcext:value-type="time">
            <text:p>01:47:38,700</text:p>
          </table:table-cell>
          <table:table-cell table:style-name="ce79" office:value-type="time" office:time-value="PT02H37M37.529S" calcext:value-type="time">
            <text:p>02:37:37,529</text:p>
          </table:table-cell>
          <table:table-cell table:formula="of:=[.I45]-[.J45]" office:value-type="time" office:time-value="-PT00H49M58.829S" calcext:value-type="time">
            <text:p>-00:49:58,829</text:p>
          </table:table-cell>
          <table:table-cell/>
          <table:table-cell table:style-name="ce79" office:value-type="time" office:time-value="PT01H47M39.166S" calcext:value-type="time">
            <text:p>01:47:39,166</text:p>
          </table:table-cell>
          <table:table-cell table:style-name="ce79" office:value-type="time" office:time-value="PT02H37M38.497S" calcext:value-type="time">
            <text:p>02:37:38,497</text:p>
          </table:table-cell>
          <table:table-cell table:style-name="ce84" table:formula="of:=[.M45]-[.N45]" office:value-type="time" office:time-value="-PT00H49M59.331S" calcext:value-type="time">
            <text:p>-00:49:59,331</text:p>
          </table:table-cell>
          <table:table-cell table:style-name="ce84" table:formula="of:=[.K45]-[.O45]" office:value-type="time" office:time-value="PT00H00M00.502S" calcext:value-type="time">
            <text:p>00:00:00,502</text:p>
          </table:table-cell>
          <table:table-cell table:style-name="ce89" office:value-type="float" office:value="-230" calcext:value-type="float">
            <text:p>-230</text:p>
          </table:table-cell>
          <table:table-cell table:style-name="ce84" table:formula="of:=IF([.Q45]&lt;0;-TIME(0;0;ABS([.Q45])/1000);TIME(0;0;[.Q45]/1000))" office:value-type="time" office:time-value="-PT00H00M00.23S" calcext:value-type="time">
            <text:p>-00:00:00,230</text:p>
          </table:table-cell>
          <table:table-cell table:style-name="ce84" table:formula="of:=[.P45]+[.R45]" office:value-type="time" office:time-value="PT00H00M00.272S" calcext:value-type="time">
            <text:p>00:00:00,272</text:p>
          </table:table-cell>
          <table:table-cell table:style-name="ce84" table:formula="of:=[.K45]+[.R45]" office:value-type="time" office:time-value="-PT00H49M59.059S" calcext:value-type="time">
            <text:p>-00:49:59,059</text:p>
          </table:table-cell>
          <table:table-cell table:style-name="ce84"/>
          <table:table-cell table:style-name="ce84" table:formula="of:=[.C45]-[.F45]" office:value-type="time" office:time-value="-PT00H49M59.028S" calcext:value-type="time">
            <text:p>-00:49:59,028</text:p>
          </table:table-cell>
          <table:table-cell table:style-name="ce84" table:formula="of:=[.I45]-[.C45]" office:value-type="time" office:time-value="PT00H00M18.007S" calcext:value-type="time">
            <text:p>00:00:18,007</text:p>
          </table:table-cell>
          <table:table-cell table:style-name="ce84" table:formula="of:=[.J45]-[.F45]" office:value-type="time" office:time-value="PT00H00M17.808S" calcext:value-type="time">
            <text:p>00:00:17,808</text:p>
          </table:table-cell>
          <table:table-cell table:style-name="ce84" table:formula="of:=[.X45]-[.W45]" office:value-type="time" office:time-value="-PT00H00M00.199S" calcext:value-type="time">
            <text:p>-00:00:00,199</text:p>
          </table:table-cell>
          <table:table-cell table:number-columns-repeated="39"/>
        </table:table-row>
        <table:table-row table:style-name="ro1">
          <table:table-cell office:value-type="float" office:value="45" calcext:value-type="float">
            <text:p>04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34S" calcext:value-type="time">
            <text:p>01:47:55,534</text:p>
          </table:table-cell>
          <table:table-cell table:style-name="ce79" table:formula="of:=[.D46]-[.C46]" office:value-type="time" office:time-value="PT00H00M07.34S" calcext:value-type="time">
            <text:p>00:00:07,340</text:p>
          </table:table-cell>
          <table:table-cell office:value-type="time" office:time-value="PT00H07M24.654S" calcext:value-type="time">
            <text:p>00:07:24,654</text:p>
          </table:table-cell>
          <table:table-cell table:formula="of:=[.F46]+[.E46]" office:value-type="time" office:time-value="PT00H07M31.994S" calcext:value-type="time">
            <text:p>00:07:31,994</text:p>
          </table:table-cell>
          <table:table-cell/>
          <table:table-cell table:style-name="ce79" office:value-type="time" office:time-value="PT01H47M51.913S" calcext:value-type="time">
            <text:p>01:47:51,913</text:p>
          </table:table-cell>
          <table:table-cell table:style-name="ce79" office:value-type="time" office:time-value="PT00H07M28.499S" calcext:value-type="time">
            <text:p>00:07:28,499</text:p>
          </table:table-cell>
          <table:table-cell table:formula="of:=[.I46]-[.J46]" office:value-type="time" office:time-value="PT01H40M23.414S" calcext:value-type="time">
            <text:p>01:40:23,414</text:p>
          </table:table-cell>
          <table:table-cell/>
          <table:table-cell table:style-name="ce82" office:value-type="time" office:time-value="PT01H47M51.913S" calcext:value-type="time">
            <text:p>01:47:51,913</text:p>
          </table:table-cell>
          <table:table-cell table:style-name="ce82" office:value-type="time" office:time-value="PT00H07M28.499S" calcext:value-type="time">
            <text:p>00:07:28,499</text:p>
          </table:table-cell>
          <table:table-cell table:style-name="ce84" table:formula="of:=[.M46]-[.N46]" office:value-type="time" office:time-value="PT01H40M23.414S" calcext:value-type="time">
            <text:p>01:40:23,414</text:p>
          </table:table-cell>
          <table:table-cell table:style-name="ce84" table:formula="of:=[.K46]-[.O46]" office:value-type="time" office:time-value="PT00H00M00S" calcext:value-type="time">
            <text:p>00:00:00,000</text:p>
          </table:table-cell>
          <table:table-cell table:style-name="ce89" office:value-type="float" office:value="130" calcext:value-type="float">
            <text:p>130</text:p>
          </table:table-cell>
          <table:table-cell table:style-name="ce84" table:formula="of:=IF([.Q46]&lt;0;-TIME(0;0;ABS([.Q46])/1000);TIME(0;0;[.Q46]/1000))" office:value-type="time" office:time-value="PT00H00M00.13S" calcext:value-type="time">
            <text:p>00:00:00,130</text:p>
          </table:table-cell>
          <table:table-cell table:style-name="ce84" table:formula="of:=[.P46]+[.R46]" office:value-type="time" office:time-value="PT00H00M00.13S" calcext:value-type="time">
            <text:p>00:00:00,130</text:p>
          </table:table-cell>
          <table:table-cell table:style-name="ce84" table:formula="of:=[.K46]+[.R46]" office:value-type="time" office:time-value="PT01H40M23.544S" calcext:value-type="time">
            <text:p>01:40:23,544</text:p>
          </table:table-cell>
          <table:table-cell table:style-name="ce84"/>
          <table:table-cell table:style-name="ce84" table:formula="of:=[.C46]-[.F46]" office:value-type="time" office:time-value="PT01H40M23.54S" calcext:value-type="time">
            <text:p>01:40:23,540</text:p>
          </table:table-cell>
          <table:table-cell table:style-name="ce84" table:formula="of:=[.I46]-[.C46]" office:value-type="time" office:time-value="PT00H00M03.719S" calcext:value-type="time">
            <text:p>00:00:03,719</text:p>
          </table:table-cell>
          <table:table-cell table:style-name="ce84" table:formula="of:=[.J46]-[.F46]" office:value-type="time" office:time-value="PT00H00M03.845S" calcext:value-type="time">
            <text:p>00:00:03,845</text:p>
          </table:table-cell>
          <table:table-cell table:style-name="ce84" table:formula="of:=[.X46]-[.W46]" office:value-type="time" office:time-value="PT00H00M00.126S" calcext:value-type="time">
            <text:p>00:00:00,126</text:p>
          </table:table-cell>
          <table:table-cell table:number-columns-repeated="39"/>
        </table:table-row>
        <table:table-row table:style-name="ro1">
          <table:table-cell office:value-type="float" office:value="46" calcext:value-type="float">
            <text:p>04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7M58.244S" calcext:value-type="time">
            <text:p>01:47:58,244</text:p>
          </table:table-cell>
          <table:table-cell office:value-type="time" office:time-value="PT01H48M00.412S" calcext:value-type="time">
            <text:p>01:48:00,412</text:p>
          </table:table-cell>
          <table:table-cell table:style-name="ce79" table:formula="of:=[.D47]-[.C47]" office:value-type="time" office:time-value="PT00H00M02.168S" calcext:value-type="time">
            <text:p>00:00:02,168</text:p>
          </table:table-cell>
          <table:table-cell office:value-type="time" office:time-value="PT00H09M19.769S" calcext:value-type="time">
            <text:p>00:09:19,769</text:p>
          </table:table-cell>
          <table:table-cell table:formula="of:=[.F47]+[.E47]" office:value-type="time" office:time-value="PT00H09M21.937S" calcext:value-type="time">
            <text:p>00:09:21,937</text:p>
          </table:table-cell>
          <table:table-cell/>
          <table:table-cell table:style-name="ce79" office:value-type="time" office:time-value="PT01H47M59.291S" calcext:value-type="time">
            <text:p>01:47:59,291</text:p>
          </table:table-cell>
          <table:table-cell table:style-name="ce79" office:value-type="time" office:time-value="PT00H09M20.855S" calcext:value-type="time">
            <text:p>00:09:20,855</text:p>
          </table:table-cell>
          <table:table-cell table:formula="of:=[.I47]-[.J47]" office:value-type="time" office:time-value="PT01H38M38.436S" calcext:value-type="time">
            <text:p>01:38:38,436</text:p>
          </table:table-cell>
          <table:table-cell/>
          <table:table-cell table:style-name="ce82" office:value-type="time" office:time-value="PT01H47M59.291S" calcext:value-type="time">
            <text:p>01:47:59,291</text:p>
          </table:table-cell>
          <table:table-cell table:style-name="ce82" office:value-type="time" office:time-value="PT00H09M20.855S" calcext:value-type="time">
            <text:p>00:09:20,855</text:p>
          </table:table-cell>
          <table:table-cell table:style-name="ce84" table:formula="of:=[.M47]-[.N47]" office:value-type="time" office:time-value="PT01H38M38.436S" calcext:value-type="time">
            <text:p>01:38:38,436</text:p>
          </table:table-cell>
          <table:table-cell table:style-name="ce84" table:formula="of:=[.K47]-[.O47]" office:value-type="time" office:time-value="PT00H00M00S" calcext:value-type="time">
            <text:p>00:00:00,000</text:p>
          </table:table-cell>
          <table:table-cell table:style-name="ce89" office:value-type="float" office:value="40" calcext:value-type="float">
            <text:p>40</text:p>
          </table:table-cell>
          <table:table-cell table:style-name="ce84" table:formula="of:=IF([.Q47]&lt;0;-TIME(0;0;ABS([.Q47])/1000);TIME(0;0;[.Q47]/1000))" office:value-type="time" office:time-value="PT00H00M00.04S" calcext:value-type="time">
            <text:p>00:00:00,040</text:p>
          </table:table-cell>
          <table:table-cell table:style-name="ce84" table:formula="of:=[.P47]+[.R47]" office:value-type="time" office:time-value="PT00H00M00.04S" calcext:value-type="time">
            <text:p>00:00:00,040</text:p>
          </table:table-cell>
          <table:table-cell table:style-name="ce84" table:formula="of:=[.K47]+[.R47]" office:value-type="time" office:time-value="PT01H38M38.476S" calcext:value-type="time">
            <text:p>01:38:38,476</text:p>
          </table:table-cell>
          <table:table-cell table:style-name="ce84"/>
          <table:table-cell table:style-name="ce84" table:formula="of:=[.C47]-[.F47]" office:value-type="time" office:time-value="PT01H38M38.475S" calcext:value-type="time">
            <text:p>01:38:38,475</text:p>
          </table:table-cell>
          <table:table-cell table:style-name="ce84" table:formula="of:=[.I47]-[.C47]" office:value-type="time" office:time-value="PT00H00M01.047S" calcext:value-type="time">
            <text:p>00:00:01,047</text:p>
          </table:table-cell>
          <table:table-cell table:style-name="ce84" table:formula="of:=[.J47]-[.F47]" office:value-type="time" office:time-value="PT00H00M01.086S" calcext:value-type="time">
            <text:p>00:00:01,086</text:p>
          </table:table-cell>
          <table:table-cell table:style-name="ce84" table:formula="of:=[.X47]-[.W47]" office:value-type="time" office:time-value="PT00H00M00.039S" calcext:value-type="time">
            <text:p>00:00:00,039</text:p>
          </table:table-cell>
          <table:table-cell table:number-columns-repeated="39"/>
        </table:table-row>
        <table:table-row table:style-name="ro1">
          <table:table-cell office:value-type="float" office:value="47" calcext:value-type="float">
            <text:p>04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8M11.861S" calcext:value-type="time">
            <text:p>01:48:11,861</text:p>
          </table:table-cell>
          <table:table-cell office:value-type="time" office:time-value="PT01H48M42.701S" calcext:value-type="time">
            <text:p>01:48:42,701</text:p>
          </table:table-cell>
          <table:table-cell table:style-name="ce79" table:formula="of:=[.D48]-[.C48]" office:value-type="time" office:time-value="PT00H00M30.84S" calcext:value-type="time">
            <text:p>00:00:30,840</text:p>
          </table:table-cell>
          <table:table-cell office:value-type="time" office:time-value="PT00H11M27.354S" calcext:value-type="time">
            <text:p>00:11:27,354</text:p>
          </table:table-cell>
          <table:table-cell table:formula="of:=[.F48]+[.E48]" office:value-type="time" office:time-value="PT00H11M58.194S" calcext:value-type="time">
            <text:p>00:11:58,194</text:p>
          </table:table-cell>
          <table:table-cell/>
          <table:table-cell table:style-name="ce79" office:value-type="time" office:time-value="PT01H48M38.139S" calcext:value-type="time">
            <text:p>01:48:38,139</text:p>
          </table:table-cell>
          <table:table-cell table:style-name="ce79" office:value-type="time" office:time-value="PT00H11M53.391S" calcext:value-type="time">
            <text:p>00:11:53,391</text:p>
          </table:table-cell>
          <table:table-cell table:formula="of:=[.I48]-[.J48]" office:value-type="time" office:time-value="PT01H36M44.748S" calcext:value-type="time">
            <text:p>01:36:44,748</text:p>
          </table:table-cell>
          <table:table-cell/>
          <table:table-cell table:style-name="ce79" office:value-type="time" office:time-value="PT01H48M36.554S" calcext:value-type="time">
            <text:p>01:48:36,554</text:p>
          </table:table-cell>
          <table:table-cell table:style-name="ce79" office:value-type="time" office:time-value="PT00H11M52.256S" calcext:value-type="time">
            <text:p>00:11:52,256</text:p>
          </table:table-cell>
          <table:table-cell table:style-name="ce84" table:formula="of:=[.M48]-[.N48]" office:value-type="time" office:time-value="PT01H36M44.298S" calcext:value-type="time">
            <text:p>01:36:44,298</text:p>
          </table:table-cell>
          <table:table-cell table:style-name="ce84" table:formula="of:=[.K48]-[.O48]" office:value-type="time" office:time-value="PT00H00M00.45S" calcext:value-type="time">
            <text:p>00:00:00,450</text:p>
          </table:table-cell>
          <table:table-cell table:style-name="ce89" office:value-type="float" office:value="-80" calcext:value-type="float">
            <text:p>-80</text:p>
          </table:table-cell>
          <table:table-cell table:style-name="ce84" table:formula="of:=IF([.Q48]&lt;0;-TIME(0;0;ABS([.Q48])/1000);TIME(0;0;[.Q48]/1000))" office:value-type="time" office:time-value="-PT00H00M00.08S" calcext:value-type="time">
            <text:p>-00:00:00,080</text:p>
          </table:table-cell>
          <table:table-cell table:style-name="ce84" table:formula="of:=[.P48]+[.R48]" office:value-type="time" office:time-value="PT00H00M00.37S" calcext:value-type="time">
            <text:p>00:00:00,370</text:p>
          </table:table-cell>
          <table:table-cell table:style-name="ce84" table:formula="of:=[.K48]+[.R48]" office:value-type="time" office:time-value="PT01H36M44.668S" calcext:value-type="time">
            <text:p>01:36:44,668</text:p>
          </table:table-cell>
          <table:table-cell table:style-name="ce84"/>
          <table:table-cell table:style-name="ce84" table:formula="of:=[.C48]-[.F48]" office:value-type="time" office:time-value="PT01H36M44.507S" calcext:value-type="time">
            <text:p>01:36:44,507</text:p>
          </table:table-cell>
          <table:table-cell table:style-name="ce84" table:formula="of:=[.I48]-[.C48]" office:value-type="time" office:time-value="PT00H00M26.278S" calcext:value-type="time">
            <text:p>00:00:26,278</text:p>
          </table:table-cell>
          <table:table-cell table:style-name="ce84" table:formula="of:=[.J48]-[.F48]" office:value-type="time" office:time-value="PT00H00M26.037S" calcext:value-type="time">
            <text:p>00:00:26,037</text:p>
          </table:table-cell>
          <table:table-cell table:style-name="ce84" table:formula="of:=[.X48]-[.W48]" office:value-type="time" office:time-value="-PT00H00M00.241S" calcext:value-type="time">
            <text:p>-00:00:00,241</text:p>
          </table:table-cell>
          <table:table-cell table:number-columns-repeated="39"/>
        </table:table-row>
        <table:table-row table:style-name="ro1">
          <table:table-cell office:value-type="float" office:value="48" calcext:value-type="float">
            <text:p>048</text:p>
          </table:table-cell>
          <table:table-cell table:style-name="ce76" office:value-type="string" calcext:value-type="string">
            <text:p>EXT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style-name="ce79" table:formula="of:=[.D49]-[.C49]" office:value-type="time" office:time-value="PT00H00M18.727S" calcext:value-type="time">
            <text:p>00:00:18,727</text:p>
          </table:table-cell>
          <table:table-cell office:value-type="time" office:time-value="PT00H15M46.92S" calcext:value-type="time">
            <text:p>00:15:46,920</text:p>
          </table:table-cell>
          <table:table-cell table:formula="of:=[.F49]+[.E49]" office:value-type="time" office:time-value="PT00H16M05.647S" calcext:value-type="time">
            <text:p>00:16:05,647</text:p>
          </table:table-cell>
          <table:table-cell/>
          <table:table-cell table:style-name="ce79" office:value-type="time" office:time-value="PT01H48M49.998S" calcext:value-type="time">
            <text:p>01:48:49,998</text:p>
          </table:table-cell>
          <table:table-cell table:style-name="ce79" office:value-type="time" office:time-value="PT00H15M46.064S" calcext:value-type="time">
            <text:p>00:15:46,064</text:p>
          </table:table-cell>
          <table:table-cell table:formula="of:=[.I49]-[.J49]" office:value-type="time" office:time-value="PT01H33M03.934S" calcext:value-type="time">
            <text:p>01:33:03,934</text:p>
          </table:table-cell>
          <table:table-cell/>
          <table:table-cell table:style-name="ce79" office:value-type="time" office:time-value="PT01H48M58.873S" calcext:value-type="time">
            <text:p>01:48:58,873</text:p>
          </table:table-cell>
          <table:table-cell table:style-name="ce79" office:value-type="time" office:time-value="PT00H15M55.213S" calcext:value-type="time">
            <text:p>00:15:55,213</text:p>
          </table:table-cell>
          <table:table-cell table:style-name="ce84" table:formula="of:=[.M49]-[.N49]" office:value-type="time" office:time-value="PT01H33M03.66S" calcext:value-type="time">
            <text:p>01:33:03,660</text:p>
          </table:table-cell>
          <table:table-cell table:style-name="ce84" table:formula="of:=[.K49]-[.O49]" office:value-type="time" office:time-value="PT00H00M00.274S" calcext:value-type="time">
            <text:p>00:00:00,274</text:p>
          </table:table-cell>
          <table:table-cell table:style-name="ce89" office:value-type="float" office:value="-90" calcext:value-type="float">
            <text:p>-90</text:p>
          </table:table-cell>
          <table:table-cell table:style-name="ce84" table:formula="of:=IF([.Q49]&lt;0;-TIME(0;0;ABS([.Q49])/1000);TIME(0;0;[.Q49]/1000))" office:value-type="time" office:time-value="-PT00H00M00.09S" calcext:value-type="time">
            <text:p>-00:00:00,090</text:p>
          </table:table-cell>
          <table:table-cell table:style-name="ce84" table:formula="of:=[.P49]+[.R49]" office:value-type="time" office:time-value="PT00H00M00.184S" calcext:value-type="time">
            <text:p>00:00:00,184</text:p>
          </table:table-cell>
          <table:table-cell table:style-name="ce84" table:formula="of:=[.K49]+[.R49]" office:value-type="time" office:time-value="PT01H33M03.844S" calcext:value-type="time">
            <text:p>01:33:03,844</text:p>
          </table:table-cell>
          <table:table-cell table:style-name="ce84"/>
          <table:table-cell table:style-name="ce84" table:formula="of:=[.C49]-[.F49]" office:value-type="time" office:time-value="PT01H33M03.84S" calcext:value-type="time">
            <text:p>01:33:03,840</text:p>
          </table:table-cell>
          <table:table-cell table:style-name="ce84" table:formula="of:=[.I49]-[.C49]" office:value-type="time" office:time-value="-PT00H00M00.762S" calcext:value-type="time">
            <text:p>-00:00:00,762</text:p>
          </table:table-cell>
          <table:table-cell table:style-name="ce84" table:formula="of:=[.J49]-[.F49]" office:value-type="time" office:time-value="-PT00H00M00.856S" calcext:value-type="time">
            <text:p>-00:00:00,856</text:p>
          </table:table-cell>
          <table:table-cell table:style-name="ce84" table:formula="of:=[.X49]-[.W49]" office:value-type="time" office:time-value="-PT00H00M00.094S" calcext:value-type="time">
            <text:p>-00:00:00,094</text:p>
          </table:table-cell>
          <table:table-cell table:number-columns-repeated="39"/>
        </table:table-row>
        <table:table-row table:style-name="ro1">
          <table:table-cell office:value-type="float" office:value="49" calcext:value-type="float">
            <text:p>049</text:p>
          </table:table-cell>
          <table:table-cell table:style-name="ce76" office:value-type="string" calcext:value-type="string">
            <text:p>EXT</text:p>
          </table:table-cell>
          <table:table-cell office:value-type="time" office:time-value="PT01H49M19.241S" calcext:value-type="time">
            <text:p>01:49:19,241</text:p>
          </table:table-cell>
          <table:table-cell office:value-type="time" office:time-value="PT01H49M27.321S" calcext:value-type="time">
            <text:p>01:49:27,321</text:p>
          </table:table-cell>
          <table:table-cell table:style-name="ce79" table:formula="of:=[.D50]-[.C50]" office:value-type="time" office:time-value="PT00H00M08.08S" calcext:value-type="time">
            <text:p>00:00:08,080</text:p>
          </table:table-cell>
          <table:table-cell office:value-type="time" office:time-value="PT00H16M15.84S" calcext:value-type="time">
            <text:p>00:16:15,840</text:p>
          </table:table-cell>
          <table:table-cell table:formula="of:=[.F50]+[.E50]" office:value-type="time" office:time-value="PT00H16M23.92S" calcext:value-type="time">
            <text:p>00:16:23,920</text:p>
          </table:table-cell>
          <table:table-cell/>
          <table:table-cell table:style-name="ce79" office:value-type="time" office:time-value="PT01H49M26.211S" calcext:value-type="time">
            <text:p>01:49:26,211</text:p>
          </table:table-cell>
          <table:table-cell table:style-name="ce79" office:value-type="time" office:time-value="PT00H16M22.863S" calcext:value-type="time">
            <text:p>00:16:22,863</text:p>
          </table:table-cell>
          <table:table-cell table:formula="of:=[.I50]-[.J50]" office:value-type="time" office:time-value="PT01H33M03.348S" calcext:value-type="time">
            <text:p>01:33:03,348</text:p>
          </table:table-cell>
          <table:table-cell/>
          <table:table-cell table:style-name="ce79" office:value-type="time" office:time-value="PT01H49M18.1S" calcext:value-type="time">
            <text:p>01:49:18,100</text:p>
          </table:table-cell>
          <table:table-cell table:style-name="ce79" office:value-type="time" office:time-value="PT00H16M15.109S" calcext:value-type="time">
            <text:p>00:16:15,109</text:p>
          </table:table-cell>
          <table:table-cell table:style-name="ce84" table:formula="of:=[.M50]-[.N50]" office:value-type="time" office:time-value="PT01H33M02.991S" calcext:value-type="time">
            <text:p>01:33:02,991</text:p>
          </table:table-cell>
          <table:table-cell table:style-name="ce84" table:formula="of:=[.K50]-[.O50]" office:value-type="time" office:time-value="PT00H00M00.357S" calcext:value-type="time">
            <text:p>00:00:00,357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formula="of:=IF([.Q50]&lt;0;-TIME(0;0;ABS([.Q50])/1000);TIME(0;0;[.Q50]/1000))" office:value-type="time" office:time-value="PT00H00M00.05S" calcext:value-type="time">
            <text:p>00:00:00,050</text:p>
          </table:table-cell>
          <table:table-cell table:style-name="ce84" table:formula="of:=[.P50]+[.R50]" office:value-type="time" office:time-value="PT00H00M00.407S" calcext:value-type="time">
            <text:p>00:00:00,407</text:p>
          </table:table-cell>
          <table:table-cell table:style-name="ce84" table:formula="of:=[.K50]+[.R50]" office:value-type="time" office:time-value="PT01H33M03.398S" calcext:value-type="time">
            <text:p>01:33:03,398</text:p>
          </table:table-cell>
          <table:table-cell table:style-name="ce84"/>
          <table:table-cell table:style-name="ce84" table:formula="of:=[.C50]-[.F50]" office:value-type="time" office:time-value="PT01H33M03.401S" calcext:value-type="time">
            <text:p>01:33:03,401</text:p>
          </table:table-cell>
          <table:table-cell table:style-name="ce84" table:formula="of:=[.I50]-[.C50]" office:value-type="time" office:time-value="PT00H00M06.97S" calcext:value-type="time">
            <text:p>00:00:06,970</text:p>
          </table:table-cell>
          <table:table-cell table:style-name="ce84" table:formula="of:=[.J50]-[.F50]" office:value-type="time" office:time-value="PT00H00M07.023S" calcext:value-type="time">
            <text:p>00:00:07,023</text:p>
          </table:table-cell>
          <table:table-cell table:style-name="ce84" table:formula="of:=[.X50]-[.W50]" office:value-type="time" office:time-value="PT00H00M00.053S" calcext:value-type="time">
            <text:p>00:00:00,053</text:p>
          </table:table-cell>
          <table:table-cell table:number-columns-repeated="39"/>
        </table:table-row>
        <table:table-row table:style-name="ro1">
          <table:table-cell office:value-type="float" office:value="50" calcext:value-type="float">
            <text:p>050</text:p>
          </table:table-cell>
          <table:table-cell table:style-name="ce76" office:value-type="string" calcext:value-type="string">
            <text:p>EXT</text:p>
          </table:table-cell>
          <table:table-cell office:value-type="time" office:time-value="PT01H49M31.115S" calcext:value-type="time">
            <text:p>01:49:31,115</text:p>
          </table:table-cell>
          <table:table-cell office:value-type="time" office:time-value="PT01H53M51.761S" calcext:value-type="time">
            <text:p>01:53:51,761</text:p>
          </table:table-cell>
          <table:table-cell table:style-name="ce79" table:formula="of:=[.D51]-[.C51]" office:value-type="time" office:time-value="PT00H04M20.646S" calcext:value-type="time">
            <text:p>00:04:20,646</text:p>
          </table:table-cell>
          <table:table-cell office:value-type="time" office:time-value="PT00H16M43.12S" calcext:value-type="time">
            <text:p>00:16:43,120</text:p>
          </table:table-cell>
          <table:table-cell table:formula="of:=[.F51]+[.E51]" office:value-type="time" office:time-value="PT00H21M03.766S" calcext:value-type="time">
            <text:p>00:21:03,766</text:p>
          </table:table-cell>
          <table:table-cell/>
          <table:table-cell table:style-name="ce79" office:value-type="time" office:time-value="PT01H49M45.236S" calcext:value-type="time">
            <text:p>01:49:45,236</text:p>
          </table:table-cell>
          <table:table-cell table:style-name="ce79" office:value-type="time" office:time-value="PT00H16M56.952S" calcext:value-type="time">
            <text:p>00:16:56,952</text:p>
          </table:table-cell>
          <table:table-cell table:formula="of:=[.I51]-[.J51]" office:value-type="time" office:time-value="PT01H32M48.284S" calcext:value-type="time">
            <text:p>01:32:48,284</text:p>
          </table:table-cell>
          <table:table-cell/>
          <table:table-cell table:style-name="ce79" office:value-type="time" office:time-value="PT01H49M39.741S" calcext:value-type="time">
            <text:p>01:49:39,741</text:p>
          </table:table-cell>
          <table:table-cell table:style-name="ce79" office:value-type="time" office:time-value="PT00H16M51.845S" calcext:value-type="time">
            <text:p>00:16:51,845</text:p>
          </table:table-cell>
          <table:table-cell table:style-name="ce84" table:formula="of:=[.M51]-[.N51]" office:value-type="time" office:time-value="PT01H32M47.896S" calcext:value-type="time">
            <text:p>01:32:47,896</text:p>
          </table:table-cell>
          <table:table-cell table:style-name="ce84" table:formula="of:=[.K51]-[.O51]" office:value-type="time" office:time-value="PT00H00M00.388S" calcext:value-type="time">
            <text:p>00:00:00,388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51]&lt;0;-TIME(0;0;ABS([.Q51])/1000);TIME(0;0;[.Q51]/1000))" office:value-type="time" office:time-value="-PT00H00M00.3S" calcext:value-type="time">
            <text:p>-00:00:00,300</text:p>
          </table:table-cell>
          <table:table-cell table:style-name="ce84" table:formula="of:=[.P51]+[.R51]" office:value-type="time" office:time-value="PT00H00M00.088S" calcext:value-type="time">
            <text:p>00:00:00,088</text:p>
          </table:table-cell>
          <table:table-cell table:style-name="ce84" table:formula="of:=[.K51]+[.R51]" office:value-type="time" office:time-value="PT01H32M47.984S" calcext:value-type="time">
            <text:p>01:32:47,984</text:p>
          </table:table-cell>
          <table:table-cell table:style-name="ce84"/>
          <table:table-cell table:style-name="ce84" table:formula="of:=[.C51]-[.F51]" office:value-type="time" office:time-value="PT01H32M47.995S" calcext:value-type="time">
            <text:p>01:32:47,995</text:p>
          </table:table-cell>
          <table:table-cell table:style-name="ce84" table:formula="of:=[.I51]-[.C51]" office:value-type="time" office:time-value="PT00H00M14.121S" calcext:value-type="time">
            <text:p>00:00:14,121</text:p>
          </table:table-cell>
          <table:table-cell table:style-name="ce84" table:formula="of:=[.J51]-[.F51]" office:value-type="time" office:time-value="PT00H00M13.832S" calcext:value-type="time">
            <text:p>00:00:13,832</text:p>
          </table:table-cell>
          <table:table-cell table:style-name="ce84" table:formula="of:=[.X51]-[.W51]" office:value-type="time" office:time-value="-PT00H00M00.289S" calcext:value-type="time">
            <text:p>-00:00:00,289</text:p>
          </table:table-cell>
          <table:table-cell table:number-columns-repeated="39"/>
        </table:table-row>
        <table:table-row table:style-name="ro1">
          <table:table-cell office:value-type="float" office:value="51" calcext:value-type="float">
            <text:p>05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53M53.176S" calcext:value-type="time">
            <text:p>01:53:53,176</text:p>
          </table:table-cell>
          <table:table-cell office:value-type="time" office:time-value="PT01H53M57.806S" calcext:value-type="time">
            <text:p>01:53:57,806</text:p>
          </table:table-cell>
          <table:table-cell table:style-name="ce79" table:formula="of:=[.D52]-[.C52]" office:value-type="time" office:time-value="PT00H00M04.63S" calcext:value-type="time">
            <text:p>00:00:04,630</text:p>
          </table:table-cell>
          <table:table-cell office:value-type="time" office:time-value="PT00H15M30.305S" calcext:value-type="time">
            <text:p>00:15:30,305</text:p>
          </table:table-cell>
          <table:table-cell table:formula="of:=[.F52]+[.E52]" office:value-type="time" office:time-value="PT00H15M34.935S" calcext:value-type="time">
            <text:p>00:15:34,935</text:p>
          </table:table-cell>
          <table:table-cell/>
          <table:table-cell table:style-name="ce79" office:value-type="time" office:time-value="PT01H53M53.292S" calcext:value-type="time">
            <text:p>01:53:53,292</text:p>
          </table:table-cell>
          <table:table-cell table:style-name="ce79" office:value-type="time" office:time-value="PT00H15M30.424S" calcext:value-type="time">
            <text:p>00:15:30,424</text:p>
          </table:table-cell>
          <table:table-cell table:formula="of:=[.I52]-[.J52]" office:value-type="time" office:time-value="PT01H38M22.868S" calcext:value-type="time">
            <text:p>01:38:22,868</text:p>
          </table:table-cell>
          <table:table-cell/>
          <table:table-cell table:style-name="ce79" office:value-type="time" office:time-value="PT01H53M54.377S" calcext:value-type="time">
            <text:p>01:53:54,377</text:p>
          </table:table-cell>
          <table:table-cell table:style-name="ce79" office:value-type="time" office:time-value="PT00H15M32.062S" calcext:value-type="time">
            <text:p>00:15:32,062</text:p>
          </table:table-cell>
          <table:table-cell table:style-name="ce84" table:formula="of:=[.M52]-[.N52]" office:value-type="time" office:time-value="PT01H38M22.315S" calcext:value-type="time">
            <text:p>01:38:22,315</text:p>
          </table:table-cell>
          <table:table-cell table:style-name="ce84" table:formula="of:=[.K52]-[.O52]" office:value-type="time" office:time-value="PT00H00M00.553S" calcext:value-type="time">
            <text:p>00:00:00,553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52]&lt;0;-TIME(0;0;ABS([.Q52])/1000);TIME(0;0;[.Q52]/1000))" office:value-type="time" office:time-value="PT00H00M00S" calcext:value-type="time">
            <text:p>00:00:00,000</text:p>
          </table:table-cell>
          <table:table-cell table:style-name="ce84" table:formula="of:=[.P52]+[.R52]" office:value-type="time" office:time-value="PT00H00M00.553S" calcext:value-type="time">
            <text:p>00:00:00,553</text:p>
          </table:table-cell>
          <table:table-cell table:style-name="ce84" table:formula="of:=[.K52]+[.R52]" office:value-type="time" office:time-value="PT01H38M22.868S" calcext:value-type="time">
            <text:p>01:38:22,868</text:p>
          </table:table-cell>
          <table:table-cell table:style-name="ce84"/>
          <table:table-cell table:style-name="ce84" table:formula="of:=[.C52]-[.F52]" office:value-type="time" office:time-value="PT01H38M22.871S" calcext:value-type="time">
            <text:p>01:38:22,871</text:p>
          </table:table-cell>
          <table:table-cell table:style-name="ce84" table:formula="of:=[.I52]-[.C52]" office:value-type="time" office:time-value="PT00H00M00.116S" calcext:value-type="time">
            <text:p>00:00:00,116</text:p>
          </table:table-cell>
          <table:table-cell table:style-name="ce84" table:formula="of:=[.J52]-[.F52]" office:value-type="time" office:time-value="PT00H00M00.119S" calcext:value-type="time">
            <text:p>00:00:00,119</text:p>
          </table:table-cell>
          <table:table-cell table:style-name="ce84" table:formula="of:=[.X52]-[.W5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52" calcext:value-type="float">
            <text:p>05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53M59.447S" calcext:value-type="time">
            <text:p>01:53:59,447</text:p>
          </table:table-cell>
          <table:table-cell office:value-type="time" office:time-value="PT01H55M41.591S" calcext:value-type="time">
            <text:p>01:55:41,591</text:p>
          </table:table-cell>
          <table:table-cell table:style-name="ce79" table:formula="of:=[.D53]-[.C53]" office:value-type="time" office:time-value="PT00H01M42.144S" calcext:value-type="time">
            <text:p>00:01:42,144</text:p>
          </table:table-cell>
          <table:table-cell office:value-type="time" office:time-value="PT00H15M38.438S" calcext:value-type="time">
            <text:p>00:15:38,438</text:p>
          </table:table-cell>
          <table:table-cell table:formula="of:=[.F53]+[.E53]" office:value-type="time" office:time-value="PT00H17M20.582S" calcext:value-type="time">
            <text:p>00:17:20,582</text:p>
          </table:table-cell>
          <table:table-cell/>
          <table:table-cell table:style-name="ce79" office:value-type="time" office:time-value="PT01H54M00.372S" calcext:value-type="time">
            <text:p>01:54:00,372</text:p>
          </table:table-cell>
          <table:table-cell table:style-name="ce79" office:value-type="time" office:time-value="PT00H15M39.126S" calcext:value-type="time">
            <text:p>00:15:39,126</text:p>
          </table:table-cell>
          <table:table-cell table:formula="of:=[.I53]-[.J53]" office:value-type="time" office:time-value="PT01H38M21.246S" calcext:value-type="time">
            <text:p>01:38:21,246</text:p>
          </table:table-cell>
          <table:table-cell/>
          <table:table-cell table:style-name="ce79" office:value-type="time" office:time-value="PT01H54M01.213S" calcext:value-type="time">
            <text:p>01:54:01,213</text:p>
          </table:table-cell>
          <table:table-cell table:style-name="ce79" office:value-type="time" office:time-value="PT00H15M40.482S" calcext:value-type="time">
            <text:p>00:15:40,482</text:p>
          </table:table-cell>
          <table:table-cell table:style-name="ce84" table:formula="of:=[.M53]-[.N53]" office:value-type="time" office:time-value="PT01H38M20.731S" calcext:value-type="time">
            <text:p>01:38:20,731</text:p>
          </table:table-cell>
          <table:table-cell table:style-name="ce84" table:formula="of:=[.K53]-[.O53]" office:value-type="time" office:time-value="PT00H00M00.515S" calcext:value-type="time">
            <text:p>00:00:00,515</text:p>
          </table:table-cell>
          <table:table-cell table:style-name="ce89" office:value-type="float" office:value="-240" calcext:value-type="float">
            <text:p>-240</text:p>
          </table:table-cell>
          <table:table-cell table:style-name="ce84" table:formula="of:=IF([.Q53]&lt;0;-TIME(0;0;ABS([.Q53])/1000);TIME(0;0;[.Q53]/1000))" office:value-type="time" office:time-value="-PT00H00M00.24S" calcext:value-type="time">
            <text:p>-00:00:00,240</text:p>
          </table:table-cell>
          <table:table-cell table:style-name="ce84" table:formula="of:=[.P53]+[.R53]" office:value-type="time" office:time-value="PT00H00M00.275S" calcext:value-type="time">
            <text:p>00:00:00,275</text:p>
          </table:table-cell>
          <table:table-cell table:style-name="ce84" table:formula="of:=[.K53]+[.R53]" office:value-type="time" office:time-value="PT01H38M21.006S" calcext:value-type="time">
            <text:p>01:38:21,006</text:p>
          </table:table-cell>
          <table:table-cell table:style-name="ce84"/>
          <table:table-cell table:style-name="ce84" table:formula="of:=[.C53]-[.F53]" office:value-type="time" office:time-value="PT01H38M21.009S" calcext:value-type="time">
            <text:p>01:38:21,009</text:p>
          </table:table-cell>
          <table:table-cell table:style-name="ce84" table:formula="of:=[.I53]-[.C53]" office:value-type="time" office:time-value="PT00H00M00.925S" calcext:value-type="time">
            <text:p>00:00:00,925</text:p>
          </table:table-cell>
          <table:table-cell table:style-name="ce84" table:formula="of:=[.J53]-[.F53]" office:value-type="time" office:time-value="PT00H00M00.688S" calcext:value-type="time">
            <text:p>00:00:00,688</text:p>
          </table:table-cell>
          <table:table-cell table:style-name="ce84" table:formula="of:=[.X53]-[.W53]" office:value-type="time" office:time-value="-PT00H00M00.237S" calcext:value-type="time">
            <text:p>-00:00:00,237</text:p>
          </table:table-cell>
          <table:table-cell table:number-columns-repeated="39"/>
        </table:table-row>
        <table:table-row table:style-name="ro1">
          <table:table-cell office:value-type="float" office:value="53" calcext:value-type="float">
            <text:p>05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56M05.392S" calcext:value-type="time">
            <text:p>01:56:05,392</text:p>
          </table:table-cell>
          <table:table-cell office:value-type="time" office:time-value="PT01H57M07.913S" calcext:value-type="time">
            <text:p>01:57:07,913</text:p>
          </table:table-cell>
          <table:table-cell table:style-name="ce79" table:formula="of:=[.D54]-[.C54]" office:value-type="time" office:time-value="PT00H01M02.521S" calcext:value-type="time">
            <text:p>00:01:02,521</text:p>
          </table:table-cell>
          <table:table-cell office:value-type="time" office:time-value="PT00H17M47.484S" calcext:value-type="time">
            <text:p>00:17:47,484</text:p>
          </table:table-cell>
          <table:table-cell table:formula="of:=[.F54]+[.E54]" office:value-type="time" office:time-value="PT00H18M50.005S" calcext:value-type="time">
            <text:p>00:18:50,005</text:p>
          </table:table-cell>
          <table:table-cell/>
          <table:table-cell table:style-name="ce79" office:value-type="time" office:time-value="PT01H56M10.378S" calcext:value-type="time">
            <text:p>01:56:10,378</text:p>
          </table:table-cell>
          <table:table-cell table:style-name="ce79" office:value-type="time" office:time-value="PT00H17M52.413S" calcext:value-type="time">
            <text:p>00:17:52,413</text:p>
          </table:table-cell>
          <table:table-cell table:formula="of:=[.I54]-[.J54]" office:value-type="time" office:time-value="PT01H38M17.965S" calcext:value-type="time">
            <text:p>01:38:17,965</text:p>
          </table:table-cell>
          <table:table-cell/>
          <table:table-cell table:style-name="ce79" office:value-type="time" office:time-value="PT01H56M08.136S" calcext:value-type="time">
            <text:p>01:56:08,136</text:p>
          </table:table-cell>
          <table:table-cell table:style-name="ce79" office:value-type="time" office:time-value="PT00H17M50.536S" calcext:value-type="time">
            <text:p>00:17:50,536</text:p>
          </table:table-cell>
          <table:table-cell table:style-name="ce84" table:formula="of:=[.M54]-[.N54]" office:value-type="time" office:time-value="PT01H38M17.6S" calcext:value-type="time">
            <text:p>01:38:17,600</text:p>
          </table:table-cell>
          <table:table-cell table:style-name="ce84" table:formula="of:=[.K54]-[.O54]" office:value-type="time" office:time-value="PT00H00M00.365S" calcext:value-type="time">
            <text:p>00:00:00,365</text:p>
          </table:table-cell>
          <table:table-cell table:style-name="ce89" office:value-type="float" office:value="-60" calcext:value-type="float">
            <text:p>-60</text:p>
          </table:table-cell>
          <table:table-cell table:style-name="ce84" table:formula="of:=IF([.Q54]&lt;0;-TIME(0;0;ABS([.Q54])/1000);TIME(0;0;[.Q54]/1000))" office:value-type="time" office:time-value="-PT00H00M00.06S" calcext:value-type="time">
            <text:p>-00:00:00,060</text:p>
          </table:table-cell>
          <table:table-cell table:style-name="ce84" table:formula="of:=[.P54]+[.R54]" office:value-type="time" office:time-value="PT00H00M00.305S" calcext:value-type="time">
            <text:p>00:00:00,305</text:p>
          </table:table-cell>
          <table:table-cell table:style-name="ce84" table:formula="of:=[.K54]+[.R54]" office:value-type="time" office:time-value="PT01H38M17.905S" calcext:value-type="time">
            <text:p>01:38:17,905</text:p>
          </table:table-cell>
          <table:table-cell table:style-name="ce84"/>
          <table:table-cell table:style-name="ce84" table:formula="of:=[.C54]-[.F54]" office:value-type="time" office:time-value="PT01H38M17.908S" calcext:value-type="time">
            <text:p>01:38:17,908</text:p>
          </table:table-cell>
          <table:table-cell table:style-name="ce84" table:formula="of:=[.I54]-[.C54]" office:value-type="time" office:time-value="PT00H00M04.986S" calcext:value-type="time">
            <text:p>00:00:04,986</text:p>
          </table:table-cell>
          <table:table-cell table:style-name="ce84" table:formula="of:=[.J54]-[.F54]" office:value-type="time" office:time-value="PT00H00M04.929S" calcext:value-type="time">
            <text:p>00:00:04,929</text:p>
          </table:table-cell>
          <table:table-cell table:style-name="ce84" table:formula="of:=[.X54]-[.W54]" office:value-type="time" office:time-value="-PT00H00M00.057S" calcext:value-type="time">
            <text:p>-00:00:00,057</text:p>
          </table:table-cell>
          <table:table-cell table:number-columns-repeated="39"/>
        </table:table-row>
        <table:table-row table:style-name="ro1">
          <table:table-cell office:value-type="float" office:value="54" calcext:value-type="float">
            <text:p>05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57M32.618S" calcext:value-type="time">
            <text:p>01:57:32,618</text:p>
          </table:table-cell>
          <table:table-cell office:value-type="time" office:time-value="PT02H07M48.025S" calcext:value-type="time">
            <text:p>02:07:48,025</text:p>
          </table:table-cell>
          <table:table-cell table:style-name="ce79" table:formula="of:=[.D55]-[.C55]" office:value-type="time" office:time-value="PT00H10M15.407S" calcext:value-type="time">
            <text:p>00:10:15,407</text:p>
          </table:table-cell>
          <table:table-cell office:value-type="time" office:time-value="PT00H19M38.261S" calcext:value-type="time">
            <text:p>00:19:38,261</text:p>
          </table:table-cell>
          <table:table-cell table:formula="of:=[.F55]+[.E55]" office:value-type="time" office:time-value="PT00H29M53.668S" calcext:value-type="time">
            <text:p>00:29:53,668</text:p>
          </table:table-cell>
          <table:table-cell/>
          <table:table-cell table:style-name="ce79" office:value-type="time" office:time-value="PT01H57M37.085S" calcext:value-type="time">
            <text:p>01:57:37,085</text:p>
          </table:table-cell>
          <table:table-cell table:style-name="ce79" office:value-type="time" office:time-value="PT00H19M42.427S" calcext:value-type="time">
            <text:p>00:19:42,427</text:p>
          </table:table-cell>
          <table:table-cell table:formula="of:=[.I55]-[.J55]" office:value-type="time" office:time-value="PT01H37M54.658S" calcext:value-type="time">
            <text:p>01:37:54,658</text:p>
          </table:table-cell>
          <table:table-cell/>
          <table:table-cell table:style-name="ce79" office:value-type="time" office:time-value="PT01H57M36.017S" calcext:value-type="time">
            <text:p>01:57:36,017</text:p>
          </table:table-cell>
          <table:table-cell table:style-name="ce79" office:value-type="time" office:time-value="PT00H19M41.855S" calcext:value-type="time">
            <text:p>00:19:41,855</text:p>
          </table:table-cell>
          <table:table-cell table:style-name="ce84" table:formula="of:=[.M55]-[.N55]" office:value-type="time" office:time-value="PT01H37M54.162S" calcext:value-type="time">
            <text:p>01:37:54,162</text:p>
          </table:table-cell>
          <table:table-cell table:style-name="ce84" table:formula="of:=[.K55]-[.O55]" office:value-type="time" office:time-value="PT00H00M00.496S" calcext:value-type="time">
            <text:p>00:00:00,496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55]&lt;0;-TIME(0;0;ABS([.Q55])/1000);TIME(0;0;[.Q55]/1000))" office:value-type="time" office:time-value="-PT00H00M00.3S" calcext:value-type="time">
            <text:p>-00:00:00,300</text:p>
          </table:table-cell>
          <table:table-cell table:style-name="ce84" table:formula="of:=[.P55]+[.R55]" office:value-type="time" office:time-value="PT00H00M00.196S" calcext:value-type="time">
            <text:p>00:00:00,196</text:p>
          </table:table-cell>
          <table:table-cell table:style-name="ce84" table:formula="of:=[.K55]+[.R55]" office:value-type="time" office:time-value="PT01H37M54.358S" calcext:value-type="time">
            <text:p>01:37:54,358</text:p>
          </table:table-cell>
          <table:table-cell table:style-name="ce84"/>
          <table:table-cell table:style-name="ce84" table:formula="of:=[.C55]-[.F55]" office:value-type="time" office:time-value="PT01H37M54.357S" calcext:value-type="time">
            <text:p>01:37:54,357</text:p>
          </table:table-cell>
          <table:table-cell table:style-name="ce84" table:formula="of:=[.I55]-[.C55]" office:value-type="time" office:time-value="PT00H00M04.467S" calcext:value-type="time">
            <text:p>00:00:04,467</text:p>
          </table:table-cell>
          <table:table-cell table:style-name="ce84" table:formula="of:=[.J55]-[.F55]" office:value-type="time" office:time-value="PT00H00M04.166S" calcext:value-type="time">
            <text:p>00:00:04,166</text:p>
          </table:table-cell>
          <table:table-cell table:style-name="ce84" table:formula="of:=[.X55]-[.W55]" office:value-type="time" office:time-value="-PT00H00M00.301S" calcext:value-type="time">
            <text:p>-00:00:00,301</text:p>
          </table:table-cell>
          <table:table-cell table:number-columns-repeated="39"/>
        </table:table-row>
        <table:table-row table:style-name="ro1">
          <table:table-cell office:value-type="float" office:value="55" calcext:value-type="float">
            <text:p>05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07M56.917S" calcext:value-type="time">
            <text:p>02:07:56,917</text:p>
          </table:table-cell>
          <table:table-cell office:value-type="time" office:time-value="PT02H08M25.904S" calcext:value-type="time">
            <text:p>02:08:25,904</text:p>
          </table:table-cell>
          <table:table-cell table:style-name="ce79" table:formula="of:=[.D56]-[.C56]" office:value-type="time" office:time-value="PT00H00M28.987S" calcext:value-type="time">
            <text:p>00:00:28,987</text:p>
          </table:table-cell>
          <table:table-cell office:value-type="time" office:time-value="PT00H30M15.273S" calcext:value-type="time">
            <text:p>00:30:15,273</text:p>
          </table:table-cell>
          <table:table-cell table:formula="of:=[.F56]+[.E56]" office:value-type="time" office:time-value="PT00H30M44.26S" calcext:value-type="time">
            <text:p>00:30:44,260</text:p>
          </table:table-cell>
          <table:table-cell/>
          <table:table-cell table:style-name="ce79" office:value-type="time" office:time-value="PT02H08M19.14S" calcext:value-type="time">
            <text:p>02:08:19,140</text:p>
          </table:table-cell>
          <table:table-cell table:style-name="ce79" office:value-type="time" office:time-value="PT00H30M37.497S" calcext:value-type="time">
            <text:p>00:30:37,497</text:p>
          </table:table-cell>
          <table:table-cell table:formula="of:=[.I56]-[.J56]" office:value-type="time" office:time-value="PT01H37M41.643S" calcext:value-type="time">
            <text:p>01:37:41,643</text:p>
          </table:table-cell>
          <table:table-cell/>
          <table:table-cell table:style-name="ce79" office:value-type="time" office:time-value="PT02H08M23.822S" calcext:value-type="time">
            <text:p>02:08:23,822</text:p>
          </table:table-cell>
          <table:table-cell table:style-name="ce79" office:value-type="time" office:time-value="PT00H30M42.515S" calcext:value-type="time">
            <text:p>00:30:42,515</text:p>
          </table:table-cell>
          <table:table-cell table:style-name="ce84" table:formula="of:=[.M56]-[.N56]" office:value-type="time" office:time-value="PT01H37M41.307S" calcext:value-type="time">
            <text:p>01:37:41,307</text:p>
          </table:table-cell>
          <table:table-cell table:style-name="ce84" table:formula="of:=[.K56]-[.O56]" office:value-type="time" office:time-value="PT00H00M00.336S" calcext:value-type="time">
            <text:p>00:00:00,336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56]&lt;0;-TIME(0;0;ABS([.Q56])/1000);TIME(0;0;[.Q56]/1000))" office:value-type="time" office:time-value="PT00H00M00S" calcext:value-type="time">
            <text:p>00:00:00,000</text:p>
          </table:table-cell>
          <table:table-cell table:style-name="ce84" table:formula="of:=[.P56]+[.R56]" office:value-type="time" office:time-value="PT00H00M00.336S" calcext:value-type="time">
            <text:p>00:00:00,336</text:p>
          </table:table-cell>
          <table:table-cell table:style-name="ce84" table:formula="of:=[.K56]+[.R56]" office:value-type="time" office:time-value="PT01H37M41.643S" calcext:value-type="time">
            <text:p>01:37:41,643</text:p>
          </table:table-cell>
          <table:table-cell table:style-name="ce84"/>
          <table:table-cell table:style-name="ce84" table:formula="of:=[.C56]-[.F56]" office:value-type="time" office:time-value="PT01H37M41.644S" calcext:value-type="time">
            <text:p>01:37:41,644</text:p>
          </table:table-cell>
          <table:table-cell table:style-name="ce84" table:formula="of:=[.I56]-[.C56]" office:value-type="time" office:time-value="PT00H00M22.223S" calcext:value-type="time">
            <text:p>00:00:22,223</text:p>
          </table:table-cell>
          <table:table-cell table:style-name="ce84" table:formula="of:=[.J56]-[.F56]" office:value-type="time" office:time-value="PT00H00M22.224S" calcext:value-type="time">
            <text:p>00:00:22,224</text:p>
          </table:table-cell>
          <table:table-cell table:style-name="ce84" table:formula="of:=[.X56]-[.W56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56" calcext:value-type="float">
            <text:p>05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08M38.278S" calcext:value-type="time">
            <text:p>02:08:38,278</text:p>
          </table:table-cell>
          <table:table-cell office:value-type="time" office:time-value="PT02H08M40.197S" calcext:value-type="time">
            <text:p>02:08:40,197</text:p>
          </table:table-cell>
          <table:table-cell table:style-name="ce79" table:formula="of:=[.D57]-[.C57]" office:value-type="time" office:time-value="PT00H00M01.919S" calcext:value-type="time">
            <text:p>00:00:01,919</text:p>
          </table:table-cell>
          <table:table-cell office:value-type="time" office:time-value="PT00H31M10.411S" calcext:value-type="time">
            <text:p>00:31:10,411</text:p>
          </table:table-cell>
          <table:table-cell table:formula="of:=[.F57]+[.E57]" office:value-type="time" office:time-value="PT00H31M12.33S" calcext:value-type="time">
            <text:p>00:31:12,330</text:p>
          </table:table-cell>
          <table:table-cell/>
          <table:table-cell table:style-name="ce79" office:value-type="time" office:time-value="PT02H08M39.567S" calcext:value-type="time">
            <text:p>02:08:39,567</text:p>
          </table:table-cell>
          <table:table-cell table:style-name="ce79" office:value-type="time" office:time-value="PT00H31M11.697S" calcext:value-type="time">
            <text:p>00:31:11,697</text:p>
          </table:table-cell>
          <table:table-cell table:formula="of:=[.I57]-[.J57]" office:value-type="time" office:time-value="PT01H37M27.87S" calcext:value-type="time">
            <text:p>01:37:27,870</text:p>
          </table:table-cell>
          <table:table-cell/>
          <table:table-cell table:style-name="ce79" office:value-type="time" office:time-value="PT02H08M43.801S" calcext:value-type="time">
            <text:p>02:08:43,801</text:p>
          </table:table-cell>
          <table:table-cell table:style-name="ce79" office:value-type="time" office:time-value="PT00H31M16.418S" calcext:value-type="time">
            <text:p>00:31:16,418</text:p>
          </table:table-cell>
          <table:table-cell table:style-name="ce84" table:formula="of:=[.M57]-[.N57]" office:value-type="time" office:time-value="PT01H37M27.383S" calcext:value-type="time">
            <text:p>01:37:27,383</text:p>
          </table:table-cell>
          <table:table-cell table:style-name="ce84" table:formula="of:=[.K57]-[.O57]" office:value-type="time" office:time-value="PT00H00M00.487S" calcext:value-type="time">
            <text:p>00:00:00,48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57]&lt;0;-TIME(0;0;ABS([.Q57])/1000);TIME(0;0;[.Q57]/1000))" office:value-type="time" office:time-value="PT00H00M00S" calcext:value-type="time">
            <text:p>00:00:00,000</text:p>
          </table:table-cell>
          <table:table-cell table:style-name="ce84" table:formula="of:=[.P57]+[.R57]" office:value-type="time" office:time-value="PT00H00M00.487S" calcext:value-type="time">
            <text:p>00:00:00,487</text:p>
          </table:table-cell>
          <table:table-cell table:style-name="ce84" table:formula="of:=[.K57]+[.R57]" office:value-type="time" office:time-value="PT01H37M27.87S" calcext:value-type="time">
            <text:p>01:37:27,870</text:p>
          </table:table-cell>
          <table:table-cell table:style-name="ce84"/>
          <table:table-cell table:style-name="ce84" table:formula="of:=[.C57]-[.F57]" office:value-type="time" office:time-value="PT01H37M27.867S" calcext:value-type="time">
            <text:p>01:37:27,867</text:p>
          </table:table-cell>
          <table:table-cell table:style-name="ce84" table:formula="of:=[.I57]-[.C57]" office:value-type="time" office:time-value="PT00H00M01.289S" calcext:value-type="time">
            <text:p>00:00:01,289</text:p>
          </table:table-cell>
          <table:table-cell table:style-name="ce84" table:formula="of:=[.J57]-[.F57]" office:value-type="time" office:time-value="PT00H00M01.286S" calcext:value-type="time">
            <text:p>00:00:01,286</text:p>
          </table:table-cell>
          <table:table-cell table:style-name="ce84" table:formula="of:=[.X57]-[.W57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57" calcext:value-type="float">
            <text:p>05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08M47.713S" calcext:value-type="time">
            <text:p>02:08:47,713</text:p>
          </table:table-cell>
          <table:table-cell office:value-type="time" office:time-value="PT02H09M51.693S" calcext:value-type="time">
            <text:p>02:09:51,693</text:p>
          </table:table-cell>
          <table:table-cell table:style-name="ce79" table:formula="of:=[.D58]-[.C58]" office:value-type="time" office:time-value="PT00H01M03.98S" calcext:value-type="time">
            <text:p>00:01:03,980</text:p>
          </table:table-cell>
          <table:table-cell office:value-type="time" office:time-value="PT00H31M20.046S" calcext:value-type="time">
            <text:p>00:31:20,046</text:p>
          </table:table-cell>
          <table:table-cell table:formula="of:=[.F58]+[.E58]" office:value-type="time" office:time-value="PT00H32M24.026S" calcext:value-type="time">
            <text:p>00:32:24,026</text:p>
          </table:table-cell>
          <table:table-cell/>
          <table:table-cell table:style-name="ce79" office:value-type="time" office:time-value="PT02H09M22.815S" calcext:value-type="time">
            <text:p>02:09:22,815</text:p>
          </table:table-cell>
          <table:table-cell table:style-name="ce79" office:value-type="time" office:time-value="PT00H31M54.978S" calcext:value-type="time">
            <text:p>00:31:54,978</text:p>
          </table:table-cell>
          <table:table-cell table:formula="of:=[.I58]-[.J58]" office:value-type="time" office:time-value="PT01H37M27.837S" calcext:value-type="time">
            <text:p>01:37:27,837</text:p>
          </table:table-cell>
          <table:table-cell/>
          <table:table-cell table:style-name="ce79" office:value-type="time" office:time-value="PT02H08M50.104S" calcext:value-type="time">
            <text:p>02:08:50,104</text:p>
          </table:table-cell>
          <table:table-cell table:style-name="ce79" office:value-type="time" office:time-value="PT00H31M22.638S" calcext:value-type="time">
            <text:p>00:31:22,638</text:p>
          </table:table-cell>
          <table:table-cell table:style-name="ce84" table:formula="of:=[.M58]-[.N58]" office:value-type="time" office:time-value="PT01H37M27.466S" calcext:value-type="time">
            <text:p>01:37:27,466</text:p>
          </table:table-cell>
          <table:table-cell table:style-name="ce84" table:formula="of:=[.K58]-[.O58]" office:value-type="time" office:time-value="PT00H00M00.371S" calcext:value-type="time">
            <text:p>00:00:00,371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58]&lt;0;-TIME(0;0;ABS([.Q58])/1000);TIME(0;0;[.Q58]/1000))" office:value-type="time" office:time-value="-PT00H00M00.2S" calcext:value-type="time">
            <text:p>-00:00:00,200</text:p>
          </table:table-cell>
          <table:table-cell table:style-name="ce84" table:formula="of:=[.P58]+[.R58]" office:value-type="time" office:time-value="PT00H00M00.171S" calcext:value-type="time">
            <text:p>00:00:00,171</text:p>
          </table:table-cell>
          <table:table-cell table:style-name="ce84" table:formula="of:=[.K58]+[.R58]" office:value-type="time" office:time-value="PT01H37M27.637S" calcext:value-type="time">
            <text:p>01:37:27,637</text:p>
          </table:table-cell>
          <table:table-cell table:style-name="ce84"/>
          <table:table-cell table:style-name="ce84" table:formula="of:=[.C58]-[.F58]" office:value-type="time" office:time-value="PT01H37M27.667S" calcext:value-type="time">
            <text:p>01:37:27,667</text:p>
          </table:table-cell>
          <table:table-cell table:style-name="ce84" table:formula="of:=[.I58]-[.C58]" office:value-type="time" office:time-value="PT00H00M35.102S" calcext:value-type="time">
            <text:p>00:00:35,102</text:p>
          </table:table-cell>
          <table:table-cell table:style-name="ce84" table:formula="of:=[.J58]-[.F58]" office:value-type="time" office:time-value="PT00H00M34.932S" calcext:value-type="time">
            <text:p>00:00:34,932</text:p>
          </table:table-cell>
          <table:table-cell table:style-name="ce84" table:formula="of:=[.X58]-[.W58]" office:value-type="time" office:time-value="-PT00H00M00.17S" calcext:value-type="time">
            <text:p>-00:00:00,170</text:p>
          </table:table-cell>
          <table:table-cell table:number-columns-repeated="39"/>
        </table:table-row>
        <table:table-row table:style-name="ro1">
          <table:table-cell office:value-type="float" office:value="58" calcext:value-type="float">
            <text:p>05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09M52.116S" calcext:value-type="time">
            <text:p>02:09:52,116</text:p>
          </table:table-cell>
          <table:table-cell office:value-type="time" office:time-value="PT02H12M13.757S" calcext:value-type="time">
            <text:p>02:12:13,757</text:p>
          </table:table-cell>
          <table:table-cell table:style-name="ce79" table:formula="of:=[.D59]-[.C59]" office:value-type="time" office:time-value="PT00H02M21.641S" calcext:value-type="time">
            <text:p>00:02:21,641</text:p>
          </table:table-cell>
          <table:table-cell office:value-type="time" office:time-value="PT00H33M03.441S" calcext:value-type="time">
            <text:p>00:33:03,441</text:p>
          </table:table-cell>
          <table:table-cell table:formula="of:=[.F59]+[.E59]" office:value-type="time" office:time-value="PT00H35M25.082S" calcext:value-type="time">
            <text:p>00:35:25,082</text:p>
          </table:table-cell>
          <table:table-cell/>
          <table:table-cell table:style-name="ce79" office:value-type="time" office:time-value="PT02H09M56.492S" calcext:value-type="time">
            <text:p>02:09:56,492</text:p>
          </table:table-cell>
          <table:table-cell table:style-name="ce79" office:value-type="time" office:time-value="PT00H33M07.504S" calcext:value-type="time">
            <text:p>00:33:07,504</text:p>
          </table:table-cell>
          <table:table-cell table:formula="of:=[.I59]-[.J59]" office:value-type="time" office:time-value="PT01H36M48.988S" calcext:value-type="time">
            <text:p>01:36:48,988</text:p>
          </table:table-cell>
          <table:table-cell/>
          <table:table-cell table:style-name="ce79" office:value-type="time" office:time-value="PT02H09M58.797S" calcext:value-type="time">
            <text:p>02:09:58,797</text:p>
          </table:table-cell>
          <table:table-cell table:style-name="ce79" office:value-type="time" office:time-value="PT00H33M10.288S" calcext:value-type="time">
            <text:p>00:33:10,288</text:p>
          </table:table-cell>
          <table:table-cell table:style-name="ce84" table:formula="of:=[.M59]-[.N59]" office:value-type="time" office:time-value="PT01H36M48.509S" calcext:value-type="time">
            <text:p>01:36:48,509</text:p>
          </table:table-cell>
          <table:table-cell table:style-name="ce84" table:formula="of:=[.K59]-[.O59]" office:value-type="time" office:time-value="PT00H00M00.479S" calcext:value-type="time">
            <text:p>00:00:00,479</text:p>
          </table:table-cell>
          <table:table-cell table:style-name="ce89" office:value-type="float" office:value="-310" calcext:value-type="float">
            <text:p>-310</text:p>
          </table:table-cell>
          <table:table-cell table:style-name="ce84" table:formula="of:=IF([.Q59]&lt;0;-TIME(0;0;ABS([.Q59])/1000);TIME(0;0;[.Q59]/1000))" office:value-type="time" office:time-value="-PT00H00M00.31S" calcext:value-type="time">
            <text:p>-00:00:00,310</text:p>
          </table:table-cell>
          <table:table-cell table:style-name="ce84" table:formula="of:=[.P59]+[.R59]" office:value-type="time" office:time-value="PT00H00M00.169S" calcext:value-type="time">
            <text:p>00:00:00,169</text:p>
          </table:table-cell>
          <table:table-cell table:style-name="ce84" table:formula="of:=[.K59]+[.R59]" office:value-type="time" office:time-value="PT01H36M48.678S" calcext:value-type="time">
            <text:p>01:36:48,678</text:p>
          </table:table-cell>
          <table:table-cell table:style-name="ce84"/>
          <table:table-cell table:style-name="ce84" table:formula="of:=[.C59]-[.F59]" office:value-type="time" office:time-value="PT01H36M48.675S" calcext:value-type="time">
            <text:p>01:36:48,675</text:p>
          </table:table-cell>
          <table:table-cell table:style-name="ce84" table:formula="of:=[.I59]-[.C59]" office:value-type="time" office:time-value="PT00H00M04.376S" calcext:value-type="time">
            <text:p>00:00:04,376</text:p>
          </table:table-cell>
          <table:table-cell table:style-name="ce84" table:formula="of:=[.J59]-[.F59]" office:value-type="time" office:time-value="PT00H00M04.063S" calcext:value-type="time">
            <text:p>00:00:04,063</text:p>
          </table:table-cell>
          <table:table-cell table:style-name="ce84" table:formula="of:=[.X59]-[.W59]" office:value-type="time" office:time-value="-PT00H00M00.313S" calcext:value-type="time">
            <text:p>-00:00:00,313</text:p>
          </table:table-cell>
          <table:table-cell table:number-columns-repeated="39"/>
        </table:table-row>
        <table:table-row table:style-name="ro1">
          <table:table-cell office:value-type="float" office:value="59" calcext:value-type="float">
            <text:p>05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12M23.95S" calcext:value-type="time">
            <text:p>02:12:23,950</text:p>
          </table:table-cell>
          <table:table-cell office:value-type="time" office:time-value="PT02H15M44.901S" calcext:value-type="time">
            <text:p>02:15:44,901</text:p>
          </table:table-cell>
          <table:table-cell table:style-name="ce79" table:formula="of:=[.D60]-[.C60]" office:value-type="time" office:time-value="PT00H03M20.951S" calcext:value-type="time">
            <text:p>00:03:20,951</text:p>
          </table:table-cell>
          <table:table-cell office:value-type="time" office:time-value="PT00H36M12.338S" calcext:value-type="time">
            <text:p>00:36:12,338</text:p>
          </table:table-cell>
          <table:table-cell table:formula="of:=[.F60]+[.E60]" office:value-type="time" office:time-value="PT00H39M33.289S" calcext:value-type="time">
            <text:p>00:39:33,289</text:p>
          </table:table-cell>
          <table:table-cell/>
          <table:table-cell table:style-name="ce79" office:value-type="time" office:time-value="PT02H12M20.941S" calcext:value-type="time">
            <text:p>02:12:20,941</text:p>
          </table:table-cell>
          <table:table-cell table:style-name="ce79" office:value-type="time" office:time-value="PT00H36M09.126S" calcext:value-type="time">
            <text:p>00:36:09,126</text:p>
          </table:table-cell>
          <table:table-cell table:formula="of:=[.I60]-[.J60]" office:value-type="time" office:time-value="PT01H36M11.815S" calcext:value-type="time">
            <text:p>01:36:11,815</text:p>
          </table:table-cell>
          <table:table-cell/>
          <table:table-cell table:style-name="ce79" office:value-type="time" office:time-value="PT02H12M27.153S" calcext:value-type="time">
            <text:p>02:12:27,153</text:p>
          </table:table-cell>
          <table:table-cell table:style-name="ce79" office:value-type="time" office:time-value="PT00H36M15.849S" calcext:value-type="time">
            <text:p>00:36:15,849</text:p>
          </table:table-cell>
          <table:table-cell table:style-name="ce84" table:formula="of:=[.M60]-[.N60]" office:value-type="time" office:time-value="PT01H36M11.304S" calcext:value-type="time">
            <text:p>01:36:11,304</text:p>
          </table:table-cell>
          <table:table-cell table:style-name="ce84" table:formula="of:=[.K60]-[.O60]" office:value-type="time" office:time-value="PT00H00M00.511S" calcext:value-type="time">
            <text:p>00:00:00,511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60]&lt;0;-TIME(0;0;ABS([.Q60])/1000);TIME(0;0;[.Q60]/1000))" office:value-type="time" office:time-value="-PT00H00M00.2S" calcext:value-type="time">
            <text:p>-00:00:00,200</text:p>
          </table:table-cell>
          <table:table-cell table:style-name="ce84" table:formula="of:=[.P60]+[.R60]" office:value-type="time" office:time-value="PT00H00M00.311S" calcext:value-type="time">
            <text:p>00:00:00,311</text:p>
          </table:table-cell>
          <table:table-cell table:style-name="ce84" table:formula="of:=[.K60]+[.R60]" office:value-type="time" office:time-value="PT01H36M11.615S" calcext:value-type="time">
            <text:p>01:36:11,615</text:p>
          </table:table-cell>
          <table:table-cell table:style-name="ce84"/>
          <table:table-cell table:style-name="ce84" table:formula="of:=[.C60]-[.F60]" office:value-type="time" office:time-value="PT01H36M11.612S" calcext:value-type="time">
            <text:p>01:36:11,612</text:p>
          </table:table-cell>
          <table:table-cell table:style-name="ce84" table:formula="of:=[.I60]-[.C60]" office:value-type="time" office:time-value="-PT00H00M03.009S" calcext:value-type="time">
            <text:p>-00:00:03,009</text:p>
          </table:table-cell>
          <table:table-cell table:style-name="ce84" table:formula="of:=[.J60]-[.F60]" office:value-type="time" office:time-value="-PT00H00M03.212S" calcext:value-type="time">
            <text:p>-00:00:03,212</text:p>
          </table:table-cell>
          <table:table-cell table:style-name="ce84" table:formula="of:=[.X60]-[.W60]" office:value-type="time" office:time-value="-PT00H00M00.203S" calcext:value-type="time">
            <text:p>-00:00:00,203</text:p>
          </table:table-cell>
          <table:table-cell table:number-columns-repeated="39"/>
        </table:table-row>
        <table:table-row table:style-name="ro1">
          <table:table-cell office:value-type="float" office:value="60" calcext:value-type="float">
            <text:p>06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15M48.784S" calcext:value-type="time">
            <text:p>02:15:48,784</text:p>
          </table:table-cell>
          <table:table-cell office:value-type="time" office:time-value="PT02H17M22.461S" calcext:value-type="time">
            <text:p>02:17:22,461</text:p>
          </table:table-cell>
          <table:table-cell table:style-name="ce79" table:formula="of:=[.D61]-[.C61]" office:value-type="time" office:time-value="PT00H01M33.677S" calcext:value-type="time">
            <text:p>00:01:33,677</text:p>
          </table:table-cell>
          <table:table-cell office:value-type="time" office:time-value="PT00H44M28.333S" calcext:value-type="time">
            <text:p>00:44:28,333</text:p>
          </table:table-cell>
          <table:table-cell table:formula="of:=[.F61]+[.E61]" office:value-type="time" office:time-value="PT00H46M02.01S" calcext:value-type="time">
            <text:p>00:46:02,010</text:p>
          </table:table-cell>
          <table:table-cell/>
          <table:table-cell table:style-name="ce79" office:value-type="time" office:time-value="PT02H15M52.044S" calcext:value-type="time">
            <text:p>02:15:52,044</text:p>
          </table:table-cell>
          <table:table-cell table:style-name="ce79" office:value-type="time" office:time-value="PT00H44M31.438S" calcext:value-type="time">
            <text:p>00:44:31,438</text:p>
          </table:table-cell>
          <table:table-cell table:formula="of:=[.I61]-[.J61]" office:value-type="time" office:time-value="PT01H31M20.606S" calcext:value-type="time">
            <text:p>01:31:20,606</text:p>
          </table:table-cell>
          <table:table-cell/>
          <table:table-cell table:style-name="ce79" office:value-type="time" office:time-value="PT02H15M58.735S" calcext:value-type="time">
            <text:p>02:15:58,735</text:p>
          </table:table-cell>
          <table:table-cell table:style-name="ce79" office:value-type="time" office:time-value="PT00H44M38.602S" calcext:value-type="time">
            <text:p>00:44:38,602</text:p>
          </table:table-cell>
          <table:table-cell table:style-name="ce84" table:formula="of:=[.M61]-[.N61]" office:value-type="time" office:time-value="PT01H31M20.133S" calcext:value-type="time">
            <text:p>01:31:20,133</text:p>
          </table:table-cell>
          <table:table-cell table:style-name="ce84" table:formula="of:=[.K61]-[.O61]" office:value-type="time" office:time-value="PT00H00M00.473S" calcext:value-type="time">
            <text:p>00:00:00,473</text:p>
          </table:table-cell>
          <table:table-cell table:style-name="ce89" office:value-type="float" office:value="-160" calcext:value-type="float">
            <text:p>-160</text:p>
          </table:table-cell>
          <table:table-cell table:style-name="ce84" table:formula="of:=IF([.Q61]&lt;0;-TIME(0;0;ABS([.Q61])/1000);TIME(0;0;[.Q61]/1000))" office:value-type="time" office:time-value="-PT00H00M00.16S" calcext:value-type="time">
            <text:p>-00:00:00,160</text:p>
          </table:table-cell>
          <table:table-cell table:style-name="ce84" table:formula="of:=[.P61]+[.R61]" office:value-type="time" office:time-value="PT00H00M00.313S" calcext:value-type="time">
            <text:p>00:00:00,313</text:p>
          </table:table-cell>
          <table:table-cell table:style-name="ce84" table:formula="of:=[.K61]+[.R61]" office:value-type="time" office:time-value="PT01H31M20.446S" calcext:value-type="time">
            <text:p>01:31:20,446</text:p>
          </table:table-cell>
          <table:table-cell table:style-name="ce84"/>
          <table:table-cell table:style-name="ce84" table:formula="of:=[.C61]-[.F61]" office:value-type="time" office:time-value="PT01H31M20.451S" calcext:value-type="time">
            <text:p>01:31:20,451</text:p>
          </table:table-cell>
          <table:table-cell table:style-name="ce84" table:formula="of:=[.I61]-[.C61]" office:value-type="time" office:time-value="PT00H00M03.26S" calcext:value-type="time">
            <text:p>00:00:03,260</text:p>
          </table:table-cell>
          <table:table-cell table:style-name="ce84" table:formula="of:=[.J61]-[.F61]" office:value-type="time" office:time-value="PT00H00M03.105S" calcext:value-type="time">
            <text:p>00:00:03,105</text:p>
          </table:table-cell>
          <table:table-cell table:style-name="ce84" table:formula="of:=[.X61]-[.W61]" office:value-type="time" office:time-value="-PT00H00M00.155S" calcext:value-type="time">
            <text:p>-00:00:00,155</text:p>
          </table:table-cell>
          <table:table-cell table:number-columns-repeated="39"/>
        </table:table-row>
        <table:table-row table:style-name="ro1">
          <table:table-cell office:value-type="float" office:value="61" calcext:value-type="float">
            <text:p>06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17M25.785S" calcext:value-type="time">
            <text:p>02:17:25,785</text:p>
          </table:table-cell>
          <table:table-cell office:value-type="time" office:time-value="PT02H17M27.036S" calcext:value-type="time">
            <text:p>02:17:27,036</text:p>
          </table:table-cell>
          <table:table-cell table:style-name="ce79" table:formula="of:=[.D62]-[.C62]" office:value-type="time" office:time-value="PT00H00M01.251S" calcext:value-type="time">
            <text:p>00:00:01,251</text:p>
          </table:table-cell>
          <table:table-cell office:value-type="time" office:time-value="PT00H46M17.025S" calcext:value-type="time">
            <text:p>00:46:17,025</text:p>
          </table:table-cell>
          <table:table-cell table:formula="of:=[.F62]+[.E62]" office:value-type="time" office:time-value="PT00H46M18.276S" calcext:value-type="time">
            <text:p>00:46:18,276</text:p>
          </table:table-cell>
          <table:table-cell/>
          <table:table-cell table:style-name="ce79" office:value-type="time" office:time-value="PT02H17M25.22S" calcext:value-type="time">
            <text:p>02:17:25,220</text:p>
          </table:table-cell>
          <table:table-cell table:style-name="ce79" office:value-type="time" office:time-value="PT00H46M16.458S" calcext:value-type="time">
            <text:p>00:46:16,458</text:p>
          </table:table-cell>
          <table:table-cell table:formula="of:=[.I62]-[.J62]" office:value-type="time" office:time-value="PT01H31M08.762S" calcext:value-type="time">
            <text:p>01:31:08,762</text:p>
          </table:table-cell>
          <table:table-cell/>
          <table:table-cell table:style-name="ce79" office:value-type="time" office:time-value="PT02H17M25.296S" calcext:value-type="time">
            <text:p>02:17:25,296</text:p>
          </table:table-cell>
          <table:table-cell table:style-name="ce79" office:value-type="time" office:time-value="PT00H46M16.874S" calcext:value-type="time">
            <text:p>00:46:16,874</text:p>
          </table:table-cell>
          <table:table-cell table:style-name="ce84" table:formula="of:=[.M62]-[.N62]" office:value-type="time" office:time-value="PT01H31M08.422S" calcext:value-type="time">
            <text:p>01:31:08,422</text:p>
          </table:table-cell>
          <table:table-cell table:style-name="ce84" table:formula="of:=[.K62]-[.O62]" office:value-type="time" office:time-value="PT00H00M00.34S" calcext:value-type="time">
            <text:p>00:00:00,34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62]&lt;0;-TIME(0;0;ABS([.Q62])/1000);TIME(0;0;[.Q62]/1000))" office:value-type="time" office:time-value="PT00H00M00S" calcext:value-type="time">
            <text:p>00:00:00,000</text:p>
          </table:table-cell>
          <table:table-cell table:style-name="ce84" table:formula="of:=[.P62]+[.R62]" office:value-type="time" office:time-value="PT00H00M00.34S" calcext:value-type="time">
            <text:p>00:00:00,340</text:p>
          </table:table-cell>
          <table:table-cell table:style-name="ce84" table:formula="of:=[.K62]+[.R62]" office:value-type="time" office:time-value="PT01H31M08.762S" calcext:value-type="time">
            <text:p>01:31:08,762</text:p>
          </table:table-cell>
          <table:table-cell table:style-name="ce84"/>
          <table:table-cell table:style-name="ce84" table:formula="of:=[.C62]-[.F62]" office:value-type="time" office:time-value="PT01H31M08.76S" calcext:value-type="time">
            <text:p>01:31:08,760</text:p>
          </table:table-cell>
          <table:table-cell table:style-name="ce84" table:formula="of:=[.I62]-[.C62]" office:value-type="time" office:time-value="-PT00H00M00.565S" calcext:value-type="time">
            <text:p>-00:00:00,565</text:p>
          </table:table-cell>
          <table:table-cell table:style-name="ce84" table:formula="of:=[.J62]-[.F62]" office:value-type="time" office:time-value="-PT00H00M00.567S" calcext:value-type="time">
            <text:p>-00:00:00,567</text:p>
          </table:table-cell>
          <table:table-cell table:style-name="ce84" table:formula="of:=[.X62]-[.W62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62" calcext:value-type="float">
            <text:p>06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17M27.472S" calcext:value-type="time">
            <text:p>02:17:27,472</text:p>
          </table:table-cell>
          <table:table-cell office:value-type="time" office:time-value="PT02H19M41.439S" calcext:value-type="time">
            <text:p>02:19:41,439</text:p>
          </table:table-cell>
          <table:table-cell table:style-name="ce79" table:formula="of:=[.D63]-[.C63]" office:value-type="time" office:time-value="PT00H02M13.967S" calcext:value-type="time">
            <text:p>00:02:13,967</text:p>
          </table:table-cell>
          <table:table-cell office:value-type="time" office:time-value="PT00H46M18.902S" calcext:value-type="time">
            <text:p>00:46:18,902</text:p>
          </table:table-cell>
          <table:table-cell table:formula="of:=[.F63]+[.E63]" office:value-type="time" office:time-value="PT00H48M32.869S" calcext:value-type="time">
            <text:p>00:48:32,869</text:p>
          </table:table-cell>
          <table:table-cell/>
          <table:table-cell table:style-name="ce79" office:value-type="time" office:time-value="PT02H17M30.457S" calcext:value-type="time">
            <text:p>02:17:30,457</text:p>
          </table:table-cell>
          <table:table-cell table:style-name="ce79" office:value-type="time" office:time-value="PT00H46M21.69S" calcext:value-type="time">
            <text:p>00:46:21,690</text:p>
          </table:table-cell>
          <table:table-cell table:formula="of:=[.I63]-[.J63]" office:value-type="time" office:time-value="PT01H31M08.767S" calcext:value-type="time">
            <text:p>01:31:08,767</text:p>
          </table:table-cell>
          <table:table-cell/>
          <table:table-cell table:style-name="ce79" office:value-type="time" office:time-value="PT02H17M30.583S" calcext:value-type="time">
            <text:p>02:17:30,583</text:p>
          </table:table-cell>
          <table:table-cell table:style-name="ce79" office:value-type="time" office:time-value="PT00H46M22.329S" calcext:value-type="time">
            <text:p>00:46:22,329</text:p>
          </table:table-cell>
          <table:table-cell table:style-name="ce84" table:formula="of:=[.M63]-[.N63]" office:value-type="time" office:time-value="PT01H31M08.254S" calcext:value-type="time">
            <text:p>01:31:08,254</text:p>
          </table:table-cell>
          <table:table-cell table:style-name="ce84" table:formula="of:=[.K63]-[.O63]" office:value-type="time" office:time-value="PT00H00M00.513S" calcext:value-type="time">
            <text:p>00:00:00,513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63]&lt;0;-TIME(0;0;ABS([.Q63])/1000);TIME(0;0;[.Q63]/1000))" office:value-type="time" office:time-value="-PT00H00M00.2S" calcext:value-type="time">
            <text:p>-00:00:00,200</text:p>
          </table:table-cell>
          <table:table-cell table:style-name="ce84" table:formula="of:=[.P63]+[.R63]" office:value-type="time" office:time-value="PT00H00M00.313S" calcext:value-type="time">
            <text:p>00:00:00,313</text:p>
          </table:table-cell>
          <table:table-cell table:style-name="ce84" table:formula="of:=[.K63]+[.R63]" office:value-type="time" office:time-value="PT01H31M08.567S" calcext:value-type="time">
            <text:p>01:31:08,567</text:p>
          </table:table-cell>
          <table:table-cell table:style-name="ce84"/>
          <table:table-cell table:style-name="ce84" table:formula="of:=[.C63]-[.F63]" office:value-type="time" office:time-value="PT01H31M08.57S" calcext:value-type="time">
            <text:p>01:31:08,570</text:p>
          </table:table-cell>
          <table:table-cell table:style-name="ce84" table:formula="of:=[.I63]-[.C63]" office:value-type="time" office:time-value="PT00H00M02.985S" calcext:value-type="time">
            <text:p>00:00:02,985</text:p>
          </table:table-cell>
          <table:table-cell table:style-name="ce84" table:formula="of:=[.J63]-[.F63]" office:value-type="time" office:time-value="PT00H00M02.788S" calcext:value-type="time">
            <text:p>00:00:02,788</text:p>
          </table:table-cell>
          <table:table-cell table:style-name="ce84" table:formula="of:=[.X63]-[.W63]" office:value-type="time" office:time-value="-PT00H00M00.197S" calcext:value-type="time">
            <text:p>-00:00:00,197</text:p>
          </table:table-cell>
          <table:table-cell table:number-columns-repeated="39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THE</text:p>
          </table:table-cell>
          <table:table-cell office:value-type="time" office:time-value="PT02H20M06.018S" calcext:value-type="time">
            <text:p>02:20:06,018</text:p>
          </table:table-cell>
          <table:table-cell office:value-type="time" office:time-value="PT02H20M19.49S" calcext:value-type="time">
            <text:p>02:20:19,490</text:p>
          </table:table-cell>
          <table:table-cell table:style-name="ce79" table:formula="of:=[.D64]-[.C64]" office:value-type="time" office:time-value="PT00H00M13.472S" calcext:value-type="time">
            <text:p>00:00:13,472</text:p>
          </table:table-cell>
          <table:table-cell office:value-type="time" office:time-value="PT00H58M56.701S" calcext:value-type="time">
            <text:p>00:58:56,701</text:p>
          </table:table-cell>
          <table:table-cell table:formula="of:=[.F64]+[.E64]" office:value-type="time" office:time-value="PT00H59M10.173S" calcext:value-type="time">
            <text:p>00:59:10,173</text:p>
          </table:table-cell>
          <table:table-cell/>
          <table:table-cell table:style-name="ce79" office:value-type="time" office:time-value="PT02H20M06.235S" calcext:value-type="time">
            <text:p>02:20:06,235</text:p>
          </table:table-cell>
          <table:table-cell table:style-name="ce79" office:value-type="time" office:time-value="PT00H58M56.904S" calcext:value-type="time">
            <text:p>00:58:56,904</text:p>
          </table:table-cell>
          <table:table-cell table:formula="of:=[.I64]-[.J64]" office:value-type="time" office:time-value="PT01H21M09.331S" calcext:value-type="time">
            <text:p>01:21:09,331</text:p>
          </table:table-cell>
          <table:table-cell/>
          <table:table-cell table:style-name="ce79" office:value-type="time" office:time-value="PT02H20M07.574S" calcext:value-type="time">
            <text:p>02:20:07,574</text:p>
          </table:table-cell>
          <table:table-cell table:style-name="ce79" office:value-type="time" office:time-value="PT00H58M58.711S" calcext:value-type="time">
            <text:p>00:58:58,711</text:p>
          </table:table-cell>
          <table:table-cell table:style-name="ce84" table:formula="of:=[.M64]-[.N64]" office:value-type="time" office:time-value="PT01H21M08.863S" calcext:value-type="time">
            <text:p>01:21:08,863</text:p>
          </table:table-cell>
          <table:table-cell table:style-name="ce84" table:formula="of:=[.K64]-[.O64]" office:value-type="time" office:time-value="PT00H00M00.468S" calcext:value-type="time">
            <text:p>00:00:00,468</text:p>
          </table:table-cell>
          <table:table-cell table:style-name="ce89" office:value-type="float" office:value="-10" calcext:value-type="float">
            <text:p>-10</text:p>
          </table:table-cell>
          <table:table-cell table:style-name="ce84" table:formula="of:=IF([.Q64]&lt;0;-TIME(0;0;ABS([.Q64])/1000);TIME(0;0;[.Q64]/1000))" office:value-type="time" office:time-value="-PT00H00M00.01S" calcext:value-type="time">
            <text:p>-00:00:00,010</text:p>
          </table:table-cell>
          <table:table-cell table:style-name="ce84" table:formula="of:=[.P64]+[.R64]" office:value-type="time" office:time-value="PT00H00M00.458S" calcext:value-type="time">
            <text:p>00:00:00,458</text:p>
          </table:table-cell>
          <table:table-cell table:style-name="ce84" table:formula="of:=[.K64]+[.R64]" office:value-type="time" office:time-value="PT01H21M09.321S" calcext:value-type="time">
            <text:p>01:21:09,321</text:p>
          </table:table-cell>
          <table:table-cell table:style-name="ce84"/>
          <table:table-cell table:style-name="ce84" table:formula="of:=[.C64]-[.F64]" office:value-type="time" office:time-value="PT01H21M09.317S" calcext:value-type="time">
            <text:p>01:21:09,317</text:p>
          </table:table-cell>
          <table:table-cell table:style-name="ce84" table:formula="of:=[.I64]-[.C64]" office:value-type="time" office:time-value="PT00H00M00.217S" calcext:value-type="time">
            <text:p>00:00:00,217</text:p>
          </table:table-cell>
          <table:table-cell table:style-name="ce84" table:formula="of:=[.J64]-[.F64]" office:value-type="time" office:time-value="PT00H00M00.203S" calcext:value-type="time">
            <text:p>00:00:00,203</text:p>
          </table:table-cell>
          <table:table-cell table:style-name="ce84" table:formula="of:=[.X64]-[.W64]" office:value-type="time" office:time-value="-PT00H00M00.014S" calcext:value-type="time">
            <text:p>-00:00:00,014</text:p>
          </table:table-cell>
          <table:table-cell table:number-columns-repeated="39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THE</text:p>
          </table:table-cell>
          <table:table-cell office:value-type="time" office:time-value="PT02H20M40.132S" calcext:value-type="time">
            <text:p>02:20:40,132</text:p>
          </table:table-cell>
          <table:table-cell office:value-type="time" office:time-value="PT02H22M34.205S" calcext:value-type="time">
            <text:p>02:22:34,205</text:p>
          </table:table-cell>
          <table:table-cell table:style-name="ce79" table:formula="of:=[.D65]-[.C65]" office:value-type="time" office:time-value="PT00H01M54.073S" calcext:value-type="time">
            <text:p>00:01:54,073</text:p>
          </table:table-cell>
          <table:table-cell office:value-type="time" office:time-value="PT01H00M07.271S" calcext:value-type="time">
            <text:p>01:00:07,271</text:p>
          </table:table-cell>
          <table:table-cell table:formula="of:=[.F65]+[.E65]" office:value-type="time" office:time-value="PT01H02M01.344S" calcext:value-type="time">
            <text:p>01:02:01,344</text:p>
          </table:table-cell>
          <table:table-cell/>
          <table:table-cell table:style-name="ce79" office:value-type="time" office:time-value="PT02H20M42.669S" calcext:value-type="time">
            <text:p>02:20:42,669</text:p>
          </table:table-cell>
          <table:table-cell table:style-name="ce79" office:value-type="time" office:time-value="PT01H00M09.539S" calcext:value-type="time">
            <text:p>01:00:09,539</text:p>
          </table:table-cell>
          <table:table-cell table:formula="of:=[.I65]-[.J65]" office:value-type="time" office:time-value="PT01H20M33.13S" calcext:value-type="time">
            <text:p>01:20:33,130</text:p>
          </table:table-cell>
          <table:table-cell/>
          <table:table-cell table:style-name="ce79" office:value-type="time" office:time-value="PT02H20M42.941S" calcext:value-type="time">
            <text:p>02:20:42,941</text:p>
          </table:table-cell>
          <table:table-cell table:style-name="ce79" office:value-type="time" office:time-value="PT01H00M10.283S" calcext:value-type="time">
            <text:p>01:00:10,283</text:p>
          </table:table-cell>
          <table:table-cell table:style-name="ce84" table:formula="of:=[.M65]-[.N65]" office:value-type="time" office:time-value="PT01H20M32.658S" calcext:value-type="time">
            <text:p>01:20:32,658</text:p>
          </table:table-cell>
          <table:table-cell table:style-name="ce84" table:formula="of:=[.K65]-[.O65]" office:value-type="time" office:time-value="PT00H00M00.472S" calcext:value-type="time">
            <text:p>00:00:00,472</text:p>
          </table:table-cell>
          <table:table-cell table:style-name="ce89" office:value-type="float" office:value="-270" calcext:value-type="float">
            <text:p>-270</text:p>
          </table:table-cell>
          <table:table-cell table:style-name="ce84" table:formula="of:=IF([.Q65]&lt;0;-TIME(0;0;ABS([.Q65])/1000);TIME(0;0;[.Q65]/1000))" office:value-type="time" office:time-value="-PT00H00M00.27S" calcext:value-type="time">
            <text:p>-00:00:00,270</text:p>
          </table:table-cell>
          <table:table-cell table:style-name="ce84" table:formula="of:=[.P65]+[.R65]" office:value-type="time" office:time-value="PT00H00M00.202S" calcext:value-type="time">
            <text:p>00:00:00,202</text:p>
          </table:table-cell>
          <table:table-cell table:style-name="ce84" table:formula="of:=[.K65]+[.R65]" office:value-type="time" office:time-value="PT01H20M32.86S" calcext:value-type="time">
            <text:p>01:20:32,860</text:p>
          </table:table-cell>
          <table:table-cell table:style-name="ce84"/>
          <table:table-cell table:style-name="ce84" table:formula="of:=[.C65]-[.F65]" office:value-type="time" office:time-value="PT01H20M32.861S" calcext:value-type="time">
            <text:p>01:20:32,861</text:p>
          </table:table-cell>
          <table:table-cell table:style-name="ce84" table:formula="of:=[.I65]-[.C65]" office:value-type="time" office:time-value="PT00H00M02.537S" calcext:value-type="time">
            <text:p>00:00:02,537</text:p>
          </table:table-cell>
          <table:table-cell table:style-name="ce84" table:formula="of:=[.J65]-[.F65]" office:value-type="time" office:time-value="PT00H00M02.268S" calcext:value-type="time">
            <text:p>00:00:02,268</text:p>
          </table:table-cell>
          <table:table-cell table:style-name="ce84" table:formula="of:=[.X65]-[.W65]" office:value-type="time" office:time-value="-PT00H00M00.269S" calcext:value-type="time">
            <text:p>-00:00:00,269</text:p>
          </table:table-cell>
          <table:table-cell table:number-columns-repeated="39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THE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89S" calcext:value-type="time">
            <text:p>02:26:05,189</text:p>
          </table:table-cell>
          <table:table-cell table:style-name="ce79" table:formula="of:=[.D66]-[.C66]" office:value-type="time" office:time-value="PT00H03M11.775S" calcext:value-type="time">
            <text:p>00:03:11,775</text:p>
          </table:table-cell>
          <table:table-cell office:value-type="time" office:time-value="PT01H06M27.902S" calcext:value-type="time">
            <text:p>01:06:27,902</text:p>
          </table:table-cell>
          <table:table-cell table:formula="of:=[.F66]+[.E66]" office:value-type="time" office:time-value="PT01H09M39.677S" calcext:value-type="time">
            <text:p>01:09:39,677</text:p>
          </table:table-cell>
          <table:table-cell/>
          <table:table-cell table:style-name="ce79" office:value-type="time" office:time-value="PT02H23M06.723S" calcext:value-type="time">
            <text:p>02:23:06,723</text:p>
          </table:table-cell>
          <table:table-cell table:style-name="ce79" office:value-type="time" office:time-value="PT01H06M40.961S" calcext:value-type="time">
            <text:p>01:06:40,961</text:p>
          </table:table-cell>
          <table:table-cell table:formula="of:=[.I66]-[.J66]" office:value-type="time" office:time-value="PT01H16M25.762S" calcext:value-type="time">
            <text:p>01:16:25,762</text:p>
          </table:table-cell>
          <table:table-cell/>
          <table:table-cell table:style-name="ce79" office:value-type="time" office:time-value="PT02H23M10.172S" calcext:value-type="time">
            <text:p>02:23:10,172</text:p>
          </table:table-cell>
          <table:table-cell table:style-name="ce79" office:value-type="time" office:time-value="PT01H06M44.839S" calcext:value-type="time">
            <text:p>01:06:44,839</text:p>
          </table:table-cell>
          <table:table-cell table:style-name="ce84" table:formula="of:=[.M66]-[.N66]" office:value-type="time" office:time-value="PT01H16M25.333S" calcext:value-type="time">
            <text:p>01:16:25,333</text:p>
          </table:table-cell>
          <table:table-cell table:style-name="ce84" table:formula="of:=[.K66]-[.O66]" office:value-type="time" office:time-value="PT00H00M00.429S" calcext:value-type="time">
            <text:p>00:00:00,429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66]&lt;0;-TIME(0;0;ABS([.Q66])/1000);TIME(0;0;[.Q66]/1000))" office:value-type="time" office:time-value="-PT00H00M00.25S" calcext:value-type="time">
            <text:p>-00:00:00,250</text:p>
          </table:table-cell>
          <table:table-cell table:style-name="ce84" table:formula="of:=[.P66]+[.R66]" office:value-type="time" office:time-value="PT00H00M00.179S" calcext:value-type="time">
            <text:p>00:00:00,179</text:p>
          </table:table-cell>
          <table:table-cell table:style-name="ce84" table:formula="of:=[.K66]+[.R66]" office:value-type="time" office:time-value="PT01H16M25.512S" calcext:value-type="time">
            <text:p>01:16:25,512</text:p>
          </table:table-cell>
          <table:table-cell table:style-name="ce84"/>
          <table:table-cell table:style-name="ce84" table:formula="of:=[.C66]-[.F66]" office:value-type="time" office:time-value="PT01H16M25.512S" calcext:value-type="time">
            <text:p>01:16:25,512</text:p>
          </table:table-cell>
          <table:table-cell table:style-name="ce84" table:formula="of:=[.I66]-[.C66]" office:value-type="time" office:time-value="PT00H00M13.309S" calcext:value-type="time">
            <text:p>00:00:13,309</text:p>
          </table:table-cell>
          <table:table-cell table:style-name="ce84" table:formula="of:=[.J66]-[.F66]" office:value-type="time" office:time-value="PT00H00M13.059S" calcext:value-type="time">
            <text:p>00:00:13,059</text:p>
          </table:table-cell>
          <table:table-cell table:style-name="ce84" table:formula="of:=[.X66]-[.W66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</text:p>
          </table:table-cell>
          <table:table-cell office:value-type="time" office:time-value="PT02H26M05.513S" calcext:value-type="time">
            <text:p>02:26:05,513</text:p>
          </table:table-cell>
          <table:table-cell office:value-type="time" office:time-value="PT02H26M06.639S" calcext:value-type="time">
            <text:p>02:26:06,639</text:p>
          </table:table-cell>
          <table:table-cell table:style-name="ce79" table:formula="of:=[.D67]-[.C67]" office:value-type="time" office:time-value="PT00H00M01.126S" calcext:value-type="time">
            <text:p>00:00:01,126</text:p>
          </table:table-cell>
          <table:table-cell office:value-type="time" office:time-value="PT01H11M01.842S" calcext:value-type="time">
            <text:p>01:11:01,842</text:p>
          </table:table-cell>
          <table:table-cell table:formula="of:=[.F67]+[.E67]" office:value-type="time" office:time-value="PT01H11M02.968S" calcext:value-type="time">
            <text:p>01:11:02,968</text:p>
          </table:table-cell>
          <table:table-cell/>
          <table:table-cell table:style-name="ce79" office:value-type="time" office:time-value="PT02H26M06.02S" calcext:value-type="time">
            <text:p>02:26:06,020</text:p>
          </table:table-cell>
          <table:table-cell table:style-name="ce79" office:value-type="time" office:time-value="PT01H11M02.139S" calcext:value-type="time">
            <text:p>01:11:02,139</text:p>
          </table:table-cell>
          <table:table-cell table:formula="of:=[.I67]-[.J67]" office:value-type="time" office:time-value="PT01H15M03.881S" calcext:value-type="time">
            <text:p>01:15:03,881</text:p>
          </table:table-cell>
          <table:table-cell/>
          <table:table-cell table:style-name="ce79" office:value-type="time" office:time-value="PT02H26M06.6S" calcext:value-type="time">
            <text:p>02:26:06,600</text:p>
          </table:table-cell>
          <table:table-cell table:style-name="ce79" office:value-type="time" office:time-value="PT01H11M03.139S" calcext:value-type="time">
            <text:p>01:11:03,139</text:p>
          </table:table-cell>
          <table:table-cell table:style-name="ce84" table:formula="of:=[.M67]-[.N67]" office:value-type="time" office:time-value="PT01H15M03.461S" calcext:value-type="time">
            <text:p>01:15:03,461</text:p>
          </table:table-cell>
          <table:table-cell table:style-name="ce84" table:formula="of:=[.K67]-[.O67]" office:value-type="time" office:time-value="PT00H00M00.42S" calcext:value-type="time">
            <text:p>00:00:00,420</text:p>
          </table:table-cell>
          <table:table-cell table:style-name="ce89" office:value-type="float" office:value="-210" calcext:value-type="float">
            <text:p>-210</text:p>
          </table:table-cell>
          <table:table-cell table:style-name="ce84" table:formula="of:=IF([.Q67]&lt;0;-TIME(0;0;ABS([.Q67])/1000);TIME(0;0;[.Q67]/1000))" office:value-type="time" office:time-value="-PT00H00M00.21S" calcext:value-type="time">
            <text:p>-00:00:00,210</text:p>
          </table:table-cell>
          <table:table-cell table:style-name="ce84" table:formula="of:=[.P67]+[.R67]" office:value-type="time" office:time-value="PT00H00M00.21S" calcext:value-type="time">
            <text:p>00:00:00,210</text:p>
          </table:table-cell>
          <table:table-cell table:style-name="ce84" table:formula="of:=[.K67]+[.R67]" office:value-type="time" office:time-value="PT01H15M03.671S" calcext:value-type="time">
            <text:p>01:15:03,671</text:p>
          </table:table-cell>
          <table:table-cell table:style-name="ce84"/>
          <table:table-cell table:style-name="ce84" table:formula="of:=[.C67]-[.F67]" office:value-type="time" office:time-value="PT01H15M03.671S" calcext:value-type="time">
            <text:p>01:15:03,671</text:p>
          </table:table-cell>
          <table:table-cell table:style-name="ce84" table:formula="of:=[.I67]-[.C67]" office:value-type="time" office:time-value="PT00H00M00.507S" calcext:value-type="time">
            <text:p>00:00:00,507</text:p>
          </table:table-cell>
          <table:table-cell table:style-name="ce84" table:formula="of:=[.J67]-[.F67]" office:value-type="time" office:time-value="PT00H00M00.297S" calcext:value-type="time">
            <text:p>00:00:00,297</text:p>
          </table:table-cell>
          <table:table-cell table:style-name="ce84" table:formula="of:=[.X67]-[.W67]" office:value-type="time" office:time-value="-PT00H00M00.21S" calcext:value-type="time">
            <text:p>-00:00:00,210</text:p>
          </table:table-cell>
          <table:table-cell table:number-columns-repeated="39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THE</text:p>
          </table:table-cell>
          <table:table-cell office:value-type="time" office:time-value="PT02H26M11.519S" calcext:value-type="time">
            <text:p>02:26:11,519</text:p>
          </table:table-cell>
          <table:table-cell office:value-type="time" office:time-value="PT02H26M12.853S" calcext:value-type="time">
            <text:p>02:26:12,853</text:p>
          </table:table-cell>
          <table:table-cell table:style-name="ce79" table:formula="of:=[.D68]-[.C68]" office:value-type="time" office:time-value="PT00H00M01.334S" calcext:value-type="time">
            <text:p>00:00:01,334</text:p>
          </table:table-cell>
          <table:table-cell office:value-type="time" office:time-value="PT01H13M12.89S" calcext:value-type="time">
            <text:p>01:13:12,890</text:p>
          </table:table-cell>
          <table:table-cell table:formula="of:=[.F68]+[.E68]" office:value-type="time" office:time-value="PT01H13M14.224S" calcext:value-type="time">
            <text:p>01:13:14,224</text:p>
          </table:table-cell>
          <table:table-cell/>
          <table:table-cell table:style-name="ce79" office:value-type="time" office:time-value="PT02H26M09.511S" calcext:value-type="time">
            <text:p>02:26:09,511</text:p>
          </table:table-cell>
          <table:table-cell table:style-name="ce79" office:value-type="time" office:time-value="PT01H13M10.883S" calcext:value-type="time">
            <text:p>01:13:10,883</text:p>
          </table:table-cell>
          <table:table-cell table:formula="of:=[.I68]-[.J68]" office:value-type="time" office:time-value="PT01H12M58.628S" calcext:value-type="time">
            <text:p>01:12:58,628</text:p>
          </table:table-cell>
          <table:table-cell/>
          <table:table-cell table:style-name="ce79" office:value-type="time" office:time-value="PT02H26M10.02S" calcext:value-type="time">
            <text:p>02:26:10,020</text:p>
          </table:table-cell>
          <table:table-cell table:style-name="ce79" office:value-type="time" office:time-value="PT01H13M11.809S" calcext:value-type="time">
            <text:p>01:13:11,809</text:p>
          </table:table-cell>
          <table:table-cell table:style-name="ce84" table:formula="of:=[.M68]-[.N68]" office:value-type="time" office:time-value="PT01H12M58.211S" calcext:value-type="time">
            <text:p>01:12:58,211</text:p>
          </table:table-cell>
          <table:table-cell table:style-name="ce84" table:formula="of:=[.K68]-[.O68]" office:value-type="time" office:time-value="PT00H00M00.417S" calcext:value-type="time">
            <text:p>00:00:00,41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68]&lt;0;-TIME(0;0;ABS([.Q68])/1000);TIME(0;0;[.Q68]/1000))" office:value-type="time" office:time-value="PT00H00M00S" calcext:value-type="time">
            <text:p>00:00:00,000</text:p>
          </table:table-cell>
          <table:table-cell table:style-name="ce84" table:formula="of:=[.P68]+[.R68]" office:value-type="time" office:time-value="PT00H00M00.417S" calcext:value-type="time">
            <text:p>00:00:00,417</text:p>
          </table:table-cell>
          <table:table-cell table:style-name="ce84" table:formula="of:=[.K68]+[.R68]" office:value-type="time" office:time-value="PT01H12M58.628S" calcext:value-type="time">
            <text:p>01:12:58,628</text:p>
          </table:table-cell>
          <table:table-cell table:style-name="ce84"/>
          <table:table-cell table:style-name="ce84" table:formula="of:=[.C68]-[.F68]" office:value-type="time" office:time-value="PT01H12M58.629S" calcext:value-type="time">
            <text:p>01:12:58,629</text:p>
          </table:table-cell>
          <table:table-cell table:style-name="ce84" table:formula="of:=[.I68]-[.C68]" office:value-type="time" office:time-value="-PT00H00M02.008S" calcext:value-type="time">
            <text:p>-00:00:02,008</text:p>
          </table:table-cell>
          <table:table-cell table:style-name="ce84" table:formula="of:=[.J68]-[.F68]" office:value-type="time" office:time-value="-PT00H00M02.007S" calcext:value-type="time">
            <text:p>-00:00:02,007</text:p>
          </table:table-cell>
          <table:table-cell table:style-name="ce84" table:formula="of:=[.X68]-[.W68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THE</text:p>
          </table:table-cell>
          <table:table-cell office:value-type="time" office:time-value="PT02H26M16.575S" calcext:value-type="time">
            <text:p>02:26:16,575</text:p>
          </table:table-cell>
          <table:table-cell office:value-type="time" office:time-value="PT02H26M34.426S" calcext:value-type="time">
            <text:p>02:26:34,426</text:p>
          </table:table-cell>
          <table:table-cell table:style-name="ce79" table:formula="of:=[.D69]-[.C69]" office:value-type="time" office:time-value="PT00H00M17.851S" calcext:value-type="time">
            <text:p>00:00:17,851</text:p>
          </table:table-cell>
          <table:table-cell office:value-type="time" office:time-value="PT01H13M17.936S" calcext:value-type="time">
            <text:p>01:13:17,936</text:p>
          </table:table-cell>
          <table:table-cell table:formula="of:=[.F69]+[.E69]" office:value-type="time" office:time-value="PT01H13M35.787S" calcext:value-type="time">
            <text:p>01:13:35,787</text:p>
          </table:table-cell>
          <table:table-cell/>
          <table:table-cell table:style-name="ce79" office:value-type="time" office:time-value="PT02H26M18.208S" calcext:value-type="time">
            <text:p>02:26:18,208</text:p>
          </table:table-cell>
          <table:table-cell table:style-name="ce79" office:value-type="time" office:time-value="PT01H13M19.569S" calcext:value-type="time">
            <text:p>01:13:19,569</text:p>
          </table:table-cell>
          <table:table-cell table:formula="of:=[.I69]-[.J69]" office:value-type="time" office:time-value="PT01H12M58.639S" calcext:value-type="time">
            <text:p>01:12:58,639</text:p>
          </table:table-cell>
          <table:table-cell/>
          <table:table-cell table:style-name="ce79" office:value-type="time" office:time-value="PT02H26M18.278S" calcext:value-type="time">
            <text:p>02:26:18,278</text:p>
          </table:table-cell>
          <table:table-cell table:style-name="ce79" office:value-type="time" office:time-value="PT01H13M19.98S" calcext:value-type="time">
            <text:p>01:13:19,980</text:p>
          </table:table-cell>
          <table:table-cell table:style-name="ce84" table:formula="of:=[.M69]-[.N69]" office:value-type="time" office:time-value="PT01H12M58.298S" calcext:value-type="time">
            <text:p>01:12:58,298</text:p>
          </table:table-cell>
          <table:table-cell table:style-name="ce84" table:formula="of:=[.K69]-[.O69]" office:value-type="time" office:time-value="PT00H00M00.341S" calcext:value-type="time">
            <text:p>00:00:00,341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69]&lt;0;-TIME(0;0;ABS([.Q69])/1000);TIME(0;0;[.Q69]/1000))" office:value-type="time" office:time-value="PT00H00M00S" calcext:value-type="time">
            <text:p>00:00:00,000</text:p>
          </table:table-cell>
          <table:table-cell table:style-name="ce84" table:formula="of:=[.P69]+[.R69]" office:value-type="time" office:time-value="PT00H00M00.341S" calcext:value-type="time">
            <text:p>00:00:00,341</text:p>
          </table:table-cell>
          <table:table-cell table:style-name="ce84" table:formula="of:=[.K69]+[.R69]" office:value-type="time" office:time-value="PT01H12M58.639S" calcext:value-type="time">
            <text:p>01:12:58,639</text:p>
          </table:table-cell>
          <table:table-cell table:style-name="ce84"/>
          <table:table-cell table:style-name="ce84" table:formula="of:=[.C69]-[.F69]" office:value-type="time" office:time-value="PT01H12M58.639S" calcext:value-type="time">
            <text:p>01:12:58,639</text:p>
          </table:table-cell>
          <table:table-cell table:style-name="ce84" table:formula="of:=[.I69]-[.C69]" office:value-type="time" office:time-value="PT00H00M01.633S" calcext:value-type="time">
            <text:p>00:00:01,633</text:p>
          </table:table-cell>
          <table:table-cell table:style-name="ce84" table:formula="of:=[.J69]-[.F69]" office:value-type="time" office:time-value="PT00H00M01.633S" calcext:value-type="time">
            <text:p>00:00:01,633</text:p>
          </table:table-cell>
          <table:table-cell table:style-name="ce84" table:formula="of:=[.X69]-[.W6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THE</text:p>
          </table:table-cell>
          <table:table-cell office:value-type="time" office:time-value="PT02H26M35.541S" calcext:value-type="time">
            <text:p>02:26:35,541</text:p>
          </table:table-cell>
          <table:table-cell office:value-type="time" office:time-value="PT02H29M08.444S" calcext:value-type="time">
            <text:p>02:29:08,444</text:p>
          </table:table-cell>
          <table:table-cell table:style-name="ce79" table:formula="of:=[.D70]-[.C70]" office:value-type="time" office:time-value="PT00H02M32.903S" calcext:value-type="time">
            <text:p>00:02:32,903</text:p>
          </table:table-cell>
          <table:table-cell office:value-type="time" office:time-value="PT01H14M28.131S" calcext:value-type="time">
            <text:p>01:14:28,131</text:p>
          </table:table-cell>
          <table:table-cell table:formula="of:=[.F70]+[.E70]" office:value-type="time" office:time-value="PT01H17M01.034S" calcext:value-type="time">
            <text:p>01:17:01,034</text:p>
          </table:table-cell>
          <table:table-cell/>
          <table:table-cell table:style-name="ce79" office:value-type="time" office:time-value="PT02H27M21.354S" calcext:value-type="time">
            <text:p>02:27:21,354</text:p>
          </table:table-cell>
          <table:table-cell table:style-name="ce79" office:value-type="time" office:time-value="PT01H15M13.679S" calcext:value-type="time">
            <text:p>01:15:13,679</text:p>
          </table:table-cell>
          <table:table-cell table:formula="of:=[.I70]-[.J70]" office:value-type="time" office:time-value="PT01H12M07.675S" calcext:value-type="time">
            <text:p>01:12:07,675</text:p>
          </table:table-cell>
          <table:table-cell/>
          <table:table-cell table:style-name="ce79" office:value-type="time" office:time-value="PT02H27M20.582S" calcext:value-type="time">
            <text:p>02:27:20,582</text:p>
          </table:table-cell>
          <table:table-cell table:style-name="ce79" office:value-type="time" office:time-value="PT01H15M13.433S" calcext:value-type="time">
            <text:p>01:15:13,433</text:p>
          </table:table-cell>
          <table:table-cell table:style-name="ce84" table:formula="of:=[.M70]-[.N70]" office:value-type="time" office:time-value="PT01H12M07.149S" calcext:value-type="time">
            <text:p>01:12:07,149</text:p>
          </table:table-cell>
          <table:table-cell table:style-name="ce84" table:formula="of:=[.K70]-[.O70]" office:value-type="time" office:time-value="PT00H00M00.526S" calcext:value-type="time">
            <text:p>00:00:00,526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70]&lt;0;-TIME(0;0;ABS([.Q70])/1000);TIME(0;0;[.Q70]/1000))" office:value-type="time" office:time-value="-PT00H00M00.25S" calcext:value-type="time">
            <text:p>-00:00:00,250</text:p>
          </table:table-cell>
          <table:table-cell table:style-name="ce84" table:formula="of:=[.P70]+[.R70]" office:value-type="time" office:time-value="PT00H00M00.276S" calcext:value-type="time">
            <text:p>00:00:00,276</text:p>
          </table:table-cell>
          <table:table-cell table:style-name="ce84" table:formula="of:=[.K70]+[.R70]" office:value-type="time" office:time-value="PT01H12M07.425S" calcext:value-type="time">
            <text:p>01:12:07,425</text:p>
          </table:table-cell>
          <table:table-cell table:style-name="ce84"/>
          <table:table-cell table:style-name="ce84" table:formula="of:=[.C70]-[.F70]" office:value-type="time" office:time-value="PT01H12M07.41S" calcext:value-type="time">
            <text:p>01:12:07,410</text:p>
          </table:table-cell>
          <table:table-cell table:style-name="ce84" table:formula="of:=[.I70]-[.C70]" office:value-type="time" office:time-value="PT00H00M45.813S" calcext:value-type="time">
            <text:p>00:00:45,813</text:p>
          </table:table-cell>
          <table:table-cell table:style-name="ce84" table:formula="of:=[.J70]-[.F70]" office:value-type="time" office:time-value="PT00H00M45.548S" calcext:value-type="time">
            <text:p>00:00:45,548</text:p>
          </table:table-cell>
          <table:table-cell table:style-name="ce84" table:formula="of:=[.X70]-[.W70]" office:value-type="time" office:time-value="-PT00H00M00.265S" calcext:value-type="time">
            <text:p>-00:00:00,265</text:p>
          </table:table-cell>
          <table:table-cell table:number-columns-repeated="39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THE</text:p>
          </table:table-cell>
          <table:table-cell office:value-type="time" office:time-value="PT02H29M14.917S" calcext:value-type="time">
            <text:p>02:29:14,917</text:p>
          </table:table-cell>
          <table:table-cell office:value-type="time" office:time-value="PT02H34M01.828S" calcext:value-type="time">
            <text:p>02:34:01,828</text:p>
          </table:table-cell>
          <table:table-cell table:style-name="ce79" table:formula="of:=[.D71]-[.C71]" office:value-type="time" office:time-value="PT00H04M46.911S" calcext:value-type="time">
            <text:p>00:04:46,911</text:p>
          </table:table-cell>
          <table:table-cell office:value-type="time" office:time-value="PT01H22M13.555S" calcext:value-type="time">
            <text:p>01:22:13,555</text:p>
          </table:table-cell>
          <table:table-cell table:formula="of:=[.F71]+[.E71]" office:value-type="time" office:time-value="PT01H27M00.466S" calcext:value-type="time">
            <text:p>01:27:00,466</text:p>
          </table:table-cell>
          <table:table-cell/>
          <table:table-cell table:style-name="ce79" office:value-type="time" office:time-value="PT02H29M38.109S" calcext:value-type="time">
            <text:p>02:29:38,109</text:p>
          </table:table-cell>
          <table:table-cell table:style-name="ce79" office:value-type="time" office:time-value="PT01H22M36.496S" calcext:value-type="time">
            <text:p>01:22:36,496</text:p>
          </table:table-cell>
          <table:table-cell table:formula="of:=[.I71]-[.J71]" office:value-type="time" office:time-value="PT01H07M01.613S" calcext:value-type="time">
            <text:p>01:07:01,613</text:p>
          </table:table-cell>
          <table:table-cell/>
          <table:table-cell table:style-name="ce79" office:value-type="time" office:time-value="PT02H29M28.008S" calcext:value-type="time">
            <text:p>02:29:28,008</text:p>
          </table:table-cell>
          <table:table-cell table:style-name="ce79" office:value-type="time" office:time-value="PT01H22M26.742S" calcext:value-type="time">
            <text:p>01:22:26,742</text:p>
          </table:table-cell>
          <table:table-cell table:style-name="ce84" table:formula="of:=[.M71]-[.N71]" office:value-type="time" office:time-value="PT01H07M01.266S" calcext:value-type="time">
            <text:p>01:07:01,266</text:p>
          </table:table-cell>
          <table:table-cell table:style-name="ce84" table:formula="of:=[.K71]-[.O71]" office:value-type="time" office:time-value="PT00H00M00.347S" calcext:value-type="time">
            <text:p>00:00:00,347</text:p>
          </table:table-cell>
          <table:table-cell table:style-name="ce89" office:value-type="float" office:value="-240" calcext:value-type="float">
            <text:p>-240</text:p>
          </table:table-cell>
          <table:table-cell table:style-name="ce84" table:formula="of:=IF([.Q71]&lt;0;-TIME(0;0;ABS([.Q71])/1000);TIME(0;0;[.Q71]/1000))" office:value-type="time" office:time-value="-PT00H00M00.24S" calcext:value-type="time">
            <text:p>-00:00:00,240</text:p>
          </table:table-cell>
          <table:table-cell table:style-name="ce84" table:formula="of:=[.P71]+[.R71]" office:value-type="time" office:time-value="PT00H00M00.107S" calcext:value-type="time">
            <text:p>00:00:00,107</text:p>
          </table:table-cell>
          <table:table-cell table:style-name="ce84" table:formula="of:=[.K71]+[.R71]" office:value-type="time" office:time-value="PT01H07M01.373S" calcext:value-type="time">
            <text:p>01:07:01,373</text:p>
          </table:table-cell>
          <table:table-cell table:style-name="ce84"/>
          <table:table-cell table:style-name="ce84" table:formula="of:=[.C71]-[.F71]" office:value-type="time" office:time-value="PT01H07M01.362S" calcext:value-type="time">
            <text:p>01:07:01,362</text:p>
          </table:table-cell>
          <table:table-cell table:style-name="ce84" table:formula="of:=[.I71]-[.C71]" office:value-type="time" office:time-value="PT00H00M23.192S" calcext:value-type="time">
            <text:p>00:00:23,192</text:p>
          </table:table-cell>
          <table:table-cell table:style-name="ce84" table:formula="of:=[.J71]-[.F71]" office:value-type="time" office:time-value="PT00H00M22.941S" calcext:value-type="time">
            <text:p>00:00:22,941</text:p>
          </table:table-cell>
          <table:table-cell table:style-name="ce84" table:formula="of:=[.X71]-[.W71]" office:value-type="time" office:time-value="-PT00H00M00.251S" calcext:value-type="time">
            <text:p>-00:00:00,251</text:p>
          </table:table-cell>
          <table:table-cell table:number-columns-repeated="39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THE</text:p>
          </table:table-cell>
          <table:table-cell office:value-type="time" office:time-value="PT02H34M56.481S" calcext:value-type="time">
            <text:p>02:34:56,481</text:p>
          </table:table-cell>
          <table:table-cell office:value-type="time" office:time-value="PT02H35M22.883S" calcext:value-type="time">
            <text:p>02:35:22,883</text:p>
          </table:table-cell>
          <table:table-cell table:style-name="ce79" table:formula="of:=[.D72]-[.C72]" office:value-type="time" office:time-value="PT00H00M26.402S" calcext:value-type="time">
            <text:p>00:00:26,402</text:p>
          </table:table-cell>
          <table:table-cell office:value-type="time" office:time-value="PT01H30M13.367S" calcext:value-type="time">
            <text:p>01:30:13,367</text:p>
          </table:table-cell>
          <table:table-cell table:formula="of:=[.F72]+[.E72]" office:value-type="time" office:time-value="PT01H30M39.769S" calcext:value-type="time">
            <text:p>01:30:39,769</text:p>
          </table:table-cell>
          <table:table-cell/>
          <table:table-cell table:style-name="ce79" office:value-type="time" office:time-value="PT02H34M59.741S" calcext:value-type="time">
            <text:p>02:34:59,741</text:p>
          </table:table-cell>
          <table:table-cell table:style-name="ce79" office:value-type="time" office:time-value="PT01H30M16.63S" calcext:value-type="time">
            <text:p>01:30:16,630</text:p>
          </table:table-cell>
          <table:table-cell table:formula="of:=[.I72]-[.J72]" office:value-type="time" office:time-value="PT01H04M43.111S" calcext:value-type="time">
            <text:p>01:04:43,111</text:p>
          </table:table-cell>
          <table:table-cell/>
          <table:table-cell table:style-name="ce79" office:value-type="time" office:time-value="PT02H35M14.061S" calcext:value-type="time">
            <text:p>02:35:14,061</text:p>
          </table:table-cell>
          <table:table-cell table:style-name="ce79" office:value-type="time" office:time-value="PT01H30M31.472S" calcext:value-type="time">
            <text:p>01:30:31,472</text:p>
          </table:table-cell>
          <table:table-cell table:style-name="ce84" table:formula="of:=[.M72]-[.N72]" office:value-type="time" office:time-value="PT01H04M42.589S" calcext:value-type="time">
            <text:p>01:04:42,589</text:p>
          </table:table-cell>
          <table:table-cell table:style-name="ce84" table:formula="of:=[.K72]-[.O72]" office:value-type="time" office:time-value="PT00H00M00.522S" calcext:value-type="time">
            <text:p>00:00:00,522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72]&lt;0;-TIME(0;0;ABS([.Q72])/1000);TIME(0;0;[.Q72]/1000))" office:value-type="time" office:time-value="PT00H00M00S" calcext:value-type="time">
            <text:p>00:00:00,000</text:p>
          </table:table-cell>
          <table:table-cell table:style-name="ce84" table:formula="of:=[.P72]+[.R72]" office:value-type="time" office:time-value="PT00H00M00.522S" calcext:value-type="time">
            <text:p>00:00:00,522</text:p>
          </table:table-cell>
          <table:table-cell table:style-name="ce84" table:formula="of:=[.K72]+[.R72]" office:value-type="time" office:time-value="PT01H04M43.111S" calcext:value-type="time">
            <text:p>01:04:43,111</text:p>
          </table:table-cell>
          <table:table-cell table:style-name="ce84"/>
          <table:table-cell table:style-name="ce84" table:formula="of:=[.C72]-[.F72]" office:value-type="time" office:time-value="PT01H04M43.114S" calcext:value-type="time">
            <text:p>01:04:43,114</text:p>
          </table:table-cell>
          <table:table-cell table:style-name="ce84" table:formula="of:=[.I72]-[.C72]" office:value-type="time" office:time-value="PT00H00M03.26S" calcext:value-type="time">
            <text:p>00:00:03,260</text:p>
          </table:table-cell>
          <table:table-cell table:style-name="ce84" table:formula="of:=[.J72]-[.F72]" office:value-type="time" office:time-value="PT00H00M03.263S" calcext:value-type="time">
            <text:p>00:00:03,263</text:p>
          </table:table-cell>
          <table:table-cell table:style-name="ce84" table:formula="of:=[.X72]-[.W7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</text:p>
          </table:table-cell>
          <table:table-cell office:value-type="time" office:time-value="PT02H35M31.789S" calcext:value-type="time">
            <text:p>02:35:31,789</text:p>
          </table:table-cell>
          <table:table-cell office:value-type="time" office:time-value="PT02H43M43.53S" calcext:value-type="time">
            <text:p>02:43:43,530</text:p>
          </table:table-cell>
          <table:table-cell table:style-name="ce79" table:formula="of:=[.D73]-[.C73]" office:value-type="time" office:time-value="PT00H08M11.741S" calcext:value-type="time">
            <text:p>00:08:11,741</text:p>
          </table:table-cell>
          <table:table-cell office:value-type="time" office:time-value="PT01H33M33.067S" calcext:value-type="time">
            <text:p>01:33:33,067</text:p>
          </table:table-cell>
          <table:table-cell table:formula="of:=[.F73]+[.E73]" office:value-type="time" office:time-value="PT01H41M44.808S" calcext:value-type="time">
            <text:p>01:41:44,808</text:p>
          </table:table-cell>
          <table:table-cell/>
          <table:table-cell table:style-name="ce79" office:value-type="time" office:time-value="PT02H35M33.232S" calcext:value-type="time">
            <text:p>02:35:33,232</text:p>
          </table:table-cell>
          <table:table-cell table:style-name="ce79" office:value-type="time" office:time-value="PT01H33M34.512S" calcext:value-type="time">
            <text:p>01:33:34,512</text:p>
          </table:table-cell>
          <table:table-cell table:formula="of:=[.I73]-[.J73]" office:value-type="time" office:time-value="PT01H01M58.72S" calcext:value-type="time">
            <text:p>01:01:58,720</text:p>
          </table:table-cell>
          <table:table-cell/>
          <table:table-cell table:style-name="ce79" office:value-type="time" office:time-value="PT02H35M32.505S" calcext:value-type="time">
            <text:p>02:35:32,505</text:p>
          </table:table-cell>
          <table:table-cell table:style-name="ce79" office:value-type="time" office:time-value="PT01H33M34.284S" calcext:value-type="time">
            <text:p>01:33:34,284</text:p>
          </table:table-cell>
          <table:table-cell table:style-name="ce84" table:formula="of:=[.M73]-[.N73]" office:value-type="time" office:time-value="PT01H01M58.221S" calcext:value-type="time">
            <text:p>01:01:58,221</text:p>
          </table:table-cell>
          <table:table-cell table:style-name="ce84" table:formula="of:=[.K73]-[.O73]" office:value-type="time" office:time-value="PT00H00M00.499S" calcext:value-type="time">
            <text:p>00:00:00,499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73]&lt;0;-TIME(0;0;ABS([.Q73])/1000);TIME(0;0;[.Q73]/1000))" office:value-type="time" office:time-value="PT00H00M00S" calcext:value-type="time">
            <text:p>00:00:00,000</text:p>
          </table:table-cell>
          <table:table-cell table:style-name="ce84" table:formula="of:=[.P73]+[.R73]" office:value-type="time" office:time-value="PT00H00M00.499S" calcext:value-type="time">
            <text:p>00:00:00,499</text:p>
          </table:table-cell>
          <table:table-cell table:style-name="ce84" table:formula="of:=[.K73]+[.R73]" office:value-type="time" office:time-value="PT01H01M58.72S" calcext:value-type="time">
            <text:p>01:01:58,720</text:p>
          </table:table-cell>
          <table:table-cell table:style-name="ce84"/>
          <table:table-cell table:style-name="ce84" table:formula="of:=[.C73]-[.F73]" office:value-type="time" office:time-value="PT01H01M58.722S" calcext:value-type="time">
            <text:p>01:01:58,722</text:p>
          </table:table-cell>
          <table:table-cell table:style-name="ce84" table:formula="of:=[.I73]-[.C73]" office:value-type="time" office:time-value="PT00H00M01.443S" calcext:value-type="time">
            <text:p>00:00:01,443</text:p>
          </table:table-cell>
          <table:table-cell table:style-name="ce84" table:formula="of:=[.J73]-[.F73]" office:value-type="time" office:time-value="PT00H00M01.445S" calcext:value-type="time">
            <text:p>00:00:01,445</text:p>
          </table:table-cell>
          <table:table-cell table:style-name="ce84" table:formula="of:=[.X73]-[.W73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THE</text:p>
          </table:table-cell>
          <table:table-cell office:value-type="time" office:time-value="PT02H43M44.871S" calcext:value-type="time">
            <text:p>02:43:44,871</text:p>
          </table:table-cell>
          <table:table-cell office:value-type="time" office:time-value="PT02H45M07.495S" calcext:value-type="time">
            <text:p>02:45:07,495</text:p>
          </table:table-cell>
          <table:table-cell table:style-name="ce79" table:formula="of:=[.D74]-[.C74]" office:value-type="time" office:time-value="PT00H01M22.624S" calcext:value-type="time">
            <text:p>00:01:22,624</text:p>
          </table:table-cell>
          <table:table-cell office:value-type="time" office:time-value="PT01H42M25.557S" calcext:value-type="time">
            <text:p>01:42:25,557</text:p>
          </table:table-cell>
          <table:table-cell table:formula="of:=[.F74]+[.E74]" office:value-type="time" office:time-value="PT01H43M48.181S" calcext:value-type="time">
            <text:p>01:43:48,181</text:p>
          </table:table-cell>
          <table:table-cell/>
          <table:table-cell table:style-name="ce79" office:value-type="time" office:time-value="PT02H43M51.216S" calcext:value-type="time">
            <text:p>02:43:51,216</text:p>
          </table:table-cell>
          <table:table-cell table:style-name="ce79" office:value-type="time" office:time-value="PT01H42M31.689S" calcext:value-type="time">
            <text:p>01:42:31,689</text:p>
          </table:table-cell>
          <table:table-cell table:formula="of:=[.I74]-[.J74]" office:value-type="time" office:time-value="PT01H01M19.527S" calcext:value-type="time">
            <text:p>01:01:19,527</text:p>
          </table:table-cell>
          <table:table-cell/>
          <table:table-cell table:style-name="ce79" office:value-type="time" office:time-value="PT02H43M51.657S" calcext:value-type="time">
            <text:p>02:43:51,657</text:p>
          </table:table-cell>
          <table:table-cell table:style-name="ce79" office:value-type="time" office:time-value="PT01H42M32.614S" calcext:value-type="time">
            <text:p>01:42:32,614</text:p>
          </table:table-cell>
          <table:table-cell table:style-name="ce84" table:formula="of:=[.M74]-[.N74]" office:value-type="time" office:time-value="PT01H01M19.043S" calcext:value-type="time">
            <text:p>01:01:19,043</text:p>
          </table:table-cell>
          <table:table-cell table:style-name="ce84" table:formula="of:=[.K74]-[.O74]" office:value-type="time" office:time-value="PT00H00M00.484S" calcext:value-type="time">
            <text:p>00:00:00,484</text:p>
          </table:table-cell>
          <table:table-cell table:style-name="ce89" office:value-type="float" office:value="-210" calcext:value-type="float">
            <text:p>-210</text:p>
          </table:table-cell>
          <table:table-cell table:style-name="ce84" table:formula="of:=IF([.Q74]&lt;0;-TIME(0;0;ABS([.Q74])/1000);TIME(0;0;[.Q74]/1000))" office:value-type="time" office:time-value="-PT00H00M00.21S" calcext:value-type="time">
            <text:p>-00:00:00,210</text:p>
          </table:table-cell>
          <table:table-cell table:style-name="ce84" table:formula="of:=[.P74]+[.R74]" office:value-type="time" office:time-value="PT00H00M00.274S" calcext:value-type="time">
            <text:p>00:00:00,274</text:p>
          </table:table-cell>
          <table:table-cell table:style-name="ce84" table:formula="of:=[.K74]+[.R74]" office:value-type="time" office:time-value="PT01H01M19.317S" calcext:value-type="time">
            <text:p>01:01:19,317</text:p>
          </table:table-cell>
          <table:table-cell table:style-name="ce84"/>
          <table:table-cell table:style-name="ce84" table:formula="of:=[.C74]-[.F74]" office:value-type="time" office:time-value="PT01H01M19.314S" calcext:value-type="time">
            <text:p>01:01:19,314</text:p>
          </table:table-cell>
          <table:table-cell table:style-name="ce84" table:formula="of:=[.I74]-[.C74]" office:value-type="time" office:time-value="PT00H00M06.345S" calcext:value-type="time">
            <text:p>00:00:06,345</text:p>
          </table:table-cell>
          <table:table-cell table:style-name="ce84" table:formula="of:=[.J74]-[.F74]" office:value-type="time" office:time-value="PT00H00M06.132S" calcext:value-type="time">
            <text:p>00:00:06,132</text:p>
          </table:table-cell>
          <table:table-cell table:style-name="ce84" table:formula="of:=[.X74]-[.W74]" office:value-type="time" office:time-value="-PT00H00M00.213S" calcext:value-type="time">
            <text:p>-00:00:00,213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EXT</text:p>
          </table:table-cell>
          <table:table-cell office:value-type="time" office:time-value="PT02H45M40.349S" calcext:value-type="time">
            <text:p>02:45:40,349</text:p>
          </table:table-cell>
          <table:table-cell office:value-type="time" office:time-value="PT02H54M22.041S" calcext:value-type="time">
            <text:p>02:54:22,041</text:p>
          </table:table-cell>
          <table:table-cell table:style-name="ce79" table:formula="of:=[.D75]-[.C75]" office:value-type="time" office:time-value="PT00H08M41.692S" calcext:value-type="time">
            <text:p>00:08:41,692</text:p>
          </table:table-cell>
          <table:table-cell office:value-type="time" office:time-value="PT02H13M03.56S" calcext:value-type="time">
            <text:p>02:13:03,560</text:p>
          </table:table-cell>
          <table:table-cell table:formula="of:=[.F75]+[.E75]" office:value-type="time" office:time-value="PT02H21M45.252S" calcext:value-type="time">
            <text:p>02:21:45,252</text:p>
          </table:table-cell>
          <table:table-cell/>
          <table:table-cell table:style-name="ce79" office:value-type="time" office:time-value="PT02H46M04.315S" calcext:value-type="time">
            <text:p>02:46:04,315</text:p>
          </table:table-cell>
          <table:table-cell table:style-name="ce79" office:value-type="time" office:time-value="PT02H13M27.263S" calcext:value-type="time">
            <text:p>02:13:27,263</text:p>
          </table:table-cell>
          <table:table-cell table:formula="of:=[.I75]-[.J75]" office:value-type="time" office:time-value="PT00H32M37.052S" calcext:value-type="time">
            <text:p>00:32:37,052</text:p>
          </table:table-cell>
          <table:table-cell/>
          <table:table-cell table:style-name="ce79" office:value-type="time" office:time-value="PT02H46M04.503S" calcext:value-type="time">
            <text:p>02:46:04,503</text:p>
          </table:table-cell>
          <table:table-cell table:style-name="ce79" office:value-type="time" office:time-value="PT02H13M27.717S" calcext:value-type="time">
            <text:p>02:13:27,717</text:p>
          </table:table-cell>
          <table:table-cell table:style-name="ce84" table:formula="of:=[.M75]-[.N75]" office:value-type="time" office:time-value="PT00H32M36.786S" calcext:value-type="time">
            <text:p>00:32:36,786</text:p>
          </table:table-cell>
          <table:table-cell table:style-name="ce84" table:formula="of:=[.K75]-[.O75]" office:value-type="time" office:time-value="PT00H00M00.266S" calcext:value-type="time">
            <text:p>00:00:00,266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75]&lt;0;-TIME(0;0;ABS([.Q75])/1000);TIME(0;0;[.Q75]/1000))" office:value-type="time" office:time-value="-PT00H00M00.26S" calcext:value-type="time">
            <text:p>-00:00:00,260</text:p>
          </table:table-cell>
          <table:table-cell table:style-name="ce84" table:formula="of:=[.P75]+[.R75]" office:value-type="time" office:time-value="PT00H00M00.006S" calcext:value-type="time">
            <text:p>00:00:00,006</text:p>
          </table:table-cell>
          <table:table-cell table:style-name="ce84" table:formula="of:=[.K75]+[.R75]" office:value-type="time" office:time-value="PT00H32M36.792S" calcext:value-type="time">
            <text:p>00:32:36,792</text:p>
          </table:table-cell>
          <table:table-cell table:style-name="ce84"/>
          <table:table-cell table:style-name="ce84" table:formula="of:=[.C75]-[.F75]" office:value-type="time" office:time-value="PT00H32M36.789S" calcext:value-type="time">
            <text:p>00:32:36,789</text:p>
          </table:table-cell>
          <table:table-cell table:style-name="ce84" table:formula="of:=[.I75]-[.C75]" office:value-type="time" office:time-value="PT00H00M23.966S" calcext:value-type="time">
            <text:p>00:00:23,966</text:p>
          </table:table-cell>
          <table:table-cell table:style-name="ce84" table:formula="of:=[.J75]-[.F75]" office:value-type="time" office:time-value="PT00H00M23.703S" calcext:value-type="time">
            <text:p>00:00:23,703</text:p>
          </table:table-cell>
          <table:table-cell table:style-name="ce84" table:formula="of:=[.X75]-[.W75]" office:value-type="time" office:time-value="-PT00H00M00.263S" calcext:value-type="time">
            <text:p>-00:00:00,263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THE</text:p>
          </table:table-cell>
          <table:table-cell office:value-type="time" office:time-value="PT02H54M23.593S" calcext:value-type="time">
            <text:p>02:54:23,593</text:p>
          </table:table-cell>
          <table:table-cell office:value-type="time" office:time-value="PT02H54M57.456S" calcext:value-type="time">
            <text:p>02:54:57,456</text:p>
          </table:table-cell>
          <table:table-cell table:style-name="ce79" table:formula="of:=[.D76]-[.C76]" office:value-type="time" office:time-value="PT00H00M33.863S" calcext:value-type="time">
            <text:p>00:00:33,863</text:p>
          </table:table-cell>
          <table:table-cell office:value-type="time" office:time-value="PT01H57M29.418S" calcext:value-type="time">
            <text:p>01:57:29,418</text:p>
          </table:table-cell>
          <table:table-cell table:formula="of:=[.F76]+[.E76]" office:value-type="time" office:time-value="PT01H58M03.281S" calcext:value-type="time">
            <text:p>01:58:03,281</text:p>
          </table:table-cell>
          <table:table-cell/>
          <table:table-cell table:style-name="ce79" office:value-type="time" office:time-value="PT02H54M31.764S" calcext:value-type="time">
            <text:p>02:54:31,764</text:p>
          </table:table-cell>
          <table:table-cell table:style-name="ce79" office:value-type="time" office:time-value="PT01H57M37.378S" calcext:value-type="time">
            <text:p>01:57:37,378</text:p>
          </table:table-cell>
          <table:table-cell table:formula="of:=[.I76]-[.J76]" office:value-type="time" office:time-value="PT00H56M54.386S" calcext:value-type="time">
            <text:p>00:56:54,386</text:p>
          </table:table-cell>
          <table:table-cell/>
          <table:table-cell table:style-name="ce79" office:value-type="time" office:time-value="PT02H54M30.633S" calcext:value-type="time">
            <text:p>02:54:30,633</text:p>
          </table:table-cell>
          <table:table-cell table:style-name="ce79" office:value-type="time" office:time-value="PT01H57M36.593S" calcext:value-type="time">
            <text:p>01:57:36,593</text:p>
          </table:table-cell>
          <table:table-cell table:style-name="ce84" table:formula="of:=[.M76]-[.N76]" office:value-type="time" office:time-value="PT00H56M54.04S" calcext:value-type="time">
            <text:p>00:56:54,040</text:p>
          </table:table-cell>
          <table:table-cell table:style-name="ce84" table:formula="of:=[.K76]-[.O76]" office:value-type="time" office:time-value="PT00H00M00.346S" calcext:value-type="time">
            <text:p>00:00:00,346</text:p>
          </table:table-cell>
          <table:table-cell table:style-name="ce89" office:value-type="float" office:value="-220" calcext:value-type="float">
            <text:p>-220</text:p>
          </table:table-cell>
          <table:table-cell table:style-name="ce84" table:formula="of:=IF([.Q76]&lt;0;-TIME(0;0;ABS([.Q76])/1000);TIME(0;0;[.Q76]/1000))" office:value-type="time" office:time-value="-PT00H00M00.22S" calcext:value-type="time">
            <text:p>-00:00:00,220</text:p>
          </table:table-cell>
          <table:table-cell table:style-name="ce84" table:formula="of:=[.P76]+[.R76]" office:value-type="time" office:time-value="PT00H00M00.126S" calcext:value-type="time">
            <text:p>00:00:00,126</text:p>
          </table:table-cell>
          <table:table-cell table:style-name="ce84" table:formula="of:=[.K76]+[.R76]" office:value-type="time" office:time-value="PT00H56M54.166S" calcext:value-type="time">
            <text:p>00:56:54,166</text:p>
          </table:table-cell>
          <table:table-cell table:style-name="ce84"/>
          <table:table-cell table:style-name="ce84" table:formula="of:=[.C76]-[.F76]" office:value-type="time" office:time-value="PT00H56M54.175S" calcext:value-type="time">
            <text:p>00:56:54,175</text:p>
          </table:table-cell>
          <table:table-cell table:style-name="ce84" table:formula="of:=[.I76]-[.C76]" office:value-type="time" office:time-value="PT00H00M08.171S" calcext:value-type="time">
            <text:p>00:00:08,171</text:p>
          </table:table-cell>
          <table:table-cell table:style-name="ce84" table:formula="of:=[.J76]-[.F76]" office:value-type="time" office:time-value="PT00H00M07.96S" calcext:value-type="time">
            <text:p>00:00:07,960</text:p>
          </table:table-cell>
          <table:table-cell table:style-name="ce84" table:formula="of:=[.X76]-[.W76]" office:value-type="time" office:time-value="-PT00H00M00.211S" calcext:value-type="time">
            <text:p>-00:00:00,211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THE</text:p>
          </table:table-cell>
          <table:table-cell office:value-type="time" office:time-value="PT02H55M00.099S" calcext:value-type="time">
            <text:p>02:55:00,099</text:p>
          </table:table-cell>
          <table:table-cell office:value-type="time" office:time-value="PT02H55M52.943S" calcext:value-type="time">
            <text:p>02:55:52,943</text:p>
          </table:table-cell>
          <table:table-cell table:style-name="ce79" table:formula="of:=[.D77]-[.C77]" office:value-type="time" office:time-value="PT00H00M52.844S" calcext:value-type="time">
            <text:p>00:00:52,844</text:p>
          </table:table-cell>
          <table:table-cell office:value-type="time" office:time-value="PT02H02M17.081S" calcext:value-type="time">
            <text:p>02:02:17,081</text:p>
          </table:table-cell>
          <table:table-cell table:formula="of:=[.F77]+[.E77]" office:value-type="time" office:time-value="PT02H03M09.925S" calcext:value-type="time">
            <text:p>02:03:09,925</text:p>
          </table:table-cell>
          <table:table-cell/>
          <table:table-cell table:style-name="ce79" office:value-type="time" office:time-value="PT02H55M16.556S" calcext:value-type="time">
            <text:p>02:55:16,556</text:p>
          </table:table-cell>
          <table:table-cell table:style-name="ce79" office:value-type="time" office:time-value="PT02H02M33.38S" calcext:value-type="time">
            <text:p>02:02:33,380</text:p>
          </table:table-cell>
          <table:table-cell table:formula="of:=[.I77]-[.J77]" office:value-type="time" office:time-value="PT00H52M43.176S" calcext:value-type="time">
            <text:p>00:52:43,176</text:p>
          </table:table-cell>
          <table:table-cell/>
          <table:table-cell table:style-name="ce79" office:value-type="time" office:time-value="PT02H55M03.54S" calcext:value-type="time">
            <text:p>02:55:03,540</text:p>
          </table:table-cell>
          <table:table-cell table:style-name="ce79" office:value-type="time" office:time-value="PT02H02M20.717S" calcext:value-type="time">
            <text:p>02:02:20,717</text:p>
          </table:table-cell>
          <table:table-cell table:style-name="ce84" table:formula="of:=[.M77]-[.N77]" office:value-type="time" office:time-value="PT00H52M42.823S" calcext:value-type="time">
            <text:p>00:52:42,823</text:p>
          </table:table-cell>
          <table:table-cell table:style-name="ce84" table:formula="of:=[.K77]-[.O77]" office:value-type="time" office:time-value="PT00H00M00.353S" calcext:value-type="time">
            <text:p>00:00:00,353</text:p>
          </table:table-cell>
          <table:table-cell table:style-name="ce89" office:value-type="float" office:value="-150" calcext:value-type="float">
            <text:p>-150</text:p>
          </table:table-cell>
          <table:table-cell table:style-name="ce84" table:formula="of:=IF([.Q77]&lt;0;-TIME(0;0;ABS([.Q77])/1000);TIME(0;0;[.Q77]/1000))" office:value-type="time" office:time-value="-PT00H00M00.15S" calcext:value-type="time">
            <text:p>-00:00:00,150</text:p>
          </table:table-cell>
          <table:table-cell table:style-name="ce84" table:formula="of:=[.P77]+[.R77]" office:value-type="time" office:time-value="PT00H00M00.203S" calcext:value-type="time">
            <text:p>00:00:00,203</text:p>
          </table:table-cell>
          <table:table-cell table:style-name="ce84" table:formula="of:=[.K77]+[.R77]" office:value-type="time" office:time-value="PT00H52M43.026S" calcext:value-type="time">
            <text:p>00:52:43,026</text:p>
          </table:table-cell>
          <table:table-cell table:style-name="ce84"/>
          <table:table-cell table:style-name="ce84" table:formula="of:=[.C77]-[.F77]" office:value-type="time" office:time-value="PT00H52M43.018S" calcext:value-type="time">
            <text:p>00:52:43,018</text:p>
          </table:table-cell>
          <table:table-cell table:style-name="ce84" table:formula="of:=[.I77]-[.C77]" office:value-type="time" office:time-value="PT00H00M16.457S" calcext:value-type="time">
            <text:p>00:00:16,457</text:p>
          </table:table-cell>
          <table:table-cell table:style-name="ce84" table:formula="of:=[.J77]-[.F77]" office:value-type="time" office:time-value="PT00H00M16.299S" calcext:value-type="time">
            <text:p>00:00:16,299</text:p>
          </table:table-cell>
          <table:table-cell table:style-name="ce84" table:formula="of:=[.X77]-[.W77]" office:value-type="time" office:time-value="-PT00H00M00.158S" calcext:value-type="time">
            <text:p>-00:00:00,158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THE</text:p>
          </table:table-cell>
          <table:table-cell office:value-type="time" office:time-value="PT02H55M56.234S" calcext:value-type="time">
            <text:p>02:55:56,234</text:p>
          </table:table-cell>
          <table:table-cell office:value-type="time" office:time-value="PT02H56M18.423S" calcext:value-type="time">
            <text:p>02:56:18,423</text:p>
          </table:table-cell>
          <table:table-cell table:style-name="ce79" table:formula="of:=[.D78]-[.C78]" office:value-type="time" office:time-value="PT00H00M22.189S" calcext:value-type="time">
            <text:p>00:00:22,189</text:p>
          </table:table-cell>
          <table:table-cell office:value-type="time" office:time-value="PT02H03M27.401S" calcext:value-type="time">
            <text:p>02:03:27,401</text:p>
          </table:table-cell>
          <table:table-cell table:formula="of:=[.F78]+[.E78]" office:value-type="time" office:time-value="PT02H03M49.59S" calcext:value-type="time">
            <text:p>02:03:49,590</text:p>
          </table:table-cell>
          <table:table-cell/>
          <table:table-cell table:style-name="ce79" office:value-type="time" office:time-value="PT02H55M56.473S" calcext:value-type="time">
            <text:p>02:55:56,473</text:p>
          </table:table-cell>
          <table:table-cell table:style-name="ce79" office:value-type="time" office:time-value="PT02H03M27.638S" calcext:value-type="time">
            <text:p>02:03:27,638</text:p>
          </table:table-cell>
          <table:table-cell table:formula="of:=[.I78]-[.J78]" office:value-type="time" office:time-value="PT00H52M28.835S" calcext:value-type="time">
            <text:p>00:52:28,835</text:p>
          </table:table-cell>
          <table:table-cell/>
          <table:table-cell table:style-name="ce79" office:value-type="time" office:time-value="PT02H56M00.471S" calcext:value-type="time">
            <text:p>02:56:00,471</text:p>
          </table:table-cell>
          <table:table-cell table:style-name="ce79" office:value-type="time" office:time-value="PT02H03M32.158S" calcext:value-type="time">
            <text:p>02:03:32,158</text:p>
          </table:table-cell>
          <table:table-cell table:style-name="ce84" table:formula="of:=[.M78]-[.N78]" office:value-type="time" office:time-value="PT00H52M28.313S" calcext:value-type="time">
            <text:p>00:52:28,313</text:p>
          </table:table-cell>
          <table:table-cell table:style-name="ce84" table:formula="of:=[.K78]-[.O78]" office:value-type="time" office:time-value="PT00H00M00.522S" calcext:value-type="time">
            <text:p>00:00:00,522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78]&lt;0;-TIME(0;0;ABS([.Q78])/1000);TIME(0;0;[.Q78]/1000))" office:value-type="time" office:time-value="PT00H00M00S" calcext:value-type="time">
            <text:p>00:00:00,000</text:p>
          </table:table-cell>
          <table:table-cell table:style-name="ce84" table:formula="of:=[.P78]+[.R78]" office:value-type="time" office:time-value="PT00H00M00.522S" calcext:value-type="time">
            <text:p>00:00:00,522</text:p>
          </table:table-cell>
          <table:table-cell table:style-name="ce84" table:formula="of:=[.K78]+[.R78]" office:value-type="time" office:time-value="PT00H52M28.835S" calcext:value-type="time">
            <text:p>00:52:28,835</text:p>
          </table:table-cell>
          <table:table-cell table:style-name="ce84"/>
          <table:table-cell table:style-name="ce84" table:formula="of:=[.C78]-[.F78]" office:value-type="time" office:time-value="PT00H52M28.833S" calcext:value-type="time">
            <text:p>00:52:28,833</text:p>
          </table:table-cell>
          <table:table-cell table:style-name="ce84" table:formula="of:=[.I78]-[.C78]" office:value-type="time" office:time-value="PT00H00M00.239S" calcext:value-type="time">
            <text:p>00:00:00,239</text:p>
          </table:table-cell>
          <table:table-cell table:style-name="ce84" table:formula="of:=[.J78]-[.F78]" office:value-type="time" office:time-value="PT00H00M00.237S" calcext:value-type="time">
            <text:p>00:00:00,237</text:p>
          </table:table-cell>
          <table:table-cell table:style-name="ce84" table:formula="of:=[.X78]-[.W78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THE</text:p>
          </table:table-cell>
          <table:table-cell office:value-type="time" office:time-value="PT02H56M35.695S" calcext:value-type="time">
            <text:p>02:56:35,695</text:p>
          </table:table-cell>
          <table:table-cell office:value-type="time" office:time-value="PT02H57M14.233S" calcext:value-type="time">
            <text:p>02:57:14,233</text:p>
          </table:table-cell>
          <table:table-cell table:style-name="ce79" table:formula="of:=[.D79]-[.C79]" office:value-type="time" office:time-value="PT00H00M38.538S" calcext:value-type="time">
            <text:p>00:00:38,538</text:p>
          </table:table-cell>
          <table:table-cell office:value-type="time" office:time-value="PT01H59M45.471S" calcext:value-type="time">
            <text:p>01:59:45,471</text:p>
          </table:table-cell>
          <table:table-cell table:formula="of:=[.F79]+[.E79]" office:value-type="time" office:time-value="PT02H00M24.009S" calcext:value-type="time">
            <text:p>02:00:24,009</text:p>
          </table:table-cell>
          <table:table-cell/>
          <table:table-cell table:style-name="ce79" office:value-type="time" office:time-value="PT02H56M36.732S" calcext:value-type="time">
            <text:p>02:56:36,732</text:p>
          </table:table-cell>
          <table:table-cell table:style-name="ce79" office:value-type="time" office:time-value="PT01H59M46.163S" calcext:value-type="time">
            <text:p>01:59:46,163</text:p>
          </table:table-cell>
          <table:table-cell table:formula="of:=[.I79]-[.J79]" office:value-type="time" office:time-value="PT00H56M50.569S" calcext:value-type="time">
            <text:p>00:56:50,569</text:p>
          </table:table-cell>
          <table:table-cell/>
          <table:table-cell table:style-name="ce79" office:value-type="time" office:time-value="PT02H56M36.882S" calcext:value-type="time">
            <text:p>02:56:36,882</text:p>
          </table:table-cell>
          <table:table-cell table:style-name="ce79" office:value-type="time" office:time-value="PT01H59M46.849S" calcext:value-type="time">
            <text:p>01:59:46,849</text:p>
          </table:table-cell>
          <table:table-cell table:style-name="ce84" table:formula="of:=[.M79]-[.N79]" office:value-type="time" office:time-value="PT00H56M50.033S" calcext:value-type="time">
            <text:p>00:56:50,033</text:p>
          </table:table-cell>
          <table:table-cell table:style-name="ce84" table:formula="of:=[.K79]-[.O79]" office:value-type="time" office:time-value="PT00H00M00.536S" calcext:value-type="time">
            <text:p>00:00:00,536</text:p>
          </table:table-cell>
          <table:table-cell table:style-name="ce89" office:value-type="float" office:value="-350" calcext:value-type="float">
            <text:p>-350</text:p>
          </table:table-cell>
          <table:table-cell table:style-name="ce84" table:formula="of:=IF([.Q79]&lt;0;-TIME(0;0;ABS([.Q79])/1000);TIME(0;0;[.Q79]/1000))" office:value-type="time" office:time-value="-PT00H00M00.35S" calcext:value-type="time">
            <text:p>-00:00:00,350</text:p>
          </table:table-cell>
          <table:table-cell table:style-name="ce84" table:formula="of:=[.P79]+[.R79]" office:value-type="time" office:time-value="PT00H00M00.186S" calcext:value-type="time">
            <text:p>00:00:00,186</text:p>
          </table:table-cell>
          <table:table-cell table:style-name="ce84" table:formula="of:=[.K79]+[.R79]" office:value-type="time" office:time-value="PT00H56M50.219S" calcext:value-type="time">
            <text:p>00:56:50,219</text:p>
          </table:table-cell>
          <table:table-cell table:style-name="ce84"/>
          <table:table-cell table:style-name="ce84" table:formula="of:=[.C79]-[.F79]" office:value-type="time" office:time-value="PT00H56M50.224S" calcext:value-type="time">
            <text:p>00:56:50,224</text:p>
          </table:table-cell>
          <table:table-cell table:style-name="ce84" table:formula="of:=[.I79]-[.C79]" office:value-type="time" office:time-value="PT00H00M01.037S" calcext:value-type="time">
            <text:p>00:00:01,037</text:p>
          </table:table-cell>
          <table:table-cell table:style-name="ce84" table:formula="of:=[.J79]-[.F79]" office:value-type="time" office:time-value="PT00H00M00.692S" calcext:value-type="time">
            <text:p>00:00:00,692</text:p>
          </table:table-cell>
          <table:table-cell table:style-name="ce84" table:formula="of:=[.X79]-[.W79]" office:value-type="time" office:time-value="-PT00H00M00.345S" calcext:value-type="time">
            <text:p>-00:00:00,345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THE</text:p>
          </table:table-cell>
          <table:table-cell office:value-type="time" office:time-value="PT02H57M39.504S" calcext:value-type="time">
            <text:p>02:57:39,504</text:p>
          </table:table-cell>
          <table:table-cell office:value-type="time" office:time-value="PT02H58M29.679S" calcext:value-type="time">
            <text:p>02:58:29,679</text:p>
          </table:table-cell>
          <table:table-cell table:style-name="ce79" table:formula="of:=[.D80]-[.C80]" office:value-type="time" office:time-value="PT00H00M50.175S" calcext:value-type="time">
            <text:p>00:00:50,175</text:p>
          </table:table-cell>
          <table:table-cell office:value-type="time" office:time-value="PT02H26M20.69S" calcext:value-type="time">
            <text:p>02:26:20,690</text:p>
          </table:table-cell>
          <table:table-cell table:formula="of:=[.F80]+[.E80]" office:value-type="time" office:time-value="PT02H27M10.865S" calcext:value-type="time">
            <text:p>02:27:10,865</text:p>
          </table:table-cell>
          <table:table-cell/>
          <table:table-cell table:style-name="ce79" office:value-type="time" office:time-value="PT02H57M42.897S" calcext:value-type="time">
            <text:p>02:57:42,897</text:p>
          </table:table-cell>
          <table:table-cell table:style-name="ce79" office:value-type="time" office:time-value="PT02H26M23.785S" calcext:value-type="time">
            <text:p>02:26:23,785</text:p>
          </table:table-cell>
          <table:table-cell table:formula="of:=[.I80]-[.J80]" office:value-type="time" office:time-value="PT00H31M19.112S" calcext:value-type="time">
            <text:p>00:31:19,112</text:p>
          </table:table-cell>
          <table:table-cell/>
          <table:table-cell table:style-name="ce79" office:value-type="time" office:time-value="PT02H57M45.118S" calcext:value-type="time">
            <text:p>02:57:45,118</text:p>
          </table:table-cell>
          <table:table-cell table:style-name="ce79" office:value-type="time" office:time-value="PT02H26M26.491S" calcext:value-type="time">
            <text:p>02:26:26,491</text:p>
          </table:table-cell>
          <table:table-cell table:style-name="ce84" table:formula="of:=[.M80]-[.N80]" office:value-type="time" office:time-value="PT00H31M18.627S" calcext:value-type="time">
            <text:p>00:31:18,627</text:p>
          </table:table-cell>
          <table:table-cell table:style-name="ce84" table:formula="of:=[.K80]-[.O80]" office:value-type="time" office:time-value="PT00H00M00.485S" calcext:value-type="time">
            <text:p>00:00:00,485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80]&lt;0;-TIME(0;0;ABS([.Q80])/1000);TIME(0;0;[.Q80]/1000))" office:value-type="time" office:time-value="-PT00H00M00.3S" calcext:value-type="time">
            <text:p>-00:00:00,300</text:p>
          </table:table-cell>
          <table:table-cell table:style-name="ce84" table:formula="of:=[.P80]+[.R80]" office:value-type="time" office:time-value="PT00H00M00.185S" calcext:value-type="time">
            <text:p>00:00:00,185</text:p>
          </table:table-cell>
          <table:table-cell table:style-name="ce84" table:formula="of:=[.K80]+[.R80]" office:value-type="time" office:time-value="PT00H31M18.812S" calcext:value-type="time">
            <text:p>00:31:18,812</text:p>
          </table:table-cell>
          <table:table-cell table:style-name="ce84"/>
          <table:table-cell table:style-name="ce84" table:formula="of:=[.C80]-[.F80]" office:value-type="time" office:time-value="PT00H31M18.814S" calcext:value-type="time">
            <text:p>00:31:18,814</text:p>
          </table:table-cell>
          <table:table-cell table:style-name="ce84" table:formula="of:=[.I80]-[.C80]" office:value-type="time" office:time-value="PT00H00M03.393S" calcext:value-type="time">
            <text:p>00:00:03,393</text:p>
          </table:table-cell>
          <table:table-cell table:style-name="ce84" table:formula="of:=[.J80]-[.F80]" office:value-type="time" office:time-value="PT00H00M03.095S" calcext:value-type="time">
            <text:p>00:00:03,095</text:p>
          </table:table-cell>
          <table:table-cell table:style-name="ce84" table:formula="of:=[.X80]-[.W80]" office:value-type="time" office:time-value="-PT00H00M00.298S" calcext:value-type="time">
            <text:p>-00:00:00,298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THE</text:p>
          </table:table-cell>
          <table:table-cell office:value-type="time" office:time-value="PT02H58M41.764S" calcext:value-type="time">
            <text:p>02:58:41,764</text:p>
          </table:table-cell>
          <table:table-cell office:value-type="time" office:time-value="PT02H58M52.441S" calcext:value-type="time">
            <text:p>02:58:52,441</text:p>
          </table:table-cell>
          <table:table-cell table:style-name="ce79" table:formula="of:=[.D81]-[.C81]" office:value-type="time" office:time-value="PT00H00M10.677S" calcext:value-type="time">
            <text:p>00:00:10,677</text:p>
          </table:table-cell>
          <table:table-cell office:value-type="time" office:time-value="PT01H56M35.198S" calcext:value-type="time">
            <text:p>01:56:35,198</text:p>
          </table:table-cell>
          <table:table-cell table:formula="of:=[.F81]+[.E81]" office:value-type="time" office:time-value="PT01H56M45.875S" calcext:value-type="time">
            <text:p>01:56:45,875</text:p>
          </table:table-cell>
          <table:table-cell/>
          <table:table-cell table:style-name="ce79" office:value-type="time" office:time-value="PT02H58M44.171S" calcext:value-type="time">
            <text:p>02:58:44,171</text:p>
          </table:table-cell>
          <table:table-cell table:style-name="ce79" office:value-type="time" office:time-value="PT01H56M37.604S" calcext:value-type="time">
            <text:p>01:56:37,604</text:p>
          </table:table-cell>
          <table:table-cell table:formula="of:=[.I81]-[.J81]" office:value-type="time" office:time-value="PT01H02M06.567S" calcext:value-type="time">
            <text:p>01:02:06,567</text:p>
          </table:table-cell>
          <table:table-cell/>
          <table:table-cell table:style-name="ce79" office:value-type="time" office:time-value="PT02H58M46.888S" calcext:value-type="time">
            <text:p>02:58:46,888</text:p>
          </table:table-cell>
          <table:table-cell table:style-name="ce79" office:value-type="time" office:time-value="PT01H56M41.04S" calcext:value-type="time">
            <text:p>01:56:41,040</text:p>
          </table:table-cell>
          <table:table-cell table:style-name="ce84" table:formula="of:=[.M81]-[.N81]" office:value-type="time" office:time-value="PT01H02M05.848S" calcext:value-type="time">
            <text:p>01:02:05,848</text:p>
          </table:table-cell>
          <table:table-cell table:style-name="ce84" table:formula="of:=[.K81]-[.O81]" office:value-type="time" office:time-value="PT00H00M00.719S" calcext:value-type="time">
            <text:p>00:00:00,719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1]&lt;0;-TIME(0;0;ABS([.Q81])/1000);TIME(0;0;[.Q81]/1000))" office:value-type="time" office:time-value="PT00H00M00S" calcext:value-type="time">
            <text:p>00:00:00,000</text:p>
          </table:table-cell>
          <table:table-cell table:style-name="ce84" table:formula="of:=[.P81]+[.R81]" office:value-type="time" office:time-value="PT00H00M00.719S" calcext:value-type="time">
            <text:p>00:00:00,719</text:p>
          </table:table-cell>
          <table:table-cell table:style-name="ce84" table:formula="of:=[.K81]+[.R81]" office:value-type="time" office:time-value="PT01H02M06.567S" calcext:value-type="time">
            <text:p>01:02:06,567</text:p>
          </table:table-cell>
          <table:table-cell table:style-name="ce84"/>
          <table:table-cell table:style-name="ce84" table:formula="of:=[.C81]-[.F81]" office:value-type="time" office:time-value="PT01H02M06.566S" calcext:value-type="time">
            <text:p>01:02:06,566</text:p>
          </table:table-cell>
          <table:table-cell table:style-name="ce84" table:formula="of:=[.I81]-[.C81]" office:value-type="time" office:time-value="PT00H00M02.407S" calcext:value-type="time">
            <text:p>00:00:02,407</text:p>
          </table:table-cell>
          <table:table-cell table:style-name="ce84" table:formula="of:=[.J81]-[.F81]" office:value-type="time" office:time-value="PT00H00M02.406S" calcext:value-type="time">
            <text:p>00:00:02,406</text:p>
          </table:table-cell>
          <table:table-cell table:style-name="ce84" table:formula="of:=[.X81]-[.W81]" office:value-type="time" office:time-value="-PT00H00M00.001S" calcext:value-type="time">
            <text:p>-00:00:00,001</text:p>
          </table:table-cell>
          <table:table-cell table:number-columns-repeated="39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</text:p>
          </table:table-cell>
          <table:table-cell office:value-type="time" office:time-value="PT02H58M55.121S" calcext:value-type="time">
            <text:p>02:58:55,121</text:p>
          </table:table-cell>
          <table:table-cell office:value-type="time" office:time-value="PT02H58M57.832S" calcext:value-type="time">
            <text:p>02:58:57,832</text:p>
          </table:table-cell>
          <table:table-cell table:style-name="ce79" table:formula="of:=[.D82]-[.C82]" office:value-type="time" office:time-value="PT00H00M02.711S" calcext:value-type="time">
            <text:p>00:00:02,711</text:p>
          </table:table-cell>
          <table:table-cell office:value-type="time" office:time-value="PT01H56M51.756S" calcext:value-type="time">
            <text:p>01:56:51,756</text:p>
          </table:table-cell>
          <table:table-cell table:formula="of:=[.F82]+[.E82]" office:value-type="time" office:time-value="PT01H56M54.467S" calcext:value-type="time">
            <text:p>01:56:54,467</text:p>
          </table:table-cell>
          <table:table-cell/>
          <table:table-cell table:style-name="ce79" office:value-type="time" office:time-value="PT02H58M57.222S" calcext:value-type="time">
            <text:p>02:58:57,222</text:p>
          </table:table-cell>
          <table:table-cell table:style-name="ce79" office:value-type="time" office:time-value="PT01H56M53.789S" calcext:value-type="time">
            <text:p>01:56:53,789</text:p>
          </table:table-cell>
          <table:table-cell table:formula="of:=[.I82]-[.J82]" office:value-type="time" office:time-value="PT01H02M03.433S" calcext:value-type="time">
            <text:p>01:02:03,433</text:p>
          </table:table-cell>
          <table:table-cell/>
          <table:table-cell table:style-name="ce79" office:value-type="time" office:time-value="PT02H58M56.271S" calcext:value-type="time">
            <text:p>02:58:56,271</text:p>
          </table:table-cell>
          <table:table-cell table:style-name="ce79" office:value-type="time" office:time-value="PT01H56M53.216S" calcext:value-type="time">
            <text:p>01:56:53,216</text:p>
          </table:table-cell>
          <table:table-cell table:style-name="ce84" table:formula="of:=[.M82]-[.N82]" office:value-type="time" office:time-value="PT01H02M03.055S" calcext:value-type="time">
            <text:p>01:02:03,055</text:p>
          </table:table-cell>
          <table:table-cell table:style-name="ce84" table:formula="of:=[.K82]-[.O82]" office:value-type="time" office:time-value="PT00H00M00.378S" calcext:value-type="time">
            <text:p>00:00:00,378</text:p>
          </table:table-cell>
          <table:table-cell table:style-name="ce89" office:value-type="float" office:value="-70" calcext:value-type="float">
            <text:p>-70</text:p>
          </table:table-cell>
          <table:table-cell table:style-name="ce84" table:formula="of:=IF([.Q82]&lt;0;-TIME(0;0;ABS([.Q82])/1000);TIME(0;0;[.Q82]/1000))" office:value-type="time" office:time-value="-PT00H00M00.07S" calcext:value-type="time">
            <text:p>-00:00:00,070</text:p>
          </table:table-cell>
          <table:table-cell table:style-name="ce84" table:formula="of:=[.P82]+[.R82]" office:value-type="time" office:time-value="PT00H00M00.308S" calcext:value-type="time">
            <text:p>00:00:00,308</text:p>
          </table:table-cell>
          <table:table-cell table:style-name="ce84" table:formula="of:=[.K82]+[.R82]" office:value-type="time" office:time-value="PT01H02M03.363S" calcext:value-type="time">
            <text:p>01:02:03,363</text:p>
          </table:table-cell>
          <table:table-cell table:style-name="ce84"/>
          <table:table-cell table:style-name="ce84" table:formula="of:=[.C82]-[.F82]" office:value-type="time" office:time-value="PT01H02M03.365S" calcext:value-type="time">
            <text:p>01:02:03,365</text:p>
          </table:table-cell>
          <table:table-cell table:style-name="ce84" table:formula="of:=[.I82]-[.C82]" office:value-type="time" office:time-value="PT00H00M02.101S" calcext:value-type="time">
            <text:p>00:00:02,101</text:p>
          </table:table-cell>
          <table:table-cell table:style-name="ce84" table:formula="of:=[.J82]-[.F82]" office:value-type="time" office:time-value="PT00H00M02.033S" calcext:value-type="time">
            <text:p>00:00:02,033</text:p>
          </table:table-cell>
          <table:table-cell table:style-name="ce84" table:formula="of:=[.X82]-[.W82]" office:value-type="time" office:time-value="-PT00H00M00.068S" calcext:value-type="time">
            <text:p>-00:00:00,068</text:p>
          </table:table-cell>
          <table:table-cell table:number-columns-repeated="39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THE</text:p>
          </table:table-cell>
          <table:table-cell office:value-type="time" office:time-value="PT02H58M58.091S" calcext:value-type="time">
            <text:p>02:58:58,091</text:p>
          </table:table-cell>
          <table:table-cell office:value-type="time" office:time-value="PT02H59M17.861S" calcext:value-type="time">
            <text:p>02:59:17,861</text:p>
          </table:table-cell>
          <table:table-cell table:style-name="ce79" table:formula="of:=[.D83]-[.C83]" office:value-type="time" office:time-value="PT00H00M19.77S" calcext:value-type="time">
            <text:p>00:00:19,770</text:p>
          </table:table-cell>
          <table:table-cell office:value-type="time" office:time-value="PT01H57M08.189S" calcext:value-type="time">
            <text:p>01:57:08,189</text:p>
          </table:table-cell>
          <table:table-cell table:formula="of:=[.F83]+[.E83]" office:value-type="time" office:time-value="PT01H57M27.959S" calcext:value-type="time">
            <text:p>01:57:27,959</text:p>
          </table:table-cell>
          <table:table-cell/>
          <table:table-cell table:style-name="ce79" office:value-type="time" office:time-value="PT02H58M59.475S" calcext:value-type="time">
            <text:p>02:58:59,475</text:p>
          </table:table-cell>
          <table:table-cell table:style-name="ce79" office:value-type="time" office:time-value="PT01H57M09.369S" calcext:value-type="time">
            <text:p>01:57:09,369</text:p>
          </table:table-cell>
          <table:table-cell table:formula="of:=[.I83]-[.J83]" office:value-type="time" office:time-value="PT01H01M50.106S" calcext:value-type="time">
            <text:p>01:01:50,106</text:p>
          </table:table-cell>
          <table:table-cell/>
          <table:table-cell table:style-name="ce79" office:value-type="time" office:time-value="PT02H58M59.655S" calcext:value-type="time">
            <text:p>02:58:59,655</text:p>
          </table:table-cell>
          <table:table-cell table:style-name="ce79" office:value-type="time" office:time-value="PT01H57M09.949S" calcext:value-type="time">
            <text:p>01:57:09,949</text:p>
          </table:table-cell>
          <table:table-cell table:style-name="ce84" table:formula="of:=[.M83]-[.N83]" office:value-type="time" office:time-value="PT01H01M49.706S" calcext:value-type="time">
            <text:p>01:01:49,706</text:p>
          </table:table-cell>
          <table:table-cell table:style-name="ce84" table:formula="of:=[.K83]-[.O83]" office:value-type="time" office:time-value="PT00H00M00.4S" calcext:value-type="time">
            <text:p>00:00:00,400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83]&lt;0;-TIME(0;0;ABS([.Q83])/1000);TIME(0;0;[.Q83]/1000))" office:value-type="time" office:time-value="-PT00H00M00.2S" calcext:value-type="time">
            <text:p>-00:00:00,200</text:p>
          </table:table-cell>
          <table:table-cell table:style-name="ce84" table:formula="of:=[.P83]+[.R83]" office:value-type="time" office:time-value="PT00H00M00.2S" calcext:value-type="time">
            <text:p>00:00:00,200</text:p>
          </table:table-cell>
          <table:table-cell table:style-name="ce84" table:formula="of:=[.K83]+[.R83]" office:value-type="time" office:time-value="PT01H01M49.906S" calcext:value-type="time">
            <text:p>01:01:49,906</text:p>
          </table:table-cell>
          <table:table-cell table:style-name="ce84"/>
          <table:table-cell table:style-name="ce84" table:formula="of:=[.C83]-[.F83]" office:value-type="time" office:time-value="PT01H01M49.902S" calcext:value-type="time">
            <text:p>01:01:49,902</text:p>
          </table:table-cell>
          <table:table-cell table:style-name="ce84" table:formula="of:=[.I83]-[.C83]" office:value-type="time" office:time-value="PT00H00M01.384S" calcext:value-type="time">
            <text:p>00:00:01,384</text:p>
          </table:table-cell>
          <table:table-cell table:style-name="ce84" table:formula="of:=[.J83]-[.F83]" office:value-type="time" office:time-value="PT00H00M01.18S" calcext:value-type="time">
            <text:p>00:00:01,180</text:p>
          </table:table-cell>
          <table:table-cell table:style-name="ce84" table:formula="of:=[.X83]-[.W83]" office:value-type="time" office:time-value="-PT00H00M00.204S" calcext:value-type="time">
            <text:p>-00:00:00,204</text:p>
          </table:table-cell>
          <table:table-cell table:number-columns-repeated="39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THE</text:p>
          </table:table-cell>
          <table:table-cell office:value-type="time" office:time-value="PT02H59M33.765S" calcext:value-type="time">
            <text:p>02:59:33,765</text:p>
          </table:table-cell>
          <table:table-cell office:value-type="time" office:time-value="PT02H59M55.662S" calcext:value-type="time">
            <text:p>02:59:55,662</text:p>
          </table:table-cell>
          <table:table-cell table:style-name="ce79" table:formula="of:=[.D84]-[.C84]" office:value-type="time" office:time-value="PT00H00M21.897S" calcext:value-type="time">
            <text:p>00:00:21,897</text:p>
          </table:table-cell>
          <table:table-cell office:value-type="time" office:time-value="PT02H30M23.641S" calcext:value-type="time">
            <text:p>02:30:23,641</text:p>
          </table:table-cell>
          <table:table-cell table:formula="of:=[.F84]+[.E84]" office:value-type="time" office:time-value="PT02H30M45.538S" calcext:value-type="time">
            <text:p>02:30:45,538</text:p>
          </table:table-cell>
          <table:table-cell/>
          <table:table-cell table:style-name="ce79" office:value-type="time" office:time-value="PT02H59M43.499S" calcext:value-type="time">
            <text:p>02:59:43,499</text:p>
          </table:table-cell>
          <table:table-cell table:style-name="ce79" office:value-type="time" office:time-value="PT02H30M33.377S" calcext:value-type="time">
            <text:p>02:30:33,377</text:p>
          </table:table-cell>
          <table:table-cell table:formula="of:=[.I84]-[.J84]" office:value-type="time" office:time-value="PT00H29M10.122S" calcext:value-type="time">
            <text:p>00:29:10,122</text:p>
          </table:table-cell>
          <table:table-cell/>
          <table:table-cell table:style-name="ce79" office:value-type="time" office:time-value="PT02H59M42.406S" calcext:value-type="time">
            <text:p>02:59:42,406</text:p>
          </table:table-cell>
          <table:table-cell table:style-name="ce79" office:value-type="time" office:time-value="PT02H30M32.741S" calcext:value-type="time">
            <text:p>02:30:32,741</text:p>
          </table:table-cell>
          <table:table-cell table:style-name="ce84" table:formula="of:=[.M84]-[.N84]" office:value-type="time" office:time-value="PT00H29M09.665S" calcext:value-type="time">
            <text:p>00:29:09,665</text:p>
          </table:table-cell>
          <table:table-cell table:style-name="ce84" table:formula="of:=[.K84]-[.O84]" office:value-type="time" office:time-value="PT00H00M00.457S" calcext:value-type="time">
            <text:p>00:00:00,45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4]&lt;0;-TIME(0;0;ABS([.Q84])/1000);TIME(0;0;[.Q84]/1000))" office:value-type="time" office:time-value="PT00H00M00S" calcext:value-type="time">
            <text:p>00:00:00,000</text:p>
          </table:table-cell>
          <table:table-cell table:style-name="ce84" table:formula="of:=[.P84]+[.R84]" office:value-type="time" office:time-value="PT00H00M00.457S" calcext:value-type="time">
            <text:p>00:00:00,457</text:p>
          </table:table-cell>
          <table:table-cell table:style-name="ce84" table:formula="of:=[.K84]+[.R84]" office:value-type="time" office:time-value="PT00H29M10.122S" calcext:value-type="time">
            <text:p>00:29:10,122</text:p>
          </table:table-cell>
          <table:table-cell table:style-name="ce84"/>
          <table:table-cell table:style-name="ce84" table:formula="of:=[.C84]-[.F84]" office:value-type="time" office:time-value="PT00H29M10.124S" calcext:value-type="time">
            <text:p>00:29:10,124</text:p>
          </table:table-cell>
          <table:table-cell table:style-name="ce84" table:formula="of:=[.I84]-[.C84]" office:value-type="time" office:time-value="PT00H00M09.734S" calcext:value-type="time">
            <text:p>00:00:09,734</text:p>
          </table:table-cell>
          <table:table-cell table:style-name="ce84" table:formula="of:=[.J84]-[.F84]" office:value-type="time" office:time-value="PT00H00M09.736S" calcext:value-type="time">
            <text:p>00:00:09,736</text:p>
          </table:table-cell>
          <table:table-cell table:style-name="ce84" table:formula="of:=[.X84]-[.W84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THE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table:style-name="ce79" table:formula="of:=[.D85]-[.C85]" office:value-type="time" office:time-value="PT00H00M06.59S" calcext:value-type="time">
            <text:p>00:00:06,590</text:p>
          </table:table-cell>
          <table:table-cell office:value-type="time" office:time-value="PT00H01M05.041S" calcext:value-type="time">
            <text:p>00:01:05,041</text:p>
          </table:table-cell>
          <table:table-cell table:formula="of:=[.F85]+[.E85]" office:value-type="time" office:time-value="PT00H01M11.631S" calcext:value-type="time">
            <text:p>00:01:11,631</text:p>
          </table:table-cell>
          <table:table-cell/>
          <table:table-cell table:style-name="ce82" office:value-type="time" office:time-value="PT02H59M55.593S" calcext:value-type="time">
            <text:p>02:59:55,593</text:p>
          </table:table-cell>
          <table:table-cell table:style-name="ce82" office:value-type="time" office:time-value="PT00H01M05.041S" calcext:value-type="time">
            <text:p>00:01:05,041</text:p>
          </table:table-cell>
          <table:table-cell table:formula="of:=[.I85]-[.J85]" office:value-type="time" office:time-value="PT02H58M50.552S" calcext:value-type="time">
            <text:p>02:58:50,552</text:p>
          </table:table-cell>
          <table:table-cell/>
          <table:table-cell table:style-name="ce82" office:value-type="time" office:time-value="PT02H59M55.593S" calcext:value-type="time">
            <text:p>02:59:55,593</text:p>
          </table:table-cell>
          <table:table-cell table:style-name="ce82" office:value-type="time" office:time-value="PT00H01M05.041S" calcext:value-type="time">
            <text:p>00:01:05,041</text:p>
          </table:table-cell>
          <table:table-cell table:style-name="ce84" table:formula="of:=[.M85]-[.N85]" office:value-type="time" office:time-value="PT02H58M50.552S" calcext:value-type="time">
            <text:p>02:58:50,552</text:p>
          </table:table-cell>
          <table:table-cell table:style-name="ce84" table:formula="of:=[.K85]-[.O85]" office:value-type="time" office:time-value="PT00H00M00S" calcext:value-type="time">
            <text:p>00:00:00,00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5]&lt;0;-TIME(0;0;ABS([.Q85])/1000);TIME(0;0;[.Q85]/1000))" office:value-type="time" office:time-value="PT00H00M00S" calcext:value-type="time">
            <text:p>00:00:00,000</text:p>
          </table:table-cell>
          <table:table-cell table:style-name="ce84" table:formula="of:=[.P85]+[.R85]" office:value-type="time" office:time-value="PT00H00M00S" calcext:value-type="time">
            <text:p>00:00:00,000</text:p>
          </table:table-cell>
          <table:table-cell table:style-name="ce84" table:formula="of:=[.K85]+[.R85]" office:value-type="time" office:time-value="PT02H58M50.552S" calcext:value-type="time">
            <text:p>02:58:50,552</text:p>
          </table:table-cell>
          <table:table-cell table:style-name="ce84"/>
          <table:table-cell table:style-name="ce84" table:formula="of:=[.C85]-[.F85]" office:value-type="time" office:time-value="PT02H58M50.552S" calcext:value-type="time">
            <text:p>02:58:50,552</text:p>
          </table:table-cell>
          <table:table-cell table:style-name="ce84" table:formula="of:=[.I85]-[.C85]" office:value-type="time" office:time-value="PT00H00M00S" calcext:value-type="time">
            <text:p>00:00:00,000</text:p>
          </table:table-cell>
          <table:table-cell table:style-name="ce84" table:formula="of:=[.J85]-[.F85]" office:value-type="time" office:time-value="PT00H00M00S" calcext:value-type="time">
            <text:p>00:00:00,000</text:p>
          </table:table-cell>
          <table:table-cell table:style-name="ce84" table:formula="of:=[.X85]-[.W85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THE</text:p>
          </table:table-cell>
          <table:table-cell office:value-type="time" office:time-value="PT03H00M04.859S" calcext:value-type="time">
            <text:p>03:00:04,859</text:p>
          </table:table-cell>
          <table:table-cell office:value-type="time" office:time-value="PT03H00M12.283S" calcext:value-type="time">
            <text:p>03:00:12,283</text:p>
          </table:table-cell>
          <table:table-cell table:style-name="ce79" table:formula="of:=[.D86]-[.C86]" office:value-type="time" office:time-value="PT00H00M07.424S" calcext:value-type="time">
            <text:p>00:00:07,424</text:p>
          </table:table-cell>
          <table:table-cell office:value-type="time" office:time-value="PT00H01M39.326S" calcext:value-type="time">
            <text:p>00:01:39,326</text:p>
          </table:table-cell>
          <table:table-cell table:formula="of:=[.F86]+[.E86]" office:value-type="time" office:time-value="PT00H01M46.75S" calcext:value-type="time">
            <text:p>00:01:46,750</text:p>
          </table:table-cell>
          <table:table-cell/>
          <table:table-cell table:style-name="ce79" office:value-type="time" office:time-value="PT03H00M08.934S" calcext:value-type="time">
            <text:p>03:00:08,934</text:p>
          </table:table-cell>
          <table:table-cell table:style-name="ce79" office:value-type="time" office:time-value="PT00H01M43.218S" calcext:value-type="time">
            <text:p>00:01:43,218</text:p>
          </table:table-cell>
          <table:table-cell table:formula="of:=[.I86]-[.J86]" office:value-type="time" office:time-value="PT02H58M25.716S" calcext:value-type="time">
            <text:p>02:58:25,716</text:p>
          </table:table-cell>
          <table:table-cell/>
          <table:table-cell table:style-name="ce79" office:value-type="time" office:time-value="PT03H00M05.888S" calcext:value-type="time">
            <text:p>03:00:05,888</text:p>
          </table:table-cell>
          <table:table-cell table:style-name="ce79" office:value-type="time" office:time-value="PT00H01M40.643S" calcext:value-type="time">
            <text:p>00:01:40,643</text:p>
          </table:table-cell>
          <table:table-cell table:style-name="ce84" table:formula="of:=[.M86]-[.N86]" office:value-type="time" office:time-value="PT02H58M25.245S" calcext:value-type="time">
            <text:p>02:58:25,245</text:p>
          </table:table-cell>
          <table:table-cell table:style-name="ce84" table:formula="of:=[.K86]-[.O86]" office:value-type="time" office:time-value="PT00H00M00.471S" calcext:value-type="time">
            <text:p>00:00:00,471</text:p>
          </table:table-cell>
          <table:table-cell table:style-name="ce89" office:value-type="float" office:value="-180" calcext:value-type="float">
            <text:p>-180</text:p>
          </table:table-cell>
          <table:table-cell table:style-name="ce84" table:formula="of:=IF([.Q86]&lt;0;-TIME(0;0;ABS([.Q86])/1000);TIME(0;0;[.Q86]/1000))" office:value-type="time" office:time-value="-PT00H00M00.18S" calcext:value-type="time">
            <text:p>-00:00:00,180</text:p>
          </table:table-cell>
          <table:table-cell table:style-name="ce84" table:formula="of:=[.P86]+[.R86]" office:value-type="time" office:time-value="PT00H00M00.291S" calcext:value-type="time">
            <text:p>00:00:00,291</text:p>
          </table:table-cell>
          <table:table-cell table:style-name="ce84" table:formula="of:=[.K86]+[.R86]" office:value-type="time" office:time-value="PT02H58M25.536S" calcext:value-type="time">
            <text:p>02:58:25,536</text:p>
          </table:table-cell>
          <table:table-cell table:style-name="ce84"/>
          <table:table-cell table:style-name="ce84" table:formula="of:=[.C86]-[.F86]" office:value-type="time" office:time-value="PT02H58M25.533S" calcext:value-type="time">
            <text:p>02:58:25,533</text:p>
          </table:table-cell>
          <table:table-cell table:style-name="ce84" table:formula="of:=[.I86]-[.C86]" office:value-type="time" office:time-value="PT00H00M04.075S" calcext:value-type="time">
            <text:p>00:00:04,075</text:p>
          </table:table-cell>
          <table:table-cell table:style-name="ce84" table:formula="of:=[.J86]-[.F86]" office:value-type="time" office:time-value="PT00H00M03.892S" calcext:value-type="time">
            <text:p>00:00:03,892</text:p>
          </table:table-cell>
          <table:table-cell table:style-name="ce84" table:formula="of:=[.X86]-[.W86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THE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style-name="ce79" table:formula="of:=[.D87]-[.C87]" office:value-type="time" office:time-value="PT00H00M06.924S" calcext:value-type="time">
            <text:p>00:00:06,924</text:p>
          </table:table-cell>
          <table:table-cell office:value-type="time" office:time-value="PT00H03M23.513S" calcext:value-type="time">
            <text:p>00:03:23,513</text:p>
          </table:table-cell>
          <table:table-cell table:formula="of:=[.F87]+[.E87]" office:value-type="time" office:time-value="PT00H03M30.437S" calcext:value-type="time">
            <text:p>00:03:30,437</text:p>
          </table:table-cell>
          <table:table-cell/>
          <table:table-cell table:style-name="ce79" office:value-type="time" office:time-value="PT03H00M37.877S" calcext:value-type="time">
            <text:p>03:00:37,877</text:p>
          </table:table-cell>
          <table:table-cell table:style-name="ce79" office:value-type="time" office:time-value="PT00H03M26.458S" calcext:value-type="time">
            <text:p>00:03:26,458</text:p>
          </table:table-cell>
          <table:table-cell table:formula="of:=[.I87]-[.J87]" office:value-type="time" office:time-value="PT02H57M11.419S" calcext:value-type="time">
            <text:p>02:57:11,419</text:p>
          </table:table-cell>
          <table:table-cell/>
          <table:table-cell table:style-name="ce79" office:value-type="time" office:time-value="PT03H00M36.042S" calcext:value-type="time">
            <text:p>03:00:36,042</text:p>
          </table:table-cell>
          <table:table-cell table:style-name="ce79" office:value-type="time" office:time-value="PT00H03M25.128S" calcext:value-type="time">
            <text:p>00:03:25,128</text:p>
          </table:table-cell>
          <table:table-cell table:style-name="ce84" table:formula="of:=[.M87]-[.N87]" office:value-type="time" office:time-value="PT02H57M10.914S" calcext:value-type="time">
            <text:p>02:57:10,914</text:p>
          </table:table-cell>
          <table:table-cell table:style-name="ce84" table:formula="of:=[.K87]-[.O87]" office:value-type="time" office:time-value="PT00H00M00.505S" calcext:value-type="time">
            <text:p>00:00:00,505</text:p>
          </table:table-cell>
          <table:table-cell table:style-name="ce89" office:value-type="float" office:value="-50" calcext:value-type="float">
            <text:p>-50</text:p>
          </table:table-cell>
          <table:table-cell table:style-name="ce84" table:formula="of:=IF([.Q87]&lt;0;-TIME(0;0;ABS([.Q87])/1000);TIME(0;0;[.Q87]/1000))" office:value-type="time" office:time-value="-PT00H00M00.05S" calcext:value-type="time">
            <text:p>-00:00:00,050</text:p>
          </table:table-cell>
          <table:table-cell table:style-name="ce84" table:formula="of:=[.P87]+[.R87]" office:value-type="time" office:time-value="PT00H00M00.455S" calcext:value-type="time">
            <text:p>00:00:00,455</text:p>
          </table:table-cell>
          <table:table-cell table:style-name="ce84" table:formula="of:=[.K87]+[.R87]" office:value-type="time" office:time-value="PT02H57M11.369S" calcext:value-type="time">
            <text:p>02:57:11,369</text:p>
          </table:table-cell>
          <table:table-cell table:style-name="ce84"/>
          <table:table-cell table:style-name="ce84" table:formula="of:=[.C87]-[.F87]" office:value-type="time" office:time-value="PT02H57M11.374S" calcext:value-type="time">
            <text:p>02:57:11,374</text:p>
          </table:table-cell>
          <table:table-cell table:style-name="ce84" table:formula="of:=[.I87]-[.C87]" office:value-type="time" office:time-value="PT00H00M02.99S" calcext:value-type="time">
            <text:p>00:00:02,990</text:p>
          </table:table-cell>
          <table:table-cell table:style-name="ce84" table:formula="of:=[.J87]-[.F87]" office:value-type="time" office:time-value="PT00H00M02.945S" calcext:value-type="time">
            <text:p>00:00:02,945</text:p>
          </table:table-cell>
          <table:table-cell table:style-name="ce84" table:formula="of:=[.X87]-[.W87]" office:value-type="time" office:time-value="-PT00H00M00.045S" calcext:value-type="time">
            <text:p>-00:00:00,045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THE</text:p>
          </table:table-cell>
          <table:table-cell office:value-type="time" office:time-value="PT03H01M46.912S" calcext:value-type="time">
            <text:p>03:01:46,912</text:p>
          </table:table-cell>
          <table:table-cell office:value-type="time" office:time-value="PT03H02M21.488S" calcext:value-type="time">
            <text:p>03:02:21,488</text:p>
          </table:table-cell>
          <table:table-cell table:style-name="ce79" table:formula="of:=[.D88]-[.C88]" office:value-type="time" office:time-value="PT00H00M34.576S" calcext:value-type="time">
            <text:p>00:00:34,576</text:p>
          </table:table-cell>
          <table:table-cell office:value-type="time" office:time-value="PT00H05M28.513S" calcext:value-type="time">
            <text:p>00:05:28,513</text:p>
          </table:table-cell>
          <table:table-cell table:formula="of:=[.F88]+[.E88]" office:value-type="time" office:time-value="PT00H06M03.089S" calcext:value-type="time">
            <text:p>00:06:03,089</text:p>
          </table:table-cell>
          <table:table-cell/>
          <table:table-cell table:style-name="ce79" office:value-type="time" office:time-value="PT03H02M17.188S" calcext:value-type="time">
            <text:p>03:02:17,188</text:p>
          </table:table-cell>
          <table:table-cell table:style-name="ce79" office:value-type="time" office:time-value="PT00H05M58.811S" calcext:value-type="time">
            <text:p>00:05:58,811</text:p>
          </table:table-cell>
          <table:table-cell table:formula="of:=[.I88]-[.J88]" office:value-type="time" office:time-value="PT02H56M18.377S" calcext:value-type="time">
            <text:p>02:56:18,377</text:p>
          </table:table-cell>
          <table:table-cell/>
          <table:table-cell table:style-name="ce79" office:value-type="time" office:time-value="PT03H01M45.773S" calcext:value-type="time">
            <text:p>03:01:45,773</text:p>
          </table:table-cell>
          <table:table-cell table:style-name="ce79" office:value-type="time" office:time-value="PT00H05M27.873S" calcext:value-type="time">
            <text:p>00:05:27,873</text:p>
          </table:table-cell>
          <table:table-cell table:style-name="ce84" table:formula="of:=[.M88]-[.N88]" office:value-type="time" office:time-value="PT02H56M17.9S" calcext:value-type="time">
            <text:p>02:56:17,900</text:p>
          </table:table-cell>
          <table:table-cell table:style-name="ce84" table:formula="of:=[.K88]-[.O88]" office:value-type="time" office:time-value="PT00H00M00.477S" calcext:value-type="time">
            <text:p>00:00:00,47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8]&lt;0;-TIME(0;0;ABS([.Q88])/1000);TIME(0;0;[.Q88]/1000))" office:value-type="time" office:time-value="PT00H00M00S" calcext:value-type="time">
            <text:p>00:00:00,000</text:p>
          </table:table-cell>
          <table:table-cell table:style-name="ce84" table:formula="of:=[.P88]+[.R88]" office:value-type="time" office:time-value="PT00H00M00.477S" calcext:value-type="time">
            <text:p>00:00:00,477</text:p>
          </table:table-cell>
          <table:table-cell table:style-name="ce84" table:formula="of:=[.K88]+[.R88]" office:value-type="time" office:time-value="PT02H56M18.377S" calcext:value-type="time">
            <text:p>02:56:18,377</text:p>
          </table:table-cell>
          <table:table-cell table:style-name="ce84"/>
          <table:table-cell table:style-name="ce84" table:formula="of:=[.C88]-[.F88]" office:value-type="time" office:time-value="PT02H56M18.399S" calcext:value-type="time">
            <text:p>02:56:18,399</text:p>
          </table:table-cell>
          <table:table-cell table:style-name="ce84" table:formula="of:=[.I88]-[.C88]" office:value-type="time" office:time-value="PT00H00M30.276S" calcext:value-type="time">
            <text:p>00:00:30,276</text:p>
          </table:table-cell>
          <table:table-cell table:style-name="ce84" table:formula="of:=[.J88]-[.F88]" office:value-type="time" office:time-value="PT00H00M30.298S" calcext:value-type="time">
            <text:p>00:00:30,298</text:p>
          </table:table-cell>
          <table:table-cell table:style-name="ce84" table:formula="of:=[.X88]-[.W88]" office:value-type="time" office:time-value="PT00H00M00.022S" calcext:value-type="time">
            <text:p>00:00:00,022</text:p>
          </table:table-cell>
          <table:table-cell table:number-columns-repeated="39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THE</text:p>
          </table:table-cell>
          <table:table-cell office:value-type="time" office:time-value="PT03H03M38.03S" calcext:value-type="time">
            <text:p>03:03:38,030</text:p>
          </table:table-cell>
          <table:table-cell office:value-type="time" office:time-value="PT03H04M03.389S" calcext:value-type="time">
            <text:p>03:04:03,389</text:p>
          </table:table-cell>
          <table:table-cell table:style-name="ce79" table:formula="of:=[.D89]-[.C89]" office:value-type="time" office:time-value="PT00H00M25.359S" calcext:value-type="time">
            <text:p>00:00:25,359</text:p>
          </table:table-cell>
          <table:table-cell office:value-type="time" office:time-value="PT00H08M46.127S" calcext:value-type="time">
            <text:p>00:08:46,127</text:p>
          </table:table-cell>
          <table:table-cell table:formula="of:=[.F89]+[.E89]" office:value-type="time" office:time-value="PT00H09M11.486S" calcext:value-type="time">
            <text:p>00:09:11,486</text:p>
          </table:table-cell>
          <table:table-cell/>
          <table:table-cell table:style-name="ce79" office:value-type="time" office:time-value="PT03H03M40.646S" calcext:value-type="time">
            <text:p>03:03:40,646</text:p>
          </table:table-cell>
          <table:table-cell table:style-name="ce79" office:value-type="time" office:time-value="PT00H08M48.443S" calcext:value-type="time">
            <text:p>00:08:48,443</text:p>
          </table:table-cell>
          <table:table-cell table:formula="of:=[.I89]-[.J89]" office:value-type="time" office:time-value="PT02H54M52.203S" calcext:value-type="time">
            <text:p>02:54:52,203</text:p>
          </table:table-cell>
          <table:table-cell/>
          <table:table-cell table:style-name="ce79" office:value-type="time" office:time-value="PT03H03M37.431S" calcext:value-type="time">
            <text:p>03:03:37,431</text:p>
          </table:table-cell>
          <table:table-cell table:style-name="ce79" office:value-type="time" office:time-value="PT00H08M45.695S" calcext:value-type="time">
            <text:p>00:08:45,695</text:p>
          </table:table-cell>
          <table:table-cell table:style-name="ce84" table:formula="of:=[.M89]-[.N89]" office:value-type="time" office:time-value="PT02H54M51.736S" calcext:value-type="time">
            <text:p>02:54:51,736</text:p>
          </table:table-cell>
          <table:table-cell table:style-name="ce84" table:formula="of:=[.K89]-[.O89]" office:value-type="time" office:time-value="PT00H00M00.467S" calcext:value-type="time">
            <text:p>00:00:00,467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89]&lt;0;-TIME(0;0;ABS([.Q89])/1000);TIME(0;0;[.Q89]/1000))" office:value-type="time" office:time-value="-PT00H00M00.3S" calcext:value-type="time">
            <text:p>-00:00:00,300</text:p>
          </table:table-cell>
          <table:table-cell table:style-name="ce84" table:formula="of:=[.P89]+[.R89]" office:value-type="time" office:time-value="PT00H00M00.167S" calcext:value-type="time">
            <text:p>00:00:00,167</text:p>
          </table:table-cell>
          <table:table-cell table:style-name="ce84" table:formula="of:=[.K89]+[.R89]" office:value-type="time" office:time-value="PT02H54M51.903S" calcext:value-type="time">
            <text:p>02:54:51,903</text:p>
          </table:table-cell>
          <table:table-cell table:style-name="ce84"/>
          <table:table-cell table:style-name="ce84" table:formula="of:=[.C89]-[.F89]" office:value-type="time" office:time-value="PT02H54M51.903S" calcext:value-type="time">
            <text:p>02:54:51,903</text:p>
          </table:table-cell>
          <table:table-cell table:style-name="ce84" table:formula="of:=[.I89]-[.C89]" office:value-type="time" office:time-value="PT00H00M02.616S" calcext:value-type="time">
            <text:p>00:00:02,616</text:p>
          </table:table-cell>
          <table:table-cell table:style-name="ce84" table:formula="of:=[.J89]-[.F89]" office:value-type="time" office:time-value="PT00H00M02.316S" calcext:value-type="time">
            <text:p>00:00:02,316</text:p>
          </table:table-cell>
          <table:table-cell table:style-name="ce84" table:formula="of:=[.X89]-[.W89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THE</text:p>
          </table:table-cell>
          <table:table-cell office:value-type="time" office:time-value="PT03H04M21.322S" calcext:value-type="time">
            <text:p>03:04:21,322</text:p>
          </table:table-cell>
          <table:table-cell office:value-type="time" office:time-value="PT03H04M30.331S" calcext:value-type="time">
            <text:p>03:04:30,331</text:p>
          </table:table-cell>
          <table:table-cell table:style-name="ce79" table:formula="of:=[.D90]-[.C90]" office:value-type="time" office:time-value="PT00H00M09.009S" calcext:value-type="time">
            <text:p>00:00:09,009</text:p>
          </table:table-cell>
          <table:table-cell office:value-type="time" office:time-value="PT00H10M08.709S" calcext:value-type="time">
            <text:p>00:10:08,709</text:p>
          </table:table-cell>
          <table:table-cell table:formula="of:=[.F90]+[.E90]" office:value-type="time" office:time-value="PT00H10M17.718S" calcext:value-type="time">
            <text:p>00:10:17,718</text:p>
          </table:table-cell>
          <table:table-cell/>
          <table:table-cell table:style-name="ce79" office:value-type="time" office:time-value="PT03H04M22.991S" calcext:value-type="time">
            <text:p>03:04:22,991</text:p>
          </table:table-cell>
          <table:table-cell table:style-name="ce79" office:value-type="time" office:time-value="PT00H10M10.381S" calcext:value-type="time">
            <text:p>00:10:10,381</text:p>
          </table:table-cell>
          <table:table-cell table:formula="of:=[.I90]-[.J90]" office:value-type="time" office:time-value="PT02H54M12.61S" calcext:value-type="time">
            <text:p>02:54:12,610</text:p>
          </table:table-cell>
          <table:table-cell/>
          <table:table-cell table:style-name="ce79" office:value-type="time" office:time-value="PT03H04M19.388S" calcext:value-type="time">
            <text:p>03:04:19,388</text:p>
          </table:table-cell>
          <table:table-cell table:style-name="ce79" office:value-type="time" office:time-value="PT00H10M07.274S" calcext:value-type="time">
            <text:p>00:10:07,274</text:p>
          </table:table-cell>
          <table:table-cell table:style-name="ce84" table:formula="of:=[.M90]-[.N90]" office:value-type="time" office:time-value="PT02H54M12.114S" calcext:value-type="time">
            <text:p>02:54:12,114</text:p>
          </table:table-cell>
          <table:table-cell table:style-name="ce84" table:formula="of:=[.K90]-[.O90]" office:value-type="time" office:time-value="PT00H00M00.496S" calcext:value-type="time">
            <text:p>00:00:00,496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90]&lt;0;-TIME(0;0;ABS([.Q90])/1000);TIME(0;0;[.Q90]/1000))" office:value-type="time" office:time-value="PT00H00M00S" calcext:value-type="time">
            <text:p>00:00:00,000</text:p>
          </table:table-cell>
          <table:table-cell table:style-name="ce84" table:formula="of:=[.P90]+[.R90]" office:value-type="time" office:time-value="PT00H00M00.496S" calcext:value-type="time">
            <text:p>00:00:00,496</text:p>
          </table:table-cell>
          <table:table-cell table:style-name="ce84" table:formula="of:=[.K90]+[.R90]" office:value-type="time" office:time-value="PT02H54M12.61S" calcext:value-type="time">
            <text:p>02:54:12,610</text:p>
          </table:table-cell>
          <table:table-cell table:style-name="ce84"/>
          <table:table-cell table:style-name="ce84" table:formula="of:=[.C90]-[.F90]" office:value-type="time" office:time-value="PT02H54M12.613S" calcext:value-type="time">
            <text:p>02:54:12,613</text:p>
          </table:table-cell>
          <table:table-cell table:style-name="ce84" table:formula="of:=[.I90]-[.C90]" office:value-type="time" office:time-value="PT00H00M01.669S" calcext:value-type="time">
            <text:p>00:00:01,669</text:p>
          </table:table-cell>
          <table:table-cell table:style-name="ce84" table:formula="of:=[.J90]-[.F90]" office:value-type="time" office:time-value="PT00H00M01.672S" calcext:value-type="time">
            <text:p>00:00:01,672</text:p>
          </table:table-cell>
          <table:table-cell table:style-name="ce84" table:formula="of:=[.X90]-[.W90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THE</text:p>
          </table:table-cell>
          <table:table-cell office:value-type="time" office:time-value="PT03H04M48.238S" calcext:value-type="time">
            <text:p>03:04:48,238</text:p>
          </table:table-cell>
          <table:table-cell office:value-type="time" office:time-value="PT03H04M53.238S" calcext:value-type="time">
            <text:p>03:04:53,238</text:p>
          </table:table-cell>
          <table:table-cell table:style-name="ce79" table:formula="of:=[.D91]-[.C91]" office:value-type="time" office:time-value="PT00H00M05S" calcext:value-type="time">
            <text:p>00:00:05,000</text:p>
          </table:table-cell>
          <table:table-cell office:value-type="time" office:time-value="PT00H10M58.009S" calcext:value-type="time">
            <text:p>00:10:58,009</text:p>
          </table:table-cell>
          <table:table-cell table:formula="of:=[.F91]+[.E91]" office:value-type="time" office:time-value="PT00H11M03.009S" calcext:value-type="time">
            <text:p>00:11:03,009</text:p>
          </table:table-cell>
          <table:table-cell/>
          <table:table-cell table:style-name="ce79" office:value-type="time" office:time-value="PT03H04M55.095S" calcext:value-type="time">
            <text:p>03:04:55,095</text:p>
          </table:table-cell>
          <table:table-cell table:style-name="ce79" office:value-type="time" office:time-value="PT00H11M00.548S" calcext:value-type="time">
            <text:p>00:11:00,548</text:p>
          </table:table-cell>
          <table:table-cell table:formula="of:=[.I91]-[.J91]" office:value-type="time" office:time-value="PT02H53M54.547S" calcext:value-type="time">
            <text:p>02:53:54,547</text:p>
          </table:table-cell>
          <table:table-cell/>
          <table:table-cell table:style-name="ce79" office:value-type="time" office:time-value="PT03H04M56.927S" calcext:value-type="time">
            <text:p>03:04:56,927</text:p>
          </table:table-cell>
          <table:table-cell table:style-name="ce79" office:value-type="time" office:time-value="PT00H11M02.842S" calcext:value-type="time">
            <text:p>00:11:02,842</text:p>
          </table:table-cell>
          <table:table-cell table:style-name="ce84" table:formula="of:=[.M91]-[.N91]" office:value-type="time" office:time-value="PT02H53M54.085S" calcext:value-type="time">
            <text:p>02:53:54,085</text:p>
          </table:table-cell>
          <table:table-cell table:style-name="ce84" table:formula="of:=[.K91]-[.O91]" office:value-type="time" office:time-value="PT00H00M00.462S" calcext:value-type="time">
            <text:p>00:00:00,462</text:p>
          </table:table-cell>
          <table:table-cell table:style-name="ce89" office:value-type="float" office:value="-4320" calcext:value-type="float">
            <text:p>-4320</text:p>
          </table:table-cell>
          <table:table-cell table:style-name="ce84" table:formula="of:=IF([.Q91]&lt;0;-TIME(0;0;ABS([.Q91])/1000);TIME(0;0;[.Q91]/1000))" office:value-type="time" office:time-value="-PT00H00M04.32S" calcext:value-type="time">
            <text:p>-00:00:04,320</text:p>
          </table:table-cell>
          <table:table-cell table:style-name="ce84" table:formula="of:=[.P91]+[.R91]" office:value-type="time" office:time-value="-PT00H00M03.858S" calcext:value-type="time">
            <text:p>-00:00:03,858</text:p>
          </table:table-cell>
          <table:table-cell table:style-name="ce84" table:formula="of:=[.K91]+[.R91]" office:value-type="time" office:time-value="PT02H53M50.227S" calcext:value-type="time">
            <text:p>02:53:50,227</text:p>
          </table:table-cell>
          <table:table-cell table:style-name="ce84"/>
          <table:table-cell table:style-name="ce84" table:formula="of:=[.C91]-[.F91]" office:value-type="time" office:time-value="PT02H53M50.229S" calcext:value-type="time">
            <text:p>02:53:50,229</text:p>
          </table:table-cell>
          <table:table-cell table:style-name="ce84" table:formula="of:=[.I91]-[.C91]" office:value-type="time" office:time-value="PT00H00M06.857S" calcext:value-type="time">
            <text:p>00:00:06,857</text:p>
          </table:table-cell>
          <table:table-cell table:style-name="ce84" table:formula="of:=[.J91]-[.F91]" office:value-type="time" office:time-value="PT00H00M02.539S" calcext:value-type="time">
            <text:p>00:00:02,539</text:p>
          </table:table-cell>
          <table:table-cell table:style-name="ce84" table:formula="of:=[.X91]-[.W91]" office:value-type="time" office:time-value="-PT00H00M04.318S" calcext:value-type="time">
            <text:p>-00:00:04,318</text:p>
          </table:table-cell>
          <table:table-cell table:number-columns-repeated="39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THE</text:p>
          </table:table-cell>
          <table:table-cell office:value-type="time" office:time-value="PT03H05M26.741S" calcext:value-type="time">
            <text:p>03:05:26,741</text:p>
          </table:table-cell>
          <table:table-cell office:value-type="time" office:time-value="PT03H06M06.495S" calcext:value-type="time">
            <text:p>03:06:06,495</text:p>
          </table:table-cell>
          <table:table-cell table:style-name="ce79" table:formula="of:=[.D92]-[.C92]" office:value-type="time" office:time-value="PT00H00M39.754S" calcext:value-type="time">
            <text:p>00:00:39,754</text:p>
          </table:table-cell>
          <table:table-cell office:value-type="time" office:time-value="PT00H11M32.335S" calcext:value-type="time">
            <text:p>00:11:32,335</text:p>
          </table:table-cell>
          <table:table-cell table:formula="of:=[.F92]+[.E92]" office:value-type="time" office:time-value="PT00H12M12.089S" calcext:value-type="time">
            <text:p>00:12:12,089</text:p>
          </table:table-cell>
          <table:table-cell/>
          <table:table-cell table:style-name="ce79" office:value-type="time" office:time-value="PT03H05M29.824S" calcext:value-type="time">
            <text:p>03:05:29,824</text:p>
          </table:table-cell>
          <table:table-cell table:style-name="ce79" office:value-type="time" office:time-value="PT00H11M35.27S" calcext:value-type="time">
            <text:p>00:11:35,270</text:p>
          </table:table-cell>
          <table:table-cell table:formula="of:=[.I92]-[.J92]" office:value-type="time" office:time-value="PT02H53M54.554S" calcext:value-type="time">
            <text:p>02:53:54,554</text:p>
          </table:table-cell>
          <table:table-cell/>
          <table:table-cell table:style-name="ce79" office:value-type="time" office:time-value="PT03H05M31.546S" calcext:value-type="time">
            <text:p>03:05:31,546</text:p>
          </table:table-cell>
          <table:table-cell table:style-name="ce79" office:value-type="time" office:time-value="PT00H11M37.409S" calcext:value-type="time">
            <text:p>00:11:37,409</text:p>
          </table:table-cell>
          <table:table-cell table:style-name="ce84" table:formula="of:=[.M92]-[.N92]" office:value-type="time" office:time-value="PT02H53M54.137S" calcext:value-type="time">
            <text:p>02:53:54,137</text:p>
          </table:table-cell>
          <table:table-cell table:style-name="ce84" table:formula="of:=[.K92]-[.O92]" office:value-type="time" office:time-value="PT00H00M00.417S" calcext:value-type="time">
            <text:p>00:00:00,417</text:p>
          </table:table-cell>
          <table:table-cell table:style-name="ce89" office:value-type="float" office:value="-150" calcext:value-type="float">
            <text:p>-150</text:p>
          </table:table-cell>
          <table:table-cell table:style-name="ce84" table:formula="of:=IF([.Q92]&lt;0;-TIME(0;0;ABS([.Q92])/1000);TIME(0;0;[.Q92]/1000))" office:value-type="time" office:time-value="-PT00H00M00.15S" calcext:value-type="time">
            <text:p>-00:00:00,150</text:p>
          </table:table-cell>
          <table:table-cell table:style-name="ce84" table:formula="of:=[.P92]+[.R92]" office:value-type="time" office:time-value="PT00H00M00.267S" calcext:value-type="time">
            <text:p>00:00:00,267</text:p>
          </table:table-cell>
          <table:table-cell table:style-name="ce84" table:formula="of:=[.K92]+[.R92]" office:value-type="time" office:time-value="PT02H53M54.404S" calcext:value-type="time">
            <text:p>02:53:54,404</text:p>
          </table:table-cell>
          <table:table-cell table:style-name="ce84"/>
          <table:table-cell table:style-name="ce84" table:formula="of:=[.C92]-[.F92]" office:value-type="time" office:time-value="PT02H53M54.406S" calcext:value-type="time">
            <text:p>02:53:54,406</text:p>
          </table:table-cell>
          <table:table-cell table:style-name="ce84" table:formula="of:=[.I92]-[.C92]" office:value-type="time" office:time-value="PT00H00M03.083S" calcext:value-type="time">
            <text:p>00:00:03,083</text:p>
          </table:table-cell>
          <table:table-cell table:style-name="ce84" table:formula="of:=[.J92]-[.F92]" office:value-type="time" office:time-value="PT00H00M02.935S" calcext:value-type="time">
            <text:p>00:00:02,935</text:p>
          </table:table-cell>
          <table:table-cell table:style-name="ce84" table:formula="of:=[.X92]-[.W92]" office:value-type="time" office:time-value="-PT00H00M00.148S" calcext:value-type="time">
            <text:p>-00:00:00,148</text:p>
          </table:table-cell>
          <table:table-cell table:number-columns-repeated="39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table:style-name="ce79" table:formula="of:=[.D93]-[.C93]" office:value-type="time" office:time-value="PT00H00M00S" calcext:value-type="time">
            <text:p>00:00:00,000</text:p>
          </table:table-cell>
          <table:table-cell office:value-type="time" office:time-value="PT00H12M58.796S" calcext:value-type="time">
            <text:p>00:12:58,796</text:p>
          </table:table-cell>
          <table:table-cell table:formula="of:=[.F93]+[.E93]" office:value-type="time" office:time-value="PT00H12M58.796S" calcext:value-type="time">
            <text:p>00:12:58,796</text:p>
          </table:table-cell>
          <table:table-cell/>
          <table:table-cell table:style-name="ce79" office:value-type="time" office:time-value="PT03H06M16.916S" calcext:value-type="time">
            <text:p>03:06:16,916</text:p>
          </table:table-cell>
          <table:table-cell table:style-name="ce79" office:value-type="time" office:time-value="PT00H13M02.352S" calcext:value-type="time">
            <text:p>00:13:02,352</text:p>
          </table:table-cell>
          <table:table-cell table:formula="of:=[.I93]-[.J93]" office:value-type="time" office:time-value="PT02H53M14.564S" calcext:value-type="time">
            <text:p>02:53:14,564</text:p>
          </table:table-cell>
          <table:table-cell/>
          <table:table-cell table:style-name="ce79" office:value-type="time" office:time-value="PT03H06M16.508S" calcext:value-type="time">
            <text:p>03:06:16,508</text:p>
          </table:table-cell>
          <table:table-cell table:style-name="ce79" office:value-type="time" office:time-value="PT00H13M02.412S" calcext:value-type="time">
            <text:p>00:13:02,412</text:p>
          </table:table-cell>
          <table:table-cell table:style-name="ce84" table:formula="of:=[.M93]-[.N93]" office:value-type="time" office:time-value="PT02H53M14.096S" calcext:value-type="time">
            <text:p>02:53:14,096</text:p>
          </table:table-cell>
          <table:table-cell table:style-name="ce84" table:formula="of:=[.K93]-[.O93]" office:value-type="time" office:time-value="PT00H00M00.468S" calcext:value-type="time">
            <text:p>00:00:00,468</text:p>
          </table:table-cell>
          <table:table-cell table:style-name="ce89" office:value-type="float" office:value="-50" calcext:value-type="float">
            <text:p>-50</text:p>
          </table:table-cell>
          <table:table-cell table:style-name="ce84" table:formula="of:=IF([.Q93]&lt;0;-TIME(0;0;ABS([.Q93])/1000);TIME(0;0;[.Q93]/1000))" office:value-type="time" office:time-value="-PT00H00M00.05S" calcext:value-type="time">
            <text:p>-00:00:00,050</text:p>
          </table:table-cell>
          <table:table-cell table:style-name="ce84" table:formula="of:=[.P93]+[.R93]" office:value-type="time" office:time-value="PT00H00M00.418S" calcext:value-type="time">
            <text:p>00:00:00,418</text:p>
          </table:table-cell>
          <table:table-cell table:style-name="ce84" table:formula="of:=[.K93]+[.R93]" office:value-type="time" office:time-value="PT02H53M14.514S" calcext:value-type="time">
            <text:p>02:53:14,514</text:p>
          </table:table-cell>
          <table:table-cell table:style-name="ce84"/>
          <table:table-cell table:style-name="ce84" table:formula="of:=[.C93]-[.F93]" office:value-type="time" office:time-value="PT02H53M14.515S" calcext:value-type="time">
            <text:p>02:53:14,515</text:p>
          </table:table-cell>
          <table:table-cell table:style-name="ce84" table:formula="of:=[.I93]-[.C93]" office:value-type="time" office:time-value="PT00H00M03.605S" calcext:value-type="time">
            <text:p>00:00:03,605</text:p>
          </table:table-cell>
          <table:table-cell table:style-name="ce84" table:formula="of:=[.J93]-[.F93]" office:value-type="time" office:time-value="PT00H00M03.556S" calcext:value-type="time">
            <text:p>00:00:03,556</text:p>
          </table:table-cell>
          <table:table-cell table:style-name="ce84" table:formula="of:=[.X93]-[.W93]" office:value-type="time" office:time-value="-PT00H00M00.049S" calcext:value-type="time">
            <text:p>-00:00:00,049</text:p>
          </table:table-cell>
          <table:table-cell table:number-columns-repeated="39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TH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table:style-name="ce79" table:formula="of:=[.D94]-[.C94]" office:value-type="time" office:time-value="PT00H00M06.09S" calcext:value-type="time">
            <text:p>00:00:06,090</text:p>
          </table:table-cell>
          <table:table-cell office:value-type="time" office:time-value="PT00H13M04.468S" calcext:value-type="time">
            <text:p>00:13:04,468</text:p>
          </table:table-cell>
          <table:table-cell table:formula="of:=[.F94]+[.E94]" office:value-type="time" office:time-value="PT00H13M10.558S" calcext:value-type="time">
            <text:p>00:13:10,558</text:p>
          </table:table-cell>
          <table:table-cell/>
          <table:table-cell table:style-name="ce79" office:value-type="time" office:time-value="PT03H06M22.345S" calcext:value-type="time">
            <text:p>03:06:22,345</text:p>
          </table:table-cell>
          <table:table-cell table:style-name="ce79" office:value-type="time" office:time-value="PT00H13M07.79S" calcext:value-type="time">
            <text:p>00:13:07,790</text:p>
          </table:table-cell>
          <table:table-cell table:formula="of:=[.I94]-[.J94]" office:value-type="time" office:time-value="PT02H53M14.555S" calcext:value-type="time">
            <text:p>02:53:14,555</text:p>
          </table:table-cell>
          <table:table-cell/>
          <table:table-cell table:style-name="ce79" office:value-type="time" office:time-value="PT03H06M16.508S" calcext:value-type="time">
            <text:p>03:06:16,508</text:p>
          </table:table-cell>
          <table:table-cell table:style-name="ce79" office:value-type="time" office:time-value="PT00H13M02.412S" calcext:value-type="time">
            <text:p>00:13:02,412</text:p>
          </table:table-cell>
          <table:table-cell table:style-name="ce84" table:formula="of:=[.M94]-[.N94]" office:value-type="time" office:time-value="PT02H53M14.096S" calcext:value-type="time">
            <text:p>02:53:14,096</text:p>
          </table:table-cell>
          <table:table-cell table:style-name="ce84" table:formula="of:=[.K94]-[.O94]" office:value-type="time" office:time-value="PT00H00M00.459S" calcext:value-type="time">
            <text:p>00:00:00,459</text:p>
          </table:table-cell>
          <table:table-cell table:style-name="ce89" office:value-type="float" office:value="-40" calcext:value-type="float">
            <text:p>-40</text:p>
          </table:table-cell>
          <table:table-cell table:style-name="ce84" table:formula="of:=IF([.Q94]&lt;0;-TIME(0;0;ABS([.Q94])/1000);TIME(0;0;[.Q94]/1000))" office:value-type="time" office:time-value="-PT00H00M00.04S" calcext:value-type="time">
            <text:p>-00:00:00,040</text:p>
          </table:table-cell>
          <table:table-cell table:style-name="ce84" table:formula="of:=[.P94]+[.R94]" office:value-type="time" office:time-value="PT00H00M00.419S" calcext:value-type="time">
            <text:p>00:00:00,419</text:p>
          </table:table-cell>
          <table:table-cell table:style-name="ce84" table:formula="of:=[.K94]+[.R94]" office:value-type="time" office:time-value="PT02H53M14.515S" calcext:value-type="time">
            <text:p>02:53:14,515</text:p>
          </table:table-cell>
          <table:table-cell table:style-name="ce84"/>
          <table:table-cell table:style-name="ce84" table:formula="of:=[.C94]-[.F94]" office:value-type="time" office:time-value="PT02H53M14.515S" calcext:value-type="time">
            <text:p>02:53:14,515</text:p>
          </table:table-cell>
          <table:table-cell table:style-name="ce84" table:formula="of:=[.I94]-[.C94]" office:value-type="time" office:time-value="PT00H00M03.362S" calcext:value-type="time">
            <text:p>00:00:03,362</text:p>
          </table:table-cell>
          <table:table-cell table:style-name="ce84" table:formula="of:=[.J94]-[.F94]" office:value-type="time" office:time-value="PT00H00M03.322S" calcext:value-type="time">
            <text:p>00:00:03,322</text:p>
          </table:table-cell>
          <table:table-cell table:style-name="ce84" table:formula="of:=[.X94]-[.W94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THE</text:p>
          </table:table-cell>
          <table:table-cell office:value-type="time" office:time-value="PT03H06M34.457S" calcext:value-type="time">
            <text:p>03:06:34,457</text:p>
          </table:table-cell>
          <table:table-cell office:value-type="time" office:time-value="PT03H07M01.192S" calcext:value-type="time">
            <text:p>03:07:01,192</text:p>
          </table:table-cell>
          <table:table-cell table:style-name="ce79" table:formula="of:=[.D95]-[.C95]" office:value-type="time" office:time-value="PT00H00M26.735S" calcext:value-type="time">
            <text:p>00:00:26,735</text:p>
          </table:table-cell>
          <table:table-cell office:value-type="time" office:time-value="PT00H16M16.744S" calcext:value-type="time">
            <text:p>00:16:16,744</text:p>
          </table:table-cell>
          <table:table-cell table:formula="of:=[.F95]+[.E95]" office:value-type="time" office:time-value="PT00H16M43.479S" calcext:value-type="time">
            <text:p>00:16:43,479</text:p>
          </table:table-cell>
          <table:table-cell/>
          <table:table-cell table:style-name="ce79" office:value-type="time" office:time-value="PT03H06M35.431S" calcext:value-type="time">
            <text:p>03:06:35,431</text:p>
          </table:table-cell>
          <table:table-cell table:style-name="ce79" office:value-type="time" office:time-value="PT00H16M17.713S" calcext:value-type="time">
            <text:p>00:16:17,713</text:p>
          </table:table-cell>
          <table:table-cell table:formula="of:=[.I95]-[.J95]" office:value-type="time" office:time-value="PT02H50M17.718S" calcext:value-type="time">
            <text:p>02:50:17,718</text:p>
          </table:table-cell>
          <table:table-cell/>
          <table:table-cell table:style-name="ce79" office:value-type="time" office:time-value="PT03H06M34.935S" calcext:value-type="time">
            <text:p>03:06:34,935</text:p>
          </table:table-cell>
          <table:table-cell table:style-name="ce79" office:value-type="time" office:time-value="PT00H16M17.611S" calcext:value-type="time">
            <text:p>00:16:17,611</text:p>
          </table:table-cell>
          <table:table-cell table:style-name="ce84" table:formula="of:=[.M95]-[.N95]" office:value-type="time" office:time-value="PT02H50M17.324S" calcext:value-type="time">
            <text:p>02:50:17,324</text:p>
          </table:table-cell>
          <table:table-cell table:style-name="ce84" table:formula="of:=[.K95]-[.O95]" office:value-type="time" office:time-value="PT00H00M00.394S" calcext:value-type="time">
            <text:p>00:00:00,394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95]&lt;0;-TIME(0;0;ABS([.Q95])/1000);TIME(0;0;[.Q95]/1000))" office:value-type="time" office:time-value="PT00H00M00S" calcext:value-type="time">
            <text:p>00:00:00,000</text:p>
          </table:table-cell>
          <table:table-cell table:style-name="ce84" table:formula="of:=[.P95]+[.R95]" office:value-type="time" office:time-value="PT00H00M00.394S" calcext:value-type="time">
            <text:p>00:00:00,394</text:p>
          </table:table-cell>
          <table:table-cell table:style-name="ce84" table:formula="of:=[.K95]+[.R95]" office:value-type="time" office:time-value="PT02H50M17.718S" calcext:value-type="time">
            <text:p>02:50:17,718</text:p>
          </table:table-cell>
          <table:table-cell table:style-name="ce84"/>
          <table:table-cell table:style-name="ce84" table:formula="of:=[.C95]-[.F95]" office:value-type="time" office:time-value="PT02H50M17.713S" calcext:value-type="time">
            <text:p>02:50:17,713</text:p>
          </table:table-cell>
          <table:table-cell table:style-name="ce84" table:formula="of:=[.I95]-[.C95]" office:value-type="time" office:time-value="PT00H00M00.974S" calcext:value-type="time">
            <text:p>00:00:00,974</text:p>
          </table:table-cell>
          <table:table-cell table:style-name="ce84" table:formula="of:=[.J95]-[.F95]" office:value-type="time" office:time-value="PT00H00M00.969S" calcext:value-type="time">
            <text:p>00:00:00,969</text:p>
          </table:table-cell>
          <table:table-cell table:style-name="ce84" table:formula="of:=[.X95]-[.W95]" office:value-type="time" office:time-value="-PT00H00M00.005S" calcext:value-type="time">
            <text:p>-00:00:00,005</text:p>
          </table:table-cell>
          <table:table-cell table:number-columns-repeated="39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THE</text:p>
          </table:table-cell>
          <table:table-cell office:value-type="time" office:time-value="PT03H07M02.169S" calcext:value-type="time">
            <text:p>03:07:02,169</text:p>
          </table:table-cell>
          <table:table-cell office:value-type="time" office:time-value="PT03H07M22.147S" calcext:value-type="time">
            <text:p>03:07:22,147</text:p>
          </table:table-cell>
          <table:table-cell table:style-name="ce79" table:formula="of:=[.D96]-[.C96]" office:value-type="time" office:time-value="PT00H00M19.978S" calcext:value-type="time">
            <text:p>00:00:19,978</text:p>
          </table:table-cell>
          <table:table-cell office:value-type="time" office:time-value="PT00H18M11.859S" calcext:value-type="time">
            <text:p>00:18:11,859</text:p>
          </table:table-cell>
          <table:table-cell table:formula="of:=[.F96]+[.E96]" office:value-type="time" office:time-value="PT00H18M31.837S" calcext:value-type="time">
            <text:p>00:18:31,837</text:p>
          </table:table-cell>
          <table:table-cell/>
          <table:table-cell table:style-name="ce79" office:value-type="time" office:time-value="PT03H07M05.129S" calcext:value-type="time">
            <text:p>03:07:05,129</text:p>
          </table:table-cell>
          <table:table-cell table:style-name="ce79" office:value-type="time" office:time-value="PT00H18M14.828S" calcext:value-type="time">
            <text:p>00:18:14,828</text:p>
          </table:table-cell>
          <table:table-cell table:formula="of:=[.I96]-[.J96]" office:value-type="time" office:time-value="PT02H48M50.301S" calcext:value-type="time">
            <text:p>02:48:50,301</text:p>
          </table:table-cell>
          <table:table-cell/>
          <table:table-cell table:style-name="ce79" office:value-type="time" office:time-value="PT03H07M09.888S" calcext:value-type="time">
            <text:p>03:07:09,888</text:p>
          </table:table-cell>
          <table:table-cell table:style-name="ce79" office:value-type="time" office:time-value="PT00H18M20.059S" calcext:value-type="time">
            <text:p>00:18:20,059</text:p>
          </table:table-cell>
          <table:table-cell table:style-name="ce84" table:formula="of:=[.M96]-[.N96]" office:value-type="time" office:time-value="PT02H48M49.829S" calcext:value-type="time">
            <text:p>02:48:49,829</text:p>
          </table:table-cell>
          <table:table-cell table:style-name="ce84" table:formula="of:=[.K96]-[.O96]" office:value-type="time" office:time-value="PT00H00M00.472S" calcext:value-type="time">
            <text:p>00:00:00,472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96]&lt;0;-TIME(0;0;ABS([.Q96])/1000);TIME(0;0;[.Q96]/1000))" office:value-type="time" office:time-value="PT00H00M00S" calcext:value-type="time">
            <text:p>00:00:00,000</text:p>
          </table:table-cell>
          <table:table-cell table:style-name="ce84" table:formula="of:=[.P96]+[.R96]" office:value-type="time" office:time-value="PT00H00M00.472S" calcext:value-type="time">
            <text:p>00:00:00,472</text:p>
          </table:table-cell>
          <table:table-cell table:style-name="ce84" table:formula="of:=[.K96]+[.R96]" office:value-type="time" office:time-value="PT02H48M50.301S" calcext:value-type="time">
            <text:p>02:48:50,301</text:p>
          </table:table-cell>
          <table:table-cell table:style-name="ce84"/>
          <table:table-cell table:style-name="ce84" table:formula="of:=[.C96]-[.F96]" office:value-type="time" office:time-value="PT02H48M50.31S" calcext:value-type="time">
            <text:p>02:48:50,310</text:p>
          </table:table-cell>
          <table:table-cell table:style-name="ce84" table:formula="of:=[.I96]-[.C96]" office:value-type="time" office:time-value="PT00H00M02.96S" calcext:value-type="time">
            <text:p>00:00:02,960</text:p>
          </table:table-cell>
          <table:table-cell table:style-name="ce84" table:formula="of:=[.J96]-[.F96]" office:value-type="time" office:time-value="PT00H00M02.969S" calcext:value-type="time">
            <text:p>00:00:02,969</text:p>
          </table:table-cell>
          <table:table-cell table:style-name="ce84" table:formula="of:=[.X96]-[.W96]" office:value-type="time" office:time-value="PT00H00M00.009S" calcext:value-type="time">
            <text:p>00:00:00,009</text:p>
          </table:table-cell>
          <table:table-cell table:number-columns-repeated="39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THE</text:p>
          </table:table-cell>
          <table:table-cell office:value-type="time" office:time-value="PT03H07M24.033S" calcext:value-type="time">
            <text:p>03:07:24,033</text:p>
          </table:table-cell>
          <table:table-cell office:value-type="time" office:time-value="PT03H07M40.216S" calcext:value-type="time">
            <text:p>03:07:40,216</text:p>
          </table:table-cell>
          <table:table-cell table:style-name="ce79" table:formula="of:=[.D97]-[.C97]" office:value-type="time" office:time-value="PT00H00M16.183S" calcext:value-type="time">
            <text:p>00:00:16,183</text:p>
          </table:table-cell>
          <table:table-cell office:value-type="time" office:time-value="PT00H21M46.49S" calcext:value-type="time">
            <text:p>00:21:46,490</text:p>
          </table:table-cell>
          <table:table-cell table:formula="of:=[.F97]+[.E97]" office:value-type="time" office:time-value="PT00H22M02.673S" calcext:value-type="time">
            <text:p>00:22:02,673</text:p>
          </table:table-cell>
          <table:table-cell/>
          <table:table-cell table:style-name="ce79" office:value-type="time" office:time-value="PT03H07M24.547S" calcext:value-type="time">
            <text:p>03:07:24,547</text:p>
          </table:table-cell>
          <table:table-cell table:style-name="ce79" office:value-type="time" office:time-value="PT00H21M46.909S" calcext:value-type="time">
            <text:p>00:21:46,909</text:p>
          </table:table-cell>
          <table:table-cell table:formula="of:=[.I97]-[.J97]" office:value-type="time" office:time-value="PT02H45M37.638S" calcext:value-type="time">
            <text:p>02:45:37,638</text:p>
          </table:table-cell>
          <table:table-cell/>
          <table:table-cell table:style-name="ce79" office:value-type="time" office:time-value="PT03H07M30.032S" calcext:value-type="time">
            <text:p>03:07:30,032</text:p>
          </table:table-cell>
          <table:table-cell table:style-name="ce79" office:value-type="time" office:time-value="PT00H21M52.857S" calcext:value-type="time">
            <text:p>00:21:52,857</text:p>
          </table:table-cell>
          <table:table-cell table:style-name="ce84" table:formula="of:=[.M97]-[.N97]" office:value-type="time" office:time-value="PT02H45M37.175S" calcext:value-type="time">
            <text:p>02:45:37,175</text:p>
          </table:table-cell>
          <table:table-cell table:style-name="ce84" table:formula="of:=[.K97]-[.O97]" office:value-type="time" office:time-value="PT00H00M00.463S" calcext:value-type="time">
            <text:p>00:00:00,463</text:p>
          </table:table-cell>
          <table:table-cell table:style-name="ce89" office:value-type="float" office:value="-100" calcext:value-type="float">
            <text:p>-100</text:p>
          </table:table-cell>
          <table:table-cell table:style-name="ce84" table:formula="of:=IF([.Q97]&lt;0;-TIME(0;0;ABS([.Q97])/1000);TIME(0;0;[.Q97]/1000))" office:value-type="time" office:time-value="-PT00H00M00.1S" calcext:value-type="time">
            <text:p>-00:00:00,100</text:p>
          </table:table-cell>
          <table:table-cell table:style-name="ce84" table:formula="of:=[.P97]+[.R97]" office:value-type="time" office:time-value="PT00H00M00.363S" calcext:value-type="time">
            <text:p>00:00:00,363</text:p>
          </table:table-cell>
          <table:table-cell table:style-name="ce84" table:formula="of:=[.K97]+[.R97]" office:value-type="time" office:time-value="PT02H45M37.538S" calcext:value-type="time">
            <text:p>02:45:37,538</text:p>
          </table:table-cell>
          <table:table-cell table:style-name="ce84"/>
          <table:table-cell table:style-name="ce84" table:formula="of:=[.C97]-[.F97]" office:value-type="time" office:time-value="PT02H45M37.543S" calcext:value-type="time">
            <text:p>02:45:37,543</text:p>
          </table:table-cell>
          <table:table-cell table:style-name="ce84" table:formula="of:=[.I97]-[.C97]" office:value-type="time" office:time-value="PT00H00M00.514S" calcext:value-type="time">
            <text:p>00:00:00,514</text:p>
          </table:table-cell>
          <table:table-cell table:style-name="ce84" table:formula="of:=[.J97]-[.F97]" office:value-type="time" office:time-value="PT00H00M00.419S" calcext:value-type="time">
            <text:p>00:00:00,419</text:p>
          </table:table-cell>
          <table:table-cell table:style-name="ce84" table:formula="of:=[.X97]-[.W97]" office:value-type="time" office:time-value="-PT00H00M00.095S" calcext:value-type="time">
            <text:p>-00:00:00,095</text:p>
          </table:table-cell>
          <table:table-cell table:number-columns-repeated="39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THE</text:p>
          </table:table-cell>
          <table:table-cell office:value-type="time" office:time-value="PT03H08M22.493S" calcext:value-type="time">
            <text:p>03:08:22,493</text:p>
          </table:table-cell>
          <table:table-cell office:value-type="time" office:time-value="PT03H12M50.303S" calcext:value-type="time">
            <text:p>03:12:50,303</text:p>
          </table:table-cell>
          <table:table-cell table:style-name="ce79" table:formula="of:=[.D98]-[.C98]" office:value-type="time" office:time-value="PT00H04M27.81S" calcext:value-type="time">
            <text:p>00:04:27,810</text:p>
          </table:table-cell>
          <table:table-cell office:value-type="time" office:time-value="PT00H34M32.463S" calcext:value-type="time">
            <text:p>00:34:32,463</text:p>
          </table:table-cell>
          <table:table-cell table:formula="of:=[.F98]+[.E98]" office:value-type="time" office:time-value="PT00H39M00.273S" calcext:value-type="time">
            <text:p>00:39:00,273</text:p>
          </table:table-cell>
          <table:table-cell/>
          <table:table-cell table:style-name="ce79" office:value-type="time" office:time-value="PT03H08M25.798S" calcext:value-type="time">
            <text:p>03:08:25,798</text:p>
          </table:table-cell>
          <table:table-cell table:style-name="ce79" office:value-type="time" office:time-value="PT00H34M35.494S" calcext:value-type="time">
            <text:p>00:34:35,494</text:p>
          </table:table-cell>
          <table:table-cell table:formula="of:=[.I98]-[.J98]" office:value-type="time" office:time-value="PT02H33M50.304S" calcext:value-type="time">
            <text:p>02:33:50,304</text:p>
          </table:table-cell>
          <table:table-cell/>
          <table:table-cell table:style-name="ce79" office:value-type="time" office:time-value="PT03H08M27.846S" calcext:value-type="time">
            <text:p>03:08:27,846</text:p>
          </table:table-cell>
          <table:table-cell table:style-name="ce79" office:value-type="time" office:time-value="PT00H34M37.915S" calcext:value-type="time">
            <text:p>00:34:37,915</text:p>
          </table:table-cell>
          <table:table-cell table:style-name="ce84" table:formula="of:=[.M98]-[.N98]" office:value-type="time" office:time-value="PT02H33M49.931S" calcext:value-type="time">
            <text:p>02:33:49,931</text:p>
          </table:table-cell>
          <table:table-cell table:style-name="ce84" table:formula="of:=[.K98]-[.O98]" office:value-type="time" office:time-value="PT00H00M00.373S" calcext:value-type="time">
            <text:p>00:00:00,373</text:p>
          </table:table-cell>
          <table:table-cell table:style-name="ce89" office:value-type="float" office:value="-270" calcext:value-type="float">
            <text:p>-270</text:p>
          </table:table-cell>
          <table:table-cell table:style-name="ce84" table:formula="of:=IF([.Q98]&lt;0;-TIME(0;0;ABS([.Q98])/1000);TIME(0;0;[.Q98]/1000))" office:value-type="time" office:time-value="-PT00H00M00.27S" calcext:value-type="time">
            <text:p>-00:00:00,270</text:p>
          </table:table-cell>
          <table:table-cell table:style-name="ce84" table:formula="of:=[.P98]+[.R98]" office:value-type="time" office:time-value="PT00H00M00.103S" calcext:value-type="time">
            <text:p>00:00:00,103</text:p>
          </table:table-cell>
          <table:table-cell table:style-name="ce84" table:formula="of:=[.K98]+[.R98]" office:value-type="time" office:time-value="PT02H33M50.034S" calcext:value-type="time">
            <text:p>02:33:50,034</text:p>
          </table:table-cell>
          <table:table-cell table:style-name="ce84"/>
          <table:table-cell table:style-name="ce84" table:formula="of:=[.C98]-[.F98]" office:value-type="time" office:time-value="PT02H33M50.03S" calcext:value-type="time">
            <text:p>02:33:50,030</text:p>
          </table:table-cell>
          <table:table-cell table:style-name="ce84" table:formula="of:=[.I98]-[.C98]" office:value-type="time" office:time-value="PT00H00M03.305S" calcext:value-type="time">
            <text:p>00:00:03,305</text:p>
          </table:table-cell>
          <table:table-cell table:style-name="ce84" table:formula="of:=[.J98]-[.F98]" office:value-type="time" office:time-value="PT00H00M03.031S" calcext:value-type="time">
            <text:p>00:00:03,031</text:p>
          </table:table-cell>
          <table:table-cell table:style-name="ce84" table:formula="of:=[.X98]-[.W98]" office:value-type="time" office:time-value="-PT00H00M00.274S" calcext:value-type="time">
            <text:p>-00:00:00,274</text:p>
          </table:table-cell>
          <table:table-cell table:number-columns-repeated="39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THE</text:p>
          </table:table-cell>
          <table:table-cell office:value-type="time" office:time-value="PT03H12M54.27S" calcext:value-type="time">
            <text:p>03:12:54,270</text:p>
          </table:table-cell>
          <table:table-cell office:value-type="time" office:time-value="PT03H13M45.655S" calcext:value-type="time">
            <text:p>03:13:45,655</text:p>
          </table:table-cell>
          <table:table-cell table:style-name="ce79" table:formula="of:=[.D99]-[.C99]" office:value-type="time" office:time-value="PT00H00M51.385S" calcext:value-type="time">
            <text:p>00:00:51,385</text:p>
          </table:table-cell>
          <table:table-cell office:value-type="time" office:time-value="PT00H39M51.574S" calcext:value-type="time">
            <text:p>00:39:51,574</text:p>
          </table:table-cell>
          <table:table-cell table:formula="of:=[.F99]+[.E99]" office:value-type="time" office:time-value="PT00H40M42.959S" calcext:value-type="time">
            <text:p>00:40:42,959</text:p>
          </table:table-cell>
          <table:table-cell/>
          <table:table-cell table:style-name="ce79" office:value-type="time" office:time-value="PT03H13M05.272S" calcext:value-type="time">
            <text:p>03:13:05,272</text:p>
          </table:table-cell>
          <table:table-cell table:style-name="ce79" office:value-type="time" office:time-value="PT00H40M02.341S" calcext:value-type="time">
            <text:p>00:40:02,341</text:p>
          </table:table-cell>
          <table:table-cell table:formula="of:=[.I99]-[.J99]" office:value-type="time" office:time-value="PT02H33M02.931S" calcext:value-type="time">
            <text:p>02:33:02,931</text:p>
          </table:table-cell>
          <table:table-cell/>
          <table:table-cell table:style-name="ce79" office:value-type="time" office:time-value="PT03H13M05.999S" calcext:value-type="time">
            <text:p>03:13:05,999</text:p>
          </table:table-cell>
          <table:table-cell table:style-name="ce79" office:value-type="time" office:time-value="PT00H40M03.572S" calcext:value-type="time">
            <text:p>00:40:03,572</text:p>
          </table:table-cell>
          <table:table-cell table:style-name="ce84" table:formula="of:=[.M99]-[.N99]" office:value-type="time" office:time-value="PT02H33M02.427S" calcext:value-type="time">
            <text:p>02:33:02,427</text:p>
          </table:table-cell>
          <table:table-cell table:style-name="ce84" table:formula="of:=[.K99]-[.O99]" office:value-type="time" office:time-value="PT00H00M00.504S" calcext:value-type="time">
            <text:p>00:00:00,504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99]&lt;0;-TIME(0;0;ABS([.Q99])/1000);TIME(0;0;[.Q99]/1000))" office:value-type="time" office:time-value="-PT00H00M00.25S" calcext:value-type="time">
            <text:p>-00:00:00,250</text:p>
          </table:table-cell>
          <table:table-cell table:style-name="ce84" table:formula="of:=[.P99]+[.R99]" office:value-type="time" office:time-value="PT00H00M00.254S" calcext:value-type="time">
            <text:p>00:00:00,254</text:p>
          </table:table-cell>
          <table:table-cell table:style-name="ce84" table:formula="of:=[.K99]+[.R99]" office:value-type="time" office:time-value="PT02H33M02.681S" calcext:value-type="time">
            <text:p>02:33:02,681</text:p>
          </table:table-cell>
          <table:table-cell table:style-name="ce84"/>
          <table:table-cell table:style-name="ce84" table:formula="of:=[.C99]-[.F99]" office:value-type="time" office:time-value="PT02H33M02.696S" calcext:value-type="time">
            <text:p>02:33:02,696</text:p>
          </table:table-cell>
          <table:table-cell table:style-name="ce84" table:formula="of:=[.I99]-[.C99]" office:value-type="time" office:time-value="PT00H00M11.002S" calcext:value-type="time">
            <text:p>00:00:11,002</text:p>
          </table:table-cell>
          <table:table-cell table:style-name="ce84" table:formula="of:=[.J99]-[.F99]" office:value-type="time" office:time-value="PT00H00M10.767S" calcext:value-type="time">
            <text:p>00:00:10,767</text:p>
          </table:table-cell>
          <table:table-cell table:style-name="ce84" table:formula="of:=[.X99]-[.W99]" office:value-type="time" office:time-value="-PT00H00M00.235S" calcext:value-type="time">
            <text:p>-00:00:00,235</text:p>
          </table:table-cell>
          <table:table-cell table:number-columns-repeated="39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THE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style-name="ce79" table:formula="of:=[.D100]-[.C100]" office:value-type="time" office:time-value="PT00H00M22S" calcext:value-type="time">
            <text:p>00:00:22,000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0]+[.E100]" office:value-type="time" office:time-value="PT00H25M39.642S" calcext:value-type="time">
            <text:p>00:25:39,642</text:p>
          </table:table-cell>
          <table:table-cell/>
          <table:table-cell table:style-name="ce79" office:value-type="time" office:time-value="PT03H14M24.112S" calcext:value-type="time">
            <text:p>03:14:24,112</text:p>
          </table:table-cell>
          <table:table-cell table:style-name="ce79" office:value-type="time" office:time-value="PT00H25M19.846S" calcext:value-type="time">
            <text:p>00:25:19,846</text:p>
          </table:table-cell>
          <table:table-cell table:formula="of:=[.I100]-[.J100]" office:value-type="time" office:time-value="PT02H49M04.266S" calcext:value-type="time">
            <text:p>02:49:04,266</text:p>
          </table:table-cell>
          <table:table-cell/>
          <table:table-cell table:style-name="ce79" office:value-type="time" office:time-value="PT03H14M24.49S" calcext:value-type="time">
            <text:p>03:14:24,490</text:p>
          </table:table-cell>
          <table:table-cell table:style-name="ce79" office:value-type="time" office:time-value="PT00H25M20.692S" calcext:value-type="time">
            <text:p>00:25:20,692</text:p>
          </table:table-cell>
          <table:table-cell table:style-name="ce84" table:formula="of:=[.M100]-[.N100]" office:value-type="time" office:time-value="PT02H49M03.798S" calcext:value-type="time">
            <text:p>02:49:03,798</text:p>
          </table:table-cell>
          <table:table-cell table:style-name="ce84" table:formula="of:=[.K100]-[.O100]" office:value-type="time" office:time-value="PT00H00M00.468S" calcext:value-type="time">
            <text:p>00:00:00,468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00]&lt;0;-TIME(0;0;ABS([.Q100])/1000);TIME(0;0;[.Q100]/1000))" office:value-type="time" office:time-value="PT00H00M00S" calcext:value-type="time">
            <text:p>00:00:00,000</text:p>
          </table:table-cell>
          <table:table-cell table:style-name="ce84" table:formula="of:=[.P100]+[.R100]" office:value-type="time" office:time-value="PT00H00M00.468S" calcext:value-type="time">
            <text:p>00:00:00,468</text:p>
          </table:table-cell>
          <table:table-cell table:style-name="ce84" table:formula="of:=[.K100]+[.R100]" office:value-type="time" office:time-value="PT02H49M04.266S" calcext:value-type="time">
            <text:p>02:49:04,266</text:p>
          </table:table-cell>
          <table:table-cell table:style-name="ce84"/>
          <table:table-cell table:style-name="ce84" table:formula="of:=[.C100]-[.F100]" office:value-type="time" office:time-value="PT02H49M04.358S" calcext:value-type="time">
            <text:p>02:49:04,358</text:p>
          </table:table-cell>
          <table:table-cell table:style-name="ce84" table:formula="of:=[.I100]-[.C100]" office:value-type="time" office:time-value="PT00H00M02.112S" calcext:value-type="time">
            <text:p>00:00:02,112</text:p>
          </table:table-cell>
          <table:table-cell table:style-name="ce84" table:formula="of:=[.J100]-[.F100]" office:value-type="time" office:time-value="PT00H00M02.204S" calcext:value-type="time">
            <text:p>00:00:02,204</text:p>
          </table:table-cell>
          <table:table-cell table:style-name="ce84" table:formula="of:=[.X100]-[.W100]" office:value-type="time" office:time-value="PT00H00M00.092S" calcext:value-type="time">
            <text:p>00:00:00,092</text:p>
          </table:table-cell>
          <table:table-cell table:number-columns-repeated="3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</text:p>
          </table:table-cell>
          <table:table-cell office:value-type="time" office:time-value="PT03H14M53.219S" calcext:value-type="time">
            <text:p>03:14:53,219</text:p>
          </table:table-cell>
          <table:table-cell office:value-type="time" office:time-value="PT03H20M19.545S" calcext:value-type="time">
            <text:p>03:20:19,545</text:p>
          </table:table-cell>
          <table:table-cell table:style-name="ce79" table:formula="of:=[.D101]-[.C101]" office:value-type="time" office:time-value="PT00H05M26.326S" calcext:value-type="time">
            <text:p>00:05:26,326</text:p>
          </table:table-cell>
          <table:table-cell office:value-type="time" office:time-value="PT00H41M03.312S" calcext:value-type="time">
            <text:p>00:41:03,312</text:p>
          </table:table-cell>
          <table:table-cell table:formula="of:=[.F101]+[.E101]" office:value-type="time" office:time-value="PT00H46M29.638S" calcext:value-type="time">
            <text:p>00:46:29,638</text:p>
          </table:table-cell>
          <table:table-cell/>
          <table:table-cell table:style-name="ce79" office:value-type="time" office:time-value="PT03H15M31.137S" calcext:value-type="time">
            <text:p>03:15:31,137</text:p>
          </table:table-cell>
          <table:table-cell table:style-name="ce79" office:value-type="time" office:time-value="PT00H41M40.875S" calcext:value-type="time">
            <text:p>00:41:40,875</text:p>
          </table:table-cell>
          <table:table-cell table:formula="of:=[.I101]-[.J101]" office:value-type="time" office:time-value="PT02H33M50.262S" calcext:value-type="time">
            <text:p>02:33:50,262</text:p>
          </table:table-cell>
          <table:table-cell/>
          <table:table-cell table:style-name="ce79" office:value-type="time" office:time-value="PT03H15M32.06S" calcext:value-type="time">
            <text:p>03:15:32,060</text:p>
          </table:table-cell>
          <table:table-cell table:style-name="ce79" office:value-type="time" office:time-value="PT00H41M42.293S" calcext:value-type="time">
            <text:p>00:41:42,293</text:p>
          </table:table-cell>
          <table:table-cell table:style-name="ce84" table:formula="of:=[.M101]-[.N101]" office:value-type="time" office:time-value="PT02H33M49.767S" calcext:value-type="time">
            <text:p>02:33:49,767</text:p>
          </table:table-cell>
          <table:table-cell table:style-name="ce84" table:formula="of:=[.K101]-[.O101]" office:value-type="time" office:time-value="PT00H00M00.495S" calcext:value-type="time">
            <text:p>00:00:00,495</text:p>
          </table:table-cell>
          <table:table-cell table:style-name="ce89" office:value-type="float" office:value="-360" calcext:value-type="float">
            <text:p>-360</text:p>
          </table:table-cell>
          <table:table-cell table:style-name="ce84" table:formula="of:=IF([.Q101]&lt;0;-TIME(0;0;ABS([.Q101])/1000);TIME(0;0;[.Q101]/1000))" office:value-type="time" office:time-value="-PT00H00M00.36S" calcext:value-type="time">
            <text:p>-00:00:00,360</text:p>
          </table:table-cell>
          <table:table-cell table:style-name="ce84" table:formula="of:=[.P101]+[.R101]" office:value-type="time" office:time-value="PT00H00M00.135S" calcext:value-type="time">
            <text:p>00:00:00,135</text:p>
          </table:table-cell>
          <table:table-cell table:style-name="ce84" table:formula="of:=[.K101]+[.R101]" office:value-type="time" office:time-value="PT02H33M49.902S" calcext:value-type="time">
            <text:p>02:33:49,902</text:p>
          </table:table-cell>
          <table:table-cell table:style-name="ce84"/>
          <table:table-cell table:style-name="ce84" table:formula="of:=[.C101]-[.F101]" office:value-type="time" office:time-value="PT02H33M49.907S" calcext:value-type="time">
            <text:p>02:33:49,907</text:p>
          </table:table-cell>
          <table:table-cell table:style-name="ce84" table:formula="of:=[.I101]-[.C101]" office:value-type="time" office:time-value="PT00H00M37.918S" calcext:value-type="time">
            <text:p>00:00:37,918</text:p>
          </table:table-cell>
          <table:table-cell table:style-name="ce84" table:formula="of:=[.J101]-[.F101]" office:value-type="time" office:time-value="PT00H00M37.563S" calcext:value-type="time">
            <text:p>00:00:37,563</text:p>
          </table:table-cell>
          <table:table-cell table:style-name="ce84" table:formula="of:=[.X101]-[.W101]" office:value-type="time" office:time-value="-PT00H00M00.355S" calcext:value-type="time">
            <text:p>-00:00:00,355</text:p>
          </table:table-cell>
          <table:table-cell table:number-columns-repeated="3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</text:p>
          </table:table-cell>
          <table:table-cell office:value-type="time" office:time-value="PT03H20M20.978S" calcext:value-type="time">
            <text:p>03:20:20,978</text:p>
          </table:table-cell>
          <table:table-cell office:value-type="time" office:time-value="PT03H26M13.747S" calcext:value-type="time">
            <text:p>03:26:13,747</text:p>
          </table:table-cell>
          <table:table-cell table:style-name="ce79" table:formula="of:=[.D102]-[.C102]" office:value-type="time" office:time-value="PT00H05M52.769S" calcext:value-type="time">
            <text:p>00:05:52,769</text:p>
          </table:table-cell>
          <table:table-cell office:value-type="time" office:time-value="PT00H46M33.309S" calcext:value-type="time">
            <text:p>00:46:33,309</text:p>
          </table:table-cell>
          <table:table-cell table:formula="of:=[.F102]+[.E102]" office:value-type="time" office:time-value="PT00H52M26.078S" calcext:value-type="time">
            <text:p>00:52:26,078</text:p>
          </table:table-cell>
          <table:table-cell/>
          <table:table-cell table:style-name="ce79" office:value-type="time" office:time-value="PT03H20M22.742S" calcext:value-type="time">
            <text:p>03:20:22,742</text:p>
          </table:table-cell>
          <table:table-cell table:style-name="ce79" office:value-type="time" office:time-value="PT00H46M34.77S" calcext:value-type="time">
            <text:p>00:46:34,770</text:p>
          </table:table-cell>
          <table:table-cell table:formula="of:=[.I102]-[.J102]" office:value-type="time" office:time-value="PT02H33M47.972S" calcext:value-type="time">
            <text:p>02:33:47,972</text:p>
          </table:table-cell>
          <table:table-cell/>
          <table:table-cell table:style-name="ce79" office:value-type="time" office:time-value="PT03H20M23.435S" calcext:value-type="time">
            <text:p>03:20:23,435</text:p>
          </table:table-cell>
          <table:table-cell table:style-name="ce79" office:value-type="time" office:time-value="PT00H46M35.927S" calcext:value-type="time">
            <text:p>00:46:35,927</text:p>
          </table:table-cell>
          <table:table-cell table:style-name="ce84" table:formula="of:=[.M102]-[.N102]" office:value-type="time" office:time-value="PT02H33M47.508S" calcext:value-type="time">
            <text:p>02:33:47,508</text:p>
          </table:table-cell>
          <table:table-cell table:style-name="ce84" table:formula="of:=[.K102]-[.O102]" office:value-type="time" office:time-value="PT00H00M00.464S" calcext:value-type="time">
            <text:p>00:00:00,464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102]&lt;0;-TIME(0;0;ABS([.Q102])/1000);TIME(0;0;[.Q102]/1000))" office:value-type="time" office:time-value="-PT00H00M00.3S" calcext:value-type="time">
            <text:p>-00:00:00,300</text:p>
          </table:table-cell>
          <table:table-cell table:style-name="ce84" table:formula="of:=[.P102]+[.R102]" office:value-type="time" office:time-value="PT00H00M00.164S" calcext:value-type="time">
            <text:p>00:00:00,164</text:p>
          </table:table-cell>
          <table:table-cell table:style-name="ce84" table:formula="of:=[.K102]+[.R102]" office:value-type="time" office:time-value="PT02H33M47.672S" calcext:value-type="time">
            <text:p>02:33:47,672</text:p>
          </table:table-cell>
          <table:table-cell table:style-name="ce84"/>
          <table:table-cell table:style-name="ce84" table:formula="of:=[.C102]-[.F102]" office:value-type="time" office:time-value="PT02H33M47.669S" calcext:value-type="time">
            <text:p>02:33:47,669</text:p>
          </table:table-cell>
          <table:table-cell table:style-name="ce84" table:formula="of:=[.I102]-[.C102]" office:value-type="time" office:time-value="PT00H00M01.764S" calcext:value-type="time">
            <text:p>00:00:01,764</text:p>
          </table:table-cell>
          <table:table-cell table:style-name="ce84" table:formula="of:=[.J102]-[.F102]" office:value-type="time" office:time-value="PT00H00M01.461S" calcext:value-type="time">
            <text:p>00:00:01,461</text:p>
          </table:table-cell>
          <table:table-cell table:style-name="ce84" table:formula="of:=[.X102]-[.W102]" office:value-type="time" office:time-value="-PT00H00M00.303S" calcext:value-type="time">
            <text:p>-00:00:00,303</text:p>
          </table:table-cell>
          <table:table-cell table:number-columns-repeated="3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</text:p>
          </table:table-cell>
          <table:table-cell office:value-type="time" office:time-value="PT03H26M29.339S" calcext:value-type="time">
            <text:p>03:26:29,339</text:p>
          </table:table-cell>
          <table:table-cell office:value-type="time" office:time-value="PT03H26M31.8S" calcext:value-type="time">
            <text:p>03:26:31,800</text:p>
          </table:table-cell>
          <table:table-cell table:style-name="ce79" table:formula="of:=[.D103]-[.C103]" office:value-type="time" office:time-value="PT00H00M02.461S" calcext:value-type="time">
            <text:p>00:00:02,461</text:p>
          </table:table-cell>
          <table:table-cell office:value-type="time" office:time-value="PT00H53M57.419S" calcext:value-type="time">
            <text:p>00:53:57,419</text:p>
          </table:table-cell>
          <table:table-cell table:formula="of:=[.F103]+[.E103]" office:value-type="time" office:time-value="PT00H53M59.88S" calcext:value-type="time">
            <text:p>00:53:59,880</text:p>
          </table:table-cell>
          <table:table-cell/>
          <table:table-cell table:style-name="ce79" office:value-type="time" office:time-value="PT03H26M29.281S" calcext:value-type="time">
            <text:p>03:26:29,281</text:p>
          </table:table-cell>
          <table:table-cell table:style-name="ce79" office:value-type="time" office:time-value="PT00H53M58.209S" calcext:value-type="time">
            <text:p>00:53:58,209</text:p>
          </table:table-cell>
          <table:table-cell table:formula="of:=[.I103]-[.J103]" office:value-type="time" office:time-value="PT02H32M31.072S" calcext:value-type="time">
            <text:p>02:32:31,072</text:p>
          </table:table-cell>
          <table:table-cell/>
          <table:table-cell table:style-name="ce79" office:value-type="time" office:time-value="PT03H26M27.25S" calcext:value-type="time">
            <text:p>03:26:27,250</text:p>
          </table:table-cell>
          <table:table-cell table:style-name="ce79" office:value-type="time" office:time-value="PT00H53M56.693S" calcext:value-type="time">
            <text:p>00:53:56,693</text:p>
          </table:table-cell>
          <table:table-cell table:style-name="ce84" table:formula="of:=[.M103]-[.N103]" office:value-type="time" office:time-value="PT02H32M30.557S" calcext:value-type="time">
            <text:p>02:32:30,557</text:p>
          </table:table-cell>
          <table:table-cell table:style-name="ce84" table:formula="of:=[.K103]-[.O103]" office:value-type="time" office:time-value="PT00H00M00.515S" calcext:value-type="time">
            <text:p>00:00:00,515</text:p>
          </table:table-cell>
          <table:table-cell table:style-name="ce89" office:value-type="float" office:value="840" calcext:value-type="float">
            <text:p>840</text:p>
          </table:table-cell>
          <table:table-cell table:style-name="ce84" table:formula="of:=IF([.Q103]&lt;0;-TIME(0;0;ABS([.Q103])/1000);TIME(0;0;[.Q103]/1000))" office:value-type="time" office:time-value="PT00H00M00.84S" calcext:value-type="time">
            <text:p>00:00:00,840</text:p>
          </table:table-cell>
          <table:table-cell table:style-name="ce84" table:formula="of:=[.P103]+[.R103]" office:value-type="time" office:time-value="PT00H00M01.355S" calcext:value-type="time">
            <text:p>00:00:01,355</text:p>
          </table:table-cell>
          <table:table-cell table:style-name="ce84" table:formula="of:=[.K103]+[.R103]" office:value-type="time" office:time-value="PT02H32M31.912S" calcext:value-type="time">
            <text:p>02:32:31,912</text:p>
          </table:table-cell>
          <table:table-cell table:style-name="ce84"/>
          <table:table-cell table:style-name="ce84" table:formula="of:=[.C103]-[.F103]" office:value-type="time" office:time-value="PT02H32M31.92S" calcext:value-type="time">
            <text:p>02:32:31,920</text:p>
          </table:table-cell>
          <table:table-cell table:style-name="ce84" table:formula="of:=[.I103]-[.C103]" office:value-type="time" office:time-value="-PT00H00M00.058S" calcext:value-type="time">
            <text:p>-00:00:00,058</text:p>
          </table:table-cell>
          <table:table-cell table:style-name="ce84" table:formula="of:=[.J103]-[.F103]" office:value-type="time" office:time-value="PT00H00M00.79S" calcext:value-type="time">
            <text:p>00:00:00,790</text:p>
          </table:table-cell>
          <table:table-cell table:style-name="ce84" table:formula="of:=[.X103]-[.W103]" office:value-type="time" office:time-value="PT00H00M00.848S" calcext:value-type="time">
            <text:p>00:00:00,848</text:p>
          </table:table-cell>
          <table:table-cell table:number-columns-repeated="3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</text:p>
          </table:table-cell>
          <table:table-cell office:value-type="time" office:time-value="PT03H26M32.033S" calcext:value-type="time">
            <text:p>03:26:32,033</text:p>
          </table:table-cell>
          <table:table-cell office:value-type="time" office:time-value="PT03H26M38.665S" calcext:value-type="time">
            <text:p>03:26:38,665</text:p>
          </table:table-cell>
          <table:table-cell table:style-name="ce79" table:formula="of:=[.D104]-[.C104]" office:value-type="time" office:time-value="PT00H00M06.632S" calcext:value-type="time">
            <text:p>00:00:06,632</text:p>
          </table:table-cell>
          <table:table-cell office:value-type="time" office:time-value="PT00H54M01.256S" calcext:value-type="time">
            <text:p>00:54:01,256</text:p>
          </table:table-cell>
          <table:table-cell table:formula="of:=[.F104]+[.E104]" office:value-type="time" office:time-value="PT00H54M07.888S" calcext:value-type="time">
            <text:p>00:54:07,888</text:p>
          </table:table-cell>
          <table:table-cell/>
          <table:table-cell table:style-name="ce79" office:value-type="time" office:time-value="PT03H26M37.014S" calcext:value-type="time">
            <text:p>03:26:37,014</text:p>
          </table:table-cell>
          <table:table-cell table:style-name="ce79" office:value-type="time" office:time-value="PT00H54M05.938S" calcext:value-type="time">
            <text:p>00:54:05,938</text:p>
          </table:table-cell>
          <table:table-cell table:formula="of:=[.I104]-[.J104]" office:value-type="time" office:time-value="PT02H32M31.076S" calcext:value-type="time">
            <text:p>02:32:31,076</text:p>
          </table:table-cell>
          <table:table-cell/>
          <table:table-cell table:style-name="ce79" office:value-type="time" office:time-value="PT03H26M38.685S" calcext:value-type="time">
            <text:p>03:26:38,685</text:p>
          </table:table-cell>
          <table:table-cell table:style-name="ce79" office:value-type="time" office:time-value="PT00H54M08.126S" calcext:value-type="time">
            <text:p>00:54:08,126</text:p>
          </table:table-cell>
          <table:table-cell table:style-name="ce84" table:formula="of:=[.M104]-[.N104]" office:value-type="time" office:time-value="PT02H32M30.559S" calcext:value-type="time">
            <text:p>02:32:30,559</text:p>
          </table:table-cell>
          <table:table-cell table:style-name="ce84" table:formula="of:=[.K104]-[.O104]" office:value-type="time" office:time-value="PT00H00M00.517S" calcext:value-type="time">
            <text:p>00:00:00,517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104]&lt;0;-TIME(0;0;ABS([.Q104])/1000);TIME(0;0;[.Q104]/1000))" office:value-type="time" office:time-value="-PT00H00M00.3S" calcext:value-type="time">
            <text:p>-00:00:00,300</text:p>
          </table:table-cell>
          <table:table-cell table:style-name="ce84" table:formula="of:=[.P104]+[.R104]" office:value-type="time" office:time-value="PT00H00M00.217S" calcext:value-type="time">
            <text:p>00:00:00,217</text:p>
          </table:table-cell>
          <table:table-cell table:style-name="ce84" table:formula="of:=[.K104]+[.R104]" office:value-type="time" office:time-value="PT02H32M30.776S" calcext:value-type="time">
            <text:p>02:32:30,776</text:p>
          </table:table-cell>
          <table:table-cell table:style-name="ce84"/>
          <table:table-cell table:style-name="ce84" table:formula="of:=[.C104]-[.F104]" office:value-type="time" office:time-value="PT02H32M30.777S" calcext:value-type="time">
            <text:p>02:32:30,777</text:p>
          </table:table-cell>
          <table:table-cell table:style-name="ce84" table:formula="of:=[.I104]-[.C104]" office:value-type="time" office:time-value="PT00H00M04.981S" calcext:value-type="time">
            <text:p>00:00:04,981</text:p>
          </table:table-cell>
          <table:table-cell table:style-name="ce84" table:formula="of:=[.J104]-[.F104]" office:value-type="time" office:time-value="PT00H00M04.682S" calcext:value-type="time">
            <text:p>00:00:04,682</text:p>
          </table:table-cell>
          <table:table-cell table:style-name="ce84" table:formula="of:=[.X104]-[.W104]" office:value-type="time" office:time-value="-PT00H00M00.299S" calcext:value-type="time">
            <text:p>-00:00:00,299</text:p>
          </table:table-cell>
          <table:table-cell table:number-columns-repeated="3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</text:p>
          </table:table-cell>
          <table:table-cell office:value-type="time" office:time-value="PT03H26M48.556S" calcext:value-type="time">
            <text:p>03:26:48,556</text:p>
          </table:table-cell>
          <table:table-cell office:value-type="time" office:time-value="PT03H27M34.686S" calcext:value-type="time">
            <text:p>03:27:34,686</text:p>
          </table:table-cell>
          <table:table-cell table:style-name="ce79" table:formula="of:=[.D105]-[.C105]" office:value-type="time" office:time-value="PT00H00M46.13S" calcext:value-type="time">
            <text:p>00:00:46,130</text:p>
          </table:table-cell>
          <table:table-cell office:value-type="time" office:time-value="PT00H54M44.257S" calcext:value-type="time">
            <text:p>00:54:44,257</text:p>
          </table:table-cell>
          <table:table-cell table:formula="of:=[.F105]+[.E105]" office:value-type="time" office:time-value="PT00H55M30.387S" calcext:value-type="time">
            <text:p>00:55:30,387</text:p>
          </table:table-cell>
          <table:table-cell/>
          <table:table-cell table:style-name="ce79" office:value-type="time" office:time-value="PT03H26M53.845S" calcext:value-type="time">
            <text:p>03:26:53,845</text:p>
          </table:table-cell>
          <table:table-cell table:style-name="ce79" office:value-type="time" office:time-value="PT00H54M49.262S" calcext:value-type="time">
            <text:p>00:54:49,262</text:p>
          </table:table-cell>
          <table:table-cell table:formula="of:=[.I105]-[.J105]" office:value-type="time" office:time-value="PT02H32M04.583S" calcext:value-type="time">
            <text:p>02:32:04,583</text:p>
          </table:table-cell>
          <table:table-cell/>
          <table:table-cell table:style-name="ce79" office:value-type="time" office:time-value="PT03H26M54.203S" calcext:value-type="time">
            <text:p>03:26:54,203</text:p>
          </table:table-cell>
          <table:table-cell table:style-name="ce79" office:value-type="time" office:time-value="PT00H54M50.039S" calcext:value-type="time">
            <text:p>00:54:50,039</text:p>
          </table:table-cell>
          <table:table-cell table:style-name="ce84" table:formula="of:=[.M105]-[.N105]" office:value-type="time" office:time-value="PT02H32M04.164S" calcext:value-type="time">
            <text:p>02:32:04,164</text:p>
          </table:table-cell>
          <table:table-cell table:style-name="ce84" table:formula="of:=[.K105]-[.O105]" office:value-type="time" office:time-value="PT00H00M00.419S" calcext:value-type="time">
            <text:p>00:00:00,419</text:p>
          </table:table-cell>
          <table:table-cell table:style-name="ce89" office:value-type="float" office:value="-290" calcext:value-type="float">
            <text:p>-290</text:p>
          </table:table-cell>
          <table:table-cell table:style-name="ce84" table:formula="of:=IF([.Q105]&lt;0;-TIME(0;0;ABS([.Q105])/1000);TIME(0;0;[.Q105]/1000))" office:value-type="time" office:time-value="-PT00H00M00.29S" calcext:value-type="time">
            <text:p>-00:00:00,290</text:p>
          </table:table-cell>
          <table:table-cell table:style-name="ce84" table:formula="of:=[.P105]+[.R105]" office:value-type="time" office:time-value="PT00H00M00.129S" calcext:value-type="time">
            <text:p>00:00:00,129</text:p>
          </table:table-cell>
          <table:table-cell table:style-name="ce84" table:formula="of:=[.K105]+[.R105]" office:value-type="time" office:time-value="PT02H32M04.293S" calcext:value-type="time">
            <text:p>02:32:04,293</text:p>
          </table:table-cell>
          <table:table-cell table:style-name="ce84"/>
          <table:table-cell table:style-name="ce84" table:formula="of:=[.C105]-[.F105]" office:value-type="time" office:time-value="PT02H32M04.299S" calcext:value-type="time">
            <text:p>02:32:04,299</text:p>
          </table:table-cell>
          <table:table-cell table:style-name="ce84" table:formula="of:=[.I105]-[.C105]" office:value-type="time" office:time-value="PT00H00M05.289S" calcext:value-type="time">
            <text:p>00:00:05,289</text:p>
          </table:table-cell>
          <table:table-cell table:style-name="ce84" table:formula="of:=[.J105]-[.F105]" office:value-type="time" office:time-value="PT00H00M05.005S" calcext:value-type="time">
            <text:p>00:00:05,005</text:p>
          </table:table-cell>
          <table:table-cell table:style-name="ce84" table:formula="of:=[.X105]-[.W105]" office:value-type="time" office:time-value="-PT00H00M00.284S" calcext:value-type="time">
            <text:p>-00:00:00,284</text:p>
          </table:table-cell>
          <table:table-cell table:number-columns-repeated="3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E</text:p>
          </table:table-cell>
          <table:table-cell office:value-type="time" office:time-value="PT03H27M35.268S" calcext:value-type="time">
            <text:p>03:27:35,268</text:p>
          </table:table-cell>
          <table:table-cell office:value-type="time" office:time-value="PT03H28M29.864S" calcext:value-type="time">
            <text:p>03:28:29,864</text:p>
          </table:table-cell>
          <table:table-cell table:style-name="ce79" table:formula="of:=[.D106]-[.C106]" office:value-type="time" office:time-value="PT00H00M54.596S" calcext:value-type="time">
            <text:p>00:00:54,596</text:p>
          </table:table-cell>
          <table:table-cell office:value-type="time" office:time-value="PT00H55M40.272S" calcext:value-type="time">
            <text:p>00:55:40,272</text:p>
          </table:table-cell>
          <table:table-cell table:formula="of:=[.F106]+[.E106]" office:value-type="time" office:time-value="PT00H56M34.868S" calcext:value-type="time">
            <text:p>00:56:34,868</text:p>
          </table:table-cell>
          <table:table-cell/>
          <table:table-cell table:style-name="ce79" office:value-type="time" office:time-value="PT03H27M36.332S" calcext:value-type="time">
            <text:p>03:27:36,332</text:p>
          </table:table-cell>
          <table:table-cell table:style-name="ce79" office:value-type="time" office:time-value="PT00H55M41.272S" calcext:value-type="time">
            <text:p>00:55:41,272</text:p>
          </table:table-cell>
          <table:table-cell table:formula="of:=[.I106]-[.J106]" office:value-type="time" office:time-value="PT02H31M55.06S" calcext:value-type="time">
            <text:p>02:31:55,060</text:p>
          </table:table-cell>
          <table:table-cell/>
          <table:table-cell table:style-name="ce79" office:value-type="time" office:time-value="PT03H27M42.495S" calcext:value-type="time">
            <text:p>03:27:42,495</text:p>
          </table:table-cell>
          <table:table-cell table:style-name="ce79" office:value-type="time" office:time-value="PT00H55M47.849S" calcext:value-type="time">
            <text:p>00:55:47,849</text:p>
          </table:table-cell>
          <table:table-cell table:style-name="ce84" table:formula="of:=[.M106]-[.N106]" office:value-type="time" office:time-value="PT02H31M54.646S" calcext:value-type="time">
            <text:p>02:31:54,646</text:p>
          </table:table-cell>
          <table:table-cell table:style-name="ce84" table:formula="of:=[.K106]-[.O106]" office:value-type="time" office:time-value="PT00H00M00.414S" calcext:value-type="time">
            <text:p>00:00:00,414</text:p>
          </table:table-cell>
          <table:table-cell table:style-name="ce89" office:value-type="float" office:value="-60" calcext:value-type="float">
            <text:p>-60</text:p>
          </table:table-cell>
          <table:table-cell table:style-name="ce84" table:formula="of:=IF([.Q106]&lt;0;-TIME(0;0;ABS([.Q106])/1000);TIME(0;0;[.Q106]/1000))" office:value-type="time" office:time-value="-PT00H00M00.06S" calcext:value-type="time">
            <text:p>-00:00:00,060</text:p>
          </table:table-cell>
          <table:table-cell table:style-name="ce84" table:formula="of:=[.P106]+[.R106]" office:value-type="time" office:time-value="PT00H00M00.354S" calcext:value-type="time">
            <text:p>00:00:00,354</text:p>
          </table:table-cell>
          <table:table-cell table:style-name="ce84" table:formula="of:=[.K106]+[.R106]" office:value-type="time" office:time-value="PT02H31M55S" calcext:value-type="time">
            <text:p>02:31:55,000</text:p>
          </table:table-cell>
          <table:table-cell table:style-name="ce84"/>
          <table:table-cell table:style-name="ce84" table:formula="of:=[.C106]-[.F106]" office:value-type="time" office:time-value="PT02H31M54.996S" calcext:value-type="time">
            <text:p>02:31:54,996</text:p>
          </table:table-cell>
          <table:table-cell table:style-name="ce84" table:formula="of:=[.I106]-[.C106]" office:value-type="time" office:time-value="PT00H00M01.064S" calcext:value-type="time">
            <text:p>00:00:01,064</text:p>
          </table:table-cell>
          <table:table-cell table:style-name="ce84" table:formula="of:=[.J106]-[.F106]" office:value-type="time" office:time-value="PT00H00M01S" calcext:value-type="time">
            <text:p>00:00:01,000</text:p>
          </table:table-cell>
          <table:table-cell table:style-name="ce84" table:formula="of:=[.X106]-[.W106]" office:value-type="time" office:time-value="-PT00H00M00.064S" calcext:value-type="time">
            <text:p>-00:00:00,064</text:p>
          </table:table-cell>
          <table:table-cell table:number-columns-repeated="3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table:style-name="ce79" table:formula="of:=[.D107]-[.C107]" office:value-type="time" office:time-value="PT00H00M00S" calcext:value-type="time">
            <text:p>00:00:00,000</text:p>
          </table:table-cell>
          <table:table-cell office:value-type="time" office:time-value="PT00H57M24.042S" calcext:value-type="time">
            <text:p>00:57:24,042</text:p>
          </table:table-cell>
          <table:table-cell table:formula="of:=[.F107]+[.E107]" office:value-type="time" office:time-value="PT00H57M24.042S" calcext:value-type="time">
            <text:p>00:57:24,042</text:p>
          </table:table-cell>
          <table:table-cell/>
          <table:table-cell table:style-name="ce82" office:value-type="time" office:time-value="PT03H28M33.337S" calcext:value-type="time">
            <text:p>03:28:33,337</text:p>
          </table:table-cell>
          <table:table-cell table:style-name="ce82" office:value-type="time" office:time-value="PT00H57M24.042S" calcext:value-type="time">
            <text:p>00:57:24,042</text:p>
          </table:table-cell>
          <table:table-cell table:formula="of:=[.I107]-[.J107]" office:value-type="time" office:time-value="PT02H31M09.295S" calcext:value-type="time">
            <text:p>02:31:09,295</text:p>
          </table:table-cell>
          <table:table-cell/>
          <table:table-cell table:style-name="ce82" office:value-type="time" office:time-value="PT03H28M33.337S" calcext:value-type="time">
            <text:p>03:28:33,337</text:p>
          </table:table-cell>
          <table:table-cell table:style-name="ce82" office:value-type="time" office:time-value="PT00H57M24.042S" calcext:value-type="time">
            <text:p>00:57:24,042</text:p>
          </table:table-cell>
          <table:table-cell table:style-name="ce84" table:formula="of:=[.M107]-[.N107]" office:value-type="time" office:time-value="PT02H31M09.295S" calcext:value-type="time">
            <text:p>02:31:09,295</text:p>
          </table:table-cell>
          <table:table-cell table:style-name="ce84" table:formula="of:=[.K107]-[.O107]" office:value-type="time" office:time-value="PT00H00M00S" calcext:value-type="time">
            <text:p>00:00:00,00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07]&lt;0;-TIME(0;0;ABS([.Q107])/1000);TIME(0;0;[.Q107]/1000))" office:value-type="time" office:time-value="PT00H00M00S" calcext:value-type="time">
            <text:p>00:00:00,000</text:p>
          </table:table-cell>
          <table:table-cell table:style-name="ce84" table:formula="of:=[.P107]+[.R107]" office:value-type="time" office:time-value="PT00H00M00S" calcext:value-type="time">
            <text:p>00:00:00,000</text:p>
          </table:table-cell>
          <table:table-cell table:style-name="ce84" table:formula="of:=[.K107]+[.R107]" office:value-type="time" office:time-value="PT02H31M09.295S" calcext:value-type="time">
            <text:p>02:31:09,295</text:p>
          </table:table-cell>
          <table:table-cell table:style-name="ce84"/>
          <table:table-cell table:style-name="ce84" table:formula="of:=[.C107]-[.F107]" office:value-type="time" office:time-value="PT02H31M09.295S" calcext:value-type="time">
            <text:p>02:31:09,295</text:p>
          </table:table-cell>
          <table:table-cell table:style-name="ce84" table:formula="of:=[.I107]-[.C107]" office:value-type="time" office:time-value="PT00H00M00S" calcext:value-type="time">
            <text:p>00:00:00,000</text:p>
          </table:table-cell>
          <table:table-cell table:style-name="ce84" table:formula="of:=[.J107]-[.F107]" office:value-type="time" office:time-value="PT00H00M00S" calcext:value-type="time">
            <text:p>00:00:00,000</text:p>
          </table:table-cell>
          <table:table-cell table:style-name="ce84" table:formula="of:=[.X107]-[.W10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</text:p>
          </table:table-cell>
          <table:table-cell office:value-type="time" office:time-value="PT03H29M08.741S" calcext:value-type="time">
            <text:p>03:29:08,741</text:p>
          </table:table-cell>
          <table:table-cell office:value-type="time" office:time-value="PT03H32M30.442S" calcext:value-type="time">
            <text:p>03:32:30,442</text:p>
          </table:table-cell>
          <table:table-cell table:style-name="ce79" table:formula="of:=[.D108]-[.C108]" office:value-type="time" office:time-value="PT00H03M21.701S" calcext:value-type="time">
            <text:p>00:03:21,701</text:p>
          </table:table-cell>
          <table:table-cell office:value-type="time" office:time-value="PT00H58M08.545S" calcext:value-type="time">
            <text:p>00:58:08,545</text:p>
          </table:table-cell>
          <table:table-cell table:formula="of:=[.F108]+[.E108]" office:value-type="time" office:time-value="PT01H01M30.246S" calcext:value-type="time">
            <text:p>01:01:30,246</text:p>
          </table:table-cell>
          <table:table-cell/>
          <table:table-cell table:style-name="ce79" office:value-type="time" office:time-value="PT03H29M13.924S" calcext:value-type="time">
            <text:p>03:29:13,924</text:p>
          </table:table-cell>
          <table:table-cell table:style-name="ce79" office:value-type="time" office:time-value="PT00H58M13.321S" calcext:value-type="time">
            <text:p>00:58:13,321</text:p>
          </table:table-cell>
          <table:table-cell table:formula="of:=[.I108]-[.J108]" office:value-type="time" office:time-value="PT02H31M00.603S" calcext:value-type="time">
            <text:p>02:31:00,603</text:p>
          </table:table-cell>
          <table:table-cell/>
          <table:table-cell table:style-name="ce79" office:value-type="time" office:time-value="PT03H29M12.25S" calcext:value-type="time">
            <text:p>03:29:12,250</text:p>
          </table:table-cell>
          <table:table-cell table:style-name="ce79" office:value-type="time" office:time-value="PT00H58M12.159S" calcext:value-type="time">
            <text:p>00:58:12,159</text:p>
          </table:table-cell>
          <table:table-cell table:style-name="ce84" table:formula="of:=[.M108]-[.N108]" office:value-type="time" office:time-value="PT02H31M00.091S" calcext:value-type="time">
            <text:p>02:31:00,091</text:p>
          </table:table-cell>
          <table:table-cell table:style-name="ce84" table:formula="of:=[.K108]-[.O108]" office:value-type="time" office:time-value="PT00H00M00.512S" calcext:value-type="time">
            <text:p>00:00:00,512</text:p>
          </table:table-cell>
          <table:table-cell table:style-name="ce89" office:value-type="float" office:value="-410" calcext:value-type="float">
            <text:p>-410</text:p>
          </table:table-cell>
          <table:table-cell table:style-name="ce84" table:formula="of:=IF([.Q108]&lt;0;-TIME(0;0;ABS([.Q108])/1000);TIME(0;0;[.Q108]/1000))" office:value-type="time" office:time-value="-PT00H00M00.41S" calcext:value-type="time">
            <text:p>-00:00:00,410</text:p>
          </table:table-cell>
          <table:table-cell table:style-name="ce84" table:formula="of:=[.P108]+[.R108]" office:value-type="time" office:time-value="PT00H00M00.102S" calcext:value-type="time">
            <text:p>00:00:00,102</text:p>
          </table:table-cell>
          <table:table-cell table:style-name="ce84" table:formula="of:=[.K108]+[.R108]" office:value-type="time" office:time-value="PT02H31M00.193S" calcext:value-type="time">
            <text:p>02:31:00,193</text:p>
          </table:table-cell>
          <table:table-cell table:style-name="ce84"/>
          <table:table-cell table:style-name="ce84" table:formula="of:=[.C108]-[.F108]" office:value-type="time" office:time-value="PT02H31M00.196S" calcext:value-type="time">
            <text:p>02:31:00,196</text:p>
          </table:table-cell>
          <table:table-cell table:style-name="ce84" table:formula="of:=[.I108]-[.C108]" office:value-type="time" office:time-value="PT00H00M05.183S" calcext:value-type="time">
            <text:p>00:00:05,183</text:p>
          </table:table-cell>
          <table:table-cell table:style-name="ce84" table:formula="of:=[.J108]-[.F108]" office:value-type="time" office:time-value="PT00H00M04.776S" calcext:value-type="time">
            <text:p>00:00:04,776</text:p>
          </table:table-cell>
          <table:table-cell table:style-name="ce84" table:formula="of:=[.X108]-[.W108]" office:value-type="time" office:time-value="-PT00H00M00.407S" calcext:value-type="time">
            <text:p>-00:00:00,407</text:p>
          </table:table-cell>
          <table:table-cell table:number-columns-repeated="3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E</text:p>
          </table:table-cell>
          <table:table-cell office:value-type="time" office:time-value="PT03H33M24.62S" calcext:value-type="time">
            <text:p>03:33:24,620</text:p>
          </table:table-cell>
          <table:table-cell office:value-type="time" office:time-value="PT03H37M45.673S" calcext:value-type="time">
            <text:p>03:37:45,673</text:p>
          </table:table-cell>
          <table:table-cell table:style-name="ce79" table:formula="of:=[.D109]-[.C109]" office:value-type="time" office:time-value="PT00H04M21.053S" calcext:value-type="time">
            <text:p>00:04:21,053</text:p>
          </table:table-cell>
          <table:table-cell office:value-type="time" office:time-value="PT01H02M55.498S" calcext:value-type="time">
            <text:p>01:02:55,498</text:p>
          </table:table-cell>
          <table:table-cell table:formula="of:=[.F109]+[.E109]" office:value-type="time" office:time-value="PT01H07M16.551S" calcext:value-type="time">
            <text:p>01:07:16,551</text:p>
          </table:table-cell>
          <table:table-cell/>
          <table:table-cell table:style-name="ce79" office:value-type="time" office:time-value="PT03H33M51.118S" calcext:value-type="time">
            <text:p>03:33:51,118</text:p>
          </table:table-cell>
          <table:table-cell table:style-name="ce79" office:value-type="time" office:time-value="PT01H03M21.738S" calcext:value-type="time">
            <text:p>01:03:21,738</text:p>
          </table:table-cell>
          <table:table-cell table:formula="of:=[.I109]-[.J109]" office:value-type="time" office:time-value="PT02H30M29.38S" calcext:value-type="time">
            <text:p>02:30:29,380</text:p>
          </table:table-cell>
          <table:table-cell/>
          <table:table-cell table:style-name="ce79" office:value-type="time" office:time-value="PT03H33M24.334S" calcext:value-type="time">
            <text:p>03:33:24,334</text:p>
          </table:table-cell>
          <table:table-cell table:style-name="ce79" office:value-type="time" office:time-value="PT01H02M55.446S" calcext:value-type="time">
            <text:p>01:02:55,446</text:p>
          </table:table-cell>
          <table:table-cell table:style-name="ce84" table:formula="of:=[.M109]-[.N109]" office:value-type="time" office:time-value="PT02H30M28.888S" calcext:value-type="time">
            <text:p>02:30:28,888</text:p>
          </table:table-cell>
          <table:table-cell table:style-name="ce84" table:formula="of:=[.K109]-[.O109]" office:value-type="time" office:time-value="PT00H00M00.492S" calcext:value-type="time">
            <text:p>00:00:00,492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109]&lt;0;-TIME(0;0;ABS([.Q109])/1000);TIME(0;0;[.Q109]/1000))" office:value-type="time" office:time-value="-PT00H00M00.26S" calcext:value-type="time">
            <text:p>-00:00:00,260</text:p>
          </table:table-cell>
          <table:table-cell table:style-name="ce84" table:formula="of:=[.P109]+[.R109]" office:value-type="time" office:time-value="PT00H00M00.232S" calcext:value-type="time">
            <text:p>00:00:00,232</text:p>
          </table:table-cell>
          <table:table-cell table:style-name="ce84" table:formula="of:=[.K109]+[.R109]" office:value-type="time" office:time-value="PT02H30M29.12S" calcext:value-type="time">
            <text:p>02:30:29,120</text:p>
          </table:table-cell>
          <table:table-cell table:style-name="ce84"/>
          <table:table-cell table:style-name="ce84" table:formula="of:=[.C109]-[.F109]" office:value-type="time" office:time-value="PT02H30M29.122S" calcext:value-type="time">
            <text:p>02:30:29,122</text:p>
          </table:table-cell>
          <table:table-cell table:style-name="ce84" table:formula="of:=[.I109]-[.C109]" office:value-type="time" office:time-value="PT00H00M26.498S" calcext:value-type="time">
            <text:p>00:00:26,498</text:p>
          </table:table-cell>
          <table:table-cell table:style-name="ce84" table:formula="of:=[.J109]-[.F109]" office:value-type="time" office:time-value="PT00H00M26.24S" calcext:value-type="time">
            <text:p>00:00:26,240</text:p>
          </table:table-cell>
          <table:table-cell table:style-name="ce84" table:formula="of:=[.X109]-[.W109]" office:value-type="time" office:time-value="-PT00H00M00.258S" calcext:value-type="time">
            <text:p>-00:00:00,258</text:p>
          </table:table-cell>
          <table:table-cell table:number-columns-repeated="3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XT</text:p>
          </table:table-cell>
          <table:table-cell office:value-type="time" office:time-value="PT03H37M53.712S" calcext:value-type="time">
            <text:p>03:37:53,712</text:p>
          </table:table-cell>
          <table:table-cell office:value-type="time" office:time-value="PT03H40M59.064S" calcext:value-type="time">
            <text:p>03:40:59,064</text:p>
          </table:table-cell>
          <table:table-cell table:style-name="ce79" table:formula="of:=[.D110]-[.C110]" office:value-type="time" office:time-value="PT00H03M05.352S" calcext:value-type="time">
            <text:p>00:03:05,352</text:p>
          </table:table-cell>
          <table:table-cell office:value-type="time" office:time-value="PT01H12M34.892S" calcext:value-type="time">
            <text:p>01:12:34,892</text:p>
          </table:table-cell>
          <table:table-cell table:formula="of:=[.F110]+[.E110]" office:value-type="time" office:time-value="PT01H15M40.244S" calcext:value-type="time">
            <text:p>01:15:40,244</text:p>
          </table:table-cell>
          <table:table-cell/>
          <table:table-cell table:style-name="ce79" office:value-type="time" office:time-value="PT03H38M16.894S" calcext:value-type="time">
            <text:p>03:38:16,894</text:p>
          </table:table-cell>
          <table:table-cell table:style-name="ce79" office:value-type="time" office:time-value="PT01H12M57.824S" calcext:value-type="time">
            <text:p>01:12:57,824</text:p>
          </table:table-cell>
          <table:table-cell table:formula="of:=[.I110]-[.J110]" office:value-type="time" office:time-value="PT02H25M19.07S" calcext:value-type="time">
            <text:p>02:25:19,070</text:p>
          </table:table-cell>
          <table:table-cell/>
          <table:table-cell table:style-name="ce79" office:value-type="time" office:time-value="PT03H38M14.165S" calcext:value-type="time">
            <text:p>03:38:14,165</text:p>
          </table:table-cell>
          <table:table-cell table:style-name="ce79" office:value-type="time" office:time-value="PT01H12M55.414S" calcext:value-type="time">
            <text:p>01:12:55,414</text:p>
          </table:table-cell>
          <table:table-cell table:style-name="ce84" table:formula="of:=[.M110]-[.N110]" office:value-type="time" office:time-value="PT02H25M18.751S" calcext:value-type="time">
            <text:p>02:25:18,751</text:p>
          </table:table-cell>
          <table:table-cell table:style-name="ce84" table:formula="of:=[.K110]-[.O110]" office:value-type="time" office:time-value="PT00H00M00.319S" calcext:value-type="time">
            <text:p>00:00:00,319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110]&lt;0;-TIME(0;0;ABS([.Q110])/1000);TIME(0;0;[.Q110]/1000))" office:value-type="time" office:time-value="-PT00H00M00.25S" calcext:value-type="time">
            <text:p>-00:00:00,250</text:p>
          </table:table-cell>
          <table:table-cell table:style-name="ce84" table:formula="of:=[.P110]+[.R110]" office:value-type="time" office:time-value="PT00H00M00.069S" calcext:value-type="time">
            <text:p>00:00:00,069</text:p>
          </table:table-cell>
          <table:table-cell table:style-name="ce84" table:formula="of:=[.K110]+[.R110]" office:value-type="time" office:time-value="PT02H25M18.82S" calcext:value-type="time">
            <text:p>02:25:18,820</text:p>
          </table:table-cell>
          <table:table-cell table:style-name="ce84"/>
          <table:table-cell table:style-name="ce84" table:formula="of:=[.C110]-[.F110]" office:value-type="time" office:time-value="PT02H25M18.82S" calcext:value-type="time">
            <text:p>02:25:18,820</text:p>
          </table:table-cell>
          <table:table-cell table:style-name="ce84" table:formula="of:=[.I110]-[.C110]" office:value-type="time" office:time-value="PT00H00M23.182S" calcext:value-type="time">
            <text:p>00:00:23,182</text:p>
          </table:table-cell>
          <table:table-cell table:style-name="ce84" table:formula="of:=[.J110]-[.F110]" office:value-type="time" office:time-value="PT00H00M22.932S" calcext:value-type="time">
            <text:p>00:00:22,932</text:p>
          </table:table-cell>
          <table:table-cell table:style-name="ce84" table:formula="of:=[.X110]-[.W110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T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style-name="ce79" table:formula="of:=[.D111]-[.C111]" office:value-type="time" office:time-value="PT00H00M18.434S" calcext:value-type="time">
            <text:p>00:00:18,434</text:p>
          </table:table-cell>
          <table:table-cell office:value-type="time" office:time-value="PT01H15M47.209S" calcext:value-type="time">
            <text:p>01:15:47,209</text:p>
          </table:table-cell>
          <table:table-cell table:formula="of:=[.F111]+[.E111]" office:value-type="time" office:time-value="PT01H16M05.643S" calcext:value-type="time">
            <text:p>01:16:05,643</text:p>
          </table:table-cell>
          <table:table-cell/>
          <table:table-cell table:style-name="ce79" office:value-type="time" office:time-value="PT03H41M08.684S" calcext:value-type="time">
            <text:p>03:41:08,684</text:p>
          </table:table-cell>
          <table:table-cell table:style-name="ce79" office:value-type="time" office:time-value="PT01H15M51.72S" calcext:value-type="time">
            <text:p>01:15:51,720</text:p>
          </table:table-cell>
          <table:table-cell table:formula="of:=[.I111]-[.J111]" office:value-type="time" office:time-value="PT02H25M16.964S" calcext:value-type="time">
            <text:p>02:25:16,964</text:p>
          </table:table-cell>
          <table:table-cell/>
          <table:table-cell table:style-name="ce79" office:value-type="time" office:time-value="PT03H41M09.053S" calcext:value-type="time">
            <text:p>03:41:09,053</text:p>
          </table:table-cell>
          <table:table-cell table:style-name="ce79" office:value-type="time" office:time-value="PT01H15M52.652S" calcext:value-type="time">
            <text:p>01:15:52,652</text:p>
          </table:table-cell>
          <table:table-cell table:style-name="ce84" table:formula="of:=[.M111]-[.N111]" office:value-type="time" office:time-value="PT02H25M16.401S" calcext:value-type="time">
            <text:p>02:25:16,401</text:p>
          </table:table-cell>
          <table:table-cell table:style-name="ce84" table:formula="of:=[.K111]-[.O111]" office:value-type="time" office:time-value="PT00H00M00.563S" calcext:value-type="time">
            <text:p>00:00:00,563</text:p>
          </table:table-cell>
          <table:table-cell table:style-name="ce89" office:value-type="float" office:value="-430" calcext:value-type="float">
            <text:p>-430</text:p>
          </table:table-cell>
          <table:table-cell table:style-name="ce84" table:formula="of:=IF([.Q111]&lt;0;-TIME(0;0;ABS([.Q111])/1000);TIME(0;0;[.Q111]/1000))" office:value-type="time" office:time-value="-PT00H00M00.43S" calcext:value-type="time">
            <text:p>-00:00:00,430</text:p>
          </table:table-cell>
          <table:table-cell table:style-name="ce84" table:formula="of:=[.P111]+[.R111]" office:value-type="time" office:time-value="PT00H00M00.133S" calcext:value-type="time">
            <text:p>00:00:00,133</text:p>
          </table:table-cell>
          <table:table-cell table:style-name="ce84" table:formula="of:=[.K111]+[.R111]" office:value-type="time" office:time-value="PT02H25M16.534S" calcext:value-type="time">
            <text:p>02:25:16,534</text:p>
          </table:table-cell>
          <table:table-cell table:style-name="ce84"/>
          <table:table-cell table:style-name="ce84" table:formula="of:=[.C111]-[.F111]" office:value-type="time" office:time-value="PT02H25M16.538S" calcext:value-type="time">
            <text:p>02:25:16,538</text:p>
          </table:table-cell>
          <table:table-cell table:style-name="ce84" table:formula="of:=[.I111]-[.C111]" office:value-type="time" office:time-value="PT00H00M04.937S" calcext:value-type="time">
            <text:p>00:00:04,937</text:p>
          </table:table-cell>
          <table:table-cell table:style-name="ce84" table:formula="of:=[.J111]-[.F111]" office:value-type="time" office:time-value="PT00H00M04.511S" calcext:value-type="time">
            <text:p>00:00:04,511</text:p>
          </table:table-cell>
          <table:table-cell table:style-name="ce84" table:formula="of:=[.X111]-[.W111]" office:value-type="time" office:time-value="-PT00H00M00.426S" calcext:value-type="time">
            <text:p>-00:00:00,426</text:p>
          </table:table-cell>
          <table:table-cell table:number-columns-repeated="3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T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style-name="ce79" table:formula="of:=[.D112]-[.C112]" office:value-type="time" office:time-value="PT00H01M42.476S" calcext:value-type="time">
            <text:p>00:01:42,476</text:p>
          </table:table-cell>
          <table:table-cell office:value-type="time" office:time-value="PT01H16M09.648S" calcext:value-type="time">
            <text:p>01:16:09,648</text:p>
          </table:table-cell>
          <table:table-cell table:formula="of:=[.F112]+[.E112]" office:value-type="time" office:time-value="PT01H17M52.124S" calcext:value-type="time">
            <text:p>01:17:52,124</text:p>
          </table:table-cell>
          <table:table-cell/>
          <table:table-cell table:style-name="ce79" office:value-type="time" office:time-value="PT03H41M27.559S" calcext:value-type="time">
            <text:p>03:41:27,559</text:p>
          </table:table-cell>
          <table:table-cell table:style-name="ce79" office:value-type="time" office:time-value="PT01H16M10.599S" calcext:value-type="time">
            <text:p>01:16:10,599</text:p>
          </table:table-cell>
          <table:table-cell table:formula="of:=[.I112]-[.J112]" office:value-type="time" office:time-value="PT02H25M16.96S" calcext:value-type="time">
            <text:p>02:25:16,960</text:p>
          </table:table-cell>
          <table:table-cell/>
          <table:table-cell table:style-name="ce79" office:value-type="time" office:time-value="PT03H41M28.991S" calcext:value-type="time">
            <text:p>03:41:28,991</text:p>
          </table:table-cell>
          <table:table-cell table:style-name="ce79" office:value-type="time" office:time-value="PT01H16M12.577S" calcext:value-type="time">
            <text:p>01:16:12,577</text:p>
          </table:table-cell>
          <table:table-cell table:style-name="ce84" table:formula="of:=[.M112]-[.N112]" office:value-type="time" office:time-value="PT02H25M16.414S" calcext:value-type="time">
            <text:p>02:25:16,414</text:p>
          </table:table-cell>
          <table:table-cell table:style-name="ce84" table:formula="of:=[.K112]-[.O112]" office:value-type="time" office:time-value="PT00H00M00.546S" calcext:value-type="time">
            <text:p>00:00:00,546</text:p>
          </table:table-cell>
          <table:table-cell table:style-name="ce89" office:value-type="float" office:value="-420" calcext:value-type="float">
            <text:p>-420</text:p>
          </table:table-cell>
          <table:table-cell table:style-name="ce84" table:formula="of:=IF([.Q112]&lt;0;-TIME(0;0;ABS([.Q112])/1000);TIME(0;0;[.Q112]/1000))" office:value-type="time" office:time-value="-PT00H00M00.42S" calcext:value-type="time">
            <text:p>-00:00:00,420</text:p>
          </table:table-cell>
          <table:table-cell table:style-name="ce84" table:formula="of:=[.P112]+[.R112]" office:value-type="time" office:time-value="PT00H00M00.126S" calcext:value-type="time">
            <text:p>00:00:00,126</text:p>
          </table:table-cell>
          <table:table-cell table:style-name="ce84" table:formula="of:=[.K112]+[.R112]" office:value-type="time" office:time-value="PT02H25M16.54S" calcext:value-type="time">
            <text:p>02:25:16,540</text:p>
          </table:table-cell>
          <table:table-cell table:style-name="ce84"/>
          <table:table-cell table:style-name="ce84" table:formula="of:=[.C112]-[.F112]" office:value-type="time" office:time-value="PT02H25M16.538S" calcext:value-type="time">
            <text:p>02:25:16,538</text:p>
          </table:table-cell>
          <table:table-cell table:style-name="ce84" table:formula="of:=[.I112]-[.C112]" office:value-type="time" office:time-value="PT00H00M01.373S" calcext:value-type="time">
            <text:p>00:00:01,373</text:p>
          </table:table-cell>
          <table:table-cell table:style-name="ce84" table:formula="of:=[.J112]-[.F112]" office:value-type="time" office:time-value="PT00H00M00.951S" calcext:value-type="time">
            <text:p>00:00:00,951</text:p>
          </table:table-cell>
          <table:table-cell table:style-name="ce84" table:formula="of:=[.X112]-[.W112]" office:value-type="time" office:time-value="-PT00H00M00.422S" calcext:value-type="time">
            <text:p>-00:00:00,422</text:p>
          </table:table-cell>
          <table:table-cell table:number-columns-repeated="3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T</text:p>
          </table:table-cell>
          <table:table-cell office:value-type="time" office:time-value="PT03H43M16.676S" calcext:value-type="time">
            <text:p>03:43:16,676</text:p>
          </table:table-cell>
          <table:table-cell office:value-type="time" office:time-value="PT03H43M43.091S" calcext:value-type="time">
            <text:p>03:43:43,091</text:p>
          </table:table-cell>
          <table:table-cell table:style-name="ce79" table:formula="of:=[.D113]-[.C113]" office:value-type="time" office:time-value="PT00H00M26.415S" calcext:value-type="time">
            <text:p>00:00:26,415</text:p>
          </table:table-cell>
          <table:table-cell office:value-type="time" office:time-value="PT01H18M02.094S" calcext:value-type="time">
            <text:p>01:18:02,094</text:p>
          </table:table-cell>
          <table:table-cell table:formula="of:=[.F113]+[.E113]" office:value-type="time" office:time-value="PT01H18M28.509S" calcext:value-type="time">
            <text:p>01:18:28,509</text:p>
          </table:table-cell>
          <table:table-cell/>
          <table:table-cell table:style-name="ce79" office:value-type="time" office:time-value="PT03H43M21.208S" calcext:value-type="time">
            <text:p>03:43:21,208</text:p>
          </table:table-cell>
          <table:table-cell table:style-name="ce79" office:value-type="time" office:time-value="PT01H18M06.124S" calcext:value-type="time">
            <text:p>01:18:06,124</text:p>
          </table:table-cell>
          <table:table-cell table:formula="of:=[.I113]-[.J113]" office:value-type="time" office:time-value="PT02H25M15.084S" calcext:value-type="time">
            <text:p>02:25:15,084</text:p>
          </table:table-cell>
          <table:table-cell/>
          <table:table-cell table:style-name="ce79" office:value-type="time" office:time-value="PT03H43M19.724S" calcext:value-type="time">
            <text:p>03:43:19,724</text:p>
          </table:table-cell>
          <table:table-cell table:style-name="ce79" office:value-type="time" office:time-value="PT01H18M05.145S" calcext:value-type="time">
            <text:p>01:18:05,145</text:p>
          </table:table-cell>
          <table:table-cell table:style-name="ce84" table:formula="of:=[.M113]-[.N113]" office:value-type="time" office:time-value="PT02H25M14.579S" calcext:value-type="time">
            <text:p>02:25:14,579</text:p>
          </table:table-cell>
          <table:table-cell table:style-name="ce84" table:formula="of:=[.K113]-[.O113]" office:value-type="time" office:time-value="PT00H00M00.505S" calcext:value-type="time">
            <text:p>00:00:00,505</text:p>
          </table:table-cell>
          <table:table-cell table:style-name="ce89" office:value-type="float" office:value="-500" calcext:value-type="float">
            <text:p>-500</text:p>
          </table:table-cell>
          <table:table-cell table:style-name="ce84" table:formula="of:=IF([.Q113]&lt;0;-TIME(0;0;ABS([.Q113])/1000);TIME(0;0;[.Q113]/1000))" office:value-type="time" office:time-value="-PT00H00M00.5S" calcext:value-type="time">
            <text:p>-00:00:00,500</text:p>
          </table:table-cell>
          <table:table-cell table:style-name="ce84" table:formula="of:=[.P113]+[.R113]" office:value-type="time" office:time-value="PT00H00M00.005S" calcext:value-type="time">
            <text:p>00:00:00,005</text:p>
          </table:table-cell>
          <table:table-cell table:style-name="ce84" table:formula="of:=[.K113]+[.R113]" office:value-type="time" office:time-value="PT02H25M14.584S" calcext:value-type="time">
            <text:p>02:25:14,584</text:p>
          </table:table-cell>
          <table:table-cell table:style-name="ce84"/>
          <table:table-cell table:style-name="ce84" table:formula="of:=[.C113]-[.F113]" office:value-type="time" office:time-value="PT02H25M14.582S" calcext:value-type="time">
            <text:p>02:25:14,582</text:p>
          </table:table-cell>
          <table:table-cell table:style-name="ce84" table:formula="of:=[.I113]-[.C113]" office:value-type="time" office:time-value="PT00H00M04.532S" calcext:value-type="time">
            <text:p>00:00:04,532</text:p>
          </table:table-cell>
          <table:table-cell table:style-name="ce84" table:formula="of:=[.J113]-[.F113]" office:value-type="time" office:time-value="PT00H00M04.03S" calcext:value-type="time">
            <text:p>00:00:04,030</text:p>
          </table:table-cell>
          <table:table-cell table:style-name="ce84" table:formula="of:=[.X113]-[.W113]" office:value-type="time" office:time-value="-PT00H00M00.502S" calcext:value-type="time">
            <text:p>-00:00:00,502</text:p>
          </table:table-cell>
          <table:table-cell table:number-columns-repeated="3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</text:p>
          </table:table-cell>
          <table:table-cell office:value-type="time" office:time-value="PT03H43M45.672S" calcext:value-type="time">
            <text:p>03:43:45,672</text:p>
          </table:table-cell>
          <table:table-cell office:value-type="time" office:time-value="PT03H44M52.531S" calcext:value-type="time">
            <text:p>03:44:52,531</text:p>
          </table:table-cell>
          <table:table-cell table:style-name="ce79" table:formula="of:=[.D114]-[.C114]" office:value-type="time" office:time-value="PT00H01M06.859S" calcext:value-type="time">
            <text:p>00:01:06,859</text:p>
          </table:table-cell>
          <table:table-cell office:value-type="time" office:time-value="PT01H11M05.696S" calcext:value-type="time">
            <text:p>01:11:05,696</text:p>
          </table:table-cell>
          <table:table-cell table:formula="of:=[.F114]+[.E114]" office:value-type="time" office:time-value="PT01H12M12.555S" calcext:value-type="time">
            <text:p>01:12:12,555</text:p>
          </table:table-cell>
          <table:table-cell/>
          <table:table-cell table:style-name="ce79" office:value-type="time" office:time-value="PT03H43M46.416S" calcext:value-type="time">
            <text:p>03:43:46,416</text:p>
          </table:table-cell>
          <table:table-cell table:style-name="ce79" office:value-type="time" office:time-value="PT01H11M05.843S" calcext:value-type="time">
            <text:p>01:11:05,843</text:p>
          </table:table-cell>
          <table:table-cell table:formula="of:=[.I114]-[.J114]" office:value-type="time" office:time-value="PT02H32M40.573S" calcext:value-type="time">
            <text:p>02:32:40,573</text:p>
          </table:table-cell>
          <table:table-cell/>
          <table:table-cell table:style-name="ce79" office:value-type="time" office:time-value="PT03H43M46.798S" calcext:value-type="time">
            <text:p>03:43:46,798</text:p>
          </table:table-cell>
          <table:table-cell table:style-name="ce79" office:value-type="time" office:time-value="PT01H11M06.98S" calcext:value-type="time">
            <text:p>01:11:06,980</text:p>
          </table:table-cell>
          <table:table-cell table:style-name="ce84" table:formula="of:=[.M114]-[.N114]" office:value-type="time" office:time-value="PT02H32M39.818S" calcext:value-type="time">
            <text:p>02:32:39,818</text:p>
          </table:table-cell>
          <table:table-cell table:style-name="ce84" table:formula="of:=[.K114]-[.O114]" office:value-type="time" office:time-value="PT00H00M00.755S" calcext:value-type="time">
            <text:p>00:00:00,755</text:p>
          </table:table-cell>
          <table:table-cell table:style-name="ce89" office:value-type="float" office:value="-600" calcext:value-type="float">
            <text:p>-600</text:p>
          </table:table-cell>
          <table:table-cell table:style-name="ce84" table:formula="of:=IF([.Q114]&lt;0;-TIME(0;0;ABS([.Q114])/1000);TIME(0;0;[.Q114]/1000))" office:value-type="time" office:time-value="-PT00H00M00.6S" calcext:value-type="time">
            <text:p>-00:00:00,600</text:p>
          </table:table-cell>
          <table:table-cell table:style-name="ce84" table:formula="of:=[.P114]+[.R114]" office:value-type="time" office:time-value="PT00H00M00.155S" calcext:value-type="time">
            <text:p>00:00:00,155</text:p>
          </table:table-cell>
          <table:table-cell table:style-name="ce84" table:formula="of:=[.K114]+[.R114]" office:value-type="time" office:time-value="PT02H32M39.973S" calcext:value-type="time">
            <text:p>02:32:39,973</text:p>
          </table:table-cell>
          <table:table-cell table:style-name="ce84"/>
          <table:table-cell table:style-name="ce84" table:formula="of:=[.C114]-[.F114]" office:value-type="time" office:time-value="PT02H32M39.976S" calcext:value-type="time">
            <text:p>02:32:39,976</text:p>
          </table:table-cell>
          <table:table-cell table:style-name="ce84" table:formula="of:=[.I114]-[.C114]" office:value-type="time" office:time-value="PT00H00M00.744S" calcext:value-type="time">
            <text:p>00:00:00,744</text:p>
          </table:table-cell>
          <table:table-cell table:style-name="ce84" table:formula="of:=[.J114]-[.F114]" office:value-type="time" office:time-value="PT00H00M00.147S" calcext:value-type="time">
            <text:p>00:00:00,147</text:p>
          </table:table-cell>
          <table:table-cell table:style-name="ce84" table:formula="of:=[.X114]-[.W114]" office:value-type="time" office:time-value="-PT00H00M00.597S" calcext:value-type="time">
            <text:p>-00:00:00,597</text:p>
          </table:table-cell>
          <table:table-cell table:number-columns-repeated="3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table:style-name="ce79" table:formula="of:=[.D115]-[.C115]" office:value-type="time" office:time-value="PT00H00M12.137S" calcext:value-type="time">
            <text:p>00:00:12,137</text:p>
          </table:table-cell>
          <table:table-cell office:value-type="time" office:time-value="PT01H12M15.766S" calcext:value-type="time">
            <text:p>01:12:15,766</text:p>
          </table:table-cell>
          <table:table-cell table:formula="of:=[.F115]+[.E115]" office:value-type="time" office:time-value="PT01H12M27.903S" calcext:value-type="time">
            <text:p>01:12:27,903</text:p>
          </table:table-cell>
          <table:table-cell/>
          <table:table-cell table:style-name="ce79" office:value-type="time" office:time-value="PT03H45M05.027S" calcext:value-type="time">
            <text:p>03:45:05,027</text:p>
          </table:table-cell>
          <table:table-cell table:style-name="ce79" office:value-type="time" office:time-value="PT01H12M27.737S" calcext:value-type="time">
            <text:p>01:12:27,737</text:p>
          </table:table-cell>
          <table:table-cell table:formula="of:=[.I115]-[.J115]" office:value-type="time" office:time-value="PT02H32M37.29S" calcext:value-type="time">
            <text:p>02:32:37,290</text:p>
          </table:table-cell>
          <table:table-cell/>
          <table:table-cell table:style-name="ce79" office:value-type="time" office:time-value="PT03H45M04.874S" calcext:value-type="time">
            <text:p>03:45:04,874</text:p>
          </table:table-cell>
          <table:table-cell table:style-name="ce79" office:value-type="time" office:time-value="PT01H12M27.974S" calcext:value-type="time">
            <text:p>01:12:27,974</text:p>
          </table:table-cell>
          <table:table-cell table:style-name="ce84" table:formula="of:=[.M115]-[.N115]" office:value-type="time" office:time-value="PT02H32M36.9S" calcext:value-type="time">
            <text:p>02:32:36,900</text:p>
          </table:table-cell>
          <table:table-cell table:style-name="ce84" table:formula="of:=[.K115]-[.O115]" office:value-type="time" office:time-value="PT00H00M00.39S" calcext:value-type="time">
            <text:p>00:00:00,390</text:p>
          </table:table-cell>
          <table:table-cell table:style-name="ce89" office:value-type="float" office:value="-30" calcext:value-type="float">
            <text:p>-30</text:p>
          </table:table-cell>
          <table:table-cell table:style-name="ce84" table:formula="of:=IF([.Q115]&lt;0;-TIME(0;0;ABS([.Q115])/1000);TIME(0;0;[.Q115]/1000))" office:value-type="time" office:time-value="-PT00H00M00.03S" calcext:value-type="time">
            <text:p>-00:00:00,030</text:p>
          </table:table-cell>
          <table:table-cell table:style-name="ce84" table:formula="of:=[.P115]+[.R115]" office:value-type="time" office:time-value="PT00H00M00.36S" calcext:value-type="time">
            <text:p>00:00:00,360</text:p>
          </table:table-cell>
          <table:table-cell table:style-name="ce84" table:formula="of:=[.K115]+[.R115]" office:value-type="time" office:time-value="PT02H32M37.26S" calcext:value-type="time">
            <text:p>02:32:37,260</text:p>
          </table:table-cell>
          <table:table-cell table:style-name="ce84"/>
          <table:table-cell table:style-name="ce84" table:formula="of:=[.C115]-[.F115]" office:value-type="time" office:time-value="PT02H32M37.265S" calcext:value-type="time">
            <text:p>02:32:37,265</text:p>
          </table:table-cell>
          <table:table-cell table:style-name="ce84" table:formula="of:=[.I115]-[.C115]" office:value-type="time" office:time-value="PT00H00M11.996S" calcext:value-type="time">
            <text:p>00:00:11,996</text:p>
          </table:table-cell>
          <table:table-cell table:style-name="ce84" table:formula="of:=[.J115]-[.F115]" office:value-type="time" office:time-value="PT00H00M11.971S" calcext:value-type="time">
            <text:p>00:00:11,971</text:p>
          </table:table-cell>
          <table:table-cell table:style-name="ce84" table:formula="of:=[.X115]-[.W115]" office:value-type="time" office:time-value="-PT00H00M00.025S" calcext:value-type="time">
            <text:p>-00:00:00,025</text:p>
          </table:table-cell>
          <table:table-cell table:number-columns-repeated="3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table:style-name="ce79" table:formula="of:=[.D116]-[.C116]" office:value-type="time" office:time-value="PT00H00M18.022S" calcext:value-type="time">
            <text:p>00:00:18,022</text:p>
          </table:table-cell>
          <table:table-cell office:value-type="time" office:time-value="PT01H12M30.36S" calcext:value-type="time">
            <text:p>01:12:30,360</text:p>
          </table:table-cell>
          <table:table-cell table:formula="of:=[.F116]+[.E116]" office:value-type="time" office:time-value="PT01H12M48.382S" calcext:value-type="time">
            <text:p>01:12:48,382</text:p>
          </table:table-cell>
          <table:table-cell/>
          <table:table-cell table:style-name="ce79" office:value-type="time" office:time-value="PT03H45M09.108S" calcext:value-type="time">
            <text:p>03:45:09,108</text:p>
          </table:table-cell>
          <table:table-cell table:style-name="ce79" office:value-type="time" office:time-value="PT01H12M31.808S" calcext:value-type="time">
            <text:p>01:12:31,808</text:p>
          </table:table-cell>
          <table:table-cell table:formula="of:=[.I116]-[.J116]" office:value-type="time" office:time-value="PT02H32M37.3S" calcext:value-type="time">
            <text:p>02:32:37,300</text:p>
          </table:table-cell>
          <table:table-cell/>
          <table:table-cell table:style-name="ce79" office:value-type="time" office:time-value="PT03H45M09.459S" calcext:value-type="time">
            <text:p>03:45:09,459</text:p>
          </table:table-cell>
          <table:table-cell table:style-name="ce79" office:value-type="time" office:time-value="PT01H12M32.608S" calcext:value-type="time">
            <text:p>01:12:32,608</text:p>
          </table:table-cell>
          <table:table-cell table:style-name="ce84" table:formula="of:=[.M116]-[.N116]" office:value-type="time" office:time-value="PT02H32M36.851S" calcext:value-type="time">
            <text:p>02:32:36,851</text:p>
          </table:table-cell>
          <table:table-cell table:style-name="ce84" table:formula="of:=[.K116]-[.O116]" office:value-type="time" office:time-value="PT00H00M00.449S" calcext:value-type="time">
            <text:p>00:00:00,449</text:p>
          </table:table-cell>
          <table:table-cell table:style-name="ce89" office:value-type="float" office:value="-360" calcext:value-type="float">
            <text:p>-360</text:p>
          </table:table-cell>
          <table:table-cell table:style-name="ce84" table:formula="of:=IF([.Q116]&lt;0;-TIME(0;0;ABS([.Q116])/1000);TIME(0;0;[.Q116]/1000))" office:value-type="time" office:time-value="-PT00H00M00.36S" calcext:value-type="time">
            <text:p>-00:00:00,360</text:p>
          </table:table-cell>
          <table:table-cell table:style-name="ce84" table:formula="of:=[.P116]+[.R116]" office:value-type="time" office:time-value="PT00H00M00.089S" calcext:value-type="time">
            <text:p>00:00:00,089</text:p>
          </table:table-cell>
          <table:table-cell table:style-name="ce84" table:formula="of:=[.K116]+[.R116]" office:value-type="time" office:time-value="PT02H32M36.94S" calcext:value-type="time">
            <text:p>02:32:36,940</text:p>
          </table:table-cell>
          <table:table-cell table:style-name="ce84"/>
          <table:table-cell table:style-name="ce84" table:formula="of:=[.C116]-[.F116]" office:value-type="time" office:time-value="PT02H32M36.94S" calcext:value-type="time">
            <text:p>02:32:36,940</text:p>
          </table:table-cell>
          <table:table-cell table:style-name="ce84" table:formula="of:=[.I116]-[.C116]" office:value-type="time" office:time-value="PT00H00M01.808S" calcext:value-type="time">
            <text:p>00:00:01,808</text:p>
          </table:table-cell>
          <table:table-cell table:style-name="ce84" table:formula="of:=[.J116]-[.F116]" office:value-type="time" office:time-value="PT00H00M01.448S" calcext:value-type="time">
            <text:p>00:00:01,448</text:p>
          </table:table-cell>
          <table:table-cell table:style-name="ce84" table:formula="of:=[.X116]-[.W116]" office:value-type="time" office:time-value="-PT00H00M00.36S" calcext:value-type="time">
            <text:p>-00:00:00,360</text:p>
          </table:table-cell>
          <table:table-cell table:number-columns-repeated="3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</text:p>
          </table:table-cell>
          <table:table-cell office:value-type="time" office:time-value="PT03H45M36.435S" calcext:value-type="time">
            <text:p>03:45:36,435</text:p>
          </table:table-cell>
          <table:table-cell office:value-type="time" office:time-value="PT03H46M43.952S" calcext:value-type="time">
            <text:p>03:46:43,952</text:p>
          </table:table-cell>
          <table:table-cell table:style-name="ce79" table:formula="of:=[.D117]-[.C117]" office:value-type="time" office:time-value="PT00H01M07.517S" calcext:value-type="time">
            <text:p>00:01:07,517</text:p>
          </table:table-cell>
          <table:table-cell office:value-type="time" office:time-value="PT01H13M04.773S" calcext:value-type="time">
            <text:p>01:13:04,773</text:p>
          </table:table-cell>
          <table:table-cell table:formula="of:=[.F117]+[.E117]" office:value-type="time" office:time-value="PT01H14M12.29S" calcext:value-type="time">
            <text:p>01:14:12,290</text:p>
          </table:table-cell>
          <table:table-cell/>
          <table:table-cell table:style-name="ce79" office:value-type="time" office:time-value="PT03H45M39.556S" calcext:value-type="time">
            <text:p>03:45:39,556</text:p>
          </table:table-cell>
          <table:table-cell table:style-name="ce79" office:value-type="time" office:time-value="PT01H13M07.525S" calcext:value-type="time">
            <text:p>01:13:07,525</text:p>
          </table:table-cell>
          <table:table-cell table:formula="of:=[.I117]-[.J117]" office:value-type="time" office:time-value="PT02H32M32.031S" calcext:value-type="time">
            <text:p>02:32:32,031</text:p>
          </table:table-cell>
          <table:table-cell/>
          <table:table-cell table:style-name="ce79" office:value-type="time" office:time-value="PT03H45M39.659S" calcext:value-type="time">
            <text:p>03:45:39,659</text:p>
          </table:table-cell>
          <table:table-cell table:style-name="ce79" office:value-type="time" office:time-value="PT01H13M08.098S" calcext:value-type="time">
            <text:p>01:13:08,098</text:p>
          </table:table-cell>
          <table:table-cell table:style-name="ce84" table:formula="of:=[.M117]-[.N117]" office:value-type="time" office:time-value="PT02H32M31.561S" calcext:value-type="time">
            <text:p>02:32:31,561</text:p>
          </table:table-cell>
          <table:table-cell table:style-name="ce84" table:formula="of:=[.K117]-[.O117]" office:value-type="time" office:time-value="PT00H00M00.47S" calcext:value-type="time">
            <text:p>00:00:00,470</text:p>
          </table:table-cell>
          <table:table-cell table:style-name="ce89" office:value-type="float" office:value="-370" calcext:value-type="float">
            <text:p>-370</text:p>
          </table:table-cell>
          <table:table-cell table:style-name="ce84" table:formula="of:=IF([.Q117]&lt;0;-TIME(0;0;ABS([.Q117])/1000);TIME(0;0;[.Q117]/1000))" office:value-type="time" office:time-value="-PT00H00M00.37S" calcext:value-type="time">
            <text:p>-00:00:00,370</text:p>
          </table:table-cell>
          <table:table-cell table:style-name="ce84" table:formula="of:=[.P117]+[.R117]" office:value-type="time" office:time-value="PT00H00M00.1S" calcext:value-type="time">
            <text:p>00:00:00,100</text:p>
          </table:table-cell>
          <table:table-cell table:style-name="ce84" table:formula="of:=[.K117]+[.R117]" office:value-type="time" office:time-value="PT02H32M31.661S" calcext:value-type="time">
            <text:p>02:32:31,661</text:p>
          </table:table-cell>
          <table:table-cell table:style-name="ce84"/>
          <table:table-cell table:style-name="ce84" table:formula="of:=[.C117]-[.F117]" office:value-type="time" office:time-value="PT02H32M31.662S" calcext:value-type="time">
            <text:p>02:32:31,662</text:p>
          </table:table-cell>
          <table:table-cell table:style-name="ce84" table:formula="of:=[.I117]-[.C117]" office:value-type="time" office:time-value="PT00H00M03.121S" calcext:value-type="time">
            <text:p>00:00:03,121</text:p>
          </table:table-cell>
          <table:table-cell table:style-name="ce84" table:formula="of:=[.J117]-[.F117]" office:value-type="time" office:time-value="PT00H00M02.752S" calcext:value-type="time">
            <text:p>00:00:02,752</text:p>
          </table:table-cell>
          <table:table-cell table:style-name="ce84" table:formula="of:=[.X117]-[.W117]" office:value-type="time" office:time-value="-PT00H00M00.369S" calcext:value-type="time">
            <text:p>-00:00:00,369</text:p>
          </table:table-cell>
          <table:table-cell table:number-columns-repeated="3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</text:p>
          </table:table-cell>
          <table:table-cell office:value-type="time" office:time-value="PT03H46M56.981S" calcext:value-type="time">
            <text:p>03:46:56,981</text:p>
          </table:table-cell>
          <table:table-cell office:value-type="time" office:time-value="PT03H47M37.646S" calcext:value-type="time">
            <text:p>03:47:37,646</text:p>
          </table:table-cell>
          <table:table-cell table:style-name="ce79" table:formula="of:=[.D118]-[.C118]" office:value-type="time" office:time-value="PT00H00M40.665S" calcext:value-type="time">
            <text:p>00:00:40,665</text:p>
          </table:table-cell>
          <table:table-cell office:value-type="time" office:time-value="PT01H14M39.535S" calcext:value-type="time">
            <text:p>01:14:39,535</text:p>
          </table:table-cell>
          <table:table-cell table:formula="of:=[.F118]+[.E118]" office:value-type="time" office:time-value="PT01H15M20.2S" calcext:value-type="time">
            <text:p>01:15:20,200</text:p>
          </table:table-cell>
          <table:table-cell/>
          <table:table-cell table:style-name="ce79" office:value-type="time" office:time-value="PT03H47M00.355S" calcext:value-type="time">
            <text:p>03:47:00,355</text:p>
          </table:table-cell>
          <table:table-cell table:style-name="ce79" office:value-type="time" office:time-value="PT01H14M42.544S" calcext:value-type="time">
            <text:p>01:14:42,544</text:p>
          </table:table-cell>
          <table:table-cell table:formula="of:=[.I118]-[.J118]" office:value-type="time" office:time-value="PT02H32M17.811S" calcext:value-type="time">
            <text:p>02:32:17,811</text:p>
          </table:table-cell>
          <table:table-cell/>
          <table:table-cell table:style-name="ce79" office:value-type="time" office:time-value="PT03H46M56.527S" calcext:value-type="time">
            <text:p>03:46:56,527</text:p>
          </table:table-cell>
          <table:table-cell table:style-name="ce79" office:value-type="time" office:time-value="PT01H14M39.232S" calcext:value-type="time">
            <text:p>01:14:39,232</text:p>
          </table:table-cell>
          <table:table-cell table:style-name="ce84" table:formula="of:=[.M118]-[.N118]" office:value-type="time" office:time-value="PT02H32M17.295S" calcext:value-type="time">
            <text:p>02:32:17,295</text:p>
          </table:table-cell>
          <table:table-cell table:style-name="ce84" table:formula="of:=[.K118]-[.O118]" office:value-type="time" office:time-value="PT00H00M00.516S" calcext:value-type="time">
            <text:p>00:00:00,516</text:p>
          </table:table-cell>
          <table:table-cell table:style-name="ce89" office:value-type="float" office:value="-370" calcext:value-type="float">
            <text:p>-370</text:p>
          </table:table-cell>
          <table:table-cell table:style-name="ce84" table:formula="of:=IF([.Q118]&lt;0;-TIME(0;0;ABS([.Q118])/1000);TIME(0;0;[.Q118]/1000))" office:value-type="time" office:time-value="-PT00H00M00.37S" calcext:value-type="time">
            <text:p>-00:00:00,370</text:p>
          </table:table-cell>
          <table:table-cell table:style-name="ce84" table:formula="of:=[.P118]+[.R118]" office:value-type="time" office:time-value="PT00H00M00.146S" calcext:value-type="time">
            <text:p>00:00:00,146</text:p>
          </table:table-cell>
          <table:table-cell table:style-name="ce84" table:formula="of:=[.K118]+[.R118]" office:value-type="time" office:time-value="PT02H32M17.441S" calcext:value-type="time">
            <text:p>02:32:17,441</text:p>
          </table:table-cell>
          <table:table-cell table:style-name="ce84"/>
          <table:table-cell table:style-name="ce84" table:formula="of:=[.C118]-[.F118]" office:value-type="time" office:time-value="PT02H32M17.446S" calcext:value-type="time">
            <text:p>02:32:17,446</text:p>
          </table:table-cell>
          <table:table-cell table:style-name="ce84" table:formula="of:=[.I118]-[.C118]" office:value-type="time" office:time-value="PT00H00M03.374S" calcext:value-type="time">
            <text:p>00:00:03,374</text:p>
          </table:table-cell>
          <table:table-cell table:style-name="ce84" table:formula="of:=[.J118]-[.F118]" office:value-type="time" office:time-value="PT00H00M03.009S" calcext:value-type="time">
            <text:p>00:00:03,009</text:p>
          </table:table-cell>
          <table:table-cell table:style-name="ce84" table:formula="of:=[.X118]-[.W118]" office:value-type="time" office:time-value="-PT00H00M00.365S" calcext:value-type="time">
            <text:p>-00:00:00,365</text:p>
          </table:table-cell>
          <table:table-cell table:number-columns-repeated="3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table:style-name="ce79" table:formula="of:=[.D119]-[.C119]" office:value-type="time" office:time-value="PT00H00M07.172S" calcext:value-type="time">
            <text:p>00:00:07,172</text:p>
          </table:table-cell>
          <table:table-cell office:value-type="time" office:time-value="PT01H18M51.36S" calcext:value-type="time">
            <text:p>01:18:51,360</text:p>
          </table:table-cell>
          <table:table-cell table:formula="of:=[.F119]+[.E119]" office:value-type="time" office:time-value="PT01H18M58.532S" calcext:value-type="time">
            <text:p>01:18:58,532</text:p>
          </table:table-cell>
          <table:table-cell/>
          <table:table-cell table:style-name="ce79" office:value-type="time" office:time-value="PT03H48M06.698S" calcext:value-type="time">
            <text:p>03:48:06,698</text:p>
          </table:table-cell>
          <table:table-cell table:style-name="ce79" office:value-type="time" office:time-value="PT01H18M52.263S" calcext:value-type="time">
            <text:p>01:18:52,263</text:p>
          </table:table-cell>
          <table:table-cell table:formula="of:=[.I119]-[.J119]" office:value-type="time" office:time-value="PT02H29M14.435S" calcext:value-type="time">
            <text:p>02:29:14,435</text:p>
          </table:table-cell>
          <table:table-cell/>
          <table:table-cell table:style-name="ce79" office:value-type="time" office:time-value="PT03H48M12.346S" calcext:value-type="time">
            <text:p>03:48:12,346</text:p>
          </table:table-cell>
          <table:table-cell table:style-name="ce79" office:value-type="time" office:time-value="PT01H18M58.277S" calcext:value-type="time">
            <text:p>01:18:58,277</text:p>
          </table:table-cell>
          <table:table-cell table:style-name="ce84" table:formula="of:=[.M119]-[.N119]" office:value-type="time" office:time-value="PT02H29M14.069S" calcext:value-type="time">
            <text:p>02:29:14,069</text:p>
          </table:table-cell>
          <table:table-cell table:style-name="ce84" table:formula="of:=[.K119]-[.O119]" office:value-type="time" office:time-value="PT00H00M00.366S" calcext:value-type="time">
            <text:p>00:00:00,366</text:p>
          </table:table-cell>
          <table:table-cell table:style-name="ce89" office:value-type="float" office:value="-400" calcext:value-type="float">
            <text:p>-400</text:p>
          </table:table-cell>
          <table:table-cell table:style-name="ce84" table:formula="of:=IF([.Q119]&lt;0;-TIME(0;0;ABS([.Q119])/1000);TIME(0;0;[.Q119]/1000))" office:value-type="time" office:time-value="-PT00H00M00.4S" calcext:value-type="time">
            <text:p>-00:00:00,400</text:p>
          </table:table-cell>
          <table:table-cell table:style-name="ce84" table:formula="of:=[.P119]+[.R119]" office:value-type="time" office:time-value="-PT00H00M00.034S" calcext:value-type="time">
            <text:p>-00:00:00,034</text:p>
          </table:table-cell>
          <table:table-cell table:style-name="ce84" table:formula="of:=[.K119]+[.R119]" office:value-type="time" office:time-value="PT02H29M14.035S" calcext:value-type="time">
            <text:p>02:29:14,035</text:p>
          </table:table-cell>
          <table:table-cell table:style-name="ce84"/>
          <table:table-cell table:style-name="ce84" table:formula="of:=[.C119]-[.F119]" office:value-type="time" office:time-value="PT02H29M14.04S" calcext:value-type="time">
            <text:p>02:29:14,040</text:p>
          </table:table-cell>
          <table:table-cell table:style-name="ce84" table:formula="of:=[.I119]-[.C119]" office:value-type="time" office:time-value="PT00H00M01.298S" calcext:value-type="time">
            <text:p>00:00:01,298</text:p>
          </table:table-cell>
          <table:table-cell table:style-name="ce84" table:formula="of:=[.J119]-[.F119]" office:value-type="time" office:time-value="PT00H00M00.903S" calcext:value-type="time">
            <text:p>00:00:00,903</text:p>
          </table:table-cell>
          <table:table-cell table:style-name="ce84" table:formula="of:=[.X119]-[.W119]" office:value-type="time" office:time-value="-PT00H00M00.395S" calcext:value-type="time">
            <text:p>-00:00:00,395</text:p>
          </table:table-cell>
          <table:table-cell table:number-columns-repeated="3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</text:p>
          </table:table-cell>
          <table:table-cell office:value-type="time" office:time-value="PT03H48M22.033S" calcext:value-type="time">
            <text:p>03:48:22,033</text:p>
          </table:table-cell>
          <table:table-cell office:value-type="time" office:time-value="PT03H52M14.807S" calcext:value-type="time">
            <text:p>03:52:14,807</text:p>
          </table:table-cell>
          <table:table-cell table:style-name="ce79" table:formula="of:=[.D120]-[.C120]" office:value-type="time" office:time-value="PT00H03M52.774S" calcext:value-type="time">
            <text:p>00:03:52,774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0]+[.E120]" office:value-type="time" office:time-value="PT01H23M29.731S" calcext:value-type="time">
            <text:p>01:23:29,731</text:p>
          </table:table-cell>
          <table:table-cell/>
          <table:table-cell table:style-name="ce79" office:value-type="time" office:time-value="PT03H48M58.208S" calcext:value-type="time">
            <text:p>03:48:58,208</text:p>
          </table:table-cell>
          <table:table-cell table:style-name="ce79" office:value-type="time" office:time-value="PT01H20M12.862S" calcext:value-type="time">
            <text:p>01:20:12,862</text:p>
          </table:table-cell>
          <table:table-cell table:formula="of:=[.I120]-[.J120]" office:value-type="time" office:time-value="PT02H28M45.346S" calcext:value-type="time">
            <text:p>02:28:45,346</text:p>
          </table:table-cell>
          <table:table-cell/>
          <table:table-cell table:style-name="ce79" office:value-type="time" office:time-value="PT03H48M55.771S" calcext:value-type="time">
            <text:p>03:48:55,771</text:p>
          </table:table-cell>
          <table:table-cell table:style-name="ce79" office:value-type="time" office:time-value="PT01H20M10.933S" calcext:value-type="time">
            <text:p>01:20:10,933</text:p>
          </table:table-cell>
          <table:table-cell table:style-name="ce84" table:formula="of:=[.M120]-[.N120]" office:value-type="time" office:time-value="PT02H28M44.838S" calcext:value-type="time">
            <text:p>02:28:44,838</text:p>
          </table:table-cell>
          <table:table-cell table:style-name="ce84" table:formula="of:=[.K120]-[.O120]" office:value-type="time" office:time-value="PT00H00M00.508S" calcext:value-type="time">
            <text:p>00:00:00,508</text:p>
          </table:table-cell>
          <table:table-cell table:style-name="ce89" office:value-type="float" office:value="-270" calcext:value-type="float">
            <text:p>-270</text:p>
          </table:table-cell>
          <table:table-cell table:style-name="ce84" table:formula="of:=IF([.Q120]&lt;0;-TIME(0;0;ABS([.Q120])/1000);TIME(0;0;[.Q120]/1000))" office:value-type="time" office:time-value="-PT00H00M00.27S" calcext:value-type="time">
            <text:p>-00:00:00,270</text:p>
          </table:table-cell>
          <table:table-cell table:style-name="ce84" table:formula="of:=[.P120]+[.R120]" office:value-type="time" office:time-value="PT00H00M00.238S" calcext:value-type="time">
            <text:p>00:00:00,238</text:p>
          </table:table-cell>
          <table:table-cell table:style-name="ce84" table:formula="of:=[.K120]+[.R120]" office:value-type="time" office:time-value="PT02H28M45.076S" calcext:value-type="time">
            <text:p>02:28:45,076</text:p>
          </table:table-cell>
          <table:table-cell table:style-name="ce84"/>
          <table:table-cell table:style-name="ce84" table:formula="of:=[.C120]-[.F120]" office:value-type="time" office:time-value="PT02H28M45.076S" calcext:value-type="time">
            <text:p>02:28:45,076</text:p>
          </table:table-cell>
          <table:table-cell table:style-name="ce84" table:formula="of:=[.I120]-[.C120]" office:value-type="time" office:time-value="PT00H00M36.175S" calcext:value-type="time">
            <text:p>00:00:36,175</text:p>
          </table:table-cell>
          <table:table-cell table:style-name="ce84" table:formula="of:=[.J120]-[.F120]" office:value-type="time" office:time-value="PT00H00M35.905S" calcext:value-type="time">
            <text:p>00:00:35,905</text:p>
          </table:table-cell>
          <table:table-cell table:style-name="ce84" table:formula="of:=[.X120]-[.W120]" office:value-type="time" office:time-value="-PT00H00M00.27S" calcext:value-type="time">
            <text:p>-00:00:00,270</text:p>
          </table:table-cell>
          <table:table-cell table:number-columns-repeated="3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</text:p>
          </table:table-cell>
          <table:table-cell office:value-type="time" office:time-value="PT03H52M29.671S" calcext:value-type="time">
            <text:p>03:52:29,671</text:p>
          </table:table-cell>
          <table:table-cell office:value-type="time" office:time-value="PT03H54M48.434S" calcext:value-type="time">
            <text:p>03:54:48,434</text:p>
          </table:table-cell>
          <table:table-cell table:style-name="ce79" table:formula="of:=[.D121]-[.C121]" office:value-type="time" office:time-value="PT00H02M18.763S" calcext:value-type="time">
            <text:p>00:02:18,763</text:p>
          </table:table-cell>
          <table:table-cell office:value-type="time" office:time-value="PT01H24M28.123S" calcext:value-type="time">
            <text:p>01:24:28,123</text:p>
          </table:table-cell>
          <table:table-cell table:formula="of:=[.F121]+[.E121]" office:value-type="time" office:time-value="PT01H26M46.886S" calcext:value-type="time">
            <text:p>01:26:46,886</text:p>
          </table:table-cell>
          <table:table-cell/>
          <table:table-cell table:style-name="ce79" office:value-type="time" office:time-value="PT03H52M30.487S" calcext:value-type="time">
            <text:p>03:52:30,487</text:p>
          </table:table-cell>
          <table:table-cell table:style-name="ce79" office:value-type="time" office:time-value="PT01H24M28.688S" calcext:value-type="time">
            <text:p>01:24:28,688</text:p>
          </table:table-cell>
          <table:table-cell table:formula="of:=[.I121]-[.J121]" office:value-type="time" office:time-value="PT02H28M01.799S" calcext:value-type="time">
            <text:p>02:28:01,799</text:p>
          </table:table-cell>
          <table:table-cell/>
          <table:table-cell table:style-name="ce79" office:value-type="time" office:time-value="PT03H52M30.734S" calcext:value-type="time">
            <text:p>03:52:30,734</text:p>
          </table:table-cell>
          <table:table-cell table:style-name="ce79" office:value-type="time" office:time-value="PT01H24M29.446S" calcext:value-type="time">
            <text:p>01:24:29,446</text:p>
          </table:table-cell>
          <table:table-cell table:style-name="ce84" table:formula="of:=[.M121]-[.N121]" office:value-type="time" office:time-value="PT02H28M01.288S" calcext:value-type="time">
            <text:p>02:28:01,288</text:p>
          </table:table-cell>
          <table:table-cell table:style-name="ce84" table:formula="of:=[.K121]-[.O121]" office:value-type="time" office:time-value="PT00H00M00.511S" calcext:value-type="time">
            <text:p>00:00:00,511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121]&lt;0;-TIME(0;0;ABS([.Q121])/1000);TIME(0;0;[.Q121]/1000))" office:value-type="time" office:time-value="-PT00H00M00.25S" calcext:value-type="time">
            <text:p>-00:00:00,250</text:p>
          </table:table-cell>
          <table:table-cell table:style-name="ce84" table:formula="of:=[.P121]+[.R121]" office:value-type="time" office:time-value="PT00H00M00.261S" calcext:value-type="time">
            <text:p>00:00:00,261</text:p>
          </table:table-cell>
          <table:table-cell table:style-name="ce84" table:formula="of:=[.K121]+[.R121]" office:value-type="time" office:time-value="PT02H28M01.549S" calcext:value-type="time">
            <text:p>02:28:01,549</text:p>
          </table:table-cell>
          <table:table-cell table:style-name="ce84"/>
          <table:table-cell table:style-name="ce84" table:formula="of:=[.C121]-[.F121]" office:value-type="time" office:time-value="PT02H28M01.548S" calcext:value-type="time">
            <text:p>02:28:01,548</text:p>
          </table:table-cell>
          <table:table-cell table:style-name="ce84" table:formula="of:=[.I121]-[.C121]" office:value-type="time" office:time-value="PT00H00M00.816S" calcext:value-type="time">
            <text:p>00:00:00,816</text:p>
          </table:table-cell>
          <table:table-cell table:style-name="ce84" table:formula="of:=[.J121]-[.F121]" office:value-type="time" office:time-value="PT00H00M00.565S" calcext:value-type="time">
            <text:p>00:00:00,565</text:p>
          </table:table-cell>
          <table:table-cell table:style-name="ce84" table:formula="of:=[.X121]-[.W121]" office:value-type="time" office:time-value="-PT00H00M00.251S" calcext:value-type="time">
            <text:p>-00:00:00,251</text:p>
          </table:table-cell>
          <table:table-cell table:number-columns-repeated="3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</text:p>
          </table:table-cell>
          <table:table-cell office:value-type="time" office:time-value="PT03H54M51.48S" calcext:value-type="time">
            <text:p>03:54:51,480</text:p>
          </table:table-cell>
          <table:table-cell office:value-type="time" office:time-value="PT03H56M12.698S" calcext:value-type="time">
            <text:p>03:56:12,698</text:p>
          </table:table-cell>
          <table:table-cell table:style-name="ce79" table:formula="of:=[.D122]-[.C122]" office:value-type="time" office:time-value="PT00H01M21.218S" calcext:value-type="time">
            <text:p>00:01:21,218</text:p>
          </table:table-cell>
          <table:table-cell office:value-type="time" office:time-value="PT01H26M53.84S" calcext:value-type="time">
            <text:p>01:26:53,840</text:p>
          </table:table-cell>
          <table:table-cell table:formula="of:=[.F122]+[.E122]" office:value-type="time" office:time-value="PT01H28M15.058S" calcext:value-type="time">
            <text:p>01:28:15,058</text:p>
          </table:table-cell>
          <table:table-cell/>
          <table:table-cell table:style-name="ce79" office:value-type="time" office:time-value="PT03H55M14.259S" calcext:value-type="time">
            <text:p>03:55:14,259</text:p>
          </table:table-cell>
          <table:table-cell table:style-name="ce79" office:value-type="time" office:time-value="PT01H27M16.372S" calcext:value-type="time">
            <text:p>01:27:16,372</text:p>
          </table:table-cell>
          <table:table-cell table:formula="of:=[.I122]-[.J122]" office:value-type="time" office:time-value="PT02H27M57.887S" calcext:value-type="time">
            <text:p>02:27:57,887</text:p>
          </table:table-cell>
          <table:table-cell/>
          <table:table-cell table:style-name="ce79" office:value-type="time" office:time-value="PT03H55M28.115S" calcext:value-type="time">
            <text:p>03:55:28,115</text:p>
          </table:table-cell>
          <table:table-cell table:style-name="ce79" office:value-type="time" office:time-value="PT01H27M30.706S" calcext:value-type="time">
            <text:p>01:27:30,706</text:p>
          </table:table-cell>
          <table:table-cell table:style-name="ce84" table:formula="of:=[.M122]-[.N122]" office:value-type="time" office:time-value="PT02H27M57.409S" calcext:value-type="time">
            <text:p>02:27:57,409</text:p>
          </table:table-cell>
          <table:table-cell table:style-name="ce84" table:formula="of:=[.K122]-[.O122]" office:value-type="time" office:time-value="PT00H00M00.478S" calcext:value-type="time">
            <text:p>00:00:00,478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122]&lt;0;-TIME(0;0;ABS([.Q122])/1000);TIME(0;0;[.Q122]/1000))" office:value-type="time" office:time-value="-PT00H00M00.25S" calcext:value-type="time">
            <text:p>-00:00:00,250</text:p>
          </table:table-cell>
          <table:table-cell table:style-name="ce84" table:formula="of:=[.P122]+[.R122]" office:value-type="time" office:time-value="PT00H00M00.228S" calcext:value-type="time">
            <text:p>00:00:00,228</text:p>
          </table:table-cell>
          <table:table-cell table:style-name="ce84" table:formula="of:=[.K122]+[.R122]" office:value-type="time" office:time-value="PT02H27M57.637S" calcext:value-type="time">
            <text:p>02:27:57,637</text:p>
          </table:table-cell>
          <table:table-cell table:style-name="ce84"/>
          <table:table-cell table:style-name="ce84" table:formula="of:=[.C122]-[.F122]" office:value-type="time" office:time-value="PT02H27M57.64S" calcext:value-type="time">
            <text:p>02:27:57,640</text:p>
          </table:table-cell>
          <table:table-cell table:style-name="ce84" table:formula="of:=[.I122]-[.C122]" office:value-type="time" office:time-value="PT00H00M22.779S" calcext:value-type="time">
            <text:p>00:00:22,779</text:p>
          </table:table-cell>
          <table:table-cell table:style-name="ce84" table:formula="of:=[.J122]-[.F122]" office:value-type="time" office:time-value="PT00H00M22.532S" calcext:value-type="time">
            <text:p>00:00:22,532</text:p>
          </table:table-cell>
          <table:table-cell table:style-name="ce84" table:formula="of:=[.X122]-[.W122]" office:value-type="time" office:time-value="-PT00H00M00.247S" calcext:value-type="time">
            <text:p>-00:00:00,247</text:p>
          </table:table-cell>
          <table:table-cell table:number-columns-repeated="3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table:style-name="ce79" table:formula="of:=[.D123]-[.C123]" office:value-type="time" office:time-value="PT00H00M20.062S" calcext:value-type="time">
            <text:p>00:00:20,062</text:p>
          </table:table-cell>
          <table:table-cell office:value-type="time" office:time-value="PT01H29M21.04S" calcext:value-type="time">
            <text:p>01:29:21,040</text:p>
          </table:table-cell>
          <table:table-cell table:formula="of:=[.F123]+[.E123]" office:value-type="time" office:time-value="PT01H29M41.102S" calcext:value-type="time">
            <text:p>01:29:41,102</text:p>
          </table:table-cell>
          <table:table-cell/>
          <table:table-cell table:style-name="ce79" office:value-type="time" office:time-value="PT03H56M19.032S" calcext:value-type="time">
            <text:p>03:56:19,032</text:p>
          </table:table-cell>
          <table:table-cell table:style-name="ce79" office:value-type="time" office:time-value="PT01H29M21.157S" calcext:value-type="time">
            <text:p>01:29:21,157</text:p>
          </table:table-cell>
          <table:table-cell table:formula="of:=[.I123]-[.J123]" office:value-type="time" office:time-value="PT02H26M57.875S" calcext:value-type="time">
            <text:p>02:26:57,875</text:p>
          </table:table-cell>
          <table:table-cell/>
          <table:table-cell table:style-name="ce79" office:value-type="time" office:time-value="PT03H56M20.42S" calcext:value-type="time">
            <text:p>03:56:20,420</text:p>
          </table:table-cell>
          <table:table-cell table:style-name="ce79" office:value-type="time" office:time-value="PT01H29M22.862S" calcext:value-type="time">
            <text:p>01:29:22,862</text:p>
          </table:table-cell>
          <table:table-cell table:style-name="ce84" table:formula="of:=[.M123]-[.N123]" office:value-type="time" office:time-value="PT02H26M57.558S" calcext:value-type="time">
            <text:p>02:26:57,558</text:p>
          </table:table-cell>
          <table:table-cell table:style-name="ce84" table:formula="of:=[.K123]-[.O123]" office:value-type="time" office:time-value="PT00H00M00.317S" calcext:value-type="time">
            <text:p>00:00:00,317</text:p>
          </table:table-cell>
          <table:table-cell table:style-name="ce89" office:value-type="float" office:value="-20" calcext:value-type="float">
            <text:p>-20</text:p>
          </table:table-cell>
          <table:table-cell table:style-name="ce84" table:formula="of:=IF([.Q123]&lt;0;-TIME(0;0;ABS([.Q123])/1000);TIME(0;0;[.Q123]/1000))" office:value-type="time" office:time-value="-PT00H00M00.02S" calcext:value-type="time">
            <text:p>-00:00:00,020</text:p>
          </table:table-cell>
          <table:table-cell table:style-name="ce84" table:formula="of:=[.P123]+[.R123]" office:value-type="time" office:time-value="PT00H00M00.297S" calcext:value-type="time">
            <text:p>00:00:00,297</text:p>
          </table:table-cell>
          <table:table-cell table:style-name="ce84" table:formula="of:=[.K123]+[.R123]" office:value-type="time" office:time-value="PT02H26M57.855S" calcext:value-type="time">
            <text:p>02:26:57,855</text:p>
          </table:table-cell>
          <table:table-cell table:style-name="ce84"/>
          <table:table-cell table:style-name="ce84" table:formula="of:=[.C123]-[.F123]" office:value-type="time" office:time-value="PT02H26M57.859S" calcext:value-type="time">
            <text:p>02:26:57,859</text:p>
          </table:table-cell>
          <table:table-cell table:style-name="ce84" table:formula="of:=[.I123]-[.C123]" office:value-type="time" office:time-value="PT00H00M00.133S" calcext:value-type="time">
            <text:p>00:00:00,133</text:p>
          </table:table-cell>
          <table:table-cell table:style-name="ce84" table:formula="of:=[.J123]-[.F123]" office:value-type="time" office:time-value="PT00H00M00.117S" calcext:value-type="time">
            <text:p>00:00:00,117</text:p>
          </table:table-cell>
          <table:table-cell table:style-name="ce84" table:formula="of:=[.X123]-[.W123]" office:value-type="time" office:time-value="-PT00H00M00.016S" calcext:value-type="time">
            <text:p>-00:00:00,016</text:p>
          </table:table-cell>
          <table:table-cell table:number-columns-repeated="3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table:style-name="ce79" table:formula="of:=[.D124]-[.C124]" office:value-type="time" office:time-value="PT00H00M09.51S" calcext:value-type="time">
            <text:p>00:00:09,510</text:p>
          </table:table-cell>
          <table:table-cell office:value-type="time" office:time-value="PT01H29M44.105S" calcext:value-type="time">
            <text:p>01:29:44,105</text:p>
          </table:table-cell>
          <table:table-cell table:formula="of:=[.F124]+[.E124]" office:value-type="time" office:time-value="PT01H29M53.615S" calcext:value-type="time">
            <text:p>01:29:53,615</text:p>
          </table:table-cell>
          <table:table-cell/>
          <table:table-cell table:style-name="ce79" office:value-type="time" office:time-value="PT03H56M41.953S" calcext:value-type="time">
            <text:p>03:56:41,953</text:p>
          </table:table-cell>
          <table:table-cell table:style-name="ce79" office:value-type="time" office:time-value="PT01H29M45.043S" calcext:value-type="time">
            <text:p>01:29:45,043</text:p>
          </table:table-cell>
          <table:table-cell table:formula="of:=[.I124]-[.J124]" office:value-type="time" office:time-value="PT02H26M56.91S" calcext:value-type="time">
            <text:p>02:26:56,910</text:p>
          </table:table-cell>
          <table:table-cell/>
          <table:table-cell table:style-name="ce79" office:value-type="time" office:time-value="PT03H56M42.695S" calcext:value-type="time">
            <text:p>03:56:42,695</text:p>
          </table:table-cell>
          <table:table-cell table:style-name="ce79" office:value-type="time" office:time-value="PT01H29M46.258S" calcext:value-type="time">
            <text:p>01:29:46,258</text:p>
          </table:table-cell>
          <table:table-cell table:style-name="ce84" table:formula="of:=[.M124]-[.N124]" office:value-type="time" office:time-value="PT02H26M56.437S" calcext:value-type="time">
            <text:p>02:26:56,437</text:p>
          </table:table-cell>
          <table:table-cell table:style-name="ce84" table:formula="of:=[.K124]-[.O124]" office:value-type="time" office:time-value="PT00H00M00.473S" calcext:value-type="time">
            <text:p>00:00:00,473</text:p>
          </table:table-cell>
          <table:table-cell table:style-name="ce89" office:value-type="float" office:value="-560" calcext:value-type="float">
            <text:p>-560</text:p>
          </table:table-cell>
          <table:table-cell table:style-name="ce84" table:formula="of:=IF([.Q124]&lt;0;-TIME(0;0;ABS([.Q124])/1000);TIME(0;0;[.Q124]/1000))" office:value-type="time" office:time-value="-PT00H00M00.56S" calcext:value-type="time">
            <text:p>-00:00:00,560</text:p>
          </table:table-cell>
          <table:table-cell table:style-name="ce84" table:formula="of:=[.P124]+[.R124]" office:value-type="time" office:time-value="-PT00H00M00.087S" calcext:value-type="time">
            <text:p>-00:00:00,087</text:p>
          </table:table-cell>
          <table:table-cell table:style-name="ce84" table:formula="of:=[.K124]+[.R124]" office:value-type="time" office:time-value="PT02H26M56.35S" calcext:value-type="time">
            <text:p>02:26:56,350</text:p>
          </table:table-cell>
          <table:table-cell table:style-name="ce84"/>
          <table:table-cell table:style-name="ce84" table:formula="of:=[.C124]-[.F124]" office:value-type="time" office:time-value="PT02H26M56.349S" calcext:value-type="time">
            <text:p>02:26:56,349</text:p>
          </table:table-cell>
          <table:table-cell table:style-name="ce84" table:formula="of:=[.I124]-[.C124]" office:value-type="time" office:time-value="PT00H00M01.499S" calcext:value-type="time">
            <text:p>00:00:01,499</text:p>
          </table:table-cell>
          <table:table-cell table:style-name="ce84" table:formula="of:=[.J124]-[.F124]" office:value-type="time" office:time-value="PT00H00M00.938S" calcext:value-type="time">
            <text:p>00:00:00,938</text:p>
          </table:table-cell>
          <table:table-cell table:style-name="ce84" table:formula="of:=[.X124]-[.W124]" office:value-type="time" office:time-value="-PT00H00M00.561S" calcext:value-type="time">
            <text:p>-00:00:00,561</text:p>
          </table:table-cell>
          <table:table-cell table:number-columns-repeated="3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T</text:p>
          </table:table-cell>
          <table:table-cell office:value-type="time" office:time-value="PT03H56M53.289S" calcext:value-type="time">
            <text:p>03:56:53,289</text:p>
          </table:table-cell>
          <table:table-cell office:value-type="time" office:time-value="PT03H58M01.856S" calcext:value-type="time">
            <text:p>03:58:01,856</text:p>
          </table:table-cell>
          <table:table-cell table:style-name="ce79" table:formula="of:=[.D125]-[.C125]" office:value-type="time" office:time-value="PT00H01M08.567S" calcext:value-type="time">
            <text:p>00:01:08,567</text:p>
          </table:table-cell>
          <table:table-cell office:value-type="time" office:time-value="PT01H40M23.1S" calcext:value-type="time">
            <text:p>01:40:23,100</text:p>
          </table:table-cell>
          <table:table-cell table:formula="of:=[.F125]+[.E125]" office:value-type="time" office:time-value="PT01H41M31.667S" calcext:value-type="time">
            <text:p>01:41:31,667</text:p>
          </table:table-cell>
          <table:table-cell/>
          <table:table-cell table:style-name="ce79" office:value-type="time" office:time-value="PT03H56M55.303S" calcext:value-type="time">
            <text:p>03:56:55,303</text:p>
          </table:table-cell>
          <table:table-cell table:style-name="ce79" office:value-type="time" office:time-value="PT01H40M24.715S" calcext:value-type="time">
            <text:p>01:40:24,715</text:p>
          </table:table-cell>
          <table:table-cell table:formula="of:=[.I125]-[.J125]" office:value-type="time" office:time-value="PT02H16M30.588S" calcext:value-type="time">
            <text:p>02:16:30,588</text:p>
          </table:table-cell>
          <table:table-cell/>
          <table:table-cell table:style-name="ce79" office:value-type="time" office:time-value="PT03H56M55.832S" calcext:value-type="time">
            <text:p>03:56:55,832</text:p>
          </table:table-cell>
          <table:table-cell table:style-name="ce79" office:value-type="time" office:time-value="PT01H40M25.737S" calcext:value-type="time">
            <text:p>01:40:25,737</text:p>
          </table:table-cell>
          <table:table-cell table:style-name="ce84" table:formula="of:=[.M125]-[.N125]" office:value-type="time" office:time-value="PT02H16M30.095S" calcext:value-type="time">
            <text:p>02:16:30,095</text:p>
          </table:table-cell>
          <table:table-cell table:style-name="ce84" table:formula="of:=[.K125]-[.O125]" office:value-type="time" office:time-value="PT00H00M00.493S" calcext:value-type="time">
            <text:p>00:00:00,493</text:p>
          </table:table-cell>
          <table:table-cell table:style-name="ce89" office:value-type="float" office:value="-400" calcext:value-type="float">
            <text:p>-400</text:p>
          </table:table-cell>
          <table:table-cell table:style-name="ce84" table:formula="of:=IF([.Q125]&lt;0;-TIME(0;0;ABS([.Q125])/1000);TIME(0;0;[.Q125]/1000))" office:value-type="time" office:time-value="-PT00H00M00.4S" calcext:value-type="time">
            <text:p>-00:00:00,400</text:p>
          </table:table-cell>
          <table:table-cell table:style-name="ce84" table:formula="of:=[.P125]+[.R125]" office:value-type="time" office:time-value="PT00H00M00.093S" calcext:value-type="time">
            <text:p>00:00:00,093</text:p>
          </table:table-cell>
          <table:table-cell table:style-name="ce84" table:formula="of:=[.K125]+[.R125]" office:value-type="time" office:time-value="PT02H16M30.188S" calcext:value-type="time">
            <text:p>02:16:30,188</text:p>
          </table:table-cell>
          <table:table-cell table:style-name="ce84"/>
          <table:table-cell table:style-name="ce84" table:formula="of:=[.C125]-[.F125]" office:value-type="time" office:time-value="PT02H16M30.189S" calcext:value-type="time">
            <text:p>02:16:30,189</text:p>
          </table:table-cell>
          <table:table-cell table:style-name="ce84" table:formula="of:=[.I125]-[.C125]" office:value-type="time" office:time-value="PT00H00M02.014S" calcext:value-type="time">
            <text:p>00:00:02,014</text:p>
          </table:table-cell>
          <table:table-cell table:style-name="ce84" table:formula="of:=[.J125]-[.F125]" office:value-type="time" office:time-value="PT00H00M01.615S" calcext:value-type="time">
            <text:p>00:00:01,615</text:p>
          </table:table-cell>
          <table:table-cell table:style-name="ce84" table:formula="of:=[.X125]-[.W125]" office:value-type="time" office:time-value="-PT00H00M00.399S" calcext:value-type="time">
            <text:p>-00:00:00,399</text:p>
          </table:table-cell>
          <table:table-cell table:number-columns-repeated="3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T</text:p>
          </table:table-cell>
          <table:table-cell office:value-type="time" office:time-value="PT03H58M10.915S" calcext:value-type="time">
            <text:p>03:58:10,915</text:p>
          </table:table-cell>
          <table:table-cell office:value-type="time" office:time-value="PT03H58M12.749S" calcext:value-type="time">
            <text:p>03:58:12,749</text:p>
          </table:table-cell>
          <table:table-cell table:style-name="ce79" table:formula="of:=[.D126]-[.C126]" office:value-type="time" office:time-value="PT00H00M01.834S" calcext:value-type="time">
            <text:p>00:00:01,834</text:p>
          </table:table-cell>
          <table:table-cell office:value-type="time" office:time-value="PT01H42M01.657S" calcext:value-type="time">
            <text:p>01:42:01,657</text:p>
          </table:table-cell>
          <table:table-cell table:formula="of:=[.F126]+[.E126]" office:value-type="time" office:time-value="PT01H42M03.491S" calcext:value-type="time">
            <text:p>01:42:03,491</text:p>
          </table:table-cell>
          <table:table-cell/>
          <table:table-cell table:style-name="ce79" office:value-type="time" office:time-value="PT03H58M13.313S" calcext:value-type="time">
            <text:p>03:58:13,313</text:p>
          </table:table-cell>
          <table:table-cell table:style-name="ce79" office:value-type="time" office:time-value="PT01H42M04.055S" calcext:value-type="time">
            <text:p>01:42:04,055</text:p>
          </table:table-cell>
          <table:table-cell table:formula="of:=[.I126]-[.J126]" office:value-type="time" office:time-value="PT02H16M09.258S" calcext:value-type="time">
            <text:p>02:16:09,258</text:p>
          </table:table-cell>
          <table:table-cell/>
          <table:table-cell table:style-name="ce79" office:value-type="time" office:time-value="PT03H58M10.409S" calcext:value-type="time">
            <text:p>03:58:10,409</text:p>
          </table:table-cell>
          <table:table-cell table:style-name="ce79" office:value-type="time" office:time-value="PT01H42M01.495S" calcext:value-type="time">
            <text:p>01:42:01,495</text:p>
          </table:table-cell>
          <table:table-cell table:style-name="ce84" table:formula="of:=[.M126]-[.N126]" office:value-type="time" office:time-value="PT02H16M08.914S" calcext:value-type="time">
            <text:p>02:16:08,914</text:p>
          </table:table-cell>
          <table:table-cell table:style-name="ce84" table:formula="of:=[.K126]-[.O126]" office:value-type="time" office:time-value="PT00H00M00.344S" calcext:value-type="time">
            <text:p>00:00:00,344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26]&lt;0;-TIME(0;0;ABS([.Q126])/1000);TIME(0;0;[.Q126]/1000))" office:value-type="time" office:time-value="PT00H00M00S" calcext:value-type="time">
            <text:p>00:00:00,000</text:p>
          </table:table-cell>
          <table:table-cell table:style-name="ce84" table:formula="of:=[.P126]+[.R126]" office:value-type="time" office:time-value="PT00H00M00.344S" calcext:value-type="time">
            <text:p>00:00:00,344</text:p>
          </table:table-cell>
          <table:table-cell table:style-name="ce84" table:formula="of:=[.K126]+[.R126]" office:value-type="time" office:time-value="PT02H16M09.258S" calcext:value-type="time">
            <text:p>02:16:09,258</text:p>
          </table:table-cell>
          <table:table-cell table:style-name="ce84"/>
          <table:table-cell table:style-name="ce84" table:formula="of:=[.C126]-[.F126]" office:value-type="time" office:time-value="PT02H16M09.258S" calcext:value-type="time">
            <text:p>02:16:09,258</text:p>
          </table:table-cell>
          <table:table-cell table:style-name="ce84" table:formula="of:=[.I126]-[.C126]" office:value-type="time" office:time-value="PT00H00M02.398S" calcext:value-type="time">
            <text:p>00:00:02,398</text:p>
          </table:table-cell>
          <table:table-cell table:style-name="ce84" table:formula="of:=[.J126]-[.F126]" office:value-type="time" office:time-value="PT00H00M02.398S" calcext:value-type="time">
            <text:p>00:00:02,398</text:p>
          </table:table-cell>
          <table:table-cell table:style-name="ce84" table:formula="of:=[.X126]-[.W126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T</text:p>
          </table:table-cell>
          <table:table-cell office:value-type="time" office:time-value="PT03H58M20.433S" calcext:value-type="time">
            <text:p>03:58:20,433</text:p>
          </table:table-cell>
          <table:table-cell office:value-type="time" office:time-value="PT03H58M40.286S" calcext:value-type="time">
            <text:p>03:58:40,286</text:p>
          </table:table-cell>
          <table:table-cell table:style-name="ce79" table:formula="of:=[.D127]-[.C127]" office:value-type="time" office:time-value="PT00H00M19.853S" calcext:value-type="time">
            <text:p>00:00:19,853</text:p>
          </table:table-cell>
          <table:table-cell office:value-type="time" office:time-value="PT01H42M58.462S" calcext:value-type="time">
            <text:p>01:42:58,462</text:p>
          </table:table-cell>
          <table:table-cell table:formula="of:=[.F127]+[.E127]" office:value-type="time" office:time-value="PT01H43M18.315S" calcext:value-type="time">
            <text:p>01:43:18,315</text:p>
          </table:table-cell>
          <table:table-cell/>
          <table:table-cell table:style-name="ce79" office:value-type="time" office:time-value="PT03H58M29.53S" calcext:value-type="time">
            <text:p>03:58:29,530</text:p>
          </table:table-cell>
          <table:table-cell table:style-name="ce79" office:value-type="time" office:time-value="PT01H43M07.175S" calcext:value-type="time">
            <text:p>01:43:07,175</text:p>
          </table:table-cell>
          <table:table-cell table:formula="of:=[.I127]-[.J127]" office:value-type="time" office:time-value="PT02H15M22.355S" calcext:value-type="time">
            <text:p>02:15:22,355</text:p>
          </table:table-cell>
          <table:table-cell/>
          <table:table-cell table:style-name="ce79" office:value-type="time" office:time-value="PT03H58M27.339S" calcext:value-type="time">
            <text:p>03:58:27,339</text:p>
          </table:table-cell>
          <table:table-cell table:style-name="ce79" office:value-type="time" office:time-value="PT01H43M05.348S" calcext:value-type="time">
            <text:p>01:43:05,348</text:p>
          </table:table-cell>
          <table:table-cell table:style-name="ce84" table:formula="of:=[.M127]-[.N127]" office:value-type="time" office:time-value="PT02H15M21.991S" calcext:value-type="time">
            <text:p>02:15:21,991</text:p>
          </table:table-cell>
          <table:table-cell table:style-name="ce84" table:formula="of:=[.K127]-[.O127]" office:value-type="time" office:time-value="PT00H00M00.364S" calcext:value-type="time">
            <text:p>00:00:00,364</text:p>
          </table:table-cell>
          <table:table-cell table:style-name="ce89" office:value-type="float" office:value="-380" calcext:value-type="float">
            <text:p>-380</text:p>
          </table:table-cell>
          <table:table-cell table:style-name="ce84" table:formula="of:=IF([.Q127]&lt;0;-TIME(0;0;ABS([.Q127])/1000);TIME(0;0;[.Q127]/1000))" office:value-type="time" office:time-value="-PT00H00M00.38S" calcext:value-type="time">
            <text:p>-00:00:00,380</text:p>
          </table:table-cell>
          <table:table-cell table:style-name="ce84" table:formula="of:=[.P127]+[.R127]" office:value-type="time" office:time-value="-PT00H00M00.016S" calcext:value-type="time">
            <text:p>-00:00:00,016</text:p>
          </table:table-cell>
          <table:table-cell table:style-name="ce84" table:formula="of:=[.K127]+[.R127]" office:value-type="time" office:time-value="PT02H15M21.975S" calcext:value-type="time">
            <text:p>02:15:21,975</text:p>
          </table:table-cell>
          <table:table-cell table:style-name="ce84"/>
          <table:table-cell table:style-name="ce84" table:formula="of:=[.C127]-[.F127]" office:value-type="time" office:time-value="PT02H15M21.971S" calcext:value-type="time">
            <text:p>02:15:21,971</text:p>
          </table:table-cell>
          <table:table-cell table:style-name="ce84" table:formula="of:=[.I127]-[.C127]" office:value-type="time" office:time-value="PT00H00M09.097S" calcext:value-type="time">
            <text:p>00:00:09,097</text:p>
          </table:table-cell>
          <table:table-cell table:style-name="ce84" table:formula="of:=[.J127]-[.F127]" office:value-type="time" office:time-value="PT00H00M08.713S" calcext:value-type="time">
            <text:p>00:00:08,713</text:p>
          </table:table-cell>
          <table:table-cell table:style-name="ce84" table:formula="of:=[.X127]-[.W127]" office:value-type="time" office:time-value="-PT00H00M00.384S" calcext:value-type="time">
            <text:p>-00:00:00,384</text:p>
          </table:table-cell>
          <table:table-cell table:number-columns-repeated="3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T</text:p>
          </table:table-cell>
          <table:table-cell office:value-type="time" office:time-value="PT03H58M40.397S" calcext:value-type="time">
            <text:p>03:58:40,397</text:p>
          </table:table-cell>
          <table:table-cell office:value-type="time" office:time-value="PT03H58M42.25S" calcext:value-type="time">
            <text:p>03:58:42,250</text:p>
          </table:table-cell>
          <table:table-cell table:style-name="ce79" table:formula="of:=[.D128]-[.C128]" office:value-type="time" office:time-value="PT00H00M01.853S" calcext:value-type="time">
            <text:p>00:00:01,853</text:p>
          </table:table-cell>
          <table:table-cell office:value-type="time" office:time-value="PT01H42M09.957S" calcext:value-type="time">
            <text:p>01:42:09,957</text:p>
          </table:table-cell>
          <table:table-cell table:formula="of:=[.F128]+[.E128]" office:value-type="time" office:time-value="PT01H42M11.81S" calcext:value-type="time">
            <text:p>01:42:11,810</text:p>
          </table:table-cell>
          <table:table-cell/>
          <table:table-cell table:style-name="ce79" office:value-type="time" office:time-value="PT03H58M40.586S" calcext:value-type="time">
            <text:p>03:58:40,586</text:p>
          </table:table-cell>
          <table:table-cell table:style-name="ce79" office:value-type="time" office:time-value="PT01H42M10.059S" calcext:value-type="time">
            <text:p>01:42:10,059</text:p>
          </table:table-cell>
          <table:table-cell table:formula="of:=[.I128]-[.J128]" office:value-type="time" office:time-value="PT02H16M30.527S" calcext:value-type="time">
            <text:p>02:16:30,527</text:p>
          </table:table-cell>
          <table:table-cell/>
          <table:table-cell table:style-name="ce79" office:value-type="time" office:time-value="PT03H58M40.815S" calcext:value-type="time">
            <text:p>03:58:40,815</text:p>
          </table:table-cell>
          <table:table-cell table:style-name="ce79" office:value-type="time" office:time-value="PT01H42M10.632S" calcext:value-type="time">
            <text:p>01:42:10,632</text:p>
          </table:table-cell>
          <table:table-cell table:style-name="ce84" table:formula="of:=[.M128]-[.N128]" office:value-type="time" office:time-value="PT02H16M30.183S" calcext:value-type="time">
            <text:p>02:16:30,183</text:p>
          </table:table-cell>
          <table:table-cell table:style-name="ce84" table:formula="of:=[.K128]-[.O128]" office:value-type="time" office:time-value="PT00H00M00.344S" calcext:value-type="time">
            <text:p>00:00:00,344</text:p>
          </table:table-cell>
          <table:table-cell table:style-name="ce89" office:value-type="float" office:value="-80" calcext:value-type="float">
            <text:p>-80</text:p>
          </table:table-cell>
          <table:table-cell table:style-name="ce84" table:formula="of:=IF([.Q128]&lt;0;-TIME(0;0;ABS([.Q128])/1000);TIME(0;0;[.Q128]/1000))" office:value-type="time" office:time-value="-PT00H00M00.08S" calcext:value-type="time">
            <text:p>-00:00:00,080</text:p>
          </table:table-cell>
          <table:table-cell table:style-name="ce84" table:formula="of:=[.P128]+[.R128]" office:value-type="time" office:time-value="PT00H00M00.264S" calcext:value-type="time">
            <text:p>00:00:00,264</text:p>
          </table:table-cell>
          <table:table-cell table:style-name="ce84" table:formula="of:=[.K128]+[.R128]" office:value-type="time" office:time-value="PT02H16M30.447S" calcext:value-type="time">
            <text:p>02:16:30,447</text:p>
          </table:table-cell>
          <table:table-cell table:style-name="ce84"/>
          <table:table-cell table:style-name="ce84" table:formula="of:=[.C128]-[.F128]" office:value-type="time" office:time-value="PT02H16M30.44S" calcext:value-type="time">
            <text:p>02:16:30,440</text:p>
          </table:table-cell>
          <table:table-cell table:style-name="ce84" table:formula="of:=[.I128]-[.C128]" office:value-type="time" office:time-value="PT00H00M00.189S" calcext:value-type="time">
            <text:p>00:00:00,189</text:p>
          </table:table-cell>
          <table:table-cell table:style-name="ce84" table:formula="of:=[.J128]-[.F128]" office:value-type="time" office:time-value="PT00H00M00.102S" calcext:value-type="time">
            <text:p>00:00:00,102</text:p>
          </table:table-cell>
          <table:table-cell table:style-name="ce84" table:formula="of:=[.X128]-[.W128]" office:value-type="time" office:time-value="-PT00H00M00.087S" calcext:value-type="time">
            <text:p>-00:00:00,087</text:p>
          </table:table-cell>
          <table:table-cell table:number-columns-repeated="3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T</text:p>
          </table:table-cell>
          <table:table-cell office:value-type="time" office:time-value="PT03H59M00.148S" calcext:value-type="time">
            <text:p>03:59:00,148</text:p>
          </table:table-cell>
          <table:table-cell office:value-type="time" office:time-value="PT03H59M40.104S" calcext:value-type="time">
            <text:p>03:59:40,104</text:p>
          </table:table-cell>
          <table:table-cell table:style-name="ce79" table:formula="of:=[.D129]-[.C129]" office:value-type="time" office:time-value="PT00H00M39.956S" calcext:value-type="time">
            <text:p>00:00:39,956</text:p>
          </table:table-cell>
          <table:table-cell office:value-type="time" office:time-value="PT01H43M33.707S" calcext:value-type="time">
            <text:p>01:43:33,707</text:p>
          </table:table-cell>
          <table:table-cell table:formula="of:=[.F129]+[.E129]" office:value-type="time" office:time-value="PT01H44M13.663S" calcext:value-type="time">
            <text:p>01:44:13,663</text:p>
          </table:table-cell>
          <table:table-cell/>
          <table:table-cell table:style-name="ce79" office:value-type="time" office:time-value="PT03H59M02.839S" calcext:value-type="time">
            <text:p>03:59:02,839</text:p>
          </table:table-cell>
          <table:table-cell table:style-name="ce79" office:value-type="time" office:time-value="PT01H43M36.044S" calcext:value-type="time">
            <text:p>01:43:36,044</text:p>
          </table:table-cell>
          <table:table-cell table:formula="of:=[.I129]-[.J129]" office:value-type="time" office:time-value="PT02H15M26.795S" calcext:value-type="time">
            <text:p>02:15:26,795</text:p>
          </table:table-cell>
          <table:table-cell/>
          <table:table-cell table:style-name="ce79" office:value-type="time" office:time-value="PT03H59M01.543S" calcext:value-type="time">
            <text:p>03:59:01,543</text:p>
          </table:table-cell>
          <table:table-cell table:style-name="ce79" office:value-type="time" office:time-value="PT01H43M35.127S" calcext:value-type="time">
            <text:p>01:43:35,127</text:p>
          </table:table-cell>
          <table:table-cell table:style-name="ce84" table:formula="of:=[.M129]-[.N129]" office:value-type="time" office:time-value="PT02H15M26.416S" calcext:value-type="time">
            <text:p>02:15:26,416</text:p>
          </table:table-cell>
          <table:table-cell table:style-name="ce84" table:formula="of:=[.K129]-[.O129]" office:value-type="time" office:time-value="PT00H00M00.379S" calcext:value-type="time">
            <text:p>00:00:00,379</text:p>
          </table:table-cell>
          <table:table-cell table:style-name="ce89" office:value-type="float" office:value="-350" calcext:value-type="float">
            <text:p>-350</text:p>
          </table:table-cell>
          <table:table-cell table:style-name="ce84" table:formula="of:=IF([.Q129]&lt;0;-TIME(0;0;ABS([.Q129])/1000);TIME(0;0;[.Q129]/1000))" office:value-type="time" office:time-value="-PT00H00M00.35S" calcext:value-type="time">
            <text:p>-00:00:00,350</text:p>
          </table:table-cell>
          <table:table-cell table:style-name="ce84" table:formula="of:=[.P129]+[.R129]" office:value-type="time" office:time-value="PT00H00M00.029S" calcext:value-type="time">
            <text:p>00:00:00,029</text:p>
          </table:table-cell>
          <table:table-cell table:style-name="ce84" table:formula="of:=[.K129]+[.R129]" office:value-type="time" office:time-value="PT02H15M26.445S" calcext:value-type="time">
            <text:p>02:15:26,445</text:p>
          </table:table-cell>
          <table:table-cell table:style-name="ce84"/>
          <table:table-cell table:style-name="ce84" table:formula="of:=[.C129]-[.F129]" office:value-type="time" office:time-value="PT02H15M26.441S" calcext:value-type="time">
            <text:p>02:15:26,441</text:p>
          </table:table-cell>
          <table:table-cell table:style-name="ce84" table:formula="of:=[.I129]-[.C129]" office:value-type="time" office:time-value="PT00H00M02.691S" calcext:value-type="time">
            <text:p>00:00:02,691</text:p>
          </table:table-cell>
          <table:table-cell table:style-name="ce84" table:formula="of:=[.J129]-[.F129]" office:value-type="time" office:time-value="PT00H00M02.337S" calcext:value-type="time">
            <text:p>00:00:02,337</text:p>
          </table:table-cell>
          <table:table-cell table:style-name="ce84" table:formula="of:=[.X129]-[.W129]" office:value-type="time" office:time-value="-PT00H00M00.354S" calcext:value-type="time">
            <text:p>-00:00:00,354</text:p>
          </table:table-cell>
          <table:table-cell table:number-columns-repeated="3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T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style-name="ce79" table:formula="of:=[.D130]-[.C130]" office:value-type="time" office:time-value="PT00H00M09.091S" calcext:value-type="time">
            <text:p>00:00:09,091</text:p>
          </table:table-cell>
          <table:table-cell office:value-type="time" office:time-value="PT01H44M42.4S" calcext:value-type="time">
            <text:p>01:44:42,400</text:p>
          </table:table-cell>
          <table:table-cell table:formula="of:=[.F130]+[.E130]" office:value-type="time" office:time-value="PT01H44M51.491S" calcext:value-type="time">
            <text:p>01:44:51,491</text:p>
          </table:table-cell>
          <table:table-cell/>
          <table:table-cell table:style-name="ce79" office:value-type="time" office:time-value="PT04H00M10.316S" calcext:value-type="time">
            <text:p>04:00:10,316</text:p>
          </table:table-cell>
          <table:table-cell table:style-name="ce79" office:value-type="time" office:time-value="PT01H44M45.194S" calcext:value-type="time">
            <text:p>01:44:45,194</text:p>
          </table:table-cell>
          <table:table-cell table:formula="of:=[.I130]-[.J130]" office:value-type="time" office:time-value="PT02H15M25.122S" calcext:value-type="time">
            <text:p>02:15:25,122</text:p>
          </table:table-cell>
          <table:table-cell/>
          <table:table-cell table:style-name="ce79" office:value-type="time" office:time-value="PT04H00M06.603S" calcext:value-type="time">
            <text:p>04:00:06,603</text:p>
          </table:table-cell>
          <table:table-cell table:style-name="ce79" office:value-type="time" office:time-value="PT01H44M41.91S" calcext:value-type="time">
            <text:p>01:44:41,910</text:p>
          </table:table-cell>
          <table:table-cell table:style-name="ce84" table:formula="of:=[.M130]-[.N130]" office:value-type="time" office:time-value="PT02H15M24.693S" calcext:value-type="time">
            <text:p>02:15:24,693</text:p>
          </table:table-cell>
          <table:table-cell table:style-name="ce84" table:formula="of:=[.K130]-[.O130]" office:value-type="time" office:time-value="PT00H00M00.429S" calcext:value-type="time">
            <text:p>00:00:00,429</text:p>
          </table:table-cell>
          <table:table-cell table:style-name="ce89" office:value-type="float" office:value="-490" calcext:value-type="float">
            <text:p>-490</text:p>
          </table:table-cell>
          <table:table-cell table:style-name="ce84" table:formula="of:=IF([.Q130]&lt;0;-TIME(0;0;ABS([.Q130])/1000);TIME(0;0;[.Q130]/1000))" office:value-type="time" office:time-value="-PT00H00M00.49S" calcext:value-type="time">
            <text:p>-00:00:00,490</text:p>
          </table:table-cell>
          <table:table-cell table:style-name="ce84" table:formula="of:=[.P130]+[.R130]" office:value-type="time" office:time-value="-PT00H00M00.061S" calcext:value-type="time">
            <text:p>-00:00:00,061</text:p>
          </table:table-cell>
          <table:table-cell table:style-name="ce84" table:formula="of:=[.K130]+[.R130]" office:value-type="time" office:time-value="PT02H15M24.632S" calcext:value-type="time">
            <text:p>02:15:24,632</text:p>
          </table:table-cell>
          <table:table-cell table:style-name="ce84"/>
          <table:table-cell table:style-name="ce84" table:formula="of:=[.C130]-[.F130]" office:value-type="time" office:time-value="PT02H15M24.634S" calcext:value-type="time">
            <text:p>02:15:24,634</text:p>
          </table:table-cell>
          <table:table-cell table:style-name="ce84" table:formula="of:=[.I130]-[.C130]" office:value-type="time" office:time-value="PT00H00M03.282S" calcext:value-type="time">
            <text:p>00:00:03,282</text:p>
          </table:table-cell>
          <table:table-cell table:style-name="ce84" table:formula="of:=[.J130]-[.F130]" office:value-type="time" office:time-value="PT00H00M02.794S" calcext:value-type="time">
            <text:p>00:00:02,794</text:p>
          </table:table-cell>
          <table:table-cell table:style-name="ce84" table:formula="of:=[.X130]-[.W130]" office:value-type="time" office:time-value="-PT00H00M00.488S" calcext:value-type="time">
            <text:p>-00:00:00,488</text:p>
          </table:table-cell>
          <table:table-cell table:number-columns-repeated="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</text:p>
          </table:table-cell>
          <table:table-cell office:value-type="time" office:time-value="PT04H00M30.015S" calcext:value-type="time">
            <text:p>04:00:30,015</text:p>
          </table:table-cell>
          <table:table-cell office:value-type="time" office:time-value="PT04H00M38.44S" calcext:value-type="time">
            <text:p>04:00:38,440</text:p>
          </table:table-cell>
          <table:table-cell table:style-name="ce79" table:formula="of:=[.D131]-[.C131]" office:value-type="time" office:time-value="PT00H00M08.425S" calcext:value-type="time">
            <text:p>00:00:08,425</text:p>
          </table:table-cell>
          <table:table-cell office:value-type="time" office:time-value="PT01H30M13.801S" calcext:value-type="time">
            <text:p>01:30:13,801</text:p>
          </table:table-cell>
          <table:table-cell table:formula="of:=[.F131]+[.E131]" office:value-type="time" office:time-value="PT01H30M22.226S" calcext:value-type="time">
            <text:p>01:30:22,226</text:p>
          </table:table-cell>
          <table:table-cell/>
          <table:table-cell table:style-name="ce79" office:value-type="time" office:time-value="PT04H00M33.994S" calcext:value-type="time">
            <text:p>04:00:33,994</text:p>
          </table:table-cell>
          <table:table-cell table:style-name="ce79" office:value-type="time" office:time-value="PT01H30M17.781S" calcext:value-type="time">
            <text:p>01:30:17,781</text:p>
          </table:table-cell>
          <table:table-cell table:formula="of:=[.I131]-[.J131]" office:value-type="time" office:time-value="PT02H30M16.213S" calcext:value-type="time">
            <text:p>02:30:16,213</text:p>
          </table:table-cell>
          <table:table-cell/>
          <table:table-cell table:style-name="ce79" office:value-type="time" office:time-value="PT04H00M35.883S" calcext:value-type="time">
            <text:p>04:00:35,883</text:p>
          </table:table-cell>
          <table:table-cell table:style-name="ce79" office:value-type="time" office:time-value="PT01H30M20.207S" calcext:value-type="time">
            <text:p>01:30:20,207</text:p>
          </table:table-cell>
          <table:table-cell table:style-name="ce84" table:formula="of:=[.M131]-[.N131]" office:value-type="time" office:time-value="PT02H30M15.676S" calcext:value-type="time">
            <text:p>02:30:15,676</text:p>
          </table:table-cell>
          <table:table-cell table:style-name="ce84" table:formula="of:=[.K131]-[.O131]" office:value-type="time" office:time-value="PT00H00M00.537S" calcext:value-type="time">
            <text:p>00:00:00,53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31]&lt;0;-TIME(0;0;ABS([.Q131])/1000);TIME(0;0;[.Q131]/1000))" office:value-type="time" office:time-value="PT00H00M00S" calcext:value-type="time">
            <text:p>00:00:00,000</text:p>
          </table:table-cell>
          <table:table-cell table:style-name="ce84" table:formula="of:=[.P131]+[.R131]" office:value-type="time" office:time-value="PT00H00M00.537S" calcext:value-type="time">
            <text:p>00:00:00,537</text:p>
          </table:table-cell>
          <table:table-cell table:style-name="ce84" table:formula="of:=[.K131]+[.R131]" office:value-type="time" office:time-value="PT02H30M16.213S" calcext:value-type="time">
            <text:p>02:30:16,213</text:p>
          </table:table-cell>
          <table:table-cell table:style-name="ce84"/>
          <table:table-cell table:style-name="ce84" table:formula="of:=[.C131]-[.F131]" office:value-type="time" office:time-value="PT02H30M16.214S" calcext:value-type="time">
            <text:p>02:30:16,214</text:p>
          </table:table-cell>
          <table:table-cell table:style-name="ce84" table:formula="of:=[.I131]-[.C131]" office:value-type="time" office:time-value="PT00H00M03.979S" calcext:value-type="time">
            <text:p>00:00:03,979</text:p>
          </table:table-cell>
          <table:table-cell table:style-name="ce84" table:formula="of:=[.J131]-[.F131]" office:value-type="time" office:time-value="PT00H00M03.98S" calcext:value-type="time">
            <text:p>00:00:03,980</text:p>
          </table:table-cell>
          <table:table-cell table:style-name="ce84" table:formula="of:=[.X131]-[.W131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</text:p>
          </table:table-cell>
          <table:table-cell office:value-type="time" office:time-value="PT04H00M42.129S" calcext:value-type="time">
            <text:p>04:00:42,129</text:p>
          </table:table-cell>
          <table:table-cell office:value-type="time" office:time-value="PT04H02M09.967S" calcext:value-type="time">
            <text:p>04:02:09,967</text:p>
          </table:table-cell>
          <table:table-cell table:style-name="ce79" table:formula="of:=[.D132]-[.C132]" office:value-type="time" office:time-value="PT00H01M27.838S" calcext:value-type="time">
            <text:p>00:01:27,838</text:p>
          </table:table-cell>
          <table:table-cell office:value-type="time" office:time-value="PT01H30M30.193S" calcext:value-type="time">
            <text:p>01:30:30,193</text:p>
          </table:table-cell>
          <table:table-cell table:formula="of:=[.F132]+[.E132]" office:value-type="time" office:time-value="PT01H31M58.031S" calcext:value-type="time">
            <text:p>01:31:58,031</text:p>
          </table:table-cell>
          <table:table-cell/>
          <table:table-cell table:style-name="ce79" office:value-type="time" office:time-value="PT04H00M42.824S" calcext:value-type="time">
            <text:p>04:00:42,824</text:p>
          </table:table-cell>
          <table:table-cell table:style-name="ce79" office:value-type="time" office:time-value="PT01H30M30.576S" calcext:value-type="time">
            <text:p>01:30:30,576</text:p>
          </table:table-cell>
          <table:table-cell table:formula="of:=[.I132]-[.J132]" office:value-type="time" office:time-value="PT02H30M12.248S" calcext:value-type="time">
            <text:p>02:30:12,248</text:p>
          </table:table-cell>
          <table:table-cell/>
          <table:table-cell table:style-name="ce79" office:value-type="time" office:time-value="PT04H00M42.929S" calcext:value-type="time">
            <text:p>04:00:42,929</text:p>
          </table:table-cell>
          <table:table-cell table:style-name="ce79" office:value-type="time" office:time-value="PT01H30M31.102S" calcext:value-type="time">
            <text:p>01:30:31,102</text:p>
          </table:table-cell>
          <table:table-cell table:style-name="ce84" table:formula="of:=[.M132]-[.N132]" office:value-type="time" office:time-value="PT02H30M11.827S" calcext:value-type="time">
            <text:p>02:30:11,827</text:p>
          </table:table-cell>
          <table:table-cell table:style-name="ce84" table:formula="of:=[.K132]-[.O132]" office:value-type="time" office:time-value="PT00H00M00.421S" calcext:value-type="time">
            <text:p>00:00:00,421</text:p>
          </table:table-cell>
          <table:table-cell table:style-name="ce89" office:value-type="float" office:value="-310" calcext:value-type="float">
            <text:p>-310</text:p>
          </table:table-cell>
          <table:table-cell table:style-name="ce84" table:formula="of:=IF([.Q132]&lt;0;-TIME(0;0;ABS([.Q132])/1000);TIME(0;0;[.Q132]/1000))" office:value-type="time" office:time-value="-PT00H00M00.31S" calcext:value-type="time">
            <text:p>-00:00:00,310</text:p>
          </table:table-cell>
          <table:table-cell table:style-name="ce84" table:formula="of:=[.P132]+[.R132]" office:value-type="time" office:time-value="PT00H00M00.111S" calcext:value-type="time">
            <text:p>00:00:00,111</text:p>
          </table:table-cell>
          <table:table-cell table:style-name="ce84" table:formula="of:=[.K132]+[.R132]" office:value-type="time" office:time-value="PT02H30M11.938S" calcext:value-type="time">
            <text:p>02:30:11,938</text:p>
          </table:table-cell>
          <table:table-cell table:style-name="ce84"/>
          <table:table-cell table:style-name="ce84" table:formula="of:=[.C132]-[.F132]" office:value-type="time" office:time-value="PT02H30M11.936S" calcext:value-type="time">
            <text:p>02:30:11,936</text:p>
          </table:table-cell>
          <table:table-cell table:style-name="ce84" table:formula="of:=[.I132]-[.C132]" office:value-type="time" office:time-value="PT00H00M00.695S" calcext:value-type="time">
            <text:p>00:00:00,695</text:p>
          </table:table-cell>
          <table:table-cell table:style-name="ce84" table:formula="of:=[.J132]-[.F132]" office:value-type="time" office:time-value="PT00H00M00.383S" calcext:value-type="time">
            <text:p>00:00:00,383</text:p>
          </table:table-cell>
          <table:table-cell table:style-name="ce84" table:formula="of:=[.X132]-[.W132]" office:value-type="time" office:time-value="-PT00H00M00.312S" calcext:value-type="time">
            <text:p>-00:00:00,312</text:p>
          </table:table-cell>
          <table:table-cell table:number-columns-repeated="3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</text:p>
          </table:table-cell>
          <table:table-cell office:value-type="time" office:time-value="PT04H02M31.142S" calcext:value-type="time">
            <text:p>04:02:31,142</text:p>
          </table:table-cell>
          <table:table-cell office:value-type="time" office:time-value="PT04H03M16.438S" calcext:value-type="time">
            <text:p>04:03:16,438</text:p>
          </table:table-cell>
          <table:table-cell table:style-name="ce79" table:formula="of:=[.D133]-[.C133]" office:value-type="time" office:time-value="PT00H00M45.296S" calcext:value-type="time">
            <text:p>00:00:45,296</text:p>
          </table:table-cell>
          <table:table-cell office:value-type="time" office:time-value="PT01H33M22.698S" calcext:value-type="time">
            <text:p>01:33:22,698</text:p>
          </table:table-cell>
          <table:table-cell table:formula="of:=[.F133]+[.E133]" office:value-type="time" office:time-value="PT01H34M07.994S" calcext:value-type="time">
            <text:p>01:34:07,994</text:p>
          </table:table-cell>
          <table:table-cell/>
          <table:table-cell table:style-name="ce79" office:value-type="time" office:time-value="PT04H02M34.41S" calcext:value-type="time">
            <text:p>04:02:34,410</text:p>
          </table:table-cell>
          <table:table-cell table:style-name="ce79" office:value-type="time" office:time-value="PT01H33M25.628S" calcext:value-type="time">
            <text:p>01:33:25,628</text:p>
          </table:table-cell>
          <table:table-cell table:formula="of:=[.I133]-[.J133]" office:value-type="time" office:time-value="PT02H29M08.782S" calcext:value-type="time">
            <text:p>02:29:08,782</text:p>
          </table:table-cell>
          <table:table-cell/>
          <table:table-cell table:style-name="ce79" office:value-type="time" office:time-value="PT04H02M36.214S" calcext:value-type="time">
            <text:p>04:02:36,214</text:p>
          </table:table-cell>
          <table:table-cell table:style-name="ce79" office:value-type="time" office:time-value="PT01H33M27.86S" calcext:value-type="time">
            <text:p>01:33:27,860</text:p>
          </table:table-cell>
          <table:table-cell table:style-name="ce84" table:formula="of:=[.M133]-[.N133]" office:value-type="time" office:time-value="PT02H29M08.354S" calcext:value-type="time">
            <text:p>02:29:08,354</text:p>
          </table:table-cell>
          <table:table-cell table:style-name="ce84" table:formula="of:=[.K133]-[.O133]" office:value-type="time" office:time-value="PT00H00M00.428S" calcext:value-type="time">
            <text:p>00:00:00,428</text:p>
          </table:table-cell>
          <table:table-cell table:style-name="ce89" office:value-type="float" office:value="-340" calcext:value-type="float">
            <text:p>-340</text:p>
          </table:table-cell>
          <table:table-cell table:style-name="ce84" table:formula="of:=IF([.Q133]&lt;0;-TIME(0;0;ABS([.Q133])/1000);TIME(0;0;[.Q133]/1000))" office:value-type="time" office:time-value="-PT00H00M00.34S" calcext:value-type="time">
            <text:p>-00:00:00,340</text:p>
          </table:table-cell>
          <table:table-cell table:style-name="ce84" table:formula="of:=[.P133]+[.R133]" office:value-type="time" office:time-value="PT00H00M00.088S" calcext:value-type="time">
            <text:p>00:00:00,088</text:p>
          </table:table-cell>
          <table:table-cell table:style-name="ce84" table:formula="of:=[.K133]+[.R133]" office:value-type="time" office:time-value="PT02H29M08.442S" calcext:value-type="time">
            <text:p>02:29:08,442</text:p>
          </table:table-cell>
          <table:table-cell table:style-name="ce84"/>
          <table:table-cell table:style-name="ce84" table:formula="of:=[.C133]-[.F133]" office:value-type="time" office:time-value="PT02H29M08.444S" calcext:value-type="time">
            <text:p>02:29:08,444</text:p>
          </table:table-cell>
          <table:table-cell table:style-name="ce84" table:formula="of:=[.I133]-[.C133]" office:value-type="time" office:time-value="PT00H00M03.268S" calcext:value-type="time">
            <text:p>00:00:03,268</text:p>
          </table:table-cell>
          <table:table-cell table:style-name="ce84" table:formula="of:=[.J133]-[.F133]" office:value-type="time" office:time-value="PT00H00M02.93S" calcext:value-type="time">
            <text:p>00:00:02,930</text:p>
          </table:table-cell>
          <table:table-cell table:style-name="ce84" table:formula="of:=[.X133]-[.W133]" office:value-type="time" office:time-value="-PT00H00M00.338S" calcext:value-type="time">
            <text:p>-00:00:00,338</text:p>
          </table:table-cell>
          <table:table-cell table:number-columns-repeated="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table:style-name="ce79" table:formula="of:=[.D134]-[.C134]" office:value-type="time" office:time-value="PT00H00M07.091S" calcext:value-type="time">
            <text:p>00:00:07,091</text:p>
          </table:table-cell>
          <table:table-cell office:value-type="time" office:time-value="PT01H37M13.929S" calcext:value-type="time">
            <text:p>01:37:13,929</text:p>
          </table:table-cell>
          <table:table-cell table:formula="of:=[.F134]+[.E134]" office:value-type="time" office:time-value="PT01H37M21.02S" calcext:value-type="time">
            <text:p>01:37:21,020</text:p>
          </table:table-cell>
          <table:table-cell/>
          <table:table-cell table:style-name="ce79" office:value-type="time" office:time-value="PT04H03M56.286S" calcext:value-type="time">
            <text:p>04:03:56,286</text:p>
          </table:table-cell>
          <table:table-cell table:style-name="ce79" office:value-type="time" office:time-value="PT01H37M16.882S" calcext:value-type="time">
            <text:p>01:37:16,882</text:p>
          </table:table-cell>
          <table:table-cell table:formula="of:=[.I134]-[.J134]" office:value-type="time" office:time-value="PT02H26M39.404S" calcext:value-type="time">
            <text:p>02:26:39,404</text:p>
          </table:table-cell>
          <table:table-cell/>
          <table:table-cell table:style-name="ce79" office:value-type="time" office:time-value="PT04H03M58.667S" calcext:value-type="time">
            <text:p>04:03:58,667</text:p>
          </table:table-cell>
          <table:table-cell table:style-name="ce79" office:value-type="time" office:time-value="PT01H37M19.794S" calcext:value-type="time">
            <text:p>01:37:19,794</text:p>
          </table:table-cell>
          <table:table-cell table:style-name="ce84" table:formula="of:=[.M134]-[.N134]" office:value-type="time" office:time-value="PT02H26M38.873S" calcext:value-type="time">
            <text:p>02:26:38,873</text:p>
          </table:table-cell>
          <table:table-cell table:style-name="ce84" table:formula="of:=[.K134]-[.O134]" office:value-type="time" office:time-value="PT00H00M00.531S" calcext:value-type="time">
            <text:p>00:00:00,531</text:p>
          </table:table-cell>
          <table:table-cell table:style-name="ce89" office:value-type="float" office:value="-30" calcext:value-type="float">
            <text:p>-30</text:p>
          </table:table-cell>
          <table:table-cell table:style-name="ce84" table:formula="of:=IF([.Q134]&lt;0;-TIME(0;0;ABS([.Q134])/1000);TIME(0;0;[.Q134]/1000))" office:value-type="time" office:time-value="-PT00H00M00.03S" calcext:value-type="time">
            <text:p>-00:00:00,030</text:p>
          </table:table-cell>
          <table:table-cell table:style-name="ce84" table:formula="of:=[.P134]+[.R134]" office:value-type="time" office:time-value="PT00H00M00.501S" calcext:value-type="time">
            <text:p>00:00:00,501</text:p>
          </table:table-cell>
          <table:table-cell table:style-name="ce84" table:formula="of:=[.K134]+[.R134]" office:value-type="time" office:time-value="PT02H26M39.374S" calcext:value-type="time">
            <text:p>02:26:39,374</text:p>
          </table:table-cell>
          <table:table-cell table:style-name="ce84"/>
          <table:table-cell table:style-name="ce84" table:formula="of:=[.C134]-[.F134]" office:value-type="time" office:time-value="PT02H26M39.374S" calcext:value-type="time">
            <text:p>02:26:39,374</text:p>
          </table:table-cell>
          <table:table-cell table:style-name="ce84" table:formula="of:=[.I134]-[.C134]" office:value-type="time" office:time-value="PT00H00M02.983S" calcext:value-type="time">
            <text:p>00:00:02,983</text:p>
          </table:table-cell>
          <table:table-cell table:style-name="ce84" table:formula="of:=[.J134]-[.F134]" office:value-type="time" office:time-value="PT00H00M02.953S" calcext:value-type="time">
            <text:p>00:00:02,953</text:p>
          </table:table-cell>
          <table:table-cell table:style-name="ce84" table:formula="of:=[.X134]-[.W134]" office:value-type="time" office:time-value="-PT00H00M00.03S" calcext:value-type="time">
            <text:p>-00:00:00,030</text:p>
          </table:table-cell>
          <table:table-cell table:number-columns-repeated="3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table:style-name="ce79" table:formula="of:=[.D135]-[.C135]" office:value-type="time" office:time-value="PT00H00M04.417S" calcext:value-type="time">
            <text:p>00:00:04,417</text:p>
          </table:table-cell>
          <table:table-cell office:value-type="time" office:time-value="PT01H37M23.147S" calcext:value-type="time">
            <text:p>01:37:23,147</text:p>
          </table:table-cell>
          <table:table-cell table:formula="of:=[.F135]+[.E135]" office:value-type="time" office:time-value="PT01H37M27.564S" calcext:value-type="time">
            <text:p>01:37:27,564</text:p>
          </table:table-cell>
          <table:table-cell/>
          <table:table-cell table:style-name="ce79" office:value-type="time" office:time-value="PT04H04M01.581S" calcext:value-type="time">
            <text:p>04:04:01,581</text:p>
          </table:table-cell>
          <table:table-cell table:style-name="ce79" office:value-type="time" office:time-value="PT01H37M24.717S" calcext:value-type="time">
            <text:p>01:37:24,717</text:p>
          </table:table-cell>
          <table:table-cell table:formula="of:=[.I135]-[.J135]" office:value-type="time" office:time-value="PT02H26M36.864S" calcext:value-type="time">
            <text:p>02:26:36,864</text:p>
          </table:table-cell>
          <table:table-cell/>
          <table:table-cell table:style-name="ce79" office:value-type="time" office:time-value="PT04H04M01.635S" calcext:value-type="time">
            <text:p>04:04:01,635</text:p>
          </table:table-cell>
          <table:table-cell table:style-name="ce79" office:value-type="time" office:time-value="PT01H37M25.26S" calcext:value-type="time">
            <text:p>01:37:25,260</text:p>
          </table:table-cell>
          <table:table-cell table:style-name="ce84" table:formula="of:=[.M135]-[.N135]" office:value-type="time" office:time-value="PT02H26M36.375S" calcext:value-type="time">
            <text:p>02:26:36,375</text:p>
          </table:table-cell>
          <table:table-cell table:style-name="ce84" table:formula="of:=[.K135]-[.O135]" office:value-type="time" office:time-value="PT00H00M00.489S" calcext:value-type="time">
            <text:p>00:00:00,489</text:p>
          </table:table-cell>
          <table:table-cell table:style-name="ce89" office:value-type="float" office:value="290" calcext:value-type="float">
            <text:p>290</text:p>
          </table:table-cell>
          <table:table-cell table:style-name="ce84" table:formula="of:=IF([.Q135]&lt;0;-TIME(0;0;ABS([.Q135])/1000);TIME(0;0;[.Q135]/1000))" office:value-type="time" office:time-value="PT00H00M00.29S" calcext:value-type="time">
            <text:p>00:00:00,290</text:p>
          </table:table-cell>
          <table:table-cell table:style-name="ce84" table:formula="of:=[.P135]+[.R135]" office:value-type="time" office:time-value="PT00H00M00.779S" calcext:value-type="time">
            <text:p>00:00:00,779</text:p>
          </table:table-cell>
          <table:table-cell table:style-name="ce84" table:formula="of:=[.K135]+[.R135]" office:value-type="time" office:time-value="PT02H26M37.154S" calcext:value-type="time">
            <text:p>02:26:37,154</text:p>
          </table:table-cell>
          <table:table-cell table:style-name="ce84"/>
          <table:table-cell table:style-name="ce84" table:formula="of:=[.C135]-[.F135]" office:value-type="time" office:time-value="PT02H26M37.153S" calcext:value-type="time">
            <text:p>02:26:37,153</text:p>
          </table:table-cell>
          <table:table-cell table:style-name="ce84" table:formula="of:=[.I135]-[.C135]" office:value-type="time" office:time-value="PT00H00M01.281S" calcext:value-type="time">
            <text:p>00:00:01,281</text:p>
          </table:table-cell>
          <table:table-cell table:style-name="ce84" table:formula="of:=[.J135]-[.F135]" office:value-type="time" office:time-value="PT00H00M01.57S" calcext:value-type="time">
            <text:p>00:00:01,570</text:p>
          </table:table-cell>
          <table:table-cell table:style-name="ce84" table:formula="of:=[.X135]-[.W135]" office:value-type="time" office:time-value="PT00H00M00.289S" calcext:value-type="time">
            <text:p>00:00:00,289</text:p>
          </table:table-cell>
          <table:table-cell table:number-columns-repeated="3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table:style-name="ce79" table:formula="of:=[.D136]-[.C136]" office:value-type="time" office:time-value="PT00H00M08.341S" calcext:value-type="time">
            <text:p>00:00:08,341</text:p>
          </table:table-cell>
          <table:table-cell office:value-type="time" office:time-value="PT01H37M55.388S" calcext:value-type="time">
            <text:p>01:37:55,388</text:p>
          </table:table-cell>
          <table:table-cell table:formula="of:=[.F136]+[.E136]" office:value-type="time" office:time-value="PT01H38M03.729S" calcext:value-type="time">
            <text:p>01:38:03,729</text:p>
          </table:table-cell>
          <table:table-cell/>
          <table:table-cell table:style-name="ce79" office:value-type="time" office:time-value="PT04H04M06.232S" calcext:value-type="time">
            <text:p>04:04:06,232</text:p>
          </table:table-cell>
          <table:table-cell table:style-name="ce79" office:value-type="time" office:time-value="PT01H37M56.822S" calcext:value-type="time">
            <text:p>01:37:56,822</text:p>
          </table:table-cell>
          <table:table-cell table:formula="of:=[.I136]-[.J136]" office:value-type="time" office:time-value="PT02H26M09.41S" calcext:value-type="time">
            <text:p>02:26:09,410</text:p>
          </table:table-cell>
          <table:table-cell/>
          <table:table-cell table:style-name="ce79" office:value-type="time" office:time-value="PT04H04M06.764S" calcext:value-type="time">
            <text:p>04:04:06,764</text:p>
          </table:table-cell>
          <table:table-cell table:style-name="ce79" office:value-type="time" office:time-value="PT01H37M57.709S" calcext:value-type="time">
            <text:p>01:37:57,709</text:p>
          </table:table-cell>
          <table:table-cell table:style-name="ce84" table:formula="of:=[.M136]-[.N136]" office:value-type="time" office:time-value="PT02H26M09.055S" calcext:value-type="time">
            <text:p>02:26:09,055</text:p>
          </table:table-cell>
          <table:table-cell table:style-name="ce84" table:formula="of:=[.K136]-[.O136]" office:value-type="time" office:time-value="PT00H00M00.355S" calcext:value-type="time">
            <text:p>00:00:00,355</text:p>
          </table:table-cell>
          <table:table-cell table:style-name="ce89" office:value-type="float" office:value="-80" calcext:value-type="float">
            <text:p>-80</text:p>
          </table:table-cell>
          <table:table-cell table:style-name="ce84" table:formula="of:=IF([.Q136]&lt;0;-TIME(0;0;ABS([.Q136])/1000);TIME(0;0;[.Q136]/1000))" office:value-type="time" office:time-value="-PT00H00M00.08S" calcext:value-type="time">
            <text:p>-00:00:00,080</text:p>
          </table:table-cell>
          <table:table-cell table:style-name="ce84" table:formula="of:=[.P136]+[.R136]" office:value-type="time" office:time-value="PT00H00M00.275S" calcext:value-type="time">
            <text:p>00:00:00,275</text:p>
          </table:table-cell>
          <table:table-cell table:style-name="ce84" table:formula="of:=[.K136]+[.R136]" office:value-type="time" office:time-value="PT02H26M09.33S" calcext:value-type="time">
            <text:p>02:26:09,330</text:p>
          </table:table-cell>
          <table:table-cell table:style-name="ce84"/>
          <table:table-cell table:style-name="ce84" table:formula="of:=[.C136]-[.F136]" office:value-type="time" office:time-value="PT02H26M09.331S" calcext:value-type="time">
            <text:p>02:26:09,331</text:p>
          </table:table-cell>
          <table:table-cell table:style-name="ce84" table:formula="of:=[.I136]-[.C136]" office:value-type="time" office:time-value="PT00H00M01.513S" calcext:value-type="time">
            <text:p>00:00:01,513</text:p>
          </table:table-cell>
          <table:table-cell table:style-name="ce84" table:formula="of:=[.J136]-[.F136]" office:value-type="time" office:time-value="PT00H00M01.434S" calcext:value-type="time">
            <text:p>00:00:01,434</text:p>
          </table:table-cell>
          <table:table-cell table:style-name="ce84" table:formula="of:=[.X136]-[.W136]" office:value-type="time" office:time-value="-PT00H00M00.079S" calcext:value-type="time">
            <text:p>-00:00:00,079</text:p>
          </table:table-cell>
          <table:table-cell table:number-columns-repeated="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</text:p>
          </table:table-cell>
          <table:table-cell office:value-type="time" office:time-value="PT04H04M14.142S" calcext:value-type="time">
            <text:p>04:04:14,142</text:p>
          </table:table-cell>
          <table:table-cell office:value-type="time" office:time-value="PT04H04M38.542S" calcext:value-type="time">
            <text:p>04:04:38,542</text:p>
          </table:table-cell>
          <table:table-cell table:style-name="ce79" table:formula="of:=[.D137]-[.C137]" office:value-type="time" office:time-value="PT00H00M24.4S" calcext:value-type="time">
            <text:p>00:00:24,400</text:p>
          </table:table-cell>
          <table:table-cell office:value-type="time" office:time-value="PT01H40M18.28S" calcext:value-type="time">
            <text:p>01:40:18,280</text:p>
          </table:table-cell>
          <table:table-cell table:formula="of:=[.F137]+[.E137]" office:value-type="time" office:time-value="PT01H40M42.68S" calcext:value-type="time">
            <text:p>01:40:42,680</text:p>
          </table:table-cell>
          <table:table-cell/>
          <table:table-cell table:style-name="ce79" office:value-type="time" office:time-value="PT04H04M28.129S" calcext:value-type="time">
            <text:p>04:04:28,129</text:p>
          </table:table-cell>
          <table:table-cell table:style-name="ce79" office:value-type="time" office:time-value="PT01H40M31.962S" calcext:value-type="time">
            <text:p>01:40:31,962</text:p>
          </table:table-cell>
          <table:table-cell table:formula="of:=[.I137]-[.J137]" office:value-type="time" office:time-value="PT02H23M56.167S" calcext:value-type="time">
            <text:p>02:23:56,167</text:p>
          </table:table-cell>
          <table:table-cell/>
          <table:table-cell table:style-name="ce79" office:value-type="time" office:time-value="PT04H04M28.453S" calcext:value-type="time">
            <text:p>04:04:28,453</text:p>
          </table:table-cell>
          <table:table-cell table:style-name="ce79" office:value-type="time" office:time-value="PT01H40M32.784S" calcext:value-type="time">
            <text:p>01:40:32,784</text:p>
          </table:table-cell>
          <table:table-cell table:style-name="ce84" table:formula="of:=[.M137]-[.N137]" office:value-type="time" office:time-value="PT02H23M55.669S" calcext:value-type="time">
            <text:p>02:23:55,669</text:p>
          </table:table-cell>
          <table:table-cell table:style-name="ce84" table:formula="of:=[.K137]-[.O137]" office:value-type="time" office:time-value="PT00H00M00.498S" calcext:value-type="time">
            <text:p>00:00:00,498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137]&lt;0;-TIME(0;0;ABS([.Q137])/1000);TIME(0;0;[.Q137]/1000))" office:value-type="time" office:time-value="-PT00H00M00.3S" calcext:value-type="time">
            <text:p>-00:00:00,300</text:p>
          </table:table-cell>
          <table:table-cell table:style-name="ce84" table:formula="of:=[.P137]+[.R137]" office:value-type="time" office:time-value="PT00H00M00.198S" calcext:value-type="time">
            <text:p>00:00:00,198</text:p>
          </table:table-cell>
          <table:table-cell table:style-name="ce84" table:formula="of:=[.K137]+[.R137]" office:value-type="time" office:time-value="PT02H23M55.867S" calcext:value-type="time">
            <text:p>02:23:55,867</text:p>
          </table:table-cell>
          <table:table-cell table:style-name="ce84"/>
          <table:table-cell table:style-name="ce84" table:formula="of:=[.C137]-[.F137]" office:value-type="time" office:time-value="PT02H23M55.862S" calcext:value-type="time">
            <text:p>02:23:55,862</text:p>
          </table:table-cell>
          <table:table-cell table:style-name="ce84" table:formula="of:=[.I137]-[.C137]" office:value-type="time" office:time-value="PT00H00M13.987S" calcext:value-type="time">
            <text:p>00:00:13,987</text:p>
          </table:table-cell>
          <table:table-cell table:style-name="ce84" table:formula="of:=[.J137]-[.F137]" office:value-type="time" office:time-value="PT00H00M13.682S" calcext:value-type="time">
            <text:p>00:00:13,682</text:p>
          </table:table-cell>
          <table:table-cell table:style-name="ce84" table:formula="of:=[.X137]-[.W137]" office:value-type="time" office:time-value="-PT00H00M00.305S" calcext:value-type="time">
            <text:p>-00:00:00,305</text:p>
          </table:table-cell>
          <table:table-cell table:number-columns-repeated="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</text:p>
          </table:table-cell>
          <table:table-cell office:value-type="time" office:time-value="PT04H05M27.688S" calcext:value-type="time">
            <text:p>04:05:27,688</text:p>
          </table:table-cell>
          <table:table-cell office:value-type="time" office:time-value="PT04H08M28.577S" calcext:value-type="time">
            <text:p>04:08:28,577</text:p>
          </table:table-cell>
          <table:table-cell table:style-name="ce79" table:formula="of:=[.D138]-[.C138]" office:value-type="time" office:time-value="PT00H03M00.889S" calcext:value-type="time">
            <text:p>00:03:00,889</text:p>
          </table:table-cell>
          <table:table-cell office:value-type="time" office:time-value="PT01H54M28.088S" calcext:value-type="time">
            <text:p>01:54:28,088</text:p>
          </table:table-cell>
          <table:table-cell table:formula="of:=[.F138]+[.E138]" office:value-type="time" office:time-value="PT01H57M28.977S" calcext:value-type="time">
            <text:p>01:57:28,977</text:p>
          </table:table-cell>
          <table:table-cell/>
          <table:table-cell table:style-name="ce79" office:value-type="time" office:time-value="PT04H06M21.164S" calcext:value-type="time">
            <text:p>04:06:21,164</text:p>
          </table:table-cell>
          <table:table-cell table:style-name="ce79" office:value-type="time" office:time-value="PT01H55M21.166S" calcext:value-type="time">
            <text:p>01:55:21,166</text:p>
          </table:table-cell>
          <table:table-cell table:formula="of:=[.I138]-[.J138]" office:value-type="time" office:time-value="PT02H10M59.998S" calcext:value-type="time">
            <text:p>02:10:59,998</text:p>
          </table:table-cell>
          <table:table-cell/>
          <table:table-cell table:style-name="ce79" office:value-type="time" office:time-value="PT04H06M21.482S" calcext:value-type="time">
            <text:p>04:06:21,482</text:p>
          </table:table-cell>
          <table:table-cell table:style-name="ce79" office:value-type="time" office:time-value="PT01H55M21.966S" calcext:value-type="time">
            <text:p>01:55:21,966</text:p>
          </table:table-cell>
          <table:table-cell table:style-name="ce84" table:formula="of:=[.M138]-[.N138]" office:value-type="time" office:time-value="PT02H10M59.516S" calcext:value-type="time">
            <text:p>02:10:59,516</text:p>
          </table:table-cell>
          <table:table-cell table:style-name="ce84" table:formula="of:=[.K138]-[.O138]" office:value-type="time" office:time-value="PT00H00M00.482S" calcext:value-type="time">
            <text:p>00:00:00,482</text:p>
          </table:table-cell>
          <table:table-cell table:style-name="ce89" office:value-type="float" office:value="-400" calcext:value-type="float">
            <text:p>-400</text:p>
          </table:table-cell>
          <table:table-cell table:style-name="ce84" table:formula="of:=IF([.Q138]&lt;0;-TIME(0;0;ABS([.Q138])/1000);TIME(0;0;[.Q138]/1000))" office:value-type="time" office:time-value="-PT00H00M00.4S" calcext:value-type="time">
            <text:p>-00:00:00,400</text:p>
          </table:table-cell>
          <table:table-cell table:style-name="ce84" table:formula="of:=[.P138]+[.R138]" office:value-type="time" office:time-value="PT00H00M00.082S" calcext:value-type="time">
            <text:p>00:00:00,082</text:p>
          </table:table-cell>
          <table:table-cell table:style-name="ce84" table:formula="of:=[.K138]+[.R138]" office:value-type="time" office:time-value="PT02H10M59.598S" calcext:value-type="time">
            <text:p>02:10:59,598</text:p>
          </table:table-cell>
          <table:table-cell table:style-name="ce84"/>
          <table:table-cell table:style-name="ce84" table:formula="of:=[.C138]-[.F138]" office:value-type="time" office:time-value="PT02H10M59.6S" calcext:value-type="time">
            <text:p>02:10:59,600</text:p>
          </table:table-cell>
          <table:table-cell table:style-name="ce84" table:formula="of:=[.I138]-[.C138]" office:value-type="time" office:time-value="PT00H00M53.476S" calcext:value-type="time">
            <text:p>00:00:53,476</text:p>
          </table:table-cell>
          <table:table-cell table:style-name="ce84" table:formula="of:=[.J138]-[.F138]" office:value-type="time" office:time-value="PT00H00M53.078S" calcext:value-type="time">
            <text:p>00:00:53,078</text:p>
          </table:table-cell>
          <table:table-cell table:style-name="ce84" table:formula="of:=[.X138]-[.W138]" office:value-type="time" office:time-value="-PT00H00M00.398S" calcext:value-type="time">
            <text:p>-00:00:00,398</text:p>
          </table:table-cell>
          <table:table-cell table:number-columns-repeated="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</text:p>
          </table:table-cell>
          <table:table-cell office:value-type="time" office:time-value="PT04H10M06.324S" calcext:value-type="time">
            <text:p>04:10:06,324</text:p>
          </table:table-cell>
          <table:table-cell office:value-type="time" office:time-value="PT04H10M08.034S" calcext:value-type="time">
            <text:p>04:10:08,034</text:p>
          </table:table-cell>
          <table:table-cell table:style-name="ce79" table:formula="of:=[.D139]-[.C139]" office:value-type="time" office:time-value="PT00H00M01.71S" calcext:value-type="time">
            <text:p>00:00:01,710</text:p>
          </table:table-cell>
          <table:table-cell office:value-type="time" office:time-value="PT02H02M25.69S" calcext:value-type="time">
            <text:p>02:02:25,690</text:p>
          </table:table-cell>
          <table:table-cell table:formula="of:=[.F139]+[.E139]" office:value-type="time" office:time-value="PT02H02M27.4S" calcext:value-type="time">
            <text:p>02:02:27,400</text:p>
          </table:table-cell>
          <table:table-cell/>
          <table:table-cell table:style-name="ce79" office:value-type="time" office:time-value="PT04H10M06.415S" calcext:value-type="time">
            <text:p>04:10:06,415</text:p>
          </table:table-cell>
          <table:table-cell table:style-name="ce79" office:value-type="time" office:time-value="PT02H02M25.784S" calcext:value-type="time">
            <text:p>02:02:25,784</text:p>
          </table:table-cell>
          <table:table-cell table:formula="of:=[.I139]-[.J139]" office:value-type="time" office:time-value="PT02H07M40.631S" calcext:value-type="time">
            <text:p>02:07:40,631</text:p>
          </table:table-cell>
          <table:table-cell/>
          <table:table-cell table:style-name="ce79" office:value-type="time" office:time-value="PT04H10M10.549S" calcext:value-type="time">
            <text:p>04:10:10,549</text:p>
          </table:table-cell>
          <table:table-cell table:style-name="ce79" office:value-type="time" office:time-value="PT02H02M30.352S" calcext:value-type="time">
            <text:p>02:02:30,352</text:p>
          </table:table-cell>
          <table:table-cell table:style-name="ce84" table:formula="of:=[.M139]-[.N139]" office:value-type="time" office:time-value="PT02H07M40.197S" calcext:value-type="time">
            <text:p>02:07:40,197</text:p>
          </table:table-cell>
          <table:table-cell table:style-name="ce84" table:formula="of:=[.K139]-[.O139]" office:value-type="time" office:time-value="PT00H00M00.434S" calcext:value-type="time">
            <text:p>00:00:00,434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39]&lt;0;-TIME(0;0;ABS([.Q139])/1000);TIME(0;0;[.Q139]/1000))" office:value-type="time" office:time-value="PT00H00M00S" calcext:value-type="time">
            <text:p>00:00:00,000</text:p>
          </table:table-cell>
          <table:table-cell table:style-name="ce84" table:formula="of:=[.P139]+[.R139]" office:value-type="time" office:time-value="PT00H00M00.434S" calcext:value-type="time">
            <text:p>00:00:00,434</text:p>
          </table:table-cell>
          <table:table-cell table:style-name="ce84" table:formula="of:=[.K139]+[.R139]" office:value-type="time" office:time-value="PT02H07M40.631S" calcext:value-type="time">
            <text:p>02:07:40,631</text:p>
          </table:table-cell>
          <table:table-cell table:style-name="ce84"/>
          <table:table-cell table:style-name="ce84" table:formula="of:=[.C139]-[.F139]" office:value-type="time" office:time-value="PT02H07M40.634S" calcext:value-type="time">
            <text:p>02:07:40,634</text:p>
          </table:table-cell>
          <table:table-cell table:style-name="ce84" table:formula="of:=[.I139]-[.C139]" office:value-type="time" office:time-value="PT00H00M00.091S" calcext:value-type="time">
            <text:p>00:00:00,091</text:p>
          </table:table-cell>
          <table:table-cell table:style-name="ce84" table:formula="of:=[.J139]-[.F139]" office:value-type="time" office:time-value="PT00H00M00.094S" calcext:value-type="time">
            <text:p>00:00:00,094</text:p>
          </table:table-cell>
          <table:table-cell table:style-name="ce84" table:formula="of:=[.X139]-[.W139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XT</text:p>
          </table:table-cell>
          <table:table-cell office:value-type="time" office:time-value="PT04H12M03.774S" calcext:value-type="time">
            <text:p>04:12:03,774</text:p>
          </table:table-cell>
          <table:table-cell office:value-type="time" office:time-value="PT04H12M11.865S" calcext:value-type="time">
            <text:p>04:12:11,865</text:p>
          </table:table-cell>
          <table:table-cell table:style-name="ce79" table:formula="of:=[.D140]-[.C140]" office:value-type="time" office:time-value="PT00H00M08.091S" calcext:value-type="time">
            <text:p>00:00:08,091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0]+[.E140]" office:value-type="time" office:time-value="PT02H22M21.532S" calcext:value-type="time">
            <text:p>02:22:21,532</text:p>
          </table:table-cell>
          <table:table-cell/>
          <table:table-cell table:style-name="ce79" office:value-type="time" office:time-value="PT04H12M08.062S" calcext:value-type="time">
            <text:p>04:12:08,062</text:p>
          </table:table-cell>
          <table:table-cell table:style-name="ce79" office:value-type="time" office:time-value="PT02H22M17.329S" calcext:value-type="time">
            <text:p>02:22:17,329</text:p>
          </table:table-cell>
          <table:table-cell table:formula="of:=[.I140]-[.J140]" office:value-type="time" office:time-value="PT01H49M50.733S" calcext:value-type="time">
            <text:p>01:49:50,733</text:p>
          </table:table-cell>
          <table:table-cell/>
          <table:table-cell table:style-name="ce79" office:value-type="time" office:time-value="PT04H12M10.255S" calcext:value-type="time">
            <text:p>04:12:10,255</text:p>
          </table:table-cell>
          <table:table-cell table:style-name="ce79" office:value-type="time" office:time-value="PT02H22M20.041S" calcext:value-type="time">
            <text:p>02:22:20,041</text:p>
          </table:table-cell>
          <table:table-cell table:style-name="ce84" table:formula="of:=[.M140]-[.N140]" office:value-type="time" office:time-value="PT01H49M50.214S" calcext:value-type="time">
            <text:p>01:49:50,214</text:p>
          </table:table-cell>
          <table:table-cell table:style-name="ce84" table:formula="of:=[.K140]-[.O140]" office:value-type="time" office:time-value="PT00H00M00.519S" calcext:value-type="time">
            <text:p>00:00:00,519</text:p>
          </table:table-cell>
          <table:table-cell table:style-name="ce89" office:value-type="float" office:value="-400" calcext:value-type="float">
            <text:p>-400</text:p>
          </table:table-cell>
          <table:table-cell table:style-name="ce84" table:formula="of:=IF([.Q140]&lt;0;-TIME(0;0;ABS([.Q140])/1000);TIME(0;0;[.Q140]/1000))" office:value-type="time" office:time-value="-PT00H00M00.4S" calcext:value-type="time">
            <text:p>-00:00:00,400</text:p>
          </table:table-cell>
          <table:table-cell table:style-name="ce84" table:formula="of:=[.P140]+[.R140]" office:value-type="time" office:time-value="PT00H00M00.119S" calcext:value-type="time">
            <text:p>00:00:00,119</text:p>
          </table:table-cell>
          <table:table-cell table:style-name="ce84" table:formula="of:=[.K140]+[.R140]" office:value-type="time" office:time-value="PT01H49M50.333S" calcext:value-type="time">
            <text:p>01:49:50,333</text:p>
          </table:table-cell>
          <table:table-cell table:style-name="ce84"/>
          <table:table-cell table:style-name="ce84" table:formula="of:=[.C140]-[.F140]" office:value-type="time" office:time-value="PT01H49M50.333S" calcext:value-type="time">
            <text:p>01:49:50,333</text:p>
          </table:table-cell>
          <table:table-cell table:style-name="ce84" table:formula="of:=[.I140]-[.C140]" office:value-type="time" office:time-value="PT00H00M04.288S" calcext:value-type="time">
            <text:p>00:00:04,288</text:p>
          </table:table-cell>
          <table:table-cell table:style-name="ce84" table:formula="of:=[.J140]-[.F140]" office:value-type="time" office:time-value="PT00H00M03.888S" calcext:value-type="time">
            <text:p>00:00:03,888</text:p>
          </table:table-cell>
          <table:table-cell table:style-name="ce84" table:formula="of:=[.X140]-[.W140]" office:value-type="time" office:time-value="-PT00H00M00.4S" calcext:value-type="time">
            <text:p>-00:00:00,400</text:p>
          </table:table-cell>
          <table:table-cell table:number-columns-repeated="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</text:p>
          </table:table-cell>
          <table:table-cell office:value-type="time" office:time-value="PT04H12M18.211S" calcext:value-type="time">
            <text:p>04:12:18,211</text:p>
          </table:table-cell>
          <table:table-cell office:value-type="time" office:time-value="PT04H20M38.127S" calcext:value-type="time">
            <text:p>04:20:38,127</text:p>
          </table:table-cell>
          <table:table-cell table:style-name="ce79" table:formula="of:=[.D141]-[.C141]" office:value-type="time" office:time-value="PT00H08M19.916S" calcext:value-type="time">
            <text:p>00:08:19,916</text:p>
          </table:table-cell>
          <table:table-cell office:value-type="time" office:time-value="PT02H03M06.23S" calcext:value-type="time">
            <text:p>02:03:06,230</text:p>
          </table:table-cell>
          <table:table-cell table:formula="of:=[.F141]+[.E141]" office:value-type="time" office:time-value="PT02H11M26.146S" calcext:value-type="time">
            <text:p>02:11:26,146</text:p>
          </table:table-cell>
          <table:table-cell/>
          <table:table-cell table:style-name="ce79" office:value-type="time" office:time-value="PT04H12M21.019S" calcext:value-type="time">
            <text:p>04:12:21,019</text:p>
          </table:table-cell>
          <table:table-cell table:style-name="ce79" office:value-type="time" office:time-value="PT02H03M08.855S" calcext:value-type="time">
            <text:p>02:03:08,855</text:p>
          </table:table-cell>
          <table:table-cell table:formula="of:=[.I141]-[.J141]" office:value-type="time" office:time-value="PT02H09M12.164S" calcext:value-type="time">
            <text:p>02:09:12,164</text:p>
          </table:table-cell>
          <table:table-cell/>
          <table:table-cell table:style-name="ce79" office:value-type="time" office:time-value="PT04H12M23.884S" calcext:value-type="time">
            <text:p>04:12:23,884</text:p>
          </table:table-cell>
          <table:table-cell table:style-name="ce79" office:value-type="time" office:time-value="PT02H03M12.098S" calcext:value-type="time">
            <text:p>02:03:12,098</text:p>
          </table:table-cell>
          <table:table-cell table:style-name="ce84" table:formula="of:=[.M141]-[.N141]" office:value-type="time" office:time-value="PT02H09M11.786S" calcext:value-type="time">
            <text:p>02:09:11,786</text:p>
          </table:table-cell>
          <table:table-cell table:style-name="ce84" table:formula="of:=[.K141]-[.O141]" office:value-type="time" office:time-value="PT00H00M00.378S" calcext:value-type="time">
            <text:p>00:00:00,378</text:p>
          </table:table-cell>
          <table:table-cell table:style-name="ce89" office:value-type="float" office:value="-180" calcext:value-type="float">
            <text:p>-180</text:p>
          </table:table-cell>
          <table:table-cell table:style-name="ce84" table:formula="of:=IF([.Q141]&lt;0;-TIME(0;0;ABS([.Q141])/1000);TIME(0;0;[.Q141]/1000))" office:value-type="time" office:time-value="-PT00H00M00.18S" calcext:value-type="time">
            <text:p>-00:00:00,180</text:p>
          </table:table-cell>
          <table:table-cell table:style-name="ce84" table:formula="of:=[.P141]+[.R141]" office:value-type="time" office:time-value="PT00H00M00.198S" calcext:value-type="time">
            <text:p>00:00:00,198</text:p>
          </table:table-cell>
          <table:table-cell table:style-name="ce84" table:formula="of:=[.K141]+[.R141]" office:value-type="time" office:time-value="PT02H09M11.984S" calcext:value-type="time">
            <text:p>02:09:11,984</text:p>
          </table:table-cell>
          <table:table-cell table:style-name="ce84"/>
          <table:table-cell table:style-name="ce84" table:formula="of:=[.C141]-[.F141]" office:value-type="time" office:time-value="PT02H09M11.981S" calcext:value-type="time">
            <text:p>02:09:11,981</text:p>
          </table:table-cell>
          <table:table-cell table:style-name="ce84" table:formula="of:=[.I141]-[.C141]" office:value-type="time" office:time-value="PT00H00M02.808S" calcext:value-type="time">
            <text:p>00:00:02,808</text:p>
          </table:table-cell>
          <table:table-cell table:style-name="ce84" table:formula="of:=[.J141]-[.F141]" office:value-type="time" office:time-value="PT00H00M02.625S" calcext:value-type="time">
            <text:p>00:00:02,625</text:p>
          </table:table-cell>
          <table:table-cell table:style-name="ce84" table:formula="of:=[.X141]-[.W141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table:number-columns-repeated="15"/>
          <table:table-cell table:style-name="ce87"/>
          <table:table-cell table:number-columns-repeated="48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ffset Data and Math 4.0 Ed" table:style-name="ta1">
        <table:table-column table:style-name="co1" table:default-cell-style-name="ce74"/>
        <table:table-column table:style-name="co1" table:default-cell-style-name="ce77"/>
        <table:table-column table:style-name="co9" table:default-cell-style-name="ce79"/>
        <table:table-column table:style-name="co10" table:default-cell-style-name="ce79"/>
        <table:table-column table:style-name="co11" table:default-cell-style-name="ce81"/>
        <table:table-column table:style-name="co3" table:number-columns-repeated="2" table:default-cell-style-name="ce79"/>
        <table:table-column table:style-name="co12" table:default-cell-style-name="ce79"/>
        <table:table-column table:style-name="co13" table:default-cell-style-name="ce74"/>
        <table:table-column table:style-name="co14" table:default-cell-style-name="ce74"/>
        <table:table-column table:style-name="co15" table:default-cell-style-name="ce84"/>
        <table:table-column table:style-name="co16" table:default-cell-style-name="ce86"/>
        <table:table-column table:style-name="co15" table:number-columns-repeated="3" table:default-cell-style-name="ce86"/>
        <table:table-column table:style-name="co17" table:default-cell-style-name="ce86"/>
        <table:table-column table:style-name="co18" table:default-cell-style-name="ce90"/>
        <table:table-column table:style-name="co15" table:default-cell-style-name="ce92"/>
        <table:table-column table:style-name="co11" table:default-cell-style-name="ce92"/>
        <table:table-column table:style-name="co19" table:default-cell-style-name="ce86"/>
        <table:table-column table:style-name="co20" table:default-cell-style-name="ce86"/>
        <table:table-column table:style-name="co15" table:number-columns-repeated="2" table:default-cell-style-name="ce86"/>
        <table:table-column table:style-name="co21" table:default-cell-style-name="ce86"/>
        <table:table-column table:style-name="co22" table:default-cell-style-name="ce86"/>
        <table:table-column table:style-name="co8" table:number-columns-repeated="39" table:default-cell-style-name="ce86"/>
        <table:table-row table:style-name="ro1">
          <table:table-cell table:style-name="ce73" office:value-type="string" calcext:value-type="string">
            <text:p>Run #</text:p>
          </table:table-cell>
          <table:table-cell table:style-name="ce75" office:value-type="string" calcext:value-type="string">
            <text:p>Source</text:p>
          </table:table-cell>
          <table:table-cell table:style-name="ce78" office:value-type="string" calcext:value-type="string">
            <text:p>BBE Start</text:p>
          </table:table-cell>
          <table:table-cell table:style-name="ce78" office:value-type="string" calcext:value-type="string">
            <text:p>BBE End</text:p>
          </table:table-cell>
          <table:table-cell table:style-name="ce80" office:value-type="string" calcext:value-type="string">
            <text:p>Run Length</text:p>
          </table:table-cell>
          <table:table-cell table:style-name="ce78" office:value-type="string" calcext:value-type="string">
            <text:p>Src SRT Start</text:p>
          </table:table-cell>
          <table:table-cell table:style-name="ce78" office:value-type="string" calcext:value-type="string">
            <text:p>Src SRT End</text:p>
          </table:table-cell>
          <table:table-cell table:style-name="ce78"/>
          <table:table-cell table:style-name="ce73" office:value-type="string" calcext:value-type="string">
            <text:p>Sound BBE Sync</text:p>
          </table:table-cell>
          <table:table-cell table:style-name="ce73" office:value-type="string" calcext:value-type="string">
            <text:p>Sound Src Sync</text:p>
          </table:table-cell>
          <table:table-cell table:style-name="ce83" office:value-type="string" calcext:value-type="string">
            <text:p>Snd Shift Offset</text:p>
          </table:table-cell>
          <table:table-cell table:style-name="ce85"/>
          <table:table-cell table:style-name="ce85" office:value-type="string" calcext:value-type="string">
            <text:p>Vis BBE Sync</text:p>
          </table:table-cell>
          <table:table-cell table:style-name="ce85" office:value-type="string" calcext:value-type="string">
            <text:p>Vis Src Sync</text:p>
          </table:table-cell>
          <table:table-cell table:style-name="ce85" office:value-type="string" calcext:value-type="string">
            <text:p>Vis Shift Offset</text:p>
          </table:table-cell>
          <table:table-cell table:style-name="ce85" office:value-type="string" calcext:value-type="string">
            <text:p>“Out of sync” Diff</text:p>
          </table:table-cell>
          <table:table-cell table:style-name="ce88" office:value-type="string" calcext:value-type="string">
            <text:p>Out of sync fix (ms)</text:p>
          </table:table-cell>
          <table:table-cell table:style-name="ce91" office:value-type="string" calcext:value-type="string">
            <text:p>Helper formula</text:p>
          </table:table-cell>
          <table:table-cell table:style-name="ce91" office:value-type="string" calcext:value-type="string">
            <text:p>Final OoS Diff</text:p>
          </table:table-cell>
          <table:table-cell table:style-name="ce85" office:value-type="string" calcext:value-type="string">
            <text:p>Final Shift Offset</text:p>
          </table:table-cell>
          <table:table-cell table:style-name="ce85"/>
          <table:table-cell table:style-name="ce85" office:value-type="string" calcext:value-type="string">
            <text:p>EN-CC Offset</text:p>
          </table:table-cell>
          <table:table-cell table:style-name="ce85" office:value-type="string" calcext:value-type="string">
            <office:annotation draw:style-name="gr1" draw:text-style-name="P2" svg:width="2.899cm" svg:height="1.799cm" svg:x="58.522cm" svg:y="0cm" draw:caption-point-x="-0.61cm" draw:caption-point-y="0.01cm">
              <dc:date>2020-02-09T00:00:00</dc:date>
              <text:p text:style-name="P1"><text:span text:style-name="T1">How many seconds from BBE start to sync point</text:span></text:p>
            </office:annotation>
            <text:p>EN-CC Sync Diff</text:p>
          </table:table-cell>
          <table:table-cell table:style-name="ce85" office:value-type="string" calcext:value-type="string">
            <text:p>Src Sync Diff</text:p>
          </table:table-cell>
          <table:table-cell table:style-name="ce85" office:value-type="string" calcext:value-type="string">
            <text:p>Diff EN-CC vs Src by Snd</text:p>
          </table:table-cell>
          <table:table-cell table:style-name="ce85" table:number-columns-repeated="39"/>
        </table:table-row>
        <table:table-row table:style-name="ro1">
          <table:table-cell office:value-type="float" office:value="1" calcext:value-type="float">
            <text:p>00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style-name="ce79" table:formula="of:=[.D2]-[.C2]" office:value-type="time" office:time-value="PT00H00M46.129S" calcext:value-type="time">
            <text:p>00:00:46,129</text:p>
          </table:table-cell>
          <table:table-cell office:value-type="time" office:time-value="PT00H01M04.773S" calcext:value-type="time">
            <text:p>00:01:04,773</text:p>
          </table:table-cell>
          <table:table-cell table:formula="of:=[.F2]+[.E2]" office:value-type="time" office:time-value="PT00H01M50.902S" calcext:value-type="time">
            <text:p>00:01:50,902</text:p>
          </table:table-cell>
          <table:table-cell/>
          <table:table-cell table:style-name="ce79" office:value-type="time" office:time-value="PT00H01M05.24S" calcext:value-type="time">
            <text:p>00:01:05,240</text:p>
          </table:table-cell>
          <table:table-cell table:style-name="ce79" office:value-type="time" office:time-value="PT00H01M04.984S" calcext:value-type="time">
            <text:p>00:01:04,984</text:p>
          </table:table-cell>
          <table:table-cell table:formula="of:=[.I2]-[.J2]" office:value-type="time" office:time-value="PT00H00M00.256S" calcext:value-type="time">
            <text:p>00:00:00,256</text:p>
          </table:table-cell>
          <table:table-cell/>
          <table:table-cell table:style-name="ce79" office:value-type="time" office:time-value="PT00H01M14.849S" calcext:value-type="time">
            <text:p>00:01:14,849</text:p>
          </table:table-cell>
          <table:table-cell table:style-name="ce79" office:value-type="time" office:time-value="PT00H01M14.831S" calcext:value-type="time">
            <text:p>00:01:14,831</text:p>
          </table:table-cell>
          <table:table-cell table:style-name="ce84" table:formula="of:=[.M2]-[.N2]" office:value-type="time" office:time-value="PT00H00M00.018S" calcext:value-type="time">
            <text:p>00:00:00,018</text:p>
          </table:table-cell>
          <table:table-cell table:style-name="ce84" table:formula="of:=[.K2]-[.O2]" office:value-type="time" office:time-value="PT00H00M00.238S" calcext:value-type="time">
            <text:p>00:00:00,238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2]&lt;0;-TIME(0;0;ABS([.Q2])/1000);TIME(0;0;[.Q2]/1000))" office:value-type="time" office:time-value="PT00H00M00S" calcext:value-type="time">
            <text:p>00:00:00,000</text:p>
          </table:table-cell>
          <table:table-cell table:style-name="ce84" table:formula="of:=[.P2]+[.R2]" office:value-type="time" office:time-value="PT00H00M00.238S" calcext:value-type="time">
            <text:p>00:00:00,238</text:p>
          </table:table-cell>
          <table:table-cell table:style-name="ce84" table:formula="of:=[.K2]+[.R2]" office:value-type="time" office:time-value="PT00H00M00.256S" calcext:value-type="time">
            <text:p>00:00:00,256</text:p>
          </table:table-cell>
          <table:table-cell table:style-name="ce84"/>
          <table:table-cell table:style-name="ce84" table:formula="of:=[.C2]-[.F2]" office:value-type="time" office:time-value="PT00H00M00.253S" calcext:value-type="time">
            <text:p>00:00:00,253</text:p>
          </table:table-cell>
          <table:table-cell table:style-name="ce84" table:formula="of:=[.I2]-[.C2]" office:value-type="time" office:time-value="PT00H00M00.214S" calcext:value-type="time">
            <text:p>00:00:00,214</text:p>
          </table:table-cell>
          <table:table-cell table:style-name="ce84" table:formula="of:=[.J2]-[.F2]" office:value-type="time" office:time-value="PT00H00M00.211S" calcext:value-type="time">
            <text:p>00:00:00,211</text:p>
          </table:table-cell>
          <table:table-cell table:style-name="ce84" table:formula="of:=[.X2]-[.W2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00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01M54.079S" calcext:value-type="time">
            <text:p>00:01:54,079</text:p>
          </table:table-cell>
          <table:table-cell office:value-type="time" office:time-value="PT00H02M22.857S" calcext:value-type="time">
            <text:p>00:02:22,857</text:p>
          </table:table-cell>
          <table:table-cell table:style-name="ce79" table:formula="of:=[.D3]-[.C3]" office:value-type="time" office:time-value="PT00H00M28.778S" calcext:value-type="time">
            <text:p>00:00:28,778</text:p>
          </table:table-cell>
          <table:table-cell office:value-type="time" office:time-value="PT00H09M08.339S" calcext:value-type="time">
            <text:p>00:09:08,339</text:p>
          </table:table-cell>
          <table:table-cell table:formula="of:=[.F3]+[.E3]" office:value-type="time" office:time-value="PT00H09M37.117S" calcext:value-type="time">
            <text:p>00:09:37,117</text:p>
          </table:table-cell>
          <table:table-cell/>
          <table:table-cell table:style-name="ce79" office:value-type="time" office:time-value="PT00H01M54.352S" calcext:value-type="time">
            <text:p>00:01:54,352</text:p>
          </table:table-cell>
          <table:table-cell table:style-name="ce79" office:value-type="time" office:time-value="PT00H09M08.511S" calcext:value-type="time">
            <text:p>00:09:08,511</text:p>
          </table:table-cell>
          <table:table-cell table:formula="of:=[.I3]-[.J3]" office:value-type="time" office:time-value="-PT00H07M14.159S" calcext:value-type="time">
            <text:p>-00:07:14,159</text:p>
          </table:table-cell>
          <table:table-cell/>
          <table:table-cell table:style-name="ce79" office:value-type="time" office:time-value="PT00H01M57.992S" calcext:value-type="time">
            <text:p>00:01:57,992</text:p>
          </table:table-cell>
          <table:table-cell table:style-name="ce79" office:value-type="time" office:time-value="PT00H09M12.434S" calcext:value-type="time">
            <text:p>00:09:12,434</text:p>
          </table:table-cell>
          <table:table-cell table:style-name="ce84" table:formula="of:=[.M3]-[.N3]" office:value-type="time" office:time-value="-PT00H07M14.442S" calcext:value-type="time">
            <text:p>-00:07:14,442</text:p>
          </table:table-cell>
          <table:table-cell table:style-name="ce84" table:formula="of:=[.K3]-[.O3]" office:value-type="time" office:time-value="PT00H00M00.283S" calcext:value-type="time">
            <text:p>00:00:00,283</text:p>
          </table:table-cell>
          <table:table-cell table:style-name="ce89" office:value-type="float" office:value="-100" calcext:value-type="float">
            <text:p>-100</text:p>
          </table:table-cell>
          <table:table-cell table:style-name="ce84" table:formula="of:=IF([.Q3]&lt;0;-TIME(0;0;ABS([.Q3])/1000);TIME(0;0;[.Q3]/1000))" office:value-type="time" office:time-value="-PT00H00M00.1S" calcext:value-type="time">
            <text:p>-00:00:00,100</text:p>
          </table:table-cell>
          <table:table-cell table:style-name="ce84" table:formula="of:=[.P3]+[.R3]" office:value-type="time" office:time-value="PT00H00M00.183S" calcext:value-type="time">
            <text:p>00:00:00,183</text:p>
          </table:table-cell>
          <table:table-cell table:style-name="ce84" table:formula="of:=[.K3]+[.R3]" office:value-type="time" office:time-value="-PT00H07M14.259S" calcext:value-type="time">
            <text:p>-00:07:14,259</text:p>
          </table:table-cell>
          <table:table-cell table:style-name="ce84"/>
          <table:table-cell table:style-name="ce84" table:formula="of:=[.C3]-[.F3]" office:value-type="time" office:time-value="-PT00H07M14.26S" calcext:value-type="time">
            <text:p>-00:07:14,260</text:p>
          </table:table-cell>
          <table:table-cell table:style-name="ce84" table:formula="of:=[.I3]-[.C3]" office:value-type="time" office:time-value="PT00H00M00.273S" calcext:value-type="time">
            <text:p>00:00:00,273</text:p>
          </table:table-cell>
          <table:table-cell table:style-name="ce84" table:formula="of:=[.J3]-[.F3]" office:value-type="time" office:time-value="PT00H00M00.172S" calcext:value-type="time">
            <text:p>00:00:00,172</text:p>
          </table:table-cell>
          <table:table-cell table:style-name="ce84" table:formula="of:=[.X3]-[.W3]" office:value-type="time" office:time-value="-PT00H00M00.101S" calcext:value-type="time">
            <text:p>-00:00:00,101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00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02M23.241S" calcext:value-type="time">
            <text:p>00:02:23,241</text:p>
          </table:table-cell>
          <table:table-cell office:value-type="time" office:time-value="PT00H39M30.757S" calcext:value-type="time">
            <text:p>00:39:30,757</text:p>
          </table:table-cell>
          <table:table-cell table:style-name="ce79" table:formula="of:=[.D4]-[.C4]" office:value-type="time" office:time-value="PT00H37M07.516S" calcext:value-type="time">
            <text:p>00:37:07,516</text:p>
          </table:table-cell>
          <table:table-cell office:value-type="time" office:time-value="PT00H12M34.128S" calcext:value-type="time">
            <text:p>00:12:34,128</text:p>
          </table:table-cell>
          <table:table-cell table:formula="of:=[.F4]+[.E4]" office:value-type="time" office:time-value="PT00H49M41.644S" calcext:value-type="time">
            <text:p>00:49:41,644</text:p>
          </table:table-cell>
          <table:table-cell/>
          <table:table-cell table:style-name="ce79" office:value-type="time" office:time-value="PT00H02M25.336S" calcext:value-type="time">
            <text:p>00:02:25,336</text:p>
          </table:table-cell>
          <table:table-cell table:style-name="ce79" office:value-type="time" office:time-value="PT00H12M35.937S" calcext:value-type="time">
            <text:p>00:12:35,937</text:p>
          </table:table-cell>
          <table:table-cell table:formula="of:=[.I4]-[.J4]" office:value-type="time" office:time-value="-PT00H10M10.601S" calcext:value-type="time">
            <text:p>-00:10:10,601</text:p>
          </table:table-cell>
          <table:table-cell/>
          <table:table-cell table:style-name="ce79" office:value-type="time" office:time-value="PT00H02M37.625S" calcext:value-type="time">
            <text:p>00:02:37,625</text:p>
          </table:table-cell>
          <table:table-cell table:style-name="ce79" office:value-type="time" office:time-value="PT00H12M48.52S" calcext:value-type="time">
            <text:p>00:12:48,520</text:p>
          </table:table-cell>
          <table:table-cell table:style-name="ce84" table:formula="of:=[.M4]-[.N4]" office:value-type="time" office:time-value="-PT00H10M10.895S" calcext:value-type="time">
            <text:p>-00:10:10,895</text:p>
          </table:table-cell>
          <table:table-cell table:style-name="ce84" table:formula="of:=[.K4]-[.O4]" office:value-type="time" office:time-value="PT00H00M00.294S" calcext:value-type="time">
            <text:p>00:00:00,294</text:p>
          </table:table-cell>
          <table:table-cell table:style-name="ce89" office:value-type="float" office:value="-190" calcext:value-type="float">
            <text:p>-190</text:p>
          </table:table-cell>
          <table:table-cell table:style-name="ce84" table:formula="of:=IF([.Q4]&lt;0;-TIME(0;0;ABS([.Q4])/1000);TIME(0;0;[.Q4]/1000))" office:value-type="time" office:time-value="-PT00H00M00.19S" calcext:value-type="time">
            <text:p>-00:00:00,190</text:p>
          </table:table-cell>
          <table:table-cell table:style-name="ce84" table:formula="of:=[.P4]+[.R4]" office:value-type="time" office:time-value="PT00H00M00.104S" calcext:value-type="time">
            <text:p>00:00:00,104</text:p>
          </table:table-cell>
          <table:table-cell table:style-name="ce84" table:formula="of:=[.K4]+[.R4]" office:value-type="time" office:time-value="-PT00H10M10.791S" calcext:value-type="time">
            <text:p>-00:10:10,791</text:p>
          </table:table-cell>
          <table:table-cell table:style-name="ce84"/>
          <table:table-cell table:style-name="ce84" table:formula="of:=[.C4]-[.F4]" office:value-type="time" office:time-value="-PT00H10M10.887S" calcext:value-type="time">
            <text:p>-00:10:10,887</text:p>
          </table:table-cell>
          <table:table-cell table:style-name="ce84" table:formula="of:=[.I4]-[.C4]" office:value-type="time" office:time-value="PT00H00M02.095S" calcext:value-type="time">
            <text:p>00:00:02,095</text:p>
          </table:table-cell>
          <table:table-cell table:style-name="ce84" table:formula="of:=[.J4]-[.F4]" office:value-type="time" office:time-value="PT00H00M01.809S" calcext:value-type="time">
            <text:p>00:00:01,809</text:p>
          </table:table-cell>
          <table:table-cell table:style-name="ce84" table:formula="of:=[.X4]-[.W4]" office:value-type="time" office:time-value="-PT00H00M00.286S" calcext:value-type="time">
            <text:p>-00:00:00,286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00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39M57.041S" calcext:value-type="time">
            <text:p>00:39:57,041</text:p>
          </table:table-cell>
          <table:table-cell office:value-type="time" office:time-value="PT00H40M13.177S" calcext:value-type="time">
            <text:p>00:40:13,177</text:p>
          </table:table-cell>
          <table:table-cell table:style-name="ce79" table:formula="of:=[.D5]-[.C5]" office:value-type="time" office:time-value="PT00H00M16.136S" calcext:value-type="time">
            <text:p>00:00:16,136</text:p>
          </table:table-cell>
          <table:table-cell office:value-type="time" office:time-value="PT00H50M27.733S" calcext:value-type="time">
            <text:p>00:50:27,733</text:p>
          </table:table-cell>
          <table:table-cell table:formula="of:=[.F5]+[.E5]" office:value-type="time" office:time-value="PT00H50M43.869S" calcext:value-type="time">
            <text:p>00:50:43,869</text:p>
          </table:table-cell>
          <table:table-cell/>
          <table:table-cell table:style-name="ce79" office:value-type="time" office:time-value="PT00H39M57.878S" calcext:value-type="time">
            <text:p>00:39:57,878</text:p>
          </table:table-cell>
          <table:table-cell table:style-name="ce79" office:value-type="time" office:time-value="PT00H50M28.498S" calcext:value-type="time">
            <text:p>00:50:28,498</text:p>
          </table:table-cell>
          <table:table-cell table:formula="of:=[.I5]-[.J5]" office:value-type="time" office:time-value="-PT00H10M30.62S" calcext:value-type="time">
            <text:p>-00:10:30,620</text:p>
          </table:table-cell>
          <table:table-cell/>
          <table:table-cell table:style-name="ce79" office:value-type="time" office:time-value="PT00H39M58.6S" calcext:value-type="time">
            <text:p>00:39:58,600</text:p>
          </table:table-cell>
          <table:table-cell table:style-name="ce79" office:value-type="time" office:time-value="PT00H50M29.53S" calcext:value-type="time">
            <text:p>00:50:29,530</text:p>
          </table:table-cell>
          <table:table-cell table:style-name="ce84" table:formula="of:=[.M5]-[.N5]" office:value-type="time" office:time-value="-PT00H10M30.93S" calcext:value-type="time">
            <text:p>-00:10:30,930</text:p>
          </table:table-cell>
          <table:table-cell table:style-name="ce84" table:formula="of:=[.K5]-[.O5]" office:value-type="time" office:time-value="PT00H00M00.31S" calcext:value-type="time">
            <text:p>00:00:00,31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5]&lt;0;-TIME(0;0;ABS([.Q5])/1000);TIME(0;0;[.Q5]/1000))" office:value-type="time" office:time-value="PT00H00M00S" calcext:value-type="time">
            <text:p>00:00:00,000</text:p>
          </table:table-cell>
          <table:table-cell table:style-name="ce84" table:formula="of:=[.P5]+[.R5]" office:value-type="time" office:time-value="PT00H00M00.31S" calcext:value-type="time">
            <text:p>00:00:00,310</text:p>
          </table:table-cell>
          <table:table-cell table:style-name="ce84" table:formula="of:=[.K5]+[.R5]" office:value-type="time" office:time-value="-PT00H10M30.62S" calcext:value-type="time">
            <text:p>-00:10:30,620</text:p>
          </table:table-cell>
          <table:table-cell table:style-name="ce84"/>
          <table:table-cell table:style-name="ce84" table:formula="of:=[.C5]-[.F5]" office:value-type="time" office:time-value="-PT00H10M30.692S" calcext:value-type="time">
            <text:p>-00:10:30,692</text:p>
          </table:table-cell>
          <table:table-cell table:style-name="ce84" table:formula="of:=[.I5]-[.C5]" office:value-type="time" office:time-value="PT00H00M00.837S" calcext:value-type="time">
            <text:p>00:00:00,837</text:p>
          </table:table-cell>
          <table:table-cell table:style-name="ce84" table:formula="of:=[.J5]-[.F5]" office:value-type="time" office:time-value="PT00H00M00.765S" calcext:value-type="time">
            <text:p>00:00:00,765</text:p>
          </table:table-cell>
          <table:table-cell table:style-name="ce84" table:formula="of:=[.X5]-[.W5]" office:value-type="time" office:time-value="-PT00H00M00.072S" calcext:value-type="time">
            <text:p>-00:00:00,072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00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40M26.111S" calcext:value-type="time">
            <text:p>00:40:26,111</text:p>
          </table:table-cell>
          <table:table-cell office:value-type="time" office:time-value="PT00H48M13.869S" calcext:value-type="time">
            <text:p>00:48:13,869</text:p>
          </table:table-cell>
          <table:table-cell table:style-name="ce79" table:formula="of:=[.D6]-[.C6]" office:value-type="time" office:time-value="PT00H07M47.758S" calcext:value-type="time">
            <text:p>00:07:47,758</text:p>
          </table:table-cell>
          <table:table-cell office:value-type="time" office:time-value="PT00H55M29.951S" calcext:value-type="time">
            <text:p>00:55:29,951</text:p>
          </table:table-cell>
          <table:table-cell table:formula="of:=[.F6]+[.E6]" office:value-type="time" office:time-value="PT01H03M17.709S" calcext:value-type="time">
            <text:p>01:03:17,709</text:p>
          </table:table-cell>
          <table:table-cell/>
          <table:table-cell table:style-name="ce79" office:value-type="time" office:time-value="PT00H40M28.831S" calcext:value-type="time">
            <text:p>00:40:28,831</text:p>
          </table:table-cell>
          <table:table-cell table:style-name="ce79" office:value-type="time" office:time-value="PT00H55M32.386S" calcext:value-type="time">
            <text:p>00:55:32,386</text:p>
          </table:table-cell>
          <table:table-cell table:formula="of:=[.I6]-[.J6]" office:value-type="time" office:time-value="-PT00H15M03.555S" calcext:value-type="time">
            <text:p>-00:15:03,555</text:p>
          </table:table-cell>
          <table:table-cell/>
          <table:table-cell table:style-name="ce79" office:value-type="time" office:time-value="PT00H40M28.122S" calcext:value-type="time">
            <text:p>00:40:28,122</text:p>
          </table:table-cell>
          <table:table-cell table:style-name="ce79" office:value-type="time" office:time-value="PT00H55M31.999S" calcext:value-type="time">
            <text:p>00:55:31,999</text:p>
          </table:table-cell>
          <table:table-cell table:style-name="ce84" table:formula="of:=[.M6]-[.N6]" office:value-type="time" office:time-value="-PT00H15M03.877S" calcext:value-type="time">
            <text:p>-00:15:03,877</text:p>
          </table:table-cell>
          <table:table-cell table:style-name="ce84" table:formula="of:=[.K6]-[.O6]" office:value-type="time" office:time-value="PT00H00M00.322S" calcext:value-type="time">
            <text:p>00:00:00,322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6]&lt;0;-TIME(0;0;ABS([.Q6])/1000);TIME(0;0;[.Q6]/1000))" office:value-type="time" office:time-value="-PT00H00M00.26S" calcext:value-type="time">
            <text:p>-00:00:00,260</text:p>
          </table:table-cell>
          <table:table-cell table:style-name="ce84" table:formula="of:=[.P6]+[.R6]" office:value-type="time" office:time-value="PT00H00M00.062S" calcext:value-type="time">
            <text:p>00:00:00,062</text:p>
          </table:table-cell>
          <table:table-cell table:style-name="ce84" table:formula="of:=[.K6]+[.R6]" office:value-type="time" office:time-value="-PT00H15M03.815S" calcext:value-type="time">
            <text:p>-00:15:03,815</text:p>
          </table:table-cell>
          <table:table-cell table:style-name="ce84"/>
          <table:table-cell table:style-name="ce84" table:formula="of:=[.C6]-[.F6]" office:value-type="time" office:time-value="-PT00H15M03.84S" calcext:value-type="time">
            <text:p>-00:15:03,840</text:p>
          </table:table-cell>
          <table:table-cell table:style-name="ce84" table:formula="of:=[.I6]-[.C6]" office:value-type="time" office:time-value="PT00H00M02.72S" calcext:value-type="time">
            <text:p>00:00:02,720</text:p>
          </table:table-cell>
          <table:table-cell table:style-name="ce84" table:formula="of:=[.J6]-[.F6]" office:value-type="time" office:time-value="PT00H00M02.435S" calcext:value-type="time">
            <text:p>00:00:02,435</text:p>
          </table:table-cell>
          <table:table-cell table:style-name="ce84" table:formula="of:=[.X6]-[.W6]" office:value-type="time" office:time-value="-PT00H00M00.285S" calcext:value-type="time">
            <text:p>-00:00:00,285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00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style-name="ce79" table:formula="of:=[.D7]-[.C7]" office:value-type="time" office:time-value="PT00H00M01.584S" calcext:value-type="time">
            <text:p>00:00:01,584</text:p>
          </table:table-cell>
          <table:table-cell office:value-type="time" office:time-value="PT01H03M26.093S" calcext:value-type="time">
            <text:p>01:03:26,093</text:p>
          </table:table-cell>
          <table:table-cell table:formula="of:=[.F7]+[.E7]" office:value-type="time" office:time-value="PT01H03M27.677S" calcext:value-type="time">
            <text:p>01:03:27,677</text:p>
          </table:table-cell>
          <table:table-cell/>
          <table:table-cell table:style-name="ce82" office:value-type="time" office:time-value="PT00H48M16.328S" calcext:value-type="time">
            <text:p>00:48:16,328</text:p>
          </table:table-cell>
          <table:table-cell table:style-name="ce82" office:value-type="time" office:time-value="PT01H03M26.093S" calcext:value-type="time">
            <text:p>01:03:26,093</text:p>
          </table:table-cell>
          <table:table-cell table:formula="of:=[.I7]-[.J7]" office:value-type="time" office:time-value="-PT00H15M09.765S" calcext:value-type="time">
            <text:p>-00:15:09,765</text:p>
          </table:table-cell>
          <table:table-cell/>
          <table:table-cell table:style-name="ce82" office:value-type="time" office:time-value="PT00H48M16.328S" calcext:value-type="time">
            <text:p>00:48:16,328</text:p>
          </table:table-cell>
          <table:table-cell table:style-name="ce82" office:value-type="time" office:time-value="PT01H03M26.093S" calcext:value-type="time">
            <text:p>01:03:26,093</text:p>
          </table:table-cell>
          <table:table-cell table:style-name="ce84" table:formula="of:=[.M7]-[.N7]" office:value-type="time" office:time-value="-PT00H15M09.765S" calcext:value-type="time">
            <text:p>-00:15:09,765</text:p>
          </table:table-cell>
          <table:table-cell table:style-name="ce84" table:formula="of:=[.K7]-[.O7]" office:value-type="time" office:time-value="PT00H00M00S" calcext:value-type="time">
            <text:p>00:00:00,00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7]&lt;0;-TIME(0;0;ABS([.Q7])/1000);TIME(0;0;[.Q7]/1000))" office:value-type="time" office:time-value="PT00H00M00S" calcext:value-type="time">
            <text:p>00:00:00,000</text:p>
          </table:table-cell>
          <table:table-cell table:style-name="ce84" table:formula="of:=[.P7]+[.R7]" office:value-type="time" office:time-value="PT00H00M00S" calcext:value-type="time">
            <text:p>00:00:00,000</text:p>
          </table:table-cell>
          <table:table-cell table:style-name="ce84" table:formula="of:=[.K7]+[.R7]" office:value-type="time" office:time-value="-PT00H15M09.765S" calcext:value-type="time">
            <text:p>-00:15:09,765</text:p>
          </table:table-cell>
          <table:table-cell table:style-name="ce84"/>
          <table:table-cell table:style-name="ce84" table:formula="of:=[.C7]-[.F7]" office:value-type="time" office:time-value="-PT00H15M09.765S" calcext:value-type="time">
            <text:p>-00:15:09,765</text:p>
          </table:table-cell>
          <table:table-cell table:style-name="ce84" table:formula="of:=[.I7]-[.C7]" office:value-type="time" office:time-value="PT00H00M00S" calcext:value-type="time">
            <text:p>00:00:00,000</text:p>
          </table:table-cell>
          <table:table-cell table:style-name="ce84" table:formula="of:=[.J7]-[.F7]" office:value-type="time" office:time-value="PT00H00M00S" calcext:value-type="time">
            <text:p>00:00:00,000</text:p>
          </table:table-cell>
          <table:table-cell table:style-name="ce84" table:formula="of:=[.X7]-[.W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00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style-name="ce79" table:formula="of:=[.D8]-[.C8]" office:value-type="time" office:time-value="PT00H00M01.459S" calcext:value-type="time">
            <text:p>00:00:01,459</text:p>
          </table:table-cell>
          <table:table-cell office:value-type="time" office:time-value="PT01H03M47.323S" calcext:value-type="time">
            <text:p>01:03:47,323</text:p>
          </table:table-cell>
          <table:table-cell table:formula="of:=[.F8]+[.E8]" office:value-type="time" office:time-value="PT01H03M48.782S" calcext:value-type="time">
            <text:p>01:03:48,782</text:p>
          </table:table-cell>
          <table:table-cell/>
          <table:table-cell table:style-name="ce82" office:value-type="time" office:time-value="PT00H48M21.831S" calcext:value-type="time">
            <text:p>00:48:21,831</text:p>
          </table:table-cell>
          <table:table-cell table:style-name="ce82" office:value-type="time" office:time-value="PT01H03M47.323S" calcext:value-type="time">
            <text:p>01:03:47,323</text:p>
          </table:table-cell>
          <table:table-cell table:formula="of:=[.I8]-[.J8]" office:value-type="time" office:time-value="-PT00H15M25.492S" calcext:value-type="time">
            <text:p>-00:15:25,492</text:p>
          </table:table-cell>
          <table:table-cell/>
          <table:table-cell table:style-name="ce82" office:value-type="time" office:time-value="PT00H48M21.831S" calcext:value-type="time">
            <text:p>00:48:21,831</text:p>
          </table:table-cell>
          <table:table-cell table:style-name="ce82" office:value-type="time" office:time-value="PT01H03M47.323S" calcext:value-type="time">
            <text:p>01:03:47,323</text:p>
          </table:table-cell>
          <table:table-cell table:style-name="ce84" table:formula="of:=[.M8]-[.N8]" office:value-type="time" office:time-value="-PT00H15M25.492S" calcext:value-type="time">
            <text:p>-00:15:25,492</text:p>
          </table:table-cell>
          <table:table-cell table:style-name="ce84" table:formula="of:=[.K8]-[.O8]" office:value-type="time" office:time-value="PT00H00M00S" calcext:value-type="time">
            <text:p>00:00:00,00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]&lt;0;-TIME(0;0;ABS([.Q8])/1000);TIME(0;0;[.Q8]/1000))" office:value-type="time" office:time-value="PT00H00M00S" calcext:value-type="time">
            <text:p>00:00:00,000</text:p>
          </table:table-cell>
          <table:table-cell table:style-name="ce84" table:formula="of:=[.P8]+[.R8]" office:value-type="time" office:time-value="PT00H00M00S" calcext:value-type="time">
            <text:p>00:00:00,000</text:p>
          </table:table-cell>
          <table:table-cell table:style-name="ce84" table:formula="of:=[.K8]+[.R8]" office:value-type="time" office:time-value="-PT00H15M25.492S" calcext:value-type="time">
            <text:p>-00:15:25,492</text:p>
          </table:table-cell>
          <table:table-cell table:style-name="ce84"/>
          <table:table-cell table:style-name="ce84" table:formula="of:=[.C8]-[.F8]" office:value-type="time" office:time-value="-PT00H15M25.492S" calcext:value-type="time">
            <text:p>-00:15:25,492</text:p>
          </table:table-cell>
          <table:table-cell table:style-name="ce84" table:formula="of:=[.I8]-[.C8]" office:value-type="time" office:time-value="PT00H00M00S" calcext:value-type="time">
            <text:p>00:00:00,000</text:p>
          </table:table-cell>
          <table:table-cell table:style-name="ce84" table:formula="of:=[.J8]-[.F8]" office:value-type="time" office:time-value="PT00H00M00S" calcext:value-type="time">
            <text:p>00:00:00,000</text:p>
          </table:table-cell>
          <table:table-cell table:style-name="ce84" table:formula="of:=[.X8]-[.W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00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style-name="ce79" table:formula="of:=[.D9]-[.C9]" office:value-type="time" office:time-value="PT00H04M06.995S" calcext:value-type="time">
            <text:p>00:04:06,995</text:p>
          </table:table-cell>
          <table:table-cell office:value-type="time" office:time-value="PT01H04M14.392S" calcext:value-type="time">
            <text:p>01:04:14,392</text:p>
          </table:table-cell>
          <table:table-cell table:formula="of:=[.F9]+[.E9]" office:value-type="time" office:time-value="PT01H08M21.387S" calcext:value-type="time">
            <text:p>01:08:21,387</text:p>
          </table:table-cell>
          <table:table-cell/>
          <table:table-cell table:style-name="ce79" office:value-type="time" office:time-value="PT00H48M30.061S" calcext:value-type="time">
            <text:p>00:48:30,061</text:p>
          </table:table-cell>
          <table:table-cell table:style-name="ce79" office:value-type="time" office:time-value="PT01H04M19.875S" calcext:value-type="time">
            <text:p>01:04:19,875</text:p>
          </table:table-cell>
          <table:table-cell table:formula="of:=[.I9]-[.J9]" office:value-type="time" office:time-value="-PT00H15M49.814S" calcext:value-type="time">
            <text:p>-00:15:49,814</text:p>
          </table:table-cell>
          <table:table-cell/>
          <table:table-cell table:style-name="ce79" office:value-type="time" office:time-value="PT00H48M25.201S" calcext:value-type="time">
            <text:p>00:48:25,201</text:p>
          </table:table-cell>
          <table:table-cell table:style-name="ce79" office:value-type="time" office:time-value="PT01H04M15.276S" calcext:value-type="time">
            <text:p>01:04:15,276</text:p>
          </table:table-cell>
          <table:table-cell table:style-name="ce84" table:formula="of:=[.M9]-[.N9]" office:value-type="time" office:time-value="-PT00H15M50.075S" calcext:value-type="time">
            <text:p>-00:15:50,075</text:p>
          </table:table-cell>
          <table:table-cell table:style-name="ce84" table:formula="of:=[.K9]-[.O9]" office:value-type="time" office:time-value="PT00H00M00.261S" calcext:value-type="time">
            <text:p>00:00:00,261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9]&lt;0;-TIME(0;0;ABS([.Q9])/1000);TIME(0;0;[.Q9]/1000))" office:value-type="time" office:time-value="-PT00H00M00.26S" calcext:value-type="time">
            <text:p>-00:00:00,260</text:p>
          </table:table-cell>
          <table:table-cell table:style-name="ce84" table:formula="of:=[.P9]+[.R9]" office:value-type="time" office:time-value="PT00H00M00.001S" calcext:value-type="time">
            <text:p>00:00:00,001</text:p>
          </table:table-cell>
          <table:table-cell table:style-name="ce84" table:formula="of:=[.K9]+[.R9]" office:value-type="time" office:time-value="-PT00H15M50.074S" calcext:value-type="time">
            <text:p>-00:15:50,074</text:p>
          </table:table-cell>
          <table:table-cell table:style-name="ce84"/>
          <table:table-cell table:style-name="ce84" table:formula="of:=[.C9]-[.F9]" office:value-type="time" office:time-value="-PT00H15M49.732S" calcext:value-type="time">
            <text:p>-00:15:49,732</text:p>
          </table:table-cell>
          <table:table-cell table:style-name="ce84" table:formula="of:=[.I9]-[.C9]" office:value-type="time" office:time-value="PT00H00M05.401S" calcext:value-type="time">
            <text:p>00:00:05,401</text:p>
          </table:table-cell>
          <table:table-cell table:style-name="ce84" table:formula="of:=[.J9]-[.F9]" office:value-type="time" office:time-value="PT00H00M05.483S" calcext:value-type="time">
            <text:p>00:00:05,483</text:p>
          </table:table-cell>
          <table:table-cell table:style-name="ce84" table:formula="of:=[.X9]-[.W9]" office:value-type="time" office:time-value="PT00H00M00.082S" calcext:value-type="time">
            <text:p>00:00:00,082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00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52M35.373S" calcext:value-type="time">
            <text:p>00:52:35,373</text:p>
          </table:table-cell>
          <table:table-cell office:value-type="time" office:time-value="PT00H55M41.475S" calcext:value-type="time">
            <text:p>00:55:41,475</text:p>
          </table:table-cell>
          <table:table-cell table:style-name="ce79" table:formula="of:=[.D10]-[.C10]" office:value-type="time" office:time-value="PT00H03M06.102S" calcext:value-type="time">
            <text:p>00:03:06,102</text:p>
          </table:table-cell>
          <table:table-cell office:value-type="time" office:time-value="PT01H08M41.7S" calcext:value-type="time">
            <text:p>01:08:41,700</text:p>
          </table:table-cell>
          <table:table-cell table:formula="of:=[.F10]+[.E10]" office:value-type="time" office:time-value="PT01H11M47.802S" calcext:value-type="time">
            <text:p>01:11:47,802</text:p>
          </table:table-cell>
          <table:table-cell/>
          <table:table-cell table:style-name="ce79" office:value-type="time" office:time-value="PT00H52M39.681S" calcext:value-type="time">
            <text:p>00:52:39,681</text:p>
          </table:table-cell>
          <table:table-cell table:style-name="ce79" office:value-type="time" office:time-value="PT01H08M45.973S" calcext:value-type="time">
            <text:p>01:08:45,973</text:p>
          </table:table-cell>
          <table:table-cell table:formula="of:=[.I10]-[.J10]" office:value-type="time" office:time-value="-PT00H16M06.292S" calcext:value-type="time">
            <text:p>-00:16:06,292</text:p>
          </table:table-cell>
          <table:table-cell/>
          <table:table-cell table:style-name="ce79" office:value-type="time" office:time-value="PT00H52M42.922S" calcext:value-type="time">
            <text:p>00:52:42,922</text:p>
          </table:table-cell>
          <table:table-cell table:style-name="ce79" office:value-type="time" office:time-value="PT01H08M49.468S" calcext:value-type="time">
            <text:p>01:08:49,468</text:p>
          </table:table-cell>
          <table:table-cell table:style-name="ce84" table:formula="of:=[.M10]-[.N10]" office:value-type="time" office:time-value="-PT00H16M06.546S" calcext:value-type="time">
            <text:p>-00:16:06,546</text:p>
          </table:table-cell>
          <table:table-cell table:style-name="ce84" table:formula="of:=[.K10]-[.O10]" office:value-type="time" office:time-value="PT00H00M00.254S" calcext:value-type="time">
            <text:p>00:00:00,254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0]&lt;0;-TIME(0;0;ABS([.Q10])/1000);TIME(0;0;[.Q10]/1000))" office:value-type="time" office:time-value="PT00H00M00S" calcext:value-type="time">
            <text:p>00:00:00,000</text:p>
          </table:table-cell>
          <table:table-cell table:style-name="ce84" table:formula="of:=[.P10]+[.R10]" office:value-type="time" office:time-value="PT00H00M00.254S" calcext:value-type="time">
            <text:p>00:00:00,254</text:p>
          </table:table-cell>
          <table:table-cell table:style-name="ce84" table:formula="of:=[.K10]+[.R10]" office:value-type="time" office:time-value="-PT00H16M06.292S" calcext:value-type="time">
            <text:p>-00:16:06,292</text:p>
          </table:table-cell>
          <table:table-cell table:style-name="ce84"/>
          <table:table-cell table:style-name="ce84" table:formula="of:=[.C10]-[.F10]" office:value-type="time" office:time-value="-PT00H16M06.327S" calcext:value-type="time">
            <text:p>-00:16:06,327</text:p>
          </table:table-cell>
          <table:table-cell table:style-name="ce84" table:formula="of:=[.I10]-[.C10]" office:value-type="time" office:time-value="PT00H00M04.308S" calcext:value-type="time">
            <text:p>00:00:04,308</text:p>
          </table:table-cell>
          <table:table-cell table:style-name="ce84" table:formula="of:=[.J10]-[.F10]" office:value-type="time" office:time-value="PT00H00M04.273S" calcext:value-type="time">
            <text:p>00:00:04,273</text:p>
          </table:table-cell>
          <table:table-cell table:style-name="ce84" table:formula="of:=[.X10]-[.W10]" office:value-type="time" office:time-value="-PT00H00M00.035S" calcext:value-type="time">
            <text:p>-00:00:00,035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01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56M32.91S" calcext:value-type="time">
            <text:p>00:56:32,910</text:p>
          </table:table-cell>
          <table:table-cell office:value-type="time" office:time-value="PT00H59M38.177S" calcext:value-type="time">
            <text:p>00:59:38,177</text:p>
          </table:table-cell>
          <table:table-cell table:style-name="ce79" table:formula="of:=[.D11]-[.C11]" office:value-type="time" office:time-value="PT00H03M05.267S" calcext:value-type="time">
            <text:p>00:03:05,267</text:p>
          </table:table-cell>
          <table:table-cell office:value-type="time" office:time-value="PT01H23M01.685S" calcext:value-type="time">
            <text:p>01:23:01,685</text:p>
          </table:table-cell>
          <table:table-cell table:formula="of:=[.F11]+[.E11]" office:value-type="time" office:time-value="PT01H26M06.952S" calcext:value-type="time">
            <text:p>01:26:06,952</text:p>
          </table:table-cell>
          <table:table-cell/>
          <table:table-cell table:style-name="ce79" office:value-type="time" office:time-value="PT00H56M41.445S" calcext:value-type="time">
            <text:p>00:56:41,445</text:p>
          </table:table-cell>
          <table:table-cell table:style-name="ce79" office:value-type="time" office:time-value="PT01H23M09.999S" calcext:value-type="time">
            <text:p>01:23:09,999</text:p>
          </table:table-cell>
          <table:table-cell table:formula="of:=[.I11]-[.J11]" office:value-type="time" office:time-value="-PT00H26M28.554S" calcext:value-type="time">
            <text:p>-00:26:28,554</text:p>
          </table:table-cell>
          <table:table-cell/>
          <table:table-cell table:style-name="ce79" office:value-type="time" office:time-value="PT00H56M32.185S" calcext:value-type="time">
            <text:p>00:56:32,185</text:p>
          </table:table-cell>
          <table:table-cell table:style-name="ce79" office:value-type="time" office:time-value="PT01H23M01.148S" calcext:value-type="time">
            <text:p>01:23:01,148</text:p>
          </table:table-cell>
          <table:table-cell table:style-name="ce84" table:formula="of:=[.M11]-[.N11]" office:value-type="time" office:time-value="-PT00H26M28.963S" calcext:value-type="time">
            <text:p>-00:26:28,963</text:p>
          </table:table-cell>
          <table:table-cell table:style-name="ce84" table:formula="of:=[.K11]-[.O11]" office:value-type="time" office:time-value="PT00H00M00.409S" calcext:value-type="time">
            <text:p>00:00:00,409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11]&lt;0;-TIME(0;0;ABS([.Q11])/1000);TIME(0;0;[.Q11]/1000))" office:value-type="time" office:time-value="-PT00H00M00.2S" calcext:value-type="time">
            <text:p>-00:00:00,200</text:p>
          </table:table-cell>
          <table:table-cell table:style-name="ce84" table:formula="of:=[.P11]+[.R11]" office:value-type="time" office:time-value="PT00H00M00.209S" calcext:value-type="time">
            <text:p>00:00:00,209</text:p>
          </table:table-cell>
          <table:table-cell table:style-name="ce84" table:formula="of:=[.K11]+[.R11]" office:value-type="time" office:time-value="-PT00H26M28.754S" calcext:value-type="time">
            <text:p>-00:26:28,754</text:p>
          </table:table-cell>
          <table:table-cell table:style-name="ce84"/>
          <table:table-cell table:style-name="ce84" table:formula="of:=[.C11]-[.F11]" office:value-type="time" office:time-value="-PT00H26M28.775S" calcext:value-type="time">
            <text:p>-00:26:28,775</text:p>
          </table:table-cell>
          <table:table-cell table:style-name="ce84" table:formula="of:=[.I11]-[.C11]" office:value-type="time" office:time-value="PT00H00M08.535S" calcext:value-type="time">
            <text:p>00:00:08,535</text:p>
          </table:table-cell>
          <table:table-cell table:style-name="ce84" table:formula="of:=[.J11]-[.F11]" office:value-type="time" office:time-value="PT00H00M08.314S" calcext:value-type="time">
            <text:p>00:00:08,314</text:p>
          </table:table-cell>
          <table:table-cell table:style-name="ce84" table:formula="of:=[.X11]-[.W11]" office:value-type="time" office:time-value="-PT00H00M00.221S" calcext:value-type="time">
            <text:p>-00:00:00,221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01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59M47.002S" calcext:value-type="time">
            <text:p>00:59:47,002</text:p>
          </table:table-cell>
          <table:table-cell office:value-type="time" office:time-value="PT01H01M56.13S" calcext:value-type="time">
            <text:p>01:01:56,130</text:p>
          </table:table-cell>
          <table:table-cell table:style-name="ce79" table:formula="of:=[.D12]-[.C12]" office:value-type="time" office:time-value="PT00H02M09.128S" calcext:value-type="time">
            <text:p>00:02:09,128</text:p>
          </table:table-cell>
          <table:table-cell office:value-type="time" office:time-value="PT01H26M31.144S" calcext:value-type="time">
            <text:p>01:26:31,144</text:p>
          </table:table-cell>
          <table:table-cell table:formula="of:=[.F12]+[.E12]" office:value-type="time" office:time-value="PT01H28M40.272S" calcext:value-type="time">
            <text:p>01:28:40,272</text:p>
          </table:table-cell>
          <table:table-cell/>
          <table:table-cell table:style-name="ce79" office:value-type="time" office:time-value="PT00H59M49.389S" calcext:value-type="time">
            <text:p>00:59:49,389</text:p>
          </table:table-cell>
          <table:table-cell table:style-name="ce79" office:value-type="time" office:time-value="PT01H26M33.249S" calcext:value-type="time">
            <text:p>01:26:33,249</text:p>
          </table:table-cell>
          <table:table-cell table:formula="of:=[.I12]-[.J12]" office:value-type="time" office:time-value="-PT00H26M43.86S" calcext:value-type="time">
            <text:p>-00:26:43,860</text:p>
          </table:table-cell>
          <table:table-cell/>
          <table:table-cell table:style-name="ce79" office:value-type="time" office:time-value="PT00H59M50.416S" calcext:value-type="time">
            <text:p>00:59:50,416</text:p>
          </table:table-cell>
          <table:table-cell table:style-name="ce79" office:value-type="time" office:time-value="PT01H26M34.735S" calcext:value-type="time">
            <text:p>01:26:34,735</text:p>
          </table:table-cell>
          <table:table-cell table:style-name="ce84" table:formula="of:=[.M12]-[.N12]" office:value-type="time" office:time-value="-PT00H26M44.319S" calcext:value-type="time">
            <text:p>-00:26:44,319</text:p>
          </table:table-cell>
          <table:table-cell table:style-name="ce84" table:formula="of:=[.K12]-[.O12]" office:value-type="time" office:time-value="PT00H00M00.459S" calcext:value-type="time">
            <text:p>00:00:00,459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12]&lt;0;-TIME(0;0;ABS([.Q12])/1000);TIME(0;0;[.Q12]/1000))" office:value-type="time" office:time-value="-PT00H00M00.25S" calcext:value-type="time">
            <text:p>-00:00:00,250</text:p>
          </table:table-cell>
          <table:table-cell table:style-name="ce84" table:formula="of:=[.P12]+[.R12]" office:value-type="time" office:time-value="PT00H00M00.209S" calcext:value-type="time">
            <text:p>00:00:00,209</text:p>
          </table:table-cell>
          <table:table-cell table:style-name="ce84" table:formula="of:=[.K12]+[.R12]" office:value-type="time" office:time-value="-PT00H26M44.11S" calcext:value-type="time">
            <text:p>-00:26:44,110</text:p>
          </table:table-cell>
          <table:table-cell table:style-name="ce84"/>
          <table:table-cell table:style-name="ce84" table:formula="of:=[.C12]-[.F12]" office:value-type="time" office:time-value="-PT00H26M44.142S" calcext:value-type="time">
            <text:p>-00:26:44,142</text:p>
          </table:table-cell>
          <table:table-cell table:style-name="ce84" table:formula="of:=[.I12]-[.C12]" office:value-type="time" office:time-value="PT00H00M02.387S" calcext:value-type="time">
            <text:p>00:00:02,387</text:p>
          </table:table-cell>
          <table:table-cell table:style-name="ce84" table:formula="of:=[.J12]-[.F12]" office:value-type="time" office:time-value="PT00H00M02.105S" calcext:value-type="time">
            <text:p>00:00:02,105</text:p>
          </table:table-cell>
          <table:table-cell table:style-name="ce84" table:formula="of:=[.X12]-[.W12]" office:value-type="time" office:time-value="-PT00H00M00.282S" calcext:value-type="time">
            <text:p>-00:00:00,282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01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style-name="ce79" table:formula="of:=[.D13]-[.C13]" office:value-type="time" office:time-value="PT00H00M04.587S" calcext:value-type="time">
            <text:p>00:00:04,587</text:p>
          </table:table-cell>
          <table:table-cell office:value-type="time" office:time-value="PT01H28M44.569S" calcext:value-type="time">
            <text:p>01:28:44,569</text:p>
          </table:table-cell>
          <table:table-cell table:formula="of:=[.F13]+[.E13]" office:value-type="time" office:time-value="PT01H28M49.156S" calcext:value-type="time">
            <text:p>01:28:49,156</text:p>
          </table:table-cell>
          <table:table-cell/>
          <table:table-cell table:style-name="ce79" office:value-type="time" office:time-value="PT01H01M58.313S" calcext:value-type="time">
            <text:p>01:01:58,313</text:p>
          </table:table-cell>
          <table:table-cell table:style-name="ce79" office:value-type="time" office:time-value="PT01H28M45.71S" calcext:value-type="time">
            <text:p>01:28:45,710</text:p>
          </table:table-cell>
          <table:table-cell table:formula="of:=[.I13]-[.J13]" office:value-type="time" office:time-value="-PT00H26M47.397S" calcext:value-type="time">
            <text:p>-00:26:47,397</text:p>
          </table:table-cell>
          <table:table-cell/>
          <table:table-cell table:style-name="ce79" office:value-type="time" office:time-value="PT01H01M59.648S" calcext:value-type="time">
            <text:p>01:01:59,648</text:p>
          </table:table-cell>
          <table:table-cell table:style-name="ce79" office:value-type="time" office:time-value="PT01H28M47.454S" calcext:value-type="time">
            <text:p>01:28:47,454</text:p>
          </table:table-cell>
          <table:table-cell table:style-name="ce84" table:formula="of:=[.M13]-[.N13]" office:value-type="time" office:time-value="-PT00H26M47.806S" calcext:value-type="time">
            <text:p>-00:26:47,806</text:p>
          </table:table-cell>
          <table:table-cell table:style-name="ce84" table:formula="of:=[.K13]-[.O13]" office:value-type="time" office:time-value="PT00H00M00.409S" calcext:value-type="time">
            <text:p>00:00:00,409</text:p>
          </table:table-cell>
          <table:table-cell table:style-name="ce89" office:value-type="float" office:value="150" calcext:value-type="float">
            <text:p>150</text:p>
          </table:table-cell>
          <table:table-cell table:style-name="ce84" table:formula="of:=IF([.Q13]&lt;0;-TIME(0;0;ABS([.Q13])/1000);TIME(0;0;[.Q13]/1000))" office:value-type="time" office:time-value="PT00H00M00.15S" calcext:value-type="time">
            <text:p>00:00:00,150</text:p>
          </table:table-cell>
          <table:table-cell table:style-name="ce84" table:formula="of:=[.P13]+[.R13]" office:value-type="time" office:time-value="PT00H00M00.559S" calcext:value-type="time">
            <text:p>00:00:00,559</text:p>
          </table:table-cell>
          <table:table-cell table:style-name="ce84" table:formula="of:=[.K13]+[.R13]" office:value-type="time" office:time-value="-PT00H26M47.247S" calcext:value-type="time">
            <text:p>-00:26:47,247</text:p>
          </table:table-cell>
          <table:table-cell table:style-name="ce84"/>
          <table:table-cell table:style-name="ce84" table:formula="of:=[.C13]-[.F13]" office:value-type="time" office:time-value="-PT00H26M47.27S" calcext:value-type="time">
            <text:p>-00:26:47,270</text:p>
          </table:table-cell>
          <table:table-cell table:style-name="ce84" table:formula="of:=[.I13]-[.C13]" office:value-type="time" office:time-value="PT00H00M01.014S" calcext:value-type="time">
            <text:p>00:00:01,014</text:p>
          </table:table-cell>
          <table:table-cell table:style-name="ce84" table:formula="of:=[.J13]-[.F13]" office:value-type="time" office:time-value="PT00H00M01.141S" calcext:value-type="time">
            <text:p>00:00:01,141</text:p>
          </table:table-cell>
          <table:table-cell table:style-name="ce84" table:formula="of:=[.X13]-[.W13]" office:value-type="time" office:time-value="PT00H00M00.127S" calcext:value-type="time">
            <text:p>00:00:00,127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013</text:p>
          </table:table-cell>
          <table:table-cell table:style-name="ce76"/>
          <table:table-cell table:number-columns-repeated="2"/>
          <table:table-cell table:style-name="ce79"/>
          <table:table-cell table:number-columns-repeated="3"/>
          <table:table-cell table:style-name="ce79" table:number-columns-repeated="2"/>
          <table:table-cell table:formula="of:=[.I14]-[.J14]" office:value-type="time" office:time-value="PT00H00M00S" calcext:value-type="time">
            <text:p>00:00:00,000</text:p>
          </table:table-cell>
          <table:table-cell/>
          <table:table-cell table:style-name="ce79" table:number-columns-repeated="2"/>
          <table:table-cell table:style-name="ce84" table:formula="of:=[.M14]-[.N14]" office:value-type="time" office:time-value="PT00H00M00S" calcext:value-type="time">
            <text:p>00:00:00,000</text:p>
          </table:table-cell>
          <table:table-cell table:style-name="ce84" table:formula="of:=[.K14]-[.O14]" office:value-type="time" office:time-value="PT00H00M00S" calcext:value-type="time">
            <text:p>00:00:00,00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4]&lt;0;-TIME(0;0;ABS([.Q14])/1000);TIME(0;0;[.Q14]/1000))" office:value-type="time" office:time-value="PT00H00M00S" calcext:value-type="time">
            <text:p>00:00:00,000</text:p>
          </table:table-cell>
          <table:table-cell table:style-name="ce84" table:formula="of:=[.P14]+[.R14]" office:value-type="time" office:time-value="PT00H00M00S" calcext:value-type="time">
            <text:p>00:00:00,000</text:p>
          </table:table-cell>
          <table:table-cell table:style-name="ce84" table:formula="of:=[.K14]+[.R14]" office:value-type="time" office:time-value="PT00H00M00S" calcext:value-type="time">
            <text:p>00:00:00,000</text:p>
          </table:table-cell>
          <table:table-cell table:style-name="ce84"/>
          <table:table-cell table:style-name="ce84" table:formula="of:=[.C14]-[.F14]" office:value-type="time" office:time-value="PT00H00M00S" calcext:value-type="time">
            <text:p>00:00:00,000</text:p>
          </table:table-cell>
          <table:table-cell table:style-name="ce84" table:formula="of:=[.I14]-[.C14]" office:value-type="time" office:time-value="PT00H00M00S" calcext:value-type="time">
            <text:p>00:00:00,000</text:p>
          </table:table-cell>
          <table:table-cell table:style-name="ce84" table:formula="of:=[.J14]-[.F14]" office:value-type="time" office:time-value="PT00H00M00S" calcext:value-type="time">
            <text:p>00:00:00,000</text:p>
          </table:table-cell>
          <table:table-cell table:style-name="ce84" table:formula="of:=[.X14]-[.W14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01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2M52.6S" calcext:value-type="time">
            <text:p>01:02:52,600</text:p>
          </table:table-cell>
          <table:table-cell office:value-type="time" office:time-value="PT01H06M01.245S" calcext:value-type="time">
            <text:p>01:06:01,245</text:p>
          </table:table-cell>
          <table:table-cell table:style-name="ce79" table:formula="of:=[.D15]-[.C15]" office:value-type="time" office:time-value="PT00H03M08.645S" calcext:value-type="time">
            <text:p>00:03:08,645</text:p>
          </table:table-cell>
          <table:table-cell office:value-type="time" office:time-value="PT01H28M50.325S" calcext:value-type="time">
            <text:p>01:28:50,325</text:p>
          </table:table-cell>
          <table:table-cell table:formula="of:=[.F15]+[.E15]" office:value-type="time" office:time-value="PT01H31M58.97S" calcext:value-type="time">
            <text:p>01:31:58,970</text:p>
          </table:table-cell>
          <table:table-cell/>
          <table:table-cell table:style-name="ce79" office:value-type="time" office:time-value="PT01H02M52.96S" calcext:value-type="time">
            <text:p>01:02:52,960</text:p>
          </table:table-cell>
          <table:table-cell table:style-name="ce79" office:value-type="time" office:time-value="PT01H28M50.524S" calcext:value-type="time">
            <text:p>01:28:50,524</text:p>
          </table:table-cell>
          <table:table-cell table:formula="of:=[.I15]-[.J15]" office:value-type="time" office:time-value="-PT00H25M57.564S" calcext:value-type="time">
            <text:p>-00:25:57,564</text:p>
          </table:table-cell>
          <table:table-cell/>
          <table:table-cell table:style-name="ce79" office:value-type="time" office:time-value="PT01H02M56.573S" calcext:value-type="time">
            <text:p>01:02:56,573</text:p>
          </table:table-cell>
          <table:table-cell table:style-name="ce79" office:value-type="time" office:time-value="PT01H28M54.419S" calcext:value-type="time">
            <text:p>01:28:54,419</text:p>
          </table:table-cell>
          <table:table-cell table:style-name="ce84" table:formula="of:=[.M15]-[.N15]" office:value-type="time" office:time-value="-PT00H25M57.846S" calcext:value-type="time">
            <text:p>-00:25:57,846</text:p>
          </table:table-cell>
          <table:table-cell table:style-name="ce84" table:formula="of:=[.K15]-[.O15]" office:value-type="time" office:time-value="PT00H00M00.282S" calcext:value-type="time">
            <text:p>00:00:00,282</text:p>
          </table:table-cell>
          <table:table-cell table:style-name="ce89" office:value-type="float" office:value="-160" calcext:value-type="float">
            <text:p>-160</text:p>
          </table:table-cell>
          <table:table-cell table:style-name="ce84" table:formula="of:=IF([.Q15]&lt;0;-TIME(0;0;ABS([.Q15])/1000);TIME(0;0;[.Q15]/1000))" office:value-type="time" office:time-value="-PT00H00M00.16S" calcext:value-type="time">
            <text:p>-00:00:00,160</text:p>
          </table:table-cell>
          <table:table-cell table:style-name="ce84" table:formula="of:=[.P15]+[.R15]" office:value-type="time" office:time-value="PT00H00M00.122S" calcext:value-type="time">
            <text:p>00:00:00,122</text:p>
          </table:table-cell>
          <table:table-cell table:style-name="ce84" table:formula="of:=[.K15]+[.R15]" office:value-type="time" office:time-value="-PT00H25M57.724S" calcext:value-type="time">
            <text:p>-00:25:57,724</text:p>
          </table:table-cell>
          <table:table-cell table:style-name="ce84"/>
          <table:table-cell table:style-name="ce84" table:formula="of:=[.C15]-[.F15]" office:value-type="time" office:time-value="-PT00H25M57.725S" calcext:value-type="time">
            <text:p>-00:25:57,725</text:p>
          </table:table-cell>
          <table:table-cell table:style-name="ce84" table:formula="of:=[.I15]-[.C15]" office:value-type="time" office:time-value="PT00H00M00.36S" calcext:value-type="time">
            <text:p>00:00:00,360</text:p>
          </table:table-cell>
          <table:table-cell table:style-name="ce84" table:formula="of:=[.J15]-[.F15]" office:value-type="time" office:time-value="PT00H00M00.199S" calcext:value-type="time">
            <text:p>00:00:00,199</text:p>
          </table:table-cell>
          <table:table-cell table:style-name="ce84" table:formula="of:=[.X15]-[.W15]" office:value-type="time" office:time-value="-PT00H00M00.161S" calcext:value-type="time">
            <text:p>-00:00:00,161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01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style-name="ce79" table:formula="of:=[.D16]-[.C16]" office:value-type="time" office:time-value="PT00H00M02.001S" calcext:value-type="time">
            <text:p>00:00:02,001</text:p>
          </table:table-cell>
          <table:table-cell office:value-type="time" office:time-value="PT01H33M43.534S" calcext:value-type="time">
            <text:p>01:33:43,534</text:p>
          </table:table-cell>
          <table:table-cell table:formula="of:=[.F16]+[.E16]" office:value-type="time" office:time-value="PT01H33M45.535S" calcext:value-type="time">
            <text:p>01:33:45,535</text:p>
          </table:table-cell>
          <table:table-cell/>
          <table:table-cell table:style-name="ce79" office:value-type="time" office:time-value="PT01H06M11.243S" calcext:value-type="time">
            <text:p>01:06:11,243</text:p>
          </table:table-cell>
          <table:table-cell table:style-name="ce79" office:value-type="time" office:time-value="PT01H33M52.7S" calcext:value-type="time">
            <text:p>01:33:52,700</text:p>
          </table:table-cell>
          <table:table-cell table:formula="of:=[.I16]-[.J16]" office:value-type="time" office:time-value="-PT00H27M41.457S" calcext:value-type="time">
            <text:p>-00:27:41,457</text:p>
          </table:table-cell>
          <table:table-cell/>
          <table:table-cell table:style-name="ce79" office:value-type="time" office:time-value="PT01H06M04.691S" calcext:value-type="time">
            <text:p>01:06:04,691</text:p>
          </table:table-cell>
          <table:table-cell table:style-name="ce79" office:value-type="time" office:time-value="PT01H33M46.622S" calcext:value-type="time">
            <text:p>01:33:46,622</text:p>
          </table:table-cell>
          <table:table-cell table:style-name="ce84" table:formula="of:=[.M16]-[.N16]" office:value-type="time" office:time-value="-PT00H27M41.931S" calcext:value-type="time">
            <text:p>-00:27:41,931</text:p>
          </table:table-cell>
          <table:table-cell table:style-name="ce84" table:formula="of:=[.K16]-[.O16]" office:value-type="time" office:time-value="PT00H00M00.474S" calcext:value-type="time">
            <text:p>00:00:00,474</text:p>
          </table:table-cell>
          <table:table-cell table:style-name="ce89" office:value-type="float" office:value="110" calcext:value-type="float">
            <text:p>110</text:p>
          </table:table-cell>
          <table:table-cell table:style-name="ce84" table:formula="of:=IF([.Q16]&lt;0;-TIME(0;0;ABS([.Q16])/1000);TIME(0;0;[.Q16]/1000))" office:value-type="time" office:time-value="PT00H00M00.11S" calcext:value-type="time">
            <text:p>00:00:00,110</text:p>
          </table:table-cell>
          <table:table-cell table:style-name="ce84" table:formula="of:=[.P16]+[.R16]" office:value-type="time" office:time-value="PT00H00M00.584S" calcext:value-type="time">
            <text:p>00:00:00,584</text:p>
          </table:table-cell>
          <table:table-cell table:style-name="ce84" table:formula="of:=[.K16]+[.R16]" office:value-type="time" office:time-value="-PT00H27M41.347S" calcext:value-type="time">
            <text:p>-00:27:41,347</text:p>
          </table:table-cell>
          <table:table-cell table:style-name="ce84"/>
          <table:table-cell table:style-name="ce84" table:formula="of:=[.C16]-[.F16]" office:value-type="time" office:time-value="-PT00H27M41.341S" calcext:value-type="time">
            <text:p>-00:27:41,341</text:p>
          </table:table-cell>
          <table:table-cell table:style-name="ce84" table:formula="of:=[.I16]-[.C16]" office:value-type="time" office:time-value="PT00H00M09.05S" calcext:value-type="time">
            <text:p>00:00:09,050</text:p>
          </table:table-cell>
          <table:table-cell table:style-name="ce84" table:formula="of:=[.J16]-[.F16]" office:value-type="time" office:time-value="PT00H00M09.166S" calcext:value-type="time">
            <text:p>00:00:09,166</text:p>
          </table:table-cell>
          <table:table-cell table:style-name="ce84" table:formula="of:=[.X16]-[.W16]" office:value-type="time" office:time-value="PT00H00M00.116S" calcext:value-type="time">
            <text:p>00:00:00,116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01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6M07.956S" calcext:value-type="time">
            <text:p>01:06:07,956</text:p>
          </table:table-cell>
          <table:table-cell office:value-type="time" office:time-value="PT01H06M26.184S" calcext:value-type="time">
            <text:p>01:06:26,184</text:p>
          </table:table-cell>
          <table:table-cell table:style-name="ce79" table:formula="of:=[.D17]-[.C17]" office:value-type="time" office:time-value="PT00H00M18.228S" calcext:value-type="time">
            <text:p>00:00:18,228</text:p>
          </table:table-cell>
          <table:table-cell office:value-type="time" office:time-value="PT01H33M49.707S" calcext:value-type="time">
            <text:p>01:33:49,707</text:p>
          </table:table-cell>
          <table:table-cell table:formula="of:=[.F17]+[.E17]" office:value-type="time" office:time-value="PT01H34M07.935S" calcext:value-type="time">
            <text:p>01:34:07,935</text:p>
          </table:table-cell>
          <table:table-cell/>
          <table:table-cell table:style-name="ce79" office:value-type="time" office:time-value="PT01H06M11.243S" calcext:value-type="time">
            <text:p>01:06:11,243</text:p>
          </table:table-cell>
          <table:table-cell table:style-name="ce79" office:value-type="time" office:time-value="PT01H33M52.7S" calcext:value-type="time">
            <text:p>01:33:52,700</text:p>
          </table:table-cell>
          <table:table-cell table:formula="of:=[.I17]-[.J17]" office:value-type="time" office:time-value="-PT00H27M41.457S" calcext:value-type="time">
            <text:p>-00:27:41,457</text:p>
          </table:table-cell>
          <table:table-cell/>
          <table:table-cell table:style-name="ce79" office:value-type="time" office:time-value="PT01H06M04.691S" calcext:value-type="time">
            <text:p>01:06:04,691</text:p>
          </table:table-cell>
          <table:table-cell table:style-name="ce79" office:value-type="time" office:time-value="PT01H33M46.622S" calcext:value-type="time">
            <text:p>01:33:46,622</text:p>
          </table:table-cell>
          <table:table-cell table:style-name="ce84" table:formula="of:=[.M17]-[.N17]" office:value-type="time" office:time-value="-PT00H27M41.931S" calcext:value-type="time">
            <text:p>-00:27:41,931</text:p>
          </table:table-cell>
          <table:table-cell table:style-name="ce84" table:formula="of:=[.K17]-[.O17]" office:value-type="time" office:time-value="PT00H00M00.474S" calcext:value-type="time">
            <text:p>00:00:00,474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17]&lt;0;-TIME(0;0;ABS([.Q17])/1000);TIME(0;0;[.Q17]/1000))" office:value-type="time" office:time-value="-PT00H00M00.3S" calcext:value-type="time">
            <text:p>-00:00:00,300</text:p>
          </table:table-cell>
          <table:table-cell table:style-name="ce84" table:formula="of:=[.P17]+[.R17]" office:value-type="time" office:time-value="PT00H00M00.174S" calcext:value-type="time">
            <text:p>00:00:00,174</text:p>
          </table:table-cell>
          <table:table-cell table:style-name="ce84" table:formula="of:=[.K17]+[.R17]" office:value-type="time" office:time-value="-PT00H27M41.757S" calcext:value-type="time">
            <text:p>-00:27:41,757</text:p>
          </table:table-cell>
          <table:table-cell table:style-name="ce84"/>
          <table:table-cell table:style-name="ce84" table:formula="of:=[.C17]-[.F17]" office:value-type="time" office:time-value="-PT00H27M41.751S" calcext:value-type="time">
            <text:p>-00:27:41,751</text:p>
          </table:table-cell>
          <table:table-cell table:style-name="ce84" table:formula="of:=[.I17]-[.C17]" office:value-type="time" office:time-value="PT00H00M03.287S" calcext:value-type="time">
            <text:p>00:00:03,287</text:p>
          </table:table-cell>
          <table:table-cell table:style-name="ce84" table:formula="of:=[.J17]-[.F17]" office:value-type="time" office:time-value="PT00H00M02.993S" calcext:value-type="time">
            <text:p>00:00:02,993</text:p>
          </table:table-cell>
          <table:table-cell table:style-name="ce84" table:formula="of:=[.X17]-[.W17]" office:value-type="time" office:time-value="-PT00H00M00.294S" calcext:value-type="time">
            <text:p>-00:00:00,294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017</text:p>
          </table:table-cell>
          <table:table-cell table:style-name="ce76" office:value-type="string" calcext:value-type="string">
            <text:p>EXT</text:p>
          </table:table-cell>
          <table:table-cell office:value-type="time" office:time-value="PT01H06M48.88S" calcext:value-type="time">
            <text:p>01:06:48,880</text:p>
          </table:table-cell>
          <table:table-cell office:value-type="time" office:time-value="PT01H07M47.434S" calcext:value-type="time">
            <text:p>01:07:47,434</text:p>
          </table:table-cell>
          <table:table-cell table:style-name="ce79" table:formula="of:=[.D18]-[.C18]" office:value-type="time" office:time-value="PT00H00M58.554S" calcext:value-type="time">
            <text:p>00:00:58,554</text:p>
          </table:table-cell>
          <table:table-cell office:value-type="time" office:time-value="PT01H40M18.76S" calcext:value-type="time">
            <text:p>01:40:18,760</text:p>
          </table:table-cell>
          <table:table-cell table:formula="of:=[.F18]+[.E18]" office:value-type="time" office:time-value="PT01H41M17.314S" calcext:value-type="time">
            <text:p>01:41:17,314</text:p>
          </table:table-cell>
          <table:table-cell/>
          <table:table-cell table:style-name="ce79" office:value-type="time" office:time-value="PT01H07M00.528S" calcext:value-type="time">
            <text:p>01:07:00,528</text:p>
          </table:table-cell>
          <table:table-cell table:style-name="ce79" office:value-type="time" office:time-value="PT01H40M30.254S" calcext:value-type="time">
            <text:p>01:40:30,254</text:p>
          </table:table-cell>
          <table:table-cell table:formula="of:=[.I18]-[.J18]" office:value-type="time" office:time-value="-PT00H33M29.726S" calcext:value-type="time">
            <text:p>-00:33:29,726</text:p>
          </table:table-cell>
          <table:table-cell/>
          <table:table-cell table:style-name="ce79" office:value-type="time" office:time-value="PT01H06M55.573S" calcext:value-type="time">
            <text:p>01:06:55,573</text:p>
          </table:table-cell>
          <table:table-cell table:style-name="ce79" office:value-type="time" office:time-value="PT01H40M25.695S" calcext:value-type="time">
            <text:p>01:40:25,695</text:p>
          </table:table-cell>
          <table:table-cell table:style-name="ce84" table:formula="of:=[.M18]-[.N18]" office:value-type="time" office:time-value="-PT00H33M30.122S" calcext:value-type="time">
            <text:p>-00:33:30,122</text:p>
          </table:table-cell>
          <table:table-cell table:style-name="ce84" table:formula="of:=[.K18]-[.O18]" office:value-type="time" office:time-value="PT00H00M00.396S" calcext:value-type="time">
            <text:p>00:00:00,396</text:p>
          </table:table-cell>
          <table:table-cell table:style-name="ce89" office:value-type="float" office:value="-160" calcext:value-type="float">
            <text:p>-160</text:p>
          </table:table-cell>
          <table:table-cell table:style-name="ce84" table:formula="of:=IF([.Q18]&lt;0;-TIME(0;0;ABS([.Q18])/1000);TIME(0;0;[.Q18]/1000))" office:value-type="time" office:time-value="-PT00H00M00.16S" calcext:value-type="time">
            <text:p>-00:00:00,160</text:p>
          </table:table-cell>
          <table:table-cell table:style-name="ce84" table:formula="of:=[.P18]+[.R18]" office:value-type="time" office:time-value="PT00H00M00.236S" calcext:value-type="time">
            <text:p>00:00:00,236</text:p>
          </table:table-cell>
          <table:table-cell table:style-name="ce84" table:formula="of:=[.K18]+[.R18]" office:value-type="time" office:time-value="-PT00H33M29.886S" calcext:value-type="time">
            <text:p>-00:33:29,886</text:p>
          </table:table-cell>
          <table:table-cell table:style-name="ce84"/>
          <table:table-cell table:style-name="ce84" table:formula="of:=[.C18]-[.F18]" office:value-type="time" office:time-value="-PT00H33M29.88S" calcext:value-type="time">
            <text:p>-00:33:29,880</text:p>
          </table:table-cell>
          <table:table-cell table:style-name="ce84" table:formula="of:=[.I18]-[.C18]" office:value-type="time" office:time-value="PT00H00M11.648S" calcext:value-type="time">
            <text:p>00:00:11,648</text:p>
          </table:table-cell>
          <table:table-cell table:style-name="ce84" table:formula="of:=[.J18]-[.F18]" office:value-type="time" office:time-value="PT00H00M11.494S" calcext:value-type="time">
            <text:p>00:00:11,494</text:p>
          </table:table-cell>
          <table:table-cell table:style-name="ce84" table:formula="of:=[.X18]-[.W18]" office:value-type="time" office:time-value="-PT00H00M00.154S" calcext:value-type="time">
            <text:p>-00:00:00,154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01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7M54.479S" calcext:value-type="time">
            <text:p>01:07:54,479</text:p>
          </table:table-cell>
          <table:table-cell office:value-type="time" office:time-value="PT01H08M13.705S" calcext:value-type="time">
            <text:p>01:08:13,705</text:p>
          </table:table-cell>
          <table:table-cell table:style-name="ce79" table:formula="of:=[.D19]-[.C19]" office:value-type="time" office:time-value="PT00H00M19.226S" calcext:value-type="time">
            <text:p>00:00:19,226</text:p>
          </table:table-cell>
          <table:table-cell office:value-type="time" office:time-value="PT01H40M34.737S" calcext:value-type="time">
            <text:p>01:40:34,737</text:p>
          </table:table-cell>
          <table:table-cell table:formula="of:=[.F19]+[.E19]" office:value-type="time" office:time-value="PT01H40M53.963S" calcext:value-type="time">
            <text:p>01:40:53,963</text:p>
          </table:table-cell>
          <table:table-cell/>
          <table:table-cell table:style-name="ce79" office:value-type="time" office:time-value="PT01H07M55.109S" calcext:value-type="time">
            <text:p>01:07:55,109</text:p>
          </table:table-cell>
          <table:table-cell table:style-name="ce79" office:value-type="time" office:time-value="PT01H40M35.359S" calcext:value-type="time">
            <text:p>01:40:35,359</text:p>
          </table:table-cell>
          <table:table-cell table:formula="of:=[.I19]-[.J19]" office:value-type="time" office:time-value="-PT00H32M40.25S" calcext:value-type="time">
            <text:p>-00:32:40,250</text:p>
          </table:table-cell>
          <table:table-cell/>
          <table:table-cell table:style-name="ce79" office:value-type="time" office:time-value="PT01H07M58.738S" calcext:value-type="time">
            <text:p>01:07:58,738</text:p>
          </table:table-cell>
          <table:table-cell table:style-name="ce79" office:value-type="time" office:time-value="PT01H40M39.456S" calcext:value-type="time">
            <text:p>01:40:39,456</text:p>
          </table:table-cell>
          <table:table-cell table:style-name="ce84" table:formula="of:=[.M19]-[.N19]" office:value-type="time" office:time-value="-PT00H32M40.718S" calcext:value-type="time">
            <text:p>-00:32:40,718</text:p>
          </table:table-cell>
          <table:table-cell table:style-name="ce84" table:formula="of:=[.K19]-[.O19]" office:value-type="time" office:time-value="PT00H00M00.468S" calcext:value-type="time">
            <text:p>00:00:00,468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9]&lt;0;-TIME(0;0;ABS([.Q19])/1000);TIME(0;0;[.Q19]/1000))" office:value-type="time" office:time-value="PT00H00M00S" calcext:value-type="time">
            <text:p>00:00:00,000</text:p>
          </table:table-cell>
          <table:table-cell table:style-name="ce84" table:formula="of:=[.P19]+[.R19]" office:value-type="time" office:time-value="PT00H00M00.468S" calcext:value-type="time">
            <text:p>00:00:00,468</text:p>
          </table:table-cell>
          <table:table-cell table:style-name="ce84" table:formula="of:=[.K19]+[.R19]" office:value-type="time" office:time-value="-PT00H32M40.25S" calcext:value-type="time">
            <text:p>-00:32:40,250</text:p>
          </table:table-cell>
          <table:table-cell table:style-name="ce84"/>
          <table:table-cell table:style-name="ce84" table:formula="of:=[.C19]-[.F19]" office:value-type="time" office:time-value="-PT00H32M40.258S" calcext:value-type="time">
            <text:p>-00:32:40,258</text:p>
          </table:table-cell>
          <table:table-cell table:style-name="ce84" table:formula="of:=[.I19]-[.C19]" office:value-type="time" office:time-value="PT00H00M00.63S" calcext:value-type="time">
            <text:p>00:00:00,630</text:p>
          </table:table-cell>
          <table:table-cell table:style-name="ce84" table:formula="of:=[.J19]-[.F19]" office:value-type="time" office:time-value="PT00H00M00.622S" calcext:value-type="time">
            <text:p>00:00:00,622</text:p>
          </table:table-cell>
          <table:table-cell table:style-name="ce84" table:formula="of:=[.X19]-[.W19]" office:value-type="time" office:time-value="-PT00H00M00.008S" calcext:value-type="time">
            <text:p>-00:00:00,008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01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9M44.195S" calcext:value-type="time">
            <text:p>01:09:44,195</text:p>
          </table:table-cell>
          <table:table-cell office:value-type="time" office:time-value="PT01H10M47.299S" calcext:value-type="time">
            <text:p>01:10:47,299</text:p>
          </table:table-cell>
          <table:table-cell table:style-name="ce79" table:formula="of:=[.D20]-[.C20]" office:value-type="time" office:time-value="PT00H01M03.104S" calcext:value-type="time">
            <text:p>00:01:03,104</text:p>
          </table:table-cell>
          <table:table-cell office:value-type="time" office:time-value="PT01H44M24.466S" calcext:value-type="time">
            <text:p>01:44:24,466</text:p>
          </table:table-cell>
          <table:table-cell table:formula="of:=[.F20]+[.E20]" office:value-type="time" office:time-value="PT01H45M27.57S" calcext:value-type="time">
            <text:p>01:45:27,570</text:p>
          </table:table-cell>
          <table:table-cell/>
          <table:table-cell table:style-name="ce79" office:value-type="time" office:time-value="PT01H09M47.667S" calcext:value-type="time">
            <text:p>01:09:47,667</text:p>
          </table:table-cell>
          <table:table-cell table:style-name="ce79" office:value-type="time" office:time-value="PT01H44M27.636S" calcext:value-type="time">
            <text:p>01:44:27,636</text:p>
          </table:table-cell>
          <table:table-cell table:formula="of:=[.I20]-[.J20]" office:value-type="time" office:time-value="-PT00H34M39.969S" calcext:value-type="time">
            <text:p>-00:34:39,969</text:p>
          </table:table-cell>
          <table:table-cell/>
          <table:table-cell table:style-name="ce79" office:value-type="time" office:time-value="PT01H09M47.917S" calcext:value-type="time">
            <text:p>01:09:47,917</text:p>
          </table:table-cell>
          <table:table-cell table:style-name="ce79" office:value-type="time" office:time-value="PT01H44M28.352S" calcext:value-type="time">
            <text:p>01:44:28,352</text:p>
          </table:table-cell>
          <table:table-cell table:style-name="ce84" table:formula="of:=[.M20]-[.N20]" office:value-type="time" office:time-value="-PT00H34M40.435S" calcext:value-type="time">
            <text:p>-00:34:40,435</text:p>
          </table:table-cell>
          <table:table-cell table:style-name="ce84" table:formula="of:=[.K20]-[.O20]" office:value-type="time" office:time-value="PT00H00M00.466S" calcext:value-type="time">
            <text:p>00:00:00,466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20]&lt;0;-TIME(0;0;ABS([.Q20])/1000);TIME(0;0;[.Q20]/1000))" office:value-type="time" office:time-value="-PT00H00M00.3S" calcext:value-type="time">
            <text:p>-00:00:00,300</text:p>
          </table:table-cell>
          <table:table-cell table:style-name="ce84" table:formula="of:=[.P20]+[.R20]" office:value-type="time" office:time-value="PT00H00M00.166S" calcext:value-type="time">
            <text:p>00:00:00,166</text:p>
          </table:table-cell>
          <table:table-cell table:style-name="ce84" table:formula="of:=[.K20]+[.R20]" office:value-type="time" office:time-value="-PT00H34M40.269S" calcext:value-type="time">
            <text:p>-00:34:40,269</text:p>
          </table:table-cell>
          <table:table-cell table:style-name="ce84"/>
          <table:table-cell table:style-name="ce84" table:formula="of:=[.C20]-[.F20]" office:value-type="time" office:time-value="-PT00H34M40.271S" calcext:value-type="time">
            <text:p>-00:34:40,271</text:p>
          </table:table-cell>
          <table:table-cell table:style-name="ce84" table:formula="of:=[.I20]-[.C20]" office:value-type="time" office:time-value="PT00H00M03.472S" calcext:value-type="time">
            <text:p>00:00:03,472</text:p>
          </table:table-cell>
          <table:table-cell table:style-name="ce84" table:formula="of:=[.J20]-[.F20]" office:value-type="time" office:time-value="PT00H00M03.17S" calcext:value-type="time">
            <text:p>00:00:03,170</text:p>
          </table:table-cell>
          <table:table-cell table:style-name="ce84" table:formula="of:=[.X20]-[.W20]" office:value-type="time" office:time-value="-PT00H00M00.302S" calcext:value-type="time">
            <text:p>-00:00:00,302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02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9S" calcext:value-type="time">
            <text:p>01:10:57,939</text:p>
          </table:table-cell>
          <table:table-cell table:style-name="ce79" table:formula="of:=[.D21]-[.C21]" office:value-type="time" office:time-value="PT00H00M03.002S" calcext:value-type="time">
            <text:p>00:00:03,002</text:p>
          </table:table-cell>
          <table:table-cell office:value-type="time" office:time-value="PT01H46M02.23S" calcext:value-type="time">
            <text:p>01:46:02,230</text:p>
          </table:table-cell>
          <table:table-cell table:formula="of:=[.F21]+[.E21]" office:value-type="time" office:time-value="PT01H46M05.232S" calcext:value-type="time">
            <text:p>01:46:05,232</text:p>
          </table:table-cell>
          <table:table-cell/>
          <table:table-cell table:style-name="ce79" office:value-type="time" office:time-value="PT01H10M54.311S" calcext:value-type="time">
            <text:p>01:10:54,311</text:p>
          </table:table-cell>
          <table:table-cell table:style-name="ce79" office:value-type="time" office:time-value="PT01H46M01.495S" calcext:value-type="time">
            <text:p>01:46:01,495</text:p>
          </table:table-cell>
          <table:table-cell table:formula="of:=[.I21]-[.J21]" office:value-type="time" office:time-value="-PT00H35M07.184S" calcext:value-type="time">
            <text:p>-00:35:07,184</text:p>
          </table:table-cell>
          <table:table-cell/>
          <table:table-cell table:style-name="ce79" office:value-type="time" office:time-value="PT01H10M55.578S" calcext:value-type="time">
            <text:p>01:10:55,578</text:p>
          </table:table-cell>
          <table:table-cell table:style-name="ce79" office:value-type="time" office:time-value="PT01H46M03.572S" calcext:value-type="time">
            <text:p>01:46:03,572</text:p>
          </table:table-cell>
          <table:table-cell table:style-name="ce84" table:formula="of:=[.M21]-[.N21]" office:value-type="time" office:time-value="-PT00H35M07.994S" calcext:value-type="time">
            <text:p>-00:35:07,994</text:p>
          </table:table-cell>
          <table:table-cell table:style-name="ce84" table:formula="of:=[.K21]-[.O21]" office:value-type="time" office:time-value="PT00H00M00.81S" calcext:value-type="time">
            <text:p>00:00:00,810</text:p>
          </table:table-cell>
          <table:table-cell table:style-name="ce89" office:value-type="float" office:value="-70" calcext:value-type="float">
            <text:p>-70</text:p>
          </table:table-cell>
          <table:table-cell table:style-name="ce84" table:formula="of:=IF([.Q21]&lt;0;-TIME(0;0;ABS([.Q21])/1000);TIME(0;0;[.Q21]/1000))" office:value-type="time" office:time-value="-PT00H00M00.07S" calcext:value-type="time">
            <text:p>-00:00:00,070</text:p>
          </table:table-cell>
          <table:table-cell table:style-name="ce84" table:formula="of:=[.P21]+[.R21]" office:value-type="time" office:time-value="PT00H00M00.74S" calcext:value-type="time">
            <text:p>00:00:00,740</text:p>
          </table:table-cell>
          <table:table-cell table:style-name="ce84" table:formula="of:=[.K21]+[.R21]" office:value-type="time" office:time-value="-PT00H35M07.254S" calcext:value-type="time">
            <text:p>-00:35:07,254</text:p>
          </table:table-cell>
          <table:table-cell table:style-name="ce84"/>
          <table:table-cell table:style-name="ce84" table:formula="of:=[.C21]-[.F21]" office:value-type="time" office:time-value="-PT00H35M07.293S" calcext:value-type="time">
            <text:p>-00:35:07,293</text:p>
          </table:table-cell>
          <table:table-cell table:style-name="ce84" table:formula="of:=[.I21]-[.C21]" office:value-type="time" office:time-value="-PT00H00M00.626S" calcext:value-type="time">
            <text:p>-00:00:00,626</text:p>
          </table:table-cell>
          <table:table-cell table:style-name="ce84" table:formula="of:=[.J21]-[.F21]" office:value-type="time" office:time-value="-PT00H00M00.735S" calcext:value-type="time">
            <text:p>-00:00:00,735</text:p>
          </table:table-cell>
          <table:table-cell table:style-name="ce84" table:formula="of:=[.X21]-[.W21]" office:value-type="time" office:time-value="-PT00H00M00.109S" calcext:value-type="time">
            <text:p>-00:00:00,109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THE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table:style-name="ce79" table:formula="of:=[.D22]-[.C22]" office:value-type="time" office:time-value="PT00H00M01.417S" calcext:value-type="time">
            <text:p>00:00:01,417</text:p>
          </table:table-cell>
          <table:table-cell office:value-type="time" office:time-value="PT01H46M17.204S" calcext:value-type="time">
            <text:p>01:46:17,204</text:p>
          </table:table-cell>
          <table:table-cell table:formula="of:=[.F22]+[.E22]" office:value-type="time" office:time-value="PT01H46M18.621S" calcext:value-type="time">
            <text:p>01:46:18,621</text:p>
          </table:table-cell>
          <table:table-cell/>
          <table:table-cell table:style-name="ce79" office:value-type="time" office:time-value="PT01H11M02.447S" calcext:value-type="time">
            <text:p>01:11:02,447</text:p>
          </table:table-cell>
          <table:table-cell table:style-name="ce79" office:value-type="time" office:time-value="PT01H46M16.85S" calcext:value-type="time">
            <text:p>01:46:16,850</text:p>
          </table:table-cell>
          <table:table-cell table:formula="of:=[.I22]-[.J22]" office:value-type="time" office:time-value="-PT00H35M14.403S" calcext:value-type="time">
            <text:p>-00:35:14,403</text:p>
          </table:table-cell>
          <table:table-cell/>
          <table:table-cell table:style-name="ce79" office:value-type="time" office:time-value="PT01H11M04.591S" calcext:value-type="time">
            <text:p>01:11:04,591</text:p>
          </table:table-cell>
          <table:table-cell table:style-name="ce79" office:value-type="time" office:time-value="PT01H46M19.795S" calcext:value-type="time">
            <text:p>01:46:19,795</text:p>
          </table:table-cell>
          <table:table-cell table:style-name="ce84" table:formula="of:=[.M22]-[.N22]" office:value-type="time" office:time-value="-PT00H35M15.204S" calcext:value-type="time">
            <text:p>-00:35:15,204</text:p>
          </table:table-cell>
          <table:table-cell table:style-name="ce84" table:formula="of:=[.K22]-[.O22]" office:value-type="time" office:time-value="PT00H00M00.801S" calcext:value-type="time">
            <text:p>00:00:00,801</text:p>
          </table:table-cell>
          <table:table-cell table:style-name="ce89" office:value-type="float" office:value="-130" calcext:value-type="float">
            <text:p>-130</text:p>
          </table:table-cell>
          <table:table-cell table:style-name="ce84" table:formula="of:=IF([.Q22]&lt;0;-TIME(0;0;ABS([.Q22])/1000);TIME(0;0;[.Q22]/1000))" office:value-type="time" office:time-value="-PT00H00M00.13S" calcext:value-type="time">
            <text:p>-00:00:00,130</text:p>
          </table:table-cell>
          <table:table-cell table:style-name="ce84" table:formula="of:=[.P22]+[.R22]" office:value-type="time" office:time-value="PT00H00M00.671S" calcext:value-type="time">
            <text:p>00:00:00,671</text:p>
          </table:table-cell>
          <table:table-cell table:style-name="ce84" table:formula="of:=[.K22]+[.R22]" office:value-type="time" office:time-value="-PT00H35M14.533S" calcext:value-type="time">
            <text:p>-00:35:14,533</text:p>
          </table:table-cell>
          <table:table-cell table:style-name="ce84"/>
          <table:table-cell table:style-name="ce84" table:formula="of:=[.C22]-[.F22]" office:value-type="time" office:time-value="-PT00H35M14.608S" calcext:value-type="time">
            <text:p>-00:35:14,608</text:p>
          </table:table-cell>
          <table:table-cell table:style-name="ce84" table:formula="of:=[.I22]-[.C22]" office:value-type="time" office:time-value="-PT00H00M00.149S" calcext:value-type="time">
            <text:p>-00:00:00,149</text:p>
          </table:table-cell>
          <table:table-cell table:style-name="ce84" table:formula="of:=[.J22]-[.F22]" office:value-type="time" office:time-value="-PT00H00M00.354S" calcext:value-type="time">
            <text:p>-00:00:00,354</text:p>
          </table:table-cell>
          <table:table-cell table:style-name="ce84" table:formula="of:=[.X22]-[.W22]" office:value-type="time" office:time-value="-PT00H00M00.205S" calcext:value-type="time">
            <text:p>-00:00:00,205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02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1M26.186S" calcext:value-type="time">
            <text:p>01:11:26,186</text:p>
          </table:table-cell>
          <table:table-cell office:value-type="time" office:time-value="PT01H12M57.985S" calcext:value-type="time">
            <text:p>01:12:57,985</text:p>
          </table:table-cell>
          <table:table-cell table:style-name="ce79" table:formula="of:=[.D23]-[.C23]" office:value-type="time" office:time-value="PT00H01M31.799S" calcext:value-type="time">
            <text:p>00:01:31,799</text:p>
          </table:table-cell>
          <table:table-cell office:value-type="time" office:time-value="PT01H47M20.475S" calcext:value-type="time">
            <text:p>01:47:20,475</text:p>
          </table:table-cell>
          <table:table-cell table:formula="of:=[.F23]+[.E23]" office:value-type="time" office:time-value="PT01H48M52.274S" calcext:value-type="time">
            <text:p>01:48:52,274</text:p>
          </table:table-cell>
          <table:table-cell/>
          <table:table-cell table:style-name="ce79" office:value-type="time" office:time-value="PT01H11M30.838S" calcext:value-type="time">
            <text:p>01:11:30,838</text:p>
          </table:table-cell>
          <table:table-cell table:style-name="ce79" office:value-type="time" office:time-value="PT01H47M24.934S" calcext:value-type="time">
            <text:p>01:47:24,934</text:p>
          </table:table-cell>
          <table:table-cell table:formula="of:=[.I23]-[.J23]" office:value-type="time" office:time-value="-PT00H35M54.096S" calcext:value-type="time">
            <text:p>-00:35:54,096</text:p>
          </table:table-cell>
          <table:table-cell/>
          <table:table-cell table:style-name="ce79" office:value-type="time" office:time-value="PT01H11M32.953S" calcext:value-type="time">
            <text:p>01:11:32,953</text:p>
          </table:table-cell>
          <table:table-cell table:style-name="ce79" office:value-type="time" office:time-value="PT01H47M27.448S" calcext:value-type="time">
            <text:p>01:47:27,448</text:p>
          </table:table-cell>
          <table:table-cell table:style-name="ce84" table:formula="of:=[.M23]-[.N23]" office:value-type="time" office:time-value="-PT00H35M54.495S" calcext:value-type="time">
            <text:p>-00:35:54,495</text:p>
          </table:table-cell>
          <table:table-cell table:style-name="ce84" table:formula="of:=[.K23]-[.O23]" office:value-type="time" office:time-value="PT00H00M00.399S" calcext:value-type="time">
            <text:p>00:00:00,399</text:p>
          </table:table-cell>
          <table:table-cell table:style-name="ce89" office:value-type="float" office:value="-180" calcext:value-type="float">
            <text:p>-180</text:p>
          </table:table-cell>
          <table:table-cell table:style-name="ce84" table:formula="of:=IF([.Q23]&lt;0;-TIME(0;0;ABS([.Q23])/1000);TIME(0;0;[.Q23]/1000))" office:value-type="time" office:time-value="-PT00H00M00.18S" calcext:value-type="time">
            <text:p>-00:00:00,180</text:p>
          </table:table-cell>
          <table:table-cell table:style-name="ce84" table:formula="of:=[.P23]+[.R23]" office:value-type="time" office:time-value="PT00H00M00.219S" calcext:value-type="time">
            <text:p>00:00:00,219</text:p>
          </table:table-cell>
          <table:table-cell table:style-name="ce84" table:formula="of:=[.K23]+[.R23]" office:value-type="time" office:time-value="-PT00H35M54.276S" calcext:value-type="time">
            <text:p>-00:35:54,276</text:p>
          </table:table-cell>
          <table:table-cell table:style-name="ce84"/>
          <table:table-cell table:style-name="ce84" table:formula="of:=[.C23]-[.F23]" office:value-type="time" office:time-value="-PT00H35M54.289S" calcext:value-type="time">
            <text:p>-00:35:54,289</text:p>
          </table:table-cell>
          <table:table-cell table:style-name="ce84" table:formula="of:=[.I23]-[.C23]" office:value-type="time" office:time-value="PT00H00M04.652S" calcext:value-type="time">
            <text:p>00:00:04,652</text:p>
          </table:table-cell>
          <table:table-cell table:style-name="ce84" table:formula="of:=[.J23]-[.F23]" office:value-type="time" office:time-value="PT00H00M04.459S" calcext:value-type="time">
            <text:p>00:00:04,459</text:p>
          </table:table-cell>
          <table:table-cell table:style-name="ce84" table:formula="of:=[.X23]-[.W23]" office:value-type="time" office:time-value="-PT00H00M00.193S" calcext:value-type="time">
            <text:p>-00:00:00,193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02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2M58.199S" calcext:value-type="time">
            <text:p>01:12:58,199</text:p>
          </table:table-cell>
          <table:table-cell office:value-type="time" office:time-value="PT01H13M00.2S" calcext:value-type="time">
            <text:p>01:13:00,200</text:p>
          </table:table-cell>
          <table:table-cell table:style-name="ce79" table:formula="of:=[.D24]-[.C24]" office:value-type="time" office:time-value="PT00H00M02.001S" calcext:value-type="time">
            <text:p>00:00:02,001</text:p>
          </table:table-cell>
          <table:table-cell office:value-type="time" office:time-value="PT01H49M13.171S" calcext:value-type="time">
            <text:p>01:49:13,171</text:p>
          </table:table-cell>
          <table:table-cell table:formula="of:=[.F24]+[.E24]" office:value-type="time" office:time-value="PT01H49M15.172S" calcext:value-type="time">
            <text:p>01:49:15,172</text:p>
          </table:table-cell>
          <table:table-cell/>
          <table:table-cell table:style-name="ce79" office:value-type="time" office:time-value="PT01H13M22.407S" calcext:value-type="time">
            <text:p>01:13:22,407</text:p>
          </table:table-cell>
          <table:table-cell table:style-name="ce79" office:value-type="time" office:time-value="PT01H49M37.344S" calcext:value-type="time">
            <text:p>01:49:37,344</text:p>
          </table:table-cell>
          <table:table-cell table:formula="of:=[.I24]-[.J24]" office:value-type="time" office:time-value="-PT00H36M14.937S" calcext:value-type="time">
            <text:p>-00:36:14,937</text:p>
          </table:table-cell>
          <table:table-cell/>
          <table:table-cell table:style-name="ce79" office:value-type="time" office:time-value="PT01H13M25.029S" calcext:value-type="time">
            <text:p>01:13:25,029</text:p>
          </table:table-cell>
          <table:table-cell table:style-name="ce79" office:value-type="time" office:time-value="PT01H49M40.29S" calcext:value-type="time">
            <text:p>01:49:40,290</text:p>
          </table:table-cell>
          <table:table-cell table:style-name="ce84" table:formula="of:=[.M24]-[.N24]" office:value-type="time" office:time-value="-PT00H36M15.261S" calcext:value-type="time">
            <text:p>-00:36:15,261</text:p>
          </table:table-cell>
          <table:table-cell table:style-name="ce84" table:formula="of:=[.K24]-[.O24]" office:value-type="time" office:time-value="PT00H00M00.324S" calcext:value-type="time">
            <text:p>00:00:00,324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24]&lt;0;-TIME(0;0;ABS([.Q24])/1000);TIME(0;0;[.Q24]/1000))" office:value-type="time" office:time-value="PT00H00M00S" calcext:value-type="time">
            <text:p>00:00:00,000</text:p>
          </table:table-cell>
          <table:table-cell table:style-name="ce84" table:formula="of:=[.P24]+[.R24]" office:value-type="time" office:time-value="PT00H00M00.324S" calcext:value-type="time">
            <text:p>00:00:00,324</text:p>
          </table:table-cell>
          <table:table-cell table:style-name="ce84" table:formula="of:=[.K24]+[.R24]" office:value-type="time" office:time-value="-PT00H36M14.937S" calcext:value-type="time">
            <text:p>-00:36:14,937</text:p>
          </table:table-cell>
          <table:table-cell table:style-name="ce84"/>
          <table:table-cell table:style-name="ce84" table:formula="of:=[.C24]-[.F24]" office:value-type="time" office:time-value="-PT00H36M14.972S" calcext:value-type="time">
            <text:p>-00:36:14,972</text:p>
          </table:table-cell>
          <table:table-cell table:style-name="ce84" table:formula="of:=[.I24]-[.C24]" office:value-type="time" office:time-value="PT00H00M24.208S" calcext:value-type="time">
            <text:p>00:00:24,208</text:p>
          </table:table-cell>
          <table:table-cell table:style-name="ce84" table:formula="of:=[.J24]-[.F24]" office:value-type="time" office:time-value="PT00H00M24.173S" calcext:value-type="time">
            <text:p>00:00:24,173</text:p>
          </table:table-cell>
          <table:table-cell table:style-name="ce84" table:formula="of:=[.X24]-[.W24]" office:value-type="time" office:time-value="-PT00H00M00.035S" calcext:value-type="time">
            <text:p>-00:00:00,035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02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3M51.519S" calcext:value-type="time">
            <text:p>01:13:51,519</text:p>
          </table:table-cell>
          <table:table-cell office:value-type="time" office:time-value="PT01H19M13.548S" calcext:value-type="time">
            <text:p>01:19:13,548</text:p>
          </table:table-cell>
          <table:table-cell table:style-name="ce79" table:formula="of:=[.D25]-[.C25]" office:value-type="time" office:time-value="PT00H05M22.029S" calcext:value-type="time">
            <text:p>00:05:22,029</text:p>
          </table:table-cell>
          <table:table-cell office:value-type="time" office:time-value="PT01H50M06.641S" calcext:value-type="time">
            <text:p>01:50:06,641</text:p>
          </table:table-cell>
          <table:table-cell table:formula="of:=[.F25]+[.E25]" office:value-type="time" office:time-value="PT01H55M28.67S" calcext:value-type="time">
            <text:p>01:55:28,670</text:p>
          </table:table-cell>
          <table:table-cell/>
          <table:table-cell table:style-name="ce79" office:value-type="time" office:time-value="PT01H13M51.908S" calcext:value-type="time">
            <text:p>01:13:51,908</text:p>
          </table:table-cell>
          <table:table-cell table:style-name="ce79" office:value-type="time" office:time-value="PT01H50M06.821S" calcext:value-type="time">
            <text:p>01:50:06,821</text:p>
          </table:table-cell>
          <table:table-cell table:formula="of:=[.I25]-[.J25]" office:value-type="time" office:time-value="-PT00H36M14.913S" calcext:value-type="time">
            <text:p>-00:36:14,913</text:p>
          </table:table-cell>
          <table:table-cell/>
          <table:table-cell table:style-name="ce79" office:value-type="time" office:time-value="PT01H13M52.024S" calcext:value-type="time">
            <text:p>01:13:52,024</text:p>
          </table:table-cell>
          <table:table-cell table:style-name="ce79" office:value-type="time" office:time-value="PT01H50M07.314S" calcext:value-type="time">
            <text:p>01:50:07,314</text:p>
          </table:table-cell>
          <table:table-cell table:style-name="ce84" table:formula="of:=[.M25]-[.N25]" office:value-type="time" office:time-value="-PT00H36M15.29S" calcext:value-type="time">
            <text:p>-00:36:15,290</text:p>
          </table:table-cell>
          <table:table-cell table:style-name="ce84" table:formula="of:=[.K25]-[.O25]" office:value-type="time" office:time-value="PT00H00M00.377S" calcext:value-type="time">
            <text:p>00:00:00,377</text:p>
          </table:table-cell>
          <table:table-cell table:style-name="ce89" office:value-type="float" office:value="-180" calcext:value-type="float">
            <text:p>-180</text:p>
          </table:table-cell>
          <table:table-cell table:style-name="ce84" table:formula="of:=IF([.Q25]&lt;0;-TIME(0;0;ABS([.Q25])/1000);TIME(0;0;[.Q25]/1000))" office:value-type="time" office:time-value="-PT00H00M00.18S" calcext:value-type="time">
            <text:p>-00:00:00,180</text:p>
          </table:table-cell>
          <table:table-cell table:style-name="ce84" table:formula="of:=[.P25]+[.R25]" office:value-type="time" office:time-value="PT00H00M00.197S" calcext:value-type="time">
            <text:p>00:00:00,197</text:p>
          </table:table-cell>
          <table:table-cell table:style-name="ce84" table:formula="of:=[.K25]+[.R25]" office:value-type="time" office:time-value="-PT00H36M15.093S" calcext:value-type="time">
            <text:p>-00:36:15,093</text:p>
          </table:table-cell>
          <table:table-cell table:style-name="ce84"/>
          <table:table-cell table:style-name="ce84" table:formula="of:=[.C25]-[.F25]" office:value-type="time" office:time-value="-PT00H36M15.122S" calcext:value-type="time">
            <text:p>-00:36:15,122</text:p>
          </table:table-cell>
          <table:table-cell table:style-name="ce84" table:formula="of:=[.I25]-[.C25]" office:value-type="time" office:time-value="PT00H00M00.389S" calcext:value-type="time">
            <text:p>00:00:00,389</text:p>
          </table:table-cell>
          <table:table-cell table:style-name="ce84" table:formula="of:=[.J25]-[.F25]" office:value-type="time" office:time-value="PT00H00M00.18S" calcext:value-type="time">
            <text:p>00:00:00,180</text:p>
          </table:table-cell>
          <table:table-cell table:style-name="ce84" table:formula="of:=[.X25]-[.W25]" office:value-type="time" office:time-value="-PT00H00M00.209S" calcext:value-type="time">
            <text:p>-00:00:00,209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02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9M14.683S" calcext:value-type="time">
            <text:p>01:19:14,683</text:p>
          </table:table-cell>
          <table:table-cell office:value-type="time" office:time-value="PT01H19M48.799S" calcext:value-type="time">
            <text:p>01:19:48,799</text:p>
          </table:table-cell>
          <table:table-cell table:style-name="ce79" table:formula="of:=[.D26]-[.C26]" office:value-type="time" office:time-value="PT00H00M34.116S" calcext:value-type="time">
            <text:p>00:00:34,116</text:p>
          </table:table-cell>
          <table:table-cell office:value-type="time" office:time-value="PT02H10M29.071S" calcext:value-type="time">
            <text:p>02:10:29,071</text:p>
          </table:table-cell>
          <table:table-cell table:formula="of:=[.F26]+[.E26]" office:value-type="time" office:time-value="PT02H11M03.187S" calcext:value-type="time">
            <text:p>02:11:03,187</text:p>
          </table:table-cell>
          <table:table-cell/>
          <table:table-cell table:style-name="ce79" office:value-type="time" office:time-value="PT01H19M16.046S" calcext:value-type="time">
            <text:p>01:19:16,046</text:p>
          </table:table-cell>
          <table:table-cell table:style-name="ce79" office:value-type="time" office:time-value="PT02H10M30.182S" calcext:value-type="time">
            <text:p>02:10:30,182</text:p>
          </table:table-cell>
          <table:table-cell table:formula="of:=[.I26]-[.J26]" office:value-type="time" office:time-value="-PT00H51M14.136S" calcext:value-type="time">
            <text:p>-00:51:14,136</text:p>
          </table:table-cell>
          <table:table-cell/>
          <table:table-cell table:style-name="ce79" office:value-type="time" office:time-value="PT01H19M19.354S" calcext:value-type="time">
            <text:p>01:19:19,354</text:p>
          </table:table-cell>
          <table:table-cell table:style-name="ce79" office:value-type="time" office:time-value="PT02H10M33.87S" calcext:value-type="time">
            <text:p>02:10:33,870</text:p>
          </table:table-cell>
          <table:table-cell table:style-name="ce84" table:formula="of:=[.M26]-[.N26]" office:value-type="time" office:time-value="-PT00H51M14.516S" calcext:value-type="time">
            <text:p>-00:51:14,516</text:p>
          </table:table-cell>
          <table:table-cell table:style-name="ce84" table:formula="of:=[.K26]-[.O26]" office:value-type="time" office:time-value="PT00H00M00.38S" calcext:value-type="time">
            <text:p>00:00:00,380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26]&lt;0;-TIME(0;0;ABS([.Q26])/1000);TIME(0;0;[.Q26]/1000))" office:value-type="time" office:time-value="-PT00H00M00.25S" calcext:value-type="time">
            <text:p>-00:00:00,250</text:p>
          </table:table-cell>
          <table:table-cell table:style-name="ce84" table:formula="of:=[.P26]+[.R26]" office:value-type="time" office:time-value="PT00H00M00.13S" calcext:value-type="time">
            <text:p>00:00:00,130</text:p>
          </table:table-cell>
          <table:table-cell table:style-name="ce84" table:formula="of:=[.K26]+[.R26]" office:value-type="time" office:time-value="-PT00H51M14.386S" calcext:value-type="time">
            <text:p>-00:51:14,386</text:p>
          </table:table-cell>
          <table:table-cell table:style-name="ce84"/>
          <table:table-cell table:style-name="ce84" table:formula="of:=[.C26]-[.F26]" office:value-type="time" office:time-value="-PT00H51M14.388S" calcext:value-type="time">
            <text:p>-00:51:14,388</text:p>
          </table:table-cell>
          <table:table-cell table:style-name="ce84" table:formula="of:=[.I26]-[.C26]" office:value-type="time" office:time-value="PT00H00M01.363S" calcext:value-type="time">
            <text:p>00:00:01,363</text:p>
          </table:table-cell>
          <table:table-cell table:style-name="ce84" table:formula="of:=[.J26]-[.F26]" office:value-type="time" office:time-value="PT00H00M01.111S" calcext:value-type="time">
            <text:p>00:00:01,111</text:p>
          </table:table-cell>
          <table:table-cell table:style-name="ce84" table:formula="of:=[.X26]-[.W26]" office:value-type="time" office:time-value="-PT00H00M00.252S" calcext:value-type="time">
            <text:p>-00:00:00,252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02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20M18.741S" calcext:value-type="time">
            <text:p>01:20:18,741</text:p>
          </table:table-cell>
          <table:table-cell office:value-type="time" office:time-value="PT01H20M48.436S" calcext:value-type="time">
            <text:p>01:20:48,436</text:p>
          </table:table-cell>
          <table:table-cell table:style-name="ce79" table:formula="of:=[.D27]-[.C27]" office:value-type="time" office:time-value="PT00H00M29.695S" calcext:value-type="time">
            <text:p>00:00:29,695</text:p>
          </table:table-cell>
          <table:table-cell office:value-type="time" office:time-value="PT02H11M35.095S" calcext:value-type="time">
            <text:p>02:11:35,095</text:p>
          </table:table-cell>
          <table:table-cell table:formula="of:=[.F27]+[.E27]" office:value-type="time" office:time-value="PT02H12M04.79S" calcext:value-type="time">
            <text:p>02:12:04,790</text:p>
          </table:table-cell>
          <table:table-cell/>
          <table:table-cell table:style-name="ce79" office:value-type="time" office:time-value="PT01H20M35.28S" calcext:value-type="time">
            <text:p>01:20:35,280</text:p>
          </table:table-cell>
          <table:table-cell table:style-name="ce79" office:value-type="time" office:time-value="PT02H11M51.325S" calcext:value-type="time">
            <text:p>02:11:51,325</text:p>
          </table:table-cell>
          <table:table-cell table:formula="of:=[.I27]-[.J27]" office:value-type="time" office:time-value="-PT00H51M16.045S" calcext:value-type="time">
            <text:p>-00:51:16,045</text:p>
          </table:table-cell>
          <table:table-cell/>
          <table:table-cell table:style-name="ce79" office:value-type="time" office:time-value="PT01H20M25.646S" calcext:value-type="time">
            <text:p>01:20:25,646</text:p>
          </table:table-cell>
          <table:table-cell table:style-name="ce79" office:value-type="time" office:time-value="PT02H11M42.193S" calcext:value-type="time">
            <text:p>02:11:42,193</text:p>
          </table:table-cell>
          <table:table-cell table:style-name="ce84" table:formula="of:=[.M27]-[.N27]" office:value-type="time" office:time-value="-PT00H51M16.547S" calcext:value-type="time">
            <text:p>-00:51:16,547</text:p>
          </table:table-cell>
          <table:table-cell table:style-name="ce84" table:formula="of:=[.K27]-[.O27]" office:value-type="time" office:time-value="PT00H00M00.502S" calcext:value-type="time">
            <text:p>00:00:00,502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27]&lt;0;-TIME(0;0;ABS([.Q27])/1000);TIME(0;0;[.Q27]/1000))" office:value-type="time" office:time-value="-PT00H00M00.3S" calcext:value-type="time">
            <text:p>-00:00:00,300</text:p>
          </table:table-cell>
          <table:table-cell table:style-name="ce84" table:formula="of:=[.P27]+[.R27]" office:value-type="time" office:time-value="PT00H00M00.202S" calcext:value-type="time">
            <text:p>00:00:00,202</text:p>
          </table:table-cell>
          <table:table-cell table:style-name="ce84" table:formula="of:=[.K27]+[.R27]" office:value-type="time" office:time-value="-PT00H51M16.345S" calcext:value-type="time">
            <text:p>-00:51:16,345</text:p>
          </table:table-cell>
          <table:table-cell table:style-name="ce84"/>
          <table:table-cell table:style-name="ce84" table:formula="of:=[.C27]-[.F27]" office:value-type="time" office:time-value="-PT00H51M16.354S" calcext:value-type="time">
            <text:p>-00:51:16,354</text:p>
          </table:table-cell>
          <table:table-cell table:style-name="ce84" table:formula="of:=[.I27]-[.C27]" office:value-type="time" office:time-value="PT00H00M16.539S" calcext:value-type="time">
            <text:p>00:00:16,539</text:p>
          </table:table-cell>
          <table:table-cell table:style-name="ce84" table:formula="of:=[.J27]-[.F27]" office:value-type="time" office:time-value="PT00H00M16.23S" calcext:value-type="time">
            <text:p>00:00:16,230</text:p>
          </table:table-cell>
          <table:table-cell table:style-name="ce84" table:formula="of:=[.X27]-[.W27]" office:value-type="time" office:time-value="-PT00H00M00.309S" calcext:value-type="time">
            <text:p>-00:00:00,309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02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20M56.336S" calcext:value-type="time">
            <text:p>01:20:56,336</text:p>
          </table:table-cell>
          <table:table-cell office:value-type="time" office:time-value="PT01H21M03.342S" calcext:value-type="time">
            <text:p>01:21:03,342</text:p>
          </table:table-cell>
          <table:table-cell table:style-name="ce79" table:formula="of:=[.D28]-[.C28]" office:value-type="time" office:time-value="PT00H00M07.006S" calcext:value-type="time">
            <text:p>00:00:07,006</text:p>
          </table:table-cell>
          <table:table-cell office:value-type="time" office:time-value="PT02H12M18.221S" calcext:value-type="time">
            <text:p>02:12:18,221</text:p>
          </table:table-cell>
          <table:table-cell table:formula="of:=[.F28]+[.E28]" office:value-type="time" office:time-value="PT02H12M25.227S" calcext:value-type="time">
            <text:p>02:12:25,227</text:p>
          </table:table-cell>
          <table:table-cell/>
          <table:table-cell table:style-name="ce79" office:value-type="time" office:time-value="PT01H20M58.639S" calcext:value-type="time">
            <text:p>01:20:58,639</text:p>
          </table:table-cell>
          <table:table-cell table:style-name="ce79" office:value-type="time" office:time-value="PT02H12M20.244S" calcext:value-type="time">
            <text:p>02:12:20,244</text:p>
          </table:table-cell>
          <table:table-cell table:formula="of:=[.I28]-[.J28]" office:value-type="time" office:time-value="-PT00H51M21.605S" calcext:value-type="time">
            <text:p>-00:51:21,605</text:p>
          </table:table-cell>
          <table:table-cell/>
          <table:table-cell table:style-name="ce79" office:value-type="time" office:time-value="PT01H21M00.783S" calcext:value-type="time">
            <text:p>01:21:00,783</text:p>
          </table:table-cell>
          <table:table-cell table:style-name="ce79" office:value-type="time" office:time-value="PT02H12M22.652S" calcext:value-type="time">
            <text:p>02:12:22,652</text:p>
          </table:table-cell>
          <table:table-cell table:style-name="ce84" table:formula="of:=[.M28]-[.N28]" office:value-type="time" office:time-value="-PT00H51M21.869S" calcext:value-type="time">
            <text:p>-00:51:21,869</text:p>
          </table:table-cell>
          <table:table-cell table:style-name="ce84" table:formula="of:=[.K28]-[.O28]" office:value-type="time" office:time-value="PT00H00M00.264S" calcext:value-type="time">
            <text:p>00:00:00,264</text:p>
          </table:table-cell>
          <table:table-cell table:style-name="ce89" office:value-type="float" office:value="-270" calcext:value-type="float">
            <text:p>-270</text:p>
          </table:table-cell>
          <table:table-cell table:style-name="ce84" table:formula="of:=IF([.Q28]&lt;0;-TIME(0;0;ABS([.Q28])/1000);TIME(0;0;[.Q28]/1000))" office:value-type="time" office:time-value="-PT00H00M00.27S" calcext:value-type="time">
            <text:p>-00:00:00,270</text:p>
          </table:table-cell>
          <table:table-cell table:style-name="ce84" table:formula="of:=[.P28]+[.R28]" office:value-type="time" office:time-value="-PT00H00M00.006S" calcext:value-type="time">
            <text:p>-00:00:00,006</text:p>
          </table:table-cell>
          <table:table-cell table:style-name="ce84" table:formula="of:=[.K28]+[.R28]" office:value-type="time" office:time-value="-PT00H51M21.875S" calcext:value-type="time">
            <text:p>-00:51:21,875</text:p>
          </table:table-cell>
          <table:table-cell table:style-name="ce84"/>
          <table:table-cell table:style-name="ce84" table:formula="of:=[.C28]-[.F28]" office:value-type="time" office:time-value="-PT00H51M21.885S" calcext:value-type="time">
            <text:p>-00:51:21,885</text:p>
          </table:table-cell>
          <table:table-cell table:style-name="ce84" table:formula="of:=[.I28]-[.C28]" office:value-type="time" office:time-value="PT00H00M02.303S" calcext:value-type="time">
            <text:p>00:00:02,303</text:p>
          </table:table-cell>
          <table:table-cell table:style-name="ce84" table:formula="of:=[.J28]-[.F28]" office:value-type="time" office:time-value="PT00H00M02.023S" calcext:value-type="time">
            <text:p>00:00:02,023</text:p>
          </table:table-cell>
          <table:table-cell table:style-name="ce84" table:formula="of:=[.X28]-[.W28]" office:value-type="time" office:time-value="-PT00H00M00.28S" calcext:value-type="time">
            <text:p>-00:00:00,280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02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79" table:formula="of:=[.D29]-[.C29]" office:value-type="time" office:time-value="PT00H00M01.741S" calcext:value-type="time">
            <text:p>00:00:01,741</text:p>
          </table:table-cell>
          <table:table-cell office:value-type="time" office:time-value="PT01H58M04.368S" calcext:value-type="time">
            <text:p>01:58:04,368</text:p>
          </table:table-cell>
          <table:table-cell table:formula="of:=[.F29]+[.E29]" office:value-type="time" office:time-value="PT01H58M06.109S" calcext:value-type="time">
            <text:p>01:58:06,109</text:p>
          </table:table-cell>
          <table:table-cell/>
          <table:table-cell table:style-name="ce82" office:value-type="time" office:time-value="PT01H21M35.986S" calcext:value-type="time">
            <text:p>01:21:35,986</text:p>
          </table:table-cell>
          <table:table-cell table:style-name="ce82" office:value-type="time" office:time-value="PT01H58M04.368S" calcext:value-type="time">
            <text:p>01:58:04,368</text:p>
          </table:table-cell>
          <table:table-cell table:formula="of:=[.I29]-[.J29]" office:value-type="time" office:time-value="-PT00H36M28.382S" calcext:value-type="time">
            <text:p>-00:36:28,382</text:p>
          </table:table-cell>
          <table:table-cell/>
          <table:table-cell table:style-name="ce82" office:value-type="time" office:time-value="PT01H21M33.085S" calcext:value-type="time">
            <text:p>01:21:33,085</text:p>
          </table:table-cell>
          <table:table-cell table:style-name="ce82" office:value-type="time" office:time-value="PT01H58M04.368S" calcext:value-type="time">
            <text:p>01:58:04,368</text:p>
          </table:table-cell>
          <table:table-cell table:style-name="ce84" table:formula="of:=[.M29]-[.N29]" office:value-type="time" office:time-value="-PT00H36M31.283S" calcext:value-type="time">
            <text:p>-00:36:31,283</text:p>
          </table:table-cell>
          <table:table-cell table:style-name="ce84" table:formula="of:=[.K29]-[.O29]" office:value-type="time" office:time-value="PT00H00M02.901S" calcext:value-type="time">
            <text:p>00:00:02,901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29]&lt;0;-TIME(0;0;ABS([.Q29])/1000);TIME(0;0;[.Q29]/1000))" office:value-type="time" office:time-value="PT00H00M00S" calcext:value-type="time">
            <text:p>00:00:00,000</text:p>
          </table:table-cell>
          <table:table-cell table:style-name="ce84" table:formula="of:=[.P29]+[.R29]" office:value-type="time" office:time-value="PT00H00M02.901S" calcext:value-type="time">
            <text:p>00:00:02,901</text:p>
          </table:table-cell>
          <table:table-cell table:style-name="ce84" table:formula="of:=[.K29]+[.R29]" office:value-type="time" office:time-value="-PT00H36M28.382S" calcext:value-type="time">
            <text:p>-00:36:28,382</text:p>
          </table:table-cell>
          <table:table-cell table:style-name="ce84"/>
          <table:table-cell table:style-name="ce84" table:formula="of:=[.C29]-[.F29]" office:value-type="time" office:time-value="-PT00H36M31.283S" calcext:value-type="time">
            <text:p>-00:36:31,283</text:p>
          </table:table-cell>
          <table:table-cell table:style-name="ce84" table:formula="of:=[.I29]-[.C29]" office:value-type="time" office:time-value="PT00H00M02.901S" calcext:value-type="time">
            <text:p>00:00:02,901</text:p>
          </table:table-cell>
          <table:table-cell table:style-name="ce84" table:formula="of:=[.J29]-[.F29]" office:value-type="time" office:time-value="PT00H00M00S" calcext:value-type="time">
            <text:p>00:00:00,000</text:p>
          </table:table-cell>
          <table:table-cell table:style-name="ce84" table:formula="of:=[.X29]-[.W29]" office:value-type="time" office:time-value="-PT00H00M02.901S" calcext:value-type="time">
            <text:p>-00:00:02,901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02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21M34.706S" calcext:value-type="time">
            <text:p>01:21:34,706</text:p>
          </table:table-cell>
          <table:table-cell office:value-type="time" office:time-value="PT01H33M12.527S" calcext:value-type="time">
            <text:p>01:33:12,527</text:p>
          </table:table-cell>
          <table:table-cell table:style-name="ce79" table:formula="of:=[.D30]-[.C30]" office:value-type="time" office:time-value="PT00H11M37.821S" calcext:value-type="time">
            <text:p>00:11:37,821</text:p>
          </table:table-cell>
          <table:table-cell office:value-type="time" office:time-value="PT01H58M45.576S" calcext:value-type="time">
            <text:p>01:58:45,576</text:p>
          </table:table-cell>
          <table:table-cell table:formula="of:=[.F30]+[.E30]" office:value-type="time" office:time-value="PT02H10M23.397S" calcext:value-type="time">
            <text:p>02:10:23,397</text:p>
          </table:table-cell>
          <table:table-cell/>
          <table:table-cell table:style-name="ce79" office:value-type="time" office:time-value="PT01H21M56.841S" calcext:value-type="time">
            <text:p>01:21:56,841</text:p>
          </table:table-cell>
          <table:table-cell table:style-name="ce79" office:value-type="time" office:time-value="PT01H59M04.557S" calcext:value-type="time">
            <text:p>01:59:04,557</text:p>
          </table:table-cell>
          <table:table-cell table:formula="of:=[.I30]-[.J30]" office:value-type="time" office:time-value="-PT00H37M07.716S" calcext:value-type="time">
            <text:p>-00:37:07,716</text:p>
          </table:table-cell>
          <table:table-cell/>
          <table:table-cell table:style-name="ce79" office:value-type="time" office:time-value="PT01H21M48.029S" calcext:value-type="time">
            <text:p>01:21:48,029</text:p>
          </table:table-cell>
          <table:table-cell table:style-name="ce79" office:value-type="time" office:time-value="PT01H58M56.138S" calcext:value-type="time">
            <text:p>01:58:56,138</text:p>
          </table:table-cell>
          <table:table-cell table:style-name="ce84" table:formula="of:=[.M30]-[.N30]" office:value-type="time" office:time-value="-PT00H37M08.109S" calcext:value-type="time">
            <text:p>-00:37:08,109</text:p>
          </table:table-cell>
          <table:table-cell table:style-name="ce84" table:formula="of:=[.K30]-[.O30]" office:value-type="time" office:time-value="PT00H00M00.393S" calcext:value-type="time">
            <text:p>00:00:00,393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30]&lt;0;-TIME(0;0;ABS([.Q30])/1000);TIME(0;0;[.Q30]/1000))" office:value-type="time" office:time-value="-PT00H00M00.25S" calcext:value-type="time">
            <text:p>-00:00:00,250</text:p>
          </table:table-cell>
          <table:table-cell table:style-name="ce84" table:formula="of:=[.P30]+[.R30]" office:value-type="time" office:time-value="PT00H00M00.143S" calcext:value-type="time">
            <text:p>00:00:00,143</text:p>
          </table:table-cell>
          <table:table-cell table:style-name="ce84" table:formula="of:=[.K30]+[.R30]" office:value-type="time" office:time-value="-PT00H37M07.966S" calcext:value-type="time">
            <text:p>-00:37:07,966</text:p>
          </table:table-cell>
          <table:table-cell table:style-name="ce84"/>
          <table:table-cell table:style-name="ce84" table:formula="of:=[.C30]-[.F30]" office:value-type="time" office:time-value="-PT00H37M10.87S" calcext:value-type="time">
            <text:p>-00:37:10,870</text:p>
          </table:table-cell>
          <table:table-cell table:style-name="ce84" table:formula="of:=[.I30]-[.C30]" office:value-type="time" office:time-value="PT00H00M22.135S" calcext:value-type="time">
            <text:p>00:00:22,135</text:p>
          </table:table-cell>
          <table:table-cell table:style-name="ce84" table:formula="of:=[.J30]-[.F30]" office:value-type="time" office:time-value="PT00H00M18.981S" calcext:value-type="time">
            <text:p>00:00:18,981</text:p>
          </table:table-cell>
          <table:table-cell table:style-name="ce84" table:formula="of:=[.X30]-[.W30]" office:value-type="time" office:time-value="-PT00H00M03.154S" calcext:value-type="time">
            <text:p>-00:00:03,154</text:p>
          </table:table-cell>
          <table:table-cell table:number-columns-repeated="39"/>
        </table:table-row>
        <table:table-row table:style-name="ro1">
          <table:table-cell office:value-type="float" office:value="30" calcext:value-type="float">
            <text:p>03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33M24.426S" calcext:value-type="time">
            <text:p>01:33:24,426</text:p>
          </table:table-cell>
          <table:table-cell office:value-type="time" office:time-value="PT01H34M49.093S" calcext:value-type="time">
            <text:p>01:34:49,093</text:p>
          </table:table-cell>
          <table:table-cell table:style-name="ce79" table:formula="of:=[.D31]-[.C31]" office:value-type="time" office:time-value="PT00H01M24.667S" calcext:value-type="time">
            <text:p>00:01:24,667</text:p>
          </table:table-cell>
          <table:table-cell office:value-type="time" office:time-value="PT02H12M33.528S" calcext:value-type="time">
            <text:p>02:12:33,528</text:p>
          </table:table-cell>
          <table:table-cell table:formula="of:=[.F31]+[.E31]" office:value-type="time" office:time-value="PT02H13M58.195S" calcext:value-type="time">
            <text:p>02:13:58,195</text:p>
          </table:table-cell>
          <table:table-cell/>
          <table:table-cell table:style-name="ce79" office:value-type="time" office:time-value="PT01H33M46.057S" calcext:value-type="time">
            <text:p>01:33:46,057</text:p>
          </table:table-cell>
          <table:table-cell table:style-name="ce79" office:value-type="time" office:time-value="PT02H12M52.17S" calcext:value-type="time">
            <text:p>02:12:52,170</text:p>
          </table:table-cell>
          <table:table-cell table:formula="of:=[.I31]-[.J31]" office:value-type="time" office:time-value="-PT00H39M06.113S" calcext:value-type="time">
            <text:p>-00:39:06,113</text:p>
          </table:table-cell>
          <table:table-cell/>
          <table:table-cell table:style-name="ce79" office:value-type="time" office:time-value="PT01H33M35.439S" calcext:value-type="time">
            <text:p>01:33:35,439</text:p>
          </table:table-cell>
          <table:table-cell table:style-name="ce79" office:value-type="time" office:time-value="PT02H12M41.963S" calcext:value-type="time">
            <text:p>02:12:41,963</text:p>
          </table:table-cell>
          <table:table-cell table:style-name="ce84" table:formula="of:=[.M31]-[.N31]" office:value-type="time" office:time-value="-PT00H39M06.524S" calcext:value-type="time">
            <text:p>-00:39:06,524</text:p>
          </table:table-cell>
          <table:table-cell table:style-name="ce84" table:formula="of:=[.K31]-[.O31]" office:value-type="time" office:time-value="PT00H00M00.411S" calcext:value-type="time">
            <text:p>00:00:00,411</text:p>
          </table:table-cell>
          <table:table-cell table:style-name="ce89" office:value-type="float" office:value="-100" calcext:value-type="float">
            <text:p>-100</text:p>
          </table:table-cell>
          <table:table-cell table:style-name="ce84" table:formula="of:=IF([.Q31]&lt;0;-TIME(0;0;ABS([.Q31])/1000);TIME(0;0;[.Q31]/1000))" office:value-type="time" office:time-value="-PT00H00M00.1S" calcext:value-type="time">
            <text:p>-00:00:00,100</text:p>
          </table:table-cell>
          <table:table-cell table:style-name="ce84" table:formula="of:=[.P31]+[.R31]" office:value-type="time" office:time-value="PT00H00M00.311S" calcext:value-type="time">
            <text:p>00:00:00,311</text:p>
          </table:table-cell>
          <table:table-cell table:style-name="ce84" table:formula="of:=[.K31]+[.R31]" office:value-type="time" office:time-value="-PT00H39M06.213S" calcext:value-type="time">
            <text:p>-00:39:06,213</text:p>
          </table:table-cell>
          <table:table-cell table:style-name="ce84"/>
          <table:table-cell table:style-name="ce84" table:formula="of:=[.C31]-[.F31]" office:value-type="time" office:time-value="-PT00H39M09.102S" calcext:value-type="time">
            <text:p>-00:39:09,102</text:p>
          </table:table-cell>
          <table:table-cell table:style-name="ce84" table:formula="of:=[.I31]-[.C31]" office:value-type="time" office:time-value="PT00H00M21.631S" calcext:value-type="time">
            <text:p>00:00:21,631</text:p>
          </table:table-cell>
          <table:table-cell table:style-name="ce84" table:formula="of:=[.J31]-[.F31]" office:value-type="time" office:time-value="PT00H00M18.642S" calcext:value-type="time">
            <text:p>00:00:18,642</text:p>
          </table:table-cell>
          <table:table-cell table:style-name="ce84" table:formula="of:=[.X31]-[.W31]" office:value-type="time" office:time-value="-PT00H00M02.989S" calcext:value-type="time">
            <text:p>-00:00:02,989</text:p>
          </table:table-cell>
          <table:table-cell table:number-columns-repeated="39"/>
        </table:table-row>
        <table:table-row table:style-name="ro1">
          <table:table-cell office:value-type="float" office:value="31" calcext:value-type="float">
            <text:p>03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35M21.912S" calcext:value-type="time">
            <text:p>01:35:21,912</text:p>
          </table:table-cell>
          <table:table-cell office:value-type="time" office:time-value="PT01H35M35.925S" calcext:value-type="time">
            <text:p>01:35:35,925</text:p>
          </table:table-cell>
          <table:table-cell table:style-name="ce79" table:formula="of:=[.D32]-[.C32]" office:value-type="time" office:time-value="PT00H00M14.013S" calcext:value-type="time">
            <text:p>00:00:14,013</text:p>
          </table:table-cell>
          <table:table-cell office:value-type="time" office:time-value="PT02H15M19.444S" calcext:value-type="time">
            <text:p>02:15:19,444</text:p>
          </table:table-cell>
          <table:table-cell table:formula="of:=[.F32]+[.E32]" office:value-type="time" office:time-value="PT02H15M33.457S" calcext:value-type="time">
            <text:p>02:15:33,457</text:p>
          </table:table-cell>
          <table:table-cell/>
          <table:table-cell table:style-name="ce79" office:value-type="time" office:time-value="PT01H35M38.76S" calcext:value-type="time">
            <text:p>01:35:38,760</text:p>
          </table:table-cell>
          <table:table-cell table:style-name="ce79" office:value-type="time" office:time-value="PT02H15M33.464S" calcext:value-type="time">
            <text:p>02:15:33,464</text:p>
          </table:table-cell>
          <table:table-cell table:formula="of:=[.I32]-[.J32]" office:value-type="time" office:time-value="-PT00H39M54.704S" calcext:value-type="time">
            <text:p>-00:39:54,704</text:p>
          </table:table-cell>
          <table:table-cell/>
          <table:table-cell table:style-name="ce79" office:value-type="time" office:time-value="PT01H35M24.409S" calcext:value-type="time">
            <text:p>01:35:24,409</text:p>
          </table:table-cell>
          <table:table-cell table:style-name="ce79" office:value-type="time" office:time-value="PT02H15M19.579S" calcext:value-type="time">
            <text:p>02:15:19,579</text:p>
          </table:table-cell>
          <table:table-cell table:style-name="ce84" table:formula="of:=[.M32]-[.N32]" office:value-type="time" office:time-value="-PT00H39M55.17S" calcext:value-type="time">
            <text:p>-00:39:55,170</text:p>
          </table:table-cell>
          <table:table-cell table:style-name="ce84" table:formula="of:=[.K32]-[.O32]" office:value-type="time" office:time-value="PT00H00M00.466S" calcext:value-type="time">
            <text:p>00:00:00,466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32]&lt;0;-TIME(0;0;ABS([.Q32])/1000);TIME(0;0;[.Q32]/1000))" office:value-type="time" office:time-value="PT00H00M00S" calcext:value-type="time">
            <text:p>00:00:00,000</text:p>
          </table:table-cell>
          <table:table-cell table:style-name="ce84" table:formula="of:=[.P32]+[.R32]" office:value-type="time" office:time-value="PT00H00M00.466S" calcext:value-type="time">
            <text:p>00:00:00,466</text:p>
          </table:table-cell>
          <table:table-cell table:style-name="ce84" table:formula="of:=[.K32]+[.R32]" office:value-type="time" office:time-value="-PT00H39M54.704S" calcext:value-type="time">
            <text:p>-00:39:54,704</text:p>
          </table:table-cell>
          <table:table-cell table:style-name="ce84"/>
          <table:table-cell table:style-name="ce84" table:formula="of:=[.C32]-[.F32]" office:value-type="time" office:time-value="-PT00H39M57.532S" calcext:value-type="time">
            <text:p>-00:39:57,532</text:p>
          </table:table-cell>
          <table:table-cell table:style-name="ce84" table:formula="of:=[.I32]-[.C32]" office:value-type="time" office:time-value="PT00H00M16.848S" calcext:value-type="time">
            <text:p>00:00:16,848</text:p>
          </table:table-cell>
          <table:table-cell table:style-name="ce84" table:formula="of:=[.J32]-[.F32]" office:value-type="time" office:time-value="PT00H00M14.02S" calcext:value-type="time">
            <text:p>00:00:14,020</text:p>
          </table:table-cell>
          <table:table-cell table:style-name="ce84" table:formula="of:=[.X32]-[.W32]" office:value-type="time" office:time-value="-PT00H00M02.828S" calcext:value-type="time">
            <text:p>-00:00:02,828</text:p>
          </table:table-cell>
          <table:table-cell table:number-columns-repeated="39"/>
        </table:table-row>
        <table:table-row table:style-name="ro1">
          <table:table-cell office:value-type="float" office:value="32" calcext:value-type="float">
            <text:p>03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35M45.043S" calcext:value-type="time">
            <text:p>01:35:45,043</text:p>
          </table:table-cell>
          <table:table-cell office:value-type="time" office:time-value="PT01H36M10.859S" calcext:value-type="time">
            <text:p>01:36:10,859</text:p>
          </table:table-cell>
          <table:table-cell table:style-name="ce79" table:formula="of:=[.D33]-[.C33]" office:value-type="time" office:time-value="PT00H00M25.816S" calcext:value-type="time">
            <text:p>00:00:25,816</text:p>
          </table:table-cell>
          <table:table-cell office:value-type="time" office:time-value="PT02H15M53.979S" calcext:value-type="time">
            <text:p>02:15:53,979</text:p>
          </table:table-cell>
          <table:table-cell table:formula="of:=[.F33]+[.E33]" office:value-type="time" office:time-value="PT02H16M19.795S" calcext:value-type="time">
            <text:p>02:16:19,795</text:p>
          </table:table-cell>
          <table:table-cell/>
          <table:table-cell table:style-name="ce79" office:value-type="time" office:time-value="PT01H35M49.869S" calcext:value-type="time">
            <text:p>01:35:49,869</text:p>
          </table:table-cell>
          <table:table-cell table:style-name="ce79" office:value-type="time" office:time-value="PT02H15M55.753S" calcext:value-type="time">
            <text:p>02:15:55,753</text:p>
          </table:table-cell>
          <table:table-cell table:formula="of:=[.I33]-[.J33]" office:value-type="time" office:time-value="-PT00H40M05.884S" calcext:value-type="time">
            <text:p>-00:40:05,884</text:p>
          </table:table-cell>
          <table:table-cell/>
          <table:table-cell table:style-name="ce79" office:value-type="time" office:time-value="PT01H35M49.008S" calcext:value-type="time">
            <text:p>01:35:49,008</text:p>
          </table:table-cell>
          <table:table-cell table:style-name="ce79" office:value-type="time" office:time-value="PT02H15M55.273S" calcext:value-type="time">
            <text:p>02:15:55,273</text:p>
          </table:table-cell>
          <table:table-cell table:style-name="ce84" table:formula="of:=[.M33]-[.N33]" office:value-type="time" office:time-value="-PT00H40M06.265S" calcext:value-type="time">
            <text:p>-00:40:06,265</text:p>
          </table:table-cell>
          <table:table-cell table:style-name="ce84" table:formula="of:=[.K33]-[.O33]" office:value-type="time" office:time-value="PT00H00M00.381S" calcext:value-type="time">
            <text:p>00:00:00,381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33]&lt;0;-TIME(0;0;ABS([.Q33])/1000);TIME(0;0;[.Q33]/1000))" office:value-type="time" office:time-value="-PT00H00M00.25S" calcext:value-type="time">
            <text:p>-00:00:00,250</text:p>
          </table:table-cell>
          <table:table-cell table:style-name="ce84" table:formula="of:=[.P33]+[.R33]" office:value-type="time" office:time-value="PT00H00M00.131S" calcext:value-type="time">
            <text:p>00:00:00,131</text:p>
          </table:table-cell>
          <table:table-cell table:style-name="ce84" table:formula="of:=[.K33]+[.R33]" office:value-type="time" office:time-value="-PT00H40M06.134S" calcext:value-type="time">
            <text:p>-00:40:06,134</text:p>
          </table:table-cell>
          <table:table-cell table:style-name="ce84"/>
          <table:table-cell table:style-name="ce84" table:formula="of:=[.C33]-[.F33]" office:value-type="time" office:time-value="-PT00H40M08.936S" calcext:value-type="time">
            <text:p>-00:40:08,936</text:p>
          </table:table-cell>
          <table:table-cell table:style-name="ce84" table:formula="of:=[.I33]-[.C33]" office:value-type="time" office:time-value="PT00H00M04.826S" calcext:value-type="time">
            <text:p>00:00:04,826</text:p>
          </table:table-cell>
          <table:table-cell table:style-name="ce84" table:formula="of:=[.J33]-[.F33]" office:value-type="time" office:time-value="PT00H00M01.774S" calcext:value-type="time">
            <text:p>00:00:01,774</text:p>
          </table:table-cell>
          <table:table-cell table:style-name="ce84" table:formula="of:=[.X33]-[.W33]" office:value-type="time" office:time-value="-PT00H00M03.052S" calcext:value-type="time">
            <text:p>-00:00:03,052</text:p>
          </table:table-cell>
          <table:table-cell table:number-columns-repeated="39"/>
        </table:table-row>
        <table:table-row table:style-name="ro1">
          <table:table-cell office:value-type="float" office:value="33" calcext:value-type="float">
            <text:p>03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36M18.951S" calcext:value-type="time">
            <text:p>01:36:18,951</text:p>
          </table:table-cell>
          <table:table-cell office:value-type="time" office:time-value="PT01H40M54.309S" calcext:value-type="time">
            <text:p>01:40:54,309</text:p>
          </table:table-cell>
          <table:table-cell table:style-name="ce79" table:formula="of:=[.D34]-[.C34]" office:value-type="time" office:time-value="PT00H04M35.358S" calcext:value-type="time">
            <text:p>00:04:35,358</text:p>
          </table:table-cell>
          <table:table-cell office:value-type="time" office:time-value="PT02H18M01.231S" calcext:value-type="time">
            <text:p>02:18:01,231</text:p>
          </table:table-cell>
          <table:table-cell table:formula="of:=[.F34]+[.E34]" office:value-type="time" office:time-value="PT02H22M36.589S" calcext:value-type="time">
            <text:p>02:22:36,589</text:p>
          </table:table-cell>
          <table:table-cell/>
          <table:table-cell table:style-name="ce79" office:value-type="time" office:time-value="PT01H36M21.975S" calcext:value-type="time">
            <text:p>01:36:21,975</text:p>
          </table:table-cell>
          <table:table-cell table:style-name="ce79" office:value-type="time" office:time-value="PT02H18M01.324S" calcext:value-type="time">
            <text:p>02:18:01,324</text:p>
          </table:table-cell>
          <table:table-cell table:formula="of:=[.I34]-[.J34]" office:value-type="time" office:time-value="-PT00H41M39.349S" calcext:value-type="time">
            <text:p>-00:41:39,349</text:p>
          </table:table-cell>
          <table:table-cell/>
          <table:table-cell table:style-name="ce79" office:value-type="time" office:time-value="PT01H36M23.436S" calcext:value-type="time">
            <text:p>01:36:23,436</text:p>
          </table:table-cell>
          <table:table-cell table:style-name="ce79" office:value-type="time" office:time-value="PT02H18M03.074S" calcext:value-type="time">
            <text:p>02:18:03,074</text:p>
          </table:table-cell>
          <table:table-cell table:style-name="ce84" table:formula="of:=[.M34]-[.N34]" office:value-type="time" office:time-value="-PT00H41M39.638S" calcext:value-type="time">
            <text:p>-00:41:39,638</text:p>
          </table:table-cell>
          <table:table-cell table:style-name="ce84" table:formula="of:=[.K34]-[.O34]" office:value-type="time" office:time-value="PT00H00M00.289S" calcext:value-type="time">
            <text:p>00:00:00,289</text:p>
          </table:table-cell>
          <table:table-cell table:style-name="ce89" office:value-type="float" office:value="-120" calcext:value-type="float">
            <text:p>-120</text:p>
          </table:table-cell>
          <table:table-cell table:style-name="ce84" table:formula="of:=IF([.Q34]&lt;0;-TIME(0;0;ABS([.Q34])/1000);TIME(0;0;[.Q34]/1000))" office:value-type="time" office:time-value="-PT00H00M00.12S" calcext:value-type="time">
            <text:p>-00:00:00,120</text:p>
          </table:table-cell>
          <table:table-cell table:style-name="ce84" table:formula="of:=[.P34]+[.R34]" office:value-type="time" office:time-value="PT00H00M00.169S" calcext:value-type="time">
            <text:p>00:00:00,169</text:p>
          </table:table-cell>
          <table:table-cell table:style-name="ce84" table:formula="of:=[.K34]+[.R34]" office:value-type="time" office:time-value="-PT00H41M39.469S" calcext:value-type="time">
            <text:p>-00:41:39,469</text:p>
          </table:table-cell>
          <table:table-cell table:style-name="ce84"/>
          <table:table-cell table:style-name="ce84" table:formula="of:=[.C34]-[.F34]" office:value-type="time" office:time-value="-PT00H41M42.28S" calcext:value-type="time">
            <text:p>-00:41:42,280</text:p>
          </table:table-cell>
          <table:table-cell table:style-name="ce84" table:formula="of:=[.I34]-[.C34]" office:value-type="time" office:time-value="PT00H00M03.024S" calcext:value-type="time">
            <text:p>00:00:03,024</text:p>
          </table:table-cell>
          <table:table-cell table:style-name="ce84" table:formula="of:=[.J34]-[.F34]" office:value-type="time" office:time-value="PT00H00M00.093S" calcext:value-type="time">
            <text:p>00:00:00,093</text:p>
          </table:table-cell>
          <table:table-cell table:style-name="ce84" table:formula="of:=[.X34]-[.W34]" office:value-type="time" office:time-value="-PT00H00M02.931S" calcext:value-type="time">
            <text:p>-00:00:02,931</text:p>
          </table:table-cell>
          <table:table-cell table:number-columns-repeated="39"/>
        </table:table-row>
        <table:table-row table:style-name="ro1">
          <table:table-cell office:value-type="float" office:value="34" calcext:value-type="float">
            <text:p>03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1M15.1S" calcext:value-type="time">
            <text:p>01:41:15,100</text:p>
          </table:table-cell>
          <table:table-cell office:value-type="time" office:time-value="PT01H41M37.955S" calcext:value-type="time">
            <text:p>01:41:37,955</text:p>
          </table:table-cell>
          <table:table-cell table:style-name="ce79" table:formula="of:=[.D35]-[.C35]" office:value-type="time" office:time-value="PT00H00M22.855S" calcext:value-type="time">
            <text:p>00:00:22,855</text:p>
          </table:table-cell>
          <table:table-cell office:value-type="time" office:time-value="PT02H23M12.625S" calcext:value-type="time">
            <text:p>02:23:12,625</text:p>
          </table:table-cell>
          <table:table-cell table:formula="of:=[.F35]+[.E35]" office:value-type="time" office:time-value="PT02H23M35.48S" calcext:value-type="time">
            <text:p>02:23:35,480</text:p>
          </table:table-cell>
          <table:table-cell/>
          <table:table-cell table:style-name="ce79" office:value-type="time" office:time-value="PT01H41M22.148S" calcext:value-type="time">
            <text:p>01:41:22,148</text:p>
          </table:table-cell>
          <table:table-cell table:style-name="ce79" office:value-type="time" office:time-value="PT02H23M16.595S" calcext:value-type="time">
            <text:p>02:23:16,595</text:p>
          </table:table-cell>
          <table:table-cell table:formula="of:=[.I35]-[.J35]" office:value-type="time" office:time-value="-PT00H41M54.447S" calcext:value-type="time">
            <text:p>-00:41:54,447</text:p>
          </table:table-cell>
          <table:table-cell/>
          <table:table-cell table:style-name="ce79" office:value-type="time" office:time-value="PT01H41M19.433S" calcext:value-type="time">
            <text:p>01:41:19,433</text:p>
          </table:table-cell>
          <table:table-cell table:style-name="ce79" office:value-type="time" office:time-value="PT02H23M14.337S" calcext:value-type="time">
            <text:p>02:23:14,337</text:p>
          </table:table-cell>
          <table:table-cell table:style-name="ce84" table:formula="of:=[.M35]-[.N35]" office:value-type="time" office:time-value="-PT00H41M54.904S" calcext:value-type="time">
            <text:p>-00:41:54,904</text:p>
          </table:table-cell>
          <table:table-cell table:style-name="ce84" table:formula="of:=[.K35]-[.O35]" office:value-type="time" office:time-value="PT00H00M00.457S" calcext:value-type="time">
            <text:p>00:00:00,457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35]&lt;0;-TIME(0;0;ABS([.Q35])/1000);TIME(0;0;[.Q35]/1000))" office:value-type="time" office:time-value="-PT00H00M00.26S" calcext:value-type="time">
            <text:p>-00:00:00,260</text:p>
          </table:table-cell>
          <table:table-cell table:style-name="ce84" table:formula="of:=[.P35]+[.R35]" office:value-type="time" office:time-value="PT00H00M00.197S" calcext:value-type="time">
            <text:p>00:00:00,197</text:p>
          </table:table-cell>
          <table:table-cell table:style-name="ce84" table:formula="of:=[.K35]+[.R35]" office:value-type="time" office:time-value="-PT00H41M54.707S" calcext:value-type="time">
            <text:p>-00:41:54,707</text:p>
          </table:table-cell>
          <table:table-cell table:style-name="ce84"/>
          <table:table-cell table:style-name="ce84" table:formula="of:=[.C35]-[.F35]" office:value-type="time" office:time-value="-PT00H41M57.525S" calcext:value-type="time">
            <text:p>-00:41:57,525</text:p>
          </table:table-cell>
          <table:table-cell table:style-name="ce84" table:formula="of:=[.I35]-[.C35]" office:value-type="time" office:time-value="PT00H00M07.048S" calcext:value-type="time">
            <text:p>00:00:07,048</text:p>
          </table:table-cell>
          <table:table-cell table:style-name="ce84" table:formula="of:=[.J35]-[.F35]" office:value-type="time" office:time-value="PT00H00M03.97S" calcext:value-type="time">
            <text:p>00:00:03,970</text:p>
          </table:table-cell>
          <table:table-cell table:style-name="ce84" table:formula="of:=[.X35]-[.W35]" office:value-type="time" office:time-value="-PT00H00M03.078S" calcext:value-type="time">
            <text:p>-00:00:03,078</text:p>
          </table:table-cell>
          <table:table-cell table:number-columns-repeated="39"/>
        </table:table-row>
        <table:table-row table:style-name="ro1">
          <table:table-cell office:value-type="float" office:value="35" calcext:value-type="float">
            <text:p>03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1M48.23S" calcext:value-type="time">
            <text:p>01:41:48,230</text:p>
          </table:table-cell>
          <table:table-cell office:value-type="time" office:time-value="PT01H41M54.61S" calcext:value-type="time">
            <text:p>01:41:54,610</text:p>
          </table:table-cell>
          <table:table-cell table:style-name="ce79" table:formula="of:=[.D36]-[.C36]" office:value-type="time" office:time-value="PT00H00M06.38S" calcext:value-type="time">
            <text:p>00:00:06,380</text:p>
          </table:table-cell>
          <table:table-cell office:value-type="time" office:time-value="PT02H24M02.008S" calcext:value-type="time">
            <text:p>02:24:02,008</text:p>
          </table:table-cell>
          <table:table-cell table:formula="of:=[.F36]+[.E36]" office:value-type="time" office:time-value="PT02H24M08.388S" calcext:value-type="time">
            <text:p>02:24:08,388</text:p>
          </table:table-cell>
          <table:table-cell/>
          <table:table-cell table:style-name="ce79" office:value-type="time" office:time-value="PT01H41M51.575S" calcext:value-type="time">
            <text:p>01:41:51,575</text:p>
          </table:table-cell>
          <table:table-cell table:style-name="ce79" office:value-type="time" office:time-value="PT02H24M02.238S" calcext:value-type="time">
            <text:p>02:24:02,238</text:p>
          </table:table-cell>
          <table:table-cell table:formula="of:=[.I36]-[.J36]" office:value-type="time" office:time-value="-PT00H42M10.663S" calcext:value-type="time">
            <text:p>-00:42:10,663</text:p>
          </table:table-cell>
          <table:table-cell/>
          <table:table-cell table:style-name="ce79" office:value-type="time" office:time-value="PT01H41M51.632S" calcext:value-type="time">
            <text:p>01:41:51,632</text:p>
          </table:table-cell>
          <table:table-cell table:style-name="ce79" office:value-type="time" office:time-value="PT02H24M02.767S" calcext:value-type="time">
            <text:p>02:24:02,767</text:p>
          </table:table-cell>
          <table:table-cell table:style-name="ce84" table:formula="of:=[.M36]-[.N36]" office:value-type="time" office:time-value="-PT00H42M11.135S" calcext:value-type="time">
            <text:p>-00:42:11,135</text:p>
          </table:table-cell>
          <table:table-cell table:style-name="ce84" table:formula="of:=[.K36]-[.O36]" office:value-type="time" office:time-value="PT00H00M00.472S" calcext:value-type="time">
            <text:p>00:00:00,472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36]&lt;0;-TIME(0;0;ABS([.Q36])/1000);TIME(0;0;[.Q36]/1000))" office:value-type="time" office:time-value="-PT00H00M00.3S" calcext:value-type="time">
            <text:p>-00:00:00,300</text:p>
          </table:table-cell>
          <table:table-cell table:style-name="ce84" table:formula="of:=[.P36]+[.R36]" office:value-type="time" office:time-value="PT00H00M00.172S" calcext:value-type="time">
            <text:p>00:00:00,172</text:p>
          </table:table-cell>
          <table:table-cell table:style-name="ce84" table:formula="of:=[.K36]+[.R36]" office:value-type="time" office:time-value="-PT00H42M10.963S" calcext:value-type="time">
            <text:p>-00:42:10,963</text:p>
          </table:table-cell>
          <table:table-cell table:style-name="ce84"/>
          <table:table-cell table:style-name="ce84" table:formula="of:=[.C36]-[.F36]" office:value-type="time" office:time-value="-PT00H42M13.778S" calcext:value-type="time">
            <text:p>-00:42:13,778</text:p>
          </table:table-cell>
          <table:table-cell table:style-name="ce84" table:formula="of:=[.I36]-[.C36]" office:value-type="time" office:time-value="PT00H00M03.345S" calcext:value-type="time">
            <text:p>00:00:03,345</text:p>
          </table:table-cell>
          <table:table-cell table:style-name="ce84" table:formula="of:=[.J36]-[.F36]" office:value-type="time" office:time-value="PT00H00M00.23S" calcext:value-type="time">
            <text:p>00:00:00,230</text:p>
          </table:table-cell>
          <table:table-cell table:style-name="ce84" table:formula="of:=[.X36]-[.W36]" office:value-type="time" office:time-value="-PT00H00M03.115S" calcext:value-type="time">
            <text:p>-00:00:03,115</text:p>
          </table:table-cell>
          <table:table-cell table:number-columns-repeated="39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1M58.314S" calcext:value-type="time">
            <text:p>01:41:58,314</text:p>
          </table:table-cell>
          <table:table-cell office:value-type="time" office:time-value="PT01H41M59.756S" calcext:value-type="time">
            <text:p>01:41:59,756</text:p>
          </table:table-cell>
          <table:table-cell table:style-name="ce79" table:formula="of:=[.D37]-[.C37]" office:value-type="time" office:time-value="PT00H00M01.442S" calcext:value-type="time">
            <text:p>00:00:01,442</text:p>
          </table:table-cell>
          <table:table-cell office:value-type="time" office:time-value="PT02H24M18.107S" calcext:value-type="time">
            <text:p>02:24:18,107</text:p>
          </table:table-cell>
          <table:table-cell table:formula="of:=[.F37]+[.E37]" office:value-type="time" office:time-value="PT02H24M19.549S" calcext:value-type="time">
            <text:p>02:24:19,549</text:p>
          </table:table-cell>
          <table:table-cell/>
          <table:table-cell table:style-name="ce79" office:value-type="time" office:time-value="PT01H42M03.08S" calcext:value-type="time">
            <text:p>01:42:03,080</text:p>
          </table:table-cell>
          <table:table-cell table:style-name="ce79" office:value-type="time" office:time-value="PT02H24M19.672S" calcext:value-type="time">
            <text:p>02:24:19,672</text:p>
          </table:table-cell>
          <table:table-cell table:formula="of:=[.I37]-[.J37]" office:value-type="time" office:time-value="-PT00H42M16.592S" calcext:value-type="time">
            <text:p>-00:42:16,592</text:p>
          </table:table-cell>
          <table:table-cell/>
          <table:table-cell table:style-name="ce79" office:value-type="time" office:time-value="PT01H42M03.447S" calcext:value-type="time">
            <text:p>01:42:03,447</text:p>
          </table:table-cell>
          <table:table-cell table:style-name="ce79" office:value-type="time" office:time-value="PT02H24M20.45S" calcext:value-type="time">
            <text:p>02:24:20,450</text:p>
          </table:table-cell>
          <table:table-cell table:style-name="ce84" table:formula="of:=[.M37]-[.N37]" office:value-type="time" office:time-value="-PT00H42M17.003S" calcext:value-type="time">
            <text:p>-00:42:17,003</text:p>
          </table:table-cell>
          <table:table-cell table:style-name="ce84" table:formula="of:=[.K37]-[.O37]" office:value-type="time" office:time-value="PT00H00M00.411S" calcext:value-type="time">
            <text:p>00:00:00,411</text:p>
          </table:table-cell>
          <table:table-cell table:style-name="ce89" office:value-type="float" office:value="-390" calcext:value-type="float">
            <text:p>-390</text:p>
          </table:table-cell>
          <table:table-cell table:style-name="ce84" table:formula="of:=IF([.Q37]&lt;0;-TIME(0;0;ABS([.Q37])/1000);TIME(0;0;[.Q37]/1000))" office:value-type="time" office:time-value="-PT00H00M00.39S" calcext:value-type="time">
            <text:p>-00:00:00,390</text:p>
          </table:table-cell>
          <table:table-cell table:style-name="ce84" table:formula="of:=[.P37]+[.R37]" office:value-type="time" office:time-value="PT00H00M00.021S" calcext:value-type="time">
            <text:p>00:00:00,021</text:p>
          </table:table-cell>
          <table:table-cell table:style-name="ce84" table:formula="of:=[.K37]+[.R37]" office:value-type="time" office:time-value="-PT00H42M16.982S" calcext:value-type="time">
            <text:p>-00:42:16,982</text:p>
          </table:table-cell>
          <table:table-cell table:style-name="ce84"/>
          <table:table-cell table:style-name="ce84" table:formula="of:=[.C37]-[.F37]" office:value-type="time" office:time-value="-PT00H42M19.793S" calcext:value-type="time">
            <text:p>-00:42:19,793</text:p>
          </table:table-cell>
          <table:table-cell table:style-name="ce84" table:formula="of:=[.I37]-[.C37]" office:value-type="time" office:time-value="PT00H00M04.766S" calcext:value-type="time">
            <text:p>00:00:04,766</text:p>
          </table:table-cell>
          <table:table-cell table:style-name="ce84" table:formula="of:=[.J37]-[.F37]" office:value-type="time" office:time-value="PT00H00M01.565S" calcext:value-type="time">
            <text:p>00:00:01,565</text:p>
          </table:table-cell>
          <table:table-cell table:style-name="ce84" table:formula="of:=[.X37]-[.W37]" office:value-type="time" office:time-value="-PT00H00M03.201S" calcext:value-type="time">
            <text:p>-00:00:03,201</text:p>
          </table:table-cell>
          <table:table-cell table:number-columns-repeated="39"/>
        </table:table-row>
        <table:table-row table:style-name="ro1">
          <table:table-cell office:value-type="float" office:value="37" calcext:value-type="float">
            <text:p>03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style-name="ce79" table:formula="of:=[.D38]-[.C38]" office:value-type="time" office:time-value="PT00H00M01.042S" calcext:value-type="time">
            <text:p>00:00:01,042</text:p>
          </table:table-cell>
          <table:table-cell office:value-type="time" office:time-value="PT02H24M56.437S" calcext:value-type="time">
            <text:p>02:24:56,437</text:p>
          </table:table-cell>
          <table:table-cell table:formula="of:=[.F38]+[.E38]" office:value-type="time" office:time-value="PT02H24M57.479S" calcext:value-type="time">
            <text:p>02:24:57,479</text:p>
          </table:table-cell>
          <table:table-cell/>
          <table:table-cell table:style-name="ce79" office:value-type="time" office:time-value="PT01H42M34.913S" calcext:value-type="time">
            <text:p>01:42:34,913</text:p>
          </table:table-cell>
          <table:table-cell table:style-name="ce79" office:value-type="time" office:time-value="PT02H24M56.596S" calcext:value-type="time">
            <text:p>02:24:56,596</text:p>
          </table:table-cell>
          <table:table-cell table:formula="of:=[.I38]-[.J38]" office:value-type="time" office:time-value="-PT00H42M21.683S" calcext:value-type="time">
            <text:p>-00:42:21,683</text:p>
          </table:table-cell>
          <table:table-cell/>
          <table:table-cell table:style-name="ce79" office:value-type="time" office:time-value="PT01H42M37.615S" calcext:value-type="time">
            <text:p>01:42:37,615</text:p>
          </table:table-cell>
          <table:table-cell table:style-name="ce79" office:value-type="time" office:time-value="PT02H24M59.654S" calcext:value-type="time">
            <text:p>02:24:59,654</text:p>
          </table:table-cell>
          <table:table-cell table:style-name="ce84" table:formula="of:=[.M38]-[.N38]" office:value-type="time" office:time-value="-PT00H42M22.039S" calcext:value-type="time">
            <text:p>-00:42:22,039</text:p>
          </table:table-cell>
          <table:table-cell table:style-name="ce84" table:formula="of:=[.K38]-[.O38]" office:value-type="time" office:time-value="PT00H00M00.356S" calcext:value-type="time">
            <text:p>00:00:00,356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38]&lt;0;-TIME(0;0;ABS([.Q38])/1000);TIME(0;0;[.Q38]/1000))" office:value-type="time" office:time-value="PT00H00M00S" calcext:value-type="time">
            <text:p>00:00:00,000</text:p>
          </table:table-cell>
          <table:table-cell table:style-name="ce84" table:formula="of:=[.P38]+[.R38]" office:value-type="time" office:time-value="PT00H00M00.356S" calcext:value-type="time">
            <text:p>00:00:00,356</text:p>
          </table:table-cell>
          <table:table-cell table:style-name="ce84" table:formula="of:=[.K38]+[.R38]" office:value-type="time" office:time-value="-PT00H42M21.683S" calcext:value-type="time">
            <text:p>-00:42:21,683</text:p>
          </table:table-cell>
          <table:table-cell table:style-name="ce84"/>
          <table:table-cell table:style-name="ce84" table:formula="of:=[.C38]-[.F38]" office:value-type="time" office:time-value="-PT00H42M24.766S" calcext:value-type="time">
            <text:p>-00:42:24,766</text:p>
          </table:table-cell>
          <table:table-cell table:style-name="ce84" table:formula="of:=[.I38]-[.C38]" office:value-type="time" office:time-value="PT00H00M03.242S" calcext:value-type="time">
            <text:p>00:00:03,242</text:p>
          </table:table-cell>
          <table:table-cell table:style-name="ce84" table:formula="of:=[.J38]-[.F38]" office:value-type="time" office:time-value="PT00H00M00.159S" calcext:value-type="time">
            <text:p>00:00:00,159</text:p>
          </table:table-cell>
          <table:table-cell table:style-name="ce84" table:formula="of:=[.X38]-[.W38]" office:value-type="time" office:time-value="-PT00H00M03.083S" calcext:value-type="time">
            <text:p>-00:00:03,083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03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style-name="ce79" table:formula="of:=[.D39]-[.C39]" office:value-type="time" office:time-value="PT00H00M15.139S" calcext:value-type="time">
            <text:p>00:00:15,139</text:p>
          </table:table-cell>
          <table:table-cell office:value-type="time" office:time-value="PT02H24M57.647S" calcext:value-type="time">
            <text:p>02:24:57,647</text:p>
          </table:table-cell>
          <table:table-cell table:formula="of:=[.F39]+[.E39]" office:value-type="time" office:time-value="PT02H25M12.786S" calcext:value-type="time">
            <text:p>02:25:12,786</text:p>
          </table:table-cell>
          <table:table-cell/>
          <table:table-cell table:style-name="ce79" office:value-type="time" office:time-value="PT01H42M36.301S" calcext:value-type="time">
            <text:p>01:42:36,301</text:p>
          </table:table-cell>
          <table:table-cell table:style-name="ce79" office:value-type="time" office:time-value="PT02H24M57.978S" calcext:value-type="time">
            <text:p>02:24:57,978</text:p>
          </table:table-cell>
          <table:table-cell table:formula="of:=[.I39]-[.J39]" office:value-type="time" office:time-value="-PT00H42M21.677S" calcext:value-type="time">
            <text:p>-00:42:21,677</text:p>
          </table:table-cell>
          <table:table-cell/>
          <table:table-cell table:style-name="ce79" office:value-type="time" office:time-value="PT01H42M37.615S" calcext:value-type="time">
            <text:p>01:42:37,615</text:p>
          </table:table-cell>
          <table:table-cell table:style-name="ce79" office:value-type="time" office:time-value="PT02H24M59.654S" calcext:value-type="time">
            <text:p>02:24:59,654</text:p>
          </table:table-cell>
          <table:table-cell table:style-name="ce84" table:formula="of:=[.M39]-[.N39]" office:value-type="time" office:time-value="-PT00H42M22.039S" calcext:value-type="time">
            <text:p>-00:42:22,039</text:p>
          </table:table-cell>
          <table:table-cell table:style-name="ce84" table:formula="of:=[.K39]-[.O39]" office:value-type="time" office:time-value="PT00H00M00.362S" calcext:value-type="time">
            <text:p>00:00:00,362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39]&lt;0;-TIME(0;0;ABS([.Q39])/1000);TIME(0;0;[.Q39]/1000))" office:value-type="time" office:time-value="PT00H00M00S" calcext:value-type="time">
            <text:p>00:00:00,000</text:p>
          </table:table-cell>
          <table:table-cell table:style-name="ce84" table:formula="of:=[.P39]+[.R39]" office:value-type="time" office:time-value="PT00H00M00.362S" calcext:value-type="time">
            <text:p>00:00:00,362</text:p>
          </table:table-cell>
          <table:table-cell table:style-name="ce84" table:formula="of:=[.K39]+[.R39]" office:value-type="time" office:time-value="-PT00H42M21.677S" calcext:value-type="time">
            <text:p>-00:42:21,677</text:p>
          </table:table-cell>
          <table:table-cell table:style-name="ce84"/>
          <table:table-cell table:style-name="ce84" table:formula="of:=[.C39]-[.F39]" office:value-type="time" office:time-value="-PT00H42M24.766S" calcext:value-type="time">
            <text:p>-00:42:24,766</text:p>
          </table:table-cell>
          <table:table-cell table:style-name="ce84" table:formula="of:=[.I39]-[.C39]" office:value-type="time" office:time-value="PT00H00M03.42S" calcext:value-type="time">
            <text:p>00:00:03,420</text:p>
          </table:table-cell>
          <table:table-cell table:style-name="ce84" table:formula="of:=[.J39]-[.F39]" office:value-type="time" office:time-value="PT00H00M00.331S" calcext:value-type="time">
            <text:p>00:00:00,331</text:p>
          </table:table-cell>
          <table:table-cell table:style-name="ce84" table:formula="of:=[.X39]-[.W39]" office:value-type="time" office:time-value="-PT00H00M03.089S" calcext:value-type="time">
            <text:p>-00:00:03,089</text:p>
          </table:table-cell>
          <table:table-cell table:number-columns-repeated="39"/>
        </table:table-row>
        <table:table-row table:style-name="ro1">
          <table:table-cell office:value-type="float" office:value="39" calcext:value-type="float">
            <text:p>03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3M19.504S" calcext:value-type="time">
            <text:p>01:43:19,504</text:p>
          </table:table-cell>
          <table:table-cell office:value-type="time" office:time-value="PT01H43M22.923S" calcext:value-type="time">
            <text:p>01:43:22,923</text:p>
          </table:table-cell>
          <table:table-cell table:style-name="ce79" table:formula="of:=[.D40]-[.C40]" office:value-type="time" office:time-value="PT00H00M03.419S" calcext:value-type="time">
            <text:p>00:00:03,419</text:p>
          </table:table-cell>
          <table:table-cell office:value-type="time" office:time-value="PT02H26M43.628S" calcext:value-type="time">
            <text:p>02:26:43,628</text:p>
          </table:table-cell>
          <table:table-cell table:formula="of:=[.F40]+[.E40]" office:value-type="time" office:time-value="PT02H26M47.047S" calcext:value-type="time">
            <text:p>02:26:47,047</text:p>
          </table:table-cell>
          <table:table-cell/>
          <table:table-cell table:style-name="ce79" office:value-type="time" office:time-value="PT01H43M41.284S" calcext:value-type="time">
            <text:p>01:43:41,284</text:p>
          </table:table-cell>
          <table:table-cell table:style-name="ce79" office:value-type="time" office:time-value="PT02H27M02.599S" calcext:value-type="time">
            <text:p>02:27:02,599</text:p>
          </table:table-cell>
          <table:table-cell table:formula="of:=[.I40]-[.J40]" office:value-type="time" office:time-value="-PT00H43M21.315S" calcext:value-type="time">
            <text:p>-00:43:21,315</text:p>
          </table:table-cell>
          <table:table-cell/>
          <table:table-cell table:style-name="ce79" office:value-type="time" office:time-value="PT01H43M26.459S" calcext:value-type="time">
            <text:p>01:43:26,459</text:p>
          </table:table-cell>
          <table:table-cell table:style-name="ce79" office:value-type="time" office:time-value="PT02H26M48.217S" calcext:value-type="time">
            <text:p>02:26:48,217</text:p>
          </table:table-cell>
          <table:table-cell table:style-name="ce84" table:formula="of:=[.M40]-[.N40]" office:value-type="time" office:time-value="-PT00H43M21.758S" calcext:value-type="time">
            <text:p>-00:43:21,758</text:p>
          </table:table-cell>
          <table:table-cell table:style-name="ce84" table:formula="of:=[.K40]-[.O40]" office:value-type="time" office:time-value="PT00H00M00.443S" calcext:value-type="time">
            <text:p>00:00:00,443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40]&lt;0;-TIME(0;0;ABS([.Q40])/1000);TIME(0;0;[.Q40]/1000))" office:value-type="time" office:time-value="PT00H00M00S" calcext:value-type="time">
            <text:p>00:00:00,000</text:p>
          </table:table-cell>
          <table:table-cell table:style-name="ce84" table:formula="of:=[.P40]+[.R40]" office:value-type="time" office:time-value="PT00H00M00.443S" calcext:value-type="time">
            <text:p>00:00:00,443</text:p>
          </table:table-cell>
          <table:table-cell table:style-name="ce84" table:formula="of:=[.K40]+[.R40]" office:value-type="time" office:time-value="-PT00H43M21.315S" calcext:value-type="time">
            <text:p>-00:43:21,315</text:p>
          </table:table-cell>
          <table:table-cell table:style-name="ce84"/>
          <table:table-cell table:style-name="ce84" table:formula="of:=[.C40]-[.F40]" office:value-type="time" office:time-value="-PT00H43M24.124S" calcext:value-type="time">
            <text:p>-00:43:24,124</text:p>
          </table:table-cell>
          <table:table-cell table:style-name="ce84" table:formula="of:=[.I40]-[.C40]" office:value-type="time" office:time-value="PT00H00M21.78S" calcext:value-type="time">
            <text:p>00:00:21,780</text:p>
          </table:table-cell>
          <table:table-cell table:style-name="ce84" table:formula="of:=[.J40]-[.F40]" office:value-type="time" office:time-value="PT00H00M18.971S" calcext:value-type="time">
            <text:p>00:00:18,971</text:p>
          </table:table-cell>
          <table:table-cell table:style-name="ce84" table:formula="of:=[.X40]-[.W40]" office:value-type="time" office:time-value="-PT00H00M02.809S" calcext:value-type="time">
            <text:p>-00:00:02,809</text:p>
          </table:table-cell>
          <table:table-cell table:number-columns-repeated="39"/>
        </table:table-row>
        <table:table-row table:style-name="ro1">
          <table:table-cell office:value-type="float" office:value="40" calcext:value-type="float">
            <text:p>04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style-name="ce79" table:formula="of:=[.D41]-[.C41]" office:value-type="time" office:time-value="PT00H00M15.39S" calcext:value-type="time">
            <text:p>00:00:15,390</text:p>
          </table:table-cell>
          <table:table-cell office:value-type="time" office:time-value="PT02H27M35.304S" calcext:value-type="time">
            <text:p>02:27:35,304</text:p>
          </table:table-cell>
          <table:table-cell table:formula="of:=[.F41]+[.E41]" office:value-type="time" office:time-value="PT02H27M50.694S" calcext:value-type="time">
            <text:p>02:27:50,694</text:p>
          </table:table-cell>
          <table:table-cell/>
          <table:table-cell table:style-name="ce79" office:value-type="time" office:time-value="PT01H44M07.576S" calcext:value-type="time">
            <text:p>01:44:07,576</text:p>
          </table:table-cell>
          <table:table-cell table:style-name="ce79" office:value-type="time" office:time-value="PT02H27M35.601S" calcext:value-type="time">
            <text:p>02:27:35,601</text:p>
          </table:table-cell>
          <table:table-cell table:formula="of:=[.I41]-[.J41]" office:value-type="time" office:time-value="-PT00H43M28.025S" calcext:value-type="time">
            <text:p>-00:43:28,025</text:p>
          </table:table-cell>
          <table:table-cell/>
          <table:table-cell table:style-name="ce79" office:value-type="time" office:time-value="PT01H44M08.372S" calcext:value-type="time">
            <text:p>01:44:08,372</text:p>
          </table:table-cell>
          <table:table-cell table:style-name="ce79" office:value-type="time" office:time-value="PT02H27M36.854S" calcext:value-type="time">
            <text:p>02:27:36,854</text:p>
          </table:table-cell>
          <table:table-cell table:style-name="ce84" table:formula="of:=[.M41]-[.N41]" office:value-type="time" office:time-value="-PT00H43M28.482S" calcext:value-type="time">
            <text:p>-00:43:28,482</text:p>
          </table:table-cell>
          <table:table-cell table:style-name="ce84" table:formula="of:=[.K41]-[.O41]" office:value-type="time" office:time-value="PT00H00M00.457S" calcext:value-type="time">
            <text:p>00:00:00,457</text:p>
          </table:table-cell>
          <table:table-cell table:style-name="ce89" office:value-type="float" office:value="-220" calcext:value-type="float">
            <text:p>-220</text:p>
          </table:table-cell>
          <table:table-cell table:style-name="ce84" table:formula="of:=IF([.Q41]&lt;0;-TIME(0;0;ABS([.Q41])/1000);TIME(0;0;[.Q41]/1000))" office:value-type="time" office:time-value="-PT00H00M00.22S" calcext:value-type="time">
            <text:p>-00:00:00,220</text:p>
          </table:table-cell>
          <table:table-cell table:style-name="ce84" table:formula="of:=[.P41]+[.R41]" office:value-type="time" office:time-value="PT00H00M00.237S" calcext:value-type="time">
            <text:p>00:00:00,237</text:p>
          </table:table-cell>
          <table:table-cell table:style-name="ce84" table:formula="of:=[.K41]+[.R41]" office:value-type="time" office:time-value="-PT00H43M28.245S" calcext:value-type="time">
            <text:p>-00:43:28,245</text:p>
          </table:table-cell>
          <table:table-cell table:style-name="ce84"/>
          <table:table-cell table:style-name="ce84" table:formula="of:=[.C41]-[.F41]" office:value-type="time" office:time-value="-PT00H43M31.052S" calcext:value-type="time">
            <text:p>-00:43:31,052</text:p>
          </table:table-cell>
          <table:table-cell table:style-name="ce84" table:formula="of:=[.I41]-[.C41]" office:value-type="time" office:time-value="PT00H00M03.324S" calcext:value-type="time">
            <text:p>00:00:03,324</text:p>
          </table:table-cell>
          <table:table-cell table:style-name="ce84" table:formula="of:=[.J41]-[.F41]" office:value-type="time" office:time-value="PT00H00M00.297S" calcext:value-type="time">
            <text:p>00:00:00,297</text:p>
          </table:table-cell>
          <table:table-cell table:style-name="ce84" table:formula="of:=[.X41]-[.W41]" office:value-type="time" office:time-value="-PT00H00M03.027S" calcext:value-type="time">
            <text:p>-00:00:03,027</text:p>
          </table:table-cell>
          <table:table-cell table:number-columns-repeated="39"/>
        </table:table-row>
        <table:table-row table:style-name="ro1">
          <table:table-cell office:value-type="float" office:value="41" calcext:value-type="float">
            <text:p>04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4M23.481S" calcext:value-type="time">
            <text:p>01:44:23,481</text:p>
          </table:table-cell>
          <table:table-cell office:value-type="time" office:time-value="PT01H44M56.347S" calcext:value-type="time">
            <text:p>01:44:56,347</text:p>
          </table:table-cell>
          <table:table-cell table:style-name="ce79" table:formula="of:=[.D42]-[.C42]" office:value-type="time" office:time-value="PT00H00M32.866S" calcext:value-type="time">
            <text:p>00:00:32,866</text:p>
          </table:table-cell>
          <table:table-cell office:value-type="time" office:time-value="PT02H28M01.163S" calcext:value-type="time">
            <text:p>02:28:01,163</text:p>
          </table:table-cell>
          <table:table-cell table:formula="of:=[.F42]+[.E42]" office:value-type="time" office:time-value="PT02H28M34.029S" calcext:value-type="time">
            <text:p>02:28:34,029</text:p>
          </table:table-cell>
          <table:table-cell/>
          <table:table-cell table:style-name="ce79" office:value-type="time" office:time-value="PT01H44M26.571S" calcext:value-type="time">
            <text:p>01:44:26,571</text:p>
          </table:table-cell>
          <table:table-cell table:style-name="ce79" office:value-type="time" office:time-value="PT02H28M01.402S" calcext:value-type="time">
            <text:p>02:28:01,402</text:p>
          </table:table-cell>
          <table:table-cell table:formula="of:=[.I42]-[.J42]" office:value-type="time" office:time-value="-PT00H43M34.831S" calcext:value-type="time">
            <text:p>-00:43:34,831</text:p>
          </table:table-cell>
          <table:table-cell/>
          <table:table-cell table:style-name="ce79" office:value-type="time" office:time-value="PT01H44M27.255S" calcext:value-type="time">
            <text:p>01:44:27,255</text:p>
          </table:table-cell>
          <table:table-cell table:style-name="ce79" office:value-type="time" office:time-value="PT02H28M02.546S" calcext:value-type="time">
            <text:p>02:28:02,546</text:p>
          </table:table-cell>
          <table:table-cell table:style-name="ce84" table:formula="of:=[.M42]-[.N42]" office:value-type="time" office:time-value="-PT00H43M35.291S" calcext:value-type="time">
            <text:p>-00:43:35,291</text:p>
          </table:table-cell>
          <table:table-cell table:style-name="ce84" table:formula="of:=[.K42]-[.O42]" office:value-type="time" office:time-value="PT00H00M00.46S" calcext:value-type="time">
            <text:p>00:00:00,460</text:p>
          </table:table-cell>
          <table:table-cell table:style-name="ce89" office:value-type="float" office:value="-40" calcext:value-type="float">
            <text:p>-40</text:p>
          </table:table-cell>
          <table:table-cell table:style-name="ce84" table:formula="of:=IF([.Q42]&lt;0;-TIME(0;0;ABS([.Q42])/1000);TIME(0;0;[.Q42]/1000))" office:value-type="time" office:time-value="-PT00H00M00.04S" calcext:value-type="time">
            <text:p>-00:00:00,040</text:p>
          </table:table-cell>
          <table:table-cell table:style-name="ce84" table:formula="of:=[.P42]+[.R42]" office:value-type="time" office:time-value="PT00H00M00.42S" calcext:value-type="time">
            <text:p>00:00:00,420</text:p>
          </table:table-cell>
          <table:table-cell table:style-name="ce84" table:formula="of:=[.K42]+[.R42]" office:value-type="time" office:time-value="-PT00H43M34.871S" calcext:value-type="time">
            <text:p>-00:43:34,871</text:p>
          </table:table-cell>
          <table:table-cell table:style-name="ce84"/>
          <table:table-cell table:style-name="ce84" table:formula="of:=[.C42]-[.F42]" office:value-type="time" office:time-value="-PT00H43M37.682S" calcext:value-type="time">
            <text:p>-00:43:37,682</text:p>
          </table:table-cell>
          <table:table-cell table:style-name="ce84" table:formula="of:=[.I42]-[.C42]" office:value-type="time" office:time-value="PT00H00M03.09S" calcext:value-type="time">
            <text:p>00:00:03,090</text:p>
          </table:table-cell>
          <table:table-cell table:style-name="ce84" table:formula="of:=[.J42]-[.F42]" office:value-type="time" office:time-value="PT00H00M00.239S" calcext:value-type="time">
            <text:p>00:00:00,239</text:p>
          </table:table-cell>
          <table:table-cell table:style-name="ce84" table:formula="of:=[.X42]-[.W42]" office:value-type="time" office:time-value="-PT00H00M02.851S" calcext:value-type="time">
            <text:p>-00:00:02,851</text:p>
          </table:table-cell>
          <table:table-cell table:number-columns-repeated="39"/>
        </table:table-row>
        <table:table-row table:style-name="ro1">
          <table:table-cell office:value-type="float" office:value="42" calcext:value-type="float">
            <text:p>04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4M59.306S" calcext:value-type="time">
            <text:p>01:44:59,306</text:p>
          </table:table-cell>
          <table:table-cell office:value-type="time" office:time-value="PT01H45M00.806S" calcext:value-type="time">
            <text:p>01:45:00,806</text:p>
          </table:table-cell>
          <table:table-cell table:style-name="ce79" table:formula="of:=[.D43]-[.C43]" office:value-type="time" office:time-value="PT00H00M01.5S" calcext:value-type="time">
            <text:p>00:00:01,500</text:p>
          </table:table-cell>
          <table:table-cell office:value-type="time" office:time-value="PT02H29M45.059S" calcext:value-type="time">
            <text:p>02:29:45,059</text:p>
          </table:table-cell>
          <table:table-cell table:formula="of:=[.F43]+[.E43]" office:value-type="time" office:time-value="PT02H29M46.559S" calcext:value-type="time">
            <text:p>02:29:46,559</text:p>
          </table:table-cell>
          <table:table-cell/>
          <table:table-cell table:style-name="ce79" office:value-type="time" office:time-value="PT01H45M03.894S" calcext:value-type="time">
            <text:p>01:45:03,894</text:p>
          </table:table-cell>
          <table:table-cell table:style-name="ce79" office:value-type="time" office:time-value="PT02H29M46.835S" calcext:value-type="time">
            <text:p>02:29:46,835</text:p>
          </table:table-cell>
          <table:table-cell table:formula="of:=[.I43]-[.J43]" office:value-type="time" office:time-value="-PT00H44M42.941S" calcext:value-type="time">
            <text:p>-00:44:42,941</text:p>
          </table:table-cell>
          <table:table-cell/>
          <table:table-cell table:style-name="ce79" office:value-type="time" office:time-value="PT01H45M02.493S" calcext:value-type="time">
            <text:p>01:45:02,493</text:p>
          </table:table-cell>
          <table:table-cell table:style-name="ce79" office:value-type="time" office:time-value="PT02H29M45.9S" calcext:value-type="time">
            <text:p>02:29:45,900</text:p>
          </table:table-cell>
          <table:table-cell table:style-name="ce84" table:formula="of:=[.M43]-[.N43]" office:value-type="time" office:time-value="-PT00H44M43.407S" calcext:value-type="time">
            <text:p>-00:44:43,407</text:p>
          </table:table-cell>
          <table:table-cell table:style-name="ce84" table:formula="of:=[.K43]-[.O43]" office:value-type="time" office:time-value="PT00H00M00.466S" calcext:value-type="time">
            <text:p>00:00:00,466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43]&lt;0;-TIME(0;0;ABS([.Q43])/1000);TIME(0;0;[.Q43]/1000))" office:value-type="time" office:time-value="PT00H00M00S" calcext:value-type="time">
            <text:p>00:00:00,000</text:p>
          </table:table-cell>
          <table:table-cell table:style-name="ce84" table:formula="of:=[.P43]+[.R43]" office:value-type="time" office:time-value="PT00H00M00.466S" calcext:value-type="time">
            <text:p>00:00:00,466</text:p>
          </table:table-cell>
          <table:table-cell table:style-name="ce84" table:formula="of:=[.K43]+[.R43]" office:value-type="time" office:time-value="-PT00H44M42.941S" calcext:value-type="time">
            <text:p>-00:44:42,941</text:p>
          </table:table-cell>
          <table:table-cell table:style-name="ce84"/>
          <table:table-cell table:style-name="ce84" table:formula="of:=[.C43]-[.F43]" office:value-type="time" office:time-value="-PT00H44M45.753S" calcext:value-type="time">
            <text:p>-00:44:45,753</text:p>
          </table:table-cell>
          <table:table-cell table:style-name="ce84" table:formula="of:=[.I43]-[.C43]" office:value-type="time" office:time-value="PT00H00M04.588S" calcext:value-type="time">
            <text:p>00:00:04,588</text:p>
          </table:table-cell>
          <table:table-cell table:style-name="ce84" table:formula="of:=[.J43]-[.F43]" office:value-type="time" office:time-value="PT00H00M01.776S" calcext:value-type="time">
            <text:p>00:00:01,776</text:p>
          </table:table-cell>
          <table:table-cell table:style-name="ce84" table:formula="of:=[.X43]-[.W43]" office:value-type="time" office:time-value="-PT00H00M02.812S" calcext:value-type="time">
            <text:p>-00:00:02,812</text:p>
          </table:table-cell>
          <table:table-cell table:number-columns-repeated="39"/>
        </table:table-row>
        <table:table-row table:style-name="ro1">
          <table:table-cell office:value-type="float" office:value="43" calcext:value-type="float">
            <text:p>04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5M09.401S" calcext:value-type="time">
            <text:p>01:45:09,401</text:p>
          </table:table-cell>
          <table:table-cell office:value-type="time" office:time-value="PT01H45M14.78S" calcext:value-type="time">
            <text:p>01:45:14,780</text:p>
          </table:table-cell>
          <table:table-cell table:style-name="ce79" table:formula="of:=[.D44]-[.C44]" office:value-type="time" office:time-value="PT00H00M05.379S" calcext:value-type="time">
            <text:p>00:00:05,379</text:p>
          </table:table-cell>
          <table:table-cell office:value-type="time" office:time-value="PT02H32M13.791S" calcext:value-type="time">
            <text:p>02:32:13,791</text:p>
          </table:table-cell>
          <table:table-cell table:formula="of:=[.F44]+[.E44]" office:value-type="time" office:time-value="PT02H32M19.17S" calcext:value-type="time">
            <text:p>02:32:19,170</text:p>
          </table:table-cell>
          <table:table-cell/>
          <table:table-cell table:style-name="ce79" office:value-type="time" office:time-value="PT01H45M08.75S" calcext:value-type="time">
            <text:p>01:45:08,750</text:p>
          </table:table-cell>
          <table:table-cell table:style-name="ce79" office:value-type="time" office:time-value="PT02H32M10.276S" calcext:value-type="time">
            <text:p>02:32:10,276</text:p>
          </table:table-cell>
          <table:table-cell table:formula="of:=[.I44]-[.J44]" office:value-type="time" office:time-value="-PT00H47M01.526S" calcext:value-type="time">
            <text:p>-00:47:01,526</text:p>
          </table:table-cell>
          <table:table-cell/>
          <table:table-cell table:style-name="ce79" office:value-type="time" office:time-value="PT01H45M09.533S" calcext:value-type="time">
            <text:p>01:45:09,533</text:p>
          </table:table-cell>
          <table:table-cell table:style-name="ce79" office:value-type="time" office:time-value="PT02H32M11.378S" calcext:value-type="time">
            <text:p>02:32:11,378</text:p>
          </table:table-cell>
          <table:table-cell table:style-name="ce84" table:formula="of:=[.M44]-[.N44]" office:value-type="time" office:time-value="-PT00H47M01.845S" calcext:value-type="time">
            <text:p>-00:47:01,845</text:p>
          </table:table-cell>
          <table:table-cell table:style-name="ce84" table:formula="of:=[.K44]-[.O44]" office:value-type="time" office:time-value="PT00H00M00.319S" calcext:value-type="time">
            <text:p>00:00:00,319</text:p>
          </table:table-cell>
          <table:table-cell table:style-name="ce89" office:value-type="float" office:value="-50" calcext:value-type="float">
            <text:p>-50</text:p>
          </table:table-cell>
          <table:table-cell table:style-name="ce84" table:formula="of:=IF([.Q44]&lt;0;-TIME(0;0;ABS([.Q44])/1000);TIME(0;0;[.Q44]/1000))" office:value-type="time" office:time-value="-PT00H00M00.05S" calcext:value-type="time">
            <text:p>-00:00:00,050</text:p>
          </table:table-cell>
          <table:table-cell table:style-name="ce84" table:formula="of:=[.P44]+[.R44]" office:value-type="time" office:time-value="PT00H00M00.269S" calcext:value-type="time">
            <text:p>00:00:00,269</text:p>
          </table:table-cell>
          <table:table-cell table:style-name="ce84" table:formula="of:=[.K44]+[.R44]" office:value-type="time" office:time-value="-PT00H47M01.576S" calcext:value-type="time">
            <text:p>-00:47:01,576</text:p>
          </table:table-cell>
          <table:table-cell table:style-name="ce84"/>
          <table:table-cell table:style-name="ce84" table:formula="of:=[.C44]-[.F44]" office:value-type="time" office:time-value="-PT00H47M04.39S" calcext:value-type="time">
            <text:p>-00:47:04,390</text:p>
          </table:table-cell>
          <table:table-cell table:style-name="ce84" table:formula="of:=[.I44]-[.C44]" office:value-type="time" office:time-value="-PT00H00M00.651S" calcext:value-type="time">
            <text:p>-00:00:00,651</text:p>
          </table:table-cell>
          <table:table-cell table:style-name="ce84" table:formula="of:=[.J44]-[.F44]" office:value-type="time" office:time-value="-PT00H00M03.515S" calcext:value-type="time">
            <text:p>-00:00:03,515</text:p>
          </table:table-cell>
          <table:table-cell table:style-name="ce84" table:formula="of:=[.X44]-[.W44]" office:value-type="time" office:time-value="-PT00H00M02.864S" calcext:value-type="time">
            <text:p>-00:00:02,864</text:p>
          </table:table-cell>
          <table:table-cell table:number-columns-repeated="39"/>
        </table:table-row>
        <table:table-row table:style-name="ro1">
          <table:table-cell office:value-type="float" office:value="44" calcext:value-type="float">
            <text:p>04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7M20.693S" calcext:value-type="time">
            <text:p>01:47:20,693</text:p>
          </table:table-cell>
          <table:table-cell office:value-type="time" office:time-value="PT01H47M46.966S" calcext:value-type="time">
            <text:p>01:47:46,966</text:p>
          </table:table-cell>
          <table:table-cell table:style-name="ce79" table:formula="of:=[.D45]-[.C45]" office:value-type="time" office:time-value="PT00H00M26.273S" calcext:value-type="time">
            <text:p>00:00:26,273</text:p>
          </table:table-cell>
          <table:table-cell office:value-type="time" office:time-value="PT02H37M19.721S" calcext:value-type="time">
            <text:p>02:37:19,721</text:p>
          </table:table-cell>
          <table:table-cell table:formula="of:=[.F45]+[.E45]" office:value-type="time" office:time-value="PT02H37M45.994S" calcext:value-type="time">
            <text:p>02:37:45,994</text:p>
          </table:table-cell>
          <table:table-cell/>
          <table:table-cell table:style-name="ce79" office:value-type="time" office:time-value="PT01H47M41.511S" calcext:value-type="time">
            <text:p>01:47:41,511</text:p>
          </table:table-cell>
          <table:table-cell table:style-name="ce79" office:value-type="time" office:time-value="PT02H37M37.529S" calcext:value-type="time">
            <text:p>02:37:37,529</text:p>
          </table:table-cell>
          <table:table-cell table:formula="of:=[.I45]-[.J45]" office:value-type="time" office:time-value="-PT00H49M56.018S" calcext:value-type="time">
            <text:p>-00:49:56,018</text:p>
          </table:table-cell>
          <table:table-cell/>
          <table:table-cell table:style-name="ce79" office:value-type="time" office:time-value="PT01H47M42.044S" calcext:value-type="time">
            <text:p>01:47:42,044</text:p>
          </table:table-cell>
          <table:table-cell table:style-name="ce79" office:value-type="time" office:time-value="PT02H37M38.497S" calcext:value-type="time">
            <text:p>02:37:38,497</text:p>
          </table:table-cell>
          <table:table-cell table:style-name="ce84" table:formula="of:=[.M45]-[.N45]" office:value-type="time" office:time-value="-PT00H49M56.453S" calcext:value-type="time">
            <text:p>-00:49:56,453</text:p>
          </table:table-cell>
          <table:table-cell table:style-name="ce84" table:formula="of:=[.K45]-[.O45]" office:value-type="time" office:time-value="PT00H00M00.435S" calcext:value-type="time">
            <text:p>00:00:00,435</text:p>
          </table:table-cell>
          <table:table-cell table:style-name="ce89" office:value-type="float" office:value="-230" calcext:value-type="float">
            <text:p>-230</text:p>
          </table:table-cell>
          <table:table-cell table:style-name="ce84" table:formula="of:=IF([.Q45]&lt;0;-TIME(0;0;ABS([.Q45])/1000);TIME(0;0;[.Q45]/1000))" office:value-type="time" office:time-value="-PT00H00M00.23S" calcext:value-type="time">
            <text:p>-00:00:00,230</text:p>
          </table:table-cell>
          <table:table-cell table:style-name="ce84" table:formula="of:=[.P45]+[.R45]" office:value-type="time" office:time-value="PT00H00M00.205S" calcext:value-type="time">
            <text:p>00:00:00,205</text:p>
          </table:table-cell>
          <table:table-cell table:style-name="ce84" table:formula="of:=[.K45]+[.R45]" office:value-type="time" office:time-value="-PT00H49M56.248S" calcext:value-type="time">
            <text:p>-00:49:56,248</text:p>
          </table:table-cell>
          <table:table-cell table:style-name="ce84"/>
          <table:table-cell table:style-name="ce84" table:formula="of:=[.C45]-[.F45]" office:value-type="time" office:time-value="-PT00H49M59.028S" calcext:value-type="time">
            <text:p>-00:49:59,028</text:p>
          </table:table-cell>
          <table:table-cell table:style-name="ce84" table:formula="of:=[.I45]-[.C45]" office:value-type="time" office:time-value="PT00H00M20.818S" calcext:value-type="time">
            <text:p>00:00:20,818</text:p>
          </table:table-cell>
          <table:table-cell table:style-name="ce84" table:formula="of:=[.J45]-[.F45]" office:value-type="time" office:time-value="PT00H00M17.808S" calcext:value-type="time">
            <text:p>00:00:17,808</text:p>
          </table:table-cell>
          <table:table-cell table:style-name="ce84" table:formula="of:=[.X45]-[.W45]" office:value-type="time" office:time-value="-PT00H00M03.01S" calcext:value-type="time">
            <text:p>-00:00:03,010</text:p>
          </table:table-cell>
          <table:table-cell table:number-columns-repeated="39"/>
        </table:table-row>
        <table:table-row table:style-name="ro1">
          <table:table-cell office:value-type="float" office:value="45" calcext:value-type="float">
            <text:p>04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34S" calcext:value-type="time">
            <text:p>01:47:55,534</text:p>
          </table:table-cell>
          <table:table-cell table:style-name="ce79" table:formula="of:=[.D46]-[.C46]" office:value-type="time" office:time-value="PT00H00M07.34S" calcext:value-type="time">
            <text:p>00:00:07,340</text:p>
          </table:table-cell>
          <table:table-cell office:value-type="time" office:time-value="PT00H07M24.654S" calcext:value-type="time">
            <text:p>00:07:24,654</text:p>
          </table:table-cell>
          <table:table-cell table:formula="of:=[.F46]+[.E46]" office:value-type="time" office:time-value="PT00H07M31.994S" calcext:value-type="time">
            <text:p>00:07:31,994</text:p>
          </table:table-cell>
          <table:table-cell/>
          <table:table-cell table:style-name="ce79" office:value-type="time" office:time-value="PT01H47M54.724S" calcext:value-type="time">
            <text:p>01:47:54,724</text:p>
          </table:table-cell>
          <table:table-cell table:style-name="ce79" office:value-type="time" office:time-value="PT00H07M28.499S" calcext:value-type="time">
            <text:p>00:07:28,499</text:p>
          </table:table-cell>
          <table:table-cell table:formula="of:=[.I46]-[.J46]" office:value-type="time" office:time-value="PT01H40M26.225S" calcext:value-type="time">
            <text:p>01:40:26,225</text:p>
          </table:table-cell>
          <table:table-cell/>
          <table:table-cell table:style-name="ce82" office:value-type="time" office:time-value="PT01H47M51.913S" calcext:value-type="time">
            <text:p>01:47:51,913</text:p>
          </table:table-cell>
          <table:table-cell table:style-name="ce82" office:value-type="time" office:time-value="PT00H07M28.499S" calcext:value-type="time">
            <text:p>00:07:28,499</text:p>
          </table:table-cell>
          <table:table-cell table:style-name="ce84" table:formula="of:=[.M46]-[.N46]" office:value-type="time" office:time-value="PT01H40M23.414S" calcext:value-type="time">
            <text:p>01:40:23,414</text:p>
          </table:table-cell>
          <table:table-cell table:style-name="ce84" table:formula="of:=[.K46]-[.O46]" office:value-type="time" office:time-value="PT00H00M02.811S" calcext:value-type="time">
            <text:p>00:00:02,811</text:p>
          </table:table-cell>
          <table:table-cell table:style-name="ce89" office:value-type="float" office:value="130" calcext:value-type="float">
            <text:p>130</text:p>
          </table:table-cell>
          <table:table-cell table:style-name="ce84" table:formula="of:=IF([.Q46]&lt;0;-TIME(0;0;ABS([.Q46])/1000);TIME(0;0;[.Q46]/1000))" office:value-type="time" office:time-value="PT00H00M00.13S" calcext:value-type="time">
            <text:p>00:00:00,130</text:p>
          </table:table-cell>
          <table:table-cell table:style-name="ce84" table:formula="of:=[.P46]+[.R46]" office:value-type="time" office:time-value="PT00H00M02.941S" calcext:value-type="time">
            <text:p>00:00:02,941</text:p>
          </table:table-cell>
          <table:table-cell table:style-name="ce84" table:formula="of:=[.K46]+[.R46]" office:value-type="time" office:time-value="PT01H40M26.355S" calcext:value-type="time">
            <text:p>01:40:26,355</text:p>
          </table:table-cell>
          <table:table-cell table:style-name="ce84"/>
          <table:table-cell table:style-name="ce84" table:formula="of:=[.C46]-[.F46]" office:value-type="time" office:time-value="PT01H40M23.54S" calcext:value-type="time">
            <text:p>01:40:23,540</text:p>
          </table:table-cell>
          <table:table-cell table:style-name="ce84" table:formula="of:=[.I46]-[.C46]" office:value-type="time" office:time-value="PT00H00M06.53S" calcext:value-type="time">
            <text:p>00:00:06,530</text:p>
          </table:table-cell>
          <table:table-cell table:style-name="ce84" table:formula="of:=[.J46]-[.F46]" office:value-type="time" office:time-value="PT00H00M03.845S" calcext:value-type="time">
            <text:p>00:00:03,845</text:p>
          </table:table-cell>
          <table:table-cell table:style-name="ce84" table:formula="of:=[.X46]-[.W46]" office:value-type="time" office:time-value="-PT00H00M02.685S" calcext:value-type="time">
            <text:p>-00:00:02,685</text:p>
          </table:table-cell>
          <table:table-cell table:number-columns-repeated="39"/>
        </table:table-row>
        <table:table-row table:style-name="ro1">
          <table:table-cell office:value-type="float" office:value="46" calcext:value-type="float">
            <text:p>04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7M58.244S" calcext:value-type="time">
            <text:p>01:47:58,244</text:p>
          </table:table-cell>
          <table:table-cell office:value-type="time" office:time-value="PT01H48M00.412S" calcext:value-type="time">
            <text:p>01:48:00,412</text:p>
          </table:table-cell>
          <table:table-cell table:style-name="ce79" table:formula="of:=[.D47]-[.C47]" office:value-type="time" office:time-value="PT00H00M02.168S" calcext:value-type="time">
            <text:p>00:00:02,168</text:p>
          </table:table-cell>
          <table:table-cell office:value-type="time" office:time-value="PT00H09M19.769S" calcext:value-type="time">
            <text:p>00:09:19,769</text:p>
          </table:table-cell>
          <table:table-cell table:formula="of:=[.F47]+[.E47]" office:value-type="time" office:time-value="PT00H09M21.937S" calcext:value-type="time">
            <text:p>00:09:21,937</text:p>
          </table:table-cell>
          <table:table-cell/>
          <table:table-cell table:style-name="ce79" office:value-type="time" office:time-value="PT01H48M02.102S" calcext:value-type="time">
            <text:p>01:48:02,102</text:p>
          </table:table-cell>
          <table:table-cell table:style-name="ce79" office:value-type="time" office:time-value="PT00H09M20.855S" calcext:value-type="time">
            <text:p>00:09:20,855</text:p>
          </table:table-cell>
          <table:table-cell table:formula="of:=[.I47]-[.J47]" office:value-type="time" office:time-value="PT01H38M41.247S" calcext:value-type="time">
            <text:p>01:38:41,247</text:p>
          </table:table-cell>
          <table:table-cell/>
          <table:table-cell table:style-name="ce82" office:value-type="time" office:time-value="PT01H47M59.291S" calcext:value-type="time">
            <text:p>01:47:59,291</text:p>
          </table:table-cell>
          <table:table-cell table:style-name="ce82" office:value-type="time" office:time-value="PT00H09M20.855S" calcext:value-type="time">
            <text:p>00:09:20,855</text:p>
          </table:table-cell>
          <table:table-cell table:style-name="ce84" table:formula="of:=[.M47]-[.N47]" office:value-type="time" office:time-value="PT01H38M38.436S" calcext:value-type="time">
            <text:p>01:38:38,436</text:p>
          </table:table-cell>
          <table:table-cell table:style-name="ce84" table:formula="of:=[.K47]-[.O47]" office:value-type="time" office:time-value="PT00H00M02.811S" calcext:value-type="time">
            <text:p>00:00:02,811</text:p>
          </table:table-cell>
          <table:table-cell table:style-name="ce89" office:value-type="float" office:value="40" calcext:value-type="float">
            <text:p>40</text:p>
          </table:table-cell>
          <table:table-cell table:style-name="ce84" table:formula="of:=IF([.Q47]&lt;0;-TIME(0;0;ABS([.Q47])/1000);TIME(0;0;[.Q47]/1000))" office:value-type="time" office:time-value="PT00H00M00.04S" calcext:value-type="time">
            <text:p>00:00:00,040</text:p>
          </table:table-cell>
          <table:table-cell table:style-name="ce84" table:formula="of:=[.P47]+[.R47]" office:value-type="time" office:time-value="PT00H00M02.851S" calcext:value-type="time">
            <text:p>00:00:02,851</text:p>
          </table:table-cell>
          <table:table-cell table:style-name="ce84" table:formula="of:=[.K47]+[.R47]" office:value-type="time" office:time-value="PT01H38M41.287S" calcext:value-type="time">
            <text:p>01:38:41,287</text:p>
          </table:table-cell>
          <table:table-cell table:style-name="ce84"/>
          <table:table-cell table:style-name="ce84" table:formula="of:=[.C47]-[.F47]" office:value-type="time" office:time-value="PT01H38M38.475S" calcext:value-type="time">
            <text:p>01:38:38,475</text:p>
          </table:table-cell>
          <table:table-cell table:style-name="ce84" table:formula="of:=[.I47]-[.C47]" office:value-type="time" office:time-value="PT00H00M03.858S" calcext:value-type="time">
            <text:p>00:00:03,858</text:p>
          </table:table-cell>
          <table:table-cell table:style-name="ce84" table:formula="of:=[.J47]-[.F47]" office:value-type="time" office:time-value="PT00H00M01.086S" calcext:value-type="time">
            <text:p>00:00:01,086</text:p>
          </table:table-cell>
          <table:table-cell table:style-name="ce84" table:formula="of:=[.X47]-[.W47]" office:value-type="time" office:time-value="-PT00H00M02.772S" calcext:value-type="time">
            <text:p>-00:00:02,772</text:p>
          </table:table-cell>
          <table:table-cell table:number-columns-repeated="39"/>
        </table:table-row>
        <table:table-row table:style-name="ro1">
          <table:table-cell office:value-type="float" office:value="47" calcext:value-type="float">
            <text:p>04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8M11.861S" calcext:value-type="time">
            <text:p>01:48:11,861</text:p>
          </table:table-cell>
          <table:table-cell office:value-type="time" office:time-value="PT01H48M42.701S" calcext:value-type="time">
            <text:p>01:48:42,701</text:p>
          </table:table-cell>
          <table:table-cell table:style-name="ce79" table:formula="of:=[.D48]-[.C48]" office:value-type="time" office:time-value="PT00H00M30.84S" calcext:value-type="time">
            <text:p>00:00:30,840</text:p>
          </table:table-cell>
          <table:table-cell office:value-type="time" office:time-value="PT00H11M27.354S" calcext:value-type="time">
            <text:p>00:11:27,354</text:p>
          </table:table-cell>
          <table:table-cell table:formula="of:=[.F48]+[.E48]" office:value-type="time" office:time-value="PT00H11M58.194S" calcext:value-type="time">
            <text:p>00:11:58,194</text:p>
          </table:table-cell>
          <table:table-cell/>
          <table:table-cell table:style-name="ce79" office:value-type="time" office:time-value="PT01H48M40.955S" calcext:value-type="time">
            <text:p>01:48:40,955</text:p>
          </table:table-cell>
          <table:table-cell table:style-name="ce79" office:value-type="time" office:time-value="PT00H11M53.391S" calcext:value-type="time">
            <text:p>00:11:53,391</text:p>
          </table:table-cell>
          <table:table-cell table:formula="of:=[.I48]-[.J48]" office:value-type="time" office:time-value="PT01H36M47.564S" calcext:value-type="time">
            <text:p>01:36:47,564</text:p>
          </table:table-cell>
          <table:table-cell/>
          <table:table-cell table:style-name="ce79" office:value-type="time" office:time-value="PT01H48M39.472S" calcext:value-type="time">
            <text:p>01:48:39,472</text:p>
          </table:table-cell>
          <table:table-cell table:style-name="ce79" office:value-type="time" office:time-value="PT00H11M52.256S" calcext:value-type="time">
            <text:p>00:11:52,256</text:p>
          </table:table-cell>
          <table:table-cell table:style-name="ce84" table:formula="of:=[.M48]-[.N48]" office:value-type="time" office:time-value="PT01H36M47.216S" calcext:value-type="time">
            <text:p>01:36:47,216</text:p>
          </table:table-cell>
          <table:table-cell table:style-name="ce84" table:formula="of:=[.K48]-[.O48]" office:value-type="time" office:time-value="PT00H00M00.348S" calcext:value-type="time">
            <text:p>00:00:00,348</text:p>
          </table:table-cell>
          <table:table-cell table:style-name="ce89" office:value-type="float" office:value="-80" calcext:value-type="float">
            <text:p>-80</text:p>
          </table:table-cell>
          <table:table-cell table:style-name="ce84" table:formula="of:=IF([.Q48]&lt;0;-TIME(0;0;ABS([.Q48])/1000);TIME(0;0;[.Q48]/1000))" office:value-type="time" office:time-value="-PT00H00M00.08S" calcext:value-type="time">
            <text:p>-00:00:00,080</text:p>
          </table:table-cell>
          <table:table-cell table:style-name="ce84" table:formula="of:=[.P48]+[.R48]" office:value-type="time" office:time-value="PT00H00M00.268S" calcext:value-type="time">
            <text:p>00:00:00,268</text:p>
          </table:table-cell>
          <table:table-cell table:style-name="ce84" table:formula="of:=[.K48]+[.R48]" office:value-type="time" office:time-value="PT01H36M47.484S" calcext:value-type="time">
            <text:p>01:36:47,484</text:p>
          </table:table-cell>
          <table:table-cell table:style-name="ce84"/>
          <table:table-cell table:style-name="ce84" table:formula="of:=[.C48]-[.F48]" office:value-type="time" office:time-value="PT01H36M44.507S" calcext:value-type="time">
            <text:p>01:36:44,507</text:p>
          </table:table-cell>
          <table:table-cell table:style-name="ce84" table:formula="of:=[.I48]-[.C48]" office:value-type="time" office:time-value="PT00H00M29.094S" calcext:value-type="time">
            <text:p>00:00:29,094</text:p>
          </table:table-cell>
          <table:table-cell table:style-name="ce84" table:formula="of:=[.J48]-[.F48]" office:value-type="time" office:time-value="PT00H00M26.037S" calcext:value-type="time">
            <text:p>00:00:26,037</text:p>
          </table:table-cell>
          <table:table-cell table:style-name="ce84" table:formula="of:=[.X48]-[.W48]" office:value-type="time" office:time-value="-PT00H00M03.057S" calcext:value-type="time">
            <text:p>-00:00:03,057</text:p>
          </table:table-cell>
          <table:table-cell table:number-columns-repeated="39"/>
        </table:table-row>
        <table:table-row table:style-name="ro1">
          <table:table-cell office:value-type="float" office:value="48" calcext:value-type="float">
            <text:p>048</text:p>
          </table:table-cell>
          <table:table-cell table:style-name="ce76" office:value-type="string" calcext:value-type="string">
            <text:p>EXT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style-name="ce79" table:formula="of:=[.D49]-[.C49]" office:value-type="time" office:time-value="PT00H00M18.727S" calcext:value-type="time">
            <text:p>00:00:18,727</text:p>
          </table:table-cell>
          <table:table-cell office:value-type="time" office:time-value="PT00H15M46.92S" calcext:value-type="time">
            <text:p>00:15:46,920</text:p>
          </table:table-cell>
          <table:table-cell table:formula="of:=[.F49]+[.E49]" office:value-type="time" office:time-value="PT00H16M05.647S" calcext:value-type="time">
            <text:p>00:16:05,647</text:p>
          </table:table-cell>
          <table:table-cell/>
          <table:table-cell table:style-name="ce79" office:value-type="time" office:time-value="PT01H48M52.819S" calcext:value-type="time">
            <text:p>01:48:52,819</text:p>
          </table:table-cell>
          <table:table-cell table:style-name="ce79" office:value-type="time" office:time-value="PT00H15M46.064S" calcext:value-type="time">
            <text:p>00:15:46,064</text:p>
          </table:table-cell>
          <table:table-cell table:formula="of:=[.I49]-[.J49]" office:value-type="time" office:time-value="PT01H33M06.755S" calcext:value-type="time">
            <text:p>01:33:06,755</text:p>
          </table:table-cell>
          <table:table-cell/>
          <table:table-cell table:style-name="ce79" office:value-type="time" office:time-value="PT01H49M01.831S" calcext:value-type="time">
            <text:p>01:49:01,831</text:p>
          </table:table-cell>
          <table:table-cell table:style-name="ce79" office:value-type="time" office:time-value="PT00H15M55.213S" calcext:value-type="time">
            <text:p>00:15:55,213</text:p>
          </table:table-cell>
          <table:table-cell table:style-name="ce84" table:formula="of:=[.M49]-[.N49]" office:value-type="time" office:time-value="PT01H33M06.618S" calcext:value-type="time">
            <text:p>01:33:06,618</text:p>
          </table:table-cell>
          <table:table-cell table:style-name="ce84" table:formula="of:=[.K49]-[.O49]" office:value-type="time" office:time-value="PT00H00M00.137S" calcext:value-type="time">
            <text:p>00:00:00,137</text:p>
          </table:table-cell>
          <table:table-cell table:style-name="ce89" office:value-type="float" office:value="-90" calcext:value-type="float">
            <text:p>-90</text:p>
          </table:table-cell>
          <table:table-cell table:style-name="ce84" table:formula="of:=IF([.Q49]&lt;0;-TIME(0;0;ABS([.Q49])/1000);TIME(0;0;[.Q49]/1000))" office:value-type="time" office:time-value="-PT00H00M00.09S" calcext:value-type="time">
            <text:p>-00:00:00,090</text:p>
          </table:table-cell>
          <table:table-cell table:style-name="ce84" table:formula="of:=[.P49]+[.R49]" office:value-type="time" office:time-value="PT00H00M00.047S" calcext:value-type="time">
            <text:p>00:00:00,047</text:p>
          </table:table-cell>
          <table:table-cell table:style-name="ce84" table:formula="of:=[.K49]+[.R49]" office:value-type="time" office:time-value="PT01H33M06.665S" calcext:value-type="time">
            <text:p>01:33:06,665</text:p>
          </table:table-cell>
          <table:table-cell table:style-name="ce84"/>
          <table:table-cell table:style-name="ce84" table:formula="of:=[.C49]-[.F49]" office:value-type="time" office:time-value="PT01H33M03.84S" calcext:value-type="time">
            <text:p>01:33:03,840</text:p>
          </table:table-cell>
          <table:table-cell table:style-name="ce84" table:formula="of:=[.I49]-[.C49]" office:value-type="time" office:time-value="PT00H00M02.059S" calcext:value-type="time">
            <text:p>00:00:02,059</text:p>
          </table:table-cell>
          <table:table-cell table:style-name="ce84" table:formula="of:=[.J49]-[.F49]" office:value-type="time" office:time-value="-PT00H00M00.856S" calcext:value-type="time">
            <text:p>-00:00:00,856</text:p>
          </table:table-cell>
          <table:table-cell table:style-name="ce84" table:formula="of:=[.X49]-[.W49]" office:value-type="time" office:time-value="-PT00H00M02.915S" calcext:value-type="time">
            <text:p>-00:00:02,915</text:p>
          </table:table-cell>
          <table:table-cell table:number-columns-repeated="39"/>
        </table:table-row>
        <table:table-row table:style-name="ro1">
          <table:table-cell office:value-type="float" office:value="49" calcext:value-type="float">
            <text:p>049</text:p>
          </table:table-cell>
          <table:table-cell table:style-name="ce76" office:value-type="string" calcext:value-type="string">
            <text:p>EXT</text:p>
          </table:table-cell>
          <table:table-cell office:value-type="time" office:time-value="PT01H49M19.241S" calcext:value-type="time">
            <text:p>01:49:19,241</text:p>
          </table:table-cell>
          <table:table-cell office:value-type="time" office:time-value="PT01H49M27.321S" calcext:value-type="time">
            <text:p>01:49:27,321</text:p>
          </table:table-cell>
          <table:table-cell table:style-name="ce79" table:formula="of:=[.D50]-[.C50]" office:value-type="time" office:time-value="PT00H00M08.08S" calcext:value-type="time">
            <text:p>00:00:08,080</text:p>
          </table:table-cell>
          <table:table-cell office:value-type="time" office:time-value="PT00H16M15.84S" calcext:value-type="time">
            <text:p>00:16:15,840</text:p>
          </table:table-cell>
          <table:table-cell table:formula="of:=[.F50]+[.E50]" office:value-type="time" office:time-value="PT00H16M23.92S" calcext:value-type="time">
            <text:p>00:16:23,920</text:p>
          </table:table-cell>
          <table:table-cell/>
          <table:table-cell table:style-name="ce79" office:value-type="time" office:time-value="PT01H49M29.022S" calcext:value-type="time">
            <text:p>01:49:29,022</text:p>
          </table:table-cell>
          <table:table-cell table:style-name="ce79" office:value-type="time" office:time-value="PT00H16M22.863S" calcext:value-type="time">
            <text:p>00:16:22,863</text:p>
          </table:table-cell>
          <table:table-cell table:formula="of:=[.I50]-[.J50]" office:value-type="time" office:time-value="PT01H33M06.159S" calcext:value-type="time">
            <text:p>01:33:06,159</text:p>
          </table:table-cell>
          <table:table-cell/>
          <table:table-cell table:style-name="ce79" office:value-type="time" office:time-value="PT01H49M21.048S" calcext:value-type="time">
            <text:p>01:49:21,048</text:p>
          </table:table-cell>
          <table:table-cell table:style-name="ce79" office:value-type="time" office:time-value="PT00H16M15.109S" calcext:value-type="time">
            <text:p>00:16:15,109</text:p>
          </table:table-cell>
          <table:table-cell table:style-name="ce84" table:formula="of:=[.M50]-[.N50]" office:value-type="time" office:time-value="PT01H33M05.939S" calcext:value-type="time">
            <text:p>01:33:05,939</text:p>
          </table:table-cell>
          <table:table-cell table:style-name="ce84" table:formula="of:=[.K50]-[.O50]" office:value-type="time" office:time-value="PT00H00M00.22S" calcext:value-type="time">
            <text:p>00:00:00,220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formula="of:=IF([.Q50]&lt;0;-TIME(0;0;ABS([.Q50])/1000);TIME(0;0;[.Q50]/1000))" office:value-type="time" office:time-value="PT00H00M00.05S" calcext:value-type="time">
            <text:p>00:00:00,050</text:p>
          </table:table-cell>
          <table:table-cell table:style-name="ce84" table:formula="of:=[.P50]+[.R50]" office:value-type="time" office:time-value="PT00H00M00.27S" calcext:value-type="time">
            <text:p>00:00:00,270</text:p>
          </table:table-cell>
          <table:table-cell table:style-name="ce84" table:formula="of:=[.K50]+[.R50]" office:value-type="time" office:time-value="PT01H33M06.209S" calcext:value-type="time">
            <text:p>01:33:06,209</text:p>
          </table:table-cell>
          <table:table-cell table:style-name="ce84"/>
          <table:table-cell table:style-name="ce84" table:formula="of:=[.C50]-[.F50]" office:value-type="time" office:time-value="PT01H33M03.401S" calcext:value-type="time">
            <text:p>01:33:03,401</text:p>
          </table:table-cell>
          <table:table-cell table:style-name="ce84" table:formula="of:=[.I50]-[.C50]" office:value-type="time" office:time-value="PT00H00M09.781S" calcext:value-type="time">
            <text:p>00:00:09,781</text:p>
          </table:table-cell>
          <table:table-cell table:style-name="ce84" table:formula="of:=[.J50]-[.F50]" office:value-type="time" office:time-value="PT00H00M07.023S" calcext:value-type="time">
            <text:p>00:00:07,023</text:p>
          </table:table-cell>
          <table:table-cell table:style-name="ce84" table:formula="of:=[.X50]-[.W50]" office:value-type="time" office:time-value="-PT00H00M02.758S" calcext:value-type="time">
            <text:p>-00:00:02,758</text:p>
          </table:table-cell>
          <table:table-cell table:number-columns-repeated="39"/>
        </table:table-row>
        <table:table-row table:style-name="ro1">
          <table:table-cell office:value-type="float" office:value="50" calcext:value-type="float">
            <text:p>050</text:p>
          </table:table-cell>
          <table:table-cell table:style-name="ce76" office:value-type="string" calcext:value-type="string">
            <text:p>EXT</text:p>
          </table:table-cell>
          <table:table-cell office:value-type="time" office:time-value="PT01H49M31.115S" calcext:value-type="time">
            <text:p>01:49:31,115</text:p>
          </table:table-cell>
          <table:table-cell office:value-type="time" office:time-value="PT01H53M51.761S" calcext:value-type="time">
            <text:p>01:53:51,761</text:p>
          </table:table-cell>
          <table:table-cell table:style-name="ce79" table:formula="of:=[.D51]-[.C51]" office:value-type="time" office:time-value="PT00H04M20.646S" calcext:value-type="time">
            <text:p>00:04:20,646</text:p>
          </table:table-cell>
          <table:table-cell office:value-type="time" office:time-value="PT00H16M43.12S" calcext:value-type="time">
            <text:p>00:16:43,120</text:p>
          </table:table-cell>
          <table:table-cell table:formula="of:=[.F51]+[.E51]" office:value-type="time" office:time-value="PT00H21M03.766S" calcext:value-type="time">
            <text:p>00:21:03,766</text:p>
          </table:table-cell>
          <table:table-cell/>
          <table:table-cell table:style-name="ce79" office:value-type="time" office:time-value="PT01H49M44.672S" calcext:value-type="time">
            <text:p>01:49:44,672</text:p>
          </table:table-cell>
          <table:table-cell table:style-name="ce79" office:value-type="time" office:time-value="PT00H16M56.952S" calcext:value-type="time">
            <text:p>00:16:56,952</text:p>
          </table:table-cell>
          <table:table-cell table:formula="of:=[.I51]-[.J51]" office:value-type="time" office:time-value="PT01H32M47.72S" calcext:value-type="time">
            <text:p>01:32:47,720</text:p>
          </table:table-cell>
          <table:table-cell/>
          <table:table-cell table:style-name="ce79" office:value-type="time" office:time-value="PT01H49M39.336S" calcext:value-type="time">
            <text:p>01:49:39,336</text:p>
          </table:table-cell>
          <table:table-cell table:style-name="ce79" office:value-type="time" office:time-value="PT00H16M51.845S" calcext:value-type="time">
            <text:p>00:16:51,845</text:p>
          </table:table-cell>
          <table:table-cell table:style-name="ce84" table:formula="of:=[.M51]-[.N51]" office:value-type="time" office:time-value="PT01H32M47.491S" calcext:value-type="time">
            <text:p>01:32:47,491</text:p>
          </table:table-cell>
          <table:table-cell table:style-name="ce84" table:formula="of:=[.K51]-[.O51]" office:value-type="time" office:time-value="PT00H00M00.229S" calcext:value-type="time">
            <text:p>00:00:00,229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51]&lt;0;-TIME(0;0;ABS([.Q51])/1000);TIME(0;0;[.Q51]/1000))" office:value-type="time" office:time-value="-PT00H00M00.3S" calcext:value-type="time">
            <text:p>-00:00:00,300</text:p>
          </table:table-cell>
          <table:table-cell table:style-name="ce84" table:formula="of:=[.P51]+[.R51]" office:value-type="time" office:time-value="-PT00H00M00.071S" calcext:value-type="time">
            <text:p>-00:00:00,071</text:p>
          </table:table-cell>
          <table:table-cell table:style-name="ce84" table:formula="of:=[.K51]+[.R51]" office:value-type="time" office:time-value="PT01H32M47.42S" calcext:value-type="time">
            <text:p>01:32:47,420</text:p>
          </table:table-cell>
          <table:table-cell table:style-name="ce84"/>
          <table:table-cell table:style-name="ce84" table:formula="of:=[.C51]-[.F51]" office:value-type="time" office:time-value="PT01H32M47.995S" calcext:value-type="time">
            <text:p>01:32:47,995</text:p>
          </table:table-cell>
          <table:table-cell table:style-name="ce84" table:formula="of:=[.I51]-[.C51]" office:value-type="time" office:time-value="PT00H00M13.557S" calcext:value-type="time">
            <text:p>00:00:13,557</text:p>
          </table:table-cell>
          <table:table-cell table:style-name="ce84" table:formula="of:=[.J51]-[.F51]" office:value-type="time" office:time-value="PT00H00M13.832S" calcext:value-type="time">
            <text:p>00:00:13,832</text:p>
          </table:table-cell>
          <table:table-cell table:style-name="ce84" table:formula="of:=[.X51]-[.W51]" office:value-type="time" office:time-value="PT00H00M00.275S" calcext:value-type="time">
            <text:p>00:00:00,275</text:p>
          </table:table-cell>
          <table:table-cell table:number-columns-repeated="39"/>
        </table:table-row>
        <table:table-row table:style-name="ro1">
          <table:table-cell office:value-type="float" office:value="51" calcext:value-type="float">
            <text:p>05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53M53.176S" calcext:value-type="time">
            <text:p>01:53:53,176</text:p>
          </table:table-cell>
          <table:table-cell office:value-type="time" office:time-value="PT01H53M57.806S" calcext:value-type="time">
            <text:p>01:53:57,806</text:p>
          </table:table-cell>
          <table:table-cell table:style-name="ce79" table:formula="of:=[.D52]-[.C52]" office:value-type="time" office:time-value="PT00H00M04.63S" calcext:value-type="time">
            <text:p>00:00:04,630</text:p>
          </table:table-cell>
          <table:table-cell office:value-type="time" office:time-value="PT00H15M30.305S" calcext:value-type="time">
            <text:p>00:15:30,305</text:p>
          </table:table-cell>
          <table:table-cell table:formula="of:=[.F52]+[.E52]" office:value-type="time" office:time-value="PT00H15M34.935S" calcext:value-type="time">
            <text:p>00:15:34,935</text:p>
          </table:table-cell>
          <table:table-cell/>
          <table:table-cell table:style-name="ce79" office:value-type="time" office:time-value="PT01H53M52.72S" calcext:value-type="time">
            <text:p>01:53:52,720</text:p>
          </table:table-cell>
          <table:table-cell table:style-name="ce79" office:value-type="time" office:time-value="PT00H15M30.424S" calcext:value-type="time">
            <text:p>00:15:30,424</text:p>
          </table:table-cell>
          <table:table-cell table:formula="of:=[.I52]-[.J52]" office:value-type="time" office:time-value="PT01H38M22.296S" calcext:value-type="time">
            <text:p>01:38:22,296</text:p>
          </table:table-cell>
          <table:table-cell/>
          <table:table-cell table:style-name="ce79" office:value-type="time" office:time-value="PT01H53M53.952S" calcext:value-type="time">
            <text:p>01:53:53,952</text:p>
          </table:table-cell>
          <table:table-cell table:style-name="ce79" office:value-type="time" office:time-value="PT00H15M32.062S" calcext:value-type="time">
            <text:p>00:15:32,062</text:p>
          </table:table-cell>
          <table:table-cell table:style-name="ce84" table:formula="of:=[.M52]-[.N52]" office:value-type="time" office:time-value="PT01H38M21.89S" calcext:value-type="time">
            <text:p>01:38:21,890</text:p>
          </table:table-cell>
          <table:table-cell table:style-name="ce84" table:formula="of:=[.K52]-[.O52]" office:value-type="time" office:time-value="PT00H00M00.406S" calcext:value-type="time">
            <text:p>00:00:00,406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52]&lt;0;-TIME(0;0;ABS([.Q52])/1000);TIME(0;0;[.Q52]/1000))" office:value-type="time" office:time-value="PT00H00M00S" calcext:value-type="time">
            <text:p>00:00:00,000</text:p>
          </table:table-cell>
          <table:table-cell table:style-name="ce84" table:formula="of:=[.P52]+[.R52]" office:value-type="time" office:time-value="PT00H00M00.406S" calcext:value-type="time">
            <text:p>00:00:00,406</text:p>
          </table:table-cell>
          <table:table-cell table:style-name="ce84" table:formula="of:=[.K52]+[.R52]" office:value-type="time" office:time-value="PT01H38M22.296S" calcext:value-type="time">
            <text:p>01:38:22,296</text:p>
          </table:table-cell>
          <table:table-cell table:style-name="ce84"/>
          <table:table-cell table:style-name="ce84" table:formula="of:=[.C52]-[.F52]" office:value-type="time" office:time-value="PT01H38M22.871S" calcext:value-type="time">
            <text:p>01:38:22,871</text:p>
          </table:table-cell>
          <table:table-cell table:style-name="ce84" table:formula="of:=[.I52]-[.C52]" office:value-type="time" office:time-value="-PT00H00M00.456S" calcext:value-type="time">
            <text:p>-00:00:00,456</text:p>
          </table:table-cell>
          <table:table-cell table:style-name="ce84" table:formula="of:=[.J52]-[.F52]" office:value-type="time" office:time-value="PT00H00M00.119S" calcext:value-type="time">
            <text:p>00:00:00,119</text:p>
          </table:table-cell>
          <table:table-cell table:style-name="ce84" table:formula="of:=[.X52]-[.W52]" office:value-type="time" office:time-value="PT00H00M00.575S" calcext:value-type="time">
            <text:p>00:00:00,575</text:p>
          </table:table-cell>
          <table:table-cell table:number-columns-repeated="39"/>
        </table:table-row>
        <table:table-row table:style-name="ro1">
          <table:table-cell office:value-type="float" office:value="52" calcext:value-type="float">
            <text:p>05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53M59.447S" calcext:value-type="time">
            <text:p>01:53:59,447</text:p>
          </table:table-cell>
          <table:table-cell office:value-type="time" office:time-value="PT01H55M41.591S" calcext:value-type="time">
            <text:p>01:55:41,591</text:p>
          </table:table-cell>
          <table:table-cell table:style-name="ce79" table:formula="of:=[.D53]-[.C53]" office:value-type="time" office:time-value="PT00H01M42.144S" calcext:value-type="time">
            <text:p>00:01:42,144</text:p>
          </table:table-cell>
          <table:table-cell office:value-type="time" office:time-value="PT00H15M38.438S" calcext:value-type="time">
            <text:p>00:15:38,438</text:p>
          </table:table-cell>
          <table:table-cell table:formula="of:=[.F53]+[.E53]" office:value-type="time" office:time-value="PT00H17M20.582S" calcext:value-type="time">
            <text:p>00:17:20,582</text:p>
          </table:table-cell>
          <table:table-cell/>
          <table:table-cell table:style-name="ce79" office:value-type="time" office:time-value="PT01H53M59.81S" calcext:value-type="time">
            <text:p>01:53:59,810</text:p>
          </table:table-cell>
          <table:table-cell table:style-name="ce79" office:value-type="time" office:time-value="PT00H15M39.126S" calcext:value-type="time">
            <text:p>00:15:39,126</text:p>
          </table:table-cell>
          <table:table-cell table:formula="of:=[.I53]-[.J53]" office:value-type="time" office:time-value="PT01H38M20.684S" calcext:value-type="time">
            <text:p>01:38:20,684</text:p>
          </table:table-cell>
          <table:table-cell/>
          <table:table-cell table:style-name="ce79" office:value-type="time" office:time-value="PT01H54M00.788S" calcext:value-type="time">
            <text:p>01:54:00,788</text:p>
          </table:table-cell>
          <table:table-cell table:style-name="ce79" office:value-type="time" office:time-value="PT00H15M40.482S" calcext:value-type="time">
            <text:p>00:15:40,482</text:p>
          </table:table-cell>
          <table:table-cell table:style-name="ce84" table:formula="of:=[.M53]-[.N53]" office:value-type="time" office:time-value="PT01H38M20.306S" calcext:value-type="time">
            <text:p>01:38:20,306</text:p>
          </table:table-cell>
          <table:table-cell table:style-name="ce84" table:formula="of:=[.K53]-[.O53]" office:value-type="time" office:time-value="PT00H00M00.378S" calcext:value-type="time">
            <text:p>00:00:00,378</text:p>
          </table:table-cell>
          <table:table-cell table:style-name="ce89" office:value-type="float" office:value="-240" calcext:value-type="float">
            <text:p>-240</text:p>
          </table:table-cell>
          <table:table-cell table:style-name="ce84" table:formula="of:=IF([.Q53]&lt;0;-TIME(0;0;ABS([.Q53])/1000);TIME(0;0;[.Q53]/1000))" office:value-type="time" office:time-value="-PT00H00M00.24S" calcext:value-type="time">
            <text:p>-00:00:00,240</text:p>
          </table:table-cell>
          <table:table-cell table:style-name="ce84" table:formula="of:=[.P53]+[.R53]" office:value-type="time" office:time-value="PT00H00M00.138S" calcext:value-type="time">
            <text:p>00:00:00,138</text:p>
          </table:table-cell>
          <table:table-cell table:style-name="ce84" table:formula="of:=[.K53]+[.R53]" office:value-type="time" office:time-value="PT01H38M20.444S" calcext:value-type="time">
            <text:p>01:38:20,444</text:p>
          </table:table-cell>
          <table:table-cell table:style-name="ce84"/>
          <table:table-cell table:style-name="ce84" table:formula="of:=[.C53]-[.F53]" office:value-type="time" office:time-value="PT01H38M21.009S" calcext:value-type="time">
            <text:p>01:38:21,009</text:p>
          </table:table-cell>
          <table:table-cell table:style-name="ce84" table:formula="of:=[.I53]-[.C53]" office:value-type="time" office:time-value="PT00H00M00.363S" calcext:value-type="time">
            <text:p>00:00:00,363</text:p>
          </table:table-cell>
          <table:table-cell table:style-name="ce84" table:formula="of:=[.J53]-[.F53]" office:value-type="time" office:time-value="PT00H00M00.688S" calcext:value-type="time">
            <text:p>00:00:00,688</text:p>
          </table:table-cell>
          <table:table-cell table:style-name="ce84" table:formula="of:=[.X53]-[.W53]" office:value-type="time" office:time-value="PT00H00M00.325S" calcext:value-type="time">
            <text:p>00:00:00,325</text:p>
          </table:table-cell>
          <table:table-cell table:number-columns-repeated="39"/>
        </table:table-row>
        <table:table-row table:style-name="ro1">
          <table:table-cell office:value-type="float" office:value="53" calcext:value-type="float">
            <text:p>05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56M05.392S" calcext:value-type="time">
            <text:p>01:56:05,392</text:p>
          </table:table-cell>
          <table:table-cell office:value-type="time" office:time-value="PT01H57M07.913S" calcext:value-type="time">
            <text:p>01:57:07,913</text:p>
          </table:table-cell>
          <table:table-cell table:style-name="ce79" table:formula="of:=[.D54]-[.C54]" office:value-type="time" office:time-value="PT00H01M02.521S" calcext:value-type="time">
            <text:p>00:01:02,521</text:p>
          </table:table-cell>
          <table:table-cell office:value-type="time" office:time-value="PT00H17M47.484S" calcext:value-type="time">
            <text:p>00:17:47,484</text:p>
          </table:table-cell>
          <table:table-cell table:formula="of:=[.F54]+[.E54]" office:value-type="time" office:time-value="PT00H18M50.005S" calcext:value-type="time">
            <text:p>00:18:50,005</text:p>
          </table:table-cell>
          <table:table-cell/>
          <table:table-cell table:style-name="ce79" office:value-type="time" office:time-value="PT01H56M09.816S" calcext:value-type="time">
            <text:p>01:56:09,816</text:p>
          </table:table-cell>
          <table:table-cell table:style-name="ce79" office:value-type="time" office:time-value="PT00H17M52.413S" calcext:value-type="time">
            <text:p>00:17:52,413</text:p>
          </table:table-cell>
          <table:table-cell table:formula="of:=[.I54]-[.J54]" office:value-type="time" office:time-value="PT01H38M17.403S" calcext:value-type="time">
            <text:p>01:38:17,403</text:p>
          </table:table-cell>
          <table:table-cell/>
          <table:table-cell table:style-name="ce79" office:value-type="time" office:time-value="PT01H56M07.581S" calcext:value-type="time">
            <text:p>01:56:07,581</text:p>
          </table:table-cell>
          <table:table-cell table:style-name="ce79" office:value-type="time" office:time-value="PT00H17M50.536S" calcext:value-type="time">
            <text:p>00:17:50,536</text:p>
          </table:table-cell>
          <table:table-cell table:style-name="ce84" table:formula="of:=[.M54]-[.N54]" office:value-type="time" office:time-value="PT01H38M17.045S" calcext:value-type="time">
            <text:p>01:38:17,045</text:p>
          </table:table-cell>
          <table:table-cell table:style-name="ce84" table:formula="of:=[.K54]-[.O54]" office:value-type="time" office:time-value="PT00H00M00.358S" calcext:value-type="time">
            <text:p>00:00:00,358</text:p>
          </table:table-cell>
          <table:table-cell table:style-name="ce89" office:value-type="float" office:value="-60" calcext:value-type="float">
            <text:p>-60</text:p>
          </table:table-cell>
          <table:table-cell table:style-name="ce84" table:formula="of:=IF([.Q54]&lt;0;-TIME(0;0;ABS([.Q54])/1000);TIME(0;0;[.Q54]/1000))" office:value-type="time" office:time-value="-PT00H00M00.06S" calcext:value-type="time">
            <text:p>-00:00:00,060</text:p>
          </table:table-cell>
          <table:table-cell table:style-name="ce84" table:formula="of:=[.P54]+[.R54]" office:value-type="time" office:time-value="PT00H00M00.298S" calcext:value-type="time">
            <text:p>00:00:00,298</text:p>
          </table:table-cell>
          <table:table-cell table:style-name="ce84" table:formula="of:=[.K54]+[.R54]" office:value-type="time" office:time-value="PT01H38M17.343S" calcext:value-type="time">
            <text:p>01:38:17,343</text:p>
          </table:table-cell>
          <table:table-cell table:style-name="ce84"/>
          <table:table-cell table:style-name="ce84" table:formula="of:=[.C54]-[.F54]" office:value-type="time" office:time-value="PT01H38M17.908S" calcext:value-type="time">
            <text:p>01:38:17,908</text:p>
          </table:table-cell>
          <table:table-cell table:style-name="ce84" table:formula="of:=[.I54]-[.C54]" office:value-type="time" office:time-value="PT00H00M04.424S" calcext:value-type="time">
            <text:p>00:00:04,424</text:p>
          </table:table-cell>
          <table:table-cell table:style-name="ce84" table:formula="of:=[.J54]-[.F54]" office:value-type="time" office:time-value="PT00H00M04.929S" calcext:value-type="time">
            <text:p>00:00:04,929</text:p>
          </table:table-cell>
          <table:table-cell table:style-name="ce84" table:formula="of:=[.X54]-[.W54]" office:value-type="time" office:time-value="PT00H00M00.505S" calcext:value-type="time">
            <text:p>00:00:00,505</text:p>
          </table:table-cell>
          <table:table-cell table:number-columns-repeated="39"/>
        </table:table-row>
        <table:table-row table:style-name="ro1">
          <table:table-cell office:value-type="float" office:value="54" calcext:value-type="float">
            <text:p>05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57M32.618S" calcext:value-type="time">
            <text:p>01:57:32,618</text:p>
          </table:table-cell>
          <table:table-cell office:value-type="time" office:time-value="PT02H07M48.025S" calcext:value-type="time">
            <text:p>02:07:48,025</text:p>
          </table:table-cell>
          <table:table-cell table:style-name="ce79" table:formula="of:=[.D55]-[.C55]" office:value-type="time" office:time-value="PT00H10M15.407S" calcext:value-type="time">
            <text:p>00:10:15,407</text:p>
          </table:table-cell>
          <table:table-cell office:value-type="time" office:time-value="PT00H19M38.261S" calcext:value-type="time">
            <text:p>00:19:38,261</text:p>
          </table:table-cell>
          <table:table-cell table:formula="of:=[.F55]+[.E55]" office:value-type="time" office:time-value="PT00H29M53.668S" calcext:value-type="time">
            <text:p>00:29:53,668</text:p>
          </table:table-cell>
          <table:table-cell/>
          <table:table-cell table:style-name="ce79" office:value-type="time" office:time-value="PT01H57M36.523S" calcext:value-type="time">
            <text:p>01:57:36,523</text:p>
          </table:table-cell>
          <table:table-cell table:style-name="ce79" office:value-type="time" office:time-value="PT00H19M42.427S" calcext:value-type="time">
            <text:p>00:19:42,427</text:p>
          </table:table-cell>
          <table:table-cell table:formula="of:=[.I55]-[.J55]" office:value-type="time" office:time-value="PT01H37M54.096S" calcext:value-type="time">
            <text:p>01:37:54,096</text:p>
          </table:table-cell>
          <table:table-cell/>
          <table:table-cell table:style-name="ce79" office:value-type="time" office:time-value="PT01H57M35.572S" calcext:value-type="time">
            <text:p>01:57:35,572</text:p>
          </table:table-cell>
          <table:table-cell table:style-name="ce79" office:value-type="time" office:time-value="PT00H19M41.855S" calcext:value-type="time">
            <text:p>00:19:41,855</text:p>
          </table:table-cell>
          <table:table-cell table:style-name="ce84" table:formula="of:=[.M55]-[.N55]" office:value-type="time" office:time-value="PT01H37M53.717S" calcext:value-type="time">
            <text:p>01:37:53,717</text:p>
          </table:table-cell>
          <table:table-cell table:style-name="ce84" table:formula="of:=[.K55]-[.O55]" office:value-type="time" office:time-value="PT00H00M00.379S" calcext:value-type="time">
            <text:p>00:00:00,379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55]&lt;0;-TIME(0;0;ABS([.Q55])/1000);TIME(0;0;[.Q55]/1000))" office:value-type="time" office:time-value="-PT00H00M00.3S" calcext:value-type="time">
            <text:p>-00:00:00,300</text:p>
          </table:table-cell>
          <table:table-cell table:style-name="ce84" table:formula="of:=[.P55]+[.R55]" office:value-type="time" office:time-value="PT00H00M00.079S" calcext:value-type="time">
            <text:p>00:00:00,079</text:p>
          </table:table-cell>
          <table:table-cell table:style-name="ce84" table:formula="of:=[.K55]+[.R55]" office:value-type="time" office:time-value="PT01H37M53.796S" calcext:value-type="time">
            <text:p>01:37:53,796</text:p>
          </table:table-cell>
          <table:table-cell table:style-name="ce84"/>
          <table:table-cell table:style-name="ce84" table:formula="of:=[.C55]-[.F55]" office:value-type="time" office:time-value="PT01H37M54.357S" calcext:value-type="time">
            <text:p>01:37:54,357</text:p>
          </table:table-cell>
          <table:table-cell table:style-name="ce84" table:formula="of:=[.I55]-[.C55]" office:value-type="time" office:time-value="PT00H00M03.905S" calcext:value-type="time">
            <text:p>00:00:03,905</text:p>
          </table:table-cell>
          <table:table-cell table:style-name="ce84" table:formula="of:=[.J55]-[.F55]" office:value-type="time" office:time-value="PT00H00M04.166S" calcext:value-type="time">
            <text:p>00:00:04,166</text:p>
          </table:table-cell>
          <table:table-cell table:style-name="ce84" table:formula="of:=[.X55]-[.W55]" office:value-type="time" office:time-value="PT00H00M00.261S" calcext:value-type="time">
            <text:p>00:00:00,261</text:p>
          </table:table-cell>
          <table:table-cell table:number-columns-repeated="39"/>
        </table:table-row>
        <table:table-row table:style-name="ro1">
          <table:table-cell office:value-type="float" office:value="55" calcext:value-type="float">
            <text:p>05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07M56.917S" calcext:value-type="time">
            <text:p>02:07:56,917</text:p>
          </table:table-cell>
          <table:table-cell office:value-type="time" office:time-value="PT02H08M25.904S" calcext:value-type="time">
            <text:p>02:08:25,904</text:p>
          </table:table-cell>
          <table:table-cell table:style-name="ce79" table:formula="of:=[.D56]-[.C56]" office:value-type="time" office:time-value="PT00H00M28.987S" calcext:value-type="time">
            <text:p>00:00:28,987</text:p>
          </table:table-cell>
          <table:table-cell office:value-type="time" office:time-value="PT00H30M15.273S" calcext:value-type="time">
            <text:p>00:30:15,273</text:p>
          </table:table-cell>
          <table:table-cell table:formula="of:=[.F56]+[.E56]" office:value-type="time" office:time-value="PT00H30M44.26S" calcext:value-type="time">
            <text:p>00:30:44,260</text:p>
          </table:table-cell>
          <table:table-cell/>
          <table:table-cell table:style-name="ce79" office:value-type="time" office:time-value="PT02H08M18.578S" calcext:value-type="time">
            <text:p>02:08:18,578</text:p>
          </table:table-cell>
          <table:table-cell table:style-name="ce79" office:value-type="time" office:time-value="PT00H30M37.497S" calcext:value-type="time">
            <text:p>00:30:37,497</text:p>
          </table:table-cell>
          <table:table-cell table:formula="of:=[.I56]-[.J56]" office:value-type="time" office:time-value="PT01H37M41.081S" calcext:value-type="time">
            <text:p>01:37:41,081</text:p>
          </table:table-cell>
          <table:table-cell/>
          <table:table-cell table:style-name="ce79" office:value-type="time" office:time-value="PT02H08M23.217S" calcext:value-type="time">
            <text:p>02:08:23,217</text:p>
          </table:table-cell>
          <table:table-cell table:style-name="ce79" office:value-type="time" office:time-value="PT00H30M42.515S" calcext:value-type="time">
            <text:p>00:30:42,515</text:p>
          </table:table-cell>
          <table:table-cell table:style-name="ce84" table:formula="of:=[.M56]-[.N56]" office:value-type="time" office:time-value="PT01H37M40.702S" calcext:value-type="time">
            <text:p>01:37:40,702</text:p>
          </table:table-cell>
          <table:table-cell table:style-name="ce84" table:formula="of:=[.K56]-[.O56]" office:value-type="time" office:time-value="PT00H00M00.379S" calcext:value-type="time">
            <text:p>00:00:00,379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56]&lt;0;-TIME(0;0;ABS([.Q56])/1000);TIME(0;0;[.Q56]/1000))" office:value-type="time" office:time-value="PT00H00M00S" calcext:value-type="time">
            <text:p>00:00:00,000</text:p>
          </table:table-cell>
          <table:table-cell table:style-name="ce84" table:formula="of:=[.P56]+[.R56]" office:value-type="time" office:time-value="PT00H00M00.379S" calcext:value-type="time">
            <text:p>00:00:00,379</text:p>
          </table:table-cell>
          <table:table-cell table:style-name="ce84" table:formula="of:=[.K56]+[.R56]" office:value-type="time" office:time-value="PT01H37M41.081S" calcext:value-type="time">
            <text:p>01:37:41,081</text:p>
          </table:table-cell>
          <table:table-cell table:style-name="ce84"/>
          <table:table-cell table:style-name="ce84" table:formula="of:=[.C56]-[.F56]" office:value-type="time" office:time-value="PT01H37M41.644S" calcext:value-type="time">
            <text:p>01:37:41,644</text:p>
          </table:table-cell>
          <table:table-cell table:style-name="ce84" table:formula="of:=[.I56]-[.C56]" office:value-type="time" office:time-value="PT00H00M21.661S" calcext:value-type="time">
            <text:p>00:00:21,661</text:p>
          </table:table-cell>
          <table:table-cell table:style-name="ce84" table:formula="of:=[.J56]-[.F56]" office:value-type="time" office:time-value="PT00H00M22.224S" calcext:value-type="time">
            <text:p>00:00:22,224</text:p>
          </table:table-cell>
          <table:table-cell table:style-name="ce84" table:formula="of:=[.X56]-[.W56]" office:value-type="time" office:time-value="PT00H00M00.563S" calcext:value-type="time">
            <text:p>00:00:00,563</text:p>
          </table:table-cell>
          <table:table-cell table:number-columns-repeated="39"/>
        </table:table-row>
        <table:table-row table:style-name="ro1">
          <table:table-cell office:value-type="float" office:value="56" calcext:value-type="float">
            <text:p>05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08M38.278S" calcext:value-type="time">
            <text:p>02:08:38,278</text:p>
          </table:table-cell>
          <table:table-cell office:value-type="time" office:time-value="PT02H08M40.197S" calcext:value-type="time">
            <text:p>02:08:40,197</text:p>
          </table:table-cell>
          <table:table-cell table:style-name="ce79" table:formula="of:=[.D57]-[.C57]" office:value-type="time" office:time-value="PT00H00M01.919S" calcext:value-type="time">
            <text:p>00:00:01,919</text:p>
          </table:table-cell>
          <table:table-cell office:value-type="time" office:time-value="PT00H31M10.411S" calcext:value-type="time">
            <text:p>00:31:10,411</text:p>
          </table:table-cell>
          <table:table-cell table:formula="of:=[.F57]+[.E57]" office:value-type="time" office:time-value="PT00H31M12.33S" calcext:value-type="time">
            <text:p>00:31:12,330</text:p>
          </table:table-cell>
          <table:table-cell/>
          <table:table-cell table:style-name="ce79" office:value-type="time" office:time-value="PT02H08M38.985S" calcext:value-type="time">
            <text:p>02:08:38,985</text:p>
          </table:table-cell>
          <table:table-cell table:style-name="ce79" office:value-type="time" office:time-value="PT00H31M11.697S" calcext:value-type="time">
            <text:p>00:31:11,697</text:p>
          </table:table-cell>
          <table:table-cell table:formula="of:=[.I57]-[.J57]" office:value-type="time" office:time-value="PT01H37M27.288S" calcext:value-type="time">
            <text:p>01:37:27,288</text:p>
          </table:table-cell>
          <table:table-cell/>
          <table:table-cell table:style-name="ce79" office:value-type="time" office:time-value="PT02H08M43.376S" calcext:value-type="time">
            <text:p>02:08:43,376</text:p>
          </table:table-cell>
          <table:table-cell table:style-name="ce79" office:value-type="time" office:time-value="PT00H31M16.418S" calcext:value-type="time">
            <text:p>00:31:16,418</text:p>
          </table:table-cell>
          <table:table-cell table:style-name="ce84" table:formula="of:=[.M57]-[.N57]" office:value-type="time" office:time-value="PT01H37M26.958S" calcext:value-type="time">
            <text:p>01:37:26,958</text:p>
          </table:table-cell>
          <table:table-cell table:style-name="ce84" table:formula="of:=[.K57]-[.O57]" office:value-type="time" office:time-value="PT00H00M00.33S" calcext:value-type="time">
            <text:p>00:00:00,33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57]&lt;0;-TIME(0;0;ABS([.Q57])/1000);TIME(0;0;[.Q57]/1000))" office:value-type="time" office:time-value="PT00H00M00S" calcext:value-type="time">
            <text:p>00:00:00,000</text:p>
          </table:table-cell>
          <table:table-cell table:style-name="ce84" table:formula="of:=[.P57]+[.R57]" office:value-type="time" office:time-value="PT00H00M00.33S" calcext:value-type="time">
            <text:p>00:00:00,330</text:p>
          </table:table-cell>
          <table:table-cell table:style-name="ce84" table:formula="of:=[.K57]+[.R57]" office:value-type="time" office:time-value="PT01H37M27.288S" calcext:value-type="time">
            <text:p>01:37:27,288</text:p>
          </table:table-cell>
          <table:table-cell table:style-name="ce84"/>
          <table:table-cell table:style-name="ce84" table:formula="of:=[.C57]-[.F57]" office:value-type="time" office:time-value="PT01H37M27.867S" calcext:value-type="time">
            <text:p>01:37:27,867</text:p>
          </table:table-cell>
          <table:table-cell table:style-name="ce84" table:formula="of:=[.I57]-[.C57]" office:value-type="time" office:time-value="PT00H00M00.707S" calcext:value-type="time">
            <text:p>00:00:00,707</text:p>
          </table:table-cell>
          <table:table-cell table:style-name="ce84" table:formula="of:=[.J57]-[.F57]" office:value-type="time" office:time-value="PT00H00M01.286S" calcext:value-type="time">
            <text:p>00:00:01,286</text:p>
          </table:table-cell>
          <table:table-cell table:style-name="ce84" table:formula="of:=[.X57]-[.W57]" office:value-type="time" office:time-value="PT00H00M00.579S" calcext:value-type="time">
            <text:p>00:00:00,579</text:p>
          </table:table-cell>
          <table:table-cell table:number-columns-repeated="39"/>
        </table:table-row>
        <table:table-row table:style-name="ro1">
          <table:table-cell office:value-type="float" office:value="57" calcext:value-type="float">
            <text:p>05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08M47.713S" calcext:value-type="time">
            <text:p>02:08:47,713</text:p>
          </table:table-cell>
          <table:table-cell office:value-type="time" office:time-value="PT02H09M51.693S" calcext:value-type="time">
            <text:p>02:09:51,693</text:p>
          </table:table-cell>
          <table:table-cell table:style-name="ce79" table:formula="of:=[.D58]-[.C58]" office:value-type="time" office:time-value="PT00H01M03.98S" calcext:value-type="time">
            <text:p>00:01:03,980</text:p>
          </table:table-cell>
          <table:table-cell office:value-type="time" office:time-value="PT00H31M20.046S" calcext:value-type="time">
            <text:p>00:31:20,046</text:p>
          </table:table-cell>
          <table:table-cell table:formula="of:=[.F58]+[.E58]" office:value-type="time" office:time-value="PT00H32M24.026S" calcext:value-type="time">
            <text:p>00:32:24,026</text:p>
          </table:table-cell>
          <table:table-cell/>
          <table:table-cell table:style-name="ce79" office:value-type="time" office:time-value="PT02H09M22.249S" calcext:value-type="time">
            <text:p>02:09:22,249</text:p>
          </table:table-cell>
          <table:table-cell table:style-name="ce79" office:value-type="time" office:time-value="PT00H31M54.978S" calcext:value-type="time">
            <text:p>00:31:54,978</text:p>
          </table:table-cell>
          <table:table-cell table:formula="of:=[.I58]-[.J58]" office:value-type="time" office:time-value="PT01H37M27.271S" calcext:value-type="time">
            <text:p>01:37:27,271</text:p>
          </table:table-cell>
          <table:table-cell/>
          <table:table-cell table:style-name="ce79" office:value-type="time" office:time-value="PT02H08M49.679S" calcext:value-type="time">
            <text:p>02:08:49,679</text:p>
          </table:table-cell>
          <table:table-cell table:style-name="ce79" office:value-type="time" office:time-value="PT00H31M22.638S" calcext:value-type="time">
            <text:p>00:31:22,638</text:p>
          </table:table-cell>
          <table:table-cell table:style-name="ce84" table:formula="of:=[.M58]-[.N58]" office:value-type="time" office:time-value="PT01H37M27.041S" calcext:value-type="time">
            <text:p>01:37:27,041</text:p>
          </table:table-cell>
          <table:table-cell table:style-name="ce84" table:formula="of:=[.K58]-[.O58]" office:value-type="time" office:time-value="PT00H00M00.23S" calcext:value-type="time">
            <text:p>00:00:00,230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58]&lt;0;-TIME(0;0;ABS([.Q58])/1000);TIME(0;0;[.Q58]/1000))" office:value-type="time" office:time-value="-PT00H00M00.2S" calcext:value-type="time">
            <text:p>-00:00:00,200</text:p>
          </table:table-cell>
          <table:table-cell table:style-name="ce84" table:formula="of:=[.P58]+[.R58]" office:value-type="time" office:time-value="PT00H00M00.03S" calcext:value-type="time">
            <text:p>00:00:00,030</text:p>
          </table:table-cell>
          <table:table-cell table:style-name="ce84" table:formula="of:=[.K58]+[.R58]" office:value-type="time" office:time-value="PT01H37M27.071S" calcext:value-type="time">
            <text:p>01:37:27,071</text:p>
          </table:table-cell>
          <table:table-cell table:style-name="ce84"/>
          <table:table-cell table:style-name="ce84" table:formula="of:=[.C58]-[.F58]" office:value-type="time" office:time-value="PT01H37M27.667S" calcext:value-type="time">
            <text:p>01:37:27,667</text:p>
          </table:table-cell>
          <table:table-cell table:style-name="ce84" table:formula="of:=[.I58]-[.C58]" office:value-type="time" office:time-value="PT00H00M34.536S" calcext:value-type="time">
            <text:p>00:00:34,536</text:p>
          </table:table-cell>
          <table:table-cell table:style-name="ce84" table:formula="of:=[.J58]-[.F58]" office:value-type="time" office:time-value="PT00H00M34.932S" calcext:value-type="time">
            <text:p>00:00:34,932</text:p>
          </table:table-cell>
          <table:table-cell table:style-name="ce84" table:formula="of:=[.X58]-[.W58]" office:value-type="time" office:time-value="PT00H00M00.396S" calcext:value-type="time">
            <text:p>00:00:00,396</text:p>
          </table:table-cell>
          <table:table-cell table:number-columns-repeated="39"/>
        </table:table-row>
        <table:table-row table:style-name="ro1">
          <table:table-cell office:value-type="float" office:value="58" calcext:value-type="float">
            <text:p>05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09M52.116S" calcext:value-type="time">
            <text:p>02:09:52,116</text:p>
          </table:table-cell>
          <table:table-cell office:value-type="time" office:time-value="PT02H12M13.757S" calcext:value-type="time">
            <text:p>02:12:13,757</text:p>
          </table:table-cell>
          <table:table-cell table:style-name="ce79" table:formula="of:=[.D59]-[.C59]" office:value-type="time" office:time-value="PT00H02M21.641S" calcext:value-type="time">
            <text:p>00:02:21,641</text:p>
          </table:table-cell>
          <table:table-cell office:value-type="time" office:time-value="PT00H33M03.441S" calcext:value-type="time">
            <text:p>00:33:03,441</text:p>
          </table:table-cell>
          <table:table-cell table:formula="of:=[.F59]+[.E59]" office:value-type="time" office:time-value="PT00H35M25.082S" calcext:value-type="time">
            <text:p>00:35:25,082</text:p>
          </table:table-cell>
          <table:table-cell/>
          <table:table-cell table:style-name="ce79" office:value-type="time" office:time-value="PT02H09M55.91S" calcext:value-type="time">
            <text:p>02:09:55,910</text:p>
          </table:table-cell>
          <table:table-cell table:style-name="ce79" office:value-type="time" office:time-value="PT00H33M07.504S" calcext:value-type="time">
            <text:p>00:33:07,504</text:p>
          </table:table-cell>
          <table:table-cell table:formula="of:=[.I59]-[.J59]" office:value-type="time" office:time-value="PT01H36M48.406S" calcext:value-type="time">
            <text:p>01:36:48,406</text:p>
          </table:table-cell>
          <table:table-cell/>
          <table:table-cell table:style-name="ce79" office:value-type="time" office:time-value="PT02H09M58.382S" calcext:value-type="time">
            <text:p>02:09:58,382</text:p>
          </table:table-cell>
          <table:table-cell table:style-name="ce79" office:value-type="time" office:time-value="PT00H33M10.288S" calcext:value-type="time">
            <text:p>00:33:10,288</text:p>
          </table:table-cell>
          <table:table-cell table:style-name="ce84" table:formula="of:=[.M59]-[.N59]" office:value-type="time" office:time-value="PT01H36M48.094S" calcext:value-type="time">
            <text:p>01:36:48,094</text:p>
          </table:table-cell>
          <table:table-cell table:style-name="ce84" table:formula="of:=[.K59]-[.O59]" office:value-type="time" office:time-value="PT00H00M00.312S" calcext:value-type="time">
            <text:p>00:00:00,312</text:p>
          </table:table-cell>
          <table:table-cell table:style-name="ce89" office:value-type="float" office:value="-310" calcext:value-type="float">
            <text:p>-310</text:p>
          </table:table-cell>
          <table:table-cell table:style-name="ce84" table:formula="of:=IF([.Q59]&lt;0;-TIME(0;0;ABS([.Q59])/1000);TIME(0;0;[.Q59]/1000))" office:value-type="time" office:time-value="-PT00H00M00.31S" calcext:value-type="time">
            <text:p>-00:00:00,310</text:p>
          </table:table-cell>
          <table:table-cell table:style-name="ce84" table:formula="of:=[.P59]+[.R59]" office:value-type="time" office:time-value="PT00H00M00.002S" calcext:value-type="time">
            <text:p>00:00:00,002</text:p>
          </table:table-cell>
          <table:table-cell table:style-name="ce84" table:formula="of:=[.K59]+[.R59]" office:value-type="time" office:time-value="PT01H36M48.096S" calcext:value-type="time">
            <text:p>01:36:48,096</text:p>
          </table:table-cell>
          <table:table-cell table:style-name="ce84"/>
          <table:table-cell table:style-name="ce84" table:formula="of:=[.C59]-[.F59]" office:value-type="time" office:time-value="PT01H36M48.675S" calcext:value-type="time">
            <text:p>01:36:48,675</text:p>
          </table:table-cell>
          <table:table-cell table:style-name="ce84" table:formula="of:=[.I59]-[.C59]" office:value-type="time" office:time-value="PT00H00M03.794S" calcext:value-type="time">
            <text:p>00:00:03,794</text:p>
          </table:table-cell>
          <table:table-cell table:style-name="ce84" table:formula="of:=[.J59]-[.F59]" office:value-type="time" office:time-value="PT00H00M04.063S" calcext:value-type="time">
            <text:p>00:00:04,063</text:p>
          </table:table-cell>
          <table:table-cell table:style-name="ce84" table:formula="of:=[.X59]-[.W59]" office:value-type="time" office:time-value="PT00H00M00.269S" calcext:value-type="time">
            <text:p>00:00:00,269</text:p>
          </table:table-cell>
          <table:table-cell table:number-columns-repeated="39"/>
        </table:table-row>
        <table:table-row table:style-name="ro1">
          <table:table-cell office:value-type="float" office:value="59" calcext:value-type="float">
            <text:p>05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12M23.95S" calcext:value-type="time">
            <text:p>02:12:23,950</text:p>
          </table:table-cell>
          <table:table-cell office:value-type="time" office:time-value="PT02H15M44.901S" calcext:value-type="time">
            <text:p>02:15:44,901</text:p>
          </table:table-cell>
          <table:table-cell table:style-name="ce79" table:formula="of:=[.D60]-[.C60]" office:value-type="time" office:time-value="PT00H03M20.951S" calcext:value-type="time">
            <text:p>00:03:20,951</text:p>
          </table:table-cell>
          <table:table-cell office:value-type="time" office:time-value="PT00H36M12.338S" calcext:value-type="time">
            <text:p>00:36:12,338</text:p>
          </table:table-cell>
          <table:table-cell table:formula="of:=[.F60]+[.E60]" office:value-type="time" office:time-value="PT00H39M33.289S" calcext:value-type="time">
            <text:p>00:39:33,289</text:p>
          </table:table-cell>
          <table:table-cell/>
          <table:table-cell table:style-name="ce79" office:value-type="time" office:time-value="PT02H12M20.369S" calcext:value-type="time">
            <text:p>02:12:20,369</text:p>
          </table:table-cell>
          <table:table-cell table:style-name="ce79" office:value-type="time" office:time-value="PT00H36M09.126S" calcext:value-type="time">
            <text:p>00:36:09,126</text:p>
          </table:table-cell>
          <table:table-cell table:formula="of:=[.I60]-[.J60]" office:value-type="time" office:time-value="PT01H36M11.243S" calcext:value-type="time">
            <text:p>01:36:11,243</text:p>
          </table:table-cell>
          <table:table-cell/>
          <table:table-cell table:style-name="ce79" office:value-type="time" office:time-value="PT02H12M26.728S" calcext:value-type="time">
            <text:p>02:12:26,728</text:p>
          </table:table-cell>
          <table:table-cell table:style-name="ce79" office:value-type="time" office:time-value="PT00H36M15.849S" calcext:value-type="time">
            <text:p>00:36:15,849</text:p>
          </table:table-cell>
          <table:table-cell table:style-name="ce84" table:formula="of:=[.M60]-[.N60]" office:value-type="time" office:time-value="PT01H36M10.879S" calcext:value-type="time">
            <text:p>01:36:10,879</text:p>
          </table:table-cell>
          <table:table-cell table:style-name="ce84" table:formula="of:=[.K60]-[.O60]" office:value-type="time" office:time-value="PT00H00M00.364S" calcext:value-type="time">
            <text:p>00:00:00,364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60]&lt;0;-TIME(0;0;ABS([.Q60])/1000);TIME(0;0;[.Q60]/1000))" office:value-type="time" office:time-value="-PT00H00M00.2S" calcext:value-type="time">
            <text:p>-00:00:00,200</text:p>
          </table:table-cell>
          <table:table-cell table:style-name="ce84" table:formula="of:=[.P60]+[.R60]" office:value-type="time" office:time-value="PT00H00M00.164S" calcext:value-type="time">
            <text:p>00:00:00,164</text:p>
          </table:table-cell>
          <table:table-cell table:style-name="ce84" table:formula="of:=[.K60]+[.R60]" office:value-type="time" office:time-value="PT01H36M11.043S" calcext:value-type="time">
            <text:p>01:36:11,043</text:p>
          </table:table-cell>
          <table:table-cell table:style-name="ce84"/>
          <table:table-cell table:style-name="ce84" table:formula="of:=[.C60]-[.F60]" office:value-type="time" office:time-value="PT01H36M11.612S" calcext:value-type="time">
            <text:p>01:36:11,612</text:p>
          </table:table-cell>
          <table:table-cell table:style-name="ce84" table:formula="of:=[.I60]-[.C60]" office:value-type="time" office:time-value="-PT00H00M03.581S" calcext:value-type="time">
            <text:p>-00:00:03,581</text:p>
          </table:table-cell>
          <table:table-cell table:style-name="ce84" table:formula="of:=[.J60]-[.F60]" office:value-type="time" office:time-value="-PT00H00M03.212S" calcext:value-type="time">
            <text:p>-00:00:03,212</text:p>
          </table:table-cell>
          <table:table-cell table:style-name="ce84" table:formula="of:=[.X60]-[.W60]" office:value-type="time" office:time-value="PT00H00M00.369S" calcext:value-type="time">
            <text:p>00:00:00,369</text:p>
          </table:table-cell>
          <table:table-cell table:number-columns-repeated="39"/>
        </table:table-row>
        <table:table-row table:style-name="ro1">
          <table:table-cell office:value-type="float" office:value="60" calcext:value-type="float">
            <text:p>06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15M48.784S" calcext:value-type="time">
            <text:p>02:15:48,784</text:p>
          </table:table-cell>
          <table:table-cell office:value-type="time" office:time-value="PT02H17M22.461S" calcext:value-type="time">
            <text:p>02:17:22,461</text:p>
          </table:table-cell>
          <table:table-cell table:style-name="ce79" table:formula="of:=[.D61]-[.C61]" office:value-type="time" office:time-value="PT00H01M33.677S" calcext:value-type="time">
            <text:p>00:01:33,677</text:p>
          </table:table-cell>
          <table:table-cell office:value-type="time" office:time-value="PT00H44M28.333S" calcext:value-type="time">
            <text:p>00:44:28,333</text:p>
          </table:table-cell>
          <table:table-cell table:formula="of:=[.F61]+[.E61]" office:value-type="time" office:time-value="PT00H46M02.01S" calcext:value-type="time">
            <text:p>00:46:02,010</text:p>
          </table:table-cell>
          <table:table-cell/>
          <table:table-cell table:style-name="ce79" office:value-type="time" office:time-value="PT02H15M51.472S" calcext:value-type="time">
            <text:p>02:15:51,472</text:p>
          </table:table-cell>
          <table:table-cell table:style-name="ce79" office:value-type="time" office:time-value="PT00H44M31.438S" calcext:value-type="time">
            <text:p>00:44:31,438</text:p>
          </table:table-cell>
          <table:table-cell table:formula="of:=[.I61]-[.J61]" office:value-type="time" office:time-value="PT01H31M20.034S" calcext:value-type="time">
            <text:p>01:31:20,034</text:p>
          </table:table-cell>
          <table:table-cell/>
          <table:table-cell table:style-name="ce79" office:value-type="time" office:time-value="PT02H15M58.24S" calcext:value-type="time">
            <text:p>02:15:58,240</text:p>
          </table:table-cell>
          <table:table-cell table:style-name="ce79" office:value-type="time" office:time-value="PT00H44M38.602S" calcext:value-type="time">
            <text:p>00:44:38,602</text:p>
          </table:table-cell>
          <table:table-cell table:style-name="ce84" table:formula="of:=[.M61]-[.N61]" office:value-type="time" office:time-value="PT01H31M19.638S" calcext:value-type="time">
            <text:p>01:31:19,638</text:p>
          </table:table-cell>
          <table:table-cell table:style-name="ce84" table:formula="of:=[.K61]-[.O61]" office:value-type="time" office:time-value="PT00H00M00.396S" calcext:value-type="time">
            <text:p>00:00:00,396</text:p>
          </table:table-cell>
          <table:table-cell table:style-name="ce89" office:value-type="float" office:value="-160" calcext:value-type="float">
            <text:p>-160</text:p>
          </table:table-cell>
          <table:table-cell table:style-name="ce84" table:formula="of:=IF([.Q61]&lt;0;-TIME(0;0;ABS([.Q61])/1000);TIME(0;0;[.Q61]/1000))" office:value-type="time" office:time-value="-PT00H00M00.16S" calcext:value-type="time">
            <text:p>-00:00:00,160</text:p>
          </table:table-cell>
          <table:table-cell table:style-name="ce84" table:formula="of:=[.P61]+[.R61]" office:value-type="time" office:time-value="PT00H00M00.236S" calcext:value-type="time">
            <text:p>00:00:00,236</text:p>
          </table:table-cell>
          <table:table-cell table:style-name="ce84" table:formula="of:=[.K61]+[.R61]" office:value-type="time" office:time-value="PT01H31M19.874S" calcext:value-type="time">
            <text:p>01:31:19,874</text:p>
          </table:table-cell>
          <table:table-cell table:style-name="ce84"/>
          <table:table-cell table:style-name="ce84" table:formula="of:=[.C61]-[.F61]" office:value-type="time" office:time-value="PT01H31M20.451S" calcext:value-type="time">
            <text:p>01:31:20,451</text:p>
          </table:table-cell>
          <table:table-cell table:style-name="ce84" table:formula="of:=[.I61]-[.C61]" office:value-type="time" office:time-value="PT00H00M02.688S" calcext:value-type="time">
            <text:p>00:00:02,688</text:p>
          </table:table-cell>
          <table:table-cell table:style-name="ce84" table:formula="of:=[.J61]-[.F61]" office:value-type="time" office:time-value="PT00H00M03.105S" calcext:value-type="time">
            <text:p>00:00:03,105</text:p>
          </table:table-cell>
          <table:table-cell table:style-name="ce84" table:formula="of:=[.X61]-[.W61]" office:value-type="time" office:time-value="PT00H00M00.417S" calcext:value-type="time">
            <text:p>00:00:00,417</text:p>
          </table:table-cell>
          <table:table-cell table:number-columns-repeated="39"/>
        </table:table-row>
        <table:table-row table:style-name="ro1">
          <table:table-cell office:value-type="float" office:value="61" calcext:value-type="float">
            <text:p>06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17M25.785S" calcext:value-type="time">
            <text:p>02:17:25,785</text:p>
          </table:table-cell>
          <table:table-cell office:value-type="time" office:time-value="PT02H17M27.036S" calcext:value-type="time">
            <text:p>02:17:27,036</text:p>
          </table:table-cell>
          <table:table-cell table:style-name="ce79" table:formula="of:=[.D62]-[.C62]" office:value-type="time" office:time-value="PT00H00M01.251S" calcext:value-type="time">
            <text:p>00:00:01,251</text:p>
          </table:table-cell>
          <table:table-cell office:value-type="time" office:time-value="PT00H46M17.025S" calcext:value-type="time">
            <text:p>00:46:17,025</text:p>
          </table:table-cell>
          <table:table-cell table:formula="of:=[.F62]+[.E62]" office:value-type="time" office:time-value="PT00H46M18.276S" calcext:value-type="time">
            <text:p>00:46:18,276</text:p>
          </table:table-cell>
          <table:table-cell/>
          <table:table-cell table:style-name="ce79" office:value-type="time" office:time-value="PT02H17M24.648S" calcext:value-type="time">
            <text:p>02:17:24,648</text:p>
          </table:table-cell>
          <table:table-cell table:style-name="ce79" office:value-type="time" office:time-value="PT00H46M16.458S" calcext:value-type="time">
            <text:p>00:46:16,458</text:p>
          </table:table-cell>
          <table:table-cell table:formula="of:=[.I62]-[.J62]" office:value-type="time" office:time-value="PT01H31M08.19S" calcext:value-type="time">
            <text:p>01:31:08,190</text:p>
          </table:table-cell>
          <table:table-cell/>
          <table:table-cell table:style-name="ce79" office:value-type="time" office:time-value="PT02H17M24.881S" calcext:value-type="time">
            <text:p>02:17:24,881</text:p>
          </table:table-cell>
          <table:table-cell table:style-name="ce79" office:value-type="time" office:time-value="PT00H46M16.874S" calcext:value-type="time">
            <text:p>00:46:16,874</text:p>
          </table:table-cell>
          <table:table-cell table:style-name="ce84" table:formula="of:=[.M62]-[.N62]" office:value-type="time" office:time-value="PT01H31M08.007S" calcext:value-type="time">
            <text:p>01:31:08,007</text:p>
          </table:table-cell>
          <table:table-cell table:style-name="ce84" table:formula="of:=[.K62]-[.O62]" office:value-type="time" office:time-value="PT00H00M00.183S" calcext:value-type="time">
            <text:p>00:00:00,183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62]&lt;0;-TIME(0;0;ABS([.Q62])/1000);TIME(0;0;[.Q62]/1000))" office:value-type="time" office:time-value="PT00H00M00S" calcext:value-type="time">
            <text:p>00:00:00,000</text:p>
          </table:table-cell>
          <table:table-cell table:style-name="ce84" table:formula="of:=[.P62]+[.R62]" office:value-type="time" office:time-value="PT00H00M00.183S" calcext:value-type="time">
            <text:p>00:00:00,183</text:p>
          </table:table-cell>
          <table:table-cell table:style-name="ce84" table:formula="of:=[.K62]+[.R62]" office:value-type="time" office:time-value="PT01H31M08.19S" calcext:value-type="time">
            <text:p>01:31:08,190</text:p>
          </table:table-cell>
          <table:table-cell table:style-name="ce84"/>
          <table:table-cell table:style-name="ce84" table:formula="of:=[.C62]-[.F62]" office:value-type="time" office:time-value="PT01H31M08.76S" calcext:value-type="time">
            <text:p>01:31:08,760</text:p>
          </table:table-cell>
          <table:table-cell table:style-name="ce84" table:formula="of:=[.I62]-[.C62]" office:value-type="time" office:time-value="-PT00H00M01.137S" calcext:value-type="time">
            <text:p>-00:00:01,137</text:p>
          </table:table-cell>
          <table:table-cell table:style-name="ce84" table:formula="of:=[.J62]-[.F62]" office:value-type="time" office:time-value="-PT00H00M00.567S" calcext:value-type="time">
            <text:p>-00:00:00,567</text:p>
          </table:table-cell>
          <table:table-cell table:style-name="ce84" table:formula="of:=[.X62]-[.W62]" office:value-type="time" office:time-value="PT00H00M00.57S" calcext:value-type="time">
            <text:p>00:00:00,570</text:p>
          </table:table-cell>
          <table:table-cell table:number-columns-repeated="39"/>
        </table:table-row>
        <table:table-row table:style-name="ro1">
          <table:table-cell office:value-type="float" office:value="62" calcext:value-type="float">
            <text:p>06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17M27.472S" calcext:value-type="time">
            <text:p>02:17:27,472</text:p>
          </table:table-cell>
          <table:table-cell office:value-type="time" office:time-value="PT02H19M41.439S" calcext:value-type="time">
            <text:p>02:19:41,439</text:p>
          </table:table-cell>
          <table:table-cell table:style-name="ce79" table:formula="of:=[.D63]-[.C63]" office:value-type="time" office:time-value="PT00H02M13.967S" calcext:value-type="time">
            <text:p>00:02:13,967</text:p>
          </table:table-cell>
          <table:table-cell office:value-type="time" office:time-value="PT00H46M18.902S" calcext:value-type="time">
            <text:p>00:46:18,902</text:p>
          </table:table-cell>
          <table:table-cell table:formula="of:=[.F63]+[.E63]" office:value-type="time" office:time-value="PT00H48M32.869S" calcext:value-type="time">
            <text:p>00:48:32,869</text:p>
          </table:table-cell>
          <table:table-cell/>
          <table:table-cell table:style-name="ce79" office:value-type="time" office:time-value="PT02H17M29.885S" calcext:value-type="time">
            <text:p>02:17:29,885</text:p>
          </table:table-cell>
          <table:table-cell table:style-name="ce79" office:value-type="time" office:time-value="PT00H46M21.69S" calcext:value-type="time">
            <text:p>00:46:21,690</text:p>
          </table:table-cell>
          <table:table-cell table:formula="of:=[.I63]-[.J63]" office:value-type="time" office:time-value="PT01H31M08.195S" calcext:value-type="time">
            <text:p>01:31:08,195</text:p>
          </table:table-cell>
          <table:table-cell/>
          <table:table-cell table:style-name="ce79" office:value-type="time" office:time-value="PT02H17M30.128S" calcext:value-type="time">
            <text:p>02:17:30,128</text:p>
          </table:table-cell>
          <table:table-cell table:style-name="ce79" office:value-type="time" office:time-value="PT00H46M22.329S" calcext:value-type="time">
            <text:p>00:46:22,329</text:p>
          </table:table-cell>
          <table:table-cell table:style-name="ce84" table:formula="of:=[.M63]-[.N63]" office:value-type="time" office:time-value="PT01H31M07.799S" calcext:value-type="time">
            <text:p>01:31:07,799</text:p>
          </table:table-cell>
          <table:table-cell table:style-name="ce84" table:formula="of:=[.K63]-[.O63]" office:value-type="time" office:time-value="PT00H00M00.396S" calcext:value-type="time">
            <text:p>00:00:00,396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63]&lt;0;-TIME(0;0;ABS([.Q63])/1000);TIME(0;0;[.Q63]/1000))" office:value-type="time" office:time-value="-PT00H00M00.2S" calcext:value-type="time">
            <text:p>-00:00:00,200</text:p>
          </table:table-cell>
          <table:table-cell table:style-name="ce84" table:formula="of:=[.P63]+[.R63]" office:value-type="time" office:time-value="PT00H00M00.196S" calcext:value-type="time">
            <text:p>00:00:00,196</text:p>
          </table:table-cell>
          <table:table-cell table:style-name="ce84" table:formula="of:=[.K63]+[.R63]" office:value-type="time" office:time-value="PT01H31M07.995S" calcext:value-type="time">
            <text:p>01:31:07,995</text:p>
          </table:table-cell>
          <table:table-cell table:style-name="ce84"/>
          <table:table-cell table:style-name="ce84" table:formula="of:=[.C63]-[.F63]" office:value-type="time" office:time-value="PT01H31M08.57S" calcext:value-type="time">
            <text:p>01:31:08,570</text:p>
          </table:table-cell>
          <table:table-cell table:style-name="ce84" table:formula="of:=[.I63]-[.C63]" office:value-type="time" office:time-value="PT00H00M02.413S" calcext:value-type="time">
            <text:p>00:00:02,413</text:p>
          </table:table-cell>
          <table:table-cell table:style-name="ce84" table:formula="of:=[.J63]-[.F63]" office:value-type="time" office:time-value="PT00H00M02.788S" calcext:value-type="time">
            <text:p>00:00:02,788</text:p>
          </table:table-cell>
          <table:table-cell table:style-name="ce84" table:formula="of:=[.X63]-[.W63]" office:value-type="time" office:time-value="PT00H00M00.375S" calcext:value-type="time">
            <text:p>00:00:00,375</text:p>
          </table:table-cell>
          <table:table-cell table:number-columns-repeated="39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THE</text:p>
          </table:table-cell>
          <table:table-cell office:value-type="time" office:time-value="PT02H20M06.018S" calcext:value-type="time">
            <text:p>02:20:06,018</text:p>
          </table:table-cell>
          <table:table-cell office:value-type="time" office:time-value="PT02H20M19.49S" calcext:value-type="time">
            <text:p>02:20:19,490</text:p>
          </table:table-cell>
          <table:table-cell table:style-name="ce79" table:formula="of:=[.D64]-[.C64]" office:value-type="time" office:time-value="PT00H00M13.472S" calcext:value-type="time">
            <text:p>00:00:13,472</text:p>
          </table:table-cell>
          <table:table-cell office:value-type="time" office:time-value="PT00H58M56.701S" calcext:value-type="time">
            <text:p>00:58:56,701</text:p>
          </table:table-cell>
          <table:table-cell table:formula="of:=[.F64]+[.E64]" office:value-type="time" office:time-value="PT00H59M10.173S" calcext:value-type="time">
            <text:p>00:59:10,173</text:p>
          </table:table-cell>
          <table:table-cell/>
          <table:table-cell table:style-name="ce79" office:value-type="time" office:time-value="PT02H20M05.663S" calcext:value-type="time">
            <text:p>02:20:05,663</text:p>
          </table:table-cell>
          <table:table-cell table:style-name="ce79" office:value-type="time" office:time-value="PT00H58M56.904S" calcext:value-type="time">
            <text:p>00:58:56,904</text:p>
          </table:table-cell>
          <table:table-cell table:formula="of:=[.I64]-[.J64]" office:value-type="time" office:time-value="PT01H21M08.759S" calcext:value-type="time">
            <text:p>01:21:08,759</text:p>
          </table:table-cell>
          <table:table-cell/>
          <table:table-cell table:style-name="ce79" office:value-type="time" office:time-value="PT02H20M07.149S" calcext:value-type="time">
            <text:p>02:20:07,149</text:p>
          </table:table-cell>
          <table:table-cell table:style-name="ce79" office:value-type="time" office:time-value="PT00H58M58.711S" calcext:value-type="time">
            <text:p>00:58:58,711</text:p>
          </table:table-cell>
          <table:table-cell table:style-name="ce84" table:formula="of:=[.M64]-[.N64]" office:value-type="time" office:time-value="PT01H21M08.438S" calcext:value-type="time">
            <text:p>01:21:08,438</text:p>
          </table:table-cell>
          <table:table-cell table:style-name="ce84" table:formula="of:=[.K64]-[.O64]" office:value-type="time" office:time-value="PT00H00M00.321S" calcext:value-type="time">
            <text:p>00:00:00,321</text:p>
          </table:table-cell>
          <table:table-cell table:style-name="ce89" office:value-type="float" office:value="-10" calcext:value-type="float">
            <text:p>-10</text:p>
          </table:table-cell>
          <table:table-cell table:style-name="ce84" table:formula="of:=IF([.Q64]&lt;0;-TIME(0;0;ABS([.Q64])/1000);TIME(0;0;[.Q64]/1000))" office:value-type="time" office:time-value="-PT00H00M00.01S" calcext:value-type="time">
            <text:p>-00:00:00,010</text:p>
          </table:table-cell>
          <table:table-cell table:style-name="ce84" table:formula="of:=[.P64]+[.R64]" office:value-type="time" office:time-value="PT00H00M00.311S" calcext:value-type="time">
            <text:p>00:00:00,311</text:p>
          </table:table-cell>
          <table:table-cell table:style-name="ce84" table:formula="of:=[.K64]+[.R64]" office:value-type="time" office:time-value="PT01H21M08.749S" calcext:value-type="time">
            <text:p>01:21:08,749</text:p>
          </table:table-cell>
          <table:table-cell table:style-name="ce84"/>
          <table:table-cell table:style-name="ce84" table:formula="of:=[.C64]-[.F64]" office:value-type="time" office:time-value="PT01H21M09.317S" calcext:value-type="time">
            <text:p>01:21:09,317</text:p>
          </table:table-cell>
          <table:table-cell table:style-name="ce84" table:formula="of:=[.I64]-[.C64]" office:value-type="time" office:time-value="-PT00H00M00.355S" calcext:value-type="time">
            <text:p>-00:00:00,355</text:p>
          </table:table-cell>
          <table:table-cell table:style-name="ce84" table:formula="of:=[.J64]-[.F64]" office:value-type="time" office:time-value="PT00H00M00.203S" calcext:value-type="time">
            <text:p>00:00:00,203</text:p>
          </table:table-cell>
          <table:table-cell table:style-name="ce84" table:formula="of:=[.X64]-[.W64]" office:value-type="time" office:time-value="PT00H00M00.558S" calcext:value-type="time">
            <text:p>00:00:00,558</text:p>
          </table:table-cell>
          <table:table-cell table:number-columns-repeated="39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THE</text:p>
          </table:table-cell>
          <table:table-cell office:value-type="time" office:time-value="PT02H20M40.132S" calcext:value-type="time">
            <text:p>02:20:40,132</text:p>
          </table:table-cell>
          <table:table-cell office:value-type="time" office:time-value="PT02H22M34.205S" calcext:value-type="time">
            <text:p>02:22:34,205</text:p>
          </table:table-cell>
          <table:table-cell table:style-name="ce79" table:formula="of:=[.D65]-[.C65]" office:value-type="time" office:time-value="PT00H01M54.073S" calcext:value-type="time">
            <text:p>00:01:54,073</text:p>
          </table:table-cell>
          <table:table-cell office:value-type="time" office:time-value="PT01H00M07.271S" calcext:value-type="time">
            <text:p>01:00:07,271</text:p>
          </table:table-cell>
          <table:table-cell table:formula="of:=[.F65]+[.E65]" office:value-type="time" office:time-value="PT01H02M01.344S" calcext:value-type="time">
            <text:p>01:02:01,344</text:p>
          </table:table-cell>
          <table:table-cell/>
          <table:table-cell table:style-name="ce79" office:value-type="time" office:time-value="PT02H20M42.097S" calcext:value-type="time">
            <text:p>02:20:42,097</text:p>
          </table:table-cell>
          <table:table-cell table:style-name="ce79" office:value-type="time" office:time-value="PT01H00M09.539S" calcext:value-type="time">
            <text:p>01:00:09,539</text:p>
          </table:table-cell>
          <table:table-cell table:formula="of:=[.I65]-[.J65]" office:value-type="time" office:time-value="PT01H20M32.558S" calcext:value-type="time">
            <text:p>01:20:32,558</text:p>
          </table:table-cell>
          <table:table-cell/>
          <table:table-cell table:style-name="ce79" office:value-type="time" office:time-value="PT02H20M42.526S" calcext:value-type="time">
            <text:p>02:20:42,526</text:p>
          </table:table-cell>
          <table:table-cell table:style-name="ce79" office:value-type="time" office:time-value="PT01H00M10.283S" calcext:value-type="time">
            <text:p>01:00:10,283</text:p>
          </table:table-cell>
          <table:table-cell table:style-name="ce84" table:formula="of:=[.M65]-[.N65]" office:value-type="time" office:time-value="PT01H20M32.243S" calcext:value-type="time">
            <text:p>01:20:32,243</text:p>
          </table:table-cell>
          <table:table-cell table:style-name="ce84" table:formula="of:=[.K65]-[.O65]" office:value-type="time" office:time-value="PT00H00M00.315S" calcext:value-type="time">
            <text:p>00:00:00,315</text:p>
          </table:table-cell>
          <table:table-cell table:style-name="ce89" office:value-type="float" office:value="-270" calcext:value-type="float">
            <text:p>-270</text:p>
          </table:table-cell>
          <table:table-cell table:style-name="ce84" table:formula="of:=IF([.Q65]&lt;0;-TIME(0;0;ABS([.Q65])/1000);TIME(0;0;[.Q65]/1000))" office:value-type="time" office:time-value="-PT00H00M00.27S" calcext:value-type="time">
            <text:p>-00:00:00,270</text:p>
          </table:table-cell>
          <table:table-cell table:style-name="ce84" table:formula="of:=[.P65]+[.R65]" office:value-type="time" office:time-value="PT00H00M00.045S" calcext:value-type="time">
            <text:p>00:00:00,045</text:p>
          </table:table-cell>
          <table:table-cell table:style-name="ce84" table:formula="of:=[.K65]+[.R65]" office:value-type="time" office:time-value="PT01H20M32.288S" calcext:value-type="time">
            <text:p>01:20:32,288</text:p>
          </table:table-cell>
          <table:table-cell table:style-name="ce84"/>
          <table:table-cell table:style-name="ce84" table:formula="of:=[.C65]-[.F65]" office:value-type="time" office:time-value="PT01H20M32.861S" calcext:value-type="time">
            <text:p>01:20:32,861</text:p>
          </table:table-cell>
          <table:table-cell table:style-name="ce84" table:formula="of:=[.I65]-[.C65]" office:value-type="time" office:time-value="PT00H00M01.965S" calcext:value-type="time">
            <text:p>00:00:01,965</text:p>
          </table:table-cell>
          <table:table-cell table:style-name="ce84" table:formula="of:=[.J65]-[.F65]" office:value-type="time" office:time-value="PT00H00M02.268S" calcext:value-type="time">
            <text:p>00:00:02,268</text:p>
          </table:table-cell>
          <table:table-cell table:style-name="ce84" table:formula="of:=[.X65]-[.W65]" office:value-type="time" office:time-value="PT00H00M00.303S" calcext:value-type="time">
            <text:p>00:00:00,303</text:p>
          </table:table-cell>
          <table:table-cell table:number-columns-repeated="39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THE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89S" calcext:value-type="time">
            <text:p>02:26:05,189</text:p>
          </table:table-cell>
          <table:table-cell table:style-name="ce79" table:formula="of:=[.D66]-[.C66]" office:value-type="time" office:time-value="PT00H03M11.775S" calcext:value-type="time">
            <text:p>00:03:11,775</text:p>
          </table:table-cell>
          <table:table-cell office:value-type="time" office:time-value="PT01H06M27.902S" calcext:value-type="time">
            <text:p>01:06:27,902</text:p>
          </table:table-cell>
          <table:table-cell table:formula="of:=[.F66]+[.E66]" office:value-type="time" office:time-value="PT01H09M39.677S" calcext:value-type="time">
            <text:p>01:09:39,677</text:p>
          </table:table-cell>
          <table:table-cell/>
          <table:table-cell table:style-name="ce79" office:value-type="time" office:time-value="PT02H23M06.151S" calcext:value-type="time">
            <text:p>02:23:06,151</text:p>
          </table:table-cell>
          <table:table-cell table:style-name="ce79" office:value-type="time" office:time-value="PT01H06M40.961S" calcext:value-type="time">
            <text:p>01:06:40,961</text:p>
          </table:table-cell>
          <table:table-cell table:formula="of:=[.I66]-[.J66]" office:value-type="time" office:time-value="PT01H16M25.19S" calcext:value-type="time">
            <text:p>01:16:25,190</text:p>
          </table:table-cell>
          <table:table-cell/>
          <table:table-cell table:style-name="ce79" office:value-type="time" office:time-value="PT02H23M09.737S" calcext:value-type="time">
            <text:p>02:23:09,737</text:p>
          </table:table-cell>
          <table:table-cell table:style-name="ce79" office:value-type="time" office:time-value="PT01H06M44.839S" calcext:value-type="time">
            <text:p>01:06:44,839</text:p>
          </table:table-cell>
          <table:table-cell table:style-name="ce84" table:formula="of:=[.M66]-[.N66]" office:value-type="time" office:time-value="PT01H16M24.898S" calcext:value-type="time">
            <text:p>01:16:24,898</text:p>
          </table:table-cell>
          <table:table-cell table:style-name="ce84" table:formula="of:=[.K66]-[.O66]" office:value-type="time" office:time-value="PT00H00M00.292S" calcext:value-type="time">
            <text:p>00:00:00,292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66]&lt;0;-TIME(0;0;ABS([.Q66])/1000);TIME(0;0;[.Q66]/1000))" office:value-type="time" office:time-value="-PT00H00M00.25S" calcext:value-type="time">
            <text:p>-00:00:00,250</text:p>
          </table:table-cell>
          <table:table-cell table:style-name="ce84" table:formula="of:=[.P66]+[.R66]" office:value-type="time" office:time-value="PT00H00M00.042S" calcext:value-type="time">
            <text:p>00:00:00,042</text:p>
          </table:table-cell>
          <table:table-cell table:style-name="ce84" table:formula="of:=[.K66]+[.R66]" office:value-type="time" office:time-value="PT01H16M24.94S" calcext:value-type="time">
            <text:p>01:16:24,940</text:p>
          </table:table-cell>
          <table:table-cell table:style-name="ce84"/>
          <table:table-cell table:style-name="ce84" table:formula="of:=[.C66]-[.F66]" office:value-type="time" office:time-value="PT01H16M25.512S" calcext:value-type="time">
            <text:p>01:16:25,512</text:p>
          </table:table-cell>
          <table:table-cell table:style-name="ce84" table:formula="of:=[.I66]-[.C66]" office:value-type="time" office:time-value="PT00H00M12.737S" calcext:value-type="time">
            <text:p>00:00:12,737</text:p>
          </table:table-cell>
          <table:table-cell table:style-name="ce84" table:formula="of:=[.J66]-[.F66]" office:value-type="time" office:time-value="PT00H00M13.059S" calcext:value-type="time">
            <text:p>00:00:13,059</text:p>
          </table:table-cell>
          <table:table-cell table:style-name="ce84" table:formula="of:=[.X66]-[.W66]" office:value-type="time" office:time-value="PT00H00M00.322S" calcext:value-type="time">
            <text:p>00:00:00,322</text:p>
          </table:table-cell>
          <table:table-cell table:number-columns-repeated="39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</text:p>
          </table:table-cell>
          <table:table-cell office:value-type="time" office:time-value="PT02H26M05.513S" calcext:value-type="time">
            <text:p>02:26:05,513</text:p>
          </table:table-cell>
          <table:table-cell office:value-type="time" office:time-value="PT02H26M06.639S" calcext:value-type="time">
            <text:p>02:26:06,639</text:p>
          </table:table-cell>
          <table:table-cell table:style-name="ce79" table:formula="of:=[.D67]-[.C67]" office:value-type="time" office:time-value="PT00H00M01.126S" calcext:value-type="time">
            <text:p>00:00:01,126</text:p>
          </table:table-cell>
          <table:table-cell office:value-type="time" office:time-value="PT01H11M01.842S" calcext:value-type="time">
            <text:p>01:11:01,842</text:p>
          </table:table-cell>
          <table:table-cell table:formula="of:=[.F67]+[.E67]" office:value-type="time" office:time-value="PT01H11M02.968S" calcext:value-type="time">
            <text:p>01:11:02,968</text:p>
          </table:table-cell>
          <table:table-cell/>
          <table:table-cell table:style-name="ce79" office:value-type="time" office:time-value="PT02H26M05.448S" calcext:value-type="time">
            <text:p>02:26:05,448</text:p>
          </table:table-cell>
          <table:table-cell table:style-name="ce79" office:value-type="time" office:time-value="PT01H11M02.139S" calcext:value-type="time">
            <text:p>01:11:02,139</text:p>
          </table:table-cell>
          <table:table-cell table:formula="of:=[.I67]-[.J67]" office:value-type="time" office:time-value="PT01H15M03.309S" calcext:value-type="time">
            <text:p>01:15:03,309</text:p>
          </table:table-cell>
          <table:table-cell/>
          <table:table-cell table:style-name="ce79" office:value-type="time" office:time-value="PT02H26M06.115S" calcext:value-type="time">
            <text:p>02:26:06,115</text:p>
          </table:table-cell>
          <table:table-cell table:style-name="ce79" office:value-type="time" office:time-value="PT01H11M03.139S" calcext:value-type="time">
            <text:p>01:11:03,139</text:p>
          </table:table-cell>
          <table:table-cell table:style-name="ce84" table:formula="of:=[.M67]-[.N67]" office:value-type="time" office:time-value="PT01H15M02.976S" calcext:value-type="time">
            <text:p>01:15:02,976</text:p>
          </table:table-cell>
          <table:table-cell table:style-name="ce84" table:formula="of:=[.K67]-[.O67]" office:value-type="time" office:time-value="PT00H00M00.333S" calcext:value-type="time">
            <text:p>00:00:00,333</text:p>
          </table:table-cell>
          <table:table-cell table:style-name="ce89" office:value-type="float" office:value="-210" calcext:value-type="float">
            <text:p>-210</text:p>
          </table:table-cell>
          <table:table-cell table:style-name="ce84" table:formula="of:=IF([.Q67]&lt;0;-TIME(0;0;ABS([.Q67])/1000);TIME(0;0;[.Q67]/1000))" office:value-type="time" office:time-value="-PT00H00M00.21S" calcext:value-type="time">
            <text:p>-00:00:00,210</text:p>
          </table:table-cell>
          <table:table-cell table:style-name="ce84" table:formula="of:=[.P67]+[.R67]" office:value-type="time" office:time-value="PT00H00M00.123S" calcext:value-type="time">
            <text:p>00:00:00,123</text:p>
          </table:table-cell>
          <table:table-cell table:style-name="ce84" table:formula="of:=[.K67]+[.R67]" office:value-type="time" office:time-value="PT01H15M03.099S" calcext:value-type="time">
            <text:p>01:15:03,099</text:p>
          </table:table-cell>
          <table:table-cell table:style-name="ce84"/>
          <table:table-cell table:style-name="ce84" table:formula="of:=[.C67]-[.F67]" office:value-type="time" office:time-value="PT01H15M03.671S" calcext:value-type="time">
            <text:p>01:15:03,671</text:p>
          </table:table-cell>
          <table:table-cell table:style-name="ce84" table:formula="of:=[.I67]-[.C67]" office:value-type="time" office:time-value="-PT00H00M00.065S" calcext:value-type="time">
            <text:p>-00:00:00,065</text:p>
          </table:table-cell>
          <table:table-cell table:style-name="ce84" table:formula="of:=[.J67]-[.F67]" office:value-type="time" office:time-value="PT00H00M00.297S" calcext:value-type="time">
            <text:p>00:00:00,297</text:p>
          </table:table-cell>
          <table:table-cell table:style-name="ce84" table:formula="of:=[.X67]-[.W67]" office:value-type="time" office:time-value="PT00H00M00.362S" calcext:value-type="time">
            <text:p>00:00:00,362</text:p>
          </table:table-cell>
          <table:table-cell table:number-columns-repeated="39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THE</text:p>
          </table:table-cell>
          <table:table-cell office:value-type="time" office:time-value="PT02H26M11.519S" calcext:value-type="time">
            <text:p>02:26:11,519</text:p>
          </table:table-cell>
          <table:table-cell office:value-type="time" office:time-value="PT02H26M12.853S" calcext:value-type="time">
            <text:p>02:26:12,853</text:p>
          </table:table-cell>
          <table:table-cell table:style-name="ce79" table:formula="of:=[.D68]-[.C68]" office:value-type="time" office:time-value="PT00H00M01.334S" calcext:value-type="time">
            <text:p>00:00:01,334</text:p>
          </table:table-cell>
          <table:table-cell office:value-type="time" office:time-value="PT01H13M12.89S" calcext:value-type="time">
            <text:p>01:13:12,890</text:p>
          </table:table-cell>
          <table:table-cell table:formula="of:=[.F68]+[.E68]" office:value-type="time" office:time-value="PT01H13M14.224S" calcext:value-type="time">
            <text:p>01:13:14,224</text:p>
          </table:table-cell>
          <table:table-cell/>
          <table:table-cell table:style-name="ce79" office:value-type="time" office:time-value="PT02H26M08.939S" calcext:value-type="time">
            <text:p>02:26:08,939</text:p>
          </table:table-cell>
          <table:table-cell table:style-name="ce79" office:value-type="time" office:time-value="PT01H13M10.883S" calcext:value-type="time">
            <text:p>01:13:10,883</text:p>
          </table:table-cell>
          <table:table-cell table:formula="of:=[.I68]-[.J68]" office:value-type="time" office:time-value="PT01H12M58.056S" calcext:value-type="time">
            <text:p>01:12:58,056</text:p>
          </table:table-cell>
          <table:table-cell/>
          <table:table-cell table:style-name="ce79" office:value-type="time" office:time-value="PT02H26M09.585S" calcext:value-type="time">
            <text:p>02:26:09,585</text:p>
          </table:table-cell>
          <table:table-cell table:style-name="ce79" office:value-type="time" office:time-value="PT01H13M11.809S" calcext:value-type="time">
            <text:p>01:13:11,809</text:p>
          </table:table-cell>
          <table:table-cell table:style-name="ce84" table:formula="of:=[.M68]-[.N68]" office:value-type="time" office:time-value="PT01H12M57.776S" calcext:value-type="time">
            <text:p>01:12:57,776</text:p>
          </table:table-cell>
          <table:table-cell table:style-name="ce84" table:formula="of:=[.K68]-[.O68]" office:value-type="time" office:time-value="PT00H00M00.28S" calcext:value-type="time">
            <text:p>00:00:00,28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68]&lt;0;-TIME(0;0;ABS([.Q68])/1000);TIME(0;0;[.Q68]/1000))" office:value-type="time" office:time-value="PT00H00M00S" calcext:value-type="time">
            <text:p>00:00:00,000</text:p>
          </table:table-cell>
          <table:table-cell table:style-name="ce84" table:formula="of:=[.P68]+[.R68]" office:value-type="time" office:time-value="PT00H00M00.28S" calcext:value-type="time">
            <text:p>00:00:00,280</text:p>
          </table:table-cell>
          <table:table-cell table:style-name="ce84" table:formula="of:=[.K68]+[.R68]" office:value-type="time" office:time-value="PT01H12M58.056S" calcext:value-type="time">
            <text:p>01:12:58,056</text:p>
          </table:table-cell>
          <table:table-cell table:style-name="ce84"/>
          <table:table-cell table:style-name="ce84" table:formula="of:=[.C68]-[.F68]" office:value-type="time" office:time-value="PT01H12M58.629S" calcext:value-type="time">
            <text:p>01:12:58,629</text:p>
          </table:table-cell>
          <table:table-cell table:style-name="ce84" table:formula="of:=[.I68]-[.C68]" office:value-type="time" office:time-value="-PT00H00M02.58S" calcext:value-type="time">
            <text:p>-00:00:02,580</text:p>
          </table:table-cell>
          <table:table-cell table:style-name="ce84" table:formula="of:=[.J68]-[.F68]" office:value-type="time" office:time-value="-PT00H00M02.007S" calcext:value-type="time">
            <text:p>-00:00:02,007</text:p>
          </table:table-cell>
          <table:table-cell table:style-name="ce84" table:formula="of:=[.X68]-[.W68]" office:value-type="time" office:time-value="PT00H00M00.573S" calcext:value-type="time">
            <text:p>00:00:00,573</text:p>
          </table:table-cell>
          <table:table-cell table:number-columns-repeated="39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THE</text:p>
          </table:table-cell>
          <table:table-cell office:value-type="time" office:time-value="PT02H26M16.575S" calcext:value-type="time">
            <text:p>02:26:16,575</text:p>
          </table:table-cell>
          <table:table-cell office:value-type="time" office:time-value="PT02H26M34.426S" calcext:value-type="time">
            <text:p>02:26:34,426</text:p>
          </table:table-cell>
          <table:table-cell table:style-name="ce79" table:formula="of:=[.D69]-[.C69]" office:value-type="time" office:time-value="PT00H00M17.851S" calcext:value-type="time">
            <text:p>00:00:17,851</text:p>
          </table:table-cell>
          <table:table-cell office:value-type="time" office:time-value="PT01H13M17.936S" calcext:value-type="time">
            <text:p>01:13:17,936</text:p>
          </table:table-cell>
          <table:table-cell table:formula="of:=[.F69]+[.E69]" office:value-type="time" office:time-value="PT01H13M35.787S" calcext:value-type="time">
            <text:p>01:13:35,787</text:p>
          </table:table-cell>
          <table:table-cell/>
          <table:table-cell table:style-name="ce79" office:value-type="time" office:time-value="PT02H26M17.636S" calcext:value-type="time">
            <text:p>02:26:17,636</text:p>
          </table:table-cell>
          <table:table-cell table:style-name="ce79" office:value-type="time" office:time-value="PT01H13M19.569S" calcext:value-type="time">
            <text:p>01:13:19,569</text:p>
          </table:table-cell>
          <table:table-cell table:formula="of:=[.I69]-[.J69]" office:value-type="time" office:time-value="PT01H12M58.067S" calcext:value-type="time">
            <text:p>01:12:58,067</text:p>
          </table:table-cell>
          <table:table-cell/>
          <table:table-cell table:style-name="ce79" office:value-type="time" office:time-value="PT02H26M17.753S" calcext:value-type="time">
            <text:p>02:26:17,753</text:p>
          </table:table-cell>
          <table:table-cell table:style-name="ce79" office:value-type="time" office:time-value="PT01H13M19.98S" calcext:value-type="time">
            <text:p>01:13:19,980</text:p>
          </table:table-cell>
          <table:table-cell table:style-name="ce84" table:formula="of:=[.M69]-[.N69]" office:value-type="time" office:time-value="PT01H12M57.773S" calcext:value-type="time">
            <text:p>01:12:57,773</text:p>
          </table:table-cell>
          <table:table-cell table:style-name="ce84" table:formula="of:=[.K69]-[.O69]" office:value-type="time" office:time-value="PT00H00M00.294S" calcext:value-type="time">
            <text:p>00:00:00,294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69]&lt;0;-TIME(0;0;ABS([.Q69])/1000);TIME(0;0;[.Q69]/1000))" office:value-type="time" office:time-value="PT00H00M00S" calcext:value-type="time">
            <text:p>00:00:00,000</text:p>
          </table:table-cell>
          <table:table-cell table:style-name="ce84" table:formula="of:=[.P69]+[.R69]" office:value-type="time" office:time-value="PT00H00M00.294S" calcext:value-type="time">
            <text:p>00:00:00,294</text:p>
          </table:table-cell>
          <table:table-cell table:style-name="ce84" table:formula="of:=[.K69]+[.R69]" office:value-type="time" office:time-value="PT01H12M58.067S" calcext:value-type="time">
            <text:p>01:12:58,067</text:p>
          </table:table-cell>
          <table:table-cell table:style-name="ce84"/>
          <table:table-cell table:style-name="ce84" table:formula="of:=[.C69]-[.F69]" office:value-type="time" office:time-value="PT01H12M58.639S" calcext:value-type="time">
            <text:p>01:12:58,639</text:p>
          </table:table-cell>
          <table:table-cell table:style-name="ce84" table:formula="of:=[.I69]-[.C69]" office:value-type="time" office:time-value="PT00H00M01.061S" calcext:value-type="time">
            <text:p>00:00:01,061</text:p>
          </table:table-cell>
          <table:table-cell table:style-name="ce84" table:formula="of:=[.J69]-[.F69]" office:value-type="time" office:time-value="PT00H00M01.633S" calcext:value-type="time">
            <text:p>00:00:01,633</text:p>
          </table:table-cell>
          <table:table-cell table:style-name="ce84" table:formula="of:=[.X69]-[.W69]" office:value-type="time" office:time-value="PT00H00M00.572S" calcext:value-type="time">
            <text:p>00:00:00,572</text:p>
          </table:table-cell>
          <table:table-cell table:number-columns-repeated="39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THE</text:p>
          </table:table-cell>
          <table:table-cell office:value-type="time" office:time-value="PT02H26M35.541S" calcext:value-type="time">
            <text:p>02:26:35,541</text:p>
          </table:table-cell>
          <table:table-cell office:value-type="time" office:time-value="PT02H29M08.444S" calcext:value-type="time">
            <text:p>02:29:08,444</text:p>
          </table:table-cell>
          <table:table-cell table:style-name="ce79" table:formula="of:=[.D70]-[.C70]" office:value-type="time" office:time-value="PT00H02M32.903S" calcext:value-type="time">
            <text:p>00:02:32,903</text:p>
          </table:table-cell>
          <table:table-cell office:value-type="time" office:time-value="PT01H14M28.131S" calcext:value-type="time">
            <text:p>01:14:28,131</text:p>
          </table:table-cell>
          <table:table-cell table:formula="of:=[.F70]+[.E70]" office:value-type="time" office:time-value="PT01H17M01.034S" calcext:value-type="time">
            <text:p>01:17:01,034</text:p>
          </table:table-cell>
          <table:table-cell/>
          <table:table-cell table:style-name="ce79" office:value-type="time" office:time-value="PT02H26M38.822S" calcext:value-type="time">
            <text:p>02:26:38,822</text:p>
          </table:table-cell>
          <table:table-cell table:style-name="ce79" office:value-type="time" office:time-value="PT01H15M13.679S" calcext:value-type="time">
            <text:p>01:15:13,679</text:p>
          </table:table-cell>
          <table:table-cell table:formula="of:=[.I70]-[.J70]" office:value-type="time" office:time-value="PT01H11M25.143S" calcext:value-type="time">
            <text:p>01:11:25,143</text:p>
          </table:table-cell>
          <table:table-cell/>
          <table:table-cell table:style-name="ce79" office:value-type="time" office:time-value="PT02H26M38.176S" calcext:value-type="time">
            <text:p>02:26:38,176</text:p>
          </table:table-cell>
          <table:table-cell table:style-name="ce79" office:value-type="time" office:time-value="PT01H15M13.433S" calcext:value-type="time">
            <text:p>01:15:13,433</text:p>
          </table:table-cell>
          <table:table-cell table:style-name="ce84" table:formula="of:=[.M70]-[.N70]" office:value-type="time" office:time-value="PT01H11M24.743S" calcext:value-type="time">
            <text:p>01:11:24,743</text:p>
          </table:table-cell>
          <table:table-cell table:style-name="ce84" table:formula="of:=[.K70]-[.O70]" office:value-type="time" office:time-value="PT00H00M00.4S" calcext:value-type="time">
            <text:p>00:00:00,400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70]&lt;0;-TIME(0;0;ABS([.Q70])/1000);TIME(0;0;[.Q70]/1000))" office:value-type="time" office:time-value="-PT00H00M00.25S" calcext:value-type="time">
            <text:p>-00:00:00,250</text:p>
          </table:table-cell>
          <table:table-cell table:style-name="ce84" table:formula="of:=[.P70]+[.R70]" office:value-type="time" office:time-value="PT00H00M00.15S" calcext:value-type="time">
            <text:p>00:00:00,150</text:p>
          </table:table-cell>
          <table:table-cell table:style-name="ce84" table:formula="of:=[.K70]+[.R70]" office:value-type="time" office:time-value="PT01H11M24.893S" calcext:value-type="time">
            <text:p>01:11:24,893</text:p>
          </table:table-cell>
          <table:table-cell table:style-name="ce84"/>
          <table:table-cell table:style-name="ce84" table:formula="of:=[.C70]-[.F70]" office:value-type="time" office:time-value="PT01H12M07.41S" calcext:value-type="time">
            <text:p>01:12:07,410</text:p>
          </table:table-cell>
          <table:table-cell table:style-name="ce84" table:formula="of:=[.I70]-[.C70]" office:value-type="time" office:time-value="PT00H00M03.281S" calcext:value-type="time">
            <text:p>00:00:03,281</text:p>
          </table:table-cell>
          <table:table-cell table:style-name="ce84" table:formula="of:=[.J70]-[.F70]" office:value-type="time" office:time-value="PT00H00M45.548S" calcext:value-type="time">
            <text:p>00:00:45,548</text:p>
          </table:table-cell>
          <table:table-cell table:style-name="ce84" table:formula="of:=[.X70]-[.W70]" office:value-type="time" office:time-value="PT00H00M42.267S" calcext:value-type="time">
            <text:p>00:00:42,267</text:p>
          </table:table-cell>
          <table:table-cell table:number-columns-repeated="39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THE</text:p>
          </table:table-cell>
          <table:table-cell office:value-type="time" office:time-value="PT02H29M14.917S" calcext:value-type="time">
            <text:p>02:29:14,917</text:p>
          </table:table-cell>
          <table:table-cell office:value-type="time" office:time-value="PT02H34M01.828S" calcext:value-type="time">
            <text:p>02:34:01,828</text:p>
          </table:table-cell>
          <table:table-cell table:style-name="ce79" table:formula="of:=[.D71]-[.C71]" office:value-type="time" office:time-value="PT00H04M46.911S" calcext:value-type="time">
            <text:p>00:04:46,911</text:p>
          </table:table-cell>
          <table:table-cell office:value-type="time" office:time-value="PT01H22M13.555S" calcext:value-type="time">
            <text:p>01:22:13,555</text:p>
          </table:table-cell>
          <table:table-cell table:formula="of:=[.F71]+[.E71]" office:value-type="time" office:time-value="PT01H27M00.466S" calcext:value-type="time">
            <text:p>01:27:00,466</text:p>
          </table:table-cell>
          <table:table-cell/>
          <table:table-cell table:style-name="ce79" office:value-type="time" office:time-value="PT02H28M55.576S" calcext:value-type="time">
            <text:p>02:28:55,576</text:p>
          </table:table-cell>
          <table:table-cell table:style-name="ce79" office:value-type="time" office:time-value="PT01H22M36.496S" calcext:value-type="time">
            <text:p>01:22:36,496</text:p>
          </table:table-cell>
          <table:table-cell table:formula="of:=[.I71]-[.J71]" office:value-type="time" office:time-value="PT01H06M19.08S" calcext:value-type="time">
            <text:p>01:06:19,080</text:p>
          </table:table-cell>
          <table:table-cell/>
          <table:table-cell table:style-name="ce79" office:value-type="time" office:time-value="PT02H28M45.467S" calcext:value-type="time">
            <text:p>02:28:45,467</text:p>
          </table:table-cell>
          <table:table-cell table:style-name="ce79" office:value-type="time" office:time-value="PT01H22M26.742S" calcext:value-type="time">
            <text:p>01:22:26,742</text:p>
          </table:table-cell>
          <table:table-cell table:style-name="ce84" table:formula="of:=[.M71]-[.N71]" office:value-type="time" office:time-value="PT01H06M18.725S" calcext:value-type="time">
            <text:p>01:06:18,725</text:p>
          </table:table-cell>
          <table:table-cell table:style-name="ce84" table:formula="of:=[.K71]-[.O71]" office:value-type="time" office:time-value="PT00H00M00.355S" calcext:value-type="time">
            <text:p>00:00:00,355</text:p>
          </table:table-cell>
          <table:table-cell table:style-name="ce89" office:value-type="float" office:value="-240" calcext:value-type="float">
            <text:p>-240</text:p>
          </table:table-cell>
          <table:table-cell table:style-name="ce84" table:formula="of:=IF([.Q71]&lt;0;-TIME(0;0;ABS([.Q71])/1000);TIME(0;0;[.Q71]/1000))" office:value-type="time" office:time-value="-PT00H00M00.24S" calcext:value-type="time">
            <text:p>-00:00:00,240</text:p>
          </table:table-cell>
          <table:table-cell table:style-name="ce84" table:formula="of:=[.P71]+[.R71]" office:value-type="time" office:time-value="PT00H00M00.115S" calcext:value-type="time">
            <text:p>00:00:00,115</text:p>
          </table:table-cell>
          <table:table-cell table:style-name="ce84" table:formula="of:=[.K71]+[.R71]" office:value-type="time" office:time-value="PT01H06M18.84S" calcext:value-type="time">
            <text:p>01:06:18,840</text:p>
          </table:table-cell>
          <table:table-cell table:style-name="ce84"/>
          <table:table-cell table:style-name="ce84" table:formula="of:=[.C71]-[.F71]" office:value-type="time" office:time-value="PT01H07M01.362S" calcext:value-type="time">
            <text:p>01:07:01,362</text:p>
          </table:table-cell>
          <table:table-cell table:style-name="ce84" table:formula="of:=[.I71]-[.C71]" office:value-type="time" office:time-value="-PT00H00M19.341S" calcext:value-type="time">
            <text:p>-00:00:19,341</text:p>
          </table:table-cell>
          <table:table-cell table:style-name="ce84" table:formula="of:=[.J71]-[.F71]" office:value-type="time" office:time-value="PT00H00M22.941S" calcext:value-type="time">
            <text:p>00:00:22,941</text:p>
          </table:table-cell>
          <table:table-cell table:style-name="ce84" table:formula="of:=[.X71]-[.W71]" office:value-type="time" office:time-value="PT00H00M42.282S" calcext:value-type="time">
            <text:p>00:00:42,282</text:p>
          </table:table-cell>
          <table:table-cell table:number-columns-repeated="39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THE</text:p>
          </table:table-cell>
          <table:table-cell office:value-type="time" office:time-value="PT02H34M56.481S" calcext:value-type="time">
            <text:p>02:34:56,481</text:p>
          </table:table-cell>
          <table:table-cell office:value-type="time" office:time-value="PT02H35M22.883S" calcext:value-type="time">
            <text:p>02:35:22,883</text:p>
          </table:table-cell>
          <table:table-cell table:style-name="ce79" table:formula="of:=[.D72]-[.C72]" office:value-type="time" office:time-value="PT00H00M26.402S" calcext:value-type="time">
            <text:p>00:00:26,402</text:p>
          </table:table-cell>
          <table:table-cell office:value-type="time" office:time-value="PT01H30M13.367S" calcext:value-type="time">
            <text:p>01:30:13,367</text:p>
          </table:table-cell>
          <table:table-cell table:formula="of:=[.F72]+[.E72]" office:value-type="time" office:time-value="PT01H30M39.769S" calcext:value-type="time">
            <text:p>01:30:39,769</text:p>
          </table:table-cell>
          <table:table-cell/>
          <table:table-cell table:style-name="ce79" office:value-type="time" office:time-value="PT02H34M17.198S" calcext:value-type="time">
            <text:p>02:34:17,198</text:p>
          </table:table-cell>
          <table:table-cell table:style-name="ce79" office:value-type="time" office:time-value="PT01H30M16.63S" calcext:value-type="time">
            <text:p>01:30:16,630</text:p>
          </table:table-cell>
          <table:table-cell table:formula="of:=[.I72]-[.J72]" office:value-type="time" office:time-value="PT01H04M00.568S" calcext:value-type="time">
            <text:p>01:04:00,568</text:p>
          </table:table-cell>
          <table:table-cell/>
          <table:table-cell table:style-name="ce79" office:value-type="time" office:time-value="PT02H34M31.68S" calcext:value-type="time">
            <text:p>02:34:31,680</text:p>
          </table:table-cell>
          <table:table-cell table:style-name="ce79" office:value-type="time" office:time-value="PT01H30M31.472S" calcext:value-type="time">
            <text:p>01:30:31,472</text:p>
          </table:table-cell>
          <table:table-cell table:style-name="ce84" table:formula="of:=[.M72]-[.N72]" office:value-type="time" office:time-value="PT01H04M00.208S" calcext:value-type="time">
            <text:p>01:04:00,208</text:p>
          </table:table-cell>
          <table:table-cell table:style-name="ce84" table:formula="of:=[.K72]-[.O72]" office:value-type="time" office:time-value="PT00H00M00.36S" calcext:value-type="time">
            <text:p>00:00:00,36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72]&lt;0;-TIME(0;0;ABS([.Q72])/1000);TIME(0;0;[.Q72]/1000))" office:value-type="time" office:time-value="PT00H00M00S" calcext:value-type="time">
            <text:p>00:00:00,000</text:p>
          </table:table-cell>
          <table:table-cell table:style-name="ce84" table:formula="of:=[.P72]+[.R72]" office:value-type="time" office:time-value="PT00H00M00.36S" calcext:value-type="time">
            <text:p>00:00:00,360</text:p>
          </table:table-cell>
          <table:table-cell table:style-name="ce84" table:formula="of:=[.K72]+[.R72]" office:value-type="time" office:time-value="PT01H04M00.568S" calcext:value-type="time">
            <text:p>01:04:00,568</text:p>
          </table:table-cell>
          <table:table-cell table:style-name="ce84"/>
          <table:table-cell table:style-name="ce84" table:formula="of:=[.C72]-[.F72]" office:value-type="time" office:time-value="PT01H04M43.114S" calcext:value-type="time">
            <text:p>01:04:43,114</text:p>
          </table:table-cell>
          <table:table-cell table:style-name="ce84" table:formula="of:=[.I72]-[.C72]" office:value-type="time" office:time-value="-PT00H00M39.283S" calcext:value-type="time">
            <text:p>-00:00:39,283</text:p>
          </table:table-cell>
          <table:table-cell table:style-name="ce84" table:formula="of:=[.J72]-[.F72]" office:value-type="time" office:time-value="PT00H00M03.263S" calcext:value-type="time">
            <text:p>00:00:03,263</text:p>
          </table:table-cell>
          <table:table-cell table:style-name="ce84" table:formula="of:=[.X72]-[.W72]" office:value-type="time" office:time-value="PT00H00M42.546S" calcext:value-type="time">
            <text:p>00:00:42,546</text:p>
          </table:table-cell>
          <table:table-cell table:number-columns-repeated="39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</text:p>
          </table:table-cell>
          <table:table-cell office:value-type="time" office:time-value="PT02H35M31.789S" calcext:value-type="time">
            <text:p>02:35:31,789</text:p>
          </table:table-cell>
          <table:table-cell office:value-type="time" office:time-value="PT02H43M43.53S" calcext:value-type="time">
            <text:p>02:43:43,530</text:p>
          </table:table-cell>
          <table:table-cell table:style-name="ce79" table:formula="of:=[.D73]-[.C73]" office:value-type="time" office:time-value="PT00H08M11.741S" calcext:value-type="time">
            <text:p>00:08:11,741</text:p>
          </table:table-cell>
          <table:table-cell office:value-type="time" office:time-value="PT01H33M33.067S" calcext:value-type="time">
            <text:p>01:33:33,067</text:p>
          </table:table-cell>
          <table:table-cell table:formula="of:=[.F73]+[.E73]" office:value-type="time" office:time-value="PT01H41M44.808S" calcext:value-type="time">
            <text:p>01:41:44,808</text:p>
          </table:table-cell>
          <table:table-cell/>
          <table:table-cell table:style-name="ce79" office:value-type="time" office:time-value="PT02H34M50.689S" calcext:value-type="time">
            <text:p>02:34:50,689</text:p>
          </table:table-cell>
          <table:table-cell table:style-name="ce79" office:value-type="time" office:time-value="PT01H33M34.512S" calcext:value-type="time">
            <text:p>01:33:34,512</text:p>
          </table:table-cell>
          <table:table-cell table:formula="of:=[.I73]-[.J73]" office:value-type="time" office:time-value="PT01H01M16.177S" calcext:value-type="time">
            <text:p>01:01:16,177</text:p>
          </table:table-cell>
          <table:table-cell/>
          <table:table-cell table:style-name="ce79" office:value-type="time" office:time-value="PT02H34M50.124S" calcext:value-type="time">
            <text:p>02:34:50,124</text:p>
          </table:table-cell>
          <table:table-cell table:style-name="ce79" office:value-type="time" office:time-value="PT01H33M34.284S" calcext:value-type="time">
            <text:p>01:33:34,284</text:p>
          </table:table-cell>
          <table:table-cell table:style-name="ce84" table:formula="of:=[.M73]-[.N73]" office:value-type="time" office:time-value="PT01H01M15.84S" calcext:value-type="time">
            <text:p>01:01:15,840</text:p>
          </table:table-cell>
          <table:table-cell table:style-name="ce84" table:formula="of:=[.K73]-[.O73]" office:value-type="time" office:time-value="PT00H00M00.337S" calcext:value-type="time">
            <text:p>00:00:00,33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73]&lt;0;-TIME(0;0;ABS([.Q73])/1000);TIME(0;0;[.Q73]/1000))" office:value-type="time" office:time-value="PT00H00M00S" calcext:value-type="time">
            <text:p>00:00:00,000</text:p>
          </table:table-cell>
          <table:table-cell table:style-name="ce84" table:formula="of:=[.P73]+[.R73]" office:value-type="time" office:time-value="PT00H00M00.337S" calcext:value-type="time">
            <text:p>00:00:00,337</text:p>
          </table:table-cell>
          <table:table-cell table:style-name="ce84" table:formula="of:=[.K73]+[.R73]" office:value-type="time" office:time-value="PT01H01M16.177S" calcext:value-type="time">
            <text:p>01:01:16,177</text:p>
          </table:table-cell>
          <table:table-cell table:style-name="ce84"/>
          <table:table-cell table:style-name="ce84" table:formula="of:=[.C73]-[.F73]" office:value-type="time" office:time-value="PT01H01M58.722S" calcext:value-type="time">
            <text:p>01:01:58,722</text:p>
          </table:table-cell>
          <table:table-cell table:style-name="ce84" table:formula="of:=[.I73]-[.C73]" office:value-type="time" office:time-value="-PT00H00M41.1S" calcext:value-type="time">
            <text:p>-00:00:41,100</text:p>
          </table:table-cell>
          <table:table-cell table:style-name="ce84" table:formula="of:=[.J73]-[.F73]" office:value-type="time" office:time-value="PT00H00M01.445S" calcext:value-type="time">
            <text:p>00:00:01,445</text:p>
          </table:table-cell>
          <table:table-cell table:style-name="ce84" table:formula="of:=[.X73]-[.W73]" office:value-type="time" office:time-value="PT00H00M42.545S" calcext:value-type="time">
            <text:p>00:00:42,545</text:p>
          </table:table-cell>
          <table:table-cell table:number-columns-repeated="39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THE</text:p>
          </table:table-cell>
          <table:table-cell office:value-type="time" office:time-value="PT02H43M44.871S" calcext:value-type="time">
            <text:p>02:43:44,871</text:p>
          </table:table-cell>
          <table:table-cell office:value-type="time" office:time-value="PT02H45M07.495S" calcext:value-type="time">
            <text:p>02:45:07,495</text:p>
          </table:table-cell>
          <table:table-cell table:style-name="ce79" table:formula="of:=[.D74]-[.C74]" office:value-type="time" office:time-value="PT00H01M22.624S" calcext:value-type="time">
            <text:p>00:01:22,624</text:p>
          </table:table-cell>
          <table:table-cell office:value-type="time" office:time-value="PT01H42M25.557S" calcext:value-type="time">
            <text:p>01:42:25,557</text:p>
          </table:table-cell>
          <table:table-cell table:formula="of:=[.F74]+[.E74]" office:value-type="time" office:time-value="PT01H43M48.181S" calcext:value-type="time">
            <text:p>01:43:48,181</text:p>
          </table:table-cell>
          <table:table-cell/>
          <table:table-cell table:style-name="ce79" office:value-type="time" office:time-value="PT02H43M08.673S" calcext:value-type="time">
            <text:p>02:43:08,673</text:p>
          </table:table-cell>
          <table:table-cell table:style-name="ce79" office:value-type="time" office:time-value="PT01H42M31.689S" calcext:value-type="time">
            <text:p>01:42:31,689</text:p>
          </table:table-cell>
          <table:table-cell table:formula="of:=[.I74]-[.J74]" office:value-type="time" office:time-value="PT01H00M36.984S" calcext:value-type="time">
            <text:p>01:00:36,984</text:p>
          </table:table-cell>
          <table:table-cell/>
          <table:table-cell table:style-name="ce79" office:value-type="time" office:time-value="PT02H43M09.226S" calcext:value-type="time">
            <text:p>02:43:09,226</text:p>
          </table:table-cell>
          <table:table-cell table:style-name="ce79" office:value-type="time" office:time-value="PT01H42M32.614S" calcext:value-type="time">
            <text:p>01:42:32,614</text:p>
          </table:table-cell>
          <table:table-cell table:style-name="ce84" table:formula="of:=[.M74]-[.N74]" office:value-type="time" office:time-value="PT01H00M36.612S" calcext:value-type="time">
            <text:p>01:00:36,612</text:p>
          </table:table-cell>
          <table:table-cell table:style-name="ce84" table:formula="of:=[.K74]-[.O74]" office:value-type="time" office:time-value="PT00H00M00.372S" calcext:value-type="time">
            <text:p>00:00:00,372</text:p>
          </table:table-cell>
          <table:table-cell table:style-name="ce89" office:value-type="float" office:value="-210" calcext:value-type="float">
            <text:p>-210</text:p>
          </table:table-cell>
          <table:table-cell table:style-name="ce84" table:formula="of:=IF([.Q74]&lt;0;-TIME(0;0;ABS([.Q74])/1000);TIME(0;0;[.Q74]/1000))" office:value-type="time" office:time-value="-PT00H00M00.21S" calcext:value-type="time">
            <text:p>-00:00:00,210</text:p>
          </table:table-cell>
          <table:table-cell table:style-name="ce84" table:formula="of:=[.P74]+[.R74]" office:value-type="time" office:time-value="PT00H00M00.162S" calcext:value-type="time">
            <text:p>00:00:00,162</text:p>
          </table:table-cell>
          <table:table-cell table:style-name="ce84" table:formula="of:=[.K74]+[.R74]" office:value-type="time" office:time-value="PT01H00M36.774S" calcext:value-type="time">
            <text:p>01:00:36,774</text:p>
          </table:table-cell>
          <table:table-cell table:style-name="ce84"/>
          <table:table-cell table:style-name="ce84" table:formula="of:=[.C74]-[.F74]" office:value-type="time" office:time-value="PT01H01M19.314S" calcext:value-type="time">
            <text:p>01:01:19,314</text:p>
          </table:table-cell>
          <table:table-cell table:style-name="ce84" table:formula="of:=[.I74]-[.C74]" office:value-type="time" office:time-value="-PT00H00M36.198S" calcext:value-type="time">
            <text:p>-00:00:36,198</text:p>
          </table:table-cell>
          <table:table-cell table:style-name="ce84" table:formula="of:=[.J74]-[.F74]" office:value-type="time" office:time-value="PT00H00M06.132S" calcext:value-type="time">
            <text:p>00:00:06,132</text:p>
          </table:table-cell>
          <table:table-cell table:style-name="ce84" table:formula="of:=[.X74]-[.W74]" office:value-type="time" office:time-value="PT00H00M42.33S" calcext:value-type="time">
            <text:p>00:00:42,330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EXT</text:p>
          </table:table-cell>
          <table:table-cell office:value-type="time" office:time-value="PT02H45M40.349S" calcext:value-type="time">
            <text:p>02:45:40,349</text:p>
          </table:table-cell>
          <table:table-cell office:value-type="time" office:time-value="PT02H54M22.041S" calcext:value-type="time">
            <text:p>02:54:22,041</text:p>
          </table:table-cell>
          <table:table-cell table:style-name="ce79" table:formula="of:=[.D75]-[.C75]" office:value-type="time" office:time-value="PT00H08M41.692S" calcext:value-type="time">
            <text:p>00:08:41,692</text:p>
          </table:table-cell>
          <table:table-cell office:value-type="time" office:time-value="PT02H13M03.56S" calcext:value-type="time">
            <text:p>02:13:03,560</text:p>
          </table:table-cell>
          <table:table-cell table:formula="of:=[.F75]+[.E75]" office:value-type="time" office:time-value="PT02H21M45.252S" calcext:value-type="time">
            <text:p>02:21:45,252</text:p>
          </table:table-cell>
          <table:table-cell/>
          <table:table-cell table:style-name="ce79" office:value-type="time" office:time-value="PT02H45M21.772S" calcext:value-type="time">
            <text:p>02:45:21,772</text:p>
          </table:table-cell>
          <table:table-cell table:style-name="ce79" office:value-type="time" office:time-value="PT02H13M27.263S" calcext:value-type="time">
            <text:p>02:13:27,263</text:p>
          </table:table-cell>
          <table:table-cell table:formula="of:=[.I75]-[.J75]" office:value-type="time" office:time-value="PT00H31M54.509S" calcext:value-type="time">
            <text:p>00:31:54,509</text:p>
          </table:table-cell>
          <table:table-cell/>
          <table:table-cell table:style-name="ce79" office:value-type="time" office:time-value="PT02H45M22.062S" calcext:value-type="time">
            <text:p>02:45:22,062</text:p>
          </table:table-cell>
          <table:table-cell table:style-name="ce79" office:value-type="time" office:time-value="PT02H13M27.717S" calcext:value-type="time">
            <text:p>02:13:27,717</text:p>
          </table:table-cell>
          <table:table-cell table:style-name="ce84" table:formula="of:=[.M75]-[.N75]" office:value-type="time" office:time-value="PT00H31M54.345S" calcext:value-type="time">
            <text:p>00:31:54,345</text:p>
          </table:table-cell>
          <table:table-cell table:style-name="ce84" table:formula="of:=[.K75]-[.O75]" office:value-type="time" office:time-value="PT00H00M00.164S" calcext:value-type="time">
            <text:p>00:00:00,164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75]&lt;0;-TIME(0;0;ABS([.Q75])/1000);TIME(0;0;[.Q75]/1000))" office:value-type="time" office:time-value="-PT00H00M00.26S" calcext:value-type="time">
            <text:p>-00:00:00,260</text:p>
          </table:table-cell>
          <table:table-cell table:style-name="ce84" table:formula="of:=[.P75]+[.R75]" office:value-type="time" office:time-value="-PT00H00M00.096S" calcext:value-type="time">
            <text:p>-00:00:00,096</text:p>
          </table:table-cell>
          <table:table-cell table:style-name="ce84" table:formula="of:=[.K75]+[.R75]" office:value-type="time" office:time-value="PT00H31M54.249S" calcext:value-type="time">
            <text:p>00:31:54,249</text:p>
          </table:table-cell>
          <table:table-cell table:style-name="ce84"/>
          <table:table-cell table:style-name="ce84" table:formula="of:=[.C75]-[.F75]" office:value-type="time" office:time-value="PT00H32M36.789S" calcext:value-type="time">
            <text:p>00:32:36,789</text:p>
          </table:table-cell>
          <table:table-cell table:style-name="ce84" table:formula="of:=[.I75]-[.C75]" office:value-type="time" office:time-value="-PT00H00M18.577S" calcext:value-type="time">
            <text:p>-00:00:18,577</text:p>
          </table:table-cell>
          <table:table-cell table:style-name="ce84" table:formula="of:=[.J75]-[.F75]" office:value-type="time" office:time-value="PT00H00M23.703S" calcext:value-type="time">
            <text:p>00:00:23,703</text:p>
          </table:table-cell>
          <table:table-cell table:style-name="ce84" table:formula="of:=[.X75]-[.W75]" office:value-type="time" office:time-value="PT00H00M42.28S" calcext:value-type="time">
            <text:p>00:00:42,280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THE</text:p>
          </table:table-cell>
          <table:table-cell office:value-type="time" office:time-value="PT02H54M23.593S" calcext:value-type="time">
            <text:p>02:54:23,593</text:p>
          </table:table-cell>
          <table:table-cell office:value-type="time" office:time-value="PT02H54M57.456S" calcext:value-type="time">
            <text:p>02:54:57,456</text:p>
          </table:table-cell>
          <table:table-cell table:style-name="ce79" table:formula="of:=[.D76]-[.C76]" office:value-type="time" office:time-value="PT00H00M33.863S" calcext:value-type="time">
            <text:p>00:00:33,863</text:p>
          </table:table-cell>
          <table:table-cell office:value-type="time" office:time-value="PT01H57M29.418S" calcext:value-type="time">
            <text:p>01:57:29,418</text:p>
          </table:table-cell>
          <table:table-cell table:formula="of:=[.F76]+[.E76]" office:value-type="time" office:time-value="PT01H58M03.281S" calcext:value-type="time">
            <text:p>01:58:03,281</text:p>
          </table:table-cell>
          <table:table-cell/>
          <table:table-cell table:style-name="ce79" office:value-type="time" office:time-value="PT02H53M49.235S" calcext:value-type="time">
            <text:p>02:53:49,235</text:p>
          </table:table-cell>
          <table:table-cell table:style-name="ce79" office:value-type="time" office:time-value="PT01H57M37.378S" calcext:value-type="time">
            <text:p>01:57:37,378</text:p>
          </table:table-cell>
          <table:table-cell table:formula="of:=[.I76]-[.J76]" office:value-type="time" office:time-value="PT00H56M11.857S" calcext:value-type="time">
            <text:p>00:56:11,857</text:p>
          </table:table-cell>
          <table:table-cell/>
          <table:table-cell table:style-name="ce79" office:value-type="time" office:time-value="PT02H53M48.032S" calcext:value-type="time">
            <text:p>02:53:48,032</text:p>
          </table:table-cell>
          <table:table-cell table:style-name="ce79" office:value-type="time" office:time-value="PT01H57M36.593S" calcext:value-type="time">
            <text:p>01:57:36,593</text:p>
          </table:table-cell>
          <table:table-cell table:style-name="ce84" table:formula="of:=[.M76]-[.N76]" office:value-type="time" office:time-value="PT00H56M11.439S" calcext:value-type="time">
            <text:p>00:56:11,439</text:p>
          </table:table-cell>
          <table:table-cell table:style-name="ce84" table:formula="of:=[.K76]-[.O76]" office:value-type="time" office:time-value="PT00H00M00.418S" calcext:value-type="time">
            <text:p>00:00:00,418</text:p>
          </table:table-cell>
          <table:table-cell table:style-name="ce89" office:value-type="float" office:value="-220" calcext:value-type="float">
            <text:p>-220</text:p>
          </table:table-cell>
          <table:table-cell table:style-name="ce84" table:formula="of:=IF([.Q76]&lt;0;-TIME(0;0;ABS([.Q76])/1000);TIME(0;0;[.Q76]/1000))" office:value-type="time" office:time-value="-PT00H00M00.22S" calcext:value-type="time">
            <text:p>-00:00:00,220</text:p>
          </table:table-cell>
          <table:table-cell table:style-name="ce84" table:formula="of:=[.P76]+[.R76]" office:value-type="time" office:time-value="PT00H00M00.198S" calcext:value-type="time">
            <text:p>00:00:00,198</text:p>
          </table:table-cell>
          <table:table-cell table:style-name="ce84" table:formula="of:=[.K76]+[.R76]" office:value-type="time" office:time-value="PT00H56M11.637S" calcext:value-type="time">
            <text:p>00:56:11,637</text:p>
          </table:table-cell>
          <table:table-cell table:style-name="ce84"/>
          <table:table-cell table:style-name="ce84" table:formula="of:=[.C76]-[.F76]" office:value-type="time" office:time-value="PT00H56M54.175S" calcext:value-type="time">
            <text:p>00:56:54,175</text:p>
          </table:table-cell>
          <table:table-cell table:style-name="ce84" table:formula="of:=[.I76]-[.C76]" office:value-type="time" office:time-value="-PT00H00M34.358S" calcext:value-type="time">
            <text:p>-00:00:34,358</text:p>
          </table:table-cell>
          <table:table-cell table:style-name="ce84" table:formula="of:=[.J76]-[.F76]" office:value-type="time" office:time-value="PT00H00M07.96S" calcext:value-type="time">
            <text:p>00:00:07,960</text:p>
          </table:table-cell>
          <table:table-cell table:style-name="ce84" table:formula="of:=[.X76]-[.W76]" office:value-type="time" office:time-value="PT00H00M42.318S" calcext:value-type="time">
            <text:p>00:00:42,318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THE</text:p>
          </table:table-cell>
          <table:table-cell office:value-type="time" office:time-value="PT02H55M00.099S" calcext:value-type="time">
            <text:p>02:55:00,099</text:p>
          </table:table-cell>
          <table:table-cell office:value-type="time" office:time-value="PT02H55M52.943S" calcext:value-type="time">
            <text:p>02:55:52,943</text:p>
          </table:table-cell>
          <table:table-cell table:style-name="ce79" table:formula="of:=[.D77]-[.C77]" office:value-type="time" office:time-value="PT00H00M52.844S" calcext:value-type="time">
            <text:p>00:00:52,844</text:p>
          </table:table-cell>
          <table:table-cell office:value-type="time" office:time-value="PT02H02M17.081S" calcext:value-type="time">
            <text:p>02:02:17,081</text:p>
          </table:table-cell>
          <table:table-cell table:formula="of:=[.F77]+[.E77]" office:value-type="time" office:time-value="PT02H03M09.925S" calcext:value-type="time">
            <text:p>02:03:09,925</text:p>
          </table:table-cell>
          <table:table-cell/>
          <table:table-cell table:style-name="ce79" office:value-type="time" office:time-value="PT02H54M34.023S" calcext:value-type="time">
            <text:p>02:54:34,023</text:p>
          </table:table-cell>
          <table:table-cell table:style-name="ce79" office:value-type="time" office:time-value="PT02H02M33.38S" calcext:value-type="time">
            <text:p>02:02:33,380</text:p>
          </table:table-cell>
          <table:table-cell table:formula="of:=[.I77]-[.J77]" office:value-type="time" office:time-value="PT00H52M00.643S" calcext:value-type="time">
            <text:p>00:52:00,643</text:p>
          </table:table-cell>
          <table:table-cell/>
          <table:table-cell table:style-name="ce79" office:value-type="time" office:time-value="PT02H54M21.069S" calcext:value-type="time">
            <text:p>02:54:21,069</text:p>
          </table:table-cell>
          <table:table-cell table:style-name="ce79" office:value-type="time" office:time-value="PT02H02M20.717S" calcext:value-type="time">
            <text:p>02:02:20,717</text:p>
          </table:table-cell>
          <table:table-cell table:style-name="ce84" table:formula="of:=[.M77]-[.N77]" office:value-type="time" office:time-value="PT00H52M00.352S" calcext:value-type="time">
            <text:p>00:52:00,352</text:p>
          </table:table-cell>
          <table:table-cell table:style-name="ce84" table:formula="of:=[.K77]-[.O77]" office:value-type="time" office:time-value="PT00H00M00.291S" calcext:value-type="time">
            <text:p>00:00:00,291</text:p>
          </table:table-cell>
          <table:table-cell table:style-name="ce89" office:value-type="float" office:value="-150" calcext:value-type="float">
            <text:p>-150</text:p>
          </table:table-cell>
          <table:table-cell table:style-name="ce84" table:formula="of:=IF([.Q77]&lt;0;-TIME(0;0;ABS([.Q77])/1000);TIME(0;0;[.Q77]/1000))" office:value-type="time" office:time-value="-PT00H00M00.15S" calcext:value-type="time">
            <text:p>-00:00:00,150</text:p>
          </table:table-cell>
          <table:table-cell table:style-name="ce84" table:formula="of:=[.P77]+[.R77]" office:value-type="time" office:time-value="PT00H00M00.141S" calcext:value-type="time">
            <text:p>00:00:00,141</text:p>
          </table:table-cell>
          <table:table-cell table:style-name="ce84" table:formula="of:=[.K77]+[.R77]" office:value-type="time" office:time-value="PT00H52M00.493S" calcext:value-type="time">
            <text:p>00:52:00,493</text:p>
          </table:table-cell>
          <table:table-cell table:style-name="ce84"/>
          <table:table-cell table:style-name="ce84" table:formula="of:=[.C77]-[.F77]" office:value-type="time" office:time-value="PT00H52M43.018S" calcext:value-type="time">
            <text:p>00:52:43,018</text:p>
          </table:table-cell>
          <table:table-cell table:style-name="ce84" table:formula="of:=[.I77]-[.C77]" office:value-type="time" office:time-value="-PT00H00M26.076S" calcext:value-type="time">
            <text:p>-00:00:26,076</text:p>
          </table:table-cell>
          <table:table-cell table:style-name="ce84" table:formula="of:=[.J77]-[.F77]" office:value-type="time" office:time-value="PT00H00M16.299S" calcext:value-type="time">
            <text:p>00:00:16,299</text:p>
          </table:table-cell>
          <table:table-cell table:style-name="ce84" table:formula="of:=[.X77]-[.W77]" office:value-type="time" office:time-value="PT00H00M42.375S" calcext:value-type="time">
            <text:p>00:00:42,375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THE</text:p>
          </table:table-cell>
          <table:table-cell office:value-type="time" office:time-value="PT02H55M56.234S" calcext:value-type="time">
            <text:p>02:55:56,234</text:p>
          </table:table-cell>
          <table:table-cell office:value-type="time" office:time-value="PT02H56M18.423S" calcext:value-type="time">
            <text:p>02:56:18,423</text:p>
          </table:table-cell>
          <table:table-cell table:style-name="ce79" table:formula="of:=[.D78]-[.C78]" office:value-type="time" office:time-value="PT00H00M22.189S" calcext:value-type="time">
            <text:p>00:00:22,189</text:p>
          </table:table-cell>
          <table:table-cell office:value-type="time" office:time-value="PT02H03M27.401S" calcext:value-type="time">
            <text:p>02:03:27,401</text:p>
          </table:table-cell>
          <table:table-cell table:formula="of:=[.F78]+[.E78]" office:value-type="time" office:time-value="PT02H03M49.59S" calcext:value-type="time">
            <text:p>02:03:49,590</text:p>
          </table:table-cell>
          <table:table-cell/>
          <table:table-cell table:style-name="ce79" office:value-type="time" office:time-value="PT02H55M13.93S" calcext:value-type="time">
            <text:p>02:55:13,930</text:p>
          </table:table-cell>
          <table:table-cell table:style-name="ce79" office:value-type="time" office:time-value="PT02H03M27.638S" calcext:value-type="time">
            <text:p>02:03:27,638</text:p>
          </table:table-cell>
          <table:table-cell table:formula="of:=[.I78]-[.J78]" office:value-type="time" office:time-value="PT00H51M46.292S" calcext:value-type="time">
            <text:p>00:51:46,292</text:p>
          </table:table-cell>
          <table:table-cell/>
          <table:table-cell table:style-name="ce79" office:value-type="time" office:time-value="PT02H55M18.02S" calcext:value-type="time">
            <text:p>02:55:18,020</text:p>
          </table:table-cell>
          <table:table-cell table:style-name="ce79" office:value-type="time" office:time-value="PT02H03M32.158S" calcext:value-type="time">
            <text:p>02:03:32,158</text:p>
          </table:table-cell>
          <table:table-cell table:style-name="ce84" table:formula="of:=[.M78]-[.N78]" office:value-type="time" office:time-value="PT00H51M45.862S" calcext:value-type="time">
            <text:p>00:51:45,862</text:p>
          </table:table-cell>
          <table:table-cell table:style-name="ce84" table:formula="of:=[.K78]-[.O78]" office:value-type="time" office:time-value="PT00H00M00.43S" calcext:value-type="time">
            <text:p>00:00:00,43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78]&lt;0;-TIME(0;0;ABS([.Q78])/1000);TIME(0;0;[.Q78]/1000))" office:value-type="time" office:time-value="PT00H00M00S" calcext:value-type="time">
            <text:p>00:00:00,000</text:p>
          </table:table-cell>
          <table:table-cell table:style-name="ce84" table:formula="of:=[.P78]+[.R78]" office:value-type="time" office:time-value="PT00H00M00.43S" calcext:value-type="time">
            <text:p>00:00:00,430</text:p>
          </table:table-cell>
          <table:table-cell table:style-name="ce84" table:formula="of:=[.K78]+[.R78]" office:value-type="time" office:time-value="PT00H51M46.292S" calcext:value-type="time">
            <text:p>00:51:46,292</text:p>
          </table:table-cell>
          <table:table-cell table:style-name="ce84"/>
          <table:table-cell table:style-name="ce84" table:formula="of:=[.C78]-[.F78]" office:value-type="time" office:time-value="PT00H52M28.833S" calcext:value-type="time">
            <text:p>00:52:28,833</text:p>
          </table:table-cell>
          <table:table-cell table:style-name="ce84" table:formula="of:=[.I78]-[.C78]" office:value-type="time" office:time-value="-PT00H00M42.304S" calcext:value-type="time">
            <text:p>-00:00:42,304</text:p>
          </table:table-cell>
          <table:table-cell table:style-name="ce84" table:formula="of:=[.J78]-[.F78]" office:value-type="time" office:time-value="PT00H00M00.237S" calcext:value-type="time">
            <text:p>00:00:00,237</text:p>
          </table:table-cell>
          <table:table-cell table:style-name="ce84" table:formula="of:=[.X78]-[.W78]" office:value-type="time" office:time-value="PT00H00M42.541S" calcext:value-type="time">
            <text:p>00:00:42,541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THE</text:p>
          </table:table-cell>
          <table:table-cell office:value-type="time" office:time-value="PT02H56M35.695S" calcext:value-type="time">
            <text:p>02:56:35,695</text:p>
          </table:table-cell>
          <table:table-cell office:value-type="time" office:time-value="PT02H57M14.233S" calcext:value-type="time">
            <text:p>02:57:14,233</text:p>
          </table:table-cell>
          <table:table-cell table:style-name="ce79" table:formula="of:=[.D79]-[.C79]" office:value-type="time" office:time-value="PT00H00M38.538S" calcext:value-type="time">
            <text:p>00:00:38,538</text:p>
          </table:table-cell>
          <table:table-cell office:value-type="time" office:time-value="PT01H59M45.471S" calcext:value-type="time">
            <text:p>01:59:45,471</text:p>
          </table:table-cell>
          <table:table-cell table:formula="of:=[.F79]+[.E79]" office:value-type="time" office:time-value="PT02H00M24.009S" calcext:value-type="time">
            <text:p>02:00:24,009</text:p>
          </table:table-cell>
          <table:table-cell/>
          <table:table-cell table:style-name="ce79" office:value-type="time" office:time-value="PT02H55M54.179S" calcext:value-type="time">
            <text:p>02:55:54,179</text:p>
          </table:table-cell>
          <table:table-cell table:style-name="ce79" office:value-type="time" office:time-value="PT01H59M46.163S" calcext:value-type="time">
            <text:p>01:59:46,163</text:p>
          </table:table-cell>
          <table:table-cell table:formula="of:=[.I79]-[.J79]" office:value-type="time" office:time-value="PT00H56M08.016S" calcext:value-type="time">
            <text:p>00:56:08,016</text:p>
          </table:table-cell>
          <table:table-cell/>
          <table:table-cell table:style-name="ce79" office:value-type="time" office:time-value="PT02H55M54.491S" calcext:value-type="time">
            <text:p>02:55:54,491</text:p>
          </table:table-cell>
          <table:table-cell table:style-name="ce79" office:value-type="time" office:time-value="PT01H59M46.849S" calcext:value-type="time">
            <text:p>01:59:46,849</text:p>
          </table:table-cell>
          <table:table-cell table:style-name="ce84" table:formula="of:=[.M79]-[.N79]" office:value-type="time" office:time-value="PT00H56M07.642S" calcext:value-type="time">
            <text:p>00:56:07,642</text:p>
          </table:table-cell>
          <table:table-cell table:style-name="ce84" table:formula="of:=[.K79]-[.O79]" office:value-type="time" office:time-value="PT00H00M00.374S" calcext:value-type="time">
            <text:p>00:00:00,374</text:p>
          </table:table-cell>
          <table:table-cell table:style-name="ce89" office:value-type="float" office:value="-350" calcext:value-type="float">
            <text:p>-350</text:p>
          </table:table-cell>
          <table:table-cell table:style-name="ce84" table:formula="of:=IF([.Q79]&lt;0;-TIME(0;0;ABS([.Q79])/1000);TIME(0;0;[.Q79]/1000))" office:value-type="time" office:time-value="-PT00H00M00.35S" calcext:value-type="time">
            <text:p>-00:00:00,350</text:p>
          </table:table-cell>
          <table:table-cell table:style-name="ce84" table:formula="of:=[.P79]+[.R79]" office:value-type="time" office:time-value="PT00H00M00.024S" calcext:value-type="time">
            <text:p>00:00:00,024</text:p>
          </table:table-cell>
          <table:table-cell table:style-name="ce84" table:formula="of:=[.K79]+[.R79]" office:value-type="time" office:time-value="PT00H56M07.666S" calcext:value-type="time">
            <text:p>00:56:07,666</text:p>
          </table:table-cell>
          <table:table-cell table:style-name="ce84"/>
          <table:table-cell table:style-name="ce84" table:formula="of:=[.C79]-[.F79]" office:value-type="time" office:time-value="PT00H56M50.224S" calcext:value-type="time">
            <text:p>00:56:50,224</text:p>
          </table:table-cell>
          <table:table-cell table:style-name="ce84" table:formula="of:=[.I79]-[.C79]" office:value-type="time" office:time-value="-PT00H00M41.516S" calcext:value-type="time">
            <text:p>-00:00:41,516</text:p>
          </table:table-cell>
          <table:table-cell table:style-name="ce84" table:formula="of:=[.J79]-[.F79]" office:value-type="time" office:time-value="PT00H00M00.692S" calcext:value-type="time">
            <text:p>00:00:00,692</text:p>
          </table:table-cell>
          <table:table-cell table:style-name="ce84" table:formula="of:=[.X79]-[.W79]" office:value-type="time" office:time-value="PT00H00M42.208S" calcext:value-type="time">
            <text:p>00:00:42,208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THE</text:p>
          </table:table-cell>
          <table:table-cell office:value-type="time" office:time-value="PT02H57M39.504S" calcext:value-type="time">
            <text:p>02:57:39,504</text:p>
          </table:table-cell>
          <table:table-cell office:value-type="time" office:time-value="PT02H58M29.679S" calcext:value-type="time">
            <text:p>02:58:29,679</text:p>
          </table:table-cell>
          <table:table-cell table:style-name="ce79" table:formula="of:=[.D80]-[.C80]" office:value-type="time" office:time-value="PT00H00M50.175S" calcext:value-type="time">
            <text:p>00:00:50,175</text:p>
          </table:table-cell>
          <table:table-cell office:value-type="time" office:time-value="PT02H26M20.69S" calcext:value-type="time">
            <text:p>02:26:20,690</text:p>
          </table:table-cell>
          <table:table-cell table:formula="of:=[.F80]+[.E80]" office:value-type="time" office:time-value="PT02H27M10.865S" calcext:value-type="time">
            <text:p>02:27:10,865</text:p>
          </table:table-cell>
          <table:table-cell/>
          <table:table-cell table:style-name="ce79" office:value-type="time" office:time-value="PT02H56M53.014S" calcext:value-type="time">
            <text:p>02:56:53,014</text:p>
          </table:table-cell>
          <table:table-cell table:style-name="ce79" office:value-type="time" office:time-value="PT02H26M23.785S" calcext:value-type="time">
            <text:p>02:26:23,785</text:p>
          </table:table-cell>
          <table:table-cell table:formula="of:=[.I80]-[.J80]" office:value-type="time" office:time-value="PT00H30M29.229S" calcext:value-type="time">
            <text:p>00:30:29,229</text:p>
          </table:table-cell>
          <table:table-cell/>
          <table:table-cell table:style-name="ce79" office:value-type="time" office:time-value="PT02H56M55.317S" calcext:value-type="time">
            <text:p>02:56:55,317</text:p>
          </table:table-cell>
          <table:table-cell table:style-name="ce79" office:value-type="time" office:time-value="PT02H26M26.491S" calcext:value-type="time">
            <text:p>02:26:26,491</text:p>
          </table:table-cell>
          <table:table-cell table:style-name="ce84" table:formula="of:=[.M80]-[.N80]" office:value-type="time" office:time-value="PT00H30M28.826S" calcext:value-type="time">
            <text:p>00:30:28,826</text:p>
          </table:table-cell>
          <table:table-cell table:style-name="ce84" table:formula="of:=[.K80]-[.O80]" office:value-type="time" office:time-value="PT00H00M00.403S" calcext:value-type="time">
            <text:p>00:00:00,403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80]&lt;0;-TIME(0;0;ABS([.Q80])/1000);TIME(0;0;[.Q80]/1000))" office:value-type="time" office:time-value="-PT00H00M00.3S" calcext:value-type="time">
            <text:p>-00:00:00,300</text:p>
          </table:table-cell>
          <table:table-cell table:style-name="ce84" table:formula="of:=[.P80]+[.R80]" office:value-type="time" office:time-value="PT00H00M00.103S" calcext:value-type="time">
            <text:p>00:00:00,103</text:p>
          </table:table-cell>
          <table:table-cell table:style-name="ce84" table:formula="of:=[.K80]+[.R80]" office:value-type="time" office:time-value="PT00H30M28.929S" calcext:value-type="time">
            <text:p>00:30:28,929</text:p>
          </table:table-cell>
          <table:table-cell table:style-name="ce84"/>
          <table:table-cell table:style-name="ce84" table:formula="of:=[.C80]-[.F80]" office:value-type="time" office:time-value="PT00H31M18.814S" calcext:value-type="time">
            <text:p>00:31:18,814</text:p>
          </table:table-cell>
          <table:table-cell table:style-name="ce84" table:formula="of:=[.I80]-[.C80]" office:value-type="time" office:time-value="-PT00H00M46.49S" calcext:value-type="time">
            <text:p>-00:00:46,490</text:p>
          </table:table-cell>
          <table:table-cell table:style-name="ce84" table:formula="of:=[.J80]-[.F80]" office:value-type="time" office:time-value="PT00H00M03.095S" calcext:value-type="time">
            <text:p>00:00:03,095</text:p>
          </table:table-cell>
          <table:table-cell table:style-name="ce84" table:formula="of:=[.X80]-[.W80]" office:value-type="time" office:time-value="PT00H00M49.585S" calcext:value-type="time">
            <text:p>00:00:49,585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THE</text:p>
          </table:table-cell>
          <table:table-cell office:value-type="time" office:time-value="PT02H58M41.764S" calcext:value-type="time">
            <text:p>02:58:41,764</text:p>
          </table:table-cell>
          <table:table-cell office:value-type="time" office:time-value="PT02H58M52.441S" calcext:value-type="time">
            <text:p>02:58:52,441</text:p>
          </table:table-cell>
          <table:table-cell table:style-name="ce79" table:formula="of:=[.D81]-[.C81]" office:value-type="time" office:time-value="PT00H00M10.677S" calcext:value-type="time">
            <text:p>00:00:10,677</text:p>
          </table:table-cell>
          <table:table-cell office:value-type="time" office:time-value="PT01H56M35.198S" calcext:value-type="time">
            <text:p>01:56:35,198</text:p>
          </table:table-cell>
          <table:table-cell table:formula="of:=[.F81]+[.E81]" office:value-type="time" office:time-value="PT01H56M45.875S" calcext:value-type="time">
            <text:p>01:56:45,875</text:p>
          </table:table-cell>
          <table:table-cell/>
          <table:table-cell table:style-name="ce79" office:value-type="time" office:time-value="PT02H57M54.288S" calcext:value-type="time">
            <text:p>02:57:54,288</text:p>
          </table:table-cell>
          <table:table-cell table:style-name="ce79" office:value-type="time" office:time-value="PT01H56M37.604S" calcext:value-type="time">
            <text:p>01:56:37,604</text:p>
          </table:table-cell>
          <table:table-cell table:formula="of:=[.I81]-[.J81]" office:value-type="time" office:time-value="PT01H01M16.684S" calcext:value-type="time">
            <text:p>01:01:16,684</text:p>
          </table:table-cell>
          <table:table-cell/>
          <table:table-cell table:style-name="ce79" office:value-type="time" office:time-value="PT02H57M57.137S" calcext:value-type="time">
            <text:p>02:57:57,137</text:p>
          </table:table-cell>
          <table:table-cell table:style-name="ce79" office:value-type="time" office:time-value="PT01H56M41.04S" calcext:value-type="time">
            <text:p>01:56:41,040</text:p>
          </table:table-cell>
          <table:table-cell table:style-name="ce84" table:formula="of:=[.M81]-[.N81]" office:value-type="time" office:time-value="PT01H01M16.097S" calcext:value-type="time">
            <text:p>01:01:16,097</text:p>
          </table:table-cell>
          <table:table-cell table:style-name="ce84" table:formula="of:=[.K81]-[.O81]" office:value-type="time" office:time-value="PT00H00M00.587S" calcext:value-type="time">
            <text:p>00:00:00,58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1]&lt;0;-TIME(0;0;ABS([.Q81])/1000);TIME(0;0;[.Q81]/1000))" office:value-type="time" office:time-value="PT00H00M00S" calcext:value-type="time">
            <text:p>00:00:00,000</text:p>
          </table:table-cell>
          <table:table-cell table:style-name="ce84" table:formula="of:=[.P81]+[.R81]" office:value-type="time" office:time-value="PT00H00M00.587S" calcext:value-type="time">
            <text:p>00:00:00,587</text:p>
          </table:table-cell>
          <table:table-cell table:style-name="ce84" table:formula="of:=[.K81]+[.R81]" office:value-type="time" office:time-value="PT01H01M16.684S" calcext:value-type="time">
            <text:p>01:01:16,684</text:p>
          </table:table-cell>
          <table:table-cell table:style-name="ce84"/>
          <table:table-cell table:style-name="ce84" table:formula="of:=[.C81]-[.F81]" office:value-type="time" office:time-value="PT01H02M06.566S" calcext:value-type="time">
            <text:p>01:02:06,566</text:p>
          </table:table-cell>
          <table:table-cell table:style-name="ce84" table:formula="of:=[.I81]-[.C81]" office:value-type="time" office:time-value="-PT00H00M47.476S" calcext:value-type="time">
            <text:p>-00:00:47,476</text:p>
          </table:table-cell>
          <table:table-cell table:style-name="ce84" table:formula="of:=[.J81]-[.F81]" office:value-type="time" office:time-value="PT00H00M02.406S" calcext:value-type="time">
            <text:p>00:00:02,406</text:p>
          </table:table-cell>
          <table:table-cell table:style-name="ce84" table:formula="of:=[.X81]-[.W81]" office:value-type="time" office:time-value="PT00H00M49.882S" calcext:value-type="time">
            <text:p>00:00:49,882</text:p>
          </table:table-cell>
          <table:table-cell table:number-columns-repeated="39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</text:p>
          </table:table-cell>
          <table:table-cell office:value-type="time" office:time-value="PT02H58M55.121S" calcext:value-type="time">
            <text:p>02:58:55,121</text:p>
          </table:table-cell>
          <table:table-cell office:value-type="time" office:time-value="PT02H58M57.832S" calcext:value-type="time">
            <text:p>02:58:57,832</text:p>
          </table:table-cell>
          <table:table-cell table:style-name="ce79" table:formula="of:=[.D82]-[.C82]" office:value-type="time" office:time-value="PT00H00M02.711S" calcext:value-type="time">
            <text:p>00:00:02,711</text:p>
          </table:table-cell>
          <table:table-cell office:value-type="time" office:time-value="PT01H56M51.756S" calcext:value-type="time">
            <text:p>01:56:51,756</text:p>
          </table:table-cell>
          <table:table-cell table:formula="of:=[.F82]+[.E82]" office:value-type="time" office:time-value="PT01H56M54.467S" calcext:value-type="time">
            <text:p>01:56:54,467</text:p>
          </table:table-cell>
          <table:table-cell/>
          <table:table-cell table:style-name="ce79" office:value-type="time" office:time-value="PT02H58M07.371S" calcext:value-type="time">
            <text:p>02:58:07,371</text:p>
          </table:table-cell>
          <table:table-cell table:style-name="ce79" office:value-type="time" office:time-value="PT01H56M53.789S" calcext:value-type="time">
            <text:p>01:56:53,789</text:p>
          </table:table-cell>
          <table:table-cell table:formula="of:=[.I82]-[.J82]" office:value-type="time" office:time-value="PT01H01M13.582S" calcext:value-type="time">
            <text:p>01:01:13,582</text:p>
          </table:table-cell>
          <table:table-cell/>
          <table:table-cell table:style-name="ce79" office:value-type="time" office:time-value="PT02H58M06.46S" calcext:value-type="time">
            <text:p>02:58:06,460</text:p>
          </table:table-cell>
          <table:table-cell table:style-name="ce79" office:value-type="time" office:time-value="PT01H56M53.216S" calcext:value-type="time">
            <text:p>01:56:53,216</text:p>
          </table:table-cell>
          <table:table-cell table:style-name="ce84" table:formula="of:=[.M82]-[.N82]" office:value-type="time" office:time-value="PT01H01M13.244S" calcext:value-type="time">
            <text:p>01:01:13,244</text:p>
          </table:table-cell>
          <table:table-cell table:style-name="ce84" table:formula="of:=[.K82]-[.O82]" office:value-type="time" office:time-value="PT00H00M00.338S" calcext:value-type="time">
            <text:p>00:00:00,338</text:p>
          </table:table-cell>
          <table:table-cell table:style-name="ce89" office:value-type="float" office:value="-70" calcext:value-type="float">
            <text:p>-70</text:p>
          </table:table-cell>
          <table:table-cell table:style-name="ce84" table:formula="of:=IF([.Q82]&lt;0;-TIME(0;0;ABS([.Q82])/1000);TIME(0;0;[.Q82]/1000))" office:value-type="time" office:time-value="-PT00H00M00.07S" calcext:value-type="time">
            <text:p>-00:00:00,070</text:p>
          </table:table-cell>
          <table:table-cell table:style-name="ce84" table:formula="of:=[.P82]+[.R82]" office:value-type="time" office:time-value="PT00H00M00.268S" calcext:value-type="time">
            <text:p>00:00:00,268</text:p>
          </table:table-cell>
          <table:table-cell table:style-name="ce84" table:formula="of:=[.K82]+[.R82]" office:value-type="time" office:time-value="PT01H01M13.512S" calcext:value-type="time">
            <text:p>01:01:13,512</text:p>
          </table:table-cell>
          <table:table-cell table:style-name="ce84"/>
          <table:table-cell table:style-name="ce84" table:formula="of:=[.C82]-[.F82]" office:value-type="time" office:time-value="PT01H02M03.365S" calcext:value-type="time">
            <text:p>01:02:03,365</text:p>
          </table:table-cell>
          <table:table-cell table:style-name="ce84" table:formula="of:=[.I82]-[.C82]" office:value-type="time" office:time-value="-PT00H00M47.75S" calcext:value-type="time">
            <text:p>-00:00:47,750</text:p>
          </table:table-cell>
          <table:table-cell table:style-name="ce84" table:formula="of:=[.J82]-[.F82]" office:value-type="time" office:time-value="PT00H00M02.033S" calcext:value-type="time">
            <text:p>00:00:02,033</text:p>
          </table:table-cell>
          <table:table-cell table:style-name="ce84" table:formula="of:=[.X82]-[.W82]" office:value-type="time" office:time-value="PT00H00M49.783S" calcext:value-type="time">
            <text:p>00:00:49,783</text:p>
          </table:table-cell>
          <table:table-cell table:number-columns-repeated="39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THE</text:p>
          </table:table-cell>
          <table:table-cell office:value-type="time" office:time-value="PT02H58M58.091S" calcext:value-type="time">
            <text:p>02:58:58,091</text:p>
          </table:table-cell>
          <table:table-cell office:value-type="time" office:time-value="PT02H59M17.861S" calcext:value-type="time">
            <text:p>02:59:17,861</text:p>
          </table:table-cell>
          <table:table-cell table:style-name="ce79" table:formula="of:=[.D83]-[.C83]" office:value-type="time" office:time-value="PT00H00M19.77S" calcext:value-type="time">
            <text:p>00:00:19,770</text:p>
          </table:table-cell>
          <table:table-cell office:value-type="time" office:time-value="PT01H57M08.189S" calcext:value-type="time">
            <text:p>01:57:08,189</text:p>
          </table:table-cell>
          <table:table-cell table:formula="of:=[.F83]+[.E83]" office:value-type="time" office:time-value="PT01H57M27.959S" calcext:value-type="time">
            <text:p>01:57:27,959</text:p>
          </table:table-cell>
          <table:table-cell/>
          <table:table-cell table:style-name="ce79" office:value-type="time" office:time-value="PT02H58M09.594S" calcext:value-type="time">
            <text:p>02:58:09,594</text:p>
          </table:table-cell>
          <table:table-cell table:style-name="ce79" office:value-type="time" office:time-value="PT01H57M09.369S" calcext:value-type="time">
            <text:p>01:57:09,369</text:p>
          </table:table-cell>
          <table:table-cell table:formula="of:=[.I83]-[.J83]" office:value-type="time" office:time-value="PT01H01M00.225S" calcext:value-type="time">
            <text:p>01:01:00,225</text:p>
          </table:table-cell>
          <table:table-cell/>
          <table:table-cell table:style-name="ce79" office:value-type="time" office:time-value="PT02H58M09.759S" calcext:value-type="time">
            <text:p>02:58:09,759</text:p>
          </table:table-cell>
          <table:table-cell table:style-name="ce79" office:value-type="time" office:time-value="PT01H57M09.949S" calcext:value-type="time">
            <text:p>01:57:09,949</text:p>
          </table:table-cell>
          <table:table-cell table:style-name="ce84" table:formula="of:=[.M83]-[.N83]" office:value-type="time" office:time-value="PT01H00M59.81S" calcext:value-type="time">
            <text:p>01:00:59,810</text:p>
          </table:table-cell>
          <table:table-cell table:style-name="ce84" table:formula="of:=[.K83]-[.O83]" office:value-type="time" office:time-value="PT00H00M00.415S" calcext:value-type="time">
            <text:p>00:00:00,415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83]&lt;0;-TIME(0;0;ABS([.Q83])/1000);TIME(0;0;[.Q83]/1000))" office:value-type="time" office:time-value="-PT00H00M00.2S" calcext:value-type="time">
            <text:p>-00:00:00,200</text:p>
          </table:table-cell>
          <table:table-cell table:style-name="ce84" table:formula="of:=[.P83]+[.R83]" office:value-type="time" office:time-value="PT00H00M00.215S" calcext:value-type="time">
            <text:p>00:00:00,215</text:p>
          </table:table-cell>
          <table:table-cell table:style-name="ce84" table:formula="of:=[.K83]+[.R83]" office:value-type="time" office:time-value="PT01H01M00.025S" calcext:value-type="time">
            <text:p>01:01:00,025</text:p>
          </table:table-cell>
          <table:table-cell table:style-name="ce84"/>
          <table:table-cell table:style-name="ce84" table:formula="of:=[.C83]-[.F83]" office:value-type="time" office:time-value="PT01H01M49.902S" calcext:value-type="time">
            <text:p>01:01:49,902</text:p>
          </table:table-cell>
          <table:table-cell table:style-name="ce84" table:formula="of:=[.I83]-[.C83]" office:value-type="time" office:time-value="-PT00H00M48.497S" calcext:value-type="time">
            <text:p>-00:00:48,497</text:p>
          </table:table-cell>
          <table:table-cell table:style-name="ce84" table:formula="of:=[.J83]-[.F83]" office:value-type="time" office:time-value="PT00H00M01.18S" calcext:value-type="time">
            <text:p>00:00:01,180</text:p>
          </table:table-cell>
          <table:table-cell table:style-name="ce84" table:formula="of:=[.X83]-[.W83]" office:value-type="time" office:time-value="PT00H00M49.677S" calcext:value-type="time">
            <text:p>00:00:49,677</text:p>
          </table:table-cell>
          <table:table-cell table:number-columns-repeated="39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THE</text:p>
          </table:table-cell>
          <table:table-cell office:value-type="time" office:time-value="PT02H59M33.765S" calcext:value-type="time">
            <text:p>02:59:33,765</text:p>
          </table:table-cell>
          <table:table-cell office:value-type="time" office:time-value="PT02H59M55.662S" calcext:value-type="time">
            <text:p>02:59:55,662</text:p>
          </table:table-cell>
          <table:table-cell table:style-name="ce79" table:formula="of:=[.D84]-[.C84]" office:value-type="time" office:time-value="PT00H00M21.897S" calcext:value-type="time">
            <text:p>00:00:21,897</text:p>
          </table:table-cell>
          <table:table-cell office:value-type="time" office:time-value="PT02H30M23.641S" calcext:value-type="time">
            <text:p>02:30:23,641</text:p>
          </table:table-cell>
          <table:table-cell table:formula="of:=[.F84]+[.E84]" office:value-type="time" office:time-value="PT02H30M45.538S" calcext:value-type="time">
            <text:p>02:30:45,538</text:p>
          </table:table-cell>
          <table:table-cell/>
          <table:table-cell table:style-name="ce79" office:value-type="time" office:time-value="PT02H58M53.648S" calcext:value-type="time">
            <text:p>02:58:53,648</text:p>
          </table:table-cell>
          <table:table-cell table:style-name="ce79" office:value-type="time" office:time-value="PT02H30M33.377S" calcext:value-type="time">
            <text:p>02:30:33,377</text:p>
          </table:table-cell>
          <table:table-cell table:formula="of:=[.I84]-[.J84]" office:value-type="time" office:time-value="PT00H28M20.271S" calcext:value-type="time">
            <text:p>00:28:20,271</text:p>
          </table:table-cell>
          <table:table-cell/>
          <table:table-cell table:style-name="ce79" office:value-type="time" office:time-value="PT02H58M52.665S" calcext:value-type="time">
            <text:p>02:58:52,665</text:p>
          </table:table-cell>
          <table:table-cell table:style-name="ce79" office:value-type="time" office:time-value="PT02H30M32.741S" calcext:value-type="time">
            <text:p>02:30:32,741</text:p>
          </table:table-cell>
          <table:table-cell table:style-name="ce84" table:formula="of:=[.M84]-[.N84]" office:value-type="time" office:time-value="PT00H28M19.924S" calcext:value-type="time">
            <text:p>00:28:19,924</text:p>
          </table:table-cell>
          <table:table-cell table:style-name="ce84" table:formula="of:=[.K84]-[.O84]" office:value-type="time" office:time-value="PT00H00M00.347S" calcext:value-type="time">
            <text:p>00:00:00,34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4]&lt;0;-TIME(0;0;ABS([.Q84])/1000);TIME(0;0;[.Q84]/1000))" office:value-type="time" office:time-value="PT00H00M00S" calcext:value-type="time">
            <text:p>00:00:00,000</text:p>
          </table:table-cell>
          <table:table-cell table:style-name="ce84" table:formula="of:=[.P84]+[.R84]" office:value-type="time" office:time-value="PT00H00M00.347S" calcext:value-type="time">
            <text:p>00:00:00,347</text:p>
          </table:table-cell>
          <table:table-cell table:style-name="ce84" table:formula="of:=[.K84]+[.R84]" office:value-type="time" office:time-value="PT00H28M20.271S" calcext:value-type="time">
            <text:p>00:28:20,271</text:p>
          </table:table-cell>
          <table:table-cell table:style-name="ce84"/>
          <table:table-cell table:style-name="ce84" table:formula="of:=[.C84]-[.F84]" office:value-type="time" office:time-value="PT00H29M10.124S" calcext:value-type="time">
            <text:p>00:29:10,124</text:p>
          </table:table-cell>
          <table:table-cell table:style-name="ce84" table:formula="of:=[.I84]-[.C84]" office:value-type="time" office:time-value="-PT00H00M40.117S" calcext:value-type="time">
            <text:p>-00:00:40,117</text:p>
          </table:table-cell>
          <table:table-cell table:style-name="ce84" table:formula="of:=[.J84]-[.F84]" office:value-type="time" office:time-value="PT00H00M09.736S" calcext:value-type="time">
            <text:p>00:00:09,736</text:p>
          </table:table-cell>
          <table:table-cell table:style-name="ce84" table:formula="of:=[.X84]-[.W84]" office:value-type="time" office:time-value="PT00H00M49.853S" calcext:value-type="time">
            <text:p>00:00:49,853</text:p>
          </table:table-cell>
          <table:table-cell table:number-columns-repeated="39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THE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table:style-name="ce79" table:formula="of:=[.D85]-[.C85]" office:value-type="time" office:time-value="PT00H00M06.59S" calcext:value-type="time">
            <text:p>00:00:06,590</text:p>
          </table:table-cell>
          <table:table-cell office:value-type="time" office:time-value="PT00H01M05.041S" calcext:value-type="time">
            <text:p>00:01:05,041</text:p>
          </table:table-cell>
          <table:table-cell table:formula="of:=[.F85]+[.E85]" office:value-type="time" office:time-value="PT00H01M11.631S" calcext:value-type="time">
            <text:p>00:01:11,631</text:p>
          </table:table-cell>
          <table:table-cell/>
          <table:table-cell table:style-name="ce82" office:value-type="time" office:time-value="PT02H59M05.742S" calcext:value-type="time">
            <text:p>02:59:05,742</text:p>
          </table:table-cell>
          <table:table-cell table:style-name="ce82" office:value-type="time" office:time-value="PT00H01M05.041S" calcext:value-type="time">
            <text:p>00:01:05,041</text:p>
          </table:table-cell>
          <table:table-cell table:formula="of:=[.I85]-[.J85]" office:value-type="time" office:time-value="PT02H58M00.701S" calcext:value-type="time">
            <text:p>02:58:00,701</text:p>
          </table:table-cell>
          <table:table-cell/>
          <table:table-cell table:style-name="ce82" office:value-type="time" office:time-value="PT02H59M05.852S" calcext:value-type="time">
            <text:p>02:59:05,852</text:p>
          </table:table-cell>
          <table:table-cell table:style-name="ce82" office:value-type="time" office:time-value="PT00H01M05.041S" calcext:value-type="time">
            <text:p>00:01:05,041</text:p>
          </table:table-cell>
          <table:table-cell table:style-name="ce84" table:formula="of:=[.M85]-[.N85]" office:value-type="time" office:time-value="PT02H58M00.811S" calcext:value-type="time">
            <text:p>02:58:00,811</text:p>
          </table:table-cell>
          <table:table-cell table:style-name="ce84" table:formula="of:=[.K85]-[.O85]" office:value-type="time" office:time-value="-PT00H00M00.11S" calcext:value-type="time">
            <text:p>-00:00:00,11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5]&lt;0;-TIME(0;0;ABS([.Q85])/1000);TIME(0;0;[.Q85]/1000))" office:value-type="time" office:time-value="PT00H00M00S" calcext:value-type="time">
            <text:p>00:00:00,000</text:p>
          </table:table-cell>
          <table:table-cell table:style-name="ce84" table:formula="of:=[.P85]+[.R85]" office:value-type="time" office:time-value="-PT00H00M00.11S" calcext:value-type="time">
            <text:p>-00:00:00,110</text:p>
          </table:table-cell>
          <table:table-cell table:style-name="ce84" table:formula="of:=[.K85]+[.R85]" office:value-type="time" office:time-value="PT02H58M00.701S" calcext:value-type="time">
            <text:p>02:58:00,701</text:p>
          </table:table-cell>
          <table:table-cell table:style-name="ce84"/>
          <table:table-cell table:style-name="ce84" table:formula="of:=[.C85]-[.F85]" office:value-type="time" office:time-value="PT02H58M50.552S" calcext:value-type="time">
            <text:p>02:58:50,552</text:p>
          </table:table-cell>
          <table:table-cell table:style-name="ce84" table:formula="of:=[.I85]-[.C85]" office:value-type="time" office:time-value="-PT00H00M49.851S" calcext:value-type="time">
            <text:p>-00:00:49,851</text:p>
          </table:table-cell>
          <table:table-cell table:style-name="ce84" table:formula="of:=[.J85]-[.F85]" office:value-type="time" office:time-value="PT00H00M00S" calcext:value-type="time">
            <text:p>00:00:00,000</text:p>
          </table:table-cell>
          <table:table-cell table:style-name="ce84" table:formula="of:=[.X85]-[.W85]" office:value-type="time" office:time-value="PT00H00M49.851S" calcext:value-type="time">
            <text:p>00:00:49,851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THE</text:p>
          </table:table-cell>
          <table:table-cell office:value-type="time" office:time-value="PT03H00M04.859S" calcext:value-type="time">
            <text:p>03:00:04,859</text:p>
          </table:table-cell>
          <table:table-cell office:value-type="time" office:time-value="PT03H00M12.283S" calcext:value-type="time">
            <text:p>03:00:12,283</text:p>
          </table:table-cell>
          <table:table-cell table:style-name="ce79" table:formula="of:=[.D86]-[.C86]" office:value-type="time" office:time-value="PT00H00M07.424S" calcext:value-type="time">
            <text:p>00:00:07,424</text:p>
          </table:table-cell>
          <table:table-cell office:value-type="time" office:time-value="PT00H01M39.326S" calcext:value-type="time">
            <text:p>00:01:39,326</text:p>
          </table:table-cell>
          <table:table-cell table:formula="of:=[.F86]+[.E86]" office:value-type="time" office:time-value="PT00H01M46.75S" calcext:value-type="time">
            <text:p>00:01:46,750</text:p>
          </table:table-cell>
          <table:table-cell/>
          <table:table-cell table:style-name="ce79" office:value-type="time" office:time-value="PT02H59M19.053S" calcext:value-type="time">
            <text:p>02:59:19,053</text:p>
          </table:table-cell>
          <table:table-cell table:style-name="ce79" office:value-type="time" office:time-value="PT00H01M43.218S" calcext:value-type="time">
            <text:p>00:01:43,218</text:p>
          </table:table-cell>
          <table:table-cell table:formula="of:=[.I86]-[.J86]" office:value-type="time" office:time-value="PT02H57M35.835S" calcext:value-type="time">
            <text:p>02:57:35,835</text:p>
          </table:table-cell>
          <table:table-cell/>
          <table:table-cell table:style-name="ce79" office:value-type="time" office:time-value="PT02H59M16.097S" calcext:value-type="time">
            <text:p>02:59:16,097</text:p>
          </table:table-cell>
          <table:table-cell table:style-name="ce79" office:value-type="time" office:time-value="PT00H01M40.643S" calcext:value-type="time">
            <text:p>00:01:40,643</text:p>
          </table:table-cell>
          <table:table-cell table:style-name="ce84" table:formula="of:=[.M86]-[.N86]" office:value-type="time" office:time-value="PT02H57M35.454S" calcext:value-type="time">
            <text:p>02:57:35,454</text:p>
          </table:table-cell>
          <table:table-cell table:style-name="ce84" table:formula="of:=[.K86]-[.O86]" office:value-type="time" office:time-value="PT00H00M00.381S" calcext:value-type="time">
            <text:p>00:00:00,381</text:p>
          </table:table-cell>
          <table:table-cell table:style-name="ce89" office:value-type="float" office:value="-180" calcext:value-type="float">
            <text:p>-180</text:p>
          </table:table-cell>
          <table:table-cell table:style-name="ce84" table:formula="of:=IF([.Q86]&lt;0;-TIME(0;0;ABS([.Q86])/1000);TIME(0;0;[.Q86]/1000))" office:value-type="time" office:time-value="-PT00H00M00.18S" calcext:value-type="time">
            <text:p>-00:00:00,180</text:p>
          </table:table-cell>
          <table:table-cell table:style-name="ce84" table:formula="of:=[.P86]+[.R86]" office:value-type="time" office:time-value="PT00H00M00.201S" calcext:value-type="time">
            <text:p>00:00:00,201</text:p>
          </table:table-cell>
          <table:table-cell table:style-name="ce84" table:formula="of:=[.K86]+[.R86]" office:value-type="time" office:time-value="PT02H57M35.655S" calcext:value-type="time">
            <text:p>02:57:35,655</text:p>
          </table:table-cell>
          <table:table-cell table:style-name="ce84"/>
          <table:table-cell table:style-name="ce84" table:formula="of:=[.C86]-[.F86]" office:value-type="time" office:time-value="PT02H58M25.533S" calcext:value-type="time">
            <text:p>02:58:25,533</text:p>
          </table:table-cell>
          <table:table-cell table:style-name="ce84" table:formula="of:=[.I86]-[.C86]" office:value-type="time" office:time-value="-PT00H00M45.806S" calcext:value-type="time">
            <text:p>-00:00:45,806</text:p>
          </table:table-cell>
          <table:table-cell table:style-name="ce84" table:formula="of:=[.J86]-[.F86]" office:value-type="time" office:time-value="PT00H00M03.892S" calcext:value-type="time">
            <text:p>00:00:03,892</text:p>
          </table:table-cell>
          <table:table-cell table:style-name="ce84" table:formula="of:=[.X86]-[.W86]" office:value-type="time" office:time-value="PT00H00M49.698S" calcext:value-type="time">
            <text:p>00:00:49,698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THE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style-name="ce79" table:formula="of:=[.D87]-[.C87]" office:value-type="time" office:time-value="PT00H00M06.924S" calcext:value-type="time">
            <text:p>00:00:06,924</text:p>
          </table:table-cell>
          <table:table-cell office:value-type="time" office:time-value="PT00H03M23.513S" calcext:value-type="time">
            <text:p>00:03:23,513</text:p>
          </table:table-cell>
          <table:table-cell table:formula="of:=[.F87]+[.E87]" office:value-type="time" office:time-value="PT00H03M30.437S" calcext:value-type="time">
            <text:p>00:03:30,437</text:p>
          </table:table-cell>
          <table:table-cell/>
          <table:table-cell table:style-name="ce79" office:value-type="time" office:time-value="PT02H59M48.009S" calcext:value-type="time">
            <text:p>02:59:48,009</text:p>
          </table:table-cell>
          <table:table-cell table:style-name="ce79" office:value-type="time" office:time-value="PT00H03M26.458S" calcext:value-type="time">
            <text:p>00:03:26,458</text:p>
          </table:table-cell>
          <table:table-cell table:formula="of:=[.I87]-[.J87]" office:value-type="time" office:time-value="PT02H56M21.551S" calcext:value-type="time">
            <text:p>02:56:21,551</text:p>
          </table:table-cell>
          <table:table-cell/>
          <table:table-cell table:style-name="ce79" office:value-type="time" office:time-value="PT02H59M46.291S" calcext:value-type="time">
            <text:p>02:59:46,291</text:p>
          </table:table-cell>
          <table:table-cell table:style-name="ce79" office:value-type="time" office:time-value="PT00H03M25.128S" calcext:value-type="time">
            <text:p>00:03:25,128</text:p>
          </table:table-cell>
          <table:table-cell table:style-name="ce84" table:formula="of:=[.M87]-[.N87]" office:value-type="time" office:time-value="PT02H56M21.163S" calcext:value-type="time">
            <text:p>02:56:21,163</text:p>
          </table:table-cell>
          <table:table-cell table:style-name="ce84" table:formula="of:=[.K87]-[.O87]" office:value-type="time" office:time-value="PT00H00M00.388S" calcext:value-type="time">
            <text:p>00:00:00,388</text:p>
          </table:table-cell>
          <table:table-cell table:style-name="ce89" office:value-type="float" office:value="-50" calcext:value-type="float">
            <text:p>-50</text:p>
          </table:table-cell>
          <table:table-cell table:style-name="ce84" table:formula="of:=IF([.Q87]&lt;0;-TIME(0;0;ABS([.Q87])/1000);TIME(0;0;[.Q87]/1000))" office:value-type="time" office:time-value="-PT00H00M00.05S" calcext:value-type="time">
            <text:p>-00:00:00,050</text:p>
          </table:table-cell>
          <table:table-cell table:style-name="ce84" table:formula="of:=[.P87]+[.R87]" office:value-type="time" office:time-value="PT00H00M00.338S" calcext:value-type="time">
            <text:p>00:00:00,338</text:p>
          </table:table-cell>
          <table:table-cell table:style-name="ce84" table:formula="of:=[.K87]+[.R87]" office:value-type="time" office:time-value="PT02H56M21.501S" calcext:value-type="time">
            <text:p>02:56:21,501</text:p>
          </table:table-cell>
          <table:table-cell table:style-name="ce84"/>
          <table:table-cell table:style-name="ce84" table:formula="of:=[.C87]-[.F87]" office:value-type="time" office:time-value="PT02H57M11.374S" calcext:value-type="time">
            <text:p>02:57:11,374</text:p>
          </table:table-cell>
          <table:table-cell table:style-name="ce84" table:formula="of:=[.I87]-[.C87]" office:value-type="time" office:time-value="-PT00H00M46.878S" calcext:value-type="time">
            <text:p>-00:00:46,878</text:p>
          </table:table-cell>
          <table:table-cell table:style-name="ce84" table:formula="of:=[.J87]-[.F87]" office:value-type="time" office:time-value="PT00H00M02.945S" calcext:value-type="time">
            <text:p>00:00:02,945</text:p>
          </table:table-cell>
          <table:table-cell table:style-name="ce84" table:formula="of:=[.X87]-[.W87]" office:value-type="time" office:time-value="PT00H00M49.823S" calcext:value-type="time">
            <text:p>00:00:49,823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THE</text:p>
          </table:table-cell>
          <table:table-cell office:value-type="time" office:time-value="PT03H01M46.912S" calcext:value-type="time">
            <text:p>03:01:46,912</text:p>
          </table:table-cell>
          <table:table-cell office:value-type="time" office:time-value="PT03H02M21.488S" calcext:value-type="time">
            <text:p>03:02:21,488</text:p>
          </table:table-cell>
          <table:table-cell table:style-name="ce79" table:formula="of:=[.D88]-[.C88]" office:value-type="time" office:time-value="PT00H00M34.576S" calcext:value-type="time">
            <text:p>00:00:34,576</text:p>
          </table:table-cell>
          <table:table-cell office:value-type="time" office:time-value="PT00H05M28.513S" calcext:value-type="time">
            <text:p>00:05:28,513</text:p>
          </table:table-cell>
          <table:table-cell table:formula="of:=[.F88]+[.E88]" office:value-type="time" office:time-value="PT00H06M03.089S" calcext:value-type="time">
            <text:p>00:06:03,089</text:p>
          </table:table-cell>
          <table:table-cell/>
          <table:table-cell table:style-name="ce79" office:value-type="time" office:time-value="PT03H01M27.308S" calcext:value-type="time">
            <text:p>03:01:27,308</text:p>
          </table:table-cell>
          <table:table-cell table:style-name="ce79" office:value-type="time" office:time-value="PT00H05M58.811S" calcext:value-type="time">
            <text:p>00:05:58,811</text:p>
          </table:table-cell>
          <table:table-cell table:formula="of:=[.I88]-[.J88]" office:value-type="time" office:time-value="PT02H55M28.497S" calcext:value-type="time">
            <text:p>02:55:28,497</text:p>
          </table:table-cell>
          <table:table-cell/>
          <table:table-cell table:style-name="ce79" office:value-type="time" office:time-value="PT03H00M56.032S" calcext:value-type="time">
            <text:p>03:00:56,032</text:p>
          </table:table-cell>
          <table:table-cell table:style-name="ce79" office:value-type="time" office:time-value="PT00H05M27.873S" calcext:value-type="time">
            <text:p>00:05:27,873</text:p>
          </table:table-cell>
          <table:table-cell table:style-name="ce84" table:formula="of:=[.M88]-[.N88]" office:value-type="time" office:time-value="PT02H55M28.159S" calcext:value-type="time">
            <text:p>02:55:28,159</text:p>
          </table:table-cell>
          <table:table-cell table:style-name="ce84" table:formula="of:=[.K88]-[.O88]" office:value-type="time" office:time-value="PT00H00M00.338S" calcext:value-type="time">
            <text:p>00:00:00,338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8]&lt;0;-TIME(0;0;ABS([.Q88])/1000);TIME(0;0;[.Q88]/1000))" office:value-type="time" office:time-value="PT00H00M00S" calcext:value-type="time">
            <text:p>00:00:00,000</text:p>
          </table:table-cell>
          <table:table-cell table:style-name="ce84" table:formula="of:=[.P88]+[.R88]" office:value-type="time" office:time-value="PT00H00M00.338S" calcext:value-type="time">
            <text:p>00:00:00,338</text:p>
          </table:table-cell>
          <table:table-cell table:style-name="ce84" table:formula="of:=[.K88]+[.R88]" office:value-type="time" office:time-value="PT02H55M28.497S" calcext:value-type="time">
            <text:p>02:55:28,497</text:p>
          </table:table-cell>
          <table:table-cell table:style-name="ce84"/>
          <table:table-cell table:style-name="ce84" table:formula="of:=[.C88]-[.F88]" office:value-type="time" office:time-value="PT02H56M18.399S" calcext:value-type="time">
            <text:p>02:56:18,399</text:p>
          </table:table-cell>
          <table:table-cell table:style-name="ce84" table:formula="of:=[.I88]-[.C88]" office:value-type="time" office:time-value="-PT00H00M19.604S" calcext:value-type="time">
            <text:p>-00:00:19,604</text:p>
          </table:table-cell>
          <table:table-cell table:style-name="ce84" table:formula="of:=[.J88]-[.F88]" office:value-type="time" office:time-value="PT00H00M30.298S" calcext:value-type="time">
            <text:p>00:00:30,298</text:p>
          </table:table-cell>
          <table:table-cell table:style-name="ce84" table:formula="of:=[.X88]-[.W88]" office:value-type="time" office:time-value="PT00H00M49.902S" calcext:value-type="time">
            <text:p>00:00:49,902</text:p>
          </table:table-cell>
          <table:table-cell table:number-columns-repeated="39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THE</text:p>
          </table:table-cell>
          <table:table-cell office:value-type="time" office:time-value="PT03H03M38.03S" calcext:value-type="time">
            <text:p>03:03:38,030</text:p>
          </table:table-cell>
          <table:table-cell office:value-type="time" office:time-value="PT03H04M03.389S" calcext:value-type="time">
            <text:p>03:04:03,389</text:p>
          </table:table-cell>
          <table:table-cell table:style-name="ce79" table:formula="of:=[.D89]-[.C89]" office:value-type="time" office:time-value="PT00H00M25.359S" calcext:value-type="time">
            <text:p>00:00:25,359</text:p>
          </table:table-cell>
          <table:table-cell office:value-type="time" office:time-value="PT00H08M46.127S" calcext:value-type="time">
            <text:p>00:08:46,127</text:p>
          </table:table-cell>
          <table:table-cell table:formula="of:=[.F89]+[.E89]" office:value-type="time" office:time-value="PT00H09M11.486S" calcext:value-type="time">
            <text:p>00:09:11,486</text:p>
          </table:table-cell>
          <table:table-cell/>
          <table:table-cell table:style-name="ce79" office:value-type="time" office:time-value="PT03H02M50.774S" calcext:value-type="time">
            <text:p>03:02:50,774</text:p>
          </table:table-cell>
          <table:table-cell table:style-name="ce79" office:value-type="time" office:time-value="PT00H08M48.443S" calcext:value-type="time">
            <text:p>00:08:48,443</text:p>
          </table:table-cell>
          <table:table-cell table:formula="of:=[.I89]-[.J89]" office:value-type="time" office:time-value="PT02H54M02.331S" calcext:value-type="time">
            <text:p>02:54:02,331</text:p>
          </table:table-cell>
          <table:table-cell/>
          <table:table-cell table:style-name="ce79" office:value-type="time" office:time-value="PT03H02M47.71S" calcext:value-type="time">
            <text:p>03:02:47,710</text:p>
          </table:table-cell>
          <table:table-cell table:style-name="ce79" office:value-type="time" office:time-value="PT00H08M45.695S" calcext:value-type="time">
            <text:p>00:08:45,695</text:p>
          </table:table-cell>
          <table:table-cell table:style-name="ce84" table:formula="of:=[.M89]-[.N89]" office:value-type="time" office:time-value="PT02H54M02.015S" calcext:value-type="time">
            <text:p>02:54:02,015</text:p>
          </table:table-cell>
          <table:table-cell table:style-name="ce84" table:formula="of:=[.K89]-[.O89]" office:value-type="time" office:time-value="PT00H00M00.316S" calcext:value-type="time">
            <text:p>00:00:00,316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89]&lt;0;-TIME(0;0;ABS([.Q89])/1000);TIME(0;0;[.Q89]/1000))" office:value-type="time" office:time-value="-PT00H00M00.3S" calcext:value-type="time">
            <text:p>-00:00:00,300</text:p>
          </table:table-cell>
          <table:table-cell table:style-name="ce84" table:formula="of:=[.P89]+[.R89]" office:value-type="time" office:time-value="PT00H00M00.016S" calcext:value-type="time">
            <text:p>00:00:00,016</text:p>
          </table:table-cell>
          <table:table-cell table:style-name="ce84" table:formula="of:=[.K89]+[.R89]" office:value-type="time" office:time-value="PT02H54M02.031S" calcext:value-type="time">
            <text:p>02:54:02,031</text:p>
          </table:table-cell>
          <table:table-cell table:style-name="ce84"/>
          <table:table-cell table:style-name="ce84" table:formula="of:=[.C89]-[.F89]" office:value-type="time" office:time-value="PT02H54M51.903S" calcext:value-type="time">
            <text:p>02:54:51,903</text:p>
          </table:table-cell>
          <table:table-cell table:style-name="ce84" table:formula="of:=[.I89]-[.C89]" office:value-type="time" office:time-value="-PT00H00M47.256S" calcext:value-type="time">
            <text:p>-00:00:47,256</text:p>
          </table:table-cell>
          <table:table-cell table:style-name="ce84" table:formula="of:=[.J89]-[.F89]" office:value-type="time" office:time-value="PT00H00M02.316S" calcext:value-type="time">
            <text:p>00:00:02,316</text:p>
          </table:table-cell>
          <table:table-cell table:style-name="ce84" table:formula="of:=[.X89]-[.W89]" office:value-type="time" office:time-value="PT00H00M49.572S" calcext:value-type="time">
            <text:p>00:00:49,572</text:p>
          </table:table-cell>
          <table:table-cell table:number-columns-repeated="39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THE</text:p>
          </table:table-cell>
          <table:table-cell office:value-type="time" office:time-value="PT03H04M21.322S" calcext:value-type="time">
            <text:p>03:04:21,322</text:p>
          </table:table-cell>
          <table:table-cell office:value-type="time" office:time-value="PT03H04M30.331S" calcext:value-type="time">
            <text:p>03:04:30,331</text:p>
          </table:table-cell>
          <table:table-cell table:style-name="ce79" table:formula="of:=[.D90]-[.C90]" office:value-type="time" office:time-value="PT00H00M09.009S" calcext:value-type="time">
            <text:p>00:00:09,009</text:p>
          </table:table-cell>
          <table:table-cell office:value-type="time" office:time-value="PT00H10M08.709S" calcext:value-type="time">
            <text:p>00:10:08,709</text:p>
          </table:table-cell>
          <table:table-cell table:formula="of:=[.F90]+[.E90]" office:value-type="time" office:time-value="PT00H10M17.718S" calcext:value-type="time">
            <text:p>00:10:17,718</text:p>
          </table:table-cell>
          <table:table-cell/>
          <table:table-cell table:style-name="ce79" office:value-type="time" office:time-value="PT03H03M33.129S" calcext:value-type="time">
            <text:p>03:03:33,129</text:p>
          </table:table-cell>
          <table:table-cell table:style-name="ce79" office:value-type="time" office:time-value="PT00H10M10.381S" calcext:value-type="time">
            <text:p>00:10:10,381</text:p>
          </table:table-cell>
          <table:table-cell table:formula="of:=[.I90]-[.J90]" office:value-type="time" office:time-value="PT02H53M22.748S" calcext:value-type="time">
            <text:p>02:53:22,748</text:p>
          </table:table-cell>
          <table:table-cell/>
          <table:table-cell table:style-name="ce79" office:value-type="time" office:time-value="PT03H03M29.647S" calcext:value-type="time">
            <text:p>03:03:29,647</text:p>
          </table:table-cell>
          <table:table-cell table:style-name="ce79" office:value-type="time" office:time-value="PT00H10M07.274S" calcext:value-type="time">
            <text:p>00:10:07,274</text:p>
          </table:table-cell>
          <table:table-cell table:style-name="ce84" table:formula="of:=[.M90]-[.N90]" office:value-type="time" office:time-value="PT02H53M22.373S" calcext:value-type="time">
            <text:p>02:53:22,373</text:p>
          </table:table-cell>
          <table:table-cell table:style-name="ce84" table:formula="of:=[.K90]-[.O90]" office:value-type="time" office:time-value="PT00H00M00.375S" calcext:value-type="time">
            <text:p>00:00:00,375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90]&lt;0;-TIME(0;0;ABS([.Q90])/1000);TIME(0;0;[.Q90]/1000))" office:value-type="time" office:time-value="PT00H00M00S" calcext:value-type="time">
            <text:p>00:00:00,000</text:p>
          </table:table-cell>
          <table:table-cell table:style-name="ce84" table:formula="of:=[.P90]+[.R90]" office:value-type="time" office:time-value="PT00H00M00.375S" calcext:value-type="time">
            <text:p>00:00:00,375</text:p>
          </table:table-cell>
          <table:table-cell table:style-name="ce84" table:formula="of:=[.K90]+[.R90]" office:value-type="time" office:time-value="PT02H53M22.748S" calcext:value-type="time">
            <text:p>02:53:22,748</text:p>
          </table:table-cell>
          <table:table-cell table:style-name="ce84"/>
          <table:table-cell table:style-name="ce84" table:formula="of:=[.C90]-[.F90]" office:value-type="time" office:time-value="PT02H54M12.613S" calcext:value-type="time">
            <text:p>02:54:12,613</text:p>
          </table:table-cell>
          <table:table-cell table:style-name="ce84" table:formula="of:=[.I90]-[.C90]" office:value-type="time" office:time-value="-PT00H00M48.193S" calcext:value-type="time">
            <text:p>-00:00:48,193</text:p>
          </table:table-cell>
          <table:table-cell table:style-name="ce84" table:formula="of:=[.J90]-[.F90]" office:value-type="time" office:time-value="PT00H00M01.672S" calcext:value-type="time">
            <text:p>00:00:01,672</text:p>
          </table:table-cell>
          <table:table-cell table:style-name="ce84" table:formula="of:=[.X90]-[.W90]" office:value-type="time" office:time-value="PT00H00M49.865S" calcext:value-type="time">
            <text:p>00:00:49,865</text:p>
          </table:table-cell>
          <table:table-cell table:number-columns-repeated="39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THE</text:p>
          </table:table-cell>
          <table:table-cell office:value-type="time" office:time-value="PT03H04M48.238S" calcext:value-type="time">
            <text:p>03:04:48,238</text:p>
          </table:table-cell>
          <table:table-cell office:value-type="time" office:time-value="PT03H04M53.238S" calcext:value-type="time">
            <text:p>03:04:53,238</text:p>
          </table:table-cell>
          <table:table-cell table:style-name="ce79" table:formula="of:=[.D91]-[.C91]" office:value-type="time" office:time-value="PT00H00M05S" calcext:value-type="time">
            <text:p>00:00:05,000</text:p>
          </table:table-cell>
          <table:table-cell office:value-type="time" office:time-value="PT00H10M58.009S" calcext:value-type="time">
            <text:p>00:10:58,009</text:p>
          </table:table-cell>
          <table:table-cell table:formula="of:=[.F91]+[.E91]" office:value-type="time" office:time-value="PT00H11M03.009S" calcext:value-type="time">
            <text:p>00:11:03,009</text:p>
          </table:table-cell>
          <table:table-cell/>
          <table:table-cell table:style-name="ce79" office:value-type="time" office:time-value="PT03H04M05.233S" calcext:value-type="time">
            <text:p>03:04:05,233</text:p>
          </table:table-cell>
          <table:table-cell table:style-name="ce79" office:value-type="time" office:time-value="PT00H11M00.548S" calcext:value-type="time">
            <text:p>00:11:00,548</text:p>
          </table:table-cell>
          <table:table-cell table:formula="of:=[.I91]-[.J91]" office:value-type="time" office:time-value="PT02H53M04.685S" calcext:value-type="time">
            <text:p>02:53:04,685</text:p>
          </table:table-cell>
          <table:table-cell/>
          <table:table-cell table:style-name="ce79" office:value-type="time" office:time-value="PT03H04M07.186S" calcext:value-type="time">
            <text:p>03:04:07,186</text:p>
          </table:table-cell>
          <table:table-cell table:style-name="ce79" office:value-type="time" office:time-value="PT00H11M02.842S" calcext:value-type="time">
            <text:p>00:11:02,842</text:p>
          </table:table-cell>
          <table:table-cell table:style-name="ce84" table:formula="of:=[.M91]-[.N91]" office:value-type="time" office:time-value="PT02H53M04.344S" calcext:value-type="time">
            <text:p>02:53:04,344</text:p>
          </table:table-cell>
          <table:table-cell table:style-name="ce84" table:formula="of:=[.K91]-[.O91]" office:value-type="time" office:time-value="PT00H00M00.341S" calcext:value-type="time">
            <text:p>00:00:00,341</text:p>
          </table:table-cell>
          <table:table-cell table:style-name="ce89" office:value-type="float" office:value="-4320" calcext:value-type="float">
            <text:p>-4320</text:p>
          </table:table-cell>
          <table:table-cell table:style-name="ce84" table:formula="of:=IF([.Q91]&lt;0;-TIME(0;0;ABS([.Q91])/1000);TIME(0;0;[.Q91]/1000))" office:value-type="time" office:time-value="-PT00H00M04.32S" calcext:value-type="time">
            <text:p>-00:00:04,320</text:p>
          </table:table-cell>
          <table:table-cell table:style-name="ce84" table:formula="of:=[.P91]+[.R91]" office:value-type="time" office:time-value="-PT00H00M03.979S" calcext:value-type="time">
            <text:p>-00:00:03,979</text:p>
          </table:table-cell>
          <table:table-cell table:style-name="ce84" table:formula="of:=[.K91]+[.R91]" office:value-type="time" office:time-value="PT02H53M00.365S" calcext:value-type="time">
            <text:p>02:53:00,365</text:p>
          </table:table-cell>
          <table:table-cell table:style-name="ce84"/>
          <table:table-cell table:style-name="ce84" table:formula="of:=[.C91]-[.F91]" office:value-type="time" office:time-value="PT02H53M50.229S" calcext:value-type="time">
            <text:p>02:53:50,229</text:p>
          </table:table-cell>
          <table:table-cell table:style-name="ce84" table:formula="of:=[.I91]-[.C91]" office:value-type="time" office:time-value="-PT00H00M43.005S" calcext:value-type="time">
            <text:p>-00:00:43,005</text:p>
          </table:table-cell>
          <table:table-cell table:style-name="ce84" table:formula="of:=[.J91]-[.F91]" office:value-type="time" office:time-value="PT00H00M02.539S" calcext:value-type="time">
            <text:p>00:00:02,539</text:p>
          </table:table-cell>
          <table:table-cell table:style-name="ce84" table:formula="of:=[.X91]-[.W91]" office:value-type="time" office:time-value="PT00H00M45.544S" calcext:value-type="time">
            <text:p>00:00:45,544</text:p>
          </table:table-cell>
          <table:table-cell table:number-columns-repeated="39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THE</text:p>
          </table:table-cell>
          <table:table-cell office:value-type="time" office:time-value="PT03H05M26.741S" calcext:value-type="time">
            <text:p>03:05:26,741</text:p>
          </table:table-cell>
          <table:table-cell office:value-type="time" office:time-value="PT03H06M06.495S" calcext:value-type="time">
            <text:p>03:06:06,495</text:p>
          </table:table-cell>
          <table:table-cell table:style-name="ce79" table:formula="of:=[.D92]-[.C92]" office:value-type="time" office:time-value="PT00H00M39.754S" calcext:value-type="time">
            <text:p>00:00:39,754</text:p>
          </table:table-cell>
          <table:table-cell office:value-type="time" office:time-value="PT00H11M32.335S" calcext:value-type="time">
            <text:p>00:11:32,335</text:p>
          </table:table-cell>
          <table:table-cell table:formula="of:=[.F92]+[.E92]" office:value-type="time" office:time-value="PT00H12M12.089S" calcext:value-type="time">
            <text:p>00:12:12,089</text:p>
          </table:table-cell>
          <table:table-cell/>
          <table:table-cell table:style-name="ce79" office:value-type="time" office:time-value="PT03H04M39.962S" calcext:value-type="time">
            <text:p>03:04:39,962</text:p>
          </table:table-cell>
          <table:table-cell table:style-name="ce79" office:value-type="time" office:time-value="PT00H11M35.27S" calcext:value-type="time">
            <text:p>00:11:35,270</text:p>
          </table:table-cell>
          <table:table-cell table:formula="of:=[.I92]-[.J92]" office:value-type="time" office:time-value="PT02H53M04.692S" calcext:value-type="time">
            <text:p>02:53:04,692</text:p>
          </table:table-cell>
          <table:table-cell/>
          <table:table-cell table:style-name="ce79" office:value-type="time" office:time-value="PT03H04M41.755S" calcext:value-type="time">
            <text:p>03:04:41,755</text:p>
          </table:table-cell>
          <table:table-cell table:style-name="ce79" office:value-type="time" office:time-value="PT00H11M37.409S" calcext:value-type="time">
            <text:p>00:11:37,409</text:p>
          </table:table-cell>
          <table:table-cell table:style-name="ce84" table:formula="of:=[.M92]-[.N92]" office:value-type="time" office:time-value="PT02H53M04.346S" calcext:value-type="time">
            <text:p>02:53:04,346</text:p>
          </table:table-cell>
          <table:table-cell table:style-name="ce84" table:formula="of:=[.K92]-[.O92]" office:value-type="time" office:time-value="PT00H00M00.346S" calcext:value-type="time">
            <text:p>00:00:00,346</text:p>
          </table:table-cell>
          <table:table-cell table:style-name="ce89" office:value-type="float" office:value="-150" calcext:value-type="float">
            <text:p>-150</text:p>
          </table:table-cell>
          <table:table-cell table:style-name="ce84" table:formula="of:=IF([.Q92]&lt;0;-TIME(0;0;ABS([.Q92])/1000);TIME(0;0;[.Q92]/1000))" office:value-type="time" office:time-value="-PT00H00M00.15S" calcext:value-type="time">
            <text:p>-00:00:00,150</text:p>
          </table:table-cell>
          <table:table-cell table:style-name="ce84" table:formula="of:=[.P92]+[.R92]" office:value-type="time" office:time-value="PT00H00M00.196S" calcext:value-type="time">
            <text:p>00:00:00,196</text:p>
          </table:table-cell>
          <table:table-cell table:style-name="ce84" table:formula="of:=[.K92]+[.R92]" office:value-type="time" office:time-value="PT02H53M04.542S" calcext:value-type="time">
            <text:p>02:53:04,542</text:p>
          </table:table-cell>
          <table:table-cell table:style-name="ce84"/>
          <table:table-cell table:style-name="ce84" table:formula="of:=[.C92]-[.F92]" office:value-type="time" office:time-value="PT02H53M54.406S" calcext:value-type="time">
            <text:p>02:53:54,406</text:p>
          </table:table-cell>
          <table:table-cell table:style-name="ce84" table:formula="of:=[.I92]-[.C92]" office:value-type="time" office:time-value="-PT00H00M46.779S" calcext:value-type="time">
            <text:p>-00:00:46,779</text:p>
          </table:table-cell>
          <table:table-cell table:style-name="ce84" table:formula="of:=[.J92]-[.F92]" office:value-type="time" office:time-value="PT00H00M02.935S" calcext:value-type="time">
            <text:p>00:00:02,935</text:p>
          </table:table-cell>
          <table:table-cell table:style-name="ce84" table:formula="of:=[.X92]-[.W92]" office:value-type="time" office:time-value="PT00H00M49.714S" calcext:value-type="time">
            <text:p>00:00:49,714</text:p>
          </table:table-cell>
          <table:table-cell table:number-columns-repeated="39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table:style-name="ce79" table:formula="of:=[.D93]-[.C93]" office:value-type="time" office:time-value="PT00H00M00S" calcext:value-type="time">
            <text:p>00:00:00,000</text:p>
          </table:table-cell>
          <table:table-cell office:value-type="time" office:time-value="PT00H12M58.796S" calcext:value-type="time">
            <text:p>00:12:58,796</text:p>
          </table:table-cell>
          <table:table-cell table:formula="of:=[.F93]+[.E93]" office:value-type="time" office:time-value="PT00H12M58.796S" calcext:value-type="time">
            <text:p>00:12:58,796</text:p>
          </table:table-cell>
          <table:table-cell/>
          <table:table-cell table:style-name="ce79" office:value-type="time" office:time-value="PT03H05M27.054S" calcext:value-type="time">
            <text:p>03:05:27,054</text:p>
          </table:table-cell>
          <table:table-cell table:style-name="ce79" office:value-type="time" office:time-value="PT00H13M02.352S" calcext:value-type="time">
            <text:p>00:13:02,352</text:p>
          </table:table-cell>
          <table:table-cell table:formula="of:=[.I93]-[.J93]" office:value-type="time" office:time-value="PT02H52M24.702S" calcext:value-type="time">
            <text:p>02:52:24,702</text:p>
          </table:table-cell>
          <table:table-cell/>
          <table:table-cell table:style-name="ce79" office:value-type="time" office:time-value="PT03H05M26.767S" calcext:value-type="time">
            <text:p>03:05:26,767</text:p>
          </table:table-cell>
          <table:table-cell table:style-name="ce79" office:value-type="time" office:time-value="PT00H13M02.412S" calcext:value-type="time">
            <text:p>00:13:02,412</text:p>
          </table:table-cell>
          <table:table-cell table:style-name="ce84" table:formula="of:=[.M93]-[.N93]" office:value-type="time" office:time-value="PT02H52M24.355S" calcext:value-type="time">
            <text:p>02:52:24,355</text:p>
          </table:table-cell>
          <table:table-cell table:style-name="ce84" table:formula="of:=[.K93]-[.O93]" office:value-type="time" office:time-value="PT00H00M00.347S" calcext:value-type="time">
            <text:p>00:00:00,347</text:p>
          </table:table-cell>
          <table:table-cell table:style-name="ce89" office:value-type="float" office:value="-50" calcext:value-type="float">
            <text:p>-50</text:p>
          </table:table-cell>
          <table:table-cell table:style-name="ce84" table:formula="of:=IF([.Q93]&lt;0;-TIME(0;0;ABS([.Q93])/1000);TIME(0;0;[.Q93]/1000))" office:value-type="time" office:time-value="-PT00H00M00.05S" calcext:value-type="time">
            <text:p>-00:00:00,050</text:p>
          </table:table-cell>
          <table:table-cell table:style-name="ce84" table:formula="of:=[.P93]+[.R93]" office:value-type="time" office:time-value="PT00H00M00.297S" calcext:value-type="time">
            <text:p>00:00:00,297</text:p>
          </table:table-cell>
          <table:table-cell table:style-name="ce84" table:formula="of:=[.K93]+[.R93]" office:value-type="time" office:time-value="PT02H52M24.652S" calcext:value-type="time">
            <text:p>02:52:24,652</text:p>
          </table:table-cell>
          <table:table-cell table:style-name="ce84"/>
          <table:table-cell table:style-name="ce84" table:formula="of:=[.C93]-[.F93]" office:value-type="time" office:time-value="PT02H53M14.515S" calcext:value-type="time">
            <text:p>02:53:14,515</text:p>
          </table:table-cell>
          <table:table-cell table:style-name="ce84" table:formula="of:=[.I93]-[.C93]" office:value-type="time" office:time-value="-PT00H00M46.257S" calcext:value-type="time">
            <text:p>-00:00:46,257</text:p>
          </table:table-cell>
          <table:table-cell table:style-name="ce84" table:formula="of:=[.J93]-[.F93]" office:value-type="time" office:time-value="PT00H00M03.556S" calcext:value-type="time">
            <text:p>00:00:03,556</text:p>
          </table:table-cell>
          <table:table-cell table:style-name="ce84" table:formula="of:=[.X93]-[.W93]" office:value-type="time" office:time-value="PT00H00M49.813S" calcext:value-type="time">
            <text:p>00:00:49,813</text:p>
          </table:table-cell>
          <table:table-cell table:number-columns-repeated="39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TH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table:style-name="ce79" table:formula="of:=[.D94]-[.C94]" office:value-type="time" office:time-value="PT00H00M06.09S" calcext:value-type="time">
            <text:p>00:00:06,090</text:p>
          </table:table-cell>
          <table:table-cell office:value-type="time" office:time-value="PT00H13M04.468S" calcext:value-type="time">
            <text:p>00:13:04,468</text:p>
          </table:table-cell>
          <table:table-cell table:formula="of:=[.F94]+[.E94]" office:value-type="time" office:time-value="PT00H13M10.558S" calcext:value-type="time">
            <text:p>00:13:10,558</text:p>
          </table:table-cell>
          <table:table-cell/>
          <table:table-cell table:style-name="ce79" office:value-type="time" office:time-value="PT03H05M32.483S" calcext:value-type="time">
            <text:p>03:05:32,483</text:p>
          </table:table-cell>
          <table:table-cell table:style-name="ce79" office:value-type="time" office:time-value="PT00H13M07.79S" calcext:value-type="time">
            <text:p>00:13:07,790</text:p>
          </table:table-cell>
          <table:table-cell table:formula="of:=[.I94]-[.J94]" office:value-type="time" office:time-value="PT02H52M24.693S" calcext:value-type="time">
            <text:p>02:52:24,693</text:p>
          </table:table-cell>
          <table:table-cell/>
          <table:table-cell table:style-name="ce79" office:value-type="time" office:time-value="PT03H05M26.767S" calcext:value-type="time">
            <text:p>03:05:26,767</text:p>
          </table:table-cell>
          <table:table-cell table:style-name="ce79" office:value-type="time" office:time-value="PT00H13M02.412S" calcext:value-type="time">
            <text:p>00:13:02,412</text:p>
          </table:table-cell>
          <table:table-cell table:style-name="ce84" table:formula="of:=[.M94]-[.N94]" office:value-type="time" office:time-value="PT02H52M24.355S" calcext:value-type="time">
            <text:p>02:52:24,355</text:p>
          </table:table-cell>
          <table:table-cell table:style-name="ce84" table:formula="of:=[.K94]-[.O94]" office:value-type="time" office:time-value="PT00H00M00.338S" calcext:value-type="time">
            <text:p>00:00:00,338</text:p>
          </table:table-cell>
          <table:table-cell table:style-name="ce89" office:value-type="float" office:value="-40" calcext:value-type="float">
            <text:p>-40</text:p>
          </table:table-cell>
          <table:table-cell table:style-name="ce84" table:formula="of:=IF([.Q94]&lt;0;-TIME(0;0;ABS([.Q94])/1000);TIME(0;0;[.Q94]/1000))" office:value-type="time" office:time-value="-PT00H00M00.04S" calcext:value-type="time">
            <text:p>-00:00:00,040</text:p>
          </table:table-cell>
          <table:table-cell table:style-name="ce84" table:formula="of:=[.P94]+[.R94]" office:value-type="time" office:time-value="PT00H00M00.298S" calcext:value-type="time">
            <text:p>00:00:00,298</text:p>
          </table:table-cell>
          <table:table-cell table:style-name="ce84" table:formula="of:=[.K94]+[.R94]" office:value-type="time" office:time-value="PT02H52M24.653S" calcext:value-type="time">
            <text:p>02:52:24,653</text:p>
          </table:table-cell>
          <table:table-cell table:style-name="ce84"/>
          <table:table-cell table:style-name="ce84" table:formula="of:=[.C94]-[.F94]" office:value-type="time" office:time-value="PT02H53M14.515S" calcext:value-type="time">
            <text:p>02:53:14,515</text:p>
          </table:table-cell>
          <table:table-cell table:style-name="ce84" table:formula="of:=[.I94]-[.C94]" office:value-type="time" office:time-value="-PT00H00M46.5S" calcext:value-type="time">
            <text:p>-00:00:46,500</text:p>
          </table:table-cell>
          <table:table-cell table:style-name="ce84" table:formula="of:=[.J94]-[.F94]" office:value-type="time" office:time-value="PT00H00M03.322S" calcext:value-type="time">
            <text:p>00:00:03,322</text:p>
          </table:table-cell>
          <table:table-cell table:style-name="ce84" table:formula="of:=[.X94]-[.W94]" office:value-type="time" office:time-value="PT00H00M49.822S" calcext:value-type="time">
            <text:p>00:00:49,822</text:p>
          </table:table-cell>
          <table:table-cell table:number-columns-repeated="39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THE</text:p>
          </table:table-cell>
          <table:table-cell office:value-type="time" office:time-value="PT03H06M34.457S" calcext:value-type="time">
            <text:p>03:06:34,457</text:p>
          </table:table-cell>
          <table:table-cell office:value-type="time" office:time-value="PT03H07M01.192S" calcext:value-type="time">
            <text:p>03:07:01,192</text:p>
          </table:table-cell>
          <table:table-cell table:style-name="ce79" table:formula="of:=[.D95]-[.C95]" office:value-type="time" office:time-value="PT00H00M26.735S" calcext:value-type="time">
            <text:p>00:00:26,735</text:p>
          </table:table-cell>
          <table:table-cell office:value-type="time" office:time-value="PT00H16M16.744S" calcext:value-type="time">
            <text:p>00:16:16,744</text:p>
          </table:table-cell>
          <table:table-cell table:formula="of:=[.F95]+[.E95]" office:value-type="time" office:time-value="PT00H16M43.479S" calcext:value-type="time">
            <text:p>00:16:43,479</text:p>
          </table:table-cell>
          <table:table-cell/>
          <table:table-cell table:style-name="ce79" office:value-type="time" office:time-value="PT03H05M45.569S" calcext:value-type="time">
            <text:p>03:05:45,569</text:p>
          </table:table-cell>
          <table:table-cell table:style-name="ce79" office:value-type="time" office:time-value="PT00H16M17.713S" calcext:value-type="time">
            <text:p>00:16:17,713</text:p>
          </table:table-cell>
          <table:table-cell table:formula="of:=[.I95]-[.J95]" office:value-type="time" office:time-value="PT02H49M27.856S" calcext:value-type="time">
            <text:p>02:49:27,856</text:p>
          </table:table-cell>
          <table:table-cell/>
          <table:table-cell table:style-name="ce79" office:value-type="time" office:time-value="PT03H05M45.084S" calcext:value-type="time">
            <text:p>03:05:45,084</text:p>
          </table:table-cell>
          <table:table-cell table:style-name="ce79" office:value-type="time" office:time-value="PT00H16M17.611S" calcext:value-type="time">
            <text:p>00:16:17,611</text:p>
          </table:table-cell>
          <table:table-cell table:style-name="ce84" table:formula="of:=[.M95]-[.N95]" office:value-type="time" office:time-value="PT02H49M27.473S" calcext:value-type="time">
            <text:p>02:49:27,473</text:p>
          </table:table-cell>
          <table:table-cell table:style-name="ce84" table:formula="of:=[.K95]-[.O95]" office:value-type="time" office:time-value="PT00H00M00.383S" calcext:value-type="time">
            <text:p>00:00:00,383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95]&lt;0;-TIME(0;0;ABS([.Q95])/1000);TIME(0;0;[.Q95]/1000))" office:value-type="time" office:time-value="PT00H00M00S" calcext:value-type="time">
            <text:p>00:00:00,000</text:p>
          </table:table-cell>
          <table:table-cell table:style-name="ce84" table:formula="of:=[.P95]+[.R95]" office:value-type="time" office:time-value="PT00H00M00.383S" calcext:value-type="time">
            <text:p>00:00:00,383</text:p>
          </table:table-cell>
          <table:table-cell table:style-name="ce84" table:formula="of:=[.K95]+[.R95]" office:value-type="time" office:time-value="PT02H49M27.856S" calcext:value-type="time">
            <text:p>02:49:27,856</text:p>
          </table:table-cell>
          <table:table-cell table:style-name="ce84"/>
          <table:table-cell table:style-name="ce84" table:formula="of:=[.C95]-[.F95]" office:value-type="time" office:time-value="PT02H50M17.713S" calcext:value-type="time">
            <text:p>02:50:17,713</text:p>
          </table:table-cell>
          <table:table-cell table:style-name="ce84" table:formula="of:=[.I95]-[.C95]" office:value-type="time" office:time-value="-PT00H00M48.888S" calcext:value-type="time">
            <text:p>-00:00:48,888</text:p>
          </table:table-cell>
          <table:table-cell table:style-name="ce84" table:formula="of:=[.J95]-[.F95]" office:value-type="time" office:time-value="PT00H00M00.969S" calcext:value-type="time">
            <text:p>00:00:00,969</text:p>
          </table:table-cell>
          <table:table-cell table:style-name="ce84" table:formula="of:=[.X95]-[.W95]" office:value-type="time" office:time-value="PT00H00M49.857S" calcext:value-type="time">
            <text:p>00:00:49,857</text:p>
          </table:table-cell>
          <table:table-cell table:number-columns-repeated="39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THE</text:p>
          </table:table-cell>
          <table:table-cell office:value-type="time" office:time-value="PT03H07M02.169S" calcext:value-type="time">
            <text:p>03:07:02,169</text:p>
          </table:table-cell>
          <table:table-cell office:value-type="time" office:time-value="PT03H07M22.147S" calcext:value-type="time">
            <text:p>03:07:22,147</text:p>
          </table:table-cell>
          <table:table-cell table:style-name="ce79" table:formula="of:=[.D96]-[.C96]" office:value-type="time" office:time-value="PT00H00M19.978S" calcext:value-type="time">
            <text:p>00:00:19,978</text:p>
          </table:table-cell>
          <table:table-cell office:value-type="time" office:time-value="PT00H18M11.859S" calcext:value-type="time">
            <text:p>00:18:11,859</text:p>
          </table:table-cell>
          <table:table-cell table:formula="of:=[.F96]+[.E96]" office:value-type="time" office:time-value="PT00H18M31.837S" calcext:value-type="time">
            <text:p>00:18:31,837</text:p>
          </table:table-cell>
          <table:table-cell/>
          <table:table-cell table:style-name="ce79" office:value-type="time" office:time-value="PT03H06M15.257S" calcext:value-type="time">
            <text:p>03:06:15,257</text:p>
          </table:table-cell>
          <table:table-cell table:style-name="ce79" office:value-type="time" office:time-value="PT00H18M14.828S" calcext:value-type="time">
            <text:p>00:18:14,828</text:p>
          </table:table-cell>
          <table:table-cell table:formula="of:=[.I96]-[.J96]" office:value-type="time" office:time-value="PT02H48M00.429S" calcext:value-type="time">
            <text:p>02:48:00,429</text:p>
          </table:table-cell>
          <table:table-cell/>
          <table:table-cell table:style-name="ce79" office:value-type="time" office:time-value="PT03H06M20.117S" calcext:value-type="time">
            <text:p>03:06:20,117</text:p>
          </table:table-cell>
          <table:table-cell table:style-name="ce79" office:value-type="time" office:time-value="PT00H18M20.059S" calcext:value-type="time">
            <text:p>00:18:20,059</text:p>
          </table:table-cell>
          <table:table-cell table:style-name="ce84" table:formula="of:=[.M96]-[.N96]" office:value-type="time" office:time-value="PT02H48M00.058S" calcext:value-type="time">
            <text:p>02:48:00,058</text:p>
          </table:table-cell>
          <table:table-cell table:style-name="ce84" table:formula="of:=[.K96]-[.O96]" office:value-type="time" office:time-value="PT00H00M00.371S" calcext:value-type="time">
            <text:p>00:00:00,371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96]&lt;0;-TIME(0;0;ABS([.Q96])/1000);TIME(0;0;[.Q96]/1000))" office:value-type="time" office:time-value="PT00H00M00S" calcext:value-type="time">
            <text:p>00:00:00,000</text:p>
          </table:table-cell>
          <table:table-cell table:style-name="ce84" table:formula="of:=[.P96]+[.R96]" office:value-type="time" office:time-value="PT00H00M00.371S" calcext:value-type="time">
            <text:p>00:00:00,371</text:p>
          </table:table-cell>
          <table:table-cell table:style-name="ce84" table:formula="of:=[.K96]+[.R96]" office:value-type="time" office:time-value="PT02H48M00.429S" calcext:value-type="time">
            <text:p>02:48:00,429</text:p>
          </table:table-cell>
          <table:table-cell table:style-name="ce84"/>
          <table:table-cell table:style-name="ce84" table:formula="of:=[.C96]-[.F96]" office:value-type="time" office:time-value="PT02H48M50.31S" calcext:value-type="time">
            <text:p>02:48:50,310</text:p>
          </table:table-cell>
          <table:table-cell table:style-name="ce84" table:formula="of:=[.I96]-[.C96]" office:value-type="time" office:time-value="-PT00H00M46.912S" calcext:value-type="time">
            <text:p>-00:00:46,912</text:p>
          </table:table-cell>
          <table:table-cell table:style-name="ce84" table:formula="of:=[.J96]-[.F96]" office:value-type="time" office:time-value="PT00H00M02.969S" calcext:value-type="time">
            <text:p>00:00:02,969</text:p>
          </table:table-cell>
          <table:table-cell table:style-name="ce84" table:formula="of:=[.X96]-[.W96]" office:value-type="time" office:time-value="PT00H00M49.881S" calcext:value-type="time">
            <text:p>00:00:49,881</text:p>
          </table:table-cell>
          <table:table-cell table:number-columns-repeated="39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THE</text:p>
          </table:table-cell>
          <table:table-cell office:value-type="time" office:time-value="PT03H07M24.033S" calcext:value-type="time">
            <text:p>03:07:24,033</text:p>
          </table:table-cell>
          <table:table-cell office:value-type="time" office:time-value="PT03H07M40.216S" calcext:value-type="time">
            <text:p>03:07:40,216</text:p>
          </table:table-cell>
          <table:table-cell table:style-name="ce79" table:formula="of:=[.D97]-[.C97]" office:value-type="time" office:time-value="PT00H00M16.183S" calcext:value-type="time">
            <text:p>00:00:16,183</text:p>
          </table:table-cell>
          <table:table-cell office:value-type="time" office:time-value="PT00H21M46.49S" calcext:value-type="time">
            <text:p>00:21:46,490</text:p>
          </table:table-cell>
          <table:table-cell table:formula="of:=[.F97]+[.E97]" office:value-type="time" office:time-value="PT00H22M02.673S" calcext:value-type="time">
            <text:p>00:22:02,673</text:p>
          </table:table-cell>
          <table:table-cell/>
          <table:table-cell table:style-name="ce79" office:value-type="time" office:time-value="PT03H06M34.685S" calcext:value-type="time">
            <text:p>03:06:34,685</text:p>
          </table:table-cell>
          <table:table-cell table:style-name="ce79" office:value-type="time" office:time-value="PT00H21M46.909S" calcext:value-type="time">
            <text:p>00:21:46,909</text:p>
          </table:table-cell>
          <table:table-cell table:formula="of:=[.I97]-[.J97]" office:value-type="time" office:time-value="PT02H44M47.776S" calcext:value-type="time">
            <text:p>02:44:47,776</text:p>
          </table:table-cell>
          <table:table-cell/>
          <table:table-cell table:style-name="ce79" office:value-type="time" office:time-value="PT03H06M40.301S" calcext:value-type="time">
            <text:p>03:06:40,301</text:p>
          </table:table-cell>
          <table:table-cell table:style-name="ce79" office:value-type="time" office:time-value="PT00H21M52.857S" calcext:value-type="time">
            <text:p>00:21:52,857</text:p>
          </table:table-cell>
          <table:table-cell table:style-name="ce84" table:formula="of:=[.M97]-[.N97]" office:value-type="time" office:time-value="PT02H44M47.444S" calcext:value-type="time">
            <text:p>02:44:47,444</text:p>
          </table:table-cell>
          <table:table-cell table:style-name="ce84" table:formula="of:=[.K97]-[.O97]" office:value-type="time" office:time-value="PT00H00M00.332S" calcext:value-type="time">
            <text:p>00:00:00,332</text:p>
          </table:table-cell>
          <table:table-cell table:style-name="ce89" office:value-type="float" office:value="-100" calcext:value-type="float">
            <text:p>-100</text:p>
          </table:table-cell>
          <table:table-cell table:style-name="ce84" table:formula="of:=IF([.Q97]&lt;0;-TIME(0;0;ABS([.Q97])/1000);TIME(0;0;[.Q97]/1000))" office:value-type="time" office:time-value="-PT00H00M00.1S" calcext:value-type="time">
            <text:p>-00:00:00,100</text:p>
          </table:table-cell>
          <table:table-cell table:style-name="ce84" table:formula="of:=[.P97]+[.R97]" office:value-type="time" office:time-value="PT00H00M00.232S" calcext:value-type="time">
            <text:p>00:00:00,232</text:p>
          </table:table-cell>
          <table:table-cell table:style-name="ce84" table:formula="of:=[.K97]+[.R97]" office:value-type="time" office:time-value="PT02H44M47.676S" calcext:value-type="time">
            <text:p>02:44:47,676</text:p>
          </table:table-cell>
          <table:table-cell table:style-name="ce84"/>
          <table:table-cell table:style-name="ce84" table:formula="of:=[.C97]-[.F97]" office:value-type="time" office:time-value="PT02H45M37.543S" calcext:value-type="time">
            <text:p>02:45:37,543</text:p>
          </table:table-cell>
          <table:table-cell table:style-name="ce84" table:formula="of:=[.I97]-[.C97]" office:value-type="time" office:time-value="-PT00H00M49.348S" calcext:value-type="time">
            <text:p>-00:00:49,348</text:p>
          </table:table-cell>
          <table:table-cell table:style-name="ce84" table:formula="of:=[.J97]-[.F97]" office:value-type="time" office:time-value="PT00H00M00.419S" calcext:value-type="time">
            <text:p>00:00:00,419</text:p>
          </table:table-cell>
          <table:table-cell table:style-name="ce84" table:formula="of:=[.X97]-[.W97]" office:value-type="time" office:time-value="PT00H00M49.767S" calcext:value-type="time">
            <text:p>00:00:49,767</text:p>
          </table:table-cell>
          <table:table-cell table:number-columns-repeated="39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THE</text:p>
          </table:table-cell>
          <table:table-cell office:value-type="time" office:time-value="PT03H08M22.493S" calcext:value-type="time">
            <text:p>03:08:22,493</text:p>
          </table:table-cell>
          <table:table-cell office:value-type="time" office:time-value="PT03H12M50.303S" calcext:value-type="time">
            <text:p>03:12:50,303</text:p>
          </table:table-cell>
          <table:table-cell table:style-name="ce79" table:formula="of:=[.D98]-[.C98]" office:value-type="time" office:time-value="PT00H04M27.81S" calcext:value-type="time">
            <text:p>00:04:27,810</text:p>
          </table:table-cell>
          <table:table-cell office:value-type="time" office:time-value="PT00H34M32.463S" calcext:value-type="time">
            <text:p>00:34:32,463</text:p>
          </table:table-cell>
          <table:table-cell table:formula="of:=[.F98]+[.E98]" office:value-type="time" office:time-value="PT00H39M00.273S" calcext:value-type="time">
            <text:p>00:39:00,273</text:p>
          </table:table-cell>
          <table:table-cell/>
          <table:table-cell table:style-name="ce79" office:value-type="time" office:time-value="PT03H07M35.936S" calcext:value-type="time">
            <text:p>03:07:35,936</text:p>
          </table:table-cell>
          <table:table-cell table:style-name="ce79" office:value-type="time" office:time-value="PT00H34M35.494S" calcext:value-type="time">
            <text:p>00:34:35,494</text:p>
          </table:table-cell>
          <table:table-cell table:formula="of:=[.I98]-[.J98]" office:value-type="time" office:time-value="PT02H33M00.442S" calcext:value-type="time">
            <text:p>02:33:00,442</text:p>
          </table:table-cell>
          <table:table-cell/>
          <table:table-cell table:style-name="ce79" office:value-type="time" office:time-value="PT03H07M38.025S" calcext:value-type="time">
            <text:p>03:07:38,025</text:p>
          </table:table-cell>
          <table:table-cell table:style-name="ce79" office:value-type="time" office:time-value="PT00H34M37.915S" calcext:value-type="time">
            <text:p>00:34:37,915</text:p>
          </table:table-cell>
          <table:table-cell table:style-name="ce84" table:formula="of:=[.M98]-[.N98]" office:value-type="time" office:time-value="PT02H33M00.11S" calcext:value-type="time">
            <text:p>02:33:00,110</text:p>
          </table:table-cell>
          <table:table-cell table:style-name="ce84" table:formula="of:=[.K98]-[.O98]" office:value-type="time" office:time-value="PT00H00M00.332S" calcext:value-type="time">
            <text:p>00:00:00,332</text:p>
          </table:table-cell>
          <table:table-cell table:style-name="ce89" office:value-type="float" office:value="-270" calcext:value-type="float">
            <text:p>-270</text:p>
          </table:table-cell>
          <table:table-cell table:style-name="ce84" table:formula="of:=IF([.Q98]&lt;0;-TIME(0;0;ABS([.Q98])/1000);TIME(0;0;[.Q98]/1000))" office:value-type="time" office:time-value="-PT00H00M00.27S" calcext:value-type="time">
            <text:p>-00:00:00,270</text:p>
          </table:table-cell>
          <table:table-cell table:style-name="ce84" table:formula="of:=[.P98]+[.R98]" office:value-type="time" office:time-value="PT00H00M00.062S" calcext:value-type="time">
            <text:p>00:00:00,062</text:p>
          </table:table-cell>
          <table:table-cell table:style-name="ce84" table:formula="of:=[.K98]+[.R98]" office:value-type="time" office:time-value="PT02H33M00.172S" calcext:value-type="time">
            <text:p>02:33:00,172</text:p>
          </table:table-cell>
          <table:table-cell table:style-name="ce84"/>
          <table:table-cell table:style-name="ce84" table:formula="of:=[.C98]-[.F98]" office:value-type="time" office:time-value="PT02H33M50.03S" calcext:value-type="time">
            <text:p>02:33:50,030</text:p>
          </table:table-cell>
          <table:table-cell table:style-name="ce84" table:formula="of:=[.I98]-[.C98]" office:value-type="time" office:time-value="-PT00H00M46.557S" calcext:value-type="time">
            <text:p>-00:00:46,557</text:p>
          </table:table-cell>
          <table:table-cell table:style-name="ce84" table:formula="of:=[.J98]-[.F98]" office:value-type="time" office:time-value="PT00H00M03.031S" calcext:value-type="time">
            <text:p>00:00:03,031</text:p>
          </table:table-cell>
          <table:table-cell table:style-name="ce84" table:formula="of:=[.X98]-[.W98]" office:value-type="time" office:time-value="PT00H00M49.588S" calcext:value-type="time">
            <text:p>00:00:49,588</text:p>
          </table:table-cell>
          <table:table-cell table:number-columns-repeated="39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THE</text:p>
          </table:table-cell>
          <table:table-cell office:value-type="time" office:time-value="PT03H12M54.27S" calcext:value-type="time">
            <text:p>03:12:54,270</text:p>
          </table:table-cell>
          <table:table-cell office:value-type="time" office:time-value="PT03H13M45.655S" calcext:value-type="time">
            <text:p>03:13:45,655</text:p>
          </table:table-cell>
          <table:table-cell table:style-name="ce79" table:formula="of:=[.D99]-[.C99]" office:value-type="time" office:time-value="PT00H00M51.385S" calcext:value-type="time">
            <text:p>00:00:51,385</text:p>
          </table:table-cell>
          <table:table-cell office:value-type="time" office:time-value="PT00H39M51.574S" calcext:value-type="time">
            <text:p>00:39:51,574</text:p>
          </table:table-cell>
          <table:table-cell table:formula="of:=[.F99]+[.E99]" office:value-type="time" office:time-value="PT00H40M42.959S" calcext:value-type="time">
            <text:p>00:40:42,959</text:p>
          </table:table-cell>
          <table:table-cell/>
          <table:table-cell table:style-name="ce79" office:value-type="time" office:time-value="PT03H12M15.405S" calcext:value-type="time">
            <text:p>03:12:15,405</text:p>
          </table:table-cell>
          <table:table-cell table:style-name="ce79" office:value-type="time" office:time-value="PT00H40M02.341S" calcext:value-type="time">
            <text:p>00:40:02,341</text:p>
          </table:table-cell>
          <table:table-cell table:formula="of:=[.I99]-[.J99]" office:value-type="time" office:time-value="PT02H32M13.064S" calcext:value-type="time">
            <text:p>02:32:13,064</text:p>
          </table:table-cell>
          <table:table-cell/>
          <table:table-cell table:style-name="ce79" office:value-type="time" office:time-value="PT03H12M16.268S" calcext:value-type="time">
            <text:p>03:12:16,268</text:p>
          </table:table-cell>
          <table:table-cell table:style-name="ce79" office:value-type="time" office:time-value="PT00H40M03.572S" calcext:value-type="time">
            <text:p>00:40:03,572</text:p>
          </table:table-cell>
          <table:table-cell table:style-name="ce84" table:formula="of:=[.M99]-[.N99]" office:value-type="time" office:time-value="PT02H32M12.696S" calcext:value-type="time">
            <text:p>02:32:12,696</text:p>
          </table:table-cell>
          <table:table-cell table:style-name="ce84" table:formula="of:=[.K99]-[.O99]" office:value-type="time" office:time-value="PT00H00M00.368S" calcext:value-type="time">
            <text:p>00:00:00,368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99]&lt;0;-TIME(0;0;ABS([.Q99])/1000);TIME(0;0;[.Q99]/1000))" office:value-type="time" office:time-value="-PT00H00M00.25S" calcext:value-type="time">
            <text:p>-00:00:00,250</text:p>
          </table:table-cell>
          <table:table-cell table:style-name="ce84" table:formula="of:=[.P99]+[.R99]" office:value-type="time" office:time-value="PT00H00M00.118S" calcext:value-type="time">
            <text:p>00:00:00,118</text:p>
          </table:table-cell>
          <table:table-cell table:style-name="ce84" table:formula="of:=[.K99]+[.R99]" office:value-type="time" office:time-value="PT02H32M12.814S" calcext:value-type="time">
            <text:p>02:32:12,814</text:p>
          </table:table-cell>
          <table:table-cell table:style-name="ce84"/>
          <table:table-cell table:style-name="ce84" table:formula="of:=[.C99]-[.F99]" office:value-type="time" office:time-value="PT02H33M02.696S" calcext:value-type="time">
            <text:p>02:33:02,696</text:p>
          </table:table-cell>
          <table:table-cell table:style-name="ce84" table:formula="of:=[.I99]-[.C99]" office:value-type="time" office:time-value="-PT00H00M38.865S" calcext:value-type="time">
            <text:p>-00:00:38,865</text:p>
          </table:table-cell>
          <table:table-cell table:style-name="ce84" table:formula="of:=[.J99]-[.F99]" office:value-type="time" office:time-value="PT00H00M10.767S" calcext:value-type="time">
            <text:p>00:00:10,767</text:p>
          </table:table-cell>
          <table:table-cell table:style-name="ce84" table:formula="of:=[.X99]-[.W99]" office:value-type="time" office:time-value="PT00H00M49.632S" calcext:value-type="time">
            <text:p>00:00:49,632</text:p>
          </table:table-cell>
          <table:table-cell table:number-columns-repeated="39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THE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style-name="ce79" table:formula="of:=[.D100]-[.C100]" office:value-type="time" office:time-value="PT00H00M22S" calcext:value-type="time">
            <text:p>00:00:22,000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0]+[.E100]" office:value-type="time" office:time-value="PT00H25M39.642S" calcext:value-type="time">
            <text:p>00:25:39,642</text:p>
          </table:table-cell>
          <table:table-cell/>
          <table:table-cell table:style-name="ce79" office:value-type="time" office:time-value="PT03H13M34.25S" calcext:value-type="time">
            <text:p>03:13:34,250</text:p>
          </table:table-cell>
          <table:table-cell table:style-name="ce79" office:value-type="time" office:time-value="PT00H25M19.846S" calcext:value-type="time">
            <text:p>00:25:19,846</text:p>
          </table:table-cell>
          <table:table-cell table:formula="of:=[.I100]-[.J100]" office:value-type="time" office:time-value="PT02H48M14.404S" calcext:value-type="time">
            <text:p>02:48:14,404</text:p>
          </table:table-cell>
          <table:table-cell/>
          <table:table-cell table:style-name="ce79" office:value-type="time" office:time-value="PT03H13M34.719S" calcext:value-type="time">
            <text:p>03:13:34,719</text:p>
          </table:table-cell>
          <table:table-cell table:style-name="ce79" office:value-type="time" office:time-value="PT00H25M20.692S" calcext:value-type="time">
            <text:p>00:25:20,692</text:p>
          </table:table-cell>
          <table:table-cell table:style-name="ce84" table:formula="of:=[.M100]-[.N100]" office:value-type="time" office:time-value="PT02H48M14.027S" calcext:value-type="time">
            <text:p>02:48:14,027</text:p>
          </table:table-cell>
          <table:table-cell table:style-name="ce84" table:formula="of:=[.K100]-[.O100]" office:value-type="time" office:time-value="PT00H00M00.377S" calcext:value-type="time">
            <text:p>00:00:00,37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00]&lt;0;-TIME(0;0;ABS([.Q100])/1000);TIME(0;0;[.Q100]/1000))" office:value-type="time" office:time-value="PT00H00M00S" calcext:value-type="time">
            <text:p>00:00:00,000</text:p>
          </table:table-cell>
          <table:table-cell table:style-name="ce84" table:formula="of:=[.P100]+[.R100]" office:value-type="time" office:time-value="PT00H00M00.377S" calcext:value-type="time">
            <text:p>00:00:00,377</text:p>
          </table:table-cell>
          <table:table-cell table:style-name="ce84" table:formula="of:=[.K100]+[.R100]" office:value-type="time" office:time-value="PT02H48M14.404S" calcext:value-type="time">
            <text:p>02:48:14,404</text:p>
          </table:table-cell>
          <table:table-cell table:style-name="ce84"/>
          <table:table-cell table:style-name="ce84" table:formula="of:=[.C100]-[.F100]" office:value-type="time" office:time-value="PT02H49M04.358S" calcext:value-type="time">
            <text:p>02:49:04,358</text:p>
          </table:table-cell>
          <table:table-cell table:style-name="ce84" table:formula="of:=[.I100]-[.C100]" office:value-type="time" office:time-value="-PT00H00M47.75S" calcext:value-type="time">
            <text:p>-00:00:47,750</text:p>
          </table:table-cell>
          <table:table-cell table:style-name="ce84" table:formula="of:=[.J100]-[.F100]" office:value-type="time" office:time-value="PT00H00M02.204S" calcext:value-type="time">
            <text:p>00:00:02,204</text:p>
          </table:table-cell>
          <table:table-cell table:style-name="ce84" table:formula="of:=[.X100]-[.W100]" office:value-type="time" office:time-value="PT00H00M49.954S" calcext:value-type="time">
            <text:p>00:00:49,954</text:p>
          </table:table-cell>
          <table:table-cell table:number-columns-repeated="3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</text:p>
          </table:table-cell>
          <table:table-cell office:value-type="time" office:time-value="PT03H14M53.219S" calcext:value-type="time">
            <text:p>03:14:53,219</text:p>
          </table:table-cell>
          <table:table-cell office:value-type="time" office:time-value="PT03H20M19.545S" calcext:value-type="time">
            <text:p>03:20:19,545</text:p>
          </table:table-cell>
          <table:table-cell table:style-name="ce79" table:formula="of:=[.D101]-[.C101]" office:value-type="time" office:time-value="PT00H05M26.326S" calcext:value-type="time">
            <text:p>00:05:26,326</text:p>
          </table:table-cell>
          <table:table-cell office:value-type="time" office:time-value="PT00H41M03.312S" calcext:value-type="time">
            <text:p>00:41:03,312</text:p>
          </table:table-cell>
          <table:table-cell table:formula="of:=[.F101]+[.E101]" office:value-type="time" office:time-value="PT00H46M29.638S" calcext:value-type="time">
            <text:p>00:46:29,638</text:p>
          </table:table-cell>
          <table:table-cell/>
          <table:table-cell table:style-name="ce79" office:value-type="time" office:time-value="PT03H14M41.275S" calcext:value-type="time">
            <text:p>03:14:41,275</text:p>
          </table:table-cell>
          <table:table-cell table:style-name="ce79" office:value-type="time" office:time-value="PT00H41M40.875S" calcext:value-type="time">
            <text:p>00:41:40,875</text:p>
          </table:table-cell>
          <table:table-cell table:formula="of:=[.I101]-[.J101]" office:value-type="time" office:time-value="PT02H33M00.4S" calcext:value-type="time">
            <text:p>02:33:00,400</text:p>
          </table:table-cell>
          <table:table-cell/>
          <table:table-cell table:style-name="ce79" office:value-type="time" office:time-value="PT03H14M42.249S" calcext:value-type="time">
            <text:p>03:14:42,249</text:p>
          </table:table-cell>
          <table:table-cell table:style-name="ce79" office:value-type="time" office:time-value="PT00H41M42.293S" calcext:value-type="time">
            <text:p>00:41:42,293</text:p>
          </table:table-cell>
          <table:table-cell table:style-name="ce84" table:formula="of:=[.M101]-[.N101]" office:value-type="time" office:time-value="PT02H32M59.956S" calcext:value-type="time">
            <text:p>02:32:59,956</text:p>
          </table:table-cell>
          <table:table-cell table:style-name="ce84" table:formula="of:=[.K101]-[.O101]" office:value-type="time" office:time-value="PT00H00M00.444S" calcext:value-type="time">
            <text:p>00:00:00,444</text:p>
          </table:table-cell>
          <table:table-cell table:style-name="ce89" office:value-type="float" office:value="-360" calcext:value-type="float">
            <text:p>-360</text:p>
          </table:table-cell>
          <table:table-cell table:style-name="ce84" table:formula="of:=IF([.Q101]&lt;0;-TIME(0;0;ABS([.Q101])/1000);TIME(0;0;[.Q101]/1000))" office:value-type="time" office:time-value="-PT00H00M00.36S" calcext:value-type="time">
            <text:p>-00:00:00,360</text:p>
          </table:table-cell>
          <table:table-cell table:style-name="ce84" table:formula="of:=[.P101]+[.R101]" office:value-type="time" office:time-value="PT00H00M00.084S" calcext:value-type="time">
            <text:p>00:00:00,084</text:p>
          </table:table-cell>
          <table:table-cell table:style-name="ce84" table:formula="of:=[.K101]+[.R101]" office:value-type="time" office:time-value="PT02H33M00.04S" calcext:value-type="time">
            <text:p>02:33:00,040</text:p>
          </table:table-cell>
          <table:table-cell table:style-name="ce84"/>
          <table:table-cell table:style-name="ce84" table:formula="of:=[.C101]-[.F101]" office:value-type="time" office:time-value="PT02H33M49.907S" calcext:value-type="time">
            <text:p>02:33:49,907</text:p>
          </table:table-cell>
          <table:table-cell table:style-name="ce84" table:formula="of:=[.I101]-[.C101]" office:value-type="time" office:time-value="-PT00H00M11.944S" calcext:value-type="time">
            <text:p>-00:00:11,944</text:p>
          </table:table-cell>
          <table:table-cell table:style-name="ce84" table:formula="of:=[.J101]-[.F101]" office:value-type="time" office:time-value="PT00H00M37.563S" calcext:value-type="time">
            <text:p>00:00:37,563</text:p>
          </table:table-cell>
          <table:table-cell table:style-name="ce84" table:formula="of:=[.X101]-[.W101]" office:value-type="time" office:time-value="PT00H00M49.507S" calcext:value-type="time">
            <text:p>00:00:49,507</text:p>
          </table:table-cell>
          <table:table-cell table:number-columns-repeated="3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</text:p>
          </table:table-cell>
          <table:table-cell office:value-type="time" office:time-value="PT03H20M20.978S" calcext:value-type="time">
            <text:p>03:20:20,978</text:p>
          </table:table-cell>
          <table:table-cell office:value-type="time" office:time-value="PT03H26M13.747S" calcext:value-type="time">
            <text:p>03:26:13,747</text:p>
          </table:table-cell>
          <table:table-cell table:style-name="ce79" table:formula="of:=[.D102]-[.C102]" office:value-type="time" office:time-value="PT00H05M52.769S" calcext:value-type="time">
            <text:p>00:05:52,769</text:p>
          </table:table-cell>
          <table:table-cell office:value-type="time" office:time-value="PT00H46M33.309S" calcext:value-type="time">
            <text:p>00:46:33,309</text:p>
          </table:table-cell>
          <table:table-cell table:formula="of:=[.F102]+[.E102]" office:value-type="time" office:time-value="PT00H52M26.078S" calcext:value-type="time">
            <text:p>00:52:26,078</text:p>
          </table:table-cell>
          <table:table-cell/>
          <table:table-cell table:style-name="ce79" office:value-type="time" office:time-value="PT03H19M32.88S" calcext:value-type="time">
            <text:p>03:19:32,880</text:p>
          </table:table-cell>
          <table:table-cell table:style-name="ce79" office:value-type="time" office:time-value="PT00H46M34.77S" calcext:value-type="time">
            <text:p>00:46:34,770</text:p>
          </table:table-cell>
          <table:table-cell table:formula="of:=[.I102]-[.J102]" office:value-type="time" office:time-value="PT02H32M58.11S" calcext:value-type="time">
            <text:p>02:32:58,110</text:p>
          </table:table-cell>
          <table:table-cell/>
          <table:table-cell table:style-name="ce79" office:value-type="time" office:time-value="PT03H19M33.674S" calcext:value-type="time">
            <text:p>03:19:33,674</text:p>
          </table:table-cell>
          <table:table-cell table:style-name="ce79" office:value-type="time" office:time-value="PT00H46M35.927S" calcext:value-type="time">
            <text:p>00:46:35,927</text:p>
          </table:table-cell>
          <table:table-cell table:style-name="ce84" table:formula="of:=[.M102]-[.N102]" office:value-type="time" office:time-value="PT02H32M57.747S" calcext:value-type="time">
            <text:p>02:32:57,747</text:p>
          </table:table-cell>
          <table:table-cell table:style-name="ce84" table:formula="of:=[.K102]-[.O102]" office:value-type="time" office:time-value="PT00H00M00.363S" calcext:value-type="time">
            <text:p>00:00:00,363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102]&lt;0;-TIME(0;0;ABS([.Q102])/1000);TIME(0;0;[.Q102]/1000))" office:value-type="time" office:time-value="-PT00H00M00.3S" calcext:value-type="time">
            <text:p>-00:00:00,300</text:p>
          </table:table-cell>
          <table:table-cell table:style-name="ce84" table:formula="of:=[.P102]+[.R102]" office:value-type="time" office:time-value="PT00H00M00.063S" calcext:value-type="time">
            <text:p>00:00:00,063</text:p>
          </table:table-cell>
          <table:table-cell table:style-name="ce84" table:formula="of:=[.K102]+[.R102]" office:value-type="time" office:time-value="PT02H32M57.81S" calcext:value-type="time">
            <text:p>02:32:57,810</text:p>
          </table:table-cell>
          <table:table-cell table:style-name="ce84"/>
          <table:table-cell table:style-name="ce84" table:formula="of:=[.C102]-[.F102]" office:value-type="time" office:time-value="PT02H33M47.669S" calcext:value-type="time">
            <text:p>02:33:47,669</text:p>
          </table:table-cell>
          <table:table-cell table:style-name="ce84" table:formula="of:=[.I102]-[.C102]" office:value-type="time" office:time-value="-PT00H00M48.098S" calcext:value-type="time">
            <text:p>-00:00:48,098</text:p>
          </table:table-cell>
          <table:table-cell table:style-name="ce84" table:formula="of:=[.J102]-[.F102]" office:value-type="time" office:time-value="PT00H00M01.461S" calcext:value-type="time">
            <text:p>00:00:01,461</text:p>
          </table:table-cell>
          <table:table-cell table:style-name="ce84" table:formula="of:=[.X102]-[.W102]" office:value-type="time" office:time-value="PT00H00M49.559S" calcext:value-type="time">
            <text:p>00:00:49,559</text:p>
          </table:table-cell>
          <table:table-cell table:number-columns-repeated="3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</text:p>
          </table:table-cell>
          <table:table-cell office:value-type="time" office:time-value="PT03H26M29.339S" calcext:value-type="time">
            <text:p>03:26:29,339</text:p>
          </table:table-cell>
          <table:table-cell office:value-type="time" office:time-value="PT03H26M31.8S" calcext:value-type="time">
            <text:p>03:26:31,800</text:p>
          </table:table-cell>
          <table:table-cell table:style-name="ce79" table:formula="of:=[.D103]-[.C103]" office:value-type="time" office:time-value="PT00H00M02.461S" calcext:value-type="time">
            <text:p>00:00:02,461</text:p>
          </table:table-cell>
          <table:table-cell office:value-type="time" office:time-value="PT00H53M57.419S" calcext:value-type="time">
            <text:p>00:53:57,419</text:p>
          </table:table-cell>
          <table:table-cell table:formula="of:=[.F103]+[.E103]" office:value-type="time" office:time-value="PT00H53M59.88S" calcext:value-type="time">
            <text:p>00:53:59,880</text:p>
          </table:table-cell>
          <table:table-cell/>
          <table:table-cell table:style-name="ce79" office:value-type="time" office:time-value="PT03H25M39.404S" calcext:value-type="time">
            <text:p>03:25:39,404</text:p>
          </table:table-cell>
          <table:table-cell table:style-name="ce79" office:value-type="time" office:time-value="PT00H53M58.209S" calcext:value-type="time">
            <text:p>00:53:58,209</text:p>
          </table:table-cell>
          <table:table-cell table:formula="of:=[.I103]-[.J103]" office:value-type="time" office:time-value="PT02H31M41.195S" calcext:value-type="time">
            <text:p>02:31:41,195</text:p>
          </table:table-cell>
          <table:table-cell/>
          <table:table-cell table:style-name="ce79" office:value-type="time" office:time-value="PT03H25M37.439S" calcext:value-type="time">
            <text:p>03:25:37,439</text:p>
          </table:table-cell>
          <table:table-cell table:style-name="ce79" office:value-type="time" office:time-value="PT00H53M56.693S" calcext:value-type="time">
            <text:p>00:53:56,693</text:p>
          </table:table-cell>
          <table:table-cell table:style-name="ce84" table:formula="of:=[.M103]-[.N103]" office:value-type="time" office:time-value="PT02H31M40.746S" calcext:value-type="time">
            <text:p>02:31:40,746</text:p>
          </table:table-cell>
          <table:table-cell table:style-name="ce84" table:formula="of:=[.K103]-[.O103]" office:value-type="time" office:time-value="PT00H00M00.449S" calcext:value-type="time">
            <text:p>00:00:00,449</text:p>
          </table:table-cell>
          <table:table-cell table:style-name="ce89" office:value-type="float" office:value="840" calcext:value-type="float">
            <text:p>840</text:p>
          </table:table-cell>
          <table:table-cell table:style-name="ce84" table:formula="of:=IF([.Q103]&lt;0;-TIME(0;0;ABS([.Q103])/1000);TIME(0;0;[.Q103]/1000))" office:value-type="time" office:time-value="PT00H00M00.84S" calcext:value-type="time">
            <text:p>00:00:00,840</text:p>
          </table:table-cell>
          <table:table-cell table:style-name="ce84" table:formula="of:=[.P103]+[.R103]" office:value-type="time" office:time-value="PT00H00M01.289S" calcext:value-type="time">
            <text:p>00:00:01,289</text:p>
          </table:table-cell>
          <table:table-cell table:style-name="ce84" table:formula="of:=[.K103]+[.R103]" office:value-type="time" office:time-value="PT02H31M42.035S" calcext:value-type="time">
            <text:p>02:31:42,035</text:p>
          </table:table-cell>
          <table:table-cell table:style-name="ce84"/>
          <table:table-cell table:style-name="ce84" table:formula="of:=[.C103]-[.F103]" office:value-type="time" office:time-value="PT02H32M31.92S" calcext:value-type="time">
            <text:p>02:32:31,920</text:p>
          </table:table-cell>
          <table:table-cell table:style-name="ce84" table:formula="of:=[.I103]-[.C103]" office:value-type="time" office:time-value="-PT00H00M49.935S" calcext:value-type="time">
            <text:p>-00:00:49,935</text:p>
          </table:table-cell>
          <table:table-cell table:style-name="ce84" table:formula="of:=[.J103]-[.F103]" office:value-type="time" office:time-value="PT00H00M00.79S" calcext:value-type="time">
            <text:p>00:00:00,790</text:p>
          </table:table-cell>
          <table:table-cell table:style-name="ce84" table:formula="of:=[.X103]-[.W103]" office:value-type="time" office:time-value="PT00H00M50.725S" calcext:value-type="time">
            <text:p>00:00:50,725</text:p>
          </table:table-cell>
          <table:table-cell table:number-columns-repeated="3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</text:p>
          </table:table-cell>
          <table:table-cell office:value-type="time" office:time-value="PT03H26M32.033S" calcext:value-type="time">
            <text:p>03:26:32,033</text:p>
          </table:table-cell>
          <table:table-cell office:value-type="time" office:time-value="PT03H26M38.665S" calcext:value-type="time">
            <text:p>03:26:38,665</text:p>
          </table:table-cell>
          <table:table-cell table:style-name="ce79" table:formula="of:=[.D104]-[.C104]" office:value-type="time" office:time-value="PT00H00M06.632S" calcext:value-type="time">
            <text:p>00:00:06,632</text:p>
          </table:table-cell>
          <table:table-cell office:value-type="time" office:time-value="PT00H54M01.256S" calcext:value-type="time">
            <text:p>00:54:01,256</text:p>
          </table:table-cell>
          <table:table-cell table:formula="of:=[.F104]+[.E104]" office:value-type="time" office:time-value="PT00H54M07.888S" calcext:value-type="time">
            <text:p>00:54:07,888</text:p>
          </table:table-cell>
          <table:table-cell/>
          <table:table-cell table:style-name="ce79" office:value-type="time" office:time-value="PT03H25M47.152S" calcext:value-type="time">
            <text:p>03:25:47,152</text:p>
          </table:table-cell>
          <table:table-cell table:style-name="ce79" office:value-type="time" office:time-value="PT00H54M05.938S" calcext:value-type="time">
            <text:p>00:54:05,938</text:p>
          </table:table-cell>
          <table:table-cell table:formula="of:=[.I104]-[.J104]" office:value-type="time" office:time-value="PT02H31M41.214S" calcext:value-type="time">
            <text:p>02:31:41,214</text:p>
          </table:table-cell>
          <table:table-cell/>
          <table:table-cell table:style-name="ce79" office:value-type="time" office:time-value="PT03H25M48.884S" calcext:value-type="time">
            <text:p>03:25:48,884</text:p>
          </table:table-cell>
          <table:table-cell table:style-name="ce79" office:value-type="time" office:time-value="PT00H54M08.126S" calcext:value-type="time">
            <text:p>00:54:08,126</text:p>
          </table:table-cell>
          <table:table-cell table:style-name="ce84" table:formula="of:=[.M104]-[.N104]" office:value-type="time" office:time-value="PT02H31M40.758S" calcext:value-type="time">
            <text:p>02:31:40,758</text:p>
          </table:table-cell>
          <table:table-cell table:style-name="ce84" table:formula="of:=[.K104]-[.O104]" office:value-type="time" office:time-value="PT00H00M00.456S" calcext:value-type="time">
            <text:p>00:00:00,456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104]&lt;0;-TIME(0;0;ABS([.Q104])/1000);TIME(0;0;[.Q104]/1000))" office:value-type="time" office:time-value="-PT00H00M00.3S" calcext:value-type="time">
            <text:p>-00:00:00,300</text:p>
          </table:table-cell>
          <table:table-cell table:style-name="ce84" table:formula="of:=[.P104]+[.R104]" office:value-type="time" office:time-value="PT00H00M00.156S" calcext:value-type="time">
            <text:p>00:00:00,156</text:p>
          </table:table-cell>
          <table:table-cell table:style-name="ce84" table:formula="of:=[.K104]+[.R104]" office:value-type="time" office:time-value="PT02H31M40.914S" calcext:value-type="time">
            <text:p>02:31:40,914</text:p>
          </table:table-cell>
          <table:table-cell table:style-name="ce84"/>
          <table:table-cell table:style-name="ce84" table:formula="of:=[.C104]-[.F104]" office:value-type="time" office:time-value="PT02H32M30.777S" calcext:value-type="time">
            <text:p>02:32:30,777</text:p>
          </table:table-cell>
          <table:table-cell table:style-name="ce84" table:formula="of:=[.I104]-[.C104]" office:value-type="time" office:time-value="-PT00H00M44.881S" calcext:value-type="time">
            <text:p>-00:00:44,881</text:p>
          </table:table-cell>
          <table:table-cell table:style-name="ce84" table:formula="of:=[.J104]-[.F104]" office:value-type="time" office:time-value="PT00H00M04.682S" calcext:value-type="time">
            <text:p>00:00:04,682</text:p>
          </table:table-cell>
          <table:table-cell table:style-name="ce84" table:formula="of:=[.X104]-[.W104]" office:value-type="time" office:time-value="PT00H00M49.563S" calcext:value-type="time">
            <text:p>00:00:49,563</text:p>
          </table:table-cell>
          <table:table-cell table:number-columns-repeated="3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</text:p>
          </table:table-cell>
          <table:table-cell office:value-type="time" office:time-value="PT03H26M48.556S" calcext:value-type="time">
            <text:p>03:26:48,556</text:p>
          </table:table-cell>
          <table:table-cell office:value-type="time" office:time-value="PT03H27M34.686S" calcext:value-type="time">
            <text:p>03:27:34,686</text:p>
          </table:table-cell>
          <table:table-cell table:style-name="ce79" table:formula="of:=[.D105]-[.C105]" office:value-type="time" office:time-value="PT00H00M46.13S" calcext:value-type="time">
            <text:p>00:00:46,130</text:p>
          </table:table-cell>
          <table:table-cell office:value-type="time" office:time-value="PT00H54M44.257S" calcext:value-type="time">
            <text:p>00:54:44,257</text:p>
          </table:table-cell>
          <table:table-cell table:formula="of:=[.F105]+[.E105]" office:value-type="time" office:time-value="PT00H55M30.387S" calcext:value-type="time">
            <text:p>00:55:30,387</text:p>
          </table:table-cell>
          <table:table-cell/>
          <table:table-cell table:style-name="ce79" office:value-type="time" office:time-value="PT03H26M03.975S" calcext:value-type="time">
            <text:p>03:26:03,975</text:p>
          </table:table-cell>
          <table:table-cell table:style-name="ce79" office:value-type="time" office:time-value="PT00H54M49.262S" calcext:value-type="time">
            <text:p>00:54:49,262</text:p>
          </table:table-cell>
          <table:table-cell table:formula="of:=[.I105]-[.J105]" office:value-type="time" office:time-value="PT02H31M14.713S" calcext:value-type="time">
            <text:p>02:31:14,713</text:p>
          </table:table-cell>
          <table:table-cell/>
          <table:table-cell table:style-name="ce79" office:value-type="time" office:time-value="PT03H26M04.462S" calcext:value-type="time">
            <text:p>03:26:04,462</text:p>
          </table:table-cell>
          <table:table-cell table:style-name="ce79" office:value-type="time" office:time-value="PT00H54M50.039S" calcext:value-type="time">
            <text:p>00:54:50,039</text:p>
          </table:table-cell>
          <table:table-cell table:style-name="ce84" table:formula="of:=[.M105]-[.N105]" office:value-type="time" office:time-value="PT02H31M14.423S" calcext:value-type="time">
            <text:p>02:31:14,423</text:p>
          </table:table-cell>
          <table:table-cell table:style-name="ce84" table:formula="of:=[.K105]-[.O105]" office:value-type="time" office:time-value="PT00H00M00.29S" calcext:value-type="time">
            <text:p>00:00:00,290</text:p>
          </table:table-cell>
          <table:table-cell table:style-name="ce89" office:value-type="float" office:value="-290" calcext:value-type="float">
            <text:p>-290</text:p>
          </table:table-cell>
          <table:table-cell table:style-name="ce84" table:formula="of:=IF([.Q105]&lt;0;-TIME(0;0;ABS([.Q105])/1000);TIME(0;0;[.Q105]/1000))" office:value-type="time" office:time-value="-PT00H00M00.29S" calcext:value-type="time">
            <text:p>-00:00:00,290</text:p>
          </table:table-cell>
          <table:table-cell table:style-name="ce84" table:formula="of:=[.P105]+[.R105]" office:value-type="time" office:time-value="PT00H00M00S" calcext:value-type="time">
            <text:p>00:00:00,000</text:p>
          </table:table-cell>
          <table:table-cell table:style-name="ce84" table:formula="of:=[.K105]+[.R105]" office:value-type="time" office:time-value="PT02H31M14.423S" calcext:value-type="time">
            <text:p>02:31:14,423</text:p>
          </table:table-cell>
          <table:table-cell table:style-name="ce84"/>
          <table:table-cell table:style-name="ce84" table:formula="of:=[.C105]-[.F105]" office:value-type="time" office:time-value="PT02H32M04.299S" calcext:value-type="time">
            <text:p>02:32:04,299</text:p>
          </table:table-cell>
          <table:table-cell table:style-name="ce84" table:formula="of:=[.I105]-[.C105]" office:value-type="time" office:time-value="-PT00H00M44.581S" calcext:value-type="time">
            <text:p>-00:00:44,581</text:p>
          </table:table-cell>
          <table:table-cell table:style-name="ce84" table:formula="of:=[.J105]-[.F105]" office:value-type="time" office:time-value="PT00H00M05.005S" calcext:value-type="time">
            <text:p>00:00:05,005</text:p>
          </table:table-cell>
          <table:table-cell table:style-name="ce84" table:formula="of:=[.X105]-[.W105]" office:value-type="time" office:time-value="PT00H00M49.586S" calcext:value-type="time">
            <text:p>00:00:49,586</text:p>
          </table:table-cell>
          <table:table-cell table:number-columns-repeated="3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E</text:p>
          </table:table-cell>
          <table:table-cell office:value-type="time" office:time-value="PT03H27M35.268S" calcext:value-type="time">
            <text:p>03:27:35,268</text:p>
          </table:table-cell>
          <table:table-cell office:value-type="time" office:time-value="PT03H28M29.864S" calcext:value-type="time">
            <text:p>03:28:29,864</text:p>
          </table:table-cell>
          <table:table-cell table:style-name="ce79" table:formula="of:=[.D106]-[.C106]" office:value-type="time" office:time-value="PT00H00M54.596S" calcext:value-type="time">
            <text:p>00:00:54,596</text:p>
          </table:table-cell>
          <table:table-cell office:value-type="time" office:time-value="PT00H55M40.272S" calcext:value-type="time">
            <text:p>00:55:40,272</text:p>
          </table:table-cell>
          <table:table-cell table:formula="of:=[.F106]+[.E106]" office:value-type="time" office:time-value="PT00H56M34.868S" calcext:value-type="time">
            <text:p>00:56:34,868</text:p>
          </table:table-cell>
          <table:table-cell/>
          <table:table-cell table:style-name="ce79" office:value-type="time" office:time-value="PT03H26M46.47S" calcext:value-type="time">
            <text:p>03:26:46,470</text:p>
          </table:table-cell>
          <table:table-cell table:style-name="ce79" office:value-type="time" office:time-value="PT00H55M41.272S" calcext:value-type="time">
            <text:p>00:55:41,272</text:p>
          </table:table-cell>
          <table:table-cell table:formula="of:=[.I106]-[.J106]" office:value-type="time" office:time-value="PT02H31M05.198S" calcext:value-type="time">
            <text:p>02:31:05,198</text:p>
          </table:table-cell>
          <table:table-cell/>
          <table:table-cell table:style-name="ce79" office:value-type="time" office:time-value="PT03H26M52.714S" calcext:value-type="time">
            <text:p>03:26:52,714</text:p>
          </table:table-cell>
          <table:table-cell table:style-name="ce79" office:value-type="time" office:time-value="PT00H55M47.849S" calcext:value-type="time">
            <text:p>00:55:47,849</text:p>
          </table:table-cell>
          <table:table-cell table:style-name="ce84" table:formula="of:=[.M106]-[.N106]" office:value-type="time" office:time-value="PT02H31M04.865S" calcext:value-type="time">
            <text:p>02:31:04,865</text:p>
          </table:table-cell>
          <table:table-cell table:style-name="ce84" table:formula="of:=[.K106]-[.O106]" office:value-type="time" office:time-value="PT00H00M00.333S" calcext:value-type="time">
            <text:p>00:00:00,333</text:p>
          </table:table-cell>
          <table:table-cell table:style-name="ce89" office:value-type="float" office:value="-60" calcext:value-type="float">
            <text:p>-60</text:p>
          </table:table-cell>
          <table:table-cell table:style-name="ce84" table:formula="of:=IF([.Q106]&lt;0;-TIME(0;0;ABS([.Q106])/1000);TIME(0;0;[.Q106]/1000))" office:value-type="time" office:time-value="-PT00H00M00.06S" calcext:value-type="time">
            <text:p>-00:00:00,060</text:p>
          </table:table-cell>
          <table:table-cell table:style-name="ce84" table:formula="of:=[.P106]+[.R106]" office:value-type="time" office:time-value="PT00H00M00.273S" calcext:value-type="time">
            <text:p>00:00:00,273</text:p>
          </table:table-cell>
          <table:table-cell table:style-name="ce84" table:formula="of:=[.K106]+[.R106]" office:value-type="time" office:time-value="PT02H31M05.138S" calcext:value-type="time">
            <text:p>02:31:05,138</text:p>
          </table:table-cell>
          <table:table-cell table:style-name="ce84"/>
          <table:table-cell table:style-name="ce84" table:formula="of:=[.C106]-[.F106]" office:value-type="time" office:time-value="PT02H31M54.996S" calcext:value-type="time">
            <text:p>02:31:54,996</text:p>
          </table:table-cell>
          <table:table-cell table:style-name="ce84" table:formula="of:=[.I106]-[.C106]" office:value-type="time" office:time-value="-PT00H00M48.798S" calcext:value-type="time">
            <text:p>-00:00:48,798</text:p>
          </table:table-cell>
          <table:table-cell table:style-name="ce84" table:formula="of:=[.J106]-[.F106]" office:value-type="time" office:time-value="PT00H00M01S" calcext:value-type="time">
            <text:p>00:00:01,000</text:p>
          </table:table-cell>
          <table:table-cell table:style-name="ce84" table:formula="of:=[.X106]-[.W106]" office:value-type="time" office:time-value="PT00H00M49.798S" calcext:value-type="time">
            <text:p>00:00:49,798</text:p>
          </table:table-cell>
          <table:table-cell table:number-columns-repeated="3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table:style-name="ce79" table:formula="of:=[.D107]-[.C107]" office:value-type="time" office:time-value="PT00H00M00S" calcext:value-type="time">
            <text:p>00:00:00,000</text:p>
          </table:table-cell>
          <table:table-cell office:value-type="time" office:time-value="PT00H57M24.042S" calcext:value-type="time">
            <text:p>00:57:24,042</text:p>
          </table:table-cell>
          <table:table-cell table:formula="of:=[.F107]+[.E107]" office:value-type="time" office:time-value="PT00H57M24.042S" calcext:value-type="time">
            <text:p>00:57:24,042</text:p>
          </table:table-cell>
          <table:table-cell/>
          <table:table-cell table:style-name="ce82" office:value-type="time" office:time-value="PT03H27M43.475S" calcext:value-type="time">
            <text:p>03:27:43,475</text:p>
          </table:table-cell>
          <table:table-cell table:style-name="ce82" office:value-type="time" office:time-value="PT00H57M24.042S" calcext:value-type="time">
            <text:p>00:57:24,042</text:p>
          </table:table-cell>
          <table:table-cell table:formula="of:=[.I107]-[.J107]" office:value-type="time" office:time-value="PT02H30M19.433S" calcext:value-type="time">
            <text:p>02:30:19,433</text:p>
          </table:table-cell>
          <table:table-cell/>
          <table:table-cell table:style-name="ce82" office:value-type="time" office:time-value="PT03H27M43.536S" calcext:value-type="time">
            <text:p>03:27:43,536</text:p>
          </table:table-cell>
          <table:table-cell table:style-name="ce82" office:value-type="time" office:time-value="PT00H57M24.042S" calcext:value-type="time">
            <text:p>00:57:24,042</text:p>
          </table:table-cell>
          <table:table-cell table:style-name="ce84" table:formula="of:=[.M107]-[.N107]" office:value-type="time" office:time-value="PT02H30M19.494S" calcext:value-type="time">
            <text:p>02:30:19,494</text:p>
          </table:table-cell>
          <table:table-cell table:style-name="ce84" table:formula="of:=[.K107]-[.O107]" office:value-type="time" office:time-value="-PT00H00M00.061S" calcext:value-type="time">
            <text:p>-00:00:00,061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07]&lt;0;-TIME(0;0;ABS([.Q107])/1000);TIME(0;0;[.Q107]/1000))" office:value-type="time" office:time-value="PT00H00M00S" calcext:value-type="time">
            <text:p>00:00:00,000</text:p>
          </table:table-cell>
          <table:table-cell table:style-name="ce84" table:formula="of:=[.P107]+[.R107]" office:value-type="time" office:time-value="-PT00H00M00.061S" calcext:value-type="time">
            <text:p>-00:00:00,061</text:p>
          </table:table-cell>
          <table:table-cell table:style-name="ce84" table:formula="of:=[.K107]+[.R107]" office:value-type="time" office:time-value="PT02H30M19.433S" calcext:value-type="time">
            <text:p>02:30:19,433</text:p>
          </table:table-cell>
          <table:table-cell table:style-name="ce84"/>
          <table:table-cell table:style-name="ce84" table:formula="of:=[.C107]-[.F107]" office:value-type="time" office:time-value="PT02H31M09.295S" calcext:value-type="time">
            <text:p>02:31:09,295</text:p>
          </table:table-cell>
          <table:table-cell table:style-name="ce84" table:formula="of:=[.I107]-[.C107]" office:value-type="time" office:time-value="-PT00H00M49.862S" calcext:value-type="time">
            <text:p>-00:00:49,862</text:p>
          </table:table-cell>
          <table:table-cell table:style-name="ce84" table:formula="of:=[.J107]-[.F107]" office:value-type="time" office:time-value="PT00H00M00S" calcext:value-type="time">
            <text:p>00:00:00,000</text:p>
          </table:table-cell>
          <table:table-cell table:style-name="ce84" table:formula="of:=[.X107]-[.W107]" office:value-type="time" office:time-value="PT00H00M49.862S" calcext:value-type="time">
            <text:p>00:00:49,862</text:p>
          </table:table-cell>
          <table:table-cell table:number-columns-repeated="3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</text:p>
          </table:table-cell>
          <table:table-cell office:value-type="time" office:time-value="PT03H29M08.741S" calcext:value-type="time">
            <text:p>03:29:08,741</text:p>
          </table:table-cell>
          <table:table-cell office:value-type="time" office:time-value="PT03H32M30.442S" calcext:value-type="time">
            <text:p>03:32:30,442</text:p>
          </table:table-cell>
          <table:table-cell table:style-name="ce79" table:formula="of:=[.D108]-[.C108]" office:value-type="time" office:time-value="PT00H03M21.701S" calcext:value-type="time">
            <text:p>00:03:21,701</text:p>
          </table:table-cell>
          <table:table-cell office:value-type="time" office:time-value="PT00H58M08.545S" calcext:value-type="time">
            <text:p>00:58:08,545</text:p>
          </table:table-cell>
          <table:table-cell table:formula="of:=[.F108]+[.E108]" office:value-type="time" office:time-value="PT01H01M30.246S" calcext:value-type="time">
            <text:p>01:01:30,246</text:p>
          </table:table-cell>
          <table:table-cell/>
          <table:table-cell table:style-name="ce79" office:value-type="time" office:time-value="PT03H28M24.052S" calcext:value-type="time">
            <text:p>03:28:24,052</text:p>
          </table:table-cell>
          <table:table-cell table:style-name="ce79" office:value-type="time" office:time-value="PT00H58M13.321S" calcext:value-type="time">
            <text:p>00:58:13,321</text:p>
          </table:table-cell>
          <table:table-cell table:formula="of:=[.I108]-[.J108]" office:value-type="time" office:time-value="PT02H30M10.731S" calcext:value-type="time">
            <text:p>02:30:10,731</text:p>
          </table:table-cell>
          <table:table-cell/>
          <table:table-cell table:style-name="ce79" office:value-type="time" office:time-value="PT03H28M22.469S" calcext:value-type="time">
            <text:p>03:28:22,469</text:p>
          </table:table-cell>
          <table:table-cell table:style-name="ce79" office:value-type="time" office:time-value="PT00H58M12.159S" calcext:value-type="time">
            <text:p>00:58:12,159</text:p>
          </table:table-cell>
          <table:table-cell table:style-name="ce84" table:formula="of:=[.M108]-[.N108]" office:value-type="time" office:time-value="PT02H30M10.31S" calcext:value-type="time">
            <text:p>02:30:10,310</text:p>
          </table:table-cell>
          <table:table-cell table:style-name="ce84" table:formula="of:=[.K108]-[.O108]" office:value-type="time" office:time-value="PT00H00M00.421S" calcext:value-type="time">
            <text:p>00:00:00,421</text:p>
          </table:table-cell>
          <table:table-cell table:style-name="ce89" office:value-type="float" office:value="-410" calcext:value-type="float">
            <text:p>-410</text:p>
          </table:table-cell>
          <table:table-cell table:style-name="ce84" table:formula="of:=IF([.Q108]&lt;0;-TIME(0;0;ABS([.Q108])/1000);TIME(0;0;[.Q108]/1000))" office:value-type="time" office:time-value="-PT00H00M00.41S" calcext:value-type="time">
            <text:p>-00:00:00,410</text:p>
          </table:table-cell>
          <table:table-cell table:style-name="ce84" table:formula="of:=[.P108]+[.R108]" office:value-type="time" office:time-value="PT00H00M00.011S" calcext:value-type="time">
            <text:p>00:00:00,011</text:p>
          </table:table-cell>
          <table:table-cell table:style-name="ce84" table:formula="of:=[.K108]+[.R108]" office:value-type="time" office:time-value="PT02H30M10.321S" calcext:value-type="time">
            <text:p>02:30:10,321</text:p>
          </table:table-cell>
          <table:table-cell table:style-name="ce84"/>
          <table:table-cell table:style-name="ce84" table:formula="of:=[.C108]-[.F108]" office:value-type="time" office:time-value="PT02H31M00.196S" calcext:value-type="time">
            <text:p>02:31:00,196</text:p>
          </table:table-cell>
          <table:table-cell table:style-name="ce84" table:formula="of:=[.I108]-[.C108]" office:value-type="time" office:time-value="-PT00H00M44.689S" calcext:value-type="time">
            <text:p>-00:00:44,689</text:p>
          </table:table-cell>
          <table:table-cell table:style-name="ce84" table:formula="of:=[.J108]-[.F108]" office:value-type="time" office:time-value="PT00H00M04.776S" calcext:value-type="time">
            <text:p>00:00:04,776</text:p>
          </table:table-cell>
          <table:table-cell table:style-name="ce84" table:formula="of:=[.X108]-[.W108]" office:value-type="time" office:time-value="PT00H00M49.465S" calcext:value-type="time">
            <text:p>00:00:49,465</text:p>
          </table:table-cell>
          <table:table-cell table:number-columns-repeated="3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E</text:p>
          </table:table-cell>
          <table:table-cell office:value-type="time" office:time-value="PT03H33M24.62S" calcext:value-type="time">
            <text:p>03:33:24,620</text:p>
          </table:table-cell>
          <table:table-cell office:value-type="time" office:time-value="PT03H37M45.673S" calcext:value-type="time">
            <text:p>03:37:45,673</text:p>
          </table:table-cell>
          <table:table-cell table:style-name="ce79" table:formula="of:=[.D109]-[.C109]" office:value-type="time" office:time-value="PT00H04M21.053S" calcext:value-type="time">
            <text:p>00:04:21,053</text:p>
          </table:table-cell>
          <table:table-cell office:value-type="time" office:time-value="PT01H02M55.498S" calcext:value-type="time">
            <text:p>01:02:55,498</text:p>
          </table:table-cell>
          <table:table-cell table:formula="of:=[.F109]+[.E109]" office:value-type="time" office:time-value="PT01H07M16.551S" calcext:value-type="time">
            <text:p>01:07:16,551</text:p>
          </table:table-cell>
          <table:table-cell/>
          <table:table-cell table:style-name="ce79" office:value-type="time" office:time-value="PT03H33M01.266S" calcext:value-type="time">
            <text:p>03:33:01,266</text:p>
          </table:table-cell>
          <table:table-cell table:style-name="ce79" office:value-type="time" office:time-value="PT01H03M21.738S" calcext:value-type="time">
            <text:p>01:03:21,738</text:p>
          </table:table-cell>
          <table:table-cell table:formula="of:=[.I109]-[.J109]" office:value-type="time" office:time-value="PT02H29M39.528S" calcext:value-type="time">
            <text:p>02:29:39,528</text:p>
          </table:table-cell>
          <table:table-cell/>
          <table:table-cell table:style-name="ce79" office:value-type="time" office:time-value="PT03H32M34.583S" calcext:value-type="time">
            <text:p>03:32:34,583</text:p>
          </table:table-cell>
          <table:table-cell table:style-name="ce79" office:value-type="time" office:time-value="PT01H02M55.446S" calcext:value-type="time">
            <text:p>01:02:55,446</text:p>
          </table:table-cell>
          <table:table-cell table:style-name="ce84" table:formula="of:=[.M109]-[.N109]" office:value-type="time" office:time-value="PT02H29M39.137S" calcext:value-type="time">
            <text:p>02:29:39,137</text:p>
          </table:table-cell>
          <table:table-cell table:style-name="ce84" table:formula="of:=[.K109]-[.O109]" office:value-type="time" office:time-value="PT00H00M00.391S" calcext:value-type="time">
            <text:p>00:00:00,391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109]&lt;0;-TIME(0;0;ABS([.Q109])/1000);TIME(0;0;[.Q109]/1000))" office:value-type="time" office:time-value="-PT00H00M00.26S" calcext:value-type="time">
            <text:p>-00:00:00,260</text:p>
          </table:table-cell>
          <table:table-cell table:style-name="ce84" table:formula="of:=[.P109]+[.R109]" office:value-type="time" office:time-value="PT00H00M00.131S" calcext:value-type="time">
            <text:p>00:00:00,131</text:p>
          </table:table-cell>
          <table:table-cell table:style-name="ce84" table:formula="of:=[.K109]+[.R109]" office:value-type="time" office:time-value="PT02H29M39.268S" calcext:value-type="time">
            <text:p>02:29:39,268</text:p>
          </table:table-cell>
          <table:table-cell table:style-name="ce84"/>
          <table:table-cell table:style-name="ce84" table:formula="of:=[.C109]-[.F109]" office:value-type="time" office:time-value="PT02H30M29.122S" calcext:value-type="time">
            <text:p>02:30:29,122</text:p>
          </table:table-cell>
          <table:table-cell table:style-name="ce84" table:formula="of:=[.I109]-[.C109]" office:value-type="time" office:time-value="-PT00H00M23.354S" calcext:value-type="time">
            <text:p>-00:00:23,354</text:p>
          </table:table-cell>
          <table:table-cell table:style-name="ce84" table:formula="of:=[.J109]-[.F109]" office:value-type="time" office:time-value="PT00H00M26.24S" calcext:value-type="time">
            <text:p>00:00:26,240</text:p>
          </table:table-cell>
          <table:table-cell table:style-name="ce84" table:formula="of:=[.X109]-[.W109]" office:value-type="time" office:time-value="PT00H00M49.594S" calcext:value-type="time">
            <text:p>00:00:49,594</text:p>
          </table:table-cell>
          <table:table-cell table:number-columns-repeated="3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XT</text:p>
          </table:table-cell>
          <table:table-cell office:value-type="time" office:time-value="PT03H37M53.712S" calcext:value-type="time">
            <text:p>03:37:53,712</text:p>
          </table:table-cell>
          <table:table-cell office:value-type="time" office:time-value="PT03H40M59.064S" calcext:value-type="time">
            <text:p>03:40:59,064</text:p>
          </table:table-cell>
          <table:table-cell table:style-name="ce79" table:formula="of:=[.D110]-[.C110]" office:value-type="time" office:time-value="PT00H03M05.352S" calcext:value-type="time">
            <text:p>00:03:05,352</text:p>
          </table:table-cell>
          <table:table-cell office:value-type="time" office:time-value="PT01H12M34.892S" calcext:value-type="time">
            <text:p>01:12:34,892</text:p>
          </table:table-cell>
          <table:table-cell table:formula="of:=[.F110]+[.E110]" office:value-type="time" office:time-value="PT01H15M40.244S" calcext:value-type="time">
            <text:p>01:15:40,244</text:p>
          </table:table-cell>
          <table:table-cell/>
          <table:table-cell table:style-name="ce79" office:value-type="time" office:time-value="PT03H37M27.032S" calcext:value-type="time">
            <text:p>03:37:27,032</text:p>
          </table:table-cell>
          <table:table-cell table:style-name="ce79" office:value-type="time" office:time-value="PT01H12M57.824S" calcext:value-type="time">
            <text:p>01:12:57,824</text:p>
          </table:table-cell>
          <table:table-cell table:formula="of:=[.I110]-[.J110]" office:value-type="time" office:time-value="PT02H24M29.208S" calcext:value-type="time">
            <text:p>02:24:29,208</text:p>
          </table:table-cell>
          <table:table-cell/>
          <table:table-cell table:style-name="ce79" office:value-type="time" office:time-value="PT03H37M24.444S" calcext:value-type="time">
            <text:p>03:37:24,444</text:p>
          </table:table-cell>
          <table:table-cell table:style-name="ce79" office:value-type="time" office:time-value="PT01H12M55.414S" calcext:value-type="time">
            <text:p>01:12:55,414</text:p>
          </table:table-cell>
          <table:table-cell table:style-name="ce84" table:formula="of:=[.M110]-[.N110]" office:value-type="time" office:time-value="PT02H24M29.03S" calcext:value-type="time">
            <text:p>02:24:29,030</text:p>
          </table:table-cell>
          <table:table-cell table:style-name="ce84" table:formula="of:=[.K110]-[.O110]" office:value-type="time" office:time-value="PT00H00M00.178S" calcext:value-type="time">
            <text:p>00:00:00,178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110]&lt;0;-TIME(0;0;ABS([.Q110])/1000);TIME(0;0;[.Q110]/1000))" office:value-type="time" office:time-value="-PT00H00M00.25S" calcext:value-type="time">
            <text:p>-00:00:00,250</text:p>
          </table:table-cell>
          <table:table-cell table:style-name="ce84" table:formula="of:=[.P110]+[.R110]" office:value-type="time" office:time-value="-PT00H00M00.072S" calcext:value-type="time">
            <text:p>-00:00:00,072</text:p>
          </table:table-cell>
          <table:table-cell table:style-name="ce84" table:formula="of:=[.K110]+[.R110]" office:value-type="time" office:time-value="PT02H24M28.958S" calcext:value-type="time">
            <text:p>02:24:28,958</text:p>
          </table:table-cell>
          <table:table-cell table:style-name="ce84"/>
          <table:table-cell table:style-name="ce84" table:formula="of:=[.C110]-[.F110]" office:value-type="time" office:time-value="PT02H25M18.82S" calcext:value-type="time">
            <text:p>02:25:18,820</text:p>
          </table:table-cell>
          <table:table-cell table:style-name="ce84" table:formula="of:=[.I110]-[.C110]" office:value-type="time" office:time-value="-PT00H00M26.68S" calcext:value-type="time">
            <text:p>-00:00:26,680</text:p>
          </table:table-cell>
          <table:table-cell table:style-name="ce84" table:formula="of:=[.J110]-[.F110]" office:value-type="time" office:time-value="PT00H00M22.932S" calcext:value-type="time">
            <text:p>00:00:22,932</text:p>
          </table:table-cell>
          <table:table-cell table:style-name="ce84" table:formula="of:=[.X110]-[.W110]" office:value-type="time" office:time-value="PT00H00M49.612S" calcext:value-type="time">
            <text:p>00:00:49,612</text:p>
          </table:table-cell>
          <table:table-cell table:number-columns-repeated="3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T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style-name="ce79" table:formula="of:=[.D111]-[.C111]" office:value-type="time" office:time-value="PT00H00M18.434S" calcext:value-type="time">
            <text:p>00:00:18,434</text:p>
          </table:table-cell>
          <table:table-cell office:value-type="time" office:time-value="PT01H15M47.209S" calcext:value-type="time">
            <text:p>01:15:47,209</text:p>
          </table:table-cell>
          <table:table-cell table:formula="of:=[.F111]+[.E111]" office:value-type="time" office:time-value="PT01H16M05.643S" calcext:value-type="time">
            <text:p>01:16:05,643</text:p>
          </table:table-cell>
          <table:table-cell/>
          <table:table-cell table:style-name="ce79" office:value-type="time" office:time-value="PT03H40M18.822S" calcext:value-type="time">
            <text:p>03:40:18,822</text:p>
          </table:table-cell>
          <table:table-cell table:style-name="ce79" office:value-type="time" office:time-value="PT01H15M51.72S" calcext:value-type="time">
            <text:p>01:15:51,720</text:p>
          </table:table-cell>
          <table:table-cell table:formula="of:=[.I111]-[.J111]" office:value-type="time" office:time-value="PT02H24M27.102S" calcext:value-type="time">
            <text:p>02:24:27,102</text:p>
          </table:table-cell>
          <table:table-cell/>
          <table:table-cell table:style-name="ce79" office:value-type="time" office:time-value="PT03H40M19.282S" calcext:value-type="time">
            <text:p>03:40:19,282</text:p>
          </table:table-cell>
          <table:table-cell table:style-name="ce79" office:value-type="time" office:time-value="PT01H15M52.652S" calcext:value-type="time">
            <text:p>01:15:52,652</text:p>
          </table:table-cell>
          <table:table-cell table:style-name="ce84" table:formula="of:=[.M111]-[.N111]" office:value-type="time" office:time-value="PT02H24M26.63S" calcext:value-type="time">
            <text:p>02:24:26,630</text:p>
          </table:table-cell>
          <table:table-cell table:style-name="ce84" table:formula="of:=[.K111]-[.O111]" office:value-type="time" office:time-value="PT00H00M00.472S" calcext:value-type="time">
            <text:p>00:00:00,472</text:p>
          </table:table-cell>
          <table:table-cell table:style-name="ce89" office:value-type="float" office:value="-430" calcext:value-type="float">
            <text:p>-430</text:p>
          </table:table-cell>
          <table:table-cell table:style-name="ce84" table:formula="of:=IF([.Q111]&lt;0;-TIME(0;0;ABS([.Q111])/1000);TIME(0;0;[.Q111]/1000))" office:value-type="time" office:time-value="-PT00H00M00.43S" calcext:value-type="time">
            <text:p>-00:00:00,430</text:p>
          </table:table-cell>
          <table:table-cell table:style-name="ce84" table:formula="of:=[.P111]+[.R111]" office:value-type="time" office:time-value="PT00H00M00.042S" calcext:value-type="time">
            <text:p>00:00:00,042</text:p>
          </table:table-cell>
          <table:table-cell table:style-name="ce84" table:formula="of:=[.K111]+[.R111]" office:value-type="time" office:time-value="PT02H24M26.672S" calcext:value-type="time">
            <text:p>02:24:26,672</text:p>
          </table:table-cell>
          <table:table-cell table:style-name="ce84"/>
          <table:table-cell table:style-name="ce84" table:formula="of:=[.C111]-[.F111]" office:value-type="time" office:time-value="PT02H25M16.538S" calcext:value-type="time">
            <text:p>02:25:16,538</text:p>
          </table:table-cell>
          <table:table-cell table:style-name="ce84" table:formula="of:=[.I111]-[.C111]" office:value-type="time" office:time-value="-PT00H00M44.925S" calcext:value-type="time">
            <text:p>-00:00:44,925</text:p>
          </table:table-cell>
          <table:table-cell table:style-name="ce84" table:formula="of:=[.J111]-[.F111]" office:value-type="time" office:time-value="PT00H00M04.511S" calcext:value-type="time">
            <text:p>00:00:04,511</text:p>
          </table:table-cell>
          <table:table-cell table:style-name="ce84" table:formula="of:=[.X111]-[.W111]" office:value-type="time" office:time-value="PT00H00M49.436S" calcext:value-type="time">
            <text:p>00:00:49,436</text:p>
          </table:table-cell>
          <table:table-cell table:number-columns-repeated="3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T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style-name="ce79" table:formula="of:=[.D112]-[.C112]" office:value-type="time" office:time-value="PT00H01M42.476S" calcext:value-type="time">
            <text:p>00:01:42,476</text:p>
          </table:table-cell>
          <table:table-cell office:value-type="time" office:time-value="PT01H16M09.648S" calcext:value-type="time">
            <text:p>01:16:09,648</text:p>
          </table:table-cell>
          <table:table-cell table:formula="of:=[.F112]+[.E112]" office:value-type="time" office:time-value="PT01H17M52.124S" calcext:value-type="time">
            <text:p>01:17:52,124</text:p>
          </table:table-cell>
          <table:table-cell/>
          <table:table-cell table:style-name="ce79" office:value-type="time" office:time-value="PT03H40M37.697S" calcext:value-type="time">
            <text:p>03:40:37,697</text:p>
          </table:table-cell>
          <table:table-cell table:style-name="ce79" office:value-type="time" office:time-value="PT01H16M10.599S" calcext:value-type="time">
            <text:p>01:16:10,599</text:p>
          </table:table-cell>
          <table:table-cell table:formula="of:=[.I112]-[.J112]" office:value-type="time" office:time-value="PT02H24M27.098S" calcext:value-type="time">
            <text:p>02:24:27,098</text:p>
          </table:table-cell>
          <table:table-cell/>
          <table:table-cell table:style-name="ce79" office:value-type="time" office:time-value="PT03H40M39.17S" calcext:value-type="time">
            <text:p>03:40:39,170</text:p>
          </table:table-cell>
          <table:table-cell table:style-name="ce79" office:value-type="time" office:time-value="PT01H16M12.577S" calcext:value-type="time">
            <text:p>01:16:12,577</text:p>
          </table:table-cell>
          <table:table-cell table:style-name="ce84" table:formula="of:=[.M112]-[.N112]" office:value-type="time" office:time-value="PT02H24M26.593S" calcext:value-type="time">
            <text:p>02:24:26,593</text:p>
          </table:table-cell>
          <table:table-cell table:style-name="ce84" table:formula="of:=[.K112]-[.O112]" office:value-type="time" office:time-value="PT00H00M00.505S" calcext:value-type="time">
            <text:p>00:00:00,505</text:p>
          </table:table-cell>
          <table:table-cell table:style-name="ce89" office:value-type="float" office:value="-420" calcext:value-type="float">
            <text:p>-420</text:p>
          </table:table-cell>
          <table:table-cell table:style-name="ce84" table:formula="of:=IF([.Q112]&lt;0;-TIME(0;0;ABS([.Q112])/1000);TIME(0;0;[.Q112]/1000))" office:value-type="time" office:time-value="-PT00H00M00.42S" calcext:value-type="time">
            <text:p>-00:00:00,420</text:p>
          </table:table-cell>
          <table:table-cell table:style-name="ce84" table:formula="of:=[.P112]+[.R112]" office:value-type="time" office:time-value="PT00H00M00.085S" calcext:value-type="time">
            <text:p>00:00:00,085</text:p>
          </table:table-cell>
          <table:table-cell table:style-name="ce84" table:formula="of:=[.K112]+[.R112]" office:value-type="time" office:time-value="PT02H24M26.678S" calcext:value-type="time">
            <text:p>02:24:26,678</text:p>
          </table:table-cell>
          <table:table-cell table:style-name="ce84"/>
          <table:table-cell table:style-name="ce84" table:formula="of:=[.C112]-[.F112]" office:value-type="time" office:time-value="PT02H25M16.538S" calcext:value-type="time">
            <text:p>02:25:16,538</text:p>
          </table:table-cell>
          <table:table-cell table:style-name="ce84" table:formula="of:=[.I112]-[.C112]" office:value-type="time" office:time-value="-PT00H00M48.489S" calcext:value-type="time">
            <text:p>-00:00:48,489</text:p>
          </table:table-cell>
          <table:table-cell table:style-name="ce84" table:formula="of:=[.J112]-[.F112]" office:value-type="time" office:time-value="PT00H00M00.951S" calcext:value-type="time">
            <text:p>00:00:00,951</text:p>
          </table:table-cell>
          <table:table-cell table:style-name="ce84" table:formula="of:=[.X112]-[.W112]" office:value-type="time" office:time-value="PT00H00M49.44S" calcext:value-type="time">
            <text:p>00:00:49,440</text:p>
          </table:table-cell>
          <table:table-cell table:number-columns-repeated="3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T</text:p>
          </table:table-cell>
          <table:table-cell office:value-type="time" office:time-value="PT03H43M16.676S" calcext:value-type="time">
            <text:p>03:43:16,676</text:p>
          </table:table-cell>
          <table:table-cell office:value-type="time" office:time-value="PT03H43M43.091S" calcext:value-type="time">
            <text:p>03:43:43,091</text:p>
          </table:table-cell>
          <table:table-cell table:style-name="ce79" table:formula="of:=[.D113]-[.C113]" office:value-type="time" office:time-value="PT00H00M26.415S" calcext:value-type="time">
            <text:p>00:00:26,415</text:p>
          </table:table-cell>
          <table:table-cell office:value-type="time" office:time-value="PT01H18M02.094S" calcext:value-type="time">
            <text:p>01:18:02,094</text:p>
          </table:table-cell>
          <table:table-cell table:formula="of:=[.F113]+[.E113]" office:value-type="time" office:time-value="PT01H18M28.509S" calcext:value-type="time">
            <text:p>01:18:28,509</text:p>
          </table:table-cell>
          <table:table-cell/>
          <table:table-cell table:style-name="ce79" office:value-type="time" office:time-value="PT03H42M31.326S" calcext:value-type="time">
            <text:p>03:42:31,326</text:p>
          </table:table-cell>
          <table:table-cell table:style-name="ce79" office:value-type="time" office:time-value="PT01H18M06.124S" calcext:value-type="time">
            <text:p>01:18:06,124</text:p>
          </table:table-cell>
          <table:table-cell table:formula="of:=[.I113]-[.J113]" office:value-type="time" office:time-value="PT02H24M25.202S" calcext:value-type="time">
            <text:p>02:24:25,202</text:p>
          </table:table-cell>
          <table:table-cell/>
          <table:table-cell table:style-name="ce79" office:value-type="time" office:time-value="PT03H42M29.843S" calcext:value-type="time">
            <text:p>03:42:29,843</text:p>
          </table:table-cell>
          <table:table-cell table:style-name="ce79" office:value-type="time" office:time-value="PT01H18M05.145S" calcext:value-type="time">
            <text:p>01:18:05,145</text:p>
          </table:table-cell>
          <table:table-cell table:style-name="ce84" table:formula="of:=[.M113]-[.N113]" office:value-type="time" office:time-value="PT02H24M24.698S" calcext:value-type="time">
            <text:p>02:24:24,698</text:p>
          </table:table-cell>
          <table:table-cell table:style-name="ce84" table:formula="of:=[.K113]-[.O113]" office:value-type="time" office:time-value="PT00H00M00.504S" calcext:value-type="time">
            <text:p>00:00:00,504</text:p>
          </table:table-cell>
          <table:table-cell table:style-name="ce89" office:value-type="float" office:value="-500" calcext:value-type="float">
            <text:p>-500</text:p>
          </table:table-cell>
          <table:table-cell table:style-name="ce84" table:formula="of:=IF([.Q113]&lt;0;-TIME(0;0;ABS([.Q113])/1000);TIME(0;0;[.Q113]/1000))" office:value-type="time" office:time-value="-PT00H00M00.5S" calcext:value-type="time">
            <text:p>-00:00:00,500</text:p>
          </table:table-cell>
          <table:table-cell table:style-name="ce84" table:formula="of:=[.P113]+[.R113]" office:value-type="time" office:time-value="PT00H00M00.004S" calcext:value-type="time">
            <text:p>00:00:00,004</text:p>
          </table:table-cell>
          <table:table-cell table:style-name="ce84" table:formula="of:=[.K113]+[.R113]" office:value-type="time" office:time-value="PT02H24M24.702S" calcext:value-type="time">
            <text:p>02:24:24,702</text:p>
          </table:table-cell>
          <table:table-cell table:style-name="ce84"/>
          <table:table-cell table:style-name="ce84" table:formula="of:=[.C113]-[.F113]" office:value-type="time" office:time-value="PT02H25M14.582S" calcext:value-type="time">
            <text:p>02:25:14,582</text:p>
          </table:table-cell>
          <table:table-cell table:style-name="ce84" table:formula="of:=[.I113]-[.C113]" office:value-type="time" office:time-value="-PT00H00M45.35S" calcext:value-type="time">
            <text:p>-00:00:45,350</text:p>
          </table:table-cell>
          <table:table-cell table:style-name="ce84" table:formula="of:=[.J113]-[.F113]" office:value-type="time" office:time-value="PT00H00M04.03S" calcext:value-type="time">
            <text:p>00:00:04,030</text:p>
          </table:table-cell>
          <table:table-cell table:style-name="ce84" table:formula="of:=[.X113]-[.W113]" office:value-type="time" office:time-value="PT00H00M49.38S" calcext:value-type="time">
            <text:p>00:00:49,380</text:p>
          </table:table-cell>
          <table:table-cell table:number-columns-repeated="3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</text:p>
          </table:table-cell>
          <table:table-cell office:value-type="time" office:time-value="PT03H43M45.672S" calcext:value-type="time">
            <text:p>03:43:45,672</text:p>
          </table:table-cell>
          <table:table-cell office:value-type="time" office:time-value="PT03H44M52.531S" calcext:value-type="time">
            <text:p>03:44:52,531</text:p>
          </table:table-cell>
          <table:table-cell table:style-name="ce79" table:formula="of:=[.D114]-[.C114]" office:value-type="time" office:time-value="PT00H01M06.859S" calcext:value-type="time">
            <text:p>00:01:06,859</text:p>
          </table:table-cell>
          <table:table-cell office:value-type="time" office:time-value="PT01H11M05.696S" calcext:value-type="time">
            <text:p>01:11:05,696</text:p>
          </table:table-cell>
          <table:table-cell table:formula="of:=[.F114]+[.E114]" office:value-type="time" office:time-value="PT01H12M12.555S" calcext:value-type="time">
            <text:p>01:12:12,555</text:p>
          </table:table-cell>
          <table:table-cell/>
          <table:table-cell table:style-name="ce79" office:value-type="time" office:time-value="PT03H42M56.534S" calcext:value-type="time">
            <text:p>03:42:56,534</text:p>
          </table:table-cell>
          <table:table-cell table:style-name="ce79" office:value-type="time" office:time-value="PT01H11M05.843S" calcext:value-type="time">
            <text:p>01:11:05,843</text:p>
          </table:table-cell>
          <table:table-cell table:formula="of:=[.I114]-[.J114]" office:value-type="time" office:time-value="PT02H31M50.691S" calcext:value-type="time">
            <text:p>02:31:50,691</text:p>
          </table:table-cell>
          <table:table-cell/>
          <table:table-cell table:style-name="ce79" office:value-type="time" office:time-value="PT03H42M57.007S" calcext:value-type="time">
            <text:p>03:42:57,007</text:p>
          </table:table-cell>
          <table:table-cell table:style-name="ce79" office:value-type="time" office:time-value="PT01H11M06.98S" calcext:value-type="time">
            <text:p>01:11:06,980</text:p>
          </table:table-cell>
          <table:table-cell table:style-name="ce84" table:formula="of:=[.M114]-[.N114]" office:value-type="time" office:time-value="PT02H31M50.027S" calcext:value-type="time">
            <text:p>02:31:50,027</text:p>
          </table:table-cell>
          <table:table-cell table:style-name="ce84" table:formula="of:=[.K114]-[.O114]" office:value-type="time" office:time-value="PT00H00M00.664S" calcext:value-type="time">
            <text:p>00:00:00,664</text:p>
          </table:table-cell>
          <table:table-cell table:style-name="ce89" office:value-type="float" office:value="-600" calcext:value-type="float">
            <text:p>-600</text:p>
          </table:table-cell>
          <table:table-cell table:style-name="ce84" table:formula="of:=IF([.Q114]&lt;0;-TIME(0;0;ABS([.Q114])/1000);TIME(0;0;[.Q114]/1000))" office:value-type="time" office:time-value="-PT00H00M00.6S" calcext:value-type="time">
            <text:p>-00:00:00,600</text:p>
          </table:table-cell>
          <table:table-cell table:style-name="ce84" table:formula="of:=[.P114]+[.R114]" office:value-type="time" office:time-value="PT00H00M00.064S" calcext:value-type="time">
            <text:p>00:00:00,064</text:p>
          </table:table-cell>
          <table:table-cell table:style-name="ce84" table:formula="of:=[.K114]+[.R114]" office:value-type="time" office:time-value="PT02H31M50.091S" calcext:value-type="time">
            <text:p>02:31:50,091</text:p>
          </table:table-cell>
          <table:table-cell table:style-name="ce84"/>
          <table:table-cell table:style-name="ce84" table:formula="of:=[.C114]-[.F114]" office:value-type="time" office:time-value="PT02H32M39.976S" calcext:value-type="time">
            <text:p>02:32:39,976</text:p>
          </table:table-cell>
          <table:table-cell table:style-name="ce84" table:formula="of:=[.I114]-[.C114]" office:value-type="time" office:time-value="-PT00H00M49.138S" calcext:value-type="time">
            <text:p>-00:00:49,138</text:p>
          </table:table-cell>
          <table:table-cell table:style-name="ce84" table:formula="of:=[.J114]-[.F114]" office:value-type="time" office:time-value="PT00H00M00.147S" calcext:value-type="time">
            <text:p>00:00:00,147</text:p>
          </table:table-cell>
          <table:table-cell table:style-name="ce84" table:formula="of:=[.X114]-[.W114]" office:value-type="time" office:time-value="PT00H00M49.285S" calcext:value-type="time">
            <text:p>00:00:49,285</text:p>
          </table:table-cell>
          <table:table-cell table:number-columns-repeated="3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table:style-name="ce79" table:formula="of:=[.D115]-[.C115]" office:value-type="time" office:time-value="PT00H00M12.137S" calcext:value-type="time">
            <text:p>00:00:12,137</text:p>
          </table:table-cell>
          <table:table-cell office:value-type="time" office:time-value="PT01H12M15.766S" calcext:value-type="time">
            <text:p>01:12:15,766</text:p>
          </table:table-cell>
          <table:table-cell table:formula="of:=[.F115]+[.E115]" office:value-type="time" office:time-value="PT01H12M27.903S" calcext:value-type="time">
            <text:p>01:12:27,903</text:p>
          </table:table-cell>
          <table:table-cell/>
          <table:table-cell table:style-name="ce79" office:value-type="time" office:time-value="PT03H44M15.155S" calcext:value-type="time">
            <text:p>03:44:15,155</text:p>
          </table:table-cell>
          <table:table-cell table:style-name="ce79" office:value-type="time" office:time-value="PT01H12M27.737S" calcext:value-type="time">
            <text:p>01:12:27,737</text:p>
          </table:table-cell>
          <table:table-cell table:formula="of:=[.I115]-[.J115]" office:value-type="time" office:time-value="PT02H31M47.418S" calcext:value-type="time">
            <text:p>02:31:47,418</text:p>
          </table:table-cell>
          <table:table-cell/>
          <table:table-cell table:style-name="ce79" office:value-type="time" office:time-value="PT03H44M15.083S" calcext:value-type="time">
            <text:p>03:44:15,083</text:p>
          </table:table-cell>
          <table:table-cell table:style-name="ce79" office:value-type="time" office:time-value="PT01H12M27.974S" calcext:value-type="time">
            <text:p>01:12:27,974</text:p>
          </table:table-cell>
          <table:table-cell table:style-name="ce84" table:formula="of:=[.M115]-[.N115]" office:value-type="time" office:time-value="PT02H31M47.109S" calcext:value-type="time">
            <text:p>02:31:47,109</text:p>
          </table:table-cell>
          <table:table-cell table:style-name="ce84" table:formula="of:=[.K115]-[.O115]" office:value-type="time" office:time-value="PT00H00M00.309S" calcext:value-type="time">
            <text:p>00:00:00,309</text:p>
          </table:table-cell>
          <table:table-cell table:style-name="ce89" office:value-type="float" office:value="-30" calcext:value-type="float">
            <text:p>-30</text:p>
          </table:table-cell>
          <table:table-cell table:style-name="ce84" table:formula="of:=IF([.Q115]&lt;0;-TIME(0;0;ABS([.Q115])/1000);TIME(0;0;[.Q115]/1000))" office:value-type="time" office:time-value="-PT00H00M00.03S" calcext:value-type="time">
            <text:p>-00:00:00,030</text:p>
          </table:table-cell>
          <table:table-cell table:style-name="ce84" table:formula="of:=[.P115]+[.R115]" office:value-type="time" office:time-value="PT00H00M00.279S" calcext:value-type="time">
            <text:p>00:00:00,279</text:p>
          </table:table-cell>
          <table:table-cell table:style-name="ce84" table:formula="of:=[.K115]+[.R115]" office:value-type="time" office:time-value="PT02H31M47.388S" calcext:value-type="time">
            <text:p>02:31:47,388</text:p>
          </table:table-cell>
          <table:table-cell table:style-name="ce84"/>
          <table:table-cell table:style-name="ce84" table:formula="of:=[.C115]-[.F115]" office:value-type="time" office:time-value="PT02H32M37.265S" calcext:value-type="time">
            <text:p>02:32:37,265</text:p>
          </table:table-cell>
          <table:table-cell table:style-name="ce84" table:formula="of:=[.I115]-[.C115]" office:value-type="time" office:time-value="-PT00H00M37.876S" calcext:value-type="time">
            <text:p>-00:00:37,876</text:p>
          </table:table-cell>
          <table:table-cell table:style-name="ce84" table:formula="of:=[.J115]-[.F115]" office:value-type="time" office:time-value="PT00H00M11.971S" calcext:value-type="time">
            <text:p>00:00:11,971</text:p>
          </table:table-cell>
          <table:table-cell table:style-name="ce84" table:formula="of:=[.X115]-[.W115]" office:value-type="time" office:time-value="PT00H00M49.847S" calcext:value-type="time">
            <text:p>00:00:49,847</text:p>
          </table:table-cell>
          <table:table-cell table:number-columns-repeated="3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table:style-name="ce79" table:formula="of:=[.D116]-[.C116]" office:value-type="time" office:time-value="PT00H00M18.022S" calcext:value-type="time">
            <text:p>00:00:18,022</text:p>
          </table:table-cell>
          <table:table-cell office:value-type="time" office:time-value="PT01H12M30.36S" calcext:value-type="time">
            <text:p>01:12:30,360</text:p>
          </table:table-cell>
          <table:table-cell table:formula="of:=[.F116]+[.E116]" office:value-type="time" office:time-value="PT01H12M48.382S" calcext:value-type="time">
            <text:p>01:12:48,382</text:p>
          </table:table-cell>
          <table:table-cell/>
          <table:table-cell table:style-name="ce79" office:value-type="time" office:time-value="PT03H44M19.236S" calcext:value-type="time">
            <text:p>03:44:19,236</text:p>
          </table:table-cell>
          <table:table-cell table:style-name="ce79" office:value-type="time" office:time-value="PT01H12M31.808S" calcext:value-type="time">
            <text:p>01:12:31,808</text:p>
          </table:table-cell>
          <table:table-cell table:formula="of:=[.I116]-[.J116]" office:value-type="time" office:time-value="PT02H31M47.428S" calcext:value-type="time">
            <text:p>02:31:47,428</text:p>
          </table:table-cell>
          <table:table-cell/>
          <table:table-cell table:style-name="ce79" office:value-type="time" office:time-value="PT03H44M19.718S" calcext:value-type="time">
            <text:p>03:44:19,718</text:p>
          </table:table-cell>
          <table:table-cell table:style-name="ce79" office:value-type="time" office:time-value="PT01H12M32.608S" calcext:value-type="time">
            <text:p>01:12:32,608</text:p>
          </table:table-cell>
          <table:table-cell table:style-name="ce84" table:formula="of:=[.M116]-[.N116]" office:value-type="time" office:time-value="PT02H31M47.11S" calcext:value-type="time">
            <text:p>02:31:47,110</text:p>
          </table:table-cell>
          <table:table-cell table:style-name="ce84" table:formula="of:=[.K116]-[.O116]" office:value-type="time" office:time-value="PT00H00M00.318S" calcext:value-type="time">
            <text:p>00:00:00,318</text:p>
          </table:table-cell>
          <table:table-cell table:style-name="ce89" office:value-type="float" office:value="-360" calcext:value-type="float">
            <text:p>-360</text:p>
          </table:table-cell>
          <table:table-cell table:style-name="ce84" table:formula="of:=IF([.Q116]&lt;0;-TIME(0;0;ABS([.Q116])/1000);TIME(0;0;[.Q116]/1000))" office:value-type="time" office:time-value="-PT00H00M00.36S" calcext:value-type="time">
            <text:p>-00:00:00,360</text:p>
          </table:table-cell>
          <table:table-cell table:style-name="ce84" table:formula="of:=[.P116]+[.R116]" office:value-type="time" office:time-value="-PT00H00M00.042S" calcext:value-type="time">
            <text:p>-00:00:00,042</text:p>
          </table:table-cell>
          <table:table-cell table:style-name="ce84" table:formula="of:=[.K116]+[.R116]" office:value-type="time" office:time-value="PT02H31M47.068S" calcext:value-type="time">
            <text:p>02:31:47,068</text:p>
          </table:table-cell>
          <table:table-cell table:style-name="ce84"/>
          <table:table-cell table:style-name="ce84" table:formula="of:=[.C116]-[.F116]" office:value-type="time" office:time-value="PT02H32M36.94S" calcext:value-type="time">
            <text:p>02:32:36,940</text:p>
          </table:table-cell>
          <table:table-cell table:style-name="ce84" table:formula="of:=[.I116]-[.C116]" office:value-type="time" office:time-value="-PT00H00M48.064S" calcext:value-type="time">
            <text:p>-00:00:48,064</text:p>
          </table:table-cell>
          <table:table-cell table:style-name="ce84" table:formula="of:=[.J116]-[.F116]" office:value-type="time" office:time-value="PT00H00M01.448S" calcext:value-type="time">
            <text:p>00:00:01,448</text:p>
          </table:table-cell>
          <table:table-cell table:style-name="ce84" table:formula="of:=[.X116]-[.W116]" office:value-type="time" office:time-value="PT00H00M49.512S" calcext:value-type="time">
            <text:p>00:00:49,512</text:p>
          </table:table-cell>
          <table:table-cell table:number-columns-repeated="3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</text:p>
          </table:table-cell>
          <table:table-cell office:value-type="time" office:time-value="PT03H45M36.435S" calcext:value-type="time">
            <text:p>03:45:36,435</text:p>
          </table:table-cell>
          <table:table-cell office:value-type="time" office:time-value="PT03H46M43.952S" calcext:value-type="time">
            <text:p>03:46:43,952</text:p>
          </table:table-cell>
          <table:table-cell table:style-name="ce79" table:formula="of:=[.D117]-[.C117]" office:value-type="time" office:time-value="PT00H01M07.517S" calcext:value-type="time">
            <text:p>00:01:07,517</text:p>
          </table:table-cell>
          <table:table-cell office:value-type="time" office:time-value="PT01H13M04.773S" calcext:value-type="time">
            <text:p>01:13:04,773</text:p>
          </table:table-cell>
          <table:table-cell table:formula="of:=[.F117]+[.E117]" office:value-type="time" office:time-value="PT01H14M12.29S" calcext:value-type="time">
            <text:p>01:14:12,290</text:p>
          </table:table-cell>
          <table:table-cell/>
          <table:table-cell table:style-name="ce79" office:value-type="time" office:time-value="PT03H44M49.694S" calcext:value-type="time">
            <text:p>03:44:49,694</text:p>
          </table:table-cell>
          <table:table-cell table:style-name="ce79" office:value-type="time" office:time-value="PT01H13M07.525S" calcext:value-type="time">
            <text:p>01:13:07,525</text:p>
          </table:table-cell>
          <table:table-cell table:formula="of:=[.I117]-[.J117]" office:value-type="time" office:time-value="PT02H31M42.169S" calcext:value-type="time">
            <text:p>02:31:42,169</text:p>
          </table:table-cell>
          <table:table-cell/>
          <table:table-cell table:style-name="ce79" office:value-type="time" office:time-value="PT03H44M49.848S" calcext:value-type="time">
            <text:p>03:44:49,848</text:p>
          </table:table-cell>
          <table:table-cell table:style-name="ce79" office:value-type="time" office:time-value="PT01H13M08.098S" calcext:value-type="time">
            <text:p>01:13:08,098</text:p>
          </table:table-cell>
          <table:table-cell table:style-name="ce84" table:formula="of:=[.M117]-[.N117]" office:value-type="time" office:time-value="PT02H31M41.75S" calcext:value-type="time">
            <text:p>02:31:41,750</text:p>
          </table:table-cell>
          <table:table-cell table:style-name="ce84" table:formula="of:=[.K117]-[.O117]" office:value-type="time" office:time-value="PT00H00M00.419S" calcext:value-type="time">
            <text:p>00:00:00,419</text:p>
          </table:table-cell>
          <table:table-cell table:style-name="ce89" office:value-type="float" office:value="-370" calcext:value-type="float">
            <text:p>-370</text:p>
          </table:table-cell>
          <table:table-cell table:style-name="ce84" table:formula="of:=IF([.Q117]&lt;0;-TIME(0;0;ABS([.Q117])/1000);TIME(0;0;[.Q117]/1000))" office:value-type="time" office:time-value="-PT00H00M00.37S" calcext:value-type="time">
            <text:p>-00:00:00,370</text:p>
          </table:table-cell>
          <table:table-cell table:style-name="ce84" table:formula="of:=[.P117]+[.R117]" office:value-type="time" office:time-value="PT00H00M00.049S" calcext:value-type="time">
            <text:p>00:00:00,049</text:p>
          </table:table-cell>
          <table:table-cell table:style-name="ce84" table:formula="of:=[.K117]+[.R117]" office:value-type="time" office:time-value="PT02H31M41.799S" calcext:value-type="time">
            <text:p>02:31:41,799</text:p>
          </table:table-cell>
          <table:table-cell table:style-name="ce84"/>
          <table:table-cell table:style-name="ce84" table:formula="of:=[.C117]-[.F117]" office:value-type="time" office:time-value="PT02H32M31.662S" calcext:value-type="time">
            <text:p>02:32:31,662</text:p>
          </table:table-cell>
          <table:table-cell table:style-name="ce84" table:formula="of:=[.I117]-[.C117]" office:value-type="time" office:time-value="-PT00H00M46.741S" calcext:value-type="time">
            <text:p>-00:00:46,741</text:p>
          </table:table-cell>
          <table:table-cell table:style-name="ce84" table:formula="of:=[.J117]-[.F117]" office:value-type="time" office:time-value="PT00H00M02.752S" calcext:value-type="time">
            <text:p>00:00:02,752</text:p>
          </table:table-cell>
          <table:table-cell table:style-name="ce84" table:formula="of:=[.X117]-[.W117]" office:value-type="time" office:time-value="PT00H00M49.493S" calcext:value-type="time">
            <text:p>00:00:49,493</text:p>
          </table:table-cell>
          <table:table-cell table:number-columns-repeated="3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</text:p>
          </table:table-cell>
          <table:table-cell office:value-type="time" office:time-value="PT03H46M56.981S" calcext:value-type="time">
            <text:p>03:46:56,981</text:p>
          </table:table-cell>
          <table:table-cell office:value-type="time" office:time-value="PT03H47M37.646S" calcext:value-type="time">
            <text:p>03:47:37,646</text:p>
          </table:table-cell>
          <table:table-cell table:style-name="ce79" table:formula="of:=[.D118]-[.C118]" office:value-type="time" office:time-value="PT00H00M40.665S" calcext:value-type="time">
            <text:p>00:00:40,665</text:p>
          </table:table-cell>
          <table:table-cell office:value-type="time" office:time-value="PT01H14M39.535S" calcext:value-type="time">
            <text:p>01:14:39,535</text:p>
          </table:table-cell>
          <table:table-cell table:formula="of:=[.F118]+[.E118]" office:value-type="time" office:time-value="PT01H15M20.2S" calcext:value-type="time">
            <text:p>01:15:20,200</text:p>
          </table:table-cell>
          <table:table-cell/>
          <table:table-cell table:style-name="ce79" office:value-type="time" office:time-value="PT03H46M10.493S" calcext:value-type="time">
            <text:p>03:46:10,493</text:p>
          </table:table-cell>
          <table:table-cell table:style-name="ce79" office:value-type="time" office:time-value="PT01H14M42.544S" calcext:value-type="time">
            <text:p>01:14:42,544</text:p>
          </table:table-cell>
          <table:table-cell table:formula="of:=[.I118]-[.J118]" office:value-type="time" office:time-value="PT02H31M27.949S" calcext:value-type="time">
            <text:p>02:31:27,949</text:p>
          </table:table-cell>
          <table:table-cell/>
          <table:table-cell table:style-name="ce79" office:value-type="time" office:time-value="PT03H46M06.796S" calcext:value-type="time">
            <text:p>03:46:06,796</text:p>
          </table:table-cell>
          <table:table-cell table:style-name="ce79" office:value-type="time" office:time-value="PT01H14M39.232S" calcext:value-type="time">
            <text:p>01:14:39,232</text:p>
          </table:table-cell>
          <table:table-cell table:style-name="ce84" table:formula="of:=[.M118]-[.N118]" office:value-type="time" office:time-value="PT02H31M27.564S" calcext:value-type="time">
            <text:p>02:31:27,564</text:p>
          </table:table-cell>
          <table:table-cell table:style-name="ce84" table:formula="of:=[.K118]-[.O118]" office:value-type="time" office:time-value="PT00H00M00.385S" calcext:value-type="time">
            <text:p>00:00:00,385</text:p>
          </table:table-cell>
          <table:table-cell table:style-name="ce89" office:value-type="float" office:value="-370" calcext:value-type="float">
            <text:p>-370</text:p>
          </table:table-cell>
          <table:table-cell table:style-name="ce84" table:formula="of:=IF([.Q118]&lt;0;-TIME(0;0;ABS([.Q118])/1000);TIME(0;0;[.Q118]/1000))" office:value-type="time" office:time-value="-PT00H00M00.37S" calcext:value-type="time">
            <text:p>-00:00:00,370</text:p>
          </table:table-cell>
          <table:table-cell table:style-name="ce84" table:formula="of:=[.P118]+[.R118]" office:value-type="time" office:time-value="PT00H00M00.015S" calcext:value-type="time">
            <text:p>00:00:00,015</text:p>
          </table:table-cell>
          <table:table-cell table:style-name="ce84" table:formula="of:=[.K118]+[.R118]" office:value-type="time" office:time-value="PT02H31M27.579S" calcext:value-type="time">
            <text:p>02:31:27,579</text:p>
          </table:table-cell>
          <table:table-cell table:style-name="ce84"/>
          <table:table-cell table:style-name="ce84" table:formula="of:=[.C118]-[.F118]" office:value-type="time" office:time-value="PT02H32M17.446S" calcext:value-type="time">
            <text:p>02:32:17,446</text:p>
          </table:table-cell>
          <table:table-cell table:style-name="ce84" table:formula="of:=[.I118]-[.C118]" office:value-type="time" office:time-value="-PT00H00M46.488S" calcext:value-type="time">
            <text:p>-00:00:46,488</text:p>
          </table:table-cell>
          <table:table-cell table:style-name="ce84" table:formula="of:=[.J118]-[.F118]" office:value-type="time" office:time-value="PT00H00M03.009S" calcext:value-type="time">
            <text:p>00:00:03,009</text:p>
          </table:table-cell>
          <table:table-cell table:style-name="ce84" table:formula="of:=[.X118]-[.W118]" office:value-type="time" office:time-value="PT00H00M49.497S" calcext:value-type="time">
            <text:p>00:00:49,497</text:p>
          </table:table-cell>
          <table:table-cell table:number-columns-repeated="3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table:style-name="ce79" table:formula="of:=[.D119]-[.C119]" office:value-type="time" office:time-value="PT00H00M07.172S" calcext:value-type="time">
            <text:p>00:00:07,172</text:p>
          </table:table-cell>
          <table:table-cell office:value-type="time" office:time-value="PT01H18M51.36S" calcext:value-type="time">
            <text:p>01:18:51,360</text:p>
          </table:table-cell>
          <table:table-cell table:formula="of:=[.F119]+[.E119]" office:value-type="time" office:time-value="PT01H18M58.532S" calcext:value-type="time">
            <text:p>01:18:58,532</text:p>
          </table:table-cell>
          <table:table-cell/>
          <table:table-cell table:style-name="ce79" office:value-type="time" office:time-value="PT03H47M16.836S" calcext:value-type="time">
            <text:p>03:47:16,836</text:p>
          </table:table-cell>
          <table:table-cell table:style-name="ce79" office:value-type="time" office:time-value="PT01H18M52.263S" calcext:value-type="time">
            <text:p>01:18:52,263</text:p>
          </table:table-cell>
          <table:table-cell table:formula="of:=[.I119]-[.J119]" office:value-type="time" office:time-value="PT02H28M24.573S" calcext:value-type="time">
            <text:p>02:28:24,573</text:p>
          </table:table-cell>
          <table:table-cell/>
          <table:table-cell table:style-name="ce79" office:value-type="time" office:time-value="PT03H47M22.469S" calcext:value-type="time">
            <text:p>03:47:22,469</text:p>
          </table:table-cell>
          <table:table-cell table:style-name="ce79" office:value-type="time" office:time-value="PT01H18M58.277S" calcext:value-type="time">
            <text:p>01:18:58,277</text:p>
          </table:table-cell>
          <table:table-cell table:style-name="ce84" table:formula="of:=[.M119]-[.N119]" office:value-type="time" office:time-value="PT02H28M24.192S" calcext:value-type="time">
            <text:p>02:28:24,192</text:p>
          </table:table-cell>
          <table:table-cell table:style-name="ce84" table:formula="of:=[.K119]-[.O119]" office:value-type="time" office:time-value="PT00H00M00.381S" calcext:value-type="time">
            <text:p>00:00:00,381</text:p>
          </table:table-cell>
          <table:table-cell table:style-name="ce89" office:value-type="float" office:value="-400" calcext:value-type="float">
            <text:p>-400</text:p>
          </table:table-cell>
          <table:table-cell table:style-name="ce84" table:formula="of:=IF([.Q119]&lt;0;-TIME(0;0;ABS([.Q119])/1000);TIME(0;0;[.Q119]/1000))" office:value-type="time" office:time-value="-PT00H00M00.4S" calcext:value-type="time">
            <text:p>-00:00:00,400</text:p>
          </table:table-cell>
          <table:table-cell table:style-name="ce84" table:formula="of:=[.P119]+[.R119]" office:value-type="time" office:time-value="-PT00H00M00.019S" calcext:value-type="time">
            <text:p>-00:00:00,019</text:p>
          </table:table-cell>
          <table:table-cell table:style-name="ce84" table:formula="of:=[.K119]+[.R119]" office:value-type="time" office:time-value="PT02H28M24.173S" calcext:value-type="time">
            <text:p>02:28:24,173</text:p>
          </table:table-cell>
          <table:table-cell table:style-name="ce84"/>
          <table:table-cell table:style-name="ce84" table:formula="of:=[.C119]-[.F119]" office:value-type="time" office:time-value="PT02H29M14.04S" calcext:value-type="time">
            <text:p>02:29:14,040</text:p>
          </table:table-cell>
          <table:table-cell table:style-name="ce84" table:formula="of:=[.I119]-[.C119]" office:value-type="time" office:time-value="-PT00H00M48.564S" calcext:value-type="time">
            <text:p>-00:00:48,564</text:p>
          </table:table-cell>
          <table:table-cell table:style-name="ce84" table:formula="of:=[.J119]-[.F119]" office:value-type="time" office:time-value="PT00H00M00.903S" calcext:value-type="time">
            <text:p>00:00:00,903</text:p>
          </table:table-cell>
          <table:table-cell table:style-name="ce84" table:formula="of:=[.X119]-[.W119]" office:value-type="time" office:time-value="PT00H00M49.467S" calcext:value-type="time">
            <text:p>00:00:49,467</text:p>
          </table:table-cell>
          <table:table-cell table:number-columns-repeated="3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</text:p>
          </table:table-cell>
          <table:table-cell office:value-type="time" office:time-value="PT03H48M22.033S" calcext:value-type="time">
            <text:p>03:48:22,033</text:p>
          </table:table-cell>
          <table:table-cell office:value-type="time" office:time-value="PT03H52M14.807S" calcext:value-type="time">
            <text:p>03:52:14,807</text:p>
          </table:table-cell>
          <table:table-cell table:style-name="ce79" table:formula="of:=[.D120]-[.C120]" office:value-type="time" office:time-value="PT00H03M52.774S" calcext:value-type="time">
            <text:p>00:03:52,774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0]+[.E120]" office:value-type="time" office:time-value="PT01H23M29.731S" calcext:value-type="time">
            <text:p>01:23:29,731</text:p>
          </table:table-cell>
          <table:table-cell/>
          <table:table-cell table:style-name="ce79" office:value-type="time" office:time-value="PT03H48M08.346S" calcext:value-type="time">
            <text:p>03:48:08,346</text:p>
          </table:table-cell>
          <table:table-cell table:style-name="ce79" office:value-type="time" office:time-value="PT01H20M12.862S" calcext:value-type="time">
            <text:p>01:20:12,862</text:p>
          </table:table-cell>
          <table:table-cell table:formula="of:=[.I120]-[.J120]" office:value-type="time" office:time-value="PT02H27M55.484S" calcext:value-type="time">
            <text:p>02:27:55,484</text:p>
          </table:table-cell>
          <table:table-cell/>
          <table:table-cell table:style-name="ce79" office:value-type="time" office:time-value="PT03H48M05.98S" calcext:value-type="time">
            <text:p>03:48:05,980</text:p>
          </table:table-cell>
          <table:table-cell table:style-name="ce79" office:value-type="time" office:time-value="PT01H20M10.933S" calcext:value-type="time">
            <text:p>01:20:10,933</text:p>
          </table:table-cell>
          <table:table-cell table:style-name="ce84" table:formula="of:=[.M120]-[.N120]" office:value-type="time" office:time-value="PT02H27M55.047S" calcext:value-type="time">
            <text:p>02:27:55,047</text:p>
          </table:table-cell>
          <table:table-cell table:style-name="ce84" table:formula="of:=[.K120]-[.O120]" office:value-type="time" office:time-value="PT00H00M00.437S" calcext:value-type="time">
            <text:p>00:00:00,437</text:p>
          </table:table-cell>
          <table:table-cell table:style-name="ce89" office:value-type="float" office:value="-270" calcext:value-type="float">
            <text:p>-270</text:p>
          </table:table-cell>
          <table:table-cell table:style-name="ce84" table:formula="of:=IF([.Q120]&lt;0;-TIME(0;0;ABS([.Q120])/1000);TIME(0;0;[.Q120]/1000))" office:value-type="time" office:time-value="-PT00H00M00.27S" calcext:value-type="time">
            <text:p>-00:00:00,270</text:p>
          </table:table-cell>
          <table:table-cell table:style-name="ce84" table:formula="of:=[.P120]+[.R120]" office:value-type="time" office:time-value="PT00H00M00.167S" calcext:value-type="time">
            <text:p>00:00:00,167</text:p>
          </table:table-cell>
          <table:table-cell table:style-name="ce84" table:formula="of:=[.K120]+[.R120]" office:value-type="time" office:time-value="PT02H27M55.214S" calcext:value-type="time">
            <text:p>02:27:55,214</text:p>
          </table:table-cell>
          <table:table-cell table:style-name="ce84"/>
          <table:table-cell table:style-name="ce84" table:formula="of:=[.C120]-[.F120]" office:value-type="time" office:time-value="PT02H28M45.076S" calcext:value-type="time">
            <text:p>02:28:45,076</text:p>
          </table:table-cell>
          <table:table-cell table:style-name="ce84" table:formula="of:=[.I120]-[.C120]" office:value-type="time" office:time-value="-PT00H00M13.687S" calcext:value-type="time">
            <text:p>-00:00:13,687</text:p>
          </table:table-cell>
          <table:table-cell table:style-name="ce84" table:formula="of:=[.J120]-[.F120]" office:value-type="time" office:time-value="PT00H00M35.905S" calcext:value-type="time">
            <text:p>00:00:35,905</text:p>
          </table:table-cell>
          <table:table-cell table:style-name="ce84" table:formula="of:=[.X120]-[.W120]" office:value-type="time" office:time-value="PT00H00M49.592S" calcext:value-type="time">
            <text:p>00:00:49,592</text:p>
          </table:table-cell>
          <table:table-cell table:number-columns-repeated="3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</text:p>
          </table:table-cell>
          <table:table-cell office:value-type="time" office:time-value="PT03H52M29.671S" calcext:value-type="time">
            <text:p>03:52:29,671</text:p>
          </table:table-cell>
          <table:table-cell office:value-type="time" office:time-value="PT03H54M48.434S" calcext:value-type="time">
            <text:p>03:54:48,434</text:p>
          </table:table-cell>
          <table:table-cell table:style-name="ce79" table:formula="of:=[.D121]-[.C121]" office:value-type="time" office:time-value="PT00H02M18.763S" calcext:value-type="time">
            <text:p>00:02:18,763</text:p>
          </table:table-cell>
          <table:table-cell office:value-type="time" office:time-value="PT01H24M28.123S" calcext:value-type="time">
            <text:p>01:24:28,123</text:p>
          </table:table-cell>
          <table:table-cell table:formula="of:=[.F121]+[.E121]" office:value-type="time" office:time-value="PT01H26M46.886S" calcext:value-type="time">
            <text:p>01:26:46,886</text:p>
          </table:table-cell>
          <table:table-cell/>
          <table:table-cell table:style-name="ce79" office:value-type="time" office:time-value="PT03H51M40.625S" calcext:value-type="time">
            <text:p>03:51:40,625</text:p>
          </table:table-cell>
          <table:table-cell table:style-name="ce79" office:value-type="time" office:time-value="PT01H24M28.688S" calcext:value-type="time">
            <text:p>01:24:28,688</text:p>
          </table:table-cell>
          <table:table-cell table:formula="of:=[.I121]-[.J121]" office:value-type="time" office:time-value="PT02H27M11.937S" calcext:value-type="time">
            <text:p>02:27:11,937</text:p>
          </table:table-cell>
          <table:table-cell/>
          <table:table-cell table:style-name="ce79" office:value-type="time" office:time-value="PT03H51M40.993S" calcext:value-type="time">
            <text:p>03:51:40,993</text:p>
          </table:table-cell>
          <table:table-cell table:style-name="ce79" office:value-type="time" office:time-value="PT01H24M29.446S" calcext:value-type="time">
            <text:p>01:24:29,446</text:p>
          </table:table-cell>
          <table:table-cell table:style-name="ce84" table:formula="of:=[.M121]-[.N121]" office:value-type="time" office:time-value="PT02H27M11.547S" calcext:value-type="time">
            <text:p>02:27:11,547</text:p>
          </table:table-cell>
          <table:table-cell table:style-name="ce84" table:formula="of:=[.K121]-[.O121]" office:value-type="time" office:time-value="PT00H00M00.39S" calcext:value-type="time">
            <text:p>00:00:00,390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121]&lt;0;-TIME(0;0;ABS([.Q121])/1000);TIME(0;0;[.Q121]/1000))" office:value-type="time" office:time-value="-PT00H00M00.25S" calcext:value-type="time">
            <text:p>-00:00:00,250</text:p>
          </table:table-cell>
          <table:table-cell table:style-name="ce84" table:formula="of:=[.P121]+[.R121]" office:value-type="time" office:time-value="PT00H00M00.14S" calcext:value-type="time">
            <text:p>00:00:00,140</text:p>
          </table:table-cell>
          <table:table-cell table:style-name="ce84" table:formula="of:=[.K121]+[.R121]" office:value-type="time" office:time-value="PT02H27M11.687S" calcext:value-type="time">
            <text:p>02:27:11,687</text:p>
          </table:table-cell>
          <table:table-cell table:style-name="ce84"/>
          <table:table-cell table:style-name="ce84" table:formula="of:=[.C121]-[.F121]" office:value-type="time" office:time-value="PT02H28M01.548S" calcext:value-type="time">
            <text:p>02:28:01,548</text:p>
          </table:table-cell>
          <table:table-cell table:style-name="ce84" table:formula="of:=[.I121]-[.C121]" office:value-type="time" office:time-value="-PT00H00M49.046S" calcext:value-type="time">
            <text:p>-00:00:49,046</text:p>
          </table:table-cell>
          <table:table-cell table:style-name="ce84" table:formula="of:=[.J121]-[.F121]" office:value-type="time" office:time-value="PT00H00M00.565S" calcext:value-type="time">
            <text:p>00:00:00,565</text:p>
          </table:table-cell>
          <table:table-cell table:style-name="ce84" table:formula="of:=[.X121]-[.W121]" office:value-type="time" office:time-value="PT00H00M49.611S" calcext:value-type="time">
            <text:p>00:00:49,611</text:p>
          </table:table-cell>
          <table:table-cell table:number-columns-repeated="3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</text:p>
          </table:table-cell>
          <table:table-cell office:value-type="time" office:time-value="PT03H54M51.48S" calcext:value-type="time">
            <text:p>03:54:51,480</text:p>
          </table:table-cell>
          <table:table-cell office:value-type="time" office:time-value="PT03H56M12.698S" calcext:value-type="time">
            <text:p>03:56:12,698</text:p>
          </table:table-cell>
          <table:table-cell table:style-name="ce79" table:formula="of:=[.D122]-[.C122]" office:value-type="time" office:time-value="PT00H01M21.218S" calcext:value-type="time">
            <text:p>00:01:21,218</text:p>
          </table:table-cell>
          <table:table-cell office:value-type="time" office:time-value="PT01H26M53.84S" calcext:value-type="time">
            <text:p>01:26:53,840</text:p>
          </table:table-cell>
          <table:table-cell table:formula="of:=[.F122]+[.E122]" office:value-type="time" office:time-value="PT01H28M15.058S" calcext:value-type="time">
            <text:p>01:28:15,058</text:p>
          </table:table-cell>
          <table:table-cell/>
          <table:table-cell table:style-name="ce79" office:value-type="time" office:time-value="PT03H54M24.397S" calcext:value-type="time">
            <text:p>03:54:24,397</text:p>
          </table:table-cell>
          <table:table-cell table:style-name="ce79" office:value-type="time" office:time-value="PT01H27M16.372S" calcext:value-type="time">
            <text:p>01:27:16,372</text:p>
          </table:table-cell>
          <table:table-cell table:formula="of:=[.I122]-[.J122]" office:value-type="time" office:time-value="PT02H27M08.025S" calcext:value-type="time">
            <text:p>02:27:08,025</text:p>
          </table:table-cell>
          <table:table-cell/>
          <table:table-cell table:style-name="ce79" office:value-type="time" office:time-value="PT03H54M38.344S" calcext:value-type="time">
            <text:p>03:54:38,344</text:p>
          </table:table-cell>
          <table:table-cell table:style-name="ce79" office:value-type="time" office:time-value="PT01H27M30.706S" calcext:value-type="time">
            <text:p>01:27:30,706</text:p>
          </table:table-cell>
          <table:table-cell table:style-name="ce84" table:formula="of:=[.M122]-[.N122]" office:value-type="time" office:time-value="PT02H27M07.638S" calcext:value-type="time">
            <text:p>02:27:07,638</text:p>
          </table:table-cell>
          <table:table-cell table:style-name="ce84" table:formula="of:=[.K122]-[.O122]" office:value-type="time" office:time-value="PT00H00M00.387S" calcext:value-type="time">
            <text:p>00:00:00,387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122]&lt;0;-TIME(0;0;ABS([.Q122])/1000);TIME(0;0;[.Q122]/1000))" office:value-type="time" office:time-value="-PT00H00M00.25S" calcext:value-type="time">
            <text:p>-00:00:00,250</text:p>
          </table:table-cell>
          <table:table-cell table:style-name="ce84" table:formula="of:=[.P122]+[.R122]" office:value-type="time" office:time-value="PT00H00M00.137S" calcext:value-type="time">
            <text:p>00:00:00,137</text:p>
          </table:table-cell>
          <table:table-cell table:style-name="ce84" table:formula="of:=[.K122]+[.R122]" office:value-type="time" office:time-value="PT02H27M07.775S" calcext:value-type="time">
            <text:p>02:27:07,775</text:p>
          </table:table-cell>
          <table:table-cell table:style-name="ce84"/>
          <table:table-cell table:style-name="ce84" table:formula="of:=[.C122]-[.F122]" office:value-type="time" office:time-value="PT02H27M57.64S" calcext:value-type="time">
            <text:p>02:27:57,640</text:p>
          </table:table-cell>
          <table:table-cell table:style-name="ce84" table:formula="of:=[.I122]-[.C122]" office:value-type="time" office:time-value="-PT00H00M27.083S" calcext:value-type="time">
            <text:p>-00:00:27,083</text:p>
          </table:table-cell>
          <table:table-cell table:style-name="ce84" table:formula="of:=[.J122]-[.F122]" office:value-type="time" office:time-value="PT00H00M22.532S" calcext:value-type="time">
            <text:p>00:00:22,532</text:p>
          </table:table-cell>
          <table:table-cell table:style-name="ce84" table:formula="of:=[.X122]-[.W122]" office:value-type="time" office:time-value="PT00H00M49.615S" calcext:value-type="time">
            <text:p>00:00:49,615</text:p>
          </table:table-cell>
          <table:table-cell table:number-columns-repeated="3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table:style-name="ce79" table:formula="of:=[.D123]-[.C123]" office:value-type="time" office:time-value="PT00H00M20.062S" calcext:value-type="time">
            <text:p>00:00:20,062</text:p>
          </table:table-cell>
          <table:table-cell office:value-type="time" office:time-value="PT01H29M21.04S" calcext:value-type="time">
            <text:p>01:29:21,040</text:p>
          </table:table-cell>
          <table:table-cell table:formula="of:=[.F123]+[.E123]" office:value-type="time" office:time-value="PT01H29M41.102S" calcext:value-type="time">
            <text:p>01:29:41,102</text:p>
          </table:table-cell>
          <table:table-cell/>
          <table:table-cell table:style-name="ce79" office:value-type="time" office:time-value="PT03H55M29.17S" calcext:value-type="time">
            <text:p>03:55:29,170</text:p>
          </table:table-cell>
          <table:table-cell table:style-name="ce79" office:value-type="time" office:time-value="PT01H29M21.157S" calcext:value-type="time">
            <text:p>01:29:21,157</text:p>
          </table:table-cell>
          <table:table-cell table:formula="of:=[.I123]-[.J123]" office:value-type="time" office:time-value="PT02H26M08.013S" calcext:value-type="time">
            <text:p>02:26:08,013</text:p>
          </table:table-cell>
          <table:table-cell/>
          <table:table-cell table:style-name="ce79" office:value-type="time" office:time-value="PT03H55M30.559S" calcext:value-type="time">
            <text:p>03:55:30,559</text:p>
          </table:table-cell>
          <table:table-cell table:style-name="ce79" office:value-type="time" office:time-value="PT01H29M22.862S" calcext:value-type="time">
            <text:p>01:29:22,862</text:p>
          </table:table-cell>
          <table:table-cell table:style-name="ce84" table:formula="of:=[.M123]-[.N123]" office:value-type="time" office:time-value="PT02H26M07.697S" calcext:value-type="time">
            <text:p>02:26:07,697</text:p>
          </table:table-cell>
          <table:table-cell table:style-name="ce84" table:formula="of:=[.K123]-[.O123]" office:value-type="time" office:time-value="PT00H00M00.316S" calcext:value-type="time">
            <text:p>00:00:00,316</text:p>
          </table:table-cell>
          <table:table-cell table:style-name="ce89" office:value-type="float" office:value="-20" calcext:value-type="float">
            <text:p>-20</text:p>
          </table:table-cell>
          <table:table-cell table:style-name="ce84" table:formula="of:=IF([.Q123]&lt;0;-TIME(0;0;ABS([.Q123])/1000);TIME(0;0;[.Q123]/1000))" office:value-type="time" office:time-value="-PT00H00M00.02S" calcext:value-type="time">
            <text:p>-00:00:00,020</text:p>
          </table:table-cell>
          <table:table-cell table:style-name="ce84" table:formula="of:=[.P123]+[.R123]" office:value-type="time" office:time-value="PT00H00M00.296S" calcext:value-type="time">
            <text:p>00:00:00,296</text:p>
          </table:table-cell>
          <table:table-cell table:style-name="ce84" table:formula="of:=[.K123]+[.R123]" office:value-type="time" office:time-value="PT02H26M07.993S" calcext:value-type="time">
            <text:p>02:26:07,993</text:p>
          </table:table-cell>
          <table:table-cell table:style-name="ce84"/>
          <table:table-cell table:style-name="ce84" table:formula="of:=[.C123]-[.F123]" office:value-type="time" office:time-value="PT02H26M57.859S" calcext:value-type="time">
            <text:p>02:26:57,859</text:p>
          </table:table-cell>
          <table:table-cell table:style-name="ce84" table:formula="of:=[.I123]-[.C123]" office:value-type="time" office:time-value="-PT00H00M49.729S" calcext:value-type="time">
            <text:p>-00:00:49,729</text:p>
          </table:table-cell>
          <table:table-cell table:style-name="ce84" table:formula="of:=[.J123]-[.F123]" office:value-type="time" office:time-value="PT00H00M00.117S" calcext:value-type="time">
            <text:p>00:00:00,117</text:p>
          </table:table-cell>
          <table:table-cell table:style-name="ce84" table:formula="of:=[.X123]-[.W123]" office:value-type="time" office:time-value="PT00H00M49.846S" calcext:value-type="time">
            <text:p>00:00:49,846</text:p>
          </table:table-cell>
          <table:table-cell table:number-columns-repeated="3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table:style-name="ce79" table:formula="of:=[.D124]-[.C124]" office:value-type="time" office:time-value="PT00H00M09.51S" calcext:value-type="time">
            <text:p>00:00:09,510</text:p>
          </table:table-cell>
          <table:table-cell office:value-type="time" office:time-value="PT01H29M44.105S" calcext:value-type="time">
            <text:p>01:29:44,105</text:p>
          </table:table-cell>
          <table:table-cell table:formula="of:=[.F124]+[.E124]" office:value-type="time" office:time-value="PT01H29M53.615S" calcext:value-type="time">
            <text:p>01:29:53,615</text:p>
          </table:table-cell>
          <table:table-cell/>
          <table:table-cell table:style-name="ce79" office:value-type="time" office:time-value="PT03H55M52.091S" calcext:value-type="time">
            <text:p>03:55:52,091</text:p>
          </table:table-cell>
          <table:table-cell table:style-name="ce79" office:value-type="time" office:time-value="PT01H29M45.043S" calcext:value-type="time">
            <text:p>01:29:45,043</text:p>
          </table:table-cell>
          <table:table-cell table:formula="of:=[.I124]-[.J124]" office:value-type="time" office:time-value="PT02H26M07.048S" calcext:value-type="time">
            <text:p>02:26:07,048</text:p>
          </table:table-cell>
          <table:table-cell/>
          <table:table-cell table:style-name="ce79" office:value-type="time" office:time-value="PT03H55M52.944S" calcext:value-type="time">
            <text:p>03:55:52,944</text:p>
          </table:table-cell>
          <table:table-cell table:style-name="ce79" office:value-type="time" office:time-value="PT01H29M46.258S" calcext:value-type="time">
            <text:p>01:29:46,258</text:p>
          </table:table-cell>
          <table:table-cell table:style-name="ce84" table:formula="of:=[.M124]-[.N124]" office:value-type="time" office:time-value="PT02H26M06.686S" calcext:value-type="time">
            <text:p>02:26:06,686</text:p>
          </table:table-cell>
          <table:table-cell table:style-name="ce84" table:formula="of:=[.K124]-[.O124]" office:value-type="time" office:time-value="PT00H00M00.362S" calcext:value-type="time">
            <text:p>00:00:00,362</text:p>
          </table:table-cell>
          <table:table-cell table:style-name="ce89" office:value-type="float" office:value="-560" calcext:value-type="float">
            <text:p>-560</text:p>
          </table:table-cell>
          <table:table-cell table:style-name="ce84" table:formula="of:=IF([.Q124]&lt;0;-TIME(0;0;ABS([.Q124])/1000);TIME(0;0;[.Q124]/1000))" office:value-type="time" office:time-value="-PT00H00M00.56S" calcext:value-type="time">
            <text:p>-00:00:00,560</text:p>
          </table:table-cell>
          <table:table-cell table:style-name="ce84" table:formula="of:=[.P124]+[.R124]" office:value-type="time" office:time-value="-PT00H00M00.198S" calcext:value-type="time">
            <text:p>-00:00:00,198</text:p>
          </table:table-cell>
          <table:table-cell table:style-name="ce84" table:formula="of:=[.K124]+[.R124]" office:value-type="time" office:time-value="PT02H26M06.488S" calcext:value-type="time">
            <text:p>02:26:06,488</text:p>
          </table:table-cell>
          <table:table-cell table:style-name="ce84"/>
          <table:table-cell table:style-name="ce84" table:formula="of:=[.C124]-[.F124]" office:value-type="time" office:time-value="PT02H26M56.349S" calcext:value-type="time">
            <text:p>02:26:56,349</text:p>
          </table:table-cell>
          <table:table-cell table:style-name="ce84" table:formula="of:=[.I124]-[.C124]" office:value-type="time" office:time-value="-PT00H00M48.363S" calcext:value-type="time">
            <text:p>-00:00:48,363</text:p>
          </table:table-cell>
          <table:table-cell table:style-name="ce84" table:formula="of:=[.J124]-[.F124]" office:value-type="time" office:time-value="PT00H00M00.938S" calcext:value-type="time">
            <text:p>00:00:00,938</text:p>
          </table:table-cell>
          <table:table-cell table:style-name="ce84" table:formula="of:=[.X124]-[.W124]" office:value-type="time" office:time-value="PT00H00M49.301S" calcext:value-type="time">
            <text:p>00:00:49,301</text:p>
          </table:table-cell>
          <table:table-cell table:number-columns-repeated="3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T</text:p>
          </table:table-cell>
          <table:table-cell office:value-type="time" office:time-value="PT03H56M53.289S" calcext:value-type="time">
            <text:p>03:56:53,289</text:p>
          </table:table-cell>
          <table:table-cell office:value-type="time" office:time-value="PT03H58M01.856S" calcext:value-type="time">
            <text:p>03:58:01,856</text:p>
          </table:table-cell>
          <table:table-cell table:style-name="ce79" table:formula="of:=[.D125]-[.C125]" office:value-type="time" office:time-value="PT00H01M08.567S" calcext:value-type="time">
            <text:p>00:01:08,567</text:p>
          </table:table-cell>
          <table:table-cell office:value-type="time" office:time-value="PT01H40M23.1S" calcext:value-type="time">
            <text:p>01:40:23,100</text:p>
          </table:table-cell>
          <table:table-cell table:formula="of:=[.F125]+[.E125]" office:value-type="time" office:time-value="PT01H41M31.667S" calcext:value-type="time">
            <text:p>01:41:31,667</text:p>
          </table:table-cell>
          <table:table-cell/>
          <table:table-cell table:style-name="ce79" office:value-type="time" office:time-value="PT03H56M05.441S" calcext:value-type="time">
            <text:p>03:56:05,441</text:p>
          </table:table-cell>
          <table:table-cell table:style-name="ce79" office:value-type="time" office:time-value="PT01H40M24.715S" calcext:value-type="time">
            <text:p>01:40:24,715</text:p>
          </table:table-cell>
          <table:table-cell table:formula="of:=[.I125]-[.J125]" office:value-type="time" office:time-value="PT02H15M40.726S" calcext:value-type="time">
            <text:p>02:15:40,726</text:p>
          </table:table-cell>
          <table:table-cell/>
          <table:table-cell table:style-name="ce79" office:value-type="time" office:time-value="PT03H56M06.091S" calcext:value-type="time">
            <text:p>03:56:06,091</text:p>
          </table:table-cell>
          <table:table-cell table:style-name="ce79" office:value-type="time" office:time-value="PT01H40M25.737S" calcext:value-type="time">
            <text:p>01:40:25,737</text:p>
          </table:table-cell>
          <table:table-cell table:style-name="ce84" table:formula="of:=[.M125]-[.N125]" office:value-type="time" office:time-value="PT02H15M40.354S" calcext:value-type="time">
            <text:p>02:15:40,354</text:p>
          </table:table-cell>
          <table:table-cell table:style-name="ce84" table:formula="of:=[.K125]-[.O125]" office:value-type="time" office:time-value="PT00H00M00.372S" calcext:value-type="time">
            <text:p>00:00:00,372</text:p>
          </table:table-cell>
          <table:table-cell table:style-name="ce89" office:value-type="float" office:value="-400" calcext:value-type="float">
            <text:p>-400</text:p>
          </table:table-cell>
          <table:table-cell table:style-name="ce84" table:formula="of:=IF([.Q125]&lt;0;-TIME(0;0;ABS([.Q125])/1000);TIME(0;0;[.Q125]/1000))" office:value-type="time" office:time-value="-PT00H00M00.4S" calcext:value-type="time">
            <text:p>-00:00:00,400</text:p>
          </table:table-cell>
          <table:table-cell table:style-name="ce84" table:formula="of:=[.P125]+[.R125]" office:value-type="time" office:time-value="-PT00H00M00.028S" calcext:value-type="time">
            <text:p>-00:00:00,028</text:p>
          </table:table-cell>
          <table:table-cell table:style-name="ce84" table:formula="of:=[.K125]+[.R125]" office:value-type="time" office:time-value="PT02H15M40.326S" calcext:value-type="time">
            <text:p>02:15:40,326</text:p>
          </table:table-cell>
          <table:table-cell table:style-name="ce84"/>
          <table:table-cell table:style-name="ce84" table:formula="of:=[.C125]-[.F125]" office:value-type="time" office:time-value="PT02H16M30.189S" calcext:value-type="time">
            <text:p>02:16:30,189</text:p>
          </table:table-cell>
          <table:table-cell table:style-name="ce84" table:formula="of:=[.I125]-[.C125]" office:value-type="time" office:time-value="-PT00H00M47.848S" calcext:value-type="time">
            <text:p>-00:00:47,848</text:p>
          </table:table-cell>
          <table:table-cell table:style-name="ce84" table:formula="of:=[.J125]-[.F125]" office:value-type="time" office:time-value="PT00H00M01.615S" calcext:value-type="time">
            <text:p>00:00:01,615</text:p>
          </table:table-cell>
          <table:table-cell table:style-name="ce84" table:formula="of:=[.X125]-[.W125]" office:value-type="time" office:time-value="PT00H00M49.463S" calcext:value-type="time">
            <text:p>00:00:49,463</text:p>
          </table:table-cell>
          <table:table-cell table:number-columns-repeated="3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T</text:p>
          </table:table-cell>
          <table:table-cell office:value-type="time" office:time-value="PT03H58M10.915S" calcext:value-type="time">
            <text:p>03:58:10,915</text:p>
          </table:table-cell>
          <table:table-cell office:value-type="time" office:time-value="PT03H58M12.749S" calcext:value-type="time">
            <text:p>03:58:12,749</text:p>
          </table:table-cell>
          <table:table-cell table:style-name="ce79" table:formula="of:=[.D126]-[.C126]" office:value-type="time" office:time-value="PT00H00M01.834S" calcext:value-type="time">
            <text:p>00:00:01,834</text:p>
          </table:table-cell>
          <table:table-cell office:value-type="time" office:time-value="PT01H42M01.657S" calcext:value-type="time">
            <text:p>01:42:01,657</text:p>
          </table:table-cell>
          <table:table-cell table:formula="of:=[.F126]+[.E126]" office:value-type="time" office:time-value="PT01H42M03.491S" calcext:value-type="time">
            <text:p>01:42:03,491</text:p>
          </table:table-cell>
          <table:table-cell/>
          <table:table-cell table:style-name="ce79" office:value-type="time" office:time-value="PT03H57M23.451S" calcext:value-type="time">
            <text:p>03:57:23,451</text:p>
          </table:table-cell>
          <table:table-cell table:style-name="ce79" office:value-type="time" office:time-value="PT01H42M04.055S" calcext:value-type="time">
            <text:p>01:42:04,055</text:p>
          </table:table-cell>
          <table:table-cell table:formula="of:=[.I126]-[.J126]" office:value-type="time" office:time-value="PT02H15M19.396S" calcext:value-type="time">
            <text:p>02:15:19,396</text:p>
          </table:table-cell>
          <table:table-cell/>
          <table:table-cell table:style-name="ce79" office:value-type="time" office:time-value="PT03H57M20.538S" calcext:value-type="time">
            <text:p>03:57:20,538</text:p>
          </table:table-cell>
          <table:table-cell table:style-name="ce79" office:value-type="time" office:time-value="PT01H42M01.495S" calcext:value-type="time">
            <text:p>01:42:01,495</text:p>
          </table:table-cell>
          <table:table-cell table:style-name="ce84" table:formula="of:=[.M126]-[.N126]" office:value-type="time" office:time-value="PT02H15M19.043S" calcext:value-type="time">
            <text:p>02:15:19,043</text:p>
          </table:table-cell>
          <table:table-cell table:style-name="ce84" table:formula="of:=[.K126]-[.O126]" office:value-type="time" office:time-value="PT00H00M00.353S" calcext:value-type="time">
            <text:p>00:00:00,353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26]&lt;0;-TIME(0;0;ABS([.Q126])/1000);TIME(0;0;[.Q126]/1000))" office:value-type="time" office:time-value="PT00H00M00S" calcext:value-type="time">
            <text:p>00:00:00,000</text:p>
          </table:table-cell>
          <table:table-cell table:style-name="ce84" table:formula="of:=[.P126]+[.R126]" office:value-type="time" office:time-value="PT00H00M00.353S" calcext:value-type="time">
            <text:p>00:00:00,353</text:p>
          </table:table-cell>
          <table:table-cell table:style-name="ce84" table:formula="of:=[.K126]+[.R126]" office:value-type="time" office:time-value="PT02H15M19.396S" calcext:value-type="time">
            <text:p>02:15:19,396</text:p>
          </table:table-cell>
          <table:table-cell table:style-name="ce84"/>
          <table:table-cell table:style-name="ce84" table:formula="of:=[.C126]-[.F126]" office:value-type="time" office:time-value="PT02H16M09.258S" calcext:value-type="time">
            <text:p>02:16:09,258</text:p>
          </table:table-cell>
          <table:table-cell table:style-name="ce84" table:formula="of:=[.I126]-[.C126]" office:value-type="time" office:time-value="-PT00H00M47.464S" calcext:value-type="time">
            <text:p>-00:00:47,464</text:p>
          </table:table-cell>
          <table:table-cell table:style-name="ce84" table:formula="of:=[.J126]-[.F126]" office:value-type="time" office:time-value="PT00H00M02.398S" calcext:value-type="time">
            <text:p>00:00:02,398</text:p>
          </table:table-cell>
          <table:table-cell table:style-name="ce84" table:formula="of:=[.X126]-[.W126]" office:value-type="time" office:time-value="PT00H00M49.862S" calcext:value-type="time">
            <text:p>00:00:49,862</text:p>
          </table:table-cell>
          <table:table-cell table:number-columns-repeated="3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T</text:p>
          </table:table-cell>
          <table:table-cell office:value-type="time" office:time-value="PT03H58M20.433S" calcext:value-type="time">
            <text:p>03:58:20,433</text:p>
          </table:table-cell>
          <table:table-cell office:value-type="time" office:time-value="PT03H58M40.286S" calcext:value-type="time">
            <text:p>03:58:40,286</text:p>
          </table:table-cell>
          <table:table-cell table:style-name="ce79" table:formula="of:=[.D127]-[.C127]" office:value-type="time" office:time-value="PT00H00M19.853S" calcext:value-type="time">
            <text:p>00:00:19,853</text:p>
          </table:table-cell>
          <table:table-cell office:value-type="time" office:time-value="PT01H42M58.462S" calcext:value-type="time">
            <text:p>01:42:58,462</text:p>
          </table:table-cell>
          <table:table-cell table:formula="of:=[.F127]+[.E127]" office:value-type="time" office:time-value="PT01H43M18.315S" calcext:value-type="time">
            <text:p>01:43:18,315</text:p>
          </table:table-cell>
          <table:table-cell/>
          <table:table-cell table:style-name="ce79" office:value-type="time" office:time-value="PT03H57M39.668S" calcext:value-type="time">
            <text:p>03:57:39,668</text:p>
          </table:table-cell>
          <table:table-cell table:style-name="ce79" office:value-type="time" office:time-value="PT01H43M07.175S" calcext:value-type="time">
            <text:p>01:43:07,175</text:p>
          </table:table-cell>
          <table:table-cell table:formula="of:=[.I127]-[.J127]" office:value-type="time" office:time-value="PT02H14M32.493S" calcext:value-type="time">
            <text:p>02:14:32,493</text:p>
          </table:table-cell>
          <table:table-cell/>
          <table:table-cell table:style-name="ce79" office:value-type="time" office:time-value="PT03H57M37.548S" calcext:value-type="time">
            <text:p>03:57:37,548</text:p>
          </table:table-cell>
          <table:table-cell table:style-name="ce79" office:value-type="time" office:time-value="PT01H43M05.348S" calcext:value-type="time">
            <text:p>01:43:05,348</text:p>
          </table:table-cell>
          <table:table-cell table:style-name="ce84" table:formula="of:=[.M127]-[.N127]" office:value-type="time" office:time-value="PT02H14M32.2S" calcext:value-type="time">
            <text:p>02:14:32,200</text:p>
          </table:table-cell>
          <table:table-cell table:style-name="ce84" table:formula="of:=[.K127]-[.O127]" office:value-type="time" office:time-value="PT00H00M00.293S" calcext:value-type="time">
            <text:p>00:00:00,293</text:p>
          </table:table-cell>
          <table:table-cell table:style-name="ce89" office:value-type="float" office:value="-380" calcext:value-type="float">
            <text:p>-380</text:p>
          </table:table-cell>
          <table:table-cell table:style-name="ce84" table:formula="of:=IF([.Q127]&lt;0;-TIME(0;0;ABS([.Q127])/1000);TIME(0;0;[.Q127]/1000))" office:value-type="time" office:time-value="-PT00H00M00.38S" calcext:value-type="time">
            <text:p>-00:00:00,380</text:p>
          </table:table-cell>
          <table:table-cell table:style-name="ce84" table:formula="of:=[.P127]+[.R127]" office:value-type="time" office:time-value="-PT00H00M00.087S" calcext:value-type="time">
            <text:p>-00:00:00,087</text:p>
          </table:table-cell>
          <table:table-cell table:style-name="ce84" table:formula="of:=[.K127]+[.R127]" office:value-type="time" office:time-value="PT02H14M32.113S" calcext:value-type="time">
            <text:p>02:14:32,113</text:p>
          </table:table-cell>
          <table:table-cell table:style-name="ce84"/>
          <table:table-cell table:style-name="ce84" table:formula="of:=[.C127]-[.F127]" office:value-type="time" office:time-value="PT02H15M21.971S" calcext:value-type="time">
            <text:p>02:15:21,971</text:p>
          </table:table-cell>
          <table:table-cell table:style-name="ce84" table:formula="of:=[.I127]-[.C127]" office:value-type="time" office:time-value="-PT00H00M40.765S" calcext:value-type="time">
            <text:p>-00:00:40,765</text:p>
          </table:table-cell>
          <table:table-cell table:style-name="ce84" table:formula="of:=[.J127]-[.F127]" office:value-type="time" office:time-value="PT00H00M08.713S" calcext:value-type="time">
            <text:p>00:00:08,713</text:p>
          </table:table-cell>
          <table:table-cell table:style-name="ce84" table:formula="of:=[.X127]-[.W127]" office:value-type="time" office:time-value="PT00H00M49.478S" calcext:value-type="time">
            <text:p>00:00:49,478</text:p>
          </table:table-cell>
          <table:table-cell table:number-columns-repeated="3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T</text:p>
          </table:table-cell>
          <table:table-cell office:value-type="time" office:time-value="PT03H58M40.397S" calcext:value-type="time">
            <text:p>03:58:40,397</text:p>
          </table:table-cell>
          <table:table-cell office:value-type="time" office:time-value="PT03H58M42.25S" calcext:value-type="time">
            <text:p>03:58:42,250</text:p>
          </table:table-cell>
          <table:table-cell table:style-name="ce79" table:formula="of:=[.D128]-[.C128]" office:value-type="time" office:time-value="PT00H00M01.853S" calcext:value-type="time">
            <text:p>00:00:01,853</text:p>
          </table:table-cell>
          <table:table-cell office:value-type="time" office:time-value="PT01H42M09.957S" calcext:value-type="time">
            <text:p>01:42:09,957</text:p>
          </table:table-cell>
          <table:table-cell table:formula="of:=[.F128]+[.E128]" office:value-type="time" office:time-value="PT01H42M11.81S" calcext:value-type="time">
            <text:p>01:42:11,810</text:p>
          </table:table-cell>
          <table:table-cell/>
          <table:table-cell table:style-name="ce79" office:value-type="time" office:time-value="PT03H57M50.724S" calcext:value-type="time">
            <text:p>03:57:50,724</text:p>
          </table:table-cell>
          <table:table-cell table:style-name="ce79" office:value-type="time" office:time-value="PT01H42M10.059S" calcext:value-type="time">
            <text:p>01:42:10,059</text:p>
          </table:table-cell>
          <table:table-cell table:formula="of:=[.I128]-[.J128]" office:value-type="time" office:time-value="PT02H15M40.665S" calcext:value-type="time">
            <text:p>02:15:40,665</text:p>
          </table:table-cell>
          <table:table-cell/>
          <table:table-cell table:style-name="ce79" office:value-type="time" office:time-value="PT03H57M50.964S" calcext:value-type="time">
            <text:p>03:57:50,964</text:p>
          </table:table-cell>
          <table:table-cell table:style-name="ce79" office:value-type="time" office:time-value="PT01H42M10.632S" calcext:value-type="time">
            <text:p>01:42:10,632</text:p>
          </table:table-cell>
          <table:table-cell table:style-name="ce84" table:formula="of:=[.M128]-[.N128]" office:value-type="time" office:time-value="PT02H15M40.332S" calcext:value-type="time">
            <text:p>02:15:40,332</text:p>
          </table:table-cell>
          <table:table-cell table:style-name="ce84" table:formula="of:=[.K128]-[.O128]" office:value-type="time" office:time-value="PT00H00M00.333S" calcext:value-type="time">
            <text:p>00:00:00,333</text:p>
          </table:table-cell>
          <table:table-cell table:style-name="ce89" office:value-type="float" office:value="-80" calcext:value-type="float">
            <text:p>-80</text:p>
          </table:table-cell>
          <table:table-cell table:style-name="ce84" table:formula="of:=IF([.Q128]&lt;0;-TIME(0;0;ABS([.Q128])/1000);TIME(0;0;[.Q128]/1000))" office:value-type="time" office:time-value="-PT00H00M00.08S" calcext:value-type="time">
            <text:p>-00:00:00,080</text:p>
          </table:table-cell>
          <table:table-cell table:style-name="ce84" table:formula="of:=[.P128]+[.R128]" office:value-type="time" office:time-value="PT00H00M00.253S" calcext:value-type="time">
            <text:p>00:00:00,253</text:p>
          </table:table-cell>
          <table:table-cell table:style-name="ce84" table:formula="of:=[.K128]+[.R128]" office:value-type="time" office:time-value="PT02H15M40.585S" calcext:value-type="time">
            <text:p>02:15:40,585</text:p>
          </table:table-cell>
          <table:table-cell table:style-name="ce84"/>
          <table:table-cell table:style-name="ce84" table:formula="of:=[.C128]-[.F128]" office:value-type="time" office:time-value="PT02H16M30.44S" calcext:value-type="time">
            <text:p>02:16:30,440</text:p>
          </table:table-cell>
          <table:table-cell table:style-name="ce84" table:formula="of:=[.I128]-[.C128]" office:value-type="time" office:time-value="-PT00H00M49.673S" calcext:value-type="time">
            <text:p>-00:00:49,673</text:p>
          </table:table-cell>
          <table:table-cell table:style-name="ce84" table:formula="of:=[.J128]-[.F128]" office:value-type="time" office:time-value="PT00H00M00.102S" calcext:value-type="time">
            <text:p>00:00:00,102</text:p>
          </table:table-cell>
          <table:table-cell table:style-name="ce84" table:formula="of:=[.X128]-[.W128]" office:value-type="time" office:time-value="PT00H00M49.775S" calcext:value-type="time">
            <text:p>00:00:49,775</text:p>
          </table:table-cell>
          <table:table-cell table:number-columns-repeated="3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T</text:p>
          </table:table-cell>
          <table:table-cell office:value-type="time" office:time-value="PT03H59M00.148S" calcext:value-type="time">
            <text:p>03:59:00,148</text:p>
          </table:table-cell>
          <table:table-cell office:value-type="time" office:time-value="PT03H59M40.104S" calcext:value-type="time">
            <text:p>03:59:40,104</text:p>
          </table:table-cell>
          <table:table-cell table:style-name="ce79" table:formula="of:=[.D129]-[.C129]" office:value-type="time" office:time-value="PT00H00M39.956S" calcext:value-type="time">
            <text:p>00:00:39,956</text:p>
          </table:table-cell>
          <table:table-cell office:value-type="time" office:time-value="PT01H43M33.707S" calcext:value-type="time">
            <text:p>01:43:33,707</text:p>
          </table:table-cell>
          <table:table-cell table:formula="of:=[.F129]+[.E129]" office:value-type="time" office:time-value="PT01H44M13.663S" calcext:value-type="time">
            <text:p>01:44:13,663</text:p>
          </table:table-cell>
          <table:table-cell/>
          <table:table-cell table:style-name="ce79" office:value-type="time" office:time-value="PT03H58M12.967S" calcext:value-type="time">
            <text:p>03:58:12,967</text:p>
          </table:table-cell>
          <table:table-cell table:style-name="ce79" office:value-type="time" office:time-value="PT01H43M36.044S" calcext:value-type="time">
            <text:p>01:43:36,044</text:p>
          </table:table-cell>
          <table:table-cell table:formula="of:=[.I129]-[.J129]" office:value-type="time" office:time-value="PT02H14M36.923S" calcext:value-type="time">
            <text:p>02:14:36,923</text:p>
          </table:table-cell>
          <table:table-cell/>
          <table:table-cell table:style-name="ce79" office:value-type="time" office:time-value="PT03H58M11.752S" calcext:value-type="time">
            <text:p>03:58:11,752</text:p>
          </table:table-cell>
          <table:table-cell table:style-name="ce79" office:value-type="time" office:time-value="PT01H43M35.127S" calcext:value-type="time">
            <text:p>01:43:35,127</text:p>
          </table:table-cell>
          <table:table-cell table:style-name="ce84" table:formula="of:=[.M129]-[.N129]" office:value-type="time" office:time-value="PT02H14M36.625S" calcext:value-type="time">
            <text:p>02:14:36,625</text:p>
          </table:table-cell>
          <table:table-cell table:style-name="ce84" table:formula="of:=[.K129]-[.O129]" office:value-type="time" office:time-value="PT00H00M00.298S" calcext:value-type="time">
            <text:p>00:00:00,298</text:p>
          </table:table-cell>
          <table:table-cell table:style-name="ce89" office:value-type="float" office:value="-350" calcext:value-type="float">
            <text:p>-350</text:p>
          </table:table-cell>
          <table:table-cell table:style-name="ce84" table:formula="of:=IF([.Q129]&lt;0;-TIME(0;0;ABS([.Q129])/1000);TIME(0;0;[.Q129]/1000))" office:value-type="time" office:time-value="-PT00H00M00.35S" calcext:value-type="time">
            <text:p>-00:00:00,350</text:p>
          </table:table-cell>
          <table:table-cell table:style-name="ce84" table:formula="of:=[.P129]+[.R129]" office:value-type="time" office:time-value="-PT00H00M00.052S" calcext:value-type="time">
            <text:p>-00:00:00,052</text:p>
          </table:table-cell>
          <table:table-cell table:style-name="ce84" table:formula="of:=[.K129]+[.R129]" office:value-type="time" office:time-value="PT02H14M36.573S" calcext:value-type="time">
            <text:p>02:14:36,573</text:p>
          </table:table-cell>
          <table:table-cell table:style-name="ce84"/>
          <table:table-cell table:style-name="ce84" table:formula="of:=[.C129]-[.F129]" office:value-type="time" office:time-value="PT02H15M26.441S" calcext:value-type="time">
            <text:p>02:15:26,441</text:p>
          </table:table-cell>
          <table:table-cell table:style-name="ce84" table:formula="of:=[.I129]-[.C129]" office:value-type="time" office:time-value="-PT00H00M47.181S" calcext:value-type="time">
            <text:p>-00:00:47,181</text:p>
          </table:table-cell>
          <table:table-cell table:style-name="ce84" table:formula="of:=[.J129]-[.F129]" office:value-type="time" office:time-value="PT00H00M02.337S" calcext:value-type="time">
            <text:p>00:00:02,337</text:p>
          </table:table-cell>
          <table:table-cell table:style-name="ce84" table:formula="of:=[.X129]-[.W129]" office:value-type="time" office:time-value="PT00H00M49.518S" calcext:value-type="time">
            <text:p>00:00:49,518</text:p>
          </table:table-cell>
          <table:table-cell table:number-columns-repeated="3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T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style-name="ce79" table:formula="of:=[.D130]-[.C130]" office:value-type="time" office:time-value="PT00H00M09.091S" calcext:value-type="time">
            <text:p>00:00:09,091</text:p>
          </table:table-cell>
          <table:table-cell office:value-type="time" office:time-value="PT01H44M42.4S" calcext:value-type="time">
            <text:p>01:44:42,400</text:p>
          </table:table-cell>
          <table:table-cell table:formula="of:=[.F130]+[.E130]" office:value-type="time" office:time-value="PT01H44M51.491S" calcext:value-type="time">
            <text:p>01:44:51,491</text:p>
          </table:table-cell>
          <table:table-cell/>
          <table:table-cell table:style-name="ce79" office:value-type="time" office:time-value="PT03H59M20.444S" calcext:value-type="time">
            <text:p>03:59:20,444</text:p>
          </table:table-cell>
          <table:table-cell table:style-name="ce79" office:value-type="time" office:time-value="PT01H44M45.194S" calcext:value-type="time">
            <text:p>01:44:45,194</text:p>
          </table:table-cell>
          <table:table-cell table:formula="of:=[.I130]-[.J130]" office:value-type="time" office:time-value="PT02H14M35.25S" calcext:value-type="time">
            <text:p>02:14:35,250</text:p>
          </table:table-cell>
          <table:table-cell/>
          <table:table-cell table:style-name="ce79" office:value-type="time" office:time-value="PT03H59M16.782S" calcext:value-type="time">
            <text:p>03:59:16,782</text:p>
          </table:table-cell>
          <table:table-cell table:style-name="ce79" office:value-type="time" office:time-value="PT01H44M41.91S" calcext:value-type="time">
            <text:p>01:44:41,910</text:p>
          </table:table-cell>
          <table:table-cell table:style-name="ce84" table:formula="of:=[.M130]-[.N130]" office:value-type="time" office:time-value="PT02H14M34.872S" calcext:value-type="time">
            <text:p>02:14:34,872</text:p>
          </table:table-cell>
          <table:table-cell table:style-name="ce84" table:formula="of:=[.K130]-[.O130]" office:value-type="time" office:time-value="PT00H00M00.378S" calcext:value-type="time">
            <text:p>00:00:00,378</text:p>
          </table:table-cell>
          <table:table-cell table:style-name="ce89" office:value-type="float" office:value="-490" calcext:value-type="float">
            <text:p>-490</text:p>
          </table:table-cell>
          <table:table-cell table:style-name="ce84" table:formula="of:=IF([.Q130]&lt;0;-TIME(0;0;ABS([.Q130])/1000);TIME(0;0;[.Q130]/1000))" office:value-type="time" office:time-value="-PT00H00M00.49S" calcext:value-type="time">
            <text:p>-00:00:00,490</text:p>
          </table:table-cell>
          <table:table-cell table:style-name="ce84" table:formula="of:=[.P130]+[.R130]" office:value-type="time" office:time-value="-PT00H00M00.112S" calcext:value-type="time">
            <text:p>-00:00:00,112</text:p>
          </table:table-cell>
          <table:table-cell table:style-name="ce84" table:formula="of:=[.K130]+[.R130]" office:value-type="time" office:time-value="PT02H14M34.76S" calcext:value-type="time">
            <text:p>02:14:34,760</text:p>
          </table:table-cell>
          <table:table-cell table:style-name="ce84"/>
          <table:table-cell table:style-name="ce84" table:formula="of:=[.C130]-[.F130]" office:value-type="time" office:time-value="PT02H15M24.634S" calcext:value-type="time">
            <text:p>02:15:24,634</text:p>
          </table:table-cell>
          <table:table-cell table:style-name="ce84" table:formula="of:=[.I130]-[.C130]" office:value-type="time" office:time-value="-PT00H00M46.59S" calcext:value-type="time">
            <text:p>-00:00:46,590</text:p>
          </table:table-cell>
          <table:table-cell table:style-name="ce84" table:formula="of:=[.J130]-[.F130]" office:value-type="time" office:time-value="PT00H00M02.794S" calcext:value-type="time">
            <text:p>00:00:02,794</text:p>
          </table:table-cell>
          <table:table-cell table:style-name="ce84" table:formula="of:=[.X130]-[.W130]" office:value-type="time" office:time-value="PT00H00M49.384S" calcext:value-type="time">
            <text:p>00:00:49,384</text:p>
          </table:table-cell>
          <table:table-cell table:number-columns-repeated="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</text:p>
          </table:table-cell>
          <table:table-cell office:value-type="time" office:time-value="PT04H00M30.015S" calcext:value-type="time">
            <text:p>04:00:30,015</text:p>
          </table:table-cell>
          <table:table-cell office:value-type="time" office:time-value="PT04H00M38.44S" calcext:value-type="time">
            <text:p>04:00:38,440</text:p>
          </table:table-cell>
          <table:table-cell table:style-name="ce79" table:formula="of:=[.D131]-[.C131]" office:value-type="time" office:time-value="PT00H00M08.425S" calcext:value-type="time">
            <text:p>00:00:08,425</text:p>
          </table:table-cell>
          <table:table-cell office:value-type="time" office:time-value="PT01H30M13.801S" calcext:value-type="time">
            <text:p>01:30:13,801</text:p>
          </table:table-cell>
          <table:table-cell table:formula="of:=[.F131]+[.E131]" office:value-type="time" office:time-value="PT01H30M22.226S" calcext:value-type="time">
            <text:p>01:30:22,226</text:p>
          </table:table-cell>
          <table:table-cell/>
          <table:table-cell table:style-name="ce79" office:value-type="time" office:time-value="PT03H59M44.132S" calcext:value-type="time">
            <text:p>03:59:44,132</text:p>
          </table:table-cell>
          <table:table-cell table:style-name="ce79" office:value-type="time" office:time-value="PT01H30M17.781S" calcext:value-type="time">
            <text:p>01:30:17,781</text:p>
          </table:table-cell>
          <table:table-cell table:formula="of:=[.I131]-[.J131]" office:value-type="time" office:time-value="PT02H29M26.351S" calcext:value-type="time">
            <text:p>02:29:26,351</text:p>
          </table:table-cell>
          <table:table-cell/>
          <table:table-cell table:style-name="ce79" office:value-type="time" office:time-value="PT03H59M46.142S" calcext:value-type="time">
            <text:p>03:59:46,142</text:p>
          </table:table-cell>
          <table:table-cell table:style-name="ce79" office:value-type="time" office:time-value="PT01H30M20.207S" calcext:value-type="time">
            <text:p>01:30:20,207</text:p>
          </table:table-cell>
          <table:table-cell table:style-name="ce84" table:formula="of:=[.M131]-[.N131]" office:value-type="time" office:time-value="PT02H29M25.935S" calcext:value-type="time">
            <text:p>02:29:25,935</text:p>
          </table:table-cell>
          <table:table-cell table:style-name="ce84" table:formula="of:=[.K131]-[.O131]" office:value-type="time" office:time-value="PT00H00M00.416S" calcext:value-type="time">
            <text:p>00:00:00,416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31]&lt;0;-TIME(0;0;ABS([.Q131])/1000);TIME(0;0;[.Q131]/1000))" office:value-type="time" office:time-value="PT00H00M00S" calcext:value-type="time">
            <text:p>00:00:00,000</text:p>
          </table:table-cell>
          <table:table-cell table:style-name="ce84" table:formula="of:=[.P131]+[.R131]" office:value-type="time" office:time-value="PT00H00M00.416S" calcext:value-type="time">
            <text:p>00:00:00,416</text:p>
          </table:table-cell>
          <table:table-cell table:style-name="ce84" table:formula="of:=[.K131]+[.R131]" office:value-type="time" office:time-value="PT02H29M26.351S" calcext:value-type="time">
            <text:p>02:29:26,351</text:p>
          </table:table-cell>
          <table:table-cell table:style-name="ce84"/>
          <table:table-cell table:style-name="ce84" table:formula="of:=[.C131]-[.F131]" office:value-type="time" office:time-value="PT02H30M16.214S" calcext:value-type="time">
            <text:p>02:30:16,214</text:p>
          </table:table-cell>
          <table:table-cell table:style-name="ce84" table:formula="of:=[.I131]-[.C131]" office:value-type="time" office:time-value="-PT00H00M45.883S" calcext:value-type="time">
            <text:p>-00:00:45,883</text:p>
          </table:table-cell>
          <table:table-cell table:style-name="ce84" table:formula="of:=[.J131]-[.F131]" office:value-type="time" office:time-value="PT00H00M03.98S" calcext:value-type="time">
            <text:p>00:00:03,980</text:p>
          </table:table-cell>
          <table:table-cell table:style-name="ce84" table:formula="of:=[.X131]-[.W131]" office:value-type="time" office:time-value="PT00H00M49.863S" calcext:value-type="time">
            <text:p>00:00:49,863</text:p>
          </table:table-cell>
          <table:table-cell table:number-columns-repeated="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</text:p>
          </table:table-cell>
          <table:table-cell office:value-type="time" office:time-value="PT04H00M42.129S" calcext:value-type="time">
            <text:p>04:00:42,129</text:p>
          </table:table-cell>
          <table:table-cell office:value-type="time" office:time-value="PT04H02M09.967S" calcext:value-type="time">
            <text:p>04:02:09,967</text:p>
          </table:table-cell>
          <table:table-cell table:style-name="ce79" table:formula="of:=[.D132]-[.C132]" office:value-type="time" office:time-value="PT00H01M27.838S" calcext:value-type="time">
            <text:p>00:01:27,838</text:p>
          </table:table-cell>
          <table:table-cell office:value-type="time" office:time-value="PT01H30M30.193S" calcext:value-type="time">
            <text:p>01:30:30,193</text:p>
          </table:table-cell>
          <table:table-cell table:formula="of:=[.F132]+[.E132]" office:value-type="time" office:time-value="PT01H31M58.031S" calcext:value-type="time">
            <text:p>01:31:58,031</text:p>
          </table:table-cell>
          <table:table-cell/>
          <table:table-cell table:style-name="ce79" office:value-type="time" office:time-value="PT03H59M52.942S" calcext:value-type="time">
            <text:p>03:59:52,942</text:p>
          </table:table-cell>
          <table:table-cell table:style-name="ce79" office:value-type="time" office:time-value="PT01H30M30.576S" calcext:value-type="time">
            <text:p>01:30:30,576</text:p>
          </table:table-cell>
          <table:table-cell table:formula="of:=[.I132]-[.J132]" office:value-type="time" office:time-value="PT02H29M22.366S" calcext:value-type="time">
            <text:p>02:29:22,366</text:p>
          </table:table-cell>
          <table:table-cell/>
          <table:table-cell table:style-name="ce79" office:value-type="time" office:time-value="PT03H59M53.018S" calcext:value-type="time">
            <text:p>03:59:53,018</text:p>
          </table:table-cell>
          <table:table-cell table:style-name="ce79" office:value-type="time" office:time-value="PT01H30M31.102S" calcext:value-type="time">
            <text:p>01:30:31,102</text:p>
          </table:table-cell>
          <table:table-cell table:style-name="ce84" table:formula="of:=[.M132]-[.N132]" office:value-type="time" office:time-value="PT02H29M21.916S" calcext:value-type="time">
            <text:p>02:29:21,916</text:p>
          </table:table-cell>
          <table:table-cell table:style-name="ce84" table:formula="of:=[.K132]-[.O132]" office:value-type="time" office:time-value="PT00H00M00.45S" calcext:value-type="time">
            <text:p>00:00:00,450</text:p>
          </table:table-cell>
          <table:table-cell table:style-name="ce89" office:value-type="float" office:value="-310" calcext:value-type="float">
            <text:p>-310</text:p>
          </table:table-cell>
          <table:table-cell table:style-name="ce84" table:formula="of:=IF([.Q132]&lt;0;-TIME(0;0;ABS([.Q132])/1000);TIME(0;0;[.Q132]/1000))" office:value-type="time" office:time-value="-PT00H00M00.31S" calcext:value-type="time">
            <text:p>-00:00:00,310</text:p>
          </table:table-cell>
          <table:table-cell table:style-name="ce84" table:formula="of:=[.P132]+[.R132]" office:value-type="time" office:time-value="PT00H00M00.14S" calcext:value-type="time">
            <text:p>00:00:00,140</text:p>
          </table:table-cell>
          <table:table-cell table:style-name="ce84" table:formula="of:=[.K132]+[.R132]" office:value-type="time" office:time-value="PT02H29M22.056S" calcext:value-type="time">
            <text:p>02:29:22,056</text:p>
          </table:table-cell>
          <table:table-cell table:style-name="ce84"/>
          <table:table-cell table:style-name="ce84" table:formula="of:=[.C132]-[.F132]" office:value-type="time" office:time-value="PT02H30M11.936S" calcext:value-type="time">
            <text:p>02:30:11,936</text:p>
          </table:table-cell>
          <table:table-cell table:style-name="ce84" table:formula="of:=[.I132]-[.C132]" office:value-type="time" office:time-value="-PT00H00M49.187S" calcext:value-type="time">
            <text:p>-00:00:49,187</text:p>
          </table:table-cell>
          <table:table-cell table:style-name="ce84" table:formula="of:=[.J132]-[.F132]" office:value-type="time" office:time-value="PT00H00M00.383S" calcext:value-type="time">
            <text:p>00:00:00,383</text:p>
          </table:table-cell>
          <table:table-cell table:style-name="ce84" table:formula="of:=[.X132]-[.W132]" office:value-type="time" office:time-value="PT00H00M49.57S" calcext:value-type="time">
            <text:p>00:00:49,570</text:p>
          </table:table-cell>
          <table:table-cell table:number-columns-repeated="3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</text:p>
          </table:table-cell>
          <table:table-cell office:value-type="time" office:time-value="PT04H02M31.142S" calcext:value-type="time">
            <text:p>04:02:31,142</text:p>
          </table:table-cell>
          <table:table-cell office:value-type="time" office:time-value="PT04H03M16.438S" calcext:value-type="time">
            <text:p>04:03:16,438</text:p>
          </table:table-cell>
          <table:table-cell table:style-name="ce79" table:formula="of:=[.D133]-[.C133]" office:value-type="time" office:time-value="PT00H00M45.296S" calcext:value-type="time">
            <text:p>00:00:45,296</text:p>
          </table:table-cell>
          <table:table-cell office:value-type="time" office:time-value="PT01H33M22.698S" calcext:value-type="time">
            <text:p>01:33:22,698</text:p>
          </table:table-cell>
          <table:table-cell table:formula="of:=[.F133]+[.E133]" office:value-type="time" office:time-value="PT01H34M07.994S" calcext:value-type="time">
            <text:p>01:34:07,994</text:p>
          </table:table-cell>
          <table:table-cell/>
          <table:table-cell table:style-name="ce79" office:value-type="time" office:time-value="PT04H01M44.548S" calcext:value-type="time">
            <text:p>04:01:44,548</text:p>
          </table:table-cell>
          <table:table-cell table:style-name="ce79" office:value-type="time" office:time-value="PT01H33M25.628S" calcext:value-type="time">
            <text:p>01:33:25,628</text:p>
          </table:table-cell>
          <table:table-cell table:formula="of:=[.I133]-[.J133]" office:value-type="time" office:time-value="PT02H28M18.92S" calcext:value-type="time">
            <text:p>02:28:18,920</text:p>
          </table:table-cell>
          <table:table-cell/>
          <table:table-cell table:style-name="ce79" office:value-type="time" office:time-value="PT04H01M46.433S" calcext:value-type="time">
            <text:p>04:01:46,433</text:p>
          </table:table-cell>
          <table:table-cell table:style-name="ce79" office:value-type="time" office:time-value="PT01H33M27.86S" calcext:value-type="time">
            <text:p>01:33:27,860</text:p>
          </table:table-cell>
          <table:table-cell table:style-name="ce84" table:formula="of:=[.M133]-[.N133]" office:value-type="time" office:time-value="PT02H28M18.573S" calcext:value-type="time">
            <text:p>02:28:18,573</text:p>
          </table:table-cell>
          <table:table-cell table:style-name="ce84" table:formula="of:=[.K133]-[.O133]" office:value-type="time" office:time-value="PT00H00M00.347S" calcext:value-type="time">
            <text:p>00:00:00,347</text:p>
          </table:table-cell>
          <table:table-cell table:style-name="ce89" office:value-type="float" office:value="-340" calcext:value-type="float">
            <text:p>-340</text:p>
          </table:table-cell>
          <table:table-cell table:style-name="ce84" table:formula="of:=IF([.Q133]&lt;0;-TIME(0;0;ABS([.Q133])/1000);TIME(0;0;[.Q133]/1000))" office:value-type="time" office:time-value="-PT00H00M00.34S" calcext:value-type="time">
            <text:p>-00:00:00,340</text:p>
          </table:table-cell>
          <table:table-cell table:style-name="ce84" table:formula="of:=[.P133]+[.R133]" office:value-type="time" office:time-value="PT00H00M00.007S" calcext:value-type="time">
            <text:p>00:00:00,007</text:p>
          </table:table-cell>
          <table:table-cell table:style-name="ce84" table:formula="of:=[.K133]+[.R133]" office:value-type="time" office:time-value="PT02H28M18.58S" calcext:value-type="time">
            <text:p>02:28:18,580</text:p>
          </table:table-cell>
          <table:table-cell table:style-name="ce84"/>
          <table:table-cell table:style-name="ce84" table:formula="of:=[.C133]-[.F133]" office:value-type="time" office:time-value="PT02H29M08.444S" calcext:value-type="time">
            <text:p>02:29:08,444</text:p>
          </table:table-cell>
          <table:table-cell table:style-name="ce84" table:formula="of:=[.I133]-[.C133]" office:value-type="time" office:time-value="-PT00H00M46.594S" calcext:value-type="time">
            <text:p>-00:00:46,594</text:p>
          </table:table-cell>
          <table:table-cell table:style-name="ce84" table:formula="of:=[.J133]-[.F133]" office:value-type="time" office:time-value="PT00H00M02.93S" calcext:value-type="time">
            <text:p>00:00:02,930</text:p>
          </table:table-cell>
          <table:table-cell table:style-name="ce84" table:formula="of:=[.X133]-[.W133]" office:value-type="time" office:time-value="PT00H00M49.524S" calcext:value-type="time">
            <text:p>00:00:49,524</text:p>
          </table:table-cell>
          <table:table-cell table:number-columns-repeated="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table:style-name="ce79" table:formula="of:=[.D134]-[.C134]" office:value-type="time" office:time-value="PT00H00M07.091S" calcext:value-type="time">
            <text:p>00:00:07,091</text:p>
          </table:table-cell>
          <table:table-cell office:value-type="time" office:time-value="PT01H37M13.929S" calcext:value-type="time">
            <text:p>01:37:13,929</text:p>
          </table:table-cell>
          <table:table-cell table:formula="of:=[.F134]+[.E134]" office:value-type="time" office:time-value="PT01H37M21.02S" calcext:value-type="time">
            <text:p>01:37:21,020</text:p>
          </table:table-cell>
          <table:table-cell/>
          <table:table-cell table:style-name="ce79" office:value-type="time" office:time-value="PT04H03M06.414S" calcext:value-type="time">
            <text:p>04:03:06,414</text:p>
          </table:table-cell>
          <table:table-cell table:style-name="ce79" office:value-type="time" office:time-value="PT01H37M16.882S" calcext:value-type="time">
            <text:p>01:37:16,882</text:p>
          </table:table-cell>
          <table:table-cell table:formula="of:=[.I134]-[.J134]" office:value-type="time" office:time-value="PT02H25M49.532S" calcext:value-type="time">
            <text:p>02:25:49,532</text:p>
          </table:table-cell>
          <table:table-cell/>
          <table:table-cell table:style-name="ce79" office:value-type="time" office:time-value="PT04H03M08.886S" calcext:value-type="time">
            <text:p>04:03:08,886</text:p>
          </table:table-cell>
          <table:table-cell table:style-name="ce79" office:value-type="time" office:time-value="PT01H37M19.794S" calcext:value-type="time">
            <text:p>01:37:19,794</text:p>
          </table:table-cell>
          <table:table-cell table:style-name="ce84" table:formula="of:=[.M134]-[.N134]" office:value-type="time" office:time-value="PT02H25M49.092S" calcext:value-type="time">
            <text:p>02:25:49,092</text:p>
          </table:table-cell>
          <table:table-cell table:style-name="ce84" table:formula="of:=[.K134]-[.O134]" office:value-type="time" office:time-value="PT00H00M00.44S" calcext:value-type="time">
            <text:p>00:00:00,440</text:p>
          </table:table-cell>
          <table:table-cell table:style-name="ce89" office:value-type="float" office:value="-30" calcext:value-type="float">
            <text:p>-30</text:p>
          </table:table-cell>
          <table:table-cell table:style-name="ce84" table:formula="of:=IF([.Q134]&lt;0;-TIME(0;0;ABS([.Q134])/1000);TIME(0;0;[.Q134]/1000))" office:value-type="time" office:time-value="-PT00H00M00.03S" calcext:value-type="time">
            <text:p>-00:00:00,030</text:p>
          </table:table-cell>
          <table:table-cell table:style-name="ce84" table:formula="of:=[.P134]+[.R134]" office:value-type="time" office:time-value="PT00H00M00.41S" calcext:value-type="time">
            <text:p>00:00:00,410</text:p>
          </table:table-cell>
          <table:table-cell table:style-name="ce84" table:formula="of:=[.K134]+[.R134]" office:value-type="time" office:time-value="PT02H25M49.502S" calcext:value-type="time">
            <text:p>02:25:49,502</text:p>
          </table:table-cell>
          <table:table-cell table:style-name="ce84"/>
          <table:table-cell table:style-name="ce84" table:formula="of:=[.C134]-[.F134]" office:value-type="time" office:time-value="PT02H26M39.374S" calcext:value-type="time">
            <text:p>02:26:39,374</text:p>
          </table:table-cell>
          <table:table-cell table:style-name="ce84" table:formula="of:=[.I134]-[.C134]" office:value-type="time" office:time-value="-PT00H00M46.889S" calcext:value-type="time">
            <text:p>-00:00:46,889</text:p>
          </table:table-cell>
          <table:table-cell table:style-name="ce84" table:formula="of:=[.J134]-[.F134]" office:value-type="time" office:time-value="PT00H00M02.953S" calcext:value-type="time">
            <text:p>00:00:02,953</text:p>
          </table:table-cell>
          <table:table-cell table:style-name="ce84" table:formula="of:=[.X134]-[.W134]" office:value-type="time" office:time-value="PT00H00M49.842S" calcext:value-type="time">
            <text:p>00:00:49,842</text:p>
          </table:table-cell>
          <table:table-cell table:number-columns-repeated="3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table:style-name="ce79" table:formula="of:=[.D135]-[.C135]" office:value-type="time" office:time-value="PT00H00M04.417S" calcext:value-type="time">
            <text:p>00:00:04,417</text:p>
          </table:table-cell>
          <table:table-cell office:value-type="time" office:time-value="PT01H37M23.147S" calcext:value-type="time">
            <text:p>01:37:23,147</text:p>
          </table:table-cell>
          <table:table-cell table:formula="of:=[.F135]+[.E135]" office:value-type="time" office:time-value="PT01H37M27.564S" calcext:value-type="time">
            <text:p>01:37:27,564</text:p>
          </table:table-cell>
          <table:table-cell/>
          <table:table-cell table:style-name="ce79" office:value-type="time" office:time-value="PT04H03M11.699S" calcext:value-type="time">
            <text:p>04:03:11,699</text:p>
          </table:table-cell>
          <table:table-cell table:style-name="ce79" office:value-type="time" office:time-value="PT01H37M24.717S" calcext:value-type="time">
            <text:p>01:37:24,717</text:p>
          </table:table-cell>
          <table:table-cell table:formula="of:=[.I135]-[.J135]" office:value-type="time" office:time-value="PT02H25M46.982S" calcext:value-type="time">
            <text:p>02:25:46,982</text:p>
          </table:table-cell>
          <table:table-cell/>
          <table:table-cell table:style-name="ce79" office:value-type="time" office:time-value="PT04H03M11.884S" calcext:value-type="time">
            <text:p>04:03:11,884</text:p>
          </table:table-cell>
          <table:table-cell table:style-name="ce79" office:value-type="time" office:time-value="PT01H37M25.26S" calcext:value-type="time">
            <text:p>01:37:25,260</text:p>
          </table:table-cell>
          <table:table-cell table:style-name="ce84" table:formula="of:=[.M135]-[.N135]" office:value-type="time" office:time-value="PT02H25M46.624S" calcext:value-type="time">
            <text:p>02:25:46,624</text:p>
          </table:table-cell>
          <table:table-cell table:style-name="ce84" table:formula="of:=[.K135]-[.O135]" office:value-type="time" office:time-value="PT00H00M00.358S" calcext:value-type="time">
            <text:p>00:00:00,358</text:p>
          </table:table-cell>
          <table:table-cell table:style-name="ce89" office:value-type="float" office:value="290" calcext:value-type="float">
            <text:p>290</text:p>
          </table:table-cell>
          <table:table-cell table:style-name="ce84" table:formula="of:=IF([.Q135]&lt;0;-TIME(0;0;ABS([.Q135])/1000);TIME(0;0;[.Q135]/1000))" office:value-type="time" office:time-value="PT00H00M00.29S" calcext:value-type="time">
            <text:p>00:00:00,290</text:p>
          </table:table-cell>
          <table:table-cell table:style-name="ce84" table:formula="of:=[.P135]+[.R135]" office:value-type="time" office:time-value="PT00H00M00.648S" calcext:value-type="time">
            <text:p>00:00:00,648</text:p>
          </table:table-cell>
          <table:table-cell table:style-name="ce84" table:formula="of:=[.K135]+[.R135]" office:value-type="time" office:time-value="PT02H25M47.272S" calcext:value-type="time">
            <text:p>02:25:47,272</text:p>
          </table:table-cell>
          <table:table-cell table:style-name="ce84"/>
          <table:table-cell table:style-name="ce84" table:formula="of:=[.C135]-[.F135]" office:value-type="time" office:time-value="PT02H26M37.153S" calcext:value-type="time">
            <text:p>02:26:37,153</text:p>
          </table:table-cell>
          <table:table-cell table:style-name="ce84" table:formula="of:=[.I135]-[.C135]" office:value-type="time" office:time-value="-PT00H00M48.601S" calcext:value-type="time">
            <text:p>-00:00:48,601</text:p>
          </table:table-cell>
          <table:table-cell table:style-name="ce84" table:formula="of:=[.J135]-[.F135]" office:value-type="time" office:time-value="PT00H00M01.57S" calcext:value-type="time">
            <text:p>00:00:01,570</text:p>
          </table:table-cell>
          <table:table-cell table:style-name="ce84" table:formula="of:=[.X135]-[.W135]" office:value-type="time" office:time-value="PT00H00M50.171S" calcext:value-type="time">
            <text:p>00:00:50,171</text:p>
          </table:table-cell>
          <table:table-cell table:number-columns-repeated="3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table:style-name="ce79" table:formula="of:=[.D136]-[.C136]" office:value-type="time" office:time-value="PT00H00M08.341S" calcext:value-type="time">
            <text:p>00:00:08,341</text:p>
          </table:table-cell>
          <table:table-cell office:value-type="time" office:time-value="PT01H37M55.388S" calcext:value-type="time">
            <text:p>01:37:55,388</text:p>
          </table:table-cell>
          <table:table-cell table:formula="of:=[.F136]+[.E136]" office:value-type="time" office:time-value="PT01H38M03.729S" calcext:value-type="time">
            <text:p>01:38:03,729</text:p>
          </table:table-cell>
          <table:table-cell/>
          <table:table-cell table:style-name="ce79" office:value-type="time" office:time-value="PT04H03M16.36S" calcext:value-type="time">
            <text:p>04:03:16,360</text:p>
          </table:table-cell>
          <table:table-cell table:style-name="ce79" office:value-type="time" office:time-value="PT01H37M56.822S" calcext:value-type="time">
            <text:p>01:37:56,822</text:p>
          </table:table-cell>
          <table:table-cell table:formula="of:=[.I136]-[.J136]" office:value-type="time" office:time-value="PT02H25M19.538S" calcext:value-type="time">
            <text:p>02:25:19,538</text:p>
          </table:table-cell>
          <table:table-cell/>
          <table:table-cell table:style-name="ce79" office:value-type="time" office:time-value="PT04H03M16.953S" calcext:value-type="time">
            <text:p>04:03:16,953</text:p>
          </table:table-cell>
          <table:table-cell table:style-name="ce79" office:value-type="time" office:time-value="PT01H37M57.709S" calcext:value-type="time">
            <text:p>01:37:57,709</text:p>
          </table:table-cell>
          <table:table-cell table:style-name="ce84" table:formula="of:=[.M136]-[.N136]" office:value-type="time" office:time-value="PT02H25M19.244S" calcext:value-type="time">
            <text:p>02:25:19,244</text:p>
          </table:table-cell>
          <table:table-cell table:style-name="ce84" table:formula="of:=[.K136]-[.O136]" office:value-type="time" office:time-value="PT00H00M00.294S" calcext:value-type="time">
            <text:p>00:00:00,294</text:p>
          </table:table-cell>
          <table:table-cell table:style-name="ce89" office:value-type="float" office:value="-80" calcext:value-type="float">
            <text:p>-80</text:p>
          </table:table-cell>
          <table:table-cell table:style-name="ce84" table:formula="of:=IF([.Q136]&lt;0;-TIME(0;0;ABS([.Q136])/1000);TIME(0;0;[.Q136]/1000))" office:value-type="time" office:time-value="-PT00H00M00.08S" calcext:value-type="time">
            <text:p>-00:00:00,080</text:p>
          </table:table-cell>
          <table:table-cell table:style-name="ce84" table:formula="of:=[.P136]+[.R136]" office:value-type="time" office:time-value="PT00H00M00.214S" calcext:value-type="time">
            <text:p>00:00:00,214</text:p>
          </table:table-cell>
          <table:table-cell table:style-name="ce84" table:formula="of:=[.K136]+[.R136]" office:value-type="time" office:time-value="PT02H25M19.458S" calcext:value-type="time">
            <text:p>02:25:19,458</text:p>
          </table:table-cell>
          <table:table-cell table:style-name="ce84"/>
          <table:table-cell table:style-name="ce84" table:formula="of:=[.C136]-[.F136]" office:value-type="time" office:time-value="PT02H26M09.331S" calcext:value-type="time">
            <text:p>02:26:09,331</text:p>
          </table:table-cell>
          <table:table-cell table:style-name="ce84" table:formula="of:=[.I136]-[.C136]" office:value-type="time" office:time-value="-PT00H00M48.359S" calcext:value-type="time">
            <text:p>-00:00:48,359</text:p>
          </table:table-cell>
          <table:table-cell table:style-name="ce84" table:formula="of:=[.J136]-[.F136]" office:value-type="time" office:time-value="PT00H00M01.434S" calcext:value-type="time">
            <text:p>00:00:01,434</text:p>
          </table:table-cell>
          <table:table-cell table:style-name="ce84" table:formula="of:=[.X136]-[.W136]" office:value-type="time" office:time-value="PT00H00M49.793S" calcext:value-type="time">
            <text:p>00:00:49,793</text:p>
          </table:table-cell>
          <table:table-cell table:number-columns-repeated="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</text:p>
          </table:table-cell>
          <table:table-cell office:value-type="time" office:time-value="PT04H04M14.142S" calcext:value-type="time">
            <text:p>04:04:14,142</text:p>
          </table:table-cell>
          <table:table-cell office:value-type="time" office:time-value="PT04H04M38.542S" calcext:value-type="time">
            <text:p>04:04:38,542</text:p>
          </table:table-cell>
          <table:table-cell table:style-name="ce79" table:formula="of:=[.D137]-[.C137]" office:value-type="time" office:time-value="PT00H00M24.4S" calcext:value-type="time">
            <text:p>00:00:24,400</text:p>
          </table:table-cell>
          <table:table-cell office:value-type="time" office:time-value="PT01H40M18.28S" calcext:value-type="time">
            <text:p>01:40:18,280</text:p>
          </table:table-cell>
          <table:table-cell table:formula="of:=[.F137]+[.E137]" office:value-type="time" office:time-value="PT01H40M42.68S" calcext:value-type="time">
            <text:p>01:40:42,680</text:p>
          </table:table-cell>
          <table:table-cell/>
          <table:table-cell table:style-name="ce79" office:value-type="time" office:time-value="PT04H03M38.247S" calcext:value-type="time">
            <text:p>04:03:38,247</text:p>
          </table:table-cell>
          <table:table-cell table:style-name="ce79" office:value-type="time" office:time-value="PT01H40M31.962S" calcext:value-type="time">
            <text:p>01:40:31,962</text:p>
          </table:table-cell>
          <table:table-cell table:formula="of:=[.I137]-[.J137]" office:value-type="time" office:time-value="PT02H23M06.285S" calcext:value-type="time">
            <text:p>02:23:06,285</text:p>
          </table:table-cell>
          <table:table-cell/>
          <table:table-cell table:style-name="ce79" office:value-type="time" office:time-value="PT04H03M38.712S" calcext:value-type="time">
            <text:p>04:03:38,712</text:p>
          </table:table-cell>
          <table:table-cell table:style-name="ce79" office:value-type="time" office:time-value="PT01H40M32.784S" calcext:value-type="time">
            <text:p>01:40:32,784</text:p>
          </table:table-cell>
          <table:table-cell table:style-name="ce84" table:formula="of:=[.M137]-[.N137]" office:value-type="time" office:time-value="PT02H23M05.928S" calcext:value-type="time">
            <text:p>02:23:05,928</text:p>
          </table:table-cell>
          <table:table-cell table:style-name="ce84" table:formula="of:=[.K137]-[.O137]" office:value-type="time" office:time-value="PT00H00M00.357S" calcext:value-type="time">
            <text:p>00:00:00,357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137]&lt;0;-TIME(0;0;ABS([.Q137])/1000);TIME(0;0;[.Q137]/1000))" office:value-type="time" office:time-value="-PT00H00M00.3S" calcext:value-type="time">
            <text:p>-00:00:00,300</text:p>
          </table:table-cell>
          <table:table-cell table:style-name="ce84" table:formula="of:=[.P137]+[.R137]" office:value-type="time" office:time-value="PT00H00M00.057S" calcext:value-type="time">
            <text:p>00:00:00,057</text:p>
          </table:table-cell>
          <table:table-cell table:style-name="ce84" table:formula="of:=[.K137]+[.R137]" office:value-type="time" office:time-value="PT02H23M05.985S" calcext:value-type="time">
            <text:p>02:23:05,985</text:p>
          </table:table-cell>
          <table:table-cell table:style-name="ce84"/>
          <table:table-cell table:style-name="ce84" table:formula="of:=[.C137]-[.F137]" office:value-type="time" office:time-value="PT02H23M55.862S" calcext:value-type="time">
            <text:p>02:23:55,862</text:p>
          </table:table-cell>
          <table:table-cell table:style-name="ce84" table:formula="of:=[.I137]-[.C137]" office:value-type="time" office:time-value="-PT00H00M35.895S" calcext:value-type="time">
            <text:p>-00:00:35,895</text:p>
          </table:table-cell>
          <table:table-cell table:style-name="ce84" table:formula="of:=[.J137]-[.F137]" office:value-type="time" office:time-value="PT00H00M13.682S" calcext:value-type="time">
            <text:p>00:00:13,682</text:p>
          </table:table-cell>
          <table:table-cell table:style-name="ce84" table:formula="of:=[.X137]-[.W137]" office:value-type="time" office:time-value="PT00H00M49.577S" calcext:value-type="time">
            <text:p>00:00:49,577</text:p>
          </table:table-cell>
          <table:table-cell table:number-columns-repeated="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</text:p>
          </table:table-cell>
          <table:table-cell office:value-type="time" office:time-value="PT04H05M27.688S" calcext:value-type="time">
            <text:p>04:05:27,688</text:p>
          </table:table-cell>
          <table:table-cell office:value-type="time" office:time-value="PT04H08M28.577S" calcext:value-type="time">
            <text:p>04:08:28,577</text:p>
          </table:table-cell>
          <table:table-cell table:style-name="ce79" table:formula="of:=[.D138]-[.C138]" office:value-type="time" office:time-value="PT00H03M00.889S" calcext:value-type="time">
            <text:p>00:03:00,889</text:p>
          </table:table-cell>
          <table:table-cell office:value-type="time" office:time-value="PT01H54M28.088S" calcext:value-type="time">
            <text:p>01:54:28,088</text:p>
          </table:table-cell>
          <table:table-cell table:formula="of:=[.F138]+[.E138]" office:value-type="time" office:time-value="PT01H57M28.977S" calcext:value-type="time">
            <text:p>01:57:28,977</text:p>
          </table:table-cell>
          <table:table-cell/>
          <table:table-cell table:style-name="ce79" office:value-type="time" office:time-value="PT04H05M31.292S" calcext:value-type="time">
            <text:p>04:05:31,292</text:p>
          </table:table-cell>
          <table:table-cell table:style-name="ce79" office:value-type="time" office:time-value="PT01H55M21.166S" calcext:value-type="time">
            <text:p>01:55:21,166</text:p>
          </table:table-cell>
          <table:table-cell table:formula="of:=[.I138]-[.J138]" office:value-type="time" office:time-value="PT02H10M10.126S" calcext:value-type="time">
            <text:p>02:10:10,126</text:p>
          </table:table-cell>
          <table:table-cell/>
          <table:table-cell table:style-name="ce79" office:value-type="time" office:time-value="PT04H05M31.691S" calcext:value-type="time">
            <text:p>04:05:31,691</text:p>
          </table:table-cell>
          <table:table-cell table:style-name="ce79" office:value-type="time" office:time-value="PT01H55M21.966S" calcext:value-type="time">
            <text:p>01:55:21,966</text:p>
          </table:table-cell>
          <table:table-cell table:style-name="ce84" table:formula="of:=[.M138]-[.N138]" office:value-type="time" office:time-value="PT02H10M09.725S" calcext:value-type="time">
            <text:p>02:10:09,725</text:p>
          </table:table-cell>
          <table:table-cell table:style-name="ce84" table:formula="of:=[.K138]-[.O138]" office:value-type="time" office:time-value="PT00H00M00.401S" calcext:value-type="time">
            <text:p>00:00:00,401</text:p>
          </table:table-cell>
          <table:table-cell table:style-name="ce89" office:value-type="float" office:value="-400" calcext:value-type="float">
            <text:p>-400</text:p>
          </table:table-cell>
          <table:table-cell table:style-name="ce84" table:formula="of:=IF([.Q138]&lt;0;-TIME(0;0;ABS([.Q138])/1000);TIME(0;0;[.Q138]/1000))" office:value-type="time" office:time-value="-PT00H00M00.4S" calcext:value-type="time">
            <text:p>-00:00:00,400</text:p>
          </table:table-cell>
          <table:table-cell table:style-name="ce84" table:formula="of:=[.P138]+[.R138]" office:value-type="time" office:time-value="PT00H00M00.001S" calcext:value-type="time">
            <text:p>00:00:00,001</text:p>
          </table:table-cell>
          <table:table-cell table:style-name="ce84" table:formula="of:=[.K138]+[.R138]" office:value-type="time" office:time-value="PT02H10M09.726S" calcext:value-type="time">
            <text:p>02:10:09,726</text:p>
          </table:table-cell>
          <table:table-cell table:style-name="ce84"/>
          <table:table-cell table:style-name="ce84" table:formula="of:=[.C138]-[.F138]" office:value-type="time" office:time-value="PT02H10M59.6S" calcext:value-type="time">
            <text:p>02:10:59,600</text:p>
          </table:table-cell>
          <table:table-cell table:style-name="ce84" table:formula="of:=[.I138]-[.C138]" office:value-type="time" office:time-value="PT00H00M03.604S" calcext:value-type="time">
            <text:p>00:00:03,604</text:p>
          </table:table-cell>
          <table:table-cell table:style-name="ce84" table:formula="of:=[.J138]-[.F138]" office:value-type="time" office:time-value="PT00H00M53.078S" calcext:value-type="time">
            <text:p>00:00:53,078</text:p>
          </table:table-cell>
          <table:table-cell table:style-name="ce84" table:formula="of:=[.X138]-[.W138]" office:value-type="time" office:time-value="PT00H00M49.474S" calcext:value-type="time">
            <text:p>00:00:49,474</text:p>
          </table:table-cell>
          <table:table-cell table:number-columns-repeated="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</text:p>
          </table:table-cell>
          <table:table-cell office:value-type="time" office:time-value="PT04H10M06.324S" calcext:value-type="time">
            <text:p>04:10:06,324</text:p>
          </table:table-cell>
          <table:table-cell office:value-type="time" office:time-value="PT04H10M08.034S" calcext:value-type="time">
            <text:p>04:10:08,034</text:p>
          </table:table-cell>
          <table:table-cell table:style-name="ce79" table:formula="of:=[.D139]-[.C139]" office:value-type="time" office:time-value="PT00H00M01.71S" calcext:value-type="time">
            <text:p>00:00:01,710</text:p>
          </table:table-cell>
          <table:table-cell office:value-type="time" office:time-value="PT02H02M25.69S" calcext:value-type="time">
            <text:p>02:02:25,690</text:p>
          </table:table-cell>
          <table:table-cell table:formula="of:=[.F139]+[.E139]" office:value-type="time" office:time-value="PT02H02M27.4S" calcext:value-type="time">
            <text:p>02:02:27,400</text:p>
          </table:table-cell>
          <table:table-cell/>
          <table:table-cell table:style-name="ce79" office:value-type="time" office:time-value="PT04H09M16.543S" calcext:value-type="time">
            <text:p>04:09:16,543</text:p>
          </table:table-cell>
          <table:table-cell table:style-name="ce79" office:value-type="time" office:time-value="PT02H02M25.784S" calcext:value-type="time">
            <text:p>02:02:25,784</text:p>
          </table:table-cell>
          <table:table-cell table:formula="of:=[.I139]-[.J139]" office:value-type="time" office:time-value="PT02H06M50.759S" calcext:value-type="time">
            <text:p>02:06:50,759</text:p>
          </table:table-cell>
          <table:table-cell/>
          <table:table-cell table:style-name="ce79" office:value-type="time" office:time-value="PT04H09M20.818S" calcext:value-type="time">
            <text:p>04:09:20,818</text:p>
          </table:table-cell>
          <table:table-cell table:style-name="ce79" office:value-type="time" office:time-value="PT02H02M30.352S" calcext:value-type="time">
            <text:p>02:02:30,352</text:p>
          </table:table-cell>
          <table:table-cell table:style-name="ce84" table:formula="of:=[.M139]-[.N139]" office:value-type="time" office:time-value="PT02H06M50.466S" calcext:value-type="time">
            <text:p>02:06:50,466</text:p>
          </table:table-cell>
          <table:table-cell table:style-name="ce84" table:formula="of:=[.K139]-[.O139]" office:value-type="time" office:time-value="PT00H00M00.293S" calcext:value-type="time">
            <text:p>00:00:00,293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39]&lt;0;-TIME(0;0;ABS([.Q139])/1000);TIME(0;0;[.Q139]/1000))" office:value-type="time" office:time-value="PT00H00M00S" calcext:value-type="time">
            <text:p>00:00:00,000</text:p>
          </table:table-cell>
          <table:table-cell table:style-name="ce84" table:formula="of:=[.P139]+[.R139]" office:value-type="time" office:time-value="PT00H00M00.293S" calcext:value-type="time">
            <text:p>00:00:00,293</text:p>
          </table:table-cell>
          <table:table-cell table:style-name="ce84" table:formula="of:=[.K139]+[.R139]" office:value-type="time" office:time-value="PT02H06M50.759S" calcext:value-type="time">
            <text:p>02:06:50,759</text:p>
          </table:table-cell>
          <table:table-cell table:style-name="ce84"/>
          <table:table-cell table:style-name="ce84" table:formula="of:=[.C139]-[.F139]" office:value-type="time" office:time-value="PT02H07M40.634S" calcext:value-type="time">
            <text:p>02:07:40,634</text:p>
          </table:table-cell>
          <table:table-cell table:style-name="ce84" table:formula="of:=[.I139]-[.C139]" office:value-type="time" office:time-value="-PT00H00M49.781S" calcext:value-type="time">
            <text:p>-00:00:49,781</text:p>
          </table:table-cell>
          <table:table-cell table:style-name="ce84" table:formula="of:=[.J139]-[.F139]" office:value-type="time" office:time-value="PT00H00M00.094S" calcext:value-type="time">
            <text:p>00:00:00,094</text:p>
          </table:table-cell>
          <table:table-cell table:style-name="ce84" table:formula="of:=[.X139]-[.W139]" office:value-type="time" office:time-value="PT00H00M49.875S" calcext:value-type="time">
            <text:p>00:00:49,875</text:p>
          </table:table-cell>
          <table:table-cell table:number-columns-repeated="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XT</text:p>
          </table:table-cell>
          <table:table-cell office:value-type="time" office:time-value="PT04H12M03.774S" calcext:value-type="time">
            <text:p>04:12:03,774</text:p>
          </table:table-cell>
          <table:table-cell office:value-type="time" office:time-value="PT04H12M11.865S" calcext:value-type="time">
            <text:p>04:12:11,865</text:p>
          </table:table-cell>
          <table:table-cell table:style-name="ce79" table:formula="of:=[.D140]-[.C140]" office:value-type="time" office:time-value="PT00H00M08.091S" calcext:value-type="time">
            <text:p>00:00:08,091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0]+[.E140]" office:value-type="time" office:time-value="PT02H22M21.532S" calcext:value-type="time">
            <text:p>02:22:21,532</text:p>
          </table:table-cell>
          <table:table-cell/>
          <table:table-cell table:style-name="ce79" office:value-type="time" office:time-value="PT04H11M18.19S" calcext:value-type="time">
            <text:p>04:11:18,190</text:p>
          </table:table-cell>
          <table:table-cell table:style-name="ce79" office:value-type="time" office:time-value="PT02H22M17.329S" calcext:value-type="time">
            <text:p>02:22:17,329</text:p>
          </table:table-cell>
          <table:table-cell table:formula="of:=[.I140]-[.J140]" office:value-type="time" office:time-value="PT01H49M00.861S" calcext:value-type="time">
            <text:p>01:49:00,861</text:p>
          </table:table-cell>
          <table:table-cell/>
          <table:table-cell table:style-name="ce79" office:value-type="time" office:time-value="PT04H11M20.504S" calcext:value-type="time">
            <text:p>04:11:20,504</text:p>
          </table:table-cell>
          <table:table-cell table:style-name="ce79" office:value-type="time" office:time-value="PT02H22M20.041S" calcext:value-type="time">
            <text:p>02:22:20,041</text:p>
          </table:table-cell>
          <table:table-cell table:style-name="ce84" table:formula="of:=[.M140]-[.N140]" office:value-type="time" office:time-value="PT01H49M00.463S" calcext:value-type="time">
            <text:p>01:49:00,463</text:p>
          </table:table-cell>
          <table:table-cell table:style-name="ce84" table:formula="of:=[.K140]-[.O140]" office:value-type="time" office:time-value="PT00H00M00.398S" calcext:value-type="time">
            <text:p>00:00:00,398</text:p>
          </table:table-cell>
          <table:table-cell table:style-name="ce89" office:value-type="float" office:value="-400" calcext:value-type="float">
            <text:p>-400</text:p>
          </table:table-cell>
          <table:table-cell table:style-name="ce84" table:formula="of:=IF([.Q140]&lt;0;-TIME(0;0;ABS([.Q140])/1000);TIME(0;0;[.Q140]/1000))" office:value-type="time" office:time-value="-PT00H00M00.4S" calcext:value-type="time">
            <text:p>-00:00:00,400</text:p>
          </table:table-cell>
          <table:table-cell table:style-name="ce84" table:formula="of:=[.P140]+[.R140]" office:value-type="time" office:time-value="-PT00H00M00.002S" calcext:value-type="time">
            <text:p>-00:00:00,002</text:p>
          </table:table-cell>
          <table:table-cell table:style-name="ce84" table:formula="of:=[.K140]+[.R140]" office:value-type="time" office:time-value="PT01H49M00.461S" calcext:value-type="time">
            <text:p>01:49:00,461</text:p>
          </table:table-cell>
          <table:table-cell table:style-name="ce84"/>
          <table:table-cell table:style-name="ce84" table:formula="of:=[.C140]-[.F140]" office:value-type="time" office:time-value="PT01H49M50.333S" calcext:value-type="time">
            <text:p>01:49:50,333</text:p>
          </table:table-cell>
          <table:table-cell table:style-name="ce84" table:formula="of:=[.I140]-[.C140]" office:value-type="time" office:time-value="-PT00H00M45.584S" calcext:value-type="time">
            <text:p>-00:00:45,584</text:p>
          </table:table-cell>
          <table:table-cell table:style-name="ce84" table:formula="of:=[.J140]-[.F140]" office:value-type="time" office:time-value="PT00H00M03.888S" calcext:value-type="time">
            <text:p>00:00:03,888</text:p>
          </table:table-cell>
          <table:table-cell table:style-name="ce84" table:formula="of:=[.X140]-[.W140]" office:value-type="time" office:time-value="PT00H00M49.472S" calcext:value-type="time">
            <text:p>00:00:49,472</text:p>
          </table:table-cell>
          <table:table-cell table:number-columns-repeated="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</text:p>
          </table:table-cell>
          <table:table-cell office:value-type="time" office:time-value="PT04H12M18.211S" calcext:value-type="time">
            <text:p>04:12:18,211</text:p>
          </table:table-cell>
          <table:table-cell office:value-type="time" office:time-value="PT04H20M38.127S" calcext:value-type="time">
            <text:p>04:20:38,127</text:p>
          </table:table-cell>
          <table:table-cell table:style-name="ce79" table:formula="of:=[.D141]-[.C141]" office:value-type="time" office:time-value="PT00H08M19.916S" calcext:value-type="time">
            <text:p>00:08:19,916</text:p>
          </table:table-cell>
          <table:table-cell office:value-type="time" office:time-value="PT02H03M06.23S" calcext:value-type="time">
            <text:p>02:03:06,230</text:p>
          </table:table-cell>
          <table:table-cell table:formula="of:=[.F141]+[.E141]" office:value-type="time" office:time-value="PT02H11M26.146S" calcext:value-type="time">
            <text:p>02:11:26,146</text:p>
          </table:table-cell>
          <table:table-cell/>
          <table:table-cell table:style-name="ce79" office:value-type="time" office:time-value="PT04H11M31.147S" calcext:value-type="time">
            <text:p>04:11:31,147</text:p>
          </table:table-cell>
          <table:table-cell table:style-name="ce79" office:value-type="time" office:time-value="PT02H03M08.855S" calcext:value-type="time">
            <text:p>02:03:08,855</text:p>
          </table:table-cell>
          <table:table-cell table:formula="of:=[.I141]-[.J141]" office:value-type="time" office:time-value="PT02H08M22.292S" calcext:value-type="time">
            <text:p>02:08:22,292</text:p>
          </table:table-cell>
          <table:table-cell/>
          <table:table-cell table:style-name="ce79" office:value-type="time" office:time-value="PT04H11M34.083S" calcext:value-type="time">
            <text:p>04:11:34,083</text:p>
          </table:table-cell>
          <table:table-cell table:style-name="ce79" office:value-type="time" office:time-value="PT02H03M12.098S" calcext:value-type="time">
            <text:p>02:03:12,098</text:p>
          </table:table-cell>
          <table:table-cell table:style-name="ce84" table:formula="of:=[.M141]-[.N141]" office:value-type="time" office:time-value="PT02H08M21.985S" calcext:value-type="time">
            <text:p>02:08:21,985</text:p>
          </table:table-cell>
          <table:table-cell table:style-name="ce84" table:formula="of:=[.K141]-[.O141]" office:value-type="time" office:time-value="PT00H00M00.307S" calcext:value-type="time">
            <text:p>00:00:00,307</text:p>
          </table:table-cell>
          <table:table-cell table:style-name="ce89" office:value-type="float" office:value="-180" calcext:value-type="float">
            <text:p>-180</text:p>
          </table:table-cell>
          <table:table-cell table:style-name="ce84" table:formula="of:=IF([.Q141]&lt;0;-TIME(0;0;ABS([.Q141])/1000);TIME(0;0;[.Q141]/1000))" office:value-type="time" office:time-value="-PT00H00M00.18S" calcext:value-type="time">
            <text:p>-00:00:00,180</text:p>
          </table:table-cell>
          <table:table-cell table:style-name="ce84" table:formula="of:=[.P141]+[.R141]" office:value-type="time" office:time-value="PT00H00M00.127S" calcext:value-type="time">
            <text:p>00:00:00,127</text:p>
          </table:table-cell>
          <table:table-cell table:style-name="ce84" table:formula="of:=[.K141]+[.R141]" office:value-type="time" office:time-value="PT02H08M22.112S" calcext:value-type="time">
            <text:p>02:08:22,112</text:p>
          </table:table-cell>
          <table:table-cell table:style-name="ce84"/>
          <table:table-cell table:style-name="ce84" table:formula="of:=[.C141]-[.F141]" office:value-type="time" office:time-value="PT02H09M11.981S" calcext:value-type="time">
            <text:p>02:09:11,981</text:p>
          </table:table-cell>
          <table:table-cell table:style-name="ce84" table:formula="of:=[.I141]-[.C141]" office:value-type="time" office:time-value="-PT00H00M47.064S" calcext:value-type="time">
            <text:p>-00:00:47,064</text:p>
          </table:table-cell>
          <table:table-cell table:style-name="ce84" table:formula="of:=[.J141]-[.F141]" office:value-type="time" office:time-value="PT00H00M02.625S" calcext:value-type="time">
            <text:p>00:00:02,625</text:p>
          </table:table-cell>
          <table:table-cell table:style-name="ce84" table:formula="of:=[.X141]-[.W141]" office:value-type="time" office:time-value="PT00H00M49.689S" calcext:value-type="time">
            <text:p>00:00:49,689</text:p>
          </table:table-cell>
          <table:table-cell table:number-columns-repeated="39"/>
        </table:table-row>
        <table:table-row table:style-name="ro1">
          <table:table-cell table:number-columns-repeated="15"/>
          <table:table-cell table:style-name="ce87"/>
          <table:table-cell table:number-columns-repeated="48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mpare 3.1 Ed &amp; 4.0 Ed" table:style-name="ta1">
        <table:table-column table:style-name="co8" table:number-columns-repeated="2" table:default-cell-style-name="Default"/>
        <table:table-column table:style-name="co23" table:number-columns-repeated="3" table:default-cell-style-name="ce94"/>
        <table:table-column table:style-name="co23" table:default-cell-style-name="Default"/>
        <table:table-column table:style-name="co23" table:default-cell-style-name="ce94"/>
        <table:table-column table:style-name="co18" table:default-cell-style-name="ce94"/>
        <table:table-column table:style-name="co14" table:default-cell-style-name="ce94"/>
        <table:table-column table:style-name="co24" table:default-cell-style-name="ce94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73" office:value-type="string" calcext:value-type="string">
            <text:p>Run #</text:p>
          </table:table-cell>
          <table:table-cell table:style-name="ce75" office:value-type="string" calcext:value-type="string">
            <text:p>Source</text:p>
          </table:table-cell>
          <table:table-cell table:style-name="ce93" office:value-type="string" calcext:value-type="string">
            <text:p>Ed 3.1 Sync Error</text:p>
          </table:table-cell>
          <table:table-cell table:style-name="ce93" office:value-type="string" calcext:value-type="string">
            <text:p>Ed 4.0 Sync Error</text:p>
          </table:table-cell>
          <table:table-cell table:style-name="ce93" office:value-type="string" calcext:value-type="string">
            <text:p>Diff Error</text:p>
          </table:table-cell>
          <table:table-cell table:style-name="ce75"/>
          <table:table-cell office:value-type="string" calcext:value-type="string">
            <text:p>Ed 3.1 Shift Offset</text:p>
          </table:table-cell>
          <table:table-cell office:value-type="string" calcext:value-type="string">
            <text:p>Ed 4.0 Shift Offset</text:p>
          </table:table-cell>
          <table:table-cell office:value-type="string" calcext:value-type="string">
            <text:p>Diff Editions</text:p>
          </table:table-cell>
          <table:table-cell office:value-type="string" calcext:value-type="string">
            <text:p>Adjusted value</text:p>
          </table:table-cell>
          <table:table-cell table:number-columns-repeated="2"/>
        </table:table-row>
        <table:table-row table:style-name="ro1">
          <table:table-cell table:style-name="ce74" office:value-type="float" office:value="1" calcext:value-type="float">
            <text:p>001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87S" calcext:value-type="time">
            <text:p>00:00:00,387</text:p>
          </table:table-cell>
          <table:table-cell table:style-name="ce93" office:value-type="time" office:time-value="PT00H00M00.238S" calcext:value-type="time">
            <text:p>00:00:00,238</text:p>
          </table:table-cell>
          <table:table-cell table:style-name="ce93" table:formula="of:=[.D2]-[.C2]" office:value-type="time" office:time-value="-PT00H00M00.149S" calcext:value-type="time">
            <text:p>-00:00:00,149</text:p>
          </table:table-cell>
          <table:table-cell table:style-name="ce76"/>
          <table:table-cell table:style-name="ce93" table:formula="of:=LOOKUP([.A2]; RUNOFFSETSv31; SHIFTOFFSETSv31)" office:value-type="time" office:time-value="PT00H00M00.056S" calcext:value-type="time">
            <text:p>00:00:00,056</text:p>
          </table:table-cell>
          <table:table-cell table:formula="of:=LOOKUP([.A2]; RUNOFFSETSv40; SHIFTOFFSETSv40)" office:value-type="time" office:time-value="PT00H00M00.256S" calcext:value-type="time">
            <text:p>00:00:00,256</text:p>
          </table:table-cell>
          <table:table-cell table:formula="of:=[.H2]-[.G2]" office:value-type="time" office:time-value="PT00H00M00.2S" calcext:value-type="time">
            <text:p>00:00:00,2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" calcext:value-type="float">
            <text:p>002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03S" calcext:value-type="time">
            <text:p>00:00:00,403</text:p>
          </table:table-cell>
          <table:table-cell table:style-name="ce93" office:value-type="time" office:time-value="PT00H00M00.283S" calcext:value-type="time">
            <text:p>00:00:00,283</text:p>
          </table:table-cell>
          <table:table-cell table:style-name="ce93" table:formula="of:=[.D3]-[.C3]" office:value-type="time" office:time-value="-PT00H00M00.12S" calcext:value-type="time">
            <text:p>-00:00:00,120</text:p>
          </table:table-cell>
          <table:table-cell table:style-name="ce76"/>
          <table:table-cell table:style-name="ce93" table:formula="of:=LOOKUP([.A3]; RUNOFFSETSv31; SHIFTOFFSETSv31)" office:value-type="time" office:time-value="-PT00H07M14.359S" calcext:value-type="time">
            <text:p>-00:07:14,359</text:p>
          </table:table-cell>
          <table:table-cell table:formula="of:=LOOKUP([.A3]; RUNOFFSETSv40; SHIFTOFFSETSv40)" office:value-type="time" office:time-value="-PT00H07M14.259S" calcext:value-type="time">
            <text:p>-00:07:14,259</text:p>
          </table:table-cell>
          <table:table-cell table:formula="of:=[.H3]-[.G3]" office:value-type="time" office:time-value="PT00H00M00.1S" calcext:value-type="time">
            <text:p>00:00:00,1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3" calcext:value-type="float">
            <text:p>003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8S" calcext:value-type="time">
            <text:p>00:00:00,380</text:p>
          </table:table-cell>
          <table:table-cell table:style-name="ce93" office:value-type="time" office:time-value="PT00H00M00.294S" calcext:value-type="time">
            <text:p>00:00:00,294</text:p>
          </table:table-cell>
          <table:table-cell table:style-name="ce93" table:formula="of:=[.D4]-[.C4]" office:value-type="time" office:time-value="-PT00H00M00.086S" calcext:value-type="time">
            <text:p>-00:00:00,086</text:p>
          </table:table-cell>
          <table:table-cell table:style-name="ce76"/>
          <table:table-cell table:style-name="ce93" table:formula="of:=LOOKUP([.A4]; RUNOFFSETSv31; SHIFTOFFSETSv31)" office:value-type="time" office:time-value="-PT00H10M10.795S" calcext:value-type="time">
            <text:p>-00:10:10,795</text:p>
          </table:table-cell>
          <table:table-cell table:formula="of:=LOOKUP([.A4]; RUNOFFSETSv40; SHIFTOFFSETSv40)" office:value-type="time" office:time-value="-PT00H10M10.791S" calcext:value-type="time">
            <text:p>-00:10:10,791</text:p>
          </table:table-cell>
          <table:table-cell table:formula="of:=[.H4]-[.G4]" office:value-type="time" office:time-value="PT00H00M00.004S" calcext:value-type="time">
            <text:p>00:00:00,004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4" calcext:value-type="float">
            <text:p>004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59S" calcext:value-type="time">
            <text:p>00:00:00,459</text:p>
          </table:table-cell>
          <table:table-cell table:style-name="ce93" office:value-type="time" office:time-value="PT00H00M00.31S" calcext:value-type="time">
            <text:p>00:00:00,310</text:p>
          </table:table-cell>
          <table:table-cell table:style-name="ce93" table:formula="of:=[.D5]-[.C5]" office:value-type="time" office:time-value="-PT00H00M00.149S" calcext:value-type="time">
            <text:p>-00:00:00,149</text:p>
          </table:table-cell>
          <table:table-cell table:style-name="ce76"/>
          <table:table-cell table:style-name="ce93" table:formula="of:=LOOKUP([.A5]; RUNOFFSETSv31; SHIFTOFFSETSv31)" office:value-type="time" office:time-value="-PT00H10M30.631S" calcext:value-type="time">
            <text:p>-00:10:30,631</text:p>
          </table:table-cell>
          <table:table-cell table:formula="of:=LOOKUP([.A5]; RUNOFFSETSv40; SHIFTOFFSETSv40)" office:value-type="time" office:time-value="-PT00H10M30.62S" calcext:value-type="time">
            <text:p>-00:10:30,620</text:p>
          </table:table-cell>
          <table:table-cell table:formula="of:=[.H5]-[.G5]" office:value-type="time" office:time-value="PT00H00M00.011S" calcext:value-type="time">
            <text:p>00:00:00,011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005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22S" calcext:value-type="time">
            <text:p>00:00:00,422</text:p>
          </table:table-cell>
          <table:table-cell table:style-name="ce93" office:value-type="time" office:time-value="PT00H00M00.322S" calcext:value-type="time">
            <text:p>00:00:00,322</text:p>
          </table:table-cell>
          <table:table-cell table:style-name="ce93" table:formula="of:=[.D6]-[.C6]" office:value-type="time" office:time-value="-PT00H00M00.1S" calcext:value-type="time">
            <text:p>-00:00:00,100</text:p>
          </table:table-cell>
          <table:table-cell table:style-name="ce76"/>
          <table:table-cell table:style-name="ce93" table:formula="of:=LOOKUP([.A6]; RUNOFFSETSv31; SHIFTOFFSETSv31)" office:value-type="time" office:time-value="-PT00H15M03.826S" calcext:value-type="time">
            <text:p>-00:15:03,826</text:p>
          </table:table-cell>
          <table:table-cell table:formula="of:=LOOKUP([.A6]; RUNOFFSETSv40; SHIFTOFFSETSv40)" office:value-type="time" office:time-value="-PT00H15M03.815S" calcext:value-type="time">
            <text:p>-00:15:03,815</text:p>
          </table:table-cell>
          <table:table-cell table:formula="of:=[.H6]-[.G6]" office:value-type="time" office:time-value="PT00H00M00.011S" calcext:value-type="time">
            <text:p>00:00:00,011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6" calcext:value-type="float">
            <text:p>006</text:p>
          </table:table-cell>
          <table:table-cell table:style-name="ce76" office:value-type="string" calcext:value-type="string">
            <text:p>THE</text:p>
          </table:table-cell>
          <table:table-cell table:number-columns-repeated="2" table:style-name="ce93" office:value-type="time" office:time-value="PT00H00M00S" calcext:value-type="time">
            <text:p>00:00:00,000</text:p>
          </table:table-cell>
          <table:table-cell table:style-name="ce93" table:formula="of:=[.D7]-[.C7]" office:value-type="time" office:time-value="PT00H00M00S" calcext:value-type="time">
            <text:p>00:00:00,000</text:p>
          </table:table-cell>
          <table:table-cell table:style-name="ce76"/>
          <table:table-cell table:style-name="ce93" table:formula="of:=LOOKUP([.A7]; RUNOFFSETSv31; SHIFTOFFSETSv31)" office:value-type="time" office:time-value="-PT00H15M09.765S" calcext:value-type="time">
            <text:p>-00:15:09,765</text:p>
          </table:table-cell>
          <table:table-cell table:formula="of:=LOOKUP([.A7]; RUNOFFSETSv40; SHIFTOFFSETSv40)" office:value-type="time" office:time-value="-PT00H15M09.765S" calcext:value-type="time">
            <text:p>-00:15:09,765</text:p>
          </table:table-cell>
          <table:table-cell table:formula="of:=[.H7]-[.G7]" office:value-type="time" office:time-value="PT00H00M00S" calcext:value-type="time">
            <text:p>00:00:00,0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7" calcext:value-type="float">
            <text:p>007</text:p>
          </table:table-cell>
          <table:table-cell table:style-name="ce76" office:value-type="string" calcext:value-type="string">
            <text:p>THE</text:p>
          </table:table-cell>
          <table:table-cell table:number-columns-repeated="2" table:style-name="ce93" office:value-type="time" office:time-value="PT00H00M00S" calcext:value-type="time">
            <text:p>00:00:00,000</text:p>
          </table:table-cell>
          <table:table-cell table:style-name="ce93" table:formula="of:=[.D8]-[.C8]" office:value-type="time" office:time-value="PT00H00M00S" calcext:value-type="time">
            <text:p>00:00:00,000</text:p>
          </table:table-cell>
          <table:table-cell table:style-name="ce76"/>
          <table:table-cell table:style-name="ce93" table:formula="of:=LOOKUP([.A8]; RUNOFFSETSv31; SHIFTOFFSETSv31)" office:value-type="time" office:time-value="-PT00H15M25.492S" calcext:value-type="time">
            <text:p>-00:15:25,492</text:p>
          </table:table-cell>
          <table:table-cell table:formula="of:=LOOKUP([.A8]; RUNOFFSETSv40; SHIFTOFFSETSv40)" office:value-type="time" office:time-value="-PT00H15M25.492S" calcext:value-type="time">
            <text:p>-00:15:25,492</text:p>
          </table:table-cell>
          <table:table-cell table:formula="of:=[.H8]-[.G8]" office:value-type="time" office:time-value="PT00H00M00S" calcext:value-type="time">
            <text:p>00:00:00,0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8" calcext:value-type="float">
            <text:p>008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76S" calcext:value-type="time">
            <text:p>00:00:00,376</text:p>
          </table:table-cell>
          <table:table-cell table:style-name="ce93" office:value-type="time" office:time-value="PT00H00M00.261S" calcext:value-type="time">
            <text:p>00:00:00,261</text:p>
          </table:table-cell>
          <table:table-cell table:style-name="ce93" table:formula="of:=[.D9]-[.C9]" office:value-type="time" office:time-value="-PT00H00M00.115S" calcext:value-type="time">
            <text:p>-00:00:00,115</text:p>
          </table:table-cell>
          <table:table-cell table:style-name="ce76"/>
          <table:table-cell table:style-name="ce93" table:formula="of:=LOOKUP([.A9]; RUNOFFSETSv31; SHIFTOFFSETSv31)" office:value-type="time" office:time-value="-PT00H15M50.084S" calcext:value-type="time">
            <text:p>-00:15:50,084</text:p>
          </table:table-cell>
          <table:table-cell table:formula="of:=LOOKUP([.A9]; RUNOFFSETSv40; SHIFTOFFSETSv40)" office:value-type="time" office:time-value="-PT00H15M50.074S" calcext:value-type="time">
            <text:p>-00:15:50,074</text:p>
          </table:table-cell>
          <table:table-cell table:formula="of:=[.H9]-[.G9]" office:value-type="time" office:time-value="PT00H00M00.01S" calcext:value-type="time">
            <text:p>00:00:00,01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9" calcext:value-type="float">
            <text:p>009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284S" calcext:value-type="time">
            <text:p>00:00:00,284</text:p>
          </table:table-cell>
          <table:table-cell table:style-name="ce93" office:value-type="time" office:time-value="PT00H00M00.254S" calcext:value-type="time">
            <text:p>00:00:00,254</text:p>
          </table:table-cell>
          <table:table-cell table:style-name="ce93" table:formula="of:=[.D10]-[.C10]" office:value-type="time" office:time-value="-PT00H00M00.03S" calcext:value-type="time">
            <text:p>-00:00:00,030</text:p>
          </table:table-cell>
          <table:table-cell table:style-name="ce76"/>
          <table:table-cell table:style-name="ce93" table:formula="of:=LOOKUP([.A10]; RUNOFFSETSv31; SHIFTOFFSETSv31)" office:value-type="time" office:time-value="-PT00H16M06.309S" calcext:value-type="time">
            <text:p>-00:16:06,309</text:p>
          </table:table-cell>
          <table:table-cell table:formula="of:=LOOKUP([.A10]; RUNOFFSETSv40; SHIFTOFFSETSv40)" office:value-type="time" office:time-value="-PT00H16M06.292S" calcext:value-type="time">
            <text:p>-00:16:06,292</text:p>
          </table:table-cell>
          <table:table-cell table:formula="of:=[.H10]-[.G10]" office:value-type="time" office:time-value="PT00H00M00.017S" calcext:value-type="time">
            <text:p>00:00:00,017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0" calcext:value-type="float">
            <text:p>010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25S" calcext:value-type="time">
            <text:p>00:00:00,525</text:p>
          </table:table-cell>
          <table:table-cell table:style-name="ce93" office:value-type="time" office:time-value="PT00H00M00.409S" calcext:value-type="time">
            <text:p>00:00:00,409</text:p>
          </table:table-cell>
          <table:table-cell table:style-name="ce93" table:formula="of:=[.D11]-[.C11]" office:value-type="time" office:time-value="-PT00H00M00.116S" calcext:value-type="time">
            <text:p>-00:00:00,116</text:p>
          </table:table-cell>
          <table:table-cell table:style-name="ce76"/>
          <table:table-cell table:style-name="ce93" table:formula="of:=LOOKUP([.A11]; RUNOFFSETSv31; SHIFTOFFSETSv31)" office:value-type="time" office:time-value="-PT00H26M28.765S" calcext:value-type="time">
            <text:p>-00:26:28,765</text:p>
          </table:table-cell>
          <table:table-cell table:formula="of:=LOOKUP([.A11]; RUNOFFSETSv40; SHIFTOFFSETSv40)" office:value-type="time" office:time-value="-PT00H26M28.754S" calcext:value-type="time">
            <text:p>-00:26:28,754</text:p>
          </table:table-cell>
          <table:table-cell table:formula="of:=[.H11]-[.G11]" office:value-type="time" office:time-value="PT00H00M00.011S" calcext:value-type="time">
            <text:p>00:00:00,011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1" calcext:value-type="float">
            <text:p>011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66S" calcext:value-type="time">
            <text:p>00:00:00,566</text:p>
          </table:table-cell>
          <table:table-cell table:style-name="ce93" office:value-type="time" office:time-value="PT00H00M00.459S" calcext:value-type="time">
            <text:p>00:00:00,459</text:p>
          </table:table-cell>
          <table:table-cell table:style-name="ce93" table:formula="of:=[.D12]-[.C12]" office:value-type="time" office:time-value="-PT00H00M00.107S" calcext:value-type="time">
            <text:p>-00:00:00,107</text:p>
          </table:table-cell>
          <table:table-cell table:style-name="ce76"/>
          <table:table-cell table:style-name="ce93" table:formula="of:=LOOKUP([.A12]; RUNOFFSETSv31; SHIFTOFFSETSv31)" office:value-type="time" office:time-value="-PT00H26M44.12S" calcext:value-type="time">
            <text:p>-00:26:44,120</text:p>
          </table:table-cell>
          <table:table-cell table:formula="of:=LOOKUP([.A12]; RUNOFFSETSv40; SHIFTOFFSETSv40)" office:value-type="time" office:time-value="-PT00H26M44.11S" calcext:value-type="time">
            <text:p>-00:26:44,110</text:p>
          </table:table-cell>
          <table:table-cell table:formula="of:=[.H12]-[.G12]" office:value-type="time" office:time-value="PT00H00M00.01S" calcext:value-type="time">
            <text:p>00:00:00,01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2" calcext:value-type="float">
            <text:p>012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58S" calcext:value-type="time">
            <text:p>00:00:00,558</text:p>
          </table:table-cell>
          <table:table-cell table:style-name="ce93" office:value-type="time" office:time-value="PT00H00M00.409S" calcext:value-type="time">
            <text:p>00:00:00,409</text:p>
          </table:table-cell>
          <table:table-cell table:style-name="ce93" table:formula="of:=[.D13]-[.C13]" office:value-type="time" office:time-value="-PT00H00M00.149S" calcext:value-type="time">
            <text:p>-00:00:00,149</text:p>
          </table:table-cell>
          <table:table-cell table:style-name="ce76"/>
          <table:table-cell table:style-name="ce93" table:formula="of:=LOOKUP([.A13]; RUNOFFSETSv31; SHIFTOFFSETSv31)" office:value-type="time" office:time-value="-PT00H26M47.275S" calcext:value-type="time">
            <text:p>-00:26:47,275</text:p>
          </table:table-cell>
          <table:table-cell table:formula="of:=LOOKUP([.A13]; RUNOFFSETSv40; SHIFTOFFSETSv40)" office:value-type="time" office:time-value="-PT00H26M47.247S" calcext:value-type="time">
            <text:p>-00:26:47,247</text:p>
          </table:table-cell>
          <table:table-cell table:formula="of:=[.H13]-[.G13]" office:value-type="time" office:time-value="PT00H00M00.028S" calcext:value-type="time">
            <text:p>00:00:00,028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3" calcext:value-type="float">
            <text:p>013</text:p>
          </table:table-cell>
          <table:table-cell table:style-name="ce76"/>
          <table:table-cell table:number-columns-repeated="2" table:style-name="ce93" office:value-type="time" office:time-value="PT00H00M00S" calcext:value-type="time">
            <text:p>00:00:00,000</text:p>
          </table:table-cell>
          <table:table-cell table:style-name="ce93" table:formula="of:=[.D14]-[.C14]" office:value-type="time" office:time-value="PT00H00M00S" calcext:value-type="time">
            <text:p>00:00:00,000</text:p>
          </table:table-cell>
          <table:table-cell table:style-name="ce76"/>
          <table:table-cell table:style-name="ce93" table:formula="of:=LOOKUP([.A14]; RUNOFFSETSv31; SHIFTOFFSETSv31)" office:value-type="time" office:time-value="PT00H00M00S" calcext:value-type="time">
            <text:p>00:00:00,000</text:p>
          </table:table-cell>
          <table:table-cell table:formula="of:=LOOKUP([.A14]; RUNOFFSETSv40; SHIFTOFFSETSv40)" office:value-type="time" office:time-value="PT00H00M00S" calcext:value-type="time">
            <text:p>00:00:00,000</text:p>
          </table:table-cell>
          <table:table-cell table:formula="of:=[.H14]-[.G14]" office:value-type="time" office:time-value="PT00H00M00S" calcext:value-type="time">
            <text:p>00:00:00,0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4" calcext:value-type="float">
            <text:p>014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49S" calcext:value-type="time">
            <text:p>00:00:00,449</text:p>
          </table:table-cell>
          <table:table-cell table:style-name="ce93" office:value-type="time" office:time-value="PT00H00M00.282S" calcext:value-type="time">
            <text:p>00:00:00,282</text:p>
          </table:table-cell>
          <table:table-cell table:style-name="ce93" table:formula="of:=[.D15]-[.C15]" office:value-type="time" office:time-value="-PT00H00M00.167S" calcext:value-type="time">
            <text:p>-00:00:00,167</text:p>
          </table:table-cell>
          <table:table-cell table:style-name="ce76"/>
          <table:table-cell table:style-name="ce93" table:formula="of:=LOOKUP([.A15]; RUNOFFSETSv31; SHIFTOFFSETSv31)" office:value-type="time" office:time-value="-PT00H25M57.724S" calcext:value-type="time">
            <text:p>-00:25:57,724</text:p>
          </table:table-cell>
          <table:table-cell table:formula="of:=LOOKUP([.A15]; RUNOFFSETSv40; SHIFTOFFSETSv40)" office:value-type="time" office:time-value="-PT00H25M57.724S" calcext:value-type="time">
            <text:p>-00:25:57,724</text:p>
          </table:table-cell>
          <table:table-cell table:formula="of:=[.H15]-[.G15]" office:value-type="time" office:time-value="PT00H00M00S" calcext:value-type="time">
            <text:p>00:00:00,0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5" calcext:value-type="float">
            <text:p>015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59S" calcext:value-type="time">
            <text:p>00:00:00,559</text:p>
          </table:table-cell>
          <table:table-cell table:style-name="ce93" office:value-type="time" office:time-value="PT00H00M00.474S" calcext:value-type="time">
            <text:p>00:00:00,474</text:p>
          </table:table-cell>
          <table:table-cell table:style-name="ce93" table:formula="of:=[.D16]-[.C16]" office:value-type="time" office:time-value="-PT00H00M00.085S" calcext:value-type="time">
            <text:p>-00:00:00,085</text:p>
          </table:table-cell>
          <table:table-cell table:style-name="ce76"/>
          <table:table-cell table:style-name="ce93" table:formula="of:=LOOKUP([.A16]; RUNOFFSETSv31; SHIFTOFFSETSv31)" office:value-type="time" office:time-value="-PT00H27M41.359S" calcext:value-type="time">
            <text:p>-00:27:41,359</text:p>
          </table:table-cell>
          <table:table-cell table:formula="of:=LOOKUP([.A16]; RUNOFFSETSv40; SHIFTOFFSETSv40)" office:value-type="time" office:time-value="-PT00H27M41.347S" calcext:value-type="time">
            <text:p>-00:27:41,347</text:p>
          </table:table-cell>
          <table:table-cell table:formula="of:=[.H16]-[.G16]" office:value-type="time" office:time-value="PT00H00M00.012S" calcext:value-type="time">
            <text:p>00:00:00,012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6" calcext:value-type="float">
            <text:p>016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59S" calcext:value-type="time">
            <text:p>00:00:00,559</text:p>
          </table:table-cell>
          <table:table-cell table:style-name="ce93" office:value-type="time" office:time-value="PT00H00M00.474S" calcext:value-type="time">
            <text:p>00:00:00,474</text:p>
          </table:table-cell>
          <table:table-cell table:style-name="ce93" table:formula="of:=[.D17]-[.C17]" office:value-type="time" office:time-value="-PT00H00M00.085S" calcext:value-type="time">
            <text:p>-00:00:00,085</text:p>
          </table:table-cell>
          <table:table-cell table:style-name="ce76"/>
          <table:table-cell table:style-name="ce93" table:formula="of:=LOOKUP([.A17]; RUNOFFSETSv31; SHIFTOFFSETSv31)" office:value-type="time" office:time-value="-PT00H27M41.769S" calcext:value-type="time">
            <text:p>-00:27:41,769</text:p>
          </table:table-cell>
          <table:table-cell table:formula="of:=LOOKUP([.A17]; RUNOFFSETSv40; SHIFTOFFSETSv40)" office:value-type="time" office:time-value="-PT00H27M41.757S" calcext:value-type="time">
            <text:p>-00:27:41,757</text:p>
          </table:table-cell>
          <table:table-cell table:formula="of:=[.H17]-[.G17]" office:value-type="time" office:time-value="PT00H00M00.012S" calcext:value-type="time">
            <text:p>00:00:00,012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7" calcext:value-type="float">
            <text:p>017</text:p>
          </table:table-cell>
          <table:table-cell table:style-name="ce76" office:value-type="string" calcext:value-type="string">
            <text:p>EXT</text:p>
          </table:table-cell>
          <table:table-cell table:style-name="ce93" office:value-type="time" office:time-value="PT00H00M00.528S" calcext:value-type="time">
            <text:p>00:00:00,528</text:p>
          </table:table-cell>
          <table:table-cell table:style-name="ce93" office:value-type="time" office:time-value="PT00H00M00.396S" calcext:value-type="time">
            <text:p>00:00:00,396</text:p>
          </table:table-cell>
          <table:table-cell table:style-name="ce93" table:formula="of:=[.D18]-[.C18]" office:value-type="time" office:time-value="-PT00H00M00.132S" calcext:value-type="time">
            <text:p>-00:00:00,132</text:p>
          </table:table-cell>
          <table:table-cell table:style-name="ce76"/>
          <table:table-cell table:style-name="ce93" table:formula="of:=LOOKUP([.A18]; RUNOFFSETSv31; SHIFTOFFSETSv31)" office:value-type="time" office:time-value="-PT00H33M29.895S" calcext:value-type="time">
            <text:p>-00:33:29,895</text:p>
          </table:table-cell>
          <table:table-cell table:formula="of:=LOOKUP([.A18]; RUNOFFSETSv40; SHIFTOFFSETSv40)" office:value-type="time" office:time-value="-PT00H33M29.886S" calcext:value-type="time">
            <text:p>-00:33:29,886</text:p>
          </table:table-cell>
          <table:table-cell table:formula="of:=[.H18]-[.G18]" office:value-type="time" office:time-value="PT00H00M00.009S" calcext:value-type="time">
            <text:p>00:00:00,009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8" calcext:value-type="float">
            <text:p>018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77S" calcext:value-type="time">
            <text:p>00:00:00,577</text:p>
          </table:table-cell>
          <table:table-cell table:style-name="ce93" office:value-type="time" office:time-value="PT00H00M00.468S" calcext:value-type="time">
            <text:p>00:00:00,468</text:p>
          </table:table-cell>
          <table:table-cell table:style-name="ce93" table:formula="of:=[.D19]-[.C19]" office:value-type="time" office:time-value="-PT00H00M00.109S" calcext:value-type="time">
            <text:p>-00:00:00,109</text:p>
          </table:table-cell>
          <table:table-cell table:style-name="ce76"/>
          <table:table-cell table:style-name="ce93" table:formula="of:=LOOKUP([.A19]; RUNOFFSETSv31; SHIFTOFFSETSv31)" office:value-type="time" office:time-value="-PT00H32M40.258S" calcext:value-type="time">
            <text:p>-00:32:40,258</text:p>
          </table:table-cell>
          <table:table-cell table:formula="of:=LOOKUP([.A19]; RUNOFFSETSv40; SHIFTOFFSETSv40)" office:value-type="time" office:time-value="-PT00H32M40.25S" calcext:value-type="time">
            <text:p>-00:32:40,250</text:p>
          </table:table-cell>
          <table:table-cell table:formula="of:=[.H19]-[.G19]" office:value-type="time" office:time-value="PT00H00M00.008S" calcext:value-type="time">
            <text:p>00:00:00,008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9" calcext:value-type="float">
            <text:p>019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601S" calcext:value-type="time">
            <text:p>00:00:00,601</text:p>
          </table:table-cell>
          <table:table-cell table:style-name="ce93" office:value-type="time" office:time-value="PT00H00M00.466S" calcext:value-type="time">
            <text:p>00:00:00,466</text:p>
          </table:table-cell>
          <table:table-cell table:style-name="ce93" table:formula="of:=[.D20]-[.C20]" office:value-type="time" office:time-value="-PT00H00M00.135S" calcext:value-type="time">
            <text:p>-00:00:00,135</text:p>
          </table:table-cell>
          <table:table-cell table:style-name="ce76"/>
          <table:table-cell table:style-name="ce93" table:formula="of:=LOOKUP([.A20]; RUNOFFSETSv31; SHIFTOFFSETSv31)" office:value-type="time" office:time-value="-PT00H34M40.281S" calcext:value-type="time">
            <text:p>-00:34:40,281</text:p>
          </table:table-cell>
          <table:table-cell table:formula="of:=LOOKUP([.A20]; RUNOFFSETSv40; SHIFTOFFSETSv40)" office:value-type="time" office:time-value="-PT00H34M40.269S" calcext:value-type="time">
            <text:p>-00:34:40,269</text:p>
          </table:table-cell>
          <table:table-cell table:formula="of:=[.H20]-[.G20]" office:value-type="time" office:time-value="PT00H00M00.012S" calcext:value-type="time">
            <text:p>00:00:00,012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0" calcext:value-type="float">
            <text:p>020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779S" calcext:value-type="time">
            <text:p>00:00:00,779</text:p>
          </table:table-cell>
          <table:table-cell table:style-name="ce93" office:value-type="time" office:time-value="PT00H00M00.81S" calcext:value-type="time">
            <text:p>00:00:00,810</text:p>
          </table:table-cell>
          <table:table-cell table:style-name="ce93" table:formula="of:=[.D21]-[.C21]" office:value-type="time" office:time-value="PT00H00M00.031S" calcext:value-type="time">
            <text:p>00:00:00,031</text:p>
          </table:table-cell>
          <table:table-cell table:style-name="ce76"/>
          <table:table-cell table:style-name="ce93" table:formula="of:=LOOKUP([.A21]; RUNOFFSETSv31; SHIFTOFFSETSv31)" office:value-type="time" office:time-value="-PT00H35M07.272S" calcext:value-type="time">
            <text:p>-00:35:07,272</text:p>
          </table:table-cell>
          <table:table-cell table:formula="of:=LOOKUP([.A21]; RUNOFFSETSv40; SHIFTOFFSETSv40)" office:value-type="time" office:time-value="-PT00H35M07.254S" calcext:value-type="time">
            <text:p>-00:35:07,254</text:p>
          </table:table-cell>
          <table:table-cell table:formula="of:=[.H21]-[.G21]" office:value-type="time" office:time-value="PT00H00M00.018S" calcext:value-type="time">
            <text:p>00:00:00,018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1" calcext:value-type="float">
            <text:p>021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773S" calcext:value-type="time">
            <text:p>00:00:00,773</text:p>
          </table:table-cell>
          <table:table-cell table:style-name="ce93" office:value-type="time" office:time-value="PT00H00M00.801S" calcext:value-type="time">
            <text:p>00:00:00,801</text:p>
          </table:table-cell>
          <table:table-cell table:style-name="ce93" table:formula="of:=[.D22]-[.C22]" office:value-type="time" office:time-value="PT00H00M00.028S" calcext:value-type="time">
            <text:p>00:00:00,028</text:p>
          </table:table-cell>
          <table:table-cell table:style-name="ce77"/>
          <table:table-cell table:style-name="ce93" table:formula="of:=LOOKUP([.A22]; RUNOFFSETSv31; SHIFTOFFSETSv31)" office:value-type="time" office:time-value="-PT00H35M14.55S" calcext:value-type="time">
            <text:p>-00:35:14,550</text:p>
          </table:table-cell>
          <table:table-cell table:formula="of:=LOOKUP([.A22]; RUNOFFSETSv40; SHIFTOFFSETSv40)" office:value-type="time" office:time-value="-PT00H35M14.533S" calcext:value-type="time">
            <text:p>-00:35:14,533</text:p>
          </table:table-cell>
          <table:table-cell table:formula="of:=[.H22]-[.G22]" office:value-type="time" office:time-value="PT00H00M00.017S" calcext:value-type="time">
            <text:p>00:00:00,017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2" calcext:value-type="float">
            <text:p>022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81S" calcext:value-type="time">
            <text:p>00:00:00,381</text:p>
          </table:table-cell>
          <table:table-cell table:style-name="ce93" office:value-type="time" office:time-value="PT00H00M00.399S" calcext:value-type="time">
            <text:p>00:00:00,399</text:p>
          </table:table-cell>
          <table:table-cell table:style-name="ce93" table:formula="of:=[.D23]-[.C23]" office:value-type="time" office:time-value="PT00H00M00.018S" calcext:value-type="time">
            <text:p>00:00:00,018</text:p>
          </table:table-cell>
          <table:table-cell table:style-name="ce76"/>
          <table:table-cell table:style-name="ce93" table:formula="of:=LOOKUP([.A23]; RUNOFFSETSv31; SHIFTOFFSETSv31)" office:value-type="time" office:time-value="-PT00H35M54.285S" calcext:value-type="time">
            <text:p>-00:35:54,285</text:p>
          </table:table-cell>
          <table:table-cell table:formula="of:=LOOKUP([.A23]; RUNOFFSETSv40; SHIFTOFFSETSv40)" office:value-type="time" office:time-value="-PT00H35M54.276S" calcext:value-type="time">
            <text:p>-00:35:54,276</text:p>
          </table:table-cell>
          <table:table-cell table:formula="of:=[.H23]-[.G23]" office:value-type="time" office:time-value="PT00H00M00.009S" calcext:value-type="time">
            <text:p>00:00:00,009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3" calcext:value-type="float">
            <text:p>023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61S" calcext:value-type="time">
            <text:p>00:00:00,461</text:p>
          </table:table-cell>
          <table:table-cell table:style-name="ce93" office:value-type="time" office:time-value="PT00H00M00.324S" calcext:value-type="time">
            <text:p>00:00:00,324</text:p>
          </table:table-cell>
          <table:table-cell table:style-name="ce93" table:formula="of:=[.D24]-[.C24]" office:value-type="time" office:time-value="-PT00H00M00.137S" calcext:value-type="time">
            <text:p>-00:00:00,137</text:p>
          </table:table-cell>
          <table:table-cell table:style-name="ce76"/>
          <table:table-cell table:style-name="ce93" table:formula="of:=LOOKUP([.A24]; RUNOFFSETSv31; SHIFTOFFSETSv31)" office:value-type="time" office:time-value="-PT00H36M14.961S" calcext:value-type="time">
            <text:p>-00:36:14,961</text:p>
          </table:table-cell>
          <table:table-cell table:formula="of:=LOOKUP([.A24]; RUNOFFSETSv40; SHIFTOFFSETSv40)" office:value-type="time" office:time-value="-PT00H36M14.937S" calcext:value-type="time">
            <text:p>-00:36:14,937</text:p>
          </table:table-cell>
          <table:table-cell table:formula="of:=[.H24]-[.G24]" office:value-type="time" office:time-value="PT00H00M00.024S" calcext:value-type="time">
            <text:p>00:00:00,024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4" calcext:value-type="float">
            <text:p>024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S" calcext:value-type="time">
            <text:p>00:00:00,500</text:p>
          </table:table-cell>
          <table:table-cell table:style-name="ce93" office:value-type="time" office:time-value="PT00H00M00.377S" calcext:value-type="time">
            <text:p>00:00:00,377</text:p>
          </table:table-cell>
          <table:table-cell table:style-name="ce93" table:formula="of:=[.D25]-[.C25]" office:value-type="time" office:time-value="-PT00H00M00.123S" calcext:value-type="time">
            <text:p>-00:00:00,123</text:p>
          </table:table-cell>
          <table:table-cell table:style-name="ce76"/>
          <table:table-cell table:style-name="ce93" table:formula="of:=LOOKUP([.A25]; RUNOFFSETSv31; SHIFTOFFSETSv31)" office:value-type="time" office:time-value="-PT00H36M15.101S" calcext:value-type="time">
            <text:p>-00:36:15,101</text:p>
          </table:table-cell>
          <table:table-cell table:formula="of:=LOOKUP([.A25]; RUNOFFSETSv40; SHIFTOFFSETSv40)" office:value-type="time" office:time-value="-PT00H36M15.093S" calcext:value-type="time">
            <text:p>-00:36:15,093</text:p>
          </table:table-cell>
          <table:table-cell table:formula="of:=[.H25]-[.G25]" office:value-type="time" office:time-value="PT00H00M00.008S" calcext:value-type="time">
            <text:p>00:00:00,008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5" calcext:value-type="float">
            <text:p>025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5S" calcext:value-type="time">
            <text:p>00:00:00,550</text:p>
          </table:table-cell>
          <table:table-cell table:style-name="ce93" office:value-type="time" office:time-value="PT00H00M00.38S" calcext:value-type="time">
            <text:p>00:00:00,380</text:p>
          </table:table-cell>
          <table:table-cell table:style-name="ce93" table:formula="of:=[.D26]-[.C26]" office:value-type="time" office:time-value="-PT00H00M00.17S" calcext:value-type="time">
            <text:p>-00:00:00,170</text:p>
          </table:table-cell>
          <table:table-cell table:style-name="ce76"/>
          <table:table-cell table:style-name="ce93" table:formula="of:=LOOKUP([.A26]; RUNOFFSETSv31; SHIFTOFFSETSv31)" office:value-type="time" office:time-value="-PT00H51M14.397S" calcext:value-type="time">
            <text:p>-00:51:14,397</text:p>
          </table:table-cell>
          <table:table-cell table:formula="of:=LOOKUP([.A26]; RUNOFFSETSv40; SHIFTOFFSETSv40)" office:value-type="time" office:time-value="-PT00H51M14.386S" calcext:value-type="time">
            <text:p>-00:51:14,386</text:p>
          </table:table-cell>
          <table:table-cell table:formula="of:=[.H26]-[.G26]" office:value-type="time" office:time-value="PT00H00M00.011S" calcext:value-type="time">
            <text:p>00:00:00,011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6" calcext:value-type="float">
            <text:p>026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92S" calcext:value-type="time">
            <text:p>00:00:00,592</text:p>
          </table:table-cell>
          <table:table-cell table:style-name="ce93" office:value-type="time" office:time-value="PT00H00M00.502S" calcext:value-type="time">
            <text:p>00:00:00,502</text:p>
          </table:table-cell>
          <table:table-cell table:style-name="ce93" table:formula="of:=[.D27]-[.C27]" office:value-type="time" office:time-value="-PT00H00M00.09S" calcext:value-type="time">
            <text:p>-00:00:00,090</text:p>
          </table:table-cell>
          <table:table-cell table:style-name="ce76"/>
          <table:table-cell table:style-name="ce93" table:formula="of:=LOOKUP([.A27]; RUNOFFSETSv31; SHIFTOFFSETSv31)" office:value-type="time" office:time-value="-PT00H51M16.366S" calcext:value-type="time">
            <text:p>-00:51:16,366</text:p>
          </table:table-cell>
          <table:table-cell table:formula="of:=LOOKUP([.A27]; RUNOFFSETSv40; SHIFTOFFSETSv40)" office:value-type="time" office:time-value="-PT00H51M16.345S" calcext:value-type="time">
            <text:p>-00:51:16,345</text:p>
          </table:table-cell>
          <table:table-cell table:formula="of:=[.H27]-[.G27]" office:value-type="time" office:time-value="PT00H00M00.021S" calcext:value-type="time">
            <text:p>00:00:00,021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7" calcext:value-type="float">
            <text:p>027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23S" calcext:value-type="time">
            <text:p>00:00:00,423</text:p>
          </table:table-cell>
          <table:table-cell table:style-name="ce93" office:value-type="time" office:time-value="PT00H00M00.264S" calcext:value-type="time">
            <text:p>00:00:00,264</text:p>
          </table:table-cell>
          <table:table-cell table:style-name="ce93" table:formula="of:=[.D28]-[.C28]" office:value-type="time" office:time-value="-PT00H00M00.159S" calcext:value-type="time">
            <text:p>-00:00:00,159</text:p>
          </table:table-cell>
          <table:table-cell table:style-name="ce76"/>
          <table:table-cell table:style-name="ce93" table:formula="of:=LOOKUP([.A28]; RUNOFFSETSv31; SHIFTOFFSETSv31)" office:value-type="time" office:time-value="-PT00H51M21.887S" calcext:value-type="time">
            <text:p>-00:51:21,887</text:p>
          </table:table-cell>
          <table:table-cell table:formula="of:=LOOKUP([.A28]; RUNOFFSETSv40; SHIFTOFFSETSv40)" office:value-type="time" office:time-value="-PT00H51M21.875S" calcext:value-type="time">
            <text:p>-00:51:21,875</text:p>
          </table:table-cell>
          <table:table-cell table:formula="of:=[.H28]-[.G28]" office:value-type="time" office:time-value="PT00H00M00.012S" calcext:value-type="time">
            <text:p>00:00:00,012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8" calcext:value-type="float">
            <text:p>028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S" calcext:value-type="time">
            <text:p>00:00:00,000</text:p>
          </table:table-cell>
          <table:table-cell table:style-name="ce93" office:value-type="time" office:time-value="PT00H00M02.901S" calcext:value-type="time">
            <text:p>00:00:02,901</text:p>
          </table:table-cell>
          <table:table-cell table:style-name="ce93" table:formula="of:=[.D29]-[.C29]" office:value-type="time" office:time-value="PT00H00M02.901S" calcext:value-type="time">
            <text:p>00:00:02,901</text:p>
          </table:table-cell>
          <table:table-cell table:style-name="ce76"/>
          <table:table-cell table:style-name="ce93" table:formula="of:=LOOKUP([.A29]; RUNOFFSETSv31; SHIFTOFFSETSv31)" office:value-type="time" office:time-value="-PT00H36M31.283S" calcext:value-type="time">
            <text:p>-00:36:31,283</text:p>
          </table:table-cell>
          <table:table-cell table:formula="of:=LOOKUP([.A29]; RUNOFFSETSv40; SHIFTOFFSETSv40)" office:value-type="time" office:time-value="-PT00H36M28.382S" calcext:value-type="time">
            <text:p>-00:36:28,382</text:p>
          </table:table-cell>
          <table:table-cell table:formula="of:=[.H29]-[.G29]" office:value-type="time" office:time-value="PT00H00M02.901S" calcext:value-type="time">
            <text:p>00:00:02,901</text:p>
          </table:table-cell>
          <table:table-cell table:number-columns-repeated="3"/>
        </table:table-row>
        <table:table-row table:style-name="ro1">
          <table:table-cell table:style-name="ce74" office:value-type="float" office:value="29" calcext:value-type="float">
            <text:p>029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86S" calcext:value-type="time">
            <text:p>00:00:00,386</text:p>
          </table:table-cell>
          <table:table-cell table:style-name="ce93" office:value-type="time" office:time-value="PT00H00M00.393S" calcext:value-type="time">
            <text:p>00:00:00,393</text:p>
          </table:table-cell>
          <table:table-cell table:style-name="ce93" table:formula="of:=[.D30]-[.C30]" office:value-type="time" office:time-value="PT00H00M00.007S" calcext:value-type="time">
            <text:p>00:00:00,007</text:p>
          </table:table-cell>
          <table:table-cell table:style-name="ce76"/>
          <table:table-cell table:style-name="ce93" table:formula="of:=LOOKUP([.A30]; RUNOFFSETSv31; SHIFTOFFSETSv31)" office:value-type="time" office:time-value="-PT00H37M10.851S" calcext:value-type="time">
            <text:p>-00:37:10,851</text:p>
          </table:table-cell>
          <table:table-cell table:formula="of:=LOOKUP([.A30]; RUNOFFSETSv40; SHIFTOFFSETSv40)" office:value-type="time" office:time-value="-PT00H37M07.966S" calcext:value-type="time">
            <text:p>-00:37:07,966</text:p>
          </table:table-cell>
          <table:table-cell table:formula="of:=[.H30]-[.G30]" office:value-type="time" office:time-value="PT00H00M02.885S" calcext:value-type="time">
            <text:p>00:00:02,885</text:p>
          </table:table-cell>
          <table:table-cell table:number-columns-repeated="3"/>
        </table:table-row>
        <table:table-row table:style-name="ro1">
          <table:table-cell table:style-name="ce74" office:value-type="float" office:value="30" calcext:value-type="float">
            <text:p>030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87S" calcext:value-type="time">
            <text:p>00:00:00,387</text:p>
          </table:table-cell>
          <table:table-cell table:style-name="ce93" office:value-type="time" office:time-value="PT00H00M00.411S" calcext:value-type="time">
            <text:p>00:00:00,411</text:p>
          </table:table-cell>
          <table:table-cell table:style-name="ce93" table:formula="of:=[.D31]-[.C31]" office:value-type="time" office:time-value="PT00H00M00.024S" calcext:value-type="time">
            <text:p>00:00:00,024</text:p>
          </table:table-cell>
          <table:table-cell table:style-name="ce76"/>
          <table:table-cell table:style-name="ce93" table:formula="of:=LOOKUP([.A31]; RUNOFFSETSv31; SHIFTOFFSETSv31)" office:value-type="time" office:time-value="-PT00H39M09.105S" calcext:value-type="time">
            <text:p>-00:39:09,105</text:p>
          </table:table-cell>
          <table:table-cell table:formula="of:=LOOKUP([.A31]; RUNOFFSETSv40; SHIFTOFFSETSv40)" office:value-type="time" office:time-value="-PT00H39M06.213S" calcext:value-type="time">
            <text:p>-00:39:06,213</text:p>
          </table:table-cell>
          <table:table-cell table:formula="of:=[.H31]-[.G31]" office:value-type="time" office:time-value="PT00H00M02.892S" calcext:value-type="time">
            <text:p>00:00:02,892</text:p>
          </table:table-cell>
          <table:table-cell table:number-columns-repeated="3"/>
        </table:table-row>
        <table:table-row table:style-name="ro1">
          <table:table-cell table:style-name="ce74" office:value-type="float" office:value="31" calcext:value-type="float">
            <text:p>031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54S" calcext:value-type="time">
            <text:p>00:00:00,554</text:p>
          </table:table-cell>
          <table:table-cell table:style-name="ce93" office:value-type="time" office:time-value="PT00H00M00.466S" calcext:value-type="time">
            <text:p>00:00:00,466</text:p>
          </table:table-cell>
          <table:table-cell table:style-name="ce93" table:formula="of:=[.D32]-[.C32]" office:value-type="time" office:time-value="-PT00H00M00.088S" calcext:value-type="time">
            <text:p>-00:00:00,088</text:p>
          </table:table-cell>
          <table:table-cell table:style-name="ce76"/>
          <table:table-cell table:style-name="ce93" table:formula="of:=LOOKUP([.A32]; RUNOFFSETSv31; SHIFTOFFSETSv31)" office:value-type="time" office:time-value="-PT00H39M57.514S" calcext:value-type="time">
            <text:p>-00:39:57,514</text:p>
          </table:table-cell>
          <table:table-cell table:formula="of:=LOOKUP([.A32]; RUNOFFSETSv40; SHIFTOFFSETSv40)" office:value-type="time" office:time-value="-PT00H39M54.704S" calcext:value-type="time">
            <text:p>-00:39:54,704</text:p>
          </table:table-cell>
          <table:table-cell table:formula="of:=[.H32]-[.G32]" office:value-type="time" office:time-value="PT00H00M02.81S" calcext:value-type="time">
            <text:p>00:00:02,810</text:p>
          </table:table-cell>
          <table:table-cell table:number-columns-repeated="3"/>
        </table:table-row>
        <table:table-row table:style-name="ro1">
          <table:table-cell table:style-name="ce74" office:value-type="float" office:value="32" calcext:value-type="float">
            <text:p>032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45S" calcext:value-type="time">
            <text:p>00:00:00,545</text:p>
          </table:table-cell>
          <table:table-cell table:style-name="ce93" office:value-type="time" office:time-value="PT00H00M00.381S" calcext:value-type="time">
            <text:p>00:00:00,381</text:p>
          </table:table-cell>
          <table:table-cell table:style-name="ce93" table:formula="of:=[.D33]-[.C33]" office:value-type="time" office:time-value="-PT00H00M00.164S" calcext:value-type="time">
            <text:p>-00:00:00,164</text:p>
          </table:table-cell>
          <table:table-cell table:style-name="ce76"/>
          <table:table-cell table:style-name="ce93" table:formula="of:=LOOKUP([.A33]; RUNOFFSETSv31; SHIFTOFFSETSv31)" office:value-type="time" office:time-value="-PT00H40M08.938S" calcext:value-type="time">
            <text:p>-00:40:08,938</text:p>
          </table:table-cell>
          <table:table-cell table:formula="of:=LOOKUP([.A33]; RUNOFFSETSv40; SHIFTOFFSETSv40)" office:value-type="time" office:time-value="-PT00H40M06.134S" calcext:value-type="time">
            <text:p>-00:40:06,134</text:p>
          </table:table-cell>
          <table:table-cell table:formula="of:=[.H33]-[.G33]" office:value-type="time" office:time-value="PT00H00M02.804S" calcext:value-type="time">
            <text:p>00:00:02,804</text:p>
          </table:table-cell>
          <table:table-cell table:number-columns-repeated="3"/>
        </table:table-row>
        <table:table-row table:style-name="ro1">
          <table:table-cell table:style-name="ce74" office:value-type="float" office:value="33" calcext:value-type="float">
            <text:p>033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23S" calcext:value-type="time">
            <text:p>00:00:00,423</text:p>
          </table:table-cell>
          <table:table-cell table:style-name="ce93" office:value-type="time" office:time-value="PT00H00M00.289S" calcext:value-type="time">
            <text:p>00:00:00,289</text:p>
          </table:table-cell>
          <table:table-cell table:style-name="ce93" table:formula="of:=[.D34]-[.C34]" office:value-type="time" office:time-value="-PT00H00M00.134S" calcext:value-type="time">
            <text:p>-00:00:00,134</text:p>
          </table:table-cell>
          <table:table-cell table:style-name="ce76"/>
          <table:table-cell table:style-name="ce93" table:formula="of:=LOOKUP([.A34]; RUNOFFSETSv31; SHIFTOFFSETSv31)" office:value-type="time" office:time-value="-PT00H41M42.283S" calcext:value-type="time">
            <text:p>-00:41:42,283</text:p>
          </table:table-cell>
          <table:table-cell table:formula="of:=LOOKUP([.A34]; RUNOFFSETSv40; SHIFTOFFSETSv40)" office:value-type="time" office:time-value="-PT00H41M39.469S" calcext:value-type="time">
            <text:p>-00:41:39,469</text:p>
          </table:table-cell>
          <table:table-cell table:formula="of:=[.H34]-[.G34]" office:value-type="time" office:time-value="PT00H00M02.814S" calcext:value-type="time">
            <text:p>00:00:02,814</text:p>
          </table:table-cell>
          <table:table-cell table:number-columns-repeated="3"/>
        </table:table-row>
        <table:table-row table:style-name="ro1">
          <table:table-cell table:style-name="ce74" office:value-type="float" office:value="34" calcext:value-type="float">
            <text:p>034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48S" calcext:value-type="time">
            <text:p>00:00:00,548</text:p>
          </table:table-cell>
          <table:table-cell table:style-name="ce93" office:value-type="time" office:time-value="PT00H00M00.457S" calcext:value-type="time">
            <text:p>00:00:00,457</text:p>
          </table:table-cell>
          <table:table-cell table:style-name="ce93" table:formula="of:=[.D35]-[.C35]" office:value-type="time" office:time-value="-PT00H00M00.091S" calcext:value-type="time">
            <text:p>-00:00:00,091</text:p>
          </table:table-cell>
          <table:table-cell table:style-name="ce76"/>
          <table:table-cell table:style-name="ce93" table:formula="of:=LOOKUP([.A35]; RUNOFFSETSv31; SHIFTOFFSETSv31)" office:value-type="time" office:time-value="-PT00H41M57.514S" calcext:value-type="time">
            <text:p>-00:41:57,514</text:p>
          </table:table-cell>
          <table:table-cell table:formula="of:=LOOKUP([.A35]; RUNOFFSETSv40; SHIFTOFFSETSv40)" office:value-type="time" office:time-value="-PT00H41M54.707S" calcext:value-type="time">
            <text:p>-00:41:54,707</text:p>
          </table:table-cell>
          <table:table-cell table:formula="of:=[.H35]-[.G35]" office:value-type="time" office:time-value="PT00H00M02.807S" calcext:value-type="time">
            <text:p>00:00:02,807</text:p>
          </table:table-cell>
          <table:table-cell table:number-columns-repeated="3"/>
        </table:table-row>
        <table:table-row table:style-name="ro1">
          <table:table-cell table:style-name="ce74" office:value-type="float" office:value="35" calcext:value-type="float">
            <text:p>035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35S" calcext:value-type="time">
            <text:p>00:00:00,435</text:p>
          </table:table-cell>
          <table:table-cell table:style-name="ce93" office:value-type="time" office:time-value="PT00H00M00.472S" calcext:value-type="time">
            <text:p>00:00:00,472</text:p>
          </table:table-cell>
          <table:table-cell table:style-name="ce93" table:formula="of:=[.D36]-[.C36]" office:value-type="time" office:time-value="PT00H00M00.037S" calcext:value-type="time">
            <text:p>00:00:00,037</text:p>
          </table:table-cell>
          <table:table-cell table:style-name="ce76"/>
          <table:table-cell table:style-name="ce93" table:formula="of:=LOOKUP([.A36]; RUNOFFSETSv31; SHIFTOFFSETSv31)" office:value-type="time" office:time-value="-PT00H42M13.778S" calcext:value-type="time">
            <text:p>-00:42:13,778</text:p>
          </table:table-cell>
          <table:table-cell table:formula="of:=LOOKUP([.A36]; RUNOFFSETSv40; SHIFTOFFSETSv40)" office:value-type="time" office:time-value="-PT00H42M10.963S" calcext:value-type="time">
            <text:p>-00:42:10,963</text:p>
          </table:table-cell>
          <table:table-cell table:formula="of:=[.H36]-[.G36]" office:value-type="time" office:time-value="PT00H00M02.815S" calcext:value-type="time">
            <text:p>00:00:02,815</text:p>
          </table:table-cell>
          <table:table-cell table:number-columns-repeated="3"/>
        </table:table-row>
        <table:table-row table:style-name="ro1">
          <table:table-cell table:style-name="ce74" office:value-type="float" office:value="36" calcext:value-type="float">
            <text:p>036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41S" calcext:value-type="time">
            <text:p>00:00:00,441</text:p>
          </table:table-cell>
          <table:table-cell table:style-name="ce93" office:value-type="time" office:time-value="PT00H00M00.411S" calcext:value-type="time">
            <text:p>00:00:00,411</text:p>
          </table:table-cell>
          <table:table-cell table:style-name="ce93" table:formula="of:=[.D37]-[.C37]" office:value-type="time" office:time-value="-PT00H00M00.03S" calcext:value-type="time">
            <text:p>-00:00:00,030</text:p>
          </table:table-cell>
          <table:table-cell table:style-name="ce76"/>
          <table:table-cell table:style-name="ce93" table:formula="of:=LOOKUP([.A37]; RUNOFFSETSv31; SHIFTOFFSETSv31)" office:value-type="time" office:time-value="-PT00H42M19.781S" calcext:value-type="time">
            <text:p>-00:42:19,781</text:p>
          </table:table-cell>
          <table:table-cell table:formula="of:=LOOKUP([.A37]; RUNOFFSETSv40; SHIFTOFFSETSv40)" office:value-type="time" office:time-value="-PT00H42M16.982S" calcext:value-type="time">
            <text:p>-00:42:16,982</text:p>
          </table:table-cell>
          <table:table-cell table:formula="of:=[.H37]-[.G37]" office:value-type="time" office:time-value="PT00H00M02.799S" calcext:value-type="time">
            <text:p>00:00:02,799</text:p>
          </table:table-cell>
          <table:table-cell table:number-columns-repeated="3"/>
        </table:table-row>
        <table:table-row table:style-name="ro1">
          <table:table-cell table:style-name="ce74" office:value-type="float" office:value="37" calcext:value-type="float">
            <text:p>037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12S" calcext:value-type="time">
            <text:p>00:00:00,512</text:p>
          </table:table-cell>
          <table:table-cell table:style-name="ce93" office:value-type="time" office:time-value="PT00H00M00.356S" calcext:value-type="time">
            <text:p>00:00:00,356</text:p>
          </table:table-cell>
          <table:table-cell table:style-name="ce93" table:formula="of:=[.D38]-[.C38]" office:value-type="time" office:time-value="-PT00H00M00.156S" calcext:value-type="time">
            <text:p>-00:00:00,156</text:p>
          </table:table-cell>
          <table:table-cell table:style-name="ce76"/>
          <table:table-cell table:style-name="ce93" table:formula="of:=LOOKUP([.A38]; RUNOFFSETSv31; SHIFTOFFSETSv31)" office:value-type="time" office:time-value="-PT00H42M24.485S" calcext:value-type="time">
            <text:p>-00:42:24,485</text:p>
          </table:table-cell>
          <table:table-cell table:formula="of:=LOOKUP([.A38]; RUNOFFSETSv40; SHIFTOFFSETSv40)" office:value-type="time" office:time-value="-PT00H42M21.683S" calcext:value-type="time">
            <text:p>-00:42:21,683</text:p>
          </table:table-cell>
          <table:table-cell table:formula="of:=[.H38]-[.G38]" office:value-type="time" office:time-value="PT00H00M02.802S" calcext:value-type="time">
            <text:p>00:00:02,802</text:p>
          </table:table-cell>
          <table:table-cell table:number-columns-repeated="3"/>
        </table:table-row>
        <table:table-row table:style-name="ro1">
          <table:table-cell table:style-name="ce74" office:value-type="float" office:value="38" calcext:value-type="float">
            <text:p>038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08S" calcext:value-type="time">
            <text:p>00:00:00,508</text:p>
          </table:table-cell>
          <table:table-cell table:style-name="ce93" office:value-type="time" office:time-value="PT00H00M00.362S" calcext:value-type="time">
            <text:p>00:00:00,362</text:p>
          </table:table-cell>
          <table:table-cell table:style-name="ce93" table:formula="of:=[.D39]-[.C39]" office:value-type="time" office:time-value="-PT00H00M00.146S" calcext:value-type="time">
            <text:p>-00:00:00,146</text:p>
          </table:table-cell>
          <table:table-cell table:style-name="ce76"/>
          <table:table-cell table:style-name="ce93" table:formula="of:=LOOKUP([.A39]; RUNOFFSETSv31; SHIFTOFFSETSv31)" office:value-type="time" office:time-value="-PT00H42M24.489S" calcext:value-type="time">
            <text:p>-00:42:24,489</text:p>
          </table:table-cell>
          <table:table-cell table:formula="of:=LOOKUP([.A39]; RUNOFFSETSv40; SHIFTOFFSETSv40)" office:value-type="time" office:time-value="-PT00H42M21.677S" calcext:value-type="time">
            <text:p>-00:42:21,677</text:p>
          </table:table-cell>
          <table:table-cell table:formula="of:=[.H39]-[.G39]" office:value-type="time" office:time-value="PT00H00M02.812S" calcext:value-type="time">
            <text:p>00:00:02,812</text:p>
          </table:table-cell>
          <table:table-cell table:number-columns-repeated="3"/>
        </table:table-row>
        <table:table-row table:style-name="ro1">
          <table:table-cell table:style-name="ce74" office:value-type="float" office:value="39" calcext:value-type="float">
            <text:p>039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3S" calcext:value-type="time">
            <text:p>00:00:00,430</text:p>
          </table:table-cell>
          <table:table-cell table:style-name="ce93" office:value-type="time" office:time-value="PT00H00M00.443S" calcext:value-type="time">
            <text:p>00:00:00,443</text:p>
          </table:table-cell>
          <table:table-cell table:style-name="ce93" table:formula="of:=[.D40]-[.C40]" office:value-type="time" office:time-value="PT00H00M00.013S" calcext:value-type="time">
            <text:p>00:00:00,013</text:p>
          </table:table-cell>
          <table:table-cell table:style-name="ce76"/>
          <table:table-cell table:style-name="ce93" table:formula="of:=LOOKUP([.A40]; RUNOFFSETSv31; SHIFTOFFSETSv31)" office:value-type="time" office:time-value="-PT00H43M24.126S" calcext:value-type="time">
            <text:p>-00:43:24,126</text:p>
          </table:table-cell>
          <table:table-cell table:formula="of:=LOOKUP([.A40]; RUNOFFSETSv40; SHIFTOFFSETSv40)" office:value-type="time" office:time-value="-PT00H43M21.315S" calcext:value-type="time">
            <text:p>-00:43:21,315</text:p>
          </table:table-cell>
          <table:table-cell table:formula="of:=[.H40]-[.G40]" office:value-type="time" office:time-value="PT00H00M02.811S" calcext:value-type="time">
            <text:p>00:00:02,811</text:p>
          </table:table-cell>
          <table:table-cell table:number-columns-repeated="3"/>
        </table:table-row>
        <table:table-row table:style-name="ro1">
          <table:table-cell table:style-name="ce74" office:value-type="float" office:value="40" calcext:value-type="float">
            <text:p>040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64S" calcext:value-type="time">
            <text:p>00:00:00,564</text:p>
          </table:table-cell>
          <table:table-cell table:style-name="ce93" office:value-type="time" office:time-value="PT00H00M00.457S" calcext:value-type="time">
            <text:p>00:00:00,457</text:p>
          </table:table-cell>
          <table:table-cell table:style-name="ce93" table:formula="of:=[.D41]-[.C41]" office:value-type="time" office:time-value="-PT00H00M00.107S" calcext:value-type="time">
            <text:p>-00:00:00,107</text:p>
          </table:table-cell>
          <table:table-cell table:style-name="ce76"/>
          <table:table-cell table:style-name="ce93" table:formula="of:=LOOKUP([.A41]; RUNOFFSETSv31; SHIFTOFFSETSv31)" office:value-type="time" office:time-value="-PT00H43M31.056S" calcext:value-type="time">
            <text:p>-00:43:31,056</text:p>
          </table:table-cell>
          <table:table-cell table:formula="of:=LOOKUP([.A41]; RUNOFFSETSv40; SHIFTOFFSETSv40)" office:value-type="time" office:time-value="-PT00H43M28.245S" calcext:value-type="time">
            <text:p>-00:43:28,245</text:p>
          </table:table-cell>
          <table:table-cell table:formula="of:=[.H41]-[.G41]" office:value-type="time" office:time-value="PT00H00M02.811S" calcext:value-type="time">
            <text:p>00:00:02,811</text:p>
          </table:table-cell>
          <table:table-cell table:number-columns-repeated="3"/>
        </table:table-row>
        <table:table-row table:style-name="ro1">
          <table:table-cell table:style-name="ce74" office:value-type="float" office:value="41" calcext:value-type="float">
            <text:p>041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97S" calcext:value-type="time">
            <text:p>00:00:00,597</text:p>
          </table:table-cell>
          <table:table-cell table:style-name="ce93" office:value-type="time" office:time-value="PT00H00M00.46S" calcext:value-type="time">
            <text:p>00:00:00,460</text:p>
          </table:table-cell>
          <table:table-cell table:style-name="ce93" table:formula="of:=[.D42]-[.C42]" office:value-type="time" office:time-value="-PT00H00M00.137S" calcext:value-type="time">
            <text:p>-00:00:00,137</text:p>
          </table:table-cell>
          <table:table-cell table:style-name="ce76"/>
          <table:table-cell table:style-name="ce93" table:formula="of:=LOOKUP([.A42]; RUNOFFSETSv31; SHIFTOFFSETSv31)" office:value-type="time" office:time-value="-PT00H43M37.682S" calcext:value-type="time">
            <text:p>-00:43:37,682</text:p>
          </table:table-cell>
          <table:table-cell table:formula="of:=LOOKUP([.A42]; RUNOFFSETSv40; SHIFTOFFSETSv40)" office:value-type="time" office:time-value="-PT00H43M34.871S" calcext:value-type="time">
            <text:p>-00:43:34,871</text:p>
          </table:table-cell>
          <table:table-cell table:formula="of:=[.H42]-[.G42]" office:value-type="time" office:time-value="PT00H00M02.811S" calcext:value-type="time">
            <text:p>00:00:02,811</text:p>
          </table:table-cell>
          <table:table-cell table:number-columns-repeated="3"/>
        </table:table-row>
        <table:table-row table:style-name="ro1">
          <table:table-cell table:style-name="ce74" office:value-type="float" office:value="42" calcext:value-type="float">
            <text:p>042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74S" calcext:value-type="time">
            <text:p>00:00:00,574</text:p>
          </table:table-cell>
          <table:table-cell table:style-name="ce93" office:value-type="time" office:time-value="PT00H00M00.466S" calcext:value-type="time">
            <text:p>00:00:00,466</text:p>
          </table:table-cell>
          <table:table-cell table:style-name="ce93" table:formula="of:=[.D43]-[.C43]" office:value-type="time" office:time-value="-PT00H00M00.108S" calcext:value-type="time">
            <text:p>-00:00:00,108</text:p>
          </table:table-cell>
          <table:table-cell table:style-name="ce76"/>
          <table:table-cell table:style-name="ce93" table:formula="of:=LOOKUP([.A43]; RUNOFFSETSv31; SHIFTOFFSETSv31)" office:value-type="time" office:time-value="-PT00H44M45.741S" calcext:value-type="time">
            <text:p>-00:44:45,741</text:p>
          </table:table-cell>
          <table:table-cell table:formula="of:=LOOKUP([.A43]; RUNOFFSETSv40; SHIFTOFFSETSv40)" office:value-type="time" office:time-value="-PT00H44M42.941S" calcext:value-type="time">
            <text:p>-00:44:42,941</text:p>
          </table:table-cell>
          <table:table-cell table:formula="of:=[.H43]-[.G43]" office:value-type="time" office:time-value="PT00H00M02.8S" calcext:value-type="time">
            <text:p>00:00:02,800</text:p>
          </table:table-cell>
          <table:table-cell table:number-columns-repeated="3"/>
        </table:table-row>
        <table:table-row table:style-name="ro1">
          <table:table-cell table:style-name="ce74" office:value-type="float" office:value="43" calcext:value-type="float">
            <text:p>043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06S" calcext:value-type="time">
            <text:p>00:00:00,406</text:p>
          </table:table-cell>
          <table:table-cell table:style-name="ce93" office:value-type="time" office:time-value="PT00H00M00.319S" calcext:value-type="time">
            <text:p>00:00:00,319</text:p>
          </table:table-cell>
          <table:table-cell table:style-name="ce93" table:formula="of:=[.D44]-[.C44]" office:value-type="time" office:time-value="-PT00H00M00.087S" calcext:value-type="time">
            <text:p>-00:00:00,087</text:p>
          </table:table-cell>
          <table:table-cell table:style-name="ce76"/>
          <table:table-cell table:style-name="ce93" table:formula="of:=LOOKUP([.A44]; RUNOFFSETSv31; SHIFTOFFSETSv31)" office:value-type="time" office:time-value="-PT00H47M04.387S" calcext:value-type="time">
            <text:p>-00:47:04,387</text:p>
          </table:table-cell>
          <table:table-cell table:formula="of:=LOOKUP([.A44]; RUNOFFSETSv40; SHIFTOFFSETSv40)" office:value-type="time" office:time-value="-PT00H47M01.576S" calcext:value-type="time">
            <text:p>-00:47:01,576</text:p>
          </table:table-cell>
          <table:table-cell table:formula="of:=[.H44]-[.G44]" office:value-type="time" office:time-value="PT00H00M02.811S" calcext:value-type="time">
            <text:p>00:00:02,811</text:p>
          </table:table-cell>
          <table:table-cell table:number-columns-repeated="3"/>
        </table:table-row>
        <table:table-row table:style-name="ro1">
          <table:table-cell table:style-name="ce74" office:value-type="float" office:value="44" calcext:value-type="float">
            <text:p>044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02S" calcext:value-type="time">
            <text:p>00:00:00,502</text:p>
          </table:table-cell>
          <table:table-cell table:style-name="ce93" office:value-type="time" office:time-value="PT00H00M00.435S" calcext:value-type="time">
            <text:p>00:00:00,435</text:p>
          </table:table-cell>
          <table:table-cell table:style-name="ce93" table:formula="of:=[.D45]-[.C45]" office:value-type="time" office:time-value="-PT00H00M00.067S" calcext:value-type="time">
            <text:p>-00:00:00,067</text:p>
          </table:table-cell>
          <table:table-cell table:style-name="ce76"/>
          <table:table-cell table:style-name="ce93" table:formula="of:=LOOKUP([.A45]; RUNOFFSETSv31; SHIFTOFFSETSv31)" office:value-type="time" office:time-value="-PT00H49M59.059S" calcext:value-type="time">
            <text:p>-00:49:59,059</text:p>
          </table:table-cell>
          <table:table-cell table:formula="of:=LOOKUP([.A45]; RUNOFFSETSv40; SHIFTOFFSETSv40)" office:value-type="time" office:time-value="-PT00H49M56.248S" calcext:value-type="time">
            <text:p>-00:49:56,248</text:p>
          </table:table-cell>
          <table:table-cell table:formula="of:=[.H45]-[.G45]" office:value-type="time" office:time-value="PT00H00M02.811S" calcext:value-type="time">
            <text:p>00:00:02,811</text:p>
          </table:table-cell>
          <table:table-cell table:number-columns-repeated="3"/>
        </table:table-row>
        <table:table-row table:style-name="ro1">
          <table:table-cell table:style-name="ce74" office:value-type="float" office:value="45" calcext:value-type="float">
            <text:p>045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S" calcext:value-type="time">
            <text:p>00:00:00,000</text:p>
          </table:table-cell>
          <table:table-cell table:style-name="ce93" office:value-type="time" office:time-value="PT00H00M02.811S" calcext:value-type="time">
            <text:p>00:00:02,811</text:p>
          </table:table-cell>
          <table:table-cell table:style-name="ce93" table:formula="of:=[.D46]-[.C46]" office:value-type="time" office:time-value="PT00H00M02.811S" calcext:value-type="time">
            <text:p>00:00:02,811</text:p>
          </table:table-cell>
          <table:table-cell table:style-name="ce76"/>
          <table:table-cell table:style-name="ce93" table:formula="of:=LOOKUP([.A46]; RUNOFFSETSv31; SHIFTOFFSETSv31)" office:value-type="time" office:time-value="PT01H40M23.544S" calcext:value-type="time">
            <text:p>01:40:23,544</text:p>
          </table:table-cell>
          <table:table-cell table:formula="of:=LOOKUP([.A46]; RUNOFFSETSv40; SHIFTOFFSETSv40)" office:value-type="time" office:time-value="PT01H40M26.355S" calcext:value-type="time">
            <text:p>01:40:26,355</text:p>
          </table:table-cell>
          <table:table-cell table:formula="of:=[.H46]-[.G46]" office:value-type="time" office:time-value="PT00H00M02.811S" calcext:value-type="time">
            <text:p>00:00:02,811</text:p>
          </table:table-cell>
          <table:table-cell table:number-columns-repeated="3"/>
        </table:table-row>
        <table:table-row table:style-name="ro1">
          <table:table-cell table:style-name="ce74" office:value-type="float" office:value="46" calcext:value-type="float">
            <text:p>046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S" calcext:value-type="time">
            <text:p>00:00:00,000</text:p>
          </table:table-cell>
          <table:table-cell table:style-name="ce93" office:value-type="time" office:time-value="PT00H00M02.811S" calcext:value-type="time">
            <text:p>00:00:02,811</text:p>
          </table:table-cell>
          <table:table-cell table:style-name="ce93" table:formula="of:=[.D47]-[.C47]" office:value-type="time" office:time-value="PT00H00M02.811S" calcext:value-type="time">
            <text:p>00:00:02,811</text:p>
          </table:table-cell>
          <table:table-cell table:style-name="ce76"/>
          <table:table-cell table:style-name="ce93" table:formula="of:=LOOKUP([.A47]; RUNOFFSETSv31; SHIFTOFFSETSv31)" office:value-type="time" office:time-value="PT01H38M38.476S" calcext:value-type="time">
            <text:p>01:38:38,476</text:p>
          </table:table-cell>
          <table:table-cell table:formula="of:=LOOKUP([.A47]; RUNOFFSETSv40; SHIFTOFFSETSv40)" office:value-type="time" office:time-value="PT01H38M41.287S" calcext:value-type="time">
            <text:p>01:38:41,287</text:p>
          </table:table-cell>
          <table:table-cell table:formula="of:=[.H47]-[.G47]" office:value-type="time" office:time-value="PT00H00M02.811S" calcext:value-type="time">
            <text:p>00:00:02,811</text:p>
          </table:table-cell>
          <table:table-cell table:number-columns-repeated="3"/>
        </table:table-row>
        <table:table-row table:style-name="ro1">
          <table:table-cell table:style-name="ce74" office:value-type="float" office:value="47" calcext:value-type="float">
            <text:p>047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5S" calcext:value-type="time">
            <text:p>00:00:00,450</text:p>
          </table:table-cell>
          <table:table-cell table:style-name="ce93" office:value-type="time" office:time-value="PT00H00M00.348S" calcext:value-type="time">
            <text:p>00:00:00,348</text:p>
          </table:table-cell>
          <table:table-cell table:style-name="ce93" table:formula="of:=[.D48]-[.C48]" office:value-type="time" office:time-value="-PT00H00M00.102S" calcext:value-type="time">
            <text:p>-00:00:00,102</text:p>
          </table:table-cell>
          <table:table-cell table:style-name="ce76"/>
          <table:table-cell table:style-name="ce93" table:formula="of:=LOOKUP([.A48]; RUNOFFSETSv31; SHIFTOFFSETSv31)" office:value-type="time" office:time-value="PT01H36M44.668S" calcext:value-type="time">
            <text:p>01:36:44,668</text:p>
          </table:table-cell>
          <table:table-cell table:formula="of:=LOOKUP([.A48]; RUNOFFSETSv40; SHIFTOFFSETSv40)" office:value-type="time" office:time-value="PT01H36M47.484S" calcext:value-type="time">
            <text:p>01:36:47,484</text:p>
          </table:table-cell>
          <table:table-cell table:formula="of:=[.H48]-[.G48]" office:value-type="time" office:time-value="PT00H00M02.816S" calcext:value-type="time">
            <text:p>00:00:02,816</text:p>
          </table:table-cell>
          <table:table-cell table:number-columns-repeated="3"/>
        </table:table-row>
        <table:table-row table:style-name="ro1">
          <table:table-cell table:style-name="ce74" office:value-type="float" office:value="48" calcext:value-type="float">
            <text:p>048</text:p>
          </table:table-cell>
          <table:table-cell table:style-name="ce76" office:value-type="string" calcext:value-type="string">
            <text:p>EXT</text:p>
          </table:table-cell>
          <table:table-cell table:style-name="ce93" office:value-type="time" office:time-value="PT00H00M00.274S" calcext:value-type="time">
            <text:p>00:00:00,274</text:p>
          </table:table-cell>
          <table:table-cell table:style-name="ce93" office:value-type="time" office:time-value="PT00H00M00.137S" calcext:value-type="time">
            <text:p>00:00:00,137</text:p>
          </table:table-cell>
          <table:table-cell table:style-name="ce93" table:formula="of:=[.D49]-[.C49]" office:value-type="time" office:time-value="-PT00H00M00.137S" calcext:value-type="time">
            <text:p>-00:00:00,137</text:p>
          </table:table-cell>
          <table:table-cell table:style-name="ce76"/>
          <table:table-cell table:style-name="ce93" table:formula="of:=LOOKUP([.A49]; RUNOFFSETSv31; SHIFTOFFSETSv31)" office:value-type="time" office:time-value="PT01H33M03.844S" calcext:value-type="time">
            <text:p>01:33:03,844</text:p>
          </table:table-cell>
          <table:table-cell table:formula="of:=LOOKUP([.A49]; RUNOFFSETSv40; SHIFTOFFSETSv40)" office:value-type="time" office:time-value="PT01H33M06.665S" calcext:value-type="time">
            <text:p>01:33:06,665</text:p>
          </table:table-cell>
          <table:table-cell table:formula="of:=[.H49]-[.G49]" office:value-type="time" office:time-value="PT00H00M02.821S" calcext:value-type="time">
            <text:p>00:00:02,821</text:p>
          </table:table-cell>
          <table:table-cell table:number-columns-repeated="3"/>
        </table:table-row>
        <table:table-row table:style-name="ro1">
          <table:table-cell table:style-name="ce74" office:value-type="float" office:value="49" calcext:value-type="float">
            <text:p>049</text:p>
          </table:table-cell>
          <table:table-cell table:style-name="ce76" office:value-type="string" calcext:value-type="string">
            <text:p>EXT</text:p>
          </table:table-cell>
          <table:table-cell table:style-name="ce93" office:value-type="time" office:time-value="PT00H00M00.357S" calcext:value-type="time">
            <text:p>00:00:00,357</text:p>
          </table:table-cell>
          <table:table-cell table:style-name="ce93" office:value-type="time" office:time-value="PT00H00M00.22S" calcext:value-type="time">
            <text:p>00:00:00,220</text:p>
          </table:table-cell>
          <table:table-cell table:style-name="ce93" table:formula="of:=[.D50]-[.C50]" office:value-type="time" office:time-value="-PT00H00M00.137S" calcext:value-type="time">
            <text:p>-00:00:00,137</text:p>
          </table:table-cell>
          <table:table-cell table:style-name="ce76"/>
          <table:table-cell table:style-name="ce93" table:formula="of:=LOOKUP([.A50]; RUNOFFSETSv31; SHIFTOFFSETSv31)" office:value-type="time" office:time-value="PT01H33M03.398S" calcext:value-type="time">
            <text:p>01:33:03,398</text:p>
          </table:table-cell>
          <table:table-cell table:formula="of:=LOOKUP([.A50]; RUNOFFSETSv40; SHIFTOFFSETSv40)" office:value-type="time" office:time-value="PT01H33M06.209S" calcext:value-type="time">
            <text:p>01:33:06,209</text:p>
          </table:table-cell>
          <table:table-cell table:formula="of:=[.H50]-[.G50]" office:value-type="time" office:time-value="PT00H00M02.811S" calcext:value-type="time">
            <text:p>00:00:02,811</text:p>
          </table:table-cell>
          <table:table-cell table:number-columns-repeated="3"/>
        </table:table-row>
        <table:table-row table:style-name="ro1">
          <table:table-cell table:style-name="ce74" office:value-type="float" office:value="50" calcext:value-type="float">
            <text:p>050</text:p>
          </table:table-cell>
          <table:table-cell table:style-name="ce76" office:value-type="string" calcext:value-type="string">
            <text:p>EXT</text:p>
          </table:table-cell>
          <table:table-cell table:style-name="ce93" office:value-type="time" office:time-value="PT00H00M00.388S" calcext:value-type="time">
            <text:p>00:00:00,388</text:p>
          </table:table-cell>
          <table:table-cell table:style-name="ce93" office:value-type="time" office:time-value="PT00H00M00.229S" calcext:value-type="time">
            <text:p>00:00:00,229</text:p>
          </table:table-cell>
          <table:table-cell table:style-name="ce93" table:formula="of:=[.D51]-[.C51]" office:value-type="time" office:time-value="-PT00H00M00.159S" calcext:value-type="time">
            <text:p>-00:00:00,159</text:p>
          </table:table-cell>
          <table:table-cell table:style-name="ce76"/>
          <table:table-cell table:style-name="ce93" table:formula="of:=LOOKUP([.A51]; RUNOFFSETSv31; SHIFTOFFSETSv31)" office:value-type="time" office:time-value="PT01H32M47.984S" calcext:value-type="time">
            <text:p>01:32:47,984</text:p>
          </table:table-cell>
          <table:table-cell table:formula="of:=LOOKUP([.A51]; RUNOFFSETSv40; SHIFTOFFSETSv40)" office:value-type="time" office:time-value="PT01H32M47.42S" calcext:value-type="time">
            <text:p>01:32:47,420</text:p>
          </table:table-cell>
          <table:table-cell table:formula="of:=[.H51]-[.G51]" office:value-type="time" office:time-value="-PT00H00M00.564S" calcext:value-type="time">
            <text:p>-00:00:00,564</text:p>
          </table:table-cell>
          <table:table-cell table:number-columns-repeated="3"/>
        </table:table-row>
        <table:table-row table:style-name="ro1">
          <table:table-cell table:style-name="ce74" office:value-type="float" office:value="51" calcext:value-type="float">
            <text:p>051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53S" calcext:value-type="time">
            <text:p>00:00:00,553</text:p>
          </table:table-cell>
          <table:table-cell table:style-name="ce93" office:value-type="time" office:time-value="PT00H00M00.406S" calcext:value-type="time">
            <text:p>00:00:00,406</text:p>
          </table:table-cell>
          <table:table-cell table:style-name="ce93" table:formula="of:=[.D52]-[.C52]" office:value-type="time" office:time-value="-PT00H00M00.147S" calcext:value-type="time">
            <text:p>-00:00:00,147</text:p>
          </table:table-cell>
          <table:table-cell table:style-name="ce76"/>
          <table:table-cell table:style-name="ce93" table:formula="of:=LOOKUP([.A52]; RUNOFFSETSv31; SHIFTOFFSETSv31)" office:value-type="time" office:time-value="PT01H38M22.868S" calcext:value-type="time">
            <text:p>01:38:22,868</text:p>
          </table:table-cell>
          <table:table-cell table:formula="of:=LOOKUP([.A52]; RUNOFFSETSv40; SHIFTOFFSETSv40)" office:value-type="time" office:time-value="PT01H38M22.296S" calcext:value-type="time">
            <text:p>01:38:22,296</text:p>
          </table:table-cell>
          <table:table-cell table:formula="of:=[.H52]-[.G52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52" calcext:value-type="float">
            <text:p>052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15S" calcext:value-type="time">
            <text:p>00:00:00,515</text:p>
          </table:table-cell>
          <table:table-cell table:style-name="ce93" office:value-type="time" office:time-value="PT00H00M00.378S" calcext:value-type="time">
            <text:p>00:00:00,378</text:p>
          </table:table-cell>
          <table:table-cell table:style-name="ce93" table:formula="of:=[.D53]-[.C53]" office:value-type="time" office:time-value="-PT00H00M00.137S" calcext:value-type="time">
            <text:p>-00:00:00,137</text:p>
          </table:table-cell>
          <table:table-cell table:style-name="ce76"/>
          <table:table-cell table:style-name="ce93" table:formula="of:=LOOKUP([.A53]; RUNOFFSETSv31; SHIFTOFFSETSv31)" office:value-type="time" office:time-value="PT01H38M21.006S" calcext:value-type="time">
            <text:p>01:38:21,006</text:p>
          </table:table-cell>
          <table:table-cell table:formula="of:=LOOKUP([.A53]; RUNOFFSETSv40; SHIFTOFFSETSv40)" office:value-type="time" office:time-value="PT01H38M20.444S" calcext:value-type="time">
            <text:p>01:38:20,444</text:p>
          </table:table-cell>
          <table:table-cell table:formula="of:=[.H53]-[.G53]" office:value-type="time" office:time-value="-PT00H00M00.562S" calcext:value-type="time">
            <text:p>-00:00:00,562</text:p>
          </table:table-cell>
          <table:table-cell table:number-columns-repeated="3"/>
        </table:table-row>
        <table:table-row table:style-name="ro1">
          <table:table-cell table:style-name="ce74" office:value-type="float" office:value="53" calcext:value-type="float">
            <text:p>053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65S" calcext:value-type="time">
            <text:p>00:00:00,365</text:p>
          </table:table-cell>
          <table:table-cell table:style-name="ce93" office:value-type="time" office:time-value="PT00H00M00.358S" calcext:value-type="time">
            <text:p>00:00:00,358</text:p>
          </table:table-cell>
          <table:table-cell table:style-name="ce93" table:formula="of:=[.D54]-[.C54]" office:value-type="time" office:time-value="-PT00H00M00.007S" calcext:value-type="time">
            <text:p>-00:00:00,007</text:p>
          </table:table-cell>
          <table:table-cell table:style-name="ce76"/>
          <table:table-cell table:style-name="ce93" table:formula="of:=LOOKUP([.A54]; RUNOFFSETSv31; SHIFTOFFSETSv31)" office:value-type="time" office:time-value="PT01H38M17.905S" calcext:value-type="time">
            <text:p>01:38:17,905</text:p>
          </table:table-cell>
          <table:table-cell table:formula="of:=LOOKUP([.A54]; RUNOFFSETSv40; SHIFTOFFSETSv40)" office:value-type="time" office:time-value="PT01H38M17.343S" calcext:value-type="time">
            <text:p>01:38:17,343</text:p>
          </table:table-cell>
          <table:table-cell table:formula="of:=[.H54]-[.G54]" office:value-type="time" office:time-value="-PT00H00M00.562S" calcext:value-type="time">
            <text:p>-00:00:00,562</text:p>
          </table:table-cell>
          <table:table-cell table:number-columns-repeated="3"/>
        </table:table-row>
        <table:table-row table:style-name="ro1">
          <table:table-cell table:style-name="ce74" office:value-type="float" office:value="54" calcext:value-type="float">
            <text:p>054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96S" calcext:value-type="time">
            <text:p>00:00:00,496</text:p>
          </table:table-cell>
          <table:table-cell table:style-name="ce93" office:value-type="time" office:time-value="PT00H00M00.379S" calcext:value-type="time">
            <text:p>00:00:00,379</text:p>
          </table:table-cell>
          <table:table-cell table:style-name="ce93" table:formula="of:=[.D55]-[.C55]" office:value-type="time" office:time-value="-PT00H00M00.117S" calcext:value-type="time">
            <text:p>-00:00:00,117</text:p>
          </table:table-cell>
          <table:table-cell table:style-name="ce76"/>
          <table:table-cell table:style-name="ce93" table:formula="of:=LOOKUP([.A55]; RUNOFFSETSv31; SHIFTOFFSETSv31)" office:value-type="time" office:time-value="PT01H37M54.358S" calcext:value-type="time">
            <text:p>01:37:54,358</text:p>
          </table:table-cell>
          <table:table-cell table:formula="of:=LOOKUP([.A55]; RUNOFFSETSv40; SHIFTOFFSETSv40)" office:value-type="time" office:time-value="PT01H37M53.796S" calcext:value-type="time">
            <text:p>01:37:53,796</text:p>
          </table:table-cell>
          <table:table-cell table:formula="of:=[.H55]-[.G55]" office:value-type="time" office:time-value="-PT00H00M00.562S" calcext:value-type="time">
            <text:p>-00:00:00,562</text:p>
          </table:table-cell>
          <table:table-cell table:number-columns-repeated="3"/>
        </table:table-row>
        <table:table-row table:style-name="ro1">
          <table:table-cell table:style-name="ce74" office:value-type="float" office:value="55" calcext:value-type="float">
            <text:p>055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36S" calcext:value-type="time">
            <text:p>00:00:00,336</text:p>
          </table:table-cell>
          <table:table-cell table:style-name="ce93" office:value-type="time" office:time-value="PT00H00M00.379S" calcext:value-type="time">
            <text:p>00:00:00,379</text:p>
          </table:table-cell>
          <table:table-cell table:style-name="ce93" table:formula="of:=[.D56]-[.C56]" office:value-type="time" office:time-value="PT00H00M00.043S" calcext:value-type="time">
            <text:p>00:00:00,043</text:p>
          </table:table-cell>
          <table:table-cell table:style-name="ce76"/>
          <table:table-cell table:style-name="ce93" table:formula="of:=LOOKUP([.A56]; RUNOFFSETSv31; SHIFTOFFSETSv31)" office:value-type="time" office:time-value="PT01H37M41.643S" calcext:value-type="time">
            <text:p>01:37:41,643</text:p>
          </table:table-cell>
          <table:table-cell table:formula="of:=LOOKUP([.A56]; RUNOFFSETSv40; SHIFTOFFSETSv40)" office:value-type="time" office:time-value="PT01H37M41.081S" calcext:value-type="time">
            <text:p>01:37:41,081</text:p>
          </table:table-cell>
          <table:table-cell table:formula="of:=[.H56]-[.G56]" office:value-type="time" office:time-value="-PT00H00M00.562S" calcext:value-type="time">
            <text:p>-00:00:00,562</text:p>
          </table:table-cell>
          <table:table-cell table:number-columns-repeated="3"/>
        </table:table-row>
        <table:table-row table:style-name="ro1">
          <table:table-cell table:style-name="ce74" office:value-type="float" office:value="56" calcext:value-type="float">
            <text:p>056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87S" calcext:value-type="time">
            <text:p>00:00:00,487</text:p>
          </table:table-cell>
          <table:table-cell table:style-name="ce93" office:value-type="time" office:time-value="PT00H00M00.33S" calcext:value-type="time">
            <text:p>00:00:00,330</text:p>
          </table:table-cell>
          <table:table-cell table:style-name="ce93" table:formula="of:=[.D57]-[.C57]" office:value-type="time" office:time-value="-PT00H00M00.157S" calcext:value-type="time">
            <text:p>-00:00:00,157</text:p>
          </table:table-cell>
          <table:table-cell table:style-name="ce76"/>
          <table:table-cell table:style-name="ce93" table:formula="of:=LOOKUP([.A57]; RUNOFFSETSv31; SHIFTOFFSETSv31)" office:value-type="time" office:time-value="PT01H37M27.87S" calcext:value-type="time">
            <text:p>01:37:27,870</text:p>
          </table:table-cell>
          <table:table-cell table:formula="of:=LOOKUP([.A57]; RUNOFFSETSv40; SHIFTOFFSETSv40)" office:value-type="time" office:time-value="PT01H37M27.288S" calcext:value-type="time">
            <text:p>01:37:27,288</text:p>
          </table:table-cell>
          <table:table-cell table:formula="of:=[.H57]-[.G57]" office:value-type="time" office:time-value="-PT00H00M00.582S" calcext:value-type="time">
            <text:p>-00:00:00,582</text:p>
          </table:table-cell>
          <table:table-cell table:number-columns-repeated="3"/>
        </table:table-row>
        <table:table-row table:style-name="ro1">
          <table:table-cell table:style-name="ce74" office:value-type="float" office:value="57" calcext:value-type="float">
            <text:p>057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71S" calcext:value-type="time">
            <text:p>00:00:00,371</text:p>
          </table:table-cell>
          <table:table-cell table:style-name="ce93" office:value-type="time" office:time-value="PT00H00M00.23S" calcext:value-type="time">
            <text:p>00:00:00,230</text:p>
          </table:table-cell>
          <table:table-cell table:style-name="ce93" table:formula="of:=[.D58]-[.C58]" office:value-type="time" office:time-value="-PT00H00M00.141S" calcext:value-type="time">
            <text:p>-00:00:00,141</text:p>
          </table:table-cell>
          <table:table-cell table:style-name="ce76"/>
          <table:table-cell table:style-name="ce93" table:formula="of:=LOOKUP([.A58]; RUNOFFSETSv31; SHIFTOFFSETSv31)" office:value-type="time" office:time-value="PT01H37M27.637S" calcext:value-type="time">
            <text:p>01:37:27,637</text:p>
          </table:table-cell>
          <table:table-cell table:formula="of:=LOOKUP([.A58]; RUNOFFSETSv40; SHIFTOFFSETSv40)" office:value-type="time" office:time-value="PT01H37M27.071S" calcext:value-type="time">
            <text:p>01:37:27,071</text:p>
          </table:table-cell>
          <table:table-cell table:formula="of:=[.H58]-[.G58]" office:value-type="time" office:time-value="-PT00H00M00.566S" calcext:value-type="time">
            <text:p>-00:00:00,566</text:p>
          </table:table-cell>
          <table:table-cell table:number-columns-repeated="3"/>
        </table:table-row>
        <table:table-row table:style-name="ro1">
          <table:table-cell table:style-name="ce74" office:value-type="float" office:value="58" calcext:value-type="float">
            <text:p>058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79S" calcext:value-type="time">
            <text:p>00:00:00,479</text:p>
          </table:table-cell>
          <table:table-cell table:style-name="ce93" office:value-type="time" office:time-value="PT00H00M00.312S" calcext:value-type="time">
            <text:p>00:00:00,312</text:p>
          </table:table-cell>
          <table:table-cell table:style-name="ce93" table:formula="of:=[.D59]-[.C59]" office:value-type="time" office:time-value="-PT00H00M00.167S" calcext:value-type="time">
            <text:p>-00:00:00,167</text:p>
          </table:table-cell>
          <table:table-cell table:style-name="ce76"/>
          <table:table-cell table:style-name="ce93" table:formula="of:=LOOKUP([.A59]; RUNOFFSETSv31; SHIFTOFFSETSv31)" office:value-type="time" office:time-value="PT01H36M48.678S" calcext:value-type="time">
            <text:p>01:36:48,678</text:p>
          </table:table-cell>
          <table:table-cell table:formula="of:=LOOKUP([.A59]; RUNOFFSETSv40; SHIFTOFFSETSv40)" office:value-type="time" office:time-value="PT01H36M48.096S" calcext:value-type="time">
            <text:p>01:36:48,096</text:p>
          </table:table-cell>
          <table:table-cell table:formula="of:=[.H59]-[.G59]" office:value-type="time" office:time-value="-PT00H00M00.582S" calcext:value-type="time">
            <text:p>-00:00:00,582</text:p>
          </table:table-cell>
          <table:table-cell table:number-columns-repeated="3"/>
        </table:table-row>
        <table:table-row table:style-name="ro1">
          <table:table-cell table:style-name="ce74" office:value-type="float" office:value="59" calcext:value-type="float">
            <text:p>059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11S" calcext:value-type="time">
            <text:p>00:00:00,511</text:p>
          </table:table-cell>
          <table:table-cell table:style-name="ce93" office:value-type="time" office:time-value="PT00H00M00.364S" calcext:value-type="time">
            <text:p>00:00:00,364</text:p>
          </table:table-cell>
          <table:table-cell table:style-name="ce93" table:formula="of:=[.D60]-[.C60]" office:value-type="time" office:time-value="-PT00H00M00.147S" calcext:value-type="time">
            <text:p>-00:00:00,147</text:p>
          </table:table-cell>
          <table:table-cell table:style-name="ce76"/>
          <table:table-cell table:style-name="ce93" table:formula="of:=LOOKUP([.A60]; RUNOFFSETSv31; SHIFTOFFSETSv31)" office:value-type="time" office:time-value="PT01H36M11.615S" calcext:value-type="time">
            <text:p>01:36:11,615</text:p>
          </table:table-cell>
          <table:table-cell table:formula="of:=LOOKUP([.A60]; RUNOFFSETSv40; SHIFTOFFSETSv40)" office:value-type="time" office:time-value="PT01H36M11.043S" calcext:value-type="time">
            <text:p>01:36:11,043</text:p>
          </table:table-cell>
          <table:table-cell table:formula="of:=[.H60]-[.G60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0" calcext:value-type="float">
            <text:p>060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73S" calcext:value-type="time">
            <text:p>00:00:00,473</text:p>
          </table:table-cell>
          <table:table-cell table:style-name="ce93" office:value-type="time" office:time-value="PT00H00M00.396S" calcext:value-type="time">
            <text:p>00:00:00,396</text:p>
          </table:table-cell>
          <table:table-cell table:style-name="ce93" table:formula="of:=[.D61]-[.C61]" office:value-type="time" office:time-value="-PT00H00M00.077S" calcext:value-type="time">
            <text:p>-00:00:00,077</text:p>
          </table:table-cell>
          <table:table-cell table:style-name="ce76"/>
          <table:table-cell table:style-name="ce93" table:formula="of:=LOOKUP([.A61]; RUNOFFSETSv31; SHIFTOFFSETSv31)" office:value-type="time" office:time-value="PT01H31M20.446S" calcext:value-type="time">
            <text:p>01:31:20,446</text:p>
          </table:table-cell>
          <table:table-cell table:formula="of:=LOOKUP([.A61]; RUNOFFSETSv40; SHIFTOFFSETSv40)" office:value-type="time" office:time-value="PT01H31M19.874S" calcext:value-type="time">
            <text:p>01:31:19,874</text:p>
          </table:table-cell>
          <table:table-cell table:formula="of:=[.H61]-[.G61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1" calcext:value-type="float">
            <text:p>061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4S" calcext:value-type="time">
            <text:p>00:00:00,340</text:p>
          </table:table-cell>
          <table:table-cell table:style-name="ce93" office:value-type="time" office:time-value="PT00H00M00.183S" calcext:value-type="time">
            <text:p>00:00:00,183</text:p>
          </table:table-cell>
          <table:table-cell table:style-name="ce93" table:formula="of:=[.D62]-[.C62]" office:value-type="time" office:time-value="-PT00H00M00.157S" calcext:value-type="time">
            <text:p>-00:00:00,157</text:p>
          </table:table-cell>
          <table:table-cell table:style-name="ce76"/>
          <table:table-cell table:style-name="ce93" table:formula="of:=LOOKUP([.A62]; RUNOFFSETSv31; SHIFTOFFSETSv31)" office:value-type="time" office:time-value="PT01H31M08.762S" calcext:value-type="time">
            <text:p>01:31:08,762</text:p>
          </table:table-cell>
          <table:table-cell table:formula="of:=LOOKUP([.A62]; RUNOFFSETSv40; SHIFTOFFSETSv40)" office:value-type="time" office:time-value="PT01H31M08.19S" calcext:value-type="time">
            <text:p>01:31:08,190</text:p>
          </table:table-cell>
          <table:table-cell table:formula="of:=[.H62]-[.G62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2" calcext:value-type="float">
            <text:p>062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13S" calcext:value-type="time">
            <text:p>00:00:00,513</text:p>
          </table:table-cell>
          <table:table-cell table:style-name="ce93" office:value-type="time" office:time-value="PT00H00M00.396S" calcext:value-type="time">
            <text:p>00:00:00,396</text:p>
          </table:table-cell>
          <table:table-cell table:style-name="ce93" table:formula="of:=[.D63]-[.C63]" office:value-type="time" office:time-value="-PT00H00M00.117S" calcext:value-type="time">
            <text:p>-00:00:00,117</text:p>
          </table:table-cell>
          <table:table-cell table:style-name="ce76"/>
          <table:table-cell table:style-name="ce93" table:formula="of:=LOOKUP([.A63]; RUNOFFSETSv31; SHIFTOFFSETSv31)" office:value-type="time" office:time-value="PT01H31M08.567S" calcext:value-type="time">
            <text:p>01:31:08,567</text:p>
          </table:table-cell>
          <table:table-cell table:formula="of:=LOOKUP([.A63]; RUNOFFSETSv40; SHIFTOFFSETSv40)" office:value-type="time" office:time-value="PT01H31M07.995S" calcext:value-type="time">
            <text:p>01:31:07,995</text:p>
          </table:table-cell>
          <table:table-cell table:formula="of:=[.H63]-[.G63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3" calcext:value-type="float">
            <text:p>063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68S" calcext:value-type="time">
            <text:p>00:00:00,468</text:p>
          </table:table-cell>
          <table:table-cell table:style-name="ce93" office:value-type="time" office:time-value="PT00H00M00.321S" calcext:value-type="time">
            <text:p>00:00:00,321</text:p>
          </table:table-cell>
          <table:table-cell table:style-name="ce93" table:formula="of:=[.D64]-[.C64]" office:value-type="time" office:time-value="-PT00H00M00.147S" calcext:value-type="time">
            <text:p>-00:00:00,147</text:p>
          </table:table-cell>
          <table:table-cell table:style-name="ce77"/>
          <table:table-cell table:style-name="ce93" table:formula="of:=LOOKUP([.A64]; RUNOFFSETSv31; SHIFTOFFSETSv31)" office:value-type="time" office:time-value="PT01H21M09.321S" calcext:value-type="time">
            <text:p>01:21:09,321</text:p>
          </table:table-cell>
          <table:table-cell table:formula="of:=LOOKUP([.A64]; RUNOFFSETSv40; SHIFTOFFSETSv40)" office:value-type="time" office:time-value="PT01H21M08.749S" calcext:value-type="time">
            <text:p>01:21:08,749</text:p>
          </table:table-cell>
          <table:table-cell table:formula="of:=[.H64]-[.G64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4" calcext:value-type="float">
            <text:p>064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72S" calcext:value-type="time">
            <text:p>00:00:00,472</text:p>
          </table:table-cell>
          <table:table-cell table:style-name="ce93" office:value-type="time" office:time-value="PT00H00M00.315S" calcext:value-type="time">
            <text:p>00:00:00,315</text:p>
          </table:table-cell>
          <table:table-cell table:style-name="ce93" table:formula="of:=[.D65]-[.C65]" office:value-type="time" office:time-value="-PT00H00M00.157S" calcext:value-type="time">
            <text:p>-00:00:00,157</text:p>
          </table:table-cell>
          <table:table-cell table:style-name="ce77"/>
          <table:table-cell table:style-name="ce93" table:formula="of:=LOOKUP([.A65]; RUNOFFSETSv31; SHIFTOFFSETSv31)" office:value-type="time" office:time-value="PT01H20M32.86S" calcext:value-type="time">
            <text:p>01:20:32,860</text:p>
          </table:table-cell>
          <table:table-cell table:formula="of:=LOOKUP([.A65]; RUNOFFSETSv40; SHIFTOFFSETSv40)" office:value-type="time" office:time-value="PT01H20M32.288S" calcext:value-type="time">
            <text:p>01:20:32,288</text:p>
          </table:table-cell>
          <table:table-cell table:formula="of:=[.H65]-[.G65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5" calcext:value-type="float">
            <text:p>065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29S" calcext:value-type="time">
            <text:p>00:00:00,429</text:p>
          </table:table-cell>
          <table:table-cell table:style-name="ce93" office:value-type="time" office:time-value="PT00H00M00.292S" calcext:value-type="time">
            <text:p>00:00:00,292</text:p>
          </table:table-cell>
          <table:table-cell table:style-name="ce93" table:formula="of:=[.D66]-[.C66]" office:value-type="time" office:time-value="-PT00H00M00.137S" calcext:value-type="time">
            <text:p>-00:00:00,137</text:p>
          </table:table-cell>
          <table:table-cell table:style-name="ce77"/>
          <table:table-cell table:style-name="ce93" table:formula="of:=LOOKUP([.A66]; RUNOFFSETSv31; SHIFTOFFSETSv31)" office:value-type="time" office:time-value="PT01H16M25.512S" calcext:value-type="time">
            <text:p>01:16:25,512</text:p>
          </table:table-cell>
          <table:table-cell table:formula="of:=LOOKUP([.A66]; RUNOFFSETSv40; SHIFTOFFSETSv40)" office:value-type="time" office:time-value="PT01H16M24.94S" calcext:value-type="time">
            <text:p>01:16:24,940</text:p>
          </table:table-cell>
          <table:table-cell table:formula="of:=[.H66]-[.G66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6" calcext:value-type="float">
            <text:p>066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2S" calcext:value-type="time">
            <text:p>00:00:00,420</text:p>
          </table:table-cell>
          <table:table-cell table:style-name="ce93" office:value-type="time" office:time-value="PT00H00M00.333S" calcext:value-type="time">
            <text:p>00:00:00,333</text:p>
          </table:table-cell>
          <table:table-cell table:style-name="ce93" table:formula="of:=[.D67]-[.C67]" office:value-type="time" office:time-value="-PT00H00M00.087S" calcext:value-type="time">
            <text:p>-00:00:00,087</text:p>
          </table:table-cell>
          <table:table-cell table:style-name="ce77"/>
          <table:table-cell table:style-name="ce93" table:formula="of:=LOOKUP([.A67]; RUNOFFSETSv31; SHIFTOFFSETSv31)" office:value-type="time" office:time-value="PT01H15M03.671S" calcext:value-type="time">
            <text:p>01:15:03,671</text:p>
          </table:table-cell>
          <table:table-cell table:formula="of:=LOOKUP([.A67]; RUNOFFSETSv40; SHIFTOFFSETSv40)" office:value-type="time" office:time-value="PT01H15M03.099S" calcext:value-type="time">
            <text:p>01:15:03,099</text:p>
          </table:table-cell>
          <table:table-cell table:formula="of:=[.H67]-[.G67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7" calcext:value-type="float">
            <text:p>067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17S" calcext:value-type="time">
            <text:p>00:00:00,417</text:p>
          </table:table-cell>
          <table:table-cell table:style-name="ce93" office:value-type="time" office:time-value="PT00H00M00.28S" calcext:value-type="time">
            <text:p>00:00:00,280</text:p>
          </table:table-cell>
          <table:table-cell table:style-name="ce93" table:formula="of:=[.D68]-[.C68]" office:value-type="time" office:time-value="-PT00H00M00.137S" calcext:value-type="time">
            <text:p>-00:00:00,137</text:p>
          </table:table-cell>
          <table:table-cell table:style-name="ce77"/>
          <table:table-cell table:style-name="ce93" table:formula="of:=LOOKUP([.A68]; RUNOFFSETSv31; SHIFTOFFSETSv31)" office:value-type="time" office:time-value="PT01H12M58.628S" calcext:value-type="time">
            <text:p>01:12:58,628</text:p>
          </table:table-cell>
          <table:table-cell table:formula="of:=LOOKUP([.A68]; RUNOFFSETSv40; SHIFTOFFSETSv40)" office:value-type="time" office:time-value="PT01H12M58.056S" calcext:value-type="time">
            <text:p>01:12:58,056</text:p>
          </table:table-cell>
          <table:table-cell table:formula="of:=[.H68]-[.G68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8" calcext:value-type="float">
            <text:p>068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41S" calcext:value-type="time">
            <text:p>00:00:00,341</text:p>
          </table:table-cell>
          <table:table-cell table:style-name="ce93" office:value-type="time" office:time-value="PT00H00M00.294S" calcext:value-type="time">
            <text:p>00:00:00,294</text:p>
          </table:table-cell>
          <table:table-cell table:style-name="ce93" table:formula="of:=[.D69]-[.C69]" office:value-type="time" office:time-value="-PT00H00M00.047S" calcext:value-type="time">
            <text:p>-00:00:00,047</text:p>
          </table:table-cell>
          <table:table-cell table:style-name="ce77"/>
          <table:table-cell table:style-name="ce93" table:formula="of:=LOOKUP([.A69]; RUNOFFSETSv31; SHIFTOFFSETSv31)" office:value-type="time" office:time-value="PT01H12M58.639S" calcext:value-type="time">
            <text:p>01:12:58,639</text:p>
          </table:table-cell>
          <table:table-cell table:formula="of:=LOOKUP([.A69]; RUNOFFSETSv40; SHIFTOFFSETSv40)" office:value-type="time" office:time-value="PT01H12M58.067S" calcext:value-type="time">
            <text:p>01:12:58,067</text:p>
          </table:table-cell>
          <table:table-cell table:formula="of:=[.H69]-[.G69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9" calcext:value-type="float">
            <text:p>069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26S" calcext:value-type="time">
            <text:p>00:00:00,526</text:p>
          </table:table-cell>
          <table:table-cell table:style-name="ce93" office:value-type="time" office:time-value="PT00H00M00.4S" calcext:value-type="time">
            <text:p>00:00:00,400</text:p>
          </table:table-cell>
          <table:table-cell table:style-name="ce93" table:formula="of:=[.D70]-[.C70]" office:value-type="time" office:time-value="-PT00H00M00.126S" calcext:value-type="time">
            <text:p>-00:00:00,126</text:p>
          </table:table-cell>
          <table:table-cell table:style-name="ce77"/>
          <table:table-cell table:style-name="ce93" table:formula="of:=LOOKUP([.A70]; RUNOFFSETSv31; SHIFTOFFSETSv31)" office:value-type="time" office:time-value="PT01H12M07.425S" calcext:value-type="time">
            <text:p>01:12:07,425</text:p>
          </table:table-cell>
          <table:table-cell table:formula="of:=LOOKUP([.A70]; RUNOFFSETSv40; SHIFTOFFSETSv40)" office:value-type="time" office:time-value="PT01H11M24.893S" calcext:value-type="time">
            <text:p>01:11:24,893</text:p>
          </table:table-cell>
          <table:table-cell table:formula="of:=[.H70]-[.G70]" office:value-type="time" office:time-value="-PT00H00M42.532S" calcext:value-type="time">
            <text:p>-00:00:42,532</text:p>
          </table:table-cell>
          <table:table-cell table:number-columns-repeated="3"/>
        </table:table-row>
        <table:table-row table:style-name="ro1">
          <table:table-cell table:style-name="ce74" office:value-type="float" office:value="70" calcext:value-type="float">
            <text:p>070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47S" calcext:value-type="time">
            <text:p>00:00:00,347</text:p>
          </table:table-cell>
          <table:table-cell table:style-name="ce93" office:value-type="time" office:time-value="PT00H00M00.355S" calcext:value-type="time">
            <text:p>00:00:00,355</text:p>
          </table:table-cell>
          <table:table-cell table:style-name="ce93" table:formula="of:=[.D71]-[.C71]" office:value-type="time" office:time-value="PT00H00M00.008S" calcext:value-type="time">
            <text:p>00:00:00,008</text:p>
          </table:table-cell>
          <table:table-cell table:style-name="ce77"/>
          <table:table-cell table:style-name="ce93" table:formula="of:=LOOKUP([.A71]; RUNOFFSETSv31; SHIFTOFFSETSv31)" office:value-type="time" office:time-value="PT01H07M01.373S" calcext:value-type="time">
            <text:p>01:07:01,373</text:p>
          </table:table-cell>
          <table:table-cell table:formula="of:=LOOKUP([.A71]; RUNOFFSETSv40; SHIFTOFFSETSv40)" office:value-type="time" office:time-value="PT01H06M18.84S" calcext:value-type="time">
            <text:p>01:06:18,840</text:p>
          </table:table-cell>
          <table:table-cell table:formula="of:=[.H71]-[.G71]" office:value-type="time" office:time-value="-PT00H00M42.533S" calcext:value-type="time">
            <text:p>-00:00:42,533</text:p>
          </table:table-cell>
          <table:table-cell table:number-columns-repeated="3"/>
        </table:table-row>
        <table:table-row table:style-name="ro1">
          <table:table-cell table:style-name="ce74" office:value-type="float" office:value="71" calcext:value-type="float">
            <text:p>071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22S" calcext:value-type="time">
            <text:p>00:00:00,522</text:p>
          </table:table-cell>
          <table:table-cell table:style-name="ce93" office:value-type="time" office:time-value="PT00H00M00.36S" calcext:value-type="time">
            <text:p>00:00:00,360</text:p>
          </table:table-cell>
          <table:table-cell table:style-name="ce93" table:formula="of:=[.D72]-[.C72]" office:value-type="time" office:time-value="-PT00H00M00.162S" calcext:value-type="time">
            <text:p>-00:00:00,162</text:p>
          </table:table-cell>
          <table:table-cell table:style-name="ce77"/>
          <table:table-cell table:style-name="ce93" table:formula="of:=LOOKUP([.A72]; RUNOFFSETSv31; SHIFTOFFSETSv31)" office:value-type="time" office:time-value="PT01H04M43.111S" calcext:value-type="time">
            <text:p>01:04:43,111</text:p>
          </table:table-cell>
          <table:table-cell table:formula="of:=LOOKUP([.A72]; RUNOFFSETSv40; SHIFTOFFSETSv40)" office:value-type="time" office:time-value="PT01H04M00.568S" calcext:value-type="time">
            <text:p>01:04:00,568</text:p>
          </table:table-cell>
          <table:table-cell table:formula="of:=[.H72]-[.G72]" office:value-type="time" office:time-value="-PT00H00M42.543S" calcext:value-type="time">
            <text:p>-00:00:42,543</text:p>
          </table:table-cell>
          <table:table-cell table:number-columns-repeated="3"/>
        </table:table-row>
        <table:table-row table:style-name="ro1">
          <table:table-cell table:style-name="ce74" office:value-type="float" office:value="72" calcext:value-type="float">
            <text:p>072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99S" calcext:value-type="time">
            <text:p>00:00:00,499</text:p>
          </table:table-cell>
          <table:table-cell table:style-name="ce93" office:value-type="time" office:time-value="PT00H00M00.337S" calcext:value-type="time">
            <text:p>00:00:00,337</text:p>
          </table:table-cell>
          <table:table-cell table:style-name="ce93" table:formula="of:=[.D73]-[.C73]" office:value-type="time" office:time-value="-PT00H00M00.162S" calcext:value-type="time">
            <text:p>-00:00:00,162</text:p>
          </table:table-cell>
          <table:table-cell table:style-name="ce77"/>
          <table:table-cell table:style-name="ce93" table:formula="of:=LOOKUP([.A73]; RUNOFFSETSv31; SHIFTOFFSETSv31)" office:value-type="time" office:time-value="PT01H01M58.72S" calcext:value-type="time">
            <text:p>01:01:58,720</text:p>
          </table:table-cell>
          <table:table-cell table:formula="of:=LOOKUP([.A73]; RUNOFFSETSv40; SHIFTOFFSETSv40)" office:value-type="time" office:time-value="PT01H01M16.177S" calcext:value-type="time">
            <text:p>01:01:16,177</text:p>
          </table:table-cell>
          <table:table-cell table:formula="of:=[.H73]-[.G73]" office:value-type="time" office:time-value="-PT00H00M42.543S" calcext:value-type="time">
            <text:p>-00:00:42,543</text:p>
          </table:table-cell>
          <table:table-cell table:number-columns-repeated="3"/>
        </table:table-row>
        <table:table-row table:style-name="ro1">
          <table:table-cell table:style-name="ce74" office:value-type="float" office:value="73" calcext:value-type="float">
            <text:p>073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84S" calcext:value-type="time">
            <text:p>00:00:00,484</text:p>
          </table:table-cell>
          <table:table-cell table:style-name="ce93" office:value-type="time" office:time-value="PT00H00M00.372S" calcext:value-type="time">
            <text:p>00:00:00,372</text:p>
          </table:table-cell>
          <table:table-cell table:style-name="ce93" table:formula="of:=[.D74]-[.C74]" office:value-type="time" office:time-value="-PT00H00M00.112S" calcext:value-type="time">
            <text:p>-00:00:00,112</text:p>
          </table:table-cell>
          <table:table-cell table:style-name="ce77"/>
          <table:table-cell table:style-name="ce93" table:formula="of:=LOOKUP([.A74]; RUNOFFSETSv31; SHIFTOFFSETSv31)" office:value-type="time" office:time-value="PT01H01M19.317S" calcext:value-type="time">
            <text:p>01:01:19,317</text:p>
          </table:table-cell>
          <table:table-cell table:formula="of:=LOOKUP([.A74]; RUNOFFSETSv40; SHIFTOFFSETSv40)" office:value-type="time" office:time-value="PT01H00M36.774S" calcext:value-type="time">
            <text:p>01:00:36,774</text:p>
          </table:table-cell>
          <table:table-cell table:formula="of:=[.H74]-[.G74]" office:value-type="time" office:time-value="-PT00H00M42.543S" calcext:value-type="time">
            <text:p>-00:00:42,543</text:p>
          </table:table-cell>
          <table:table-cell table:number-columns-repeated="3"/>
        </table:table-row>
        <table:table-row table:style-name="ro1">
          <table:table-cell table:style-name="ce74" office:value-type="float" office:value="74" calcext:value-type="float">
            <text:p>074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266S" calcext:value-type="time">
            <text:p>00:00:00,266</text:p>
          </table:table-cell>
          <table:table-cell table:style-name="ce93" office:value-type="time" office:time-value="PT00H00M00.164S" calcext:value-type="time">
            <text:p>00:00:00,164</text:p>
          </table:table-cell>
          <table:table-cell table:style-name="ce93" table:formula="of:=[.D75]-[.C75]" office:value-type="time" office:time-value="-PT00H00M00.102S" calcext:value-type="time">
            <text:p>-00:00:00,102</text:p>
          </table:table-cell>
          <table:table-cell table:style-name="ce77"/>
          <table:table-cell table:style-name="ce93" table:formula="of:=LOOKUP([.A75]; RUNOFFSETSv31; SHIFTOFFSETSv31)" office:value-type="time" office:time-value="PT00H32M36.792S" calcext:value-type="time">
            <text:p>00:32:36,792</text:p>
          </table:table-cell>
          <table:table-cell table:formula="of:=LOOKUP([.A75]; RUNOFFSETSv40; SHIFTOFFSETSv40)" office:value-type="time" office:time-value="PT00H31M54.249S" calcext:value-type="time">
            <text:p>00:31:54,249</text:p>
          </table:table-cell>
          <table:table-cell table:formula="of:=[.H75]-[.G75]" office:value-type="time" office:time-value="-PT00H00M42.543S" calcext:value-type="time">
            <text:p>-00:00:42,543</text:p>
          </table:table-cell>
          <table:table-cell table:number-columns-repeated="3"/>
        </table:table-row>
        <table:table-row table:style-name="ro1">
          <table:table-cell table:style-name="ce74" office:value-type="float" office:value="75" calcext:value-type="float">
            <text:p>075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46S" calcext:value-type="time">
            <text:p>00:00:00,346</text:p>
          </table:table-cell>
          <table:table-cell table:style-name="ce93" office:value-type="time" office:time-value="PT00H00M00.418S" calcext:value-type="time">
            <text:p>00:00:00,418</text:p>
          </table:table-cell>
          <table:table-cell table:style-name="ce93" table:formula="of:=[.D76]-[.C76]" office:value-type="time" office:time-value="PT00H00M00.072S" calcext:value-type="time">
            <text:p>00:00:00,072</text:p>
          </table:table-cell>
          <table:table-cell table:style-name="ce77"/>
          <table:table-cell table:style-name="ce93" table:formula="of:=LOOKUP([.A76]; RUNOFFSETSv31; SHIFTOFFSETSv31)" office:value-type="time" office:time-value="PT00H56M54.166S" calcext:value-type="time">
            <text:p>00:56:54,166</text:p>
          </table:table-cell>
          <table:table-cell table:formula="of:=LOOKUP([.A76]; RUNOFFSETSv40; SHIFTOFFSETSv40)" office:value-type="time" office:time-value="PT00H56M11.637S" calcext:value-type="time">
            <text:p>00:56:11,637</text:p>
          </table:table-cell>
          <table:table-cell table:formula="of:=[.H76]-[.G76]" office:value-type="time" office:time-value="-PT00H00M42.529S" calcext:value-type="time">
            <text:p>-00:00:42,529</text:p>
          </table:table-cell>
          <table:table-cell table:number-columns-repeated="3"/>
        </table:table-row>
        <table:table-row table:style-name="ro1">
          <table:table-cell table:style-name="ce74" office:value-type="float" office:value="76" calcext:value-type="float">
            <text:p>076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53S" calcext:value-type="time">
            <text:p>00:00:00,353</text:p>
          </table:table-cell>
          <table:table-cell table:style-name="ce93" office:value-type="time" office:time-value="PT00H00M00.291S" calcext:value-type="time">
            <text:p>00:00:00,291</text:p>
          </table:table-cell>
          <table:table-cell table:style-name="ce93" table:formula="of:=[.D77]-[.C77]" office:value-type="time" office:time-value="-PT00H00M00.062S" calcext:value-type="time">
            <text:p>-00:00:00,062</text:p>
          </table:table-cell>
          <table:table-cell table:style-name="ce77"/>
          <table:table-cell table:style-name="ce93" table:formula="of:=LOOKUP([.A77]; RUNOFFSETSv31; SHIFTOFFSETSv31)" office:value-type="time" office:time-value="PT00H52M43.026S" calcext:value-type="time">
            <text:p>00:52:43,026</text:p>
          </table:table-cell>
          <table:table-cell table:formula="of:=LOOKUP([.A77]; RUNOFFSETSv40; SHIFTOFFSETSv40)" office:value-type="time" office:time-value="PT00H52M00.493S" calcext:value-type="time">
            <text:p>00:52:00,493</text:p>
          </table:table-cell>
          <table:table-cell table:formula="of:=[.H77]-[.G77]" office:value-type="time" office:time-value="-PT00H00M42.533S" calcext:value-type="time">
            <text:p>-00:00:42,533</text:p>
          </table:table-cell>
          <table:table-cell table:number-columns-repeated="3"/>
        </table:table-row>
        <table:table-row table:style-name="ro1">
          <table:table-cell table:style-name="ce74" office:value-type="float" office:value="77" calcext:value-type="float">
            <text:p>077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22S" calcext:value-type="time">
            <text:p>00:00:00,522</text:p>
          </table:table-cell>
          <table:table-cell table:style-name="ce93" office:value-type="time" office:time-value="PT00H00M00.43S" calcext:value-type="time">
            <text:p>00:00:00,430</text:p>
          </table:table-cell>
          <table:table-cell table:style-name="ce93" table:formula="of:=[.D78]-[.C78]" office:value-type="time" office:time-value="-PT00H00M00.092S" calcext:value-type="time">
            <text:p>-00:00:00,092</text:p>
          </table:table-cell>
          <table:table-cell table:style-name="ce77"/>
          <table:table-cell table:style-name="ce93" table:formula="of:=LOOKUP([.A78]; RUNOFFSETSv31; SHIFTOFFSETSv31)" office:value-type="time" office:time-value="PT00H52M28.835S" calcext:value-type="time">
            <text:p>00:52:28,835</text:p>
          </table:table-cell>
          <table:table-cell table:formula="of:=LOOKUP([.A78]; RUNOFFSETSv40; SHIFTOFFSETSv40)" office:value-type="time" office:time-value="PT00H51M46.292S" calcext:value-type="time">
            <text:p>00:51:46,292</text:p>
          </table:table-cell>
          <table:table-cell table:formula="of:=[.H78]-[.G78]" office:value-type="time" office:time-value="-PT00H00M42.543S" calcext:value-type="time">
            <text:p>-00:00:42,543</text:p>
          </table:table-cell>
          <table:table-cell table:number-columns-repeated="3"/>
        </table:table-row>
        <table:table-row table:style-name="ro1">
          <table:table-cell table:style-name="ce74" office:value-type="float" office:value="78" calcext:value-type="float">
            <text:p>078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36S" calcext:value-type="time">
            <text:p>00:00:00,536</text:p>
          </table:table-cell>
          <table:table-cell table:style-name="ce93" office:value-type="time" office:time-value="PT00H00M00.374S" calcext:value-type="time">
            <text:p>00:00:00,374</text:p>
          </table:table-cell>
          <table:table-cell table:style-name="ce93" table:formula="of:=[.D79]-[.C79]" office:value-type="time" office:time-value="-PT00H00M00.162S" calcext:value-type="time">
            <text:p>-00:00:00,162</text:p>
          </table:table-cell>
          <table:table-cell table:style-name="ce77"/>
          <table:table-cell table:style-name="ce93" table:formula="of:=LOOKUP([.A79]; RUNOFFSETSv31; SHIFTOFFSETSv31)" office:value-type="time" office:time-value="PT00H56M50.219S" calcext:value-type="time">
            <text:p>00:56:50,219</text:p>
          </table:table-cell>
          <table:table-cell table:formula="of:=LOOKUP([.A79]; RUNOFFSETSv40; SHIFTOFFSETSv40)" office:value-type="time" office:time-value="PT00H56M07.666S" calcext:value-type="time">
            <text:p>00:56:07,666</text:p>
          </table:table-cell>
          <table:table-cell table:formula="of:=[.H79]-[.G79]" office:value-type="time" office:time-value="-PT00H00M42.553S" calcext:value-type="time">
            <text:p>-00:00:42,553</text:p>
          </table:table-cell>
          <table:table-cell table:number-columns-repeated="3"/>
        </table:table-row>
        <table:table-row table:style-name="ro1">
          <table:table-cell table:style-name="ce74" office:value-type="float" office:value="79" calcext:value-type="float">
            <text:p>079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85S" calcext:value-type="time">
            <text:p>00:00:00,485</text:p>
          </table:table-cell>
          <table:table-cell table:style-name="ce93" office:value-type="time" office:time-value="PT00H00M00.403S" calcext:value-type="time">
            <text:p>00:00:00,403</text:p>
          </table:table-cell>
          <table:table-cell table:style-name="ce93" table:formula="of:=[.D80]-[.C80]" office:value-type="time" office:time-value="-PT00H00M00.082S" calcext:value-type="time">
            <text:p>-00:00:00,082</text:p>
          </table:table-cell>
          <table:table-cell table:style-name="ce77"/>
          <table:table-cell table:style-name="ce93" table:formula="of:=LOOKUP([.A80]; RUNOFFSETSv31; SHIFTOFFSETSv31)" office:value-type="time" office:time-value="PT00H31M18.812S" calcext:value-type="time">
            <text:p>00:31:18,812</text:p>
          </table:table-cell>
          <table:table-cell table:formula="of:=LOOKUP([.A80]; RUNOFFSETSv40; SHIFTOFFSETSv40)" office:value-type="time" office:time-value="PT00H30M28.929S" calcext:value-type="time">
            <text:p>00:30:28,929</text:p>
          </table:table-cell>
          <table:table-cell table:formula="of:=[.H80]-[.G80]" office:value-type="time" office:time-value="-PT00H00M49.883S" calcext:value-type="time">
            <text:p>-00:00:49,883</text:p>
          </table:table-cell>
          <table:table-cell table:number-columns-repeated="3"/>
        </table:table-row>
        <table:table-row table:style-name="ro1">
          <table:table-cell table:style-name="ce74" office:value-type="float" office:value="80" calcext:value-type="float">
            <text:p>080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719S" calcext:value-type="time">
            <text:p>00:00:00,719</text:p>
          </table:table-cell>
          <table:table-cell table:style-name="ce93" office:value-type="time" office:time-value="PT00H00M00.587S" calcext:value-type="time">
            <text:p>00:00:00,587</text:p>
          </table:table-cell>
          <table:table-cell table:style-name="ce93" table:formula="of:=[.D81]-[.C81]" office:value-type="time" office:time-value="-PT00H00M00.132S" calcext:value-type="time">
            <text:p>-00:00:00,132</text:p>
          </table:table-cell>
          <table:table-cell table:style-name="ce77"/>
          <table:table-cell table:style-name="ce93" table:formula="of:=LOOKUP([.A81]; RUNOFFSETSv31; SHIFTOFFSETSv31)" office:value-type="time" office:time-value="PT01H02M06.567S" calcext:value-type="time">
            <text:p>01:02:06,567</text:p>
          </table:table-cell>
          <table:table-cell table:formula="of:=LOOKUP([.A81]; RUNOFFSETSv40; SHIFTOFFSETSv40)" office:value-type="time" office:time-value="PT01H01M16.684S" calcext:value-type="time">
            <text:p>01:01:16,684</text:p>
          </table:table-cell>
          <table:table-cell table:formula="of:=[.H81]-[.G81]" office:value-type="time" office:time-value="-PT00H00M49.883S" calcext:value-type="time">
            <text:p>-00:00:49,883</text:p>
          </table:table-cell>
          <table:table-cell table:number-columns-repeated="3"/>
        </table:table-row>
        <table:table-row table:style-name="ro1">
          <table:table-cell table:style-name="ce74" office:value-type="float" office:value="81" calcext:value-type="float">
            <text:p>081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78S" calcext:value-type="time">
            <text:p>00:00:00,378</text:p>
          </table:table-cell>
          <table:table-cell table:style-name="ce93" office:value-type="time" office:time-value="PT00H00M00.338S" calcext:value-type="time">
            <text:p>00:00:00,338</text:p>
          </table:table-cell>
          <table:table-cell table:style-name="ce93" table:formula="of:=[.D82]-[.C82]" office:value-type="time" office:time-value="-PT00H00M00.04S" calcext:value-type="time">
            <text:p>-00:00:00,040</text:p>
          </table:table-cell>
          <table:table-cell table:style-name="ce77"/>
          <table:table-cell table:style-name="ce93" table:formula="of:=LOOKUP([.A82]; RUNOFFSETSv31; SHIFTOFFSETSv31)" office:value-type="time" office:time-value="PT01H02M03.363S" calcext:value-type="time">
            <text:p>01:02:03,363</text:p>
          </table:table-cell>
          <table:table-cell table:formula="of:=LOOKUP([.A82]; RUNOFFSETSv40; SHIFTOFFSETSv40)" office:value-type="time" office:time-value="PT01H01M13.512S" calcext:value-type="time">
            <text:p>01:01:13,512</text:p>
          </table:table-cell>
          <table:table-cell table:formula="of:=[.H82]-[.G82]" office:value-type="time" office:time-value="-PT00H00M49.851S" calcext:value-type="time">
            <text:p>-00:00:49,851</text:p>
          </table:table-cell>
          <table:table-cell table:number-columns-repeated="3"/>
        </table:table-row>
        <table:table-row table:style-name="ro1">
          <table:table-cell table:style-name="ce74" office:value-type="float" office:value="82" calcext:value-type="float">
            <text:p>082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S" calcext:value-type="time">
            <text:p>00:00:00,400</text:p>
          </table:table-cell>
          <table:table-cell table:style-name="ce93" office:value-type="time" office:time-value="PT00H00M00.415S" calcext:value-type="time">
            <text:p>00:00:00,415</text:p>
          </table:table-cell>
          <table:table-cell table:style-name="ce93" table:formula="of:=[.D83]-[.C83]" office:value-type="time" office:time-value="PT00H00M00.015S" calcext:value-type="time">
            <text:p>00:00:00,015</text:p>
          </table:table-cell>
          <table:table-cell table:style-name="ce77"/>
          <table:table-cell table:style-name="ce93" table:formula="of:=LOOKUP([.A83]; RUNOFFSETSv31; SHIFTOFFSETSv31)" office:value-type="time" office:time-value="PT01H01M49.906S" calcext:value-type="time">
            <text:p>01:01:49,906</text:p>
          </table:table-cell>
          <table:table-cell table:formula="of:=LOOKUP([.A83]; RUNOFFSETSv40; SHIFTOFFSETSv40)" office:value-type="time" office:time-value="PT01H01M00.025S" calcext:value-type="time">
            <text:p>01:01:00,025</text:p>
          </table:table-cell>
          <table:table-cell table:formula="of:=[.H83]-[.G83]" office:value-type="time" office:time-value="-PT00H00M49.881S" calcext:value-type="time">
            <text:p>-00:00:49,881</text:p>
          </table:table-cell>
          <table:table-cell table:number-columns-repeated="3"/>
        </table:table-row>
        <table:table-row table:style-name="ro1">
          <table:table-cell table:style-name="ce74" office:value-type="float" office:value="83" calcext:value-type="float">
            <text:p>083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57S" calcext:value-type="time">
            <text:p>00:00:00,457</text:p>
          </table:table-cell>
          <table:table-cell table:style-name="ce93" office:value-type="time" office:time-value="PT00H00M00.347S" calcext:value-type="time">
            <text:p>00:00:00,347</text:p>
          </table:table-cell>
          <table:table-cell table:style-name="ce93" table:formula="of:=[.D84]-[.C84]" office:value-type="time" office:time-value="-PT00H00M00.11S" calcext:value-type="time">
            <text:p>-00:00:00,110</text:p>
          </table:table-cell>
          <table:table-cell table:style-name="ce77"/>
          <table:table-cell table:style-name="ce93" table:formula="of:=LOOKUP([.A84]; RUNOFFSETSv31; SHIFTOFFSETSv31)" office:value-type="time" office:time-value="PT00H29M10.122S" calcext:value-type="time">
            <text:p>00:29:10,122</text:p>
          </table:table-cell>
          <table:table-cell table:formula="of:=LOOKUP([.A84]; RUNOFFSETSv40; SHIFTOFFSETSv40)" office:value-type="time" office:time-value="PT00H28M20.271S" calcext:value-type="time">
            <text:p>00:28:20,271</text:p>
          </table:table-cell>
          <table:table-cell table:formula="of:=[.H84]-[.G84]" office:value-type="time" office:time-value="-PT00H00M49.851S" calcext:value-type="time">
            <text:p>-00:00:49,851</text:p>
          </table:table-cell>
          <table:table-cell table:number-columns-repeated="3"/>
        </table:table-row>
        <table:table-row table:style-name="ro1">
          <table:table-cell table:style-name="ce74" office:value-type="float" office:value="84" calcext:value-type="float">
            <text:p>084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S" calcext:value-type="time">
            <text:p>00:00:00,000</text:p>
          </table:table-cell>
          <table:table-cell table:style-name="ce93" office:value-type="time" office:time-value="-PT00H00M00.11S" calcext:value-type="time">
            <text:p>-00:00:00,110</text:p>
          </table:table-cell>
          <table:table-cell table:style-name="ce93" table:formula="of:=[.D85]-[.C85]" office:value-type="time" office:time-value="-PT00H00M00.11S" calcext:value-type="time">
            <text:p>-00:00:00,110</text:p>
          </table:table-cell>
          <table:table-cell table:style-name="ce77"/>
          <table:table-cell table:style-name="ce93" table:formula="of:=LOOKUP([.A85]; RUNOFFSETSv31; SHIFTOFFSETSv31)" office:value-type="time" office:time-value="PT02H58M50.552S" calcext:value-type="time">
            <text:p>02:58:50,552</text:p>
          </table:table-cell>
          <table:table-cell table:formula="of:=LOOKUP([.A85]; RUNOFFSETSv40; SHIFTOFFSETSv40)" office:value-type="time" office:time-value="PT02H58M00.701S" calcext:value-type="time">
            <text:p>02:58:00,701</text:p>
          </table:table-cell>
          <table:table-cell table:formula="of:=[.H85]-[.G85]" office:value-type="time" office:time-value="-PT00H00M49.851S" calcext:value-type="time">
            <text:p>-00:00:49,851</text:p>
          </table:table-cell>
          <table:table-cell table:number-columns-repeated="3"/>
        </table:table-row>
        <table:table-row table:style-name="ro1">
          <table:table-cell table:style-name="ce74" office:value-type="float" office:value="85" calcext:value-type="float">
            <text:p>085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71S" calcext:value-type="time">
            <text:p>00:00:00,471</text:p>
          </table:table-cell>
          <table:table-cell table:style-name="ce93" office:value-type="time" office:time-value="PT00H00M00.381S" calcext:value-type="time">
            <text:p>00:00:00,381</text:p>
          </table:table-cell>
          <table:table-cell table:style-name="ce93" table:formula="of:=[.D86]-[.C86]" office:value-type="time" office:time-value="-PT00H00M00.09S" calcext:value-type="time">
            <text:p>-00:00:00,090</text:p>
          </table:table-cell>
          <table:table-cell table:style-name="ce77"/>
          <table:table-cell table:style-name="ce93" table:formula="of:=LOOKUP([.A86]; RUNOFFSETSv31; SHIFTOFFSETSv31)" office:value-type="time" office:time-value="PT02H58M25.536S" calcext:value-type="time">
            <text:p>02:58:25,536</text:p>
          </table:table-cell>
          <table:table-cell table:formula="of:=LOOKUP([.A86]; RUNOFFSETSv40; SHIFTOFFSETSv40)" office:value-type="time" office:time-value="PT02H57M35.655S" calcext:value-type="time">
            <text:p>02:57:35,655</text:p>
          </table:table-cell>
          <table:table-cell table:formula="of:=[.H86]-[.G86]" office:value-type="time" office:time-value="-PT00H00M49.881S" calcext:value-type="time">
            <text:p>-00:00:49,881</text:p>
          </table:table-cell>
          <table:table-cell table:number-columns-repeated="3"/>
        </table:table-row>
        <table:table-row table:style-name="ro1">
          <table:table-cell table:style-name="ce74" office:value-type="float" office:value="86" calcext:value-type="float">
            <text:p>086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05S" calcext:value-type="time">
            <text:p>00:00:00,505</text:p>
          </table:table-cell>
          <table:table-cell table:style-name="ce93" office:value-type="time" office:time-value="PT00H00M00.388S" calcext:value-type="time">
            <text:p>00:00:00,388</text:p>
          </table:table-cell>
          <table:table-cell table:style-name="ce93" table:formula="of:=[.D87]-[.C87]" office:value-type="time" office:time-value="-PT00H00M00.117S" calcext:value-type="time">
            <text:p>-00:00:00,117</text:p>
          </table:table-cell>
          <table:table-cell table:style-name="ce77"/>
          <table:table-cell table:style-name="ce93" table:formula="of:=LOOKUP([.A87]; RUNOFFSETSv31; SHIFTOFFSETSv31)" office:value-type="time" office:time-value="PT02H57M11.369S" calcext:value-type="time">
            <text:p>02:57:11,369</text:p>
          </table:table-cell>
          <table:table-cell table:formula="of:=LOOKUP([.A87]; RUNOFFSETSv40; SHIFTOFFSETSv40)" office:value-type="time" office:time-value="PT02H56M21.501S" calcext:value-type="time">
            <text:p>02:56:21,501</text:p>
          </table:table-cell>
          <table:table-cell table:formula="of:=[.H87]-[.G87]" office:value-type="time" office:time-value="-PT00H00M49.868S" calcext:value-type="time">
            <text:p>-00:00:49,868</text:p>
          </table:table-cell>
          <table:table-cell table:number-columns-repeated="3"/>
        </table:table-row>
        <table:table-row table:style-name="ro1">
          <table:table-cell table:style-name="ce74" office:value-type="float" office:value="87" calcext:value-type="float">
            <text:p>087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77S" calcext:value-type="time">
            <text:p>00:00:00,477</text:p>
          </table:table-cell>
          <table:table-cell table:style-name="ce93" office:value-type="time" office:time-value="PT00H00M00.338S" calcext:value-type="time">
            <text:p>00:00:00,338</text:p>
          </table:table-cell>
          <table:table-cell table:style-name="ce93" table:formula="of:=[.D88]-[.C88]" office:value-type="time" office:time-value="-PT00H00M00.139S" calcext:value-type="time">
            <text:p>-00:00:00,139</text:p>
          </table:table-cell>
          <table:table-cell table:style-name="ce77"/>
          <table:table-cell table:style-name="ce93" table:formula="of:=LOOKUP([.A88]; RUNOFFSETSv31; SHIFTOFFSETSv31)" office:value-type="time" office:time-value="PT02H56M18.377S" calcext:value-type="time">
            <text:p>02:56:18,377</text:p>
          </table:table-cell>
          <table:table-cell table:formula="of:=LOOKUP([.A88]; RUNOFFSETSv40; SHIFTOFFSETSv40)" office:value-type="time" office:time-value="PT02H55M28.497S" calcext:value-type="time">
            <text:p>02:55:28,497</text:p>
          </table:table-cell>
          <table:table-cell table:formula="of:=[.H88]-[.G88]" office:value-type="time" office:time-value="-PT00H00M49.88S" calcext:value-type="time">
            <text:p>-00:00:49,880</text:p>
          </table:table-cell>
          <table:table-cell table:number-columns-repeated="3"/>
        </table:table-row>
        <table:table-row table:style-name="ro1">
          <table:table-cell table:style-name="ce74" office:value-type="float" office:value="88" calcext:value-type="float">
            <text:p>088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67S" calcext:value-type="time">
            <text:p>00:00:00,467</text:p>
          </table:table-cell>
          <table:table-cell table:style-name="ce93" office:value-type="time" office:time-value="PT00H00M00.316S" calcext:value-type="time">
            <text:p>00:00:00,316</text:p>
          </table:table-cell>
          <table:table-cell table:style-name="ce93" table:formula="of:=[.D89]-[.C89]" office:value-type="time" office:time-value="-PT00H00M00.151S" calcext:value-type="time">
            <text:p>-00:00:00,151</text:p>
          </table:table-cell>
          <table:table-cell table:style-name="ce77"/>
          <table:table-cell table:style-name="ce93" table:formula="of:=LOOKUP([.A89]; RUNOFFSETSv31; SHIFTOFFSETSv31)" office:value-type="time" office:time-value="PT02H54M51.903S" calcext:value-type="time">
            <text:p>02:54:51,903</text:p>
          </table:table-cell>
          <table:table-cell table:formula="of:=LOOKUP([.A89]; RUNOFFSETSv40; SHIFTOFFSETSv40)" office:value-type="time" office:time-value="PT02H54M02.031S" calcext:value-type="time">
            <text:p>02:54:02,031</text:p>
          </table:table-cell>
          <table:table-cell table:formula="of:=[.H89]-[.G89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89" calcext:value-type="float">
            <text:p>089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96S" calcext:value-type="time">
            <text:p>00:00:00,496</text:p>
          </table:table-cell>
          <table:table-cell table:style-name="ce93" office:value-type="time" office:time-value="PT00H00M00.375S" calcext:value-type="time">
            <text:p>00:00:00,375</text:p>
          </table:table-cell>
          <table:table-cell table:style-name="ce93" table:formula="of:=[.D90]-[.C90]" office:value-type="time" office:time-value="-PT00H00M00.121S" calcext:value-type="time">
            <text:p>-00:00:00,121</text:p>
          </table:table-cell>
          <table:table-cell table:style-name="ce77"/>
          <table:table-cell table:style-name="ce93" table:formula="of:=LOOKUP([.A90]; RUNOFFSETSv31; SHIFTOFFSETSv31)" office:value-type="time" office:time-value="PT02H54M12.61S" calcext:value-type="time">
            <text:p>02:54:12,610</text:p>
          </table:table-cell>
          <table:table-cell table:formula="of:=LOOKUP([.A90]; RUNOFFSETSv40; SHIFTOFFSETSv40)" office:value-type="time" office:time-value="PT02H53M22.748S" calcext:value-type="time">
            <text:p>02:53:22,748</text:p>
          </table:table-cell>
          <table:table-cell table:formula="of:=[.H90]-[.G90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90" calcext:value-type="float">
            <text:p>090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62S" calcext:value-type="time">
            <text:p>00:00:00,462</text:p>
          </table:table-cell>
          <table:table-cell table:style-name="ce93" office:value-type="time" office:time-value="PT00H00M00.341S" calcext:value-type="time">
            <text:p>00:00:00,341</text:p>
          </table:table-cell>
          <table:table-cell table:style-name="ce93" table:formula="of:=[.D91]-[.C91]" office:value-type="time" office:time-value="-PT00H00M00.121S" calcext:value-type="time">
            <text:p>-00:00:00,121</text:p>
          </table:table-cell>
          <table:table-cell table:style-name="ce77"/>
          <table:table-cell table:style-name="ce93" table:formula="of:=LOOKUP([.A91]; RUNOFFSETSv31; SHIFTOFFSETSv31)" office:value-type="time" office:time-value="PT02H53M50.227S" calcext:value-type="time">
            <text:p>02:53:50,227</text:p>
          </table:table-cell>
          <table:table-cell table:formula="of:=LOOKUP([.A91]; RUNOFFSETSv40; SHIFTOFFSETSv40)" office:value-type="time" office:time-value="PT02H53M00.365S" calcext:value-type="time">
            <text:p>02:53:00,365</text:p>
          </table:table-cell>
          <table:table-cell table:formula="of:=[.H91]-[.G91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91" calcext:value-type="float">
            <text:p>091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17S" calcext:value-type="time">
            <text:p>00:00:00,417</text:p>
          </table:table-cell>
          <table:table-cell table:style-name="ce93" office:value-type="time" office:time-value="PT00H00M00.346S" calcext:value-type="time">
            <text:p>00:00:00,346</text:p>
          </table:table-cell>
          <table:table-cell table:style-name="ce93" table:formula="of:=[.D92]-[.C92]" office:value-type="time" office:time-value="-PT00H00M00.071S" calcext:value-type="time">
            <text:p>-00:00:00,071</text:p>
          </table:table-cell>
          <table:table-cell table:style-name="ce77"/>
          <table:table-cell table:style-name="ce93" table:formula="of:=LOOKUP([.A92]; RUNOFFSETSv31; SHIFTOFFSETSv31)" office:value-type="time" office:time-value="PT02H53M54.404S" calcext:value-type="time">
            <text:p>02:53:54,404</text:p>
          </table:table-cell>
          <table:table-cell table:formula="of:=LOOKUP([.A92]; RUNOFFSETSv40; SHIFTOFFSETSv40)" office:value-type="time" office:time-value="PT02H53M04.542S" calcext:value-type="time">
            <text:p>02:53:04,542</text:p>
          </table:table-cell>
          <table:table-cell table:formula="of:=[.H92]-[.G92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92" calcext:value-type="float">
            <text:p>092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68S" calcext:value-type="time">
            <text:p>00:00:00,468</text:p>
          </table:table-cell>
          <table:table-cell table:style-name="ce93" office:value-type="time" office:time-value="PT00H00M00.347S" calcext:value-type="time">
            <text:p>00:00:00,347</text:p>
          </table:table-cell>
          <table:table-cell table:style-name="ce93" table:formula="of:=[.D93]-[.C93]" office:value-type="time" office:time-value="-PT00H00M00.121S" calcext:value-type="time">
            <text:p>-00:00:00,121</text:p>
          </table:table-cell>
          <table:table-cell table:style-name="ce77"/>
          <table:table-cell table:style-name="ce93" table:formula="of:=LOOKUP([.A93]; RUNOFFSETSv31; SHIFTOFFSETSv31)" office:value-type="time" office:time-value="PT02H53M14.514S" calcext:value-type="time">
            <text:p>02:53:14,514</text:p>
          </table:table-cell>
          <table:table-cell table:formula="of:=LOOKUP([.A93]; RUNOFFSETSv40; SHIFTOFFSETSv40)" office:value-type="time" office:time-value="PT02H52M24.652S" calcext:value-type="time">
            <text:p>02:52:24,652</text:p>
          </table:table-cell>
          <table:table-cell table:formula="of:=[.H93]-[.G93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93" calcext:value-type="float">
            <text:p>093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59S" calcext:value-type="time">
            <text:p>00:00:00,459</text:p>
          </table:table-cell>
          <table:table-cell table:style-name="ce93" office:value-type="time" office:time-value="PT00H00M00.338S" calcext:value-type="time">
            <text:p>00:00:00,338</text:p>
          </table:table-cell>
          <table:table-cell table:style-name="ce93" table:formula="of:=[.D94]-[.C94]" office:value-type="time" office:time-value="-PT00H00M00.121S" calcext:value-type="time">
            <text:p>-00:00:00,121</text:p>
          </table:table-cell>
          <table:table-cell table:style-name="ce77"/>
          <table:table-cell table:style-name="ce93" table:formula="of:=LOOKUP([.A94]; RUNOFFSETSv31; SHIFTOFFSETSv31)" office:value-type="time" office:time-value="PT02H53M14.515S" calcext:value-type="time">
            <text:p>02:53:14,515</text:p>
          </table:table-cell>
          <table:table-cell table:formula="of:=LOOKUP([.A94]; RUNOFFSETSv40; SHIFTOFFSETSv40)" office:value-type="time" office:time-value="PT02H52M24.653S" calcext:value-type="time">
            <text:p>02:52:24,653</text:p>
          </table:table-cell>
          <table:table-cell table:formula="of:=[.H94]-[.G94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94" calcext:value-type="float">
            <text:p>094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94S" calcext:value-type="time">
            <text:p>00:00:00,394</text:p>
          </table:table-cell>
          <table:table-cell table:style-name="ce93" office:value-type="time" office:time-value="PT00H00M00.383S" calcext:value-type="time">
            <text:p>00:00:00,383</text:p>
          </table:table-cell>
          <table:table-cell table:style-name="ce93" table:formula="of:=[.D95]-[.C95]" office:value-type="time" office:time-value="-PT00H00M00.011S" calcext:value-type="time">
            <text:p>-00:00:00,011</text:p>
          </table:table-cell>
          <table:table-cell table:style-name="ce77"/>
          <table:table-cell table:style-name="ce93" table:formula="of:=LOOKUP([.A95]; RUNOFFSETSv31; SHIFTOFFSETSv31)" office:value-type="time" office:time-value="PT02H50M17.718S" calcext:value-type="time">
            <text:p>02:50:17,718</text:p>
          </table:table-cell>
          <table:table-cell table:formula="of:=LOOKUP([.A95]; RUNOFFSETSv40; SHIFTOFFSETSv40)" office:value-type="time" office:time-value="PT02H49M27.856S" calcext:value-type="time">
            <text:p>02:49:27,856</text:p>
          </table:table-cell>
          <table:table-cell table:formula="of:=[.H95]-[.G95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95" calcext:value-type="float">
            <text:p>095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72S" calcext:value-type="time">
            <text:p>00:00:00,472</text:p>
          </table:table-cell>
          <table:table-cell table:style-name="ce93" office:value-type="time" office:time-value="PT00H00M00.371S" calcext:value-type="time">
            <text:p>00:00:00,371</text:p>
          </table:table-cell>
          <table:table-cell table:style-name="ce93" table:formula="of:=[.D96]-[.C96]" office:value-type="time" office:time-value="-PT00H00M00.101S" calcext:value-type="time">
            <text:p>-00:00:00,101</text:p>
          </table:table-cell>
          <table:table-cell table:style-name="ce77"/>
          <table:table-cell table:style-name="ce93" table:formula="of:=LOOKUP([.A96]; RUNOFFSETSv31; SHIFTOFFSETSv31)" office:value-type="time" office:time-value="PT02H48M50.301S" calcext:value-type="time">
            <text:p>02:48:50,301</text:p>
          </table:table-cell>
          <table:table-cell table:formula="of:=LOOKUP([.A96]; RUNOFFSETSv40; SHIFTOFFSETSv40)" office:value-type="time" office:time-value="PT02H48M00.429S" calcext:value-type="time">
            <text:p>02:48:00,429</text:p>
          </table:table-cell>
          <table:table-cell table:formula="of:=[.H96]-[.G96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96" calcext:value-type="float">
            <text:p>096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63S" calcext:value-type="time">
            <text:p>00:00:00,463</text:p>
          </table:table-cell>
          <table:table-cell table:style-name="ce93" office:value-type="time" office:time-value="PT00H00M00.332S" calcext:value-type="time">
            <text:p>00:00:00,332</text:p>
          </table:table-cell>
          <table:table-cell table:style-name="ce93" table:formula="of:=[.D97]-[.C97]" office:value-type="time" office:time-value="-PT00H00M00.131S" calcext:value-type="time">
            <text:p>-00:00:00,131</text:p>
          </table:table-cell>
          <table:table-cell table:style-name="ce77"/>
          <table:table-cell table:style-name="ce93" table:formula="of:=LOOKUP([.A97]; RUNOFFSETSv31; SHIFTOFFSETSv31)" office:value-type="time" office:time-value="PT02H45M37.538S" calcext:value-type="time">
            <text:p>02:45:37,538</text:p>
          </table:table-cell>
          <table:table-cell table:formula="of:=LOOKUP([.A97]; RUNOFFSETSv40; SHIFTOFFSETSv40)" office:value-type="time" office:time-value="PT02H44M47.676S" calcext:value-type="time">
            <text:p>02:44:47,676</text:p>
          </table:table-cell>
          <table:table-cell table:formula="of:=[.H97]-[.G97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97" calcext:value-type="float">
            <text:p>097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73S" calcext:value-type="time">
            <text:p>00:00:00,373</text:p>
          </table:table-cell>
          <table:table-cell table:style-name="ce93" office:value-type="time" office:time-value="PT00H00M00.332S" calcext:value-type="time">
            <text:p>00:00:00,332</text:p>
          </table:table-cell>
          <table:table-cell table:style-name="ce93" table:formula="of:=[.D98]-[.C98]" office:value-type="time" office:time-value="-PT00H00M00.041S" calcext:value-type="time">
            <text:p>-00:00:00,041</text:p>
          </table:table-cell>
          <table:table-cell table:style-name="ce77"/>
          <table:table-cell table:style-name="ce93" table:formula="of:=LOOKUP([.A98]; RUNOFFSETSv31; SHIFTOFFSETSv31)" office:value-type="time" office:time-value="PT02H33M50.034S" calcext:value-type="time">
            <text:p>02:33:50,034</text:p>
          </table:table-cell>
          <table:table-cell table:formula="of:=LOOKUP([.A98]; RUNOFFSETSv40; SHIFTOFFSETSv40)" office:value-type="time" office:time-value="PT02H33M00.172S" calcext:value-type="time">
            <text:p>02:33:00,172</text:p>
          </table:table-cell>
          <table:table-cell table:formula="of:=[.H98]-[.G98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98" calcext:value-type="float">
            <text:p>098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04S" calcext:value-type="time">
            <text:p>00:00:00,504</text:p>
          </table:table-cell>
          <table:table-cell table:style-name="ce93" office:value-type="time" office:time-value="PT00H00M00.368S" calcext:value-type="time">
            <text:p>00:00:00,368</text:p>
          </table:table-cell>
          <table:table-cell table:style-name="ce93" table:formula="of:=[.D99]-[.C99]" office:value-type="time" office:time-value="-PT00H00M00.136S" calcext:value-type="time">
            <text:p>-00:00:00,136</text:p>
          </table:table-cell>
          <table:table-cell table:style-name="ce77"/>
          <table:table-cell table:style-name="ce93" table:formula="of:=LOOKUP([.A99]; RUNOFFSETSv31; SHIFTOFFSETSv31)" office:value-type="time" office:time-value="PT02H33M02.681S" calcext:value-type="time">
            <text:p>02:33:02,681</text:p>
          </table:table-cell>
          <table:table-cell table:formula="of:=LOOKUP([.A99]; RUNOFFSETSv40; SHIFTOFFSETSv40)" office:value-type="time" office:time-value="PT02H32M12.814S" calcext:value-type="time">
            <text:p>02:32:12,814</text:p>
          </table:table-cell>
          <table:table-cell table:formula="of:=[.H99]-[.G99]" office:value-type="time" office:time-value="-PT00H00M49.867S" calcext:value-type="time">
            <text:p>-00:00:49,867</text:p>
          </table:table-cell>
          <table:table-cell table:number-columns-repeated="3"/>
        </table:table-row>
        <table:table-row table:style-name="ro1">
          <table:table-cell table:style-name="ce74" office:value-type="float" office:value="99" calcext:value-type="float">
            <text:p>099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68S" calcext:value-type="time">
            <text:p>00:00:00,468</text:p>
          </table:table-cell>
          <table:table-cell table:style-name="ce93" office:value-type="time" office:time-value="PT00H00M00.377S" calcext:value-type="time">
            <text:p>00:00:00,377</text:p>
          </table:table-cell>
          <table:table-cell table:style-name="ce93" table:formula="of:=[.D100]-[.C100]" office:value-type="time" office:time-value="-PT00H00M00.091S" calcext:value-type="time">
            <text:p>-00:00:00,091</text:p>
          </table:table-cell>
          <table:table-cell table:style-name="ce77"/>
          <table:table-cell table:style-name="ce93" table:formula="of:=LOOKUP([.A100]; RUNOFFSETSv31; SHIFTOFFSETSv31)" office:value-type="time" office:time-value="PT02H49M04.266S" calcext:value-type="time">
            <text:p>02:49:04,266</text:p>
          </table:table-cell>
          <table:table-cell table:formula="of:=LOOKUP([.A100]; RUNOFFSETSv40; SHIFTOFFSETSv40)" office:value-type="time" office:time-value="PT02H48M14.404S" calcext:value-type="time">
            <text:p>02:48:14,404</text:p>
          </table:table-cell>
          <table:table-cell table:formula="of:=[.H100]-[.G100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95S" calcext:value-type="time">
            <text:p>00:00:00,495</text:p>
          </table:table-cell>
          <table:table-cell table:style-name="ce93" office:value-type="time" office:time-value="PT00H00M00.444S" calcext:value-type="time">
            <text:p>00:00:00,444</text:p>
          </table:table-cell>
          <table:table-cell table:style-name="ce93" table:formula="of:=[.D101]-[.C101]" office:value-type="time" office:time-value="-PT00H00M00.051S" calcext:value-type="time">
            <text:p>-00:00:00,051</text:p>
          </table:table-cell>
          <table:table-cell table:style-name="ce77"/>
          <table:table-cell table:style-name="ce93" table:formula="of:=LOOKUP([.A101]; RUNOFFSETSv31; SHIFTOFFSETSv31)" office:value-type="time" office:time-value="PT02H33M49.902S" calcext:value-type="time">
            <text:p>02:33:49,902</text:p>
          </table:table-cell>
          <table:table-cell table:formula="of:=LOOKUP([.A101]; RUNOFFSETSv40; SHIFTOFFSETSv40)" office:value-type="time" office:time-value="PT02H33M00.04S" calcext:value-type="time">
            <text:p>02:33:00,040</text:p>
          </table:table-cell>
          <table:table-cell table:formula="of:=[.H101]-[.G101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01" calcext:value-type="float">
            <text:p>101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64S" calcext:value-type="time">
            <text:p>00:00:00,464</text:p>
          </table:table-cell>
          <table:table-cell table:style-name="ce93" office:value-type="time" office:time-value="PT00H00M00.363S" calcext:value-type="time">
            <text:p>00:00:00,363</text:p>
          </table:table-cell>
          <table:table-cell table:style-name="ce93" table:formula="of:=[.D102]-[.C102]" office:value-type="time" office:time-value="-PT00H00M00.101S" calcext:value-type="time">
            <text:p>-00:00:00,101</text:p>
          </table:table-cell>
          <table:table-cell table:style-name="ce77"/>
          <table:table-cell table:style-name="ce93" table:formula="of:=LOOKUP([.A102]; RUNOFFSETSv31; SHIFTOFFSETSv31)" office:value-type="time" office:time-value="PT02H33M47.672S" calcext:value-type="time">
            <text:p>02:33:47,672</text:p>
          </table:table-cell>
          <table:table-cell table:formula="of:=LOOKUP([.A102]; RUNOFFSETSv40; SHIFTOFFSETSv40)" office:value-type="time" office:time-value="PT02H32M57.81S" calcext:value-type="time">
            <text:p>02:32:57,810</text:p>
          </table:table-cell>
          <table:table-cell table:formula="of:=[.H102]-[.G102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02" calcext:value-type="float">
            <text:p>102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15S" calcext:value-type="time">
            <text:p>00:00:00,515</text:p>
          </table:table-cell>
          <table:table-cell table:style-name="ce93" office:value-type="time" office:time-value="PT00H00M00.449S" calcext:value-type="time">
            <text:p>00:00:00,449</text:p>
          </table:table-cell>
          <table:table-cell table:style-name="ce93" table:formula="of:=[.D103]-[.C103]" office:value-type="time" office:time-value="-PT00H00M00.066S" calcext:value-type="time">
            <text:p>-00:00:00,066</text:p>
          </table:table-cell>
          <table:table-cell table:style-name="ce77"/>
          <table:table-cell table:style-name="ce93" table:formula="of:=LOOKUP([.A103]; RUNOFFSETSv31; SHIFTOFFSETSv31)" office:value-type="time" office:time-value="PT02H32M31.912S" calcext:value-type="time">
            <text:p>02:32:31,912</text:p>
          </table:table-cell>
          <table:table-cell table:formula="of:=LOOKUP([.A103]; RUNOFFSETSv40; SHIFTOFFSETSv40)" office:value-type="time" office:time-value="PT02H31M42.035S" calcext:value-type="time">
            <text:p>02:31:42,035</text:p>
          </table:table-cell>
          <table:table-cell table:formula="of:=[.H103]-[.G103]" office:value-type="time" office:time-value="-PT00H00M49.877S" calcext:value-type="time">
            <text:p>-00:00:49,877</text:p>
          </table:table-cell>
          <table:table-cell table:number-columns-repeated="3"/>
        </table:table-row>
        <table:table-row table:style-name="ro1">
          <table:table-cell table:style-name="ce74" office:value-type="float" office:value="103" calcext:value-type="float">
            <text:p>103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17S" calcext:value-type="time">
            <text:p>00:00:00,517</text:p>
          </table:table-cell>
          <table:table-cell table:style-name="ce93" office:value-type="time" office:time-value="PT00H00M00.456S" calcext:value-type="time">
            <text:p>00:00:00,456</text:p>
          </table:table-cell>
          <table:table-cell table:style-name="ce93" table:formula="of:=[.D104]-[.C104]" office:value-type="time" office:time-value="-PT00H00M00.061S" calcext:value-type="time">
            <text:p>-00:00:00,061</text:p>
          </table:table-cell>
          <table:table-cell table:style-name="ce77"/>
          <table:table-cell table:style-name="ce93" table:formula="of:=LOOKUP([.A104]; RUNOFFSETSv31; SHIFTOFFSETSv31)" office:value-type="time" office:time-value="PT02H32M30.776S" calcext:value-type="time">
            <text:p>02:32:30,776</text:p>
          </table:table-cell>
          <table:table-cell table:formula="of:=LOOKUP([.A104]; RUNOFFSETSv40; SHIFTOFFSETSv40)" office:value-type="time" office:time-value="PT02H31M40.914S" calcext:value-type="time">
            <text:p>02:31:40,914</text:p>
          </table:table-cell>
          <table:table-cell table:formula="of:=[.H104]-[.G104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04" calcext:value-type="float">
            <text:p>104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19S" calcext:value-type="time">
            <text:p>00:00:00,419</text:p>
          </table:table-cell>
          <table:table-cell table:style-name="ce93" office:value-type="time" office:time-value="PT00H00M00.29S" calcext:value-type="time">
            <text:p>00:00:00,290</text:p>
          </table:table-cell>
          <table:table-cell table:style-name="ce93" table:formula="of:=[.D105]-[.C105]" office:value-type="time" office:time-value="-PT00H00M00.129S" calcext:value-type="time">
            <text:p>-00:00:00,129</text:p>
          </table:table-cell>
          <table:table-cell table:style-name="ce77"/>
          <table:table-cell table:style-name="ce93" table:formula="of:=LOOKUP([.A105]; RUNOFFSETSv31; SHIFTOFFSETSv31)" office:value-type="time" office:time-value="PT02H32M04.293S" calcext:value-type="time">
            <text:p>02:32:04,293</text:p>
          </table:table-cell>
          <table:table-cell table:formula="of:=LOOKUP([.A105]; RUNOFFSETSv40; SHIFTOFFSETSv40)" office:value-type="time" office:time-value="PT02H31M14.423S" calcext:value-type="time">
            <text:p>02:31:14,423</text:p>
          </table:table-cell>
          <table:table-cell table:formula="of:=[.H105]-[.G105]" office:value-type="time" office:time-value="-PT00H00M49.87S" calcext:value-type="time">
            <text:p>-00:00:49,870</text:p>
          </table:table-cell>
          <table:table-cell table:number-columns-repeated="3"/>
        </table:table-row>
        <table:table-row table:style-name="ro1">
          <table:table-cell table:style-name="ce74" office:value-type="float" office:value="105" calcext:value-type="float">
            <text:p>105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14S" calcext:value-type="time">
            <text:p>00:00:00,414</text:p>
          </table:table-cell>
          <table:table-cell table:style-name="ce93" office:value-type="time" office:time-value="PT00H00M00.333S" calcext:value-type="time">
            <text:p>00:00:00,333</text:p>
          </table:table-cell>
          <table:table-cell table:style-name="ce93" table:formula="of:=[.D106]-[.C106]" office:value-type="time" office:time-value="-PT00H00M00.081S" calcext:value-type="time">
            <text:p>-00:00:00,081</text:p>
          </table:table-cell>
          <table:table-cell table:style-name="ce77"/>
          <table:table-cell table:style-name="ce93" table:formula="of:=LOOKUP([.A106]; RUNOFFSETSv31; SHIFTOFFSETSv31)" office:value-type="time" office:time-value="PT02H31M55S" calcext:value-type="time">
            <text:p>02:31:55,000</text:p>
          </table:table-cell>
          <table:table-cell table:formula="of:=LOOKUP([.A106]; RUNOFFSETSv40; SHIFTOFFSETSv40)" office:value-type="time" office:time-value="PT02H31M05.138S" calcext:value-type="time">
            <text:p>02:31:05,138</text:p>
          </table:table-cell>
          <table:table-cell table:formula="of:=[.H106]-[.G106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06" calcext:value-type="float">
            <text:p>106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S" calcext:value-type="time">
            <text:p>00:00:00,000</text:p>
          </table:table-cell>
          <table:table-cell table:style-name="ce93" office:value-type="time" office:time-value="-PT00H00M00.061S" calcext:value-type="time">
            <text:p>-00:00:00,061</text:p>
          </table:table-cell>
          <table:table-cell table:style-name="ce93" table:formula="of:=[.D107]-[.C107]" office:value-type="time" office:time-value="-PT00H00M00.061S" calcext:value-type="time">
            <text:p>-00:00:00,061</text:p>
          </table:table-cell>
          <table:table-cell table:style-name="ce77"/>
          <table:table-cell table:style-name="ce93" table:formula="of:=LOOKUP([.A107]; RUNOFFSETSv31; SHIFTOFFSETSv31)" office:value-type="time" office:time-value="PT02H31M09.295S" calcext:value-type="time">
            <text:p>02:31:09,295</text:p>
          </table:table-cell>
          <table:table-cell table:formula="of:=LOOKUP([.A107]; RUNOFFSETSv40; SHIFTOFFSETSv40)" office:value-type="time" office:time-value="PT02H30M19.433S" calcext:value-type="time">
            <text:p>02:30:19,433</text:p>
          </table:table-cell>
          <table:table-cell table:formula="of:=[.H107]-[.G107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07" calcext:value-type="float">
            <text:p>107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12S" calcext:value-type="time">
            <text:p>00:00:00,512</text:p>
          </table:table-cell>
          <table:table-cell table:style-name="ce93" office:value-type="time" office:time-value="PT00H00M00.421S" calcext:value-type="time">
            <text:p>00:00:00,421</text:p>
          </table:table-cell>
          <table:table-cell table:style-name="ce93" table:formula="of:=[.D108]-[.C108]" office:value-type="time" office:time-value="-PT00H00M00.091S" calcext:value-type="time">
            <text:p>-00:00:00,091</text:p>
          </table:table-cell>
          <table:table-cell table:style-name="ce77"/>
          <table:table-cell table:style-name="ce93" table:formula="of:=LOOKUP([.A108]; RUNOFFSETSv31; SHIFTOFFSETSv31)" office:value-type="time" office:time-value="PT02H31M00.193S" calcext:value-type="time">
            <text:p>02:31:00,193</text:p>
          </table:table-cell>
          <table:table-cell table:formula="of:=LOOKUP([.A108]; RUNOFFSETSv40; SHIFTOFFSETSv40)" office:value-type="time" office:time-value="PT02H30M10.321S" calcext:value-type="time">
            <text:p>02:30:10,321</text:p>
          </table:table-cell>
          <table:table-cell table:formula="of:=[.H108]-[.G108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08" calcext:value-type="float">
            <text:p>108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92S" calcext:value-type="time">
            <text:p>00:00:00,492</text:p>
          </table:table-cell>
          <table:table-cell table:style-name="ce93" office:value-type="time" office:time-value="PT00H00M00.391S" calcext:value-type="time">
            <text:p>00:00:00,391</text:p>
          </table:table-cell>
          <table:table-cell table:style-name="ce93" table:formula="of:=[.D109]-[.C109]" office:value-type="time" office:time-value="-PT00H00M00.101S" calcext:value-type="time">
            <text:p>-00:00:00,101</text:p>
          </table:table-cell>
          <table:table-cell table:style-name="ce77"/>
          <table:table-cell table:style-name="ce93" table:formula="of:=LOOKUP([.A109]; RUNOFFSETSv31; SHIFTOFFSETSv31)" office:value-type="time" office:time-value="PT02H30M29.12S" calcext:value-type="time">
            <text:p>02:30:29,120</text:p>
          </table:table-cell>
          <table:table-cell table:formula="of:=LOOKUP([.A109]; RUNOFFSETSv40; SHIFTOFFSETSv40)" office:value-type="time" office:time-value="PT02H29M39.268S" calcext:value-type="time">
            <text:p>02:29:39,268</text:p>
          </table:table-cell>
          <table:table-cell table:formula="of:=[.H109]-[.G109]" office:value-type="time" office:time-value="-PT00H00M49.852S" calcext:value-type="time">
            <text:p>-00:00:49,852</text:p>
          </table:table-cell>
          <table:table-cell table:number-columns-repeated="3"/>
        </table:table-row>
        <table:table-row table:style-name="ro1">
          <table:table-cell table:style-name="ce74" office:value-type="float" office:value="109" calcext:value-type="float">
            <text:p>109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319S" calcext:value-type="time">
            <text:p>00:00:00,319</text:p>
          </table:table-cell>
          <table:table-cell table:style-name="ce93" office:value-type="time" office:time-value="PT00H00M00.178S" calcext:value-type="time">
            <text:p>00:00:00,178</text:p>
          </table:table-cell>
          <table:table-cell table:style-name="ce93" table:formula="of:=[.D110]-[.C110]" office:value-type="time" office:time-value="-PT00H00M00.141S" calcext:value-type="time">
            <text:p>-00:00:00,141</text:p>
          </table:table-cell>
          <table:table-cell table:style-name="ce77"/>
          <table:table-cell table:style-name="ce93" table:formula="of:=LOOKUP([.A110]; RUNOFFSETSv31; SHIFTOFFSETSv31)" office:value-type="time" office:time-value="PT02H25M18.82S" calcext:value-type="time">
            <text:p>02:25:18,820</text:p>
          </table:table-cell>
          <table:table-cell table:formula="of:=LOOKUP([.A110]; RUNOFFSETSv40; SHIFTOFFSETSv40)" office:value-type="time" office:time-value="PT02H24M28.958S" calcext:value-type="time">
            <text:p>02:24:28,958</text:p>
          </table:table-cell>
          <table:table-cell table:formula="of:=[.H110]-[.G110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10" calcext:value-type="float">
            <text:p>110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563S" calcext:value-type="time">
            <text:p>00:00:00,563</text:p>
          </table:table-cell>
          <table:table-cell table:style-name="ce93" office:value-type="time" office:time-value="PT00H00M00.472S" calcext:value-type="time">
            <text:p>00:00:00,472</text:p>
          </table:table-cell>
          <table:table-cell table:style-name="ce93" table:formula="of:=[.D111]-[.C111]" office:value-type="time" office:time-value="-PT00H00M00.091S" calcext:value-type="time">
            <text:p>-00:00:00,091</text:p>
          </table:table-cell>
          <table:table-cell table:style-name="ce77"/>
          <table:table-cell table:style-name="ce93" table:formula="of:=LOOKUP([.A111]; RUNOFFSETSv31; SHIFTOFFSETSv31)" office:value-type="time" office:time-value="PT02H25M16.534S" calcext:value-type="time">
            <text:p>02:25:16,534</text:p>
          </table:table-cell>
          <table:table-cell table:formula="of:=LOOKUP([.A111]; RUNOFFSETSv40; SHIFTOFFSETSv40)" office:value-type="time" office:time-value="PT02H24M26.672S" calcext:value-type="time">
            <text:p>02:24:26,672</text:p>
          </table:table-cell>
          <table:table-cell table:formula="of:=[.H111]-[.G111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11" calcext:value-type="float">
            <text:p>111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546S" calcext:value-type="time">
            <text:p>00:00:00,546</text:p>
          </table:table-cell>
          <table:table-cell table:style-name="ce93" office:value-type="time" office:time-value="PT00H00M00.505S" calcext:value-type="time">
            <text:p>00:00:00,505</text:p>
          </table:table-cell>
          <table:table-cell table:style-name="ce93" table:formula="of:=[.D112]-[.C112]" office:value-type="time" office:time-value="-PT00H00M00.041S" calcext:value-type="time">
            <text:p>-00:00:00,041</text:p>
          </table:table-cell>
          <table:table-cell table:style-name="ce77"/>
          <table:table-cell table:style-name="ce93" table:formula="of:=LOOKUP([.A112]; RUNOFFSETSv31; SHIFTOFFSETSv31)" office:value-type="time" office:time-value="PT02H25M16.54S" calcext:value-type="time">
            <text:p>02:25:16,540</text:p>
          </table:table-cell>
          <table:table-cell table:formula="of:=LOOKUP([.A112]; RUNOFFSETSv40; SHIFTOFFSETSv40)" office:value-type="time" office:time-value="PT02H24M26.678S" calcext:value-type="time">
            <text:p>02:24:26,678</text:p>
          </table:table-cell>
          <table:table-cell table:formula="of:=[.H112]-[.G112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12" calcext:value-type="float">
            <text:p>112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505S" calcext:value-type="time">
            <text:p>00:00:00,505</text:p>
          </table:table-cell>
          <table:table-cell table:style-name="ce93" office:value-type="time" office:time-value="PT00H00M00.504S" calcext:value-type="time">
            <text:p>00:00:00,504</text:p>
          </table:table-cell>
          <table:table-cell table:style-name="ce93" table:formula="of:=[.D113]-[.C113]" office:value-type="time" office:time-value="-PT00H00M00.001S" calcext:value-type="time">
            <text:p>-00:00:00,001</text:p>
          </table:table-cell>
          <table:table-cell table:style-name="ce77"/>
          <table:table-cell table:style-name="ce93" table:formula="of:=LOOKUP([.A113]; RUNOFFSETSv31; SHIFTOFFSETSv31)" office:value-type="time" office:time-value="PT02H25M14.584S" calcext:value-type="time">
            <text:p>02:25:14,584</text:p>
          </table:table-cell>
          <table:table-cell table:formula="of:=LOOKUP([.A113]; RUNOFFSETSv40; SHIFTOFFSETSv40)" office:value-type="time" office:time-value="PT02H24M24.702S" calcext:value-type="time">
            <text:p>02:24:24,702</text:p>
          </table:table-cell>
          <table:table-cell table:formula="of:=[.H113]-[.G113]" office:value-type="time" office:time-value="-PT00H00M49.882S" calcext:value-type="time">
            <text:p>-00:00:49,882</text:p>
          </table:table-cell>
          <table:table-cell table:number-columns-repeated="3"/>
        </table:table-row>
        <table:table-row table:style-name="ro1">
          <table:table-cell table:style-name="ce74" office:value-type="float" office:value="113" calcext:value-type="float">
            <text:p>113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755S" calcext:value-type="time">
            <text:p>00:00:00,755</text:p>
          </table:table-cell>
          <table:table-cell table:style-name="ce93" office:value-type="time" office:time-value="PT00H00M00.664S" calcext:value-type="time">
            <text:p>00:00:00,664</text:p>
          </table:table-cell>
          <table:table-cell table:style-name="ce93" table:formula="of:=[.D114]-[.C114]" office:value-type="time" office:time-value="-PT00H00M00.091S" calcext:value-type="time">
            <text:p>-00:00:00,091</text:p>
          </table:table-cell>
          <table:table-cell table:style-name="ce77"/>
          <table:table-cell table:style-name="ce93" table:formula="of:=LOOKUP([.A114]; RUNOFFSETSv31; SHIFTOFFSETSv31)" office:value-type="time" office:time-value="PT02H32M39.973S" calcext:value-type="time">
            <text:p>02:32:39,973</text:p>
          </table:table-cell>
          <table:table-cell table:formula="of:=LOOKUP([.A114]; RUNOFFSETSv40; SHIFTOFFSETSv40)" office:value-type="time" office:time-value="PT02H31M50.091S" calcext:value-type="time">
            <text:p>02:31:50,091</text:p>
          </table:table-cell>
          <table:table-cell table:formula="of:=[.H114]-[.G114]" office:value-type="time" office:time-value="-PT00H00M49.882S" calcext:value-type="time">
            <text:p>-00:00:49,882</text:p>
          </table:table-cell>
          <table:table-cell table:number-columns-repeated="3"/>
        </table:table-row>
        <table:table-row table:style-name="ro1">
          <table:table-cell table:style-name="ce74" office:value-type="float" office:value="114" calcext:value-type="float">
            <text:p>114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9S" calcext:value-type="time">
            <text:p>00:00:00,390</text:p>
          </table:table-cell>
          <table:table-cell table:style-name="ce93" office:value-type="time" office:time-value="PT00H00M00.309S" calcext:value-type="time">
            <text:p>00:00:00,309</text:p>
          </table:table-cell>
          <table:table-cell table:style-name="ce93" table:formula="of:=[.D115]-[.C115]" office:value-type="time" office:time-value="-PT00H00M00.081S" calcext:value-type="time">
            <text:p>-00:00:00,081</text:p>
          </table:table-cell>
          <table:table-cell table:style-name="ce77"/>
          <table:table-cell table:style-name="ce93" table:formula="of:=LOOKUP([.A115]; RUNOFFSETSv31; SHIFTOFFSETSv31)" office:value-type="time" office:time-value="PT02H32M37.26S" calcext:value-type="time">
            <text:p>02:32:37,260</text:p>
          </table:table-cell>
          <table:table-cell table:formula="of:=LOOKUP([.A115]; RUNOFFSETSv40; SHIFTOFFSETSv40)" office:value-type="time" office:time-value="PT02H31M47.388S" calcext:value-type="time">
            <text:p>02:31:47,388</text:p>
          </table:table-cell>
          <table:table-cell table:formula="of:=[.H115]-[.G115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15" calcext:value-type="float">
            <text:p>115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49S" calcext:value-type="time">
            <text:p>00:00:00,449</text:p>
          </table:table-cell>
          <table:table-cell table:style-name="ce93" office:value-type="time" office:time-value="PT00H00M00.318S" calcext:value-type="time">
            <text:p>00:00:00,318</text:p>
          </table:table-cell>
          <table:table-cell table:style-name="ce93" table:formula="of:=[.D116]-[.C116]" office:value-type="time" office:time-value="-PT00H00M00.131S" calcext:value-type="time">
            <text:p>-00:00:00,131</text:p>
          </table:table-cell>
          <table:table-cell table:style-name="ce77"/>
          <table:table-cell table:style-name="ce93" table:formula="of:=LOOKUP([.A116]; RUNOFFSETSv31; SHIFTOFFSETSv31)" office:value-type="time" office:time-value="PT02H32M36.94S" calcext:value-type="time">
            <text:p>02:32:36,940</text:p>
          </table:table-cell>
          <table:table-cell table:formula="of:=LOOKUP([.A116]; RUNOFFSETSv40; SHIFTOFFSETSv40)" office:value-type="time" office:time-value="PT02H31M47.068S" calcext:value-type="time">
            <text:p>02:31:47,068</text:p>
          </table:table-cell>
          <table:table-cell table:formula="of:=[.H116]-[.G116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16" calcext:value-type="float">
            <text:p>116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7S" calcext:value-type="time">
            <text:p>00:00:00,470</text:p>
          </table:table-cell>
          <table:table-cell table:style-name="ce93" office:value-type="time" office:time-value="PT00H00M00.419S" calcext:value-type="time">
            <text:p>00:00:00,419</text:p>
          </table:table-cell>
          <table:table-cell table:style-name="ce93" table:formula="of:=[.D117]-[.C117]" office:value-type="time" office:time-value="-PT00H00M00.051S" calcext:value-type="time">
            <text:p>-00:00:00,051</text:p>
          </table:table-cell>
          <table:table-cell table:style-name="ce77"/>
          <table:table-cell table:style-name="ce93" table:formula="of:=LOOKUP([.A117]; RUNOFFSETSv31; SHIFTOFFSETSv31)" office:value-type="time" office:time-value="PT02H32M31.661S" calcext:value-type="time">
            <text:p>02:32:31,661</text:p>
          </table:table-cell>
          <table:table-cell table:formula="of:=LOOKUP([.A117]; RUNOFFSETSv40; SHIFTOFFSETSv40)" office:value-type="time" office:time-value="PT02H31M41.799S" calcext:value-type="time">
            <text:p>02:31:41,799</text:p>
          </table:table-cell>
          <table:table-cell table:formula="of:=[.H117]-[.G117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17" calcext:value-type="float">
            <text:p>117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16S" calcext:value-type="time">
            <text:p>00:00:00,516</text:p>
          </table:table-cell>
          <table:table-cell table:style-name="ce93" office:value-type="time" office:time-value="PT00H00M00.385S" calcext:value-type="time">
            <text:p>00:00:00,385</text:p>
          </table:table-cell>
          <table:table-cell table:style-name="ce93" table:formula="of:=[.D118]-[.C118]" office:value-type="time" office:time-value="-PT00H00M00.131S" calcext:value-type="time">
            <text:p>-00:00:00,131</text:p>
          </table:table-cell>
          <table:table-cell table:style-name="ce77"/>
          <table:table-cell table:style-name="ce93" table:formula="of:=LOOKUP([.A118]; RUNOFFSETSv31; SHIFTOFFSETSv31)" office:value-type="time" office:time-value="PT02H32M17.441S" calcext:value-type="time">
            <text:p>02:32:17,441</text:p>
          </table:table-cell>
          <table:table-cell table:formula="of:=LOOKUP([.A118]; RUNOFFSETSv40; SHIFTOFFSETSv40)" office:value-type="time" office:time-value="PT02H31M27.579S" calcext:value-type="time">
            <text:p>02:31:27,579</text:p>
          </table:table-cell>
          <table:table-cell table:formula="of:=[.H118]-[.G118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18" calcext:value-type="float">
            <text:p>118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66S" calcext:value-type="time">
            <text:p>00:00:00,366</text:p>
          </table:table-cell>
          <table:table-cell table:style-name="ce93" office:value-type="time" office:time-value="PT00H00M00.381S" calcext:value-type="time">
            <text:p>00:00:00,381</text:p>
          </table:table-cell>
          <table:table-cell table:style-name="ce93" table:formula="of:=[.D119]-[.C119]" office:value-type="time" office:time-value="PT00H00M00.015S" calcext:value-type="time">
            <text:p>00:00:00,015</text:p>
          </table:table-cell>
          <table:table-cell table:style-name="ce77"/>
          <table:table-cell table:style-name="ce93" table:formula="of:=LOOKUP([.A119]; RUNOFFSETSv31; SHIFTOFFSETSv31)" office:value-type="time" office:time-value="PT02H29M14.035S" calcext:value-type="time">
            <text:p>02:29:14,035</text:p>
          </table:table-cell>
          <table:table-cell table:formula="of:=LOOKUP([.A119]; RUNOFFSETSv40; SHIFTOFFSETSv40)" office:value-type="time" office:time-value="PT02H28M24.173S" calcext:value-type="time">
            <text:p>02:28:24,173</text:p>
          </table:table-cell>
          <table:table-cell table:formula="of:=[.H119]-[.G119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19" calcext:value-type="float">
            <text:p>119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08S" calcext:value-type="time">
            <text:p>00:00:00,508</text:p>
          </table:table-cell>
          <table:table-cell table:style-name="ce93" office:value-type="time" office:time-value="PT00H00M00.437S" calcext:value-type="time">
            <text:p>00:00:00,437</text:p>
          </table:table-cell>
          <table:table-cell table:style-name="ce93" table:formula="of:=[.D120]-[.C120]" office:value-type="time" office:time-value="-PT00H00M00.071S" calcext:value-type="time">
            <text:p>-00:00:00,071</text:p>
          </table:table-cell>
          <table:table-cell table:style-name="ce77"/>
          <table:table-cell table:style-name="ce93" table:formula="of:=LOOKUP([.A120]; RUNOFFSETSv31; SHIFTOFFSETSv31)" office:value-type="time" office:time-value="PT02H28M45.076S" calcext:value-type="time">
            <text:p>02:28:45,076</text:p>
          </table:table-cell>
          <table:table-cell table:formula="of:=LOOKUP([.A120]; RUNOFFSETSv40; SHIFTOFFSETSv40)" office:value-type="time" office:time-value="PT02H27M55.214S" calcext:value-type="time">
            <text:p>02:27:55,214</text:p>
          </table:table-cell>
          <table:table-cell table:formula="of:=[.H120]-[.G120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20" calcext:value-type="float">
            <text:p>120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11S" calcext:value-type="time">
            <text:p>00:00:00,511</text:p>
          </table:table-cell>
          <table:table-cell table:style-name="ce93" office:value-type="time" office:time-value="PT00H00M00.39S" calcext:value-type="time">
            <text:p>00:00:00,390</text:p>
          </table:table-cell>
          <table:table-cell table:style-name="ce93" table:formula="of:=[.D121]-[.C121]" office:value-type="time" office:time-value="-PT00H00M00.121S" calcext:value-type="time">
            <text:p>-00:00:00,121</text:p>
          </table:table-cell>
          <table:table-cell table:style-name="ce77"/>
          <table:table-cell table:style-name="ce93" table:formula="of:=LOOKUP([.A121]; RUNOFFSETSv31; SHIFTOFFSETSv31)" office:value-type="time" office:time-value="PT02H28M01.549S" calcext:value-type="time">
            <text:p>02:28:01,549</text:p>
          </table:table-cell>
          <table:table-cell table:formula="of:=LOOKUP([.A121]; RUNOFFSETSv40; SHIFTOFFSETSv40)" office:value-type="time" office:time-value="PT02H27M11.687S" calcext:value-type="time">
            <text:p>02:27:11,687</text:p>
          </table:table-cell>
          <table:table-cell table:formula="of:=[.H121]-[.G121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21" calcext:value-type="float">
            <text:p>121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78S" calcext:value-type="time">
            <text:p>00:00:00,478</text:p>
          </table:table-cell>
          <table:table-cell table:style-name="ce93" office:value-type="time" office:time-value="PT00H00M00.387S" calcext:value-type="time">
            <text:p>00:00:00,387</text:p>
          </table:table-cell>
          <table:table-cell table:style-name="ce93" table:formula="of:=[.D122]-[.C122]" office:value-type="time" office:time-value="-PT00H00M00.091S" calcext:value-type="time">
            <text:p>-00:00:00,091</text:p>
          </table:table-cell>
          <table:table-cell table:style-name="ce77"/>
          <table:table-cell table:style-name="ce93" table:formula="of:=LOOKUP([.A122]; RUNOFFSETSv31; SHIFTOFFSETSv31)" office:value-type="time" office:time-value="PT02H27M57.637S" calcext:value-type="time">
            <text:p>02:27:57,637</text:p>
          </table:table-cell>
          <table:table-cell table:formula="of:=LOOKUP([.A122]; RUNOFFSETSv40; SHIFTOFFSETSv40)" office:value-type="time" office:time-value="PT02H27M07.775S" calcext:value-type="time">
            <text:p>02:27:07,775</text:p>
          </table:table-cell>
          <table:table-cell table:formula="of:=[.H122]-[.G122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22" calcext:value-type="float">
            <text:p>122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17S" calcext:value-type="time">
            <text:p>00:00:00,317</text:p>
          </table:table-cell>
          <table:table-cell table:style-name="ce93" office:value-type="time" office:time-value="PT00H00M00.316S" calcext:value-type="time">
            <text:p>00:00:00,316</text:p>
          </table:table-cell>
          <table:table-cell table:style-name="ce93" table:formula="of:=[.D123]-[.C123]" office:value-type="time" office:time-value="-PT00H00M00.001S" calcext:value-type="time">
            <text:p>-00:00:00,001</text:p>
          </table:table-cell>
          <table:table-cell table:style-name="ce77"/>
          <table:table-cell table:style-name="ce93" table:formula="of:=LOOKUP([.A123]; RUNOFFSETSv31; SHIFTOFFSETSv31)" office:value-type="time" office:time-value="PT02H26M57.855S" calcext:value-type="time">
            <text:p>02:26:57,855</text:p>
          </table:table-cell>
          <table:table-cell table:formula="of:=LOOKUP([.A123]; RUNOFFSETSv40; SHIFTOFFSETSv40)" office:value-type="time" office:time-value="PT02H26M07.993S" calcext:value-type="time">
            <text:p>02:26:07,993</text:p>
          </table:table-cell>
          <table:table-cell table:formula="of:=[.H123]-[.G123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23" calcext:value-type="float">
            <text:p>123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73S" calcext:value-type="time">
            <text:p>00:00:00,473</text:p>
          </table:table-cell>
          <table:table-cell table:style-name="ce93" office:value-type="time" office:time-value="PT00H00M00.362S" calcext:value-type="time">
            <text:p>00:00:00,362</text:p>
          </table:table-cell>
          <table:table-cell table:style-name="ce93" table:formula="of:=[.D124]-[.C124]" office:value-type="time" office:time-value="-PT00H00M00.111S" calcext:value-type="time">
            <text:p>-00:00:00,111</text:p>
          </table:table-cell>
          <table:table-cell table:style-name="ce77"/>
          <table:table-cell table:style-name="ce93" table:formula="of:=LOOKUP([.A124]; RUNOFFSETSv31; SHIFTOFFSETSv31)" office:value-type="time" office:time-value="PT02H26M56.35S" calcext:value-type="time">
            <text:p>02:26:56,350</text:p>
          </table:table-cell>
          <table:table-cell table:formula="of:=LOOKUP([.A124]; RUNOFFSETSv40; SHIFTOFFSETSv40)" office:value-type="time" office:time-value="PT02H26M06.488S" calcext:value-type="time">
            <text:p>02:26:06,488</text:p>
          </table:table-cell>
          <table:table-cell table:formula="of:=[.H124]-[.G124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24" calcext:value-type="float">
            <text:p>124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493S" calcext:value-type="time">
            <text:p>00:00:00,493</text:p>
          </table:table-cell>
          <table:table-cell table:style-name="ce93" office:value-type="time" office:time-value="PT00H00M00.372S" calcext:value-type="time">
            <text:p>00:00:00,372</text:p>
          </table:table-cell>
          <table:table-cell table:style-name="ce93" table:formula="of:=[.D125]-[.C125]" office:value-type="time" office:time-value="-PT00H00M00.121S" calcext:value-type="time">
            <text:p>-00:00:00,121</text:p>
          </table:table-cell>
          <table:table-cell table:style-name="ce77"/>
          <table:table-cell table:style-name="ce93" table:formula="of:=LOOKUP([.A125]; RUNOFFSETSv31; SHIFTOFFSETSv31)" office:value-type="time" office:time-value="PT02H16M30.188S" calcext:value-type="time">
            <text:p>02:16:30,188</text:p>
          </table:table-cell>
          <table:table-cell table:formula="of:=LOOKUP([.A125]; RUNOFFSETSv40; SHIFTOFFSETSv40)" office:value-type="time" office:time-value="PT02H15M40.326S" calcext:value-type="time">
            <text:p>02:15:40,326</text:p>
          </table:table-cell>
          <table:table-cell table:formula="of:=[.H125]-[.G125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25" calcext:value-type="float">
            <text:p>125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344S" calcext:value-type="time">
            <text:p>00:00:00,344</text:p>
          </table:table-cell>
          <table:table-cell table:style-name="ce93" office:value-type="time" office:time-value="PT00H00M00.353S" calcext:value-type="time">
            <text:p>00:00:00,353</text:p>
          </table:table-cell>
          <table:table-cell table:style-name="ce93" table:formula="of:=[.D126]-[.C126]" office:value-type="time" office:time-value="PT00H00M00.009S" calcext:value-type="time">
            <text:p>00:00:00,009</text:p>
          </table:table-cell>
          <table:table-cell table:style-name="ce77"/>
          <table:table-cell table:style-name="ce93" table:formula="of:=LOOKUP([.A126]; RUNOFFSETSv31; SHIFTOFFSETSv31)" office:value-type="time" office:time-value="PT02H16M09.258S" calcext:value-type="time">
            <text:p>02:16:09,258</text:p>
          </table:table-cell>
          <table:table-cell table:formula="of:=LOOKUP([.A126]; RUNOFFSETSv40; SHIFTOFFSETSv40)" office:value-type="time" office:time-value="PT02H15M19.396S" calcext:value-type="time">
            <text:p>02:15:19,396</text:p>
          </table:table-cell>
          <table:table-cell table:formula="of:=[.H126]-[.G126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26" calcext:value-type="float">
            <text:p>126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364S" calcext:value-type="time">
            <text:p>00:00:00,364</text:p>
          </table:table-cell>
          <table:table-cell table:style-name="ce93" office:value-type="time" office:time-value="PT00H00M00.293S" calcext:value-type="time">
            <text:p>00:00:00,293</text:p>
          </table:table-cell>
          <table:table-cell table:style-name="ce93" table:formula="of:=[.D127]-[.C127]" office:value-type="time" office:time-value="-PT00H00M00.071S" calcext:value-type="time">
            <text:p>-00:00:00,071</text:p>
          </table:table-cell>
          <table:table-cell table:style-name="ce77"/>
          <table:table-cell table:style-name="ce93" table:formula="of:=LOOKUP([.A127]; RUNOFFSETSv31; SHIFTOFFSETSv31)" office:value-type="time" office:time-value="PT02H15M21.975S" calcext:value-type="time">
            <text:p>02:15:21,975</text:p>
          </table:table-cell>
          <table:table-cell table:formula="of:=LOOKUP([.A127]; RUNOFFSETSv40; SHIFTOFFSETSv40)" office:value-type="time" office:time-value="PT02H14M32.113S" calcext:value-type="time">
            <text:p>02:14:32,113</text:p>
          </table:table-cell>
          <table:table-cell table:formula="of:=[.H127]-[.G127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27" calcext:value-type="float">
            <text:p>127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344S" calcext:value-type="time">
            <text:p>00:00:00,344</text:p>
          </table:table-cell>
          <table:table-cell table:style-name="ce93" office:value-type="time" office:time-value="PT00H00M00.333S" calcext:value-type="time">
            <text:p>00:00:00,333</text:p>
          </table:table-cell>
          <table:table-cell table:style-name="ce93" table:formula="of:=[.D128]-[.C128]" office:value-type="time" office:time-value="-PT00H00M00.011S" calcext:value-type="time">
            <text:p>-00:00:00,011</text:p>
          </table:table-cell>
          <table:table-cell table:style-name="ce77"/>
          <table:table-cell table:style-name="ce93" table:formula="of:=LOOKUP([.A128]; RUNOFFSETSv31; SHIFTOFFSETSv31)" office:value-type="time" office:time-value="PT02H16M30.447S" calcext:value-type="time">
            <text:p>02:16:30,447</text:p>
          </table:table-cell>
          <table:table-cell table:formula="of:=LOOKUP([.A128]; RUNOFFSETSv40; SHIFTOFFSETSv40)" office:value-type="time" office:time-value="PT02H15M40.585S" calcext:value-type="time">
            <text:p>02:15:40,585</text:p>
          </table:table-cell>
          <table:table-cell table:formula="of:=[.H128]-[.G128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28" calcext:value-type="float">
            <text:p>128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379S" calcext:value-type="time">
            <text:p>00:00:00,379</text:p>
          </table:table-cell>
          <table:table-cell table:style-name="ce93" office:value-type="time" office:time-value="PT00H00M00.298S" calcext:value-type="time">
            <text:p>00:00:00,298</text:p>
          </table:table-cell>
          <table:table-cell table:style-name="ce93" table:formula="of:=[.D129]-[.C129]" office:value-type="time" office:time-value="-PT00H00M00.081S" calcext:value-type="time">
            <text:p>-00:00:00,081</text:p>
          </table:table-cell>
          <table:table-cell table:style-name="ce77"/>
          <table:table-cell table:style-name="ce93" table:formula="of:=LOOKUP([.A129]; RUNOFFSETSv31; SHIFTOFFSETSv31)" office:value-type="time" office:time-value="PT02H15M26.445S" calcext:value-type="time">
            <text:p>02:15:26,445</text:p>
          </table:table-cell>
          <table:table-cell table:formula="of:=LOOKUP([.A129]; RUNOFFSETSv40; SHIFTOFFSETSv40)" office:value-type="time" office:time-value="PT02H14M36.573S" calcext:value-type="time">
            <text:p>02:14:36,573</text:p>
          </table:table-cell>
          <table:table-cell table:formula="of:=[.H129]-[.G129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29" calcext:value-type="float">
            <text:p>129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429S" calcext:value-type="time">
            <text:p>00:00:00,429</text:p>
          </table:table-cell>
          <table:table-cell table:style-name="ce93" office:value-type="time" office:time-value="PT00H00M00.378S" calcext:value-type="time">
            <text:p>00:00:00,378</text:p>
          </table:table-cell>
          <table:table-cell table:style-name="ce93" table:formula="of:=[.D130]-[.C130]" office:value-type="time" office:time-value="-PT00H00M00.051S" calcext:value-type="time">
            <text:p>-00:00:00,051</text:p>
          </table:table-cell>
          <table:table-cell table:style-name="ce77"/>
          <table:table-cell table:style-name="ce93" table:formula="of:=LOOKUP([.A130]; RUNOFFSETSv31; SHIFTOFFSETSv31)" office:value-type="time" office:time-value="PT02H15M24.632S" calcext:value-type="time">
            <text:p>02:15:24,632</text:p>
          </table:table-cell>
          <table:table-cell table:formula="of:=LOOKUP([.A130]; RUNOFFSETSv40; SHIFTOFFSETSv40)" office:value-type="time" office:time-value="PT02H14M34.76S" calcext:value-type="time">
            <text:p>02:14:34,760</text:p>
          </table:table-cell>
          <table:table-cell table:formula="of:=[.H130]-[.G130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30" calcext:value-type="float">
            <text:p>130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37S" calcext:value-type="time">
            <text:p>00:00:00,537</text:p>
          </table:table-cell>
          <table:table-cell table:style-name="ce93" office:value-type="time" office:time-value="PT00H00M00.416S" calcext:value-type="time">
            <text:p>00:00:00,416</text:p>
          </table:table-cell>
          <table:table-cell table:style-name="ce93" table:formula="of:=[.D131]-[.C131]" office:value-type="time" office:time-value="-PT00H00M00.121S" calcext:value-type="time">
            <text:p>-00:00:00,121</text:p>
          </table:table-cell>
          <table:table-cell table:style-name="ce77"/>
          <table:table-cell table:style-name="ce93" table:formula="of:=LOOKUP([.A131]; RUNOFFSETSv31; SHIFTOFFSETSv31)" office:value-type="time" office:time-value="PT02H30M16.213S" calcext:value-type="time">
            <text:p>02:30:16,213</text:p>
          </table:table-cell>
          <table:table-cell table:formula="of:=LOOKUP([.A131]; RUNOFFSETSv40; SHIFTOFFSETSv40)" office:value-type="time" office:time-value="PT02H29M26.351S" calcext:value-type="time">
            <text:p>02:29:26,351</text:p>
          </table:table-cell>
          <table:table-cell table:formula="of:=[.H131]-[.G131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31" calcext:value-type="float">
            <text:p>131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21S" calcext:value-type="time">
            <text:p>00:00:00,421</text:p>
          </table:table-cell>
          <table:table-cell table:style-name="ce93" office:value-type="time" office:time-value="PT00H00M00.45S" calcext:value-type="time">
            <text:p>00:00:00,450</text:p>
          </table:table-cell>
          <table:table-cell table:style-name="ce93" table:formula="of:=[.D132]-[.C132]" office:value-type="time" office:time-value="PT00H00M00.029S" calcext:value-type="time">
            <text:p>00:00:00,029</text:p>
          </table:table-cell>
          <table:table-cell table:style-name="ce77"/>
          <table:table-cell table:style-name="ce93" table:formula="of:=LOOKUP([.A132]; RUNOFFSETSv31; SHIFTOFFSETSv31)" office:value-type="time" office:time-value="PT02H30M11.938S" calcext:value-type="time">
            <text:p>02:30:11,938</text:p>
          </table:table-cell>
          <table:table-cell table:formula="of:=LOOKUP([.A132]; RUNOFFSETSv40; SHIFTOFFSETSv40)" office:value-type="time" office:time-value="PT02H29M22.056S" calcext:value-type="time">
            <text:p>02:29:22,056</text:p>
          </table:table-cell>
          <table:table-cell table:formula="of:=[.H132]-[.G132]" office:value-type="time" office:time-value="-PT00H00M49.882S" calcext:value-type="time">
            <text:p>-00:00:49,882</text:p>
          </table:table-cell>
          <table:table-cell table:number-columns-repeated="3"/>
        </table:table-row>
        <table:table-row table:style-name="ro1">
          <table:table-cell table:style-name="ce74" office:value-type="float" office:value="132" calcext:value-type="float">
            <text:p>132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28S" calcext:value-type="time">
            <text:p>00:00:00,428</text:p>
          </table:table-cell>
          <table:table-cell table:style-name="ce93" office:value-type="time" office:time-value="PT00H00M00.347S" calcext:value-type="time">
            <text:p>00:00:00,347</text:p>
          </table:table-cell>
          <table:table-cell table:style-name="ce93" table:formula="of:=[.D133]-[.C133]" office:value-type="time" office:time-value="-PT00H00M00.081S" calcext:value-type="time">
            <text:p>-00:00:00,081</text:p>
          </table:table-cell>
          <table:table-cell table:style-name="ce77"/>
          <table:table-cell table:style-name="ce93" table:formula="of:=LOOKUP([.A133]; RUNOFFSETSv31; SHIFTOFFSETSv31)" office:value-type="time" office:time-value="PT02H29M08.442S" calcext:value-type="time">
            <text:p>02:29:08,442</text:p>
          </table:table-cell>
          <table:table-cell table:formula="of:=LOOKUP([.A133]; RUNOFFSETSv40; SHIFTOFFSETSv40)" office:value-type="time" office:time-value="PT02H28M18.58S" calcext:value-type="time">
            <text:p>02:28:18,580</text:p>
          </table:table-cell>
          <table:table-cell table:formula="of:=[.H133]-[.G133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33" calcext:value-type="float">
            <text:p>133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31S" calcext:value-type="time">
            <text:p>00:00:00,531</text:p>
          </table:table-cell>
          <table:table-cell table:style-name="ce93" office:value-type="time" office:time-value="PT00H00M00.44S" calcext:value-type="time">
            <text:p>00:00:00,440</text:p>
          </table:table-cell>
          <table:table-cell table:style-name="ce93" table:formula="of:=[.D134]-[.C134]" office:value-type="time" office:time-value="-PT00H00M00.091S" calcext:value-type="time">
            <text:p>-00:00:00,091</text:p>
          </table:table-cell>
          <table:table-cell table:style-name="ce77"/>
          <table:table-cell table:style-name="ce93" table:formula="of:=LOOKUP([.A134]; RUNOFFSETSv31; SHIFTOFFSETSv31)" office:value-type="time" office:time-value="PT02H26M39.374S" calcext:value-type="time">
            <text:p>02:26:39,374</text:p>
          </table:table-cell>
          <table:table-cell table:formula="of:=LOOKUP([.A134]; RUNOFFSETSv40; SHIFTOFFSETSv40)" office:value-type="time" office:time-value="PT02H25M49.502S" calcext:value-type="time">
            <text:p>02:25:49,502</text:p>
          </table:table-cell>
          <table:table-cell table:formula="of:=[.H134]-[.G134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34" calcext:value-type="float">
            <text:p>134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89S" calcext:value-type="time">
            <text:p>00:00:00,489</text:p>
          </table:table-cell>
          <table:table-cell table:style-name="ce93" office:value-type="time" office:time-value="PT00H00M00.358S" calcext:value-type="time">
            <text:p>00:00:00,358</text:p>
          </table:table-cell>
          <table:table-cell table:style-name="ce93" table:formula="of:=[.D135]-[.C135]" office:value-type="time" office:time-value="-PT00H00M00.131S" calcext:value-type="time">
            <text:p>-00:00:00,131</text:p>
          </table:table-cell>
          <table:table-cell table:style-name="ce77"/>
          <table:table-cell table:style-name="ce93" table:formula="of:=LOOKUP([.A135]; RUNOFFSETSv31; SHIFTOFFSETSv31)" office:value-type="time" office:time-value="PT02H26M37.154S" calcext:value-type="time">
            <text:p>02:26:37,154</text:p>
          </table:table-cell>
          <table:table-cell table:formula="of:=LOOKUP([.A135]; RUNOFFSETSv40; SHIFTOFFSETSv40)" office:value-type="time" office:time-value="PT02H25M47.272S" calcext:value-type="time">
            <text:p>02:25:47,272</text:p>
          </table:table-cell>
          <table:table-cell table:formula="of:=[.H135]-[.G135]" office:value-type="time" office:time-value="-PT00H00M49.882S" calcext:value-type="time">
            <text:p>-00:00:49,882</text:p>
          </table:table-cell>
          <table:table-cell table:number-columns-repeated="3"/>
        </table:table-row>
        <table:table-row table:style-name="ro1">
          <table:table-cell table:style-name="ce74" office:value-type="float" office:value="135" calcext:value-type="float">
            <text:p>135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55S" calcext:value-type="time">
            <text:p>00:00:00,355</text:p>
          </table:table-cell>
          <table:table-cell table:style-name="ce93" office:value-type="time" office:time-value="PT00H00M00.294S" calcext:value-type="time">
            <text:p>00:00:00,294</text:p>
          </table:table-cell>
          <table:table-cell table:style-name="ce93" table:formula="of:=[.D136]-[.C136]" office:value-type="time" office:time-value="-PT00H00M00.061S" calcext:value-type="time">
            <text:p>-00:00:00,061</text:p>
          </table:table-cell>
          <table:table-cell table:style-name="ce77"/>
          <table:table-cell table:style-name="ce93" table:formula="of:=LOOKUP([.A136]; RUNOFFSETSv31; SHIFTOFFSETSv31)" office:value-type="time" office:time-value="PT02H26M09.33S" calcext:value-type="time">
            <text:p>02:26:09,330</text:p>
          </table:table-cell>
          <table:table-cell table:formula="of:=LOOKUP([.A136]; RUNOFFSETSv40; SHIFTOFFSETSv40)" office:value-type="time" office:time-value="PT02H25M19.458S" calcext:value-type="time">
            <text:p>02:25:19,458</text:p>
          </table:table-cell>
          <table:table-cell table:formula="of:=[.H136]-[.G136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36" calcext:value-type="float">
            <text:p>136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98S" calcext:value-type="time">
            <text:p>00:00:00,498</text:p>
          </table:table-cell>
          <table:table-cell table:style-name="ce93" office:value-type="time" office:time-value="PT00H00M00.357S" calcext:value-type="time">
            <text:p>00:00:00,357</text:p>
          </table:table-cell>
          <table:table-cell table:style-name="ce93" table:formula="of:=[.D137]-[.C137]" office:value-type="time" office:time-value="-PT00H00M00.141S" calcext:value-type="time">
            <text:p>-00:00:00,141</text:p>
          </table:table-cell>
          <table:table-cell table:style-name="ce77"/>
          <table:table-cell table:style-name="ce93" table:formula="of:=LOOKUP([.A137]; RUNOFFSETSv31; SHIFTOFFSETSv31)" office:value-type="time" office:time-value="PT02H23M55.867S" calcext:value-type="time">
            <text:p>02:23:55,867</text:p>
          </table:table-cell>
          <table:table-cell table:formula="of:=LOOKUP([.A137]; RUNOFFSETSv40; SHIFTOFFSETSv40)" office:value-type="time" office:time-value="PT02H23M05.985S" calcext:value-type="time">
            <text:p>02:23:05,985</text:p>
          </table:table-cell>
          <table:table-cell table:formula="of:=[.H137]-[.G137]" office:value-type="time" office:time-value="-PT00H00M49.882S" calcext:value-type="time">
            <text:p>-00:00:49,882</text:p>
          </table:table-cell>
          <table:table-cell table:number-columns-repeated="3"/>
        </table:table-row>
        <table:table-row table:style-name="ro1">
          <table:table-cell table:style-name="ce74" office:value-type="float" office:value="137" calcext:value-type="float">
            <text:p>137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82S" calcext:value-type="time">
            <text:p>00:00:00,482</text:p>
          </table:table-cell>
          <table:table-cell table:style-name="ce93" office:value-type="time" office:time-value="PT00H00M00.401S" calcext:value-type="time">
            <text:p>00:00:00,401</text:p>
          </table:table-cell>
          <table:table-cell table:style-name="ce93" table:formula="of:=[.D138]-[.C138]" office:value-type="time" office:time-value="-PT00H00M00.081S" calcext:value-type="time">
            <text:p>-00:00:00,081</text:p>
          </table:table-cell>
          <table:table-cell table:style-name="ce77"/>
          <table:table-cell table:style-name="ce93" table:formula="of:=LOOKUP([.A138]; RUNOFFSETSv31; SHIFTOFFSETSv31)" office:value-type="time" office:time-value="PT02H10M59.598S" calcext:value-type="time">
            <text:p>02:10:59,598</text:p>
          </table:table-cell>
          <table:table-cell table:formula="of:=LOOKUP([.A138]; RUNOFFSETSv40; SHIFTOFFSETSv40)" office:value-type="time" office:time-value="PT02H10M09.726S" calcext:value-type="time">
            <text:p>02:10:09,726</text:p>
          </table:table-cell>
          <table:table-cell table:formula="of:=[.H138]-[.G138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38" calcext:value-type="float">
            <text:p>138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34S" calcext:value-type="time">
            <text:p>00:00:00,434</text:p>
          </table:table-cell>
          <table:table-cell table:style-name="ce93" office:value-type="time" office:time-value="PT00H00M00.293S" calcext:value-type="time">
            <text:p>00:00:00,293</text:p>
          </table:table-cell>
          <table:table-cell table:style-name="ce93" table:formula="of:=[.D139]-[.C139]" office:value-type="time" office:time-value="-PT00H00M00.141S" calcext:value-type="time">
            <text:p>-00:00:00,141</text:p>
          </table:table-cell>
          <table:table-cell table:style-name="ce77"/>
          <table:table-cell table:style-name="ce93" table:formula="of:=LOOKUP([.A139]; RUNOFFSETSv31; SHIFTOFFSETSv31)" office:value-type="time" office:time-value="PT02H07M40.631S" calcext:value-type="time">
            <text:p>02:07:40,631</text:p>
          </table:table-cell>
          <table:table-cell table:formula="of:=LOOKUP([.A139]; RUNOFFSETSv40; SHIFTOFFSETSv40)" office:value-type="time" office:time-value="PT02H06M50.759S" calcext:value-type="time">
            <text:p>02:06:50,759</text:p>
          </table:table-cell>
          <table:table-cell table:formula="of:=[.H139]-[.G139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39" calcext:value-type="float">
            <text:p>139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519S" calcext:value-type="time">
            <text:p>00:00:00,519</text:p>
          </table:table-cell>
          <table:table-cell table:style-name="ce93" office:value-type="time" office:time-value="PT00H00M00.398S" calcext:value-type="time">
            <text:p>00:00:00,398</text:p>
          </table:table-cell>
          <table:table-cell table:style-name="ce93" table:formula="of:=[.D140]-[.C140]" office:value-type="time" office:time-value="-PT00H00M00.121S" calcext:value-type="time">
            <text:p>-00:00:00,121</text:p>
          </table:table-cell>
          <table:table-cell table:style-name="ce77"/>
          <table:table-cell table:style-name="ce93" table:formula="of:=LOOKUP([.A140]; RUNOFFSETSv31; SHIFTOFFSETSv31)" office:value-type="time" office:time-value="PT01H49M50.333S" calcext:value-type="time">
            <text:p>01:49:50,333</text:p>
          </table:table-cell>
          <table:table-cell table:formula="of:=LOOKUP([.A140]; RUNOFFSETSv40; SHIFTOFFSETSv40)" office:value-type="time" office:time-value="PT01H49M00.461S" calcext:value-type="time">
            <text:p>01:49:00,461</text:p>
          </table:table-cell>
          <table:table-cell table:formula="of:=[.H140]-[.G140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40" calcext:value-type="float">
            <text:p>140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78S" calcext:value-type="time">
            <text:p>00:00:00,378</text:p>
          </table:table-cell>
          <table:table-cell table:style-name="ce93" office:value-type="time" office:time-value="PT00H00M00.307S" calcext:value-type="time">
            <text:p>00:00:00,307</text:p>
          </table:table-cell>
          <table:table-cell table:style-name="ce93" table:formula="of:=[.D141]-[.C141]" office:value-type="time" office:time-value="-PT00H00M00.071S" calcext:value-type="time">
            <text:p>-00:00:00,071</text:p>
          </table:table-cell>
          <table:table-cell table:style-name="ce77"/>
          <table:table-cell table:style-name="ce93" table:formula="of:=LOOKUP([.A141]; RUNOFFSETSv31; SHIFTOFFSETSv31)" office:value-type="time" office:time-value="PT02H09M11.984S" calcext:value-type="time">
            <text:p>02:09:11,984</text:p>
          </table:table-cell>
          <table:table-cell table:formula="of:=LOOKUP([.A141]; RUNOFFSETSv40; SHIFTOFFSETSv40)" office:value-type="time" office:time-value="PT02H08M22.112S" calcext:value-type="time">
            <text:p>02:08:22,112</text:p>
          </table:table-cell>
          <table:table-cell table:formula="of:=[.H141]-[.G141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 table:number-rows-repeated="104843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RUNOFFSETSv31" table:base-cell-address="$'Offset Data and Math 3.1 Ed'.$A$2" table:cell-range-address="$'Offset Data and Math 3.1 Ed'.$A$2:.$G$141"/>
        <table:named-range table:name="RUNOFFSETSv40" table:base-cell-address="$'Compare 3.1 Ed &amp; 4.0 Ed'.$G$2" table:cell-range-address="$'Offset Data and Math 4.0 Ed'.$A$2:.$G$141"/>
        <table:named-range table:name="SHIFTOFFSETSv31" table:base-cell-address="$'Offset Data and Math 3.1 Ed'.$T$2" table:cell-range-address="$'Offset Data and Math 3.1 Ed'.$T$2:.$T$141"/>
        <table:named-range table:name="SHIFTOFFSETSv40" table:base-cell-address="$'Offset Data and Math 4.0 Ed'.$T$2" table:cell-range-address="$'Offset Data and Math 4.0 Ed'.$T$2:.$T$14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0" loext:min-decimal-places="0" number:min-integer-digits="2"/>
    </number:number-style>
    <number:number-style style:name="N108">
      <number:number number:decimal-places="0" loext:min-decimal-places="0" number:min-integer-digits="3"/>
    </number:number-style>
    <number:time-style style:name="N109" number:title="User-defined">
      <number:hours number:style="long"/>
      <number:text>:</number:text>
      <number:minutes number:style="long"/>
      <number:text>:</number:text>
      <number:seconds number:style="long" number:decimal-places="3"/>
    </number:tim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number:time-style style:name="N112" number:title="User-defined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2:19:03.5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13T12:21:16.015000000</dc:date>
    <meta:editing-duration>P34DT21H41M39S</meta:editing-duration>
    <meta:editing-cycles>1728</meta:editing-cycles>
    <meta:document-statistic meta:table-count="4" meta:cell-count="8545" meta:object-count="0"/>
  </office:meta>
</office:document-meta>
</file>